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8in"/>
    </style:style>
    <style:style style:name="co2" style:family="table-column">
      <style:table-column-properties fo:break-before="auto" style:column-width="0.8209in"/>
    </style:style>
    <style:style style:name="co3" style:family="table-column">
      <style:table-column-properties fo:break-before="auto" style:column-width="1.3563in"/>
    </style:style>
    <style:style style:name="co4" style:family="table-column">
      <style:table-column-properties fo:break-before="auto" style:column-width="2.3835in"/>
    </style:style>
    <style:style style:name="co5" style:family="table-column">
      <style:table-column-properties fo:break-before="auto" style:column-width="14.6957in"/>
    </style:style>
    <style:style style:name="co6" style:family="table-column">
      <style:table-column-properties fo:break-before="auto" style:column-width="1.0283in"/>
    </style:style>
    <style:style style:name="co7" style:family="table-column">
      <style:table-column-properties fo:break-before="auto" style:column-width="0.9634in"/>
    </style:style>
    <style:style style:name="co8" style:family="table-column">
      <style:table-column-properties fo:break-before="auto" style:column-width="1.0835in"/>
    </style:style>
    <style:style style:name="co9" style:family="table-column">
      <style:table-column-properties fo:break-before="auto" style:column-width="4.5028in"/>
    </style:style>
    <style:style style:name="co10" style:family="table-column">
      <style:table-column-properties fo:break-before="auto" style:column-width="13.9244in"/>
    </style:style>
    <style:style style:name="co11" style:family="table-column">
      <style:table-column-properties fo:break-before="auto" style:column-width="14.0402in"/>
    </style:style>
    <style:style style:name="co12" style:family="table-column">
      <style:table-column-properties fo:break-before="auto" style:column-width="7.6819in"/>
    </style:style>
    <style:style style:name="co13" style:family="table-column">
      <style:table-column-properties fo:break-before="auto" style:column-width="17.7772in"/>
    </style:style>
    <style:style style:name="co14" style:family="table-column">
      <style:table-column-properties fo:break-before="auto" style:column-width="0.5807in"/>
    </style:style>
    <style:style style:name="co15" style:family="table-column">
      <style:table-column-properties fo:break-before="auto" style:column-width="0.5693in"/>
    </style:style>
    <style:style style:name="co16" style:family="table-column">
      <style:table-column-properties fo:break-before="auto" style:column-width="0.6134in"/>
    </style:style>
    <style:style style:name="co17" style:family="table-column">
      <style:table-column-properties fo:break-before="auto" style:column-width="1.8917in"/>
    </style:style>
    <style:style style:name="co18" style:family="table-column">
      <style:table-column-properties fo:break-before="auto" style:column-width="0.4827in"/>
    </style:style>
    <style:style style:name="co19" style:family="table-column">
      <style:table-column-properties fo:break-before="auto" style:column-width="0.3402in"/>
    </style:style>
    <style:style style:name="co20" style:family="table-column">
      <style:table-column-properties fo:break-before="auto" style:column-width="1.0071in"/>
    </style:style>
    <style:style style:name="co21" style:family="table-column">
      <style:table-column-properties fo:break-before="auto" style:column-width="1.061in"/>
    </style:style>
    <style:style style:name="co22" style:family="table-column">
      <style:table-column-properties fo:break-before="auto" style:column-width="0.8429in"/>
    </style:style>
    <style:style style:name="co23" style:family="table-column">
      <style:table-column-properties fo:break-before="auto" style:column-width="0.4165in"/>
    </style:style>
    <style:style style:name="co24" style:family="table-column">
      <style:table-column-properties fo:break-before="auto" style:column-width="0.5591in"/>
    </style:style>
    <style:style style:name="co25" style:family="table-column">
      <style:table-column-properties fo:break-before="auto" style:column-width="1.1161in"/>
    </style:style>
    <style:style style:name="co2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5134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1.1811in" fo:break-before="auto" style:use-optimal-row-height="true"/>
    </style:style>
    <style:style style:name="ro6" style:family="table-row">
      <style:table-row-properties style:row-height="1.0154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2.0102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1.8445in" fo:break-before="auto" style:use-optimal-row-height="true"/>
    </style:style>
    <style:style style:name="ro11" style:family="table-row">
      <style:table-row-properties style:row-height="2.5075in" fo:break-before="auto" style:use-optimal-row-height="true"/>
    </style:style>
    <style:style style:name="ro12" style:family="table-row">
      <style:table-row-properties style:row-height="4.9957in" fo:break-before="auto" style:use-optimal-row-height="true"/>
    </style:style>
    <style:style style:name="ro13" style:family="table-row">
      <style:table-row-properties style:row-height="5.4929in" fo:break-before="auto" style:use-optimal-row-height="true"/>
    </style:style>
    <style:style style:name="ro14" style:family="table-row">
      <style:table-row-properties style:row-height="1.3472in" fo:break-before="auto" style:use-optimal-row-height="true"/>
    </style:style>
    <style:style style:name="ro15" style:family="table-row">
      <style:table-row-properties style:row-height="2.6736in" fo:break-before="auto" style:use-optimal-row-height="true"/>
    </style:style>
    <style:style style:name="ro16" style:family="table-row">
      <style:table-row-properties style:row-height="4.498in" fo:break-before="auto" style:use-optimal-row-height="true"/>
    </style:style>
    <style:style style:name="ro17" style:family="table-row">
      <style:table-row-properties style:row-height="4.8299in" fo:break-before="auto" style:use-optimal-row-height="true"/>
    </style:style>
    <style:style style:name="ro18" style:family="table-row">
      <style:table-row-properties style:row-height="4.1665in" fo:break-before="auto" style:use-optimal-row-height="true"/>
    </style:style>
    <style:style style:name="ro19" style:family="table-row">
      <style:table-row-properties style:row-height="3.3366in" fo:break-before="auto" style:use-optimal-row-height="true"/>
    </style:style>
    <style:style style:name="ro20" style:family="table-row">
      <style:table-row-properties style:row-height="2.1764in" fo:break-before="auto" style:use-optimal-row-height="true"/>
    </style:style>
    <style:style style:name="ro21" style:family="table-row">
      <style:table-row-properties style:row-height="3.8346in" fo:break-before="auto" style:use-optimal-row-height="true"/>
    </style:style>
    <style:style style:name="ro22" style:family="table-row">
      <style:table-row-properties style:row-height="5.161in" fo:break-before="auto" style:use-optimal-row-height="true"/>
    </style:style>
    <style:style style:name="ro23" style:family="table-row">
      <style:table-row-properties style:row-height="5.3272in" fo:break-before="auto" style:use-optimal-row-height="true"/>
    </style:style>
    <style:style style:name="ro24" style:family="table-row">
      <style:table-row-properties style:row-height="1.6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office:value-type="string">
            <text:p>id</text:p>
          </table:table-cell>
          <table:table-cell office:value-type="string">
            <text:p>date</text:p>
          </table:table-cell>
          <table:table-cell office:value-type="string">
            <text:p>state</text:p>
          </table:table-cell>
          <table:table-cell office:value-type="string">
            <text:p>city</text:p>
          </table:table-cell>
          <table:table-cell office:value-type="string">
            <text:p>department</text:p>
          </table:table-cell>
          <table:table-cell office:value-type="string">
            <text:p>victim_number</text:p>
          </table:table-cell>
          <table:table-cell office:value-type="string">
            <text:p>victim_weight</text:p>
          </table:table-cell>
          <table:table-cell office:value-type="string">
            <text:p>reported_pitbull</text:p>
          </table:table-cell>
          <table:table-cell office:value-type="string">
            <text:p>actual_breed</text:p>
          </table:table-cell>
          <table:table-cell office:value-type="string">
            <text:p>summary</text:p>
          </table:table-cell>
          <table:table-cell office:value-type="string">
            <text:p>source</text:p>
          </table:table-cell>
          <table:table-cell office:value-type="string">
            <text:p>victim_name</text:p>
          </table:table-cell>
          <table:table-cell office:value-type="string">
            <text:p>officer_name</text:p>
          </table:table-cell>
          <table:table-cell office:value-type="string">
            <text:p>seizure</text:p>
          </table:table-cell>
          <table:table-cell office:value-type="string">
            <text:p>survival</text:p>
          </table:table-cell>
          <table:table-cell office:value-type="string">
            <text:p>children</text:p>
          </table:table-cell>
          <table:table-cell office:value-type="string">
            <text:p>hospitalization</text:p>
          </table:table-cell>
          <table:table-cell office:value-type="string">
            <text:p>hospitalization_police_injury</text:p>
          </table:table-cell>
          <table:table-cell office:value-type="string">
            <text:p>arrest</text:p>
          </table:table-cell>
          <table:table-cell office:value-type="string">
            <text:p>fine</text:p>
          </table:table-cell>
          <table:table-cell office:value-type="string">
            <text:p>uniform</text:p>
          </table:table-cell>
          <table:table-cell office:value-type="string">
            <text:p>warrant_or_pc</text:p>
          </table:table-cell>
          <table:table-cell office:value-type="string">
            <text:p>beware_of_dog</text:p>
          </table:table-cell>
          <table:table-cell office:value-type="string">
            <text:p>suspension</text:p>
          </table:table-cell>
          <table:table-cell office:value-type="string">
            <text:p>firing</text:p>
          </table:table-cell>
          <table:table-cell office:value-type="string">
            <text:p>lawsuit</text:p>
          </table:table-cell>
          <table:table-cell office:value-type="string">
            <text:p>criminal_charge</text:p>
          </table:table-cell>
        </table:table-row>
        <table:table-row table:style-name="ro2">
          <table:table-cell office:value-type="float" office:value="2">
            <text:p>2</text:p>
          </table:table-cell>
          <table:table-cell office:value-type="string">
            <text:p>2012-09-01</text:p>
          </table:table-cell>
          <table:table-cell office:value-type="string">
            <text:p>California</text:p>
          </table:table-cell>
          <table:table-cell office:value-type="string">
            <text:p>Redwood City</text:p>
          </table:table-cell>
          <table:table-cell office:value-type="string">
            <text:p>San Mateo County Sheriffs Department- Redwood City Task Force</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Owners name Maureen Lynch, moelynch63@gmail.com, (650)720-1134. </text:p>
            <text:p/>
            <text:p>Her statement follows: </text:p>
            <text:p/>
            <text:p>On Saturday, Sept. 1, 2012 my roommate had a friend over at our house. He was standing in the driveway talking to another friend when Redwood City “Task Force” drove by the house. <text:s/>They took notice of the men talking and recognized one of them. <text:s/>They made a U-turn and got out of their vehicle with a very aggressive approach which startled him. <text:s/>Since the Task Force drive around in an unmarked car the gentleman was confused and wasn’t sure who was approaching as such, so he fled down the driveway to the back gated yard in which our dogs are keep safely. <text:s/>The police ran after him and entered the yard. <text:s/>I heard the commotion and quickly ran out my room. <text:s/>I heard my dog barking so I rushed to the back yard only to be stopped by the police. They had the man obtained as they were handcuffing him. <text:s/>They would not let me through. <text:s/>I saw my dog through the doorway and he was just staying in one place barking at the policeman across the yard from him. <text:s/>At that moment I heard four gunshots. <text:s/>My dog then fell to the ground. <text:s/>I started screaming, I wanted to go see if he was alright. <text:s/>They hurried me out to the other side of the fenced yard. He was out of my sight. <text:s/>I was completely panicked and keep insisting for them to let me go to him. <text:s/>Finally an officer came to me and yelled “your dog is dead!!”. They still would not let me see him. <text:s/>They held me back with force. <text:s/>It was at least 30 minutes before they finally let me see him, then they told my friend to take me away from the house. <text:s/>When I was leaving they were also taking the man away (under arrest). <text:s/>I yelled at him “they killed my dog!!!!”. <text:s/>The police kept telling me the reason the dog was shot was because of that man. <text:s/>They said that he had a warrant. A few days later, that man came to my house. <text:s/>I didn’t want to see him, for I felt it was his fault, I was mad that he could come to my home with that pending situation of an out-standing warrant. <text:s/>I felt that he brought the trouble to my home. </text:p>
            <text:p/>
            <text:p>I have found that the man had no warrant, in fact he wasn’t even on probation or parole. <text:s/>He had a past history, but since has changed his lifestyle and has lived free of any criminal activity for several years. <text:s/>The charges he received that day were “Trespassing” (on my property) and “Evading a police officer”. <text:s/>He said that while he was at the station getting processed that the police man-handled him and told him that he should “move out of town”. <text:s/>He had been harassed and actually arrested twice since this incident.</text:p>
            <text:p/>
            <text:p>I don’t understand this at all. <text:s/>How can the police come on my property, chase an innocent man who was scared because of their approach, and shoot my dog from 22 feet away, <text:s/>not once, but four times? <text:s/>They didn’t even let anyone have a chance to put him away. All “Buddy” was doing was protecting our home. <text:s/>The policeman said that he had to hold a lawn chair up to keep him from getting to him. <text:s/>The lawn chair he was speaking about is made of solid wood. <text:s/>It is too big and heavy, even for a strong man to hold with one arm and manage a loaded gun. <text:s/>When in fact the lawn chair never was moved. <text:s/>The imprints in the lawn were still under the legs of the chair. <text:s/>The pillow that sits on the chair was also still sitting in place. <text:s/>If he had picked up that chair the cushion would have fallen off. There is no way that with all the chaos going on could he have perfectly set that chair down in the exact same place as before. <text:s/>The officer was right next to two huge redwood trees with enormous trunks. <text:s/>He could have easily run for cover behind one of those trees. <text:s/>Better yet he could have climbed over the fence without any problems. <text:s/>There were many alternatives he could have done. <text:s/>Buddy was not going after him. <text:s/>My roommate was also right there. <text:s/>She is a dog handler/trainer. <text:s/>She has tons of experience handling dogs. She is also certified animal health technician, with knowledge of handling emergency situations with dogs. <text:s/>She told the police this, and yet they still would not let her even go see if Buddy was still alive. <text:s/>There was nobody there who checked to see if he had truly passed. This was just an assumption from an inexperienced police officer. A man that has no right to tell me anything in regards to my dog’s condition. <text:s/>Buddy was rushed to the vet. His body was still warm. He passed when he was at the vet. He was shot through the spine, neck and abdomen. There was one casing that was never found.</text:p>
          </table:table-cell>
          <table:table-cell office:value-type="string">
            <text:p>http://webcache.googleusercontent.com/search?q=cache:NsCvwI10zsgJ:redwoodcity-woodside.patch.com/blog_posts/police-shoot-and-kill-family-pet-059fc4f2+&amp;cd=1&amp;hl=en&amp;ct=clnk&amp;gl=us</text:p>
          </table:table-cell>
          <table:table-cell office:value-type="string">
            <text:p>Buddy</text:p>
          </table:table-cell>
          <table:table-cell office:value-type="string">
            <text:p>Unknown</text:p>
          </table:table-cell>
          <table:table-cell table:number-columns-repeated="5" office:value-type="float" office:value="0">
            <text:p>0</text:p>
          </table:table-cell>
          <table:table-cell table:number-columns-repeated="2" office:value-type="float" office:value="1">
            <text:p>1</text:p>
          </table:table-cell>
          <table:table-cell office:value-type="string">
            <text:p>Plain Clothes</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4">
            <text:p>4</text:p>
          </table:table-cell>
          <table:table-cell office:value-type="string">
            <text:p>2012-12-06</text:p>
          </table:table-cell>
          <table:table-cell office:value-type="string">
            <text:p>California</text:p>
          </table:table-cell>
          <table:table-cell office:value-type="string">
            <text:p>Whittier</text:p>
          </table:table-cell>
          <table:table-cell office:value-type="string">
            <text:p>Pico Rivera Sheriffs</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On December 6, 2012, in the City of Pico Rivera, a Pet Pit Bull named Chico Blue was playing in his yard. On that day Chico Blues Family became victims in a drive by shooting. A family member had been shot. There was chaos and confusion. Chico Blues Owner was worried about the Pets safety, so he put him in the backyard. A squad car with one Police Officer arrives at their home. Within minutes it was obvious that he was not there to help them. Chico Blues owner was immediately hand cuffed and he was put inside of the Police vehicle. Approximately 20 more Police Officers arrive on the scene, he asks if he can secure his Pet Dog, his requests were denied. The Police searched his home and then they entered the backyard area where Chico Blue was fenced in, and the Officer threw a chair at Chico, shocked it twice in the face with a stun gun, shot it twice with a firearm and then allowed it to bleed to death.Arturo Gonzelez filed federal civil rights lawsuit case number 22013cv05629 against the county of LA, the City of Pico Rivera and the Doe police officer defendants whom the police have refused to name even in court filings.</text:p>
          </table:table-cell>
          <table:table-cell office:value-type="string">
            <text:p>http://articles.latimes.com/2013/jul/11/local/la-me-ln-deputies-allegedly-shoot-kill-dog-20130711</text:p>
          </table:table-cell>
          <table:table-cell office:value-type="string">
            <text:p>Chico Blue</text:p>
          </table:table-cell>
          <table:table-cell office:value-type="string">
            <text:p>Multiple 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8">
            <text:p>8</text:p>
          </table:table-cell>
          <table:table-cell office:value-type="string">
            <text:p>2012-03-21</text:p>
          </table:table-cell>
          <table:table-cell office:value-type="string">
            <text:p>California</text:p>
          </table:table-cell>
          <table:table-cell office:value-type="string">
            <text:p>San Bernardino</text:p>
          </table:table-cell>
          <table:table-cell office:value-type="string">
            <text:p>San Bernardino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Dalmation Mix</text:p>
          </table:table-cell>
          <table:table-cell office:value-type="string">
            <text:p>Rosemary Cuevas called the police to report a burglary in progress behind her house. When the police arrived they jumped her fence to confront the burglars and shot Julio. Her 3-year-old Dalmatian mix Julio is alive, but she frets knowing it happened because of her own phone call to police. I haven't been right in my head. I haven't been able to sleep, she said. It all happened outside her house on Stoddard Avenue near 10th Street. Cuevas said she saw burglars trying to steal wiring from the vacant home behind her on Wednesday at about 7 p.m. She called 911 and told police, but she didnt even know officers had arrived until she heard gunfire. She said police told her that when they arrived, they tried to go through her backyard to get to the burglary-in-progress. They say they shook the fence to alert any dogs and heard nothing. But when the officer jumped into the yard, he saw a dog charging at him. In a statement, police said, The officer felt he was in danger of great bodily injury and fired one time at the dog. The dog was transported to a nearby animal hospital, and was later released to the owner. Police never caught the burglars. Cuevas said she understands that the officer felt threatened, but she questioned why they didnt let her know first that they needed to enter her yard. If they would have just called me, I would have helped them out, she said. Cuevas said a police officer stopped by on Thursday to give her instructions on how to seek reimbursement from the city. But shes still angry at what happened to her dog.</text:p>
          </table:table-cell>
          <table:table-cell office:value-type="string">
            <text:p>http://abc7.com/archive/8600965/</text:p>
          </table:table-cell>
          <table:table-cell office:value-type="string">
            <text:p>Julio</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7">
            <text:p>17</text:p>
          </table:table-cell>
          <table:table-cell office:value-type="string">
            <text:p>2013-01-06</text:p>
          </table:table-cell>
          <table:table-cell office:value-type="string">
            <text:p>Nevada</text:p>
          </table:table-cell>
          <table:table-cell office:value-type="string">
            <text:p>Las Vegas</text:p>
          </table:table-cell>
          <table:table-cell office:value-type="string">
            <text:p>Las Vegas Metro</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American Bully</text:p>
          </table:table-cell>
          <table:table-cell office:value-type="string">
            <text:p>Victor Patino owner. Patino was sleeping during the shooting. Two boys younger than 10 who live at the home where shooting occurred. Police were investigating a report of gunshots or fireworks. Police never knocked on the front door alerting residents of their investigation. A Beware of Dog sign hung on the 6-foot metal fence containing Bubba. Press contact Lt. Les Lane refused to identify the officer responsible. </text:p>
          </table:table-cell>
          <table:table-cell office:value-type="string">
            <text:p>http://www.reviewjournal.com/news/officer-involved-shootings/police-kill-pit-bull-bubba-backyard-las-vegas-home</text:p>
          </table:table-cell>
          <table:table-cell office:value-type="string">
            <text:p>Bubba</text:p>
          </table:table-cell>
          <table:table-cell office:value-type="string">
            <text:p>William Wilso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style-name="ro2">
          <table:table-cell office:value-type="float" office:value="18">
            <text:p>18</text:p>
          </table:table-cell>
          <table:table-cell office:value-type="string">
            <text:p>2012-05-14</text:p>
          </table:table-cell>
          <table:table-cell office:value-type="string">
            <text:p>Nevada</text:p>
          </table:table-cell>
          <table:table-cell office:value-type="string">
            <text:p>Las Vegas</text:p>
          </table:table-cell>
          <table:table-cell office:value-type="string">
            <text:p>Las Vegas Metro</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Marco, a 2-year-old Belgian Malinois police dog, was chasing a suspect May 14 when he apparently became confused and bit an officer. Another officer shot Marco after efforts to subdue him failed, authorities said.</text:p>
            <text:p/>
            <text:p>After the shooting, Marco was kept alive for a week before the department euthanized him. His heart stopped twice, but veterinarians resuscitated him, police said. His severe injuries precluded him from using several major muscle groups and moving his front and back legs, police said.</text:p>
            <text:p/>
            <text:p>The officer who shot the dog, identified as 28-year-old Edward J. Renfer, remains on full-duty status, police said. Renfer has been with the department since February 2008 and is a patrol officer in Bolden Area Command with the officer who was bit, 28-year-old Michael R. Foster.</text:p>
            <text:p/>
            <text:p>Marco’s handler was Jeffrey S. Corbett, 36, who also remains on full-duty status in Metro’s K-9 detail, police said.</text:p>
            <text:p/>
            <text:p>No charges were filed.</text:p>
          </table:table-cell>
          <table:table-cell office:value-type="string">
            <text:p>http://www.lasvegassun.com/news/2012/may/23/police-dog-shot-officer-dies-after-nine-day-fight-/</text:p>
          </table:table-cell>
          <table:table-cell office:value-type="string">
            <text:p>Marco</text:p>
          </table:table-cell>
          <table:table-cell office:value-type="string">
            <text:p>Edward J. Renfer</text:p>
          </table:table-cell>
          <table:table-cell table:number-columns-repeated="7"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9">
            <text:p>19</text:p>
          </table:table-cell>
          <table:table-cell office:value-type="string">
            <text:p>2014-02-08</text:p>
          </table:table-cell>
          <table:table-cell office:value-type="string">
            <text:p>Idaho</text:p>
          </table:table-cell>
          <table:table-cell office:value-type="string">
            <text:p>Filer</text:p>
          </table:table-cell>
          <table:table-cell office:value-type="string">
            <text:p>Filer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Filer Police officer Tarek Hassani fatally shot Hooch in the front yard of owner Rick Clubb's house. Mr. Clubb was holding a birthday party for his 9-year-old-son when the shooting occurred. Clubb has Parkinson's disease and Hooch was his 7-year-old service animal. There is a video of the killing at the link provided. Hassani pulls up to the residence and within seconds of exiting his vehicle has shot and killed Hooch, for all accounts for barking at him with another dog. He then approaches Clubb, screaming obscenities and blaming him for the encounter. Officer Hassani has been placed on administrative leave pending an investigation of the incident. There is a large movement in Filer to force Hassani out of the police <text:s/>covered both in Filers newspaper and the badcopfiler facebook page</text:p>
          </table:table-cell>
          <table:table-cell office:value-type="string">
            <text:p>http://www.kboi2.com/news/local/Filer-police-show-video-of-officer-killing-a-dog-245122931.html</text:p>
          </table:table-cell>
          <table:table-cell office:value-type="string">
            <text:p>Hooch</text:p>
          </table:table-cell>
          <table:table-cell office:value-type="string">
            <text:p>Tarek Hassani</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20">
            <text:p>20</text:p>
          </table:table-cell>
          <table:table-cell office:value-type="string">
            <text:p>2014-06-18</text:p>
          </table:table-cell>
          <table:table-cell office:value-type="string">
            <text:p>Utah</text:p>
          </table:table-cell>
          <table:table-cell office:value-type="string">
            <text:p>Salt Lake City</text:p>
          </table:table-cell>
          <table:table-cell office:value-type="string">
            <text:p>Salt Lake City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Weimaraner</text:p>
          </table:table-cell>
          <table:table-cell office:value-type="string">
            <text:p>Sean Kendall, 27, is owner of the 2 and a half-year-old Weimaraner, Geist. Geist was in a fenced-in backyard June 18 when he was shot dead by a police officer who was searching for a missing boy. Police said the dog was shot after he approached the officer in an aggressive manner. The boy was later found sleeping in his home. Kendall has called for Olsens firing. Gene Baierschmidt, executive director of the Humane Society of Utah, has asked why the officer had to kill the dog, rather than back away or use a non-lethal method alternative, such as pepper spray or a Taser.</text:p>
            <text:p/>
            <text:p>Kendall launced the Facebook page Justice for Geist which has 80k likes and raised over 15k dollars as of 8.25.14. The site has lead to public protests and significant media attention.</text:p>
          </table:table-cell>
          <table:table-cell office:value-type="string">
            <text:p>http://www.sltrib.com/sltrib/news/58123573-78/officer-dog-burbank-police.html.csp</text:p>
          </table:table-cell>
          <table:table-cell office:value-type="string">
            <text:p>Geist</text:p>
          </table:table-cell>
          <table:table-cell office:value-type="string">
            <text:p>Brett Olse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21">
            <text:p>21</text:p>
          </table:table-cell>
          <table:table-cell office:value-type="string">
            <text:p>2012-03-31</text:p>
          </table:table-cell>
          <table:table-cell office:value-type="string">
            <text:p>Texas</text:p>
          </table:table-cell>
          <table:table-cell office:value-type="string">
            <text:p>Dalhart</text:p>
          </table:table-cell>
          <table:table-cell office:value-type="string">
            <text:p>Dalhart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Australian Shepherd and Blue Healer mix</text:p>
          </table:table-cell>
          <table:table-cell office:value-type="string">
            <text:p>Victim is a 35 lb dog, Australian Shepherd and Blue Healer mix. Owners name Cherie Scholz. Smokey was lost at the time of shooting. According to information provided by Crystal Woods, the resident who made the call in an attempt to locate the dog’s owners, she was referred to Dalhart Police Department. <text:s/>Joe Hockaday, the Animal Control Officer was out of town for the weekend. When the Animal Control Officer is unavailable, DPD handles such calls. </text:p>
            <text:p>Woods stated she came home to find her daughters, ages six and 13, and sons, ages nine and 11, playing with the dog inside the family’s home located in the Trade Wind area. Woods further explained the kids had decided to keep the dog, and had named it Marshmallow. The officer responsible claimed Smokey bit him when he attempted to place the dog in his police car. This is directly contradicted by Woods' statement, who claimed that the officer had the dog in his car and was driving it through the neighborhood, showing it to residents as a warning should their own pets escape.</text:p>
          </table:table-cell>
          <table:table-cell office:value-type="string">
            <text:p>http://www.newschannel10.com/story/17519045/controversy</text:p>
          </table:table-cell>
          <table:table-cell office:value-type="string">
            <text:p>Smokey</text:p>
          </table:table-cell>
          <table:table-cell office:value-type="string">
            <text:p>Serna</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22">
            <text:p>22</text:p>
          </table:table-cell>
          <table:table-cell office:value-type="string">
            <text:p>2011-07-18</text:p>
          </table:table-cell>
          <table:table-cell office:value-type="string">
            <text:p>Texas</text:p>
          </table:table-cell>
          <table:table-cell office:value-type="string">
            <text:p>Lubbock</text:p>
          </table:table-cell>
          <table:table-cell office:value-type="string">
            <text:p>Lubbock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Saint Bernard</text:p>
          </table:table-cell>
          <table:table-cell office:value-type="string">
            <text:p>Lubbock resident of the house on the 6400 block of 33rd Street John Espinoza found intruders in his garage in July 2011. When he chased the criminals down the street, Payton escaped from the house to greet police when they came to investigate. The Police shot him in the head in front of Espinoza's wife and two daughters. Police refused to let them have the body and instead called the pound for removal and disposal. Espinoza's lawyer, David Guinn says they plan to pursue a claim for property damage if the law allows. If not, they simply want an apology.</text:p>
          </table:table-cell>
          <table:table-cell office:value-type="string">
            <text:p>http://www.kcbd.com/story/15100830/dog-shot-by-police-family-upset</text:p>
          </table:table-cell>
          <table:table-cell office:value-type="string">
            <text:p>Payton</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23">
            <text:p>23</text:p>
          </table:table-cell>
          <table:table-cell office:value-type="string">
            <text:p>2014-03-19</text:p>
          </table:table-cell>
          <table:table-cell office:value-type="string">
            <text:p>Oklahoma</text:p>
          </table:table-cell>
          <table:table-cell office:value-type="string">
            <text:p>Ardmore</text:p>
          </table:table-cell>
          <table:table-cell office:value-type="string">
            <text:p>Ardmor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wners Sarah Brown and Jackson Parker. Cali escaped the backyard fence and was roaming through the neighborhood. A neighbor called animal control to come and retrieve the dog. The cops showed up before the animal control. When the cops pulled up, Brice Woolley stepped out of the car. He then pulled out a shotgun and shot Cali in her neck. After he shot her, he laughed and bragged about how awesome it looked when her collar flew off. Cali had done nothing to provoke the officer. She died immediately.</text:p>
            <text:p>Owners have received over 31k signatures to their online petition Justice for Cali on Change.OrgWoolley was a former officer with the Tishomingo Police Department. Sgt. Brice Woolley, Ryan Hunnicutt, and Chief Kevin Norris are listed in a 400k dollar police corruption lawsuit where another officer is currently suing the city of Ardmore. Wooley has a history of complaints alleging violent behavior toward citizens. He attacked Katherine Caples and searched her home without a warrant. In November 2000, Woolley killed Jeff Baxter, an unarmed man who was stopped by Woolley for an expired license plate tag. Dashcam footage confirmed that Woolley lied in his statements regarding the Baxter killing. While the DA refused to prosecute Wooley, the City of Tishomingo settled a lawsuit with Baxters family.</text:p>
          </table:table-cell>
          <table:table-cell office:value-type="string">
            <text:p>http://www.dailymail.co.uk/news/article-2588870/Devastated-family-claims-police-officer-shot-dog-no-reason-called-killing-awesome.html</text:p>
          </table:table-cell>
          <table:table-cell office:value-type="string">
            <text:p>Cali</text:p>
          </table:table-cell>
          <table:table-cell office:value-type="string">
            <text:p>Brice Woolley</text:p>
          </table:table-cell>
          <table:table-cell table:number-columns-repeated="6"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24">
            <text:p>24</text:p>
          </table:table-cell>
          <table:table-cell office:value-type="string">
            <text:p>2013-01-01</text:p>
          </table:table-cell>
          <table:table-cell office:value-type="string">
            <text:p>Colorado</text:p>
          </table:table-cell>
          <table:table-cell office:value-type="string">
            <text:p>Boulder</text:p>
          </table:table-cell>
          <table:table-cell office:value-type="string">
            <text:p>Boulder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Elk</text:p>
          </table:table-cell>
          <table:table-cell office:value-type="string">
            <text:p>Sam Carter shot a trophy wild elk named Big Boy by locals in a residential area without informing his superiors his weapons had been discharged. When photos of his hunting of the elk surfaced, Carter claimed the elk was injured and needed to be euthanized, attempting to use his office as a police to prevent further investigation.</text:p>
            <text:p/>
            <text:p>Carter was convicted on June 3 2014 of attempting to influence a public official, a Class 4 felony; one count of forgery, a Class 5 felony; and two counts of tampering with evidence, a Class 6 felony.</text:p>
          </table:table-cell>
          <table:table-cell office:value-type="string">
            <text:p>http://www.dailycamera.com/news/boulder/ci_25885253/mapleton-elk-trial-boulder-county-jury-deliberating-sam</text:p>
          </table:table-cell>
          <table:table-cell office:value-type="string">
            <text:p>Big Boy</text:p>
          </table:table-cell>
          <table:table-cell office:value-type="string">
            <text:p>Sam Carter</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1">
          <table:table-cell office:value-type="float" office:value="25">
            <text:p>25</text:p>
          </table:table-cell>
          <table:table-cell office:value-type="string">
            <text:p>2011-10-04</text:p>
          </table:table-cell>
          <table:table-cell office:value-type="string">
            <text:p>Texas</text:p>
          </table:table-cell>
          <table:table-cell office:value-type="string">
            <text:p>Arlington</text:p>
          </table:table-cell>
          <table:table-cell office:value-type="string">
            <text:p>Arlingt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assett Hound and Rottweiler mix</text:p>
          </table:table-cell>
          <table:table-cell office:value-type="string">
            <text:p>Officer Jesse Davis shot Basset Hound Bucky five times in front of his owner Buck Yandle and Yandle's three year old autistic son. Buck Yandle said two police officers and an animal control officer showed up at his home on Lake Jackson Drive last week. They were there about his dog Bucky, a basset hound and Rottweiler mix. Neighbors said Bucky nipped a boy in the back after school. The dog never bit him, but it was enough to scare the 10-year-old. Yandle stepped outside to meet with the officers. He said he closed the door and left his four children inside the house with Bucky. But the dog ran out because his 3-year-old son opened the door. Bucky got agitated as police were talking to Yandle. Although he insists the dog did not lunge at or attack any of the officers, one of the officers shot and killed him. The officer proceded to blame Buck for the shooting reportedly calling him a fucking idiot for letting the dog out.</text:p>
          </table:table-cell>
          <table:table-cell office:value-type="string">
            <text:p>https://web.archive.org/web/20111013184239/http://www.myfoxdfw.com/dpp/news/101111-officer-kills-dog-as-kids-watched,-owner-says</text:p>
          </table:table-cell>
          <table:table-cell office:value-type="string">
            <text:p>Bucky</text:p>
          </table:table-cell>
          <table:table-cell office:value-type="string">
            <text:p>Jesse Davis</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26">
            <text:p>26</text:p>
          </table:table-cell>
          <table:table-cell office:value-type="string">
            <text:p>2012-06-18</text:p>
          </table:table-cell>
          <table:table-cell office:value-type="string">
            <text:p>Texas</text:p>
          </table:table-cell>
          <table:table-cell office:value-type="string">
            <text:p>Arlington</text:p>
          </table:table-cell>
          <table:table-cell office:value-type="string">
            <text:p>Arlington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rlington police are on scene where a dog was shot by a police officer responding to an emergency domestic disturbance call. The incident took place at a home on Mossy Oak, not far from the intersection of Green Oaks Boulevard and Lamar Boulevard. According to police, officers were talking with at least one person at the home when two pit bulls advanced toward the officers. <text:s/>One of the officers felt threatened and fired on one of the animals. The second pit bull is on the loose.</text:p>
          </table:table-cell>
          <table:table-cell office:value-type="string">
            <text:p>http://www.nbcdfw.com/news/local/Dogs-Reportedly-Shot-During-Disagreement-in-Arlington-159478115.html</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27">
            <text:p>27</text:p>
          </table:table-cell>
          <table:table-cell office:value-type="string">
            <text:p>2013-06-17</text:p>
          </table:table-cell>
          <table:table-cell office:value-type="string">
            <text:p>Texas</text:p>
          </table:table-cell>
          <table:table-cell office:value-type="string">
            <text:p>Liberty Hill</text:p>
          </table:table-cell>
          <table:table-cell office:value-type="string">
            <text:p>Leander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Woodson Blase attempted to serve a probation violation warrant at the wrong address. Blase claims that Vinny and another dog approached him aggressively while he left the home after knocking on the door. Blase shot Vinny three times. Vinnys owner James Simmons contradicts the officers story, claiming that his six year old terminally ill grand son was outside with a friend when the shooting occurred. Vinny received immediate vet care and survived the shooting. Simmons has started a Facebook page Justice for Vinny with 5000 likes and has demanded the firing of Woodson Blase.</text:p>
          </table:table-cell>
          <table:table-cell office:value-type="string">
            <text:p>http://www.myfoxaustin.com/story/22625209/httpswwwfacebookcomjusticeforvinnyreftsfrefts</text:p>
          </table:table-cell>
          <table:table-cell office:value-type="string">
            <text:p>Vinny</text:p>
          </table:table-cell>
          <table:table-cell office:value-type="string">
            <text:p>Woodson Blase</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
            <text:p>28</text:p>
          </table:table-cell>
          <table:table-cell office:value-type="string">
            <text:p>2012-04-14</text:p>
          </table:table-cell>
          <table:table-cell office:value-type="string">
            <text:p>Texas</text:p>
          </table:table-cell>
          <table:table-cell office:value-type="string">
            <text:p>Austin</text:p>
          </table:table-cell>
          <table:table-cell office:value-type="string">
            <text:p>Austin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lue Heeler</text:p>
          </table:table-cell>
          <table:table-cell office:value-type="string">
            <text:p>An Austin police officer who responded to the wrong house on a domestic disturbance call is accused of fatally shooting an innocent man's dog. The dog's owner, Michael Paxton, was playing Frisbee with the Blue Heeler, named Cisco, on Saturday afternoon when the officer entered his property, ABC reported. While I was at gunpoint, my dog came from my backyard barking at the officer, Paxton wrote on the Justice For Cisco Facebook page. I yelled for the officer to not shoot my dog, that he will not bite, but the officer immediately shot and killed my dog right in front of me. As of 8.25.14 the Facebook page had 102,408 Likes. I was unable to stop or restrain Cisco because I was being held at gunpoint, Paxton also said.</text:p>
          </table:table-cell>
          <table:table-cell office:value-type="string">
            <text:p>http://www.huffingtonpost.com/2012/04/17/justice-for-cisco-police-officer-killed-dog-texas_n_1432682.html</text:p>
          </table:table-cell>
          <table:table-cell office:value-type="string">
            <text:p>Cisco</text:p>
          </table:table-cell>
          <table:table-cell office:value-type="string">
            <text:p>Thomas Griffi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
            <text:p>29</text:p>
          </table:table-cell>
          <table:table-cell office:value-type="string">
            <text:p>2014-05-30</text:p>
          </table:table-cell>
          <table:table-cell office:value-type="string">
            <text:p>Texas</text:p>
          </table:table-cell>
          <table:table-cell office:value-type="string">
            <text:p>Round Rock</text:p>
          </table:table-cell>
          <table:table-cell office:value-type="string">
            <text:p>Round Rock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The Justice for Bullett Facebook page has 10706 likes as of 8.25.14. Round Rock police shot and killed a dog Friday inside its owner's home. The owner was at work when it happened. Russell Lane says he got an alert that his alarm system was going off this morning. Minutes later his neighbor called saying shots had been fired inside his home. Bullett was an 8 year old rottweiler with hip dysplasia. Police fired 7 times, hitting Bullett 5 times.</text:p>
          </table:table-cell>
          <table:table-cell office:value-type="string">
            <text:p>http://www.myfoxaustin.com/story/25654496/round-rock-police-fatally-shot-dog-inside-owners-home</text:p>
          </table:table-cell>
          <table:table-cell office:value-type="string">
            <text:p>Bullet</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
            <text:p>30</text:p>
          </table:table-cell>
          <table:table-cell office:value-type="string">
            <text:p>2012-05-28</text:p>
          </table:table-cell>
          <table:table-cell office:value-type="string">
            <text:p>Louisiana</text:p>
          </table:table-cell>
          <table:table-cell office:value-type="string">
            <text:p>Shreveport</text:p>
          </table:table-cell>
          <table:table-cell office:value-type="string">
            <text:p>Shrevepor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7 year old bull dog was in the front yard of owner Janice Wrights house at night while she slept. Police pepper sprayed then shot the dog after they were called by a neighbor who reported the unsecured dog.</text:p>
          </table:table-cell>
          <table:table-cell office:value-type="string">
            <text:p>http://www.change.org/p/save-our-animal-family-members-from-being-killed</text:p>
          </table:table-cell>
          <table:table-cell office:value-type="string">
            <text:p>Blue Dog</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table:number-columns-repeated="5" office:value-type="float" office:value="2">
            <text:p>2</text:p>
          </table:table-cell>
        </table:table-row>
        <table:table-row table:style-name="ro1">
          <table:table-cell office:value-type="float" office:value="31">
            <text:p>31</text:p>
          </table:table-cell>
          <table:table-cell office:value-type="string">
            <text:p>2014-07-18</text:p>
          </table:table-cell>
          <table:table-cell office:value-type="string">
            <text:p>Minnesota</text:p>
          </table:table-cell>
          <table:table-cell office:value-type="string">
            <text:p>Minneapolis</text:p>
          </table:table-cell>
          <table:table-cell office:value-type="string">
            <text:p>Minneapolis Fourth Precinc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ane Corso</text:p>
          </table:table-cell>
          <table:table-cell office:value-type="string">
            <text:p>Sometime between 7 and 8 p.m. Friday, Paul Thomas Trott let his dogs out of the north Minneapolis home near Aldrich Avenue and 39th Avenue he shares with his partner, Josh Lyczkowski. Unbeknownst to both of them, the gate on their fence had been broken by a car theft suspect who had fled from cops through their yard shortly before, and the dogs, Tito and Vita, made their way into a nearby alley. In the alley, Tito, a nearly two-year-old, 120-pound Cane Corso, approached an officer who was still hunting for the car theft suspect. The officer ended up opening fire and killing Trott and Lyczkowski's beloved dog.</text:p>
          </table:table-cell>
          <table:table-cell office:value-type="string">
            <text:p>http://www.startribune.com/local/blogs/268169762.html</text:p>
          </table:table-cell>
          <table:table-cell office:value-type="string">
            <text:p>Tito</text:p>
          </table:table-cell>
          <table:table-cell office:value-type="string">
            <text:p>David Mattso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32">
            <text:p>32</text:p>
          </table:table-cell>
          <table:table-cell office:value-type="string">
            <text:p>2010-03-31</text:p>
          </table:table-cell>
          <table:table-cell office:value-type="string">
            <text:p>Missouri</text:p>
          </table:table-cell>
          <table:table-cell office:value-type="string">
            <text:p>LaGrange</text:p>
          </table:table-cell>
          <table:table-cell office:value-type="string">
            <text:p>LaGrange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Bulldog</text:p>
          </table:table-cell>
          <table:table-cell office:value-type="string">
            <text:p>Police subdued Cammi and were able to control her with a catch pole. Once subdued, the officer pulled out his gun and shot a fully restrained dog until it was dead. The entire incident was captured on video. The dog’s owner, Marcus Mays of LaGrange, Missouri, was ultimately fined a total of $150 for failing to register his dog and for not muzzling a vicious animal. Video of the dog’s death was not played at Mays' trial, according to published reports, so a friend of the owner put it online as a cry for help.</text:p>
          </table:table-cell>
          <table:table-cell office:value-type="string">
            <text:p>http://www.rawstory.com/rs/2010/06/19/video-shows-missouri-cop-shooting-restrained-bulldog/</text:p>
          </table:table-cell>
          <table:table-cell office:value-type="string">
            <text:p>Cammi</text:p>
          </table:table-cell>
          <table:table-cell office:value-type="string">
            <text:p>Doug Howell</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3">
            <text:p>33</text:p>
          </table:table-cell>
          <table:table-cell office:value-type="string">
            <text:p>2014-05-20</text:p>
          </table:table-cell>
          <table:table-cell office:value-type="string">
            <text:p>Illinois</text:p>
          </table:table-cell>
          <table:table-cell office:value-type="string">
            <text:p>Peoria</text:p>
          </table:table-cell>
          <table:table-cell office:value-type="string">
            <text:p>Peori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fter responding to an unrelated call, officers took it upon themselves to approach Terry Sally's residence to order him to lower the volume of music playing within his home. Police claim Terry Sally become verbally aggressive. Officers said they told Sally he was getting arrested, and asked him to come out of the gated yard. But Sally didn't comply. According to the officer, Jordan came at him as he was entering the yard, so he shot him. The dog went to the corner but as the officer walked across the yard Jordan came at him again -- and two more shots were fired. Locals held a public rally named Justice for Jordan in front of the Peoria PD. </text:p>
          </table:table-cell>
          <table:table-cell office:value-type="string">
            <text:p>http://www.pjstar.com/article/20140609/NEWS/140609078</text:p>
          </table:table-cell>
          <table:table-cell office:value-type="string">
            <text:p>Jordan</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4">
            <text:p>34</text:p>
          </table:table-cell>
          <table:table-cell office:value-type="string">
            <text:p>2013-08-22</text:p>
          </table:table-cell>
          <table:table-cell office:value-type="string">
            <text:p>Illinois</text:p>
          </table:table-cell>
          <table:table-cell office:value-type="string">
            <text:p>Toluca</text:p>
          </table:table-cell>
          <table:table-cell office:value-type="string">
            <text:p>Toluca Police Department</text:p>
          </table:table-cell>
          <table:table-cell office:value-type="float" office:value="2">
            <text:p>2</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Heather Graham's three year old pit bulls Hades and Marbles were shot last August by Toluca police chief Terry Ryan after a disturbance call. Graham said the shooting of the loose dog was unjustified and the chief should face charges.</text:p>
          </table:table-cell>
          <table:table-cell office:value-type="string">
            <text:p>http://www.cinewsnow.com/home/dog-story-238639981.html?m=y&amp;smobile=y</text:p>
          </table:table-cell>
          <table:table-cell office:value-type="string">
            <text:p>Hades and Marbles</text:p>
          </table:table-cell>
          <table:table-cell office:value-type="string">
            <text:p>Terry Ryan</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5">
            <text:p>35</text:p>
          </table:table-cell>
          <table:table-cell office:value-type="string">
            <text:p>2004-08-15</text:p>
          </table:table-cell>
          <table:table-cell office:value-type="string">
            <text:p>Wisconsin</text:p>
          </table:table-cell>
          <table:table-cell office:value-type="string">
            <text:p>Milwaukee</text:p>
          </table:table-cell>
          <table:table-cell office:value-type="string">
            <text:p>Millwauke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and Springer Spaniel mix</text:p>
          </table:table-cell>
          <table:table-cell office:value-type="string">
            <text:p>Bubba jumped a fence to greet officers looking for a wanted man. Police shot him 4 times in front of seven witnesses. Owner Virginia Viilo sued the city in Federal court in 2008 claiming her constitutional rights were violated when Carter fired shots into her already-injured dog. The city has already appealed the case to the 7th Circuit U.S. Court of Appeals in Chicago, arguing the officer had immunity when he shot Bubba. In a September 2008 opinion, the higher court denied the appeal and took a harsh view of the shooting.</text:p>
          </table:table-cell>
          <table:table-cell office:value-type="string">
            <text:p>http://www.jsonline.com/news/milwaukee/35288314.html</text:p>
          </table:table-cell>
          <table:table-cell office:value-type="string">
            <text:p>Bubba</text:p>
          </table:table-cell>
          <table:table-cell office:value-type="string">
            <text:p>Kevin Eyre and Montell Carter</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6">
            <text:p>36</text:p>
          </table:table-cell>
          <table:table-cell office:value-type="string">
            <text:p>2012-12-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Miniature Bull Terrier Puppy</text:p>
          </table:table-cell>
          <table:table-cell office:value-type="string">
            <text:p>Colonel was a 7 month old puppy at the time of his shooting and is a miniature bull terrier. Police were writing a parking ticket for a van belonging to 75 year old Al Phillips, so Phillips came out to move the vehicle. My little bull terrier followed me out, Phillips explains. Then, all I hear is boom! Boom! Two shots. You shot the dog! One eyewitness, Charlene Dezego, told FOX 32 News that she heard the officer warned Phillips about the dog being loose, but the officer never sounded like he was in danger. All of sudden I heard him say, get your dog, and then the next statement was get your dog, and then he just pulled out his gun and shot twice, says Dezengo. Colonel was rushed to an emergency vet. Five hours of surgery saved his life. As for the officer who shot at Colonel, Al, his wife, Barbara, and Morgan said (and witnesses confirmed in TV reports) that he calmly finished writing the ticket, as if nothing out of the ordinary had occurred. While FOX 32's Larry Yellen was interviewing the dog's owners three days after the shooting, two police officers drove by the home. 90 minutes later, they came back, asked why Phillips why he had contacted the media and gave him a ticket for not keeping Colonel on a leash. Owner Al Phillips <text:s/>has a pending lawsuit against the city of Chicago.</text:p>
          </table:table-cell>
          <table:table-cell office:value-type="string">
            <text:p>http://chicago.cbslocal.com/2012/12/04/chicago-family-says-police-officer-shot-their-puppy/</text:p>
          </table:table-cell>
          <table:table-cell office:value-type="string">
            <text:p>Colonel</text:p>
          </table:table-cell>
          <table:table-cell office:value-type="string">
            <text:p>Brandon Pettigrew</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7">
            <text:p>37</text:p>
          </table:table-cell>
          <table:table-cell office:value-type="string">
            <text:p>2009-02-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Teenage brothers Thomas and Darren Russell were in their second-floor apartment in the 9200 block of South Justine Street in February 2009 when officers announced they had a warrant to search both units of the two-flat. Thomas Russell, then 18, opened the door and found officers with their guns drawn, according to the lawsuit. Russell said that he put his hands in the air and asked permission to lock up his 9-year-old black Labrador, Lady, before they entered. Police refused the request and came into the house. When Lady came loping around the corner with her tail wagging, Officer Richard Antonsen shot the dog, according to the brothers lawsuit, which alleged excessive force, false arrest and illegal seizure for taking the dog's life. Thomas Russell was arrested and charged with obstructing police but was later found not guilty. No drugs were found in the Russell family's apartment, though police recovered drugs in the building's other unit, the family's lawyers said. A federal jury awarded $333,000 to the Chicago family in August 2011.</text:p>
          </table:table-cell>
          <table:table-cell office:value-type="string">
            <text:p>http://articles.chicagotribune.com/2011-08-19/news/ct-met-police-shoot-dog-20110819_1_family-dog-damages-officers</text:p>
          </table:table-cell>
          <table:table-cell office:value-type="string">
            <text:p>Lady</text:p>
          </table:table-cell>
          <table:table-cell office:value-type="string">
            <text:p>Richard Antonse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8">
            <text:p>38</text:p>
          </table:table-cell>
          <table:table-cell office:value-type="string">
            <text:p>2013-11-22</text:p>
          </table:table-cell>
          <table:table-cell office:value-type="string">
            <text:p>Michigan</text:p>
          </table:table-cell>
          <table:table-cell office:value-type="string">
            <text:p>Saint Clair Shores</text:p>
          </table:table-cell>
          <table:table-cell office:value-type="string">
            <text:p>St Clair Shores PD</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Labrador</text:p>
          </table:table-cell>
          <table:table-cell office:value-type="string">
            <text:p>Victim is 1-year-old mixed breed Labrador named Lexie, shot a total of 15 times. Owner is Brittany Preston. Owner's attorney is Chris Olson. Preston sued the city of St. Clair Shores, police officers David Jacquemain and Jeremy Moskwa, and animal control officer Tom Massey. The lawsuit alleges that in killing Lexie, the defendants violated Preston's Fourth Amendment rights and her civil rights. The events leading up to the shooting began in the early morning hours of Nov. 22 when Preston's grandfather, who reportedly suffers from dementia, accidentally left the dog outside. Authorities were called to the scene when the dog began to bark excessively. Much of what happened next was captured by dash cams on the responding police cruisers. Before even getting out of the car, an officer is heard saying The only thing Im gonna do is shoot it, anyway. I do not like dogs. Subsequent dash camera audio captured the officers discussing various methods of restraining the dog, at which point one of them can be heard saying, I don't do snares, I dont do dogs ... Ill shoot the fking thing. Authorities eventually make contact with Preston's grandfather. He initially states he does not know who the dog belongs to. Hey, here is what I'm gonna tell you, if this isnt your dog, then you don't care if I shoot it because I'm about to, an officer can be heard telling Preston's grandfather. Im very close to killing this dog, do you understand what Im telling you right now? I will kill this dog. So if this is your damn dog, bring it in the house. However, before Preston's grandfather could allow Lexie inside, the police officers shot at her four times, with three bullets making contact, according to police. Preston's grandfather can be heard on the dash cam audio confronting one of the police officers about the shooting. What the f--k, you shooting it right in front of me, he asked. The officer replied, It attacked us, sir, to which Preston's grandfather replied, I don't think so. You guys ought to go on TV. A short time later, an officer shot Lexie a fourth time. The dog can be heard crying out in pain again, but is still alive. The lawsuit alleges that when the animal control officer finally arrived on the scene, the officers can be heard on the dash cam video discussing with him how to deal with Lexie, who is still breathing despite her multiple wounds. Defendant police officers asked defendant Massey if he could choke it out, the lawsuit alleges. Another police officer suggested using a shovel to kill Lexie. Defendant Massey remarked that doing so would not be a good idea because, You know this s--t is going to be all over Facebook in about an hour, to which a police officer responded, yeah, unfortunately. The dash cam later captures Massey using a catch-pole to walk a badly wounded Lexie to the animal control truck. What happened next is also controversial, according to Olson. The lawsuit alleges a licensed veterinarian performed a gross necropsy on Lexie on Nov. 29. The findings allegedly contrast with the number of shots police say were fired at the scene. The necropsy, according to Olson, identified a total of 15 bullet holes in the dog. You do the math, he said. Evidently, based on the number of bullet holes, they shot Lexie several more times once she was taken away.</text:p>
          </table:table-cell>
          <table:table-cell office:value-type="string">
            <text:p>http://www.freep.com/assets/freep/pdf/C4222331718.PDF</text:p>
          </table:table-cell>
          <table:table-cell office:value-type="string">
            <text:p>Lexie</text:p>
          </table:table-cell>
          <table:table-cell office:value-type="string">
            <text:p>police officers David Jacquemain and Jeremy Moskwa animal control officer Tom Massey</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9">
            <text:p>39</text:p>
          </table:table-cell>
          <table:table-cell office:value-type="string">
            <text:p>2014-07-24</text:p>
          </table:table-cell>
          <table:table-cell office:value-type="string">
            <text:p>Georgia</text:p>
          </table:table-cell>
          <table:table-cell office:value-type="string">
            <text:p>Unincorporated DeKalb County</text:p>
          </table:table-cell>
          <table:table-cell office:value-type="string">
            <text:p>Dekalb County Pol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9yo</text:p>
          </table:table-cell>
          <table:table-cell office:value-type="string">
            <text:p>Tim Theall owner. Victim named Doctor, 9-year-old German Shepherd. David Anthony Pitts shot at Doctor twice while responding to a false alarm burglary call. One shot hit Doctor in the face. Pitts then detained owner Theall for an hour, preventing him from seeking medical care for Doctor. Miraculously, Doctor survived. <text:s/>A GoFundMe account for Doctors medical bills has raised 13,577 dollars as of 8.26.14. David Anthony Pitts was forced to resign from his job as Dekalb County police officer as a result of the shooting.</text:p>
          </table:table-cell>
          <table:table-cell office:value-type="string">
            <text:p>http://www.11alive.com/story/news/local/2014/07/25/police-shoot-dog-dekalb/13191011/</text:p>
          </table:table-cell>
          <table:table-cell office:value-type="string">
            <text:p>Doctor</text:p>
          </table:table-cell>
          <table:table-cell office:value-type="string">
            <text:p>David Anthony Pitts </text:p>
          </table:table-cell>
          <table:table-cell table:number-columns-repeated="2"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style-name="ro1">
          <table:table-cell office:value-type="float" office:value="40">
            <text:p>40</text:p>
          </table:table-cell>
          <table:table-cell office:value-type="string">
            <text:p>2014-07-09</text:p>
          </table:table-cell>
          <table:table-cell office:value-type="string">
            <text:p>Wyoming</text:p>
          </table:table-cell>
          <table:table-cell office:value-type="string">
            <text:p>Casper</text:p>
          </table:table-cell>
          <table:table-cell office:value-type="string">
            <text:p>Mill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Video footage shows police K9 Nyx being left in a patrol vehicle with the windows up shortly before 6 A.M. on July 9th and Zachary Lee Miller not returning to the vehicle until shortly after noon when he found Nyx dead in the back of the car. The affidavit also says it was 86 degrees outside that day and the patrol car was parked behind the station. Officer Miller was accompanied by Jake Bigelow who was training under Miller that day. Miller was charged with one count of not providing adequate food, water, or protection from the weather. The maximum penalty for that charge is up to 6 month in prison or a $750 fine. It is a criminal misdemeanor. As of 8.26.14 Miller has yet to receive a disposition for the charges.</text:p>
          </table:table-cell>
          <table:table-cell office:value-type="string">
            <text:p>http://www.nydailynews.com/news/crime/wyoming-charged-animal-cruelty-death-k9-partner-article-1.1913789</text:p>
          </table:table-cell>
          <table:table-cell office:value-type="string">
            <text:p>Nyx</text:p>
          </table:table-cell>
          <table:table-cell office:value-type="string">
            <text:p>Zachary Lee Miller and Jake Bigelow</text:p>
          </table:table-cell>
          <table:table-cell table:number-columns-repeated="7"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row>
        <table:table-row table:style-name="ro1">
          <table:table-cell office:value-type="float" office:value="41">
            <text:p>41</text:p>
          </table:table-cell>
          <table:table-cell office:value-type="string">
            <text:p>2012-09-24</text:p>
          </table:table-cell>
          <table:table-cell office:value-type="string">
            <text:p>Indiana</text:p>
          </table:table-cell>
          <table:table-cell office:value-type="string">
            <text:p>Knox</text:p>
          </table:table-cell>
          <table:table-cell office:value-type="string">
            <text:p>Starke County Sheriff’s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English Bulldog</text:p>
          </table:table-cell>
          <table:table-cell office:value-type="string">
            <text:p>Owner Jay Dollahan. Victim Boz, two-year-old English Bulldog. Officer came to Dollahan’s home on 700 East to serve civil court papers. Dollahan said the officer pulled up to the home and noticed a Beware of Dog sign, but continued walking toward the home and identified himself as he approached. At this point, Dollahan said his dog barked once and ran out the front door toward the officer. Dollahan insisted that the dog was not running toward the officer aggressively, but curiously – he said the dog only wanted to sniff the officer to become familiar. However, as the dog sped toward the officer, he raised his weapon toward the animal. Dollahan said that he screamed at the officer not to shoot, saying the dog would not bite him, but the officer fired four shots at the dog, killing the animal. Two shots hit Boz, the other two ricocheted dangerously. Dollahan's 5 year old son was outside, witnessed the shooting, and was standing a few feet away from where one of the rounds landed in the house. Sheriff Oscar Cowen and Chief Deputy Bill Dulin spoke to the dog’s owner and the deputy involved and concluded that the deputy was justified in shooting the animal because his safety was at risk. Dollahan petitioned the Stake City Board of Commissioners with a grievance over the incident.</text:p>
          </table:table-cell>
          <table:table-cell office:value-type="string">
            <text:p>http://www.wndu.com/home/headlines/Owner-Innocent-Pitbull-shot-and-killed-by-Starke-County-Sheriffs-deputy-171250081.html</text:p>
          </table:table-cell>
          <table:table-cell office:value-type="string">
            <text:p>Boz</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43">
            <text:p>43</text:p>
          </table:table-cell>
          <table:table-cell office:value-type="string">
            <text:p>2014-07-25</text:p>
          </table:table-cell>
          <table:table-cell office:value-type="string">
            <text:p>Illinois</text:p>
          </table:table-cell>
          <table:table-cell office:value-type="string">
            <text:p>Hometown</text:p>
          </table:table-cell>
          <table:table-cell office:value-type="string">
            <text:p>Hometown Police Department and Illinois State Police Public Integrity Uni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and Pit Bull mix</text:p>
          </table:table-cell>
          <table:table-cell office:value-type="string">
            <text:p>Owners Nicole Echlina and daughter Alexis Gamino. Victim 14-month old German shepherd-pit bull mix. Apollo had run out of the front door. Hometown police had been alerted, and encountered the dog as he returned to the front yard. Echlin says she tried coaxing Apollo back in the house, but he turned and bared his teeth at one of the officers. According to police, that's when the officer withdrew his weapon and fired one shot, striking the dog. Echlin says she questioned the use of deadly force- especially in front of her six year old daughter- but she says the officer showed no remorse. He just said it had to be done. He walked up to me, told me that and walked away, said Echlin. A Justice for Apollo Facebook page has received 14347 likes as of 8.26.14. Robert Norris was fired from Hometown Police for shooting Apollo. The Illinois State Police Public Integrity Unit reviewed all reports and witness statements.</text:p>
          </table:table-cell>
          <table:table-cell office:value-type="string">
            <text:p>http://rt.com/usa/176220-illinois-officer-fired-killing-dog/</text:p>
          </table:table-cell>
          <table:table-cell office:value-type="string">
            <text:p>Apollo</text:p>
          </table:table-cell>
          <table:table-cell office:value-type="string">
            <text:p>Robert Norris</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row>
        <table:table-row table:style-name="ro3">
          <table:table-cell office:value-type="float" office:value="44">
            <text:p>44</text:p>
          </table:table-cell>
          <table:table-cell office:value-type="string">
            <text:p>2014-06-10</text:p>
          </table:table-cell>
          <table:table-cell office:value-type="string">
            <text:p>Oklahoma</text:p>
          </table:table-cell>
          <table:table-cell office:value-type="string">
            <text:p>Tulsa</text:p>
          </table:table-cell>
          <table:table-cell office:value-type="string">
            <text:p>Tulsa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news article was based entirely from an uncorroborated police statement regarding the shooting: Police shot and killed two dogs that aggressively barked at and then charged two officers late Monday afternoon in midtown Tulsa, authorities said Tuesday. The incident was the second time Tulsa police officers had been summoned to the area on Monday regarding aggressive dogs roaming the neighborhood, with a man injured in the day’s first incident.</text:p>
            <text:p>Officers responded about 7:20 a.m. Monday to a report of vicious dogs in the 700 block of South Norwood Avenue.</text:p>
            <text:p>Police spokesman Leland Ashley said a man had been bitten on one of his calves in the first incident. However, responding officers were unable to locate the two dogs, which were said to be pit bulls. Later on Monday, officers responded at about 5:30 p.m. to the 700 block of South Norwood Avenue on a report of a vicious dog. Ashley said several people indicated two dogs — one a pit bull and the other an unknown mix — had been chasing people throughout the neighborhood. Officers spoke with a woman who lives at 6300 E. Fifth Place. The woman said she didn’t own the dogs, which were in her backyard. However, Ashley said, she wanted them out of her yard. The dogs aggressively barked at officers and showed their teeth, Ashley said. The officers split up, he said, and each dog charged one of the officers. The two fired shots, dropping one dog immediately. The other was hit and began to run off, Ashley said, so officers fired and struck it again out of concern it would attack someone. It wasn’t immediately known if the dogs in the two instances were the same ones. The dog bite victim declined to be taken by EMSA for medical care. Ashley said the man later went to a clinic on his own and received stitches.</text:p>
          </table:table-cell>
          <table:table-cell office:value-type="string">
            <text:p>http://www.tulsaworld.com/news/local/tulsa-police-fatally-shoot-two-dogs-that-charged-officers/article_47cd0361-915a-5394-826e-30b42cac9920.html</text:p>
          </table:table-cell>
          <table:table-cell office:value-type="string">
            <text:p>Two unknown dogs</text:p>
          </table:table-cell>
          <table:table-cell office:value-type="string">
            <text:p>Two unknown officers</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45">
            <text:p>45</text:p>
          </table:table-cell>
          <table:table-cell office:value-type="string">
            <text:p>2009-06-05</text:p>
          </table:table-cell>
          <table:table-cell office:value-type="string">
            <text:p>Ohio</text:p>
          </table:table-cell>
          <table:table-cell office:value-type="string">
            <text:p>Blue Ash</text:p>
          </table:table-cell>
          <table:table-cell office:value-type="string">
            <text:p>Blue Ash Police Department</text:p>
          </table:table-cell>
          <table:table-cell table:number-columns-repeated="2" office:value-type="float" office:value="1">
            <text:p>1</text:p>
          </table:table-cell>
          <table:table-cell office:value-type="float" office:value="0">
            <text:p>0</text:p>
          </table:table-cell>
          <table:table-cell office:value-type="string">
            <text:p>Chihuahua</text:p>
          </table:table-cell>
          <table:table-cell office:value-type="string">
            <text:p>Victim, Jack, five pound chihuahua. Owners Scott and Sharon Bullock and their two sons. When the Bullocks returned home from a family member's funeral on Friday, they found blood and three bullets on their front porch – along with a note to call the Blue Ash Police Department about their dog. The Bullocks were shocked to learn that Jack had gotten out of the backyard and two officers who tried to catch him, ended up shooting and killing him right on the family's front porch. He was cornered on the porch and scared, said Sharon Bullock. The officer bent down bare-handed to pick up Jack, and Jack bit him. An officer attempted to tase the dog while another officer was holding him. The police then shot Jack three times. Blue Ash police say the officers handled the situation according to department policy.</text:p>
          </table:table-cell>
          <table:table-cell office:value-type="string">
            <text:p>http://ireport.cnn.com/docs/DOC-268979</text:p>
          </table:table-cell>
          <table:table-cell office:value-type="string">
            <text:p>Jack</text:p>
          </table:table-cell>
          <table:table-cell office:value-type="string">
            <text:p>Ken Johnson and Roger Pohlman</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46">
            <text:p>46</text:p>
          </table:table-cell>
          <table:table-cell office:value-type="string">
            <text:p>2014-02-18</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Victim 3 year old boxer. Owners Brittnay Bergman and Dustin Ramsey.</text:p>
            <text:p>Police officers were called to the home because a moving truck was blocking traffic. Delialah ran out of the house and growled at the officers when they arrived. The officer then grabbed his weapon and shot her 9 times, killing her in her front yard. Bergman and Ramsey plan to sue. No disciplinary action has been reported.</text:p>
          </table:table-cell>
          <table:table-cell office:value-type="string">
            <text:p>http://www.nationalreview.com/corner/371390/report-family-dog-shot-police-barking-officer-alec-torres</text:p>
          </table:table-cell>
          <table:table-cell office:value-type="string">
            <text:p>Delilah</text:p>
          </table:table-cell>
          <table:table-cell office:value-type="string">
            <text:p>Two unknown police</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0">
            <text:p>0</text:p>
          </table:table-cell>
          <table:table-cell table:number-columns-repeated="4" office:value-type="float" office:value="2">
            <text:p>2</text:p>
          </table:table-cell>
        </table:table-row>
        <table:table-row table:style-name="ro5">
          <table:table-cell office:value-type="float" office:value="47">
            <text:p>47</text:p>
          </table:table-cell>
          <table:table-cell office:value-type="string">
            <text:p>2011-10-01</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12yo</text:p>
          </table:table-cell>
          <table:table-cell office:value-type="string">
            <text:p>Victim Boomer 12 year old Golden Retriever. Owners lawyer Roy Glass and his wife Lauren. Boomer escaped his yard and followed a neighbor home. When boomer wouldn't leave their yard the neighbor called the police. Police say Boomer became menacing towards the officer who arrived on the scene, growling and baring his teeth until she shot him.</text:p>
            <text:p/>
            <text:p>the Glass family sued the city of Saint Petersburg and the police officer who shot Boomer for damages in excess of $15,000. The Glass family hopes to change the law so that the loss of a pet will ultimately be treated as similar to if you lost a human family member instead of as chattel property.</text:p>
            <text:p/>
            <text:p>Their lawsuit was dismissed in October 2012. U.S. District Judge Richard A. Lazzara ruled for the dismissal. Assistant City Attorney Joseph Patner represented the defendant. Lazzara called Glass' suit a quintessential shotgun pleading, indicating that parts of it were not clear enough and didn't follow all the pleading requirements for federal courts. Glass refiled and the case is currently in Federal court, Glass et al v. City of St. Petersburg, Florida et al Case Number 8:2012cv02405</text:p>
            <text:p/>
            <text:p/>
          </table:table-cell>
          <table:table-cell office:value-type="string">
            <text:p>http://www.nydailynews.com/news/national/couple-sues-city-police-officer-killing-family-dog-article-1.1178678</text:p>
          </table:table-cell>
          <table:table-cell office:value-type="string">
            <text:p>Boomer</text:p>
          </table:table-cell>
          <table:table-cell office:value-type="string">
            <text:p>Misty Swanso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49">
            <text:p>49</text:p>
          </table:table-cell>
          <table:table-cell office:value-type="string">
            <text:p>2012-04-12</text:p>
          </table:table-cell>
          <table:table-cell office:value-type="string">
            <text:p>North Carolina</text:p>
          </table:table-cell>
          <table:table-cell office:value-type="string">
            <text:p>Raeford</text:p>
          </table:table-cell>
          <table:table-cell office:value-type="string">
            <text:p>Hoke County Sheriff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wner Megan Posey. ChangeOrg petition Justice for Big Daddy received 8928 signatures. ABC11 reported that Big Daddy, a pit bull owned by Megan Posey, was shot by a Hoke County Sheriff’s Deputy issuing a subpoena to the Posey residence. Posey had put signs up warning visitors that her dog may bite. She marked the limits of his invisible fence with small flags and the sign advised guests to stay in their car and wait for a family member to meet them. In spite of Posey’s preventative measures, a Sheriff’s Deputy ignored the warnings. According to the Hoke County Sheriff’s Department, the Deputy entered the yard and knocked on the front door. When Big Daddy came running from the back and allegedly cornered the Deputy by the door, he shot the pit bull.</text:p>
          </table:table-cell>
          <table:table-cell office:value-type="string">
            <text:p>http://www.examiner.com/article/two-dogs-shot-by-law-enforcement-eastern-n-c</text:p>
          </table:table-cell>
          <table:table-cell office:value-type="string">
            <text:p>Big Daddy</text:p>
          </table:table-cell>
          <table:table-cell office:value-type="string">
            <text:p>Corey Manning</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50">
            <text:p>50</text:p>
          </table:table-cell>
          <table:table-cell office:value-type="string">
            <text:p>2012-05-23</text:p>
          </table:table-cell>
          <table:table-cell office:value-type="string">
            <text:p>North Carolina</text:p>
          </table:table-cell>
          <table:table-cell office:value-type="string">
            <text:p>Hope Mills</text:p>
          </table:table-cell>
          <table:table-cell office:value-type="string">
            <text:p>Cumberland County Sheriff’s Deputy Child Support Enforcement Uni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Pekingese and Dachshund mix</text:p>
          </table:table-cell>
          <table:table-cell office:value-type="string">
            <text:p>The Fayetteville Observer reported last Saturday that a Cumberland County Sheriff’s Deputy shot and killed Gizmo, a 17.6 pount Pekingese-Dachshund mix. Deputy Barbara Siau came to Dana Anderson’s residence on Wednesday, searching for Anderson's brother. When Anderson went outside to speak with Siau, Gizmo followed, running after Siau and barking. Anderson told the Deputy that her dog wouldn’t bite, but Siau kicked Gizmo in the head and shot him. Siau notified the Sheriff’s office of the incident in her car and returned, showing Anderson two small bite marks in her pants. Anderson was not allowed to take photos of the pants or Siau’s leg, which she was told had no marks. Today, Siau is still on active duty with the Cumberland County Sheriff’s Department</text:p>
          </table:table-cell>
          <table:table-cell office:value-type="string">
            <text:p>http://www.examiner.com/article/two-dogs-shot-by-law-enforcement-eastern-n-c</text:p>
          </table:table-cell>
          <table:table-cell office:value-type="string">
            <text:p>Gizmo</text:p>
          </table:table-cell>
          <table:table-cell office:value-type="string">
            <text:p>Barbara Siau</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Plain Clothes</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52">
            <text:p>52</text:p>
          </table:table-cell>
          <table:table-cell office:value-type="string">
            <text:p>2014-02-23</text:p>
          </table:table-cell>
          <table:table-cell office:value-type="string">
            <text:p>West Virginia</text:p>
          </table:table-cell>
          <table:table-cell office:value-type="string">
            <text:p>Morgantown</text:p>
          </table:table-cell>
          <table:table-cell office:value-type="string">
            <text:p>Morgantown Police</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Bloodhound and Burmese mix</text:p>
          </table:table-cell>
          <table:table-cell office:value-type="string">
            <text:p>Victim Dozer Bloodhound/Bernese hound mix 1 year old. Dozer was accompanied by another dog who escaped to return home to his owner at the time of the shooting. Dozer was shot 4 times and died. Owner Jennifer Spring said the dogs burrowed out from under the fenced-in yard of her First Ward home Sunday morning. Forsythe encountered the canines when motorists reported seeing them eating a deer carcass near Dorsey’s Knob. Forsythe was not punished.</text:p>
          </table:table-cell>
          <table:table-cell office:value-type="string">
            <text:p>http://thedpost.com/Owner-of-slain-dog--Of--ficer-ov</text:p>
          </table:table-cell>
          <table:table-cell office:value-type="string">
            <text:p>Dozer</text:p>
          </table:table-cell>
          <table:table-cell office:value-type="string">
            <text:p>B.T. Forsyth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53">
            <text:p>53</text:p>
          </table:table-cell>
          <table:table-cell office:value-type="string">
            <text:p>2009-10-15</text:p>
          </table:table-cell>
          <table:table-cell office:value-type="string">
            <text:p>Maryland</text:p>
          </table:table-cell>
          <table:table-cell office:value-type="string">
            <text:p>Hagerstown</text:p>
          </table:table-cell>
          <table:table-cell office:value-type="string">
            <text:p>Washington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6-year-old black Lab named Targa, was shot by Officer Jesse Duffey on Oct. 15 as Duffey was trying to serve a warrant on a tenant in a building owned by Mary Gesford’s family. Chief Arthur Smith said Duffey was cornered and reasonably defended himself as the dog lunged at him. Gesford said Duffey could have used other techniques. The Hagerstown police chief says the city plans to reimburse a family for veterinary costs after a police officer shot their dog. Targa was euthanized shortly after the shooting.</text:p>
          </table:table-cell>
          <table:table-cell office:value-type="string">
            <text:p>http://articles.herald-mail.com/2009-10-16/news/25174656_1_targa-dog-officer-shot</text:p>
          </table:table-cell>
          <table:table-cell office:value-type="string">
            <text:p>Targa</text:p>
          </table:table-cell>
          <table:table-cell office:value-type="string">
            <text:p>Jesse Duffey</text:p>
          </table:table-cell>
          <table:table-cell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1">
          <table:table-cell office:value-type="float" office:value="54">
            <text:p>54</text:p>
          </table:table-cell>
          <table:table-cell office:value-type="string">
            <text:p>2008-07-29</text:p>
          </table:table-cell>
          <table:table-cell office:value-type="string">
            <text:p>Maryland</text:p>
          </table:table-cell>
          <table:table-cell office:value-type="string">
            <text:p>Berwyn Heights</text:p>
          </table:table-cell>
          <table:table-cell office:value-type="string">
            <text:p>Prince George's County Police SWA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Police raided mayor Cheye Calvo's home after a package containing drugs was mistakingly delivered to his home. During the raid, SWAT officers shot and killed Calvo's 2 black labs as they were retreating.</text:p>
          </table:table-cell>
          <table:table-cell office:value-type="string">
            <text:p>http://www.washingtonpost.com/wp-dyn/content/article/2008/07/30/AR2008073003299.html</text:p>
          </table:table-cell>
          <table:table-cell office:value-type="string">
            <text:p>Payton and Chase</text:p>
          </table:table-cell>
          <table:table-cell office:value-type="string">
            <text:p>Unknown SWAT team</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55">
            <text:p>55</text:p>
          </table:table-cell>
          <table:table-cell office:value-type="string">
            <text:p>2010-08-02</text:p>
          </table:table-cell>
          <table:table-cell office:value-type="string">
            <text:p>Maryland</text:p>
          </table:table-cell>
          <table:table-cell office:value-type="string">
            <text:p>Severn</text:p>
          </table:table-cell>
          <table:table-cell office:value-type="string">
            <text:p>Unknown Federal Agency</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Husky</text:p>
          </table:table-cell>
          <table:table-cell office:value-type="string">
            <text:p>Bear-Bear, a brown and white husky that was about 3 years old, was playing in the Quail Run dog park at about 6:30 p.m., running off leash inside the fenced-in area, when the officer and his wife arrived with a German shepherd, who was kept on a leash. When the dogs began to play roughly, the federal officer asked Bear-Bear's guardian, his owner's brother, to call off the dog. But before he could do anything, the officer pulled out a gun and shot Bear-Bear, according to the husky's owner. Bear-Bear, who belongs to Rachel Rettaliata, died of his injuries a few hours later. County police did not name the federal officer. <text:s text:c="2"/>Police declined pressing charges.</text:p>
          </table:table-cell>
          <table:table-cell office:value-type="string">
            <text:p>http://articles.baltimoresun.com/2010-08-03/news/bs-md-ar-dog-fight-shooting-20100803_1_dog-park-bear-australian-shepherd-mix</text:p>
          </table:table-cell>
          <table:table-cell office:value-type="string">
            <text:p>Bear Bear</text:p>
          </table:table-cell>
          <table:table-cell office:value-type="string">
            <text:p>Keith Elgin Shepherds</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3" office:value-type="float" office:value="2">
            <text:p>2</text:p>
          </table:table-cell>
          <table:table-cell office:value-type="float" office:value="1">
            <text:p>1</text:p>
          </table:table-cell>
        </table:table-row>
        <table:table-row table:style-name="ro1">
          <table:table-cell office:value-type="float" office:value="56">
            <text:p>56</text:p>
          </table:table-cell>
          <table:table-cell office:value-type="string">
            <text:p>2013-01-01</text:p>
          </table:table-cell>
          <table:table-cell office:value-type="string">
            <text:p>Maryland</text:p>
          </table:table-cell>
          <table:table-cell office:value-type="string">
            <text:p>Baltimore</text:p>
          </table:table-cell>
          <table:table-cell office:value-type="string">
            <text:p>Northeast District of Baltimor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Baltimore police officer chased a suspect through owner Stacy Field's yard. When Kincaid started barking at the officer, he fatally shot him. The shooting was justified according to police. Maj. Richard Worley, the newly installed commander of the Northeast District, said the officer's name has not been released because threats have been made against him.</text:p>
          </table:table-cell>
          <table:table-cell office:value-type="string">
            <text:p>http://www.huffingtonpost.com/2013/01/13/stacy-fields-kincaid-baltimore-pit-bull-shot-by-poloce_n_2466212.html</text:p>
          </table:table-cell>
          <table:table-cell office:value-type="string">
            <text:p>Kincaid</text:p>
          </table:table-cell>
          <table:table-cell office:value-type="string">
            <text:p>Unknown</text:p>
          </table:table-cell>
          <table:table-cell table:number-columns-repeated="7" office:value-type="float" office:value="0">
            <text:p>0</text:p>
          </table:table-cell>
          <table:table-cell office:value-type="string">
            <text:p>Uniform</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58">
            <text:p>58</text:p>
          </table:table-cell>
          <table:table-cell office:value-type="string">
            <text:p>2012-03-03</text:p>
          </table:table-cell>
          <table:table-cell office:value-type="string">
            <text:p>Connecticut</text:p>
          </table:table-cell>
          <table:table-cell office:value-type="string">
            <text:p>Ansonia</text:p>
          </table:table-cell>
          <table:table-cell office:value-type="string">
            <text:p>Ansoni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Deaf</text:p>
          </table:table-cell>
          <table:table-cell office:value-type="string">
            <text:p>Ice was shot in our own yard. He was wagging his tail the entire time until shot. Police John Troesser said that they had mistaken his identity with another dog that was reported to have bitten someone.</text:p>
          </table:table-cell>
          <table:table-cell office:value-type="string">
            <text:p>http://valley.newhavenindependent.org/archives/entry/ansonia_pit_bull_killed_by_police/</text:p>
          </table:table-cell>
          <table:table-cell office:value-type="string">
            <text:p>Ice</text:p>
          </table:table-cell>
          <table:table-cell office:value-type="string">
            <text:p>John Troesser</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59">
            <text:p>59</text:p>
          </table:table-cell>
          <table:table-cell office:value-type="string">
            <text:p>2014-05-29</text:p>
          </table:table-cell>
          <table:table-cell office:value-type="string">
            <text:p>Oklahoma</text:p>
          </table:table-cell>
          <table:table-cell office:value-type="string">
            <text:p>Guthrie</text:p>
          </table:table-cell>
          <table:table-cell office:value-type="string">
            <text:p>Logan County Sheriff'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Cindy Wickham says she was watching her two young nephews Thursday at their home when a deputy approached the family's fence. That's when I said Don't come in' and he just went ahead and went in the fence, Wickham said. Wickham says Charlie approached the deputy and sniffed him and the deputy allegedly drew his gun and pointed it at the dog and family members. The deputy then allegedly shot and killed Charlie. Kaci Malicoat, a neighbor in the area, says she saw the entire incident. I could see the deputy waving the gun back and forth at her and the dog, Malicoat said. After the deputy fatally shot the dog, Wickham says the deputy acted like he didn't care. I said Why did you shoot the dog and the deputy said The mother f------ dog bit me. Wickham said.</text:p>
          </table:table-cell>
          <table:table-cell office:value-type="string">
            <text:p>http://www.okcfox.com/story/25656795/guthrie-family-upset-after-deputy-allegedly-shoots-and-kills-family-dog</text:p>
          </table:table-cell>
          <table:table-cell office:value-type="string">
            <text:p>Charl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row>
        <table:table-row table:style-name="ro1">
          <table:table-cell office:value-type="float" office:value="60">
            <text:p>60</text:p>
          </table:table-cell>
          <table:table-cell office:value-type="string">
            <text:p>2013-09-06</text:p>
          </table:table-cell>
          <table:table-cell office:value-type="string">
            <text:p>Texas</text:p>
          </table:table-cell>
          <table:table-cell office:value-type="string">
            <text:p>Jonestown</text:p>
          </table:table-cell>
          <table:table-cell office:value-type="string">
            <text:p>Jonestow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etriever Mix</text:p>
          </table:table-cell>
          <table:table-cell office:value-type="string">
            <text:p>According to to Megan Hood, she first heard of the death of her beloved Blossom through a phone call from a man at Jonesboro City Hall. He told her that her dog had been hit by a car, and that the Texas Department of Transportation had incinerated the body. Later, she received a phone call from a private investigator, who told her that her dog had not been hit by a car, but had been shot by the Jonestown Police Department.</text:p>
          </table:table-cell>
          <table:table-cell office:value-type="string">
            <text:p>http://dogmurders.wordpress.com/2014/08/06/blossom/</text:p>
          </table:table-cell>
          <table:table-cell office:value-type="string">
            <text:p>Blossom</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61">
            <text:p>61</text:p>
          </table:table-cell>
          <table:table-cell office:value-type="string">
            <text:p>2012-11-17</text:p>
          </table:table-cell>
          <table:table-cell office:value-type="string">
            <text:p>Illinois</text:p>
          </table:table-cell>
          <table:table-cell office:value-type="string">
            <text:p>Champaign</text:p>
          </table:table-cell>
          <table:table-cell office:value-type="string">
            <text:p>Champaign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Labrador and Pit Bull</text:p>
          </table:table-cell>
          <table:table-cell office:value-type="string">
            <text:p>About 5:30 p.m. Saturday, Saathoff's daughter, Kelsey Markou, 18, was walking their Labrador, named Dog, near the corner of John Street and Crescent Drive. She had just turned the corner onto Crescent and was heading south back to our house, said Saathoff, who lives across the street from Centennial High School. A pit bull came from across the street from the apartment complex on the corner of John and Crescent. The pit bull had no collar or tags. She doesn't know who owns it and said neighbors had also seen it previously but never with a person. Saathoff said her daughter was trying to hurry back home with Dog, who was on a leash and wearing a pinch collar, when the pit bull started moving aggressively toward him. When the pit bull started going for Dog's throat in a field a few yards from the street, Saathoff said, Kelsey reacted. She didn't have a phone on her at the time. She's kicking the pit bull trying to get it off. There wasn't a lot of people out. A man walking called 911, and he came over and tried to kick the dog, Saathoff said. Saathoff said Kelsey eventually let go of Dog's leash because the pinch collar was keeping him from defending himself. When the police arrived, Saathoff said, Kelsey told the officer which dog was hers and where the pit bull had come from. He got 5 to 6 feet away from the dogs and just started shooting at them, Saathoff recounted what her daughter had told her. Although the number of shots fired has not been released, Saathoff said her daughter estimated there were eight. Dog was hit in the neck by one of the shots and died there. An animal control officer got the pit bull and took it to the county animal pound where it has been since Saturday night. The dog sustained injuries, she said, but remained in stable condition. It was euthanized after remaining unclaimed for a week.</text:p>
          </table:table-cell>
          <table:table-cell office:value-type="string">
            <text:p>http://www.news-gazette.com/news/parks-and-recreation/2012-11-21/champaign-police-investigate-why-officer-shot-dogs.html</text:p>
          </table:table-cell>
          <table:table-cell office:value-type="string">
            <text:p>Dog and Unknown</text:p>
          </table:table-cell>
          <table:table-cell office:value-type="string">
            <text:p>Andre Davis</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63">
            <text:p>63</text:p>
          </table:table-cell>
          <table:table-cell office:value-type="string">
            <text:p>2012-11-24</text:p>
          </table:table-cell>
          <table:table-cell office:value-type="string">
            <text:p>Colorado</text:p>
          </table:table-cell>
          <table:table-cell office:value-type="string">
            <text:p>Commerce City </text:p>
          </table:table-cell>
          <table:table-cell office:value-type="string">
            <text:p>Commerce City Police Department and Douglas County Sheriff</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and Labrador mix</text:p>
          </table:table-cell>
          <table:table-cell office:value-type="string">
            <text:p>Branson&amp;#039;s dog was killed Nov. 24, after a neighbor called police to report that a dog he did not recognize was running loose in the street. Chloe had been staying with a relative of Branson&amp;#039;s while he was out of town over the Thanksgiving weekend. When the relative left her home in Commerce City, she left the dog in the garage. Chloe was apparently able to open the garage door. Unable to locate the relative or Chloe&amp;#039;s owner, police tried to capture the dog. An animal-control officer used a catch pole to place a noose around the dog&amp;#039;s neck, but police said Chloe remained agitated and uncontrolled. Chloe was shocked with a Taser and then shot multiple times. In a statement after the incident, police called the dog vicious and justified the officer&amp;#039;s actions, later asking the district attorney to conduct an investigation. &amp;quot;For the safety of the community and the officers on scene, the officer fired his weapon multiple times to put down the dog and ensure the safety of everyone,&amp;quot; police said. %A neighbor recorded the incident and posted the video on social media, quickly sparking questions and anger from animal advocates and pet lovers. </text:p>
            <text:p>$Adams County district attorney charged Price with felony animal cruelty. Price was acquitted at trial. *Owner Gary Branson filed a civil lawsuit against the city in November 2012.</text:p>
          </table:table-cell>
          <table:table-cell office:value-type="string">
            <text:p>http://www.denverpost.com/breakingnews/ci_22232708/officer-charged-commerce-city-dog-shooting</text:p>
          </table:table-cell>
          <table:table-cell office:value-type="string">
            <text:p>Chloe</text:p>
          </table:table-cell>
          <table:table-cell office:value-type="string">
            <text:p>Robert Price Christopher Castillo and Arica Bores</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row>
        <table:table-row table:style-name="ro4">
          <table:table-cell office:value-type="float" office:value="65">
            <text:p>65</text:p>
          </table:table-cell>
          <table:table-cell office:value-type="string">
            <text:p>2012-05-26</text:p>
          </table:table-cell>
          <table:table-cell office:value-type="string">
            <text:p>Texas</text:p>
          </table:table-cell>
          <table:table-cell office:value-type="string">
            <text:p>Fort Worth</text:p>
          </table:table-cell>
          <table:table-cell office:value-type="string">
            <text:p>Fort Worth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order Collie</text:p>
          </table:table-cell>
          <table:table-cell office:value-type="string">
            <text:p>A Fort Worth couple wants a police officer punished for shooting their dog.</text:p>
            <text:p>On Saturday, dispatchers sent the officer to the 4900 block of Norma Street to investigate copper thefts. <text:s/>But an officer showed up at Mark and Cindy Boling&amp;#039;s house at the 4700 block of Norma Street as they unloaded groceries outside their home. The couple said the officer shot the dog when it came out of the garage. The officer said it lunged at him. <text:s/>The couple said the animal was just being friendly. &amp;quot;[The officer] showed up at our house where he wasn&amp;#039;t supposed to be and didn&amp;#039;t care what we were saying,&amp;quot; Cindy Boling said. &amp;quot;He surprised us. Our &amp;#039;Lily Girl&amp;#039; runs up on the porch like she would anybody... and he pulls out a gun and shoots her.&amp;quot; The Fort Worth PD is not commenting further on this case.</text:p>
          </table:table-cell>
          <table:table-cell office:value-type="string">
            <text:p>http://www.nbcdfw.com/news/local/Couple-Claims-Officer-Shot-Their-Dog-154918235.html</text:p>
          </table:table-cell>
          <table:table-cell office:value-type="string">
            <text:p>Lily Girl</text:p>
          </table:table-cell>
          <table:table-cell office:value-type="string">
            <text:p>Frank Br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69">
            <text:p>69</text:p>
          </table:table-cell>
          <table:table-cell office:value-type="string">
            <text:p>2009-12-18</text:p>
          </table:table-cell>
          <table:table-cell office:value-type="string">
            <text:p>California</text:p>
          </table:table-cell>
          <table:table-cell office:value-type="string">
            <text:p>Alameda</text:p>
          </table:table-cell>
          <table:table-cell office:value-type="string">
            <text:p>Alamed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An Alameda police dog trying to flush out a burglary suspect was shot and killed by an officer Thursday after the dog attacked her and bit her arm, a police spokesman said.</text:p>
          </table:table-cell>
          <table:table-cell office:value-type="string">
            <text:p>http://www.sfgate.com/bayarea/article/Alameda-police-dog-bites-cop-is-shot-to-death-3206704.php#photo-2348328</text:p>
          </table:table-cell>
          <table:table-cell office:value-type="string">
            <text:p>Billy</text:p>
          </table:table-cell>
          <table:table-cell office:value-type="string">
            <text:p>Unknown Female Officer</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0">
            <text:p>0</text:p>
          </table:table-cell>
        </table:table-row>
        <table:table-row table:style-name="ro4">
          <table:table-cell office:value-type="float" office:value="70">
            <text:p>70</text:p>
          </table:table-cell>
          <table:table-cell office:value-type="string">
            <text:p>2009-05-05</text:p>
          </table:table-cell>
          <table:table-cell office:value-type="string">
            <text:p>California</text:p>
          </table:table-cell>
          <table:table-cell office:value-type="string">
            <text:p>Alameda</text:p>
          </table:table-cell>
          <table:table-cell office:value-type="string">
            <text:p>Alamed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An Alameda police K-9 officer is under investigation after his dog died when he left it in his personal sports utility vehicle for several hours during a training session, authorities said Wednesday. The officer, whose name was not released, left the 6 1/2-year-old Belgian Malinois inside his SUV while attending a use-of-force training exercise May 5 on Lincoln Avenue, police Lt. Bill Scott said. The SUV had at least one window down for ventilation, Scott said. It also was not an unusually warm day - according to the National Weather Service, the high temperature that day at nearby Oakland International Airport was 70 degrees.</text:p>
            <text:p>But when the officer returned to his vehicle after about three hours and 15 minutes, he found his dog &amp;quot;in distress,&amp;quot; Scott said. It was declared dead at a veterinary hospital. Police investigators forwarded the case Wednesday to the Alameda County district attorney&amp;#039;s office, which declined to charge the officer with a crime.</text:p>
          </table:table-cell>
          <table:table-cell office:value-type="string">
            <text:p>http://www.sfgate.com/bayarea/article/Police-dog-alone-in-SUV-dies-probe-launched-3231444.php</text:p>
          </table:table-cell>
          <table:table-cell office:value-type="string">
            <text:p>Unknown K9 unit</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0">
            <text:p>0</text:p>
          </table:table-cell>
        </table:table-row>
        <table:table-row table:style-name="ro1">
          <table:table-cell office:value-type="float" office:value="73">
            <text:p>73</text:p>
          </table:table-cell>
          <table:table-cell office:value-type="string">
            <text:p>2012-11-17</text:p>
          </table:table-cell>
          <table:table-cell office:value-type="string">
            <text:p>Tennessee</text:p>
          </table:table-cell>
          <table:table-cell office:value-type="string">
            <text:p>Clarksville</text:p>
          </table:table-cell>
          <table:table-cell office:value-type="string">
            <text:p>Clarksvill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5yo</text:p>
          </table:table-cell>
          <table:table-cell office:value-type="string">
            <text:p>Judy Allen is calling for justice after a Clarksville police officer allegedly shot and killed her dog in her own yard on Saturday afternoon. Allen claimed her five-year-old pit bull Bonnie was on a leash and tied up in her front yard as Clarksville police officers searched for a 13-year-old runaway. While police searched Allen&amp;#039;s yard, the officer encountered the dog. &amp;quot;He [the officer] seen a pit and I guess he freaked out,&amp;quot; Allen told Nashville&amp;#039;s News 2, &amp;quot;Afterward I think he realized that she was on a chain, and that&amp;#039;s only how far she could come and that is where she got shot.&amp;quot; Allen is not sure why the officer decided to shoot but said neighbors tried to stop him. &amp;quot;He was over her with a gun and he told him not to shoot and that&amp;#039;s when he shot her,&amp;quot; Allen said. According to Allen, her dog was not vicious or aggressive. The scary scene played out in front of Allen&amp;#039;s six-year-old son and several other children who were playing in her yard at the time. Allen said she&amp;#039;s just thankful none of the children were hurt. &amp;quot;It&amp;#039;s a very scary thought a bullet could have easily ricocheted and hit someone.&amp;quot;</text:p>
          </table:table-cell>
          <table:table-cell office:value-type="string">
            <text:p>http://www.wkrn.com/story/20142868/woman-claims-clarksville-police-officer-shot-killed-dog-in-her-yard</text:p>
          </table:table-cell>
          <table:table-cell office:value-type="string">
            <text:p>Bonnie AKA Boo Boo</text:p>
          </table:table-cell>
          <table:table-cell office:value-type="string">
            <text:p>Todd Bell</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4">
            <text:p>74</text:p>
          </table:table-cell>
          <table:table-cell office:value-type="string">
            <text:p>2014-08-23</text:p>
          </table:table-cell>
          <table:table-cell office:value-type="string">
            <text:p>Virginia</text:p>
          </table:table-cell>
          <table:table-cell office:value-type="string">
            <text:p>Wytheville</text:p>
          </table:table-cell>
          <table:table-cell office:value-type="string">
            <text:p>Virginia State Police, Wise County Sheriff's Office and Virginia State Police's Bureau of Criminal Investigation's Wytheville Field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provided by police and is uncorroborated: Virginia State Police&amp;#039;s Bureau of Criminal Investigation&amp;#039;s Wytheville Field Office is currently investigating a shooting that happened in Wise County. According to a VSP news release, the shooting happened after 4 p.m. Saturday and Wise County Sheriff&amp;#039;s Office deputies responded to a home on Fuchasia Road. Deputies were given information that a wanted subject was inside the home and as they were talking to the homeowner, their dog escaped out the front door and charged at the deputies on scene. </text:p>
            <text:p>According to the release, the deputies backed off and made several orders for the homeowner to call off his dog.</text:p>
            <text:p>The man did not call off the dog and when the animal charged again at the deputies, one of the deputies shot the dog. The dog died at the scene. VSP is investigating the shooting at the request of the Wise County Sheriff and once completed, the findings will be turned over to the Commonwealth&amp;#039;s Attorney for review.</text:p>
          </table:table-cell>
          <table:table-cell office:value-type="string">
            <text:p>http://www.wset.com/story/26363917/state-police-investigating-after-wise-county-deputies-shoot-charging-dog</text:p>
          </table:table-cell>
          <table:table-cell office:value-type="string">
            <text:p>Deja</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76">
            <text:p>76</text:p>
          </table:table-cell>
          <table:table-cell office:value-type="string">
            <text:p>2012-05-04</text:p>
          </table:table-cell>
          <table:table-cell office:value-type="string">
            <text:p>Florida</text:p>
          </table:table-cell>
          <table:table-cell office:value-type="string">
            <text:p>Fort Lauderdale</text:p>
          </table:table-cell>
          <table:table-cell office:value-type="string">
            <text:p>Fort Lauderdal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ustralian Shepherd 7yo</text:p>
          </table:table-cell>
          <table:table-cell office:value-type="string">
            <text:p>Clements says Bandy and his two other dogs got out of the yard when a gate malfunctioned. A neighbor called police to complain about the dogs running loose. Haritos walked into Clements&amp;#039; yard after learning one of the dogs had bitten a neighbor minutes earlier. After Haritos knocked on the front door, Bandy ran into the yard and charged at him, the police report says. The officer stomped his feet and unholstered his gun. When Bandy kept coming, he fired three shots. The Fort Lauderdale Police Department has ruled the shooting was justified, department spokesman Travis Mandell said. Clemens sued police and received a $20000 out of court settlement.</text:p>
          </table:table-cell>
          <table:table-cell office:value-type="string">
            <text:p>http://www.wptv.com/news/state/robert-clements-sues-fort-lauderdale-officer-pete-haritos-for-killing-his-dog</text:p>
          </table:table-cell>
          <table:table-cell office:value-type="string">
            <text:p>Bandy</text:p>
          </table:table-cell>
          <table:table-cell office:value-type="string">
            <text:p>Pete Haritos</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77">
            <text:p>77</text:p>
          </table:table-cell>
          <table:table-cell office:value-type="string">
            <text:p>2011-05-10</text:p>
          </table:table-cell>
          <table:table-cell office:value-type="string">
            <text:p>Colorado</text:p>
          </table:table-cell>
          <table:table-cell office:value-type="string">
            <text:p>Erie</text:p>
          </table:table-cell>
          <table:table-cell office:value-type="string">
            <text:p>Eri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Jamie Chester, was responding to a call at a home in Erie. He reportedly felt threatened by the 4 year old Germen shepherd. The dog&amp;rsquo;s owner and a neighbor witnessed the shooting. They say the dog didn&amp;rsquo;t do anything wrong. &amp;ldquo;I remember that her tail was wagging as she walked towards the officer,&amp;rdquo; neighbor Andy feero said. Moore believes Chester panicked, giving no warning before he fired, killing Ava. &amp;ldquo;He saw the dogs and turned around, put his hand on his gun and started backing up and that&amp;rsquo;s when I said, &amp;lsquo;Ava nein,&amp;rsquo; and she turned and he got down and shot her.&amp;rdquo; Moore said.</text:p>
          </table:table-cell>
          <table:table-cell office:value-type="string">
            <text:p>http://denver.cbslocal.com/2011/05/14/family-upset-with-officer-who-shot-their-dog/</text:p>
          </table:table-cell>
          <table:table-cell office:value-type="string">
            <text:p>Ava</text:p>
          </table:table-cell>
          <table:table-cell office:value-type="string">
            <text:p>Jamie Chester</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5">
          <table:table-cell office:value-type="float" office:value="78">
            <text:p>78</text:p>
          </table:table-cell>
          <table:table-cell office:value-type="string">
            <text:p>2007-02-19</text:p>
          </table:table-cell>
          <table:table-cell office:value-type="string">
            <text:p>Colorado</text:p>
          </table:table-cell>
          <table:table-cell office:value-type="string">
            <text:p>Erie</text:p>
          </table:table-cell>
          <table:table-cell office:value-type="string">
            <text:p>Eri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n Erie police officer shot and killed a black Labrador that attacked a 9-year-old boy yesterday afternoon, the Longmont Daily Times-Call reported.</text:p>
            <text:p/>
            <text:p>The boy, who suffered serious injuries to his face, was taken to Exempla Good Samaritan Hospital in Lafayette, and then was transferred to Children&amp;rsquo;s Hospital in Denver where he was in stable condition.</text:p>
            <text:p/>
            <text:p>The dog was a family pet and was not provoked to attack, Fred Diehl, spokesman for the town of Erie, told the newspaper.</text:p>
            <text:p/>
            <text:p>After Officer Jamie Chester found the dog, it charged him and he shot the dog three times, killing it.</text:p>
          </table:table-cell>
          <table:table-cell office:value-type="string">
            <text:p>http://webcache.googleusercontent.com/search?q=cache:gSPaFUDnPc8J:m.rockymountainnews.com/news/2007/feb/20/erie-police-shoot-dog-that-mauls-boy/+&amp;amp;cd=10&amp;amp;hl=en&amp;amp;ct=clnk&amp;amp;gl=us</text:p>
          </table:table-cell>
          <table:table-cell office:value-type="string">
            <text:p>Unknown</text:p>
          </table:table-cell>
          <table:table-cell office:value-type="string">
            <text:p>Jamie Chester</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9">
            <text:p>79</text:p>
          </table:table-cell>
          <table:table-cell office:value-type="string">
            <text:p>2009-08-18</text:p>
          </table:table-cell>
          <table:table-cell office:value-type="string">
            <text:p>Louisiana</text:p>
          </table:table-cell>
          <table:table-cell office:value-type="string">
            <text:p>New Orleans</text:p>
          </table:table-cell>
          <table:table-cell office:value-type="string">
            <text:p>Jefferson Parish Sheriff&amp;#039;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on an uncorroborated statement from the shooter: An off-duty New Orleans Police officer shot and possibly injured one of two dogs that attacked him and his family outside of an Old Metairie school this morning, according to the Jefferson Parish Sheriff&amp;#039;s Office. No charges will be filed against Officer Jonathan Parker, 27, according to Col. John Fortunato, spokesman for the Sheriff&amp;#039;s Office. The incident occurred near St. Francis Xavier School in the 200 block of Betz Avenue about 10 a.m. Parker and his wife were taking their 5-year-old daughter to pre-Kindergarten when they were approached by two large dogs, according to Sheriff Newell Normand. The dogs had apparently dug their way out of a fenced in yard nearby, Normand said. One of the dogs lunged at Parker and grabbed his pants leg. He kicked the dog away. But when the dog lunged again, Parker pulled out his service weapon and fired, Normand said. The dog was hit and ran off. The owner, who lives in the neighborhood but has not been identified, collected the uninjured dog and went searching for the other animal, Normand said. Law enforcement officials had not yet spoken to the owner as of Tuesday evening. But Jefferson Parish Animal Control officials have been in contact with the owner, according to Deano Bonano, a chief administrative assistant to Parish President Aaron Broussard. Bonano said the owner found the injured dog and took the animal for treatment. It is expected to survive. Meanwhile, the owner has 24 hours to turn the dogs over to Animal Control for a formal investiagtion into the matter, according to Deano Bonano, a chief administrative assistant to Parish President Aaron Broussard.</text:p>
          </table:table-cell>
          <table:table-cell office:value-type="string">
            <text:p>http://www.nola.com/news/index.ssf/2009/08/nopd_officer_shoots_at_attacki.html</text:p>
          </table:table-cell>
          <table:table-cell office:value-type="string">
            <text:p>Unknown</text:p>
          </table:table-cell>
          <table:table-cell office:value-type="string">
            <text:p>Jonathan Parker</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80">
            <text:p>80</text:p>
          </table:table-cell>
          <table:table-cell office:value-type="string">
            <text:p>2011-05-19</text:p>
          </table:table-cell>
          <table:table-cell office:value-type="string">
            <text:p>Kentucky</text:p>
          </table:table-cell>
          <table:table-cell office:value-type="string">
            <text:p>Hopkinsville</text:p>
          </table:table-cell>
          <table:table-cell office:value-type="string">
            <text:p>Christian County Sheriff&amp;rsquo;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erd 6yo</text:p>
          </table:table-cell>
          <table:table-cell office:value-type="string">
            <text:p>Deano, a 6-year-old German shepherd, was taken to Skyline Animal Clinic on Thursday after Deputy Andre Radford shot the dog in the face while attempting to serve a civil summons. Deano was released from the clinic Monday after veterinarians stitched up the inside of the dog&amp;rsquo;s mouth and removed shattered teeth. </text:p>
          </table:table-cell>
          <table:table-cell office:value-type="string">
            <text:p>http://www.kentuckynewera.com/web/news/article_2c4517d6-8241-11e0-8016-001cc4c03286.html?mode=jqm</text:p>
          </table:table-cell>
          <table:table-cell office:value-type="string">
            <text:p>Deano</text:p>
          </table:table-cell>
          <table:table-cell office:value-type="string">
            <text:p>Andre Radford</text:p>
          </table:table-cell>
          <table:table-cell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
            <text:p>81</text:p>
          </table:table-cell>
          <table:table-cell office:value-type="string">
            <text:p>2014-07-26</text:p>
          </table:table-cell>
          <table:table-cell office:value-type="string">
            <text:p>Florida</text:p>
          </table:table-cell>
          <table:table-cell office:value-type="string">
            <text:p>Palm Springs</text:p>
          </table:table-cell>
          <table:table-cell office:value-type="string">
            <text:p>Palm Spring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ay they were called by a neighbor to investigate a suspicious incident after seeing an open door, open gate and loose dogs at the home. In surveillance video, neighbors are seen standing in the front yard with the pit bull and two other dogs before police arrived. Surveillance video shows Twelve Pack and two other dogs run toward the officer when he walks near the driveway he immediately shoots Twelve Pack. At least two signs saying &amp;ldquo;Beware of dogs&amp;rdquo; are on the property, just west of Kirk Road.</text:p>
          </table:table-cell>
          <table:table-cell office:value-type="string">
            <text:p>http://www.palmbeachpost.com/news/news/crime-law/palm-springs-officer-shoots-dog-that-charged-at-hi/ngpSg/</text:p>
          </table:table-cell>
          <table:table-cell office:value-type="string">
            <text:p>Twelve Pack</text:p>
          </table:table-cell>
          <table:table-cell office:value-type="string">
            <text:p>Unknown</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2">
            <text:p>82</text:p>
          </table:table-cell>
          <table:table-cell office:value-type="string">
            <text:p>2014-03-25</text:p>
          </table:table-cell>
          <table:table-cell office:value-type="string">
            <text:p>California</text:p>
          </table:table-cell>
          <table:table-cell office:value-type="string">
            <text:p>San Diego</text:p>
          </table:table-cell>
          <table:table-cell office:value-type="string">
            <text:p>San Diego Police Departmen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atrol officer shot and killed three pit bulls that charged him Tuesday after attacking three pedestrians in a Bay Terraces-area neighborhood, San Diego police reported. Police received a report about 8:30 a.m. Tuesday that a group of dogs had bitten 78-year-old Edgardo Manimtim while he was getting his morning newspaper in front of his home in the 1600 block of Dillard St. &amp;ldquo;When they jumped right there on the gate, I fell down and they made a steak out of me,&amp;rdquo; said Manimtim. Manimtim fought off the dogs by punching and kicking them. He was rushed to the hospital and treated for injuries on his hand, arm, lip and leg. Less than 10 minutes later, an officer found the dogs running loose in the 1700 block of Petal Drive, about a block west of the site of the initial attack. When they ran toward him, the patrolman opened fire, mortally wounding all three. Two of the animals died at the scene. The third was taken to a veterinary clinic, where it was euthanized, Lt. Darryl Hoover told reporters. Police subsequently learned that two other people had been bitten by the roaming pit bulls, Zwibel said. Norma Domingo-Williams was walking down the street when the dogs surrounded her and bit her on the ankle and thigh. She used her umbrella to push them away. &amp;ldquo;Every time I turned around, they followed me. Their mouths were open,&amp;rdquo; she said. The third victim was an 18-year-old man who was bitten on his stomach. He later drove to the hospital to get treated for further care. Police do not know who the dogs belong to.</text:p>
          </table:table-cell>
          <table:table-cell office:value-type="string">
            <text:p>http://www.10news.com/news/san-diego-police-officers-shoot-3-pit-bulls-killing-2-and-wounding-the-other</text:p>
          </table:table-cell>
          <table:table-cell table:number-columns-repeated="2"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4">
            <text:p>84</text:p>
          </table:table-cell>
          <table:table-cell office:value-type="string">
            <text:p>2014-04-24</text:p>
          </table:table-cell>
          <table:table-cell office:value-type="string">
            <text:p>California</text:p>
          </table:table-cell>
          <table:table-cell office:value-type="string">
            <text:p>San Francisco</text:p>
          </table:table-cell>
          <table:table-cell office:value-type="string">
            <text:p>San Francisc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uncorroborated statements from the shooter: A pit bull was shot by San Francisco police officers in the Sunnydale neighborhood on Thursday, police said Friday. The officers were responding to the 100 block of Brookdale Avenue about 9:20 p.m. on a service call when a pit bull emerged from a doorway of a nearby residence and reportedly charged at the officers, police said. The officers opened fire on the dog, striking it in the leg. The dog was taken to Animal Care &amp;amp; Control to be treated for the injury, which was reportedly not life threatening.</text:p>
          </table:table-cell>
          <table:table-cell office:value-type="string">
            <text:p>http://www.sfexaminer.com/sanfrancisco/sfpd-officers-open-fire-on-charging-pit-bull/Content?oid=2781433</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6">
          <table:table-cell office:value-type="float" office:value="85">
            <text:p>85</text:p>
          </table:table-cell>
          <table:table-cell office:value-type="string">
            <text:p>2011-05-25</text:p>
          </table:table-cell>
          <table:table-cell office:value-type="string">
            <text:p>South Carolina</text:p>
          </table:table-cell>
          <table:table-cell office:value-type="string">
            <text:p>Johns Island</text:p>
          </table:table-cell>
          <table:table-cell office:value-type="string">
            <text:p>Charleston County Sheriff&amp;rsquo;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uthorities are trying to unravel the case of a Charleston County sheriff&amp;#039;s deputy who was called to assist a family last week, but ended up fatally shooting its dog. &amp;quot;I lost my four-legged son,&amp;quot; said E.L. Holst of Sonny Boy Lane, whose 5-year-old German shepherd, Jake, was killed by a single shot after the deputy reported that the animal lunged at him. &amp;quot;We called them because we didn&amp;#039;t want to lose an animal and it turned into a catastrophe,&amp;quot; Holst said. Family members contend that Jake was shot when he wasn&amp;#039;t a threat, but was hunkered down holding his ground 10 feet away. The deputy reported that the dog, which weighed more than 80 pounds, was only two feet away from him, snarling, barking and about to strike. &amp;quot;At approximately two feet, I had no choice but to discharge my service weapon to protect myself from being bitten by the K-9,&amp;quot; Deputy Michael Buenting wrote in his incident report. &amp;quot;The K-9 received one wound to the top of the head and immediately fell to the ground.&amp;quot; A Sheriff&amp;#039;s Office spokesman said all signs point to the deputy following proper protocol, firing in response to danger and when an attack became imminent. &amp;quot;We didn&amp;#039;t see where he did anything wrong,&amp;quot; said sheriff&amp;#039;s Maj. John Clark, who added that the investigation is ongoing and will include an internal-affairs examination of the shooting site. Clark also confirmed that Sheriff Al Cannon met with family members Tuesday to hear their concerns. The incident unfolded May 25 after Gretchen Holst called the Sheriff&amp;#039;s Office for help. The family had been having an ongoing problem with a neighboring family allowing its dog to get inside of the Holsts&amp;#039; electric fence. &amp;quot;They were careful to inform the Sheriff&amp;#039;s Department that their call was not an emergency,&amp;quot; said Mike Gruenloh, the family&amp;#039;s attorney. The primary concern was the family&amp;#039;s two adult German shepherds -- Jake and Sasha -- and their recent litter, Gruenloh said. Buenting arrived about 20 minutes after the family called, Gruenloh said.</text:p>
            <text:p>According to Buenting&amp;#039;s incident report, he drove into the driveway of the Holsts&amp;#039; three-acre property, where he saw a man escorting three large dogs to the backyard. A woman later identified as the dogs&amp;#039; owner, Gretchen Holst, was holding her hands up in the direction of the deputy. After the dogs were out of sight, Buenting reported, he got out of his cruiser and prepared to speak with Gretchen Holst. He then saw one of the large German shepherds running toward him &amp;quot;viciously barking.&amp;quot; &amp;quot;Several times Holst yelled at the K-9 to stop as the responding deputy backed up toward his patrol vehicle,&amp;quot; the report states. The deputy gave several &amp;quot;stop&amp;quot; commands, as well, but the dog came &amp;quot;extremely close&amp;quot; and continued to bark viciously, the deputy wrote. He drew his service weapon and repeated his halt commands.</text:p>
            <text:p>The dog continued approaching, snarling aggressively, he wrote. That&amp;#039;s when Buenting said he fired. The family&amp;#039;s version, as relayed by Gruenloh, is that Gretchen Holst tried to signal Buenting to wait in his patrol car while her son was putting away the family pets so the family could talk to the deputy about the problem with the neighbor. &amp;quot;Unfortunately, he continued to drive directly up to the family&amp;#039;s house and exited his vehicle before the family had a chance to put Jake and Sasha safely in the back,&amp;quot; Gruenloh said. Jake reportedly became startled by Buenting&amp;#039;s cruiser radio, Gruenloh said, and circled back, barking at the deputy.</text:p>
            <text:p>&amp;quot;While Mrs. Holst was moving forward to secure Jake, Deputy Buenting drew his pistol and fired a single shot into the head of the family&amp;#039;s pet, killing it,&amp;quot; Gruenloh&amp;#039;s account said. &amp;quot;It was just a senseless, unnecessary use of force,&amp;quot; Gretchen Holst said. &amp;quot;It cost us something very dear to us. Jake&amp;#039;s not there to greet us in the driveway every day. And I was within 18 inches of the officer when he fired the shot.&amp;quot; Her husband said he thinks the deputy panicked and used poor judgment.</text:p>
            <text:p>Gruenloh took issue with the deputy&amp;#039;s version of the shooting. He said witnesses reported that the dog was as much as 10 feet away when it was shot. &amp;quot;Jake was hunkered down on his back legs, holding his ground and doing exactly what he was supposed to do, barking at a stranger,&amp;quot; Gruenloh said.</text:p>
            <text:p>An autopsy performed by the family&amp;#039;s veterinarian found that Jake was shot in the top of the head, Gruenloh said. &amp;quot;Had the dog been advancing on the officer it is more likely that its head would have been up in an attacking position rather than down.&amp;quot; Buenting remains on duty after the shooting, and that is one of several points Gruenloh said the family wants addressed by the Sheriff&amp;#039;s Office. They also want deputies to be better trained on how to respond to animal issues, and they want compensation for their loss.v&amp;quot;I think the officer used very poor judgment,&amp;quot; E.L. Holst said. &amp;quot;I am heartbroken, devastated over what I&amp;#039;ve lost.&amp;quot;</text:p>
          </table:table-cell>
          <table:table-cell office:value-type="string">
            <text:p>http://www.postandcourier.com/news/2011/jun/02/fatal-shooting-of-dog-by-deputy-investigated/</text:p>
          </table:table-cell>
          <table:table-cell office:value-type="string">
            <text:p>Jake</text:p>
          </table:table-cell>
          <table:table-cell office:value-type="string">
            <text:p>Michael Buenting</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6">
            <text:p>86</text:p>
          </table:table-cell>
          <table:table-cell office:value-type="string">
            <text:p>2014-06-14</text:p>
          </table:table-cell>
          <table:table-cell office:value-type="string">
            <text:p>Maryland</text:p>
          </table:table-cell>
          <table:table-cell office:value-type="string">
            <text:p>Baltimore</text:p>
          </table:table-cell>
          <table:table-cell office:value-type="string">
            <text:p>Baltimore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ar Pai</text:p>
          </table:table-cell>
          <table:table-cell office:value-type="string">
            <text:p>Jeffrey Bolger, Baltimore City police officer, was arrested and charged with aggravated animal cruelty and other charges after cutting the throat of a dog, police officials announced Wednesday afternoon. Police were called Saturday morning to the 700 block of South Grundy Street in southeast Baltimore for a report of a stray dog that had nipped someone trying to rescue it. Sarah Gossard told 11 News that her beloved 7-year-old shar-pei named Nala had somehow escaped the gate of her back yard that morning. While she searched for the dog, including posting pictures of Nala on a community Facebook page, nearby resident Sandy Fleischer said she found Nala a few blocks away looking confused and thirsty. &amp;ldquo;The dog was more scared of not knowing where it was and being thirsty and disoriented. The dog bit me out of fear because I tried to touch it, which was my fault,&amp;rdquo; Fleischer told 11 News reporter Kai Reed. Police were called, and Fleischer said she watched as several officers used sticks to try to contain Nala, who she said wasn&amp;rsquo;t being aggressive. &amp;ldquo;You could hear the dog screaming and crying in pain,&amp;rdquo; Fleischer said. &amp;ldquo;I did see one officer that had been extremely aggressive that did have his knee into her chest that was tightening the noose. It seemed (they were doing it) relentlessly and unnecessarily.&amp;rdquo; Fleischer then went into an ambulance, so she didn&amp;rsquo;t see what happened next. Police said the officers then secured Nala using a dog pole, and an officer assigned to the emergency services division, later identified as Officer Jeffrey Bolger, went much further. &amp;ldquo;Unfortunately, at some point after the dog was contained, one of our officers used a knife and cut the dog&amp;rsquo;s throat. This is outrageous and an unacceptable breach of our protocol,&amp;rdquo; Baltimore Police Deputy Commissioner Dean Palmere said. &amp;ldquo;We have no words to describe this. To say that we are appalled at the allegations, I think, is an understatement,&amp;rdquo; said Baltimore Police Deputy Commissioner Jerry Rodriguez. Commanders said they know of no reason for Bolger to use such force on a dog that was under control. Nala later died. &amp;ldquo;She was just the sweetest dog and would never hurt anyone. She was just scared that day, and through all of those events &amp;mdash; being scared and lost, thirsty, hungry &amp;mdash; yes I&amp;rsquo;m very sure that she bit someone, but the actions after that were not OK,&amp;rdquo; Gossard said. She told 11 News she didn&amp;rsquo;t find out until Wednesday that her dog was killed in such a violent way. &amp;ldquo;This dog had a collar around its neck with tags, with my phone number. It&amp;rsquo;s not OK,&amp;rdquo; Gossard said. Bolger, who was also charged with malfeasance in office, has been suspended without pay. He was released early Thursday on his own personal recognizance, 11 News learned Obviously, my anger is toward this police officer. I don&amp;rsquo;t want him to have his job. I don&amp;rsquo;t want him to be able to go out on calls and react like that to a person, to a dog, to anything. That&amp;rsquo;s not OK,&amp;rdquo; Gossard said. Police are also investigating whether other officers who knew of the incident followed procedure to report it. Commanders said they &amp;ldquo;caught wind of it Monday,&amp;rdquo; two days later. Bolger has been with Baltime PD since 1992. Following Bolgers arrest, Thomas Schmidt, 52, of Abingdon, was also arrested, charged and released Thursday in the case. According to charging documents, Schmidt is accused of holding down the dog while the other officer, Jeffrey Bolger, killed it.</text:p>
          </table:table-cell>
          <table:table-cell office:value-type="string">
            <text:p>http://www.wbaltv.com/news/police-dogs-throad-cut-officer-charged-with-animal-cruelty/26553714#!0Zozx</text:p>
          </table:table-cell>
          <table:table-cell office:value-type="string">
            <text:p>Nala</text:p>
          </table:table-cell>
          <table:table-cell office:value-type="string">
            <text:p>Jeffrey Bolger and Thomas Schmidt</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row>
        <table:table-row table:style-name="ro3">
          <table:table-cell office:value-type="float" office:value="88">
            <text:p>88</text:p>
          </table:table-cell>
          <table:table-cell office:value-type="string">
            <text:p>2013-06-30</text:p>
          </table:table-cell>
          <table:table-cell office:value-type="string">
            <text:p>California</text:p>
          </table:table-cell>
          <table:table-cell office:value-type="string">
            <text:p>Hawthorne</text:p>
          </table:table-cell>
          <table:table-cell office:value-type="string">
            <text:p>Hawthorne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Victim Max 2 year old Rottweiler. Leon Cordell Rosby, a 52-year-old man from Hawthorne, Calif., was walking his dog &amp;ldquo;Max&amp;rdquo; while watching a police response to a robbery on June 30. The California man was videotaping the showdown with his cell phone. Police accused him of disturbing the crime scene, and a video of the incident quickly went viral, garnering millions of views. As three officers approached him, Rosby put his Rottweiler in his car and allowed the police to apprehend him. But while he was being arrested, the dog jumped from an open car window, ran toward the officers and barked at them. One policeman shot the dog four times, causing the writhing Rottweiler to slowly bleed to death on the street. Rosby&amp;rsquo;s knees buckled as he cried out for the dying animal. The incident outraged animal lovers and animal rights activists across the country, and the Hawthorne Police Department received letters of condemnation and death threats. In response, the police department released a second video of the incident, which showed more of the officer&amp;rsquo;s actions before he shot the dog. More of Rosby&amp;rsquo;s taunts to police could also be heard in the clip. After the release of that video, Rosby allegedly went to the home of the witness who recorded it and &amp;ldquo;verbally confronted&amp;rdquo; her and her son, police told KTLA. Now, Rosby is facing additional charges for his reaction, and is being held until his court date. Despite the public outcry against the actions of the officers, Rosby was on Tuesday charged with two counts of intimidating a witness, two counts of dissuading a witness from prosecuting a crime, and two counts of making criminal threats &amp;ndash; all six of which are felonies. He was also charged with one misdemeanor count of resisting arrest. Mark Geragos, the attorney representing Rosby, told KTLA that police are trying to cover up the fact that they killed the Rottweiler by instead focusing on the wrongdoings of the defendant. &amp;ldquo;The videos have shown that these cops killed this dog for absolutely no reason,&amp;rdquo; Geragos said. &amp;ldquo;That&amp;rsquo;s precisely why the cops now are scrambling to try to get him convicted, get him into custody and do anything else in order to try and turn the spotlight away from their actions.&amp;rdquo; Rosby has sued the city of Hawthorne for the killing. The video of Max&amp;rsquo;s death at youtu.be/WDBZr4ie2AE went viral and currently has over 5,800,000 views. An online petition on change.org to request criminal charges against the three police involved in the shooting has 104970 signatures. http://www.change.org/p/police-unlawful-arrest-and-animal-brutality-prosecute-the-corrupted-hawthorne-cops</text:p>
            <text:p>A street protest for Max in front of the police station included over 100 protesters. http://articles.latimes.com/2013/jul/06/local/la-me-0707-police-dog-20130707</text:p>
            <text:p>Web an email traffic to the website of the Hawthorne city council was so heavy that the website crashed, preventing the council from posting their council meeting agenda and forcing them to cancel it.</text:p>
          </table:table-cell>
          <table:table-cell office:value-type="string">
            <text:p>http://losangeles.cbslocal.com/2013/07/01/viral-video-appears-to-show-hawthorne-police-fatally-shoot-dog/</text:p>
          </table:table-cell>
          <table:table-cell office:value-type="string">
            <text:p>Max</text:p>
          </table:table-cell>
          <table:table-cell office:value-type="string">
            <text:p>Three Unknown Police</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style-name="ro4">
          <table:table-cell office:value-type="float" office:value="89">
            <text:p>89</text:p>
          </table:table-cell>
          <table:table-cell office:value-type="string">
            <text:p>2010-11-07</text:p>
          </table:table-cell>
          <table:table-cell office:value-type="string">
            <text:p>Iowa</text:p>
          </table:table-cell>
          <table:table-cell office:value-type="string">
            <text:p>Des Moines</text:p>
          </table:table-cell>
          <table:table-cell office:value-type="string">
            <text:p>Des Moines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Newfoundland</text:p>
          </table:table-cell>
          <table:table-cell office:value-type="string">
            <text:p>A Des Moines couple whose dog was shot and killed by police 2 years ago is now suing the department in federal court. On Nov. 7, 2010, Deirdre and Charles Wright&amp;rsquo;s 115-pound, 3-year-old Newfoundland dog Rosie escaped their yard while the couple was away. A neighbor called 911 just after noon to report the dog was out, but did not say it was posing a threat to anyone. Police arrived at the Wrights home one hour later to find Rosie sitting in her owners&amp;rsquo; driveway. Dashcam video recorded one officer saying &amp;ldquo;You live here, don&amp;rsquo;t you?&amp;rdquo;Another said &amp;ldquo;Hate to kill him in his own yard,&amp;rdquo; according to the Wright&amp;rsquo;s lawsuit. After 10 minutes spent trying to catch Rosie with a catchpole, the lawsuit alleges one of the officers said &amp;ldquo;I say we just shoot him, kill him. He&amp;rsquo;s going to fight like a (expletive) once he&amp;rsquo;s tased. I can try to choke him out.&amp;rdquo; Witnesses say the dog sat in the Wrights driveway until an officer tased her, and then she ran southbound. Officers are then heard saying &amp;ldquo;Let&amp;rsquo;s just go shoot her.&amp;rdquo; The dog then ran into a neighbor&amp;rsquo;s fully fenced yard where officers shot her 4 times with an assault rifle.The owner of the property Rosie ran into has said &amp;ldquo;If I would of known what was going on I would of told the officers to leave. The dog could of stayed there&amp;hellip;for days.&amp;rdquo; Dashcam video shows that after the first shot, one of the officers shouted &amp;ldquo;Nice!&amp;rdquo; The Wrights say police violated their civil rights.&amp;ldquo;This is completely unacceptable and, in my opinion, was malicious,&amp;rdquo; said the Wright&amp;rsquo;s attorney Adam Karp. &amp;ldquo;We want to make sure it doesn&amp;rsquo;t happen again.&amp;rdquo; But police have said Rosie snarled and lunged at them while they tried to corral the dog. The Wrights say Rosie never bit anyone and had never been declared vicious or dangerous or violated any animal control regulation. Over the course of about an hour, the officers twice used a Taser on Rosie, chased her for blocks and ultimately shot the dog four times with an assault rifle in a stranger&amp;rsquo;s backyard.</text:p>
            <text:p>An internal investigation cleared the officers involved of any wrong doing. The department is not commenting on this pending lawsuit. The city settled the lawuit, paying $51000 http://seattletimes.com/html/localnews/2020398702_rosiesettlementxml.html</text:p>
          </table:table-cell>
          <table:table-cell office:value-type="string">
            <text:p>http://www.komonews.com/communities/desmoines/197537191.html</text:p>
          </table:table-cell>
          <table:table-cell office:value-type="string">
            <text:p>Rosie</text:p>
          </table:table-cell>
          <table:table-cell office:value-type="string">
            <text:p>Michael Graddon and Steven Wieland</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91">
            <text:p>91</text:p>
          </table:table-cell>
          <table:table-cell office:value-type="string">
            <text:p>2012-09-19</text:p>
          </table:table-cell>
          <table:table-cell office:value-type="string">
            <text:p>Florida</text:p>
          </table:table-cell>
          <table:table-cell office:value-type="string">
            <text:p>Hollywood</text:p>
          </table:table-cell>
          <table:table-cell office:value-type="string">
            <text:p>Hollywood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Victim pup-pup 4 year old &amp;quot;pit bull&amp;quot;. A Hollywood police officer shot and killed a pit bull in a resident&amp;#039;s back yard while searching for a man who had committed a strong armed robbery. It happened just before noon Wednesday in the 2300 block of Wiley Street. The 4-year-old male pit bull, named Pup-pup, was shot in the back yard of a home that he was trained to protect. &amp;quot;I just heard gunshots as I was walking back to the house,&amp;quot; said dog owner Antonio Williamson. It happened just after Williamson came outside to ask why so many police officers were parked in front of his house. They were looking for a man who had punched another guy in the face and stole his bike in front of a convenience store on Pembroke Road and 22nd Avenue. A witness followed the suspect to the area on Wiley Street and called 911. &amp;quot;The police suspected the robber may have gone into the back yard so they entered through a side gate. &amp;quot;When they got to the back yard, they were confronted by a pit bull,&amp;quot; said Hollywood Police Sgt. Lester Cochenour.</text:p>
            <text:p>The dog was shot multiple times and died in the back yard. Williamson was angry that officers didn&amp;#039;t knock first. He said Pup-pup was a humble dog and was great with kids, but was also trained to protect to his property. &amp;quot;There have been a lot of break ins around here, in this area for the last year and a half or so, and I have my dog out here just for that purpose,&amp;quot; Williamson told Local 10&amp;#039;s Roger Lohse. Lohse reported that there are no signs on the side of Williamson&amp;#039;s house indicating that a dog was in the backyard. Under the law, police are allowed to enter private property if they are pursuing or searching for a felony suspect.</text:p>
          </table:table-cell>
          <table:table-cell office:value-type="string">
            <text:p>http://www.local10.com/news/Hollywood-police-searching-for-robber-shoot-kill-dog/-/1717324/16749718/-/emiqfx/-/index.html</text:p>
          </table:table-cell>
          <table:table-cell office:value-type="string">
            <text:p>Pup-pup</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2">
            <text:p>92</text:p>
          </table:table-cell>
          <table:table-cell office:value-type="string">
            <text:p>2012-09-21</text:p>
          </table:table-cell>
          <table:table-cell office:value-type="string">
            <text:p>North Carolina</text:p>
          </table:table-cell>
          <table:table-cell office:value-type="string">
            <text:p>Fayetteville</text:p>
          </table:table-cell>
          <table:table-cell office:value-type="string">
            <text:p>Fayetteville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Mixed Breed</text:p>
          </table:table-cell>
          <table:table-cell office:value-type="string">
            <text:p>Victim 5 year old mixed breed. A family whose dog was shot when Fayetteville police raided their Clarendon Street home on Wednesday morning has filed a complaint against the officers. Department spokesman Gavin MacRoberts said the incident remained under investigation Friday. MacRoberts said it is standard procedure for the department to conduct an internal investigation of complaints regarding uses of force in any police matter. That investigation will look at whether police operated according to department standards. Christian Yepez and his family met with police Friday afternoon to discuss the matter, but MacRoberts said he could not share what was said because it relates to personnel matters. Yepez&amp;#039;s mother, Pennie Yepez, said about 11 people went to the police station Friday afternoon to ask police why the family dog was killed. She said police did not offer much insight as to what happened to lead to the dog&amp;#039;s death and family members left frustrated that their concerns were not being heard. MacRoberts said police entered the home to execute a search warrant as part of an investigation involving Yepez. He said the dog was shot after police entered, but it remained unclear what prompted police to fire on 5-year-old Nastradamus, a medium-sized mixed breed. &amp;quot;Details beyond that are part of the internal investigation and not being released,&amp;quot; MacRoberts said. Yepez was arrested after the raid and charged with misdemeanor possession of marijuana, possession of drug paraphernalia and maintaining a dwelling for controlled substances. MacRoberts said police seized less than 1.5 ounces of marijuana and two guns from the home. Pennie Yepez said she was not home during the raid. Her son was upstairs sleeping when police kicked in the front door about 7 a.m. and threw flash grenades, she said. The dog was sleeping on the couch by the front door, and, after police entered, the dog moved away from the door. &amp;quot;He was in the kitchen and (police) shot him three times,&amp;quot; she said. Pennie Yepez said the family had Nastradamus&amp;#039; body examined by a local veterinarian with x-rays to view the full scope of his injuries. She said there was a visible bullet hole in the dog&amp;#039;s neck, unexplained leg injuries and several broken bones.</text:p>
          </table:table-cell>
          <table:table-cell office:value-type="string">
            <text:p>http://www.fayobserver.com/articles/2012/09/21/1205829/?sac=fo.local</text:p>
          </table:table-cell>
          <table:table-cell office:value-type="string">
            <text:p>Nastradamus</text:p>
          </table:table-cell>
          <table:table-cell office:value-type="string">
            <text:p>Unknown SWAT team</text:p>
          </table:table-cell>
          <table:table-cell table:number-columns-repeated="5"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4">
          <table:table-cell office:value-type="float" office:value="95">
            <text:p>95</text:p>
          </table:table-cell>
          <table:table-cell office:value-type="string">
            <text:p>2013-04-09</text:p>
          </table:table-cell>
          <table:table-cell office:value-type="string">
            <text:p>South Carolina</text:p>
          </table:table-cell>
          <table:table-cell office:value-type="string">
            <text:p>Myrtle Beach</text:p>
          </table:table-cell>
          <table:table-cell office:value-type="string">
            <text:p>Horry County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etriever</text:p>
          </table:table-cell>
          <table:table-cell office:value-type="string">
            <text:p>Victim Hayden 10 year old retriever. A Myrtle Beach area woman, whose dog was shot and killed by an Horry County police officer, said her dog was not an aggressive animal. &amp;ldquo;It&amp;rsquo;s an absolute tragedy and it should have never happened,&amp;rdquo; said Christine Orlando, whose dog, Hayden, a 10-year-old rescue retriever was killed Tuesday morning when police were called to her apartment for a civil dispute. &amp;ldquo;He started nipping at one of the officer&amp;rsquo;s feet. That&amp;rsquo;s what he does. That&amp;rsquo;s his way of saying just back up. Not in a threatening way. He never lunged,&amp;rdquo; Orlando said Thursday morning. &amp;ldquo;He had never done any harm to anyone in his life. He was one of the most amazing animals. He did not need to die.&amp;rdquo; Horry County police were called about 5:15 a.m. Tuesday to an apartment at 913 Marshfield Circle for a civil complaint between two roommates regarding electricity being turned off, according to the report. The dog&amp;rsquo;s owner was arguing with her roommate because he shut off the power to their apartment.</text:p>
            <text:p>When the officer&amp;rsquo;s arrived, one officer knocked on the door and heard a dog barking, according to the report. When the dog owner opened the door, the black retriever, weighing about 100 pounds, charged out into the breezeway and attacked one of the officers, according to the report. The report stated the dog bit the other officer&amp;rsquo;s foot, while he yelled for the woman to get her dog, but the dog continued and ignored &amp;ldquo;any verbal or physical attempts of the complaint to restrain it,&amp;rdquo; according to the report. The officer tried to draw his gun, but was unable to do so because the woman &amp;ldquo;pushed down on his holster,&amp;rdquo; according to the report. Another officer asked the woman to restrain her dog and the dog briefly ran back into the open door of the apartment. Then it ran back out into the breezeway. One of the officers used his gun and shot the dog once in the head, which killed it, according to the report. The officers did not suffer any injuries during the incident and they called Horry County Environmental Services to take the dog for proper disposal. Horry County police Sgt. Robert Kegler said the incident was not under investigation. Orlando disputed the account in the police report and said she argued with her roommate about some money due on Thursday, so he shut off the power to the apartment. Orlando said instead of continuing the argument, she called police. The apartment was dark and Orlando said she was unaware her dog followed her from her bedroom when she went to answer the door for police. Orlando said her dog did not return to the apartment and she did not grab at an officer&amp;rsquo;s gun. &amp;ldquo;There was a lot of yelling involved with the officers, which heightened the circumstance,&amp;rdquo; Orlando said and noted her dog took note of the officer drawing his gun. &amp;ldquo;I immediately acted on impulse and jumped in front of the officer and begged please do not shoot my dog. . . As soon as a he had a clear shot, he shot my dog in the head.&amp;rdquo; Orlando said no blood was drawn and the officer&amp;rsquo;s uniforms were not damaged by her dog nipping at their feet. &amp;ldquo;My dog never returned back into that house. The only time my dog turned to come back into the house was when he came back in to die. I never pushed anybody&amp;rsquo;s gun back into the holster,&amp;rdquo; Orlando said. &amp;ldquo;This is just insane. They were called for a reason and it turned into an absolute nightmare.&amp;rdquo;</text:p>
          </table:table-cell>
          <table:table-cell office:value-type="string">
            <text:p>http://www.myrtlebeachonline.com/2013/04/11/3431709/myrtle-beach-woman-mourns-dogs.html</text:p>
          </table:table-cell>
          <table:table-cell office:value-type="string">
            <text:p>Hayden</text:p>
          </table:table-cell>
          <table:table-cell office:value-type="string">
            <text:p>Two Unknown Police</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7">
            <text:p>97</text:p>
          </table:table-cell>
          <table:table-cell office:value-type="string">
            <text:p>2012-08-25</text:p>
          </table:table-cell>
          <table:table-cell office:value-type="string">
            <text:p>New York</text:p>
          </table:table-cell>
          <table:table-cell office:value-type="string">
            <text:p>Buffalo</text:p>
          </table:table-cell>
          <table:table-cell office:value-type="string">
            <text:p>Erie County Sheriff&amp;rsquo;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When Rita Hairston&amp;#039;s husband died five years ago, she adopted a dog to keep her company and help her through an emotional time. Prada was 5-years-old at the time. The black Labrador Retriever became more than a pet, but a part of Hairston&amp;#039;s family. A companion. Last Saturday morning, she returned to her E. Morris Ave. house in University Heights in Buffalo and discovered her home had been broken into and Prada was missing. There was a puddle of blood on the floor and bullet holes in the door of a bedroom where Prada slept. But it was not a burglar who broke in. Hairston found a search warrant, signed by a judge, issued to the Erie County Sheriff&amp;#039;s Department, on her kitchen floor. Hairston said police raided her home, searching for cocaine, connected to a man named Lance Thompson. Hairston said she rents another home she owns to Thompson, who dates her daughter, but he does not live in her residence and she has absolutely no connection to his alleged illegal activities. A spokesperson for the sheriff&amp;#039;s office said they had probable cause to search Hairston&amp;#039;s residence because Thompson&amp;#039;s alleged drug activities were suspected to take place from Hairston&amp;#039;s house on occasion. The home which she rents to Thompson was also searched. Deputies were forced to shoot and kill Prada during the raid because he threatened them, the spokesman said. No drugs were recovered from Hairston&amp;#039;s home.</text:p>
          </table:table-cell>
          <table:table-cell office:value-type="string">
            <text:p>http://www.wkbw.com/news/Buffalo-Woman-Says-Police-Raided-Wrong-House-Killed-Her-Dog-168060566.html</text:p>
          </table:table-cell>
          <table:table-cell office:value-type="string">
            <text:p>Prada</text:p>
          </table:table-cell>
          <table:table-cell office:value-type="string">
            <text:p>Unknown SWAT team</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6">
          <table:table-cell office:value-type="float" office:value="98">
            <text:p>98</text:p>
          </table:table-cell>
          <table:table-cell office:value-type="string">
            <text:p>2003-01-01</text:p>
          </table:table-cell>
          <table:table-cell office:value-type="string">
            <text:p>Tennessee</text:p>
          </table:table-cell>
          <table:table-cell office:value-type="string">
            <text:p>Cookeville</text:p>
          </table:table-cell>
          <table:table-cell office:value-type="string">
            <text:p>Tennessee Highway Patrol and Cookeville Police Department </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N Highway patrol shot six year old Patton in the head with a shotgun during a traffic stop. Patton was shot in front of his owners James Smoak and his wife, Pamela and 17-year-old son Brandon, all of whom were handcuffed and ordered onto their knees. The family was stopped in relationship to a robbery that they had no involvement with. The event was caught on video. The tape shows the Smoaks pleaded with officers to close the doors of their car so their two dogs would not escape, but the officers did not heed them.</text:p>
            <text:p/>
            <text:p>Pamela Smoak is seen on the tape looking up at an officer, telling him slowly, &amp;quot;That dog is not mean. He won&amp;#039;t hurt you.&amp;quot;</text:p>
            <text:p/>
            <text:p>Her husband says, &amp;quot;I got a dog in the car. I don&amp;#039;t want him to jump out.&amp;quot; The tape then shows the Smoaks&amp;#039; medium-size brown dog romping on the shoulder of the Interstate, its tail wagging. As the family yells, the dog, named Patton, first heads away from the road, then quickly circles back toward the family.</text:p>
            <text:p>An officer in a blue uniform aims his shotgun at the dog and fires at its head, killing it immediately. Patton made no aggressive or furtive movements toward the officer who killed him. A federal court jury in 2008 awarded the family 9K in compensatory damages and 192K in attorneys fees, and the Smoaks settled with the City of Cookeville for 77,500 dollars in a separate lawsuit. After the Smoaks settled with the City of Cookeville, their lawsuit against the THP officers remained. The troopers argued in court that they were entitled to qualified immunity for their actions that day, and though a Tennessee district court denied them that status, they appealed, and a higher court granted it. But the higher court also found that Bush and Trooper Lt. Jerry Andrews did use excessive force against the handcuffed man that day. Since then, the case has been slowly making its way through the appeals court system, and a jury concluded that Andrews did not use excessive force that day, but that Bush did. Bush appealed that decision, and the latest ruling is a denial of that appeal. Noting that a jury has already ruled that Bush used excessive force that day and that essentially, no new evidence to the contrary has been presented, the 6th Circuit ruling says that Bush is asking us to do what the law flatly forbids to substitute our opinion for that of the jury based on a re-weighing and reinterpreting of the evidence. This we will not do.</text:p>
          </table:table-cell>
          <table:table-cell office:value-type="string">
            <text:p>http://www.cnn.com/2003/US/01/09/police.kill.dog/index.html?_s=PM:US</text:p>
          </table:table-cell>
          <table:table-cell office:value-type="string">
            <text:p>Patton</text:p>
          </table:table-cell>
          <table:table-cell office:value-type="string">
            <text:p>Eric Hall and David Bush</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4">
          <table:table-cell office:value-type="float" office:value="99">
            <text:p>99</text:p>
          </table:table-cell>
          <table:table-cell office:value-type="string">
            <text:p>2008-08-25</text:p>
          </table:table-cell>
          <table:table-cell office:value-type="string">
            <text:p>Oklahoma</text:p>
          </table:table-cell>
          <table:table-cell office:value-type="string">
            <text:p>Blanchard</text:p>
          </table:table-cell>
          <table:table-cell office:value-type="string">
            <text:p>Grady County Sheriff&amp;rsquo;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Grady County has agreed to pay $15,000 to a woman whose dog was shot to death last summer by a sheriff&amp;rsquo;s deputy who had stopped to ask for directions.</text:p>
            <text:p>Tammy Christopher initially asked for $25,000, claiming Deputy Sean Knight &amp;quot;grossly overreacted&amp;rdquo; when he killed the dog on Aug. 25. Her attorney, James B. Brunson of Oklahoma City, declined to comment on the settlement, citing a confidentiality agreement. A tort claim filed in September accused the Grady County Sheriff&amp;rsquo;s Department of trying to justify the shooting by claiming Christopher&amp;rsquo;s dog, Bruiser, had been aggressive. Christopher contended she never received any complaints about her dog, despite regular visits to her southern Grady County property by people looking to buy hay, according to the tort claim. Shooter Sean Knight had previous disciplinary issues with stealing from his police timesheet while working a second job: http://http//www.chickashanews.com/local/local_story_082111122.html</text:p>
          </table:table-cell>
          <table:table-cell office:value-type="string">
            <text:p>http://newsok.com/grady-county-pays-15000-over-slain-dog/article/3357712</text:p>
          </table:table-cell>
          <table:table-cell office:value-type="string">
            <text:p>Bruiser</text:p>
          </table:table-cell>
          <table:table-cell office:value-type="string">
            <text:p>Sean Knight</text:p>
          </table:table-cell>
          <table:table-cell table:number-columns-repeated="5"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01">
            <text:p>101</text:p>
          </table:table-cell>
          <table:table-cell office:value-type="string">
            <text:p>2011-09-13</text:p>
          </table:table-cell>
          <table:table-cell office:value-type="string">
            <text:p>Florida</text:p>
          </table:table-cell>
          <table:table-cell office:value-type="string">
            <text:p>Hialeah</text:p>
          </table:table-cell>
          <table:table-cell office:value-type="string">
            <text:p>Miami-Dade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A mother and daughter are livid after a Miami-Dade police officer shot and killed their pet dog despite warnings not to go on the property. Police were responding to a burglar alarm at the home near Hialeah when the incident occurred, Det. Edna Del Castillo said. Ozzy, a 140-pound Rottweiler, was in the backyard of the house. &amp;quot;He wouldn&amp;#039;t hurt anyone. He just looks big,&amp;quot; said Laura Samuelson, who has owned Ozzy for three years. &amp;quot;All he would do is lick you to death. They were laughing about it.&amp;quot; Samuelson said her dog was shot three times. Del Castillo said the dog charged the officers, who entered the backyard to investigate the house. Then the dog was shot, she said. The shooting is being looked into but officers are instructed not to go into a backyard if they are warned about a dog, she said. &amp;quot;If there is a dog, they are not going to enter,&amp;quot; Del Castillo said. But Samuelson&amp;#039;s neighbor, Fernando Perez, said he told the cops several times that Ozzy was roaming in the back. When the security alarm system at the home went off, Samuelson called Perez to check it out while she made the 20-minute drive to her house, he said. Perez said he knew not to go into the backyard because of the dog and when officers arrived, he warned them. &amp;quot;&amp;#039;Be careful. It&amp;rsquo;s a big dog,&amp;#039; I told them. They told me to go back to my house,&amp;quot; said Perez, who repeated the warning several more times. &amp;quot;Before I get to my driveway, I hear the two shots. They walked into the backyard with the guns in their hand. Then they ran from the backyard like they were scared or something.&amp;quot; Samuelson said she got Ozzy to protect the house and deter thieves. Police have not said what triggered the alarm.</text:p>
          </table:table-cell>
          <table:table-cell office:value-type="string">
            <text:p>http://www.nbcmiami.com/news/local/Owners-Angry-After-Cops-Shoot-Dog-129538398.html</text:p>
          </table:table-cell>
          <table:table-cell office:value-type="string">
            <text:p>Ozzy</text:p>
          </table:table-cell>
          <table:table-cell office:value-type="string">
            <text:p>Two Unknown Polic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03">
            <text:p>103</text:p>
          </table:table-cell>
          <table:table-cell office:value-type="string">
            <text:p>2012-01-10</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an uncorroborated statement from the shooter: Miami-Dade police spokesman Det. Alvaro Zabaleta said officers were conducting an on-going undercover narcotics investigation involving a marijuana grow house located in the 14700 block of SW 178th Terrace on Wednesday. Police said the officers had received permission from the owner to enter the residence and search it. As the officers entered the home, a large dog charged at them and bit one of the officers in the leg. The officer then shot and killed the dog. The injured officer was taken to an area hospital to be treated for the bite wound. The homeowner and a second person were both taken into custody to face marijuana distribution charges.</text:p>
          </table:table-cell>
          <table:table-cell office:value-type="string">
            <text:p>http://miami.cbslocal.com/2012/01/11/miami-dade-cop-shot-killed-dog-after-it-attacked/</text:p>
          </table:table-cell>
          <table:table-cell office:value-type="string">
            <text:p>Unknown</text:p>
          </table:table-cell>
          <table:table-cell office:value-type="string">
            <text:p>Unknown SWAT team</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Plain Clothes</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05">
            <text:p>105</text:p>
          </table:table-cell>
          <table:table-cell office:value-type="string">
            <text:p>2004-02-06</text:p>
          </table:table-cell>
          <table:table-cell office:value-type="string">
            <text:p>Indiana</text:p>
          </table:table-cell>
          <table:table-cell office:value-type="string">
            <text:p>Anderson</text:p>
          </table:table-cell>
          <table:table-cell office:value-type="string">
            <text:p>Anders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It began on February 5 just after six o&amp;#039;clock. Six-year-old Xavier was late returning home. That&amp;#039;s when Anderson police arrived at the scene of a missing person. Linda Hall explains, &amp;quot;I put Max, that&amp;#039;s my black lab, in the first bedroom and I shut the bedroom door.&amp;quot;</text:p>
            <text:p>Anderson Deputy Police Chief Mark Yeskie continues, &amp;quot;The second officer had canvassed the neighborhood and wanted to go back in the house to check if the boy was maybe sleeping. He said, &amp;#039;The dog is locked up?&amp;#039;&amp;quot; Hall says, &amp;quot;When I came back I said, &amp;#039;What happened?&amp;#039; He said, &amp;#039;Well, I&amp;#039;ve got good new and bad news. Your grandson came home. Bad news is we shot your dog.&amp;#039;&amp;quot; But the story doesn&amp;#039;t end there. Xavier&amp;#039;s mother, 26-year-old Andrea Hill, suffered from epilepsy and, according to the family, &amp;quot;Max was well trained for seizure activity. Max could grab my arm and that was my way of knowing.&amp;quot; But on February 28 Linda Hall had no way of knowing. She found her daughter dead in the hallway just feet away from where their dog was shot to death 23 days before. &amp;quot;There was no reason for that officer to shoot my dog. If he hadn&amp;#039;t we would not have buried my daughter.&amp;quot; Deputy Chief Yeskie says, &amp;quot;If there is some relationship between the dog and woman dying, we&amp;#039;re sorry, but the dog would have seriously injured the officer if he hadn&amp;#039;t taken the action he did.&amp;quot; Now, the family says they&amp;#039;ll be taking some action of their own, in court. Anderson Police say they were not aware the dog was medically trained until after Andrea passed away. Andrea&amp;#039;s family says they medically trained the dog themselves and told police that from the beginning.</text:p>
          </table:table-cell>
          <table:table-cell office:value-type="string">
            <text:p>http://www.wthr.com/story/1694314/did-dogs-death-lead-to-owners-death</text:p>
          </table:table-cell>
          <table:table-cell office:value-type="string">
            <text:p>Max</text:p>
          </table:table-cell>
          <table:table-cell office:value-type="string">
            <text:p>Unknow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3">
            <text:p>3</text:p>
          </table:table-cell>
          <table:table-cell office:value-type="float" office:value="0">
            <text:p>0</text:p>
          </table:table-cell>
          <table:table-cell table:number-columns-repeated="4" office:value-type="float" office:value="2">
            <text:p>2</text:p>
          </table:table-cell>
        </table:table-row>
        <table:table-row table:style-name="ro1">
          <table:table-cell office:value-type="float" office:value="106">
            <text:p>106</text:p>
          </table:table-cell>
          <table:table-cell office:value-type="string">
            <text:p>2008-03-07</text:p>
          </table:table-cell>
          <table:table-cell office:value-type="string">
            <text:p>Missouri</text:p>
          </table:table-cell>
          <table:table-cell office:value-type="string">
            <text:p>Columbia</text:p>
          </table:table-cell>
          <table:table-cell office:value-type="string">
            <text:p>Columbia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Columbia, MO SWAT team serving a search warrant for marijuana on 03.07.2008 at the home of Mr. Jonathan March. Mr. March had no prior felony convictions at the time of the raid. During the raid, 5 concussion grenades were exploded in and around the home. One of the grenades exploded near the feet of the young lady visitor seen in the video who at the time was seated on the couch. Two additional grenades were exploded subsequent to the arrest on the premise that the CPD needed to prove that the previous 5 grenades had done no damage. The grenades left clear charred remains on the carpet and other areas of the home. During sworn testimony, the SWAT officers who executed this raid acknowledged that they had shot to death two dogs with their machine guns. Both dogs were shot in the back while retreating. One of the dogs is shot at around 6:30 as an officer tops the stairs, passes a suspect on the floor and steps into a bedroom. You can see a glimpse of the dead dog as the officer stands in the doorway. The dog is obviously facing away from the officer. At6:55 you can see another injured dog struggling in the hall. It is important to note that this raid took place before Chief Ken Burton accepted his position with the CPD. Due to the overwhelming public outcry stemming from a more recent yet similar raid under his command, Chief Burton has reigned in the use of his SWAT team to serve search warrants for non-violent crimes and criminals.</text:p>
          </table:table-cell>
          <table:table-cell office:value-type="string">
            <text:p>http://www.liveleak.com/view?i=4a2_1382811360#R35e60YDe5Ykamhp.99</text:p>
          </table:table-cell>
          <table:table-cell office:value-type="string">
            <text:p>Two Unknown Dogs</text:p>
          </table:table-cell>
          <table:table-cell office:value-type="string">
            <text:p>Unknown SWAT team</text:p>
          </table:table-cell>
          <table:table-cell office:value-type="float" office:value="2">
            <text:p>2</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7">
            <text:p>107</text:p>
          </table:table-cell>
          <table:table-cell office:value-type="string">
            <text:p>2010-02-01</text:p>
          </table:table-cell>
          <table:table-cell office:value-type="string">
            <text:p>Missouri</text:p>
          </table:table-cell>
          <table:table-cell office:value-type="string">
            <text:p>Columbia</text:p>
          </table:table-cell>
          <table:table-cell office:value-type="string">
            <text:p>Columbia Police Department</text:p>
          </table:table-cell>
          <table:table-cell table:number-columns-repeated="2" office:value-type="float" office:value="2">
            <text:p>2</text:p>
          </table:table-cell>
          <table:table-cell office:value-type="float" office:value="1">
            <text:p>1</text:p>
          </table:table-cell>
          <table:table-cell office:value-type="string">
            <text:p>Corgi and Pit Bull</text:p>
          </table:table-cell>
          <table:table-cell office:value-type="string">
            <text:p>SWAT team breaks into home of the Whitworth family, fires seven rounds at family&amp;#039;s pit bull and corgi as a seven-year-old child looks on. One dog died, the other survived. Police found a &amp;quot;small amount&amp;quot; of marijuana, enough for a misdemeanor charge. The parents were then charged with child endangerment. The Whitworth sued the city of Columbia only to have U.S. District Judge Nanette Laughrey grant the defendants&amp;rsquo; request for a summary judgment, dismissing all counts alleged against the city of Columbia and the 12 police officers who were on the scene during the SWAT raid. A video of the even went viral, garnering over a million views on Youtube before being removed from Youtube.</text:p>
          </table:table-cell>
          <table:table-cell office:value-type="string">
            <text:p>http://www.columbiatribune.com/news/local/judge-dismisses-lawsuit-over-swat-raid/article_46a9845f-d9d2-5caa-a68d-5a42d34948bf.html</text:p>
          </table:table-cell>
          <table:table-cell office:value-type="string">
            <text:p>Unknown</text:p>
          </table:table-cell>
          <table:table-cell office:value-type="string">
            <text:p>Unknown SWAT team (12 members)</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08">
            <text:p>108</text:p>
          </table:table-cell>
          <table:table-cell office:value-type="string">
            <text:p>2011-06-09</text:p>
          </table:table-cell>
          <table:table-cell office:value-type="string">
            <text:p>Tennessee</text:p>
          </table:table-cell>
          <table:table-cell office:value-type="string">
            <text:p>Jacksboro</text:p>
          </table:table-cell>
          <table:table-cell office:value-type="string">
            <text:p>Knoxville Police Department and Campbell County Animal Control</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Elko was a drug dog that had assisted in finding 125 pounds of pot and more than a thousand grams of cocaine. Elko escaped from the kennel he was being kept in during a bad storm, it then went and attacked Gora Watts, a 70-year-old woman, in her own garage. Her husband attempted to defend her with a tree-trimming pole before an animal control officer appeared on the scene and shot him. At the time, no one knew he was a police dog. Elko was about <text:s/>18 months old when the police department got him at a cost of around $4,500. The police department says Elko was International Police Working Dog Association certified in March. Hemyari also says the interaction between the bite victim and the dog could help explain why it attacked. </text:p>
          </table:table-cell>
          <table:table-cell office:value-type="string">
            <text:p>http://www.wate.com/story/14879529/knoxville-police-k9-shot-and-killed-in-campbell-county</text:p>
          </table:table-cell>
          <table:table-cell office:value-type="string">
            <text:p>Elko</text:p>
          </table:table-cell>
          <table:table-cell office:value-type="string">
            <text:p>Jonathan Chadwell and unknown Animal Control Officer</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3">
          <table:table-cell office:value-type="float" office:value="109">
            <text:p>109</text:p>
          </table:table-cell>
          <table:table-cell office:value-type="string">
            <text:p>2010-09-28</text:p>
          </table:table-cell>
          <table:table-cell office:value-type="string">
            <text:p>California</text:p>
          </table:table-cell>
          <table:table-cell office:value-type="string">
            <text:p>Oakland</text:p>
          </table:table-cell>
          <table:table-cell office:value-type="string">
            <text:p>Oak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11yo</text:p>
          </table:table-cell>
          <table:table-cell office:value-type="string">
            <text:p>Victim Gloria was a Labrador with hip-dysplasia and arthritis. Mary Kate Hallock arrived at her Oakland hills home after running errands Tuesday and found a blue note fluttering on her front door. &amp;quot;Oakland police responded to your residence to investigate a burglar alarm,&amp;quot; the handwritten note read. &amp;quot;While circling the rear perimeter, lab advanced on officers in a threatening manner before being shot and killed.&amp;quot;</text:p>
            <text:p>&amp;quot;Lab&amp;quot; was Gloria, an 11-year-old, arthritic yellow Labrador Hallock&amp;#039;s family had owned since she was a puppy. Oakland police shot Gloria three times with a 40-caliber Glock handgun in the family&amp;#039;s backyard while responding to a false burglar alarm at the property. The dog, police said, growled and barked at them. &amp;quot;I probably read that note 10 times,&amp;quot; Hallock, an Oakland preschool teacher, said Thursday. &amp;quot;I was incredulous. Gloria&amp;#039;s never bit anyone. She&amp;#039;s just a gentle old dog, a classic Lab, always wagging her tail.&amp;quot; Oakland police defended the shooting as a necessary action. The dog apparently tripped the alarm around noon, and the police showed up a few minutes later.</text:p>
            <text:p>As officers circled the house, they saw the back door open and thought an intruder was inside, Thomason said. At that point, Gloria allegedly growled and barked at the officers, and one of the officers fired three rounds, all of which hit the dog - at least one in the head. Police declined to name the officer who fired his weapon. The officer has not been placed on leave and continues to work, Thomason said. &amp;quot;This situation was very unusual,&amp;quot; Thomason said, noting that officers usually encounter aggressive dogs in backyards during chases. &amp;quot;It was a very unfortunate but necessary action.&amp;quot;</text:p>
          </table:table-cell>
          <table:table-cell office:value-type="string">
            <text:p>http://www.sfgate.com/bayarea/article/Answering-alarm-Oakland-police-kill-family-dog-3251501.php</text:p>
          </table:table-cell>
          <table:table-cell office:value-type="string">
            <text:p>Gloria</text:p>
          </table:table-cell>
          <table:table-cell office:value-type="string">
            <text:p>Victor Garcia</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0">
            <text:p>110</text:p>
          </table:table-cell>
          <table:table-cell office:value-type="string">
            <text:p>2010-05-01</text:p>
          </table:table-cell>
          <table:table-cell office:value-type="string">
            <text:p>California</text:p>
          </table:table-cell>
          <table:table-cell office:value-type="string">
            <text:p>Oakland</text:p>
          </table:table-cell>
          <table:table-cell office:value-type="string">
            <text:p>Oakland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Deer</text:p>
          </table:table-cell>
          <table:table-cell office:value-type="string">
            <text:p>Police shot a baby deer that had leapt over a fence into a backyard on the 1700 block of 90th Avenue in East Oakland. When the deer did not die right away, police continued to fire at the animal. The incident was captured on video by a neighbor and ignited a furor from residents and wildlife advocates: www.youtube.com/watch?v=SUlqEuMSPwo</text:p>
          </table:table-cell>
          <table:table-cell office:value-type="string">
            <text:p>http://abc7news.com/archive/7420987/</text:p>
          </table:table-cell>
          <table:table-cell office:value-type="string">
            <text:p>Bambi</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row>
        <table:table-row table:style-name="ro3">
          <table:table-cell office:value-type="float" office:value="111">
            <text:p>111</text:p>
          </table:table-cell>
          <table:table-cell office:value-type="string">
            <text:p>2010-06-15</text:p>
          </table:table-cell>
          <table:table-cell office:value-type="string">
            <text:p>District of Columbia</text:p>
          </table:table-cell>
          <table:table-cell office:value-type="string">
            <text:p>Washington D.C.</text:p>
          </table:table-cell>
          <table:table-cell office:value-type="string">
            <text:p>Washington D.C. Metropolita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and Pitbull mix 13yo</text:p>
          </table:table-cell>
          <table:table-cell office:value-type="string">
            <text:p>Owner is 62-year-old Boston grandmother Marietta Robinson. After inviting police into her home to look for her 28-year-old grandson &amp;mdash; who hasn&amp;#039;t lived at that address for years &amp;mdash; on drug-related concerns, Robinson put her 13-year-old pit bull/German shepherd mix named Wrinkles in the bathroom. I asked his permission, &amp;quot;May I put my dog in the bathroom, or in the backyard?&amp;quot;</text:p>
            <text:p>He said, &amp;quot;Go ahead and put her in the bathroom &amp;mdash; we ain&amp;#039;t going to hurt her.&amp;quot;</text:p>
            <text:p>Of course, while police were doing that whole &amp;quot;search every room&amp;quot; thing, they stumbled upon the bathroom, and were unsavagely not-attacked by Wrinkles. Two officers proceeded to shoot Wrinkles multiple times until dead. Robinson is suing the Metro police seeking $1.5 million in damages. </text:p>
          </table:table-cell>
          <table:table-cell office:value-type="string">
            <text:p>http://www.wjla.com/articles/2012/02/woman-files-lawsuit-against-mpd-for-shooting-dog-73106.html</text:p>
          </table:table-cell>
          <table:table-cell office:value-type="string">
            <text:p>Wrinkles</text:p>
          </table:table-cell>
          <table:table-cell office:value-type="string">
            <text:p>Kelly Baker James Boteler Christian Glynn Vincent Hopkins Adam Johnston Adrian Ledesma Richard McLeod Sarah Pazzat and Kimberly Selby</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112">
            <text:p>112</text:p>
          </table:table-cell>
          <table:table-cell office:value-type="string">
            <text:p>2014-08-21</text:p>
          </table:table-cell>
          <table:table-cell office:value-type="string">
            <text:p>Arkansas</text:p>
          </table:table-cell>
          <table:table-cell office:value-type="string">
            <text:p>Alexander</text:p>
          </table:table-cell>
          <table:table-cell office:value-type="string">
            <text:p>Alexander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astiff and Shar Pei mix</text:p>
          </table:table-cell>
          <table:table-cell office:value-type="string">
            <text:p>A family is grieving tonight over the loss of their dog shot by an Alexander police officer on Thursday. The officer says he felt threatened, but the dog&amp;#039;s owners&amp;#039; say something else. In a police report, issued by the Alexander Police Department, the officer describes a vicious dog that came at him. But the pet&amp;#039;s owners say that&amp;#039;s just not true. They call the Mastiff/Shar-Pei mix a sweet dog with a big bark, but no bite. Linda Barton says she saw an Alexander police officer shoot her dog in the head. Barton says police came to her home after she called about an issue involving her grandson. She says the issue was never resolved and now Barton faces another one. Her granddaughter Kailey Northern said, &amp;quot;She was just beside herself. She was just traumatized. She was just crying and screaming on the phone he shot my dog, he shot my dog.&amp;quot; Barton said the dog, named Boo, got away from her and circled the officer with his tail wagging. She says he was being protective but never tried to hurt the officer. But the police report states something different. The officer says the dog ran aggressively towards him. He says he couldn&amp;#039;t get back in his car and as a last resort fired one shot at the dog to stop the threat. But Boo was still alive. Northern said, &amp;quot;It was inhumane how he went about the situation.&amp;quot; The family says the officer left the home, not offering to help the suffering dog. After calling local vets, the pet owners realized he wouldn&amp;#039;t survive and put Boo down. The family would like to talk to the Alexander Police Department about their policies on aggressive dogs and perhaps making some changes so this doesn&amp;#039;t happen again. We did talk to the police chief briefly about this incident, he sent us a news release on the police report yesterday. But today, we could not get a hold of him to answer questions on the department&amp;#039;s aggressive dog policy and training.</text:p>
          </table:table-cell>
          <table:table-cell office:value-type="string">
            <text:p>http://www.arkansasmatters.com/story/d/story/family-looking-for-answers-after-officer-shoots-do/30952/2D2UFOo830KHTpDIQ1TUlQ</text:p>
          </table:table-cell>
          <table:table-cell office:value-type="string">
            <text:p>Boo</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14">
            <text:p>114</text:p>
          </table:table-cell>
          <table:table-cell office:value-type="string">
            <text:p>2014-02-15</text:p>
          </table:table-cell>
          <table:table-cell office:value-type="string">
            <text:p>Florida</text:p>
          </table:table-cell>
          <table:table-cell office:value-type="string">
            <text:p>Riviera Beach</text:p>
          </table:table-cell>
          <table:table-cell office:value-type="string">
            <text:p>Riviera Beach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og was taken to a veterinarian at the Paws 2 Help Clinic in West Palm Beach after being shot by two Riviera Beach police officers. The officers said they felt threatened when the pit bull charged at them. Representatives at the Paws 2 Help Clinic said they&amp;#039;ve taken in at least three dogs recently who have been shot by police. They said the key is to get the bullet out as fast as possible.Authorities said the police officers in Saturday&amp;#039;s incident said they were responding to the owner&amp;#039;s home to deal with a mentally unstable relative. They said when they knocked at the door, the dog charged at them from the yard, and they were forced to open fire.The pit bull was hit multiple times. The veterinarian will likely have to remove one of the dog&amp;#039;s legs.The 14-month-old dog&amp;#039;s owner said the animal, named Buddy, was just running up to the officers to greet them. The owner said he likely won&amp;#039;t be able to afford the veterinarian bill and hopes to file a complaint with police.</text:p>
          </table:table-cell>
          <table:table-cell office:value-type="string">
            <text:p>http://www.wpbf.com/news/south-florida/palm-beach-county-news/dog-shot-by-riviera-beach-police/24505488</text:p>
          </table:table-cell>
          <table:table-cell office:value-type="string">
            <text:p>Buddy</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15">
            <text:p>115</text:p>
          </table:table-cell>
          <table:table-cell office:value-type="string">
            <text:p>2013-04-29</text:p>
          </table:table-cell>
          <table:table-cell office:value-type="string">
            <text:p>Florida</text:p>
          </table:table-cell>
          <table:table-cell office:value-type="string">
            <text:p>Fort Myers</text:p>
          </table:table-cell>
          <table:table-cell office:value-type="string">
            <text:p>Fort Myer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 of the shooter and his partner: <text:s/>Last night officers went to a Bell Street home ready for anything. What they got was a pack of angry dogs heading straight for them.</text:p>
            <text:p>Two dogs are now locked in cages after they were caught up in a domestic dispute. It all started at a home on the 4900 block of Bell Street in Fort Myers. That&amp;#039;s where police responded to a call for help Monday night. &amp;quot;It was a call to burglary in progress and possibly a sexual assault that had occurred,&amp;quot; said Capt. Jim Mulligan, Fort Myers Police Department. When officers arrived they found a woman screaming someone was in the house with a gun. As they tried to go inside, three large pit bulls rushed them at the door. &amp;quot;One officer, fearing that he was in jeopardy from the dog biting him, drew his weapon and fired one round striking one of the dogs,&amp;quot; Mulligan said. It was a quick decision Mulligan says the officers are trained to make. &amp;quot;He&amp;#039;s there to protect himself the other officers and whoever else if the dog happens to run past him so its about protecting himself first because the dog is bearing down on him and he doesn&amp;#039;t want to get hurt,&amp;quot; Mulligan said. We tried the residence to see if anyone would talk to us about what happened, but no one was home. In the end, officers arrested the man they found inside the house. Officers say he was carrying a loaded gun and he was later Baker Acted. After he was taken into custody he told cops his dogs were trained to attack. The other two dogs are now with Lee County Animal Services. Officials say it&amp;#039;s too early to tell their temperaments. The shelter will be their new home until they can be evaluated and possibly put up for adoption. We looked up some stats on how often Fort Myers officers discharge their weapons. We found between 2009 and 2011 the department totaled 15 shooting incidents --with only eight of those being against animals. The shelter will take ownership of the dogs after five days if no one comes to claim them.</text:p>
          </table:table-cell>
          <table:table-cell office:value-type="string">
            <text:p>http://www.nbc-2.com/story/22125048/fort-myers-police-shoot-kill-attacking-dog#.U_8_QPldXW4</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4">
          <table:table-cell office:value-type="float" office:value="116">
            <text:p>116</text:p>
          </table:table-cell>
          <table:table-cell office:value-type="string">
            <text:p>2014-01-20</text:p>
          </table:table-cell>
          <table:table-cell office:value-type="string">
            <text:p>Florida</text:p>
          </table:table-cell>
          <table:table-cell office:value-type="string">
            <text:p>Merritt Island</text:p>
          </table:table-cell>
          <table:table-cell office:value-type="string">
            <text:p>Brevard County Sheriff&amp;rsquo;s Department </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Merritt Island family is looking for answers Monday after they say a Brevard County Sheriff&amp;#039;s deputy shot and killed their family dog. The sheriff&amp;#039;s office says they responded to the neighborhood after someone called 911 reporting a toddler was left unattended and wandering around near the street, but the family says the mother was in the car port and knew where the 2-year-old was the entire time. &amp;quot;There is no reason why he should&amp;#039;ve done that. What he should&amp;#039;ve done is talk to the person in the car port that was 15 feet away. It was totally uncalled for,&amp;quot; said neighbor Josh Petelle. According to the sheriff&amp;#039;s office, the dog was acting aggressive when the deputy approached the young boy, but family members say Brownie, a 5-year-old female pit bull, has always been protective of all 5 kids, especially the youngest, who witnesses say was just feet from where the deputy fired his shots. When the deputy arrived, witnesses said the deputy walked up to the home with his gun drawn and fired two shots at Brownie, feet from where they 2-year-old boy was sitting in his stroller. &amp;quot;The dog&amp;#039;s first thought is hey you&amp;#039;re walking up to me with a gun and the dog growls. The dog didn&amp;#039;t lunge at him, the dog didn&amp;#039;t do anything. The dog just growled and then he put two bullets in him,&amp;quot; said family member Robert Gringas.</text:p>
            <text:p>The family says they&amp;#039;re relieved the toddler wasn&amp;#039;t injured, but are left wondering why the deputy felt he needed to pull the trigger, killing their family pet. &amp;quot;It&amp;#039;s very sad because we had her for so long,&amp;quot; said 12-year-old Jordan. The 2-year-old was not injured and the family says they will be filing a complaint with the sheriff&amp;#039;s office. The deputy finished his shift and won&amp;#039;t be put on administrative leave, according to BCSO.</text:p>
          </table:table-cell>
          <table:table-cell office:value-type="string">
            <text:p>http://www.clickorlando.com/news/brevard-county-deputy-shoots-kills-dog-in-front-of-toddler-family-says/24021094</text:p>
          </table:table-cell>
          <table:table-cell office:value-type="string">
            <text:p>Brown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117">
            <text:p>117</text:p>
          </table:table-cell>
          <table:table-cell office:value-type="string">
            <text:p>2013-12-27</text:p>
          </table:table-cell>
          <table:table-cell office:value-type="string">
            <text:p>Florida</text:p>
          </table:table-cell>
          <table:table-cell office:value-type="string">
            <text:p>Holly Hill</text:p>
          </table:table-cell>
          <table:table-cell office:value-type="string">
            <text:p>Holly Hill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text:p>
          </table:table-cell>
          <table:table-cell office:value-type="string">
            <text:p>A dog owner is demanding a Holly Hill police officer&amp;#039;s badge, after that officer shot his dog while serving a warrant to the wrong house. &amp;quot;She was shot in the face and the neck and her side right here,&amp;quot; Richard Stotler told FOX 35. Lady was shot late Friday night in the backyard of Stotler&amp;#039;s home. According to a statement by Holly Hill Police, officers came to the Elsie Avenue house to serve a woman with a warrant for prostitution charges. The problem is; the woman doesn&amp;#039;t live there anymore. Stotler moved in after her, and said he has no idea who the woman is. </text:p>
            <text:p>He added when he told police, they didn&amp;#039;t listen; going through the gate around the back of the house, where they found Lady and Stotler&amp;#039;s other dog.</text:p>
            <text:p>Police said Lady was &amp;quot;aggressively lunging&amp;quot; at the officer when he opened fire, something Stotler finds hard to believe. &amp;quot;She&amp;#039;s a big baby,&amp;quot; he said, &amp;quot;She&amp;#039;s a big teddy bear, she sleeps with me every night, she&amp;#039;s just a big baby, everybody loves her.&amp;quot; Lady is on three different pain medications, with part of a bullet still lodged in her ear canal, and other wounds Stotler isn&amp;#039;t sure will heal. &amp;quot;She&amp;#039;s just traumatized. She won&amp;#039;t even come outside at night anymore at all.&amp;quot; He told Fox 35, when the police realized their mistake, they offered to foot the vet bill. He wants the officer fired. &amp;quot;This is something that should have been avoided. It should have never happened.&amp;quot; Holly Hill Police said they are still investigating what happened, and haven&amp;#039;t released the officer&amp;#039;s name or whether he will face any disciplinary action. Stotler has contacted various animal rights groups about the shooting. He also started a Facebook page called Justice for Lady. Supporters are planning a protest at city hall on New <text:s/>Year&amp;#039;s Day calling for action.</text:p>
          </table:table-cell>
          <table:table-cell office:value-type="string">
            <text:p>http://www.myfoxorlando.com/story/24330860/holly-hill-police-shoot-dog-while-serving-warrant-to-wrong-house</text:p>
          </table:table-cell>
          <table:table-cell office:value-type="string">
            <text:p>Lady</text:p>
          </table:table-cell>
          <table:table-cell office:value-type="string">
            <text:p>Heather Thornton and Bernard Goshay</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18">
            <text:p>118</text:p>
          </table:table-cell>
          <table:table-cell office:value-type="string">
            <text:p>2014-08-06</text:p>
          </table:table-cell>
          <table:table-cell office:value-type="string">
            <text:p>California</text:p>
          </table:table-cell>
          <table:table-cell office:value-type="string">
            <text:p>Stockton</text:p>
          </table:table-cell>
          <table:table-cell office:value-type="string">
            <text:p>Stock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uncorroborated statement from the shooter: According to the Stockton Police Department, the first violent incident happened a little after 5 p.m. along the 800 block of South California Street. Police say that two men got into some sort of argument that escalated to a stabbing. The man stabbed was taken to the hospital, but was later pronounced dead. Police are still investigating the incident and surveillance footage (attached above) of the suspect was released Thursday morning. Neighbors later called police to report that they believed the man lived along the 1300 block of Grant Street. Officers soon showed up and found the suspect in the front yard of a home. Police say a pit bull charged them as they approached the yard, forcing officers to open fire and kill the dog. After the shooting, officers took the suspect into custody without further incident. The suspect arrested has not been identified.</text:p>
          </table:table-cell>
          <table:table-cell office:value-type="string">
            <text:p>http://sacramento.cbslocal.com/2014/08/07/police-report-homicide-among-violent-incidents-in-stockton-overnight/</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119">
            <text:p>119</text:p>
          </table:table-cell>
          <table:table-cell office:value-type="string">
            <text:p>2014-08-09</text:p>
          </table:table-cell>
          <table:table-cell office:value-type="string">
            <text:p>Maine</text:p>
          </table:table-cell>
          <table:table-cell office:value-type="string">
            <text:p>Medway</text:p>
          </table:table-cell>
          <table:table-cell office:value-type="string">
            <text:p>East Millinocket Police Department, Lincol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s Jake, a Labrador retriever mix shot by a police officer last week continues to heal, his owner Frank T. Bishop says he&amp;#039;s mulling an offer from the town of East Millinocket&amp;#039;s insurance company to pay the dog&amp;#039;s veterinary bills. Trident Insurance Services sent a letter to Bishop dated Aug. 14, offering to cover a $1,026 invoice submitted to the town for emergency veterinary services to date. &amp;quot;The town&amp;#039;s insurance company called me and said they were willing to pay his vet bills,&amp;quot; Bishop said Monday.</text:p>
            <text:p>Bishop, however, said he wants insurance to cover all expenses until Jake recovers fully, as he he fears that complications from the shooting, such as infection, could end up costing him more than the initial invoice. Officials from Trident and the town of East Millinocket didn&amp;#039;t immediately return telephone messages seeking comment on Monday. The shooting occurred Aug. 9 at Bishop&amp;#039;s home, when Officer Anthony Redmond came to his house in response to a hit-and-run accident at Bangor Savings Bank on Aug. 9. East Millinocket Police Chief Cameron McDunnah said that the dog was charging at Redmond when Redmond fired one shot. He described Redmond as an experienced officer who responded appropriately and only fired after repeatedly yelling to Bishop to call off his dog. Bishop contested this account, saying the dog went through the door with him and that he did not hear Redmond say anything to him except to ask, &amp;quot;Are you Frank?&amp;quot; Jake is healing well, Bishop said. &amp;quot;He&amp;#039;s sleeping a lot but acting like nothing happened to him. I can&amp;#039;t even understand why. He is just a tough dog physically,&amp;quot; Bishop said.</text:p>
          </table:table-cell>
          <table:table-cell office:value-type="string">
            <text:p>http://insurancenewsnet.com/oarticle/2014/08/18/just-a-tough-dog-town-offers-to-cover-vet-bills-of-medway-dog-shot-by-police--a-545283.html#.U_9DsfldXW4</text:p>
          </table:table-cell>
          <table:table-cell office:value-type="string">
            <text:p>Jake</text:p>
          </table:table-cell>
          <table:table-cell office:value-type="string">
            <text:p>Anthony Redmond</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120">
            <text:p>120</text:p>
          </table:table-cell>
          <table:table-cell office:value-type="string">
            <text:p>2014-08-13</text:p>
          </table:table-cell>
          <table:table-cell office:value-type="string">
            <text:p>North Carolina</text:p>
          </table:table-cell>
          <table:table-cell office:value-type="string">
            <text:p>Charlotte</text:p>
          </table:table-cell>
          <table:table-cell office:value-type="string">
            <text:p>Gaston Count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Dianna McCullough was crying on her father&amp;rsquo;s shoulder Wednesday afternoon as Charlotte-Mecklenburg Police Department detectives surveyed the scene where her dog Katrina, a pit bull, was shot and killed. She said Wednesday morning two plain-clothed men in a police car came by. They said they were detectives from Gaston County and looking for her sister to ask about an incident Tuesday night.</text:p>
            <text:p>She asked them to meet her around back and then she heard gunshots. &amp;ldquo;She was limping with her back legs hanging behind her. I just screamed,&amp;rdquo; McCullough said. McCullough described her dog as old and harmless -- an indoor dog she had just let out to use the bathroom.</text:p>
            <text:p>&amp;ldquo;And she is a pit bull, so there you go, there is your label. She&amp;rsquo;s never hurt anybody ever,&amp;rdquo; McCullough said. Her father said the officers claimed the dog was coming at them aggressively. He thinks Katrina was just coming to say hello. &amp;ldquo;She greets people with her head down. Tail wagging. She was just investigating who was coming onto her property,&amp;rdquo; homeowner Wayne Baucom said.</text:p>
            <text:p>After killing the dog, the family said the officers left without ever identifying what agency in Gaston County they were from. Gaston County Police said two of their officers were the ones who showed up to the home and said the department was investigating what happened.</text:p>
          </table:table-cell>
          <table:table-cell office:value-type="string">
            <text:p>http://myfox8.com/2014/08/13/woman-says-police-officer-shot-killed-her-old-harmless-dog/</text:p>
          </table:table-cell>
          <table:table-cell office:value-type="string">
            <text:p>Katrina</text:p>
          </table:table-cell>
          <table:table-cell office:value-type="string">
            <text:p>Two Unknown Detectives</text:p>
          </table:table-cell>
          <table:table-cell office:value-type="float" office:value="2">
            <text:p>2</text:p>
          </table:table-cell>
          <table:table-cell table:number-columns-repeated="6" office:value-type="float" office:value="0">
            <text:p>0</text:p>
          </table:table-cell>
          <table:table-cell office:value-type="string">
            <text:p>Plain Clothes</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21">
            <text:p>121</text:p>
          </table:table-cell>
          <table:table-cell office:value-type="string">
            <text:p>2014-08-18</text:p>
          </table:table-cell>
          <table:table-cell office:value-type="string">
            <text:p>Colorado</text:p>
          </table:table-cell>
          <table:table-cell office:value-type="string">
            <text:p>Denver</text:p>
          </table:table-cell>
          <table:table-cell office:value-type="string">
            <text:p>Denver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 and Boxer mix</text:p>
          </table:table-cell>
          <table:table-cell office:value-type="string">
            <text:p>The following is based entirely on uncorroborated statements from the shooter: A Denver police officer shot a dog Monday night after police attempted to serve an arrest warrant on a juvenile near Eighth Avenue and Sheridan Boulevard in west Denver. According to the department&amp;#039;s Twitter feed, someone ordered the dog to attack the officer. 7News reported that it was the teenager who ordered the dog to attack. The officer then shot the dog, and the teen left the scene. Witnesses told the television station that they heard five gunshots at the scene and that Denver Animal Control officers carried the dog away in a van. The dog died the next day.</text:p>
          </table:table-cell>
          <table:table-cell office:value-type="string">
            <text:p>http://www.denverpost.com/news/ci_26364301/dog-shot-by-denver-police-officer-dies-wanted</text:p>
          </table:table-cell>
          <table:table-cell office:value-type="string">
            <text:p>Roughhouse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8">
          <table:table-cell office:value-type="float" office:value="122">
            <text:p>122</text:p>
          </table:table-cell>
          <table:table-cell office:value-type="string">
            <text:p>2014-08-06</text:p>
          </table:table-cell>
          <table:table-cell office:value-type="string">
            <text:p>Pennsylvania</text:p>
          </table:table-cell>
          <table:table-cell office:value-type="string">
            <text:p>Lancaster</text:p>
          </table:table-cell>
          <table:table-cell office:value-type="string">
            <text:p>Lancaster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astiff</text:p>
          </table:table-cell>
          <table:table-cell office:value-type="string">
            <text:p>A Lancaster city police officer shot and killed a loose dog in a downtown parking lot Wednesday afternoon. The incident was witnessed by numerous bystanders, some of whom questioned the lethal tactics taken by police. The animal barked and growled when approached but attacked no one, they said. &amp;quot;To me &amp;mdash; I felt like it was scared more than anything,&amp;quot; said Randy Schamber, an employee of the Hager Parking Lot where the incident occurred around 4:30 p.m.</text:p>
            <text:p>&amp;quot;I feel like (police) could&amp;#039;ve done more to catch the dog. I don&amp;#039;t understand why they had to shoot it.&amp;quot; Police, however, said the animal was shot only after all other efforts had failed. Officers tried placing a snare around the dog&amp;#039;s neck and attempted to subdue the animal with a Taser. Both efforts failed and only seemed to make the animal more agitated, Sgt. Bill Hickey said Wednesday night.</text:p>
            <text:p>&amp;quot;In that moment, the officer felt he wasn&amp;#039;t able to control the situation and believed the dog to be a danger,&amp;quot; Hickey added. He declined to release the name of the officer, stating that an internal review will be conducted to determine if the use of force was justified. Hickey said police responded to the West King Street lot for a report of a loose dog that had chased people and another dog.</text:p>
            <text:p>Witnesses said the animal didn&amp;#039;t go after anyone. They said the white pit bull had jumped from the partially-covered bed of a pickup truck that was parked in the lot. Schamber said the animal and another dog, which one witness said appeared to be a spaniel-type, had been in the back of the truck for at least a half-hour. He said the animals got his attention because the white dog would bark when people walked by the vehicle. After jumping from the truck, the pit bull ran toward a man who had just gotten out of an SUV with his dog. The pit bull ran up to the man&amp;#039;s dog but didn&amp;#039;t attack the animal, Schamber said. The man, who lives nearby, scooped up his medium-sized dog and placed it back in his vehicle, inside a dog crate. The pit bull then jumped in the back of the SUV as well.</text:p>
            <text:p>&amp;quot;Not necessarily at (my dog), just jumped in the car &amp;mdash; but if you tried to get close to him he&amp;#039;d growl. But I think by this time the dog is really confused,&amp;quot; the resident, who asked that his name not be used, said. &amp;quot;We tried to get him out of the car,&amp;quot; said Schamber. &amp;quot;I keep dog treats in the booth so I ran over and got some to try to coax him out.&amp;quot; The dog jumped from the vehicle, only to bark and growl at the men.</text:p>
            <text:p>That&amp;#039;s when Schamber called police.</text:p>
            <text:p>&amp;quot;The Fulton (Theater) was letting out and there were elderly people walking through the lot. (The dog) hadn&amp;#039;t gone after anyone but I didn&amp;#039;t want to risk the possibility,&amp;quot; he said. For the next several minutes, until police arrived, the animal went back and forth from his owner&amp;#039;s truck to the resident&amp;#039;s SUV.</text:p>
            <text:p>&amp;quot;He couldn&amp;#039;t get back in his own truck but it seemed like he wanted to,&amp;quot; Schamber said. &amp;quot;He would keep walking over and looking up. Then he&amp;#039;d go over and jump in the back of the other car again.&amp;quot; The dog was in the back of the resident&amp;#039;s SUV when police arrived.</text:p>
            <text:p>&amp;quot;He&amp;#039;s not scowling or growling but this one cop has a rifle and he&amp;#039;s threatening to shoot that white dog next to (the resident&amp;#039;s) dog in the back of the car,&amp;quot; according to Meredith Wilterdink, who works at the nearby Carr&amp;#039;s Restaurant.</text:p>
            <text:p>The resident refused to allow the officer to fire, refusing the officer&amp;#039;s command to move away from the car, Wilterdink said. Police eventually placed the resident in handcuffs but he later was released with no charges filed. The pit bull eventually jumped from the SUV at which time police unsuccessfully tried to subdue the animal with a Taser. Moments later, according to Schamber, a shot rang out.</text:p>
            <text:p>&amp;quot;The dog was running around yelping, and then a second shot,&amp;quot; Schamber said as his eyes welled with tears. &amp;quot;I don&amp;#039;t understand why they had to shoot him; he didn&amp;#039;t hurt anybody.&amp;quot; &amp;quot;He didn&amp;#039;t need to be shot,&amp;quot; the resident said adamantly. &amp;quot;What he needed was to be tethered and maybe tranquilized. But shot ... no.&amp;quot;</text:p>
            <text:p>Regarding the use of a tranquilizer gun, Hickey said he wasn&amp;#039;t sure if city police still had one. &amp;quot;In the past I believe we did. That said, it&amp;#039;s something that&amp;#039;s kept under lock and key. It&amp;#039;s not something you grab and go in the heat of the moment.&amp;quot; He also said the department&amp;#039;s dog law officer, who typically would&amp;#039;ve responded to Wednesday&amp;#039;s incident, had gone off duty about 30 minutes prior to the incident. &amp;quot;There were a lot of factors here &amp;mdash; rush hour in downtown, a busy street, a public parking lot &amp;mdash; that made for an unfortunate outcome,&amp;quot; Hickey said. &amp;quot;We&amp;#039;re dog owners too and nobody takes this sort of thing lightly. &amp;quot;Yes, shooting the animal is an option but it&amp;#039;s not the one any of us prefer. It&amp;#039;s a last resort.&amp;quot; The owner of the deceased animal returned to his vehicle after the incident had concluded. Hickey said it didn&amp;#039;t appear the man will face charges for leaving his dogs unattended in the truck.</text:p>
          </table:table-cell>
          <table:table-cell office:value-type="string">
            <text:p>http://lancasteronline.com/news/local/dog-shot-killed-by-police-in-downtown-lancaster-lot/article_f5d116de-1dbd-11e4-9cda-0017a43b2370.html</text:p>
          </table:table-cell>
          <table:table-cell table:number-columns-repeated="2" office:value-type="string">
            <text:p>Unknow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9">
          <table:table-cell office:value-type="float" office:value="123">
            <text:p>123</text:p>
          </table:table-cell>
          <table:table-cell office:value-type="string">
            <text:p>2014-08-12</text:p>
          </table:table-cell>
          <table:table-cell office:value-type="string">
            <text:p>Oregon</text:p>
          </table:table-cell>
          <table:table-cell office:value-type="string">
            <text:p>Springfield</text:p>
          </table:table-cell>
          <table:table-cell office:value-type="string">
            <text:p>Springfield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family of a dog shot in the head by police Tuesday evening say the officer&amp;#039;s use of force was too much. The officer is still on active duty while the deparment conducts an investigation. And the veterinarian who treated the dog recommends leaving the bullet where it lodged. Sgt. Russ Boring with the Springfield Police Department said officers received a 911 call from a resident near 41st and Camellia in Springfield around 6:15 p.m. The caller reported a pit bull acting aggressively in the neighborhood and running around the street unleashed. Boring said the caller told police that the pit bull was acting in a threatening manner towards a young boy. &amp;quot;It was aggressive enough to where there was a gentleman driving down the street who was honking his horn on his car, who placed his car between the dog and the boy, and ended up having the boy get in his car and drove him away from the scene,&amp;quot; Boring said. An officer responded to the scene. According to Boring, the officer tried to coax the dog back into the home where it came from. At first the dog was friendly, Boring said, but then it became more aggressive as the officer tried to get it back on the property. Boring said the pit bull &amp;quot;growled, it snarled, it showed it&amp;#039;s teeth and it became pretty aggressive.&amp;quot; As the dog approached the officer, Boring said the officer believed he was in danger. &amp;quot;He had to make a decision right there,&amp;quot; he said. &amp;quot;I don&amp;#039;t think a Taser would have been effective with this aggressive behavior and this dog. I mean, he felt that he was going to be attacked.&amp;quot; The officer shot the dog once in the head as other officers responded. &amp;quot;The dog was basically at his feet when he shot the dog,&amp;quot; he said. The dog survived. Breonna Kerr, Kiki&amp;#039;s owner, said the dog is a rescue, and they&amp;#039;ve had it since it was a puppy. The family was out for dinner when a friend called Kerr and otld her the dog broke free from its chain in the backyard and was loose. &amp;quot;I pulled in my driveway and there were 5 or 6 cop cars,&amp;quot; Kerr recalled, &amp;quot;and my dog was cornered in my driveway and she had blood, like a gunshot to her head.&amp;quot; </text:p>
            <text:p>Police and Kerr took Kiki to the vet. The veterinarian who treated Kiki called where the bullet lodged &amp;quot;somewhat of a miracle for this dog.&amp;quot; Kiki didn&amp;#039;t have a heavy active hemmorage and was discharged as stable patient who had received treatment, said Dr. Meg Schneck with the Emergency Veterinary Hospital.</text:p>
            <text:p>The hospital donated services for treatment of the dog prior to discharge on Tuesday, she said. Schneck explained that she wouldn&amp;#039;t propose surgery to remove the bullet. She said her &amp;quot;recommendation is to leave it alone.&amp;quot;</text:p>
            <text:p>To remove the bullet, Schneck said a vet would have to use a bone saw and cut into fragile structures in the dog&amp;#039;s head. Even leaving the bullet in place, she recommended antibiotics and pain medications. Kerr said her family doesn&amp;#039;t have the money for Kiki&amp;#039;s care. &amp;quot;There&amp;#039;s a chance that she could have to be put down or die from it,&amp;quot; she said. </text:p>
            <text:p>Kerr said they understand police officers need to protect themselves, but the family thinks the force was a little too excessive. &amp;quot;People said she was trying to get back inside. This officer was chasing her and gunned her down,&amp;quot; Kerr said. &amp;quot;That&amp;#039;s my dog, and she&amp;#039;s not just an animal. I mean that&amp;#039;s a family member.&amp;quot;</text:p>
          </table:table-cell>
          <table:table-cell office:value-type="string">
            <text:p>http://www.kmtr.com/news/local/Dog-shot-in-head-by-police-officer-271158291.html</text:p>
          </table:table-cell>
          <table:table-cell office:value-type="string">
            <text:p>Kiki</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4">
            <text:p>124</text:p>
          </table:table-cell>
          <table:table-cell office:value-type="string">
            <text:p>2014-08-17</text:p>
          </table:table-cell>
          <table:table-cell office:value-type="string">
            <text:p>Oregon</text:p>
          </table:table-cell>
          <table:table-cell office:value-type="string">
            <text:p>Scappoose </text:p>
          </table:table-cell>
          <table:table-cell office:value-type="string">
            <text:p>Scappoos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Shepherd mix</text:p>
          </table:table-cell>
          <table:table-cell office:value-type="string">
            <text:p>Victim unknown German Shepard. <text:s/>A police officer shot and killed a dog that lunged at him Sunday, according to the Scappoose police chief. Just after 2 p.m. the officer was responding to a complaint that a dog had been chasing children down Northwest 4th Street, barking and growling at them, said Chief Norm Miller. &amp;quot;It started running at us and barking and I told Colton to get behind me and we just kept trying to get it away from us,&amp;quot; said A.J., one of the kids being chased. &amp;quot;I feel bad for, like, the dog to die,&amp;quot; said his brother Colton. &amp;quot;But the owner had the dog out. And to have this happen again-- because it could happen to anybody.&amp;quot; The caller reportedly told dispatchers the dog had previously chased him, his kids and his car several times. The responding officer found the dog outside a home, and said the dog appeared friendly at first. But as he got out of the car, the dog became increasingly agitated, Miller said. &amp;quot;A witness said the dog was being very aggressive and at one point had the officer backed up against the patrol car,&amp;quot; Miller said. The officer continued working to corral the dog into his patrol car when it suddenly lunged at him, baring its teeth, according to the police report. &amp;quot;The officer displayed his duty weapon and shot one time when the dog was about two feet from the officer,&amp;quot; Miller explained. &amp;quot;The dog did not survive.&amp;quot; Miller said the owner had not been located by Monday morning. A friend of the owner had reportedly been dogsitting when the shooting happened.</text:p>
          </table:table-cell>
          <table:table-cell office:value-type="string">
            <text:p>http://www.kgw.com/story/news/local/2014/08/18/dog-shot-killed-scappoose-police-officer/14238877/</text:p>
          </table:table-cell>
          <table:table-cell office:value-type="string">
            <text:p>Unknown</text:p>
          </table:table-cell>
          <table:table-cell office:value-type="string">
            <text:p>James Candiff</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25">
            <text:p>125</text:p>
          </table:table-cell>
          <table:table-cell office:value-type="string">
            <text:p>2012-08-05</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SOUTH Philadelphia woman claims cops trying to subdue a neighbor&amp;#039;s unruly pit bull blasted their guns at the animal - and hit her. In a lawsuit filed Monday in Common Pleas Court, Kristen Kelly said that at least one of the six bullets two officers fired at the dog on Aug. 5, 2012, hit her in the leg on her block on Etting Street near Reed. Afterward, she underwent surgery, suffered postsurgical infection and still suffers from leg numbness and severe emotional distress, according to her complaint. The dog was killed. Kelly is seeking more than $50,000 in damages for negligence and assault/battery. The complaint names the officers, the city and the Police Department as defendants. Her attorney, Kenneth Saffren, claims the officers used excessive force in responding to an animal incident and failed to call animal-control authorities or clear bystanders before drawing their guns. Lawsuit KELLY v. CITY OF PHILADELPHIA et al case number 2:2014cv04932 filed August 25, 2014 in Pennsylvania Eastern District Court. </text:p>
          </table:table-cell>
          <table:table-cell office:value-type="string">
            <text:p>http://articles.philly.com/2014-08-07/news/52519321_1_police-involved-shootings-two-officers-south-philadelphia-woman</text:p>
          </table:table-cell>
          <table:table-cell office:value-type="string">
            <text:p>Unknown</text:p>
          </table:table-cell>
          <table:table-cell office:value-type="string">
            <text:p>Pollard and Ellis</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Not Sure</text:p>
          </table:table-cell>
          <table:table-cell table:number-columns-repeated="4" office:value-type="float" office:value="2">
            <text:p>2</text:p>
          </table:table-cell>
          <table:table-cell office:value-type="float" office:value="1">
            <text:p>1</text:p>
          </table:table-cell>
          <table:table-cell office:value-type="float" office:value="2">
            <text:p>2</text:p>
          </table:table-cell>
        </table:table-row>
        <table:table-row table:style-name="ro4">
          <table:table-cell office:value-type="float" office:value="126">
            <text:p>126</text:p>
          </table:table-cell>
          <table:table-cell office:value-type="string">
            <text:p>2014-08-21</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s of the shooter: Philadelphia Police opened fire on a pit bull while pursuing a shooting suspect Thursday morning. The incident played out around 11:15 a.m. near the corner of 4th and Diamond Streets in North Philly. Philadelphia Police said that someone shot a 27-year-old man and ran off. Officers gave pursuit on foot.</text:p>
            <text:p>While chasing the suspects, police say that a pit bull lunged at an officer. The officer opened fire on the dog leaving the pet badly hurt. The shooting suspect got away. The victim was rushed to Temple University Hospital in stable condition. Police didn&amp;#039;t say who owns the animal and didn&amp;#039;t know the exact condition of the dog.</text:p>
          </table:table-cell>
          <table:table-cell office:value-type="string">
            <text:p>http://www.nbcphiladelphia.com/news/breaking/North-Philly-Diamond-Shooting-272163391.html</text:p>
          </table:table-cell>
          <table:table-cell table:number-columns-repeated="2" office:value-type="string">
            <text:p>Unknown</text:p>
          </table:table-cell>
          <table:table-cell office:value-type="float" office:value="1">
            <text:p>1</text:p>
          </table:table-cell>
          <table:table-cell office:value-type="float" office:value="2">
            <text:p>2</text:p>
          </table:table-cell>
          <table:table-cell table:number-columns-repeated="5" office:value-type="float" office:value="0">
            <text:p>0</text:p>
          </table:table-cell>
          <table:table-cell office:value-type="string">
            <text:p>Uniform</text:p>
          </table:table-cell>
          <table:table-cell office:value-type="float" office:value="2">
            <text:p>2</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27">
            <text:p>127</text:p>
          </table:table-cell>
          <table:table-cell office:value-type="string">
            <text:p>2014-08-11</text:p>
          </table:table-cell>
          <table:table-cell office:value-type="string">
            <text:p>Texas</text:p>
          </table:table-cell>
          <table:table-cell office:value-type="string">
            <text:p>Seguin</text:p>
          </table:table-cell>
          <table:table-cell office:value-type="string">
            <text:p>Seguin police department </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s of police and video edited by police: A dog was shot by police in front of crowds at a Walmart parking lot. The Seguin police department actually released the video to help explain why the officer opened fire to clear up any rumors surrounding the shooting. &amp;quot;We were receiving phone calls,&amp;quot; said Sgt. James Springer, Seguin Police officer. &amp;quot;We just wanted to show people that&amp;#039;s not what happened at all,&amp;quot; he added about all the stories his department was hearing. Seguin police said when three loiterers begging for money would not leave a Walmart in Seguin, customers complained and that&amp;#039;s when police say they approached 39 year old Mykkill Payne. They say Payne had a pitbull tied to a backpack. &amp;quot;He untied the dog and dropped the leash and the dog I guess protecting his owner turned on the officer,&amp;quot; added Payne. The officer says he tried to back up but felt so threatened that he fired a single shot. The dog was shot in head and amazingly survived. By Tuesday morning, the dog was already walking and active. That&amp;#039;s because police say the pit-mixed was rushed to a vet in New Braunfels who saved his life. &amp;quot;The bullet went in there and came out underneath here,&amp;quot; described Springer. &amp;quot;The dog survived.&amp;quot; Meantime Payne was arrested and charged with criminal trespassing. As for the fate of the dog? &amp;quot;I think the owner is going to retrieve the dog.&amp;quot;</text:p>
          </table:table-cell>
          <table:table-cell office:value-type="string">
            <text:p>http://www.kens5.com/story/news/local/2014/08/12/dog-shot-seguin-police/13981771/</text:p>
          </table:table-cell>
          <table:table-cell table:number-columns-repeated="2" office:value-type="string">
            <text:p>Unknown</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5">
          <table:table-cell office:value-type="float" office:value="128">
            <text:p>128</text:p>
          </table:table-cell>
          <table:table-cell office:value-type="string">
            <text:p>2014-08-06</text:p>
          </table:table-cell>
          <table:table-cell office:value-type="string">
            <text:p>Ohio</text:p>
          </table:table-cell>
          <table:table-cell office:value-type="string">
            <text:p>Middletown</text:p>
          </table:table-cell>
          <table:table-cell office:value-type="string">
            <text:p>Middletown Division of Police SWA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s of police: A Middletown police officer shot and injured a dog Wednesday while serving a drug search warrant at a Manchester Avenue residence. The Middletown Division of Police&amp;rsquo;s drug unit, detectives and patrol officers made entry to a house at 1813 Manchester and were met by four dogs that appeared to be pit bulls, according Lt. Scott Reeve.</text:p>
            <text:p>&amp;ldquo;When officers were executing the search warrant, the entire pack of pit bulls came toward the officers. An officer shot one of the dogs in the snout. All the dogs were taken but will be returned to the owner,&amp;rdquo; Reeve said. The dog was seized by Butler County&amp;rsquo;s deputy dog warden and was taken to a Middletown veterinarian for treatment. Officers kept the other three dogs at bay with a fire extinguisher, Reeve said.</text:p>
            <text:p>The dog&amp;rsquo;s owner, Kim King, 42, who was arrested for permitting drug abuse (crack cocaine), told police that the dog, named Midnight, had become more aggressive and told the vet to euthanize the dog to keep people from being injured, said Lt. Jim Cunningham.</text:p>
            <text:p>After containing the dogs, officers continued to search the residence and a house at 1805 Manchester. They made arrests at both locations after finding heroin and crack cocaine. At 1813 Manchester, police arrested a 17-year-old boy for possession of crack cocaine and Sara Landers, 24, for two counts of child endangering and permitting drug abuse (crack cocaine). An infant and a 2-year-old child were at the residence and were removed by juvenile detectives and Butler County Children Services.</text:p>
            <text:p>At 1805 Manchester, Jordan Oatneal, 21, was charged with permitting drug abuse (heroin) and child endangering; James Smith, 18, was charged with possession of heroin, possession of drug abuse instruments and child endangering; and Veasha Calhoun, 18, was charged with permitting drug abuse (heroin). All were booked into the Middletown City Jail.</text:p>
            <text:p>Police did not release the name of the officer who fired the shot on Wednesday because the investigation is ongoing.</text:p>
            <text:p>Officers had received complaints about drug activity and prostitution in neighborhood.</text:p>
          </table:table-cell>
          <table:table-cell office:value-type="string">
            <text:p>http://www.journal-news.com/news/news/crime-law/police-shoot-dog-during-search-of-residence/ngwnZ/</text:p>
          </table:table-cell>
          <table:table-cell office:value-type="string">
            <text:p>Unknown</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129">
            <text:p>129</text:p>
          </table:table-cell>
          <table:table-cell office:value-type="string">
            <text:p>2014-08-27</text:p>
          </table:table-cell>
          <table:table-cell office:value-type="string">
            <text:p>New Jersey</text:p>
          </table:table-cell>
          <table:table-cell office:value-type="string">
            <text:p>Salem</text:p>
          </table:table-cell>
          <table:table-cell office:value-type="string">
            <text:p>Salem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 German Shepherd was shot and killed by a Salem police officer after it reportedly bit a teenage boy, according to Salem Police Chief John A. Pelura. </text:p>
            <text:p>Officers were called to Keasbey Street around 4:15 p.m. by reports of a dog biting a 15-year-old boy. After officers spoke with the boy and his mother, Pelura said the dog &amp;quot;aggressively charged&amp;quot; at the officer and mother as they went to retrieve the boy&amp;#039;s shoes from the sidewalk. The officer fired two shots at the dog, killing it. &amp;quot;We are saddened at the outcome and the loss of someone&amp;#039;s pet,&amp;quot; Pelura said. &amp;quot;But I believe the officer&amp;#039;s actions were necessary in order to prevent serious injury to all those in the area, including a woman and her infant child.&amp;quot;</text:p>
            <text:p>The teenager was transported by Fenwick Ambulance to Memorial Hospital of Salem County for treatment. The incident is still under investigation, but Pelura said he anticipated that the dog&amp;#039;s owner would face charges because he reportedly did not have proof of vaccination or license for the dog. &amp;quot;As dog owners, we know that we are responsible for the actions and the safety of our companions,&amp;quot; Pelura said. &amp;quot;Owners allowing their dogs to run at large puts both the pets and the general public in harms way.&amp;quot;</text:p>
          </table:table-cell>
          <table:table-cell office:value-type="string">
            <text:p>http://www.nj.com/salem/index.ssf/2014/08/salem_officer_shoots_kills_charging_dog_police_say.html</text:p>
          </table:table-cell>
          <table:table-cell table:number-columns-repeated="2"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30">
            <text:p>130</text:p>
          </table:table-cell>
          <table:table-cell office:value-type="string">
            <text:p>2014-08-12</text:p>
          </table:table-cell>
          <table:table-cell office:value-type="string">
            <text:p>Texas</text:p>
          </table:table-cell>
          <table:table-cell office:value-type="string">
            <text:p>Houston</text:p>
          </table:table-cell>
          <table:table-cell office:value-type="string">
            <text:p>Hous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n investigation is underway after a Houston police officer shot a family&amp;#039;s dog while responding to a call in a southwest Houston neighborhood. Houston police said an unidentified neighbor called police at around 7:35 a.m. Tuesday and reported that his neighbor&amp;#039;s dogs were running loose in the 2200 block of Evesborough. A patrol officer arrived at the scene about 10 minutes later and said upon pulling up to a residence, two dogs came out of nowhere. He discharged his weapon, firing one shot that injured the dog&amp;#039;s paw. The dog&amp;#039;s owners said they were inside the house at the time and believe the officer overreacted.&amp;quot;They didn&amp;#039;t bite nobody, they didn&amp;#039;t do anything but do what dogs do. They walk the yard, they are in the backyard. I guess he came up to the front yard and the police passed by and felt, I don&amp;#039;t know, something about a pit bull, I don&amp;#039;t know,&amp;quot; said Tacasha Harris. She denied that her dogs were vicious but a couple of neighbors told Local 2 they can be aggressive. Michele Molina said a month and a half ago, the two dogs chased another neighbor as he was trying to walk to work. &amp;quot;When they were puppies, I guess it wasn&amp;#039;t that bad. Then all of a sudden they got bigger and they would just roam around. You couldn&amp;#039;t even come out of the garage sometimes,&amp;quot; said Molina.</text:p>
            <text:p>Following the shooting, police called animal control officers to investigate. A BARC spokesperson told Local 2 they have received a total of five anonymous calls about roaming dogs that mentioned that Evesborough address, but said BARC was unable to follow up because the caller didn&amp;#039;t provide supporting information. Animal control officers cited the dog owners for failing to provide proof of vaccinations and because the dogs were loose. The dogs remain with their owner, who said they would be taking the dog to a vet to have his paw treated.</text:p>
          </table:table-cell>
          <table:table-cell office:value-type="string">
            <text:p>http://www.click2houston.com/news/hpd-officer-shoots-vicious-dog/27433084</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31">
            <text:p>131</text:p>
          </table:table-cell>
          <table:table-cell office:value-type="string">
            <text:p>2014-08-16</text:p>
          </table:table-cell>
          <table:table-cell office:value-type="string">
            <text:p>New Mexico</text:p>
          </table:table-cell>
          <table:table-cell office:value-type="string">
            <text:p>Rio Rancho</text:p>
          </table:table-cell>
          <table:table-cell office:value-type="string">
            <text:p>Rio Rancho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 dog attack ended in gunfire Saturday after police shot and killed two dogs as they attacked a Rio Rancho woman and a child. According to dispatch officers responded to the 500 block of Nicklaus Drive SE around 3:15 Saturday afternoon.</text:p>
            <text:p>Firefighters were already on scene when responding officers arrived. They heard screaming and yelling coming from the backyard so they climbed over the wall and saw two dogs attacking a woman who was lying over a 2-year-old boy, trying to shield him from the dogs. Rio Rancho police say the officers tried to get the dogs to stop but were unable to. Both victims sustained substantial injuries police say. The 2-year-old was airlifted to UNM Hospital and the woman was transported by ambulance. Police say an 8-year-old boy was also present during the attack and did receive a minor injury. Police would not identify the breed of the dogs in the attack. Rio Rancho police say the investigation is ongoing.</text:p>
          </table:table-cell>
          <table:table-cell office:value-type="string">
            <text:p>http://krqe.com/2014/08/16/rio-rancho-police-shoot-kill-dogs-during-attack/</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2">
            <text:p>2</text:p>
          </table:table-cell>
        </table:table-row>
        <table:table-row table:style-name="ro1">
          <table:table-cell office:value-type="float" office:value="132">
            <text:p>132</text:p>
          </table:table-cell>
          <table:table-cell office:value-type="string">
            <text:p>2014-07-09</text:p>
          </table:table-cell>
          <table:table-cell office:value-type="string">
            <text:p>Idaho</text:p>
          </table:table-cell>
          <table:table-cell office:value-type="string">
            <text:p>Coeur d&amp;#039;Alene</text:p>
          </table:table-cell>
          <table:table-cell office:value-type="string">
            <text:p>Coeur d&amp;#039;Alen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text:p>
          </table:table-cell>
          <table:table-cell office:value-type="string">
            <text:p>A police officer shot a lab while it was locked within a van. Shooter claimed victim 2-year-old black Labrador mix Arfee was a pit bull and that Arfee lunged at his face. Once the shooter&amp;#039;s dishonesty became public the story sparked national outrage. Police made an independent investigation investigation, spawning a 300 page report that is to be reviewed by three internal police officials and one outside police official, with a final evaluation by an independent use-of-force expert from outside of Idaho. The police Chief and city mayor have both made statements about the shooting to the press expressing the need for an independent investigation. Hacker group Anonymous has issued threats against the Coeur d&amp;#039;Alene Police Department for their role in the shooting as reported by Boise Weekly and Coeur d&amp;#039;Alene Press. Facebook group justiceforarfee has 2128 likes as of 8.28.14.</text:p>
          </table:table-cell>
          <table:table-cell office:value-type="string">
            <text:p>http://magicvalley.com/news/local/police-shooting-of-dog-spurs--page-report/article_d8cbd50a-24a3-11e4-97dd-001a4bcf887a.html</text:p>
          </table:table-cell>
          <table:table-cell office:value-type="string">
            <text:p>Arfee</text:p>
          </table:table-cell>
          <table:table-cell office:value-type="string">
            <text:p>David Kelley</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10">
          <table:table-cell office:value-type="float" office:value="133">
            <text:p>133</text:p>
          </table:table-cell>
          <table:table-cell office:value-type="string">
            <text:p>2014-08-21</text:p>
          </table:table-cell>
          <table:table-cell office:value-type="string">
            <text:p>Georgia</text:p>
          </table:table-cell>
          <table:table-cell office:value-type="string">
            <text:p>Jackson</text:p>
          </table:table-cell>
          <table:table-cell office:value-type="string">
            <text:p>Jacks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Boxer</text:p>
          </table:table-cell>
          <table:table-cell office:value-type="string">
            <text:p>The following is based entirely on police statements: A Jackson police officer on Thursday shot and killed a dog that had reportedly attacked an elderly woman and another dog earlier in the morning, before acting aggressively toward officers.</text:p>
            <text:p>##According to a Jackson Police Department incident report, an officer fired one round at the dog, which had already been pepper sprayed by another officer when it tried to bite him.</text:p>
            <text:p>##The incident began before 7 a.m. Aug. 21, when a Kay Street resident reported that he was walking his Pomeranian in the yard when three dogs &amp;mdash; two described as &amp;ldquo;weenie dogs&amp;rdquo; and another as a pit bull &amp;mdash; appeared from around the corner of his home. The larger dog attacked the man&amp;rsquo;s Pomeranian, he told police, and charged at him before he was able to make it inside his home and phone police.</text:p>
            <text:p>##An officer spotted the three dogs a short time later on Franklin Street.</text:p>
            <text:p>##According to the report, the larger dog lunged at one officer who pepper sprayed it, before lunging at another officer who shot it. The report noted that the two smaller dogs made their way to the front porch of a nearby house on Franklin Street.</text:p>
            <text:p>##The Franklin Street resident, Ashley Andrzejewski, reportedly let the two small dogs inside the home and told officers she owned the pair, along with a brown boxer. Officers reported that she became angry when told the larger dog had been shot.</text:p>
            <text:p>##The report stated that Andrzejewski was issued three citations for animal control violations.</text:p>
            <text:p>##While officers where handling that call, a 75-year-old Ball Street woman called to report having encountered two small dogs and a brown boxer earlier in the morning while picking up leaves. The woman told police the larger dog ran toward her, knocked her down and bit her on the hand.</text:p>
            <text:p>##The woman told police it took several minutes before she was able to get to a phone to call 911. According to the report she was taken to Sylvan Grove Hospital for treatment.</text:p>
            <text:p>##Another Ball Street resident reported that morning seeing three dogs while he was outside with his children. He told police the larger brown dog began running toward them but he and the children were able to get inside.</text:p>
            <text:p>##Robert Waggoner, the Butts County Health Department&amp;rsquo;s environmental health county manager, said the dog shot by police had been tested for rabies and was negative.</text:p>
          </table:table-cell>
          <table:table-cell office:value-type="string">
            <text:p>http://www.jacksonprogress-argus.com/news/2014/aug/26/jackson-officer-shoots-threatening-dog/</text:p>
          </table:table-cell>
          <table:table-cell table:number-columns-repeated="2"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4">
          <table:table-cell office:value-type="float" office:value="134">
            <text:p>134</text:p>
          </table:table-cell>
          <table:table-cell office:value-type="string">
            <text:p>2014-08-21</text:p>
          </table:table-cell>
          <table:table-cell office:value-type="string">
            <text:p>Illinois</text:p>
          </table:table-cell>
          <table:table-cell office:value-type="string">
            <text:p>Sunnyland</text:p>
          </table:table-cell>
          <table:table-cell office:value-type="string">
            <text:p>East Peoria Pol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8yo</text:p>
          </table:table-cell>
          <table:table-cell office:value-type="string">
            <text:p>The death of a dog is angering many people. East Peoria Police shot and killed that dog, Bella, an eight-year-old pit bull last week. The dog allegedly attacked two people and charged at an officer. Now more than 2,500 people have signed a petition demanding justice for the dog. &amp;ldquo;She loved people. She loved attention. She was a really happy dog,&amp;rdquo; said dog owner Shane Ellis. That&amp;rsquo;s how Shane Ellis described Bella, his pit bull that was shot and killed by an East Peoria Police officer August 21st. He and a friend started a Facebook page and an online petition calling for an investigation of the shooting. &amp;ldquo;I hope we get justice. Cause I do not think it&amp;#039;s right.&amp;rdquo; Police didn&amp;#039;t want to talk about the issue on camera, but according to their report, here&amp;#039;s what happened. On the afternoon of August 21st an East Peoria officer responded to a call of two dogs running loose in the Quail Trail area. The officer found two people- one limping and one bleeding from the leg- saying they were bit by a dog. He was told both dogs belong to Ellis so he parked outside the owner&amp;#039;s home and waited for animal control. The two pit bulls returned as he was questioning one of the bite victims. They circled the officer before heading towards Ellis&amp;#039;s home. That&amp;#039;s when a neighbor, two doors up the road, walked out of his house and headed towards his car. The Police Report says one of the dogs, Bella, started walking toward the neighbor. After the officer yelled at the neighbor to &amp;quot;watch out&amp;quot; the dog turned toward the officer, growled and started running at him. Bella got less than 10-yards from the officer when he fired those fatal shots. &amp;ldquo;They just got a call and seen my dog and thought it was it.&amp;rdquo; Ellis believes another neighbor&amp;rsquo;s pit bull was responsible for attacking two people, not his dog. &amp;ldquo;I think it was a mistaken identity.&amp;rdquo; But according to police reports, witnesses recognized Bella by a large tumor on her backside. Ellis tells us he secures his dogs behind a chain linked fence. &amp;ldquo;They do occasionally get out, but most generally I guess they&amp;rsquo;re put up,&amp;quot; says another neighbor.And whether it was Bella biting people or not, one neighbor just asks one thing</text:p>
            <text:p>&amp;ldquo;To see my neighborhood safe. Whether it be from people or animals&amp;rdquo; Ellis says he would also like Bella&amp;rsquo;s remains returned. We spoke to the Tazewell County Animal control.They say they are inspecting Bella for rabies and it&amp;rsquo;s their standard procedure to not return the dog when that happens.The Police Report indicates that Ellis was cooperative with the officer after the incident. </text:p>
          </table:table-cell>
          <table:table-cell office:value-type="string">
            <text:p>http://www.centralillinoisproud.com/story/d/story/police-officer-shoots-pit-bull-sparks-petition/54989/cI3jDSVsIUeasEEhcKIiUg</text:p>
          </table:table-cell>
          <table:table-cell office:value-type="string">
            <text:p>Bella</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35">
            <text:p>135</text:p>
          </table:table-cell>
          <table:table-cell office:value-type="string">
            <text:p>2014-08-14</text:p>
          </table:table-cell>
          <table:table-cell office:value-type="string">
            <text:p>California</text:p>
          </table:table-cell>
          <table:table-cell office:value-type="string">
            <text:p>West Covina</text:p>
          </table:table-cell>
          <table:table-cell office:value-type="string">
            <text:p>West Covina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uthorities in West Covina, Calif. say two barking dogs were out of control and a threat to children when officers used a bean-bag gun and a fire extinguisher on them, but witnesses say tell a different story, reports CBS Los Angeles. James Clark says he plans to file a formal complaint against the two police officers who were captured on video using force on his two barking dogs. Clark told the station he wasn&amp;#039;t home when one of his Labrador retrievers, Max, got out of his yard and was reported to be chasing children at a nearby school. When officers arrived, a neighbor captured one of them on video shooting Max with a bean bag. &amp;quot;My heart broke. My heart still breaks every time I hear him whimper,&amp;quot; Clark said. &amp;quot;You know, it&amp;#039;s like my son here falling and getting hurt.&amp;quot; Police say the video only tells part of the story. &amp;quot;The officers acted very appropriately. They kept that dog from hurting them,&amp;quot; West Covina police Lt. Ken Plunkett said, according to the station. Because the camera is so shaky, only the audio of the bean-bag shot going off can be heard, he said. The video viewer does not show the moments leading up to it. &amp;quot;At that point, that&amp;#039;s when the dog became aggressive and charged at him,&amp;quot; Lt. Plunkett said. Witnesses, however, say the dogs were not being as aggressive as police claim. &amp;quot;He was barking but not like all dramatic,&amp;quot; witness Anna Estrada said, according to the station. &amp;quot; &amp;#039;Ruff, ruff.&amp;#039; Like a dog would bark. It was a normal bark...I think the cop was being more dramatic, calling more attention on himself.&amp;quot; After Max was shot with the bean bag, police say the officers tried to get him back in the yard, where his sister Chloe was barking behind the fence. The video also shows one of the officers using a fire extinguisher on Chloe. While watching the video, the dog owner, Clark points out where the officers use the fire extinguisher. &amp;quot;He sprays her. And now the officers, they can&amp;#039;t breathe themselves,&amp;quot; he said.</text:p>
            <text:p>Again, police disagree. &amp;quot;The nozzle wasn&amp;#039;t pointed at the dog and directly shot...in the face,&amp;quot; Lt. Plunkett said. &amp;quot;From the video, you can see that the fire extinguisher was shot off in the direction of the back yard and you can see the smoke going up, which probably scared the dog enough to move it back.&amp;quot;</text:p>
          </table:table-cell>
          <table:table-cell office:value-type="string">
            <text:p>http://www.cbsnews.com/news/video-california-cops-shoot-bean-bag-at-barking-dog/</text:p>
          </table:table-cell>
          <table:table-cell office:value-type="string">
            <text:p>Max and Chloe</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36">
            <text:p>136</text:p>
          </table:table-cell>
          <table:table-cell office:value-type="string">
            <text:p>2014-08-27</text:p>
          </table:table-cell>
          <table:table-cell office:value-type="string">
            <text:p>Washington</text:p>
          </table:table-cell>
          <table:table-cell office:value-type="string">
            <text:p>Greenacres</text:p>
          </table:table-cell>
          <table:table-cell office:value-type="string">
            <text:p>Spokane Valle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Huskey mix</text:p>
          </table:table-cell>
          <table:table-cell office:value-type="string">
            <text:p>Victim 7-year-old Siberian Husky mix. Newspaper Spokesman-Review reported that victim &amp;quot;looks more like a pit bull&amp;quot;.A Spokane Valley officer shot and killed a dog after police say the dog bit him several times Wednesday afternoon outside a Greenacres residence. The officer, who has not been named, was at the property to return keys to the homeowner&amp;rsquo;s son who lives at the home at 20215 E. Sprague Ave. &amp;ldquo;He didn&amp;rsquo;t feel comfortable leaving those items outside the gate,&amp;rdquo; Spokane Valley police spokesman Craig Chamberlin said. The officer was walking down a long driveway when he suffered bites on his arms and legs. He was taken to a local hospital for treatment. The yard is clearly marked by multiple &amp;ldquo;Beware of Dog&amp;rdquo; signs. Chamberlin said he&amp;rsquo;s not sure if the officer saw the dog before he entered the yard. He also said he did not know why the officer had the son&amp;rsquo;s keys. The homeowner, Brad Beck, rushed home after a neighbor called to tell him his son&amp;rsquo;s dog had been shot. &amp;ldquo;He carries Mace, why didn&amp;rsquo;t he Mace him?&amp;rdquo; Beck said. &amp;ldquo;He didn&amp;rsquo;t need to shoot him.&amp;rdquo; Beck said the officer was trespassing and should have left the keys by the gate. He also was angered that police did not allow him to rush the dog to a veterinarian. &amp;ldquo;It took him 30 to 40 minutes to die,&amp;rdquo; Beck said.</text:p>
          </table:table-cell>
          <table:table-cell office:value-type="string">
            <text:p>http://www.spokesman.com/stories/2014/aug/27/spokane-valley-fficer-shoots-dog-attacked/</text:p>
          </table:table-cell>
          <table:table-cell office:value-type="string">
            <text:p>Cash</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2">
            <text:p>2</text:p>
          </table:table-cell>
        </table:table-row>
        <table:table-row table:style-name="ro7">
          <table:table-cell office:value-type="float" office:value="137">
            <text:p>137</text:p>
          </table:table-cell>
          <table:table-cell office:value-type="string">
            <text:p>2014-07-25</text:p>
          </table:table-cell>
          <table:table-cell office:value-type="string">
            <text:p>New York</text:p>
          </table:table-cell>
          <table:table-cell office:value-type="string">
            <text:p>Springville</text:p>
          </table:table-cell>
          <table:table-cell office:value-type="string">
            <text:p>Erie County Sheriff&amp;rsquo;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Megan Shimburski, 25, was spending a quiet afternoon with her children at her parents&amp;rsquo; countryside East Concord residence on July 25, 2014. It was a normal day, she said, which involved watching her 5-year-old daughter play behind the house with their dog, as her infant son lied in a playpen inside the house. Ms. Shimburski&amp;rsquo;s parents, John Shimburski and Martha Spaulding, were not at home when the day turned to chaos. At around 2:00 p.m., Ms. Shimburski recalled that she ducked inside the house for a moment to use the restroom. She became alerted to something occurring when the family&amp;rsquo;s two dogs began barking; one was inside and one was outside the house. Ms. Shimburski said that she looked out the window and saw two vehicles parked outside &amp;mdash; a car and an SUV &amp;mdash; along with unidentified men, one of whom had a gun drawn. Panicked, she rushed outside toward danger to attend to her daughter, Makenna, who was accompanied by &amp;ldquo;Lady,&amp;rdquo; a 2-year-old Brindle Pit Bull. The Shimburski family&amp;#039;s &amp;quot;big baby,&amp;quot; called Lady. (Source: Megan Shimburski) The Shimburski family&amp;rsquo;s &amp;ldquo;big baby,&amp;rdquo; called Lady. (Source: Megan Shimburski)</text:p>
            <text:p>&amp;ldquo;I heard 2 shots fired, and Lady yelp, and my daughter scream,&amp;rdquo; Ms. Shimburski told Police State USA. The armed stranger had just shot the family&amp;rsquo;s beloved pet in the head, with Makenna standing &amp;ldquo;20 feet behind [the dog] in the exact same direction.&amp;rdquo; &amp;ldquo;He then proceeded to continue walking up the hill with his gun raised, and I screamed at him not to shoot his gun again,&amp;rdquo; she added. Ms. Shimburski says that there was no clear indication of who the intruders were; there were no markings on the vehicles and the three men were not in uniforms. She described them as dressed in &amp;ldquo;business attire&amp;rdquo; &amp;mdash; definitely not uniforms. &amp;ldquo;I stated that I was going to call the police, and that&amp;rsquo;s when they said, &amp;lsquo;We are the Erie County Police,&amp;rsquo;&amp;rdquo; Ms. Shimburski recalled. The men began then began to request to enter her parents&amp;rsquo; home. Ms. Shimburski declined, and tended to her children and dogs. Lady was bleeding profusely. Makenna was cowering nearby crying, &amp;ldquo;The man shot Lady. He shot my dog.&amp;rdquo; As Ms. Shimburski took her daughter inside, she discovered that two of the self-described &amp;ldquo;officers&amp;rdquo; had already entered her parents&amp;rsquo; home, after she had explicitly told them to stay out. &amp;ldquo;They were yelling at me to tell my daughter it was OK,&amp;rdquo; she said. The young mom secured her daughter in a bedroom along with the second dog that had been indoors. Her parents quickly arrived after being notified about what had happened. The reason for the intrusion was finally made known when they announced that they were looking for the father of Ms. Shimburski&amp;rsquo;s son. The family told the officers that the man they were seeking had never lived there, didn&amp;rsquo;t receive mail at the address, and that they should have tried looking for him at his own home. The police had not brought a warrant, and said they only wanted to ask the man some questions. They continued to request a search of the home. &amp;ldquo;I didn&amp;rsquo;t mean to GRAZE her.&amp;rdquo;</text:p>
            <text:p>Meanwhile Lady, described as a &amp;ldquo;67-pound big baby,&amp;rdquo; was hiding under the deck, covered in blood. A bullet had traveled through the tissue on her head, neck, and shoulder. A large, open gash allowed blood to pour down her face into her eyes and nose. It was a shocking sight for the family. &amp;ldquo;The officer stated that he had just &amp;lsquo;grazed&amp;rsquo; her, and that she would be fine,&amp;rdquo; Ms. Shimburski recalled. &amp;ldquo;I looked at him and said, &amp;lsquo;You did not graze her!!&amp;rsquo; His words were, &amp;lsquo;I didn&amp;rsquo;t mean to GRAZE her.&amp;rsquo;&amp;rdquo; The shooter &amp;mdash; [later identified as Erie County Sheriff&amp;#039;s Detective Greg McCarthy] &amp;mdash; claimed he shot in self-defense because the dog was &amp;ldquo;charging and barking.&amp;rdquo; Ms. Shimburski says that he exaggerated the dog&amp;rsquo;s actions and the distance he was standing from her when he fired. <text:s/>No one was bitten or in danger, she said, and the dog was coming from the back to the front of the house to investigate the strange visitors. &amp;ldquo;My child could have been shot,&amp;rdquo; Ms. Shimburski said to Police State USA. &amp;ldquo;She now has the idea that these people who were there to protect people are bad people,&amp;rdquo; and added that she may need counseling. &amp;ldquo;I stated that not all cops are bad but at this point I don&amp;rsquo;t think she&amp;rsquo;s going to trust them.&amp;rdquo; Lady ultimately survived, after an emergency surgery, 60 metal stitches, and $1,200.00 in veterinarian bills. &amp;ldquo;The police did not leave names or numbers, nor did they show any remorse,&amp;rdquo; Ms. Shimburski said. In fact, she had been left with no paperwork; no business card; no record whatsoever of what had happened. Regardless, the family attempted to get past the incident. <text:s/>Young Makenna dealt with confused feelings about the shooting and Lady slowly recovered from her injuries at home. <text:s/>Ms. Shimburski did not even have a confirmed phone number to call regarding the incident. <text:s/>Until 11 days later&amp;hellip; A &amp;ldquo;Dangerous Animal&amp;rdquo;</text:p>
            <text:p>The family found that their troubles were not yet over on August 5th, when police returned for another visit. <text:s/>This time, they brought paperwork: a document that read &amp;ldquo;Order to Seize Dog.&amp;rdquo; The Erie County Sheriff&amp;rsquo;s Office, unsatisfied that Lady had survived the first encounter, had sought out another legal method of killing her. <text:s/>Describing Lady as &amp;ldquo;dangerous dog &amp;mdash; pit bull,&amp;rdquo; the document authorized deputies to &amp;ldquo;seize the said dog harbored by the said Megan Shimburski&amp;rdquo; and to &amp;ldquo;hold, care for, or dispose of&amp;rdquo; Lady, pursuant to New York&amp;rsquo;s Agriculture and Markets Law, Article 7, Section 123. The deputy and an animal control officer took Lady away to the animal warden, leaving her with an uncertain fate. <text:s/>Pending a court date on August 12th, Lady may be euthanized if found to be a &amp;ldquo;dangerous dog.&amp;rdquo; The document was signed by Gene R. Heintz, Justice of the Town of Sardina. <text:s/>It also confirms that the men at the property on July 25th were Erie County Sheriff&amp;rsquo;s Office detectives Graham, Noecher, and McCarthy. <text:s/>The man who shot Lady was Detective Greg McCarthy. &amp;ldquo;I am outraged and disgusted by their behavior,&amp;rdquo; Ms. Shimburski said in an interview. <text:s/>&amp;ldquo;They put my child&amp;rsquo;s life in danger because of their negligence. <text:s/>Lady did not deserve this in any way because she is not in any way a dangerous or aggressive dog.&amp;rdquo; <text:s/>Police returned to the residence to seize Lady, the detectives declaring her a dangerous dog and ordering her to be euthanized. At Ladys court hearing, the Judge declared Lady to in fact be dangerous. The ruling forces the family to keep Lady in a muzzle, posts signs at their home warning visitors of Ladys dangerous dog status, and other penalties and requirements. The Shimburski family attorney, Matt Albert, was nearly held in contempt of court after he admittedly mouthed off to the judge because he upset with how the hearing unfolded.</text:p>
          </table:table-cell>
          <table:table-cell office:value-type="string">
            <text:p>http://www.policestateusa.com/2014/justice-for-lady-erie-county-ny/</text:p>
          </table:table-cell>
          <table:table-cell office:value-type="string">
            <text:p>Lady</text:p>
          </table:table-cell>
          <table:table-cell office:value-type="string">
            <text:p>Det Greg McCarthy Det Graham and Det Noecher</text:p>
          </table:table-cell>
          <table:table-cell table:number-columns-repeated="3"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Plain Clothes</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39">
            <text:p>139</text:p>
          </table:table-cell>
          <table:table-cell office:value-type="string">
            <text:p>2014-08-27</text:p>
          </table:table-cell>
          <table:table-cell office:value-type="string">
            <text:p>Kansas</text:p>
          </table:table-cell>
          <table:table-cell office:value-type="string">
            <text:p>Hutchinson</text:p>
          </table:table-cell>
          <table:table-cell office:value-type="string">
            <text:p>Hutchinson Ci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an uncorroborated police statement: Hutchinson police officer shot and killed a pit bull Wednesday that had already bitten another officer and then appeared to charge the officer who shot it. A number of people in a Dillons parking lot across the street from the house witnessed the 3 p.m. incident, which in-car police video camera also captured. Police were responding to a domestic disturbance call in the 700 block of East Third Avenue shortly before 3 p.m. when the incident occurred, said Hutchinson Police Chief Dick Heitschmidt. An officer had walked up onto the porch of the home and the dog, which apparently popped out the front door as it opened, bit him on a forearm and leg. Several other officers and an animal control officer then responded to the scene, while the first officer went to the hospital for treatment of puncture wounds.</text:p>
            <text:p>While the officers were in the yard talking with the home&amp;rsquo;s occupant, the dog charged out of the house, down the porch steps and toward an officer furthest from the porch. That officer pulled his handgun and fired twice at the dog while backpedaling away from it. The officer then tripped and fell backward to the ground. Two other officers on the scene also drew their weapons and aimed at the dog, but didn&amp;rsquo;t fire. The dog, apparently struck by the first shot, made a wide turn and headed back into the house. An animal control officer removed the dog from the home, but it died a short time later, Heitschmidt said. Heitschmidt didn&amp;rsquo;t know whether officers issued the homeowner any citations, but they made no arrests at the scene. </text:p>
          </table:table-cell>
          <table:table-cell office:value-type="string">
            <text:p>http://www.hutchnews.com/news/courts_and_cops/hutch-police-shoot-and-kill-charging-dog/article_4fd22228-33f1-52ca-a2f8-a95fc759d8f0.html</text:p>
          </table:table-cell>
          <table:table-cell table:number-columns-repeated="2"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3">
          <table:table-cell office:value-type="float" office:value="141">
            <text:p>141</text:p>
          </table:table-cell>
          <table:table-cell office:value-type="string">
            <text:p>2014-04-16</text:p>
          </table:table-cell>
          <table:table-cell office:value-type="string">
            <text:p>California</text:p>
          </table:table-cell>
          <table:table-cell office:value-type="string">
            <text:p>Riverside</text:p>
          </table:table-cell>
          <table:table-cell office:value-type="string">
            <text:p>Riverside County Sheriffs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Pit Bull</text:p>
          </table:table-cell>
          <table:table-cell office:value-type="string">
            <text:p>A Riverside County sheriff&amp;rsquo;s deputy was hospitalized Wednesday after accidentally shooting himself in the leg when a large dog approached him at a Riverside home.</text:p>
            <text:p>A Riverside County sheriff&amp;rsquo;s spokesperson said the deputy was serving court documents to a resident in the 3000 block of Eucalyptus Avenue at about 2 p.m. when a dog came at him aggressively. The dog&amp;#039;s owner, Jorge Rodriguez, told NBC Los Angeles that the &amp;quot;attack&amp;quot; consisted of his dog barking at the stranger. The deputy, who has not been named, feared for his safety and pulled out his gun but ended up shooting himself in the process, according to the spokesperson.</text:p>
            <text:p>The deputy was hospitalized with non-life threatening injuries. He was not bitten. KCAL9&amp;rsquo;s Tom Wait reports the dog was not hit or injured and police will not be taking any further action against the dog or its owner, who was not the person being served. The &amp;quot;large pitbull breed dog&amp;quot; appears to reach just about knee-high on what looks like a 6-year-old in this video of the animal the same day as the shooting: http://www.nbclosangeles.com/video/#!/on-air/as-seen-on/Sheriffs-Deputy-Accidentally-Shoots-Himself/255584201</text:p>
          </table:table-cell>
          <table:table-cell office:value-type="string">
            <text:p>http://losangeles.cbslocal.com/2014/04/16/sheriffs-deputy-hospitalized-after-accidentally-shooting-himself-in-leg/</text:p>
          </table:table-cell>
          <table:table-cell office:value-type="string">
            <text:p>Precious</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2">
            <text:p>2</text:p>
          </table:table-cell>
        </table:table-row>
        <table:table-row table:style-name="ro1">
          <table:table-cell office:value-type="float" office:value="142">
            <text:p>142</text:p>
          </table:table-cell>
          <table:table-cell office:value-type="string">
            <text:p>2014-05-11</text:p>
          </table:table-cell>
          <table:table-cell office:value-type="string">
            <text:p>Michigan</text:p>
          </table:table-cell>
          <table:table-cell office:value-type="string">
            <text:p>Redford Township</text:p>
          </table:table-cell>
          <table:table-cell office:value-type="string">
            <text:p>Redford Township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Labrador and Pit Bull mix 10 month old puppy</text:p>
          </table:table-cell>
          <table:table-cell office:value-type="string">
            <text:p>With tears in her eyes, Bianca Alakson of Redford talks about her 10-month-old dog, who she says police shot and killed in her yard. Around midnight on Sunday, police were chasing a suspect through yards in a neighborhood. Alakson told WDIV that police jumped the fence into her yard at 19000 block of Norborne Street. She said police got scared of her dog Rock, a lab/pit bill mix, and shot him. The officer told WDIV that the dog had charged him, and he feared for his safety. When Alakson&amp;rsquo;s boyfriend Ryan Showalter questioned police about it, he was arrested for interfering with police investigation.</text:p>
          </table:table-cell>
          <table:table-cell office:value-type="string">
            <text:p>http://www.dailytribune.com/general-news/20140513/redford-township-police-shoot-kill-dog-in-yard</text:p>
          </table:table-cell>
          <table:table-cell office:value-type="string">
            <text:p>Rock</text:p>
          </table:table-cell>
          <table:table-cell office:value-type="string">
            <text:p>Unknown</text:p>
          </table:table-cell>
          <table:table-cell office:value-type="float" office:value="2">
            <text:p>2</text:p>
          </table:table-cell>
          <table:table-cell table:number-columns-repeated="4"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43">
            <text:p>143</text:p>
          </table:table-cell>
          <table:table-cell office:value-type="string">
            <text:p>2014-04-28</text:p>
          </table:table-cell>
          <table:table-cell office:value-type="string">
            <text:p>Louisiana</text:p>
          </table:table-cell>
          <table:table-cell office:value-type="string">
            <text:p>Sulphur</text:p>
          </table:table-cell>
          <table:table-cell office:value-type="string">
            <text:p>Sulphur Police Department and Calcasieu Parish Sheriff&amp;#039;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Newfoundland and Golden Retriever mix 14 month old puppy</text:p>
          </table:table-cell>
          <table:table-cell office:value-type="string">
            <text:p>Victim 14-month-old Labrador-Newfoundland-golden retriever mix. Officer Brian Thierbach was forced to resign and has been charged with aggravated animal cruelty, a felony charge. He turned himself in on June 6. Brandon Carpenter, 28, told The Huffington Post Tuesday that he and 21-year-old Logan Laliberte, both of Maine, had hopped off a freight train and were walking through the town of Sulphur, Louisiana, with Carpenter&amp;#039;s dog -- a 14-month-old Labrador, Newfoundland, golden retriever mix named Arzy Kensington -- when it started raining. The men were on their way to visit friends in Lake Charles. They climbed into the back of a parked box truck in the near-empty parking lot of the Southwest Daily News to take shelter, Carpenter said. Before long, a police car pulled up and an officer, gun drawn, ordered them out of the truck. The officer, Brian Thierbach of the Sulphur Police Department, spotted Arzy and told the men to &amp;quot;get your dog,&amp;quot; according to Carpenter. He said the officer watched him tie Arzy to a nearby fence with a 3 1/2-foot leash before Thierbach handcuffed both men, ordered them to the ground facing away from Arzy, and asked, &amp;quot;Is this dog going to bite me or attack me?&amp;quot; &amp;quot;No,&amp;quot; Carpenter said he responded. &amp;quot;He is an incredibly friendly dog.&amp;quot; Twenty seconds later, Carpenter told HuffPost, he heard a single shot. Eric Midkiff, Southwest Daily News circulation manager, said his boss phoned him around 7 a.m., asking if he knew anything about the men in the parking lot. Midkiff &amp;quot;took off&amp;quot; and headed to the office, and by the time he arrived, &amp;quot;the officer already had Brandon and the other guy on the ground.&amp;quot; Midkiff, 33, told HuffPost he stayed about 20 feet from the men, and heard Thierbach asking if the dog was going to attack. Midkiff said Thierbach was standing on the bumper of the box truck petting Arzy. &amp;quot;The dog was rubbing up against the cop,&amp;quot; Midkiff said. &amp;quot;He would rub the dog&amp;#039;s back and then push him away. All of a sudden, he just jumped down and shot the dog in the head.&amp;quot; Midkiff said he could see both Thierbach and the dog clearly. &amp;quot;That dog did not bite that officer,&amp;quot; he said. &amp;quot;The dog was wagging his tail, his tongue was hanging out.&amp;quot; Carpenter said he spun around when he heard the gunshot. &amp;quot;I see my dog kind of start shaking and batting at his head,&amp;quot; he said. &amp;quot;I saw the blood start to run down his face. &amp;hellip; I&amp;#039;m watching my dog die while I&amp;#039;m sitting in cuffs.&amp;quot; Thierbach, Carpenter told HuffPost, &amp;quot;seemed to be fighting back a smile.&amp;quot; He said he asked the cop why he was smiling, and that Thierbach &amp;quot;smirked&amp;quot; and replied, &amp;quot;Well, he nipped at my foot.&amp;quot; Backup officers put Arzy&amp;#039;s body in a trash bag and threw it into the back of a vehicle, Carpenter said. According to the Southwest Daily News, police charged Carpenter and Laliberte with trespassing and kept them in jail for a few hours.</text:p>
            <text:p>Midkiff said he watched as other officers questioned Thierbach about the shooting. Within about 15 minutes, he said, Thierbach&amp;#039;s story changed. He first claimed to have been bitten on the calf, then on the back of his heel. Later, another officer took a photograph of his toe. A Sulphur Police Department public information officer told the Southwest Daily News that the department has launched an internal investigation. The department did not return a request for comment from The Huffington Post.</text:p>
          </table:table-cell>
          <table:table-cell office:value-type="string">
            <text:p>http://www.huffingtonpost.com/2014/05/08/brian-thierbach-quits-cop-shot-dog-arzy-brandon-carpenter_n_5289294.html</text:p>
          </table:table-cell>
          <table:table-cell office:value-type="string">
            <text:p>Arzy Kensington</text:p>
          </table:table-cell>
          <table:table-cell office:value-type="string">
            <text:p>Brian Thierbach</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3">
          <table:table-cell office:value-type="float" office:value="144">
            <text:p>144</text:p>
          </table:table-cell>
          <table:table-cell office:value-type="string">
            <text:p>2014-04-18</text:p>
          </table:table-cell>
          <table:table-cell office:value-type="string">
            <text:p>Texas</text:p>
          </table:table-cell>
          <table:table-cell office:value-type="string">
            <text:p>Middleton</text:p>
          </table:table-cell>
          <table:table-cell office:value-type="string">
            <text:p>Rains County Sheriffs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lue Healer</text:p>
          </table:table-cell>
          <table:table-cell office:value-type="string">
            <text:p>Owners name Cole Middleton and wife Jayna, a third generation dairy East Texas farmer. Victim Australian blue healer who herded cows for Middleton. Dooley has been indicted by a grand jury on a felony animal cruelty charge.</text:p>
            <text:p>Dash cam video is available via Live Leak: www.liveleak.com/view?i=79c_1398390993 <text:s/>Texas farmer and cattle rancher, Cole Middleton, says when he called 911 to report a burglary at his home, it took the Sheriff&amp;#039;s department over two hours to respond. When they finally arrived, a deputy immediately shot his beloved cow dog, Candy, in the head for barking.</text:p>
            <text:p>But the wound was not immediately fatal and Middleton, who couldn&amp;#039;t bear the sight of Candy &amp;quot;yelping and thrashing in unbearable pain,&amp;quot; begged the Rains County Sheriff&amp;#039;s Deputy, Jerred Dooley, to put her out of her misery. But Dooley refused, forcing Middleton, whose own gun had been stolen in the burglary, to drown his pet. Autopsy of the pet demonstrated that the dog was not approaching the officer when shot. <text:s/>Dooley was charged with animal cruelty and was forced to surrender his law enforcement license in court. The charges against Dooley were eventually dropped, however as Dooley left the courtroom following the no file, he was punched in the face by an unidentified man.</text:p>
          </table:table-cell>
          <table:table-cell office:value-type="string">
            <text:p>http://www.nydailynews.com/news/crime/sheriff-deputy-fired-allegedly-shooting-family-dog-candy-texas-farm-article-1.1768851</text:p>
          </table:table-cell>
          <table:table-cell office:value-type="string">
            <text:p>Candy</text:p>
          </table:table-cell>
          <table:table-cell office:value-type="string">
            <text:p>Jarred Dooley</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9">
          <table:table-cell office:value-type="float" office:value="145">
            <text:p>145</text:p>
          </table:table-cell>
          <table:table-cell office:value-type="string">
            <text:p>2014-07-23</text:p>
          </table:table-cell>
          <table:table-cell office:value-type="string">
            <text:p>Texas</text:p>
          </table:table-cell>
          <table:table-cell office:value-type="string">
            <text:p>Canyon</text:p>
          </table:table-cell>
          <table:table-cell office:value-type="string">
            <text:p>Randall County Sheriff&amp;rsquo;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ustralian Shepherd</text:p>
          </table:table-cell>
          <table:table-cell office:value-type="string">
            <text:p>Victim Blue 4 year old mini Australian Shepherd. Owners Ryan and Toni Walker. </text:p>
            <text:p>The sheriff&amp;rsquo;s office received a call of dogs, belonging to Ryan and Toni Walker, running loose and on a neighbor&amp;rsquo;s property in the area of the 22000 block of FM 1541. In May one of the Walkers&amp;rsquo; other dogs had bitten a 16-year-old boy who lived in the complaining party&amp;rsquo;s residence. Upon leaving the Walker&amp;rsquo;s home, the investigating deputy, John Vaught, shot and killed a charging dog, an Australian Shepherd named Blue, at the Walker&amp;rsquo;s residence in the front yard. &amp;ldquo;This was an unfortunate incident, and I want to publicly express my sympathy and condolences to the dog&amp;rsquo;s owners, Ryan and Toni Walker, as I know they considered Blue to be a member of their family,&amp;rdquo; Richardson said. &amp;ldquo;After reviewing the discharge of a firearm report, I have decided to change our policy regarding canine encounters. The new policy will be in effect after review by legal counsel. It will outline some specific actions and strategies that should help officers avoid using deadly force against canines.&amp;rdquo;</text:p>
            <text:p>Because deputies frequently come into contact with dogs each day, from making traffic stops, serving warrants and conducting interviews, Jim Osorio of Canine Encounters Law Enforcement Training of Arlington will conduct a training Oct. 13-14 at the Randall County Sheriff&amp;rsquo;s Office. Osorio&amp;rsquo;s program includes factors contributing to a dog bite, types of aggressive dogs, dog body language, encountering dogs on the job, report writing, use of force continuum, tools of the trade and self-defense against dogs. &amp;ldquo;This training will give officers option and strategies in dealing with aggressive and dangerous dogs and the tools on how to best deescalate these situations,&amp;rdquo; he said. &amp;ldquo;It will also provide our officers with knowledge and tactics so they can better protect themselves, the citizens we serve and the dogs that officers encounter.&amp;rdquo; Richardson said that the Facebook page &amp;ldquo;Justice for Blue&amp;rdquo; contains false statements regarding the incident. Because of those statements, Richardson showed the dash camera video from the incident to press during the conference. &amp;ldquo;Specific statements indicating that the dog was &amp;lsquo;shot just for barking&amp;rsquo; and that a &amp;lsquo;child was endangered&amp;rsquo; by the shots that were fired, are both inaccurate,&amp;rdquo; Richardson said. When Vaught arrived at the complainant&amp;rsquo;s house, the dogs were no longer there, according to a copy of the incident report provided by the Randall County Sheriff&amp;rsquo;s Office. The deputy then went to the Walkers&amp;rsquo; home, and when he attempted to exit the vehicle two dogs appeared with one charging aggressively, according to the report. Vaught reported that he used pepper spray to protect himself, but it &amp;ldquo;had little effect on the dog.&amp;rdquo; He wrote that once he made contact with Toni Walker, the two dogs &amp;ldquo;became very friendly.&amp;rdquo; The law states that dogs can run unconfined and without leashes if the owners provide a plot of land of at least 5 acres. The Walkers&amp;rsquo; property meets that requirement, but a violation still occurs if the dogs leave the property, Richardson said. The video shows the officer coming out the home, veer out the frame to avoid going near the dog, which was under a parked vehicle. The dog runs toward the officer, which is when shots were fired. However, the officer using his firearm cannot be seen in the video. Richardson said the officer fired five times and shot the dog twice. Toni Walker then comes out of the home holding a small child. Richardson said the dog was still alive, but Walker asked the officer to shoot Blue once more to humanely kill the animal.</text:p>
            <text:p>&amp;ldquo;The next inaccuracy on the Facebook page is that I provided an &amp;lsquo;edited&amp;rsquo; version of the dash camera footage to the Walkers. Be design the dash camera footage cannot be edited, or it would be of no evidentiary value,&amp;rdquo; Richardson said.</text:p>
            <text:p>In the video Toni Walker can be heard apologizing for being extremely upset, to which the officer replies that he understands. Before leaving the scene, Vaught can be heard asking Walker if she would like him to move the dog. She responded that she wanted to move him, and then asked Vaught to hold her 7-month-old son. Walker can then be seen picking up the dog and carrying it behind the home while Vaught follows her with the baby. Vaught then provided Walker with a card for the sheriff&amp;rsquo;s office should she need anything or have other concerns. &amp;ldquo;The question isn&amp;rsquo;t whether or not this was a justified use of force; the question is &amp;lsquo;was it avoidable.&amp;rsquo; My answer to that question is yes,&amp;rdquo; Richardson said. Richardson said he was saddened by the incident, especially witnessing on the video a very upset Toni Walker carry Blue behind the house. He also said that he offered to buy the Walkers&amp;rsquo; a new dog, but was told their other dog was pregnant with puppies fathered by Blue. Richardson said he went to the Walkers&amp;rsquo; home and gave Toni Walker a $500 check to cover veterinary expenses. &amp;ldquo;I&amp;rsquo;ve been pretty blasted over that, but I did it out of the goodness of my heart,&amp;rdquo; Richardson said. The Walkers have stated they have no intention on cashing the check, but are looking into acquiring legal counsel.</text:p>
          </table:table-cell>
          <table:table-cell office:value-type="string">
            <text:p>http://www.myplainview.com/canyon/c_top_stories/article_14e54b22-2245-11e4-84ae-001a4bcf887a.html</text:p>
          </table:table-cell>
          <table:table-cell office:value-type="string">
            <text:p>Blue</text:p>
          </table:table-cell>
          <table:table-cell office:value-type="string">
            <text:p>John Vaught</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6">
            <text:p>146</text:p>
          </table:table-cell>
          <table:table-cell office:value-type="string">
            <text:p>2014-07-27</text:p>
          </table:table-cell>
          <table:table-cell office:value-type="string">
            <text:p>Missouri</text:p>
          </table:table-cell>
          <table:table-cell office:value-type="string">
            <text:p>Columbia</text:p>
          </table:table-cell>
          <table:table-cell office:value-type="string">
            <text:p>Howard County Sheriff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Victim King pitbull mix, shot with a 12 gauge shotgun. Owners Robert Murphy and Jessica Murphy. Link provided is to the police report, which matches the description from the owner&amp;#039;s Facebook page here: Howard County Sheriff Department in Missouri (https://www.facebook.com/howardcosheriff) came to my home and murdered one of our family dogs, on our land while we were not home. King escaped the fence, and there was a claim that a &amp;quot;white and brown&amp;quot; dog was possibly trying to attack another dog in the neighborhood...Of course the sheriff claims that or dog was vicious and wouldn&amp;#039;t let him out of his vehicle... tell me, if he was trapped in his vehicle, how is my dog in the middle of my yard with 2 bullet wounds in the center of his neck and back? Why was there no note left? Why did they leave our murdered dog laying in our yard for us to find? ... King escaped the fence a few weeks ago, and the same sheriff was called out, met King, and deemed him not viscous, not a threat. In the first encounter he was scared because king was doing what all dogs do, bark. Once Rob arrived, King stopped barking, and followed commands. The sheriff left, after telling Rob that king was a normal dog, only doing what he was supposed to do. He also found that it was not our dog that the complaint was on. Now my dog lays in my yard filled with bullets, put in him by the same sheriff.</text:p>
          </table:table-cell>
          <table:table-cell office:value-type="string">
            <text:p>https://www.facebook.com/OpBacon/photos/a.657567764334710.1073741830.410194309072058/658544027570417/?type=3&amp;amp;theater</text:p>
          </table:table-cell>
          <table:table-cell office:value-type="string">
            <text:p>King</text:p>
          </table:table-cell>
          <table:table-cell office:value-type="string">
            <text:p>Tim Wells</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47">
            <text:p>147</text:p>
          </table:table-cell>
          <table:table-cell office:value-type="string">
            <text:p>2012-02-26</text:p>
          </table:table-cell>
          <table:table-cell office:value-type="string">
            <text:p>Maryland</text:p>
          </table:table-cell>
          <table:table-cell office:value-type="string">
            <text:p>North Laurel</text:p>
          </table:table-cell>
          <table:table-cell office:value-type="string">
            <text:p>Howard Count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8yo</text:p>
          </table:table-cell>
          <table:table-cell office:value-type="string">
            <text:p>Victim 8-year-old pit bull Yayo. Owner 73-year-old Patty Wynston (as of 2014). A Howard County police officer shot and fatally wounded a pit bull in late February, upsetting the dog&amp;#039;s owner, who said the shooting was not necessary.</text:p>
            <text:p>Howard County police, however, say the dog not only approached an officer aggressively, but charged toward him as well. &amp;quot;I&amp;#039;m a nervous wreck,&amp;quot; said the dog&amp;#039;s owner, Patty Wynston, a 71-year-old who lives in the 9200 block of Whiskey Bottom Road. &amp;quot;She was my dog. She slept with me every night.&amp;quot; Police were called Feb. 26 to Whiskey Bottom Road for reports of two pit bulls running loose. When they got to the owner&amp;#039;s home, the dogs were inside, according to police spokeswoman Sherry Llewellyn. Wynston said the pit bulls, an 8-year-old named Yayo and Yayo&amp;#039;s daughter, 3-year-old Pebbles, had accidentally gotten out earlier. She said police asked Wynston to leash the dogs and bring them out, but she didn&amp;#039;t have enough time to do so before officers again knocked on her door &amp;quot;The doors went open,&amp;quot; Wynston said, &amp;quot;and of course the dogs went out.&amp;quot; Police said that an officer was approaching the home when one of the dogs charged out of the house toward the officer, barking aggressively. &amp;quot;The officer backed away from the dog, which continued to charge and gain speed,&amp;quot; Llewellyn said. &amp;quot;When the dog was approximately three feet from the officer, he drew his weapon and fired at the dog, wounding it.&amp;quot; That pit bull was Yayo, who later had to be euthanized. Wynston said Yayo &amp;quot;was walking toward the officer, but she was not aggressive or nothing until he pulled his gun.&amp;quot; The dog, she said, &amp;quot;wasn&amp;#039;t an aggressive dog, but when people came in our yard, even if she knew them, she&amp;#039;d bark.&amp;quot; Police said their records show neither dog as being licensed or vaccinated, and that Yayo&amp;#039;s license had been revoked in Howard County in 2008. The dog was sent to New York to live with a family member, and there was no record of her having been re-licensed in the county, Llewellyn said. Police policy allows officers to fire their weapons at an animal if doing so will prevent the officer or another person from substantial harm, or if an animal is so badly injured that shooting it will keep it from suffering any further, Llewellyn said. Wynston&amp;#039;s other dog was allowed to stay at the home, as officers did not see them running loose, Llewellyn said. A citation was issued for failure to license and vaccinate the dog. Wynston says Yayo has been cremated and her ashes are now on the mantle. &amp;quot;I was very attached to her,&amp;quot; she said.</text:p>
          </table:table-cell>
          <table:table-cell office:value-type="string">
            <text:p>http://www.baltimoresun.com/explore/howard/news/crime/ph-ho-cf-dog-shooting-0315-20120313,0,5655392.story</text:p>
          </table:table-cell>
          <table:table-cell office:value-type="string">
            <text:p>Yayo</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8">
            <text:p>148</text:p>
          </table:table-cell>
          <table:table-cell office:value-type="string">
            <text:p>2014-07-23</text:p>
          </table:table-cell>
          <table:table-cell office:value-type="string">
            <text:p>Texas</text:p>
          </table:table-cell>
          <table:table-cell office:value-type="string">
            <text:p>Cedar Park</text:p>
          </table:table-cell>
          <table:table-cell office:value-type="string">
            <text:p>Cedar Park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Mixed Breed 10yo</text:p>
          </table:table-cell>
          <table:table-cell office:value-type="string">
            <text:p>Victim is repeatedly reported as a pitbull or pitbull mix following statements by police. Neighbors confirmed the victim was in fact not a pit bull. The following is based entirely on police reports: An &amp;#039;aggressive&amp;#039; dog that was reportedly shot two times by a Cedar Park police officer Wednesday night was euthanized, police said. Police said the incident happened around 7:30 p.m. in the 1600 block of Tristan Way. Officers were dispatched to the home after receiving calls about an aggressive dog. When officers arrived at the house, they found the dog, and the dog charged at them. An officer then shot the dog. The dog was still alive after the shooting and received medical attention, but later had to be euthanized. Cedar Park police have now launched an investigation. Capt. Darlene Lewis of the Cedar Park Police Department said she did not know if prior calls were made about the aggressive dog. Lewis also said the officer who shot the dog is still on active duty as the investigation continues.</text:p>
          </table:table-cell>
          <table:table-cell office:value-type="string">
            <text:p>http://kxan.com/2014/07/23/aggressive-dog-shot-by-cedar-park-officer/</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9">
            <text:p>149</text:p>
          </table:table-cell>
          <table:table-cell office:value-type="string">
            <text:p>2014-07-09</text:p>
          </table:table-cell>
          <table:table-cell office:value-type="string">
            <text:p>Minnesota</text:p>
          </table:table-cell>
          <table:table-cell office:value-type="string">
            <text:p>Saint Paul</text:p>
          </table:table-cell>
          <table:table-cell office:value-type="string">
            <text:p>Saint Paul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 13yo</text:p>
          </table:table-cell>
          <table:table-cell office:value-type="string">
            <text:p>Victim two pit bulls. Laylo, 14 years old, and Mello. Both dogs were killed during a no-knock SWAT team raid on the home of a family with two young children. A glass bong was recovered. Police claimed they found &amp;quot;marijuana residue&amp;quot; in the house. Nothing else was found. Neighbors described the scene: &amp;quot;All of a sudden, we see the dogs thrown out like pieces of meat, like they were nothing,&amp;quot; </text:p>
          </table:table-cell>
          <table:table-cell office:value-type="string">
            <text:p>http://www.myfoxtwincities.com/story/25981713/st-paul-police-shoot-kill-2-family-dogs-in-swat-raid</text:p>
          </table:table-cell>
          <table:table-cell office:value-type="string">
            <text:p>Mello and Laylo</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50">
            <text:p>150</text:p>
          </table:table-cell>
          <table:table-cell office:value-type="string">
            <text:p>2010-12-29</text:p>
          </table:table-cell>
          <table:table-cell office:value-type="string">
            <text:p>Georgia</text:p>
          </table:table-cell>
          <table:table-cell office:value-type="string">
            <text:p>Atlanta</text:p>
          </table:table-cell>
          <table:table-cell office:value-type="string">
            <text:p>Fulton County Marshals</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Labrador</text:p>
          </table:table-cell>
          <table:table-cell office:value-type="string">
            <text:p>Victim Basil 45 pound lab mix was shot twice in the face and killed in an empty lot by Fulton County Marshals. &amp;quot;She was a really kind and gentle dog,&amp;quot; said Elizabeth Cullifer. She left their 45-pound dog outside alone for a moment. Marshals then came to their address with a civil lawsuit for someone who had not lived there in eight years. Then Cullifer heard gunshots. &amp;quot;I came out to see my dog in a pool of blood under the truck,&amp;quot; said Carey Cullifer. Marshals were trying to serve a civil lawsuit at the wrong residence. </text:p>
          </table:table-cell>
          <table:table-cell office:value-type="string">
            <text:p>http://www.wsbtv.com/news/news/county-marshal-shoots-kills-dog-in-lawsuit-mix-up/nJT9W/</text:p>
          </table:table-cell>
          <table:table-cell office:value-type="string">
            <text:p>Basil</text:p>
          </table:table-cell>
          <table:table-cell office:value-type="string">
            <text:p>Unknown</text:p>
          </table:table-cell>
          <table:table-cell table:number-columns-repeated="6"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51">
            <text:p>151</text:p>
          </table:table-cell>
          <table:table-cell office:value-type="string">
            <text:p>2014-06-11</text:p>
          </table:table-cell>
          <table:table-cell office:value-type="string">
            <text:p>Illinois</text:p>
          </table:table-cell>
          <table:table-cell office:value-type="string">
            <text:p>Moline</text:p>
          </table:table-cell>
          <table:table-cell office:value-type="string">
            <text:p>Rock Island County Sheriff&amp;#039;s Off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Victims were two Rottweilers. Owners name Dwayne Smith. Two 911 calls were received of two Rottweilers running free in the neighborhood of East Moline. Neighbors witnessed a police shoot one of the dogs. When confronted the police admitted the dog had not threatened or attacked him, and said that he shot the dog for &amp;quot;chasing rabbits again&amp;quot;.</text:p>
          </table:table-cell>
          <table:table-cell office:value-type="string">
            <text:p>http://www.kwqc.com/story/25802856/animal-cruelty-complaint-after-sheriffs-deputy-shoots-dog</text:p>
          </table:table-cell>
          <table:table-cell table:number-columns-repeated="2"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152">
            <text:p>152</text:p>
          </table:table-cell>
          <table:table-cell office:value-type="string">
            <text:p>2014-05-19</text:p>
          </table:table-cell>
          <table:table-cell office:value-type="string">
            <text:p>South Carolina</text:p>
          </table:table-cell>
          <table:table-cell office:value-type="string">
            <text:p>Anderson</text:p>
          </table:table-cell>
          <table:table-cell office:value-type="string">
            <text:p>Anders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w 3 legs</text:p>
          </table:table-cell>
          <table:table-cell office:value-type="string">
            <text:p>An Anderson family is angry after the death of their pit bull. The dog, named Cream, was shot and killed by Anderson police, who arrived at their home to investigate a stolen cell phone. Police tell FOX Carolina they were forced to shoot the dog to protect themselves. Adrien Best, who had two adults, three teens and three young children at her home Monday evening on East Franklin Street, said she heard the shots. She was inside the house when one of her sons told her police were pulling up the driveway. She said by the time she reached the front door, she heard two shots fired. She said she was immediately worried about her children playing outside. Then she realized one of her family&amp;#039;s dogs had been shot by officers. &amp;quot;I tried to gather the kids up to put them in the house because apparently you&amp;#039;re not safe outside with officers where we should be because they&amp;#039;re protecting and serve,&amp;quot; Best said. &amp;quot;If you show up with a gun and you&amp;#039;re irate, then you&amp;#039;re not protecting me so I did not feel safe.&amp;quot; Within moments, she found out why police were at her house. They were investigating a cell phone stolen from T.L. Hanna High School. The report was initiated by the school&amp;#039;s resource officer, who is an Anderson County deputy.</text:p>
            <text:p>The phone had been tracked by GPS to Best&amp;#039;s house and was being carried by a friend of her son&amp;#039;s, who told her he had found it at school. The school resource officer called for back-up from Anderson police because the East Franklin Street is in the city. A spokesman for the Anderson County Sheriff&amp;#039;s Office said the resource officer was not on scene yet when the dog was shot. FOX Carolina called the Anderson Police Department, who provided an incident report of the dog shooting. It was written by Officer Joseph Chapman. Part of the report said, &amp;quot;A brown and white large dog charged myself and Captain Aman. Officers did draw duty issue weapons and felt in fear that the dog was going to attack, due to the threatening manner it was coming at officers. Captain Aman did shoot the dog with one shot, at which time the dog went into some bushes and was not a threat.&amp;quot; But the family gave a different story, calling their dog a gentle giant. Adrian Gaines, one of Best&amp;#039;s sons, was in the driveway when he saw officers arrive and witnessed the shooting. &amp;quot;The dog didn&amp;#039;t bark, show any teeth, it didn&amp;#039;t rush them, didn&amp;#039;t growl or anything,&amp;quot; Gaines said. &amp;quot;Once he shot him the first time, I&amp;#039;m sure he was scared and that&amp;#039;s how he got up in the bushes and he ran up in the bushes and that&amp;#039;s when you shoot him again. He&amp;#039;s in the bushes bleeding already and you shoot him again.&amp;quot; The shooting of the dog was witnessed by four children, including a 13-year-old named Jeremiah. He cried for hours after the dog was killed. He and others in the family want to know why this happened.</text:p>
            <text:p>&amp;quot;He was a good dog,&amp;quot; Jeremiah said. &amp;quot;He didn&amp;#039;t deserve to die. They shouldn&amp;#039;t have shot him. There was no point to it.&amp;quot; Now, the family plans to file a formal complaint with Anderson police. In the meantime, the department indicates they did what they had to do to make sure their officers were safe. They said because the dog was not in a fence or tethered, there was no option. For Jeremiah, that&amp;#039;s not good enough, saying, &amp;quot;Something needs to happen. You can&amp;#039;t just do that and get away with it.&amp;quot;</text:p>
          </table:table-cell>
          <table:table-cell office:value-type="string">
            <text:p>http://www.foxcarolina.com/story/25576839/anderson-family-upset-after-police-shoot-kill-pet-dog</text:p>
          </table:table-cell>
          <table:table-cell office:value-type="string">
            <text:p>Cream</text:p>
          </table:table-cell>
          <table:table-cell office:value-type="string">
            <text:p>Captain Aman and Joseph Chapman </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53">
            <text:p>153</text:p>
          </table:table-cell>
          <table:table-cell office:value-type="string">
            <text:p>2014-04-08</text:p>
          </table:table-cell>
          <table:table-cell office:value-type="string">
            <text:p>Texas</text:p>
          </table:table-cell>
          <table:table-cell office:value-type="string">
            <text:p>El Paso</text:p>
          </table:table-cell>
          <table:table-cell office:value-type="string">
            <text:p>El Paso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w 3 legs</text:p>
          </table:table-cell>
          <table:table-cell office:value-type="string">
            <text:p>Owners Deborah Hawthorne and husband. Victim Gracie is a three-legged pit bull. Shooting occurred in front of owner&amp;#039;s 11 year old daughter. An east El Paso family said an officer from the El Paso Police Department shot their pit bull when responding to their home last week. Owner Deborah Hawthorne said she doesn&amp;#039;t understand why an officer would shoot at her dog, Gracie, because she was already missing a leg after being hit by a car. Gracie did survive the shooting.</text:p>
            <text:p>&amp;quot;She&amp;#039;s handicapped. She&amp;#039;s not a threat. She can&amp;#039;t charge really. She never has charged,&amp;quot; Hawthorne said. Hawthorne said this all started when her husband got into an argument with someone else earlier that night. Because she said her husband was holding a knife, that person reported it to the police. She said she is also upset the shooting happened in front of her 11-year-old daughter. &amp;quot;When [the police officer] discharged that weapon, it ricochet off the concrete and the house. It almost went through my daughter&amp;#039;s legs. It was right there at the door so she could have been hit,&amp;quot; Hawthorne said. Hawthorne said two officers responded to her home, and one fired at Gracie. The shot hit her in her only back paw. &amp;quot;I saw the officer in the yard. He was off in an angle to the house in the shadows. I saw a flash and the smoke come up and that&amp;#039;s when I saw Gracie crawling toward me,&amp;quot; Hawthorne said. She also said the officers did not identify themselves. &amp;quot;I asked them at least five times what their names were and what their badge numbers were. They did not talk to me. They refused to tell me anything about my husband,&amp;quot; Hawthorne said. The El Paso Police Department said it won&amp;#039;t comment on the case now because it&amp;#039;s still under investigation. &amp;quot;As in all cases where an El Paso police officer discharges their weapon, these cases are thoroughly investigated by the Departments Shooting Review Team. This case is assigned to the Internal Affairs Division,&amp;quot; El Paso Police Department spokesman Detective Darrel Petry said in a statement. Hawthorne said she also plans to file charges against the Police Department.</text:p>
          </table:table-cell>
          <table:table-cell office:value-type="string">
            <text:p>http://www.kfoxtv.com/template/cgi-bin/archived.pl?type=basic&amp;amp;file=/news/features/top-stories/stories/archive/2014/03/GXnReoKi.xml#.VAObqPldXW4</text:p>
          </table:table-cell>
          <table:table-cell office:value-type="string">
            <text:p>Gracie</text:p>
          </table:table-cell>
          <table:table-cell office:value-type="string">
            <text:p>Two Unknown Police</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7">
          <table:table-cell office:value-type="float" office:value="154">
            <text:p>154</text:p>
          </table:table-cell>
          <table:table-cell office:value-type="string">
            <text:p>2014-02-26</text:p>
          </table:table-cell>
          <table:table-cell office:value-type="string">
            <text:p>Maryland</text:p>
          </table:table-cell>
          <table:table-cell office:value-type="string">
            <text:p>Silver Spring</text:p>
          </table:table-cell>
          <table:table-cell office:value-type="string">
            <text:p>Baltimore Police Department and Montgomery County Police</text:p>
          </table:table-cell>
          <table:table-cell table:number-columns-repeated="2" office:value-type="float" office:value="1">
            <text:p>1</text:p>
          </table:table-cell>
          <table:table-cell office:value-type="float" office:value="0">
            <text:p>0</text:p>
          </table:table-cell>
          <table:table-cell office:value-type="string">
            <text:p>Jack Russell Terrier 7 month old</text:p>
          </table:table-cell>
          <table:table-cell office:value-type="string">
            <text:p>A city police officer is accused of beating a Jack Russell terrier puppy with a mop, then choking the dog and sending a picture of its dead body to its owner &amp;mdash; his girlfriend.</text:p>
            <text:p>Montgomery County Police have charged Alec Eugene Taylor, 27, of Silver Spring, with aggravated animal cruelty and abuse or neglect of an animal. Taylor&amp;#039;s girlfriend told police she received a text from Taylor on February 26 telling her that he killed the seven-month-old dog, named Rocko, after it defecated on the carpet. He then sent her a picture, according to a news release. She told police Taylor said he was tired of cleaning up the dog&amp;#039;s mess and that he had beaten it with a mop before throwing its body in a parking lot dumpster. Police said he later told investigators he used a mop to force Rocko from behind the dryer and then used his hands to choke the dog. Taylor&amp;#039;s girlfriend told police she asked him to get the dog from the dumpster, and she later buried it at a Hyattsville park.</text:p>
            <text:p>Animal Services Officers located and recovered the dog and performed necropsy. The dog died from an acute hemorrhagic shock likely due to blood loss from liver damage caused by blunt force trauma. Taylor turned himself into police on Wednesday. He does not have an attorney listed in online court records. In a statement, Baltimore police said Taylor, a five-year veteran, has been suspended without pay.</text:p>
            <text:p>&amp;quot;Allegations of animal cruelty are taken seriously by the Baltimore Police Department,&amp;quot; the statement said.</text:p>
          </table:table-cell>
          <table:table-cell office:value-type="string">
            <text:p>http://www.baltimoresun.com/news/maryland/crime/blog/bs-md-ci-officer-kills-puppy-20140305,0,1035874.story</text:p>
          </table:table-cell>
          <table:table-cell office:value-type="string">
            <text:p>Rocko</text:p>
          </table:table-cell>
          <table:table-cell office:value-type="string">
            <text:p>Alec Eugene Taylor</text:p>
          </table:table-cell>
          <table:table-cell office:value-type="float" office:value="1">
            <text:p>1</text:p>
          </table:table-cell>
          <table:table-cell table:number-columns-repeated="6"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3">
          <table:table-cell office:value-type="float" office:value="155">
            <text:p>155</text:p>
          </table:table-cell>
          <table:table-cell office:value-type="string">
            <text:p>2014-04-02</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hiladelphia Police say officers shot and killed a loose dog along a residential street this morning. Some neighbors argue that the dog wasn&amp;#039;t bothering anyone along the 1400 block of Montrose Street in South Philadelphia. Two officers were placed as desk duty as police investigated the deadly shooting of the pit bull around 6:30 a.m. Wednesday. Officer said the dog, a pit bull, was running loose and attacking people, according to Philadelphia Police spokeswoman Christine O&amp;rsquo;Brien. As officers responded to the scene, the dog charged them so they opened fire striking and killing the dog, according to police. The officers weren&amp;rsquo;t hurt nor were any residents in the neighborhood. As of mid-morning, no one had come forward to claim the apparent pet, which officers say was scaring neighbors. Some neighbors disputed that claim of the dog being out of control, including Dave Lewandowski who took a photo of the bloody aftermath and posted it to his Twitter account. &amp;quot;Police shoot dog while laying down on door steps for barking,&amp;quot; wrote Lewandowski.</text:p>
            <text:p>Joseph Remer who lives two doors down from where the dog was shot said the pit bull was on the front stoop barking around 4:15 a.m. when he woke up. Remer said when he went outside a short time later he saw that the dog, which he recognized as being at the home before, didn&amp;#039;t seem to be bothering anyone. &amp;quot;The dog barked a few times and lifted its head,&amp;quot; said Remer. Remer, who has lived on the block for more than eight years, said the dog just seemed to be relaxing on the stoop, not running up and down the block. Before he left for work he heard what sounded like a gunshot followed by the sound of an animal whimpering and then a second gunshot.</text:p>
            <text:p>He said when he went outside that some people claimed the dog acted violently yet he said no neighbors appeared hurt and the people he spoke with said the dog wasn&amp;#039;t really bothering anyone before police showed up. As standard operating procedure, the officers were place on desk duty since they discharged their weapons while on duty, according to police. A full internal affairs investigation was launched to figure out exactly what led to the shooting.</text:p>
          </table:table-cell>
          <table:table-cell office:value-type="string">
            <text:p>http://www.nbcphiladelphia.com/news/local/Police-Dog-Shot-253540881.html</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table:number-columns-repeated="3" office:value-type="float" office:value="0">
            <text:p>0</text:p>
          </table:table-cell>
        </table:table-row>
        <table:table-row table:style-name="ro3">
          <table:table-cell office:value-type="float" office:value="157">
            <text:p>157</text:p>
          </table:table-cell>
          <table:table-cell office:value-type="string">
            <text:p>2014-08-30</text:p>
          </table:table-cell>
          <table:table-cell office:value-type="string">
            <text:p>California</text:p>
          </table:table-cell>
          <table:table-cell office:value-type="string">
            <text:p>San Gabriel</text:p>
          </table:table-cell>
          <table:table-cell office:value-type="string">
            <text:p>Long Beach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s of police: Long Beach Police said they shot and wounded a man&amp;rsquo;s pit bull after the sexual assault suspect let the dog loose and it approached them. The 38-year-old suspect &amp;mdash; whose name was withheld &amp;mdash; was taken into custody, police said. Authorities said officers were dispatched to the San Gabriel riverbed, near PCH, after receiving report of a possible sexual assault against a 40-year-old Seal Beach woman on Friday just after 10:30 p.m. A man who reported the alleged assault led police to where the suspect was last seen, authorities said. Two officer began chasing a possible suspect while a third stayed with the man who reported the alleged attack.</text:p>
            <text:p>The man who reported the incident, recognized the actual suspect and pointed him out to the officer who remained behind. According to police, the suspect allegedly said something to the dog and then released the large pit bull.</text:p>
            <text:p>The dog approached the officer. The officer believing he and the man who reported the assault were in danger, shot the animal, which then retreated, police said. The suspect was arrested and booked for a sexual offense. He is being held in lieu of $100,000 bail. Police said the dog was taken to an animal hospital for treatment.</text:p>
          </table:table-cell>
          <table:table-cell office:value-type="string">
            <text:p>http://losangeles.cbslocal.com/2014/08/30/long-beach-police-shoot-mans-dog-as-they-arrest-suspect-for-alleged-sexual-assault/</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58">
            <text:p>158</text:p>
          </table:table-cell>
          <table:table-cell office:value-type="string">
            <text:p>2014-02-01</text:p>
          </table:table-cell>
          <table:table-cell office:value-type="string">
            <text:p>Maryland</text:p>
          </table:table-cell>
          <table:table-cell office:value-type="string">
            <text:p>Pasadena / Glen Burnie</text:p>
          </table:table-cell>
          <table:table-cell office:value-type="string">
            <text:p>Anne Arundel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Chesapeake Bay Retriever</text:p>
          </table:table-cell>
          <table:table-cell office:value-type="string">
            <text:p>An Anne Arundel County police officer shot and killed a family&amp;#039;s dog Saturday while investigating a burglary, officials said. Police said the officer &amp;mdash; a one-year veteran of the force who was not identified &amp;mdash; was canvassing a neighborhood looking for witnesses around 4 p.m. Saturday. When the officer went to a home in 900 block of Lombardee Circle in Glen Burnie the dog &amp;mdash; a male Chesapeake Bay Retriever named Vern &amp;mdash; &amp;quot;confronted&amp;quot; the officer in the front yard, police said. The officer then fired his weapon twice, killing the dog, police said. Tim Reeves &amp;mdash; one of Vern&amp;#039;s owners &amp;mdash; said he had been in the basement of his Pasadena house setting up for a Super Bowl party when his girlfriend called him from upstairs, saying she&amp;#039;d seen a police officer in the front yard. &amp;quot;I said to him &amp;#039;How can I help you, officer?&amp;#039;&amp;quot; Tim Reeves said. &amp;quot;He looked at me and said &amp;#039;I unloaded on your dog. Your dog attacked me, and I killed it.&amp;#039;&amp;quot; His father, Michael Reeves, who wore a denim jacket with a patch that read &amp;quot;Vern&amp;quot; on the chest, stood in the driveway. He choked up as he described where the bullet casings were found. The family has two other dogs, a Chesapeake Retriever named Jazmin and a French Bulldog named Madeline. &amp;quot;I just don&amp;#039;t get it,&amp;quot; he said, walking inside and shaking his head. The family said the officer wanted to interview a neighbor and was walking across the front yards of homes on the street when the shooting happened. The Reeves family was not involved in the burglary investigation that brought the officer to their neighborhood. Vern barked and ran toward the officer, prompting the shooting, the family said. The police department promised a full investigation and acknowledged that the shooting was a traumatic incident for the family of the deceased dog.</text:p>
          </table:table-cell>
          <table:table-cell office:value-type="string">
            <text:p>http://www.baltimoresun.com/news/maryland/anne-arundel/pasadena/bs-md-officer-kills-dog-20140202,0,3864041.story</text:p>
          </table:table-cell>
          <table:table-cell office:value-type="string">
            <text:p>Vernon AKA Vern</text:p>
          </table:table-cell>
          <table:table-cell office:value-type="string">
            <text:p>Rodney Pric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59">
            <text:p>159</text:p>
          </table:table-cell>
          <table:table-cell office:value-type="string">
            <text:p>2008-02-08</text:p>
          </table:table-cell>
          <table:table-cell office:value-type="string">
            <text:p>Nevada</text:p>
          </table:table-cell>
          <table:table-cell office:value-type="string">
            <text:p>Las Vegas</text:p>
          </table:table-cell>
          <table:table-cell office:value-type="string">
            <text:p>North Las Vegas Police Department</text:p>
          </table:table-cell>
          <table:table-cell office:value-type="float" office:value="2">
            <text:p>2</text:p>
          </table:table-cell>
          <table:table-cell office:value-type="float" office:value="100">
            <text:p>100</text:p>
          </table:table-cell>
          <table:table-cell office:value-type="float" office:value="1">
            <text:p>1</text:p>
          </table:table-cell>
          <table:table-cell office:value-type="string">
            <text:p>Pit Bull and Mastiff</text:p>
          </table:table-cell>
          <table:table-cell office:value-type="string">
            <text:p>Owner Louisa Thurston. Victims Blue and Bruno, a 70-pound pit bull and 140-pound Mastiff. Victims killed during a SWAT team raid of the owners home serving a warrant. At the time only the owner, a middle aged woman, and her 16 year old daughter were home. Bruno was shot eight times and the dead dogs were hauled away in bloody clear plastic bags that she and her 16-year-old daughter saw. No officer was bitten. The owner has proceeded with a federal lawsuit DC case number 2:10-cv-00516-LRH-RJJ against the police department and 6 member SWAT team. The SWAT team failed to contact animal control during the 20 minutes they were outside the home prior to the raid, even though the 9th district court found that North Las Vegas Police Department policy &amp;ldquo;dictates attendance, if not participation, of an animal control officer whenever police know there are dogs present inside a home&amp;quot;. As a result of publicity surrounding the lawsuit State Sen. David Parks, D-Las Vegas, announced he will introduce a bill next year requiring police to receive training in dog behavior so to avoid situations where they feel they have no choice but to shoot dogs.</text:p>
          </table:table-cell>
          <table:table-cell office:value-type="string">
            <text:p>http://www.opposingviews.com/i/society/animal-rights/louisa-thurston-can-sue-police-who-shot-her-2-dogs-court-rules</text:p>
          </table:table-cell>
          <table:table-cell office:value-type="string">
            <text:p>Bruno and Blue</text:p>
          </table:table-cell>
          <table:table-cell office:value-type="string">
            <text:p>Unknown SWAT team (6 members)</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3">
          <table:table-cell office:value-type="float" office:value="160">
            <text:p>160</text:p>
          </table:table-cell>
          <table:table-cell office:value-type="string">
            <text:p>2014-02-06</text:p>
          </table:table-cell>
          <table:table-cell office:value-type="string">
            <text:p>North Carolina</text:p>
          </table:table-cell>
          <table:table-cell office:value-type="string">
            <text:p>Forest City</text:p>
          </table:table-cell>
          <table:table-cell office:value-type="string">
            <text:p>Forest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Bulldog 6yo</text:p>
          </table:table-cell>
          <table:table-cell office:value-type="string">
            <text:p>Zaley Packett&amp;#039;s favorite thing to do with her Boxer bulldog was to cuddle. When 8-year-old Zaley, daughter of Mike and Christy Packett, went to bed at night, Raccoon Baby was always beside her. Zaley was taken out of school Friday morning where she is a second grader at Forrest Hunt Elementary School so her parents could tell her the fate of her playmate of six years, Raccoon. Thursday afternoon Raccoon was found dead of a gunshot wound between her eyes in the woods about 150 yards from Mike, Christy and Zaley Packett&amp;#039;s home off Valley View Drive in Forest City. Forest City Police Officer Sean Brooks, who also lives on Valley View Drive, was placed on paid suspension from his duties regarding shooting the neighbor&amp;#039;s dog while off-duty. </text:p>
            <text:p>Brooks has been an officer with the Forest City Police Department since January 2013. Today he awaits news from a mid-week meeting with Forest City Police Chief Jay Jackson, District Attorney Brad Greenway and detectives regarding the shooting and any charges. According to Jackson, Brooks admitted shooting the six-year-old boxer and said it was &amp;quot;in self-defense of his family and wife.&amp;quot; However, there was no police incident report of any dog being aggressive and no police report was filed of shooting an animal inside city limits, which is unlawful. Another staff member at the Forest City Police Department learned from Mike the dog was missing. Mike had filed a report and also offered a reward for Raccoon&amp;#039;s return. On Thursday afternoon the staff member put the case together and Mike was called to meet police officers in a wooded area near his house. Mike said he met them about 150 yards from his house. Raccoon was in a bag. </text:p>
            <text:p>&amp;quot;I asked them if that was my dog. They told me he had been shot between the eyes,&amp;quot; Mike said. &amp;quot;Why would somebody shoot this kind gentle soul? There is no reason for this.&amp;quot; &amp;quot;He was an off duty officer, used his own personal weapon and said the dog was aggressive with him . . . he never came to us to tell us he had to shoot my dog,&amp;quot; Mike said. Raccoon went missing at about 3 p.m. Wednesday after she and the family&amp;#039;s other bulldog, Dufus, had been playing outdoors. Raccoon didn&amp;#039;t return when she was called, Mike explained. He said that was very unusual so the search for her began. The dogs had just received a bath and Mike did not put their electronic collars on them because they were still wet. For the next 24 hours the dog was missing. Mike said he and others combed their neighborhood covering about 200 acres searching and calling for Raccoon. &amp;quot;The worst part is we went right past them and never once did they tell us,&amp;quot; Mike said of Brooks&amp;#039; family. &amp;quot;We spent a lot of time looking for our dog,&amp;quot; Christy Packett said. Brooks was eventually fired and pled guilty to misdemeanor cruelty to animals and misdemeanor resisting a police officer. District Court Judge Laura Powell sentenced Brooks to 30 days in jail, suspended sentence, unsupervised probation for 12 months, 24 hours of community service within the next 30 days, cost of court and community service fees. Brooks was also ordered by Powell not to have contact with Mike Packett or any member of his family. Owner Mike Packet was charged with violating a town ordinance in Forest City by allowing his dog to run loose. The charge was dismissed, as the dog had run away and was not &amp;quot;allowed&amp;quot; to run loose. </text:p>
          </table:table-cell>
          <table:table-cell office:value-type="string">
            <text:p>http://www.thedigitalcourier.com/news/x849282439/Family-dog-shot-police-officer-suspended-from-duty</text:p>
          </table:table-cell>
          <table:table-cell office:value-type="string">
            <text:p>Raccoon Baby</text:p>
          </table:table-cell>
          <table:table-cell office:value-type="string">
            <text:p>Sean Brooks</text:p>
          </table:table-cell>
          <table:table-cell table:number-columns-repeated="5" office:value-type="float" office:value="0">
            <text:p>0</text:p>
          </table:table-cell>
          <table:table-cell office:value-type="float" office:value="1">
            <text:p>1</text:p>
          </table:table-cell>
          <table:table-cell office:value-type="float" office:value="0">
            <text:p>0</text:p>
          </table:table-cell>
          <table:table-cell office:value-type="string">
            <text:p>Plain Clothes</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row>
        <table:table-row table:style-name="ro9">
          <table:table-cell office:value-type="float" office:value="161">
            <text:p>161</text:p>
          </table:table-cell>
          <table:table-cell office:value-type="string">
            <text:p>2012-10-31</text:p>
          </table:table-cell>
          <table:table-cell office:value-type="string">
            <text:p>New York</text:p>
          </table:table-cell>
          <table:table-cell office:value-type="string">
            <text:p>Port Chester</text:p>
          </table:table-cell>
          <table:table-cell office:value-type="string">
            <text:p>Port Chester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Golden Retriever Labrador mix 1yo and Pomeranian</text:p>
          </table:table-cell>
          <table:table-cell office:value-type="string">
            <text:p>A Port Chester family and neighbors say they are outraged that their dog was shot and killed by police.</text:p>
            <text:p>Justo Cabrera, the dog&amp;#039;s owner, was not home at the time of the alleged shooting. He says he was told that a woman in the neighborhood called police after his two unleashed dogs chased her while she was pushing a baby&amp;#039;s stroller.</text:p>
            <text:p>Cabrera admits that he has received two previous citations for not controlling his pets. He says the most recent incident happened two months ago and was dismissed in court.</text:p>
            <text:p>Neighbors are vowing to accompany Cabrera to court on Nov. 8, when he will respond to his newest citation, for having what the ticket describes as a dangerous dog.</text:p>
            <text:p>Cabrera and neighbors say that 1-year-old Marley was not an aggressive dog.</text:p>
          </table:table-cell>
          <table:table-cell office:value-type="string">
            <text:p>http://westchester.news12.com/news/port-chester-family-neighborhood-outraged-that-police-shot-killed-dog-1.6374745</text:p>
          </table:table-cell>
          <table:table-cell office:value-type="string">
            <text:p>Marley and Nico</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62">
            <text:p>162</text:p>
          </table:table-cell>
          <table:table-cell office:value-type="string">
            <text:p>2013-10-07</text:p>
          </table:table-cell>
          <table:table-cell office:value-type="string">
            <text:p>Georgia</text:p>
          </table:table-cell>
          <table:table-cell office:value-type="string">
            <text:p>Albany</text:p>
          </table:table-cell>
          <table:table-cell office:value-type="string">
            <text:p>Albany Probation Office</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Jack Russel Terrier</text:p>
          </table:table-cell>
          <table:table-cell office:value-type="string">
            <text:p>Victim Patches was a 2 year old, 12 pound Jack Russel Terrier. Shooter is probation officer Antoine Jones, 6 feet tall and near 300 lbs. Owner is Cherrie Shelton. The PO was there to check in on her son. When Shelton got to the top of her front steps, she says she saw Patches approaching the officer and began telling him that the dog didn&amp;rsquo;t bite, but before she knew what was happening the officer had already pulled out his gun and shot the dog. The bullet entered the dog&amp;rsquo;s left side, exited through her stomach and went into the ground where a hole still remains. Shelton says she immediately began questioning why the officer would shoot such a little dog to which he responded he feared for his life. After being shot, Patches went to the side of the house where she passed away 30 minutes later . Thursday afternoon, FOX 31 received the following statement from the the Georgia Department of Corrections: On Oct. 7th, two Albany Probation Officers were conducting a field visit. During this time, an Albany Probation Officer was involved in an incident that required him to use use of force against an aggressive canine during a field visit. An incident report was filed and it was determined that the Probation Officer responded appropriately. </text:p>
          </table:table-cell>
          <table:table-cell office:value-type="string">
            <text:p>http://www.wfxl.com/news/story.aspx?id=956749#.VAUT7fldXW6</text:p>
          </table:table-cell>
          <table:table-cell office:value-type="string">
            <text:p>Patches</text:p>
          </table:table-cell>
          <table:table-cell office:value-type="string">
            <text:p>Probation Officers Antoine Jones Ronnie Simmons and Rob Boney Police Samantha Richardson</text:p>
          </table:table-cell>
          <table:table-cell table:number-columns-repeated="7" office:value-type="float" office:value="0">
            <text:p>0</text:p>
          </table:table-cell>
          <table:table-cell office:value-type="string">
            <text:p>Not Sure</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64">
            <text:p>164</text:p>
          </table:table-cell>
          <table:table-cell office:value-type="string">
            <text:p>2013-07-11</text:p>
          </table:table-cell>
          <table:table-cell office:value-type="string">
            <text:p>Missouri</text:p>
          </table:table-cell>
          <table:table-cell office:value-type="string">
            <text:p>Saint Louis</text:p>
          </table:table-cell>
          <table:table-cell office:value-type="string">
            <text:p>Saint Loui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uncorroborated reports by police: A St. Louis police officer was injured this morning after he was apparently hit by a ricocheting bullet fired by a fellow officer as a dog attacked them. The injured officer was taken to a hospital in a patrol car with a flesh wound to the arm. He also had a cut on his face. He was expected to be OK, police said. The officers were called to the 3700 block of Keokuk Street about 11:20 a.m. to investigate a theft, police said. A large dog appeared from the courtyard between two apartment buildings and attacked the officers, causing one of the officers to open fire. &amp;quot;The dog was on them before they could hardly even react,&amp;quot; said St. Louis Police Maj. Jerry Leyshock. &amp;quot;He was sure the dog was going to bite the first officer.&amp;quot; It was unclear how many shots were fired. Both officers have 3-5 years on the force.</text:p>
            <text:p>Authorities were searching for the dog. It was unclear if it had been hurt. </text:p>
          </table:table-cell>
          <table:table-cell office:value-type="string">
            <text:p>http://www.stltoday.com/news/local/crime-and-courts/st-louis-officer-injured-by-apparent-ricochet-from-fellow-officer/article_f8a3f9af-2384-58ae-9c86-eb6133d0469b.html</text:p>
          </table:table-cell>
          <table:table-cell office:value-type="string">
            <text:p>Unknown</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65">
            <text:p>165</text:p>
          </table:table-cell>
          <table:table-cell office:value-type="string">
            <text:p>2012-09-02</text:p>
          </table:table-cell>
          <table:table-cell office:value-type="string">
            <text:p>South Carolina</text:p>
          </table:table-cell>
          <table:table-cell office:value-type="string">
            <text:p>Irmo</text:p>
          </table:table-cell>
          <table:table-cell office:value-type="string">
            <text:p>Irm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and Labrador mix</text:p>
          </table:table-cell>
          <table:table-cell office:value-type="string">
            <text:p>An Irmo family was shocked to come home to a note on their door explaining that a police officer had shot and killed their dog on Labor Day. The police chief says the shooting was justified, but the family says the action was excessive and unnecessary. Four-year-old Kenya was a German Shepherd Lab mix. She&amp;#039;s been known to roam her Irmo neighborhood from time to time. But her family says she&amp;#039;s never gone far and never hurt anyone. &amp;quot;She&amp;#039;s probably gotten out about three or four times and usually a neighbor comes by [and says] &amp;#039;Hey, your dog&amp;#039;s in my yard,&amp;#039; and we go get her,&amp;quot; said Kenya&amp;#039;s owner Jared Mann. &amp;quot;It&amp;#039;s never been a big deal.&amp;quot; When her family returned to their Charring Cross Road home after Labor Day fun, Kenya was not there. &amp;quot;We found a note on the front door saying that our dog has been shot by Irmo PD,&amp;quot; said Mann. &amp;quot;We found the blood right after we found the note in our front yard.&amp;quot; Several neighbors say they heard gun shots. &amp;quot;My husband and me were both talking to the police officers that were here,&amp;quot; said the neighbor. &amp;quot;And the one who shot the dog said that she had charged him. But we had seen that dog before in our backyard and she&amp;#039;s never shown any aggression ever.&amp;quot; Irmo Police say they received a call from a jogger who says Kenya chased this person down the street. When officers arrived, the dog was back on its property -- in the front yard, near the steps. Mann says they&amp;#039;ve tried many different methods to restrain Kenya, including building a fence just for the dog and putting in an electrical fence as well. There&amp;#039;s also a chair attached to the back steps, but somehow Kenya escaped. Police say when one of the officers tried to go to the front door to find the owners, the dog charged at him. The officer says he felt threatened by the dog&amp;#039;s aggressive behavior so he fired two shots at the dog. &amp;quot;He charged me,&amp;quot; said the officer in the incident report. &amp;quot;I had to shoot him.&amp;quot; &amp;quot;She was still moving 30 minutes later and I asked if I could take her to the vet and they said no,&amp;quot; said a neighbor. &amp;quot;And that&amp;#039;s when one of the police officers asked the other police officer to get a tarp and just covered her up.&amp;quot; Irmo Police deny that. The report goes on to say the officer fired a third and final shot to &amp;quot;end the dog&amp;#039;s misery.&amp;quot; Family and neighbors do not understand why a gun had to be fired and why the officer killed Kenya. &amp;quot;With the dog being that close to the house, if it was in the middle of the street, it&amp;#039;d be a little bit different I think. But the dog was on its own property so I felt he could have left the dog alone,&amp;quot; said a neighbor. In a statement provided by the jogger, he praises the officer&amp;#039;s candor in regard to the incident. &amp;quot;[He] seemed equally concerned about the dog as he was about the safety of the neighborhood. It was clear that he did not want anyone or the dog to get hurt. He seemed like a true professional in control of the situation,&amp;quot; said the statement. Irmo Police Chief Brian Buck says the officer acted in self-defense. According to an Irmo ordinance, it is illegal for any domestic animal to run at large on the streets or in public places. When asked if the officer could have tasered the dog instead of shooting it, Buck said the officer used the weapon he thought would guarantee his safety.</text:p>
          </table:table-cell>
          <table:table-cell office:value-type="string">
            <text:p>http://www.wistv.com/story/23324440/irmo-family-unhappy-officer-shot-and-killed-their-dog</text:p>
          </table:table-cell>
          <table:table-cell office:value-type="string">
            <text:p>Kenya</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66">
            <text:p>166</text:p>
          </table:table-cell>
          <table:table-cell office:value-type="string">
            <text:p>2013-05-21</text:p>
          </table:table-cell>
          <table:table-cell office:value-type="string">
            <text:p>Nevada</text:p>
          </table:table-cell>
          <table:table-cell office:value-type="string">
            <text:p>Las Vegas</text:p>
          </table:table-cell>
          <table:table-cell office:value-type="string">
            <text:p>Las Vegas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Australian Shepherd</text:p>
          </table:table-cell>
          <table:table-cell office:value-type="string">
            <text:p>Shouting, &amp;ldquo;Justice for Freckles,&amp;rdquo; about a dozen people at the Regional Justice Center on Thursday protested canine killings by Las Vegas police officers. Led by Las Vegan Sarah Hecht, whose 45-pound Australian shepherd hybrid was run down by a two-ton police cruiser earlier this year, the protestors asked for better training for police officers dealing with animals. A police spokeswoman declined to comment on the case because there was an ongoing internal affairs investigation into the incident. The investigation is expected to take several more months. Hecht, 22, was overcome with emotion while speaking of her beloved pet who was a birthday present for getting straight As in high school. An officer told Hecht he purposefully ran over the dog after it had escaped her backyard and was heading toward children playing on May 21. Freckles was dragged by the police cruiser, but lived. Hecht rushed the canine to a veterinarian. The dog licked his owner during the trip. Once there, Hecht made the difficult decision to euthanize the animal. Hecht believes Freckles escaped her backyard after he was taunted by neighborhood children. She insisted her dog would never hurt anyone and had no history of biting humans. While she was at the veterinarian&amp;rsquo;s office, Hecht&amp;rsquo;s father was cited with having an unrestrained dog. Following the protest Thursday, Hecht wept before Las Vegas Justice of the Peace Karen Bennett-Haron as she explained what police had done to her dog and how she had no money left after paying $1,000 to try and save her &amp;ldquo;son&amp;rsquo;s&amp;rdquo; life. &amp;ldquo;I don&amp;rsquo;t have children. He was my son,&amp;rdquo; Hecht told the judge.</text:p>
            <text:p>Bennett-Haron and prosecutors quickly agreed to dismiss the charges. She has been cited twice for animal code violations, including not obtaining a permit or sterilizing her dogs. Both matters were also dismissed, court records show. </text:p>
          </table:table-cell>
          <table:table-cell office:value-type="string">
            <text:p>http://www.dailymail.co.uk/news/article-2362093/Sarah-Hecht-rally-Cops-run-womans-dog-Freckles-PURPOSE-citation.html</text:p>
          </table:table-cell>
          <table:table-cell office:value-type="string">
            <text:p>Freckles</text:p>
          </table:table-cell>
          <table:table-cell office:value-type="string">
            <text:p>Unknown</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9">
          <table:table-cell office:value-type="float" office:value="167">
            <text:p>167</text:p>
          </table:table-cell>
          <table:table-cell office:value-type="string">
            <text:p>2013-07-31</text:p>
          </table:table-cell>
          <table:table-cell office:value-type="string">
            <text:p>Oklahoma</text:p>
          </table:table-cell>
          <table:table-cell office:value-type="string">
            <text:p>Oklahoma City</text:p>
          </table:table-cell>
          <table:table-cell office:value-type="string">
            <text:p>Oklahoma Ci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burglary scare turned into a nightmare for one Oklahoma City family when the police officer checking on their home, shot and killed their dog. &amp;ldquo;He told me that he ended up having to shoot one of my dogs,&amp;rdquo; Chris Reeves said.</text:p>
            <text:p>Reeves showed up moments after police to hear that devastating news. Turns out, the storm tripped his alarm.</text:p>
            <text:p>Police didn&amp;rsquo;t have to face any burglars but said they told Reeves they were forced to shoot his dog, Nera, in the leg.</text:p>
            <text:p>&amp;ldquo;I leaned down to see how she was doing,&amp;rdquo; Reeves said. &amp;ldquo;She was on her side and it was pretty obvious that it wasn&amp;rsquo;t her leg. She&amp;rsquo;d been shot through the shoulder to the chest.&amp;rdquo;</text:p>
            <text:p>Nera didn&amp;rsquo;t make it. Now the Reeves hope other pet owners take their advice. &amp;ldquo;If you do send a policeman to your house somehow let them know, ask the home security company to let them know, that you have dogs in the back yard,&amp;rdquo; Melanie Reeves said. &amp;ldquo;If we would have done that, that would have solved this problem.&amp;rdquo; An irreversible problem the family struggles with. &amp;ldquo;I&amp;rsquo;m thankful that the police officer came out quickly, that we live in a city where we can depend on police to react quickly,&amp;rdquo; Chris Reeves said. &amp;ldquo;I struggle with the actions that he took to protect himself.&amp;rdquo; The family feels the officer could have used pepper spray or fired a shot into the ground to scare the dogs away. &amp;ldquo;It&amp;rsquo;s just sad and it&amp;rsquo;s tragic and I feel like Nera shouldn&amp;rsquo;t have died this way,&amp;rdquo; Chris Reeves said. &amp;ldquo;She should still be with us.&amp;rdquo; Police would not comment on the case. Investigators said the report is not yet available. </text:p>
          </table:table-cell>
          <table:table-cell office:value-type="string">
            <text:p>http://kfor.com/2013/07/31/police-shoot-family-dog/</text:p>
          </table:table-cell>
          <table:table-cell office:value-type="string">
            <text:p>Nera</text:p>
          </table:table-cell>
          <table:table-cell office:value-type="string">
            <text:p>Unknow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68">
            <text:p>168</text:p>
          </table:table-cell>
          <table:table-cell office:value-type="string">
            <text:p>2012-07-11</text:p>
          </table:table-cell>
          <table:table-cell office:value-type="string">
            <text:p>Virginia</text:p>
          </table:table-cell>
          <table:table-cell office:value-type="string">
            <text:p>Richmond</text:p>
          </table:table-cell>
          <table:table-cell office:value-type="string">
            <text:p>Henrico County Police Division</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When a police officer and detective came to inform Nannie Ellerbie that her son Ricky Ellerbe was dead, the police claim the family dog (reported as pit bull) &amp;quot;charged&amp;quot; toward them. They then shot the dog dead.</text:p>
          </table:table-cell>
          <table:table-cell office:value-type="string">
            <text:p>http://www.timesdispatch.com/news/henrico-police-shoot-pet-as-they-notify-family-of-son/article_9e2c4d25-e4bc-51c7-ba1a-c03da22888f5.html</text:p>
          </table:table-cell>
          <table:table-cell office:value-type="string">
            <text:p>Tiger</text:p>
          </table:table-cell>
          <table:table-cell office:value-type="string">
            <text:p>Two Unknown Police</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169">
            <text:p>169</text:p>
          </table:table-cell>
          <table:table-cell office:value-type="string">
            <text:p>2011-11-11</text:p>
          </table:table-cell>
          <table:table-cell office:value-type="string">
            <text:p>Virginia</text:p>
          </table:table-cell>
          <table:table-cell office:value-type="string">
            <text:p>Harrisonburg</text:p>
          </table:table-cell>
          <table:table-cell office:value-type="string">
            <text:p>Rockingham County Sheriff&amp;#039;s Office</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A Harrisonburg resident says a cat&amp;#039;s death was anything but quick and painless, after it was struck by a vehicle. Now, he wants police held responsible. &amp;quot;Shocking,&amp;quot; is how Wayne Meadows describes the way a Harrisonburg police officer killed a cat he rescued from the side of the road. He says the officer beat the cat to death with his night stick. &amp;quot;I was a wreck at that point. I mean I was completely in shock. I didn&amp;#039;t know what to do, I didn&amp;#039;t know what to say,&amp;quot; Wayne says. Wayne said he had to call police because local vets and animal services were closed since it was late at night on Friday, November 11th. He tried to comfort the cat until the officer arrived. They discussed what to do, and when the officer offered to put the cat out of its misery, using a night stick was the last thing Wayne expected. &amp;quot;I went inside expecting a gun shot and then I heard it happening on my front porch. I heard at least 15-20 hits,&amp;quot; Wayne says. The officer removed the body, but he had to clean the rest.</text:p>
            <text:p>&amp;quot;It was nasty to say the least. I was sick to my stomach the whole time doing it. I tried to wash it off as best as I could,&amp;quot; Wayne says. The officer told him to contact police because of damage to the house. There are stains and smashed siding around the porch. Wayne did contact police, but says they didn&amp;#039;t get back to him. However, the department offered WHSV this statement saying they did receive the complaint.</text:p>
            <text:p>&amp;quot;An internal investigation was conducted into this matter and appropriate action has been taken internally. In addition, the department continues to review the current procedures in handling animal complaints is to determine if any changes or modifications need to be made.&amp;quot; Wayne says he was so shocked to act at the time, but hopes this never happens again. &amp;quot;The only thing I wished I had done differently is as soon as I saw that nightstick I would&amp;#039;ve ran out and stopped him. That&amp;#039;s what I wished I would have done,&amp;quot; Wayne says. A Harrisonburg police officer accused of killing an injured cat with a baton has been convicted of animal cruelty. Media outlets report that a judge found 25-year-old Jonathan Snoddy guilty of the misdemeanor charge Thursday in Rockingham County General District Court. Retired Judge Steven Helvin of Charlottesville ordered Snoddy to pay a $50 fine. Snoddy was charged in January following a Virginia State Police investigation. Resident Wayne Meadows told investigators that he took the cat home on Nov. 11, 2011, after a car hit the animal and called Harrisonburg authorities. Police department policy calls for an officer to euthanize an animal by shooting it, after getting supervisor&amp;#039;s permission. Instead, Meadows said Snoddy hit the cat up to 20 times with his baton. Snoddy&amp;#039;s attorneys say they will appeal the verdict.</text:p>
          </table:table-cell>
          <table:table-cell office:value-type="string">
            <text:p>http://www.timesdispatch.com/news/harrisonburg-police-officer-convicted-of-beating-cat-to-death/article_83efd3bf-ea2c-55a6-abb9-3a4f1dd360bb.html</text:p>
          </table:table-cell>
          <table:table-cell office:value-type="string">
            <text:p>Unknown</text:p>
          </table:table-cell>
          <table:table-cell office:value-type="string">
            <text:p>Jonathan Snoddy</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Not Sure</text:p>
          </table:table-cell>
          <table:table-cell table:number-columns-repeated="2"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row>
        <table:table-row table:style-name="ro3">
          <table:table-cell office:value-type="float" office:value="170">
            <text:p>170</text:p>
          </table:table-cell>
          <table:table-cell office:value-type="string">
            <text:p>2014-08-31</text:p>
          </table:table-cell>
          <table:table-cell office:value-type="string">
            <text:p>Colorado</text:p>
          </table:table-cell>
          <table:table-cell office:value-type="string">
            <text:p>Colorado Springs</text:p>
          </table:table-cell>
          <table:table-cell office:value-type="string">
            <text:p>Colorado Springs Police Department&amp;rsquo;s Gold Hill Divis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Claire Herrera was worried after she heard some commotion next door to walk outside and find her neighbor, Patrick Lawrence, nearly passed out on her back steps. &amp;ldquo;He&amp;rsquo;s holding his head, he&amp;rsquo;s hyperventilating,&amp;rdquo; Herrera said. <text:s/>&amp;ldquo;I went into the house and called 911 and was simply calling for a medic.&amp;rdquo; But Colorado Springs Police arrived next door first.</text:p>
            <text:p>This is what happened next according to the incident report filed by officers: &amp;ldquo;On 08/31/14 at approximately 1225 hours, Officers with the Colorado Springs Police Department&amp;rsquo;s Gold Hill Division were dispatched to a residence in the 800 block of E. Cimarron St. to investigate a possible disturbance. Upon arrival, officers were walking up to the residence&amp;rsquo;s rear facing door. While doing so a large pit bull aggressively and quickly ran from the house and towards the officers. Noting the dog&amp;rsquo;s aggressive behavior and stance, one of the officers fired several rounds at the animal as it continued approaching them. One of these rounds struck the dog in the rear leg, causing the dog to briefly end its advance and flee towards the house. Officers were then able to retreat and while doing so the dog again began aggressively and quickly approaching the officers. Prior to being forced to discharge their weapon again, the officers were able to close and hold the gate shut until the dog&amp;rsquo;s owner, Patrick Lawrence (a 49 year-old resident of Colorado Springs), was able to contain the animal in a dog crate. During the subsequent investigation, officers were unable to develop probable cause to arrest anyone for the original disturbance call for service but Mr. Lawrence was arrested for possessing a dangerous animal.&amp;rdquo; Lawrence says the only fact he agrees with in the report was that his dog was wounded. &amp;ldquo;If the dog was aggressively trying to get at him, why&amp;rsquo;s the dog shot in the butt?&amp;rdquo; Lawrence asked. Lawrence believes this was a case of a dog protecting its territory.</text:p>
            <text:p>&amp;ldquo;That&amp;rsquo;s how he do man because he protective, that&amp;rsquo;s all,&amp;rdquo; Lawrence said. But another neighbor says the dog is dangerous&amp;hellip;and has the scar to prove it. &amp;ldquo;Nine stitches,&amp;rdquo; Jay Swartz said as he pulled up his sleeve to show the scar he says is from an attack last April. &amp;ldquo;He got me good. <text:s/>Jumped up and latched onto the back of my arm,&amp;rdquo; Swartz said. Swartz though never pressed charges but says he understands why police fired their weapons. &amp;ldquo;If I would have had a gun on me that day, I would have shot it,&amp;rdquo; Swartz said. Lawrence has a mandatory court appearance later this month for owning a &amp;ldquo;dangerous animal,&amp;rdquo; where a judge will decide if the dog is indeed too dangerous&amp;hellip;even for its own yard. &amp;ldquo;It&amp;rsquo;s ridiculous man,&amp;rdquo; Lawrence said. <text:s/>&amp;ldquo;I gotta go to court for the police entering my property.&amp;rdquo; </text:p>
          </table:table-cell>
          <table:table-cell office:value-type="string">
            <text:p>http://www.krdo.com/news/police-shoot-pit-bull/27830890</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71">
            <text:p>171</text:p>
          </table:table-cell>
          <table:table-cell office:value-type="string">
            <text:p>2014-08-31</text:p>
          </table:table-cell>
          <table:table-cell office:value-type="string">
            <text:p>Ohio</text:p>
          </table:table-cell>
          <table:table-cell office:value-type="string">
            <text:p>Dayton</text:p>
          </table:table-cell>
          <table:table-cell office:value-type="string">
            <text:p>Day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police statements: A Dayton police officer shot and killed a dog that was reported as &amp;quot;vicious&amp;quot; Sunday night. The incident happened shortly before 8 p.m. in the 400 block of Livingston Avenue, according to the Dayton police report. One officer reported the dog charged at him and a bystander and he was forced to shoot the dog. Police said the officer fired three shots, fatally injuring the dog, the breed of which was not reported. Further details about the incident were not released.</text:p>
            <text:p/>
          </table:table-cell>
          <table:table-cell office:value-type="string">
            <text:p>http://www.whio.com/news/news/crime-law/dayton-police-officer-fatally-shoots-vicious-dog/nhDDN/</text:p>
          </table:table-cell>
          <table:table-cell table:number-columns-repeated="2" office:value-type="string">
            <text:p>Unknown</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172">
            <text:p>172</text:p>
          </table:table-cell>
          <table:table-cell office:value-type="string">
            <text:p>2014-06-09</text:p>
          </table:table-cell>
          <table:table-cell office:value-type="string">
            <text:p>Indiana</text:p>
          </table:table-cell>
          <table:table-cell office:value-type="string">
            <text:p>Hammond</text:p>
          </table:table-cell>
          <table:table-cell office:value-type="string">
            <text:p>Hammond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 family that once lived in Hammond, Indiana, has filed suit against the city&amp;rsquo;s police department, claiming an officer shot their family dog three times earlier this summer.</text:p>
            <text:p>WBBM Newsradio&amp;rsquo;s John Waelti reports Hammond police said, on June 9, officers responded to reports of a loose dog in the 6500 block of Jackson Avenue. Shortly after arriving, Hammond Officer Timothy Kreischer shot the dog in the face as the family looked on. That&amp;rsquo;s where accounts from police and the family differ. Police said the dog, Lilly, lunged at Kreischer. Trent McCain, the attorney for plaintiffs Norma Maldonado and Dario Lemus, said that&amp;rsquo;s nonsense. He said Lilly was barking and nothing more, and it was Kreischer who became aggressive. &amp;ldquo;He unholstered his weapon, and shot up to three times, striking the dog in the mouth,&amp;rdquo; he said. McCain said Lilly was only five to seven feet away from a 7-year-old child when the officer shot the dog. &amp;ldquo;Dogs naturally will bark at a stranger, but the dog was down on the ground, next to a child, as opposed to lunging at the officer,&amp;rdquo; McCain said. &amp;ldquo;We shudder to think what would have happened if Officer Kreischer missed the dog and shot my clients&amp;rsquo; 7-year-old son. Lilly, an 18-month-old pit bull, survived the shooting, but not without complications.</text:p>
            <text:p>&amp;ldquo;Lilly will certainly need a future surgery in order to repair the damage that was done to her sinus cavity. The 7-year-old boy naturally has been traumatized,&amp;rdquo; McCain said.</text:p>
            <text:p>He said the family has since left Hammond, after complaining of harassment.</text:p>
          </table:table-cell>
          <table:table-cell office:value-type="string">
            <text:p>http://chicago.cbslocal.com/2014/09/03/family-sues-hammond-police-officer-who-shot-their-dog/</text:p>
          </table:table-cell>
          <table:table-cell office:value-type="string">
            <text:p>Lilly</text:p>
          </table:table-cell>
          <table:table-cell office:value-type="string">
            <text:p>Timothy Kreischer</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73">
            <text:p>173</text:p>
          </table:table-cell>
          <table:table-cell office:value-type="string">
            <text:p>2012-02-23</text:p>
          </table:table-cell>
          <table:table-cell office:value-type="string">
            <text:p>New Mexico</text:p>
          </table:table-cell>
          <table:table-cell office:value-type="string">
            <text:p>Glorieta</text:p>
          </table:table-cell>
          <table:table-cell office:value-type="string">
            <text:p>New Mexico State Pol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Unconfirmed</text:p>
          </table:table-cell>
          <table:table-cell office:value-type="string">
            <text:p>New Mexico State Police are investigating one of their own after an officer shot and killed a woman&amp;rsquo;s dog on her property. It happened while the owner was away. Now she is demanding answers. People in Glorieta will tell you it is not a bad idea to have a guard dog in the yard. Mother of four, Victoria Baca wouldn&amp;rsquo;t live without one &amp;ndash; in fact she had two until Thursday morning. She had called State Police to file a report about an online scam and was told that an officer would be there eventually. She told police she had errands to run with her young children and to give her a call when the officer was on his way. A few hours later she got a call, but it wasn&amp;rsquo;t what she expected &amp;ldquo;That the officer had jumped my fence and that my dog bit him and he killed her,&amp;rdquo; Baca said. State police said the officer thought Baca was home and entered her property &amp;ndash; that&amp;rsquo;s when the attack came. Baca and her children rushed home to find eleven year old &amp;ldquo;Jilly&amp;rdquo; dead on the front porch in a pool of her own blood. The dog&amp;rsquo;s body was still there Thursday afternoon when KOB Eyewitness News 4 arrived. Baca said the dog&amp;rsquo;s body was too heavy for her to move. &amp;ldquo;My four year old&amp;rsquo;s response was did they shoot our dog my son walked up the stairs and started shaking her, trying to wake her up,&amp;rdquo; Baca said. Baca was heartbroken and furious demanding answers from police. She said her property clearly has signs warning trespassers of guard dogs and the officer should never have trespassed. &amp;ldquo;I called for help and instead I ended up with the loss of a family member,&amp;rdquo; Baca said. State Police are investigating the shooting but said the officer was simply responding to a call when he hopped the fence. They said he was acting in self defense and there is no training for this kind of situation. &amp;ldquo;Was there things that could have done different? Absolutely however that&amp;rsquo;s the situation that occurred and so now we&amp;rsquo;ll deal with it,&amp;rdquo; said New Mexico State Police spokesman, Lt. Robert McDonald. State police said they sympathize with Baca and apologize to her. &amp;ldquo;It&amp;rsquo;s too late for an apology. She&amp;rsquo;s gone, an apology isn&amp;rsquo;t going to bring her back,&amp;rdquo; said Baca. State Police said the officer wasn&amp;rsquo;t hurt in the attack and so far there is no cause for disciplinary action. Baca said she is hiring an attorney.</text:p>
          </table:table-cell>
          <table:table-cell office:value-type="string">
            <text:p>http://www.dogmurderers.com/woman-seeking-attorney-state-police-officer-shoots-dog-video/</text:p>
          </table:table-cell>
          <table:table-cell office:value-type="string">
            <text:p>Jilly</text:p>
          </table:table-cell>
          <table:table-cell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74">
            <text:p>174</text:p>
          </table:table-cell>
          <table:table-cell office:value-type="string">
            <text:p>2012-09-16</text:p>
          </table:table-cell>
          <table:table-cell office:value-type="string">
            <text:p>Illinois</text:p>
          </table:table-cell>
          <table:table-cell office:value-type="string">
            <text:p>El Dorado</text:p>
          </table:table-cell>
          <table:table-cell office:value-type="string">
            <text:p>Eldorado Police Department and Saline County Sheriffs Office </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6yo</text:p>
          </table:table-cell>
          <table:table-cell office:value-type="string">
            <text:p>Eldorado officer approches wrong house, kills 6-year-old German shepherd Jason Robershaw and his attorney reached an out of court settlement with the City of El Dorado such that</text:p>
            <text:p>the city paid his insurance deductible. Robershaw declined to sue.</text:p>
          </table:table-cell>
          <table:table-cell office:value-type="string">
            <text:p>http://www.dailyamericannews.com/article/20121010/NEWS/121019958/1001/NEWS?template=printart</text:p>
          </table:table-cell>
          <table:table-cell office:value-type="string">
            <text:p>Smokey</text:p>
          </table:table-cell>
          <table:table-cell office:value-type="string">
            <text:p>Ryan Ward</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175">
            <text:p>175</text:p>
          </table:table-cell>
          <table:table-cell office:value-type="string">
            <text:p>2012-09-16</text:p>
          </table:table-cell>
          <table:table-cell office:value-type="string">
            <text:p>Georgia</text:p>
          </table:table-cell>
          <table:table-cell office:value-type="string">
            <text:p>Smyrna</text:p>
          </table:table-cell>
          <table:table-cell office:value-type="string">
            <text:p>Cobb County Pol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6yo</text:p>
          </table:table-cell>
          <table:table-cell office:value-type="string">
            <text:p>Police responding to false alarm for buglary kill 6-year-old chocolate lab. Multiple witnesses dispute police report.</text:p>
          </table:table-cell>
          <table:table-cell office:value-type="string">
            <text:p>http://mdjonline.com/view/full_story/20196279/article-Man-mourns-dog-shot--killed-by-police-officer-responding-to-burglar-alarm</text:p>
          </table:table-cell>
          <table:table-cell office:value-type="string">
            <text:p>Luke</text:p>
          </table:table-cell>
          <table:table-cell office:value-type="string">
            <text:p>G.M. Roach and J.P. Gibso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76">
            <text:p>176</text:p>
          </table:table-cell>
          <table:table-cell office:value-type="string">
            <text:p>2010-01-09</text:p>
          </table:table-cell>
          <table:table-cell office:value-type="string">
            <text:p>Maryland</text:p>
          </table:table-cell>
          <table:table-cell office:value-type="string">
            <text:p>Taneytown</text:p>
          </table:table-cell>
          <table:table-cell office:value-type="string">
            <text:p>Frederick County Sheriff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Lawsuit brought by owners Roger and Sandi Jenkins leads to $620,000 in damages for dog shooting</text:p>
          </table:table-cell>
          <table:table-cell office:value-type="string">
            <text:p>http://www.fredericknewspost.com/sections/news/display.htm?StoryID=133903#.ULhM9OTokbA</text:p>
          </table:table-cell>
          <table:table-cell office:value-type="string">
            <text:p>Brandi</text:p>
          </table:table-cell>
          <table:table-cell office:value-type="string">
            <text:p>Timothy Brooks and Nathan Rector</text:p>
          </table:table-cell>
          <table:table-cell table:number-columns-repeated="7" office:value-type="float" office:value="0">
            <text:p>0</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77">
            <text:p>177</text:p>
          </table:table-cell>
          <table:table-cell office:value-type="string">
            <text:p>2012-09-15</text:p>
          </table:table-cell>
          <table:table-cell office:value-type="string">
            <text:p>Indiana</text:p>
          </table:table-cell>
          <table:table-cell office:value-type="string">
            <text:p>Hamlet</text:p>
          </table:table-cell>
          <table:table-cell office:value-type="string">
            <text:p>Hamle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Puppy 10 months old</text:p>
          </table:table-cell>
          <table:table-cell office:value-type="string">
            <text:p>Hamlet Police: Officer justified in shooting 10 month old puppy</text:p>
          </table:table-cell>
          <table:table-cell office:value-type="string">
            <text:p>http://www.wndu.com/home/headlines/Puppy-shot-and-killed-by-Hamlet-officer-family-says--170124666.html</text:p>
          </table:table-cell>
          <table:table-cell office:value-type="string">
            <text:p>Rosco</text:p>
          </table:table-cell>
          <table:table-cell office:value-type="string">
            <text:p>Kyle Hinds</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78">
            <text:p>178</text:p>
          </table:table-cell>
          <table:table-cell office:value-type="string">
            <text:p>2012-09-08</text:p>
          </table:table-cell>
          <table:table-cell office:value-type="string">
            <text:p>Michigan</text:p>
          </table:table-cell>
          <table:table-cell office:value-type="string">
            <text:p>Saint Louis</text:p>
          </table:table-cell>
          <table:table-cell office:value-type="string">
            <text:p>Saint Louis Police Department </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8yo</text:p>
          </table:table-cell>
          <table:table-cell office:value-type="string">
            <text:p>Family wants action after officer guns down family Golden Retriever</text:p>
          </table:table-cell>
          <table:table-cell office:value-type="string">
            <text:p>http://detroit.cbslocal.com/2012/09/22/no-charges-against-officer-in-dog-shooting/</text:p>
          </table:table-cell>
          <table:table-cell office:value-type="string">
            <text:p>Scout</text:p>
          </table:table-cell>
          <table:table-cell office:value-type="string">
            <text:p>Matt Vanhall</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79">
            <text:p>179</text:p>
          </table:table-cell>
          <table:table-cell office:value-type="string">
            <text:p>2012-09-15</text:p>
          </table:table-cell>
          <table:table-cell office:value-type="string">
            <text:p>Iowa</text:p>
          </table:table-cell>
          <table:table-cell office:value-type="string">
            <text:p>Newton</text:p>
          </table:table-cell>
          <table:table-cell office:value-type="string">
            <text:p>Newt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Newton woman is speaking out after she said police shot her dog Saturday morning. A puddle of blood is visible not far from Jeri Fahrenkrugs back yard. It is the spot where she said police shot and killed her pit bull from 30 feet away. I feel like I lost a child pretty much. I have been crying all day, Fahrenkrug said. I felt like the police officer shot my dog because he wanted to, because my dog was a pit bull. I don’t think that it was right. Fahrenkrug said killing her dog was unnecessary and cruel because it wasnt hurting anyone. Newton police said the dog got loose from its leash and tried to bite a man passing by. When an officer arrived, police said the dog lunged at him, too. At that point, obviously, he felt there was a threat to him or to other peoples safety, so he made a decision to shoot the dog, said Lt. Wayne Winchell, of the Newton Police Department. Neighbors, who said they saw the shooting from their front porches, disagreed. That dog did not charge at that officer at all. It was like being shot in the back, said witness Cindi Crady. Fahrenkrug said her dog, Griz, who was named by her 4 year old daughter, was gentle and more like a member of the family than a pet. He is not vicious. He cuddles at me. He cuddles with my daughter. He is very friendly toward everyone, Fahrenkrug said. I dont think that he is replaceable. It was very unnecessary. I own three dogs. I am a dog lover, and what happened to that dog should not have happened at all, Crady said. The investigation is ongoing, police said. Officers said they believe the dog bit someone a few weeks before the shooting.</text:p>
          </table:table-cell>
          <table:table-cell office:value-type="string">
            <text:p>http://www.kcci.com/news/central-iowa/Officer-shoots-kills-family-s-dog/-/9357080/16620586/-/9ou939/-/index.html#ixzz26bjvBzry</text:p>
          </table:table-cell>
          <table:table-cell office:value-type="string">
            <text:p>Griz</text:p>
          </table:table-cell>
          <table:table-cell office:value-type="string">
            <text:p>Ron Cook</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80">
            <text:p>180</text:p>
          </table:table-cell>
          <table:table-cell office:value-type="string">
            <text:p>2012-08-13</text:p>
          </table:table-cell>
          <table:table-cell table:number-columns-repeated="2" office:value-type="string">
            <text:p>New York</text:p>
          </table:table-cell>
          <table:table-cell office:value-type="string">
            <text:p>NYPD</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NYPD shoots homeless man's dog because he barked. Dog survives, loses eye.</text:p>
          </table:table-cell>
          <table:table-cell office:value-type="string">
            <text:p>http://www.examiner.com/article/nypd-shoots-homeless-man-s-dog-because-he-barked</text:p>
          </table:table-cell>
          <table:table-cell office:value-type="string">
            <text:p>Star</text:p>
          </table:table-cell>
          <table:table-cell office:value-type="string">
            <text:p>Unknown</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81">
            <text:p>181</text:p>
          </table:table-cell>
          <table:table-cell office:value-type="string">
            <text:p>2012-08-15</text:p>
          </table:table-cell>
          <table:table-cell office:value-type="string">
            <text:p>New York</text:p>
          </table:table-cell>
          <table:table-cell office:value-type="string">
            <text:p>Walworth</text:p>
          </table:table-cell>
          <table:table-cell office:value-type="string">
            <text:p>Wayne County Narcotics Enforcement Team</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Macedon, NY Police Shoot and Kill Dog.</text:p>
          </table:table-cell>
          <table:table-cell office:value-type="string">
            <text:p>http://www.copblock.org/20057/75-year-old-grandmother-held-down-at-gunpoint-on-bathroom-floor-by-wayne-county-ny-sheriffs-deputies-and-macedon-ny-police-as-they-shoot-and-kill-her-dog/</text:p>
          </table:table-cell>
          <table:table-cell office:value-type="string">
            <text:p>Duke</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82">
            <text:p>182</text:p>
          </table:table-cell>
          <table:table-cell office:value-type="string">
            <text:p>2012-08-19</text:p>
          </table:table-cell>
          <table:table-cell office:value-type="string">
            <text:p>Arizona</text:p>
          </table:table-cell>
          <table:table-cell office:value-type="string">
            <text:p>Sunnyside</text:p>
          </table:table-cell>
          <table:table-cell office:value-type="string">
            <text:p>Flagstaff Police</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lue Heeler</text:p>
          </table:table-cell>
          <table:table-cell office:value-type="string">
            <text:p>Eyewitness: Officer used baton, boot to crush injured dog's skull and metal cable to strangle the dog.</text:p>
          </table:table-cell>
          <table:table-cell office:value-type="string">
            <text:p>http://azdailysun.com/news/local/crime-and-courts/section/eyewitness-officer-used-baton-boot-on-injured-dog/article_607b82ee-f160-11e1-9215-001a4bcf887a.html</text:p>
          </table:table-cell>
          <table:table-cell office:value-type="string">
            <text:p>Blue</text:p>
          </table:table-cell>
          <table:table-cell office:value-type="string">
            <text:p>John Tewes</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row>
        <table:table-row table:style-name="ro1">
          <table:table-cell office:value-type="float" office:value="183">
            <text:p>183</text:p>
          </table:table-cell>
          <table:table-cell office:value-type="string">
            <text:p>2012-09-01</text:p>
          </table:table-cell>
          <table:table-cell office:value-type="string">
            <text:p>South Carolina</text:p>
          </table:table-cell>
          <table:table-cell office:value-type="string">
            <text:p>Myrtle Beach</text:p>
          </table:table-cell>
          <table:table-cell office:value-type="string">
            <text:p>Horry County Pol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Dog killed by police, owners outraged</text:p>
          </table:table-cell>
          <table:table-cell office:value-type="string">
            <text:p>http://www.carolinalive.com/news/story.aspx?id=797763#.ULhRo-TokbA</text:p>
          </table:table-cell>
          <table:table-cell office:value-type="string">
            <text:p>Shadow</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86">
            <text:p>186</text:p>
          </table:table-cell>
          <table:table-cell office:value-type="string">
            <text:p>2012-08-27</text:p>
          </table:table-cell>
          <table:table-cell office:value-type="string">
            <text:p>South Carolina</text:p>
          </table:table-cell>
          <table:table-cell office:value-type="string">
            <text:p>Spartanburg</text:p>
          </table:table-cell>
          <table:table-cell office:value-type="string">
            <text:p>Spartanburg County Sheriff'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eperd Mix 8yo</text:p>
          </table:table-cell>
          <table:table-cell office:value-type="string">
            <text:p>Sheriff defends deputy who responded to wrong house, killed tethered dog</text:p>
          </table:table-cell>
          <table:table-cell office:value-type="string">
            <text:p>http://www.examiner.com/article/sheriff-defends-deputy-who-responded-to-wrong-house-killed-tethered-dog</text:p>
          </table:table-cell>
          <table:table-cell office:value-type="string">
            <text:p>Diamond</text:p>
          </table:table-cell>
          <table:table-cell office:value-type="string">
            <text:p>Eric Bouti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Plain Clothes</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87">
            <text:p>187</text:p>
          </table:table-cell>
          <table:table-cell office:value-type="string">
            <text:p>2012-08-23</text:p>
          </table:table-cell>
          <table:table-cell office:value-type="string">
            <text:p>California</text:p>
          </table:table-cell>
          <table:table-cell office:value-type="string">
            <text:p>Riverside</text:p>
          </table:table-cell>
          <table:table-cell office:value-type="string">
            <text:p>Riversid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9yo</text:p>
          </table:table-cell>
          <table:table-cell office:value-type="string">
            <text:p>RIVERSIDE: police killed family dog while searching for unrelated murder suspect</text:p>
          </table:table-cell>
          <table:table-cell office:value-type="string">
            <text:p>http://www.pe.com/articles/dog-652959-brad-gonzalez.html</text:p>
          </table:table-cell>
          <table:table-cell office:value-type="string">
            <text:p>Brad Pitt</text:p>
          </table:table-cell>
          <table:table-cell office:value-type="string">
            <text:p>Ryan Wilso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89">
            <text:p>189</text:p>
          </table:table-cell>
          <table:table-cell office:value-type="string">
            <text:p>2012-05-10</text:p>
          </table:table-cell>
          <table:table-cell office:value-type="string">
            <text:p>Virginia</text:p>
          </table:table-cell>
          <table:table-cell office:value-type="string">
            <text:p>Clover Hill</text:p>
          </table:table-cell>
          <table:table-cell office:value-type="string">
            <text:p>Rockingham County Sheriff's Office</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Border Collie and Labrador Mix</text:p>
          </table:table-cell>
          <table:table-cell office:value-type="string">
            <text:p>Harrisonburg officer accused of killing 20 pound family dog</text:p>
          </table:table-cell>
          <table:table-cell office:value-type="string">
            <text:p>http://www.whsv.com/news/headlines/Harrisonburg_Police_Officer_Accused_of_Killing_Family_Dog_150885025.html?ref=025</text:p>
          </table:table-cell>
          <table:table-cell office:value-type="string">
            <text:p>Sadie</text:p>
          </table:table-cell>
          <table:table-cell office:value-type="string">
            <text:p>Russell Metcalf</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row>
        <table:table-row table:style-name="ro1">
          <table:table-cell office:value-type="float" office:value="190">
            <text:p>190</text:p>
          </table:table-cell>
          <table:table-cell office:value-type="string">
            <text:p>2012-04-29</text:p>
          </table:table-cell>
          <table:table-cell office:value-type="string">
            <text:p>Texas</text:p>
          </table:table-cell>
          <table:table-cell office:value-type="string">
            <text:p>Galveston</text:p>
          </table:table-cell>
          <table:table-cell office:value-type="string">
            <text:p>Galves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hoot, kill pit bull guard dog</text:p>
          </table:table-cell>
          <table:table-cell office:value-type="string">
            <text:p>http://blog.chron.com/newswatch/2012/04/galveston-police-fatally-shoot-guard-dog/</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91">
            <text:p>191</text:p>
          </table:table-cell>
          <table:table-cell office:value-type="string">
            <text:p>2012-05-01</text:p>
          </table:table-cell>
          <table:table-cell office:value-type="string">
            <text:p>Wisconsin</text:p>
          </table:table-cell>
          <table:table-cell office:value-type="string">
            <text:p>Madison</text:p>
          </table:table-cell>
          <table:table-cell office:value-type="string">
            <text:p>Dane County Sheriff'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kill neighbor's dog during standoff</text:p>
          </table:table-cell>
          <table:table-cell office:value-type="string">
            <text:p>http://host.madison.com/wsj/news/local/crime_and_courts/update-standoff-over-man-arrested-on-madison-s-far-east/article_0553b5fc-93ec-11e1-8db9-0019bb2963f4.html#ixzz1tkezFfch</text:p>
          </table:table-cell>
          <table:table-cell office:value-type="string">
            <text:p>Unknown</text:p>
          </table:table-cell>
          <table:table-cell office:value-type="string">
            <text:p>Unknown SWAT team</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1">
          <table:table-cell office:value-type="float" office:value="192">
            <text:p>192</text:p>
          </table:table-cell>
          <table:table-cell office:value-type="string">
            <text:p>2012-05-02</text:p>
          </table:table-cell>
          <table:table-cell office:value-type="string">
            <text:p>Alabama</text:p>
          </table:table-cell>
          <table:table-cell office:value-type="string">
            <text:p>Birmingham</text:p>
          </table:table-cell>
          <table:table-cell office:value-type="string">
            <text:p>Birmingham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Mix 5yo</text:p>
          </table:table-cell>
          <table:table-cell office:value-type="string">
            <text:p>Owner of 5-month-old slain puppy questions Birmingham police procedure</text:p>
          </table:table-cell>
          <table:table-cell office:value-type="string">
            <text:p>http://blog.al.com/spotnews/2012/05/owner_of_slain_puppy_questions.html</text:p>
          </table:table-cell>
          <table:table-cell office:value-type="string">
            <text:p>Boogie</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93">
            <text:p>193</text:p>
          </table:table-cell>
          <table:table-cell office:value-type="string">
            <text:p>2012-05-03</text:p>
          </table:table-cell>
          <table:table-cell office:value-type="string">
            <text:p>Indiana</text:p>
          </table:table-cell>
          <table:table-cell office:value-type="string">
            <text:p>Hammond</text:p>
          </table:table-cell>
          <table:table-cell office:value-type="string">
            <text:p>Hammon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3yo</text:p>
          </table:table-cell>
          <table:table-cell office:value-type="string">
            <text:p>Dog of family made homeless by freak house fire is shot in the back by police in Hammond, killed</text:p>
          </table:table-cell>
          <table:table-cell office:value-type="string">
            <text:p>http://abc7chicago.com/archive/8647307/</text:p>
          </table:table-cell>
          <table:table-cell office:value-type="string">
            <text:p>Angel</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94">
            <text:p>194</text:p>
          </table:table-cell>
          <table:table-cell office:value-type="string">
            <text:p>2012-05-03</text:p>
          </table:table-cell>
          <table:table-cell office:value-type="string">
            <text:p>Missouri</text:p>
          </table:table-cell>
          <table:table-cell office:value-type="string">
            <text:p>Fulton</text:p>
          </table:table-cell>
          <table:table-cell office:value-type="string">
            <text:p>Fulton Police Departmen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Pit Bull</text:p>
          </table:table-cell>
          <table:table-cell office:value-type="string">
            <text:p>Dog shot in killed by Fulton, MO SWAT team, two puppies maced and euthanized</text:p>
          </table:table-cell>
          <table:table-cell office:value-type="string">
            <text:p>http://www.komu.com/news/update-fulton-dog-died-man-arrested-in-a-drug-search/</text:p>
          </table:table-cell>
          <table:table-cell office:value-type="string">
            <text:p>Unknown</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96">
            <text:p>196</text:p>
          </table:table-cell>
          <table:table-cell office:value-type="string">
            <text:p>2012-05-01</text:p>
          </table:table-cell>
          <table:table-cell office:value-type="string">
            <text:p>Tennessee</text:p>
          </table:table-cell>
          <table:table-cell office:value-type="string">
            <text:p>Ashland City</text:p>
          </table:table-cell>
          <table:table-cell office:value-type="string">
            <text:p>Cheatham County Sheriffs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Cheatham Co. pet owner wants answers about dog's death</text:p>
          </table:table-cell>
          <table:table-cell office:value-type="string">
            <text:p>http://www.lawreport.org/ViewStory.aspx?StoryID=9006</text:p>
          </table:table-cell>
          <table:table-cell office:value-type="string">
            <text:p>Kojo</text:p>
          </table:table-cell>
          <table:table-cell office:value-type="string">
            <text:p>Two Unknown Police</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97">
            <text:p>197</text:p>
          </table:table-cell>
          <table:table-cell office:value-type="string">
            <text:p>2012-05-07</text:p>
          </table:table-cell>
          <table:table-cell office:value-type="string">
            <text:p>Kansas</text:p>
          </table:table-cell>
          <table:table-cell office:value-type="string">
            <text:p>Topeka</text:p>
          </table:table-cell>
          <table:table-cell office:value-type="string">
            <text:p>Topek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and Border Collie mix</text:p>
          </table:table-cell>
          <table:table-cell office:value-type="string">
            <text:p>Topeka police officer shoots, kills dog. â€œHe drew his gun and fired five or six shots,â€ said neighbor Constantinos Miklas Acton. â€œHe killed that dog dead for no reason.â€</text:p>
          </table:table-cell>
          <table:table-cell office:value-type="string">
            <text:p>http://cjonline.com/news/2012-05-07/topeka-police-officer-shoots-kills-dog</text:p>
          </table:table-cell>
          <table:table-cell office:value-type="string">
            <text:p>Dallas</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98">
            <text:p>198</text:p>
          </table:table-cell>
          <table:table-cell office:value-type="string">
            <text:p>2012-05-10</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Dog owner says police unnecessarily shot his pet</text:p>
          </table:table-cell>
          <table:table-cell office:value-type="string">
            <text:p>http://www.10tv.com/content/stories/2012/05/10/columbus-owner-says-police-unnecessairily-shot-dog.html</text:p>
          </table:table-cell>
          <table:table-cell table:number-columns-repeated="2"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99">
            <text:p>199</text:p>
          </table:table-cell>
          <table:table-cell office:value-type="string">
            <text:p>2012-05-17</text:p>
          </table:table-cell>
          <table:table-cell office:value-type="string">
            <text:p>California</text:p>
          </table:table-cell>
          <table:table-cell office:value-type="string">
            <text:p>Vallejo</text:p>
          </table:table-cell>
          <table:table-cell office:value-type="string">
            <text:p>Vallej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11yo</text:p>
          </table:table-cell>
          <table:table-cell office:value-type="string">
            <text:p>Vallejo police kill crime victim's 11-year-old Labrador mix</text:p>
          </table:table-cell>
          <table:table-cell office:value-type="string">
            <text:p>http://www.sfgate.com/crime/article/Vallejo-police-kill-crime-victim-s-dog-3566176.php#ixzz1vCRkrV8m</text:p>
          </table:table-cell>
          <table:table-cell office:value-type="string">
            <text:p>Belle</text:p>
          </table:table-cell>
          <table:table-cell office:value-type="string">
            <text:p>Chase Calhou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0">
            <text:p>200</text:p>
          </table:table-cell>
          <table:table-cell office:value-type="string">
            <text:p>2006-12-20</text:p>
          </table:table-cell>
          <table:table-cell office:value-type="string">
            <text:p>Connecticut</text:p>
          </table:table-cell>
          <table:table-cell office:value-type="string">
            <text:p>Hartford</text:p>
          </table:table-cell>
          <table:table-cell office:value-type="string">
            <text:p>Hartford Police Department Northeast Conditions Uni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Saint Bernard</text:p>
          </table:table-cell>
          <table:table-cell office:value-type="string">
            <text:p>The following news story is reproduced from the Associated Press. It describes an illegal search performed by police officers John OHare and Anthony Pia, and the killing of a harmless dog in front of a twelve year old girl by those same police. It then describes a lawsuit brought against John OHare and Anthony Pia by the twelve year old girl and her father, Glenn Harris: A Connecticut citys reputation as one of Americas most dangerous communities did not give police officers the right to invade a yard where they killed a family dog after getting an erroneous tip that guns were hidden in an abandoned car behind the home, a federal appeals court said Thursday. In reversing a jury verdict, the 2nd U.S. Circuit Court of Appeals in Manhattan put a spotlight on the Fourth Amendment protection against unreasonable searches and seizures, especially in high-crime neighborhoods. A three-judge panel said a trial can decide damages owed by the city of Hartford after two police officers lacking a warrant or probable cause entered the yard in December 2006, where a 12-year-old girl was playing after school with Seven, her St. Bernard. The girl, identified in papers only as K.H., testified she heard two shots shortly after the dog ran around to the front yard. She said she found Officer JohnMichael OHare with the dog, which was lying in the grass, panting, with its tail wagging and its tongue out. She recalled screaming: Dont shoot my dog! She said the officer looked at me, leaned over, and he shot him in the head. Then, she added, he told her: Sorry, Miss, but your dogs not going to make it. In a pretrial deposition, OHare testified the dog had rushed in rage right at us and made a low growl, like a dog would do when it was about to attack. It was snapping its teeth and it was growling, it was coming to get me, the officer said. He said he saw the girl after the shots were fired and said nothing to her. The appeals court said lawyers for the city and officers had overvalued Hartfords high crime rate as an exigent circumstances justification to enter the yard. Taken to its logical end, this argument would permit exigent circumstances anytime there is a tip about illegal guns being located somewhere in a high-crime neighborhood or city, and would allow the exception to swallow the rule, Circuit Judge Rosemary Pooler wrote. The city of Hartfords attorney declined to comment. Lawyers for the officers did not immediately return messages. The girls father, Glenn Harris, testified at a May 2012 trial that his daughter needed hospitalization and antidepressants afterward and still believes she should have prevented the shooting. In a statement issued Thursday by attorney Jon L. Schoenhorn, the girl thanked her father, who brought the lawsuit, for getting Seven the justice he deserves. She said the dogs death had been hard on her entire family, especially herself. Seven was my brother, my companion, my everything, she added. Harris said in a statement that he wanted to thank a Hartford Police Department employee who came to the home to apologize after the shooting. He said the ruling reaffirms that your rights are the same, regardless of where you live. Schoenhorn called the decision significant for making clear that areas outside a home are protected from unreasonable searches.</text:p>
          </table:table-cell>
          <table:table-cell office:value-type="string">
            <text:p>http://articles.courant.com/2012-05-17/news/hc-hartford-dog-shoot-0518-20120517_1_family-dog-front-yard-bark-and-snarl</text:p>
          </table:table-cell>
          <table:table-cell office:value-type="string">
            <text:p>Seven</text:p>
          </table:table-cell>
          <table:table-cell office:value-type="string">
            <text:p>John O'Hare and Anthony Pia</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01">
            <text:p>201</text:p>
          </table:table-cell>
          <table:table-cell office:value-type="string">
            <text:p>2012-06-01</text:p>
          </table:table-cell>
          <table:table-cell office:value-type="string">
            <text:p>New York</text:p>
          </table:table-cell>
          <table:table-cell office:value-type="string">
            <text:p>Penfield</text:p>
          </table:table-cell>
          <table:table-cell office:value-type="string">
            <text:p>Monroe County Sheriff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7yo</text:p>
          </table:table-cell>
          <table:table-cell office:value-type="string">
            <text:p>Dog shot and killed during police call</text:p>
          </table:table-cell>
          <table:table-cell office:value-type="string">
            <text:p>http://rochester.ynn.com/content/top_stories/586597/dog-shot-and-killed-during-police-call/</text:p>
          </table:table-cell>
          <table:table-cell office:value-type="string">
            <text:p>Diablo</text:p>
          </table:table-cell>
          <table:table-cell office:value-type="string">
            <text:p>Sean LeClair and Matt Clancy</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3">
            <text:p>203</text:p>
          </table:table-cell>
          <table:table-cell office:value-type="string">
            <text:p>2012-06-05</text:p>
          </table:table-cell>
          <table:table-cell office:value-type="string">
            <text:p>Texas</text:p>
          </table:table-cell>
          <table:table-cell office:value-type="string">
            <text:p>Florence</text:p>
          </table:table-cell>
          <table:table-cell office:value-type="string">
            <text:p>Florence Police Department</text:p>
          </table:table-cell>
          <table:table-cell office:value-type="float" office:value="2">
            <text:p>2</text:p>
          </table:table-cell>
          <table:table-cell office:value-type="float" office:value="30">
            <text:p>30</text:p>
          </table:table-cell>
          <table:table-cell office:value-type="float" office:value="1">
            <text:p>1</text:p>
          </table:table-cell>
          <table:table-cell office:value-type="string">
            <text:p>Rhodesian Ridgeback and Pit Bull</text:p>
          </table:table-cell>
          <table:table-cell office:value-type="string">
            <text:p>Florence police chief of shoots family's 2 dogs</text:p>
          </table:table-cell>
          <table:table-cell office:value-type="string">
            <text:p>http://www.foxnews.com/us/2012/06/06/family-says-texas-police-chief-shot-their-dogs/</text:p>
          </table:table-cell>
          <table:table-cell office:value-type="string">
            <text:p>Sassy and Boomer</text:p>
          </table:table-cell>
          <table:table-cell office:value-type="string">
            <text:p>Julie Elliott-Abshire </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5">
            <text:p>205</text:p>
          </table:table-cell>
          <table:table-cell office:value-type="string">
            <text:p>2012-08-03</text:p>
          </table:table-cell>
          <table:table-cell office:value-type="string">
            <text:p>Ohio</text:p>
          </table:table-cell>
          <table:table-cell office:value-type="string">
            <text:p>Greenfield</text:p>
          </table:table-cell>
          <table:table-cell office:value-type="string">
            <text:p>Greenfield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Mixed Breed 18yo</text:p>
          </table:table-cell>
          <table:table-cell office:value-type="string">
            <text:p>Dog shot by police, her only crime was being old. The shooter is a K9 unit officer.</text:p>
          </table:table-cell>
          <table:table-cell office:value-type="string">
            <text:p>http://www.examiner.com/article/dog-shot-by-police-her-only-crime-was-being-old</text:p>
          </table:table-cell>
          <table:table-cell office:value-type="string">
            <text:p>Ginger</text:p>
          </table:table-cell>
          <table:table-cell office:value-type="string">
            <text:p>James Leeth</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6">
            <text:p>206</text:p>
          </table:table-cell>
          <table:table-cell office:value-type="string">
            <text:p>2012-07-25</text:p>
          </table:table-cell>
          <table:table-cell office:value-type="string">
            <text:p>North Carolina</text:p>
          </table:table-cell>
          <table:table-cell office:value-type="string">
            <text:p>Charlotte</text:p>
          </table:table-cell>
          <table:table-cell office:value-type="string">
            <text:p>Charlotte-Mecklenburg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Pet dog shot while police search for wanted man</text:p>
          </table:table-cell>
          <table:table-cell office:value-type="string">
            <text:p>http://www.wbtv.com/story/19116046/pet-dog-shot-while-police-search-for-wanted-man</text:p>
          </table:table-cell>
          <table:table-cell table:number-columns-repeated="2" office:value-type="string">
            <text:p>Unknown</text:p>
          </table:table-cell>
          <table:table-cell table:number-columns-repeated="2" office:value-type="float" office:value="2">
            <text:p>2</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7">
            <text:p>207</text:p>
          </table:table-cell>
          <table:table-cell office:value-type="string">
            <text:p>2012-06-23</text:p>
          </table:table-cell>
          <table:table-cell office:value-type="string">
            <text:p>Indiana</text:p>
          </table:table-cell>
          <table:table-cell office:value-type="string">
            <text:p>Fort Wayne</text:p>
          </table:table-cell>
          <table:table-cell office:value-type="string">
            <text:p>Fort Wayn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Fort Wayne Police Officer Tries to Shoot Dog, Shoots Other Police Officer</text:p>
          </table:table-cell>
          <table:table-cell office:value-type="string">
            <text:p>http://www.indianasnewscenter.com/news/local/Fort-Wayne-Police-Officer-Accidently-Shot-160110495.html</text:p>
          </table:table-cell>
          <table:table-cell table:number-columns-repeated="2" office:value-type="string">
            <text:p>Unknown</text:p>
          </table:table-cell>
          <table:table-cell table:number-columns-repeated="2"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1">
          <table:table-cell office:value-type="float" office:value="208">
            <text:p>208</text:p>
          </table:table-cell>
          <table:table-cell office:value-type="string">
            <text:p>2012-07-14</text:p>
          </table:table-cell>
          <table:table-cell office:value-type="string">
            <text:p>Texas</text:p>
          </table:table-cell>
          <table:table-cell office:value-type="string">
            <text:p>Horseshoe Bay</text:p>
          </table:table-cell>
          <table:table-cell office:value-type="string">
            <text:p>Horseshoe Ba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og killed by Horseshoe Bay officer</text:p>
          </table:table-cell>
          <table:table-cell office:value-type="string">
            <text:p>http://www.txwclp.org/2012/07/dog-killed-by-horseshoe-bay-officer/</text:p>
          </table:table-cell>
          <table:table-cell office:value-type="string">
            <text:p>Presley</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209">
            <text:p>209</text:p>
          </table:table-cell>
          <table:table-cell office:value-type="string">
            <text:p>2012-06-03</text:p>
          </table:table-cell>
          <table:table-cell office:value-type="string">
            <text:p>Oklahoma</text:p>
          </table:table-cell>
          <table:table-cell office:value-type="string">
            <text:p>Durant</text:p>
          </table:table-cell>
          <table:table-cell office:value-type="string">
            <text:p>City of Durant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English Bulldog and two Unconfirmed</text:p>
          </table:table-cell>
          <table:table-cell office:value-type="string">
            <text:p>Dog fight ends in dogs death in Durant Yard, shot by cop. Officer Wes Crank responded to an anonymous call of a dog fight. Crank came across three dogs in a fenced yard fighting with one another. Shannon Underwood, the teenage daughter of the dogs owner Kathy Sheffield, was breaking the dogs up with sticks. Crank claims that all three dogs were pit bulls. Sheffield reported that the dogs were English Bulldogs. Crank proceeded to use mace on the dogs. Unsatisfied with the results from the Mace, he shot each dog in the head. One of the three dogs was owned by Charvelle Hudson. It is unclear what Hudsons relationship to Sheffield is. Both Sheffield and Hudson arrived on the scene, where Crank advised them that they had violated city ordinances by keeping vicious dogs. The child, Shannon Underwood, had been bit on the hand and leg by the dogs. She was taken to the Medical Center of Southeastern Oklahoma Emergency. Animal control seized the corpse of one of the three dogs.</text:p>
          </table:table-cell>
          <table:table-cell office:value-type="string">
            <text:p>http://www.kten.com/story/18710859/fighting-dogs-shot-dead-in-durant-yard</text:p>
          </table:table-cell>
          <table:table-cell office:value-type="string">
            <text:p>Unknown</text:p>
          </table:table-cell>
          <table:table-cell office:value-type="string">
            <text:p>Wes Crank</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0">
            <text:p>210</text:p>
          </table:table-cell>
          <table:table-cell office:value-type="string">
            <text:p>2012-03-07</text:p>
          </table:table-cell>
          <table:table-cell office:value-type="string">
            <text:p>New Jersey</text:p>
          </table:table-cell>
          <table:table-cell office:value-type="string">
            <text:p>West Wildwood</text:p>
          </table:table-cell>
          <table:table-cell office:value-type="string">
            <text:p>West Wildwood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shoot and kill puppy while held by his owner's owners son Ryan Conrey, spraying the young man with the puppy's blood, exhume body from its grave in family's backyard without permission</text:p>
          </table:table-cell>
          <table:table-cell office:value-type="string">
            <text:p>http://www.shorenewstoday.com/snt/news/index.php/wildwood-mainmenu/wildwood-leader-letters-to-the-editor/22051-answers-demanded-in-pets-death.html</text:p>
          </table:table-cell>
          <table:table-cell office:value-type="string">
            <text:p>Phoenix</text:p>
          </table:table-cell>
          <table:table-cell office:value-type="string">
            <text:p>Cesar Luna</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1">
            <text:p>211</text:p>
          </table:table-cell>
          <table:table-cell office:value-type="string">
            <text:p>2012-06-25</text:p>
          </table:table-cell>
          <table:table-cell office:value-type="string">
            <text:p>New York</text:p>
          </table:table-cell>
          <table:table-cell office:value-type="string">
            <text:p>Gates</text:p>
          </table:table-cell>
          <table:table-cell office:value-type="string">
            <text:p>Gates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American Bull Mastiff 3yo</text:p>
          </table:table-cell>
          <table:table-cell office:value-type="string">
            <text:p>Cop brags about shooting 12 dogs after partner shoots innocent dog in front of family. â€œWe donâ€™t pepper spray, we shoot if we feel threatened.â€</text:p>
          </table:table-cell>
          <table:table-cell office:value-type="string">
            <text:p>http://www.copblock.org/17235/gates-n-y-police-department-sergeant-anthony-s-perry-brags-ive-shot-12-dogs-is-moments-officer-james-coughlin-shoots-innocent-dog-second-incident-monroe-county-n-y-month/</text:p>
          </table:table-cell>
          <table:table-cell office:value-type="string">
            <text:p>Chino</text:p>
          </table:table-cell>
          <table:table-cell office:value-type="string">
            <text:p>James Coughli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3">
            <text:p>213</text:p>
          </table:table-cell>
          <table:table-cell office:value-type="string">
            <text:p>2012-08-05</text:p>
          </table:table-cell>
          <table:table-cell office:value-type="string">
            <text:p>Alabama</text:p>
          </table:table-cell>
          <table:table-cell office:value-type="string">
            <text:p>Madison</text:p>
          </table:table-cell>
          <table:table-cell office:value-type="string">
            <text:p>Madis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text:p>
          </table:table-cell>
          <table:table-cell office:value-type="string">
            <text:p>Madison police shoot golden retriever one day after shooting a 55 year old mentally ill woman to death</text:p>
          </table:table-cell>
          <table:table-cell office:value-type="string">
            <text:p>http://blog.al.com/breaking/2012/08/madison_police_shoot_dog_one_d.html</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4">
            <text:p>214</text:p>
          </table:table-cell>
          <table:table-cell office:value-type="string">
            <text:p>2012-07-20</text:p>
          </table:table-cell>
          <table:table-cell office:value-type="string">
            <text:p>Alabama</text:p>
          </table:table-cell>
          <table:table-cell office:value-type="string">
            <text:p>Decatur</text:p>
          </table:table-cell>
          <table:table-cell office:value-type="string">
            <text:p>Morgan County Drug Task For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3yo</text:p>
          </table:table-cell>
          <table:table-cell office:value-type="string">
            <text:p>Sheriff responds after deputies shoot dog during SWAT raid for pot</text:p>
          </table:table-cell>
          <table:table-cell office:value-type="string">
            <text:p>http://www.ktre.com/story/19090999/sheriff-responds-after-deputies-shoot-family-pet</text:p>
          </table:table-cell>
          <table:table-cell office:value-type="string">
            <text:p>Aubie</text:p>
          </table:table-cell>
          <table:table-cell office:value-type="string">
            <text:p>Unknown SWAT team</text:p>
          </table:table-cell>
          <table:table-cell office:value-type="float" office:value="2">
            <text:p>2</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216">
            <text:p>216</text:p>
          </table:table-cell>
          <table:table-cell office:value-type="string">
            <text:p>2012-11-12</text:p>
          </table:table-cell>
          <table:table-cell office:value-type="string">
            <text:p>Alabama</text:p>
          </table:table-cell>
          <table:table-cell office:value-type="string">
            <text:p>Fairhope</text:p>
          </table:table-cell>
          <table:table-cell office:value-type="string">
            <text:p>Baldwin County Sheriffâ€™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wner of Dog Killed by Deputy to Meet with Sheriff</text:p>
          </table:table-cell>
          <table:table-cell office:value-type="string">
            <text:p>http://blog.al.com/live/2012/11/baldwin_county_sheriffs_office_7.html</text:p>
          </table:table-cell>
          <table:table-cell office:value-type="string">
            <text:p>Madd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7">
            <text:p>217</text:p>
          </table:table-cell>
          <table:table-cell office:value-type="string">
            <text:p>2012-10-20</text:p>
          </table:table-cell>
          <table:table-cell office:value-type="string">
            <text:p>Oregon</text:p>
          </table:table-cell>
          <table:table-cell office:value-type="string">
            <text:p>Salem</text:p>
          </table:table-cell>
          <table:table-cell office:value-type="string">
            <text:p>Salem Police Department and Oregon State Pol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0yo</text:p>
          </table:table-cell>
          <table:table-cell office:value-type="string">
            <text:p>The following story is reproduced from Salem News. A Salem Police officer setting out to shoot a pit bull ended up shooting a man who apparently tried to place himself between the gun and the dog. A Salem Police officer was firing at the pit bull, a spokesman says, when 38 year old Steven Deleon jumped in, apparently trying to intervene in the situation. The incident occurred at 2020 Park Ave NE in Salem at approximately 1520 hours on October 20. Salem Police Officers Darren Buchholz and Travis Brossard were in the residence speaking with people when they were reportedly attacked by a pit bull. Officer Buchholz says he attempted to push the dog away, but when the dog continued to attack he drew his firearm and shot the animal in self defense. Deleon was struck by the gunshot in the foot and was transported to Salem Hospital with non-life threatening injuries. Officers Buchholz and Brossard are not injured and will both be placed on administrative leave as is standard procedure while the incident is being investigated. The Oregon State Police will be coordinating and conducting this investagation. Salem Police Lt. Dave Okada tells Salem-News.com that this is standard procedure for the Salem Police Department to request the Oregon State Police conduct an independent investigation of incidents of this nature. The dog was shot and killed.</text:p>
          </table:table-cell>
          <table:table-cell office:value-type="string">
            <text:p>http://www.salem-news.com/articles/october222012/salem-shooting-jf.php</text:p>
          </table:table-cell>
          <table:table-cell office:value-type="string">
            <text:p>Bully</text:p>
          </table:table-cell>
          <table:table-cell office:value-type="string">
            <text:p>Darren Buchholz and Travis Brossard</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8">
            <text:p>218</text:p>
          </table:table-cell>
          <table:table-cell office:value-type="string">
            <text:p>2012-07-09</text:p>
          </table:table-cell>
          <table:table-cell office:value-type="string">
            <text:p>Texas</text:p>
          </table:table-cell>
          <table:table-cell office:value-type="string">
            <text:p>Garland</text:p>
          </table:table-cell>
          <table:table-cell office:value-type="string">
            <text:p>Gar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and Rottweiler mix 10yo</text:p>
          </table:table-cell>
          <table:table-cell office:value-type="string">
            <text:p>Texas police shoot 10 year old golden retriever mix during no-knock search warrant</text:p>
          </table:table-cell>
          <table:table-cell office:value-type="string">
            <text:p>http://blogs.dallasobserver.com/unfairpark/2012/07/couple_says_garland_police_sho.php</text:p>
          </table:table-cell>
          <table:table-cell office:value-type="string">
            <text:p>Boyd</text:p>
          </table:table-cell>
          <table:table-cell office:value-type="string">
            <text:p>Unknown SWAT team</text:p>
          </table:table-cell>
          <table:table-cell office:value-type="float" office:value="2">
            <text:p>2</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0">
            <text:p>220</text:p>
          </table:table-cell>
          <table:table-cell office:value-type="string">
            <text:p>2012-02-24</text:p>
          </table:table-cell>
          <table:table-cell office:value-type="string">
            <text:p>Florida</text:p>
          </table:table-cell>
          <table:table-cell office:value-type="string">
            <text:p>Pembroke Pines</text:p>
          </table:table-cell>
          <table:table-cell office:value-type="string">
            <text:p>Pembroke Pine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ustralian Shepherd</text:p>
          </table:table-cell>
          <table:table-cell office:value-type="string">
            <text:p>Pines family gets $20,000 settlement after cop kills their dog Baxter, shooting him next to thirteen-year-old child</text:p>
          </table:table-cell>
          <table:table-cell office:value-type="string">
            <text:p>http://articles.sun-sentinel.com/2012-08-18/news/fl-baxter-pines-police-20120818_1_baxter-complaints-about-loose-dogs-pembroke-pines-officer</text:p>
          </table:table-cell>
          <table:table-cell office:value-type="string">
            <text:p>Baxter</text:p>
          </table:table-cell>
          <table:table-cell office:value-type="string">
            <text:p>Nicholas Taber and Daniel Sammarc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21">
            <text:p>221</text:p>
          </table:table-cell>
          <table:table-cell office:value-type="string">
            <text:p>2011-04-15</text:p>
          </table:table-cell>
          <table:table-cell office:value-type="string">
            <text:p>New Jersey</text:p>
          </table:table-cell>
          <table:table-cell office:value-type="string">
            <text:p>Camden</text:p>
          </table:table-cell>
          <table:table-cell office:value-type="string">
            <text:p>Camden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Pitbull Puppy 8 months old</text:p>
          </table:table-cell>
          <table:table-cell office:value-type="string">
            <text:p>Cops on desk duty for firing shots at pit bull</text:p>
          </table:table-cell>
          <table:table-cell office:value-type="string">
            <text:p>http://articles.philly.com/2011-04-19/news/29447437_1_pit-bull-camden-officers-multiple-shots</text:p>
          </table:table-cell>
          <table:table-cell office:value-type="string">
            <text:p>Capone</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table:number-columns-repeated="3" office:value-type="float" office:value="2">
            <text:p>2</text:p>
          </table:table-cell>
        </table:table-row>
        <table:table-row table:style-name="ro1">
          <table:table-cell office:value-type="float" office:value="222">
            <text:p>222</text:p>
          </table:table-cell>
          <table:table-cell office:value-type="string">
            <text:p>2012-07-23</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hodesian Blue</text:p>
          </table:table-cell>
          <table:table-cell office:value-type="string">
            <text:p>Shot by police, Bustah the dog left a legacy</text:p>
          </table:table-cell>
          <table:table-cell office:value-type="string">
            <text:p>http://articles.philly.com/2012-08-07/news/33066153_1_coffee-shop-dog-cop</text:p>
          </table:table-cell>
          <table:table-cell office:value-type="string">
            <text:p>Bustah</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3">
            <text:p>223</text:p>
          </table:table-cell>
          <table:table-cell office:value-type="string">
            <text:p>2011-02-23</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Cop kills dog during raid on wrong house</text:p>
          </table:table-cell>
          <table:table-cell office:value-type="string">
            <text:p>http://www.nbcphiladelphia.com/news/local/Cops-Kill-Dog-During-Raid-on-Wrong-House-116789718.html</text:p>
          </table:table-cell>
          <table:table-cell table:number-columns-repeated="2" office:value-type="string">
            <text:p>Unknown</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4">
            <text:p>224</text:p>
          </table:table-cell>
          <table:table-cell office:value-type="string">
            <text:p>2012-09-22</text:p>
          </table:table-cell>
          <table:table-cell office:value-type="string">
            <text:p>Nebraska</text:p>
          </table:table-cell>
          <table:table-cell office:value-type="string">
            <text:p>Lyman</text:p>
          </table:table-cell>
          <table:table-cell office:value-type="string">
            <text:p>Lyman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Dog owner: Officer â€˜murdered dog in cold bloodâ€™</text:p>
          </table:table-cell>
          <table:table-cell office:value-type="string">
            <text:p>http://www.starherald.com/news/local_news/dog-owner-officer-murdered-dog-in-cold-blood/article_df004016-068f-11e2-9e26-001a4bcf887a.html</text:p>
          </table:table-cell>
          <table:table-cell office:value-type="string">
            <text:p>Bos</text:p>
          </table:table-cell>
          <table:table-cell office:value-type="string">
            <text:p>Ray Huffma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6">
            <text:p>226</text:p>
          </table:table-cell>
          <table:table-cell office:value-type="string">
            <text:p>2012-08-26</text:p>
          </table:table-cell>
          <table:table-cell office:value-type="string">
            <text:p>Iowa</text:p>
          </table:table-cell>
          <table:table-cell office:value-type="string">
            <text:p>Onawa</text:p>
          </table:table-cell>
          <table:table-cell office:value-type="string">
            <text:p>Onaw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9yo</text:p>
          </table:table-cell>
          <table:table-cell office:value-type="string">
            <text:p>Police continue to investigate dog shooting in Onawa, Iowa</text:p>
          </table:table-cell>
          <table:table-cell office:value-type="string">
            <text:p>http://siouxcityjournal.com/news/local/crime-and-courts/police-continue-to-investigate-dog-shooting-in-onawa-iowa/article_723a0d79-9065-5f5b-b9d7-eae3ec601648.html</text:p>
          </table:table-cell>
          <table:table-cell office:value-type="string">
            <text:p>Mary Jane</text:p>
          </table:table-cell>
          <table:table-cell office:value-type="string">
            <text:p>Joe Farrens</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9">
          <table:table-cell office:value-type="float" office:value="227">
            <text:p>227</text:p>
          </table:table-cell>
          <table:table-cell office:value-type="string">
            <text:p>2010-07-13</text:p>
          </table:table-cell>
          <table:table-cell office:value-type="string">
            <text:p>Minnesota</text:p>
          </table:table-cell>
          <table:table-cell office:value-type="string">
            <text:p>Minneapolis</text:p>
          </table:table-cell>
          <table:table-cell office:value-type="string">
            <text:p>Saint Paul Police Department, Dakota County Drug Task Force, DEA</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Family says police raid was wrong and vile</text:p>
          </table:table-cell>
          <table:table-cell office:value-type="string">
            <text:p>http://www.courthousenews.com/2012/07/18/48482.htm</text:p>
          </table:table-cell>
          <table:table-cell office:value-type="string">
            <text:p>Unknown</text:p>
          </table:table-cell>
          <table:table-cell office:value-type="string">
            <text:p>Shawn Scovill, Steve Anderson, Patrick </text:p>
            <text:p>Chesier, Craig Gromek, Terry Ecker, Andy </text:p>
            <text:p>Gubash, Mike Heski, Rick Porras, Joe </text:p>
            <text:p>Robertson, Jeremiah Simonson, Tommy </text:p>
            <text:p>Booth, Jason Polinski and Chris Melto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28">
            <text:p>228</text:p>
          </table:table-cell>
          <table:table-cell office:value-type="string">
            <text:p>2012-08-26</text:p>
          </table:table-cell>
          <table:table-cell office:value-type="string">
            <text:p>Colorado</text:p>
          </table:table-cell>
          <table:table-cell office:value-type="string">
            <text:p>Thornton</text:p>
          </table:table-cell>
          <table:table-cell office:value-type="string">
            <text:p>Thornt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Bulldog mix 8yo</text:p>
          </table:table-cell>
          <table:table-cell office:value-type="string">
            <text:p>Police shoot, kill dog while chasing suspect. Police called the American bulldog a pitbull in media statements</text:p>
          </table:table-cell>
          <table:table-cell office:value-type="string">
            <text:p>http://kdvr.com/2012/08/28/police-shoot-kill-dog-while-chasing-suspect/</text:p>
          </table:table-cell>
          <table:table-cell office:value-type="string">
            <text:p>Scar</text:p>
          </table:table-cell>
          <table:table-cell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9">
            <text:p>229</text:p>
          </table:table-cell>
          <table:table-cell office:value-type="string">
            <text:p>2012-11-28</text:p>
          </table:table-cell>
          <table:table-cell office:value-type="string">
            <text:p>Mississippi</text:p>
          </table:table-cell>
          <table:table-cell office:value-type="string">
            <text:p>Southaven</text:p>
          </table:table-cell>
          <table:table-cell office:value-type="string">
            <text:p>Southave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wo Southaven police shoot and kill two dogs in the same day</text:p>
          </table:table-cell>
          <table:table-cell office:value-type="string">
            <text:p>http://www.wmcactionnews5.com/story/20231916/two-southaven-police-shoot-and-kill-two-dogs</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230">
            <text:p>230</text:p>
          </table:table-cell>
          <table:table-cell office:value-type="string">
            <text:p>2012-08-14</text:p>
          </table:table-cell>
          <table:table-cell office:value-type="string">
            <text:p>Florida</text:p>
          </table:table-cell>
          <table:table-cell office:value-type="string">
            <text:p>Loxahatchee</text:p>
          </table:table-cell>
          <table:table-cell office:value-type="string">
            <text:p>Palm Beach County Sheriff's Office</text:p>
          </table:table-cell>
          <table:table-cell office:value-type="float" office:value="3">
            <text:p>3</text:p>
          </table:table-cell>
          <table:table-cell office:value-type="float" office:value="100">
            <text:p>100</text:p>
          </table:table-cell>
          <table:table-cell office:value-type="float" office:value="1">
            <text:p>1</text:p>
          </table:table-cell>
          <table:table-cell office:value-type="string">
            <text:p>2 Great Danes 1 Pit Bull</text:p>
          </table:table-cell>
          <table:table-cell office:value-type="string">
            <text:p>Deputy Shoots, kills 3 dogs</text:p>
          </table:table-cell>
          <table:table-cell office:value-type="string">
            <text:p>http://www.wpbf.com/news/south-florida/Palm-Beach-County-News/Loxahatchee-woman-says-deputies-shot-killed-her-3-dogs/-/8815578/16133862/-/yf4mdm/-/index.html</text:p>
          </table:table-cell>
          <table:table-cell office:value-type="string">
            <text:p>Bully Boss and Kahlua</text:p>
          </table:table-cell>
          <table:table-cell office:value-type="string">
            <text:p>Two Unknown Police</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1">
            <text:p>231</text:p>
          </table:table-cell>
          <table:table-cell office:value-type="string">
            <text:p>2012-03-07</text:p>
          </table:table-cell>
          <table:table-cell office:value-type="string">
            <text:p>Montana</text:p>
          </table:table-cell>
          <table:table-cell office:value-type="string">
            <text:p>Kalispell</text:p>
          </table:table-cell>
          <table:table-cell office:value-type="string">
            <text:p>Kalispell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Owner plans to press charges after Kalispell police kill labrador</text:p>
          </table:table-cell>
          <table:table-cell office:value-type="string">
            <text:p>http://www.kpax.com/news/dog-owner-plans-to-press-charges-after-kalispell-police-kill-dog/</text:p>
          </table:table-cell>
          <table:table-cell table:number-columns-repeated="2"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table:number-columns-repeated="2" office:value-type="float" office:value="2">
            <text:p>2</text:p>
          </table:table-cell>
        </table:table-row>
        <table:table-row table:style-name="ro1">
          <table:table-cell office:value-type="float" office:value="232">
            <text:p>232</text:p>
          </table:table-cell>
          <table:table-cell office:value-type="string">
            <text:p>2010-09-13</text:p>
          </table:table-cell>
          <table:table-cell office:value-type="string">
            <text:p>District of Columbia</text:p>
          </table:table-cell>
          <table:table-cell office:value-type="string">
            <text:p>Washington D.C.</text:p>
          </table:table-cell>
          <table:table-cell office:value-type="string">
            <text:p>NW DC Metro</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Shar Pei</text:p>
          </table:table-cell>
          <table:table-cell office:value-type="string">
            <text:p>Police fatally shoot dog at Adams Morgan festival. Police call Sharpei a pitt bull in media statements.</text:p>
          </table:table-cell>
          <table:table-cell office:value-type="string">
            <text:p>http://www.washingtonpost.com/wp-dyn/content/article/2010/09/12/AR2010091203938.html</text:p>
          </table:table-cell>
          <table:table-cell office:value-type="string">
            <text:p>Parrot</text:p>
          </table:table-cell>
          <table:table-cell office:value-type="string">
            <text:p>Scott Fik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3">
            <text:p>233</text:p>
          </table:table-cell>
          <table:table-cell office:value-type="string">
            <text:p>2012-08-16</text:p>
          </table:table-cell>
          <table:table-cell office:value-type="string">
            <text:p>Texas</text:p>
          </table:table-cell>
          <table:table-cell office:value-type="string">
            <text:p>Austin</text:p>
          </table:table-cell>
          <table:table-cell office:value-type="string">
            <text:p>Austi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PD shoot leashed dog in East Austin when owner reports suspected robbery</text:p>
          </table:table-cell>
          <table:table-cell office:value-type="string">
            <text:p>http://www.myfoxaustin.com/story/19300148/apd-accused-of-shooting-dog-in-east-austin</text:p>
          </table:table-cell>
          <table:table-cell office:value-type="string">
            <text:p>Papa</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4">
            <text:p>234</text:p>
          </table:table-cell>
          <table:table-cell office:value-type="string">
            <text:p>2012-10-17</text:p>
          </table:table-cell>
          <table:table-cell office:value-type="string">
            <text:p>Michigan</text:p>
          </table:table-cell>
          <table:table-cell office:value-type="string">
            <text:p>Detroit</text:p>
          </table:table-cell>
          <table:table-cell office:value-type="string">
            <text:p>Detroit Police Department</text:p>
          </table:table-cell>
          <table:table-cell office:value-type="float" office:value="3">
            <text:p>3</text:p>
          </table:table-cell>
          <table:table-cell office:value-type="float" office:value="50">
            <text:p>50</text:p>
          </table:table-cell>
          <table:table-cell office:value-type="float" office:value="1">
            <text:p>1</text:p>
          </table:table-cell>
          <table:table-cell office:value-type="string">
            <text:p>2 German Shepherds 1 Pit Bull</text:p>
          </table:table-cell>
          <table:table-cell office:value-type="string">
            <text:p>Detroit police kill 3 harmless dogs during pot bust</text:p>
          </table:table-cell>
          <table:table-cell office:value-type="string">
            <text:p>http://motorcitymuckraker.com/2012/10/17/witnesses-detroit-police-fatally-shoot-three-harmless-dogs-during-pot-bust/</text:p>
          </table:table-cell>
          <table:table-cell office:value-type="string">
            <text:p>Tank Hump and Janey</text:p>
          </table:table-cell>
          <table:table-cell office:value-type="string">
            <text:p>Unknown SWAT Team</text:p>
          </table:table-cell>
          <table:table-cell table:number-columns-repeated="5"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236">
            <text:p>236</text:p>
          </table:table-cell>
          <table:table-cell office:value-type="string">
            <text:p>2011-07-25</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puppy 8 months old</text:p>
          </table:table-cell>
          <table:table-cell office:value-type="string">
            <text:p>Police kill 8-month-old pit bull-Shar-Pei mix during domestic disturbance call</text:p>
          </table:table-cell>
          <table:table-cell office:value-type="string">
            <text:p>http://www.tampabay.com/news/publicsafety/owner-of-pit-bull-mix-fatally-shot-by-st-petersburg-police-says-dog-was/1182953</text:p>
          </table:table-cell>
          <table:table-cell office:value-type="string">
            <text:p>D-Bo</text:p>
          </table:table-cell>
          <table:table-cell office:value-type="string">
            <text:p>Jereme Hayes</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7">
            <text:p>237</text:p>
          </table:table-cell>
          <table:table-cell office:value-type="string">
            <text:p>2012-06-22</text:p>
          </table:table-cell>
          <table:table-cell office:value-type="string">
            <text:p>Missouri</text:p>
          </table:table-cell>
          <table:table-cell office:value-type="string">
            <text:p>Kansas City</text:p>
          </table:table-cell>
          <table:table-cell office:value-type="string">
            <text:p>Kansas City Missouri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Dog killed by police responding to burglary false alarm at owners home</text:p>
          </table:table-cell>
          <table:table-cell office:value-type="string">
            <text:p>http://www.kshb.com/dpp/news/local_news/kc-woman-wants-apology-after-police-shoot-her-dog</text:p>
          </table:table-cell>
          <table:table-cell office:value-type="string">
            <text:p>Rectangle</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9">
            <text:p>239</text:p>
          </table:table-cell>
          <table:table-cell office:value-type="string">
            <text:p>2012-11-20</text:p>
          </table:table-cell>
          <table:table-cell office:value-type="string">
            <text:p>South Carolina</text:p>
          </table:table-cell>
          <table:table-cell office:value-type="string">
            <text:p>Carolina Forest</text:p>
          </table:table-cell>
          <table:table-cell office:value-type="string">
            <text:p>Myrtle Beach Police Department and Horry Coun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officer kills war vet's dog</text:p>
          </table:table-cell>
          <table:table-cell office:value-type="string">
            <text:p>http://www.wmbfnews.com/story/20157818/mans-best-friend-fatally-shot-by-neighbor</text:p>
          </table:table-cell>
          <table:table-cell office:value-type="string">
            <text:p>Zeus</text:p>
          </table:table-cell>
          <table:table-cell office:value-type="string">
            <text:p>Benjamin Wilson</text:p>
          </table:table-cell>
          <table:table-cell office:value-type="float" office:value="1">
            <text:p>1</text:p>
          </table:table-cell>
          <table:table-cell table:number-columns-repeated="6"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245">
            <text:p>245</text:p>
          </table:table-cell>
          <table:table-cell office:value-type="string">
            <text:p>2011-10-01</text:p>
          </table:table-cell>
          <table:table-cell office:value-type="string">
            <text:p>Michigan</text:p>
          </table:table-cell>
          <table:table-cell office:value-type="string">
            <text:p>Birmingham</text:p>
          </table:table-cell>
          <table:table-cell office:value-type="string">
            <text:p>Birmingham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text:p>
          </table:table-cell>
          <table:table-cell office:value-type="string">
            <text:p>Owner wants to know why police killed his Labrador and called him a Rottweiler in media statements</text:p>
          </table:table-cell>
          <table:table-cell office:value-type="string">
            <text:p>http://www.clickondetroit.com/news/Dog-Shot-Killed-By-Birmingham-Police-Officers/1788740</text:p>
          </table:table-cell>
          <table:table-cell office:value-type="string">
            <text:p>Buddy</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46">
            <text:p>246</text:p>
          </table:table-cell>
          <table:table-cell office:value-type="string">
            <text:p>2012-11-16</text:p>
          </table:table-cell>
          <table:table-cell office:value-type="string">
            <text:p>Alabama</text:p>
          </table:table-cell>
          <table:table-cell office:value-type="string">
            <text:p>Birmingham</text:p>
          </table:table-cell>
          <table:table-cell office:value-type="string">
            <text:p>Birmingham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Dog shot during drug raid</text:p>
          </table:table-cell>
          <table:table-cell office:value-type="string">
            <text:p>http://blog.al.com/spotnews/2012/11/birmingham_police_shoot_dog_du.html</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47">
            <text:p>247</text:p>
          </table:table-cell>
          <table:table-cell office:value-type="string">
            <text:p>2012-02-15</text:p>
          </table:table-cell>
          <table:table-cell office:value-type="string">
            <text:p>Maryland</text:p>
          </table:table-cell>
          <table:table-cell office:value-type="string">
            <text:p>Druid Hill Park</text:p>
          </table:table-cell>
          <table:table-cell office:value-type="string">
            <text:p>Baltimor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Mastiff and Pit Bull mix 2yo</text:p>
          </table:table-cell>
          <table:table-cell office:value-type="string">
            <text:p>Officer shoots, kills dog in Druid Hill Park</text:p>
          </table:table-cell>
          <table:table-cell office:value-type="string">
            <text:p>http://articles.baltimoresun.com/2012-02-17/news/bal-city-police-officer-shoots-kills-dog-in-druid-hill-park-after-attack-20120217_1_pit-bull-police-dog-dog-fight</text:p>
          </table:table-cell>
          <table:table-cell office:value-type="string">
            <text:p>Mann</text:p>
          </table:table-cell>
          <table:table-cell office:value-type="string">
            <text:p>Jake Corbett</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248">
            <text:p>248</text:p>
          </table:table-cell>
          <table:table-cell office:value-type="string">
            <text:p>2012-08-26</text:p>
          </table:table-cell>
          <table:table-cell office:value-type="string">
            <text:p>Vermont</text:p>
          </table:table-cell>
          <table:table-cell office:value-type="string">
            <text:p>Pownal</text:p>
          </table:table-cell>
          <table:table-cell office:value-type="string">
            <text:p>Bennington County Sheriffâ€™s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Vt. deputy resigns after report describing his killing of pit bull is released</text:p>
          </table:table-cell>
          <table:table-cell office:value-type="string">
            <text:p>http://www.vttoday.com/deputy-resigns-after-dog-shooting-report/</text:p>
          </table:table-cell>
          <table:table-cell office:value-type="string">
            <text:p>Unknown</text:p>
          </table:table-cell>
          <table:table-cell office:value-type="string">
            <text:p>Donald Loveland</text:p>
          </table:table-cell>
          <table:table-cell table:number-columns-repeated="7" office:value-type="float" office:value="0">
            <text:p>0</text:p>
          </table:table-cell>
          <table:table-cell office:value-type="string">
            <text:p>Plain Clothes</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row>
        <table:table-row table:style-name="ro1">
          <table:table-cell office:value-type="float" office:value="249">
            <text:p>249</text:p>
          </table:table-cell>
          <table:table-cell office:value-type="string">
            <text:p>2012-05-15</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Dutch Shepard 7yo</text:p>
          </table:table-cell>
          <table:table-cell office:value-type="string">
            <text:p>Miami-Dade Police under investigation for shooting family's Dutch Shepard </text:p>
          </table:table-cell>
          <table:table-cell office:value-type="string">
            <text:p>http://www.huffingtonpost.com/2012/05/16/miami-dade-police-shoot-dog_n_1521203.html</text:p>
          </table:table-cell>
          <table:table-cell office:value-type="string">
            <text:p>Bosha</text:p>
          </table:table-cell>
          <table:table-cell office:value-type="string">
            <text:p>Unknown</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250">
            <text:p>250</text:p>
          </table:table-cell>
          <table:table-cell office:value-type="string">
            <text:p>2012-07-03</text:p>
          </table:table-cell>
          <table:table-cell office:value-type="string">
            <text:p>Louisiana</text:p>
          </table:table-cell>
          <table:table-cell office:value-type="string">
            <text:p>Lake Charles</text:p>
          </table:table-cell>
          <table:table-cell office:value-type="string">
            <text:p>Lake Charle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utrage grows over police shooting family dog</text:p>
          </table:table-cell>
          <table:table-cell office:value-type="string">
            <text:p>http://www.kplctv.com/story/18942928/outrage-grows-over-police-shooting-of-dog-named-monkey</text:p>
          </table:table-cell>
          <table:table-cell office:value-type="string">
            <text:p>Monkey</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251">
            <text:p>251</text:p>
          </table:table-cell>
          <table:table-cell office:value-type="string">
            <text:p>2011-04-02</text:p>
          </table:table-cell>
          <table:table-cell office:value-type="string">
            <text:p>California</text:p>
          </table:table-cell>
          <table:table-cell office:value-type="string">
            <text:p>Berkeley</text:p>
          </table:table-cell>
          <table:table-cell office:value-type="string">
            <text:p>City of Berkele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Brutality claimed against Berkeley Police</text:p>
          </table:table-cell>
          <table:table-cell office:value-type="string">
            <text:p>http://www.berkeleydailyplanet.com/issue/2011-03-30/article/37614?headline=Brutality-Charged-as-Berkeley-Police-Shoot-Pet-Dog</text:p>
          </table:table-cell>
          <table:table-cell office:value-type="string">
            <text:p>Rock AKA Big Baby</text:p>
          </table:table-cell>
          <table:table-cell office:value-type="string">
            <text:p>Unknown SWAT Team</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55">
            <text:p>255</text:p>
          </table:table-cell>
          <table:table-cell office:value-type="string">
            <text:p>2013-01-04</text:p>
          </table:table-cell>
          <table:table-cell office:value-type="string">
            <text:p>Alabama</text:p>
          </table:table-cell>
          <table:table-cell office:value-type="string">
            <text:p>Birmingham</text:p>
          </table:table-cell>
          <table:table-cell office:value-type="string">
            <text:p>Birmingham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4yo</text:p>
          </table:table-cell>
          <table:table-cell office:value-type="string">
            <text:p>Birmingham Police shot and killed man's chocolate lab inside his home, grieving owner says</text:p>
          </table:table-cell>
          <table:table-cell office:value-type="string">
            <text:p>http://blog.al.com/spotnews/2013/01/birmingham_police_shot_and_kil.html</text:p>
          </table:table-cell>
          <table:table-cell office:value-type="string">
            <text:p>Bella</text:p>
          </table:table-cell>
          <table:table-cell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56">
            <text:p>256</text:p>
          </table:table-cell>
          <table:table-cell office:value-type="string">
            <text:p>2013-12-01</text:p>
          </table:table-cell>
          <table:table-cell office:value-type="string">
            <text:p>Texas</text:p>
          </table:table-cell>
          <table:table-cell office:value-type="string">
            <text:p>Schertz</text:p>
          </table:table-cell>
          <table:table-cell office:value-type="string">
            <text:p>Schertz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ar Pei</text:p>
          </table:table-cell>
          <table:table-cell office:value-type="string">
            <text:p>Owner claims police used excessive force killing 60 lb dog</text:p>
          </table:table-cell>
          <table:table-cell office:value-type="string">
            <text:p>http://www.kens5.com/news/Sharpei-euthanized-Schertz-owner-says-police--181924041.html</text:p>
          </table:table-cell>
          <table:table-cell office:value-type="string">
            <text:p>Sammy</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57">
            <text:p>257</text:p>
          </table:table-cell>
          <table:table-cell office:value-type="string">
            <text:p>2012-11-02</text:p>
          </table:table-cell>
          <table:table-cell office:value-type="string">
            <text:p>Virginia</text:p>
          </table:table-cell>
          <table:table-cell office:value-type="string">
            <text:p>Charles City</text:p>
          </table:table-cell>
          <table:table-cell office:value-type="string">
            <text:p>Charles City Animal Control</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Puppy 18 months old</text:p>
          </table:table-cell>
          <table:table-cell office:value-type="string">
            <text:p>Animal control officer questioned after young lab shot in face</text:p>
          </table:table-cell>
          <table:table-cell office:value-type="string">
            <text:p>http://wtvr.com/2012/11/08/animal-control-officer-shoots-dog/</text:p>
          </table:table-cell>
          <table:table-cell office:value-type="string">
            <text:p>Axel</text:p>
          </table:table-cell>
          <table:table-cell office:value-type="string">
            <text:p>Franklin Bates</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261">
            <text:p>261</text:p>
          </table:table-cell>
          <table:table-cell office:value-type="string">
            <text:p>2013-07-20</text:p>
          </table:table-cell>
          <table:table-cell office:value-type="string">
            <text:p>Texas</text:p>
          </table:table-cell>
          <table:table-cell office:value-type="string">
            <text:p>Unincorporated Harris County</text:p>
          </table:table-cell>
          <table:table-cell office:value-type="string">
            <text:p>Houst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4yo</text:p>
          </table:table-cell>
          <table:table-cell office:value-type="string">
            <text:p>Another family dog is dead after being shot to death in front of the two boys who owned the dog, and a friend they were playing ball with. This recent dog shooting occurred on July 5 in Houston when two brothers and one of their neighborhood friends went to retrieve a ball that had gone over their backyard fence. The ball went into an open field, and the boys and their dog, a boxer named Gunner, went to retrieve it. It was then Mark Condon, Senior Police Officer Homicide Division for the Houston Police Department, shot and killed the family dog. He was not on duty at the time of the shooting. According to a report by KHOU News, Gunner went over to check out Officer Condons dogs and is said to have startled Condons wife while the family was taking a walk. Condons wife fell down, but was uninjured. The children, all 12-years-old or younger, called out to Gunner after they had retrieved their ball. Gunner was headed back to his own yard following the three boys when Officer Condon shot Gunner in the neck, within feet of the children. These boys watched as Gunner died in his familys arms on the way to the vet. Do police no longer care that they are killing family dogs within feet of the children who own them? Are these police officers positive their bullets will always hit their mark? Imagine what would have happened it the bullet had gone a bit off target, or if one of the children had moved in the wrong direction. Houston would be dealing with a dead child instead of a dead dog. This dog wasnt attacking anyone. Gunner had simply followed his young masters as they enjoyed some playtime in their back yard. Why are police given the right to shoot and kill family dogs? If this were an average citizen who had done this, the person would likely have been charged with discharging a firearm in a residential community, as well as cruelty to animals involving death. Police are under the impression they can fire their weapon anywhere at any time and not be held accountable. Perhaps this impression is founded because almost all dog shootings by police, whether on duty or off, clear the officer involved of any wrongdoing. Even in this case, youd have the word of children as to what took place. Who will be more likely to be believed as telling the truth? The boys or the police officer?</text:p>
          </table:table-cell>
          <table:table-cell office:value-type="string">
            <text:p>http://www.khou.com/news/local/HPD-officer-shoots-pet-boxer-after-alleged-attack--214672271.html</text:p>
          </table:table-cell>
          <table:table-cell office:value-type="string">
            <text:p>Gunner</text:p>
          </table:table-cell>
          <table:table-cell office:value-type="string">
            <text:p>Mark Condon</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264">
            <text:p>264</text:p>
          </table:table-cell>
          <table:table-cell office:value-type="string">
            <text:p>2013-01-18</text:p>
          </table:table-cell>
          <table:table-cell office:value-type="string">
            <text:p>California</text:p>
          </table:table-cell>
          <table:table-cell office:value-type="string">
            <text:p>Selma</text:p>
          </table:table-cell>
          <table:table-cell office:value-type="string">
            <text:p>Selma Police Department</text:p>
          </table:table-cell>
          <table:table-cell office:value-type="float" office:value="5">
            <text:p>5</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fficer kills 5 caged dogs at animal shelter</text:p>
          </table:table-cell>
          <table:table-cell office:value-type="string">
            <text:p>http://www.kmph-kfre.com/story/20757982/cop-shoots-kills-5-dog-at-animal-shelter</text:p>
          </table:table-cell>
          <table:table-cell table:number-columns-repeated="2" office:value-type="string">
            <text:p>Unknown</text:p>
          </table:table-cell>
          <table:table-cell table:number-columns-repeated="7" office:value-type="float" office:value="0">
            <text:p>0</text:p>
          </table:table-cell>
          <table:table-cell office:value-type="string">
            <text:p>Uniform</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267">
            <text:p>267</text:p>
          </table:table-cell>
          <table:table-cell office:value-type="string">
            <text:p>2013-02-28</text:p>
          </table:table-cell>
          <table:table-cell office:value-type="string">
            <text:p>Michigan</text:p>
          </table:table-cell>
          <table:table-cell office:value-type="string">
            <text:p>Grand Rapids</text:p>
          </table:table-cell>
          <table:table-cell office:value-type="string">
            <text:p>Grand Rapid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4yo</text:p>
          </table:table-cell>
          <table:table-cell office:value-type="string">
            <text:p>Two officers follow a juvenile home for throwing snowballs, shoot dog 11 times. "The officers are trained to fire until the threat is eliminated or is reduced"</text:p>
          </table:table-cell>
          <table:table-cell office:value-type="string">
            <text:p>http://www.mlive.com/news/grand-rapids/index.ssf/2013/02/owners_of_pit_bull_shot_by_pol.html#incart_river_default</text:p>
          </table:table-cell>
          <table:table-cell office:value-type="string">
            <text:p>Chewy AKA Chewey</text:p>
          </table:table-cell>
          <table:table-cell office:value-type="string">
            <text:p>Two Unknown Police</text:p>
          </table:table-cell>
          <table:table-cell table:number-columns-repeated="2"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3">
            <text:p>3</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268">
            <text:p>268</text:p>
          </table:table-cell>
          <table:table-cell office:value-type="string">
            <text:p>2013-02-26</text:p>
          </table:table-cell>
          <table:table-cell office:value-type="string">
            <text:p>Indiana</text:p>
          </table:table-cell>
          <table:table-cell office:value-type="string">
            <text:p>Fishers</text:p>
          </table:table-cell>
          <table:table-cell office:value-type="string">
            <text:p>US Marshalls</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No charges against U.S. Marshal who shot small dog on harness</text:p>
          </table:table-cell>
          <table:table-cell office:value-type="string">
            <text:p>http://www.theindychannel.com/news/local-news/police-no-charges-for-us-marshal-who-shot-small-dog</text:p>
          </table:table-cell>
          <table:table-cell office:value-type="string">
            <text:p>Reese</text:p>
          </table:table-cell>
          <table:table-cell office:value-type="string">
            <text:p>William Brow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69">
            <text:p>269</text:p>
          </table:table-cell>
          <table:table-cell office:value-type="string">
            <text:p>2013-01-14</text:p>
          </table:table-cell>
          <table:table-cell office:value-type="string">
            <text:p>Colorado</text:p>
          </table:table-cell>
          <table:table-cell office:value-type="string">
            <text:p>Denver</text:p>
          </table:table-cell>
          <table:table-cell office:value-type="string">
            <text:p>Adams County Sheriffs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order Collie and Blue Heeler mix 8yo</text:p>
          </table:table-cell>
          <table:table-cell office:value-type="string">
            <text:p>Police respond to wrong address, kill 8-year-old blue heeler/border collie mix This is not the first fatal shooting involving Deputy Europe. Deputy Europe shot and killed Don Cambron last February during a traffic stop. He was cleared of any wrongdoing.</text:p>
          </table:table-cell>
          <table:table-cell office:value-type="string">
            <text:p>http://www.9news.com/story/local/2013/03/01/1845472/</text:p>
          </table:table-cell>
          <table:table-cell office:value-type="string">
            <text:p>Ziggy</text:p>
          </table:table-cell>
          <table:table-cell office:value-type="string">
            <text:p>Wilfred Europe III</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72">
            <text:p>272</text:p>
          </table:table-cell>
          <table:table-cell office:value-type="string">
            <text:p>2013-03-05</text:p>
          </table:table-cell>
          <table:table-cell office:value-type="string">
            <text:p>Tennessee</text:p>
          </table:table-cell>
          <table:table-cell office:value-type="string">
            <text:p>Memphis</text:p>
          </table:table-cell>
          <table:table-cell office:value-type="string">
            <text:p>Memphis Police Organized Crime Uni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emphis officer shoots at three dogs, kills two and hits partner in leg. The shooting marked the second time in four months that a policeman has been shot by a colleague who was defending himself from a dog.</text:p>
          </table:table-cell>
          <table:table-cell office:value-type="string">
            <text:p>http://www.commercialappeal.com/news/local-news/memphis-police-officer-shot</text:p>
          </table:table-cell>
          <table:table-cell office:value-type="string">
            <text:p>Unknown</text:p>
          </table:table-cell>
          <table:table-cell office:value-type="string">
            <text:p>Calvin Taylor and Unknown Police</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274">
            <text:p>274</text:p>
          </table:table-cell>
          <table:table-cell office:value-type="string">
            <text:p>2013-03-15</text:p>
          </table:table-cell>
          <table:table-cell office:value-type="string">
            <text:p>New York</text:p>
          </table:table-cell>
          <table:table-cell office:value-type="string">
            <text:p>Rochester</text:p>
          </table:table-cell>
          <table:table-cell office:value-type="string">
            <text:p>Rochester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Dog shot by rochester copi, owner claims dog was not aggressive</text:p>
          </table:table-cell>
          <table:table-cell office:value-type="string">
            <text:p>http://www.copblock.org/28722/rochester-ny-police-officer-shoots-familys-dog-in-the-face/</text:p>
          </table:table-cell>
          <table:table-cell office:value-type="string">
            <text:p>Choco</text:p>
          </table:table-cell>
          <table:table-cell office:value-type="string">
            <text:p>ID Number 1270</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275">
            <text:p>275</text:p>
          </table:table-cell>
          <table:table-cell office:value-type="string">
            <text:p>2013-03-08</text:p>
          </table:table-cell>
          <table:table-cell office:value-type="string">
            <text:p>Utah</text:p>
          </table:table-cell>
          <table:table-cell office:value-type="string">
            <text:p>Ogden</text:p>
          </table:table-cell>
          <table:table-cell office:value-type="string">
            <text:p>Ogde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Owners outraged after Ogden police officer shoots, kills dog. The stateâ€™s Fraternal Order of Police says there is no statewide law or policy instructing police on how to deal with pets.&amp;nbsp; Itâ€™s a case-by-case basis and depends on whether the officer perceives a threat.</text:p>
          </table:table-cell>
          <table:table-cell office:value-type="string">
            <text:p>http://fox13now.com/2013/03/11/owners-outraged-after-ogden-officers-shoot-kill-dogs/</text:p>
          </table:table-cell>
          <table:table-cell office:value-type="string">
            <text:p>Jesse</text:p>
          </table:table-cell>
          <table:table-cell office:value-type="string">
            <text:p>Two Unknown Polic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77">
            <text:p>277</text:p>
          </table:table-cell>
          <table:table-cell office:value-type="string">
            <text:p>2013-03-29</text:p>
          </table:table-cell>
          <table:table-cell office:value-type="string">
            <text:p>Washington</text:p>
          </table:table-cell>
          <table:table-cell office:value-type="string">
            <text:p>Auburn</text:p>
          </table:table-cell>
          <table:table-cell office:value-type="string">
            <text:p>Aubur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7yo</text:p>
          </table:table-cell>
          <table:table-cell office:value-type="string">
            <text:p>Auburn officers shoots, kills family's 7-year-old pitbull</text:p>
          </table:table-cell>
          <table:table-cell office:value-type="string">
            <text:p>http://www.komonews.com/news/local/Auburn-police-officer-shoots-kills-familys-pit-bull-200668251.html</text:p>
          </table:table-cell>
          <table:table-cell office:value-type="string">
            <text:p>Auburn</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278">
            <text:p>278</text:p>
          </table:table-cell>
          <table:table-cell office:value-type="string">
            <text:p>2012-12-24</text:p>
          </table:table-cell>
          <table:table-cell office:value-type="string">
            <text:p>Illinois</text:p>
          </table:table-cell>
          <table:table-cell office:value-type="string">
            <text:p>Hazel Crest</text:p>
          </table:table-cell>
          <table:table-cell office:value-type="string">
            <text:p>Village Of Hazel Crest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hodesian Ridgeback 6yo</text:p>
          </table:table-cell>
          <table:table-cell office:value-type="string">
            <text:p>Police kill Rhodesian Ridgeback on Christmas Eve during manhunt, homeowners sue</text:p>
          </table:table-cell>
          <table:table-cell office:value-type="string">
            <text:p>http://chicago.cbslocal.com/2012/12/26/hazel-crest-cops-shoot-kill-dog-during-search-for-fugitive/</text:p>
            <text:p>http://reason.com/blog/2013/04/04/cops-open-gate-letting-dog-loose-kill-do</text:p>
          </table:table-cell>
          <table:table-cell office:value-type="string">
            <text:p>Kobi</text:p>
          </table:table-cell>
          <table:table-cell office:value-type="string">
            <text:p>N Lagunas and James Rollins</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79">
            <text:p>279</text:p>
          </table:table-cell>
          <table:table-cell office:value-type="string">
            <text:p>2013-04-05</text:p>
          </table:table-cell>
          <table:table-cell office:value-type="string">
            <text:p>Tennessee</text:p>
          </table:table-cell>
          <table:table-cell office:value-type="string">
            <text:p>Memphis</text:p>
          </table:table-cell>
          <table:table-cell office:value-type="string">
            <text:p>Memphis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Unconfirmed 18 months old</text:p>
          </table:table-cell>
          <table:table-cell office:value-type="string">
            <text:p>Police officer shoots 45-pound, 16-month-old family dog</text:p>
          </table:table-cell>
          <table:table-cell office:value-type="string">
            <text:p>http://wreg.com/2013/04/05/police-officer-shoots-familys-dog/</text:p>
          </table:table-cell>
          <table:table-cell office:value-type="string">
            <text:p>Marley</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0">
            <text:p>280</text:p>
          </table:table-cell>
          <table:table-cell office:value-type="string">
            <text:p>2013-04-06</text:p>
          </table:table-cell>
          <table:table-cell office:value-type="string">
            <text:p>New York</text:p>
          </table:table-cell>
          <table:table-cell office:value-type="string">
            <text:p>Staten Island</text:p>
          </table:table-cell>
          <table:table-cell office:value-type="string">
            <text:p>NYPD</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Family and rescue NGOs claim NYPD shot innocent pit bull in park surrounded by children</text:p>
          </table:table-cell>
          <table:table-cell office:value-type="string">
            <text:p>http://gothamist.com/2013/04/07/family_and_vet_claims_cops_shot_inn.php</text:p>
          </table:table-cell>
          <table:table-cell office:value-type="string">
            <text:p>Baby Girl</text:p>
          </table:table-cell>
          <table:table-cell office:value-type="string">
            <text:p>Julie Moschella and Unknown Male Officer</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81">
            <text:p>281</text:p>
          </table:table-cell>
          <table:table-cell office:value-type="string">
            <text:p>2013-03-29</text:p>
          </table:table-cell>
          <table:table-cell office:value-type="string">
            <text:p>Massachusetts</text:p>
          </table:table-cell>
          <table:table-cell office:value-type="string">
            <text:p>Wilbraham</text:p>
          </table:table-cell>
          <table:table-cell office:value-type="string">
            <text:p>Wilbraham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fficer fatally shot pit bull he said charged; owner says dog posed no danger</text:p>
          </table:table-cell>
          <table:table-cell office:value-type="string">
            <text:p>http://www.masslive.com/news/index.ssf/2013/04/wilbraham_police_say_they_were.html</text:p>
          </table:table-cell>
          <table:table-cell office:value-type="string">
            <text:p>Jager Michael</text:p>
          </table:table-cell>
          <table:table-cell office:value-type="string">
            <text:p>Peter Laviolette and Thomas Korzec</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2">
            <text:p>2</text:p>
          </table:table-cell>
        </table:table-row>
        <table:table-row table:style-name="ro1">
          <table:table-cell office:value-type="float" office:value="282">
            <text:p>282</text:p>
          </table:table-cell>
          <table:table-cell office:value-type="string">
            <text:p>2013-04-27</text:p>
          </table:table-cell>
          <table:table-cell office:value-type="string">
            <text:p>California</text:p>
          </table:table-cell>
          <table:table-cell office:value-type="string">
            <text:p>San Lorenzo</text:p>
          </table:table-cell>
          <table:table-cell office:value-type="string">
            <text:p>Alameda County Sheriff's Office</text:p>
          </table:table-cell>
          <table:table-cell office:value-type="float" office:value="4">
            <text:p>4</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eputies shoot four pit bulls, killing 3 and injuring the fourth while serving warrant. The dogs were not owned by the warrant target, who escaped.</text:p>
          </table:table-cell>
          <table:table-cell office:value-type="string">
            <text:p>http://www.mercurynews.com/breaking-news/ci_23133187/deputies-shoot-four-pit-bulls-killing-three-while</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283">
            <text:p>283</text:p>
          </table:table-cell>
          <table:table-cell office:value-type="string">
            <text:p>2013-04-30</text:p>
          </table:table-cell>
          <table:table-cell office:value-type="string">
            <text:p>North Carolina</text:p>
          </table:table-cell>
          <table:table-cell office:value-type="string">
            <text:p>Wilmington</text:p>
          </table:table-cell>
          <table:table-cell office:value-type="string">
            <text:p>Wilming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Mixed Breed</text:p>
          </table:table-cell>
          <table:table-cell office:value-type="string">
            <text:p>Wilmington police shoot, kill dog during search for suspect. A neighbor on Maides Avenue said the dog was "the friendliest dog in the neighborhood". Police claim the dog was a pit bull in media statements while photos of the dog after the shooting clearly show the dog is not a pit bull. The suspect escaped and remains at large.</text:p>
          </table:table-cell>
          <table:table-cell office:value-type="string">
            <text:p>http://www.starnewsonline.com/article/20130501/ARTICLES/130509978</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4">
            <text:p>284</text:p>
          </table:table-cell>
          <table:table-cell office:value-type="string">
            <text:p>2013-03-21</text:p>
          </table:table-cell>
          <table:table-cell office:value-type="string">
            <text:p>Georgia</text:p>
          </table:table-cell>
          <table:table-cell office:value-type="string">
            <text:p>Manchester</text:p>
          </table:table-cell>
          <table:table-cell office:value-type="string">
            <text:p>Manchester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and Beagle mix 2yo</text:p>
          </table:table-cell>
          <table:table-cell office:value-type="string">
            <text:p>Woman wants animal control officer fired after family's 2-year-old beagle boxer mix <text:s/>shot</text:p>
          </table:table-cell>
          <table:table-cell office:value-type="string">
            <text:p>http://www.wsbtv.com/news/news/local/woman-wants-animal-control-officer-fired-after-fam/nXghk/</text:p>
          </table:table-cell>
          <table:table-cell office:value-type="string">
            <text:p>Ella</text:p>
          </table:table-cell>
          <table:table-cell office:value-type="string">
            <text:p>Animal Control Officer Danny Gibson and Two Unknown Police</text:p>
          </table:table-cell>
          <table:table-cell table:number-columns-repeated="6" office:value-type="float" office:value="0">
            <text:p>0</text:p>
          </table:table-cell>
          <table:table-cell office:value-type="float" office:value="2">
            <text:p>2</text:p>
          </table:table-cell>
          <table:table-cell office:value-type="string">
            <text:p>Not Sure</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5">
            <text:p>285</text:p>
          </table:table-cell>
          <table:table-cell office:value-type="string">
            <text:p>2013-05-05</text:p>
          </table:table-cell>
          <table:table-cell office:value-type="string">
            <text:p>Colorado</text:p>
          </table:table-cell>
          <table:table-cell office:value-type="string">
            <text:p>Dacono</text:p>
          </table:table-cell>
          <table:table-cell office:value-type="string">
            <text:p>Dacon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acono police shoot â€˜emotional service dogâ€™</text:p>
          </table:table-cell>
          <table:table-cell office:value-type="string">
            <text:p>http://kdvr.com/2013/05/06/dacono-police-shoot-emotional-service-dog-after-it-rushes-officers/</text:p>
          </table:table-cell>
          <table:table-cell office:value-type="string">
            <text:p>Mongo</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6">
            <text:p>286</text:p>
          </table:table-cell>
          <table:table-cell office:value-type="string">
            <text:p>2013-05-13</text:p>
          </table:table-cell>
          <table:table-cell office:value-type="string">
            <text:p>Illinois</text:p>
          </table:table-cell>
          <table:table-cell office:value-type="string">
            <text:p>McHenry</text:p>
          </table:table-cell>
          <table:table-cell office:value-type="string">
            <text:p>North Central Narcotics Task For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German Shepherd and Rottweiler mix</text:p>
          </table:table-cell>
          <table:table-cell office:value-type="string">
            <text:p>McHenry woman questions why dog shot in Pot raid</text:p>
          </table:table-cell>
          <table:table-cell office:value-type="string">
            <text:p>http://www.nwherald.com/2013/05/10/mchenry-woman-questions-why-dog-shot-in-drug-raid/aixi9b7/</text:p>
          </table:table-cell>
          <table:table-cell office:value-type="string">
            <text:p>Buck</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8">
            <text:p>288</text:p>
          </table:table-cell>
          <table:table-cell office:value-type="string">
            <text:p>2013-05-17</text:p>
          </table:table-cell>
          <table:table-cell office:value-type="string">
            <text:p>Illinois</text:p>
          </table:table-cell>
          <table:table-cell office:value-type="string">
            <text:p>Chicago</text:p>
          </table:table-cell>
          <table:table-cell office:value-type="string">
            <text:p>Chicago Police Department and Independent Police Review Authority</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 puppy 4 months</text:p>
          </table:table-cell>
          <table:table-cell office:value-type="string">
            <text:p>Chicago police investigate off-duty cop who shot neighbors four-month-old pit bull puppy eight times. Owner filed federal lawsuit case number 1:2014cv03619 against shooter, two other police and the city seeking $1.35 million in damagesUpon information and belief, Officer McGlade told at least one neighbor of Ms. Maglaya that she should not have a nigger dog, referred to Ms. Maglaya as a spick and that the all defendants have agreed that any dog without a leash in the neighborhood will be shot. Upon information and belief, all defendants agreed that Ms. Maglaya should not live in their neighborhood because of her Section 8 housing status and her race.</text:p>
          </table:table-cell>
          <table:table-cell office:value-type="string">
            <text:p>http://www.nbcchicago.com/news/local/chicago-police-officer-shoots-neighbor-pit-bull-dog-207970631.html</text:p>
          </table:table-cell>
          <table:table-cell office:value-type="string">
            <text:p>Maximus</text:p>
          </table:table-cell>
          <table:table-cell office:value-type="string">
            <text:p>Michael McGlade, Don Kumiga and Michael Kumiga</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Plain Clothes</text:p>
          </table:table-cell>
          <table:table-cell table:number-columns-repeated="2"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289">
            <text:p>289</text:p>
          </table:table-cell>
          <table:table-cell office:value-type="string">
            <text:p>2013-05-19</text:p>
          </table:table-cell>
          <table:table-cell office:value-type="string">
            <text:p>Illinois</text:p>
          </table:table-cell>
          <table:table-cell office:value-type="string">
            <text:p>Dowell</text:p>
          </table:table-cell>
          <table:table-cell office:value-type="string">
            <text:p>Jackson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agle and Labrador mix</text:p>
          </table:table-cell>
          <table:table-cell office:value-type="string">
            <text:p>Dowell family looks for answers after police officer and town Mayor shoot two year old beagle and lab mix. "I was just thinking how could somebody do that to me and just leave him in my yard for me to come home and find"</text:p>
          </table:table-cell>
          <table:table-cell office:value-type="string">
            <text:p>http://www.kfvs12.com/story/22401199/dowell-family-looks-for-answers-after-dog-shot</text:p>
          </table:table-cell>
          <table:table-cell office:value-type="string">
            <text:p>Boots</text:p>
          </table:table-cell>
          <table:table-cell office:value-type="string">
            <text:p>Marvin Smith</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290">
            <text:p>290</text:p>
          </table:table-cell>
          <table:table-cell office:value-type="string">
            <text:p>2013-05-24</text:p>
          </table:table-cell>
          <table:table-cell office:value-type="string">
            <text:p>Washington</text:p>
          </table:table-cell>
          <table:table-cell office:value-type="string">
            <text:p>Fife</text:p>
          </table:table-cell>
          <table:table-cell office:value-type="string">
            <text:p>Fife Police Department SWAT Team</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shoot man and his dog during hostage standoff</text:p>
          </table:table-cell>
          <table:table-cell office:value-type="string">
            <text:p>http://www.komonews.com/news/local/Mother-begs-Fife-police-Please-dont-shoot-my-son-208904851.html</text:p>
          </table:table-cell>
          <table:table-cell office:value-type="string">
            <text:p>Unknown</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291">
            <text:p>291</text:p>
          </table:table-cell>
          <table:table-cell office:value-type="string">
            <text:p>2013-04-04</text:p>
          </table:table-cell>
          <table:table-cell office:value-type="string">
            <text:p>California</text:p>
          </table:table-cell>
          <table:table-cell office:value-type="string">
            <text:p>Escondido</text:p>
          </table:table-cell>
          <table:table-cell office:value-type="string">
            <text:p>San Marcos Sheriff'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 and Pit Bull Mix 4yo</text:p>
          </table:table-cell>
          <table:table-cell office:value-type="string">
            <text:p>San Marcos woman's Lab-Pit bull mix shot by deputies. â€œAll across the country, peopleâ€™s dogs are being shot by police in horrific situations, in their homes, and in their front yards,â€ said owner Callie Ford</text:p>
          </table:table-cell>
          <table:table-cell office:value-type="string">
            <text:p>http://www.sandiego6.com/home/related/248630721.html</text:p>
          </table:table-cell>
          <table:table-cell office:value-type="string">
            <text:p>Jack</text:p>
          </table:table-cell>
          <table:table-cell office:value-type="string">
            <text:p>Two Unknown Polic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2">
            <text:p>292</text:p>
          </table:table-cell>
          <table:table-cell office:value-type="string">
            <text:p>2013-05-24</text:p>
          </table:table-cell>
          <table:table-cell office:value-type="string">
            <text:p>Arkansas</text:p>
          </table:table-cell>
          <table:table-cell office:value-type="string">
            <text:p>Prairie Grove</text:p>
          </table:table-cell>
          <table:table-cell office:value-type="string">
            <text:p>Prairie Grov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rairie Grove Police: Officer justified in dog shooting</text:p>
          </table:table-cell>
          <table:table-cell office:value-type="string">
            <text:p>http://www.4029tv.com/news/arkansas/northwest/police-dogs-shooting-justified-owners-disagree/20342866#!bPE4LI</text:p>
          </table:table-cell>
          <table:table-cell office:value-type="string">
            <text:p>Unknown</text:p>
          </table:table-cell>
          <table:table-cell office:value-type="string">
            <text:p>Michael Palmer</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3">
            <text:p>293</text:p>
          </table:table-cell>
          <table:table-cell office:value-type="string">
            <text:p>2013-06-03</text:p>
          </table:table-cell>
          <table:table-cell office:value-type="string">
            <text:p>New York</text:p>
          </table:table-cell>
          <table:table-cell office:value-type="string">
            <text:p>Buffalo</text:p>
          </table:table-cell>
          <table:table-cell office:value-type="string">
            <text:p>Buffalo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Iraq war veteran Adam Arroyo claims police targeted wrong apartment in drug raid, killed two-and-a-half-year-old pit bull Cindy. Cindy was restrained with a chain when she was shot and killed. Arroyo was at work when the raid occurred. The police ransacked the home and took Cindys corpse with them. Arroyo had to go to the SPCA to claim Cindys body and pay for her cremation.</text:p>
          </table:table-cell>
          <table:table-cell office:value-type="string">
            <text:p>http://www.ksdk.com/news/article/383661/28/Iraq-war-vets-dog-killed-in-police-raid</text:p>
          </table:table-cell>
          <table:table-cell office:value-type="string">
            <text:p>Cindy</text:p>
          </table:table-cell>
          <table:table-cell office:value-type="string">
            <text:p>Unknown SWAT Team</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295">
            <text:p>295</text:p>
          </table:table-cell>
          <table:table-cell office:value-type="string">
            <text:p>2013-06-20</text:p>
          </table:table-cell>
          <table:table-cell office:value-type="string">
            <text:p>California</text:p>
          </table:table-cell>
          <table:table-cell office:value-type="string">
            <text:p>El Monte</text:p>
          </table:table-cell>
          <table:table-cell office:value-type="string">
            <text:p>El Mont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Police shooting of pet German shepherd sparks outrage by El Monte family (Video). Four children present at the home when the shooting occurred, and a children's pool party was taking place in a front yard across the street. When notified the dog needed a $7000 operation to live, a Police Department supervisor that the surgery exceeded the value of the dog, and suggested she just get a new pet.</text:p>
          </table:table-cell>
          <table:table-cell office:value-type="string">
            <text:p>http://www.dailynews.com/news/ci_23511786/el-monte-family-outraged-over-police-shooting-pet</text:p>
          </table:table-cell>
          <table:table-cell office:value-type="string">
            <text:p>Kiki</text:p>
          </table:table-cell>
          <table:table-cell office:value-type="string">
            <text:p>A. Castill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296">
            <text:p>296</text:p>
          </table:table-cell>
          <table:table-cell office:value-type="string">
            <text:p>2013-06-17</text:p>
          </table:table-cell>
          <table:table-cell office:value-type="string">
            <text:p>California</text:p>
          </table:table-cell>
          <table:table-cell office:value-type="string">
            <text:p>Concord</text:p>
          </table:table-cell>
          <table:table-cell office:value-type="string">
            <text:p>Concord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Cocker Spaniel 13yo</text:p>
          </table:table-cell>
          <table:table-cell office:value-type="string">
            <text:p>Concord: Owners of 13-year-old 29-pound cocker spaniel shot by police seek apology</text:p>
          </table:table-cell>
          <table:table-cell office:value-type="string">
            <text:p>http://www.mercurynews.com/breaking-news/ci_23530614/concord-owners-cocker-spaniel-shot-by-police-seek</text:p>
          </table:table-cell>
          <table:table-cell office:value-type="string">
            <text:p>Kirby</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7">
            <text:p>297</text:p>
          </table:table-cell>
          <table:table-cell office:value-type="string">
            <text:p>2013-06-24</text:p>
          </table:table-cell>
          <table:table-cell office:value-type="string">
            <text:p>Alabama</text:p>
          </table:table-cell>
          <table:table-cell office:value-type="string">
            <text:p>Northport</text:p>
          </table:table-cell>
          <table:table-cell office:value-type="string">
            <text:p>Northport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3yo</text:p>
          </table:table-cell>
          <table:table-cell office:value-type="string">
            <text:p>Owner wants justification for pit bull's unprovoked death. "My neighbor's wife called me. She said she yelled at the officer not to shoot the dog and said that he was friendly," Law said. "I understand pit bulls can be aggressive, but my husband has trained them. They listen to us. They've never gone to any of our neighbors' yards. They're always sitting on the front porch when we get home. The neighbors all know our dogs. They're friendly. You can come say hey to them and pet them. They have never harmed anyone."</text:p>
          </table:table-cell>
          <table:table-cell office:value-type="string">
            <text:p>http://blog.al.com/tuscaloosa/2013/06/northport_police_officer_shoot.html</text:p>
          </table:table-cell>
          <table:table-cell office:value-type="string">
            <text:p>Cage</text:p>
          </table:table-cell>
          <table:table-cell office:value-type="string">
            <text:p>Unknown police and animal control officer</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8">
            <text:p>298</text:p>
          </table:table-cell>
          <table:table-cell office:value-type="string">
            <text:p>2013-06-01</text:p>
          </table:table-cell>
          <table:table-cell office:value-type="string">
            <text:p>Oklahoma</text:p>
          </table:table-cell>
          <table:table-cell office:value-type="string">
            <text:p>Enid</text:p>
          </table:table-cell>
          <table:table-cell office:value-type="string">
            <text:p>North Eni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merican Bulldog</text:p>
          </table:table-cell>
          <table:table-cell office:value-type="string">
            <text:p>Enid womans wants justice after police shoot, kill family dog. "For no reason to shoot him in his own yards seems cruel to me," she said. The dog was shot by North Enid Police Chief Marty Schubert. Rick Dominic replaced Schubert as Chief 6 months after the shooting, although any connection between the shooting and resignation is unclear.</text:p>
          </table:table-cell>
          <table:table-cell office:value-type="string">
            <text:p>http://www.news9.com/story/22756694/enid-woman-wants-justice-after-police-shoot-kill-family-dog</text:p>
          </table:table-cell>
          <table:table-cell office:value-type="string">
            <text:p>Diego</text:p>
          </table:table-cell>
          <table:table-cell office:value-type="string">
            <text:p>Marty Schubert</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9">
            <text:p>299</text:p>
          </table:table-cell>
          <table:table-cell office:value-type="string">
            <text:p>2013-07-10</text:p>
          </table:table-cell>
          <table:table-cell office:value-type="string">
            <text:p>Wisconsin</text:p>
          </table:table-cell>
          <table:table-cell office:value-type="string">
            <text:p>Marshfield</text:p>
          </table:table-cell>
          <table:table-cell office:value-type="string">
            <text:p>Marshfield Ci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arshfield police shoot and kill retreating dog. Owner plans to take legal action. â€œWhat if my daughter had come out and run to the dog? She could have been shot, too. It was poor judgment on the part of the police officer,â€</text:p>
          </table:table-cell>
          <table:table-cell office:value-type="string">
            <text:p>http://www.wausaudailyherald.com/article/20130711/WDH0101/307110352/Marshfield-police-shoot-kill-dog</text:p>
          </table:table-cell>
          <table:table-cell table:number-columns-repeated="2"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0">
            <text:p>300</text:p>
          </table:table-cell>
          <table:table-cell office:value-type="string">
            <text:p>2009-06-08</text:p>
          </table:table-cell>
          <table:table-cell office:value-type="string">
            <text:p>Virginia</text:p>
          </table:table-cell>
          <table:table-cell office:value-type="string">
            <text:p>Danville</text:p>
          </table:table-cell>
          <table:table-cell office:value-type="string">
            <text:p>Danville Police Department</text:p>
          </table:table-cell>
          <table:table-cell table:number-columns-repeated="2" office:value-type="float" office:value="1">
            <text:p>1</text:p>
          </table:table-cell>
          <table:table-cell office:value-type="float" office:value="0">
            <text:p>0</text:p>
          </table:table-cell>
          <table:table-cell office:value-type="string">
            <text:p>Miniature Dachshund</text:p>
          </table:table-cell>
          <table:table-cell office:value-type="string">
            <text:p>VA police officer fired for dog shooting. A police officer who shot and killed the Harper family's miniature dachshund has been fired, and his supervisors are being disciplined. Police Chief Philip Broadfoot says the shooting of the dog June 8 did not follow department policy and was not justified. "This entire matter has been an embarrassment to the Danville police department, the City of Danville, and to me personally." McLean sued Chief Philip Broadfoo for racial discrimination following his firing and lost.</text:p>
          </table:table-cell>
          <table:table-cell office:value-type="string">
            <text:p>http://www.whsv.com/home/headlines/50493927.html</text:p>
          </table:table-cell>
          <table:table-cell office:value-type="string">
            <text:p>Killer</text:p>
          </table:table-cell>
          <table:table-cell office:value-type="string">
            <text:p>Murrill McLea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number-columns-repeated="2" office:value-type="float" office:value="2">
            <text:p>2</text:p>
          </table:table-cell>
        </table:table-row>
        <table:table-row table:style-name="ro1">
          <table:table-cell office:value-type="float" office:value="301">
            <text:p>301</text:p>
          </table:table-cell>
          <table:table-cell office:value-type="string">
            <text:p>2012-01-11</text:p>
          </table:table-cell>
          <table:table-cell office:value-type="string">
            <text:p>Washington</text:p>
          </table:table-cell>
          <table:table-cell office:value-type="string">
            <text:p>Bellingham</text:p>
          </table:table-cell>
          <table:table-cell office:value-type="string">
            <text:p>Bellingham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Mix</text:p>
          </table:table-cell>
          <table:table-cell office:value-type="string">
            <text:p>Labrador-mix Athena shot in the face by Bellingham officer. Athena was blinded with a bullet lodged in her skull.</text:p>
          </table:table-cell>
          <table:table-cell office:value-type="string">
            <text:p>http://www.kirotv.com/news/news/dog-shot-bellingham-officer/nGLq9</text:p>
          </table:table-cell>
          <table:table-cell office:value-type="string">
            <text:p>Athena</text:p>
          </table:table-cell>
          <table:table-cell office:value-type="string">
            <text:p>Unknown</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302">
            <text:p>302</text:p>
          </table:table-cell>
          <table:table-cell office:value-type="string">
            <text:p>2013-07-13</text:p>
          </table:table-cell>
          <table:table-cell office:value-type="string">
            <text:p>Washington</text:p>
          </table:table-cell>
          <table:table-cell office:value-type="string">
            <text:p>Bellingham</text:p>
          </table:table-cell>
          <table:table-cell office:value-type="string">
            <text:p>Bellingham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og shot at skatepark, owner arrested</text:p>
          </table:table-cell>
          <table:table-cell office:value-type="string">
            <text:p>https://www.youtube.com/watch?v=tT1Zp9PhILY</text:p>
            <text:p/>
            <text:p>http://www.columbian.com/news/2013/jul/15/bellingham-police-shoot-dog-in-altercation-at-skat/</text:p>
          </table:table-cell>
          <table:table-cell table:number-columns-repeated="2"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303">
            <text:p>303</text:p>
          </table:table-cell>
          <table:table-cell office:value-type="string">
            <text:p>2013-02-21</text:p>
          </table:table-cell>
          <table:table-cell office:value-type="string">
            <text:p>Ohio</text:p>
          </table:table-cell>
          <table:table-cell office:value-type="string">
            <text:p>Sandusky</text:p>
          </table:table-cell>
          <table:table-cell office:value-type="string">
            <text:p>Sandusky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Sandusky police officer shoots, kills family dog</text:p>
          </table:table-cell>
          <table:table-cell office:value-type="string">
            <text:p>http://www.nbc24.com/news/story.aspx?id=866242</text:p>
          </table:table-cell>
          <table:table-cell office:value-type="string">
            <text:p>Lucy</text:p>
          </table:table-cell>
          <table:table-cell office:value-type="string">
            <text:p>Brad Wilson</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4">
            <text:p>304</text:p>
          </table:table-cell>
          <table:table-cell office:value-type="string">
            <text:p>2013-08-07</text:p>
          </table:table-cell>
          <table:table-cell office:value-type="string">
            <text:p>Maryland</text:p>
          </table:table-cell>
          <table:table-cell office:value-type="string">
            <text:p>Capitol Heights</text:p>
          </table:table-cell>
          <table:table-cell office:value-type="string">
            <text:p>Capitol Height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Puppy 9 months old</text:p>
          </table:table-cell>
          <table:table-cell office:value-type="string">
            <text:p>Capitol Heights police shoot Nine-month-old puppy while handing out pro-police fliers</text:p>
          </table:table-cell>
          <table:table-cell office:value-type="string">
            <text:p>http://www.wusa9.com/news/article/269779/373/Capitol-Heights-Police-shoot-familys-dog</text:p>
          </table:table-cell>
          <table:table-cell office:value-type="string">
            <text:p>Cash</text:p>
          </table:table-cell>
          <table:table-cell office:value-type="string">
            <text:p>Unknown</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5">
            <text:p>305</text:p>
          </table:table-cell>
          <table:table-cell office:value-type="string">
            <text:p>2013-08-04</text:p>
          </table:table-cell>
          <table:table-cell office:value-type="string">
            <text:p>Florida</text:p>
          </table:table-cell>
          <table:table-cell office:value-type="string">
            <text:p>Warrington</text:p>
          </table:table-cell>
          <table:table-cell office:value-type="string">
            <text:p>Escambia County Sheriff's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2 Escambia County Sheriff's deputies on administrative duty after climbing through an open window with no warrant and shooting both family dogs</text:p>
          </table:table-cell>
          <table:table-cell office:value-type="string">
            <text:p>http://tampa.cbslocal.com/2013/08/09/police-shoot-2-dogs-after-climbing-through-couples-open-window/</text:p>
          </table:table-cell>
          <table:table-cell office:value-type="string">
            <text:p>Gracie and Rocky</text:p>
          </table:table-cell>
          <table:table-cell office:value-type="string">
            <text:p>Six Unknown Police</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6">
            <text:p>306</text:p>
          </table:table-cell>
          <table:table-cell office:value-type="string">
            <text:p>2013-07-11</text:p>
          </table:table-cell>
          <table:table-cell office:value-type="string">
            <text:p>New York</text:p>
          </table:table-cell>
          <table:table-cell office:value-type="string">
            <text:p>Rochester</text:p>
          </table:table-cell>
          <table:table-cell office:value-type="string">
            <text:p>Rochester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Sheperd 9yo</text:p>
          </table:table-cell>
          <table:table-cell office:value-type="string">
            <text:p>9-year-old Belgian Shepherd's death at the hands of police leads to owner being arrested multiple times. The dog, Cinnamon, was a medical aid dog for his owner, a 53-year-old veteran whose Diabetes has lead to diminished use of his hands and poor eye-sight. Cinnamon was shot twice in the back of the head.</text:p>
          </table:table-cell>
          <table:table-cell office:value-type="string">
            <text:p>http://www.democratandchronicle.com/article/20130813/NEWS01/308130052/floyd-james-rochester-police</text:p>
          </table:table-cell>
          <table:table-cell office:value-type="string">
            <text:p>Cinnamon</text:p>
          </table:table-cell>
          <table:table-cell office:value-type="string">
            <text:p>Chris Burgstrom</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9">
            <text:p>309</text:p>
          </table:table-cell>
          <table:table-cell office:value-type="string">
            <text:p>2013-04-24</text:p>
          </table:table-cell>
          <table:table-cell office:value-type="string">
            <text:p>Texas</text:p>
          </table:table-cell>
          <table:table-cell office:value-type="string">
            <text:p>Austin</text:p>
          </table:table-cell>
          <table:table-cell office:value-type="string">
            <text:p>Austi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9yo</text:p>
          </table:table-cell>
          <table:table-cell office:value-type="string">
            <text:p>The following article is reproduced from Austin FOX affiliate KTBC. Keeping him company on his shoulder is his new pet lizard Lizlee helping him ease the pain of losing his faithful companion, Shiner Bock, a German Shepherd rescue, who had been his shadow since 2004. Hes been with me for 9 years. Every time Im gardening or at an art show or at a festival doing art. Anywhere I am, hes always been with me, Reyes said. Reyes says on April 24 around midnight, he was in his storage unit on Stassney getting ready for an Eeyores Birthday afterparty where he was going to present some of his art. Reyes says theres an onsite property manager who allows him 24/7 access. Police say they were called to that area because of suspicious activity, possibly theft <text:s/>something they say happens in that area a lot. Shiner was asleep at my feet, he started growling. I told him to be quiet to stop growling. He was quiet for a few minutes then he started growling again, Reyes said. Then, Reyes saw a flash of light outside the storage unit. I was probably over here coming out still. And he got shot the first time and was running that way. I didnt see the first shot but I saw the multiple shots going that way until he finally laid down. He was crying and screaming for his life and he finally laid down 50 feet away and died over there, Reyes said. Thats when he says officers cuffed him and after an hour or so went by, they finally figured out he wasnt a thief and let him see Shiner. I lit some Sage and they let me Sage my dog and send his spirit on and bless him and thank him for the protection that he offered me in taking a bullet for me instead of me getting shot, Reyes said. Austin Police tell FOX 7 the dog started barking aggressively and showing his teeth. So the officer gave the dog commands to back up. The officer was in fear that the dog was about to attack and then he fired his weapon, said Jermaine Kilgore with Austin Police. We asked why pepper spray couldnt have been used instead. If a dog is acting aggressive towards an officer and the officer feels that the dog is going to attack, the officer is not going to pull pepper spray. Hes going to eliminate that threat, the dog. And the only way to do that with the options that we have is with lethal force. So were not obligated to pull pepper spray when we have an aggressive dog that appears to be trying to attack us. Thats just not the way were trained and thats just not what the department expects of us, Kilgore said. Of course we are sorry, we are apologetic. I mean but...most dogs are protective. They protect their property, they protect their owners. You know, officers have a difficult job when they go out to these calls, Kilgore said. Reyes says that night, the officer who shot Shiner did apologize to him. I walked up to him and I said I hear what youre saying, I hear you apologizing. And I forgive you. So I forgave him that night. And thats grace. Thats what we can do when bad things happen, we can still have a little grace. I wish the police officers would have a little grace when they operate, Reyes said. Just a reminder, last year after a dog named Cisco was shot by police, Austin PD reevaluated their training to use less lethal alternatives with dogs <text:s/>unless they felt the dog might injure them. The only inconsistency with this story is that Reyes says police continued shooting Shiner even as he ran away. Austin Police say that wasnt the case...they only shot once. Weve filed an open records request with Austin PD for dashcam video and audio to clear that up. Well bring that to you as soon as we get it. Julian Reyes retained attorney Daphne Silverman and has filed a lawsuit against the Austin Police Department. Reyes has filed a request for one million dollars.</text:p>
          </table:table-cell>
          <table:table-cell office:value-type="string">
            <text:p>http://www.myfoxaustin.com/story/22659032/austin-man-fights-for-dog-shiner-after-he-says-police-killed-him</text:p>
          </table:table-cell>
          <table:table-cell office:value-type="string">
            <text:p>Shiner Bock</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586">
            <text:p>586</text:p>
          </table:table-cell>
          <table:table-cell office:value-type="string">
            <text:p>2012-01-17</text:p>
          </table:table-cell>
          <table:table-cell office:value-type="string">
            <text:p>Georgia</text:p>
          </table:table-cell>
          <table:table-cell office:value-type="string">
            <text:p>Conley</text:p>
          </table:table-cell>
          <table:table-cell office:value-type="string">
            <text:p>DeKalb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DEKALB COUNTY, Ga. &amp;mdash; A homeowner was held at gunpoint and his family pet was killed in a mix-up involving a DeKalb County police call. &amp;ldquo;When I ran to the garage and saw my dog laying there dead and I&amp;#039;m looking at blood, I lost it,&amp;rdquo; Bobbie Currie said. Around 9 p.m., a DeKalb officer went to her home on Silva Court in response to a domestic dispute call with a possibly armed person. The officer said the family&amp;rsquo;s German shepherd lunged at him, so he killed the dog. The recently rescued animal was chained in the garage when the shooting happened. Currie&amp;rsquo;s husband, Anthony, said the officer also pointed his gun at him and told him to put his hands up. &amp;ldquo;I said, &amp;lsquo;Why [did] you shoot my dog?&amp;rsquo; And he said, &amp;lsquo;Well, I&amp;#039;ll blow your brains out.&amp;rsquo; I said, &amp;lsquo;Hold on a minute, you just killed my dog. Why you want to blow my brains out? My hands are up.&amp;rsquo; I said, &amp;lsquo;I don&amp;#039;t have no gun,&amp;rsquo;&amp;rdquo; Anthony Currie said. Later, Dekalb police sent another officer to the scene. The supervisor who showed up said an error was made by an officer who was trying to help someone else. &amp;ldquo;Subsequent investigation determined that the actual address that he was looking for was actually across the street,&amp;rdquo; DeKalb police Lt. Dane Cunningham said. The first officer faces no disciplinary action, but he will have to go before the shooting review board and face an internal investigation. The Curries said they don&amp;rsquo;t like what happened but can understand it. &amp;ldquo;Now that I know what he was dealing with and there&amp;#039;s human error, I can understand why it happened,&amp;rdquo; Bobbie Currie said. She and her husband also said the incident should serve as a lesson to officers to double check the addresses they&amp;#039;re responding to.</text:p>
          </table:table-cell>
          <table:table-cell office:value-type="string">
            <text:p>http://www.wsbtv.com/news/news/local/Family-dog-killed-mix-up/nGPnF/</text:p>
          </table:table-cell>
          <table:table-cell office:value-type="string">
            <text:p>Easy</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row>
        <table:table-row table:style-name="ro1">
          <table:table-cell office:value-type="float" office:value="684">
            <text:p>684</text:p>
          </table:table-cell>
          <table:table-cell office:value-type="string">
            <text:p>2009-09-25</text:p>
          </table:table-cell>
          <table:table-cell office:value-type="string">
            <text:p>Texas</text:p>
          </table:table-cell>
          <table:table-cell office:value-type="string">
            <text:p>Arlington</text:p>
          </table:table-cell>
          <table:table-cell office:value-type="string">
            <text:p>Arling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Basset Hound and Rottweiler mix</text:p>
          </table:table-cell>
          <table:table-cell office:value-type="string">
            <text:p>Two neighborhood dogs escaped via a hole in a fence. The dogs wandered about. At some point, witnesses claim the large dog lunged at two people. Police were called. The dogs ended up wandering close to a school and, at some point, ended up on school grounds. There were no outside witnesses, other than police and animal control, who both claim the larger dog approached an officer aggressively. The dog was shot and is expected to recover. The female dog ran back home. No word on whether the owner will be charged for the dogs getting out.</text:p>
          </table:table-cell>
          <table:table-cell office:value-type="string">
            <text:p>http://www.star-telegram.com/2012/01/17/3666879/arlington-police-clear-officer.html</text:p>
          </table:table-cell>
          <table:table-cell office:value-type="string">
            <text:p>Unknown</text:p>
          </table:table-cell>
          <table:table-cell office:value-type="string">
            <text:p>Jesse Davis and Mark Gremillion</text:p>
          </table:table-cell>
          <table:table-cell table:number-columns-repeated="3"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685">
            <text:p>685</text:p>
          </table:table-cell>
          <table:table-cell office:value-type="string">
            <text:p>2013-06-10</text:p>
          </table:table-cell>
          <table:table-cell office:value-type="string">
            <text:p>Ohio</text:p>
          </table:table-cell>
          <table:table-cell office:value-type="string">
            <text:p>North Ridgeville</text:p>
          </table:table-cell>
          <table:table-cell office:value-type="string">
            <text:p>North Ridgeville Police Department</text:p>
          </table:table-cell>
          <table:table-cell office:value-type="float" office:value="5">
            <text:p>5</text:p>
          </table:table-cell>
          <table:table-cell office:value-type="float" office:value="1">
            <text:p>1</text:p>
          </table:table-cell>
          <table:table-cell office:value-type="float" office:value="0">
            <text:p>0</text:p>
          </table:table-cell>
          <table:table-cell office:value-type="string">
            <text:p>Cat</text:p>
          </table:table-cell>
          <table:table-cell office:value-type="string">
            <text:p>Barry Accorti was responding to a report of a litter of feral cats that were located in the woodpile of a home in North Ridgeville on June 10. The resident who made the call said the cats were bringing fleas to the home and leaving dead wildlife in her backyard. <text:s/>Twenty minutes after the call was made, the officer arrived at the scene. After spotting the five kittens, he told the resident&amp;rsquo;s distressed children that the cats would be going to heaven. Shortly thereafter, he took a gun from his vehicle and shot the animals to death. Ohio SPCA Director Teresa Landon told the Cleveland Sun News. &amp;ldquo;She assumed he would be trapping them or something and taking them to a shelter and they would be humanely euthanized if they were not adopted.&amp;rdquo; Landon demanded than Accorti be fired and charged with animal cruelty. But instead, Police Chief Mike Freeman cleared the officer of any wrongdoings and concluded that his actions were appropriate.</text:p>
          </table:table-cell>
          <table:table-cell office:value-type="string">
            <text:p>http://rt.com/usa/cop-accorti-kittens-shooting-669/</text:p>
          </table:table-cell>
          <table:table-cell office:value-type="string">
            <text:p>Unknown</text:p>
          </table:table-cell>
          <table:table-cell office:value-type="string">
            <text:p>Barry Accorti</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5">
          <table:table-cell office:value-type="float" office:value="686">
            <text:p>686</text:p>
          </table:table-cell>
          <table:table-cell office:value-type="string">
            <text:p>2014-01-21</text:p>
          </table:table-cell>
          <table:table-cell office:value-type="string">
            <text:p>Nebraska</text:p>
          </table:table-cell>
          <table:table-cell office:value-type="string">
            <text:p>Bloomfield</text:p>
          </table:table-cell>
          <table:table-cell office:value-type="string">
            <text:p>Bloomfield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Alley Cat Allies, the only national advocacy organization dedicated to the protection and humane treatment of cats, today called for city leaders in Bloomfield, Neb. to reevaluate their policies for cats after police officer Wally Holz unlawfully shot and killed a trapped pet cat that belonged to Lisa Kilgore, a Des Moines veterinarian. City officials fail to enforce existing state and local laws regarding animals. The case involves a Bloomfield police officer, who admitted that on January 21, he trapped Larry, a two-year-old neutered cat who belonged to a local resident, shot him immediately and dumped his body behind a city maintenance shed.&amp;ldquo;The Officer openly admitted this series of events took place, and was given a mere written warning. In other words, a sworn law enforcement officer received a slap on the wrist for violating several laws&amp;mdash;that is unconscionable,&amp;rdquo; said Becky Robinson, president and founder of Alley Cat Allies.</text:p>
            <text:p/>
            <text:p>Local ordinances and state laws broken include Bloomfield ordinance &amp;sect; 6-112, which requires that captured and impounded dogs and cats should be &amp;ldquo;treated in a humane manner&amp;rdquo; and &amp;ldquo;kept and maintained at the pound for a period&amp;rdquo; of three to five days. According to local residents, this law is routinely violated, Robinson said.</text:p>
            <text:p/>
            <text:p>Additional local and state laws broken by the Officer&amp;rsquo;s action:</text:p>
            <text:p/>
            <text:p>Bloomfield ordinance &amp;sect; 6-106&amp;mdash;states that owners of cats and dogs found outside &amp;ldquo;shall be notified in writing by the Police Department of their violation,&amp;rdquo; meaning Larry should have been impounded and the owners notified that he was at large. Bloomfield ordinance &amp;sect; 6-107&amp;mdash;authorizes the killing by officers of dogs and cats whose &amp;ldquo;capture is impossible.&amp;rdquo; Because the Officer was able to trap Larry, clearly capture was not &amp;ldquo;impossible,&amp;rdquo; and the killing was not authorized. Nebraska State Law R.R.S. Neb. &amp;sect; 28-1009, which states that &amp;ldquo;a person who cruelly mistreats an animal is guilty of a Class I misdemeanor for the first offense and a Class IV felony for any subsequent offense;&amp;rdquo; and defines cruel mistreatment as &amp;ldquo;knowingly and intentionally kill[ing], maim[ing[, disfigure[ing],&amp;rdquo; and otherwise harming an animal.</text:p>
          </table:table-cell>
          <table:table-cell office:value-type="string">
            <text:p>http://www.lifewithcats.tv/2014/03/07/call-for-action-after-police-officer-traps-and-kills-pet-cat/</text:p>
          </table:table-cell>
          <table:table-cell office:value-type="string">
            <text:p>Larry</text:p>
          </table:table-cell>
          <table:table-cell office:value-type="string">
            <text:p>Wally Holz</text:p>
          </table:table-cell>
          <table:table-cell office:value-type="float" office:value="1">
            <text:p>1</text:p>
          </table:table-cell>
          <table:table-cell table:number-columns-repeated="6" office:value-type="float" office:value="0">
            <text:p>0</text:p>
          </table:table-cell>
          <table:table-cell office:value-type="string">
            <text:p>Not Sure</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687">
            <text:p>687</text:p>
          </table:table-cell>
          <table:table-cell office:value-type="string">
            <text:p>2008-03-22</text:p>
          </table:table-cell>
          <table:table-cell office:value-type="string">
            <text:p>Pennsylvania</text:p>
          </table:table-cell>
          <table:table-cell office:value-type="string">
            <text:p>Cecil Township</text:p>
          </table:table-cell>
          <table:table-cell office:value-type="string">
            <text:p>Cecil Township Police Department</text:p>
          </table:table-cell>
          <table:table-cell table:number-columns-repeated="2" office:value-type="float" office:value="1">
            <text:p>1</text:p>
          </table:table-cell>
          <table:table-cell office:value-type="float" office:value="0">
            <text:p>0</text:p>
          </table:table-cell>
          <table:table-cell office:value-type="string">
            <text:p>Cat 10yo</text:p>
          </table:table-cell>
          <table:table-cell office:value-type="string">
            <text:p>as shot and killed by a police officer.It happened on Saturday after the cat wandered away from its Cecil Township home. A Cecil Township police officer received a call about a rabid cat in the area. The officer later found a cat that, he said, had no tags and appeared to be a stray. The officer thought the cat may have been injured. The cat was Elmo. Elmo was taken into a wooded area and shot. The officer filled out a firearm report and said he felt bad about having to shoot it. Elmo was a purebred Persian that was 10 years old. The cat&amp;#039;s owner Roger Oldaker and his son had been looking for Elmo since Friday night. A neighbor shared the horrible news with him that his cat had been shot. Oldaker is shocked and angry. He told Channel 11 this about his beloved Elmo, &amp;quot;He was not injured. He just didn&amp;#039;t know where to run. Another cat ran away, and the policeman said if my cat would have run, he would have let him go.&amp;quot; The Cecil Township police chief said the 25-year veteran officer did not do anything wrong and stands behind his decision.</text:p>
            <text:p>On Monday afternoon, the Oldaker family met with police. The Oldakers are asking the department to come up with a written policy on how to handle cats that doesn&amp;#039;t involve shooting them.</text:p>
          </table:table-cell>
          <table:table-cell office:value-type="string">
            <text:p>http://www.wpxi.com/news/news/familys-cat-shot-killed-by-police-officer/nGZ4C/</text:p>
          </table:table-cell>
          <table:table-cell office:value-type="string">
            <text:p>Elmo</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688">
            <text:p>688</text:p>
          </table:table-cell>
          <table:table-cell office:value-type="string">
            <text:p>2011-08-27</text:p>
          </table:table-cell>
          <table:table-cell office:value-type="string">
            <text:p>Ohio</text:p>
          </table:table-cell>
          <table:table-cell office:value-type="string">
            <text:p>Lebanon</text:p>
          </table:table-cell>
          <table:table-cell office:value-type="string">
            <text:p>Lebanon City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A Lebanon family wants to see a city ordinance changed after a patrol officer shot and killed their cat in an alley behind their home Saturday. An officer responded to an animal complaint call Saturday afternoon behind the homes on Silver Street. A neighbor of Dori and Randall Stone, the cat&amp;#039;s owners, told a relative about a sick looking cat in the alley. The relative called the police department, and the officer shot and killed the Stones&amp;#039; cat Haze after conferring with the officer in charge. The neighbor&amp;#039;s relative put the cat&amp;#039;s body in a dumpster.</text:p>
            <text:p>Something needs to done, if this is common practice it needs to be changed, Dori Stone told our partners at the Western Star in Lebanon. My husband and I have not eaten since Sunday morning. We are just sick. We close our eyes at night and see his little face and to think as good of care we took of him for almost seven years, these were his last moments and that was the way he had to die, it?s unbearable. Lebanon City Manager Pat Clements issued a statement clearing the police department of any wrongdoing. Based on the information I have received, it appears that the officers actions were necessary and in compliance with departmental policies, Clement said. There are currently no local or county agencies equipped to respond to sick or injured stray cats, and our options are limited. Lebanon Police Department policy is to destroy sick or injured stray cats where they are found and under no circumstances is an officer to transport the animal in a city vehicle. The policy, however, appears to violate Ohio Revised Code. Cats are one of a number of animals protected by the code that says no one shall ?maliciously, or willfully and without consent of the owner? injure animals. The violation is a first-degree misdemeanor. Clements did not comment on the apparent violation, the Western Star reported.</text:p>
          </table:table-cell>
          <table:table-cell office:value-type="string">
            <text:p>http://www.officer.com/news/10342180/family-wants-policy-changed-after-ohio-police-kill-cat</text:p>
          </table:table-cell>
          <table:table-cell office:value-type="string">
            <text:p>Haze</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6">
          <table:table-cell office:value-type="float" office:value="689">
            <text:p>689</text:p>
          </table:table-cell>
          <table:table-cell office:value-type="string">
            <text:p>2012-06-23</text:p>
          </table:table-cell>
          <table:table-cell office:value-type="string">
            <text:p>South Dakota</text:p>
          </table:table-cell>
          <table:table-cell office:value-type="string">
            <text:p>Rapid City</text:p>
          </table:table-cell>
          <table:table-cell office:value-type="string">
            <text:p>Rapid City Police Department and Game Fish &amp;amp; Parks</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text:p>
          </table:table-cell>
          <table:table-cell office:value-type="string">
            <text:p>A Rapid City family received an unwelcome guest on Saturday morning -- a mountain lion.</text:p>
            <text:p/>
            <text:p>Rapid City police were called to the residence on Reservoir Road to find the lion hiding in a machine shed. Police shot and killed the lion.</text:p>
            <text:p/>
            <text:p>Around 9:45 a.m., the residents were working in the shed when their dog started making noise about something in the back of the building, according to Sgt. Sue Fox of the Rapid City Police Department. The owners found the &amp;ldquo;very thin&amp;rdquo; mountain lion in the shed and called law enforcement, Fox said. A state Game Fish &amp;amp; Parks officer made the decision to put down the 1-year-old, female cat and a police officer shot it with a rifle, Fox said.</text:p>
            <text:p>Police said the lion swiped at the family&amp;rsquo;s dog causing minor injuries to the animal.</text:p>
          </table:table-cell>
          <table:table-cell office:value-type="string">
            <text:p>http://bit.ly/LJGUou</text:p>
          </table:table-cell>
          <table:table-cell office:value-type="string">
            <text:p>Unknown Mountain Lion</text:p>
          </table:table-cell>
          <table:table-cell office:value-type="string">
            <text:p>Two Unknown Police</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690">
            <text:p>690</text:p>
          </table:table-cell>
          <table:table-cell office:value-type="string">
            <text:p>2012-06-15</text:p>
          </table:table-cell>
          <table:table-cell office:value-type="string">
            <text:p>South Dakota</text:p>
          </table:table-cell>
          <table:table-cell office:value-type="string">
            <text:p>Rapid City</text:p>
          </table:table-cell>
          <table:table-cell office:value-type="string">
            <text:p>Rapid City Police Department and Game Fish &amp;amp; Parks</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text:p>
          </table:table-cell>
          <table:table-cell office:value-type="string">
            <text:p>2-year-old, 84-pound female mountain lion reported by a motorist who had seen it crossing Omaha Street shortly after midnight on June 15. Police shot the cat in the parking lot of The Plaza at about 12:50 a.m., after getting authorization from GF&amp;amp;P. The cat was believed to have been the same lion that was caught on a security camera in the Samco Plaza early on June 14.</text:p>
          </table:table-cell>
          <table:table-cell office:value-type="string">
            <text:p>http://bit.ly/LJGUou</text:p>
          </table:table-cell>
          <table:table-cell office:value-type="string">
            <text:p>Unknown Mountain Lion</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691">
            <text:p>691</text:p>
          </table:table-cell>
          <table:table-cell office:value-type="string">
            <text:p>2007-12-25</text:p>
          </table:table-cell>
          <table:table-cell office:value-type="string">
            <text:p>California</text:p>
          </table:table-cell>
          <table:table-cell office:value-type="string">
            <text:p>San Francisco</text:p>
          </table:table-cell>
          <table:table-cell office:value-type="string">
            <text:p>San Francisco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Tiger</text:p>
          </table:table-cell>
          <table:table-cell office:value-type="string">
            <text:p>Four police shot and killed a siberian tiger escaped from San Francisco&amp;#039;s zoo. The tiger had killed one person and was in the process of mauling another when shot.</text:p>
          </table:table-cell>
          <table:table-cell office:value-type="string">
            <text:p>http://bigcatrescue.org/calif-cops-recount-how-they-shot-down-raging-tiger/</text:p>
          </table:table-cell>
          <table:table-cell office:value-type="string">
            <text:p>Tatiana - Siberian Tiger</text:p>
          </table:table-cell>
          <table:table-cell office:value-type="string">
            <text:p>Scott Biggs, Yukio &amp;ldquo;Chris&amp;rdquo; Oshita, Kevin O&amp;rsquo;Leary and Daniel Kroos</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692">
            <text:p>692</text:p>
          </table:table-cell>
          <table:table-cell office:value-type="string">
            <text:p>2007-10-26</text:p>
          </table:table-cell>
          <table:table-cell office:value-type="string">
            <text:p>Nevada</text:p>
          </table:table-cell>
          <table:table-cell office:value-type="string">
            <text:p>Summerlin</text:p>
          </table:table-cell>
          <table:table-cell office:value-type="string">
            <text:p>Las Vegas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Bobcat</text:p>
          </table:table-cell>
          <table:table-cell office:value-type="string">
            <text:p>Police shot and killed a wild bobcat when it was sighted in a residential neighborhood. The bobcat had eaten three small birds before it was shot.</text:p>
          </table:table-cell>
          <table:table-cell office:value-type="string">
            <text:p>http://www.8newsnow.com/Global/story.asp?S=7273606</text:p>
          </table:table-cell>
          <table:table-cell office:value-type="string">
            <text:p>Unknown Bobcat</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693">
            <text:p>693</text:p>
          </table:table-cell>
          <table:table-cell office:value-type="string">
            <text:p>2010-08-31</text:p>
          </table:table-cell>
          <table:table-cell office:value-type="string">
            <text:p>California</text:p>
          </table:table-cell>
          <table:table-cell office:value-type="string">
            <text:p>Berkeley</text:p>
          </table:table-cell>
          <table:table-cell office:value-type="string">
            <text:p>Berkeley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text:p>
          </table:table-cell>
          <table:table-cell office:value-type="string">
            <text:p>Police shot and killed a mountain lion that was spotted in a commercial area in Berkeley. The mountain lion was non violent prior to its killing by police.</text:p>
          </table:table-cell>
          <table:table-cell office:value-type="string">
            <text:p>http://bigcatrescue.org/police-kill-mtn-lion-near-berkeley-restaurant/</text:p>
          </table:table-cell>
          <table:table-cell office:value-type="string">
            <text:p>Unknown Mountain Lion</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694">
            <text:p>694</text:p>
          </table:table-cell>
          <table:table-cell office:value-type="string">
            <text:p>2009-09-10</text:p>
          </table:table-cell>
          <table:table-cell office:value-type="string">
            <text:p>Montana</text:p>
          </table:table-cell>
          <table:table-cell office:value-type="string">
            <text:p>Raymore</text:p>
          </table:table-cell>
          <table:table-cell office:value-type="string">
            <text:p>Raymore City Police Department</text:p>
          </table:table-cell>
          <table:table-cell table:number-columns-repeated="2" office:value-type="float" office:value="1">
            <text:p>1</text:p>
          </table:table-cell>
          <table:table-cell office:value-type="float" office:value="0">
            <text:p>0</text:p>
          </table:table-cell>
          <table:table-cell office:value-type="string">
            <text:p>Cat 19yo</text:p>
          </table:table-cell>
          <table:table-cell office:value-type="string">
            <text:p>Police took a 19 year old runaway pet cat into a field and shot it twice with a shot gun. They then put the corpse in a garbage bag and threw it in a dumpster. The firing report filed by the two police responsible contains obvious inaccuracies when compared to medical records, claiming that the long-declawed cat had &amp;quot;all four legs out with claws on all four feet extended&amp;quot; and that the feeble, six pount elderly cat was &amp;quot;very large and would not fit all the way into the bag&amp;quot;. The police&amp;#039;s actions have been reviewed by the City mayor, who released them of all culpability for the killing.</text:p>
          </table:table-cell>
          <table:table-cell office:value-type="string">
            <text:p>http://www.examiner.com/article/police-shoot-house-cat-with-a-shotgun-field-no-charges-are-expected</text:p>
          </table:table-cell>
          <table:table-cell office:value-type="string">
            <text:p>Tobey</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695">
            <text:p>695</text:p>
          </table:table-cell>
          <table:table-cell office:value-type="string">
            <text:p>2014-08-07</text:p>
          </table:table-cell>
          <table:table-cell office:value-type="string">
            <text:p>Massachusetts</text:p>
          </table:table-cell>
          <table:table-cell office:value-type="string">
            <text:p>Framingham</text:p>
          </table:table-cell>
          <table:table-cell office:value-type="string">
            <text:p>Framingham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Fox</text:p>
          </table:table-cell>
          <table:table-cell office:value-type="string">
            <text:p>Framingham animal control officer William Sage captured and killed a fox, after Framingham Police received a call about the fox biting an employee from an office park off Route 9 just after 2 p.m. In the past 12 hours, the fox has attacked 3 individuals, a dog and a cat, according to a report by Framingham Police Lt. Lester Baker.</text:p>
          </table:table-cell>
          <table:table-cell office:value-type="string">
            <text:p>http://patch.com/massachusetts/framingham/framingham-police-kill-possible-rabid-fox-after-it-attacked-3-people#.VAtfsvldXW4</text:p>
          </table:table-cell>
          <table:table-cell office:value-type="string">
            <text:p>Unknown Fox</text:p>
          </table:table-cell>
          <table:table-cell office:value-type="string">
            <text:p>William Sage</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696">
            <text:p>696</text:p>
          </table:table-cell>
          <table:table-cell office:value-type="string">
            <text:p>2013-01-18</text:p>
          </table:table-cell>
          <table:table-cell office:value-type="string">
            <text:p>Florida</text:p>
          </table:table-cell>
          <table:table-cell office:value-type="string">
            <text:p>Fort Lauderdale</text:p>
          </table:table-cell>
          <table:table-cell office:value-type="string">
            <text:p>Fort Lauderdale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police statements: One dog is dead and another is wounded after a police-involved shooting in Fort Lauderdale on Friday. It happened before noon on the 1800 block of Southwest 22nd Street, when neighbors reported the two dogs had killed a cat and were playing with the corpse, police said. While one officer went knocking on doors looking for the dog owners, a large dog charged at him. He shot at and hit the dog in the leg and it scampered into a fenced-in backyard. As the officer tried to close the gate, a second large dog attacked, Detective DeAnna Garcia said. &amp;quot;That dog latched onto the officer&amp;#039;s boot and he was unable to free his boot from the dog&amp;#039;s clenched mouth,&amp;quot; she said. &amp;quot;That was when the officer discharged his weapon and that dog was deceased on scene.&amp;quot; The officer was uninjured. The bodies of the cat and dog, and the dog with the leg wound were taken away by Broward Animal Control officers who are assisting police with the investigation. Neighbors said the suspected dog owners lived in a home that appeared to have an eviction notice on the front door. If they are found, they could face charges, Garcia said.</text:p>
          </table:table-cell>
          <table:table-cell office:value-type="string">
            <text:p>http://articles.sun-sentinel.com/2013-01-18/news/fl-ftl-police-shoot-dog-20130118_1_dog-owners-large-dog-broward-animal-control-officers</text:p>
          </table:table-cell>
          <table:table-cell office:value-type="string">
            <text:p>Two Unknown Dogs</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697">
            <text:p>697</text:p>
          </table:table-cell>
          <table:table-cell office:value-type="string">
            <text:p>2013-05-21</text:p>
          </table:table-cell>
          <table:table-cell office:value-type="string">
            <text:p>Texas</text:p>
          </table:table-cell>
          <table:table-cell office:value-type="string">
            <text:p>Boerne</text:p>
          </table:table-cell>
          <table:table-cell office:value-type="string">
            <text:p>Boerne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Off duty Texas police Lance DeLeon hit his neighbor Natalie Brunner&amp;#039;s cat Bobby with a crossbow. DeLeon claimed he shot the cat for trespassing in his garden. Despite puncturing the cat&amp;#039;s lung, Bobby survived after receiving immediate medical care. DeLeon was arrested on felony animal cruelty charges and immediately suspended from his job with the Boerne Police Department. Amazingly, a grand jury declined to pursue the the charges against DeLeon. However, Boerne Police still fired him for violating policy.</text:p>
          </table:table-cell>
          <table:table-cell office:value-type="string">
            <text:p>http://www.dailymail.co.uk/news/article-2330402/Off-duty-Texas-police-officer-arrested-shooting-neighbours-cat-arrow.html</text:p>
          </table:table-cell>
          <table:table-cell office:value-type="string">
            <text:p>Bobby</text:p>
          </table:table-cell>
          <table:table-cell office:value-type="string">
            <text:p>Lance DeLeo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string">
            <text:p>Plain Clothes</text:p>
          </table:table-cell>
          <table:table-cell office:value-type="float" office:value="0">
            <text:p>0</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1">
          <table:table-cell office:value-type="float" office:value="698">
            <text:p>698</text:p>
          </table:table-cell>
          <table:table-cell office:value-type="string">
            <text:p>2014-08-20</text:p>
          </table:table-cell>
          <table:table-cell office:value-type="string">
            <text:p>Maine</text:p>
          </table:table-cell>
          <table:table-cell office:value-type="string">
            <text:p>Westbrook</text:p>
          </table:table-cell>
          <table:table-cell office:value-type="string">
            <text:p>Gorham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Cat</text:p>
          </table:table-cell>
          <table:table-cell office:value-type="string">
            <text:p>Gorham animal control officer was called to Maple Ridge Road around 7 p.m. Aug. 20 after a man reported his 7-year-old daughter was either bit or scratched by a stray cat that was known to hang around the neighborhood. The man told police that the cat, which walked with a limp, appeared to be rabid, Lt. Sanborn said. The animal control officer tried unsuccessfully to trap the cat, and called for help from a supervisor after the cat tried to bite him, Sanborn said. &amp;ldquo;After some discussion, they had some concern there was a rabid cat in the neighborhood that they were unable to capture,&amp;rdquo; he said. &amp;ldquo;They decided the best way to deal with it so no one else was harmed was to shoot the cat.&amp;rdquo; The police officer shot the cat with a 16-gauge shotgun loaded with pellets. The cat ran into the woods and the officer believed he had missed, Sanborn said. Officers searched for it for &amp;ldquo;an extended period of time&amp;rdquo; that night and the following day, he said. The cat was trapped four days later when he showed up in the yard of Deb Webb near where he had been shot. She had fed the cat on her back deck for the past three years. The cat was deemed to be free of rabies after the 10-day quarantine period. The 7-year-old girl was not treated for rabies. However, cases of cats testing positive for the deadly disease have been relatively rare in Maine. There have been eight confirmed cases of rabies in cats in Maine since January 2010, a fraction of the 297 confirmed cases of rabies during that period, according to state records. Raccoons and skunks accounted for most of the cases. Rabies peaked in Maine in 2012 with 87 confirmed cases, including four cats. Since January 2013, there have been 76 confirmed rabies cases, including one cat. The last confirmed case of a human infected with rabies in Maine was in 1937.</text:p>
          </table:table-cell>
          <table:table-cell office:value-type="string">
            <text:p>http://www.pressherald.com/2014/09/04/stray-cat-suspected-of-having-rabies-recovering-from-police-shotgun-blast/</text:p>
          </table:table-cell>
          <table:table-cell office:value-type="string">
            <text:p>Clark the cat</text:p>
          </table:table-cell>
          <table:table-cell office:value-type="string">
            <text:p>Unknown</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699">
            <text:p>699</text:p>
          </table:table-cell>
          <table:table-cell office:value-type="string">
            <text:p>2013-01-15</text:p>
          </table:table-cell>
          <table:table-cell office:value-type="string">
            <text:p>Ohio</text:p>
          </table:table-cell>
          <table:table-cell office:value-type="string">
            <text:p>Stryker</text:p>
          </table:table-cell>
          <table:table-cell office:value-type="string">
            <text:p>Stryker Police Department</text:p>
          </table:table-cell>
          <table:table-cell office:value-type="float" office:value="20">
            <text:p>20</text:p>
          </table:table-cell>
          <table:table-cell office:value-type="float" office:value="1">
            <text:p>1</text:p>
          </table:table-cell>
          <table:table-cell office:value-type="float" office:value="0">
            <text:p>0</text:p>
          </table:table-cell>
          <table:table-cell office:value-type="string">
            <text:p>Cat</text:p>
          </table:table-cell>
          <table:table-cell office:value-type="string">
            <text:p>In our story of April 13 of this year, Ohio Town&amp;rsquo;s Police Investigated on Allegations They Trapped and Killed Cats, we shared the story of disturbing animal cruelty allegations coming out of the Village of Stryker, Ohio, where police were accused of shooting cats and dumping their bodies in the Tiffin River. A Village of Stryker resident&amp;rsquo;s complaint brought about an investigation and court case, and led to the issue becoming news. Ada Pierson, who has three cats of her own, took it upon herself to feed several strays she felt were in need help. <text:s/>Ada told Channel 13 news, &amp;ldquo;They&amp;rsquo;re not being fed and they&amp;rsquo;re not being taken care of,&amp;rdquo; and &amp;ldquo;I felt sorry for them.&amp;rdquo; The cats disappeared in January <text:s/>after a neighbor complained about cat feces and urine on their property, and Ms. Pierson claimed the local police trapped and killed them, then disposed of their bodies. &amp;ldquo;They were either shot or they were drowned,&amp;rdquo; she said. &amp;ldquo;I think it&amp;rsquo;s horrible, they did not deserve what got. Why Stryker Police thought it was their duty to do something, I don&amp;rsquo;t know.&amp;rdquo; A cat belonging to neighbor Carol Seehand was inadvertently caught up in the sweep and was shot and killed along with the feral cats. <text:s/>Ms. Seehand filed a complaint against the police chief. Ms. Pierson contacted the Williams County Humane Society with allegations of animal cruelty, and a Humane Officer lodged a complaint. The Fulton County Sheriff&amp;rsquo;s Department opened an investigation of police practices and the matter was turned over to the prosecutor&amp;rsquo;s office in Bryan for review. Charges were brought against Stryker Police Chief Steve Schlosser. Prosecutors said Schlosser ordered officers to trap stray cats and shoot them. <text:s/>Officers then dumped the dead animals&amp;rsquo; bodies in the river. In a court appearance last month, Chief Schlosser pleaded no contest to animal cruelty saying, &amp;ldquo;I&amp;rsquo;m taking responsibility for my actions and my officers&amp;rsquo; actions because that&amp;rsquo;s what leaders do.&amp;rdquo; The judge sentenced Schlosser to pay a $500 fine. <text:s text:c="2"/>When asked for a comment on the sentence outside the courtroom, Ada Pierson &amp;ldquo;I don&amp;rsquo;t think he should keep his job.&amp;rdquo; On the night of Monday June 10 the Stryker Village Council voted to suspend Schlosser for two weeks without pay. Public reaction continues to be mixed, with those who were outraged at the killings and dumpings feeling that justice was not served and punishment should have been greater, and those who felt the killing of &amp;ldquo;just cats&amp;rdquo; was no big deal saying greater punishment was not warranted. Channel 13&amp;prime;s Christine Long reports that &amp;ldquo;the people who were calling for the chief to be fired are so angry they don&amp;rsquo;t want to talk on camera. They say this is another slap on the wrist.&amp;rdquo;</text:p>
          </table:table-cell>
          <table:table-cell office:value-type="string">
            <text:p>http://www.13abc.com/story/21810409/stryker-police-under-investigation-for-allegedly-killing-cats</text:p>
          </table:table-cell>
          <table:table-cell office:value-type="string">
            <text:p>Unknown</text:p>
          </table:table-cell>
          <table:table-cell office:value-type="string">
            <text:p>Police Chief Steve Schlosser and multiple unknown officers</text:p>
          </table:table-cell>
          <table:table-cell office:value-type="float" office:value="1">
            <text:p>1</text:p>
          </table:table-cell>
          <table:table-cell table:number-columns-repeated="6" office:value-type="float" office:value="0">
            <text:p>0</text:p>
          </table:table-cell>
          <table:table-cell office:value-type="string">
            <text:p>Not Sure</text:p>
          </table:table-cell>
          <table:table-cell office:value-type="float" office:value="0">
            <text:p>0</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700">
            <text:p>700</text:p>
          </table:table-cell>
          <table:table-cell office:value-type="string">
            <text:p>2012-07-31</text:p>
          </table:table-cell>
          <table:table-cell office:value-type="string">
            <text:p>New York</text:p>
          </table:table-cell>
          <table:table-cell office:value-type="string">
            <text:p>Elmsford</text:p>
          </table:table-cell>
          <table:table-cell office:value-type="string">
            <text:p>Elmsford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A rabies alert was posted Tuesday by the Westchester County Department of Health after a police officer shot a stray cat who attacked him after trying to attack a man and woman in Elmsford. The cat was spotted on Winthrop Avenue between White Plains Avenue and Payne Street on Friday. When Elmsford Police Department responded, the cat chased the officer into a neighbor&amp;#039;s yard and attacked him. The cat bit the officer&amp;#039;s leg as he tried to fend off the animal, police said. The officer shook the cat from his leg, but the animal pounced at the officer again, puncturing his skin with its teeth and claws. According to Elmsford Mayor Robert Williams, the bitten officer was taken to Phelps Memorial Hospital Center in Sleepy Hollow.</text:p>
          </table:table-cell>
          <table:table-cell office:value-type="string">
            <text:p>http://greenburgh.dailyvoice.com/police-fire/elmsford-police-shoot-rabid-cat-after-attack</text:p>
          </table:table-cell>
          <table:table-cell office:value-type="string">
            <text:p>Unknown Cat</text:p>
          </table:table-cell>
          <table:table-cell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1">
            <text:p>701</text:p>
          </table:table-cell>
          <table:table-cell office:value-type="string">
            <text:p>2013-07-18</text:p>
          </table:table-cell>
          <table:table-cell office:value-type="string">
            <text:p>Illinois</text:p>
          </table:table-cell>
          <table:table-cell office:value-type="string">
            <text:p>Crown Point</text:p>
          </table:table-cell>
          <table:table-cell office:value-type="string">
            <text:p>Crown Point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Siberian Husky</text:p>
          </table:table-cell>
          <table:table-cell office:value-type="string">
            <text:p>Two Siberian huskies on the loose Wednesday were shot by Crown Point police after the dogs dragged off a resident&amp;rsquo;s cat and became aggressive toward police. In a prepared statement, Police Chief Pete Land said the incident happened after police received a 911 call reporting two large dogs had attacked and injured a resident&amp;rsquo;s cat and were cornering the cat&amp;rsquo;s owner as he attempted to intervene.</text:p>
          </table:table-cell>
          <table:table-cell office:value-type="string">
            <text:p>http://posttrib.suntimes.com/news/lake/21402320-418/crown-point-police-shoot-2-siberian-huskies.html#.VAt3YvldXW4</text:p>
          </table:table-cell>
          <table:table-cell office:value-type="string">
            <text:p>Two Unknown Dogs</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2">
            <text:p>702</text:p>
          </table:table-cell>
          <table:table-cell office:value-type="string">
            <text:p>2010-03-24</text:p>
          </table:table-cell>
          <table:table-cell office:value-type="string">
            <text:p>New Jersey</text:p>
          </table:table-cell>
          <table:table-cell office:value-type="string">
            <text:p>Clinton Township</text:p>
          </table:table-cell>
          <table:table-cell office:value-type="string">
            <text:p>Township of Clinton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The following is based entirely on police statements: Police shot and killed a wild cat after it bit a 3-year-old Clinton girl at a preschool on Lower Center Street here. A nearby resident said that the cat had also bitten her a year earlier. According to Lt. Ryan Melsky, police were told on arriving that the little girl &amp;ldquo;was bitten on her hand when she attempted to pet the cat while on the playground&amp;rdquo; Wednesday in the late afternoon. When officers got there around 5:30 p.m, the girl&amp;rsquo;s mother had already taken her girl from the scene. The Clinton Township animal control officer asked that police destroy the cat, which was described as feral, dirty, and &amp;ldquo;very large.&amp;rdquo; An officer shot the cat dead, then turned it over to the animal control officer who was submitting it to the Hunterdon County Health Department for testing. </text:p>
          </table:table-cell>
          <table:table-cell office:value-type="string">
            <text:p>http://www.nj.com/hunterdon-county-democrat/index.ssf/2010/03/clinton_twp_police_shoot_wild.html</text:p>
          </table:table-cell>
          <table:table-cell office:value-type="string">
            <text:p>Unknown Wild Cat</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3">
            <text:p>703</text:p>
          </table:table-cell>
          <table:table-cell office:value-type="string">
            <text:p>2014-08-05</text:p>
          </table:table-cell>
          <table:table-cell office:value-type="string">
            <text:p>Kansas</text:p>
          </table:table-cell>
          <table:table-cell office:value-type="string">
            <text:p>Derby</text:p>
          </table:table-cell>
          <table:table-cell office:value-type="string">
            <text:p>Derby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Siberian Husky and Pit Bull</text:p>
          </table:table-cell>
          <table:table-cell office:value-type="string">
            <text:p>Two dogs are recovering at a Wichita Animal Shelter after one was shot by Derby Police. Officers were called to investigate a vicious animal report in the 2100 block of North Duckcreek Lane around 7 a.m. Tuesday. Police arrived to find a Husky and a Pitt Bull lying on top of what appeared to be a dead cat. The homeowner told police the dogs mauled her cat. Another neighbor told police the dogs growled and barked at her while she took her trash to the curb. An officer shot the Pitt Bull in the chest while an animal control officer tried to catch the Husky with a pole. In a release issued Wednesday, police said the Pitt Bull circled around the Animal Control Officer growling and barking. Lt. Tim Brant, Derby Police, said the the Pitt Bull&amp;#039;s behavior was threatening. &amp;quot;Any time we deal with a vicious animal our goal is to safely capture the animal without incident,&amp;quot; Brant said. &amp;quot;Because of the aggressive nature of the Pit Bill reported to and witnessed by the police officer, the officer believed the Pit Bull was going to attack so he shot it to protect human life.&amp;quot; Both dogs ran off after the shot was fired. Derby officers tracked the dogs to the railroad tracks between Buckner Street and River Street. The dogs were spotted along a thick line of brush near the tracks, but officers were not able to catch them. A homeowner in the 700 block of North Bucker called police around 4 p.m. Tuesday to report finding the dogs on their back porch. The dogs ran away again when officers arrived. The Animal Control Officer set out a large dog trap in the area and police officers monitored the area throughout the night. The dogs were captured without incident around 6 a.m. Wednesday in the 200 block of North Water. &amp;quot;We are happy to report that no other people or animals were harmed during the night as the dogs ran loose,&amp;quot; Brant said. &amp;quot;The primary responsibility of the Derby Police Department is to protect the life and property of our citizens and visitors. We value animals up until the point they pose a threat to humans or other animals.&amp;quot; The Pit Bull was taken to the veterinarian for treatment, and the owners have been located. Brant said Pitt Bulls are not illegal in Derby, but the city has a specific ordinance as to what qualifies as a vicious dog. An investigation is under way as to whether charges will be filed against the dogs&amp;#039; owners.</text:p>
          </table:table-cell>
          <table:table-cell office:value-type="string">
            <text:p>http://www.kwch.com/news/local-news/derby-police-capture-two-vicious-dogs-one-shot/26980108</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4">
            <text:p>704</text:p>
          </table:table-cell>
          <table:table-cell office:value-type="string">
            <text:p>2008-04-14</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ougar</text:p>
          </table:table-cell>
          <table:table-cell office:value-type="string">
            <text:p>Chicago residents today were puzzled, to say the least, by how a wild cougar had come to roam loose in the city&amp;#039;s North Side and suburbs Monday. Officials on Tuesday defended their decision to kill it, the Chicago Tribune reports. The cougar was a male wild cat, not an escaped captive animal, Cook County Animal and Rabies Control administrator Donna Alexander said Tuesday afternoon. &amp;quot;He did not have any identifying marks as if he had been owned. He was a wild cat,&amp;quot; Alexander said. &amp;quot;He was a pretty vicious guy out there in the wild, fending for himself, so the possibility of an attack was there,&amp;quot; Alexander said. Though it is still unclear where the cougar came from, by late Monday the animal lay dead in an alley, shot by police who said they feared it would attack them. Chicago Police Capt. Mike Ryan said the cougar tried to attack the officers when they tried to contain it. Police said they could not tranquilize the animal because police officers typically do not carry tranquilizer guns... </text:p>
          </table:table-cell>
          <table:table-cell office:value-type="string">
            <text:p>http://latimesblogs.latimes.com/unleashed/2008/04/police-shoot-wi.html</text:p>
          </table:table-cell>
          <table:table-cell office:value-type="string">
            <text:p>Unknown Cougar</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05">
            <text:p>705</text:p>
          </table:table-cell>
          <table:table-cell office:value-type="string">
            <text:p>2012-10-05</text:p>
          </table:table-cell>
          <table:table-cell office:value-type="string">
            <text:p>Massachusetts</text:p>
          </table:table-cell>
          <table:table-cell office:value-type="string">
            <text:p>Boston</text:p>
          </table:table-cell>
          <table:table-cell office:value-type="string">
            <text:p>Boston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Boston police shot and killed a dog that escaped from its East Boston home and attacked a teenage boy and a cat, police said. According to police, two dogs chewed their way through a window screen at 297 Sumner St. late Friday afternoon. Police said a 13-year-old boy who lives at 191 Porter St. was bitten in the arm when the dogs escaped and got out of control. <text:s/>The teen was transported to Mass General Hospital for treatment.</text:p>
            <text:p>Officers were forced to shoot one of the dogs out of concern for public safety. The second animal was taken into custody by animal control. Calvin Clemons, the dogs&amp;#039; owner, said he wasn&amp;#039;t home when they got out. <text:s/>He said his younger dog, a pit bull named Bruin, was shot. Louie Gizzi, 85, witnessed a cat named Rosie being attacked outside his home at 230 Everett St. He tried to fight off the two dogs with his broom. Gizzi said one of the dogs shook the cat like a rag doll. He tried to separate the dogs from the cat, but they turned on him. Both dogs were transported to Angel Memorial Hospital.</text:p>
          </table:table-cell>
          <table:table-cell office:value-type="string">
            <text:p>http://www.wcvb.com/news/local/metro/Police-shoot-out-of-control-dog-in-East-Boston/16884132</text:p>
          </table:table-cell>
          <table:table-cell office:value-type="string">
            <text:p>Bruin and Unknown Dog</text:p>
          </table:table-cell>
          <table:table-cell office:value-type="string">
            <text:p>Unknown</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6">
            <text:p>706</text:p>
          </table:table-cell>
          <table:table-cell office:value-type="string">
            <text:p>2008-11-20</text:p>
          </table:table-cell>
          <table:table-cell office:value-type="string">
            <text:p>Missouri</text:p>
          </table:table-cell>
          <table:table-cell office:value-type="string">
            <text:p>Kansas City</text:p>
          </table:table-cell>
          <table:table-cell office:value-type="string">
            <text:p>Kansas City Missouri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Serval</text:p>
          </table:table-cell>
          <table:table-cell office:value-type="string">
            <text:p>Police shot and killed an exotic African cat that had been roaming a Kansas City neighborhood. The cat was a serval, an African breed that resembles a small cheetah. Servals have spotted coats and long necks. They stand about 20 inches at the shoulder. Police think the cat was dumped or had escaped from people who were keeping it as a pet. The identity of the owners is not known. Several residents of a northern Kansas City called police worried that the cat was dangerous to children. But efforts to trap it over several weeks were unsuccessful, and an officer shot it Thursday with a patrol rifle.</text:p>
          </table:table-cell>
          <table:table-cell office:value-type="string">
            <text:p>http://www.heartlandconnection.com/news/story.aspx?id=226103#.VAt7H_ldXW4</text:p>
          </table:table-cell>
          <table:table-cell office:value-type="string">
            <text:p>Unknown Serval</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7">
            <text:p>707</text:p>
          </table:table-cell>
          <table:table-cell office:value-type="string">
            <text:p>2013-12-31</text:p>
          </table:table-cell>
          <table:table-cell office:value-type="string">
            <text:p>Ohio</text:p>
          </table:table-cell>
          <table:table-cell office:value-type="string">
            <text:p>Lorain</text:p>
          </table:table-cell>
          <table:table-cell office:value-type="string">
            <text:p>Lorai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 Lorain woman was distraught Tuesday after police shot and killed her dog, which they said was aggressive toward them. Around 1:15 a.m. Tuesday, Amy Saunders, 41, of the 1900 block of Randall Street, called police after an argument with her boyfriend at her house. When police arrived they saw Saunders&amp;rsquo; Labrador &amp;ldquo;Champion,&amp;rdquo; barking, growling and running around their cruiser, according to the police report. Saunders called the dog to the back of the house, and police were able to walk up to resolve the conflict Saunders had with her boyfriend. After talking to Saunders, police were walking back to their cruiser when the dog ran from the house, charging at them and growling, according to police. Officers shot and wounded the dog, which ran to the backyard. When police followed the dog, they saw that he was &amp;ldquo;injured severely&amp;rdquo; and shot the wounded animal again, according to police. Saunders denied that Champion, who she&amp;rsquo;s owned for three years, was being aggressive to officers. &amp;ldquo;He&amp;rsquo;s not vicious &amp;hellip; no dog deserves to die for that,&amp;rdquo; Saunders said. Before leaving, police issued Saunders a summons for animal at large. Despite her pending court date, all Saunders can do is mourn the loss of her beloved animal.</text:p>
          </table:table-cell>
          <table:table-cell office:value-type="string">
            <text:p>http://chronicle.northcoastnow.com/2014/01/02/police-shoot-kill-dog-owner-ticketed/</text:p>
          </table:table-cell>
          <table:table-cell office:value-type="string">
            <text:p>Champion</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08">
            <text:p>708</text:p>
          </table:table-cell>
          <table:table-cell office:value-type="string">
            <text:p>2012-10-04</text:p>
          </table:table-cell>
          <table:table-cell office:value-type="string">
            <text:p>Iowa</text:p>
          </table:table-cell>
          <table:table-cell office:value-type="string">
            <text:p>Des Moines</text:p>
          </table:table-cell>
          <table:table-cell office:value-type="string">
            <text:p>Des Moines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text:p>
          </table:table-cell>
          <table:table-cell office:value-type="string">
            <text:p>A mountain lion was shot inside the Des Moines city limits Thursday morning. Police were called to the scene in the 3900 block of Columbia Street about 9:30 a.m. by the homeowner who spotted the cat under plants in his back yard. The scene is about two blocks north of Euclid Avenue in a Highland Park neighborhood. Police said an officer shot the mountain lion near a greenhouse in the back yard of the home. <text:s/>It was 6 feet 3 inches long, police said. &amp;quot;The officers knew, due to the size of the mountain lion, that its escape would be of great danger to the public. The lion made a dashing move leaving officers no choice but to shoot the lion,&amp;quot; said police spokesman Sgt. Christopher Scott in a news release. Police said that approximately two hours before the shooting that there were reports of a mountain lion around Madison Elementary School. The scene is close to two Des Moines schools: two blocks north of Harding Middle School and four blocks west of Madison Elementary School. The investigation into the incident is under way. Jeff Swearngin is a conservation officer from the Department of Natural Resources. <text:s/>He said it appears the animal was just roaming the area. On July 12, a mountain lion was spotted in an area west of where the cat was shot Thursday. <text:s/>A resident of a Norwoodville neighborhood, which is just southeast of the eastern mixmaster reported a mountain lion in the 3200 block of NE 46th Street on July 12. Children at the Norwoodville Rec Center were told to go inside as a precaution. Two police cars were sent to check out the report, but never found the cat during the July incident. </text:p>
          </table:table-cell>
          <table:table-cell office:value-type="string">
            <text:p>http://www.koat.com/news/Police-shoot-mountain-lion-in-back-yard/16857684</text:p>
          </table:table-cell>
          <table:table-cell office:value-type="string">
            <text:p>Unknown Mountain Lion</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9">
            <text:p>709</text:p>
          </table:table-cell>
          <table:table-cell office:value-type="string">
            <text:p>2011-10-19</text:p>
          </table:table-cell>
          <table:table-cell office:value-type="string">
            <text:p>Ohio</text:p>
          </table:table-cell>
          <table:table-cell office:value-type="string">
            <text:p>Zanesville</text:p>
          </table:table-cell>
          <table:table-cell office:value-type="string">
            <text:p>Muskingum County Sheriff&amp;#039;s Office</text:p>
          </table:table-cell>
          <table:table-cell office:value-type="float" office:value="49">
            <text:p>49</text:p>
          </table:table-cell>
          <table:table-cell office:value-type="float" office:value="100">
            <text:p>100</text:p>
          </table:table-cell>
          <table:table-cell office:value-type="float" office:value="0">
            <text:p>0</text:p>
          </table:table-cell>
          <table:table-cell office:value-type="string">
            <text:p>Various Exotic Animals</text:p>
          </table:table-cell>
          <table:table-cell office:value-type="string">
            <text:p>Authorities in Ohio said they successfully killed 49 of the 56 animals that were released from a wild-animal preserve, ranging from brown bears to Bengal tigers, before any reported injuries in the area. A monkey believed to be infected with Herpes-B was the last holdout, but police say it could have been eaten by one of the other escaped animals. &amp;quot;We&amp;#039;re convinced that we do not have any animals running at large,&amp;quot; the Sheriff&amp;#039;s office told NBC4. Sheriffs in Zanesville, Ohio, a <text:s/>mostly rural area about 55 miles east of Columbus, have been working with zoo officials and wildlife expert Jack Hanna and agreed on a shoot-to-kill order, considering the immediate danger presented to the community. &amp;quot;If you had 18 Bengal tigers running around this area, you folks wouldn&amp;#039;t want to see what would happen,&amp;quot; Hanna said at a press conference. The deceased animals include a wolf, six black bears, two grizzly bears, nine male lions, eight lionesses, a baboon, three mountain lions and 18 tigers, authorities said. They were buried at the location they were killed. Authorities were able to transport six animals to the Columbus Zoo, a grizzly bear, three leopards and two monkeys. The animals escaped from the Muskingum County Animal Farm in Zanesville after the owner threw their cages open and committed suicide, authorities said. Mike Dodd with the Muskingum County Sheriff&amp;#039;s Office told FoxNews.com that authorities are urging the public to &amp;quot;keep your eyes open.&amp;quot; Schools were also closed, parents were warned to keep children and pets indoors and flashing signs along highways told motorists, &amp;quot;Caution exotic animals&amp;quot; and &amp;quot;Stay in vehicle.&amp;quot; Neighbor Danielle White, whose father&amp;#039;s property abuts the Muskingum County Animal Farm, said she didn&amp;#039;t see loose animals this time but did in 2006, when a lion escaped. &amp;quot;It&amp;#039;s always been a fear of mine knowing (the owner) had all those animals,&amp;quot; she said. &amp;quot;I have kids. I&amp;#039;ve heard a male lion roar all night.&amp;quot; The owner of the preserve, Terry Thompson, left the cages open and the fences unsecured, releasing dozens of animals, including lions, tigers, bears and wolves, before committing suicide, said Muskingum County Sheriff Matt Lutz. His body was discovered in the driveway. Authorities would not say how he killed himself and no suicide note was found. Lutz wouldn&amp;#039;t speculate on why he committed suicide. But Thompson had had repeated run-ins with the law, and Lutz said the sheriff&amp;#039;s office had received numerous complaints since 2004 about animals at the property. Authorities had difficulty entering the property because wild animals could be seen at its entrance, authorities said. The first responding officers used their handguns to help contain the animals.</text:p>
          </table:table-cell>
          <table:table-cell office:value-type="string">
            <text:p>http://www.foxnews.com/us/2011/10/19/exotic-animals-on-loose-in-ohio-after-park-owner-found-dead/</text:p>
          </table:table-cell>
          <table:table-cell office:value-type="string">
            <text:p>A wolf, six black bears, two grizzly bears, nine male lions, eight lionesses, a baboon, three mountain lions and 18 tigers</text:p>
          </table:table-cell>
          <table:table-cell office:value-type="string">
            <text:p>Multiple officers</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710">
            <text:p>710</text:p>
          </table:table-cell>
          <table:table-cell office:value-type="string">
            <text:p>2014-08-31</text:p>
          </table:table-cell>
          <table:table-cell office:value-type="string">
            <text:p>Iowa</text:p>
          </table:table-cell>
          <table:table-cell office:value-type="string">
            <text:p>Ottumwa</text:p>
          </table:table-cell>
          <table:table-cell office:value-type="string">
            <text:p>Ottumw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following is based entirely on police statements: A domestic disturbance call ends when a police officer shoots the family dog. At approximately 3:12 p.m. Sunday, officers were dispatched to 905 N. Court, in reference to a domestic disturbance. When the officer arrived, he observed a pit bull that did not have on a collar. The officer asked the female, at the residence, if the dog belonged to her and she said it did. According to Ottumwa Police Chief Tom McAndrew, the situation escalated quickly almost immediately after the officer asked who owned the dog. &amp;ldquo;The dog began to charge the officer and attempted to bite him. The officer drew his service weapon and discharged one round at the dog, striking it once in its front right leg near the elbow,&amp;rdquo; said Chief McAndrew. The gunshot did not kill the dog and it was transported to a local veterinarian clinic. <text:s/>&amp;ldquo;The police officer transported the dog and the dog&amp;rsquo;s owner to the vet, because the owner did not have a vehicle,&amp;rdquo; said McAndrew. Sunday&amp;rsquo;s incident was, reportedly, not the first time the Ottumwa Police encountered this pit bull. </text:p>
            <text:p>&amp;ldquo;The dog had been ordered out of Ottumwa a few weeks ago, due to the city&amp;rsquo;s ordinance against keeping pit bulls inside the city limits. The owner had advised that the dog had been removed from the city limits,&amp;rdquo; said McAndrew. &amp;ldquo;Our Community Service Officer Jeff Williams is actually in Arizona for training right now. When he returns, we will be able to determine the date that the pit bull was ordered out of the city and then we will determine if there will be any charges filed against the owner.&amp;rdquo; The dog will remain at the veterinary clinic until Officer Williams returns from training. &amp;ldquo;Once the dog was treated, the police department decided that the dog would be impounded at the veterinarian&amp;rsquo;s office until we decide what we will do with the dog,&amp;rdquo; said McAndrew. </text:p>
            <text:p>The officer, who shot the dog, is not on administrative leave. However, the police department will take steps to determine that the officer took the correct action, in shooting the pit bull. &amp;ldquo;We will look at the incident and determine whether he acted appropriately and go from there,&amp;rdquo; said McAndrew. &amp;ldquo;Looking at the reports, it looks like the officer did an outstanding job and did what he was supposed to. It looks to me that he was justified in shooting the dog and we are lucky that it didn&amp;rsquo;t kill the dog, fortunately for the dog.&amp;rdquo; Although the dog lived through the incident, it is unclear what his fate will be. &amp;ldquo;What we have to decide now is whether we are going to let the owner have the dog or if we are going to put the dog down. We had reports from some of the neighbors, after the shooting, who stated that they had been chased by and attacked by the dog as well. It appears that the dog is vicious,&amp;rdquo; said McAndrew. &amp;ldquo;We gave the owner a chance to get the dog out of the city limits and she did not do that, so we will be conferring with our city attorney and decide what we are going to do with the dog.&amp;rdquo; </text:p>
          </table:table-cell>
          <table:table-cell office:value-type="string">
            <text:p>http://www.ottumwaeveningpost.com/9470/87459/a/ottumwa-police-officer-shoots-pit-bull</text:p>
          </table:table-cell>
          <table:table-cell office:value-type="string">
            <text:p>Unknown Pit Bull</text:p>
          </table:table-cell>
          <table:table-cell office:value-type="string">
            <text:p>Unknown</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11">
            <text:p>711</text:p>
          </table:table-cell>
          <table:table-cell office:value-type="string">
            <text:p>2012-03-09</text:p>
          </table:table-cell>
          <table:table-cell office:value-type="string">
            <text:p>California</text:p>
          </table:table-cell>
          <table:table-cell office:value-type="string">
            <text:p>Redding</text:p>
          </table:table-cell>
          <table:table-cell office:value-type="string">
            <text:p>Redding Police Department</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Chihuahua pregnant 2yo and Boxer Puppy 8 months old</text:p>
          </table:table-cell>
          <table:table-cell office:value-type="string">
            <text:p>Police killed a pregnant 2-year-old chihuahua and an 8 month old boxer. Police refused to release public records related to the killing to journalists or to identify the shooter. Police have also claimed the boxer was a pit bull mix.</text:p>
          </table:table-cell>
          <table:table-cell office:value-type="string">
            <text:p>http://www.redding.com/news/redding-police-wont-release-reports-fatal-dog-shoo</text:p>
          </table:table-cell>
          <table:table-cell office:value-type="string">
            <text:p>Two Unknown Dogs Chihuahua and Boxe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6">
          <table:table-cell office:value-type="float" office:value="712">
            <text:p>712</text:p>
          </table:table-cell>
          <table:table-cell office:value-type="string">
            <text:p>2007-05-01</text:p>
          </table:table-cell>
          <table:table-cell office:value-type="string">
            <text:p>California</text:p>
          </table:table-cell>
          <table:table-cell office:value-type="string">
            <text:p>Stockton</text:p>
          </table:table-cell>
          <table:table-cell office:value-type="string">
            <text:p>San Joaquin County Sheriff&amp;#039;s Off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 mix</text:p>
          </table:table-cell>
          <table:table-cell office:value-type="string">
            <text:p>Police Terry Breitmaier shot Kari Bailey, 23, and her 5-year-old daughter, Hayley in the legs and chest while trying to kill their family dog. Police had a warrant to arrest Hayley&amp;#039;s father Eddie over failure to comply with a probation requirement for a misdemeanor traffic offense, however the basis for the raid by the team of 8 armed officers was for a civil code enforcement violation. The Bailey family sued San Joaguin County, Sheriffs Department, Sheriff Steve Moore, Deputy Terry Breitmaier and assorted Does for the incident as part of case NO. CIV. S-08-543 LKK/KJM. </text:p>
            <text:p/>
            <text:p>Recordnet has preserved coverage of the incident: http://www.recordnet.com/apps/pbcs.dll/article?AID=/20070505/A_NEWS/705050317</text:p>
            <text:p/>
            <text:p>The lawsuit was resolved in a settlement of $130,000 in favor of the Bailey family in June 2010. <text:s/></text:p>
            <text:p>http://law.justia.com/cases/federal/district-courts/california/caedce/2:2008cv00543/173677/71</text:p>
          </table:table-cell>
          <table:table-cell office:value-type="string">
            <text:p>http://www.gpo.gov/fdsys/pkg/USCOURTS-caed-2_08-cv-00543/pdf/USCOURTS-caed-2_08-cv-00543-1.pdf</text:p>
          </table:table-cell>
          <table:table-cell office:value-type="string">
            <text:p>Daisy</text:p>
          </table:table-cell>
          <table:table-cell office:value-type="string">
            <text:p>Terry Breitmaier, a sergeant, one other deputy, two environmental health workers and two code enforcement officers</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713">
            <text:p>713</text:p>
          </table:table-cell>
          <table:table-cell office:value-type="string">
            <text:p>2008-01-04</text:p>
          </table:table-cell>
          <table:table-cell office:value-type="string">
            <text:p>Ohio</text:p>
          </table:table-cell>
          <table:table-cell office:value-type="string">
            <text:p>Lima</text:p>
          </table:table-cell>
          <table:table-cell office:value-type="string">
            <text:p>Lima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police SWAT team raided the home of Tarika Wilson, her six children, and her boyfriend Anthony Terry. The police had a warrant to arrest Terry on suspicion of dealing drugs. During the raid, one of Joe Chavalia&amp;#039;s fellow officers shot and killed the two dogs owned by Wilson&amp;#039;s boyfriend and the target of the raid, Anthony Terry. <text:s/>Chavalia testified that he mistook his fellow officer&amp;#039;s shots at the dogs for hostile gunfire coming from the bedroom where Wilson was standing with her child. <text:s/>Chavalia then fired blindly into the bedroom, killing Wilson and shooting her 1 year old child Sincere in the hand (costing him a finger). Joe Chavalia was indicted on charges of criminal negligence and reckless endangerment. Shockingly, the jury concluded that Chavalia&amp;#039;s mistaking an unarmed woman holding a baby for an armed drug dealer was reasonable given the circumstances. </text:p>
          </table:table-cell>
          <table:table-cell office:value-type="string">
            <text:p>http://www.toledoblade.com/frontpage/2008/01/06/Lima-on-edge-after-police-kill-woman-wound-1-year-old-child-in-drug-raid.html</text:p>
          </table:table-cell>
          <table:table-cell office:value-type="string">
            <text:p>Two Unknown Dogs</text:p>
          </table:table-cell>
          <table:table-cell office:value-type="string">
            <text:p>Joe Chavalia and SWAT Team</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row>
        <table:table-row table:style-name="ro1">
          <table:table-cell office:value-type="float" office:value="714">
            <text:p>714</text:p>
          </table:table-cell>
          <table:table-cell office:value-type="string">
            <text:p>2012-03-30</text:p>
          </table:table-cell>
          <table:table-cell office:value-type="string">
            <text:p>Minnesota</text:p>
          </table:table-cell>
          <table:table-cell office:value-type="string">
            <text:p>Minneapolis</text:p>
          </table:table-cell>
          <table:table-cell office:value-type="string">
            <text:p>Minneapolis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attempted to raid the home of Roosevelt Montgomery as he had an outstanding warrant. Montgomery escaped out the back, while police proceeded to open fire on his two dogs, which police claimed are Pit Bulls. The police ended up shooting one another, leaving an officer with a bullet wound in his leg. Montgomery escaped, only to be caught several days later. At least one of the dogs was killed on scene.</text:p>
          </table:table-cell>
          <table:table-cell office:value-type="string">
            <text:p>http://minnesota.cbslocal.com/2012/03/30/police-officer-shot-wounded-in-north-minneapolis/</text:p>
          </table:table-cell>
          <table:table-cell office:value-type="string">
            <text:p>Two Unknown Dogs</text:p>
          </table:table-cell>
          <table:table-cell office:value-type="string">
            <text:p>Unknown</text:p>
          </table:table-cell>
          <table:table-cell office:value-type="float" office:value="1">
            <text:p>1</text:p>
          </table:table-cell>
          <table:table-cell table:number-columns-repeated="3" office:value-type="float" office:value="0">
            <text:p>0</text:p>
          </table:table-cell>
          <table:table-cell table:number-columns-repeated="3"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0">
            <text:p>0</text:p>
          </table:table-cell>
        </table:table-row>
        <table:table-row table:style-name="ro1">
          <table:table-cell office:value-type="float" office:value="715">
            <text:p>715</text:p>
          </table:table-cell>
          <table:table-cell office:value-type="string">
            <text:p>2011-02-26</text:p>
          </table:table-cell>
          <table:table-cell office:value-type="string">
            <text:p>Montana</text:p>
          </table:table-cell>
          <table:table-cell office:value-type="string">
            <text:p>Marble Hill</text:p>
          </table:table-cell>
          <table:table-cell office:value-type="string">
            <text:p>Bollinger County Sheriffs Office</text:p>
          </table:table-cell>
          <table:table-cell table:number-columns-repeated="2" office:value-type="float" office:value="1">
            <text:p>1</text:p>
          </table:table-cell>
          <table:table-cell office:value-type="float" office:value="0">
            <text:p>0</text:p>
          </table:table-cell>
          <table:table-cell office:value-type="string">
            <text:p>Chihuahua</text:p>
          </table:table-cell>
          <table:table-cell office:value-type="string">
            <text:p>Kelly Barks arrested Patrick Chadd after his father called police claiming Patrick was drunk and brandishing a loaded weapon. After restraining Chadd, Barks proceeded to search a small shed on the property where she claims she was told by Chadd firearms were stored. In the shed were Chadd&amp;#039;s three dogs. Barks claims that one of the dogs, a chihuahua, bit her and she immediately shot the dog, wounding it. She then claims she radioed into dispatch who connected her to the county veterinarian who advised her to proceed to kill the dog and collect its remains for rabies testing. She then shot the dog a second time, following it as it ran from her into its carrier where she shot the animal a third time, finally killing it. Barks was suspended and ultimately forced to resign as a result of the incident. Amazingly, she then sued the police department, alleging that her forced resignation was based on gender discrimination, defamation and conspiracy and that she had endured ridicule within the community following the event and was unable to find a new job. Three days after her filing the Sheriffs office charged Chadd with criminal animal abuse. After a 12 hour jury trial a jury acquitted Barks of the animal abuse charge. </text:p>
          </table:table-cell>
          <table:table-cell office:value-type="string">
            <text:p>http://www.kfvs12.com/Global/story.asp?S=14362367</text:p>
          </table:table-cell>
          <table:table-cell office:value-type="string">
            <text:p>Unknown Chihuahua</text:p>
          </table:table-cell>
          <table:table-cell office:value-type="string">
            <text:p>Kelly Barks</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row>
        <table:table-row table:style-name="ro3">
          <table:table-cell office:value-type="float" office:value="716">
            <text:p>716</text:p>
          </table:table-cell>
          <table:table-cell office:value-type="string">
            <text:p>2012-02-19</text:p>
          </table:table-cell>
          <table:table-cell office:value-type="string">
            <text:p>Montana</text:p>
          </table:table-cell>
          <table:table-cell office:value-type="string">
            <text:p>Chaffee</text:p>
          </table:table-cell>
          <table:table-cell office:value-type="string">
            <text:p>Chaffee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Rat Terrier and Shi Tzu mix</text:p>
          </table:table-cell>
          <table:table-cell office:value-type="string">
            <text:p><text:s/>A small doggie door at the Elfrink&amp;#039;s two-story white house on Elliott Avenue no longer swings open to let Lexi outside. The rat terrier and shih tzu mix isn&amp;#039;t using her custom-made ramp to get to her fenced side yard, either.</text:p>
            <text:p>Her death, reportedly from a bullet fired by a Chaffee police officer Feb. 19, has prompted the Missouri Department of Agriculture to order a shutdown of Chaffee&amp;#039;s animal impound and a separate investigation by the Scott County Sheriff&amp;#039;s Department involving Chaffee police, the town&amp;#039;s mayor and city workers. Police chief Jim Chambers was fired by the city council in a closed meeting, but members won&amp;#039;t say why. According to a copy of the incident report about the dog&amp;#039;s shooting obtained by the Southeast Missourian, it was the mayor who suggested that city employees shoot the dog and dispose of its body. A dispatch log shows that a dispatcher was later ordered to not tell the dog&amp;#039;s owners about the fate of their pet. But it appears that no criminal charges will be filed in connection with the dog&amp;#039;s death. According to a news release from Scott County Prosecuting Attorney Paul Boyd&amp;#039;s office issued Thursday, the sheriff&amp;#039;s department submitted probable-cause affidavits to Boyd on Feb. 28 requesting that Chaffee Mayor Steve Loucks be charged with animal abuse and making a false declaration. The sheriff&amp;#039;s department also requested a false declaration charge for Chambers. Boyd turned the request over to Butler County prosecutor Kevin Barbour a short time later to avoid a conflict of interest, since he often works with the Chaffee Police Department. Boyd&amp;#039;s office received a letter Thursday from Butler County that stated that upon review of evidence, a criminal conviction could not be supported and the Elfrink family would be &amp;quot;better suited to seek civil damages.&amp;quot; A copy of the Feb. 19 incident report and a dispatch log of the Chaffee Police Department from the same date was obtained Wednesday by the Southeast Missourian. Robert Ludwig, the officer who shot the dog, writes that on the day the dog was picked up by a city worker, the mayor and the police chief told him to take it out to the city compost site and shoot it, and that Chambers advised him to &amp;quot;keep it quiet and not tell anyone.&amp;quot; The report says the police department received a call around 1 p.m. from a Chaffee resident who said a dog had been outside the resident&amp;#039;s apartment for most of the day and appeared to have mange. Ludwig responded to 537 W. Yoakum St. and then called the station to have a dispatcher request the city&amp;#039;s animal control officer, Jerry Laxton. Ludwig also thought the dog had mange. The dispatcher could not reach Laxton, so Ludwig drove to Rhodes 101 store in Chaffee, where Laxton works part time. As they talked about the dog, Loucks entered the store and was told about the dog and that the officers weren&amp;#039;t sure what to do with it. It was then, Ludwig wrote, that he suggested taking to the dog to a veterinarian, but Loucks said no and to take the dog out to the city compost site and shoot it. Ludwig and Mark Lueder, a city employee who picked up the dog, met at the compost site around 3 p.m. Ludwig wrote that he went to the site because Lueder left a message at the police station that he did not have a gun. When Ludwig arrived, Lueder had already dug a hole. &amp;quot;I then loaded a range round into my service weapon and then Mark placed the dog into the hole. At that time I took aim and shot the dog once in the head,&amp;quot; Ludwig wrote. According to the report, Lueder covered the hole, and the two men left. Dispatcher logs show Jennifer Elfrink called the police station at 4:30 p.m. and reported her 14-year-old dog, which was blind and deaf with back legs that did not work properly and looked like it had mange, was missing. She told the dispatcher the dog did not have mange but suffered from another virus and was on medication. The log says Ludwig was advised of the call. At 6:15 p.m., logs show, Elfrink called back and said she was worried someone would find the dog and think it was sick or abused. The dispatcher wrote he advised Elfrink that he was not aware of a dog being located. Close to midnight, Elfrink called back a third time and said she was driving around looking for the dog with her children in the car and that she was worried. The dispatcher checked the log, saw a dog was found and disposed of, and called Chambers. At midnight, Chambers is listed on the log as telling the dispatcher not to tell Elfrink anything. Chambers could not be reached at his home number Thursday. Acting police chief Dustin Jarrell was not at the police station Thursday and would not return to work until this morning, according to a communications employee at the department. Loucks was reached by phone Thursday at Chaffee City Hall before the Boyd&amp;#039;s release was sent to media. Loucks said he could not comment because the incident was under investigation and that he was advised not to. He also wouldn&amp;#039;t comment on who was advising him. The Southeast Missourian requested the city&amp;#039;s ordinances relating to dogs during the call and received the documents at city hall Thursday afternoon. State law requires all incorporated cities or towns to collect dogs found running at large without collars and place them in a pound. The city shall keep dogs for five business days and allows euthanasia using humane methods if the animal is not claimed by its owner by the end of that period. Section 270.150 of Chaffee city ordinances state an animal not redeemed within seven days becomes city property and shall be placed for adoption or humanely euthanized. The city&amp;#039;s pound was found to be unlicensed under the Animal Care Facilities Act during a March 6 investigation by the Department of Agriculture. In a March 5 email to Loucks, Animal Care program manager Matt Rold wrote that a complaint filed by a Chaffee resident prompted the investigation. Loucks said Thursday that the city&amp;#039;s pound could not receive animals but that police could still deal with animals if one caused harm or threatened to cause harm, per instruction of the Agriculture Department. The investigation found numerous issues, including that the impound did not meet requirements for cleaning, food storage, waste disposal, shelter, construction of facilities, identification of impounded animals, record keeping, handling of animals or minimum holding period. The inspection report also says the city must go through the application process and meet all requirements by April 6. &amp;quot;We won&amp;#039;t be back open until some changes are made,&amp;quot; Loucks said. Scott County Sheriff Rick Walter said the probable-cause affidavit requesting charges for Loucks and Chambers could not be released unless a prosecutor filed charges. Walter said he was aware that Jennifer Elfrink had contacted the Agriculture Department to file a complaint and that she shared with him an initial recommendation from the department. The department advised her that normally she could contact law enforcement, but that in this case, Walter said Elfrink was told, &amp;quot;the local police are probably not going to help you.&amp;quot; Elfrink&amp;#039;s husband Wayne was contacted Thursday afternoon at their home. He said what happened to their dog was &amp;quot;a sad situation.&amp;quot; Several city council members reached by the Southeast Missourian declined to comment. </text:p>
          </table:table-cell>
          <table:table-cell office:value-type="string">
            <text:p>http://www.semissourian.com/story/1828925.html</text:p>
          </table:table-cell>
          <table:table-cell office:value-type="string">
            <text:p>Lexi</text:p>
          </table:table-cell>
          <table:table-cell office:value-type="string">
            <text:p>Robert Ludwig, Chaffee Mayor Steve Loucks, Police Chief Jim Chambers, city employee Mark Lueder</text:p>
          </table:table-cell>
          <table:table-cell office:value-type="float" office:value="1">
            <text:p>1</text:p>
          </table:table-cell>
          <table:table-cell table:number-columns-repeated="6" office:value-type="float" office:value="0">
            <text:p>0</text:p>
          </table:table-cell>
          <table:table-cell office:value-type="string">
            <text:p>Not Sure</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9">
          <table:table-cell office:value-type="float" office:value="717">
            <text:p>717</text:p>
          </table:table-cell>
          <table:table-cell office:value-type="string">
            <text:p>2010-12-21</text:p>
          </table:table-cell>
          <table:table-cell office:value-type="string">
            <text:p>Georgia</text:p>
          </table:table-cell>
          <table:table-cell office:value-type="string">
            <text:p>Jonesboro</text:p>
          </table:table-cell>
          <table:table-cell office:value-type="string">
            <text:p>Clayton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7yo</text:p>
          </table:table-cell>
          <table:table-cell office:value-type="string">
            <text:p>An Atlanta teen is devastated after he says cops shot and killed his beloved golden retriever &amp;quot;Boomer&amp;quot; for doing what he&amp;#039;s supposed to do: bark. &amp;quot;I feel like my best friend is gone,&amp;quot; said 19-year-old Jonathan King. &amp;quot;I feel like cold-blooded murder happened on my front lawn.&amp;quot; &amp;quot;Boomer was doing what he was supposed to do, barking at someone who isn&amp;#039;t supposed to be on my land,&amp;quot; said King.</text:p>
            <text:p>King said that an officer from the Clayton County Police Department was called to his mother&amp;#039;s subdivision in Jonesboro, Ga., to investigate a disturbance. While King says he did not witness the shooting, a neighbor told him that he saw the dog approach the cop and then immediately fall to the ground upon being shot. &amp;quot;My neighbor told me it happened so quick that he was speechless,&amp;quot; said King, who was down the block when Boomer was shot. &amp;quot;He said that he didn&amp;#039;t think you could even pull your firearm out and discharge it that fast.&amp;quot; Repeated calls to Clayton County Police Lt. Tina Daniel were not returned, but Daniel told ABC News&amp;#039; Atlanta affiliate WSB that the officer, who has not been named, was approached by Boomer, who &amp;quot;began barking and running&amp;quot; toward him. Daniel told WSB that the officer commanded the dog to stop but it did not, leading him to shoot and kill him.</text:p>
            <text:p>Asked whether the officer might have been afraid Boomer was going to bite, King said, &amp;quot;Never once in seven years has Boomer bitten anyone, and I have hundreds of people who can testify.&amp;quot; Holding back tears, King told ABC News that seven-year-old Boomer had given his family a &amp;quot;sense of security&amp;quot; since their father died of cancer eight years ago. King said that he and his five siblings and his widowed mother, &amp;quot;shouldn&amp;#039;t have to deal with this.&amp;quot;</text:p>
            <text:p>&amp;quot;It&amp;#039;s killing them just as much as me, they loved the dog too,&amp;quot; said King. &amp;quot;The dog gave us a sense of comfort, my mom shouldn&amp;#039;t have to deal with this.&amp;quot; Reached by telephone, King&amp;#039;s neighbor who said he witnessed the shooting, and who asked that his name not be used, said the shooting was unwarranted. &amp;quot;He&amp;#039;s not an attack dog,&amp;quot; the neighbor said of Boomer. &amp;quot;He&amp;#039;s a golden retriever and that&amp;#039;s it.&amp;quot; &amp;quot;I&amp;#039;ve known this dog since he was a puppy,&amp;quot; he said. &amp;quot;I&amp;#039;ve known the boy since he was a little boy. It was a horrible thing to see this kid go through this.&amp;quot;</text:p>
            <text:p>&amp;quot;Now this poor kid has to go through Christmas without his dog,&amp;quot; he added. King says that he knows nothing will bring back Boomer but says he hopes justice will be served. &amp;quot;Just because he&amp;#039;s a police officer doesn&amp;#039;t mean he can walk into someone&amp;#039;s yard and shoot their dog,&amp;quot; he said. Boomer was buried in a field where he and King would often go bird hunting, according to King. &amp;quot;The saddest part of it was that Boomer was still wagging tail after he was shot,&amp;quot; said King.</text:p>
          </table:table-cell>
          <table:table-cell office:value-type="string">
            <text:p>http://abcnews.go.com/US/family-dog-fatally-shot-police-officer/story?id=12444180#.T5WmEVGWfna</text:p>
          </table:table-cell>
          <table:table-cell office:value-type="string">
            <text:p>Boomer</text:p>
          </table:table-cell>
          <table:table-cell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18">
            <text:p>718</text:p>
          </table:table-cell>
          <table:table-cell office:value-type="string">
            <text:p>2008-12-04</text:p>
          </table:table-cell>
          <table:table-cell office:value-type="string">
            <text:p>Maryland</text:p>
          </table:table-cell>
          <table:table-cell office:value-type="string">
            <text:p>Waldorf</text:p>
          </table:table-cell>
          <table:table-cell office:value-type="string">
            <text:p>Saint Charles County Sheriff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eepdog</text:p>
          </table:table-cell>
          <table:table-cell office:value-type="string">
            <text:p>While attempting to serve court papers to a person no longer living at the address they arrived at, police shot and killed a resident&amp;#039;s dog just feet from a two year old child.</text:p>
          </table:table-cell>
          <table:table-cell office:value-type="string">
            <text:p>http://www.nbcwashington.com/news/local/Kids-Watch-Police-Shoot-Family-Dog.html</text:p>
          </table:table-cell>
          <table:table-cell office:value-type="string">
            <text:p>Dixie</text:p>
          </table:table-cell>
          <table:table-cell office:value-type="string">
            <text:p>Two Unknown Police</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19">
            <text:p>719</text:p>
          </table:table-cell>
          <table:table-cell office:value-type="string">
            <text:p>2010-09-08</text:p>
          </table:table-cell>
          <table:table-cell office:value-type="string">
            <text:p>Kentucky</text:p>
          </table:table-cell>
          <table:table-cell office:value-type="string">
            <text:p>Lexington</text:p>
          </table:table-cell>
          <table:table-cell office:value-type="string">
            <text:p>Lexington-Fayette Urban County Division of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 10yo</text:p>
          </table:table-cell>
          <table:table-cell office:value-type="string">
            <text:p>In 2010, Lexington, Ky., police officer Aaron Greenleaf shot and killed Rocky, a Rottweiler mix and companion to Michael Powell and his 8-year-old son. The officer was pursuing a teenager who had fled a nearby home. The officer jumped Powell&amp;#039;s chain-link fence into Rocky&amp;#039;s yard, at which point Rocky confronted him and, according to the Greenleaf, bit him. Greenleaf then shot Rocky six times. The fence included a &amp;quot;Beware of Dog&amp;quot; sign. Lexington police spokeswoman Sherelle Roberts said Greenleaf acted appropriately and didn&amp;#039;t violate department policy. &amp;quot;Neither the dog nor the officer did anything wrong. They both did what they had to do,&amp;quot; Roberts said. &amp;quot;The dog was protecting its property and the officer was protecting his safety.&amp;quot; She added that Greenleaf &amp;quot;had a legal right to be there because he was pursuing a suspect.&amp;quot; </text:p>
          </table:table-cell>
          <table:table-cell office:value-type="string">
            <text:p>http://www.kentucky.com/2010/09/10/1427064_lexington-officer-shoot-kills.html?rh=1</text:p>
          </table:table-cell>
          <table:table-cell office:value-type="string">
            <text:p>Rocky</text:p>
          </table:table-cell>
          <table:table-cell office:value-type="string">
            <text:p>Aaron Greenleaf</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720">
            <text:p>720</text:p>
          </table:table-cell>
          <table:table-cell office:value-type="string">
            <text:p>2012-04-07</text:p>
          </table:table-cell>
          <table:table-cell office:value-type="string">
            <text:p>Indiana</text:p>
          </table:table-cell>
          <table:table-cell office:value-type="string">
            <text:p>Goshen</text:p>
          </table:table-cell>
          <table:table-cell office:value-type="string">
            <text:p>Elkhart County Sheriff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ed Heeler and Labrador mix</text:p>
          </table:table-cell>
          <table:table-cell office:value-type="string">
            <text:p>An Elkhart County police officer shot a dog to death early Saturday afternoon. He claims the animal was charging at him, but the owner says that&amp;#039;s not the case.</text:p>
            <text:p>Police went to the house in the 14000 block of County Road 36 to investigate a minor traffic incident that occurred earlier in the day. But before the officer got to the door, he shot and killed the family pet. At the quiet country home east of Goshen, you can seldom hear anything but the wind blowing through the trees. But that peace and quiet was shattered by the bullet from the gun of an Elkhart County sheriff&amp;#039;s deputy. The aftermath was caught on a cellphone video. You can hear a friend of the dog owner asking why the dog was shot and the police officer replying that the dog had attacked him. The officer then asks if he should leave and the homeowner tells him yes. &amp;quot;It&amp;#039;s a family member and to just see something like that is something you&amp;#039;re just not going to forget,&amp;quot; said the owner of the dog, Josh Bender, &amp;quot;My dog&amp;#039;s name was Charlie. He was a red heeler lab mix dog. He was a pretty cool little guy. He loved to play fetch. He was always playing fetch, always.&amp;quot; Bender watched as Charlie died from a gunshot. Only minutes earlier he was sitting down to eat lunch when he heard his two dogs barking in his driveway. His wife told him a police officer was pulling up. But before Josh could walk outside, Charlie had been shot. &amp;quot;I was just getting ready to come out the door and I heard a pop,&amp;quot; Bender said, &amp;quot;I looked out the door and saw my dog flailing around here with blood everywhere and a police officer standing there with a look on his face like &amp;#039;what did I do?&amp;#039;&amp;quot; The Benders live about a quarter mile off of CR 36 and the officer, Mike Daly, had to drive the entire way down their driveway to their house. According to the Elkhart County Sheriff&amp;#039;s Department, Daly had first observed the dogs to be friendly, but shortly after they became aggressive. As he tried to back up to his car, he claims one of the dogs charged &amp;ndash; that&amp;#039;s when he shot it. Although Bender didn&amp;#039;t see what happened, he says Charlie wasn&amp;#039;t aggressive and was typically a playful dog.</text:p>
            <text:p>&amp;quot;That dog is the best dog that we&amp;#039;ve ever had, as that goes, he&amp;#039;s never attacked anyone and he&amp;#039;s around everybody,&amp;quot; Bender said. &amp;quot;Why didn&amp;#039;t he just call the house or wait for me to come out if he was scared? Just a really sad situation, it could have been totally avoided if he would have just thought about it.&amp;quot; According to the Elkhart County Sheriff&amp;#039;s Department, Daly is a veteran officer. The sheriff&amp;#039;s department says they have a protocol for this type of thing. The department says it is investigating the incident and is taking it very seriously. It has been nearly a week since an Elkhart County sheriff&amp;#039;s deputy shot and killed someone&amp;#039;s dog. After an investigation, the department is sticking by the officer&amp;#039;s actions. On Saturday the officer went to a home in the 16400 block of CR 36 to investigate a traffic incident that had occurred earlier in the day. Police say the officer was attacked by that dog while he was doing his job. The dog&amp;#039;s owner says his dog just wanted to play. Six days after his dog Charlie was shot and killed by the sheriff&amp;#039;s deputy, Josh Bender is still searching for answers. &amp;quot;Something should be done about this situation, I can&amp;#039;t let it go.&amp;quot; Bender said. Sheriff Brad Rogers says his officer did what he had to do to keep himself safe.</text:p>
            <text:p>&amp;quot;The officer was placed in a situation that he needed to use deadly force on the dog.&amp;quot; Rogers said.</text:p>
          </table:table-cell>
          <table:table-cell office:value-type="string">
            <text:p>http://articles.wsbt.com/2012-04-07/dog-owner_31306272</text:p>
          </table:table-cell>
          <table:table-cell office:value-type="string">
            <text:p>Charlie</text:p>
          </table:table-cell>
          <table:table-cell office:value-type="string">
            <text:p>Mike Daly</text:p>
          </table:table-cell>
          <table:table-cell table:number-columns-repeated="7"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22">
            <text:p>722</text:p>
          </table:table-cell>
          <table:table-cell office:value-type="string">
            <text:p>2012-03-01</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In March 2012, police in St. Petersburg, Fla., responded to a domestic disturbance at an apartment complex. The couple that had caused the disturbance had opened the door for Phero, a dog belonging to neighbor Debra Vachon. While police were investigating, Phero ran out of the house and was shot by a police officer from 10 feet away. Police described Phero as a &amp;quot;pit bull,&amp;quot; but Vachon said he&amp;#039;s a mixed breed. According to the Tampa Bay Times, St. Petersburg police killed seven dogs in 2011. Chief Chuck Harmon implemented new policies pertaining to how officers deal with dogs. </text:p>
          </table:table-cell>
          <table:table-cell office:value-type="string">
            <text:p>http://www.tampabay.com/news/publicsafety/st-pete-police-shoot-and-kill-dog-while-responding-to-disturbance/1218013</text:p>
          </table:table-cell>
          <table:table-cell office:value-type="string">
            <text:p>Phero</text:p>
          </table:table-cell>
          <table:table-cell office:value-type="string">
            <text:p>Jeremy Haye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23">
            <text:p>723</text:p>
          </table:table-cell>
          <table:table-cell office:value-type="string">
            <text:p>2014-01-09</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n officer shot and killed a German shepherd Thursday night while trying to detain a man near Williams Park, the St. Petersburg Police Department reported. About 8:30 p.m. two officers tried to stop Kenneth McNeal, 21, who had previously been given a trespass warning to stay out of the park, police said. McNeal was walking the German shepherd for a friend, and when officers tried to detain him he ignored their demands, police said. McNeal tried to cross the road near Fourth Street and Second Avenue N. Officers grabbed at him and McNeal released his hold of the leash. Once free, the dog turned and tried to bite one of the officers, police said. An officer fired several shots and killed the dog. McNeal was arrested and charged with trespassing and resisting arrest with violence. As with any shooting, internal affairs is investigating. St. Petersburg police have come under public scrutiny before for dog shootings. In 2011, officers killed at least seven dogs, prompting then-Chief Chuck Harmon to make some policy changes.</text:p>
          </table:table-cell>
          <table:table-cell office:value-type="string">
            <text:p>http://www.tampabay.com/news/publicsafety/st-pete-officer-shoots-and-kills-german-shepherd-near-williams-park/2160413</text:p>
          </table:table-cell>
          <table:table-cell office:value-type="string">
            <text:p>Unknown German Shepard</text:p>
          </table:table-cell>
          <table:table-cell office:value-type="string">
            <text:p>Steven L. Laurenzi</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24">
            <text:p>724</text:p>
          </table:table-cell>
          <table:table-cell office:value-type="string">
            <text:p>2010-09-12</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Chesapeake Bay Retriever and Rottweiler</text:p>
          </table:table-cell>
          <table:table-cell office:value-type="string">
            <text:p>The owners of two dogs shot by a police officer Sunday night say the animals should not have been killed. Chris Clark, 44, said he was walking his Rottweiler, Quincy, and his landlord&amp;#039;s Chesapeake Bay retriever, Missy, about 10 p.m. He was in the 4600 block of Sixth Avenue North when he noticed a golden retriever being walked behind him without a leash. He said he decided to speed up to put some distance between his leashed dogs and the retriever. That&amp;#039;s when he noticed Officer Slobodan Juric walking toward him. Juric was in the area responding to a complaint about a suspicious person, according to police reports. Clark said Juric was yelling, trying to find two kids who were allegedly casing cars. &amp;quot;He was real Joe Macho,&amp;quot; Clark said of Juric. Then Clark heard Missy and the unleashed dog growling at each other. By the time he turned to look, Quincy&amp;#039;s leash had wrapped around him. He fell and the dogs started fighting. Clark said he was grabbing his dogs&amp;#039; collars, trying to pull them away, when Juric yelled &amp;quot;mad dog&amp;quot; and pointed the gun at Missy. Clark said the gun was 3 inches from his ear when Juric fired one shot into the dog. Then the officer pointed the gun at Quincy and fired another round, Clark said. Then two more into Missy. Clark said he was in shock and started yelling at the officer, who still had his gun out. &amp;quot;What the hell did you do that for?&amp;quot; Clark said he yelled. &amp;quot;You curse at me one more time and I&amp;#039;m going to arrest you,&amp;quot; Clark remembers Juric saying. The St. Petersburg Police Department declined to comment on the specifics of Clark&amp;#039;s allegations, said spokesman Mike Puetz. &amp;quot;We&amp;#039;ve begun an internal affairs investigation,&amp;quot; he said. &amp;quot;There will be a statement taken from (Clark) and from everybody who was a witness in the case, to try and discern the totality of the events and the appropriateness of the (officer&amp;#039;s) action.&amp;quot; Juric, 25, has been with the department for more than a year. He was a freelance photographer for the St. Petersburg Times&amp;#039; free tabloid tbt* from 2006 through 2008. Clark and his landlord, Joan Caldwell, 78, said the dogs weren&amp;#039;t aggressive. Quincy was a 1-year-old shelter rescue. Missy was 7 and taken from some people Caldwell knew in Coquina Key. Caldwell said she wrote a letter to the police chief about the incident. She was not a witness, she said, but she doesn&amp;#039;t understand why it happened. &amp;quot;If they were running loose, I could understand why they were shot,&amp;quot; she said.</text:p>
            <text:p>&amp;quot;But they were just dogs doing the natural thing to defend themselves,&amp;quot; Caldwell said.</text:p>
          </table:table-cell>
          <table:table-cell office:value-type="string">
            <text:p>http://www.theledger.com/article/20100913/NEWS/9135076</text:p>
          </table:table-cell>
          <table:table-cell office:value-type="string">
            <text:p>Quincy and Missy</text:p>
          </table:table-cell>
          <table:table-cell office:value-type="string">
            <text:p>Slobodan Juric</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725">
            <text:p>725</text:p>
          </table:table-cell>
          <table:table-cell office:value-type="string">
            <text:p>2000-10-04</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gave this account: About 7:15 p.m., an officer was called to a report of domestic violence at 4228 Queen St. N. When the officer arrived, he was told that the person accused of being violent had left the house and was headed down a nearby alley. As the officer walked toward the alley, three dogs at that same house started barking at him from a fenced yard. One of the dogs got free and came at the officer, its teeth bared and its ears pointed back. The officer, whose name wasn&amp;#039;t immediately available, felt threatened and shot the animal.</text:p>
          </table:table-cell>
          <table:table-cell office:value-type="string">
            <text:p>http://www.sptimes.com/News/100500/SouthPinellas/St_Petersburg_officer.s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26">
            <text:p>726</text:p>
          </table:table-cell>
          <table:table-cell office:value-type="string">
            <text:p>2000-09-30</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Unconfirmed</text:p>
          </table:table-cell>
          <table:table-cell office:value-type="string">
            <text:p>Officer Jack Soule shot a 40-pound pit bull Saturday on a wooded trail in the 800 block of 58th Avenue NE. The dog&amp;#039;s owner criticized the shooting, but Soule said the dog had come at him barking and growling.</text:p>
          </table:table-cell>
          <table:table-cell office:value-type="string">
            <text:p>http://www.sptimes.com/News/100500/SouthPinellas/St_Petersburg_officer.shtml</text:p>
          </table:table-cell>
          <table:table-cell office:value-type="string">
            <text:p>Unknown Pit Bull</text:p>
          </table:table-cell>
          <table:table-cell office:value-type="string">
            <text:p>Jack Soule</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27">
            <text:p>727</text:p>
          </table:table-cell>
          <table:table-cell office:value-type="string">
            <text:p>2011-08-03</text:p>
          </table:table-cell>
          <table:table-cell office:value-type="string">
            <text:p>Florida</text:p>
          </table:table-cell>
          <table:table-cell office:value-type="string">
            <text:p>Saint Petersburg</text:p>
          </table:table-cell>
          <table:table-cell office:value-type="string">
            <text:p>Pinellas County Sheriff&amp;#039;s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Labrador and American Bulldog mix</text:p>
          </table:table-cell>
          <table:table-cell office:value-type="string">
            <text:p>Two Pinellas County Sheriff&amp;#039;s deputies had a rough morning while responding to an animal complaint in unincorporated St. Petersburg. Deputies received reports that three large dogs and some puppies were running loose and trying to get into a neighbor&amp;#039;s home. One of the responding deputies was reportedly attacked by a Labrador-American bulldog. As he was attacked, the deputy pulled out his gun and shot the animal. <text:s/>Another dog then charged the same deputy, who again opened fire, along with another deputy. The deputy who was attacked was treated for puncture wounds to his leg and scratches.</text:p>
            <text:p>One of the dogs is dead, while the other is being treated. A third dog was also located unharmed.</text:p>
            <text:p>Michael Holmes, the owner of the dogs, says the dead animal was pregnant and only protecting her pups. He also says the surviving dog was a lab, and will need to have one of its legs amputated. Deputies say an additional six puppies, belonging to Holmes were inside the home and secure at the time of the incident. The puppies remain in the care and control of their owners. Investigators initially said the animals were pit bulls, but now report they were all Labrador-American bulldogs. Deputies issued the owners a citation for an ordinance violation for dogs at large. They say it appears the dogs were able to get out through a poorly secured gate.</text:p>
          </table:table-cell>
          <table:table-cell office:value-type="string">
            <text:p>http://pinellascounty.wtsp.com/news/news/73190-pinellas-deputies-shoot-dogs</text:p>
          </table:table-cell>
          <table:table-cell office:value-type="string">
            <text:p>Two Unknown Labrador-American bulldogs</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28">
            <text:p>728</text:p>
          </table:table-cell>
          <table:table-cell office:value-type="string">
            <text:p>2011-08-19</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Pinellas County animal control officer was attacked by two dogs while investigating a complaint Friday night, police said. The Animal Services worker, Derwood Jones, sustained serious bites to his arms as he and St. Petersburg police Officer Curtis Wright tried to remove a pair of loose dogs that had wandered into a back yard at 2165 Country Club Court N. Residents at the home called police about 8:15 p.m. Friday after the dogs, described as a pit bull and a boxer, followed their own dog into the fenced back yard, police said. &amp;quot;The complainant called the police to have the dogs, which were becoming increasingly aggressive, removed from his yard,&amp;quot; officials said in a statement. Police corralled the dogs into a porch, but the dogs attacked when Jones arrived. Wright then shot and killed one of the dogs. The other dog was captured and removed. Police had reported that both dogs were pit bulls, but county Animal Services manager Greg Andrews said on Saturday that one of the dogs was a male boxer and the other a female pit bull. &amp;quot;We still do not know who owns the dogs,&amp;quot; Andrews said. Andrews said even after the attack, Jones, a longtime employee with the department, completed the call and then took himself to a hospital.</text:p>
          </table:table-cell>
          <table:table-cell office:value-type="string">
            <text:p>http://www.tampabay.com/news/publicsafety/pinellas-county-worker-injured-in-dog-attack/1187049</text:p>
          </table:table-cell>
          <table:table-cell office:value-type="string">
            <text:p>Two Unknown Dogs Pit Bull and Boxer</text:p>
          </table:table-cell>
          <table:table-cell office:value-type="string">
            <text:p>Curtis Wright and Derwood Jones</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729">
            <text:p>729</text:p>
          </table:table-cell>
          <table:table-cell office:value-type="string">
            <text:p>2011-08-01</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report of a vicious dog brought two officers to 1733 29th Ave. N on Aug. 1. But when a neighbor tried to help police corral the dog, the agency said it charged him and Officer Matthew Kirchgraber. Kirchgraber drew his weapon and fired twice. The pit bull terrier was wounded but ran away and wasn&amp;#039;t found. Kirchgraber was cleared of any claim of wrongdoing by an IA investigation.</text:p>
          </table:table-cell>
          <table:table-cell office:value-type="string">
            <text:p>http://www.tampabay.com/news/publicsafety/crime/st-petersburg-police-officers-cleared-in-dog-shootings/1194407</text:p>
          </table:table-cell>
          <table:table-cell office:value-type="string">
            <text:p>Unknown</text:p>
          </table:table-cell>
          <table:table-cell office:value-type="string">
            <text:p>Matthew Kirchgraber</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4">
          <table:table-cell office:value-type="float" office:value="730">
            <text:p>730</text:p>
          </table:table-cell>
          <table:table-cell office:value-type="string">
            <text:p>2013-01-19</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Neighbors knew of the two German shepherds that roamed the yard at the corner of 11th Avenue N and 17th Street. Their owners had gotten the dogs as puppies. As the dogs grew, people who regularly passed on the sidewalk became accustomed to hearing them barking. Some worried they would get big enough to hop the small fence that bordered the yard. But no one foresaw what happened Saturday. About 3 p.m., one of the dogs apparently managed to escape and attacked a person walking in front of a house next door, according to St. Petersburg police. A neighbor helped escort the person to safety and officers soon arrived. They tried to coax the dog back into the yard, but it charged, police said. An officer fired a shot from his service pistol and wounded the dog. The dog was taken to a local animal hospital with a non-life-threatening injury, and its owner was notified, police said. It was unclear how badly the person who was attacked was hurt. The police did not release identities of the bite victim, the officer involved or the dog&amp;#039;s owner. The incident stunned neighbors, who said the dogs are loud and somewhat of a nuisance. Elizabeth Krupa, who lives down the street, said she regularly passes the dogs while walking. &amp;quot;I always say &amp;#039;Hi girls.&amp;#039; And they bark,&amp;quot; Krupa said. &amp;quot;I was beginning to keep an eye on them, because I could tell they were big enough to jump the fence. I had a healthy respect for them the past few months.&amp;quot; No one appeared to be home Saturday night at the house where the dogs lived. Tameria Houston, who lives across the street, said she has never feared the dogs, but other people do.</text:p>
            <text:p>&amp;quot;I don&amp;#039;t think they&amp;#039;re bad dogs,&amp;quot; Houston said. &amp;quot;They&amp;#039;re just territorial. &amp;hellip; Everyone is scared of them.&amp;quot;</text:p>
          </table:table-cell>
          <table:table-cell office:value-type="string">
            <text:p>http://www.tampabay.com/news/publicsafety/crime/st-petersburg-police-shoot-injure-dog-after-attack/1271442</text:p>
          </table:table-cell>
          <table:table-cell office:value-type="string">
            <text:p>Unknown German Shepard</text:p>
          </table:table-cell>
          <table:table-cell office:value-type="string">
            <text:p>Unknown</text:p>
          </table:table-cell>
          <table:table-cell table:number-columns-repeated="2"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7">
          <table:table-cell office:value-type="float" office:value="731">
            <text:p>731</text:p>
          </table:table-cell>
          <table:table-cell office:value-type="string">
            <text:p>2009-07-25</text:p>
          </table:table-cell>
          <table:table-cell office:value-type="string">
            <text:p>Georgia</text:p>
          </table:table-cell>
          <table:table-cell office:value-type="string">
            <text:p>Atlanta</text:p>
          </table:table-cell>
          <table:table-cell office:value-type="string">
            <text:p>Atlant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 Kirkwood family wants to know why a police officer investigating a home alarm felt compelled to shoot and kill one of their 6-year-old black labs, Ciarra, Saturday morning. Elizabeth Feichter and her family adopted Ciarra and her sister, Molly, from Georgia Lab Rescue when they were 10 weeks old. According to Feichter, Ciarra was a sweet and docile 65-pounder &amp;ldquo;who&amp;rsquo;s never even come close to harming anyone.&amp;rdquo; Atlanta police spokeswoman Sgt. Lisa Keyes said the shooting is under investigation, adding, &amp;ldquo;We emphathize with the homeowner&amp;rsquo;s loss.&amp;rdquo; Keyes said she could provide no furher information. Feichter, her husband, and their two sons were visiting family in North Carolina when the shooting happened in the backyard of their Howard Street home. Feichter, 33, who runs a philanthropic consulting firm, said she can&amp;rsquo;t believe the officer had no choice but to shoot Ciarra. &amp;ldquo;He could have said &amp;lsquo;Stop!&amp;rsquo;, he could have said &amp;lsquo;Wait!&amp;rsquo;, he could have pulled out Mace, he could have just stepped behind our garden fence, he could have fired into the ground,&amp;rdquo; she said. &amp;ldquo;Ciarra would have taken off and sat shivering in a corner. She&amp;rsquo;s very timid.&amp;rdquo; It was about 9 a.m. Saturday when the family got a call from the alarm company saying the alarm was going off. They couldn&amp;rsquo;t immediately reach their house sitter, who had gone out for breakfast, so they called 911. Soon they reached the sitter, Hilary Stewart, who returned to find the front and back doors locked. Apparently, it was a false alarm. &amp;ldquo;The officer pulled up at that moment, so I said, &amp;lsquo;Let me talk to him,&amp;rsquo;&amp;rdquo; Feichter said. &amp;ldquo;We spent a few moments joking because he was the officer who had come out when our cars got broken into six months ago. He said, &amp;lsquo;No big deal, I don&amp;rsquo;t mind coming out.&amp;rsquo; &amp;ldquo;Then he said he was just going to take a look around and make sure everything was safe.&amp;rdquo;</text:p>
            <text:p>He gave the phone back to Stewart. Feichter heard her say the dogs had gotten out into the backyard. &amp;ldquo;Then she said, &amp;lsquo;Oh my God! He just shot her,&amp;rsquo;&amp;rdquo; Feichter recalled.</text:p>
            <text:p>Neighbors rushed over. Ashley Derrick and Alison Grounds picked up Ciarra and drove her to the vet, but it was too late. In an email to members of the East Lake Neighbors Community Association, Derrick wrote that she arrived to find the officer beside the dog. &amp;ldquo;I asked why he had to shoot her,&amp;rdquo; she wrote. &amp;ldquo;He could give me no answer.&amp;rdquo;</text:p>
            <text:p>Stewart could not immediately be reached; she left Sunday on a scheduled mission trip. And Feichter did not recall the officer&amp;rsquo;s name. Feichter said her two sons, 12 and 8, are traumatized. She said she chose to speak out for one main reason. &amp;ldquo;We don&amp;rsquo;t want this to happen to anyone else,&amp;rdquo; she said.</text:p>
          </table:table-cell>
          <table:table-cell office:value-type="string">
            <text:p>http://www.ajc.com/news/news/local/family-questions-police-shooting-of-dog/nQJRZ/</text:p>
          </table:table-cell>
          <table:table-cell office:value-type="string">
            <text:p>Ciarra</text:p>
          </table:table-cell>
          <table:table-cell office:value-type="string">
            <text:p>Unknown</text:p>
          </table:table-cell>
          <table:table-cell table:number-columns-repeated="7"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32">
            <text:p>732</text:p>
          </table:table-cell>
          <table:table-cell office:value-type="string">
            <text:p>2008-12-02</text:p>
          </table:table-cell>
          <table:table-cell office:value-type="string">
            <text:p>California</text:p>
          </table:table-cell>
          <table:table-cell office:value-type="string">
            <text:p>San Diego</text:p>
          </table:table-cell>
          <table:table-cell office:value-type="string">
            <text:p>San Dieg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merican Staffordshire Terrier</text:p>
          </table:table-cell>
          <table:table-cell office:value-type="string">
            <text:p>Mali, a 3-year-old American Staffordshire Terrier, balances her front paws on Demarkus Peeples&amp;rsquo; thighs, gives him a long look then returns to all fours and takes a walk around the front porch of the North Park house where she lives with her owner, Ross Meyer. She walks back over to Peeples and does it again. She&amp;rsquo;s got sparkly purple polish on her nails. Two days earlier, Peeples&amp;rsquo; dog Egypt, also an American Staffordshire Terrier, was shot by San Diego police officers who say the dog came at them in a threatening manner. Egypt was hit three times&amp;mdash;in the paw, lower leg and shoulder&amp;mdash;and less than an hour later, she was euthanized by San Diego County Animal Control officers, who say Peeples gave them permission to put Egypt down. Peeples said he did no such thing. &amp;ldquo;I told them over and over, &amp;lsquo;Do not euthanize my dog,&amp;rsquo;&amp;rdquo; he said. &amp;ldquo;I&amp;rsquo;m pretty sure she knows&amp;rdquo; about Egypt&amp;rsquo;s death, Meyer said, commenting on Mali&amp;rsquo;s behavior toward Peeples.</text:p>
            <text:p>Usually lumped in with Pit Bull Terriers, American Staffordshire Terriers, or AmStaffs, have a reputation not as fighters but as loyal family pets. Peeples said he never had any problems with Egypt, except a complaint from a neighbor that she barked too loud. Egypt loved to play with Peeples&amp;rsquo; 7-year-old son and 6-year-old nephew and would sit at the edge of Peeples&amp;rsquo; front yard, waiting for neighbors to come over to give her treats. Like her dog pal Mali, she often had polish on her nails&amp;mdash;Meyer&amp;rsquo;s mom&amp;rsquo;s idea&amp;mdash;and a matching collar. She didn&amp;rsquo;t so much like the manicures, but after they were over, &amp;ldquo;she&amp;rsquo;d run around with a little pep in her step,&amp;rdquo; Peeples said. &amp;ldquo;She was the delightful nuisance of the neighborhood,&amp;rdquo; said Chris Victor, who lives across the street from Peeples. &amp;ldquo;She&amp;rsquo;d see you and she&amp;rsquo;d wag from head to toe.&amp;rdquo; But for all their friendliness, AmStaffs are inclined to protect their owners and property, which could be the reason Egypt went running toward the cops. Around noon on Tuesday, Dec. 2, Peeples was watching TV at home when he heard a knock at the front door. When he looked out the door&amp;rsquo;s top window, he saw a group of men standing on his porch wearing jeans and T-shirts, a couple of them looking a little ratty. To get a better look, he went to a side window and peeked through the drawn blinds. &amp;ldquo;Honestly, they looked like they were transients,&amp;rdquo; he said. The men, it ends up, were undercover narcotics officers who were there on a complaint about drug activity at that address&amp;mdash;Peeples was later told that it had to do with a &amp;ldquo;chemical smell.&amp;rdquo; Peeples said the men&amp;mdash;he estimates there were six&amp;mdash;never announced who they were. He decided not to open the door and watched as two broke off from the group and walked up the driveway that runs alongside the one-story bungalow he shares with his mom. The men opened a gate leading to the backyard and walked up to the back door. They started knocking and yelling &amp;ldquo;Hello?&amp;rdquo; through the locked security door, Peeples recalled. Peeples was standing in the doorway of a front bedroom where he could see the men but they couldn&amp;rsquo;t see him. &amp;ldquo;It looked like they were trying to case my house,&amp;rdquo; Peeples said. Egypt ran to the security door and started to bark at the strangers. Eventually the two men left the back door and returned to the front of the house. Peeples opened the back door to take a look around; when he did, Egypt ran out. Normally, she&amp;rsquo;d stop at the backyard gate, he said, but the men had left the gate&amp;rsquo;s door open. With nothing to stop her, Egypt went running down the driveway and Peeples went after her. He heard gunshots and saw two men with guns drawn. Wounded, Egypt ran to the backyard. The men pulled out their badges, told Peeples they were undercover narcotics agents, handcuffed him and told him he was being charged with assault with a deadly weapon. A police cruiser pulled up, and Peeples was stuffed in the back. &amp;ldquo;Charge him with everything you can charge him with,&amp;rdquo; he remembers one of the officers saying. San Diego Police Department spokesperson Monica Mu&amp;ntilde;oz confirmed that Egypt didn&amp;rsquo;t attack the officers, but she said they were within policy to shoot her. &amp;ldquo;The animal was charging the officers,&amp;rdquo; she said. &amp;ldquo;They weren&amp;rsquo;t going to wait to see if [she] was actually going to bite them.&amp;rdquo; Mu&amp;ntilde;oz disputed Peeples&amp;rsquo; claim that there were six officers, saying that narcotics officers work in teams of four. As to their attire&amp;mdash;Peeples said he would have opened the door immediately and kept Egypt at bay if he saw a uniformed officer at his door&amp;mdash;Mu&amp;ntilde;oz said that&amp;rsquo;s not the way narcotics officers operate. &amp;ldquo;Narcotics teams work undercover, work in plainclothes,&amp;rdquo; she said. She referred to what they were doing as a &amp;ldquo;knock-and-talk&amp;rdquo; and confirmed that officers didn&amp;rsquo;t have a search warrant. &amp;ldquo;They didn&amp;rsquo;t do any surveillance&amp;hellip;. They went out to check out the complaint.&amp;rdquo; Mike Marrinan, a San Diego attorney who specializes in police use-of-force cases, questioned the officers&amp;rsquo; decisions, starting with having two undercover cops enter an enclosed backyard. &amp;ldquo;People have an expectation of privacy in their backyard that they might not have in their front,&amp;rdquo; Marrinan said. And, obviously, leaving the gate open was a mistake, Marrinan noted. Peeples told CityBeat that if the officers had closed the gate, Egypt would never have run out. Even more troubling, Marrinan said, is the fact that officers were so quick to draw their weapons in a residential area. Meyer, Peeples&amp;rsquo; neighbor, said he heard five shots. According to a police dispatch log, a 911 call reported four or five shots. &amp;ldquo;Bullets can ricochet,&amp;rdquo; Marrinan said. &amp;ldquo;You&amp;rsquo;ve got one relatively small dog, and we&amp;rsquo;re shooting our guns five times?&amp;rdquo; Handcuffed and in the back of the police cruiser, Peeples watched as an animal-control officer led Egypt, covered in blood, out from the backyard. From the trail of blood she left behind, Peeples later determined that Egypt had run up to the back door and then took refuge under some shrubs. Peeple&amp;rsquo;s was approached by an animal-control officer who asked for permission to put Egypt to sleep, telling him it was the humane thing to do. Animal Control spokesperson Dan DeSousa said Peeples&amp;rsquo; verbal authorization to euthanize Egypt was witnessed by a second officer, but Peeples insists he never gave permission. &amp;ldquo;Do not kill my dog; do everything you can to save my dog,&amp;rdquo; he remembers yelling. When he saw Chris Victor, his neighbor, he asked him to make sure Egypt was kept alive. Victor said he called animal control to let them know he&amp;rsquo;d cover any cost for Egypt&amp;rsquo;s care, but by the time his call got through, Egypt had been euthanized. DeSousa said the dog was put down immediately after arriving. Though the assault charge against Peeples was dropped, Mu&amp;ntilde;oz said police have filed misdemeanor charges against him with the San Diego City Attorney&amp;rsquo;s office, including not having a dog license, endangering the public&amp;rsquo;s safety and possession of marijuana. A search of Peeples&amp;rsquo; garage, OK&amp;rsquo;d by his mom, turned up a scale and a tiny amount of marijuana so old that it disintegrated upon contact. Peeples went to pick up Egypt from animal control last Thursday. Victor and Meyer went with him. She was handed over in a clear plastic bag. &amp;ldquo;They didn&amp;rsquo;t know she was a sweetheart,&amp;rdquo; Victor said. &amp;ldquo;Had they said &amp;lsquo;sit,&amp;rsquo; she would have sat.&amp;rdquo;</text:p>
          </table:table-cell>
          <table:table-cell office:value-type="string">
            <text:p>http://www.sdcitybeat.com/sandiego/article-6073-do-everything-you-can-to-save-my-dog.html</text:p>
          </table:table-cell>
          <table:table-cell office:value-type="string">
            <text:p>Egypt</text:p>
          </table:table-cell>
          <table:table-cell office:value-type="string">
            <text:p>Unknown Undercover Police (six)</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Plain Clothes</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33">
            <text:p>733</text:p>
          </table:table-cell>
          <table:table-cell office:value-type="string">
            <text:p>2009-01-27</text:p>
          </table:table-cell>
          <table:table-cell office:value-type="string">
            <text:p>Florida</text:p>
          </table:table-cell>
          <table:table-cell office:value-type="string">
            <text:p>Saint Petersburg</text:p>
          </table:table-cell>
          <table:table-cell office:value-type="string">
            <text:p>Pinellas County Sheriff&amp;#039;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Chow and Pit Bull mix 9yo</text:p>
          </table:table-cell>
          <table:table-cell office:value-type="string">
            <text:p>A Pinellas County sheriff&amp;#039;s deputy knocked on Lee Ann Hutts&amp;#039; door Tuesday night and her dog, Smoke, started barking incessantly. Within moments, the deputy pulled out a gun and shot Smoke in the head. That&amp;#039;s about all Hutts and the deputy agree on. The deputy says Smoke attacked him, and he shot in self-defense. Hutts said Smoke was barking, but never attacked the deputy. An eyewitness backs Hutts&amp;#039; account. Smoke died the next day. The Society for the Prevention of Cruelty to Animals is investigating. &amp;quot;We have a call in to (the deputy&amp;#039;s) supervisor,&amp;quot; said Connie Brooks, a local SPCA investigator. &amp;quot;You know, sometimes they see things a little differently.&amp;quot; Hutts, 32, and her neighbor Tina Morrow said deputies came to their mobile home park on 28th Street N investigating a burglary report. Unable to find the right home, a deputy went to Hutts&amp;#039; door. Hutts, who takes care of a disabled sister-in-law and lives with her fiance and roommate in her mobile home, said her 9-year-old chow-pit bull mix was barking when she opened the door but stopped when she told him to be quiet. She tried to put him in another room but he followed her out. Smoke kept barking but never left her side, she said. The deputy was agitated, she said, and kicked her dog. Then he shot him. &amp;quot;I damn near passed out,&amp;quot; Hutts said. &amp;quot;I had blood all over me, I was screaming.&amp;quot; The deputy left, she said. Pinellas sheriff&amp;#039;s spokeswoman Marianne Pasha offered a different account based on an incident report from Sgt. Robert McGuire and a supplemental report from a backup deputy. McGuire, a 24-year veteran, wrote that when he knocked on Hutts&amp;#039; door he could hear a dog barking. When Hutts answered, he asked her to secure the dog. The dog appeared to charge him, so he shooed the dog with his foot. &amp;quot;He believed the dog was going to bite him,&amp;quot; Pasha said, so he shot him in the head. The deputy was unaware that Smoke died. Pasha asked a reporter how the dog was doing and was told he had died. Hutts said she and her sister-in-law took the wounded Smoke to Noah&amp;#039;s Place 24-Hour Animal Medical Center on 62nd Avenue N. Unable to afford the $3,000 she was told surgery would cost, Hutts left with a prescription for pain medication. She took the dog home and stayed up all night with him. Smoke died in the morning. Cathy Miktuk, the property manager at the mobile home park, Suncove Apartments, said the entire neighborhood is upset. Everyone loved Smoke, who barks a lot but was never aggressive, she said. &amp;quot;We&amp;#039;ve all got dogs, and a lot of us watched what happened,&amp;quot; Miktuk said. &amp;quot;Why didn&amp;#039;t they just mace that dog?&amp;quot; Miktuk called the SPCA Tuesday morning and helped gather statements from witnesses. The SPCA&amp;#039;s Brooks said it routinely investigates when law enforcement shoots a dog. &amp;quot;We&amp;#039;d like to talk to the officer, because it&amp;#039;s a complaint like any other complaint,&amp;quot; she said. &amp;quot;But we realize officers are out there protecting people.&amp;quot; Hutts&amp;#039; neighbor who watched the shooting is angry that the Sheriff&amp;#039;s Office didn&amp;#039;t check on how the dog or Hutts were doing. &amp;quot;This was her family pet,&amp;quot; Morrow said. &amp;quot;He was a total sweetheart. There&amp;#039;s a gazillion cats around here, and they&amp;#039;re not even scared of him.&amp;quot; The deputies never found the caller who reported the initial incident, Pasha said.</text:p>
          </table:table-cell>
          <table:table-cell office:value-type="string">
            <text:p>http://www.tampabay.com/news/publicsafety/pinellas-deputy-owner-differ-on-why-he-shot-chow-pit-bull-mix/971611</text:p>
          </table:table-cell>
          <table:table-cell office:value-type="string">
            <text:p>Smoke</text:p>
          </table:table-cell>
          <table:table-cell office:value-type="string">
            <text:p>Robert McGuire</text:p>
          </table:table-cell>
          <table:table-cell table:number-columns-repeated="7"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34">
            <text:p>734</text:p>
          </table:table-cell>
          <table:table-cell office:value-type="string">
            <text:p>2009-02-07</text:p>
          </table:table-cell>
          <table:table-cell office:value-type="string">
            <text:p>Nevada</text:p>
          </table:table-cell>
          <table:table-cell office:value-type="string">
            <text:p>Las Vegas</text:p>
          </table:table-cell>
          <table:table-cell office:value-type="string">
            <text:p>Las Vega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6yo</text:p>
          </table:table-cell>
          <table:table-cell office:value-type="string">
            <text:p>&amp;quot;Coco&amp;quot; was a good dog. Almost embarrassingly so. When Jose Fernandez would have friends over, he would brag that he had a pit bull. He&amp;#039;d take his friends into the backyard to see Coco and the 6-year-old pit bull would lick their feet. &amp;quot;I&amp;#039;d say, &amp;#039;Come on! Put on a mean face or something!&amp;#039;&amp;quot; Fernandez, 40, said. But that&amp;#039;s all Coco would do, he said. Lick them, or put his paw on their laps for attention. Around 5 a.m. Friday, Coco was shot and killed in his backyard by a Las Vegas police officer.</text:p>
            <text:p>The officer was one of several who were searching for a DUI suspect who fled on foot from a traffic stop near Nellis Boulevard and Sahara Avenue, according to department spokesman Bill Cassell. Police searched a nearby neighborhood with a helicopter equipped with a heat detecting device and spotted a large mass in a shed behind a home at 4880 Welter Ave., Cassell said. Cassell said the dog, which was inside the shed, confronted officers. But he said he didn&amp;#039;t know how the dog displayed aggressiveness. &amp;quot;The officer did everything he could to avoid shooting at the dog. Ultimately he was forced to fire in self-defense,&amp;quot; Cassell said. Two shots rang out. Coco had a bullet wound in his back and in his chest, according to Fernandez and his girlfriend, Yurisel De La Torre. Both were at work at the time. The suspect, whose name and charges were not released, was arrested a few doors away. Cassell said the dog&amp;#039;s death was a mistake and the department offered apologies to the family. &amp;quot;This is an extra unfortunate incident,&amp;quot; he said. &amp;quot;All cops are animal lovers and it hurts us deeply when something like this occurs.&amp;quot; A next-door neighbor said she never heard Coco bark or growl at the officers. Sandra Orozco, 27, said she was awakened by seven police officers in her backyard around 4:30 a.m. The officers then jumped the wall between the two yards, she said.</text:p>
            <text:p>Orozco couldn&amp;#039;t see the shooting while standing in her patio because the wall blocked her view, but she and her parents did hear two pops that she later learned were the fatal shots. She said Coco was &amp;quot;always gentle&amp;quot; and played well with her 5-year-old daughter. De La Torre, teary-eyed and surrounded by photos of the dog, said that was one of the reasons she adopted Coco. She remembers first seeing him at the Lied Animal Shelter three years ago. While other dogs barked and jumped for attention, Coco didn&amp;#039;t make a sound. &amp;quot;Coco just put his head right next to the door, looking for attention,&amp;quot; she said. Coco let De La Torre&amp;#039;s four Chihuahuas jump on him and bite his tail. When one of them became too rough, he gently nudged them with his paw. With her 6-month-old daughter, Coco would set his face in her lap and she would pull on his ears. Coco didn&amp;#039;t mind, De La Torre said. He was just happy for the attention. De La Torre and Fernandez don&amp;#039;t believe Coco could have harmed the officer and are upset that the officers didn&amp;#039;t ask before entering their backyard. They also don&amp;#039;t believe catching the suspect was worth jumping into their backyard and killing their dog. &amp;quot;I don&amp;#039;t think it&amp;#039;s right,&amp;quot; De La Torre said. &amp;quot;It wasn&amp;#039;t like he was a killer.&amp;quot; Las Vegas police do not have official procedures for dealing with dogs because each encounter is different, Cassell said. Officers are just instructed to balance the risk to themselves and the public in such incidents. They&amp;#039;ve been involved in other similar shootings. In 2005, while chasing a graffiti vandal, two Las Vegas police officers shot and killed one pit bull and wounded another that they encountered in the dog owner&amp;#039;s fenced yard. Police said the animals chased the officers. In 2004, while responding to a burglary call, an officer jumped into a backyard and shot and killed a blue heeler-dingo mix that police said &amp;quot;charged aggressively&amp;quot; at the officer. In both of those cases the department either paid veterinary bills or offered to pay cremation costs. They haven&amp;#039;t done either in Friday&amp;#039;s incident, according to Fernandez and De La Torre. While clutching Coco&amp;#039;s blood-stained collar, Fernandez showed a receipt of $225.45 they had to pay to a nearby veterinarian to have him cremated after police took the dog to the clinic. &amp;quot;He wasn&amp;#039;t a dog. He was family,&amp;quot; Fernandez said.</text:p>
          </table:table-cell>
          <table:table-cell office:value-type="string">
            <text:p>http://www.reviewjournal.com/news/familys-pet-coco-killed-police</text:p>
          </table:table-cell>
          <table:table-cell office:value-type="string">
            <text:p>Coco</text:p>
          </table:table-cell>
          <table:table-cell office:value-type="string">
            <text:p>Seven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35">
            <text:p>735</text:p>
          </table:table-cell>
          <table:table-cell office:value-type="string">
            <text:p>2014-05-12</text:p>
          </table:table-cell>
          <table:table-cell office:value-type="string">
            <text:p>Florida</text:p>
          </table:table-cell>
          <table:table-cell office:value-type="string">
            <text:p>Orlando</text:p>
          </table:table-cell>
          <table:table-cell office:value-type="string">
            <text:p>Orland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Officials said an Orlando police officer was forced to shoot a dog after he was bitten on Monday. Officers were investigating a disturbance at the Estates at Park Central apartments on Grand Central Parkway around 11:30 a.m. According to officials, one officer was attacked by two dogs, believed to be pit bulls, while investigating. The officer shot one of the dogs and it was taken to an animal hospital. The second dog ran away from the area. The officer is being treated for bites and scratches. No further details have been released.</text:p>
          </table:table-cell>
          <table:table-cell office:value-type="string">
            <text:p>http://www.wftv.com/news/news/local/orlando-police-officer-shoots-dog-after-being-bitt/nftZ6/</text:p>
          </table:table-cell>
          <table:table-cell office:value-type="string">
            <text:p>Unknown Pit Bull</text:p>
          </table:table-cell>
          <table:table-cell office:value-type="string">
            <text:p>Unknown</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6">
          <table:table-cell office:value-type="float" office:value="736">
            <text:p>736</text:p>
          </table:table-cell>
          <table:table-cell office:value-type="string">
            <text:p>2012-12-18</text:p>
          </table:table-cell>
          <table:table-cell office:value-type="string">
            <text:p>Florida</text:p>
          </table:table-cell>
          <table:table-cell office:value-type="string">
            <text:p>Orlando</text:p>
          </table:table-cell>
          <table:table-cell office:value-type="string">
            <text:p>Orland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rlando police investigating a drug case fatally shot a pit-bull after the dog&amp;#039;s owner released the animal on officers, reports show.</text:p>
            <text:p/>
            <text:p>Officers with the drug enforcement division were investigating at 736 Solandra Drive on Tuesday night when the dog&amp;#039;s owner released the pit bull &amp;quot;to avoid further investigation of the drug offense.&amp;quot;</text:p>
            <text:p>Police said the dog was very aggressive toward the detectives, and was shot.</text:p>
            <text:p/>
            <text:p>Drugs were found during the search and police arrested Justin Mullins, 31, and Theresa Jankovik, 27.</text:p>
          </table:table-cell>
          <table:table-cell office:value-type="string">
            <text:p>http://articles.orlandosentinel.com/2012-12-19/news/os-pit-bull-shot-drugs-20121219_1_pit-bull-drug-case-investigation</text:p>
          </table:table-cell>
          <table:table-cell office:value-type="string">
            <text:p>Unknown Pit Bull</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Not Sure</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737">
            <text:p>737</text:p>
          </table:table-cell>
          <table:table-cell office:value-type="string">
            <text:p>2014-07-20</text:p>
          </table:table-cell>
          <table:table-cell office:value-type="string">
            <text:p>Wisconsin</text:p>
          </table:table-cell>
          <table:table-cell office:value-type="string">
            <text:p>Racine</text:p>
          </table:table-cell>
          <table:table-cell office:value-type="string">
            <text:p>Racin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shot two dogs and killed one of them after the dogs charged officers Sunday morning, according to the Racine Police Department. Officers were dispatched to 17th Street and Connolly Avenue around 9:30 a.m. Sunday for a report of two loose dogs, described as pit bulls, chasing children in the area. The dogs also reportedly tried to attack a dog in the 1500 block of Grove Avenue and reportedly charged at officers as they arrived and attempted to exit their vehicles. At that time, the tranquilizer gun was requested, according to the police department. The dogs also traveled to the front yard of a home in the 1400 block of Deane Boulevard and attacked a cat in the front yard of the home, police said. While waiting for the tranquilizer gun to arrive, officers continued to witness aggressive behavior from the two dogs, when, due to the aggressive nature of the dogs, lethal force was used in the interest of public safety, the police department said in an emailed release. One dog died on the scene, and the other dog ran to a driveway in the 1500 block of Deane Boulevard. That dog survived the initial shooting, police said, but may require surgery.</text:p>
          </table:table-cell>
          <table:table-cell office:value-type="string">
            <text:p>http://journaltimes.com/news/local/crime-and-courts/police-shoot-two-dogs-one-dead/article_576b8c08-3ce8-58f2-82ed-5f06ed11f106.html</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738">
            <text:p>738</text:p>
          </table:table-cell>
          <table:table-cell office:value-type="string">
            <text:p>2014-07-29</text:p>
          </table:table-cell>
          <table:table-cell office:value-type="string">
            <text:p>Georgia</text:p>
          </table:table-cell>
          <table:table-cell office:value-type="string">
            <text:p>Athens</text:p>
          </table:table-cell>
          <table:table-cell office:value-type="string">
            <text:p>Athens-Clarke Count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thens-Clarke County police responding to a reported dog attack were also attacked by the canine shortly after their arrival. The Athens-Banner Herald reports that it happened Tuesday on Nellie B. Avenue just before 10PM.</text:p>
            <text:p>The dog was identified as a pit bull by its owners. </text:p>
            <text:p>During the dog&amp;#039;s rampage he killed another dog, severely bit a 10-year-old boy at the scene and then bit the arm of one of the officers before that officer was able to pull his weapon and shoot the dog, killing it. The boy was taken to an area hospital. His condition is not known at this time.</text:p>
          </table:table-cell>
          <table:table-cell office:value-type="string">
            <text:p>http://www.accessnorthga.com/detail.php?n=277710</text:p>
          </table:table-cell>
          <table:table-cell office:value-type="string">
            <text:p>Unknown Pit Bull</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39">
            <text:p>739</text:p>
          </table:table-cell>
          <table:table-cell office:value-type="string">
            <text:p>2014-08-18</text:p>
          </table:table-cell>
          <table:table-cell office:value-type="string">
            <text:p>Kansas</text:p>
          </table:table-cell>
          <table:table-cell office:value-type="string">
            <text:p>Topeka</text:p>
          </table:table-cell>
          <table:table-cell office:value-type="string">
            <text:p>Topeka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Wakeena Tyree was in for a rude awakening around 6:30 a.m. Monday as she was getting her baby out of the back seat of her car in the Highland Crest neighborhood of southeast Topeka. Tyree, 37, said she heard two pit bull dogs bark at her in the predawn darkness. She said she turned and saw the dogs standing in the middle of the street in the 3300 block of S.E. Colfax. In short order, Tyree said, the dogs charged at her. A short time later, a Topeka police officer fired two rounds, both of which struck and killed one of the &amp;ldquo;vicious&amp;rdquo; pitbulls. But before that happened, Tyree had to take quick action to keep herself and her baby safe. As the pair of dogs began to charge at her, Tyree said, &amp;ldquo;I told them to go home. I guess that made them mad.&amp;rdquo; Holding her 5-month-old son, Christian, in her left arm, away from the dogs, Tyree jumped on the hood of her car, parked in a driveway on the east side of S.E. Colfax. She used her feet to kick at the dogs as they tried to jump on top of her car, she said. Just then, a neighbor across the street saw what was happening and yelled out &amp;ldquo;Go home&amp;rdquo; at the dogs, who then turned and headed north on S.E. Colfax toward the man&amp;rsquo;s house. Tyree said a police car arrived on the scene about the same time. She said the officer got out of his patrol car and was charged by the dogs. The officer, Tyree said, swung his baton back and forth three times, backing up in the process, before using his gun to shoot one of the dogs two times. The dog died at the scene. The other dog, meanwhile, took off running and police hadn&amp;rsquo;t located it by 9 a.m. &amp;ldquo;The officer didn&amp;rsquo;t want to shoot the dog,&amp;rdquo; Tyree said. &amp;ldquo;It was his last resort.&amp;rdquo; Cpl. Louis Cortez said at the scene that police had been notified of the pair of pit bull dogs running at large in the neighborhood, charging at people and preventing children from going to their school bus stop. At least two additional residents on the block were forced to seek safety on top of their cars when they were charged by the dogs, Cortez said. While police don&amp;rsquo;t want to be forced to shoot dogs, Cortez said, cases such as Monday&amp;rsquo;s incident leave officers no choice but to do so. He said the incident was the result of the dogs&amp;rsquo; owners not taking responsibility and keeping the animals secured.</text:p>
            <text:p>Cortez held four pieces of paper that had witness reports of the incident, all agreeing on the facts of the situation and stating the officer took &amp;ldquo;appropriate&amp;rdquo; action. Animal control officials picked up the deceased dog, who died near the west curb in the 3300 block of S.E. Colfax. The Topeka Fire Department was called to the scene to help clean up the scene after the dog had been shot. The police department&amp;rsquo;s Crime Scene Investigation Unit and professional standards unit also responded to the incident. Cortez said police were still trying to locate the owner of the dogs.</text:p>
          </table:table-cell>
          <table:table-cell office:value-type="string">
            <text:p>http://cjonline.com/news/2014-08-18/topeka-officer-shoots-kills-pit-bull</text:p>
          </table:table-cell>
          <table:table-cell office:value-type="string">
            <text:p>Two Unknown Dogs Pit Bull</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40">
            <text:p>740</text:p>
          </table:table-cell>
          <table:table-cell office:value-type="string">
            <text:p>2014-08-18</text:p>
          </table:table-cell>
          <table:table-cell office:value-type="string">
            <text:p>Ohio</text:p>
          </table:table-cell>
          <table:table-cell office:value-type="string">
            <text:p>Celina</text:p>
          </table:table-cell>
          <table:table-cell office:value-type="string">
            <text:p>Celin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Late Monday morning, a Celina Police officer responding to a vicious dog complaint was attacked by a pit bull, drew his firearm, and shot the dog. The officer was responding to a complaint about the dog on the 500 block of Lisle Street. The officer went to the front door of the owner whose dog was the focus of the complaint. When he did, the dog came from around the back and the dog began to bark. The dog then jumped on the officer scratching him in the process. The dog continued his aggression so the officer drew his sidearm and shot the dog, injuring him. The pit bull fled and was found later on. The animal was treated by a veterinarian and is being held by the Mercer Co. Dog warden pending charges on the owner.</text:p>
          </table:table-cell>
          <table:table-cell office:value-type="string">
            <text:p>http://www.indianasnewscenter.com/news/local/Officer-Shoots-Attacking-Pit-Bull-In-Celina-271715431.html</text:p>
          </table:table-cell>
          <table:table-cell office:value-type="string">
            <text:p>Unknown Pit Bull</text:p>
          </table:table-cell>
          <table:table-cell office:value-type="string">
            <text:p>Unknown</text:p>
          </table:table-cell>
          <table:table-cell table:number-columns-repeated="3"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office:value-type="float" office:value="3">
            <text:p>3</text:p>
          </table:table-cell>
          <table:table-cell office:value-type="float" office:value="1">
            <text:p>1</text:p>
          </table:table-cell>
          <table:table-cell table:number-columns-repeated="4" office:value-type="float" office:value="0">
            <text:p>0</text:p>
          </table:table-cell>
        </table:table-row>
        <table:table-row table:style-name="ro4">
          <table:table-cell office:value-type="float" office:value="741">
            <text:p>741</text:p>
          </table:table-cell>
          <table:table-cell office:value-type="string">
            <text:p>2014-06-27</text:p>
          </table:table-cell>
          <table:table-cell office:value-type="string">
            <text:p>Pennsylvania</text:p>
          </table:table-cell>
          <table:table-cell office:value-type="string">
            <text:p>North Middleton Township</text:p>
          </table:table-cell>
          <table:table-cell office:value-type="string">
            <text:p>North Middle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North Middleton Township police officer shot and killed a pit bull that attacked him about 7:19 p.m. Friday as police were searching for a man in the area, police Chief Douglas Reitz said. &amp;quot;He was in danger, and he had to take the action that he took,&amp;quot; Reitz said. &amp;quot;There&amp;#039;s nothing he did wrong,&amp;quot; Reitz said. &amp;quot;He responded appropriately.&amp;quot;</text:p>
            <text:p>North Middleton Township police Officer Peter Castle and other officers from the department were helping Pennsylvania State Police search for a man that had run away to avoid being arrested, according Reitz and a news release from the police department. Reitz said, during that search, Castle approached a vehicle parked off the 500 block of McClures Gap Road in a farmer&amp;#039;s field near the Conodoguinet Creek. Reitz said Castle came across a woman with a pit bull. While the woman had the dog on a leash, the dog broke free. The dog didn&amp;#039;t respond to the woman&amp;#039;s calls for it to come back to her. The pit bull charged Castle and tried to bite his left arm, according to the news release. When the dog bit the officer&amp;#039;s left leg, he fired two rounds from his pistol and hit the dog in its upper body. The dog died at the scene from the gunshots, Reitz said. Castle was taken to Carlisle Regional Medical Center for minor injuries and was treated and released from the hospital. Reitz said shooting the dog was the last thing Castle, a former canine officer who loves dogs, wanted to do, but he was in danger. &amp;quot;It&amp;#039;s a sad, unfortunate event,&amp;quot; Reitz said. &amp;quot;But it&amp;#039;s an action that had to be taken at that point in time. When asked whether the woman who owned the dog had expressed concerns to police, Reitz said none had been relayed to the department. A dispatcher from the state police Carlisle barracks said she could not immediately provide information on the search.</text:p>
          </table:table-cell>
          <table:table-cell office:value-type="string">
            <text:p>http://www.pennlive.com/midstate/index.ssf/2014/06/pit_bull_shot_killed_after_att.html</text:p>
          </table:table-cell>
          <table:table-cell office:value-type="string">
            <text:p>Unknown Pit Bull</text:p>
          </table:table-cell>
          <table:table-cell office:value-type="string">
            <text:p>Peter Castl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742">
            <text:p>742</text:p>
          </table:table-cell>
          <table:table-cell office:value-type="string">
            <text:p>2014-06-25</text:p>
          </table:table-cell>
          <table:table-cell office:value-type="string">
            <text:p>North Carolina</text:p>
          </table:table-cell>
          <table:table-cell office:value-type="string">
            <text:p>Mar-Mac</text:p>
          </table:table-cell>
          <table:table-cell office:value-type="string">
            <text:p>Wayne County Sheriff&amp;rsquo;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Wayne County Sheriff&amp;rsquo;s Office said a person was attacked Wednesday morning by pit bulls that were loose southwest of Goldsboro. A call was made to 911 around 6:45 a.m. to report pit bulls roaming the Mar-Mac area outside Goldsboro, the sheriff&amp;rsquo;s office said. The caller reported the dogs were attacking an animal or object, authorities said. Animal Control was dispatched to the area at 6:50 a.m., the sheriff&amp;rsquo;s office said. A second call was made to 911 at 6:57 a.m. reporting the dogs were attacking a person, authorities said. Members of the Wayne County Sheriff&amp;rsquo;s Office and emergency services were dispatched to the location of the reported attack.</text:p>
            <text:p>Responding authorities arrived on scene at 7:06 a.m. followed by animal control at 7:10 a.m., the sheriff&amp;rsquo;s office reported. Two pit bulls charged a deputy as he exited his vehicle. The deputy fired his gun at one of the dogs. The second attacking dog ran away when shots were fired, the sheriff&amp;rsquo;s office said. The person attacked by the dogs was taken to Wayne Memorial Hospital and the dogs were impounded by animal control. The condition of the person attacked was not released.</text:p>
            <text:p>Authorities are still investigating the incident.</text:p>
          </table:table-cell>
          <table:table-cell office:value-type="string">
            <text:p>http://www.wncn.com/story/25870010/pit-bulls-attack-person-charge-deputy-in-wayne-co</text:p>
          </table:table-cell>
          <table:table-cell office:value-type="string">
            <text:p>Unknown Pit Bull</text:p>
          </table:table-cell>
          <table:table-cell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743">
            <text:p>743</text:p>
          </table:table-cell>
          <table:table-cell office:value-type="string">
            <text:p>2014-06-22</text:p>
          </table:table-cell>
          <table:table-cell office:value-type="string">
            <text:p>Michigan</text:p>
          </table:table-cell>
          <table:table-cell office:value-type="string">
            <text:p>Flint</text:p>
          </table:table-cell>
          <table:table-cell office:value-type="string">
            <text:p>Flint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Unconfirmed</text:p>
          </table:table-cell>
          <table:table-cell office:value-type="string">
            <text:p>NOTE: the following is based entirely on police statements. Of interest is the fact that police and media claim the dog was a &amp;quot;120 pound pit bull&amp;quot; despite the fact that male pit bulls weigh between 35 and 66 pounds. Flint police try to avoid lethal force with dogs whenever possible, but after a Taser didn&amp;#039;t stop a 120 pound pit bull from attacking a 14-year-old boy in late June, they say they were left with no choice. Flint City Councilman Bryant Nolden said the incident happened on Sunday, June 22, while more than 1,000 people were at the Berston Field House for a weekly softball game. The Third Ward councilman said he is the volunteer director at Berston, so he unlocks the facility for the community to use from 3 p.m. to 7 p.m. during the games on Sundays. Nolden said during the softball game, he saw a teenage girl walking the pit bull around the baseball diamond area. Nolden said the girl was having trouble controlling the large, leashed dog and he told her she should not have the animal in such a large crowd of people. &amp;quot;She could not handle the dog. It was obvious, because the dog was pulling her all over the place, and a few folks, including myself, said, &amp;#039;You really shouldn&amp;#039;t have this dog down here. Especially with this many folks down here.&amp;#039;&amp;quot; Nolden said. Flint police and Michigan State Police were already at Berston to aid in traffic control after the softball game. Nolden said he requested a police presence after a number of teenagers began coming to the facility and fights broke out. &amp;quot;We&amp;#039;ve had problems with teenagers using social media to settle neighborhood beefs and we had a couple of incidents where we had girls down there fighting,&amp;quot; Nolden said. &amp;quot;That&amp;#039;s why we were requesting the police presence, because of the sheer numbers and the amount of young folks from 13 to maybe 18 that are coming down. And they aren&amp;#039;t coming down for the games, they are down here to start problems.&amp;quot; According to a Flint police report, officers were conducting crowd control for the spectators when the dog broke loose from its leash and charged a 14-year-old boy. Officers first attempted to use a Taser on the dog during the attack, but the animal was unaffected. The dog then turned and charged toward the officer, who shot two bullets at the dog. According to the report, the dog continued, charging at a second officer who fired another two rounds, paralyzing the animal. Flint Police Chief James Tolbert said officers had to use deadly force on the animal after the Taser failed to work on the dog, because it posed a threat to the crowd after attacking the 14-year-old boy. Tolbert said the officers did not want to shoot the dog again because of the large crowd. Genesee County Animal Control came to the scene and took possession of the injured dog with the owner&amp;#039;s consent. Chief Animal Control Officer Stephani Lazar said the center euthanized the dog. Lazar said some breeds of dog are just too much for some people to handle if they don&amp;#039;t take the time to train them and keep them in safe and healthy situations.</text:p>
            <text:p>&amp;quot;It&amp;#039;s unfortunate. A lot of people buy these large-breed dogs with dominant personalities and they don&amp;#039;t get them neutered and they don&amp;#039;t train them properly and then they get put into situations where they can&amp;#039;t handle these animals and then a person or another animal gets hurt,&amp;quot; Lazar said. &amp;quot;So these animals are set up to fail, and in the meantime not only do they fail, but they hurt somebody else.&amp;quot; Lazar said some dog owners expect all breeds to have the same personality, but said that is not the case. She said the best thing a dog owner can do is to research their breed, get them spayed or neutered, and into an obedience class. Nolden said he is an avid animal lover, but believes the officers did what they had to in order to protect the crowd. &amp;quot;I&amp;#039;m a dog lover and I&amp;#039;m on the Genesee County Animal Control Sub-Committee and I&amp;#039;m really passionate about animals and their rights, but this dog was just really, really big and I do not fault the police officer for protecting the community,&amp;quot; Nolden said. &amp;quot;I could not have held that dog, it was that big.&amp;quot;</text:p>
            <text:p>The 14-year-old boy who was attacked suffered minor injuries and was taken to Hurley Medical Center for treatment, police said. No further injuries were reported.</text:p>
          </table:table-cell>
          <table:table-cell office:value-type="string">
            <text:p>http://www.mlive.com/news/flint/index.ssf/2014/07/flint_police_forced_to_shoot_1.html</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44">
            <text:p>744</text:p>
          </table:table-cell>
          <table:table-cell office:value-type="string">
            <text:p>2014-07-09</text:p>
          </table:table-cell>
          <table:table-cell office:value-type="string">
            <text:p>Connecticut</text:p>
          </table:table-cell>
          <table:table-cell office:value-type="string">
            <text:p>New Haven</text:p>
          </table:table-cell>
          <table:table-cell office:value-type="string">
            <text:p>New Have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With a dog&amp;rsquo;s jaws locked on his left leg, Officer Michael Haines drew his gun. Haines was responding to a report of a vicious dog on the loose, and got a close look at the problem canine. Here&amp;rsquo;s what happened, according to police spokesman Officer Dave Hartman: At 7:17 p.m. on Wednesday, someone called police to report a &amp;ldquo;vicious dog&amp;rdquo; that couldn&amp;rsquo;t be controlled by its owner. Officer Haines responded with Brendan Borer (pictured). The dog&amp;rsquo;s owner flagged them down in College Woods park in East Rock. The owner told them the dog, a pit bull, had escaped from his car and was acting dangerously. He told cops he was afraid for the safety of anyone nearby. As the cops warned people in the park, the dog charged at Haines and attacked him, biting down on his leg. Haines pulled his gun and shot the dog twice. Haines was taken to the hospital for treatment of a non-life-threatening injury. The dead dog was taken to the animal shelter for rabies testing. No one else was hurt. The dog&amp;rsquo;s owner was not charged with a crime.</text:p>
          </table:table-cell>
          <table:table-cell office:value-type="string">
            <text:p>http://www.newhavenindependent.org/index.php/archives/entry/pitbull_attacks_cop/</text:p>
          </table:table-cell>
          <table:table-cell office:value-type="string">
            <text:p>Unknown Pit Bull</text:p>
          </table:table-cell>
          <table:table-cell office:value-type="string">
            <text:p>Michael Haines</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45">
            <text:p>745</text:p>
          </table:table-cell>
          <table:table-cell office:value-type="string">
            <text:p>2014-07-16</text:p>
          </table:table-cell>
          <table:table-cell office:value-type="string">
            <text:p>Maryland</text:p>
          </table:table-cell>
          <table:table-cell office:value-type="string">
            <text:p>Mechanicsville</text:p>
          </table:table-cell>
          <table:table-cell office:value-type="string">
            <text:p>Maryland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state trooper shot and injured a pit bull in an effort to fend off the animal while she tried to help an unconscious man Wednesday morning, according to Maryland State Police. State police said the trooper was called around 9 a.m. to the 47000 block of King Drive in Mechanicsville, where an unresponsive man was found lying in the back doorway of his house. State police said the pit bull charged at the trooper as she entered the house. The trooper was able to fend off the animal by striking it with her baton. The dog then returned and charged at the trooper and was able to get the baton out of the trooper&amp;#039;s hands. The dog bit the trooper&amp;#039;s right foot and the trooper, in fear for her safety, shot the dog, which fled the scene, state police said. Troopers continue to investigate the incident. Witnesses told investigators that the dog has bitten others in the past. St. Mary&amp;#039;s County Animal Control crews were called to search the area for the wounded dog. </text:p>
          </table:table-cell>
          <table:table-cell office:value-type="string">
            <text:p>http://www.wbaltv.com/news/police-trooper-shoots-wounds-pit-bull-in-attack/26984670#!bgsaXy</text:p>
          </table:table-cell>
          <table:table-cell office:value-type="string">
            <text:p>Unknown Pit Bull</text:p>
          </table:table-cell>
          <table:table-cell office:value-type="string">
            <text:p>Unknown Female Officer</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746">
            <text:p>746</text:p>
          </table:table-cell>
          <table:table-cell office:value-type="string">
            <text:p>2014-05-25</text:p>
          </table:table-cell>
          <table:table-cell office:value-type="string">
            <text:p>Oregon</text:p>
          </table:table-cell>
          <table:table-cell office:value-type="string">
            <text:p>Grants Pass</text:p>
          </table:table-cell>
          <table:table-cell office:value-type="string">
            <text:p>Oregon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regon State Police say a trooper shot a pit bull that bit him Saturday near Grants Pass as he was trying to arrest the dog&amp;#039;s owner. The dog later had to be euthanized. Lt. Gregg Hastings, an agency spokesman, said state troopers were first called to 5800 block of Fish Hatchery Road on reports that an intoxicated woman was yelling at the home&amp;#039;s residents and their canines. </text:p>
            <text:p>Witnesses said the suspect threatened to have her own dog attack the other dogs. When troopers tried to arrest the woman, her dog bit the officer making the arrest, Hastings said. Senior Trooper Josh Quick then &amp;quot;shot it in self defense,&amp;quot; according to a statement issued Sunday by the agency. The dog ran away. Hastings said someone later found the wounded dog and brought it into a veterinary clinic, where it was euthanized because of his injuries. The dog will be tested for rabies. Quick was treated and released for the lower-leg bite. Hastings said he is not being placed on leave and expects to return to duty soon.</text:p>
            <text:p>Dawn Hemry-Boyle, 45, was booked into the Josephine County Jail and faces charges of harassment, menacing, criminal trespass and reckless endangerment.</text:p>
          </table:table-cell>
          <table:table-cell office:value-type="string">
            <text:p>http://www.oregonlive.com/pacific-northwest-news/index.ssf/2014/05/trooper_shoots_pit_bull_that_attacked_during_arrest_near_grants_pass.html</text:p>
          </table:table-cell>
          <table:table-cell office:value-type="string">
            <text:p>Unknown Pit Bull</text:p>
          </table:table-cell>
          <table:table-cell office:value-type="string">
            <text:p>Josh Quick</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7">
          <table:table-cell office:value-type="float" office:value="747">
            <text:p>747</text:p>
          </table:table-cell>
          <table:table-cell office:value-type="string">
            <text:p>2014-06-05</text:p>
          </table:table-cell>
          <table:table-cell office:value-type="string">
            <text:p>New Jersey</text:p>
          </table:table-cell>
          <table:table-cell office:value-type="string">
            <text:p>Howell Township</text:p>
          </table:table-cell>
          <table:table-cell office:value-type="string">
            <text:p>Howell Township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township police officer shot a pit bull Wednesday night after he responded to a complaint and was himself attacked by the dog, police said. The dog, named Bentley George, died while it was being taken to a veterinary hospital, according to Nina Bisozio, 24, the owner, who said the shooting was not justified, although she was not there when the shooting happened. The dog was shot three times, and &amp;quot;this didn&amp;#039;t have to happen,&amp;quot; Bisozio said.</text:p>
            <text:p>&amp;quot;What they (police) did was wrong. They could have shot my dog in the leg. You didn&amp;#039;t need to shoot my dog,&amp;quot; Bisozio said. On Thursday, the shooting was investigated by Victor &amp;quot;Buddy&amp;quot; Amato, chief law enforcement officer for the Monmouth County SPCA, who said the use of deadly force by the officer was justified. &amp;quot;At this point, I see there was no animal cruelty involved. Everyone feels bad about the situation. But the officer had no choice. It isn&amp;#039;t something the officer wanted to happen. If I had been in his place, I would have done the same thing,&amp;quot; Amato said. He confirmed the dog was shot three times.</text:p>
            <text:p>The shooting happened after 8 p.m. on Susan Court, according to police Detective Sgt. Eileen Dodd. &amp;quot;A Howell Township officer who responded to a dog bite call was attacked by the dog, and he shot it,&amp;quot; Dodd said. The officer, who was not identified, was not injured, she said. A woman who was visiting the home was attacked outside the house and bitten on her leg, Dodd said.</text:p>
            <text:p>However, Bisozio said the woman &amp;mdash; who was at the home at 5:45 p.m. to cut Bisozio&amp;#039;s mother&amp;#039;s hair &amp;mdash; was scratched and not bitten. &amp;quot;Bentley was not aggressive,&amp;quot; Bisozio said. When officer responded, the dog came out of an open garage door and went after him in front of the house, Dodd said. Bisozio said she was not home when the shooting happened. She said the officer called her to tell her he had shot the dog. &amp;quot;The officer knows who I am and he called to say he&amp;#039;s sorry for shooting my dog. I&amp;#039;m hurt. I&amp;#039;m disappointed. If you are friendly with me, why couldn&amp;#039;t you give me a simple heads-up and say, &amp;#039;Hey, Nina, I have a call at your house about about a dog attack,&amp;#039; &amp;quot; Bisozio said. &amp;quot;This woman threw the word &amp;#039;attack&amp;#039; out. The cop took it and ran with it, and killed my dog. And it was two hours after it happened. I said to my mom, &amp;#039;Is this woman going to call the cops?&amp;#039; Then I get a call at 8:04 that my dog is shot. &amp;quot;My dog is dead for no valid reason.&amp;quot;</text:p>
          </table:table-cell>
          <table:table-cell office:value-type="string">
            <text:p>http://www.app.com/story/news/crime/jersey-mayhem/2014/06/04/howell-police-officer-shoots-dog/9989141/</text:p>
          </table:table-cell>
          <table:table-cell office:value-type="string">
            <text:p>Bentley George</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48">
            <text:p>748</text:p>
          </table:table-cell>
          <table:table-cell office:value-type="string">
            <text:p>2014-06-05</text:p>
          </table:table-cell>
          <table:table-cell office:value-type="string">
            <text:p>Indiana</text:p>
          </table:table-cell>
          <table:table-cell office:value-type="string">
            <text:p>South Bend</text:p>
          </table:table-cell>
          <table:table-cell office:value-type="string">
            <text:p>South Ben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week after the South Bend Common Council changed the city&amp;#039;s animal care ordinance to remove restrictions targeting specific breeds, a police officer shot and killed a pit bull that reportedly attacked another officer. Police said the dog barked, lunged at the first officer and bit his handgun after the officer responded to a complaint in the 1900 block of West Bergan Street just after 5 p.m. Thursday. The attack reportedly came after police tried for several minutes to keep the pit bull at bay with a yard rake and lure it back to its owner&amp;#039;s house with some food. &amp;quot;It was just time to keep somebody from getting hurt,&amp;quot; Capt. Phil Trent said.</text:p>
            <text:p>Trent said an officer first went to 1901 W. Bergan to help a 13-year-old boy and a 16-year-old boy who said the dog had them trapped in a car. As the officer approached, the dog ran behind a neighboring house. A few moments later, while the officer was asking a neighbor about the dog, it ran toward the officer and lunged at him. Because the neighbor said the dog might live at 1911 W. Bergan, the officer lured it to the backyard with some food. But as soon as the food was gone, the dog again lunged toward the officer. The officer drew his handgun and pointed it at the dog, which backed away for a moment but then jumped at the officer and clamped its teeth onto his gun, Trent said. After the officer pulled his gun away from the pit bull, the dog appeared to gather itself for another jump, and another officer who had arrived drew his .40-caliber handgun and fatally shot the dog.</text:p>
            <text:p>South Bend Animal Care and Control officers soon arrived and took the dog away. Police were not able to find the dog&amp;#039;s owners or determine for sure if it lived at 1911 W. Bergan. In a 8-0 vote, the Common Council voted May 29 to adopt new pet regulations that will take effect Aug. 1. The new ordinance strikes previous language that singled out American pit bulls as dangerous and required pit bull owners to pay $75 for a special license. The new regulations put a greater focus on dogs of any breed that repeatedly display aggressive tendencies, and the revised ordinance strengthens some rules that apply to all dogs, such as a provision that prohibits any dog from being kept outside on a chain.</text:p>
          </table:table-cell>
          <table:table-cell office:value-type="string">
            <text:p>http://www.southbendtribune.com/news/crime/south-bend-police-officer-kills-pit-bull/article_f365f9b6-eda0-11e3-96cf-0017a43b2370.html</text:p>
          </table:table-cell>
          <table:table-cell office:value-type="string">
            <text:p>Unknown Pit Bull</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49">
            <text:p>749</text:p>
          </table:table-cell>
          <table:table-cell office:value-type="string">
            <text:p>2014-06-08</text:p>
          </table:table-cell>
          <table:table-cell office:value-type="string">
            <text:p>Ohio</text:p>
          </table:table-cell>
          <table:table-cell office:value-type="string">
            <text:p>Cincinnati</text:p>
          </table:table-cell>
          <table:table-cell office:value-type="string">
            <text:p>Cincinnati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Cincinnati police shot and killed a pit bull Sunday night after it lunged at them. It happened just after 7 p.m. in the 2500 block of Montana Avenue in Westwood. The dog was running loose in the street, police said. The officer was attempting to corral the animal when it charged at him, said Lt. Lisa Davis. The officer struck the dog twice with a stun gun, but it didn&amp;#039;t take effect, Davis said. The dog then lunged at the officer&amp;#039;s leg so the officer shot it. The owner, who lives nearby, was charged with failure to confine his dog. The officer was not injured.</text:p>
          </table:table-cell>
          <table:table-cell office:value-type="string">
            <text:p>http://www.cincinnati.com/story/news/crime/2014/06/08/pit-bull-shot-killed-by-police/10212311/</text:p>
          </table:table-cell>
          <table:table-cell office:value-type="string">
            <text:p>Unknown Pit Bull</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50">
            <text:p>750</text:p>
          </table:table-cell>
          <table:table-cell office:value-type="string">
            <text:p>2014-06-13</text:p>
          </table:table-cell>
          <table:table-cell office:value-type="string">
            <text:p>California</text:p>
          </table:table-cell>
          <table:table-cell office:value-type="string">
            <text:p>Riverside</text:p>
          </table:table-cell>
          <table:table-cell office:value-type="string">
            <text:p>Riverside County Sheriff&amp;rsquo;s Department</text:p>
          </table:table-cell>
          <table:table-cell table:number-columns-repeated="2" office:value-type="float" office:value="2">
            <text:p>2</text:p>
          </table:table-cell>
          <table:table-cell office:value-type="float" office:value="1">
            <text:p>1</text:p>
          </table:table-cell>
          <table:table-cell office:value-type="string">
            <text:p>Belgian Malinois and Unconfirmed</text:p>
          </table:table-cell>
          <table:table-cell office:value-type="string">
            <text:p>A K-9 with the Riverside County Sheriff&amp;rsquo;s Department was recovering Wednesday after accidentally being <text:s/>shot by a deputy during the search for a felony suspect. The shooting happened on Friday around 10 p.m. when Deputy Kari Cranfill and her canine partner, Tessa, were in Lakeland Village, authorities said. They were walking across a residential yard when a large pit bull jumped out of an open window and attacked Tessa, according to a post on the department&amp;rsquo;s Facebook page. Another deputy opened fired on the pit bull, but one of the rounds hit Tessa in the right paw, according to the post. She was treated for the wound and was fitted with a cast on her leg. &amp;ldquo;Tessa spent Saturday night at the veterinarian&amp;rsquo;s office, but is now home with Deputy Cranfill, no doubt being spoiled,&amp;rdquo; according to the post. She was expected to make a full recovery and be back to work soon, the post stated.</text:p>
          </table:table-cell>
          <table:table-cell office:value-type="string">
            <text:p>http://ktla.com/2014/06/18/riverside-k-9-wounded-by-deputy-during-search-for-felony-suspect/</text:p>
          </table:table-cell>
          <table:table-cell office:value-type="string">
            <text:p>Tessa</text:p>
          </table:table-cell>
          <table:table-cell office:value-type="string">
            <text:p>Kari Cranfill and Unknown Deputy</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3" office:value-type="float" office:value="2">
            <text:p>2</text:p>
          </table:table-cell>
          <table:table-cell table:number-columns-repeated="3" office:value-type="float" office:value="0">
            <text:p>0</text:p>
          </table:table-cell>
        </table:table-row>
        <table:table-row table:style-name="ro1">
          <table:table-cell office:value-type="float" office:value="751">
            <text:p>751</text:p>
          </table:table-cell>
          <table:table-cell office:value-type="string">
            <text:p>2014-05-23</text:p>
          </table:table-cell>
          <table:table-cell office:value-type="string">
            <text:p>Florida</text:p>
          </table:table-cell>
          <table:table-cell office:value-type="string">
            <text:p>Saint Augustine</text:p>
          </table:table-cell>
          <table:table-cell office:value-type="string">
            <text:p>Saint Johns County Sheriff&amp;#039;s Office</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 St. Johns County Sheriff&amp;#039;s Deputy and K-9 deputy &amp;#039;Ryker&amp;#039; were searching for a suspect that ran from a stolen car, when Ryker was attacked by a pit bull. The deputy and Ryker were walking down a public street searching for the 13-year-old suspect when seemingly out of nowhere a pit bull slammed into Ryker, grabbing his leg in the process. The pit bull was attempting to knock Ryker down, according to St. Johns County Sheriff&amp;#039;s Office Commander Chuck Mulligan. The deputy attempted to separate Ryker and pit bill and was bit in the process, Mulligan detailed. The deputy fired at the pit bull, which ran away. The deputy was not sure if a bullet struck the pit bill. The deputy was treated at Flagler Hospital and was later released. Ryker is being treated at a local veterinarian and the extent of injuries are unknown at this point. The teen suspect was able to get away.</text:p>
          </table:table-cell>
          <table:table-cell office:value-type="string">
            <text:p>http://www.firstcoastnews.com/story/news/crime/2014/05/23/pit-bull-attacks-deputies-st-augustine/9500195/</text:p>
          </table:table-cell>
          <table:table-cell office:value-type="string">
            <text:p>Ryker and Unknown Pit Bull</text:p>
          </table:table-cell>
          <table:table-cell office:value-type="string">
            <text:p>Unknown</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1">
          <table:table-cell office:value-type="float" office:value="752">
            <text:p>752</text:p>
          </table:table-cell>
          <table:table-cell office:value-type="string">
            <text:p>2014-04-08</text:p>
          </table:table-cell>
          <table:table-cell office:value-type="string">
            <text:p>Washington</text:p>
          </table:table-cell>
          <table:table-cell office:value-type="string">
            <text:p>Spokane Valley</text:p>
          </table:table-cell>
          <table:table-cell office:value-type="string">
            <text:p>Spokane Valley Sheriff&amp;rsquo;s Department</text:p>
          </table:table-cell>
          <table:table-cell table:number-columns-repeated="2" office:value-type="float" office:value="2">
            <text:p>2</text:p>
          </table:table-cell>
          <table:table-cell office:value-type="float" office:value="1">
            <text:p>1</text:p>
          </table:table-cell>
          <table:table-cell office:value-type="string">
            <text:p>Unconfirmed 11yo</text:p>
          </table:table-cell>
          <table:table-cell office:value-type="string">
            <text:p>The police dog that was bitten by a pit bull earlier this week is recovering at home.</text:p>
            <text:p/>
            <text:p>Laslo received six staples in his rear leg after he was attacked by a pit bull on Tuesday night according to authorities. <text:s/>It is unknown when the K9 will return to work.</text:p>
            <text:p><text:s/></text:p>
            <text:p>Spokane Valley Sheriff&amp;rsquo;s Deputy Jeff Thurman and Laslo responded around 6:00 p.m. near Barker and Appleway in the Spokane Valley to a domestic violence call and burglary in progress.</text:p>
            <text:p><text:s/></text:p>
            <text:p>The pill bull viciously bit Laslo&amp;rsquo;s rear leg as the deputy tried to get the police dog back in his patrol car, said Deptuy Thurman. Thurman then shot the pit bull twice, killing the dog according to authorities. The Spokane County Sheriff&amp;rsquo;s Office said the deputy made the right call.</text:p>
            <text:p><text:s/></text:p>
            <text:p>Charity Federer, the pit bulls owner, watched her 11-year-old dog get killed right before her eyes.</text:p>
            <text:p><text:s/></text:p>
            <text:p>&amp;ldquo;I&amp;#039;m like, &amp;lsquo;don&amp;#039;t shoot him, don&amp;#039;t shoot him&amp;rsquo;..and just as I pulled my hand back, the officer shot him again,&amp;rdquo; said Federer. &amp;quot;That dog would never hurt anybody.&amp;quot;</text:p>
            <text:p><text:s/></text:p>
            <text:p>Shawn Amburn, 27, <text:s/>was later arrested for obstruction. Meanwhile, a man named Adam Jones made his first court appearance Tuesday afternoon on charges of obstruction and resisting arrest. </text:p>
            <text:p><text:s/></text:p>
            <text:p>Deputies were still searching for 22-year-old Jhonathan Hunnel as of Wednesday morning.</text:p>
          </table:table-cell>
          <table:table-cell office:value-type="string">
            <text:p>http://www.krem.com/news/Deputys-K9-recovering-after-attack-254595231.html</text:p>
          </table:table-cell>
          <table:table-cell office:value-type="string">
            <text:p>Laslo</text:p>
          </table:table-cell>
          <table:table-cell office:value-type="string">
            <text:p>Jeff Thurma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53">
            <text:p>753</text:p>
          </table:table-cell>
          <table:table-cell office:value-type="string">
            <text:p>2014-05-08</text:p>
          </table:table-cell>
          <table:table-cell office:value-type="string">
            <text:p>Michigan</text:p>
          </table:table-cell>
          <table:table-cell office:value-type="string">
            <text:p>Kalamazoo</text:p>
          </table:table-cell>
          <table:table-cell office:value-type="string">
            <text:p>Kalamazoo Department of Public Safety</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ext:s/>A dog was shot and killed by a Kalamazoo Public Safety officer Thursday evening after the dog attacked the officer, police said. Officers were responding to an assault complaint in the 1600 block of Lay Blvd. at about 6:50 p.m. Thursday when the dog charged from the home as police attempted to make contact with the resident, according to a news release from the Kalamazoo Department of Public Safety. &amp;ldquo;As the officer was attempting to make contact with the resident, a Pit bull exited out of the front door and charged at the officer,&amp;rdquo; the release said. &amp;ldquo;The officer attempted to retreat however the dog continued its advance towards the officer, biting him on the leg.&amp;rdquo; The officer fired three shots with his handgun in an effort to stop the attack, according to the release. The dog died at the scene from gunshot wounds.</text:p>
            <text:p>The officer was taken to Bronson Methodist Hospital where he was treated for his injuries and later released. The Operations Division and the Office of Professional Standards will complete an investigation of the incident.</text:p>
          </table:table-cell>
          <table:table-cell office:value-type="string">
            <text:p>http://www.mlive.com/news/kalamazoo/index.ssf/2014/05/pit_bull_shot_and_killed_by_ka.html</text:p>
          </table:table-cell>
          <table:table-cell office:value-type="string">
            <text:p>Boss</text:p>
          </table:table-cell>
          <table:table-cell office:value-type="string">
            <text:p>Ryan Preston</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54">
            <text:p>754</text:p>
          </table:table-cell>
          <table:table-cell office:value-type="string">
            <text:p>2014-05-17</text:p>
          </table:table-cell>
          <table:table-cell office:value-type="string">
            <text:p>Virginia</text:p>
          </table:table-cell>
          <table:table-cell office:value-type="string">
            <text:p>Newport News</text:p>
          </table:table-cell>
          <table:table-cell office:value-type="string">
            <text:p>Newport New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olice officer shot a pit bull Saturday evening when the dog charged at him, according to a police news release. Shortly before 7:30 p.m., the officer was responding to reports of a vicious dog running loose in the 1200 block of 23rd St. When the officer got out of his vehicle, the black-and-white pit bull, a male, charged, police said. <text:s/>The officer fired twice, stopping an attack, police said. Witnesses told police the dog was chasing residents before police arrived. Animal Control took control of the injured pit bull. The owner was not at the scene. Per procedure, the Police Department is conducting an investigation into the circumstances that led the officer to fire his weapon. He remains on active duty.</text:p>
          </table:table-cell>
          <table:table-cell office:value-type="string">
            <text:p>http://hamptonroads.com/2014/05/newport-news-police-officer-shoots-dog-attack</text:p>
          </table:table-cell>
          <table:table-cell office:value-type="string">
            <text:p>Unknown Pit Bull</text:p>
          </table:table-cell>
          <table:table-cell office:value-type="string">
            <text:p>Unknown</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55">
            <text:p>755</text:p>
          </table:table-cell>
          <table:table-cell office:value-type="string">
            <text:p>2014-05-19</text:p>
          </table:table-cell>
          <table:table-cell office:value-type="string">
            <text:p>Pennsylvania</text:p>
          </table:table-cell>
          <table:table-cell office:value-type="string">
            <text:p>West Manheim Township</text:p>
          </table:table-cell>
          <table:table-cell office:value-type="string">
            <text:p>West Manheim Township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Note that the police shot the dog at the scene of a fire that destroyed the dog owner&amp;#039;s home. The dog was in the owner&amp;#039;s car while the fire burned. The dog jumped through the car window to allegly attack the police. The police used the opportunity to perform a warrantless search of the car where they discovered a small amount of marijuana, leading to a criminal charge for the owner. Two West Manheim Township Police officers, including the chief, were bitten by a dog while at the scene of a house fire in the township Monday morning. Chief Tim Hippensteel, who suffered injuries in the attack, was forced to shoot the pit bull, police said. It is expected to survive. Fellow police officer Sgt. Toby Wildasin was also injured when the dog belonging to a tenant of the burned home leapt from a car and attacked them. Both officers were treated at the scene for their injuries. The dog&amp;#039;s owner, Christopher Adam Weibe, 20, of 31 Rickey Drive, is in York County Prison on $2,500 bail, stemming from the attack and drug charges, police say. Hippensteel was sent to the home about 11:20 a.m. for the fire and, once there, went into the burning house to search for anyone inside but was forced out by heavy smoke and flames, police said. Weibe and another person were asleep in the basement but heard Hippensteel&amp;#039;s shouts about the fire and, with the pit bull, got out via a basement door.</text:p>
            <text:p>Police say Weibe became argumentative and uncooperative when officers told him he had to secure the dog. Weibe put the dog in his car, which is missing a passenger-door window, police said. The dog jumped through the window and attacked Wildasin, biting his inner thigh and groin area, causing minor injuries, police said. Weibe regained control of the dog and put it back in the car. But it didn&amp;#039;t stay there for long. It again jumped through the window, this time attacking Hippensteel and biting his right calf, police said. Hippensteel shot the dog once with his handgun. It was at that point that, police say, Weibe also got out of the car and shoved Hippensteel to the ground. Weibe ran away but was arrested a short time later when he returned to the scene. The dog was found nearby and was taken to a veterinarian for treatment, police said. Charges: Officers found marijuana, which Weibe took from the home when he fled the flames, in Weibe&amp;#039;s car, police allege. They also found drug paraphernalia inside the home, police said. Weibe was taken to the county&amp;#039;s central booking unit, where he was arraigned. He is charged with aggravated assault on a police officer, simple assault, resisting arrest, reckless endangerment, harassment, possession of marijuana and possession of drug paraphernalia, police said. It&amp;#039;s not known if he has retained an attorney. Police have asked the York County District Attorney&amp;#039;s detective bureau to investigate the shooting to see if department regulations and state law were followed. The fire: Pleasant Hill Volunteer Community Fire Co. Chief Ted Clousher said the blaze started in an attached garage and spread to the house. Crews had the fire under control in 25 to 30 minutes, the chief said. Weibe and the other resident weren&amp;#039;t initally aware if anyone else was inside the home. That caused firefighters to search the house twice. No one else was found inside, Clousher said. All told, five adults and three children were displaced, according to the local Red Cross, who is assisting them with food, clothing and a place to stay. A state police fire marshal is investigating its cause, Clousher said, adding it caused $125,000 in damage. The house is owned by a member of the armed forces who is serving aboard. He is renting the house and the residents do not have renters&amp;#039; insurance, Clousher said. </text:p>
          </table:table-cell>
          <table:table-cell office:value-type="string">
            <text:p>http://www.yorkdispatch.com/breaking/ci_25795134/8-displaced-by-hanover-area-blaze</text:p>
          </table:table-cell>
          <table:table-cell office:value-type="string">
            <text:p>Unknown Pit Bull</text:p>
          </table:table-cell>
          <table:table-cell office:value-type="string">
            <text:p>Police Chief Tim Hippensteel, Toby Wildasin</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756">
            <text:p>756</text:p>
          </table:table-cell>
          <table:table-cell office:value-type="string">
            <text:p>2014-05-20</text:p>
          </table:table-cell>
          <table:table-cell office:value-type="string">
            <text:p>Ohio</text:p>
          </table:table-cell>
          <table:table-cell office:value-type="string">
            <text:p>Colerain Township</text:p>
          </table:table-cell>
          <table:table-cell office:value-type="string">
            <text:p>Colera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summary below is based entirely on police statements. Take note that the summary notes the dog was killed during a &amp;quot;drug investigation&amp;quot; in which the police entered the dog owners&amp;#039; home. However, there is no mention of a warrant, no drugs were found, and the men arrested were not charged with drug offenses. The police also claim that the owner attempted to use the dog &amp;quot;as a weapon&amp;quot;, however the description of events leaves out any mention of the owner using voice commands or even being in the same room as the dog at the time of the shooting. <text:s/>Colerain Township police shot and killed a pit bull after it bit a sergeant and was about to attack a lieutenant during a drug investigation Tuesday. Two men also were arrested in the 10:15 p.m. incident in the 2300 block of Walden Glenn Circle, Hamilton County court records show. Courtney Beard, 30, and Dewayne Brown, 37, face several charges. Beard is accused of obstructing official business, and Brown faces two counts of felonious assault on a law enforcement officer and one count of resisting arrest. Bond was set at $1 million Wednesday morning when Brown appeared in court. Beard is scheduled to appear in court Thursday morning. Judge Melissa Powers noted Wednesday that Brown has quite the criminal record -- 11 felonies, mostly for drug crimes. She also said attacks on police officers - who serve to keep communities safe - cannot be tolerated. According to court records, Brown let his pit bull &amp;quot;Tank&amp;quot; loose as a weapon on Sgt. Scott Owen and Lt. Mike Owens as they attempted to arrest Beard on open warrants. Beard ran upstairs into a residence, passing Tank, who bit Sgt. Owen on the left arm and then attempted to attack Lt. Owens, police wrote in a sworn statement. Lt. Owens was forced to fatally shoot the animal to stop the threat. Both men were booked into the Hamilton County jail overnight. Brown will face a judge at 9 a.m. Wednesday, and Beard will be arraigned on Thursday, jail officials said. </text:p>
          </table:table-cell>
          <table:table-cell office:value-type="string">
            <text:p>http://www.cincinnati.com/story/news/crime/2014/05/21/colerain-police-shoot-kill-pit-bull-arrest-2-in-drug-investigation/9365563/</text:p>
          </table:table-cell>
          <table:table-cell office:value-type="string">
            <text:p>Tank</text:p>
          </table:table-cell>
          <table:table-cell office:value-type="string">
            <text:p>Scott Owen and Mike Owens </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4">
          <table:table-cell office:value-type="float" office:value="757">
            <text:p>757</text:p>
          </table:table-cell>
          <table:table-cell office:value-type="string">
            <text:p>2014-05-22</text:p>
          </table:table-cell>
          <table:table-cell office:value-type="string">
            <text:p>Pennsylvania</text:p>
          </table:table-cell>
          <table:table-cell office:value-type="string">
            <text:p>Pittsburgh - Brentwood</text:p>
          </table:table-cell>
          <table:table-cell office:value-type="string">
            <text:p>Brentwood Boro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wo pit bulls are being quarantined after authorities say they attacked a Brentwood police officer, sending him to the hospital with injuries. The officer was responding to a call about a dog roaming in the 2700-block of Pyramid Street. He encountered what he called an aggressive pit bull. Recognizing the location and the dog, he attempted to get the animal back in its backyard. &amp;ldquo;As he was nearing the backyard of the property, a second dog at the property attacked the officer, biting him on the leg,&amp;rdquo; Sgt. Matthew Delallo, of Brentwood Police said. &amp;ldquo;When the second dog attacked the officer, the first dog attacked the officer. Two pit bulls were attacking at the same time.&amp;rdquo; Each dog had one of his legs. The officer fell and fired his gun, scaring off the animals. By then, more than half a dozen officers had responded to the scene.</text:p>
            <text:p>With the help of a water hose, officers were able to corral the dogs inside a makeshift area, keeping them on the property. Frank Johnson, the owner of the dogs says he was not at home when all of this was going on and is upset that his dogs were taken away. &amp;ldquo;I want them to give me my dogs back and I want them to leave me alone,&amp;rdquo; he said. &amp;ldquo;This is the fourth time that they have tried to take my dogs from me.&amp;rdquo; Johnson has twice been cited because of habitual barking by his dogs, and twice his dogs have bitten someone. But Johnson says the bites came only after a stranger approached his pets. &amp;ldquo;My dogs ain&amp;rsquo;t no danger to the community,&amp;rdquo; said Johnson. The dogs are in quarantine and police say the courts will decide if Johnson gets them back. The police officer who was attacked was taken to a local hospital where he was treated and released. The dogs were taken to Ferree Kennels in McKeesport. </text:p>
          </table:table-cell>
          <table:table-cell office:value-type="string">
            <text:p>http://pittsburgh.cbslocal.com/2014/05/22/pit-bulls-quarantined-after-attacking-brentwood-officer/</text:p>
          </table:table-cell>
          <table:table-cell office:value-type="string">
            <text:p>Two Unknown Dogs Pit Bull</text:p>
          </table:table-cell>
          <table:table-cell office:value-type="string">
            <text:p>Unknown</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59">
            <text:p>759</text:p>
          </table:table-cell>
          <table:table-cell office:value-type="string">
            <text:p>2013-11-11</text:p>
          </table:table-cell>
          <table:table-cell office:value-type="string">
            <text:p>New York</text:p>
          </table:table-cell>
          <table:table-cell office:value-type="string">
            <text:p>Albany</text:p>
          </table:table-cell>
          <table:table-cell office:value-type="string">
            <text:p>Albany-Dougherty Drug Unit and Alban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Albany Police Department officer assigned to the Albany-Dougherty Drug Unit was attacked by a pit bull Monday, ultimately resulting in the officer shooting and killing the dog, officials say. Maj. Bill Berry, commander of the drug unit, said the officer &amp;mdash; identified as Ben Persley &amp;mdash; was part of a team of agents serving a search warrant at 507 N. Cleveland St. just before 10 a.m. on Monday. The dog attacked the officer from behind and latched onto his knee, and the officer had to shoot the dog in order to end the attack, killing it, Berry said.&amp;ldquo;Entry was made into the house, and as (officers) were clearing the home, one of the lead agents was attacked,&amp;rdquo; Berry said. &amp;ldquo;(He sustained) several puncture wounds. &amp;ldquo;The dog was taken to a local veterinarian to ensure it was up-to-date on shots.&amp;rdquo; The officer was treated at the emergency department at Phoebe Putney Memorial Hospital for lacerations and bites on his leg before being released Monday afternoon with a mobilizer on his leg, Berry said. &amp;ldquo;He was hurting, obviously, but he was talking,&amp;rdquo; Berry, who was at the scene at the time of the attack, said of Persley&amp;rsquo;s condition immediately following the incident. Interviews of those connected to the incident were conducted immediately following the shooting. Berry said the internal affairs division of the APD has been called in to investigate the shooting to be sure Persley acted in accordance to policy, as is routine when an officer is involved in such an incident. In the meantime, he will be placed on desk duty pending the results of the investigation. &amp;ldquo;We hope for a quick turnaround as to an answer,&amp;rdquo; Berry said. Persley has been connected to the ADDU for less than a year, with a few years under his belt on the streets before coming into the agency, Berry said. The commander said he thought the officer behaved appropriately under the circumstances.</text:p>
            <text:p>##Based on the search warrant, there were three arrests made in relation to some prescription pain pills not in their original container, as well as bags with marijuana residue on them. Alexander Goines, 32, was has been charged with possession of a dangerous drug and drugs not in their original container. Sandra Goines, 27, was arrested on the same charges, while John Brooking, 27, was arrested on an outstanding warrant for probation violation, Berry said. Berry also said both Alexander Goines and Sandra Goines were living at the North Cleveland Street residence, but that it was not immediately clear what their relationship was to each other. The individuals were believed to be selling the drugs, the ADDU commander said.</text:p>
          </table:table-cell>
          <table:table-cell office:value-type="string">
            <text:p>http://www.albanyherald.com/news/2013/nov/11/albany-dougherty-drug-unit-officer-shoots-kills/</text:p>
          </table:table-cell>
          <table:table-cell office:value-type="string">
            <text:p>Unknown Pit Bull</text:p>
          </table:table-cell>
          <table:table-cell office:value-type="string">
            <text:p>Ben Persley</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row>
        <table:table-row table:style-name="ro4">
          <table:table-cell office:value-type="float" office:value="760">
            <text:p>760</text:p>
          </table:table-cell>
          <table:table-cell office:value-type="string">
            <text:p>2013-08-24</text:p>
          </table:table-cell>
          <table:table-cell office:value-type="string">
            <text:p>Rhode Island</text:p>
          </table:table-cell>
          <table:table-cell office:value-type="string">
            <text:p>Warwick</text:p>
          </table:table-cell>
          <table:table-cell office:value-type="string">
            <text:p>Warwick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 home on Pequot Avenue was the center of quite a scene early Saturday after police responded to a domestic call around 9:45 in the morning. Officer Dan O&amp;#039;Connell was interviewing a male identified as 19 year old Sean Sanita in the front yard, and as the interview turned to an arrest chaos broke out. Lieutenant Brad Connor of the Warwick Police Department told NBC 10 &amp;quot;as the officer began to arrest the suspect, the dog actually charged out of the home and bit the officer in the leg twice. To protect himself the officer drew his firearm and fired upon the dog, striking the dog at least one time.&amp;quot; The dog, a black pitbull named Diesel, suffered non life-threatening injuries after he was hit in the shoulder.</text:p>
            <text:p>NBC 10 spoke to Sean&amp;#039;s girlfriend, who was at the home and saw the whole thing. She says that police were originally called to the house because a neighbor may have heard the couple arguing. While police were questioning Sanita, his girlfriend says that Diesel, who was inside the house with her, began getting agitated realizing his owner may be in trouble. At one point, she opened the front door to go back outside to see what was going on, and the dog forced its way past her and attacked the officer. She told NBC 10 that the dog has never before exhibited this type of violent behavior, but thinks he acted this way to protect his owner. Lieutenant Connor said that the officer did what he was trained to do in this type of situation, &amp;quot;in this case, it was a large pitbull and the officer had been bitten at least once at that point and upon protecting himself he did what he needed to do.&amp;quot; Sanita will remain held until Monday, while the dog is being held at Warwick Animal Hospital pending a vicious dog hearing. A police officer in Warwick is in the hospital Saturday after he was attacked by a pitbull, that he was forced to shoot, while on duty Saturday morning. According to Warwick Police Lieutenant Andrew Tainsh, Officer Daniel O&amp;#039;Connell was responding to a call for a domestic situation on 397 Pequot Ave just before 10 a.m. on Saturday morning when the attack took place. The officer was speaking with Sean Sanita, 19, about the call outside of the home as the exchange began to escalate the dog, who was inside the home at the time became agitated. The dog managed to get loose and started attacking Officer O&amp;#039;Connell until he was left with no other option than to shoot the dog. Police tell NBC 10 that multiple shots were fired and that the dog was hit by at least one bullet. <text:s/>The Warwick Animal Control Officer arrived at the scene and transported the dog to Warwick Animal Hospital for injuries that are non-life threatening. <text:s/>NBC 10 reached out to Warwick Animal Control regarding the dog but they declined to comment. <text:s/>O&amp;#039;Connell is currently being treated for bite injuries sustained in the attack, but initial reports are that he should make a full recovery. <text:s/>The dog will be held by the city once it is released from the animal hospital until a hearing to determine whether it should be deemed vicious. Following the incident Sanita was taken into custody for obstruction and disorderly conduct.</text:p>
          </table:table-cell>
          <table:table-cell office:value-type="string">
            <text:p>http://www.turnto10.com/story/23246603/warwick-police-officer-shoots-pitbull-after-it-attacks-him-while-on-duty</text:p>
          </table:table-cell>
          <table:table-cell office:value-type="string">
            <text:p>Diesel</text:p>
          </table:table-cell>
          <table:table-cell office:value-type="string">
            <text:p>Daniel O&amp;#039;Connell</text:p>
          </table:table-cell>
          <table:table-cell table:number-columns-repeated="2"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761">
            <text:p>761</text:p>
          </table:table-cell>
          <table:table-cell office:value-type="string">
            <text:p>2013-07-13</text:p>
          </table:table-cell>
          <table:table-cell office:value-type="string">
            <text:p>Pennsylvania</text:p>
          </table:table-cell>
          <table:table-cell office:value-type="string">
            <text:p>McKeesport</text:p>
          </table:table-cell>
          <table:table-cell office:value-type="string">
            <text:p>McKeesport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ext:s/>A local police officer is in the hospital after being attacked by a pit bull. And the owner says she&amp;rsquo;s not mad that police killed her dog. McKeesport Police were initially called to a house at 1802 Freemont Street to handle a custody dispute on Saturday. And they did, but before they could leave the scene, officer Frank Durante &amp;ndash; who&amp;rsquo;s been on the force since 2005 &amp;ndash; was attacked by a pit bull. &amp;ldquo;He was trained to be very protective, we got him as a guard dog,&amp;rdquo; said the owner of the pit bull Danielle Holloway. Holloway, whose dog&amp;rsquo;s name is Goochie, said her ex-husband actually let him outside. And when the dog saw the officers responding to the call, he did what he was trained to do: protect. &amp;ldquo;My dog jumped and latched onto the officers arm,&amp;rdquo; Holloway said. &amp;ldquo;And the officer outside of the gate began to shoot at my dog and my children were so close. My mother had to take them home and showered them they were covered in blood.&amp;rdquo;</text:p>
            <text:p>The officer was bitten on the left thigh and left forearm and remains hospitalized. The dog died on the way to the kennel. &amp;ldquo;I think they followed the procedure,&amp;rdquo; Holloway said. &amp;ldquo;When an officer was getting hurt, he was getting bit, but he was safely outside the fence, so I don&amp;rsquo;t believe that they had to shoot as many times as they did.&amp;rdquo;</text:p>
          </table:table-cell>
          <table:table-cell office:value-type="string">
            <text:p>http://pittsburgh.cbslocal.com/2013/07/16/officer-hospitalized-after-pit-bull-attack-dog-killed/</text:p>
          </table:table-cell>
          <table:table-cell office:value-type="string">
            <text:p>Goochie</text:p>
          </table:table-cell>
          <table:table-cell office:value-type="string">
            <text:p>Frank Durante</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762">
            <text:p>762</text:p>
          </table:table-cell>
          <table:table-cell office:value-type="string">
            <text:p>2014-03-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loose pit bull that was charging towards a Chicago police officer was shot after it bit a 17-year-old boy and a man this morning in the South Shore neighborhood.</text:p>
            <text:p>Several people called police to report a loose pit bull in the 6900 block of South Shore Drive about 9 a.m. said Chicago Police Department News Affairs Officer Janel Sedevic. Police got there and shot the &amp;quot;charging&amp;quot; pit bull after the animal bit someone, said Sedevic, who was citing preliminary information. Police News Affairs Officer Daniel O&amp;#039;Brien said the animal bit a 17-year-old boy and a man of an unknown age. Both were taken in good condition to South Shore Hospital, O&amp;#039;Brien added. Chicago Fire Department spokesman Will Knight, who said paramedics responded at 8:45 a.m. No officers were hurt, said Sedevic. Police did not know what the pit bull&amp;#039;s condition was after it was shot.</text:p>
          </table:table-cell>
          <table:table-cell office:value-type="string">
            <text:p>http://articles.chicagotribune.com/2014-03-01/news/chi-pit-bull-shooting-chicago-police-20140301_1_pit-bull-good-condition-17-year-old-boy</text:p>
          </table:table-cell>
          <table:table-cell office:value-type="string">
            <text:p>Unknown Pit Bull</text:p>
          </table:table-cell>
          <table:table-cell office:value-type="string">
            <text:p>Unknown</text:p>
          </table:table-cell>
          <table:table-cell table:number-columns-repeated="2" office:value-type="float" office:value="2">
            <text:p>2</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763">
            <text:p>763</text:p>
          </table:table-cell>
          <table:table-cell office:value-type="string">
            <text:p>2014-03-29</text:p>
          </table:table-cell>
          <table:table-cell office:value-type="string">
            <text:p>California</text:p>
          </table:table-cell>
          <table:table-cell office:value-type="string">
            <text:p>Los Angeles</text:p>
          </table:table-cell>
          <table:table-cell office:value-type="string">
            <text:p>Los Angele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bystander is expected to be booked on suspicion of assault with a deadly weapon after one of his two dogs attacked an officer during a traffic stop in Watts Saturday. The officer shot the pit bull after the dog bit her while she ticketed a bicyclist on the 10000 block of South Grape Street at 5:43 p.m. The pit bull&amp;#039;s owner was arrested for allegedly urging his two dogs to attack the officer following a minor confrontation. One of the pit bulls latched onto her upper thigh before it was shot.</text:p>
            <text:p>The dog was gravely wounded and is not expected to survive. The suspect was not the person being ticketed.</text:p>
            <text:p>The officer was taken to a local hospital. She was treated and released.</text:p>
          </table:table-cell>
          <table:table-cell office:value-type="string">
            <text:p>http://abc30.com/archive/9485223/</text:p>
          </table:table-cell>
          <table:table-cell office:value-type="string">
            <text:p>Unknown Pit Bull</text:p>
          </table:table-cell>
          <table:table-cell office:value-type="string">
            <text:p>Unknown Female Officer</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2">
          <table:table-cell office:value-type="float" office:value="764">
            <text:p>764</text:p>
          </table:table-cell>
          <table:table-cell office:value-type="string">
            <text:p>2014-03-20</text:p>
          </table:table-cell>
          <table:table-cell office:value-type="string">
            <text:p>Texas</text:p>
          </table:table-cell>
          <table:table-cell office:value-type="string">
            <text:p>Houston</text:p>
          </table:table-cell>
          <table:table-cell office:value-type="string">
            <text:p>Harris County Sheriff&amp;#039;s Office</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
            <text:p>A Harris County sheriff&amp;#039;s deputy responding to a dog attack was bit by one of the animals after the pack of pit bull mixes attacked and mauled a 50-year-old neighbor.</text:p>
            <text:p/>
            <text:p>It happened Thursday in the 14600 block of Koinm near JFK Boulevard in north Harris County.</text:p>
            <text:p/>
            <text:p>&amp;quot;We were trying to save him. Yelling and screaming,&amp;quot; said Mrs. Mata, whose roommate was knocked to the ground and attacked by the dogs. &amp;quot;They yanked him on the leg and bit him to the bone.&amp;quot;</text:p>
            <text:p/>
            <text:p>Quick Clicks</text:p>
            <text:p>Two Galena Park ISD schools go into lockout mode</text:p>
            <text:p>UH cheerleaders become theft victims at TDECU Stadium</text:p>
            <text:p>Police corner suspects on school roof in north Houston</text:p>
            <text:p>South Houston councilman arrested for DWI</text:p>
            <text:p>Mission Bend house destroyed by fire</text:p>
            <text:p>Mata&amp;#039;s 26-year-old daughter shot video of the dogs with her smartphone after she says the pack of dogs set their sights on her, chasing her to her car.</text:p>
            <text:p/>
            <text:p>Animal control officers had trouble catching the animals. When deputies arrived, a female pit bull terrier mix bit one of them on the wrist.</text:p>
            <text:p/>
            <text:p>One of the dogs lunged towards a deputy, so the officer shot and killed it.</text:p>
            <text:p/>
            <text:p>Frightened neighbors claim this isn&amp;#039;t the first time the dogs have gotten loose and say something like this was bound to happen.</text:p>
            <text:p/>
            <text:p>&amp;quot;One time I was out here and the dog was running and I tried to run him off and he came into my yard like he was going to attack me,&amp;quot; Eden Cortez said.</text:p>
            <text:p/>
            <text:p>Residents don&amp;#039;t blame the dogs. They blame the owner.</text:p>
            <text:p/>
            <text:p>&amp;quot;The man, he&amp;#039;s a human being, he ought to take care of the dogs a little bit better. If he&amp;#039;s going to keep those kinds of dogs he needs to take better care of them,&amp;quot; Cortez said.</text:p>
            <text:p/>
            <text:p>The dog that bit the deputy will be in quarantined for 10 days, unless the victim chooses to file to have the dog declared dangerous, and the dog would then be held until that process is finished.</text:p>
            <text:p/>
            <text:p>It&amp;#039;s unclear if the dog&amp;#039;s owner will face any criminal charges.</text:p>
          </table:table-cell>
          <table:table-cell office:value-type="string">
            <text:p>http://www.click2houston.com/news/vicious-pit-bulls-attack-neighbors/25082732</text:p>
          </table:table-cell>
          <table:table-cell office:value-type="string">
            <text:p>Two Unknown Dogs Pit Bull</text:p>
          </table:table-cell>
          <table:table-cell office:value-type="string">
            <text:p>Unknown Police and Animal Control Officers</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65">
            <text:p>765</text:p>
          </table:table-cell>
          <table:table-cell office:value-type="string">
            <text:p>2014-03-17</text:p>
          </table:table-cell>
          <table:table-cell office:value-type="string">
            <text:p>Arizona</text:p>
          </table:table-cell>
          <table:table-cell office:value-type="string">
            <text:p>Phoenix</text:p>
          </table:table-cell>
          <table:table-cell office:value-type="string">
            <text:p>Phoenix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hoenix police officers shot and killed a pit bull Monday after they say the animal attacked another dog, and seemed about to turn on two children. It happened near 64th Avenue and Van Buren. The kids say the fight between the two dogs was over when police arrived, but the pit bull hadn&amp;#039;t left the scene. The kids said they were scared because the animal was still hanging out in the front yard. &amp;quot;I came outside and saw dogs fighting,&amp;quot; says Jaciel Flores. &amp;quot;A pit bull was hanging onto my dog by the neck.&amp;quot; Jaciel couldn&amp;#039;t believe his fluffy dog, Dookie, was under attack by the neighbor&amp;#039;s pit bull. &amp;quot;I thought that dog was going to kill mine, so I just freaked out,&amp;quot; he says. &amp;quot;They were fighting awhile, so my grandmother called the cops. But the fighting didn&amp;#039;t stop,&amp;quot; he continues. &amp;quot;So my grandma got shovels and hit the pit bull with it.&amp;quot; Dookie got away and ran for cover. He suffered an injured ear and leg. Then police arrived and confronted the pit bull. Officers say the dog appeared to be ready to attack the children, so the officers opened fire, shooting the dog. The Arizona Humane Society took the dog to try to treat it, <text:s/>but vets were unable to save it. It is still unclear who owns the dog.</text:p>
          </table:table-cell>
          <table:table-cell office:value-type="string">
            <text:p>http://www.azfamily.com/news/Police-shoot-pit-bull-officers-feared-dog-would-attack-kids-250725431.html</text:p>
          </table:table-cell>
          <table:table-cell office:value-type="string">
            <text:p>Unknown Pit Bull</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66">
            <text:p>766</text:p>
          </table:table-cell>
          <table:table-cell office:value-type="string">
            <text:p>2014-02-04</text:p>
          </table:table-cell>
          <table:table-cell office:value-type="string">
            <text:p>South Carolina</text:p>
          </table:table-cell>
          <table:table-cell office:value-type="string">
            <text:p>Dillon</text:p>
          </table:table-cell>
          <table:table-cell office:value-type="string">
            <text:p>Dillon County Sheriff&amp;#039;s Office</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n employee of South Carolina&amp;rsquo;s environmental agency is in a coma after he was attacked by a two pit bull dogs in Dillon County. Sheriff&amp;rsquo;s Capt. Cliff Arnett says an employee of the Department of Health and Environmental Control was working in a rural area Tuesday when he encountered the dogs. The man managed to call 911. He is listed in critical condition in a hospital. A family member says he has been put into a medically induced coma. The man&amp;rsquo;s name has not been released. Deputies shot the dogs and will test them for rabies.</text:p>
          </table:table-cell>
          <table:table-cell office:value-type="string">
            <text:p>http://charlotte.cbslocal.com/2014/02/06/state-worker-in-coma-after-pit-bull-attack/</text:p>
          </table:table-cell>
          <table:table-cell office:value-type="string">
            <text:p>Two Unknown Dogs Pit Bull</text:p>
          </table:table-cell>
          <table:table-cell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6">
          <table:table-cell office:value-type="float" office:value="767">
            <text:p>767</text:p>
          </table:table-cell>
          <table:table-cell office:value-type="string">
            <text:p>2009-07-10</text:p>
          </table:table-cell>
          <table:table-cell office:value-type="string">
            <text:p>Florida</text:p>
          </table:table-cell>
          <table:table-cell office:value-type="string">
            <text:p>Tallahassee</text:p>
          </table:table-cell>
          <table:table-cell office:value-type="string">
            <text:p>Tallahasse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Mixed Breed</text:p>
          </table:table-cell>
          <table:table-cell office:value-type="string">
            <text:p>A man who sued Tallahassee Police after an officer shot and killed his dog has settled his case. It all started at about four in the morning in July, 2009. Tallahassee Police Officers Joseph Azevedo and Mark Adrick arrived at a home in the 1400 block of Charlotte Avenue. The officers were there because Kyle Marshall&amp;#039;s live in girlfriend for two years claimed he was going to harm her black lab Dutch and wouldn&amp;#039;t return it. Marshall says it&amp;#039;s not true and fallout from a fight. The officers claim Marshall ordered his dog Smitty to attack them.</text:p>
            <text:p>Officer Azevedo fatally shot Smitty. &amp;quot;The officers maintain that the dog attacked them and they were justified in using the force they used,&amp;quot; said Cassandra Jackson, a spokeswoman for the Tallahassee City Attorney.</text:p>
            <text:p>&amp;quot;In no way was Smitty aggressive,&amp;quot; said Marshall. &amp;quot;In no way did he look aggressive,&amp;quot; he said. &amp;quot;This was basically the officers not manning up to a mistake they made and covering themselves to keep their jobs,&amp;quot; Marshall said.</text:p>
            <text:p>While Marshall admits he was rude to the officers and told them to leave his property multiple times, he says he feared for his own life after Officer Azevedo shot Smitty. He says he tried to close the door and get away, but the officers entered his home and Acevedo shot Marshall twice with a taser. &amp;quot;They shot my dog right on my front porch and then came into my house,&amp;quot; said Marshall. &amp;quot;What rights do you have if you can&amp;#039;t stay in your own house,&amp;quot; he said. &amp;quot;It was determined their actions were completely justified because they were in fear for their own safety,&amp;quot; said Jackson. Marshall was arrested and charged with two counts of aggravated assault on a law enforcement officer, resisting an officer without violence and petit theft of the dog. He faced up to 30 years in prison. However, the state attorney dropped all the charges, noting &amp;quot;the dog in this case does not meet the definition of a deadly weapon&amp;quot;.</text:p>
            <text:p>Marshall then sued. Instead of going to trial, the city settled out of court with Marshall for $25,000. &amp;quot;There was some concern perhaps the sympathy factor because of the dog,&amp;quot; said Jackson explaining the decision to settle.</text:p>
            <text:p>While Marshall has received the $25,000 settlement, he says his legal bills were more than $40,000. And he said he sat in jail for two weeks. He says he was offered a plea deal for three years in prison he&amp;#039;s glad he didn&amp;#039;t take. &amp;quot;It&amp;#039;s real serious,&amp;quot; said Marshall. &amp;quot;It would&amp;#039;ve changed my entire life,&amp;quot; he said. &amp;quot;I&amp;#039;d still be in jail right now,&amp;quot; Marshall said. Instead Marshall left Tallahassee to get a fresh start in California. As for Officers Azevedo and Adrick, a Tallahassee Police Department internal affairs investigation cleared them both of any wrongdoing.</text:p>
          </table:table-cell>
          <table:table-cell office:value-type="string">
            <text:p>http://www.wctv.tv/home/headlines/Man-Settles-Suit-with-Tallahassee-Police-Over-Dog-Shooting-201666411.html</text:p>
          </table:table-cell>
          <table:table-cell office:value-type="string">
            <text:p>Smitty</text:p>
          </table:table-cell>
          <table:table-cell office:value-type="string">
            <text:p>Joseph Azevedo and Mark Adrick</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768">
            <text:p>768</text:p>
          </table:table-cell>
          <table:table-cell office:value-type="string">
            <text:p>2014-07-22</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Miami officer with the department&amp;#039;s mounted patrol shot and killed a dog that was lunging for the cop&amp;#039;s police horse, authorities said. The shooting happened Tuesday afternoon in Domino Park, 1448 SW Eighth St. in Little Havana. According to police, as the stray dog charged at the officer&amp;#039;s horse, Sara. &amp;quot;The officer tried to avoid the horse from being attacked so he moved the horse out of harm&amp;rsquo;s way. <text:s/>The dog charged at the horse, bit her, forcing the officer to discharge his weapon striking the dog,&amp;quot; police spokeswoman Kenia Reyes said in a statement. </text:p>
            <text:p>Sara was taken to the Miami police stables for medical attention. <text:s/>She suffered injuries to a front and hind leg. The dead dog <text:s/>was removed by Miami-Dade Animal Services, police said. Police did not release the name of the officer who shot the dog. </text:p>
          </table:table-cell>
          <table:table-cell office:value-type="string">
            <text:p>http://miamiherald.typepad.com/deadline-miami/2014/07/miami-officer-shoots-dog-attacking-police-horse.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69">
            <text:p>769</text:p>
          </table:table-cell>
          <table:table-cell office:value-type="string">
            <text:p>2014-04-29</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text:p>
            <text:p>Miami-Dade police officers shot and killed a pit bull Tuesday near Murray Park in South Miami, police said. The shooting happened at 5:50 p.m. Tuesday at 6440 S.W. 57th Place, a place police said is a known drug house. Police said undercover detectives had the house under surveillance and had conducted several drug buys. When officers arrived at the home with a search warrant, police said a man went out of the house and detectives tried to apprehend him. The man went back into the house when pursued by the detectives. Police said a pit bull-terrier breed then attacked one of the detectives, biting his lower leg. Several detectives then fired their weapons, killing the dog, police said. The injured detective suffered puncture wounds and trauma to his leg. Police said he was taken to South Miami Hospital in stable condition. Police said the alleged drug dealer is in custody and will face drug charges, as well as charges for having the illegal pit bull.</text:p>
          </table:table-cell>
          <table:table-cell office:value-type="string">
            <text:p>http://www.local10.com/news/dog-is-shot-dead-in-south-miami/25722868</text:p>
          </table:table-cell>
          <table:table-cell office:value-type="string">
            <text:p>Unknown Pit Bull</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770">
            <text:p>770</text:p>
          </table:table-cell>
          <table:table-cell office:value-type="string">
            <text:p>2014-07-09</text:p>
          </table:table-cell>
          <table:table-cell office:value-type="string">
            <text:p>Alabama</text:p>
          </table:table-cell>
          <table:table-cell office:value-type="string">
            <text:p>Phenix City</text:p>
          </table:table-cell>
          <table:table-cell office:value-type="string">
            <text:p>Phenix City Police Department US Marshalls</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A Phenix City man claims a police officer shot and killed his dog in his yard Wednesday evening simply because the dog barked. &amp;quot;Just sitting back enjoying, next thing I know my dog&amp;#039;s dead,&amp;quot; says Robert Westfall. However, the Phenix City Police Department says the dog made an aggressive move at the officer. Assistant Police Chief Robert Casteel says his officer was helping U.S. Marshals look for an escapee from Georgia. He says an informant told them the suspect would be at the Dillingham Street house. When they got there, Casteel says there were some people sitting in the back, including Westfall. U.S. Marshals approached them while he says his officer went to check on a shed that music was coming from. Casteel says U.S. Marshals asked Westfall to restrain his dog. </text:p>
            <text:p>&amp;quot;Mr. Westfall was asked to take control of his dog and declined, and when the officer walked around from behind the car the dog made an aggressive movement toward him, baring his teeth and the officer fired one shot,&amp;quot; says Casteel. Westfall tells a different story. He says his dog barked at the marshals and officer when they first arrived, but then calmed down once Westfall told the dog to be quiet. He tells News 3 the officer went into his shed to look around, and when he came out the dog barked twice. Westfall says the officer then pulled out his gun and shot the dog in the head from about 10-15 feet away.</text:p>
            <text:p>&amp;quot;At first I thought it was a taser gun or something and then I looked at my dog and my dog&amp;#039;s brains were hanging out. My dog&amp;#039;s sitting there, he&amp;#039;s panting- he lasted about 10 minutes before he died,&amp;quot; says Westfall. &amp;quot;Mr. Westfall may have been under that impression that the dog would be fine,&amp;quot; said Casteel. &amp;quot;But police officers get different reactions from dogs from other people because dogs can sense an apprehension whenever they arrive on the scene, and some dogs that won&amp;rsquo;t bite anybody else will bite a police officer or people in uniform because they sense that apprehension.&amp;quot; Westfall said his dog, a boxer, did not attack the officer and has never been an aggressive dog. &amp;ldquo;My dog lives here, this is my dog&amp;#039;s house. Somebody comes on my property; yeah my dog&amp;#039;s going to bark at you. He has never bit anybody, and I don&amp;#039;t think he would unless you hit him or kick him,&amp;quot; says Westfall. However, authorities say in this case the dog was aggressive and lunged at the officer. &amp;quot;You may believe your dog won&amp;#039;t bite anyone, but no dog ever bit anyone until the first time- and then you know he&amp;#039;ll bite someone,&amp;quot; says Casteel. Police say they have concluded their investigation and determined the officer acted appropriately and didn&amp;#039;t violate any department policies. We&amp;#039;re told the suspect the officers were searching for was not at the house. Police say he was already gone by the time they got there.</text:p>
          </table:table-cell>
          <table:table-cell office:value-type="string">
            <text:p>http://www.wrbl.com/story/25982381/phenix-city-police-officer-shoots-kills-dog-for-barking-at-him-owner-claims</text:p>
          </table:table-cell>
          <table:table-cell office:value-type="string">
            <text:p>Unknown Boxer</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771">
            <text:p>771</text:p>
          </table:table-cell>
          <table:table-cell office:value-type="string">
            <text:p>2012-10-19</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Detectives are investigating after a Miami-Dade police officer shot and injured a pedestrian who started tossing pieces of concrete during a traffic stop. Police say a patrol officer was involved in the routine traffic stop Thursday night when a man pushing a shopping cart along the road started threw several large pieces of concrete, striking her cruiser. According to police, the officer shot the man in the leg. He was treated at a hospital and released back into police custody. After the shooting, police say a large crowd gathered and began screaming obscenities at the officer. When additional officers arrived, someone in the crowd released a dog, which attacked an officer and bit him in the abdomen. Officers shot and killed the dog and the owner is in police custody.</text:p>
          </table:table-cell>
          <table:table-cell office:value-type="string">
            <text:p>http://www.wtvy.com/home/headlines/Man-Shot-During-Altercation-with-Fla-Police-17495187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772">
            <text:p>772</text:p>
          </table:table-cell>
          <table:table-cell office:value-type="string">
            <text:p>2010-01-27</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said they shot and killed a dog while they were trying to apprehend a suspect, WSVN-Ch. 7 reports. According to Miami police, the incident happened about 7 p.m. Wednesday while undercover officers were conducting a drug investigation. The dog attacked a man whom officers were chasing through backyards in the 5700 block of Southwest 14th Street, and the animal then turned on an officer who tried to pry it off the suspect&amp;#039;s leg, police spokeswoman Kenia Reyes said. &amp;quot;In fear for both the offender and officer&amp;#039;s life, the officer defended himself by shooting the dog. Unfortunately, the dog died on the scene,&amp;quot; a police statement said. The suspect had jumped out of a vehicle that officers tried to stop at Southwest 57th Avenue and Southwest 14th Street, Reyes said. The man, who was not identified, was charged with possession of the drug Ecstasy, sale of Ecstasy, resisting without violence, and burglary.</text:p>
          </table:table-cell>
          <table:table-cell office:value-type="string">
            <text:p>http://articles.sun-sentinel.com/2010-01-28/news/fl-miami-police-shoot-dog-20100128_1_miami-police-dog-suspect</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73">
            <text:p>773</text:p>
          </table:table-cell>
          <table:table-cell office:value-type="string">
            <text:p>2013-06-18</text:p>
          </table:table-cell>
          <table:table-cell office:value-type="string">
            <text:p>Colorado</text:p>
          </table:table-cell>
          <table:table-cell office:value-type="string">
            <text:p>Thornton</text:p>
          </table:table-cell>
          <table:table-cell office:value-type="string">
            <text:p>Thornt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Mixed Breed</text:p>
          </table:table-cell>
          <table:table-cell office:value-type="string">
            <text:p>A Thornton police officer lethally wounded a dog outside a home last week, the second dog shot by a city cop in less than a year. &amp;quot;I wish I could wake up tomorrow and it&amp;#039;s all a bad dream, but that is not gonna happen, and my dog is not gonna come home,&amp;quot; said Kacey Stringham, whose 70-pound dog, Sara, was shot June 18. Stringham says she and lawyers from the Animal Law Center will do their own investigation because she does not want this to happen to another family. &amp;quot;I really don&amp;#039;t want this to happen to anyone else.&amp;quot; Thornton police, like all other officers and sheriff&amp;#039;s deputies in Colorado, will be trained in handling dog encounters, as required by Senate Bill 226, dubbed the &amp;quot;Don&amp;#039;t Shoot My Dog&amp;quot; bill. The law was passed in April, but the officers aren&amp;#039;t required to complete the training until Jan. 1, 2015. &amp;quot;We&amp;#039;re in the process of developing our training curriculum for this fall, so we&amp;#039;ll be in compliance way in advance of the state law taking effect,&amp;quot; Thornton police spokesman Matt Barnes said. Police responded to a report of a vicious dog running loose at 1201 W. Thornton Parkway, No. 45. The pitbull-type dog allegedly tried to attack a 10-year-old girl playing in her yard. Stringham, who lives two doors down, said she was in the shower when Sara got out.</text:p>
            <text:p>According to the police report, a male protected the girl from the dog, but it was still loose when police arrived. An officer and an animal-control officer were using a catch pole to capture the dog when Sara lunged at the officer, the report says. The dog was 1 to 2 feet from the officer when he fired one shot, according to the report. Stringham said Sara was shot in the spinal cord and had to be euthanized. &amp;quot;I don&amp;#039;t understand why the police officer had to shoot my dog, especially when he had Tasers and pepper spray,&amp;quot; she said. Stringham received misdemeanor citations for dog at large and care and control of a vicious animal. Sara isn&amp;#039;t the first dog Thornton police have killed. Scar, an 8-year-old bulldog mix, was shot in his yard in August by a police officer pursuing a suspect. Since dog-control issues are so varied, Barnes said Thornton police do not have specific protocol for handling vicious animals. &amp;quot;I can&amp;#039;t tell you what was going through the officer&amp;#039;s mind when he was there,&amp;quot; Barnes said. &amp;quot;But that&amp;#039;s what he felt was necessary at that moment.&amp;quot;</text:p>
          </table:table-cell>
          <table:table-cell office:value-type="string">
            <text:p>http://www.denverpost.com/ci_23546083/thornton-police-shoot-2nd-dog-1-year-owner</text:p>
          </table:table-cell>
          <table:table-cell office:value-type="string">
            <text:p>Sara</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74">
            <text:p>774</text:p>
          </table:table-cell>
          <table:table-cell office:value-type="string">
            <text:p>2013-12-18</text:p>
          </table:table-cell>
          <table:table-cell office:value-type="string">
            <text:p>Massachusetts</text:p>
          </table:table-cell>
          <table:table-cell office:value-type="string">
            <text:p>Springfield</text:p>
          </table:table-cell>
          <table:table-cell office:value-type="string">
            <text:p>Springfield MA Police Department and Juvenile Division</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German Shepherd and Rottweiler mix</text:p>
          </table:table-cell>
          <table:table-cell office:value-type="string">
            <text:p>The following news story is based entirely on police statements: Update, 3:27 p.m.: The dog, originally described as a Pit Bull, is a Rottweiler / German Shepherd mix. The story has been updated to reflect this correction. The dog was taken by Animal Control to the Boston Road Animal Hospital. SPRINGFIELD -- An officer serving a warrant on Andrew Street Wednesday shot a dog that allegedly attacked him, police said. The officer was in the backyard at 70 Andrew St. in the city&amp;#039;s Bay neighborhood when he encountered the dog, said police Sgt. John M. Delaney, aide to commissioner William J. Fitchet. &amp;quot;The officer had to shoot the dog to defend himself,&amp;quot; Delaney said. The dog, which police described as a Rottweiler / German Shepherd mix, ran under the house after being shot, Delaney said. The dog was taken to the Boston Road Animal Hospital where it was treated for a gunshot wound to one of its legs. No people were injured in the incident. Delaney said one officer had gone to the front door to serve a juvenile with the warrant, and the other officer went to the backyard in case the juvenile tried to flee. Members of the department&amp;#039;s Juvenile Division and officers with the uniform squad had gone to the house to serve an arrest warrant on a 17-year-old resident, Delaney said. Officers were stationed in front and back of the property to prevent the subject from fleeing. The juvenile, whose name was not released due to his age, was arrested for outstanding warrant charges, but Delaney declined to specify what the charges were. The shooting will be investigated by the department&amp;#039;s Internal Investigation, standard protocol for any time an officer discharges a weapon. The officer, whose name is not being released, remains on active duty, Delaney said.</text:p>
          </table:table-cell>
          <table:table-cell office:value-type="string">
            <text:p>http://www.masslive.com/news/index.ssf/2013/12/springfield_police_officer_sho_5.html</text:p>
          </table:table-cell>
          <table:table-cell office:value-type="string">
            <text:p>Unknown German Shepard - Rottweiler mix</text:p>
          </table:table-cell>
          <table:table-cell office:value-type="string">
            <text:p>Unknown</text:p>
          </table:table-cell>
          <table:table-cell table:number-columns-repeated="3"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7">
          <table:table-cell office:value-type="float" office:value="775">
            <text:p>775</text:p>
          </table:table-cell>
          <table:table-cell office:value-type="string">
            <text:p>2012-09-14</text:p>
          </table:table-cell>
          <table:table-cell office:value-type="string">
            <text:p>Hawaii</text:p>
          </table:table-cell>
          <table:table-cell office:value-type="string">
            <text:p>Waianae</text:p>
          </table:table-cell>
          <table:table-cell office:value-type="string">
            <text:p>Honolulu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American Bulldog</text:p>
          </table:table-cell>
          <table:table-cell office:value-type="string">
            <text:p>On Wednesday afternoon, a purebred American bulldog weighing more than 100 pounds jumped out of its yard over this fence. It happened on Manuku Street in Waianae.</text:p>
            <text:p>&amp;quot;The dog jumped on the little boy that was riding his bike with his papa and the papa got scared,&amp;quot; said Tabithah Buentipo, who lives nearby. &amp;quot;What I initially saw was the grandfather hitting the dog away, to get him off the child, the child was scared and kind of shoved to the ground, it was a big dog,&amp;quot; said another witness who wanted to remain anonymous. Police were called to the scene. &amp;quot;He was just like get back, stand back, acting like the dog was attacking somebody but he wasn&amp;#039;t,&amp;quot; Buentipo says. &amp;quot;As the cop was talking to me and the grandfather, the dog hopped the fence and made real angry gestures toward the cop, the cop had to draw,&amp;quot; a witness said. &amp;quot;And then that&amp;#039;s when the police opened fire on the dog,&amp;quot; Buentipo says. The injured dog left a trail of blood as shots continued. &amp;quot;The officer was still with the gun drawn hoping the dog won&amp;#039;t come again,&amp;quot; a witness said. &amp;quot;He just waited for the dog to go down, but the dog hopped the fence like nothing, went into the back.&amp;quot; </text:p>
            <text:p>The owners of the dog, named Angel, were at work at the time. They rushed home, but a moment too late. &amp;quot;The grandfather, the 4 year-old boy - I am so sorry. I was so glad he&amp;#039;s not hurt. I&amp;#039;m not upset, I&amp;#039;m not angry at that, but the officer - he used excessive force to shoot my dog,&amp;quot; said the dog&amp;#039;s owner Jeannie Rapoza. The owner says they want the matter investigated. &amp;quot;There was a bullet that hit my fence, could have gone straight into the other yard. What was more lethal, the officer shooting his weapon that many times or my dog being out?&amp;quot; Rapoza says. &amp;quot;What if there were kids playing in that yard?&amp;quot;</text:p>
            <text:p>Honolulu Police declined comment on this case saying, &amp;quot;This incident is under investigation. Officers are trained to stop a threat in situations facing a dangerous dog.&amp;quot; &amp;quot;If that&amp;#039;s what the HPD trains their officers to do, then I guess I don&amp;#039;t have a say in it,&amp;quot; Rapoza says. &amp;quot;When he shot him in the leg, maybe that&amp;#039;s where he should have drawn the line...then you fire three more shots at my dog.&amp;quot; The Hawaiian Humane Society took the injured dog from the home, and euthanized her. The Society said &amp;quot;Our medical team thoroughly evaluated the dog&amp;#039;s injuries. We couldn&amp;#039;t save her and she was suffering. Rapoza says, &amp;quot;If there&amp;#039;s other means, humane society, tasering, pepper spraying, whatever, how come those options weren&amp;#039;t explored...it&amp;#039;s not just a dog it&amp;#039;s a part of my family, and I felt like I was robbed.&amp;quot; The humane society said police shooting dogs is extremely rare.</text:p>
          </table:table-cell>
          <table:table-cell office:value-type="string">
            <text:p>http://www.khon2.com/news/local/story/Dog-shot-and-killed-after-going-after-police/N9ayS3DBHkK2at_LB91qzg.cspx</text:p>
          </table:table-cell>
          <table:table-cell office:value-type="string">
            <text:p>Angel</text:p>
          </table:table-cell>
          <table:table-cell office:value-type="string">
            <text:p>Unknown</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76">
            <text:p>776</text:p>
          </table:table-cell>
          <table:table-cell office:value-type="string">
            <text:p>2002-09-08</text:p>
          </table:table-cell>
          <table:table-cell office:value-type="string">
            <text:p>Hawaii</text:p>
          </table:table-cell>
          <table:table-cell office:value-type="string">
            <text:p>Nanakuli</text:p>
          </table:table-cell>
          <table:table-cell office:value-type="string">
            <text:p>Honolulu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 Honolulu police officer responding to a 911 call that had been disconnected Sunday night in Nanakuli shot and wounded a pit bull that approached officers, police said yesterday. The 3-year-old pit bull suffered a bullet wound in its left paw and was taken to a veterinarian by its owner, police said. The bullet &amp;mdash; one of three fired by the officer &amp;mdash; went through the dog&amp;#039;s paw, police said.</text:p>
            <text:p>The unidentified officer was placed on standard administrative leave after the shooting. He and another officer responded to a residence on Auyong Homestead Road after someone called 911 but hung up before the dispatcher answered the call. The two officers entered the property and were confronted by the unleashed pit bull that &amp;quot;emerged from the rear of the property and barked violently&amp;quot; at the police officers,&amp;quot; police said this morning. The officers walked away from the home, but the dog kept approaching, police said. The officer fired to keep the animal from attacking, police said.</text:p>
          </table:table-cell>
          <table:table-cell office:value-type="string">
            <text:p>http://the.honoluluadvertiser.com/article/2002/Sep/03/ln/ln34a.html</text:p>
          </table:table-cell>
          <table:table-cell office:value-type="string">
            <text:p>Unknown Pit Bull</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office:value-type="float" office:value="1">
            <text:p>1</text:p>
          </table:table-cell>
          <table:table-cell table:number-columns-repeated="3" office:value-type="float" office:value="0">
            <text:p>0</text:p>
          </table:table-cell>
        </table:table-row>
        <table:table-row table:style-name="ro4">
          <table:table-cell office:value-type="float" office:value="777">
            <text:p>777</text:p>
          </table:table-cell>
          <table:table-cell office:value-type="string">
            <text:p>2014-08-28</text:p>
          </table:table-cell>
          <table:table-cell office:value-type="string">
            <text:p>Florida</text:p>
          </table:table-cell>
          <table:table-cell office:value-type="string">
            <text:p>Merritt Island</text:p>
          </table:table-cell>
          <table:table-cell office:value-type="string">
            <text:p>Brevard County Sheriff&amp;rsquo;s Department </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Channel 9 learned a dog was shot and killed as it was attacking a deputy during a traffic stop Thursday at a 7-Eleven in Brevard County. Investigators said the incident started when deputies got a call about a possible home invasion on Oak Park Circle on Merritt Island. The call turned out to be a domestic violence case and deputies obtained a description of the suspect, Reginald Harris, and his vehicle. When that vehicle was spotted, deputies pulled the driver over at the 7-Eleven on South Tropical Trail. Once the suspect&amp;#039;s truck was stopped, the dog jumped out of the window at Deputy Anthony Musante, biting him on the hand and wrist, according to officials.</text:p>
            <text:p>Deputies said Musante shot and fired one round, killing the dog. Harris was then arrested and booked into the Brevard County Jail without bond. Deputy Musante was transported to the hospital and released Thursday evening.</text:p>
          </table:table-cell>
          <table:table-cell office:value-type="string">
            <text:p>http://www.wftv.com/news/news/local/deputy-shoots-dog-jumped-out-truck-attacked-during/nhBb3/</text:p>
          </table:table-cell>
          <table:table-cell office:value-type="string">
            <text:p>Unknown</text:p>
          </table:table-cell>
          <table:table-cell office:value-type="string">
            <text:p>Anthony Musante</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9">
          <table:table-cell office:value-type="float" office:value="778">
            <text:p>778</text:p>
          </table:table-cell>
          <table:table-cell office:value-type="string">
            <text:p>2009-07-04</text:p>
          </table:table-cell>
          <table:table-cell office:value-type="string">
            <text:p>Arizona</text:p>
          </table:table-cell>
          <table:table-cell office:value-type="string">
            <text:p>Phoenix</text:p>
          </table:table-cell>
          <table:table-cell office:value-type="string">
            <text:p>Arizona State Pol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8yo</text:p>
          </table:table-cell>
          <table:table-cell office:value-type="string">
            <text:p>Cop kills 9 year old service dog for young woman with multiple sclerosis during a traffic stop. The following is the statement of the owner of the victim, who was handcuffed and forced to kneel in the desert while the police killed her dog: </text:p>
            <text:p/>
            <text:p>&amp;quot;On July 4th I was driving alone with my service dog of almost 8 years of age, Dunkin&amp;rsquo;, in the rear seat towards the middle. I was pulled over on I-17 after being tailed for about one mile. The cop was very close to the rental car I was driving which was a gray Toyota corolla. The vehicle was due back on Sunday and I had planned on returning it, then utilizing the airport shuttle to catch my early flight back to New York&amp;rsquo;s La Guardia airport with Dunkin as my travel companion. I pulled over to a safe spot on the shoulder of the road and the cop opened the door and drew out a shot gun. He actually AIMED it at me. I could see his eye aiming and it made no sense. I was shouted at and told to keep my hands where he can see them. This seemed very strange and not at all common for being pulled over. I could hear shot gun cocked and I realized that something was not right. I obeyed his shouts to keep my hands up and I allowed Dunkin to continue sleeping in order to keep us both calm. I was ordered to get out of the car, walk backwards without looking, and was very confused&amp;hellip; I was going further and further away from Dunkin&amp;rsquo;. I was shouted at to kneel, yelled at and then immediately cuffed and put in the back seat of a cop car. I immediately told him that my service animal is in the back of the car and to please be careful with him as he is license in NY state and is official for my Multiple Sclerosis. The car was overwhelmingly hot and my MS symptoms began as I tried breathing for fresh air. It was getting hotter and now he was drawing a weapon to the vehicle. I was very frightened that they would kill Dunkin&amp;rsquo; as they looked like they would do so with the weapons drawn so intently. The cop opened the rental car door which was nearest the I-17 traffic. Dunkin&amp;rsquo; rested soundly on that side of the vehicle. When the door was opened, the cop let him get out of the car onto oncoming traffic. Dunkin&amp;rsquo; got out of the vehicle confused. He ran into oncoming traffic, looking for me. His mission is to look for me, wherever I may be. As cars swerved and missed him&amp;hellip; I screamed. I prayed and screamed at the top of my lungs for my companion&amp;rsquo;s safety. The cop S.D Soto (who was the one who aimed at me through his shotgun, also cuffed me) walked to the front of the car passenger area. He pulled out Dunkin&amp;rsquo;s fluorescent orange service vest and read the insert in his pocket which states that he is a service animal and he is protected under the Americans with Disabilities Act of 1990. S.D Soto Read the facts, read my rental agreement (which was located on the passenger seat area) and continued to ignore my pleas for help and air conditioning. At this point a red headed cop was on the scene too, along with a thicker sized blonde-red headed cop. I will never forget their faces. One wore shades, the other had glasses and piercing blue eyes. They completely ignored my existence and did not check on me. Someone chased Dunkin&amp;rsquo; and I told them that he would ONLY come to me. I begged and pleaded to allow them to let me call for him. S.D Soto told me to shut up and I was annoying him. He said that he would gag me next, if I said another word and did not cooperate. I noticed my wrists were really in a lot of pain and my body temperature was rising in the back of the car. Dunkin was nowhere to be seen, he ran off into the area where desert grows. At this point, I hoped coyotes would not get him. I was screaming for them to listen to my pleas and my proof that it was a rental and I do indeed have MS and need my service animal for my well-being. Again, I was shouted at while they walked around calmly with no care for Dunkin or my safety. My safety was compromised the moment they ignored me and Dunkin&amp;rsquo;. They never read me any rights, and continued to walk around, ignoring how hot I was in that car. It felt like a fish out of water and I was gasping for air. Dunkin&amp;rsquo; came back through the desert area to about 10 yards north of the vehicle which obtained me. I screamed again, and begged them to keep him safe. They again chased him, frightened him, and he ran northbound. I never saw my Dunkin&amp;rsquo; again.</text:p>
            <text:p>At this point the sergeant&amp;hellip; Robert Hardt, was called to the scene. I was let out of the vehicle, still cuffed very tightly. I am 5 feet tall and weigh 110 lb&amp;rsquo;s. I whistled in vain to call Dunkin&amp;rsquo;.. I was not allowed to walk towards the area he has run towards. I was not allowed to move. I was on the gravel on the side of the road waiting for the cops to do something. I begged the sergeant to lead me, with the cuffs, or however he seemed fit, in order for me to be able to get to Dunkin&amp;rsquo; to whistle for him. He told me not to worry and &amp;ldquo;the dog will come back.&amp;rdquo; A cop car came back with Dunkin&amp;rsquo;s destroyed body in it. I asked an officer&amp;hellip; is there anything left&amp;hellip; the red headed one with the glasses and blue eyes shook his nod, indicating that there was nothing left to see. At that point, I began to mourn. I screamed and I screamed in shock. My hands were still cuffed. I was thirsty, the srgt gave me water from a water bottle he had in his car. Around that point, I was uncuffed. I called my friends and family in NY and AZ and no one answered for what seemed an eternity. I finally reached a friend in NYC and I screamed in agony at the trauma I had just undergone. The srgt called ambulance to see about my MS. They said to me, &amp;ldquo;you cannot scream and cry in my ambulance.&amp;rdquo; I refused treatment since I could not help my emotions of having lost my dearest best friend in this earth. They wanted to sedate me and start and IV on me. I refused this as I did not think I would wake up if I allowed them to stick a needle in me. Already they had violated me. A sheriff&amp;rsquo;s chaplain was then called to the scene. My phone died, and I was able to speak to my brother, who was in Hawaii vacationing, through the srgt&amp;rsquo;s cell phone. My brother was extremely concerned about my MS as he understands the close bond that Dunkin and I have shared for almost 8 years. I was in no condition to drive, I do not know who drove the rental back to the rental location. My belongings were put in a bag, I was put in a car with the chaplain and I continued to document my bruising by photographing my wrists with the time on the dash board. I grieved the entire way to the hospital asking the chaplain for words of consolation and he was speechless. The bruising on my legs from kneeling on the tar/gravel started to emerge when I got back to NYC. I have attached those pictures in a previous email. I was never cited for anything, I was never read any rights, I was not arrested. I ended up in the hospital and was given a sedative. I had x-rays taken of my wrists as the pain was excruciating to the slightest touch. My friend Andrea Barker took Dunkin&amp;rsquo;s remains to the animal crematory where Dunkin&amp;rsquo; was cremated. His remains arrive in New York in a few days.</text:p>
            <text:p>I have already felt the symptoms of MS which has been in full remission for 4 years. My left hand buzzes and tingles, my capacity to concentrate has diminished and my job is in jeopardy. I am a Master&amp;rsquo;s degree student at NYU and begin a new class tomorrow. I have received 2 A&amp;rsquo;s and 3 B&amp;rsquo;s in the coursework I have achieved and I hold a position of Learning Specialist at the College of Dentistry. I am my sole provider and feel the stresses of this trauma impeding my rest, my work, my concentration, my spirit (which feels broken). I experience nightmares nightly and sever bouts of mourning. My life is not the same.&amp;quot;</text:p>
          </table:table-cell>
          <table:table-cell office:value-type="string">
            <text:p>http://justicefordunkin.blogspot.com/</text:p>
          </table:table-cell>
          <table:table-cell office:value-type="string">
            <text:p>Dunkin Dog</text:p>
          </table:table-cell>
          <table:table-cell office:value-type="string">
            <text:p>S.D Soto, Robert Hardt and Two Unknown Police</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4">
          <table:table-cell office:value-type="float" office:value="779">
            <text:p>779</text:p>
          </table:table-cell>
          <table:table-cell office:value-type="string">
            <text:p>2014-03-18</text:p>
          </table:table-cell>
          <table:table-cell office:value-type="string">
            <text:p>Arizona</text:p>
          </table:table-cell>
          <table:table-cell office:value-type="string">
            <text:p>Phoenix</text:p>
          </table:table-cell>
          <table:table-cell office:value-type="string">
            <text:p>Phoenix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Mix</text:p>
          </table:table-cell>
          <table:table-cell office:value-type="string">
            <text:p>Victim Winter lab mix. The family was at home after midnight Tuesday morning when a Phoenix Police officer showed up to ask them about their car which had broken down a few blocks away. When the officer opened the side gate, the families dog went toward the officer, and he fired his weapon. The dog took off and now the family is looking for answers. &amp;quot;He didn&amp;#039;t have to shoot the dog,&amp;quot; said Brittany chambers. Brittany Chambers was startled early this morning when officers showed up at her side gate after finding her broken down car a few blocks away.</text:p>
            <text:p>Police say they wanted to make sure the car hadn&amp;#039;t been stolen. &amp;quot;I Heard the gate kinda jiggle I heard her bark, and then I didn&amp;#039;t hear her bark anymore, just the little one,&amp;quot; said Chambers. The officer opened the side gate to the backyard and encountered the Chamber&amp;#039;s two dogs. &amp;quot;Yeah they barked too, yeah and he still proceeded to come in and he shot the dog,&amp;quot; said Kevin Chambers. &amp;quot;She was just doing what she&amp;#039;s there to do which is there to let us know someone was at the gate and to protect the gate, he opened the gate,&amp;quot; said Brittany. According to police, the officer fired his gun three times toward their dog Winter when they say she became aggressive toward him and began by biting at his legs. &amp;quot;From the time that they knocked on our door to the time they shot the gun couldn&amp;#039;t have been more than 30 seconds,&amp;quot; said neighbor Effie Craven. Craven described what happened next. &amp;quot;I don&amp;#039;t know why they didn&amp;#039;t knock on the gate, or yell over the fence, or come back to our door and ask us to call <text:s/>them, the first thing that happened was the dog got shot,&amp;quot; said Craven. While police say it wasn&amp;#039;t clear if the dog was hit neighbors followed what looked like a trail of blood down the street. But despite searching there is still no sign of Winter who the family says was their son Tyler&amp;#039;s best friend. &amp;quot;They loved each other, camping and everything all those experiences. He&amp;#039;ll remember them, they&amp;#039;re great memories So yeah I&amp;#039;m glad I could provide her with a decent life,&amp;quot; said Kevin. The dog was last seen leaving the family home near 15th avenue and Van Buren. </text:p>
          </table:table-cell>
          <table:table-cell office:value-type="string">
            <text:p>http://www.fox10phoenix.com/story/25012505/2014/03/19/phoenix-police-officer-fires-weapon-at-family-dog</text:p>
          </table:table-cell>
          <table:table-cell office:value-type="string">
            <text:p>Winter</text:p>
          </table:table-cell>
          <table:table-cell office:value-type="string">
            <text:p>Unknown</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780">
            <text:p>780</text:p>
          </table:table-cell>
          <table:table-cell office:value-type="string">
            <text:p>2010-05-26</text:p>
          </table:table-cell>
          <table:table-cell office:value-type="string">
            <text:p>New Mexico</text:p>
          </table:table-cell>
          <table:table-cell office:value-type="string">
            <text:p>Albuquerque</text:p>
          </table:table-cell>
          <table:table-cell office:value-type="string">
            <text:p>Albuquerqu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shoot family dog after receiving a fake 911 call alleging a hostage situation at the home of Loren Smith. Police entered the home through a side door without announcing themselves and immediately fired a single shot at the dog, Lichen, hitting him in the face. The bullet shattered Lichen&amp;#039;s jaw and passed through it, severing the dog&amp;#039;s leg. A child, Smith&amp;#039;s stepson, was inside the home when the shot was fired. Miraculously, Lichen survived following an amputation.</text:p>
          </table:table-cell>
          <table:table-cell office:value-type="string">
            <text:p>https://www.youtube.com/watch?v=i-CWHJCyIdg</text:p>
          </table:table-cell>
          <table:table-cell office:value-type="string">
            <text:p>Lichen</text:p>
          </table:table-cell>
          <table:table-cell office:value-type="string">
            <text:p>Unknown SWAT team</text:p>
          </table:table-cell>
          <table:table-cell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81">
            <text:p>781</text:p>
          </table:table-cell>
          <table:table-cell office:value-type="string">
            <text:p>2014-02-24</text:p>
          </table:table-cell>
          <table:table-cell office:value-type="string">
            <text:p>New Mexico</text:p>
          </table:table-cell>
          <table:table-cell office:value-type="string">
            <text:p>Albuquerque</text:p>
          </table:table-cell>
          <table:table-cell office:value-type="string">
            <text:p>Albuquerqu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When 16-year-old Gerardo Lerma hopped off the bus from Rio Grande High School and started walking home with his friends, he didn&amp;rsquo;t expect to see his dog Canela dead of a gunshot wound in his Unser and Blake neighborhood. But that&amp;rsquo;s the sight he was greeted by after, police say, the dog bit three teenagers and lunged toward a police officer, who shot the dog twice around 3 p.m. Monday. &amp;ldquo;I was just walking by and saw all the police, and then I was like &amp;lsquo;I think that&amp;rsquo;s my dog, what the heck,&amp;rsquo;&amp;rdquo; Lerma said near the taped-off crime scene Monday. &amp;ldquo;She was never violent, she was playful. I just saw her this morning lying under the porch. She would get out sometimes, but she was never aggressive.&amp;rdquo; The dog bites broke the skin, but the injuries were not serious, police said. Police said a 15-year-old boy and a 17-year-old girl flagged down a patrolling officer after the dog bit each of them on the ankle. The officer then tear-gased the dog, but it went around and bit the leg of another 17-year-old girl who was getting off a school bus. The dog then charged at the officer and another person trying to get out of her car. That&amp;rsquo;s when the officer noticed she was foaming at the mouth and shot her twice in the head, according to police. The dog is being tested for rabies, according to police. Lerma said Canela had recently given birth to a litter of puppies, all of whom died soon after. He said his brother was most attached to her, and was worried how he would react. &amp;ldquo;He was like someone in those rich people movies where they only have a poodle. He was like 10 times worse. He was really attached to that dog,&amp;rdquo; Lerma said.</text:p>
          </table:table-cell>
          <table:table-cell office:value-type="string">
            <text:p>http://www.abqjournal.com/358679/news/cop-shoots-dog-that-bit-3-teenagers.html</text:p>
          </table:table-cell>
          <table:table-cell office:value-type="string">
            <text:p>Canela</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82">
            <text:p>782</text:p>
          </table:table-cell>
          <table:table-cell office:value-type="string">
            <text:p>2012-08-02</text:p>
          </table:table-cell>
          <table:table-cell office:value-type="string">
            <text:p>New Mexico</text:p>
          </table:table-cell>
          <table:table-cell office:value-type="string">
            <text:p>Albuquerque</text:p>
          </table:table-cell>
          <table:table-cell office:value-type="string">
            <text:p>Albuquerque Police Department</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American Bulldog</text:p>
          </table:table-cell>
          <table:table-cell office:value-type="string">
            <text:p>Both dogs were American bulldogs. A man is recovering in the hospital after a dog attack on Thursday afternoon. Albuquerque police said two men were attacked by two dogs in the 1500 block of Falls Place SW. Witnesses identified the men as Joshua Saavedra and Anthony Padilla. &amp;quot;The dogs just popped out of nowhere, they didn&amp;#039;t bark. We just heard their breathing and stuff,&amp;quot; Saavedra said. Neighbors said they were American bulldogs that somehow go loose and then rushed the pair. Saavedra said they were simply waking through their neighborhood. &amp;quot;The dog pulled him to the floor and then just grabbed him and started grabbing him and that&amp;#039;s when I started pulling him off, trying to pull him away from the dog,&amp;quot; Saavedra said. Then the two men jumped on a nearby SUV to protect themselves from the dogs. &amp;quot;That was just the closest thing we saw to get to safety and we jumped up there and I pulled him up on the Navigator with me and that dog was just aggressive, he just wanted to get us,&amp;quot; Saavedra said. When officers got to the scene, the men were standing on top of a car. Padilla was bleeding heavily. Police said one of the dogs charged at them when they were trying to rescue the men, so they shot and killed the dog. The second dog was turned over to animal control. &amp;quot;Its awful, awful you know. He&amp;#039;s been my friend for a while you know, it&amp;#039;s awful to see your friend like that. I couldn&amp;#039;t leave him,&amp;quot; Saavedra said. &amp;quot;It needed to be put down honestly, it almost killed him. It almost killed him.&amp;quot; Padilla is expected to survive his injuries. He was bitten in the head, arm and torso. Saavedra said Padilla will need surgery.</text:p>
          </table:table-cell>
          <table:table-cell office:value-type="string">
            <text:p>http://www.koat.com/news/new-mexico/albuquerque/Police-shoot-dog-after-afternoon-attack/14863486</text:p>
          </table:table-cell>
          <table:table-cell office:value-type="string">
            <text:p>Two Unknown Dogs - American Bull Dog</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83">
            <text:p>783</text:p>
          </table:table-cell>
          <table:table-cell office:value-type="string">
            <text:p>2007-09-28</text:p>
          </table:table-cell>
          <table:table-cell office:value-type="string">
            <text:p>Arizona</text:p>
          </table:table-cell>
          <table:table-cell office:value-type="string">
            <text:p>Phoenix</text:p>
          </table:table-cell>
          <table:table-cell office:value-type="string">
            <text:p>Crow Wing Sheriff&amp;rsquo;s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Terrier Labrador</text:p>
          </table:table-cell>
          <table:table-cell office:value-type="string">
            <text:p>Victim Eddie, Terrier Lab weight 25-50 lbs. 2 year old child 20 feet from dog when shot. A Garrison family is wondering why a Sheriff&amp;#039;s Deputy had to shoot and kill their dog in front of a toddler. The Stiernagel&amp;#039;s had a silver Camry parked in the driveway. It matched the description of a robber&amp;#039;s getaway car.</text:p>
            <text:p>Jennifer was alone with her two-year old son, Derek. As she talked to an investigator in the front yard, she noticed a deputy nearby approaching her two dogs. She said Duke, the Basset Hound, was barking, Eddie, the Terrier Lab, was lying in the grass growling. &amp;quot;The dog was down, he didn&amp;#039;t try jumping at him,&amp;quot; said Stiernagel, &amp;quot;he didn&amp;#039;t do anything, as soon as I turned around, he shot him right in the head.&amp;quot; Derek watched from the front deck 20 feet away. &amp;quot;I ran into the house and grabbed him,&amp;quot; said Derek&amp;#039;s mother. &amp;quot;I put him in the house and he wouldn&amp;#039;t leave me and he was holding onto me and he was crying.&amp;quot; Sergeant Chad Paulson of The Crow Wing Sheriff&amp;#039;s Department says the deputy had his weapon drawn because the bank robber may have been on the premises. He also said the deputy &amp;quot;shot the dog because it approached him growling, baring it&amp;#039;s teeth, with the hair on it&amp;#039;s neck standing up.&amp;quot; Stiernagel says the deputies could have handled the situation without causing any harm.</text:p>
          </table:table-cell>
          <table:table-cell office:value-type="string">
            <text:p>http://www.theagitator.com/2007/10/02/puppycide-11/</text:p>
          </table:table-cell>
          <table:table-cell office:value-type="string">
            <text:p>Eddie</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784">
            <text:p>784</text:p>
          </table:table-cell>
          <table:table-cell office:value-type="string">
            <text:p>2009-02-10</text:p>
          </table:table-cell>
          <table:table-cell office:value-type="string">
            <text:p>California</text:p>
          </table:table-cell>
          <table:table-cell office:value-type="string">
            <text:p>Lancaster</text:p>
          </table:table-cell>
          <table:table-cell office:value-type="string">
            <text:p>Los Angeles County Sheriff&amp;#039;s Department - Lancaster Sheriff&amp;#039;s St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heriff&amp;#039;s deputies fatally shot one dog who charged at them and wounded a second at Antelope Valley High School, authorities said Wednesday. Sheriff&amp;#039;s deputies were called to the school Tuesday evening, said Lt. Stefanie Fredericks of the Lancaster Sheriff&amp;#039;s Station. Classes had ended for the day, but numerous students were still on campus for basketball practice, along with several school employees, Fredericks said. Three pit bull/bull mastiff mixed-breed dogs were attacking staff members, who climbed on top of benches and a custodian&amp;#039;s cart to keep away from the dogs until deputies arrived. Deputies were able to place themselves between one woman who was on top of a picnic bench and the dogs, allowing her to flee. One dog charged at deputies and was shot, but was able to run away. A second dog also charged deputies and was shot and killed. All three dogs were eventually taken into custody, Fredericks said. No one was injured. Deputies are trying to determine who owns the dogs.</text:p>
          </table:table-cell>
          <table:table-cell office:value-type="string">
            <text:p>http://www.dailynews.com/general-news/20090218/dogs-attacking-people-at-antelope-valley-high-shot-by-deputies</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85">
            <text:p>785</text:p>
          </table:table-cell>
          <table:table-cell office:value-type="string">
            <text:p>2014-02-12</text:p>
          </table:table-cell>
          <table:table-cell office:value-type="string">
            <text:p>New Mexico</text:p>
          </table:table-cell>
          <table:table-cell office:value-type="string">
            <text:p>Las Cruces</text:p>
          </table:table-cell>
          <table:table-cell office:value-type="string">
            <text:p>Las Cruce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ouisiana Catahoula Leopard Dog and Terrier mix</text:p>
          </table:table-cell>
          <table:table-cell office:value-type="string">
            <text:p>The Las Cruces Police Department and the Las Cruces Officer-Involved Incident Task Force are continuing to investigate the Wednesday evening fatal shooting of a dog. But the family who owns the dog, named &amp;quot;Jack,&amp;quot; disputed the claims made by police. A police report obtained Friday morning revealed new details about the incident. The dog reportedly acted aggressively toward two teenagers, a man and a plain-clothes detective that was driving by before being flagged down. Two teenage girls and a man living in the area told police a black dog had ran aggressively toward each of them around 5:30 p.m., first the girls, then the man, the report states. The girls, who were jogging, had seen a white dog first. They approached what seemed to be a lost and friendly dog, the report states. That&amp;#039;s when, according to the police report, the black dog &amp;quot;came out of nowhere&amp;quot; at them, barking. The girls avoided the dog by climbing on a small rock wall, then the dog turned its attention to the man who was walking to get his mail. The dog was &amp;quot;aggressively barking&amp;quot; at the man, the report states, so he threw keys at the dog to scare it. That man then noticed plain-clothes LCPD detective Rick Garcia pulling into the neighborhood and asked him to call animal control. Garcia, after calling for animal control, said he tried to shoo the black dog away, then corral it into a nearby yard. Neither tactic worked, the report states, so Garcia said he tried to back away. When he did, &amp;quot;the dog lunged at him for a third time,&amp;quot; barking and with teeth bared. That&amp;#039;s when Garcia said he fired two shots, hitting the dog near the head and back. Kelcy Wilcox, whose family owned the approximately 4-year-old dog, adamantly denied that Jack, the mostly black Catahoula mix was aggressive. She said the dog would have reacted the way it did because it was frightened. &amp;quot;He&amp;#039;s not an aggressive dog,&amp;quot; said Wilcox, a New Mexico State University graduate who earned a degree in animal science, and has directly worked with the dog for about 2 1/2 years. &amp;quot;He was extremely well mannered, well trained.&amp;quot; According to a letter Wilcox wrote to the Sun-News, the family took the dog out publicly, to the Las Cruces dog park, Caliche&amp;#039;s, St. Clair&amp;#039;s Winery for Yappy Hour, Andele&amp;#039;s Dog House and High Desert Brewing Co. By the time the animal control officer arrived, the report states, a roommate of the dog&amp;#039;s owner arrived. They tried to look for the white dog, which had fled. The animal control officer reportedly found it in its yard, around the block from where the black dog died. As he approached that yard, a neighbor warned him to beware of the black dog living there because it &amp;quot;was a crazy dog,&amp;quot; according to the report. &amp;quot;All he did was growl,&amp;quot; Wilcox said. &amp;quot;That is a warning and not a reason to shoot him.&amp;quot; The adult man and two teenage girls who the police said were being harassed by the dog were not injured. As per departmental policy related to the duty-related discharge of a firearm, the multi-agency task force will investigate the shooting. The task force includes investigators from New Mexico State Police, the Do&amp;ntilde;a Ana County Sheriff&amp;#039;s Office, New Mexico State University Police and Las Cruces police. The task force reports its findings to the 3rd Judicial District Attorney&amp;#039;s Office. Garcia, a 16-year-veteran of LCPD, is not subject to standard administrative leave, as happens in shootings involving people, LCPD Sgt. Roberto Gutierrez said this week. Dr. Patricia Norris, the Do&amp;ntilde;a Ana County Sheriff&amp;#039;s Office veterinarian, was to perform a necropsy of the dog, the police report states.</text:p>
          </table:table-cell>
          <table:table-cell office:value-type="string">
            <text:p>http://www.lcsun-news.com/las_cruces-news/ci_25128392/las-cruces-police-officer-shoots-kills-dog</text:p>
          </table:table-cell>
          <table:table-cell office:value-type="string">
            <text:p>Jack</text:p>
          </table:table-cell>
          <table:table-cell office:value-type="string">
            <text:p>Rick Garcia</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86">
            <text:p>786</text:p>
          </table:table-cell>
          <table:table-cell office:value-type="string">
            <text:p>2014-07-07</text:p>
          </table:table-cell>
          <table:table-cell office:value-type="string">
            <text:p>New Mexico</text:p>
          </table:table-cell>
          <table:table-cell office:value-type="string">
            <text:p>Las Cruces</text:p>
          </table:table-cell>
          <table:table-cell office:value-type="string">
            <text:p>Las Cruces Police Department and Officer involved Incident Task Force</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Terrier Mix</text:p>
          </table:table-cell>
          <table:table-cell office:value-type="string">
            <text:p><text:s/>A Las Cruces police officer shot and killed a terrier mix Monday morning. <text:s/>The dog&amp;#039;s owners told KFOX14 that the police shouldn&amp;#039;t have done that. Dan Trujillo, a spokesman for the Las Cruces Police Department said just before 11 a.m. Monday officers responded to a report of a vicious dog in the 1000 block of Larry Drive. When they arrived they discovered that the dog had bitten or attacked a 79-year-old man who resides near the owners of the canine, said police spokesman Dan Trujillo. According to Trujillo the dog approached the police officer &amp;quot;aggressively.&amp;quot; The dog allegedly pinned the officer against his unit. The officer is believed to have fired at least one round which struck the dog. However, the owners, Marin Serna and his fiancee Sonia Gonzalez said their dog Mac was too small to pin an officer. They said their dog was wrongfully shot and the victim of breed discrimination. Gonzalez said the officer should not have had to use his gun to restrain a 30 pound dog. An Animal Control officer took the dog to a local veterinarian where the dog was pronounced dead. Injuries to the 79-year-old man who was bit or attacked by the dog were non-life-threatening. Investigators are also looking into the possibility that the dog may have attacked someone else earlier in the day. Trujillo said, &amp;quot;Right now the Las Cruces Police Department and our Officer involved Incident Task Force, which is made up of agencies throughout the area, are jointly investigating this shooting.&amp;quot; He said they investigate any officer-related shooting that occurs on duty. The dog did have a history of getting out of the yard but not for being aggressive. <text:s/>Officials said the owner has been cited two times in the past 12 months for the dog getting out. According to Trujillo, animal control keep specific numbers on dog attacks but they do keep numbers on vicious animal calls. A &amp;#039;vicious animal&amp;#039; could be a dog, cat, squirrel, etc.</text:p>
            <text:p>As of July 6, there have been 86 vicious animal calls in 2014. <text:s/>In 2013 there was 165.</text:p>
          </table:table-cell>
          <table:table-cell office:value-type="string">
            <text:p>http://www.kfoxtv.com/template/cgi-bin/archived.pl?type=basic&amp;amp;file=/news/features/top-stories/stories/archive/2014/07/e6000K7H.xml#.VA8-evldXGA</text:p>
          </table:table-cell>
          <table:table-cell office:value-type="string">
            <text:p>Mac</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87">
            <text:p>787</text:p>
          </table:table-cell>
          <table:table-cell office:value-type="string">
            <text:p>2010-07-30</text:p>
          </table:table-cell>
          <table:table-cell office:value-type="string">
            <text:p>Indiana</text:p>
          </table:table-cell>
          <table:table-cell office:value-type="string">
            <text:p>Muncie</text:p>
          </table:table-cell>
          <table:table-cell office:value-type="string">
            <text:p>Muncie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The Muncie Police Department is considering buying tranquilizer guns after officers last week shot and killed a pit bull to break up a dog fight. &amp;quot;We&amp;#039;d like to give our officers another option in dealing with these situations,&amp;quot; Deputy Chief Roc Barrett said Friday. News that the department is considering tranquilizer guns, however, brought little consolation to the dead dog&amp;#039;s owner, Harold Mason. Mason is a retired Delaware County 911 dispatch supervisor and currently serves on the Muncie Board of Works, appointed there by Mayor Sharon McShurley. Mason believes that even without tranquilizers, the officers had alternatives to deadly force, including tear gas and Tasers. He criticized the officers for using their guns to break up a dog fight and questioned whether his dog was the victim of breed discrimination. &amp;quot;The only reason they shot my dog is because he is a pit bull,&amp;quot; Mason said. &amp;quot;If you run up on a Chihuahua and poodle and the Chihuahua has got the poodle around the neck, are you going to shoot the Chihuahua? It was a dog fight. Dogs fight.&amp;quot;</text:p>
            <text:p>HAROLD! you&amp;#039;re a fucktard! if your pit fighter was fighting another pit fighter your idiotic comment would have some credibility. but this situation is the equivalent to an adult beating up a child. Barrett, however, defended the shooting, saying the officers did the best they could in the situation. Barrett was not on the scene but has reviewed corresponding reports. &amp;quot;Based on what I know right now, I would say they did what they should do,&amp;quot; Barrett said. &amp;quot;You have to take all the possibilities into account.&amp;quot; Mason&amp;#039;s dog, a six-year-old brown pit-bull named Bishop, was killed about 11:30 p.m. on July 30. Earlier that evening, Bishop had gotten loose from Mason&amp;#039;s back yard along North Gavin Street, where he kept the dog on a cable, and apparently sauntered over to a neighbor&amp;#039;s house on nearby Lowell Street. &amp;quot;This dog is not a vicious dog,&amp;quot; said Mason, who sort of inherited Bishop from his son. The neighbor had befriended Bishop, Mason said, and her porch had become the pit bull&amp;#039;s home away from home. On this night, however, the neighbor had tied a German shepherd to her front porch, having found it wandering the neighborhood earlier, Mason said. A fight between the dogs ensued and, according to police reports, Bishop sunk his teeth into the German shepherd&amp;#039;s neck. Muncie police officers Kristopher Duncan, Chris Kirby and Shane Finnegan responded to the fight after the neighbor called 911. Kirby said he considered rubbing hand sanitizer into Bishop&amp;#039;s mouth to get it to release, but that the dog was angry and wouldn&amp;#039;t let the officers get close. To save the German shepherd, the officer said, he had to shoot the pit bull. &amp;quot;I&amp;#039;m a dog lover. I hate what happened,&amp;quot; Kirby said. &amp;quot;I hate it. It just breaks my heart. If I had another alternative, I would have used it.&amp;quot; Kirby&amp;#039;s first shot struck Bishop in the side, but according to police reports the dog continued to fight. Kirby and Finnegan fired several more shots before Bishop left the scene, apparently mortally wounded. Kirby tracked him down to a neighboring back yard where he euthanized the dog with a shot to the head. While police reports available to the media did not indicate exactly how many shots were fired, Mason said he heard eight as he ran to the scene of the fight. &amp;quot;That&amp;#039;s what concerns me is to shoot at a dog eight times in a residential area,&amp;quot; Mason said. Mason showed The Star Press a nearby home that had at least four holes in its vinyl siding that appeared to be from gunfire. The neighbors told The Star Press that at least three of the holes were not there before the police shot at the dog. Barrett said police believe one of the holes came from the officers, though the department is not sure whether the bullet ricocheted or struck the house directly. &amp;quot;They weren&amp;#039;t just recklessly firing rounds into the air,&amp;quot; Barrett said. Kirby, who estimated seven shots were fired, said as far as he knew none struck the house. &amp;quot;We were close enough on every shot that every shot went into the dog,&amp;quot; he said. After the chaos died down, animal control came and took away both dogs. Kirby -- who is currently providing foster care for an abandoned pit bull until a rescue group can find her a home -- reported that the German shepherd had lost a lot of blood but appeared as if it would recover. The flip side of this story is that they may have saved the German shepherd&amp;#039;s life,&amp;quot; Barrett said. Mason wasn&amp;#039;t so sure. &amp;quot;All they had to do was wait for me,&amp;quot; he said. &amp;quot;I could have got my dog.&amp;quot; Mason met with Police Chief Deb Davis in the days after the shooting. (Davis referred questions to Barrett). &amp;quot;I&amp;#039;m not trying to get anybody in trouble,&amp;quot; he said. &amp;quot;I just don&amp;#039;t want this to happen to anyone else.&amp;quot; Barrett told The Star Press that the department&amp;#039;s decision to pursue tranquilizer guns was not influenced by Mason&amp;#039;s status in Muncie. &amp;quot;It&amp;#039;s not just about Harold or who it is,&amp;quot; Barrett said. &amp;quot;This is a scenario that we are coming onto more recently.&amp;quot; The department has been looking at a tranquilizer gun that cost $227 and is considering buying three of them. It is unclear if and when the department might actually buy the guns and make them available to officers. The tranquilizer guns would likely stay in the cars belonging to uniform shift supervisors. If available, the supervisor would be dispatched directly to all animal fight or vicious animal calls. &amp;quot;That&amp;#039;s something we would put into our protocol,&amp;quot; Barrett said.</text:p>
            <text:p>Barrett said he believed officers would welcome the tranquilizer guns so that they wouldn&amp;#039;t have to resort to their firearms. He said officers are emotionally affected any time they have to take a life, even a dog&amp;#039;s life.</text:p>
          </table:table-cell>
          <table:table-cell office:value-type="string">
            <text:p>http://www.thestarpress.com/article/20100807/NEWS01/8070329/Officers-kill-pit-bull-MPD-to-consider-dart-guns</text:p>
          </table:table-cell>
          <table:table-cell office:value-type="string">
            <text:p>Bishop</text:p>
          </table:table-cell>
          <table:table-cell office:value-type="string">
            <text:p>Chris Kirby, Kristopher Duncan and Shane Finnega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788">
            <text:p>788</text:p>
          </table:table-cell>
          <table:table-cell office:value-type="string">
            <text:p>2014-02-26</text:p>
          </table:table-cell>
          <table:table-cell office:value-type="string">
            <text:p>New Mexico</text:p>
          </table:table-cell>
          <table:table-cell office:value-type="string">
            <text:p>Las Cruces</text:p>
          </table:table-cell>
          <table:table-cell office:value-type="string">
            <text:p>Border Patrol and Las Cruce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Mixed</text:p>
          </table:table-cell>
          <table:table-cell office:value-type="string">
            <text:p>A Border Patrol agent has been jailed after a late night incident Wednesday in which police allege he threatened his family with a gun, shoved his wife then fatally shot the family dog. Carmelo Diaz Jr., 44, has been charged with three felonies &amp;mdash; two counts of aggravated assault against a family member and extreme animal cruelty &amp;mdash; plus misdemeanor battery against a household member, according to a Las Cruces Police Department news release. Diaz, of the 2500 block of Kentwood Court, is being held at the Do&amp;ntilde;a Ana County Detention Center. His wife told police that Diaz became upset when she declined to kiss him, grabbing her by the neck and pinning her to a kitchen wall, according to a criminal complaint filed in Magistrate Court. Diaz then ran upstairs and &amp;quot;threatened to take his own life,&amp;quot; the complaint states. His wife followed, eventually finding him in the bathroom, but not before he allegedly pushed her to the ground. Diaz was armed with a .40-caliber handgun, according to the news release. Frightened, Diaz&amp;#039;s wife fled to his teenage son&amp;#039;s room. Diaz allegedly followed her, then pointed the gun at her face. Later, he allegedly pointed the gun at his teenage son, the complaint states, while saying, &amp;quot;I don&amp;#039;t give a (expletive). I&amp;#039;ll kill everybody.&amp;quot; Eventually Diaz&amp;#039;s wife and two children ran to a neighbor&amp;#039;s house. Diaz&amp;#039;s wife told police that Diaz rang the doorbell, asking about who they were calling on the phone, the complaint states. Diaz reportedly told his son to &amp;quot;tell dispatch everything&amp;#039;s OK,&amp;quot; the complaint states. Diaz then walked away, and that&amp;#039;s when police allege he shot the family&amp;#039;s mixed-breed dog. A veterinarian determined the dog was paralyzed, according to the LCPD news release, and it was euthanized. Police responded to the family&amp;#039;s home about 8:30 p.m. Wednesday after a call about a domestic disturbance. Diaz reportedly drove away in his silver Toyota Camry before LCPD officers arrived.</text:p>
            <text:p>Later, officers located Diaz&amp;#039;s car parked on White Sage Arc. Police found a shell casing near Diaz&amp;#039;s car &amp;mdash; he apparently shot his cell phone, breaking it and a car window. Officers later blocked many of the streets in the Sonoma Ranch and Northrise area while conducting a search for Diaz, according to scanner traffic Wednesday. A nearby gym was locked down during portions of the search. An officer at the family&amp;#039;s home saw Diaz hiding in the shadows, according to scanner traffic. Officers ordered him to drop the handgun which he did before being taken into custody. A Border Patrol spokesman confirmed Thursday that Diaz is an agent with the federal agency.</text:p>
            <text:p>During his video arraignment Thursday in Magistrate Court, Diaz said he had been working for Border Patrol for nearly four years. The Border Patrol&amp;#039;s communications department released a statement on the matter to the Sun-News: &amp;quot;The Border Patrol takes every allegation of misconduct seriously. While a comment specific to this event cannot be made due to an ongoing investigation by another jurisdiction, the Border Patrol will cooperate fully with any investigation. The Border Patrol understands its responsibility to maintain the trust of the community in which we serve and does not tolerate any activity by any of its personnel that may jeopardize that trust.&amp;quot; Generally, agents facing felony charges are subject to suspension or administrative leave, said Border Patrol special operations supervisor Joe Romero in an email. &amp;quot;It depends on different variables as each case is looked at independently,&amp;quot; Romero said. Diaz told Magistrate Judge Kent Wingenroth that he served in the Air Force and was stationed at Holloman Air Force Base for some time. Wingenroth set a $20,000 surety bond.</text:p>
            <text:p>Diaz requested a court-appointed attorney.</text:p>
          </table:table-cell>
          <table:table-cell office:value-type="string">
            <text:p>http://www.lcsun-news.com/las_cruces-news/ci_25241114/man-suspected-threatening-family-shooting-dog</text:p>
          </table:table-cell>
          <table:table-cell office:value-type="string">
            <text:p>Unknown</text:p>
          </table:table-cell>
          <table:table-cell office:value-type="string">
            <text:p>Carmelo Diaz Jr.</text:p>
          </table:table-cell>
          <table:table-cell office:value-type="float" office:value="1">
            <text:p>1</text:p>
          </table:table-cell>
          <table:table-cell table:number-columns-repeated="6" office:value-type="float" office:value="0">
            <text:p>0</text:p>
          </table:table-cell>
          <table:table-cell office:value-type="string">
            <text:p>Plain Clothes</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row>
        <table:table-row table:style-name="ro1">
          <table:table-cell office:value-type="float" office:value="790">
            <text:p>790</text:p>
          </table:table-cell>
          <table:table-cell office:value-type="string">
            <text:p>2010-02-04</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Chicago police shot a dog this evening while executing some kind of warrant in the Logan Square neighborhood on the Northwest Side. Officials could not say whether the dog was killed or what caused police to shoot it. The shooting happened in the 2200 block of North Springfield Avenue as police were executing either a search warrant or arrest warrant at that location, officials said. Members of the Independent Police Review Authority, which probes shootings involving Chicago police officers, were investigating the matter.</text:p>
          </table:table-cell>
          <table:table-cell office:value-type="string">
            <text:p>http://articles.chicagobreakingnews.com/2010-02-04/news/28528709_1_chicago-police-probes-shootings-independent-police-review-authority</text:p>
          </table:table-cell>
          <table:table-cell table:number-columns-repeated="2" office:value-type="string">
            <text:p>Unknown</text:p>
          </table:table-cell>
          <table:table-cell table:number-columns-repeated="7" office:value-type="float" office:value="2">
            <text:p>2</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791">
            <text:p>791</text:p>
          </table:table-cell>
          <table:table-cell office:value-type="string">
            <text:p>2011-03-04</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n March 4, 2011, Mopz the dog left his house to relieve himself. <text:s/>A Columbus police officer who claims to have been &amp;quot;startled&amp;quot; by the dog shot him 6 times. The event does not appear to have been covered by the media.</text:p>
          </table:table-cell>
          <table:table-cell office:value-type="string">
            <text:p>http://www.change.org/p/please-demand-justice-for-mopz-innocent-dog-shot-and-killed-by-police-officer-in-columbus-ohio</text:p>
          </table:table-cell>
          <table:table-cell office:value-type="string">
            <text:p>Mopz</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3">
          <table:table-cell office:value-type="float" office:value="792">
            <text:p>792</text:p>
          </table:table-cell>
          <table:table-cell office:value-type="string">
            <text:p>2014-05-22</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 and Pit Bull mix</text:p>
          </table:table-cell>
          <table:table-cell office:value-type="string">
            <text:p>A 21-year-old recent Ohio State graduate filed a complaint against Columbus Police. She says Columbus Police wrongfully shot and killed her Labrador pit-bull mix. <text:s/>It&amp;#039;s a dog she considered part of the family.</text:p>
            <text:p/>
            <text:p>Police claim they acted in self-defense as they were trying to execute an arrest warrant against her boyfriend for domestic violence.</text:p>
            <text:p/>
            <text:p>A charge, she says she now wishes she could wipe away because when police moved in, her dog, Nala, became an unintended target.</text:p>
            <text:p/>
            <text:p>&amp;quot;When I came to the door, I cracked it like this and looked out, then Nala came beside me and stuck her nose out here,&amp;quot; said victim, Cartier Townsend. </text:p>
            <text:p/>
            <text:p>&amp;quot;They said put your dog away. I will shoot your dog. Those two statements. That is all that they said to me,&amp;quot; said Townsend.</text:p>
            <text:p/>
            <text:p>A spokesperson for Columbus police tells 10TV the officers, at the time, told her to secure the dog.</text:p>
            <text:p/>
            <text:p>&amp;quot;I tried to put her away and even when she ran out of her cage, I told them, don&amp;#039;t shoot her. She&amp;#039;s not going to try to bite you guys,&amp;quot; said Townsend.</text:p>
            <text:p/>
            <text:p>Police say, after they repeatedly told her to close the cage, Townsend jumped in the officer&amp;#039;s way and the dog ran toward them growling. </text:p>
            <text:p/>
            <text:p>The police spokesperson says the officers felt threatened, so they first deployed a taser and then fired with a gun.</text:p>
            <text:p/>
            <text:p>&amp;quot;There&amp;#039;s no reason she should be in a body bag right now. There&amp;#039;s no reason she shouldn&amp;#039;t be out there playing outside,&amp;quot; said Townsend.</text:p>
            <text:p/>
            <text:p>Neighbors say the commotion woke them up.</text:p>
            <text:p/>
            <text:p>&amp;quot;One of them said that he was going to kill that ***** dog,&amp;quot; said neighbor, Jim McNutt. </text:p>
            <text:p/>
            <text:p>&amp;quot;Didn&amp;#039;t hear any barking or any yelling from the inside, just the yelling of the cops. The male voices saying, &amp;#039;We&amp;#039;re going to break down your f&amp;#039;n door. Control your f&amp;#039;n dog,&amp;#039;&amp;quot; said neighbor, Katie Knotts.</text:p>
            <text:p/>
            <text:p>Concerning statements, to the recent OSU grad, who so badly wishes she had her dog back.</text:p>
            <text:p/>
            <text:p>&amp;quot;None of this would have happened if they just let me put her away,&amp;quot; said Cartier. &amp;quot;There was nothing I could do. There was nothing I could do to help her.&amp;quot;</text:p>
            <text:p/>
            <text:p>Police ended up arrested her boyfriend early that morning. <text:s/></text:p>
            <text:p/>
            <text:p>There is an internal review of the officer, who fired the gun, as is protocol within the department anytime an officer fires a gun. There is also a review after Townsend filed her complaint.</text:p>
          </table:table-cell>
          <table:table-cell office:value-type="string">
            <text:p>http://www.10tv.com/content/stories/2014/05/22/columbus-dangerous-animals.html</text:p>
          </table:table-cell>
          <table:table-cell office:value-type="string">
            <text:p>Nala</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93">
            <text:p>793</text:p>
          </table:table-cell>
          <table:table-cell office:value-type="string">
            <text:p>2013-11-23</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Boxer 7yo</text:p>
          </table:table-cell>
          <table:table-cell office:value-type="string">
            <text:p>A Columbus woman says she wants answers after a Columbus Police officer allegedly shot her dog in the face Saturday night. Pam Groom says she called CPD&amp;#039;s non-emergency number on Saturday night asking for an officer to come to her home on Wager Street because a suspicious person was in her backyard. According to Groom CPD did dispatch a first set of officers to her home whom Groom describes as very nice.</text:p>
            <text:p>However, later that evening Groom says the suspicious person returned and so did police. According to Groom her dog was shot in its backyard while on a chain. Groom says officers heard her yelling at the suspicious person in the backyard. One officer she says approached the back of her home with his gun drawn. &amp;quot;The officer said &amp;#039;It&amp;#039;s a pit bull, he&amp;#039;s going to attack.&amp;#039; The dog was standing perfectly still 15 feet away from him. He said &amp;#039;Well he&amp;#039;s a pit bull, he&amp;#039;s going to attack&amp;#039; and he shot,&amp;quot; Groom said. The bullet struck Koda in the nose and exited through his neck. Groom took him to OSU&amp;#039;s emergency veterinary hospital where Koda was treated. According to Groom her dog is a boxer-mix, not a pit bull. A police report time stamped at 8:42 p.m. on Saturday indicates a dog was shot by an officer at Groom&amp;#039;s home.</text:p>
          </table:table-cell>
          <table:table-cell office:value-type="string">
            <text:p>http://www.nbc4i.com/story/23921165/woman-says-dog-shot-in-face-by-columbus-police-officer</text:p>
          </table:table-cell>
          <table:table-cell office:value-type="string">
            <text:p>Koda or Cota</text:p>
          </table:table-cell>
          <table:table-cell office:value-type="string">
            <text:p>Two Unknown Police</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row>
        <table:table-row table:style-name="ro1">
          <table:table-cell office:value-type="float" office:value="794">
            <text:p>794</text:p>
          </table:table-cell>
          <table:table-cell office:value-type="string">
            <text:p>2014-07-03</text:p>
          </table:table-cell>
          <table:table-cell office:value-type="string">
            <text:p>New Jersey</text:p>
          </table:table-cell>
          <table:table-cell office:value-type="string">
            <text:p>New Brunswick</text:p>
          </table:table-cell>
          <table:table-cell office:value-type="string">
            <text:p>New Brunswick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4 year-old girl in New Jersey is in critical condition after being viciously attacked by two pit bulls. The dogs mauled her Thursday night while at a babysitter&amp;#039;s in New Brunswick. No one could pull the dogs off the child and someone called police. When they arrived they shot and killed the dogs. The identity of their owner has not been released. So far, no one has been charged.</text:p>
          </table:table-cell>
          <table:table-cell office:value-type="string">
            <text:p>http://7online.com/news/4-year-old-nj-girl-mauled-by-pit-bull/157654/</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795">
            <text:p>795</text:p>
          </table:table-cell>
          <table:table-cell office:value-type="string">
            <text:p>2014-03-27</text:p>
          </table:table-cell>
          <table:table-cell office:value-type="string">
            <text:p>Louisiana</text:p>
          </table:table-cell>
          <table:table-cell office:value-type="string">
            <text:p>Houma</text:p>
          </table:table-cell>
          <table:table-cell office:value-type="string">
            <text:p>Houma Police Department</text:p>
          </table:table-cell>
          <table:table-cell office:value-type="float" office:value="2">
            <text:p>2</text:p>
          </table:table-cell>
          <table:table-cell office:value-type="float" office:value="100">
            <text:p>100</text:p>
          </table:table-cell>
          <table:table-cell office:value-type="float" office:value="1">
            <text:p>1</text:p>
          </table:table-cell>
          <table:table-cell office:value-type="string">
            <text:p>Unconfirmed</text:p>
          </table:table-cell>
          <table:table-cell office:value-type="string">
            <text:p>A pit bull attack has led to the death of a 4-year-old in Houma, Louisiana. It happened inside an apartment complex where the family lives. Apparently the mother and daughter were watching TV when the dog suddenly <text:s/>attacked without warning. Houma Police Chief Todd Duplantis said the mother finally got to a bedroom where she barricaded herself along with her little girl. She screamed for help and was able to hand her daughter through a window to medical personnel but the child later died at the hospital. Mia Derouen, suffered facial, torso and head injuries in the attack and her mom, and owner of the dog, also suffered moderate injuries and was hospitalized.</text:p>
            <text:p>Duplantis said the dog was running inside the apartment in a very vicious manner and the officers had to shot and kill the dog to eliminate the threat of additional injuries. The family had two pit bulls, and one was more than 100 pounds. The larger one attacked the little girl but the police chief there&amp;#039;s never been any complaints about the dog from neighbors. He went on to say there were no signs of animal abuse or that the dogs were being trained to fight. Mia would have celebrated her fifth birthday next week. </text:p>
          </table:table-cell>
          <table:table-cell office:value-type="string">
            <text:p>http://www.wbtw.com/story/25092056/pit-bull-mauls-4-year-old-to-death-inside-home</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96">
            <text:p>796</text:p>
          </table:table-cell>
          <table:table-cell office:value-type="string">
            <text:p>2012-03-20</text:p>
          </table:table-cell>
          <table:table-cell office:value-type="string">
            <text:p>Connecticut</text:p>
          </table:table-cell>
          <table:table-cell office:value-type="string">
            <text:p>Waterbury</text:p>
          </table:table-cell>
          <table:table-cell office:value-type="string">
            <text:p>Waterbury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n 88-year-old woman is being treated for serious injuries to her arms and legs after she was attacked by two pit bulls, police said. Officers fatally shot the dogs. The woman, Lena Poidomani, is recovering at Waterbury Hospital, where she is listed in stable condition, Capt. Christopher Corbett said. The attack happened about 5 p.m. Tuesday in the woman&amp;#039;s backyard on Wilkenda Avenue. The pit bulls belonged to a neighbor, Corbett said. The dogs were so aggressive, the responding officers shot them, he said.</text:p>
          </table:table-cell>
          <table:table-cell office:value-type="string">
            <text:p>http://articles.courant.com/2012-03-21/news/hc-waterbury-pit-bull-maul-0322-20120321_1_pit-bulls-mauled-woman-stable-condition</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4">
          <table:table-cell office:value-type="float" office:value="797">
            <text:p>797</text:p>
          </table:table-cell>
          <table:table-cell office:value-type="string">
            <text:p>2014-05-28</text:p>
          </table:table-cell>
          <table:table-cell office:value-type="string">
            <text:p>Oklahoma</text:p>
          </table:table-cell>
          <table:table-cell office:value-type="string">
            <text:p>Ardmore</text:p>
          </table:table-cell>
          <table:table-cell office:value-type="string">
            <text:p>Ardmore Police Department and Oklahoma State Bureau of Investigation</text:p>
          </table:table-cell>
          <table:table-cell office:value-type="float" office:value="6">
            <text:p>6</text:p>
          </table:table-cell>
          <table:table-cell office:value-type="float" office:value="2">
            <text:p>2</text:p>
          </table:table-cell>
          <table:table-cell office:value-type="float" office:value="0">
            <text:p>0</text:p>
          </table:table-cell>
          <table:table-cell office:value-type="string">
            <text:p>Schnauzer and Multiple Breeds</text:p>
          </table:table-cell>
          <table:table-cell office:value-type="string">
            <text:p>A Police Sergeant in Ardmore, Oklahoma was recently put on leave after he was charged with poisoning dogs in his neighborhood with antifreeze. <text:s/>This week it was reported that sergeant Barry Antwine was charged with &amp;ldquo;laying out poison for domestic animals&amp;rdquo;, after his neighbors filed a complaint. Prosecutors say Antwine <text:s/>put <text:s/>a substance -- possibly anti-freeze -- in a bowl in front of his house in early April.</text:p>
            <text:p>The investigation began when a complaint was filed by a neighbor claiming <text:s/>Antwine had poisoned several dogs. Officers say at least six dogs died. A vet we spoke to said he treated two dogs that died after ingesting anti-freeze. On April 7, Antwine was put on paid administrative leave pending the investigation. Chief Ken Grace says he will remain on leave until the case is resolved. This is not the first time Antwine has been arrested either. In 2013, when he was a school resource officer, it came to light that he was arrested under the charges of second degree rape and molestation while he attended Wagoner High School in 1997. An affidavit shows that a 14-year-old girl accused Antwine of touching her inappropriately while they were in class, to which Antwine admitted doing so. Antwine then entered into an agreement of deferred prosecution with the State of Oklahoma that stated charges would not be filed if he met the conditions of the agreement for four years. Now 17 years later, he is a cop and still breaking the law.</text:p>
          </table:table-cell>
          <table:table-cell office:value-type="string">
            <text:p>http://www.kten.com/story/25635154/ardmore-sergeant-charged-with-animal-poisoning</text:p>
          </table:table-cell>
          <table:table-cell office:value-type="string">
            <text:p>Snickers and 5 Unknown Dogs</text:p>
          </table:table-cell>
          <table:table-cell office:value-type="string">
            <text:p>Barry Antwine</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row>
        <table:table-row table:style-name="ro1">
          <table:table-cell office:value-type="float" office:value="798">
            <text:p>798</text:p>
          </table:table-cell>
          <table:table-cell office:value-type="string">
            <text:p>2014-08-14</text:p>
          </table:table-cell>
          <table:table-cell office:value-type="string">
            <text:p>Ohio</text:p>
          </table:table-cell>
          <table:table-cell office:value-type="string">
            <text:p>Clarington</text:p>
          </table:table-cell>
          <table:table-cell office:value-type="string">
            <text:p>Ohio Department of Natural Resources</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Deer</text:p>
          </table:table-cell>
          <table:table-cell office:value-type="string">
            <text:p>Last week, a friendly deer that many residents of Clarington considered the town pet was put down by ODNR, citing public safety concerns. What went unexplained was where the tame buck may have originated. Powhatan Point resident Heidi Brown offered a likely explanation for the animal, often referred to as Bucky. &amp;quot;I believe that this deer once belonged to my late father-in-law, Marvin Brown. After the fawn&amp;#039;s mother had been hit by a car, Marvin rescued and raised the young deer,&amp;quot; Brown wrote in a letter. She said the deer was amazing to see, behaving like a dog by playing with children, greeting visitors, following Marvin Brown around and even enjoying car rides. &amp;quot;On November 18, 2013, Marvin was shot and killed,&amp;quot; Brown went on to say. &amp;quot;A few days after Marvin&amp;#039;s murder, his deer ran away. The deer was wearing an orange collar for his own protection during hunting season. But, given his friendly nature, we did not expect the young deer to survive for very long, especially without Marvin to care for him.&amp;quot; When Bucky wandered into Clarington several months ago, he was wearing an orange collar. The small village is just seven miles from Brown&amp;#039;s home in Powhatan Point, and the age of the buck in question seems to fit the timeline. Brown stated that she was relieved to read about residents caring for Bucky, calling it &amp;quot;heart-warming.&amp;quot; &amp;quot;Although it was devastating to learn that the little guy was put down, I am grateful to the people in Clarington who cared so much for him during his short life.&amp;quot; Meanwhile, outrage over ODNR&amp;#039;s decision to kill Bucky has continued to grow. Online news outlets have reported on the issue, while animal rights activists and others have jumped in to criticize ODNR on its Facebook page. There was even a yousign.com petition to fire the officer who shot Bucky in the public park near the edge of Clarington. As of Wednesday afternoon, it had received 3, 052 signatures, but on Thursday afternoon the petition had been deleted. Much of the outrage centers around the fact that the deer was killed in front of two young girls who had fed and pet him. Bucky is also connected to a petition on change.org labeled &amp;quot;Support Trooper&amp;#039;s Law &amp;amp; Make Compassion Legal! Protect Animal Wildlife &amp;amp; Stop the Killing!&amp;quot; The petition calls for the state to allow willing and licensed rehabilitation experts, veterinarians and caretakers to provide appropriate care for injured wildlife, such as deer or raccoons. &amp;quot;The hands of our veterinarians have been tied by the government. They are not permitted to treat certain wildlife such as an injured fawn...and, they [ODNR] threaten compassionate caretakers with arrest, jail time and fines,&amp;quot; the petition says. Clarington resident Sandy Potts, whose yard was frequently visited by Bucky, had this to say about the petition. &amp;quot;Although we lost our Bucky to the cruelty of the ODNR, his death has brought a national spotlight to our cause. The people at saving Trooper were working with us to help save Bucky and we need to support them so this law is passed and never happens again,&amp;quot; she wrote on her Facebook page. The controversy reached the Ohio Humane Society, whose director, Corey Roscoe, sent a letter to Scott Zody, Chief of the Ohio Division of Wildlife. Roscoe expressed disappointment with ODNR&amp;#039;s decision, and said that many Ohio residents have placed distressed calls to his agency. &amp;quot;This did not appear to be a case of illegal possession, but rather of a habituated deer who was not sick or exhibiting threatening or dangerous behavior. We...agree that it would have been best for him as well as the public that this conditioning be broken, but a non-lethal approach should have been tried before the rather arbitrary decision to kill the animal was made,&amp;quot; Roscoe wrote. He went on to say he would welcome a meeting with ODNR staff to discuss protocol and resources for situations like these in the future.</text:p>
          </table:table-cell>
          <table:table-cell office:value-type="string">
            <text:p>http://www.timesleaderonline.com/page/content.detail/id/561380/New-light-shed-on-deer-s-origins.html?nav=5010</text:p>
          </table:table-cell>
          <table:table-cell office:value-type="string">
            <text:p>Bucky</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99">
            <text:p>799</text:p>
          </table:table-cell>
          <table:table-cell office:value-type="string">
            <text:p>2014-09-09</text:p>
          </table:table-cell>
          <table:table-cell office:value-type="string">
            <text:p>Nevada</text:p>
          </table:table-cell>
          <table:table-cell office:value-type="string">
            <text:p>Las Vegas</text:p>
          </table:table-cell>
          <table:table-cell office:value-type="string">
            <text:p>Las Vega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Las Vegas police shot and killed a dog Tuesday afternoon after receiving calls that it was attacking someone. Police responded about 2:35 p.m. to the 3700 block of Swenson Street, near Twain Avenue, where a person was reportedly being attacked by a dog, police said. Arriving police shot the dog, a Metro release said. Police are still investigating the incident, and the extent of injuries and number of people involved in the attack was not immediately known, police said.</text:p>
          </table:table-cell>
          <table:table-cell office:value-type="string">
            <text:p>http://www.reviewjournal.com/news/las-vegas/las-vegas-police-fatally-shoot-dog</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2">
          <table:table-cell office:value-type="float" office:value="800">
            <text:p>800</text:p>
          </table:table-cell>
          <table:table-cell office:value-type="string">
            <text:p>2014-06-24</text:p>
          </table:table-cell>
          <table:table-cell office:value-type="string">
            <text:p>West Virginia</text:p>
          </table:table-cell>
          <table:table-cell office:value-type="string">
            <text:p>Milton</text:p>
          </table:table-cell>
          <table:table-cell office:value-type="string">
            <text:p>West Virginia State Police Special Response Uni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eagle and Basset Hound mix 6yo</text:p>
          </table:table-cell>
          <table:table-cell office:value-type="string">
            <text:p>Hello, My name is Jeremy Sweat. I live with my wife Ginger and our two small children in Mason County, West Virginia. On June 24, 2014 the WV State Police Special Response Team shot and killed our dog. The WVSP were searching for a man named Jonathan Jeffers, who they allege shot at an officer while he responded to a domestic violence call. Mr. Jeffers fled from the police and ended up in the woods near our house. We live in a very rural, and secluded area near Milton, WV. My wife Ginger was at home with our two small children, RaeLee and Avery. The morning of the 24th she noticed a local sheriffs vehicle in our driveway. She let me know, and I made the decision to call the sheriffs office as this was way out of the ordinary. They noted that I called, but didn&amp;#039;t provide any information as to why they were on our property. Over the next two hours, the police presence increased, including a helicopter flying overhead. I called the sheriffs office again to make sure they knew that my wife and children were home. At that time they explained that they were actively searching for a fugitive, and they would alert the officers that my family was inside our home.</text:p>
            <text:p>At approximately 1pm my wife put our oldest daughter down for her daily nap in the nursery. When she came out she noticed 6-8 men dressed as soldiers come out of the woods and into the gravel road in front of our home with a K9. Our dog Willy Pete, a six year old beagle/basset mix was asleep on his pillow right outside our front door, and directly beneath the window that Ginger was watching from. The K9 unit was </text:p>
            <text:p>barking when Ginger watched Willy Pete get up and leave the porch toward the officers. Ginger watched as one of the men raised his rifle towards Pete. She immediately ran outside to the top of the steps of our porch and began screaming for them to not shoot our dog as he would not hurt them. A shot was fired and Ginger saw a plume of dust come up from our yard between our dog and the officers. My dog being very afraid of guns (we live in an area with a lot of hunters) immediately turned around to run for Ginger, who was still desperately yelling for them to stop when they fired 3 more times. Willy Pete ran behind our house while Ginger ran through it to the back door. She saw Pete on the ground gasping for air and watched him die next to our air conditioning unit. Moments later an officer came into our house. Ginger was literally in the floor sobbing begging to know why they had killed our dog. He responded &amp;quot;Ma&amp;#039;am we couldn&amp;#039;t let our dogs fight. We are dog people too. Where is your shovel so we can bury him.&amp;quot; Ginger told them I was on the way home and she wasn&amp;#039;t going to do anything until I got there. I arrived approximately 15-20 minutes later to a veritable sea of police officers and vehicles. My wife was on our porch screaming and so upset I couldn&amp;#039;t even understand what she was saying. I was screaming at them asking why they had killed my dog when I heard Ginger say they </text:p>
            <text:p>had shot towards her and the house (our younger daughter was in her chair in the living room by the window). I asked them why they would shoot at our house when the person I found out later to be the one who killed our dog grabbed my arm and cursed at me saying id better calm down before I got myself into trouble. Almost immediately they were asking me where my shovel was, and that they would do us the service of burying the dog. I told them I would help dig the hole, but I couldn&amp;#039;t bear to look at my boy like that. Ginger and I gave statements to one of the officers and I began digging my dogs grave. The officers finished the hole and buried my dog. Before they left one of them came in and made an attempt at apologizing for what they had done. Ginger confronted him by asking why they shot towards her and our house. His demeanor instantly changed, and he left immediately. Several days later the WV State Police </text:p>
            <text:p>offered us a voucher from the Humane Society for a dog from a local shelter. We respectfully declined. Being on a very limited income, saying that we couldn&amp;#039;t afford an attorney to represent us would be an understatement. We decided to use the only tool that we felt we had available and made efforts to get our story on local news media and the internet. Almost immediately we received an outpouring of support. </text:p>
            <text:p>The WV State Police were obviously unprepared to handle the backlash and decided to make statements through their Facebook Page. These comments included the statement that reports of the dog being shot as it was running away were &amp;quot;completely fictitious&amp;quot;, and insinuated that we were inciting violence towards the police. All we did was ask for an investigation into the shooting. Based on these statements we decided to do the unthinkable and dig our dog up to have a necropsy performed. Several days later the WV State Police issued a lengthy press release as can been seen here . This press release is almost entirely false as it pertains to the killing of our dog. They claim that Sgt. S.T. Harper shot Willy Pete three times within 3-5 </text:p>
            <text:p>feet as Pete continued to advance. However, we are in possession of a necropsy report which clearly shows our dog only has one entry wound and no exit. This means that by their own admission they must account for the other two bullets that are not in our dog. The WV state police are absolutely responsible for where we stand today. Ginger and I are left with the heartbreaking loss of our loyal dog that we watched born into this world. Ginger will live the rest of her life with the horrific image of him running desperately to her for help. We have had our sense of security taken from us, and even worse my families lives were endangered when that officer made the terrible decision to shoot at my dog. Thankfully our children and my wife were spared. The damage they inflicted on us is not something that will soon be repaired. We will one day have to teach our children about what they do when they are in trouble, and we want to tell them like our parents told us, you pick up the phone and call 9-1-1. </text:p>
            <text:p>Unfortunately, I won&amp;rsquo;t be able to teach them that without the specter of these events flashing through my mind. Ginger and I have always been respectful of law enforcement, and refuse to give any credence to anyone who threatens violence against anyone brave enough to do their job. Ginger and I want our girls to be proud of the message that we leave behind. That message is that you stand up for what is right, even when it is against seemingly insurmountable odds. We have retained the counsel of Richard B. Rosenthal, General Counsel for The Lexus Project and Maxwell Hiltner of Mills, Mills, Fiely &amp;amp; Lucas. We intend to pursue federal action against the WV state police seeking an injunction to require officers be trained on how to handle encounters with domesticated animals as well as establish a requirement for Independent oversight of future incidents. Nothing can give us our sense of security or our precious family member back, but we can take solace in knowing that we did what was necessary to prevent this kind of horrific event from disrupting another family&amp;rsquo;s life. God forbid the next time something like this happens the consequences could be infinitely worse. Since this happened to us last month we have become aware of just how often this happens in our country. The WV state police have only kept records for 4 years on dog shootings. Based on those records they have killed 15 dogs including Willy Pete. Sgt. S.T. Harper is responsible for three of them. This is one police agency in WV in 4 years. We shudder to think of the numbers once police agencies all across the country are considered. Our Facebook page receives information on a new incident almost every day. Please do whatever is within your capacity to help us spread our story. We are sending this email to any and </text:p>
            <text:p>everybody that we can think of. If you have invested the time to read this far I beg of you to please support our cause by sharing our Facebook page. Please do not hesitate to contact us directly at Justiceforwillypete@gmail.com, or respond directly to this email.</text:p>
          </table:table-cell>
          <table:table-cell office:value-type="string">
            <text:p>http://www.charlestondailymail.com/article/20140626/dm01/140629411</text:p>
          </table:table-cell>
          <table:table-cell office:value-type="string">
            <text:p>Willy Pete AKA Willie Pete</text:p>
          </table:table-cell>
          <table:table-cell office:value-type="string">
            <text:p>S.T. Harper and 5-7 Unknown Police</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3"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801">
            <text:p>801</text:p>
          </table:table-cell>
          <table:table-cell office:value-type="string">
            <text:p>2013-10-07</text:p>
          </table:table-cell>
          <table:table-cell office:value-type="string">
            <text:p>New York</text:p>
          </table:table-cell>
          <table:table-cell office:value-type="string">
            <text:p>Port Chester</text:p>
          </table:table-cell>
          <table:table-cell office:value-type="string">
            <text:p>Port Chester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Port Chester police officers were forced to kill a pit bull after it attacked its owner and his 71-year-old mother early this morning, Police Lt. James Ladeairous said. Police responded to a call of a possible assault at 244 South Regent Street at 12:10 a.m. today, Oct. 7. They found blood splatters on the floor of the landing and walls of a third floor apartment from which they heard a woman screaming for help. A tan pit bull was mauling its owner and the woman was by the wall with bite wounds on both of her arms. Police had to shoot the dog to save the man, Ladeairous said. The woman, who was the 38-year-old Port Chester man&amp;rsquo;s mother, told police she and her son were arguing and when they raised their voices the dog went crazy and started biting her, police said. When the son tried to stop it from attacking his mother, the dog attacked him. &amp;ldquo;He was really ripped up,&amp;rdquo; Ladeairous said. The man was then allegedly uncooperative, refused to give police information and was combative with EMS personnel who were trying to get him on a stretcher to transfer him to Westchester Medical Center. Police charged him with Obstruction of Governmental Administration, a misdemeanor, and released him on his own recognizance so he could be taken to the hospital, Ladeairous said. EMS had to subdue the man. EMS transported the mother to Greenwich hospital for treatment of her wounds.</text:p>
          </table:table-cell>
          <table:table-cell office:value-type="string">
            <text:p>http://patch.com/new-york/portchester/police-forced-to-kill-pit-bull-during-bloody-attack-in-port-chester-apt#.VBHvmfldXGA</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802">
            <text:p>802</text:p>
          </table:table-cell>
          <table:table-cell office:value-type="string">
            <text:p>2010-08-24</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Aug. 24, 2010, troopers responded to a complaint of a vicious dog. When they arrived, a pit bull ran toward two troopers. Harper, a corporal at the time, shined a flashlight at the dog, which caused it to stop. The pit bull then charged at another trooper, who fired two shots at it. It&amp;rsquo;s unclear if either of those shots hit the dog, but Harper then shot once at the dog, killing it.</text:p>
          </table:table-cell>
          <table:table-cell office:value-type="string">
            <text:p>http://www.wvgazette.com/article/20140714/GZ01/140719686/1419</text:p>
          </table:table-cell>
          <table:table-cell office:value-type="string">
            <text:p>Unknown</text:p>
          </table:table-cell>
          <table:table-cell office:value-type="string">
            <text:p>S.T. Harper and Trooper Matheny</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03">
            <text:p>803</text:p>
          </table:table-cell>
          <table:table-cell office:value-type="string">
            <text:p>2014-04-30</text:p>
          </table:table-cell>
          <table:table-cell office:value-type="string">
            <text:p>West Virginia</text:p>
          </table:table-cell>
          <table:table-cell office:value-type="string">
            <text:p>Wheeling</text:p>
          </table:table-cell>
          <table:table-cell office:value-type="string">
            <text:p>Wheeling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German Shepherd</text:p>
          </table:table-cell>
          <table:table-cell office:value-type="string">
            <text:p>An emotional scene unfolded in East Wheeling on Wednesday after a dog was shot and killed by a Wheeling Police officer. The incident occurred in the early afternoon, outside 113-14th Street. Wheeling Police Chief Shawn Schwertfeger tells 7 News that the officer was flagged down by a person who said they were being chased by the dog and said that the dog was aggressive. The officer shot and killed the black German Shepherd. The dog owners claimed the dog was never aggressive. Wheeling Police Chief Shawn Schwertfeger said the black German Shepherd was deemed a &amp;quot;vicious dog&amp;quot; by the city of Wheeling in April 2013. The Chief added that the dog was running loose on Tuesday night in east Wheeling, and a male owner received a citation for a &amp;quot;vicious dog at large.&amp;quot; Chief Schwertfeger said he plans to conduct a thorough investigation into the incident, which is protocol anytime an officer discharges a weapon during a call. </text:p>
          </table:table-cell>
          <table:table-cell office:value-type="string">
            <text:p>http://www.wtrf.com/story/25395721/officer-shoots-and-kills-allegedly-aggressive-dog-family-upset</text:p>
          </table:table-cell>
          <table:table-cell office:value-type="string">
            <text:p>Unknown</text:p>
          </table:table-cell>
          <table:table-cell office:value-type="string">
            <text:p>Kyle Mull</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4">
            <text:p>804</text:p>
          </table:table-cell>
          <table:table-cell office:value-type="string">
            <text:p>2011-05-02</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ay 2, 2011, Harper and others responded to calls involving an individual fleeing the scene of an accident, reportedly with drugs and a weapon. Harper was searching for the person with his K-9, Jerry Lee. As they approached a trailer, a pit bull charged Jerry Lee. When the pit bull&amp;rsquo;s owners did not secure their dog after being asked, Harper shot it. The dog did not die on the scene, but was later euthanized by a veterinarian.</text:p>
          </table:table-cell>
          <table:table-cell office:value-type="string">
            <text:p>http://www.wvgazette.com/article/20140714/GZ01/140719686/1419</text:p>
          </table:table-cell>
          <table:table-cell office:value-type="string">
            <text:p>Unknown</text:p>
          </table:table-cell>
          <table:table-cell office:value-type="string">
            <text:p>S.T. Harper</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5">
            <text:p>805</text:p>
          </table:table-cell>
          <table:table-cell office:value-type="string">
            <text:p>2014-01-14</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n Jan. 14, Gillespie was involved with a call that a person had fired a gun toward EMS personnel. &amp;ldquo;While trying to locate the individual a large dog approached Sr. Tpr. Gillespie on a small enclosed porch in an aggressive manner,&amp;rdquo; the police wrote in summarizing the incident. &amp;ldquo;The officers attempted to deter the dog using verbal commands, the dog became more aggressive with teeth showing and growling therefore Sr. Tpr. Gillespie shot the dog, killing it.&amp;rdquo; Out of 15 dogs killed by WVSP from 2010 to 2014, only this and one other dog were not identified as a pit bull.</text:p>
          </table:table-cell>
          <table:table-cell office:value-type="string">
            <text:p>http://www.wvgazette.com/article/20140714/GZ01/140719686/1419</text:p>
          </table:table-cell>
          <table:table-cell office:value-type="string">
            <text:p>Unknown</text:p>
          </table:table-cell>
          <table:table-cell office:value-type="string">
            <text:p>B.D. Gillespi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6">
            <text:p>806</text:p>
          </table:table-cell>
          <table:table-cell office:value-type="string">
            <text:p>2014-06-06</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June 6 Gillespie responded to a complaint of a &amp;ldquo;vicious dog&amp;rdquo; approaching people walking in their neighborhood. &amp;ldquo;The pit bull dog ran toward Sr. Tpr. Gillespie in an aggressive manner,&amp;rdquo; State Police wrote. &amp;ldquo;Attempts to deter the dog were unsuccessful. Due to the dog&amp;rsquo;s aggressiveness, Sr. Tpr. Gillespie shot the pit bull.&amp;rdquo; Six days after this incident Gillespie shot and killed 18-year-old Timothy Hill in Mercer County. If he had been suspended or placed on administrative leave pending an investigation of the shooting of this dog, Timothy Hill would likely still be alive today.</text:p>
          </table:table-cell>
          <table:table-cell office:value-type="string">
            <text:p>http://www.wvgazette.com/article/20140714/GZ01/140719686/1419</text:p>
          </table:table-cell>
          <table:table-cell office:value-type="string">
            <text:p>Unknown</text:p>
          </table:table-cell>
          <table:table-cell office:value-type="string">
            <text:p>B.D. Gillespie</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7">
            <text:p>807</text:p>
          </table:table-cell>
          <table:table-cell office:value-type="string">
            <text:p>2010-09-09</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West Virginia State Police SRT team was serving a search and arrest warrant. Police claim that a pit bull in the house was barking and growling at the SRT team. Their report, obtained through an FOIA request, states the following: &amp;quot;After attempting to deter the dog, the pit bull was still aggressive. Cpl. Curran shot the pit bull once in the head, killing it.</text:p>
          </table:table-cell>
          <table:table-cell office:value-type="string">
            <text:p>http://www.wvgazette.com/assets/PDF/CH6199714.pdf</text:p>
          </table:table-cell>
          <table:table-cell office:value-type="string">
            <text:p>Unknown</text:p>
          </table:table-cell>
          <table:table-cell office:value-type="string">
            <text:p>Corporal Curran and unidentified SWAT team</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8">
            <text:p>808</text:p>
          </table:table-cell>
          <table:table-cell office:value-type="string">
            <text:p>2011-05-10</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entirely reproduced from FOIA documents: &amp;quot;Troopers were assisting deputies in serving multiple felony arrest warrants on an individual with a violent history. The individual refused all commands to secure his dogs. The pit bull approached troopers a aggressively with teeth bared while growling. TFC Kessel shot the pit bull twice, killing it.&amp;quot;</text:p>
          </table:table-cell>
          <table:table-cell office:value-type="string">
            <text:p>http://www.wvgazette.com/article/20140714/GZ01/140719686/1419</text:p>
          </table:table-cell>
          <table:table-cell office:value-type="string">
            <text:p>Unknown</text:p>
          </table:table-cell>
          <table:table-cell office:value-type="string">
            <text:p>TFC Kessel</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9">
            <text:p>809</text:p>
          </table:table-cell>
          <table:table-cell office:value-type="string">
            <text:p>2011-09-07</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entirely from an FOIA response: Troopers were assisting with the execution of a search warrant for a Meth Lab. Upon entering the house a pit bull charged Trooper Nazelrod aggressively in very close quarters. Unable to escape the area Nazelrod shot the pit bull.</text:p>
          </table:table-cell>
          <table:table-cell office:value-type="string">
            <text:p>http://www.wvgazette.com/article/20140714/GZ01/140719686/1419</text:p>
          </table:table-cell>
          <table:table-cell office:value-type="string">
            <text:p>Unknown</text:p>
          </table:table-cell>
          <table:table-cell office:value-type="string">
            <text:p>Trooper Nazelrod</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row>
        <table:table-row table:style-name="ro1">
          <table:table-cell office:value-type="float" office:value="810">
            <text:p>810</text:p>
          </table:table-cell>
          <table:table-cell office:value-type="string">
            <text:p>2011-12-02</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response to an FOIA request: West Virginia State Police SRT team was exceuting a search warrant when a large pit bull dog prevented entry into the home and became aggressive lunging at and attempting to bite TFC McCarty. McCarty shot the pit bull.</text:p>
          </table:table-cell>
          <table:table-cell office:value-type="string">
            <text:p>http://www.wvgazette.com/assets/PDF/CH6199714.pdf</text:p>
          </table:table-cell>
          <table:table-cell office:value-type="string">
            <text:p>Unknown</text:p>
          </table:table-cell>
          <table:table-cell office:value-type="string">
            <text:p>TFC McCarty</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1">
            <text:p>811</text:p>
          </table:table-cell>
          <table:table-cell office:value-type="string">
            <text:p>2011-03-28</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entirely reproduced from FOIA requested police reports: Troopers were sent to apprehend a fugitive from Illinois when they arrived there was a pit bull dog on the front porch. After apprehending the fugitive in the house, the pit bull came into the house and attempted to attack Trooper Harris who was securing the fugitive. Trooper Lowe shot the pit bull before it attacked Harris.</text:p>
          </table:table-cell>
          <table:table-cell office:value-type="string">
            <text:p>http://www.wvgazette.com/assets/PDF/CH6199714.pdf</text:p>
          </table:table-cell>
          <table:table-cell office:value-type="string">
            <text:p>Unknown</text:p>
          </table:table-cell>
          <table:table-cell office:value-type="string">
            <text:p>Trooper Lowe and Senior Trooper Harris</text:p>
          </table:table-cell>
          <table:table-cell table:number-columns-repeated="4" office:value-type="float" office:value="2">
            <text:p>2</text:p>
          </table:table-cell>
          <table:table-cell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812">
            <text:p>812</text:p>
          </table:table-cell>
          <table:table-cell office:value-type="string">
            <text:p>2012-08-09</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entirely from a police response to FOIA requests: Troopers Vance and Brewer were attempting to serve an arrest warrant when an un-restrained pit bull aggressively ran toward the troopers from underneath a nearby trailer. Both officers opened fire, killing the dog.</text:p>
          </table:table-cell>
          <table:table-cell office:value-type="string">
            <text:p>http://www.wvgazette.com/assets/PDF/CH6199714.pdf</text:p>
          </table:table-cell>
          <table:table-cell office:value-type="string">
            <text:p>Unknown</text:p>
          </table:table-cell>
          <table:table-cell office:value-type="string">
            <text:p>M.L. Vance and J.R. Brewer</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3">
            <text:p>813</text:p>
          </table:table-cell>
          <table:table-cell office:value-type="string">
            <text:p>2013-04-06</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police response to an FOIA request: Troopers were responding to a vicious dog call concerning two pit bull dogs running lose. As they approached the residence of the owner, one of the pit bulls charged W.H. File. File shot the dog twice. The owner requested that the dog be shot a third time for euthanization. </text:p>
          </table:table-cell>
          <table:table-cell office:value-type="string">
            <text:p>http://www.wvgazette.com/assets/PDF/CH6199714.pdf</text:p>
          </table:table-cell>
          <table:table-cell office:value-type="string">
            <text:p>Unknown</text:p>
          </table:table-cell>
          <table:table-cell office:value-type="string">
            <text:p>W.H. Fil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4">
            <text:p>814</text:p>
          </table:table-cell>
          <table:table-cell office:value-type="string">
            <text:p>2013-11-22</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police response to an FOIA request: A West Virginia State Police SRT team was executing four arrest warrants for child abuse. Upon entering the accused&amp;#039;s bedroom, his pit bull dog aggressively leapt off of the bed and lunged at TFC White. Sgt Curran shot the dog. The dog would not allow members to assist it and continued to act aggressively, therefore it was shot again to euthanize it.</text:p>
          </table:table-cell>
          <table:table-cell office:value-type="string">
            <text:p>http://www.wvgazette.com/assets/PDF/CH6199714.pdf</text:p>
          </table:table-cell>
          <table:table-cell office:value-type="string">
            <text:p>Unknown</text:p>
          </table:table-cell>
          <table:table-cell office:value-type="string">
            <text:p>Sgt Curran and TFC Whit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815">
            <text:p>815</text:p>
          </table:table-cell>
          <table:table-cell office:value-type="string">
            <text:p>2014-03-06</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police response to an FOIA request: The West Virginia State Police was utilizing cadaver dogs from West Virginia K9 Search and Rescue, Inc. during the execution of a search warrant. A pit bull dog tied on the property attacked one of the cadaver dogs grabbing it by the neck. Efforts were made by both the handler and CK McKenzie to separate the two dogs. However, the pit bull would not release the cadaver dog&amp;#039;s neck. McKenzie shot the pit bull who then released the cadaver dog. However, the pit bull attempted to attack the cadaver dog again and McKenzie shot and killed the dog.</text:p>
          </table:table-cell>
          <table:table-cell office:value-type="string">
            <text:p>http://www.wvgazette.com/assets/PDF/CH6199714.pdf</text:p>
          </table:table-cell>
          <table:table-cell office:value-type="string">
            <text:p>Unknown</text:p>
          </table:table-cell>
          <table:table-cell office:value-type="string">
            <text:p>C.K. McKenzi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6">
            <text:p>816</text:p>
          </table:table-cell>
          <table:table-cell office:value-type="string">
            <text:p>2014-03-12</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police response to an FOIA request: MA Elswick responded to a 911 call concerning a vicious dog. The caller stated that a neighbor&amp;#039;s pit bull was running loose and had jumped the fence into the caller&amp;#039;s yard and was viciously attacking his dog. Upon arrival, the caller stated he had struck the pit bull multiple times but the pit bull would continue to attack his dog. Elswick observed the victim dog get free and be attacked again. Elswick shot the pit bull once and it continued to attack the other dog, therefore he fatally shot the pit bull.</text:p>
          </table:table-cell>
          <table:table-cell office:value-type="string">
            <text:p>http://www.wvgazette.com/assets/PDF/CH6199714.pdf</text:p>
          </table:table-cell>
          <table:table-cell office:value-type="string">
            <text:p>Unknown</text:p>
          </table:table-cell>
          <table:table-cell office:value-type="string">
            <text:p>MA Elswick</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7">
            <text:p>817</text:p>
          </table:table-cell>
          <table:table-cell office:value-type="string">
            <text:p>2012-08-09</text:p>
          </table:table-cell>
          <table:table-cell office:value-type="string">
            <text:p>Ohio</text:p>
          </table:table-cell>
          <table:table-cell office:value-type="string">
            <text:p>Greenfield</text:p>
          </table:table-cell>
          <table:table-cell office:value-type="string">
            <text:p>Greenfield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ursday evening, another Greenfield police officer shot and killed another dog after he said the dog attacked him on South 7th Street. The dog ripped the officers uniform pants and bit a button off before the officer fired one shot, killing the dog.</text:p>
          </table:table-cell>
          <table:table-cell office:value-type="string">
            <text:p>http://www.nbc4i.com/story/20746670/officer-had-no-choice-but-to-shoot-dog-chief-says</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818">
            <text:p>818</text:p>
          </table:table-cell>
          <table:table-cell office:value-type="string">
            <text:p>2012-07-22</text:p>
          </table:table-cell>
          <table:table-cell office:value-type="string">
            <text:p>Illinois</text:p>
          </table:table-cell>
          <table:table-cell office:value-type="string">
            <text:p>South Holland</text:p>
          </table:table-cell>
          <table:table-cell office:value-type="string">
            <text:p>South Holland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ane Corso</text:p>
          </table:table-cell>
          <table:table-cell office:value-type="string">
            <text:p>Police officers in a Chicago suburb sat in front of a home for 20 minutes, then without any provocation shot the family dog, who had been calmly sitting on the front porch, the dog&amp;#039;s owner claims in court. Randy Green sued the Village of South Holland, police Officer Chad Barden and other unknown officers, in Federal Court. South Holland, pop. 21,000, is a southern suburb of Chicago. &amp;quot;On Sunday, July 22, 2012, two South Holland Police Officers arrived in separate vehicles at the home of Randy Green between 9-10 am, to investigate a purported dog off-leash (at large),&amp;quot; the complaint states. &amp;quot;Upon information and belief, a caller had identified the dog at large as &amp;#039;a big old gray dog runnin&amp;#039; around.&amp;#039; The caller made no mention of the dog being dangerous, vicious, or aggressive. &amp;quot;The two South Holland officers arrived while plaintiff Randy Green and his family were asleep inside of their home, and where Mr. Green&amp;#039;s Cane Corso dog, Grady, was sitting on the front porch. &amp;quot;Upon information and belief, the chain holding Grady in the Green family backyard had popped, allowing Grady to be off leash on and around Mr. Green&amp;#039;s residence. &amp;quot;Both South Holland officers were equipped with dog-catching poles in the trunks of their vehicles, but neither attempted to use the dog-catching poles to capture the purported dog at large. &amp;quot;South Holland officer Chad Barden stood, with his gun drawn, near the Green family home while the dog Grady sat on the front porch. &amp;quot;The accompanying South Holland officer stood, leaning against his own police vehicle, approximately 100 feet away from Officer Chad Barden. &amp;quot;The dog Grady walked past both officers on more than one occasion without incident, thereafter lazily returning to the front porch of the Green residence. &amp;quot;At no time did the dog Grady make physical contact with either officer. &amp;quot;The South Holland police officers stood outside the Green family home for approximately twenty minutes. &amp;quot;At this time, the dog Grady approached Officer Barden again as he was standing nearest the Green family home.</text:p>
            <text:p>&amp;quot;Shortly thereafter, Officer Barden shot the dog Grady three times for no reason.&amp;quot;</text:p>
            <text:p>Grady, wounded, ran into the back yard and Green &amp;quot;rushed outside&amp;quot; to help him and take him to a vet. Citing an &amp;quot;Expert Report,&amp;quot; Green claims that &amp;quot;video surveillance footage from the Green family residence revealed the absence of any charging, lunging or showing of teeth by the dog Grady and instead showed the dog Grady seeking &amp;#039;greater distance between the officer and himself,&amp;#039; displaying &amp;#039;calming [body] signals&amp;#039; by &amp;#039;looking away from the officers and showing his [Grady&amp;#039;s] flank,&amp;#039; and moving in a &amp;#039;trot.&amp;#039;&amp;quot; The family immediately &amp;quot;took Grady to an emergency veterinary facility where Grady was treated,&amp;quot; the complaint states. Meanwhile, &amp;quot;South Holland police officers walked onto the residential property of Randy Green, including his backyard and other private areas near his home,&amp;quot; Green claims. A month later, South Holland police delivered a letter accusing Green of having a dangerous dog. Green seeks damages for unreasonable seizure, trespass, intentional infliction of emotional distress, violation of the Illinois Humane Care for Animals Act, and malicious prosecution. He is represented by Anna Morrison-Ricordati.</text:p>
          </table:table-cell>
          <table:table-cell office:value-type="string">
            <text:p>http://www.courthousenews.com/2013/06/28/58917.htm</text:p>
          </table:table-cell>
          <table:table-cell office:value-type="string">
            <text:p>Grady</text:p>
          </table:table-cell>
          <table:table-cell office:value-type="string">
            <text:p>Chad Barden and Unknown Police</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819">
            <text:p>819</text:p>
          </table:table-cell>
          <table:table-cell office:value-type="string">
            <text:p>2013-03-03</text:p>
          </table:table-cell>
          <table:table-cell office:value-type="string">
            <text:p>Utah</text:p>
          </table:table-cell>
          <table:table-cell office:value-type="string">
            <text:p>Ogden</text:p>
          </table:table-cell>
          <table:table-cell office:value-type="string">
            <text:p>Ogde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 pet owner and Ogden police are at odds over details in Sunday&amp;#039;s fatal shooting of a dog by a law officer. Dan Marocchi said his 2-year-old German shepherd, named Max, never attacked the officer and didn&amp;#039;t deserve to die. &amp;quot;The Ogden Police Department is trying to cover up a bad shooting,&amp;quot; he said Monday. However, Ogden Police Lt. Chad Ledford said the dog lunged at two officers before being killed. &amp;quot;This could have been avoided if he (Marocchi) controlled his dogs like he was asked to do,&amp;quot; Ledford said. The incident began about 5:30 p.m. Sunday when police responded to a report of a man with a gun at Marocchi&amp;#039;s residence in the 2400 block of Jackson Avenue. Marocchi, 67, believes he was reported to police because he answered his door carrying a handgun for protection because a long-haired man, whom he didn&amp;#039;t know, was standing on his porch. When police arrived at Marocchi&amp;#039;s home, they ordered him to keep his German shepherd and another dog, an Australian shepherd mix, inside. &amp;quot;The owner allowed them to run out,&amp;quot; Ledford said. The black-and-brown Australian shepherd mix, named Rusty, escaped and hasn&amp;#039;t been found. The German shepherd charged at an officer, who was unable to deploy a Taser to subdue the dog, Ledford said. Then the German shepherd leaped at another officer, who knocked the dog down and shot twice with a handgun, killing it, he added. Marocchi said he never saw Max charge the first officer or any attempt by the officer to deploy a Taser. It only took a few seconds for Max to run from the house to a neighbor&amp;#039;s driveway, where it was shot, said Marocchi, who believes that didn&amp;#039;t allow for enough time for a second attack on a police officer. However, Marocchi admits he only heard gunfire and didn&amp;#039;t see the actual shooting. Marocchi added that when he looked over at Max, the dog was dead in his neighbor&amp;#039;s driveway and the police officer who shot him was about 6 feet away.</text:p>
            <text:p>There was no report of the dog injuring any of the officers, Ledford said. Marocchi said he was kept handcuffed in a patrol car for about 90 minutes but wasn&amp;#039;t arrested in connection with the initial man-with-a-gun complaint. The man-with-a-gun-incident investigation will be screened by the Weber County Attorney&amp;#039;s Office to determine if any charges should be filed, Ledford said. Ogden police officials will also conduct an internal investigation into the shooting of Marocchi&amp;#039;s dog. Police in Ogden also shot and killed a pit bull in January 2012 in the 1000 block of Patterson Avenue. In that incident, the dog reportedly approached officers in an aggressive manner.</text:p>
          </table:table-cell>
          <table:table-cell office:value-type="string">
            <text:p>http://e.standard.net/stories/2013/03/04/man-refutes-ogden-police-claims-fatal-shooting-german-shepherd</text:p>
          </table:table-cell>
          <table:table-cell office:value-type="string">
            <text:p>Max</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20">
            <text:p>820</text:p>
          </table:table-cell>
          <table:table-cell office:value-type="string">
            <text:p>2012-01-28</text:p>
          </table:table-cell>
          <table:table-cell office:value-type="string">
            <text:p>Utah</text:p>
          </table:table-cell>
          <table:table-cell office:value-type="string">
            <text:p>Ogden</text:p>
          </table:table-cell>
          <table:table-cell office:value-type="string">
            <text:p>Ogde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n Ogden bystander was somehow injured as she stood nearby watching police shoot and kill an aggressive pit bull in her neighborhood. Ogden police are investigating how a 31-year-old woman, who was standing in a driveway, suffered a &amp;quot;superficial wound&amp;quot; to her left ring finger. Police were trying to determine if she was injured by debris from the roadway or from a bullet fragment after the round struck the pavement and curb. Three officers said they were in the 1000 block of Patterson Street about 2 p.m. investigating an incident when an unleashed pit bull charged at them from a nearby backyard. Officers said they ordered the 31-year-old bystander to get control of the dog, but the woman told them it wasn&amp;#039;t hers. The officers, who were standing in the road, said the dog started to circle the three officers and &amp;quot;bumped&amp;quot; into one of the officer&amp;#039;s legs, police said. The first officer deemed the dog a threat and fired a shot toward the animal. A second officer fired two more shots. The dog died from its injuries. No officers were injured. Police said the woman was treated at the scene and released. A Ford Taurus parked in the same driveway was also damaged in the incident, police said. Police said they&amp;#039;ve asked the Weber County Attorney&amp;#039;s Office to complete an independent investigation into the incident since a bystander was injured. The department is also conducting its own administrative investigation to make sure the officers followed policy and procedure.</text:p>
          </table:table-cell>
          <table:table-cell office:value-type="string">
            <text:p>http://www.sltrib.com/sltrib/news/53398049-78/police-officers-injured-dog.html.csp</text:p>
          </table:table-cell>
          <table:table-cell office:value-type="string">
            <text:p>Unknown</text:p>
          </table:table-cell>
          <table:table-cell office:value-type="string">
            <text:p>Three Unknown Poli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5">
          <table:table-cell office:value-type="float" office:value="821">
            <text:p>821</text:p>
          </table:table-cell>
          <table:table-cell office:value-type="string">
            <text:p>2012-02-01</text:p>
          </table:table-cell>
          <table:table-cell office:value-type="string">
            <text:p>New Jersey</text:p>
          </table:table-cell>
          <table:table-cell office:value-type="string">
            <text:p>West Wildwood</text:p>
          </table:table-cell>
          <table:table-cell office:value-type="string">
            <text:p>West Wildwoo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og was shot and killed by police after it attacked a woman walking on the 700 block of Glenwood Ave. and then turned on a police officer. According to Capt. Lynn Frame of the Cape May County Prosecutor&amp;rsquo;s Office, West Wildwood Police received a report of a female being attacked by a dog, identified as a pit bull mix, at approximately 4:15 p.m. Wed., Feb. 1. A police officer responded to the call and was also attacked by the dog. The officer tried to manually subdue the animal and was unsuccessful, said Frame. The officer then shot one round, killing the dog instantly.</text:p>
            <text:p/>
            <text:p>&amp;ldquo;The dog was off-leash and it attacked a pedestrian, biting her on the arm and leg,&amp;rdquo; said West Wildwood Code Enforcement Officer Chris Ridings. According to Ridings he saw the woman&amp;rsquo;s injuries after she was bitten.</text:p>
            <text:p/>
            <text:p>The Prosecutor&amp;rsquo;s Office responded to the incident because of the discharge of an officer&amp;rsquo;s weapon.</text:p>
            <text:p/>
            <text:p>&amp;ldquo;From our preliminary investigation, the officer acted properly,&amp;rdquo; said Frame. &amp;ldquo;We are continuing our investigation.&amp;rdquo;</text:p>
          </table:table-cell>
          <table:table-cell office:value-type="string">
            <text:p>http://www.capemaycountyherald.com/article/accidents/west+wildwood/80143-dog+shot+police+after+biting+woman</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22">
            <text:p>822</text:p>
          </table:table-cell>
          <table:table-cell office:value-type="string">
            <text:p>2012-02-02</text:p>
          </table:table-cell>
          <table:table-cell office:value-type="string">
            <text:p>Virginia</text:p>
          </table:table-cell>
          <table:table-cell office:value-type="string">
            <text:p>Radford</text:p>
          </table:table-cell>
          <table:table-cell office:value-type="string">
            <text:p>Radfor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Pointer Terrier</text:p>
          </table:table-cell>
          <table:table-cell office:value-type="string">
            <text:p>The sound of his 70-pound pointer terrier&amp;#039;s tail anxiously beating against its cage in the veterinarian&amp;#039;s office was a welcome sound for Joseph DeMasi on Friday. The dog, Copper, had been shot by a police officer in Radford&amp;#039;s Bisset Park a day earlier during a response to a call about two dogs not on leashes. Radford Police Chief Don Goodman said that based on the report, the use of the gun was for the officer&amp;#039;s safety. The dog was shot Thursday afternoon, when an officer was called to the park at 3:25 p.m., he said. Accounts of the story differ after that point.</text:p>
            <text:p>DeMasi, an 18-year-old Radford University student, said he and a friend were in a secluded area of Bisset Park down a slope, allowing their dogs to play by the riverbank. He said Copper saw the officer, who&amp;#039;d approached from above, and ran over to greet him. DeMasi said the officer yelled for him to get his dog. But before DeMasi had the chance to make a move, he said, the officer shot Copper in the leg without further warning. Goodman said the officer, whose name wasn&amp;#039;t made available Friday, was charged by the dog as he got out of his vehicle. The officer repeatedly urged the owners to call off their dogs, Goodman said. The dogs continued at the officer in an &amp;quot;aggressive manner,&amp;quot; Goodman said, so the officer drew his .45-caliber pistol and shot the dog in the right front leg. Both dog owners were charged with allowing an animal to run at large, which violates a Radford city ordinance, Goodman said. &amp;quot;If the dog would have been on a leash, this incident wouldn&amp;#039;t have occurred,&amp;quot; the police chief said. DeMasi admitted that he had violated the leash ordinance, but he called the incident &amp;quot;police brutality at its finest.&amp;quot; &amp;quot;There was no barking or growling, that&amp;#039;s the thing,&amp;quot; DeMasi said. &amp;quot;They weren&amp;#039;t at a full sprint; they were jogging toward him wagging their tails,&amp;quot; he said. &amp;quot;As soon as I see them, I start screaming. Before I could get any words out, the shot went off.&amp;quot; The officer helped escort the dog to the vet&amp;#039;s office, where DeMasi was issued a summons. DeMasi said going to the secluded area of Bisset Park is something he and his friends do at least once a week to give their dogs a chance to play. He said they&amp;#039;ve never had problems before, because the spot is at a riverbank away from other people and dogs. A disagreement with another dog owner over the dogs being off their leashes prompted the call, DeMasi said. His biggest complaints centered on what he saw to be excessive use of force and a lack of compassion, DeMasi said. The officer had other visible weapons, such as pepper spray and a Taser, which should have been considered before the use of a firearm, he said. Further, DeMasi said, someone trained in animal control should have been dispatched instead of a police officer. Goodman said that routinely, such a situation would have ended with a warning or a ticket. The dog allegedly charging makes it a different situation, he said. &amp;quot;He [the officer] probably would have just told him to &amp;#039;put your dog on a leash,&amp;#039; and we probably would have gone about our business,&amp;quot; Goodman said. He also said that less lethal options, such as a baton, pepper spray and Taser are designed primarily to &amp;quot;deal with combative people.&amp;quot; Goodman also said that those weapons are used in close proximity, which is something the officer wasn&amp;#039;t afforded. Any incident involving use of force is internally reviewed, to make sure policy was followed, Goodman said. No administrative action has been taken against the officer, and outside of the review, the incident, for all intents and purposes, is over, he said. DeMasi said he didn&amp;#039;t feel that the officer&amp;#039;s safety was threatened and doesn&amp;#039;t want the incident treated like a typical dog attack story. &amp;quot;It was a really messed-up situation,&amp;quot; he said. DeMasi said his vet bill so far is $500 and his ticket cost him $150. Julie Magyar with Riverside Veterinary Clinic said the dog will have to recuperate but will be fine. The bullet went through Copper&amp;#039;s leg and caused some damage to the elbow, she said. Magyar said the dog should be in a cast for six to 10 weeks. </text:p>
          </table:table-cell>
          <table:table-cell office:value-type="string">
            <text:p>http://www.collegiatetimes.com/news/new_river_valley/article_4fe6d357-1ad5-55ce-a6a8-32be90c2aa99.html</text:p>
          </table:table-cell>
          <table:table-cell office:value-type="string">
            <text:p>Copper</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823">
            <text:p>823</text:p>
          </table:table-cell>
          <table:table-cell office:value-type="string">
            <text:p>2013-11-03</text:p>
          </table:table-cell>
          <table:table-cell office:value-type="string">
            <text:p>Alabama</text:p>
          </table:table-cell>
          <table:table-cell office:value-type="string">
            <text:p>Tuscaloosa</text:p>
          </table:table-cell>
          <table:table-cell office:value-type="string">
            <text:p>Tuscaloos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 8yo</text:p>
          </table:table-cell>
          <table:table-cell office:value-type="string">
            <text:p>Tuscaloosa Police determined that an officer who shot a dog earlier this month acted according to department policy. The officer shot and killed a chocolate Labrador named Sonic at a residence in the Eastern Hills subdivision on Nov. 3. TPD spokesman Sgt. Brent Blankley said that the officer felt threatened and thought the dog was a Pit bull-Labrador mix. Owner Rebecca James said that her dog was an eight-year-old full-blooded chocolate Lab that never showed aggression. &amp;ldquo;Sonic was an inside dog, we had just let her out to go to the bathroom and she ran up the street with a neighbor&amp;rsquo;s dog that morning. She was a sweet dog who liked everyone,&amp;rdquo; she said. &amp;ldquo;That police officer shot an innocent dog four times. He shouldn&amp;rsquo;t be on the police force, because to me, that is not a stable person.&amp;rdquo; The officer was taking a break at 7:26 a.m. when Sonic and another dog, which the officers described as a Pit bull, approached as he disembarked his motorcycle, Blankley said. &amp;ldquo;The large brown dog was snarling and baring his teeth while running toward the officer,&amp;rdquo; Blankley wrote in a press release issued Tuesday morning. &amp;ldquo;When the dog got within 13 feet of the officer, he had no choice but shoot the vicious dog for his own safety. He shot the dog one time and the dog fell to the ground, but got up and kept coming towards the officer. The officer shot the dog a second time to stop him from attacking him. The officer then shot the dog two additional times to stop the suffering of the animal.&amp;rdquo;</text:p>
            <text:p>The other dog left the property as soon as the first shot was fired, Blankley said.</text:p>
            <text:p>James&amp;rsquo; sister-in-law Tana James agreed that Sonic was not vicious. &amp;ldquo;She was overweight. She was eight-years-old and had hip dysplasia so she couldn&amp;rsquo;t leap, jump or do a lot of active things,&amp;rdquo; said James, who manages a veterinary clinic. &amp;ldquo;In all the years I&amp;rsquo;ve been around her, I&amp;rsquo;ve never seen any aggression. I&amp;rsquo;ve never seen her growl or lurch at anyone.&amp;rdquo; She said that the other dog is a Boxer named Izzy that lives next door to her sister-in-law and her husband. &amp;ldquo;She is a small, white Boxer who just gave birth to puppies,&amp;rdquo; James said. &amp;ldquo;They were always together.&amp;rdquo; Rebecca James had placed missing dog fliers around the neighborhood and received a call Monday from a neighbor who told her about the shooting. She has since spoken to other neighbors who said the heard gunshots, but no barking or growling that morning. Animal Control officers were unable to identify and contact the owners because she was not wearing a tag and was not microchipped, Blankley said.</text:p>
          </table:table-cell>
          <table:table-cell office:value-type="string">
            <text:p>http://crime.blogs.tuscaloosanews.com/16504/tuscaloosa-police-officer-was-justified-in-dog-shooting/?tc=ar</text:p>
          </table:table-cell>
          <table:table-cell office:value-type="string">
            <text:p>Sonic</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row>
        <table:table-row table:style-name="ro1">
          <table:table-cell office:value-type="float" office:value="824">
            <text:p>824</text:p>
          </table:table-cell>
          <table:table-cell office:value-type="string">
            <text:p>2013-08-22</text:p>
          </table:table-cell>
          <table:table-cell office:value-type="string">
            <text:p>Arkansas</text:p>
          </table:table-cell>
          <table:table-cell office:value-type="string">
            <text:p>Alexander</text:p>
          </table:table-cell>
          <table:table-cell office:value-type="string">
            <text:p>Alexander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In July 2013, a two year old girl was attacked by a dog in Alexander. The dog got away. On August 22, an officer on routine patrol was reportedly charged by a dog. The officer shot, killing the animal. Police Chief Horace Walters told Channel Seven that it is the same animal, a pit bull, that attacked the 2 year old girl. Walters provided no evidence to confirm the claim, which did nothing to deter Channel Seven from incredulously repeating the claim as fact.</text:p>
          </table:table-cell>
          <table:table-cell office:value-type="string">
            <text:p>http://www.katv.com/story/23199597/alexander-considering-policy-to-shoot-stray-dogs</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25">
            <text:p>825</text:p>
          </table:table-cell>
          <table:table-cell office:value-type="string">
            <text:p>2014-08-18</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astiff 10yo</text:p>
          </table:table-cell>
          <table:table-cell office:value-type="string">
            <text:p>Police shot a family&amp;#039;s 10 year old Italian mastiff as they chased a robbery suspect through a dense residential neighborhood. As the police setup a crime scene for their shooting of the dog, the robber hid underneath a nearby house. Once the police left, the robber crawled out of his hiding place and apologized for the behavior of the police to the owner of the dead dog. The robbery suspect was never found.</text:p>
          </table:table-cell>
          <table:table-cell office:value-type="string">
            <text:p>http://chicago.cbslocal.com/2014/08/18/family-upset-after-chicago-cops-fatally-shoot-dog-fail-to-catch-robber/</text:p>
          </table:table-cell>
          <table:table-cell office:value-type="string">
            <text:p>Castro</text:p>
          </table:table-cell>
          <table:table-cell office:value-type="string">
            <text:p>Unknown</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26">
            <text:p>826</text:p>
          </table:table-cell>
          <table:table-cell office:value-type="string">
            <text:p>2014-07-10</text:p>
          </table:table-cell>
          <table:table-cell office:value-type="string">
            <text:p>Georgia</text:p>
          </table:table-cell>
          <table:table-cell office:value-type="string">
            <text:p>Douglas</text:p>
          </table:table-cell>
          <table:table-cell office:value-type="string">
            <text:p>Georgia Bureau of Investigation and Coffee County Sheriff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Coffee County Sheriffs Department raided a mobile home park attempting to detain 19 year old suspected cop-shooter Christopher Barnett. During this process a dog approached Coffee County Deputy Michael Vickers. Vickers attempted to shoot the dog. The round missed, instead striking 10 year old boy Dakota Corbitt behind the knee. As of todays writing Dakota is alive but his recovery has been troubled, and it is unclear if he will ever be able to walk normally again. Christopher Barnett was captured at the scene without incident. At the time he was reported to be attempting to blend in with the residents of the trailer park. Georgia Bureau of Investigation is responsible for investigating the shooting. Vickers was placed on administrative duty during the investigation. No charges or lawsuits have been filed as of this writing at 9.13.14.</text:p>
          </table:table-cell>
          <table:table-cell office:value-type="string">
            <text:p>http://reason.com/blog/2014/07/15/cop-tries-to-shoot-dog-plugs-kid-instead</text:p>
          </table:table-cell>
          <table:table-cell office:value-type="string">
            <text:p>Unknown</text:p>
          </table:table-cell>
          <table:table-cell office:value-type="string">
            <text:p>Michael Vickers</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office:value-type="float" office:value="1">
            <text:p>1</text:p>
          </table:table-cell>
          <table:table-cell table:number-columns-repeated="3" office:value-type="float" office:value="2">
            <text:p>2</text:p>
          </table:table-cell>
        </table:table-row>
        <table:table-row table:style-name="ro3">
          <table:table-cell office:value-type="float" office:value="827">
            <text:p>827</text:p>
          </table:table-cell>
          <table:table-cell office:value-type="string">
            <text:p>2014-06-09</text:p>
          </table:table-cell>
          <table:table-cell office:value-type="string">
            <text:p>Ohio</text:p>
          </table:table-cell>
          <table:table-cell office:value-type="string">
            <text:p>North Ridgeville</text:p>
          </table:table-cell>
          <table:table-cell office:value-type="string">
            <text:p>North Ridgeville Police Department</text:p>
          </table:table-cell>
          <table:table-cell table:number-columns-repeated="2" office:value-type="float" office:value="1">
            <text:p>1</text:p>
          </table:table-cell>
          <table:table-cell office:value-type="float" office:value="0">
            <text:p>0</text:p>
          </table:table-cell>
          <table:table-cell office:value-type="string">
            <text:p>Raccoon, Infant</text:p>
          </table:table-cell>
          <table:table-cell office:value-type="string">
            <text:p>A day shy of the anniversary of the shooting of five kittens by a city humane officer, a Root Road man claimed a baby raccoon was shot dead Monday in front of three children, one of whom was his son. &amp;ldquo;This isn&amp;rsquo;t the Wild West, you don&amp;rsquo;t just pull out guns and shoot them, especially not in front of kids,&amp;rdquo; Tim Sherrill said about an hour after one of the city&amp;rsquo;s animal control officers shot and killed a young raccoon on his neighbor&amp;rsquo;s property. Sherrill, who was at work, said two other boys, also believed to be 10 years old, reportedly witnessed the shooting along with his son, Jordan. The children were playing on the neighbor&amp;rsquo;s property with that man&amp;rsquo;s grandson, when the shooting occurred Monday, according to Sherrill. &amp;ldquo;I own a gun myself,&amp;rdquo; Sherrill said. &amp;ldquo;I can understand this up to a point &amp;hellip; that they have to put animals down, but you don&amp;rsquo;t do it in front of kids. I&amp;rsquo;m an adult, and I don&amp;rsquo;t want to see it.&amp;rdquo; Police Chief Michael Freeman offered a different version of events, maintaining the raccoon was not shot near any children or dwellings by Humane Officer Barry Accorti, who estimated he shot the animal at least 70 yards from any house.</text:p>
            <text:p>Freeman said Accorti shot the animal after determining there were no children present. Accorti, the same humane officer involved in the kitten incident in 2013, followed the law, according to Freeman. &amp;ldquo;The property owner set a trap (which was requested from the city) and called us when he had something in the trap,&amp;rdquo; Freeman said. &amp;ldquo;He gave us permission to take care of the animal on his property.&amp;rdquo; &amp;ldquo;Because a neighbor disagrees with it doesn&amp;rsquo;t make it wrong,&amp;rdquo; Freeman said of the incident.</text:p>
            <text:p>Freeman said the animal was shot with .22-caliber ammunition that was fired toward the ground. &amp;ldquo;This is a highly-trained individual who can make deductions as to whether this can be done safely or not,&amp;rdquo; Freeman said. &amp;ldquo;He is a certified officer. Not somebody we just hire off the street, give them a gun, and tell them to go to it.&amp;rdquo; Under Ohio Department of Natural Resources regulations, animals can be caught and then released or destroyed by a property owner, or permission can be given by a property owner to have an animal destroyed by another party, such as a humane officer. Accorti became a humane officer in 2012 after retiring as a North Ridgeville police officer with 31 years&amp;rsquo; service as a patrolman, detective, SWAT team commander and lieutenant. Over the years he received many commendations. An adult raccoon and number of baby raccoons were removed by the city from the neighbor&amp;rsquo;s property last week, according to Sherrill. It was June 10, 2013, when Accorti shot and killed five kittens in response to a homeowner&amp;rsquo;s request for help in ridding her property of stray cats, which have posed a problem in the city. That incident occurred at a residence where young children were present but did not witness the actual shooting, which triggered protest from angry residents demanding Accorti&amp;rsquo;s firing, threats of legal action by humane groups, and thousands of signers to online petitions demanding action, including Accorti&amp;rsquo;s dismissal. Accorti&amp;rsquo;s actions at the time were deemed appropriate by Freeman. The episode led the city to announce it would no longer dispatch police or humane officers to handle feral cat calls, and to the formation of a citizens advisory committee in hopes of developing a better means of reducing the city&amp;rsquo;s numbers of stray or feral cats.</text:p>
          </table:table-cell>
          <table:table-cell office:value-type="string">
            <text:p>http://chronicle.northcoastnow.com/2014/06/10/parent-alleges-humane-control-officer-killed-raccoon-front-kids/</text:p>
          </table:table-cell>
          <table:table-cell office:value-type="string">
            <text:p>Unknown</text:p>
          </table:table-cell>
          <table:table-cell office:value-type="string">
            <text:p>Barry Accorti</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828">
            <text:p>828</text:p>
          </table:table-cell>
          <table:table-cell office:value-type="string">
            <text:p>2014-03-14</text:p>
          </table:table-cell>
          <table:table-cell office:value-type="string">
            <text:p>Alabama</text:p>
          </table:table-cell>
          <table:table-cell office:value-type="string">
            <text:p>Mobile</text:p>
          </table:table-cell>
          <table:table-cell office:value-type="string">
            <text:p>City of Mobile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mp;quot;My guess is when he walked up to this point here he went to go around the corner and saw them and immediately reacted, because they were after him which they&amp;#039;re supposed to,&amp;quot; saiid Mark Yeager. Yeager says his back gate was shut on Friday, but a Mobile Police Officer came right on in, coming face to face with two family pets. &amp;quot;He had his arms up, both hands on the pistol, backing up and then he just pointed the gun down and shot twice,&amp;quot; says Yeager. Alfred was shot and killed in the back yard. A second dog, Bobidae, was shot in the ear. &amp;quot;Common sense will tell you to knock on the door of the residence and let them know that there was some people running around that could be dangerous. If they had done that then at that point in time I would have told them never to come into my backyard or I could&amp;#039;ve got the dogs inside where they belong in their kennels, and everything would have been fine,&amp;quot; he says. Left with a lot of questions tonight, the homeowner says he is not happy with what police are saying. Mobile Police tell News 5 if they are in pursuit of a suspect they&amp;#039;re not going to take time to get permission to enter someone&amp;#039;s property. &amp;quot;For them to just walk into my back yard and shoot my dog and kill my dog because they were doing what they&amp;#039;re supposed to do is uncalled for,&amp;quot; says Yeager. Few details are being released as to who officers were chasing. News 5 was told a man was being questioned by police when he decided to run.</text:p>
          </table:table-cell>
          <table:table-cell office:value-type="string">
            <text:p>http://www.wkrg.com/story/24981767/mpd-officer-kills-dog-injures-another</text:p>
          </table:table-cell>
          <table:table-cell office:value-type="string">
            <text:p>Alfred and Bobida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829">
            <text:p>829</text:p>
          </table:table-cell>
          <table:table-cell office:value-type="string">
            <text:p>2013-09-22</text:p>
          </table:table-cell>
          <table:table-cell office:value-type="string">
            <text:p>Georgia</text:p>
          </table:table-cell>
          <table:table-cell office:value-type="string">
            <text:p>Macon</text:p>
          </table:table-cell>
          <table:table-cell office:value-type="string">
            <text:p>Jones County Sheriff&amp;rsquo;s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Bull Mastiff and Pit Bull mix 10 months old </text:p>
          </table:table-cell>
          <table:table-cell office:value-type="string">
            <text:p>A woman says that her ten-month old puppy was shot in the head after asking officers not to shoot it &amp;mdash; twice. On September 22, Anna &amp;ldquo;Chrissy&amp;rdquo; Music-Peed, of Macon, GA, drove to the Jones County Sheriff&amp;rsquo;s Department to request an officer come to and investigate a vehicle that had been brought to her property by an acquaintance, that both she and her roommate strongly suspected to have been stolen. <text:s/>Music told policestateusa.com that it was a Nissan Xterra from Virginia Beach, VA. As Music wrote in a blog post, &amp;ldquo;I will not have that influence around my family,&amp;rdquo; saying she was trying to do the right thing by making a report. The acquaintance was still on the property and Music had not let on that she had gone to talk to the police. Music wrote on that while she was providing officers with details of the stolen property, and the individual who had brought it over, she also explicitly told the police not to shoot her dogs. &amp;ldquo;The puppy may jump, we have been trying to get her out of that,&amp;rdquo; Music explained, stating that the dogs were friendly puppies. <text:s/>She said the officers laughed and told her not to worry about it. <text:s/>Unconvinced, she emphasized again: <text:s/>&amp;ldquo;PLEASE don&amp;rsquo;t shoot my dogs, they are my babies.&amp;rdquo; &amp;ldquo;Ammo was just sniffing around the ground wagging her tail. And then she looked up at him, did not growl, did not bark, and before I could say anything he fired his weapon. Shot her point blank in the head.&amp;rdquo; The officers asked her to stay at the station while units were sent to her home to obtain the property and arrest the individual who may have stolen it. <text:s/>Her dogs, Ammo and Half-Pint, and roommate, Kyle Sewall, age 22, waited at home. <text:s/>Sewall gave his account in an exclusive interview with policestateusa.com. &amp;ldquo;I was waiting on officers to arrive, Ammo needed to go the bathroom and she had been whimpering for 15 minutes. <text:s/>So I gave in and let her out,&amp;rdquo; said Sewall. <text:s/>&amp;ldquo;The person who had stolen the property was outside cleaning the stolen vehicle with a shop-vac and while I kept an eye on Ammo I was talking to him playing it cool.&amp;rdquo; He continued: &amp;ldquo;About 5 minutes later is when the sheriffs pulled up, came flying in. Sgt David Little was exiting the vehicle and as he was exiting I noticed he already had his sidearm trained on Ammo who was just sniffing around the ground wagging her tail. And then she looked up at him, did not growl, did not bark, and before I could say anything he fired his weapon. Shot her point blank in the head,&amp;rdquo; Sewall told policestateusa.com. &amp;ldquo;I went to go rush toward Ammo and he trained his weapon on me,&amp;rdquo; Sewall explained. &amp;ldquo;I identified myself saying, &amp;lsquo;I am Kyle, lower your weapon.&amp;rsquo; He did and they allowed me to tend to Ammo.&amp;rdquo; Ammo, the 10-month-old pit bull / mastiff puppy, had been struck in the head with a .40 caliber slug, fired by Sergeant David Little of the Jones County Sheriff&amp;rsquo;s Department. While Sewall tended to the wounded animal, officers investigated the vehicle and arrested the man who was in possession of it. <text:s/>Animal Control showed up and asked if Sewall wanted to euthanize the dog. <text:s/>Sewall declined. Some time later, Music returned to the home after being allowed to leave the sheriff&amp;rsquo;s office. <text:s/>She found Sewall behind a kiddy pool with a strange look on his face. <text:s/>He was cradling her puppy in his arms. &amp;ldquo;They shot her,&amp;rdquo; Sewall said. Music asked Sgt. Little why he had shot her dog, after she had explained to him and other deputies that it was a friendly, harmless puppy, and explicitly had asked him not to shoot it. <text:s/>Music says that Sgt. Little denied that she had told him this, but that an accompanying deputy confirmed her account. Rather than continue to argue she quickly scrambled to make emergency arrangements to have Ammo treated by a veterinarian on a Sunday. She found an animal hospital and got her dog X-rayed and bandaged up. <text:s/>The bullet had traveled down the dog&amp;rsquo;s skull into its neck, where it disappeared from the X-ray. <text:s/>She relayed on Facebook, &amp;ldquo;They said that Ammo NEEDS this surgery to survive. We need at LEAST $800.00 for the surgery.&amp;rdquo; Music contacted Captain Mitchell of the Jones County Sheriff&amp;rsquo;s Department, whom she says told her that the dog was shot because it &amp;ldquo;charged at&amp;rdquo; Sgt. Little, which contradicts Sewall&amp;rsquo;s eyewitness account. It was only a year ago when Sgt. D. Little shot another dog in Jones County; an American Bulldog named Eden. &amp;ldquo;It is officers like Sgt. Little, who lack discipline and necessary training and firearm safety, that pose a threat to the very people that they swore and took an oath to protect,&amp;rdquo; Sewall told policestateusa.com. Ammo&amp;#039;s surgery was completed successfully and Ammo has apparently recovered from her wounds.</text:p>
          </table:table-cell>
          <table:table-cell office:value-type="string">
            <text:p>http://www.13wmaz.com/story/news/local/gray-jones/2013/11/03/3424297/</text:p>
          </table:table-cell>
          <table:table-cell office:value-type="string">
            <text:p>Ammo</text:p>
          </table:table-cell>
          <table:table-cell office:value-type="string">
            <text:p>David Littl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4" office:value-type="float" office:value="2">
            <text:p>2</text:p>
          </table:table-cell>
        </table:table-row>
        <table:table-row table:style-name="ro1">
          <table:table-cell office:value-type="float" office:value="830">
            <text:p>830</text:p>
          </table:table-cell>
          <table:table-cell office:value-type="string">
            <text:p>2012-05-25</text:p>
          </table:table-cell>
          <table:table-cell office:value-type="string">
            <text:p>Georgia</text:p>
          </table:table-cell>
          <table:table-cell office:value-type="string">
            <text:p>Macon</text:p>
          </table:table-cell>
          <table:table-cell office:value-type="string">
            <text:p>Jones County Sheriff&amp;rsquo;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Bulldog</text:p>
          </table:table-cell>
          <table:table-cell office:value-type="string">
            <text:p>My dog, Eden, was an American Bulldog shot and killed by Jones County Sheriff deputy, XXXXX XXXXXttle Jr. on 5/25/2012. She was merely on my neighbors property across from my mothers home where they were kept confined since 2008. The deputy&amp;#039;s prejudice against pit bulls lead him to react instead of investigate. He claimed Eden became aggressive after she was pepper sprayed, and began to attack him when he turned to enter his patrol car. Thus, turning to her with his weapon drawn firing one shot in which he claim was the shoulder. The Animal control officer was called after the shooting to find Eden lying paralyzed waist down still breathing. My dogs did not have a collar on them because they were fenced inside. It happened on a Memorial Day weekend, and I could not contact the Animal Control Office until Tuesday 5/29/2012. I have filed a complaint with the Sheriff&amp;#039;s department, sent Eden for a legal necropsy. The Jones County Deputy suffered no injuries. My American bulldogs were fenced in a 10 X 10 on my mothers property. Prior to that they had full run of her back yard until the house caught fire Aug 2011, forcing me to put them in a small 10X10. I did not have them with a collar in their pen, and I did not have them with a microchip. Since 2008 they have only escaped the property twice. This last time they were on a parrallel street and the neighbor claim the dogs were aggresive to him and he called the Jones County Sheriff department. According to them, the dogs did not bite anyone, or destroy any property. Reportedly, they were barking aggressively at the other neighbors dog behind the neighbors fence. The deputy reported that the dogs approached him as he exited his patrol car to investigates the neighbors complaint. He then stated he attempted to close his patrol car door when the dogs approached him. He drew his pepper spray to shoo the dogs away is what he claimed. My male dog, Caleb laid down while the female Eden continued her approach then backed off. He stated he then turned toward his vehicle when Eden approached him aggressively, so he drew his weapon and fired. Hitting her in the shoulder. Animal Control was notified after the shooting to the scene. When they arrived on scene, ACO (Animal Control Officer) Jennifer, stated Eden was near death and paralyzed, but was still breathing. She stated that Caleb was stand offish at that point but he was captured and held at the animal shelter until Tuesday 5/29/2012. The ACO claim she did not have any knowledge of the owner, so she had to euthanize Eden. ACO Jennifer surrendered Caleb to my mother after verifying with my veterinarian that his shots were current. She later waived all fines and fees surrounding the event when she released Eden&amp;#039;s body to me on 6/7/2012 We got permission from our employer in Dutch Harbor, Alaska to pick up Caleb from Macon, Georgia and bring him back with us on 6/12/2012. After speaking with Capt Mitchell of Jones County Sheriff, he felt his deputy responded appropriately. I asked him whether there were any reports of my dog biting anyone? Did the deputy have any training in responding to aggressive dog calls? Is the deputy qualified to determine an aggressive dog, or is their a hearing required? What is the departments policy for notifying Animal Control, and why didn&amp;#039;t he wait until they arrive before conducting his investigation? Capt. Mitchell was unable to answer my questions. The ACO stated that Eden was found shot at the front of the neighbors car, and Caleb was found at the rear. That gave me the impression that the dogs did not approach the officer but he in turn approached them. ACO Jennifer claimed there were no records kept by her on her response to the call, nor did she keep track of what time she was dispatched, or what time she was on scene. If I wanted those records, I would have to go through the sheriff&amp;#039;s department which she claimed she didn&amp;#039;t have. I spoke to the clerk at the sheriff&amp;#039;s department, and she claimed the person responsible for the 911 recordings was out of town. All in all, I am getting a run around from the sheriff&amp;#039;s department to my veterinarian. My own vet documented that my dog was a pit bull until I showed him the certificate of her breed being American bulldog. I had them to correct all her records. Eden is currently getting a legal necropsy at Tifton University here in Georgia. Jones S.O. Incident Report reads as follow: On 5-25-12 I responded toXXXXX in reference to some aggressive dogs. Upon arrival to the residence I made contact with two large pitbull dogs under the carport of the residence. The dogs came out and walked around my patrol and approached me on the rear driver side. I attempted to &amp;quot;shoo&amp;quot; the dogs away. The dog continued to approach me. I then discharged my O.C. spray at the dogs. They left the property and walked next door. I next closed the door on my patrol vehicle. I walked about 10ft in front of my patrol vehicle to speak with the complainant Tirrell Lester. He stated that the dogs were aggressive with him when he attempted to come outside. He stated they also went to his neighbors house at 146 and attempted to get at a dog there. He yelled at them to stop them from bothering the other dog. The dogs again turned their aggression towards him. He returned to his home. The two dog returned back toXXXXXas I was attempting to return to my vehicle. The dogs approached me as I was walking towards my patrol vehicle. I discharged my O.C. spray at the dogs again. The black and white dog backed off. The all white dog continued to come towards me. I raised my duty weapon towards the god. It backed off some. I then turned an attempted to get in my Patrol car. As I turned my back the dog made an aggressive charge in my direction. I fire one shot striking the dog front shoulder area. Sgt Walker was notified and responded to the scene. Animal Control was also notified and responded to the scene. Both animals were taken by Animal Control. End of his report</text:p>
          </table:table-cell>
          <table:table-cell office:value-type="string">
            <text:p>http://www.justanswer.com/law/6rtrl-dog-eden-american-bulldog-shot-killed-jones.html</text:p>
          </table:table-cell>
          <table:table-cell office:value-type="string">
            <text:p>Eden</text:p>
          </table:table-cell>
          <table:table-cell office:value-type="string">
            <text:p>David Little</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831">
            <text:p>831</text:p>
          </table:table-cell>
          <table:table-cell office:value-type="string">
            <text:p>2014-09-05</text:p>
          </table:table-cell>
          <table:table-cell office:value-type="string">
            <text:p>Hawaii</text:p>
          </table:table-cell>
          <table:table-cell office:value-type="string">
            <text:p>Honolulu</text:p>
          </table:table-cell>
          <table:table-cell office:value-type="string">
            <text:p>Honolulu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taffordshire Bull Terrier mix 2yo</text:p>
          </table:table-cell>
          <table:table-cell office:value-type="string">
            <text:p>A family is outraged and demanding answers after their dog was shot by police and left to bleed for an hour. It happened a week ago in Kalihi after officers responded to a domestic call in the area. As police officers were about to leave, Bruce, a two-year-old Staffordshire Bull Terrier mix, got loose from his cage and lunged at the officers, and then got shot. When the family asked police if they could take the dog to the veterinarian, they were told to stay put until an investigation was completed.</text:p>
            <text:p>The first thing KHON2 News asked HPD was why the family was forced to wait. We were told it&amp;rsquo;s standard policy to do a thorough investigation after an officer fires a weapon, so the scene had to be preserved. So we then asked that if this were instead a person, would there be a delay in getting help? Late Friday afternoon, a HPD spokeswoman called back and said the officers made a mistake and should have allowed the family to get medical help for the dog. One week after being shot in the chest, Bruce looks almost as good as new, although there are some stitches that still need to help him heal. His owners still can&amp;rsquo;t believe what they had just gone through.</text:p>
            <text:p>&amp;ldquo;It was terrifying for all of us,&amp;rdquo; said the dog&amp;rsquo;s owner Kristen Butac. &amp;ldquo;We never would have thought this would happen to us. He&amp;rsquo;s our family, so of course we&amp;rsquo;re going react the way we did. We&amp;rsquo;re upset.&amp;rdquo; Butac said three officers were walking outside the house when Bruce lunged at them. The first two managed to sidestep and avoid the dog, but the third officer fired a shot. An HPD spokeswoman said the officer described the dog as aggressive and vicious. When asked how much was the dog bleeding, Butac said &amp;ldquo;well, to us, it seemed like a lot. I mean, seeing something like that, of course, you&amp;rsquo;re panicking. You don&amp;rsquo;t know what else could have happened.&amp;rdquo; She said the officers would not let anyone leave the house, even as they pleaded to let someone take Bruce to the vet. But they were told nobody leaves until the investigation is finished, which took about an hour. Investigators found the shell casing, but they couldn&amp;rsquo;t find the bullet, which made the family even more nervous, thinking that it could still be inside the dog&amp;rsquo;s chest. &amp;ldquo;We didn&amp;rsquo;t know what other injuries he had, so we were just trying our best to just put <text:s/>pressure on his wound,&amp;rdquo; Butac said. After the family rushed Bruce to an emergency care veterinarian, they did get some good news. &amp;ldquo;The vet said he was a very lucky dog. What happened was the bullet had entered and exited his chest. The only damage was to his soft tissues.&amp;rdquo; The family plans to file a lawsuit against HPD. Investigators are reviewing the case to initiate some type of policy.</text:p>
          </table:table-cell>
          <table:table-cell office:value-type="string">
            <text:p>http://khon2.com/2014/09/12/family-outraged-after-their-pet-dog-was-shot-by-police/</text:p>
          </table:table-cell>
          <table:table-cell office:value-type="string">
            <text:p>Bruce</text:p>
          </table:table-cell>
          <table:table-cell office:value-type="string">
            <text:p>Three Unknown Police</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832">
            <text:p>832</text:p>
          </table:table-cell>
          <table:table-cell office:value-type="string">
            <text:p>2012-09-14</text:p>
          </table:table-cell>
          <table:table-cell office:value-type="string">
            <text:p>Nevada</text:p>
          </table:table-cell>
          <table:table-cell office:value-type="string">
            <text:p>Las Vegas</text:p>
          </table:table-cell>
          <table:table-cell office:value-type="string">
            <text:p>North Las Vegas Police Department SWA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Las Vegas couple claim North Las Vegas police violated their civil rights in 2012 by fatally shooting their dogs. Case numbers: 2:2014cv01474 and 2:2014cv01475 Walker et al v. Maalouf et al and Walker et al v. North Las Vegas Police Department et al. Nevada District Court Las Vegas Office. Presiding Judge Jennifer A. Dorsey Referring Judge Nancy J. Koppe. Thomas Walker and his live-in girlfriend, Cathy Cataldo, filed a federal lawsuit Thursday against the North Las Vegas Police Department and two officers involved in the shooting, Paul Maalouf and Travis Snyder. According to the lawsuit, the Police Department unlawfully permits its officers &amp;ldquo;to shoot pet dogs during the execution of search warrants even though there are no reasonable justifications to shoot the dogs.&amp;rdquo; Walker and Cataldo were living at 6253 Rocky Mountain Ave. with their two pit bulls, Pinky and Blue, when North Las Vegas SWAT officers served a drug search warrant on Sept. 14, 2012, at the home near Carey Avenue and Hollywood Boulevard, according to the lawsuit. The lawsuit claims the dogs were running toward the backyard, away from the officers, when they were shot. It describes Pinky as &amp;ldquo;just a puppy.&amp;rdquo; &amp;ldquo;The dogs did not bark, approach, or come into contact with the officers at any time,&amp;rdquo; the document alleges. In an email Friday, North Las Vegas police Sgt. Chrissie Coon said 2.3 grams of methamphetamine and a stolen handgun were recovered during the search, and one person was arrested on three felony counts in connection with the investigation. &amp;ldquo;When officers are serving a court ordered search warrant, they are faced with the challenge of providing safety for the neighborhood, the officers involved, the dwellings&amp;rsquo; occupants, and any animals involved during dynamic, high risk situations,&amp;rdquo; Coon wrote. Attorney Maggie McLetchie, who represents the plaintiffs, said Walker was arrested at the scene. She also said police had conducted surveillance of the home, which had a &amp;ldquo;Beware of Dog&amp;rdquo; sign posted outside, before the SWAT raid. &amp;ldquo;The police officers knew and should have taken better precautions,&amp;rdquo; she said.</text:p>
          </table:table-cell>
          <table:table-cell office:value-type="string">
            <text:p>http://www.reviewjournal.com/news/las-vegas/dog-owners-sue-north-las-vegas-police-over-pet-shootings</text:p>
          </table:table-cell>
          <table:table-cell office:value-type="string">
            <text:p>Pinky and Blue</text:p>
          </table:table-cell>
          <table:table-cell office:value-type="string">
            <text:p>Paul Maalouf and Travis Snyder</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9">
          <table:table-cell office:value-type="float" office:value="833">
            <text:p>833</text:p>
          </table:table-cell>
          <table:table-cell office:value-type="string">
            <text:p>2014-09-11</text:p>
          </table:table-cell>
          <table:table-cell office:value-type="string">
            <text:p>Oklahoma</text:p>
          </table:table-cell>
          <table:table-cell office:value-type="string">
            <text:p>Tulsa</text:p>
          </table:table-cell>
          <table:table-cell office:value-type="string">
            <text:p>Tuls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mix 5yo</text:p>
          </table:table-cell>
          <table:table-cell office:value-type="string">
            <text:p>Neighbors and owners of a pit bull that was killed by an off-duty police officer expressed bafflement and outrage Friday that the dog, which they said was friendly, was gunned down during the daylight with children around.Nicholas Blazek and Sarah Slane, who owned Titus, a 5-year-old pit bull mix, have filed a complaint with the Tulsa Police Department&amp;rsquo;s Internal Affairs Division. They said they remember their pet as a large, friendly lap dog. Tulsa Police Sgt. Jeff Davis said the off-duty officer was walking his own dog in the 6900 block of East 18th Street late Thursday afternoon when the pit bull, which was loose, approached his pet. Davis said the officer felt threatened, so he shot the dog, killing it. &amp;ldquo;It&amp;rsquo;s an unfortunate thing,&amp;rdquo; Davis said. Grant Holm, 50, lives three doors down from where the shooting occurred. Holm witnessed the situation as he, his wife and their grandchild spoke outside with a neighbor. Holm said he saw Titus run from between two houses on the other side of the street toward him with his tail wagging but then shift directions toward the officer when it saw two other dogs. The officer was walking with a large dog on a leash and was with a woman who had a small dog on a leash, Holm said. Titus went to the large dog and appeared to be greeting the other animal from a submissive posture with its head down, Holm said. The officer pulled on his dog&amp;rsquo;s leash, rearing the animal up onto its hind legs, Holm said. Titus then moved to fill the void created by the officer pulling on the leash, he said. &amp;ldquo;The man, as smooth as you please, reached behind him, pointed (a handgun), put it up to the dog and shot it in the head or neck area, and Titus immediately went down,&amp;rdquo; Holm said, noting that the officer didn&amp;rsquo;t say a word before pulling the trigger. As Titus lay in the grass, moving his legs and yelping, &amp;ldquo;he (the officer) bent down, aimed at it and shot it in the head with everybody in shock,&amp;rdquo; Holm said, adding that the second and final shot sent adults scurrying to collect children and take them inside their homes. Holm said he took issue with what he believes to be the officer&amp;rsquo;s unwarranted shooting of a friendly dog. Holm said he doesn&amp;rsquo;t know why the officer didn&amp;rsquo;t try to get Titus to stop, ask any of the many people outside if the dog was theirs, or simply holler for help.</text:p>
            <text:p>He said he also doesn&amp;rsquo;t know why the officer needed to walk over and shoot Titus a second time when the animal already was lying on the ground severely wounded.</text:p>
            <text:p>&amp;ldquo;I might have seen it differently if they were fighting, but there was no fighting,&amp;rdquo; Holm said, also saying there was no barking or growling. On Friday afternoon, Blazek and Slane were trying to cope with the loss of their pet. The couple, who have been dating for almost a year and live together, didn&amp;rsquo;t witness the shooting. Slane, 26, said she was inside their home and Blazek was away when Blazek&amp;rsquo;s brother, Joseph Blazek, let Titus and the couple&amp;rsquo;s other dog into the backyard, which is enclosed by a 6-foot-tall privacy fence. Just that morning, however, Titus had found a way to get out through a small opening in the fence, Slane said. Slane said that was how Titus escaped from the yard. Nicholas Blazek, 26, said he has owned Titus since bringing him home as a puppy. He said Titus was large, weighing about 60 to 65 pounds, but was a friendly dog who would sleep in bed with them. He recalled how a friend with a 2-year-old daughter would come over and the youngster would ride Titus like a horse.</text:p>
            <text:p>&amp;ldquo;He was just a big goober &amp;mdash; a big lap dog,&amp;rdquo; Blazek said. He said Titus had never shown aggression. &amp;ldquo;He&amp;rsquo;s never even been in a dog fight,&amp;rdquo; he said. After Titus was shot, Blazek was ticketed for having a dog at large. The owners have the option of paying the preset fine of $75 or having a hearing in municipal court, Davis said.</text:p>
            <text:p>Davis, who declined to release the name of the officer, said he won&amp;rsquo;t be placed on administrative leave because he was off-duty and the shooting didn&amp;rsquo;t involve a person. Leland Ashley, a Tulsa police spokesman, said the incident will be treated the same as a citizen shooting an animal when threatened. Ashley also noted that the officer used his personal firearm, not a police-issued weapon. Slane and her boyfriend said Friday that they want justice for Titus and for the officer to be reprimanded. &amp;ldquo;It was definitely an unjust, unnecessary, horrible event,&amp;rdquo; she said.</text:p>
          </table:table-cell>
          <table:table-cell office:value-type="string">
            <text:p>http://www.tulsaworld.com/news/local/witness-owners-of-pit-bull-killed-by-off-duty-tulsa/article_400fc734-6d16-51cb-8748-e188852b8ab1.html</text:p>
          </table:table-cell>
          <table:table-cell office:value-type="string">
            <text:p>Titus</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Plain Clothes</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834">
            <text:p>834</text:p>
          </table:table-cell>
          <table:table-cell office:value-type="string">
            <text:p>2013-11-10</text:p>
          </table:table-cell>
          <table:table-cell office:value-type="string">
            <text:p>Georgia</text:p>
          </table:table-cell>
          <table:table-cell office:value-type="string">
            <text:p>Atlanta</text:p>
          </table:table-cell>
          <table:table-cell office:value-type="string">
            <text:p>Atlanta Police Department</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Labrador and Pit Bull mix 2yo</text:p>
          </table:table-cell>
          <table:table-cell office:value-type="string">
            <text:p>Last November, a dog in Atlanta was killed by a City of Atlanta Police Department officer. According to their Facebook: Justice for Jane Our Family Dog page, the family learned last week that the officer involved has been cleared of any wrong doing. After an Internal Affairs investigation, Investigator Art Nixon along with his supervisors, ruled Officer Brian Carswell of the City of Atlanta Police Department completely justified in murdering Jane in her fenced-in front yard on a quiet Sunday morning. This tragic story began November 10, 2013, when the family of slain pit bull Jane, Matthew and Kelley Rodriguez, was saying goodbye to relatives visiting them from North Carolina. During the excitement of packing, an 11-year-old girl accidentally dialed 911. Emergency dispatch called the family back, and the niece confirmed it had been an accidental call. An hour later police arrived at the house, where they knocked once without identifying themselves. Kelley was nursing her three-month-old baby upstairs, and thought the visiting family had returned to pick up an item perhaps missed during their packing. The family dogs, Jane and Lucy, were lying with her on the bed. Kelley shouted that she was coming to the door, and when she opened the door leading outside, the dogs ran out. At the time, the City of Atlanta police officers had their backs turned, but quickly turned around and drew their weapons. Officer Brian Carswell allegedly shot Jane from the gate, while the dog was on the steps of the home, several feet away. Another officer had his weapon aimed at Lucy. If not for the fast thinking of Kelley, Lucy, too would have been executed. Kelley quickly picked Lucy up, where she carried the surviving dog upstairs, where she feared for the safety of her family. &amp;quot;I ran up the stairs to get my infant son as I was terrified, and from the upstairs balcony I started to yell, You killed my dog! Why did you come here to kill my dog!!!??? I couldn&amp;#039;t believe what was happening!&amp;quot; Both dogs were rescues, and very much loved by family and neighbors alike. These neighbors, who all knew Jane and Lucy, gathered outside the yard in disbelief. To make matters worse, the officers wouldn&amp;#039;t allow anyone to come near Jane, not even to transport her for emergency treatment. It wasn&amp;#039;t until more officer&amp;#039;s arrived that Kelley was able to give permission to a neighbor to take Jane to a vet. By then it was too late. Kelley couldn&amp;#039;t even be with her dog as she took her last breath. She had to remain with her infant, but was able to contact Matthew, who was on a charity bike ride at the time. Jane died from her injuries. &amp;quot;I cannot express what we feel. We keep playing this over and over. There was no reason that the Officer had to kill Jane. She was a friendly dog, everyone loved her, and she did not give him any reason to feel threatened.&amp;quot; Justice for Jane didn&amp;#039;t happen with the internal investigation. The Rodriguez will now join the families of other dogs slain by police, and spread the word about just how often a family dog is murdered by police. Jane was shot by police in her own yard, while police officer&amp;#039;s were at the gate, then denied emergency veterinary care until it was too late. </text:p>
          </table:table-cell>
          <table:table-cell office:value-type="string">
            <text:p>http://www.wsbtv.com/news/news/local/owner-grieving-after-dog-shot-police/nbpD3/</text:p>
          </table:table-cell>
          <table:table-cell office:value-type="string">
            <text:p>Jane</text:p>
          </table:table-cell>
          <table:table-cell office:value-type="string">
            <text:p>Brian Carswell and Unknown Police</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35">
            <text:p>835</text:p>
          </table:table-cell>
          <table:table-cell office:value-type="string">
            <text:p>2010-10-07</text:p>
          </table:table-cell>
          <table:table-cell office:value-type="string">
            <text:p>Arizona</text:p>
          </table:table-cell>
          <table:table-cell office:value-type="string">
            <text:p>Phoenix</text:p>
          </table:table-cell>
          <table:table-cell office:value-type="string">
            <text:p>Phoenix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Boxer puppy 7 month old</text:p>
          </table:table-cell>
          <table:table-cell office:value-type="string">
            <text:p>A former Phoenix police officer was sentenced Friday to seven years in prison on assault and manslaughter charges after the fatal 2010 shooting of man during a domestic violence call, concluding a 3-year-old case that boiled down to dueling accounts by the only witnesses &amp;mdash; the defendant and his partner. Richard Chrisman was originally charged with aggravated assault, second-degree murder and animal cruelty.</text:p>
            <text:p>He was convicted in September of assault, but jurors failed to reach verdicts on the other counts. He later pleaded guilty to manslaughter in a deal with prosecutors that spared him a second trial. Judge Warren Granville sentenced him Friday to seven years in prison for manslaughter and five years on the assault conviction with both sentences to run concurrently. While noting that Chrisman was doing his job, the judge also said he went too far. &amp;quot;Society entrusted you with the power and authority of a law enforcement officer,&amp;quot; Granville told Chrisman. &amp;quot;On this occasion, you failed to meet that responsibility.&amp;quot; Chrisman was arrested after he shot and killed Danny Rodriguez, 28, and the man&amp;#039;s pit bull when he and his partner responded to Rodriguez&amp;#039;s home after a frantic call from his mother that her son was acting violent. Chrisman maintained the shootings were self-defense but his partner told jurors the situation had been defused before Chrisman opened fire. At his sentencing hearing, Rodriguez&amp;#039;s mother tearfully pleaded with the judge to sentence Chrisman to the maximum of 15 years in prison. &amp;quot;I feel so guilty,&amp;quot; Elvira Fernandez told the judge. &amp;quot;If I never picked up that telephone and made that call, Daniel would be alive today.&amp;quot; Several police officers testified on Chrisman&amp;#039;s behalf, calling him a good man who supported his colleagues and loved his job. &amp;quot;I&amp;#039;ve never seen him lose his temper on or off the job,&amp;quot; Phoenix officer Matt Morgan said. Chrisman pleaded for leniency, calling the events of that day a tragedy. &amp;quot;But I would ask that you understand that that tragedy reaches both sides,&amp;quot; he said. Outside court, Fernandez said she was disappointed with the sentence. &amp;quot;It just didn&amp;#039;t seem fair,&amp;quot; she said, holding back tears. Chrisman had the support throughout his case of the Phoenix Law Enforcement Association, which found his conviction to be a travesty of justice. &amp;quot;Rich is kind of an unfortunate victim of the justice system,&amp;quot; said Ken Crane, the union&amp;#039;s vice president. &amp;quot;He was just trying to do his job.&amp;quot; During his trial, Chrisman described a chaotic scene in which his partner shirked his duties as backup while Rodriguez&amp;#039;s pit bull became aggressive. He said that at one point, the dog lunged at him leading him to shoot the animal twice. Chrisman explained how pepper spray and his stun gun failed to subdue the suspect as the two struggled, and Rodriguez picked up a bicycle from the living room floor. &amp;quot;He was going to smash my brains in ... I fired two rounds, center mass,&amp;quot; Chrisman told jurors. Prosecutors accused him of being reckless and escalating the situation unnecessarily. Defense attorneys noted that Chrisman had never fired his weapon once during 10 years on the force and was defending himself. But Chrisman&amp;#039;s partner, Sergio Virgillo, told jurors Chrisman was on a tear from the moment he approached Rodriguez&amp;#039;s door, then pulled out his gun and pressed it to the suspect&amp;#039;s head. Chrisman denied the allegations and accused Virgillo of not being there to help with the struggling suspect, who was high on methamphetamine, and at one point even taking a personal call on his cell phone during the incident. Chrisman was fired about five months after the shooting. Virgillo remains employed with the Phoenix Police Department. Chrisman had previously been caught on video planting a crack cocaine pipe on a woman - an event that landed him on the Brady List of police officers proven to have lied under oath.</text:p>
          </table:table-cell>
          <table:table-cell office:value-type="string">
            <text:p>http://blogs.phoenixnewtimes.com/bastard/2010/11/richard_chrisman_phoenix_police_department.php</text:p>
          </table:table-cell>
          <table:table-cell office:value-type="string">
            <text:p>Junior</text:p>
          </table:table-cell>
          <table:table-cell office:value-type="string">
            <text:p>Richard Chrisman and Sergio Virgillo</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4">
          <table:table-cell office:value-type="float" office:value="836">
            <text:p>836</text:p>
          </table:table-cell>
          <table:table-cell office:value-type="string">
            <text:p>2013-08-15</text:p>
          </table:table-cell>
          <table:table-cell office:value-type="string">
            <text:p>Massachusetts</text:p>
          </table:table-cell>
          <table:table-cell office:value-type="string">
            <text:p>Leominster</text:p>
          </table:table-cell>
          <table:table-cell office:value-type="string">
            <text:p>Leominster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Fifteen-year-old Kassidy Edwards can&amp;rsquo;t forget the horrific sound. &amp;ldquo;It was just two big loud popping noises right after each other and there was nothing after that,&amp;rdquo; she describes. Those popping noises? Police shooting a dog who was hit by a car because they couldn&amp;rsquo;t find its owner or anyone to help. Kassidy and her mother say they discovered the dog hit by a car on their Leominster street early in one morning this spring and called police for help. They say the police responded right away and police began trying to find the dog&amp;rsquo;s owner or a kennel or an animal control officer to come take the dog. Police say they did all they could, but because Leominster had no animal control officer, and no other neighboring community&amp;rsquo;s officer could help, they shot and killed the dog. They say the dog was seriously injured and they called Fitchburg&amp;rsquo;s Animal Control officer to take custody but they couldn&amp;rsquo;t respond. They tried all of the local animal shelters and the dog was dying so they were advised as a last resort to shoot it. Kassidy says, &amp;ldquo;It was sad, the dog got shot, they didn&amp;rsquo;t know what else to do so they had to take the dog into the woods and shoot him.&amp;rdquo;</text:p>
            <text:p>State officials say this never would have happened if Leominster had an animal control officer. The say the officer could have come to the scene and taken the dog away. MSPCA Chief Richard LeBlond says he was stunned to learn the City of Leominster would be without an animal control officer for a year. Chief LeBlond says, &amp;ldquo;In this age it shouldn&amp;rsquo;t be happening.&amp;rdquo; We contacted city leaders for answers. Leominster Purchasing Agent Greg Chapdelaine says they had difficulty finding someone to fill the role, but after a year-long search, they hired an animal control officer that started August 1st. This comes as an effort to make these positions more professional and uniform from town to town is implemented. By law, all cities and towns must designate an animal control officer every year. The state recently strengthened its animal control Laws. Officers must have proper training, and state officials will be keeping a much closer eye on them. Chief LeBlond says the stakes are higher than people realize, explaining, &amp;ldquo;All we have to do is lose a person&amp;rsquo;s life and what&amp;rsquo;s that worth.&amp;rdquo; Kassidy hopes no one will have to go through what she did and hear the shooting of a dog.</text:p>
          </table:table-cell>
          <table:table-cell office:value-type="string">
            <text:p>http://boston.cbslocal.com/2013/08/05/leominster-police-shoot-dog-as-last-resort-because-of-no-animal-control-officer/</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37">
            <text:p>837</text:p>
          </table:table-cell>
          <table:table-cell office:value-type="string">
            <text:p>2013-07-18</text:p>
          </table:table-cell>
          <table:table-cell office:value-type="string">
            <text:p>North Carolina</text:p>
          </table:table-cell>
          <table:table-cell office:value-type="string">
            <text:p>Winston-Salem</text:p>
          </table:table-cell>
          <table:table-cell office:value-type="string">
            <text:p>Winston-Salem Police Departmen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Winston-Salem police officer shot and killed a dog Thursday after it and two other dogs acted aggressively, police said. The incident happened around 10:30 p.m. in the 5400 block of Novack Street. The officer was treated at Forsyth Medical Center for his injuries and released. Officers were responding to a house alarm when three dogs ran out of the garage, police said. At least two bit the officer, police said. Other officers responded to the scene and found one of the dogs behind another house nearby. Police identified the dog as a pit bull. When that dog ran to within 15 feet of officers and began to growl aggressively, an officer shot and killed it, police said. Forsyth County Animal Control took the two other dogs due to their aggressive nature, police said. The dogs&amp;rsquo; owner was cited for violating the leash law.</text:p>
          </table:table-cell>
          <table:table-cell office:value-type="string">
            <text:p>http://www.wxii12.com/news/local-news/piedmont/winstonsalem-police-officer-bit-by-dogs/21057402</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38">
            <text:p>838</text:p>
          </table:table-cell>
          <table:table-cell office:value-type="string">
            <text:p>2013-03-05</text:p>
          </table:table-cell>
          <table:table-cell office:value-type="string">
            <text:p>Mississippi</text:p>
          </table:table-cell>
          <table:table-cell office:value-type="string">
            <text:p>Moss Point</text:p>
          </table:table-cell>
          <table:table-cell office:value-type="string">
            <text:p>Southeast Mississippi Metropolitan Enforcement Team</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Moss Point K-9 officer Cora was accidentally shot and injured during a Tuesday night search warrant after she was mistaken for a vicious dog, Chief Keith Davis said today. Cora, who received an entry/exit injury to her left leg, was immediately transported to a veterinarian and underwent surgery. The veterinarian reported she will fully recover and should not have any complications, Davis said. Cora, a $13,000 department asset who was purchased in 2011 with a grant, received medication and will be off duty for 2 weeks while she heals, the chief said. She is about 2 years old and the department&amp;#039;s only K-9. She is used to detect drugs and explosives and locate suspects, missing people or objects. A member of the Southeast Mississippi Metropolitan Enforcement Team accidentally shot her, Davis said, while executing a search warrant at about 7:30 p.m. at a home on Woodlawn Avenue, on the west side of the city. Prior to the search warrant, agents had learned there were vicious dogs at the residence, the chief said. &amp;quot;As the members of the team entered the targeted residence and made contact with the targets of the investigation, K-9 officer Cora broke away from the handler and ran into the residence,&amp;quot; Davis said in a statement. &amp;quot;K-9 officer Cora mistakenly attacked 1 of the plain clothed narcotics agents and bit him on the leg.&amp;quot; The agent thought he was being attacked by a vicious animal, Davis said, so he fired a round. Inside the home, agents recovered a large amount of cocaine and marijuana. At least 1 person has been charged with felony possession of a controlled substance with intent to distribute, Davis said, but no names are being released due to the ongoing investigation. Moss Point has requested an independent investigation of the shooting incident to be completed by an outside agency. The Metropolitan Enforcement Team was created by Moss Point, Pascagoula and Gautier authorities in 2012 to combat drugs in their cities and is made up of officers from each department. Its creation came on the heels of the dismantling of the Narcotics Task Force of Jackson County, which was led by the sheriff&amp;#039;s department.</text:p>
          </table:table-cell>
          <table:table-cell office:value-type="string">
            <text:p>http://blog.gulflive.com/mississippi-press-news/2013/03/moss_point_police_k-9_mistaken.html</text:p>
          </table:table-cell>
          <table:table-cell office:value-type="string">
            <text:p>Cora</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cell office:value-type="string">
            <text:p>Plain Clothes</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839">
            <text:p>839</text:p>
          </table:table-cell>
          <table:table-cell office:value-type="string">
            <text:p>2012-12-20</text:p>
          </table:table-cell>
          <table:table-cell office:value-type="string">
            <text:p>Ohio</text:p>
          </table:table-cell>
          <table:table-cell office:value-type="string">
            <text:p>Willard</text:p>
          </table:table-cell>
          <table:table-cell office:value-type="string">
            <text:p>Willard Police Department, Huron County Dog Warden and Ohio Bureau of Criminal Investigation and Identification</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ccording to a statement from the department, a resident saw police arrive with a warrant to a residence in the 600 block of Pleasant St., Willard, shortly before 2 p.m. and bolted for his apartment. As he opened the door, two large pit bulls ran from the apartment and charged the officers that were pursuing the man. As the dogs approached, one of the officers fired his service weapon at them and fell while trying to retreat. Other officers then joined in shooting at the dogs as the dogs approached the officer on the ground. In the melee, a bullet hit the foot of a female bystander, who has not been identified. She was taken by Willard EMS to Mercy Hospital where she was later released. The officer who fell also suffered injuries and was treated at Mercy Hospital. The Huron County Dog Warden&amp;#039;s office arrived and captured one of the pit bulls, which was struck by a bullet. The dog warden took the animal to a veterinary clinic. It was later released. Kyle Zarcone, 19, and Anthony Hicks, 19, were both arrested on charges of drug possession, and Willard police seized evidence of drug trafficking and a safe. Additional charges may be filed after review by the law director. The Ohio Bureau of Criminal Investigation and Identification has been called in to conduct a review of the shooting.</text:p>
          </table:table-cell>
          <table:table-cell office:value-type="string">
            <text:p>http://www.sanduskyregister.com/article/2982581</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Not Sur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row>
        <table:table-row table:style-name="ro1">
          <table:table-cell office:value-type="float" office:value="840">
            <text:p>840</text:p>
          </table:table-cell>
          <table:table-cell office:value-type="string">
            <text:p>2012-10-07</text:p>
          </table:table-cell>
          <table:table-cell office:value-type="string">
            <text:p>Nebraska</text:p>
          </table:table-cell>
          <table:table-cell office:value-type="string">
            <text:p>Omaha</text:p>
          </table:table-cell>
          <table:table-cell office:value-type="string">
            <text:p>Omah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and Labrador mix</text:p>
          </table:table-cell>
          <table:table-cell office:value-type="string">
            <text:p>An Omaha police officer shot and killed a dog on a public sidewalk. The officer&amp;rsquo;s report claims the shooting was justified; however, the owners call the incident an execution of a friendly, family pet. Mike McKnight obtained surveillance video of the incident for a Fact Finders exclusive. On October 7th, after midnight, police blocked a street in the area of 35th and Vinton to look for an armed suspect. They say Chris Schulte, who lives in the area, ignored orders to stop and walked the family dog toward the search area. He was arrested and his dog, Teela, shot. Chris Schulte said, &amp;ldquo;You know I should have got back but I was just walking on. Not threatening, dog wasn&amp;#039;t being aggressive.&amp;rdquo; In the report by Officer Schuster and Officer Clement, the officers said &amp;ldquo;suspect&amp;rsquo;s dog became aggressive, growled at officers, and showed its teeth before being shot and killed.&amp;rdquo; Tim Wagner told Channel 6 News he watched the incident, live, from inside his home via a night vision security camera. Wagner said, &amp;ldquo;The dog didn&amp;#039;t stand a chance. The dog did nothing aggressive. I&amp;#039;ve lived next to this dog two and a half years and it&amp;rsquo;s one of the best dogs.&amp;rdquo; Fact Finders checked with the Nebraska Humane Society. Teela, a Labrador, golden retriever mix, had a clean record with no history of bites or vicious behavior. Schulte says Teela belonged to his aunt, Michelle Meadows. Meadows said, &amp;ldquo;It was very shocking. I would think they would maybe taser her or something, if they thought she was being aggressive, but I don&amp;#039;t think she was.&amp;rdquo; The police report described Schulte as intoxicated. He was arrested, at the scene, for obstructing police and resisting arrest. He claims Teela, who was still on a leash, didn&amp;rsquo;t threaten to attack officers before one of them shot her. &amp;ldquo;They didn&amp;#039;t have to shoot em. Not at all. (It was an) Execution,&amp;rdquo; said Schulte. Fact Finders showed the video to Omaha police command staff, whom provided a response. Lt. Darci Tierney said, &amp;ldquo;The Omaha Police Department is aware of the incident and Chief Schmaderer has authorized an Internal Investigation into the matter. As with all personnel matters, the Omaha Police Department is unable to comment further. Per OPD policy, anytime an officer discharges his/her firearm during the course of their duties an arduous review of the discharge will take place.&amp;rdquo;</text:p>
          </table:table-cell>
          <table:table-cell office:value-type="string">
            <text:p>http://www.wowt.com/news/headlines/Exclusive-Dog-Shot-By-Omaha-Police-Officer-176320491.html</text:p>
          </table:table-cell>
          <table:table-cell office:value-type="string">
            <text:p>Teela</text:p>
          </table:table-cell>
          <table:table-cell office:value-type="string">
            <text:p>Schuster and Clement</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841">
            <text:p>841</text:p>
          </table:table-cell>
          <table:table-cell office:value-type="string">
            <text:p>2012-10-15</text:p>
          </table:table-cell>
          <table:table-cell office:value-type="string">
            <text:p>Texas</text:p>
          </table:table-cell>
          <table:table-cell office:value-type="string">
            <text:p>San Antonio</text:p>
          </table:table-cell>
          <table:table-cell office:value-type="string">
            <text:p>San Antoni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local couple says a San Antonio police officer who shot their dog in the jaw early Sunday morning was at the wrong house. Albert Morales said his brother, Hector Serna, woke him up before dawn after hearing the gunshot and then pounding on his window. &amp;ldquo;I thought someone was trying to break in,&amp;rdquo; Serna said, since the officer never identified himself. Serna and Morales said they went outside and the officer approached them saying there had been a 911 call about a deceased woman. Morales then said the officer told him he was responding to the call from another family blocks away on another street, who had once lived in their house. Morales said the officer then told him 20 minutes later to check on his dog. According to Morales, the officer said, &amp;ldquo;He trotted up to me after I turned the corner, came to my feet and I shot him.&amp;rdquo; Morales said the officer described how he told the pit bull to get back, and when he didn&amp;rsquo;t, he stepped back and fired his service revolver. However, the officer admitted to Morales the pit bull never growled at him. &amp;ldquo;I don&amp;rsquo;t know if he meant to go straight down between the eyes or the top of the head, but it went from the mouth down,&amp;rdquo; Morales said. &amp;ldquo;It&amp;rsquo;s heartbreaking. It&amp;rsquo;s an innocent dog. He&amp;rsquo;s suffering.&amp;rdquo; Morales said his dog must be kept caged for six weeks, wear a cone around his neck, a muzzle over his mouth, and must be fed liquid nourishment through a straw. Morales&amp;#039; girlfriend, Sarah Bueno, said they&amp;rsquo;ve already accumulated nearly $600 in veterinary bills, not including medications, follow-up visits, and possible complications. &amp;ldquo;We&amp;rsquo;d like SAPD to pay for all that costs that have occurred,&amp;rdquo; Bueno said. &amp;ldquo;Just take care of their mistake.&amp;rdquo; A San Antonio police spokesman said the couple will be provided information on how to file a complaint and submit a financial claim. The spokesman said it was too early to say whether there was a 911 mix-up, but the shift commander will look into the matter.</text:p>
          </table:table-cell>
          <table:table-cell office:value-type="string">
            <text:p>http://www.ksat.com/content/pns/ksat/news/2012/10/15/pit-bull-owners-san-antonio-police-officer-at-wrong-house-shoots-family-dog.html</text:p>
          </table:table-cell>
          <table:table-cell office:value-type="string">
            <text:p>Magnum</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842">
            <text:p>842</text:p>
          </table:table-cell>
          <table:table-cell office:value-type="string">
            <text:p>2013-07-17</text:p>
          </table:table-cell>
          <table:table-cell office:value-type="string">
            <text:p>Texas</text:p>
          </table:table-cell>
          <table:table-cell office:value-type="string">
            <text:p>San Jose</text:p>
          </table:table-cell>
          <table:table-cell office:value-type="string">
            <text:p>San Jos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San Jose police officer shot and killed a large pit bull named &amp;quot;Bully&amp;quot; after the animal bit him early Wednesday morning as he was investigating reports of three suspects breaking into mailboxes. Officer Albert Morales said the officer said he was bitten just after 1:30 a.m. as he was performing a followup investigation into mailbox thefts. Someone had called 911 to say that mailboxes were being broken into.</text:p>
            <text:p>As the officers were driving to the address on La Barbera Drive, Morales said they saw the suspects fleeing in a car. The officers tracked what they believed was that car to the 500 block of North 3rd Street in the Japantown neighborhood. <text:s/>A records check of the vehicle showed the registered owner of the vehicle was on searchable probation. So, they began a probation search and talked to a woman at the home.</text:p>
            <text:p>As police were talking to the woman, a &amp;quot;large pit bull&amp;quot; appeared from the basement and began to bite an officer, Morales said. Fearing for the life of the officer, other officers killed the dog. A woman who said she is the dog&amp;#039;s owner did not want to go on camera, but she did tell NBC Bay Area that she is upset. &amp;quot;The cops were wrong,&amp;quot; she said. &amp;quot;They shouldn&amp;#039;t have been at the house. They should never have shot my dog.&amp;quot; Mark Thiel, who rents a room in the home where the dog lives, told NBC Bay Area that he never had problems with the dog, but added: &amp;quot;He wasn&amp;#039;t the world&amp;#039;s friendliest dog&amp;quot; either. Later in the day, police arrested two suspects - Brandon Groover and Teddie Fox - for mail theft. One was on probation for a previous crime. <text:s/>Morales told NBC Bay Area that Groover lived at the home where the pit bull was killed.</text:p>
          </table:table-cell>
          <table:table-cell office:value-type="string">
            <text:p>http://www.nbcbayarea.com/news/local/SJPD-Officer-Bit-by-Pit-Bull-Kills-Dog-215818131.html</text:p>
          </table:table-cell>
          <table:table-cell office:value-type="string">
            <text:p>Bully</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843">
            <text:p>843</text:p>
          </table:table-cell>
          <table:table-cell office:value-type="string">
            <text:p>2012-06-07</text:p>
          </table:table-cell>
          <table:table-cell office:value-type="string">
            <text:p>Michigan</text:p>
          </table:table-cell>
          <table:table-cell office:value-type="string">
            <text:p>Davison</text:p>
          </table:table-cell>
          <table:table-cell office:value-type="string">
            <text:p>Oakland County Sheriff&amp;#039;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n Oakland County K9 officer fatally shot his own police dog today when the 5-year-old purebred German shepherd attacked him after recently showing signs of aggression, according to a news release. The incident occurred at a veterinarian&amp;rsquo;s office, where the sheriff&amp;rsquo;s deputy had taken Gunner, who had been a member of the county&amp;rsquo;s K9 unit since 2007, the release said. The deputy, a 23-year veteran of the department and 5-year police dog handler, took Gunner to the vet to explore &amp;ldquo;options available to curb his aggression,&amp;rdquo; police said. But while the deputy and the veterinarian were trying to attach a leash to the dog, Gunner leaped in a biting lunge toward the deputy&amp;rsquo;s face, and he blocked the dog with his forearm, the release said. According to the release, the dog refused commands to let go of the deputy&amp;rsquo;s forearm and continued to aggressively bite until the deputy used his weapon to protect himself from additional injury. The deputy was transported to a nearby hospital, where he was admitted for his injuries, the release said. The deceased dog was transported to Michigan State University for a necropsy. &amp;ldquo;This is an extremely sad situation,&amp;rdquo; Oakland County Sheriff Michael Bouchard said in a written statement. &amp;ldquo;These dogs are more than a police asset. They are beloved members of the department and the handler&amp;rsquo;s family.&amp;rdquo;</text:p>
          </table:table-cell>
          <table:table-cell office:value-type="string">
            <text:p>http://www.freep.com/article/20120607/NEWS03/120607076/Oakland-County-K9-officer-shoots-police-dog-after-it-attacked-him</text:p>
          </table:table-cell>
          <table:table-cell office:value-type="string">
            <text:p>Gunner</text:p>
          </table:table-cell>
          <table:table-cell office:value-type="string">
            <text:p>Unknown</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Not Sure</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0">
            <text:p>0</text:p>
          </table:table-cell>
        </table:table-row>
        <table:table-row table:style-name="ro1">
          <table:table-cell office:value-type="float" office:value="844">
            <text:p>844</text:p>
          </table:table-cell>
          <table:table-cell office:value-type="string">
            <text:p>2010-05-22</text:p>
          </table:table-cell>
          <table:table-cell office:value-type="string">
            <text:p>Connecticut</text:p>
          </table:table-cell>
          <table:table-cell office:value-type="string">
            <text:p>East Haven</text:p>
          </table:table-cell>
          <table:table-cell office:value-type="string">
            <text:p>East Have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German Shepherd</text:p>
          </table:table-cell>
          <table:table-cell office:value-type="string">
            <text:p>It was an idyllic afternoon in this quiet East Haven neighborhood. At Michael Dadio&amp;rsquo;s house on George Street, his girlfriend&amp;rsquo;s kids played in the back yard while his dad mowed the lawn. Then the cops showed up. They killed the family dog, tasered Michael Dadio Sr. and then arrested him &amp;mdash; all because he didn&amp;rsquo;t show up to court on DUI charges. (Dadio Sr. was not available for comment.) This overreaction by two East Haven police officers &amp;mdash; in front of children &amp;mdash; has upset neighbors on a street where many families own dogs. &amp;ldquo;The way this happened was totally reckless,&amp;rdquo; says Dadio Jr. He says he went to the police to complain and was told, &amp;ldquo;It&amp;rsquo;s just a dog.&amp;rdquo; The shooting happened in May while the Department of Justice (DOJ) was investigating EHPD on complaints of racial profiling of Latinos. The DOJ&amp;rsquo;s final report is expected sometime in July. The sergeant who killed the dog was the same one who signed off on the highly controversial arrest of a priest last year, which ignited national news coverage of complaints from area Latinos and the subsequent DOJ investigation. Dadio&amp;rsquo;s story differs from the official police record. (The priest&amp;rsquo;s account also differed from the police report in that 2009 case.) According to officer Jason Zullo&amp;rsquo;s report, on May 22, he drove by the George Street home and &amp;ldquo;immediately recognized Michael Dadio standing in front of his [son&amp;rsquo;s] residence.&amp;rdquo; Zullo knew Dadio had an arrest warrant for skipping court. (That&amp;rsquo;s a misdemeanor. According to the state judicial website, Dadio has no convictions.) Sgt. John Miller and Zullo approached the house. &amp;ldquo;Dadio immediately ran from officers in an attempt to elude capture when he saw the police vehicles arrive,&amp;rdquo; according to the report. Zullo writes that Dadio ran to the back yard and Miller followed. Zullo went around the other side of the house. &amp;ldquo;As officers gave chase, Sgt. Miller was confronted by an aggressive dog/pit bull forcing him to discharge his weapon,&amp;rdquo; says the report. The report does not say that the dog chased, lunged at, intimidated or bit either of the officers. The back door to the house was wide open, says the report, and Dadio Sr. wasn&amp;rsquo;t seen anywhere in the yard, so officers went inside to look for him and found him &amp;ldquo;inside a cabinet under the kitchen sink.&amp;rdquo; Then they tasered him after shouting at him to comply. Dadio says there&amp;rsquo;s no way his dad would fit under the kitchen sink, and, there was no reason to taser him. &amp;ldquo;He&amp;rsquo;s a harmless guy. My dad didn&amp;rsquo;t even know there was a warrant for his arrest.&amp;rdquo; Dadio admits that his dad ran from the cops. But that&amp;rsquo;s because they got out of the police car with their guns drawn, he says. Dadio was outside next door and says he saw what happened. He says his dad went towards the back of the house, where the children were playing. The family&amp;rsquo;s two dogs were barking, but are very well trained and both went through obedience school, he says. The German shepherd was on the back porch barking at the cops, when it was shot in front of the kids, who Dadio estimates were about 25 feet away. &amp;ldquo;They could have killed the kids,&amp;rdquo; says Dadio. After the shooting and the arrest, Dadio says more cops arrived. They blocked off the street and didn&amp;rsquo;t let anyone enter the home for hours. Meanwhile, standing in the street, Dadio could hear his dog crying. He was so freaked out and upset, he says, that he left. The dog bled to death. The kids were so traumatized, says Dadio, that they wouldn&amp;rsquo;t sleep at the house for days. Dadio is planning on filing a lawsuit. &amp;ldquo;I&amp;rsquo;m not expecting any money, but I want something done to the officer. Suspend him or something.&amp;rdquo; Neither Miller nor Zullo have been suspended, but an internal investigation is ongoing, says interim chief Gaetano Nappi. Several neighbors filed civilian complaints about the shooting, Nappi confirmed. &amp;ldquo;We&amp;rsquo;d rather not harm anybody,&amp;rdquo; he says. &amp;ldquo;If in fact [the shooting] was justifiable, it&amp;rsquo;s an unfortunate circumstance of us doing our job.&amp;rdquo;</text:p>
          </table:table-cell>
          <table:table-cell office:value-type="string">
            <text:p>http://www.informationliberation.com/?id=31241</text:p>
          </table:table-cell>
          <table:table-cell office:value-type="string">
            <text:p>Unknown</text:p>
          </table:table-cell>
          <table:table-cell office:value-type="string">
            <text:p>John Miller and Jason Zull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45">
            <text:p>845</text:p>
          </table:table-cell>
          <table:table-cell office:value-type="string">
            <text:p>2009-03-12</text:p>
          </table:table-cell>
          <table:table-cell office:value-type="string">
            <text:p>Texas</text:p>
          </table:table-cell>
          <table:table-cell office:value-type="string">
            <text:p>Bruceville-Eddy</text:p>
          </table:table-cell>
          <table:table-cell office:value-type="string">
            <text:p>Bruceville-Eddy Police Department and McLennan County Sheriff&amp;#039;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Family members were demanding answers Friday after officers killed a dog and then used a Taser to subdue the dog&amp;rsquo;s elderly owner for refusing to obey a command to stop, only to learn afterward that the man was deaf and likely didn&amp;rsquo;t hear the order.</text:p>
            <text:p>The dog was one of two that chased a Bruceville-Eddy woman into her home and wouldn&amp;rsquo;t let her come out late Thursday afternoon. The woman called Bruceville-Eddy&amp;rsquo;s animal control officer who in turn called an on-duty police officer. The police officer, along with a deputy McLennan County constable, went to the residence in the 800 block of Old Moody Road where they found the two dogs. One of the animals ran home, but the other didn&amp;rsquo;t and instead charged the two officers four times. The fourth time, when the dog, which was described as a young mixed breed mastiff-pit bull, charged the two officers&amp;rsquo; patrol cars, the deputy constable fired. Meanwhile McLennan County sheriff&amp;rsquo;s deputies arrived to back up the two officers. They used a Taser to subdue the elderly man, who reacted angrily to the dog&amp;rsquo;s death, after the man ignored an order to stop and turned to go back into his house. They learned afterward the man was deaf. He was taken to a local hospital as a precaution, but police said he was OK. Bruceville-Eddy&amp;rsquo;s police chief said Friday he&amp;rsquo;s investigating his officer&amp;rsquo;s conduct during the incident.</text:p>
          </table:table-cell>
          <table:table-cell office:value-type="string">
            <text:p>http://www.kwtx.com/home/headlines/41227562.html</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4">
          <table:table-cell office:value-type="float" office:value="846">
            <text:p>846</text:p>
          </table:table-cell>
          <table:table-cell office:value-type="string">
            <text:p>2009-01-15</text:p>
          </table:table-cell>
          <table:table-cell office:value-type="string">
            <text:p>Maryland</text:p>
          </table:table-cell>
          <table:table-cell office:value-type="string">
            <text:p>Baltimore</text:p>
          </table:table-cell>
          <table:table-cell office:value-type="string">
            <text:p>Howard County Police Department SWA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Australian Cattle Dog</text:p>
          </table:table-cell>
          <table:table-cell office:value-type="string">
            <text:p>On a January morning, Howard County police learned that two of their cruisers had been broken into while parked in an Elkridge neighborhood. Someone stole penlights, a Police Department baseball cap, citation books - and a high-powered rifle and nearly 150 rounds of ammunition. The next day, a SWAT team raided Mike Hasenei&amp;#039;s nearby mobile home. Hasenei says an officer hit him in the face with a shield, knocked him to the ground and handcuffed him and his wife. Police shot one of the family dogs. But no weapon was found. And Hasenei has added his voice to those raising questions about the use of SWAT teams by Maryland police agencies. &amp;quot;It&amp;#039;s just a sad situation that could have been avoided if they had done some homework,&amp;quot; said Hasenei, a 38-year-old senior computer analyst for Marriott International. Howard County Police Chief William J. McMahon defended the raid, one of three that night on homes in Elkridge&amp;#039;s Deep Run Park. &amp;quot;The bottom line is that we had information that we believed the weapons can be in that home, the judge agreed and authorized to do the search,&amp;quot; McMahon said. &amp;quot;Nobody feels good about the fact that a dog was killed.&amp;quot;</text:p>
            <text:p>Hasenei, who has filed a complaint with county police, says he plans to testify Tuesday at a state Senate Judicial Proceedings Committee hearing. He is in favor of a bill that would require a standard report for police agencies that would include how often SWAT teams are deployed, for what purpose and the results of those raids.</text:p>
          </table:table-cell>
          <table:table-cell office:value-type="string">
            <text:p>http://articles.baltimoresun.com/2009-03-01/news/0902280120_1_swat-team-howard-county-police-raid</text:p>
          </table:table-cell>
          <table:table-cell office:value-type="string">
            <text:p>Unknown</text:p>
          </table:table-cell>
          <table:table-cell office:value-type="string">
            <text:p>Unknown SWAT team</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47">
            <text:p>847</text:p>
          </table:table-cell>
          <table:table-cell office:value-type="string">
            <text:p>2012-07-04</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Elgin police said they had to shoot a dog that was part of a canine duo that went after a city firefighter and then tried to charge the fire station. Police said the incident began about 1 p.m. Wednesday when a female dog weighing about 80 pounds charged at a firefighter at the back of Elgin Fire Station No. 7 at 3270 Longcommon Parkway. He was able to get back into the station before he could be bitten. A male dog weighing about 130 pounds appeared shortly thereafter and charged at the front door of the station, forcing the fire crews to lock themselves inside the building.</text:p>
            <text:p>When police arrived, the dogs went after them, so they shot one, police said. The wounded animal and the other one then retreated to a nearby home just outside the city limits. Police said the dogs&amp;rsquo; owner, whose name was unavailable, was issued tickets for allowing dogs to run free and owning a dangerous animal. They said the wounded dog was taken to an animal hospital in South Elgin. Police Lt. Dan O&amp;rsquo;Shea said it is unclear how long the fire station was locked down and whether the fire crews could have responded to emergency calls during the lockdown.</text:p>
          </table:table-cell>
          <table:table-cell office:value-type="string">
            <text:p>http://articles.chicagotribune.com/2012-06-07/news/chi-large-dogs-attack-fire-station-in-elgin-20120607_1_dangerous-dogs-fire-station-second-dog</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48">
            <text:p>848</text:p>
          </table:table-cell>
          <table:table-cell office:value-type="string">
            <text:p>2010-02-21</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11">
            <text:p>1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Raiding a home across the street from Ellis Middle School that reportedly was being used as an indoor marijuana farm, a task force of police also discovered 21 dogs, including seven puppies, that apparently they claimed were pitbulls being trained for dogfighting. Police shot six of them to death and trapped the other 15. The raid happened about 11 p.m. Friday at 210 S. Liberty St., as traffic was blocked off on the busy artery between Villa and Laurel streets. The man who lived at the home, 37-year-old Alejandro Campos-Rivera, was charged with unlawful production of cannabis plants, a class 2 felony, and aggravated animal cruelty, a class 4 felony. Police were trying to determine if the drug charge could be upgraded because of the home&amp;#039;s proximity to the school. Campos-Rivera was being held in the Kane County jail pending a March 5 hearing. &amp;quot;We knew that he had pit bulls, so we brought along animal control officers, hoping we&amp;#039;d be able to capture them safely with nooses,&amp;quot; Deputy Police Chief Jeff Swoboda said. &amp;quot;But there turned out to be 21 of them, and they were extremely aggressive. Some broke out of their cages and had to be shot.&amp;quot; Swoboda said the dog cages were in the basement, while marijuana plants were found throughout the home. He said the plants had electric lights over them, a system to deliver water to each plant and a mechanism to dry out the fully-grown plants. Swoboda said police do not believe dogfighting matches were held at the house. But &amp;quot;these dogs clearly were not being raised as pets,&amp;quot; he said. No evidence of dog fighting was provided, as opposed to the dogs being raised for unlicensed resale, which did not prevent every news organization that ran the story from uncritically repeating the allegations as fact. City code enforcement officers declared the house unfit for habitation and boarded up the windows. The surviving dogs were taken to the Golf Rose Animal Hospital in Schaumburg where another 5 dogs were immediately euthanized.</text:p>
          </table:table-cell>
          <table:table-cell office:value-type="string">
            <text:p>http://articles.chicagobreakingnews.com/2010-03-03/news/28507376_1_pit-bulls-police-shot-six-raid</text:p>
          </table:table-cell>
          <table:table-cell office:value-type="string">
            <text:p>Unknown</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849">
            <text:p>849</text:p>
          </table:table-cell>
          <table:table-cell office:value-type="string">
            <text:p>2010-05-28</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fficers shot and killed two loose dogs they call pit bulls after one bit a 9-year-old boy in front of about 100 people at the fountain at Festival Park. The incident occurred about 4:44 p.m. Friday near the north end of the park at 132 S. Grove Ave.</text:p>
            <text:p>Officers had already been tracking reports of two stray dogs on the city&amp;#039;s near east side for 20 to 30 minutes when the dogs were spotted at the park. Elgin Police Lt. Matt Udelhoven said two boys were walking down a sidewalk when one of the dogs that was laying in the grass bit a boy on his left hand and wrist area and started scratching at his back. When one of the responding officers moved forward to interrupt the attack, the dog then turned from the boy and lunged toward the officer, who shot it. The second dog then began circling the officers and lunged toward the second officer, who then shot it, police said. Both animals were taken to the Dundee Animal Hospital and later euthanized, Udelhoven said. The boy, from Elgin, was treated for minor injuries to his hand and released to his family with the understanding they would take him to receive medical treatment, Udelhoven said. The dogs&amp;#039; owner later was identified but was nowhere near the dogs throughout the incident, added Sgt. Dennis Hood. The owner has been cooperating with police&amp;#039;s ongoing investigation into whether any ordinances were violated, Hood said. No charges had been filed or fines levied as of Sunday.</text:p>
          </table:table-cell>
          <table:table-cell office:value-type="string">
            <text:p>http://prev.dailyherald.com/story/?id=384671</text:p>
          </table:table-cell>
          <table:table-cell office:value-type="string">
            <text:p>Gracie and unknown</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50">
            <text:p>850</text:p>
          </table:table-cell>
          <table:table-cell office:value-type="string">
            <text:p>2012-02-20</text:p>
          </table:table-cell>
          <table:table-cell office:value-type="string">
            <text:p>Illinois</text:p>
          </table:table-cell>
          <table:table-cell office:value-type="string">
            <text:p>Elgin</text:p>
          </table:table-cell>
          <table:table-cell office:value-type="string">
            <text:p>Elgi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Elgin police shot and killed a violent pit bull Monday after it attacked a neighbor&amp;#039;s dog. The dog, which was found liable for dangerous behavior in another incident just last week, got out of its house at about 6:30 p.m. and went from the 300 block of DuPage Street to the 300 block of Fulton Street, according to police. Another pit bull was in its owner&amp;#039;s backyard and was attacked by the loose dog, police said.</text:p>
            <text:p>Christian Diaz, 19, of the 300 block of South Weston Avenue, is the owner of the attacking pit bull and was bit by his own dog trying to break up the fight, police said. Lt. Glenn Theriault said when Diaz couldn&amp;#039;t break the dogs up, he asked police to shoot his animal, which they did, killing the dog for everyone else&amp;#039;s safety. The second pit bull was injured in the dogfight and taken to an animal hospital for treatment, police said. Charges are pending against Diaz for his dog&amp;#039;s behavior. Diaz, who has multiple dogs, has already been found liable seven times in the last two months for animal complaints, according to Theriault. The most recent complaint against the dog that was shot was decided in an Elgin animal control hearing Feb. 14 and involved the same family whose dog was attacked Monday, Theriault said. Elgin police have shot 16 dogs in the last two years, 15 of which have been pit bulls, according to police department statistics cited by Councilman John Prigge.</text:p>
          </table:table-cell>
          <table:table-cell office:value-type="string">
            <text:p>http://www.dailyherald.com/article/20120221/news/702219703/</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851">
            <text:p>851</text:p>
          </table:table-cell>
          <table:table-cell office:value-type="string">
            <text:p>2011-01-12</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in Elgin shot and killed a family pet Wednesday that turned on its owners and its own puppies and then charged at officers who responded to the home on the city&amp;rsquo;s east side, authorities said. Six people, including a 3-year-old child, were home about 3:30 p.m. Wednesday in the 400 block of Lincoln Avenue in Elgin, when the pit bull, named Loco, attacked its 6-day-old puppies, according to police department spokeswoman Sue Olafson. &amp;ldquo;She was, in fact, holding the family at bay and charging anyone who came within eyesight of her,&amp;rdquo; Olafson said. Police shot and killed the dog after it charged officers, according to Olafson. None of the three adults or three minors at the house at the time was injured, she added. The spokeswoman said it was unclear from police reports how long the family had owned the dog or if it previously had displayed aggressive behavior. Eight puppies were taken by police to area shelters, Olafson said. Two had been bitten by Loco, and police also found the partial remains of a ninth the pit bull apparently had mauled, she said, In another dog incident, an Elgin man told police he was walking his pit bull between 6:30 and 7 p.m. Wednesday in the 100 block of South Melrose Avenue when one of two loose dogs ran up and began attacking his animal. The man said he eventually was able to fend off the attacker, a medium-size tan dog with long hair, according to police reports. The other dog, a Rottweiler, began to approach when he heard someone from a nearby house calling for their dogs, the man told police. The man told police that when he returned home, he noticed his pit bull had suffered abrasions to its right hind leg, and he took the pet to a veterinarian for treatment.</text:p>
          </table:table-cell>
          <table:table-cell office:value-type="string">
            <text:p>http://chicago.cbslocal.com/2011/01/13/police-shoot-attacking-pit-bull-in-home/</text:p>
          </table:table-cell>
          <table:table-cell office:value-type="string">
            <text:p>Loco</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1">
          <table:table-cell office:value-type="float" office:value="852">
            <text:p>852</text:p>
          </table:table-cell>
          <table:table-cell office:value-type="string">
            <text:p>2012-08-04</text:p>
          </table:table-cell>
          <table:table-cell office:value-type="string">
            <text:p>Illinois</text:p>
          </table:table-cell>
          <table:table-cell office:value-type="string">
            <text:p>South Elgin</text:p>
          </table:table-cell>
          <table:table-cell office:value-type="string">
            <text:p>South Elg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gt. Craig Steurer heard the cries for help as he arrived at a South Elgin home after responding to a 911 call of a dog attack. &amp;quot;It sounded bad to me,&amp;quot; he said of the radio call he heard Saturday afternoon. &amp;quot;It just wasn&amp;#039;t the normal bite and let go.&amp;quot;Steurer eventually had to shoot to death a pit bull that was attacking a woman and had already bitten her young nephew. The dog belonged to the woman&amp;#039;s roommate but had been living in the home for only about a week after its original owner moved from the area, Steurer said. When Steurer arrived at the home in the 0-99 block of Churchill Court, he walked in through the garage and heard the cries, which led him upstairs. &amp;quot;I turned and looked. There was a medium-size brown pit bull,&amp;quot; he said. The dog&amp;#039;s mouth was clamped on the 41-year-old woman&amp;#039;s forearm. She &amp;quot;was covered head to toe in smeared blood,&amp;quot; Steurer said. The dog was &amp;quot;actively chewing and pulling on her right arm. I was thinking, what am I going to do to get this dog off of her?&amp;quot; Steurer said he grabbed the dog by its neck, which caused it to let go of the woman. &amp;quot;He dug his feet in, turned his head &amp;hellip; toward me and growled,&amp;quot; Steurer said. Fearing another attack, Steurer said he decided to shoot the dog. At that point, other officers had arrived and tended to the woman, who was taken to Provena St. Joseph Hospital in Elgin and later transported to Advocate Lutheran General Hospital in Park Ridge. Officers also found the woman&amp;#039;s 5-year-old nephew and 11-year-old niece in a bedroom. Steurer said the dog first attacked the boy and then turned on the woman after she intervened. The boy&amp;#039;s sister brought him into a bedroom, shut the door and called 911, Steurer said. The boy suffered bites to his arm and hand. The woman remains hospitalized but is expected to recover, according to Sgt. Mike Doty. Her nephew was also hospitalized but has been released. The family could not be reached for comment Wednesday afternoon. It&amp;#039;s unclear what caused the dog to attack the boy. Steurer said it was not his first incident with a pit bull. Last September, he responded to a call with a colleague &amp;mdash; one of the same officers who responded to Saturday&amp;#039;s attack &amp;mdash; and encountered two pit bulls. One of the dogs charged Steurer&amp;#039;s fellow officer, biting her heel and armpit. In that case, Steurer said he felt &amp;quot;helpless&amp;quot; because he could not shoot the dog without injuring the officer. The officer shot and killed the dog while it was attacking her, Steurer said. &amp;quot;That also went through my mind&amp;quot; during Saturday&amp;#039;s attack, he said. &amp;quot;The damage these things can do.&amp;quot; Since Saturday&amp;#039;s attack, Steurer said he spoke with the woman&amp;#039;s brother, who expressed his gratitude. &amp;quot;It was several people coming together,&amp;quot; Steurer said. &amp;quot;Not just me.&amp;quot;</text:p>
          </table:table-cell>
          <table:table-cell office:value-type="string">
            <text:p>http://articles.chicagotribune.com/2012-08-08/news/ct-met-south-elgin-pitbull-20120809_1_pit-bull-dog-attack-steurer</text:p>
          </table:table-cell>
          <table:table-cell office:value-type="string">
            <text:p>Unknown</text:p>
          </table:table-cell>
          <table:table-cell office:value-type="string">
            <text:p>Craig Steurer</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853">
            <text:p>853</text:p>
          </table:table-cell>
          <table:table-cell office:value-type="string">
            <text:p>2011-08-07</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 different pit bull was shot in the 400 block of North Worth Avenue about 11 a.m. after police responded to reports of a loose dog, according to police department spokeswoman Sue Olafson. Responding officers tried to put a restraint on the dog but couldn&amp;#039;t because of its aggressive behavior, Olafson said. An officer fired three shots, killing the animal.</text:p>
          </table:table-cell>
          <table:table-cell office:value-type="string">
            <text:p>http://www.dailyherald.com/article/20110808/news/708089786/</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54">
            <text:p>854</text:p>
          </table:table-cell>
          <table:table-cell office:value-type="string">
            <text:p>2014-03-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olice officer shot a pit bull Saturday morning after it bit at least two people in the South Shore neighborhood on the South Side. Officers were called to the corner of East 69th Street and South South Shore Avenue around 9 a.m. for a loose pit bull in the area, police News Affairs Officer Janel Sedevic said. The &amp;quot;charging pit bull&amp;quot; bit a 17-year-old boy and a man--whose age was not immediately known-- before an officer shot the dog, Sedevic said. Both the boy and man were in good condition at South Shore Hospital, Sedevic added. The city&amp;#039;s Department of Animal Control and Care recovered the dog, but its condition was still unknown late Saturday morning, Sedevic said.</text:p>
          </table:table-cell>
          <table:table-cell office:value-type="string">
            <text:p>http://abc7chicago.com/archive/9450233/</text:p>
          </table:table-cell>
          <table:table-cell table:number-columns-repeated="2" office:value-type="string">
            <text:p>Unknown</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55">
            <text:p>855</text:p>
          </table:table-cell>
          <table:table-cell office:value-type="string">
            <text:p>2012-09-01</text:p>
          </table:table-cell>
          <table:table-cell office:value-type="string">
            <text:p>Illinois</text:p>
          </table:table-cell>
          <table:table-cell office:value-type="string">
            <text:p>South Elgin</text:p>
          </table:table-cell>
          <table:table-cell office:value-type="string">
            <text:p>South Elg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Last September, Craig Steurer responded to a call with a colleague &amp;mdash; one of the same officers who responded to Saturday&amp;#039;s attack &amp;mdash; and encountered two pit bulls. One of the dogs charged Steurer&amp;#039;s fellow officer, biting her heel and armpit. In that case, Steurer said he felt &amp;quot;helpless&amp;quot; because he could not shoot the dog without injuring the officer. The officer shot and killed the dog while it was attacking her, Steurer said.</text:p>
          </table:table-cell>
          <table:table-cell office:value-type="string">
            <text:p>http://articles.chicagotribune.com/2012-08-08/news/ct-met-south-elgin-pitbull-20120809_1_pit-bull-dog-attack-steurer</text:p>
          </table:table-cell>
          <table:table-cell office:value-type="string">
            <text:p>Unknown</text:p>
          </table:table-cell>
          <table:table-cell office:value-type="string">
            <text:p>Craig Steurer and Unknown Female Officer</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56">
            <text:p>856</text:p>
          </table:table-cell>
          <table:table-cell office:value-type="string">
            <text:p>2014-09-09</text:p>
          </table:table-cell>
          <table:table-cell office:value-type="string">
            <text:p>Nevada</text:p>
          </table:table-cell>
          <table:table-cell office:value-type="string">
            <text:p>Las Vegas</text:p>
          </table:table-cell>
          <table:table-cell office:value-type="string">
            <text:p>Las Vegas Metropolita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Las Vegas Metropolitan Police Department on Tuesday afternoon reported one or more of its officers was involved in the shooting of a dog on Swenson Street at East Twain Avenue. Police received a call about a dog attack at 2:35 p.m. Police said the incident began when a woman&amp;#039;s dog, which witnesses said was a pit bull, got out of her apartment. The dog attacked a pregnant woman and another person. When officers arrived, a man was fighting the dog off with a shovel and officers fatally shot the dog. The pregnant woman was taken to a hospital for treatment. The extent of her injuries is not known. There was no immediate word on the condition of the second victim.</text:p>
          </table:table-cell>
          <table:table-cell office:value-type="string">
            <text:p>http://www.fox5vegas.com/story/26490327/metro-police-involved-in-shooting-of-dog</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57">
            <text:p>857</text:p>
          </table:table-cell>
          <table:table-cell office:value-type="string">
            <text:p>2014-09-16</text:p>
          </table:table-cell>
          <table:table-cell office:value-type="string">
            <text:p>Ohio</text:p>
          </table:table-cell>
          <table:table-cell office:value-type="string">
            <text:p>Middletown</text:p>
          </table:table-cell>
          <table:table-cell office:value-type="string">
            <text:p>Middletown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 &amp;ldquo;wolf like&amp;rdquo; dog that residents say had been &amp;ldquo;terrorizing the neighborhood&amp;rdquo; was shot and killed by police after it attacked at least two other dogs. Resident Richard Liput called 911 after the &amp;ldquo;wolf like&amp;rdquo; dog and another large dog attacked his Lhasa Apso, Gizmo, in the 1500 block of Flemming Road. &amp;ldquo;He had multiple bite wounds on him,&amp;rdquo; Liput said of Gizmo&amp;rsquo;s injuries. &amp;ldquo;He was so swollen he couldn&amp;rsquo;t walk for three days.&amp;rdquo; Both large dogs also jumped on Liput&amp;rsquo;s 12-year-old daughter and seven-year-old grandson, who were outside with Gizmo, he said. &amp;ldquo;The dogs knocked food out of their hands. They were hungry or something,&amp;rdquo; he said. Police later found the &amp;ldquo;wolf like&amp;rdquo; dog and what they believe to be a German Shepard attacking another dog in an alley in the 200 block of North Leibee Street, according to a police report. An officer yelled at the large dogs in an attempt to scare them away, according to the report. A second officer used a Taser to stop the &amp;ldquo;wolf like&amp;rdquo; dog when it ran away, according to a police report. &amp;ldquo;&amp;hellip; Once they Tased the dog, it temporarily immobilized it. The first officer that witnessed the attack, shot the dog,&amp;rdquo; said Middletown Police Lt. Leanne Hood. The deceased dog and the dog, which was &amp;ldquo;not aggressive,&amp;rdquo; according to the police report were removed from the scene. Butler County deputy dog warden Julie Flannagan cited the &amp;ldquo;wolf like&amp;rdquo; dog&amp;rsquo;s owner, Sam Feyha, of Beech Street, for no dog license. Feyha was not at home when this newspaper knocked on his door in an attempt to get a comment. Dogs running loose in some neighborhoods is a major concern, according to Hood. He advises residents to not step between dogs who are fighting.</text:p>
            <text:p>&amp;ldquo;You don&amp;rsquo;t want to put your own life in danger by stepping in between your dog and another dog that&amp;rsquo;s being attacked. If you carry an umbrella with you, you can open an umbrella and actually use that umbrella to stab at the vicious dog and keep that umbrella between you and the pet,&amp;rdquo; Hood said.</text:p>
          </table:table-cell>
          <table:table-cell office:value-type="string">
            <text:p>http://www.daytondailynews.com/news/news/crime-law/police-shot-and-killed-wolf-like-dog/nhNnM/</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59">
            <text:p>859</text:p>
          </table:table-cell>
          <table:table-cell office:value-type="string">
            <text:p>2013-02-28</text:p>
          </table:table-cell>
          <table:table-cell office:value-type="string">
            <text:p>Massachusetts</text:p>
          </table:table-cell>
          <table:table-cell office:value-type="string">
            <text:p>Boston</text:p>
          </table:table-cell>
          <table:table-cell office:value-type="string">
            <text:p>Bos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Boston police officer shot a pit bull Thursday night in Dorchester, police said. </text:p>
            <text:p>David Estrada, a police spokesman, said the officer fired at the dog at about 7:40 p.m. in the area of 3 Beauford Lane. The dog was shot in the paw and was taken to Angell Animal Medical Center and is recovering. Estrada said Thursday night that he had no reports of any other injuries or additional &amp;shy;details about the incident. Part of Beauford Lane, a tiny street of well-kept multifamily houses, was sealed off with &amp;shy;police tape after the shooting, and several officers were standing in the road. Officers also spoke to residents in the sealed-off area.</text:p>
          </table:table-cell>
          <table:table-cell office:value-type="string">
            <text:p>http://www.bostonglobe.com/metro/2013/02/28/boston-police-officer-shoots-dog-dorchester/247QWrwcmBCghfVeMsBtiJ/story.html</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860">
            <text:p>860</text:p>
          </table:table-cell>
          <table:table-cell office:value-type="string">
            <text:p>2013-01-19</text:p>
          </table:table-cell>
          <table:table-cell office:value-type="string">
            <text:p>Massachusetts</text:p>
          </table:table-cell>
          <table:table-cell office:value-type="string">
            <text:p>Boston</text:p>
          </table:table-cell>
          <table:table-cell office:value-type="string">
            <text:p>Bos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unleashed pit bull was shot and killed after the dog attacked police officers, according to Boston police. Officers were responding to a call about a fight, possibly involving a man armed with a gun, in Dorchester at about 10:30 p.m. Saturday. As police began to surround the house, the dog began running at the officers. The pit bull attacked one of them and police opened fire on the dog, authorities said. The dog died of injuries sustained from the shooting, said police spokesman James Kenneally. Two officers were taken to a hospital with minor injuries. The dog&amp;rsquo;s owner was notified; police would not comment further. Officers did not find anyone armed with a gun, officials said.</text:p>
          </table:table-cell>
          <table:table-cell office:value-type="string">
            <text:p>http://www.bostonglobe.com/metro/2013/01/21/pit-bull-killed-after-officers-attacked-police-say/Gvh4bzsYXmHIgXWRGF1KNK/story.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861">
            <text:p>861</text:p>
          </table:table-cell>
          <table:table-cell office:value-type="string">
            <text:p>2013-03-21</text:p>
          </table:table-cell>
          <table:table-cell office:value-type="string">
            <text:p>Massachusetts</text:p>
          </table:table-cell>
          <table:table-cell office:value-type="string">
            <text:p>Revere</text:p>
          </table:table-cell>
          <table:table-cell office:value-type="string">
            <text:p>Revere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Carmen Scoppettuolo doesn&amp;rsquo;t know why his best friend clambered over a fence Thursday afternoon into a construction yard in Revere where two Rottweilers lived, but the 12-year-old said he feared it could be dangerous. &amp;ldquo;He just went inside by himself, without even asking me,&amp;rdquo; Scoppettuolo said by phone on Saturday. Scoppettuolo said the two large dogs were friendly during the first few moments when 14-year-old Brandon Marchetti was inside the construction yard. But that suddenly changed and the animals attacked Marchetti without warning, Scoppettuolo said. The 12-year-old dialed 911 on his cellphone and frantically summoned help. Moments later, Revere Police Officer Mike Mullen, along with other officers and Revere firefighters, arrived on the scene to see both dogs mauling Marchetti, according to Revere police. Mullen fired at both dogs, hitting one in the leg and driving it away from Marchetti, Detective Sergeant Steven Pisano of the Revere police said last week. Firefighters sprayed the other dog with a fire hose, cut open the gate, allowing Mullen to climb the fence and carry the boy to safety, Pisano said. Marchetti was transported by ambulance to Massachusetts General Hospital in Boston, according to Scoppettuolo&amp;rsquo;s uncle, Richie Troville, who said he did not know the boy&amp;rsquo;s condition. A hospital spokeswoman could not confirm Saturday whether Marchetti was at the hospital. Marchetti&amp;rsquo;s parents could not be reached for comment Saturday. Pisano said Scoppettuolo told police Marchetti had scaled the fence by climbing a snow bank and jumping onto a retaining wall connected to the fence. Scoppettuolo told officers he stayed on the wall while Marchetti jumped down into the yard. The owner of the property has kept guard dogs in the yard for three decades, and in all that time police never received a complaint about him or the dogs, Pisano said. The yard was enclosed by a padlocked, 6-foot-high, chain-link fence topped with barbed wire, he said. Mullen was uninjured, police said. In the phone interview Saturday, Scoppettuolo said he and Marchetti often visited the dogs, named Bella and Sonny, while on walks around their neighborhood. But neither had ever before tried to enter the construction yard near the Northgate Shopping Center. Troville said his nephew remains deeply upset by witnessing the dogs suddenly turn on his best friend. &amp;ldquo;I think he&amp;rsquo;s still kind of distraught,&amp;rdquo; Troville said. Troville said Marchetti and Scoppettuolo spend a lot of time together, looking for things to do in the neighborhood. They would routinely visit the dogs, feeding and petting them through the fence, Troville said. According to Troville, the owner had warned the boys to be cautious near the animals. &amp;ldquo;He told them you need to stay away from the dogs,&amp;rdquo; Troville said of the owner of the construction yard. Troville said there had been guard dogs inside the construction yard for many years, and &amp;ldquo;beware of dog&amp;rdquo; signs were posted on the fence. Police said the owner had both dogs put to sleep.</text:p>
          </table:table-cell>
          <table:table-cell office:value-type="string">
            <text:p>http://www.bostonglobe.com/metro/2013/03/23/revere-boy-describes-dog-attack-that-left-his-best-friend-seriously-injured/vWt7CW08QT00bq8XXVShxI/story.html</text:p>
          </table:table-cell>
          <table:table-cell office:value-type="string">
            <text:p>Bella and Sonny</text:p>
          </table:table-cell>
          <table:table-cell office:value-type="string">
            <text:p>Mike Mullen</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row>
        <table:table-row table:style-name="ro1">
          <table:table-cell office:value-type="float" office:value="862">
            <text:p>862</text:p>
          </table:table-cell>
          <table:table-cell office:value-type="string">
            <text:p>2013-03-02</text:p>
          </table:table-cell>
          <table:table-cell office:value-type="string">
            <text:p>Massachusetts</text:p>
          </table:table-cell>
          <table:table-cell office:value-type="string">
            <text:p>Lawrence</text:p>
          </table:table-cell>
          <table:table-cell office:value-type="string">
            <text:p>Lawrenc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Shar Pei</text:p>
          </table:table-cell>
          <table:table-cell office:value-type="string">
            <text:p>A city patrolman shot a dog to death this morning after it charged him repeatedly, according to police. According to a memo of the incident from Lawrence Sgt. Joseph Beaulieu to Police Chief John Romero, Patrolman Eric Cerullo &amp;ldquo;needed to shoot and kill a pitbull ... for his own safety&amp;rdquo; at around 8:15 a.m. Animal Control Officer Ellen Bistany said the dog that was killed was not a pit bull. She said it was a Chinese Shar-pei, a 60-pound dog that can be aggressive and is sometimes used for fighting. Sgt. Beaulieu said in the memo on the incident that at around 5 a.m., police got a call from a man at 28 Summer St. who said he was stuck in his car with his daughter and couldn&amp;rsquo;t get out because a dog that he thought was a pit bull was trying to attack them. Officer Cerullo went to the scene and was able to distract the dog so that the man and his daughter could get out of their car and enter their home. He said that during that encounter, the dog charged him several times. Further, he said he was unable to locate the owner. About three hours later, around 8:15 a.m., Cerullo was called again to the same address because the dog was trying to attack another person, according to Beaulieu&amp;rsquo;s memo. Animal Control Officer Bistany was notified, and Cerullo waited at the scene for her to arrive. He cleared a parking area of bystanders while also attempting to locate the dog&amp;rsquo;s owner. Cerullo said that as he was watching the dog, it charged him several times, and at one point, got within a few feet of him. &amp;ldquo;At this time, Off. Cerullo, with his department issued firearm, fired approximately 3-4 shots at the pit bull, striking him,&amp;rdquo; Beaulieu said.</text:p>
          </table:table-cell>
          <table:table-cell office:value-type="string">
            <text:p>http://webcache.googleusercontent.com/search?q=cache:LQjb1g2LBnAJ:www.eagletribune.com/latestnews/x1503760263/Lawrence-cop-shoots-dog&amp;amp;hl=en&amp;amp;gl=us&amp;amp;strip=1</text:p>
          </table:table-cell>
          <table:table-cell office:value-type="string">
            <text:p>Unknown</text:p>
          </table:table-cell>
          <table:table-cell office:value-type="string">
            <text:p>Eric Cerull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63">
            <text:p>863</text:p>
          </table:table-cell>
          <table:table-cell office:value-type="string">
            <text:p>2013-06-02</text:p>
          </table:table-cell>
          <table:table-cell office:value-type="string">
            <text:p>Massachusetts</text:p>
          </table:table-cell>
          <table:table-cell office:value-type="string">
            <text:p>Newton</text:p>
          </table:table-cell>
          <table:table-cell office:value-type="string">
            <text:p>Massachusetts Environmental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lack Bear</text:p>
          </table:table-cell>
          <table:table-cell office:value-type="string">
            <text:p>Early Sunday, a spry young black bear made his way up a tree in Newton near the Massachusetts Turnpike. By about 7:30 a.m., the bear was dead on the railroad tracks below, shot by the Massachusetts Environmental Police with a Remington 870 shotgun. A spokeswoman for the Environmental Police, Mary-Leah Assad, said in a statement that attempts to tranquilize the bear, which was in thick foliage high in the tree, were unsuccessful. &amp;ldquo;Tranquilizing was too difficult to accomplish,&amp;rdquo; she said, noting that the tranquilizer guns have a limited range. The decision to kill the bear, a male about a year old who weighed between 100 and 125 pounds, was &amp;ldquo;because of the proximity to the MBTA lines, Mass Pike, and the urban environment and population,&amp;rdquo; Assad said. The decision was made by the senior Environmental Police officer at the scene. It was not clear why officials did not wait for the bear to come down to tranquilize it. Repeated requests to talk directly to officials were unsuccessful.</text:p>
          </table:table-cell>
          <table:table-cell office:value-type="string">
            <text:p>http://www.bostonglobe.com/metro/2013/06/02/police-shoot-and-kill-bear-newton-near-mass-pike/enlH6zzoWaFgvAnNmpFvUL/story.html</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64">
            <text:p>864</text:p>
          </table:table-cell>
          <table:table-cell office:value-type="string">
            <text:p>2014-09-13</text:p>
          </table:table-cell>
          <table:table-cell office:value-type="string">
            <text:p>Massachusetts</text:p>
          </table:table-cell>
          <table:table-cell office:value-type="string">
            <text:p>Springfield</text:p>
          </table:table-cell>
          <table:table-cell office:value-type="string">
            <text:p>Springfield MA Police Department and Thomas J. O&amp;rsquo;Connor Animal Control and Adoptive Center</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officials are investigating the shooting of two dogs by an officer Saturday morning in the Forest Park section of the city. Two police officers responded to a complaint at 8:30 a.m. about two unleashed pit bull dogs terrorizing the Belmont Avenue area. The dogs lunged at the officers, one of whom shot and killed both dogs. It&amp;#039;s standard policy for an internal investigation to be conducted any time an officer discharges a weapon, said Sgt. John Delaney, spokesman for Police Commissioner William Fitchet. &amp;ldquo;He did nothing wrong. ... He is still working,&amp;rdquo; Delaney said of the officer. </text:p>
            <text:p>It&amp;#039;s unknown if anyone was injured by the dogs before they were killed.</text:p>
          </table:table-cell>
          <table:table-cell office:value-type="string">
            <text:p>http://www.masslive.com/news/index.ssf/2013/09/springfield_police_investigati_110.html</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65">
            <text:p>865</text:p>
          </table:table-cell>
          <table:table-cell office:value-type="string">
            <text:p>2014-09-16</text:p>
          </table:table-cell>
          <table:table-cell office:value-type="string">
            <text:p>Pennsylvania</text:p>
          </table:table-cell>
          <table:table-cell office:value-type="string">
            <text:p>Brownsville</text:p>
          </table:table-cell>
          <table:table-cell office:value-type="string">
            <text:p>West Mahanoy Township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West Mahanoy Township police officer was forced to shoot a family dog after it attacked another dog owned by the same couple on Tuesday morning. Police were called to the township village of Brownsville, located west of Shenandoah, shortly before 8 a.m. about two dogs fighting on a front porch at 1301 W. Penn St. When Patrolman Ray Tonkinson arrived, he found a pit bull aggressively attacking a chocolate Labrador-pit bull mix. Both dogs were of similar size. &amp;ldquo;The pit bull was ripping the other dog apart when I got there,&amp;rdquo; Tonkinson said. &amp;ldquo;The pit bull had to be put down.&amp;rdquo; The owners of both dogs are Christopher Brown and Annie Hornberger, who also own three other dogs at that address. Tonkinson said no people were attacked during the incident. After the attacking dog was killed, the surviving dog was taken by the state dog warden to the Ringtown Valley Veterinarian Hospital, where it is being treated. Brown and Hornberger spoke of the incident and are sad about the loss of their female pit bull named Princess and the injuries to the other female dog named Bella. Both were acquired as rescue dogs and were about 2 to 3 years old, spayed and microchipped. &amp;ldquo;I was at work and my girlfriend left out one of the dogs (Lab),&amp;rdquo; Brown said. &amp;ldquo;The other dog got out of the cage and they got in at it. She couldn&amp;rsquo;t separate them, so the police were called. The police shot the pit bull and the other dog is at the vet.&amp;rdquo; As for the Labrador&amp;rsquo;s condition, Brown said, &amp;ldquo;Right now she&amp;rsquo;s staying for observation, but she should be able to pull through. They have her intravenously taking fluids. There are a couple of stitches in the mouth.&amp;rdquo; Hornberger said that all five dogs are taken well care of, though two dogs have medical conditions. &amp;ldquo;All my dogs have had their shots, including for rabies, and they all have food,&amp;rdquo; Hornberger said. &amp;ldquo;Because one dog has a skin condition and another has colitis, there are some people who say my dogs have rabies. The dog warden saw the records for the shots and the licenses, and if I didn&amp;rsquo;t have them, I would have been fined and my other dogs would have been taken away from me.&amp;rdquo; Hornberger said that there wasn&amp;rsquo;t much she could do in separating the dogs. &amp;ldquo;There are neighbors here who wanted me to separate two pit bulls and keep three other dogs tame plus keep my five-year-old son away from the fight,&amp;rdquo; Hornberger said. &amp;ldquo;What am I going to do at 90 pounds against two dogs? I can only do so much, and I think I did what I could to protect my son and the other three dogs.&amp;rdquo; &amp;ldquo;I&amp;rsquo;m an animal lover, but I&amp;rsquo;d rather see the animal get put down than have my stepson in the middle of it,&amp;rdquo; Brown said. &amp;ldquo;Maybe if I would had help during the first 20 minutes, I could have saved her (Princess),&amp;rdquo; Hornberger said. &amp;ldquo;It got started about 20 minutes after 7. When it got out of control, I just couldn&amp;rsquo;t get her mouth open and get the other dog away. I was here screaming and crying for help.&amp;rdquo; Hornberger usually lets each of the five dogs outside separately, but she said they all get along with each other. &amp;ldquo;By the time I opened the front door, both of the dogs were out. Well, Bella jumps to play, so she started to play and the pit didn&amp;rsquo;t know it,&amp;rdquo; Hornberger said. &amp;ldquo;I tried to calm them down. I feel terrible because I couldn&amp;rsquo;t separate them.&amp;rdquo; Hornberger was visibly upset in describing what happened and shed tears about the loss of Princess and the injuries to Bella. &amp;ldquo;I wish I could have done more,&amp;rdquo; she said. &amp;ldquo;I&amp;rsquo;d do anything for any of my dogs, and it hurts to have to stand there and watch and not be able to help either one of them.&amp;rdquo; &amp;ldquo;There are no charges at this time,&amp;rdquo; Tonkinson said. &amp;ldquo;The dog warden will be reviewing the paperwork on the dogs. Everything happened on private property and no people were attacked.&amp;rdquo;</text:p>
          </table:table-cell>
          <table:table-cell office:value-type="string">
            <text:p>http://republicanherald.com/news/police-shoot-pit-bull-in-west-mahanoy-township-1.1754637</text:p>
          </table:table-cell>
          <table:table-cell office:value-type="string">
            <text:p>Princess</text:p>
          </table:table-cell>
          <table:table-cell office:value-type="string">
            <text:p>Ray Tonkinso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866">
            <text:p>866</text:p>
          </table:table-cell>
          <table:table-cell office:value-type="string">
            <text:p>2014-09-11</text:p>
          </table:table-cell>
          <table:table-cell office:value-type="string">
            <text:p>Indiana</text:p>
          </table:table-cell>
          <table:table-cell office:value-type="string">
            <text:p>La Porte</text:p>
          </table:table-cell>
          <table:table-cell office:value-type="string">
            <text:p>La Port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LaPorte police officer who fatally shot a dog in the spring fired his gun at a pit bull that was chasing people through a neighborhood, according to police. LaPorte police, as standard procedure, are examining the matter to determine whether Officer Christopher Schoof was justified in discharging his weapon. &amp;quot;We&amp;#039;re reviewing the situation,&amp;quot; said LaPorte Police Chief Adam Klimczak. According to police, Schoof responded about 6:30 p.m. Thursday after two pit bulls went after several individuals making their way through the parking lot of Kingdom Hall, a church on East Jefferson Avenue. The investigation also shows a man checking his mail jumped on top of his car to avoid the charging dogs. And, the previous day, a newspaper delivery person stood frozen against a mailbox with the pit bulls refusing to let him walk away, police said. In his report, Schoof said he was approaching the house where the dogs live in the 500 block of Roberts Street when he fired at one of the dogs charging toward him at &amp;quot;full speed.&amp;quot; White was cited for allowing the dogs to run loose. Schoof in April fatally shot a Labrador mix that police say got loose from its leash and was charging him in the 300 block of G Street. His actions were ruled justified by the department&amp;#039;s shooting review board.</text:p>
          </table:table-cell>
          <table:table-cell office:value-type="string">
            <text:p>http://www.nwitimes.com/news/local/laporte/laporte-police-shoot-a-pit-bulls-shooting-under-review/article_39544668-b633-5b53-a22d-7159e911b833.html</text:p>
          </table:table-cell>
          <table:table-cell office:value-type="string">
            <text:p>Unknown</text:p>
          </table:table-cell>
          <table:table-cell office:value-type="string">
            <text:p>Christopher Schoof</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67">
            <text:p>867</text:p>
          </table:table-cell>
          <table:table-cell office:value-type="string">
            <text:p>2014-04-20</text:p>
          </table:table-cell>
          <table:table-cell office:value-type="string">
            <text:p>Indiana</text:p>
          </table:table-cell>
          <table:table-cell office:value-type="string">
            <text:p>La Porte</text:p>
          </table:table-cell>
          <table:table-cell office:value-type="string">
            <text:p>La Port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puppy 8 months old</text:p>
          </table:table-cell>
          <table:table-cell office:value-type="string">
            <text:p>Police are reviewing the fatal shooting of a dog that occurred in front of four people Sunday, almost in the line of the officer&amp;#039;s fire, according to witnesses. &amp;quot;If he would have missed, one of us could have been shot,&amp;quot; said Anthony Aldana, 20, of the 300 block of G Street. where Nero, an 8-month-old Labrador mix, was shot. Aldana lives with the owner of the dog, Daniel Shoaf, 28, who said he went to church Sunday morning and later dinner when the shooting happened. &amp;quot;When I came home, everyone was like freaking out,&amp;quot; Shoaf said. According to police, Officer Christopher Schoof pulled up to the home about 5:30 p.m. Sunday to serve an arrest warrant on a man, who based on information, might be at what the dispatcher called a &amp;quot;party house.&amp;quot; Police said Nero was tied to a cable in front of the home, but the dog&amp;#039;s collar broke as it acted aggressively toward the officer. In his report, Schoof said the dog was growling and showing its teeth while charging at him. Schoof said he tried to retreat from the dog, but with, Nero continuing to come at him, he fired two shots. Aldana, who was sitting on the front porch beside Juanira Puentes, 22, said the first shot fired roughly 15 feet in front of them hit the dirt, but the second bullet struck Nero in the chest. &amp;quot;It was crazy. I had never seen anything or anyone get shot. It was like in front of my face,&amp;quot; Puentes said. Because Shoaf was not home, a neighbor drove Nero to the animal clinic at Purdue North Central near Westville where the dog died. Shoaf said an online petition asking for the officer to be terminated or resign has been signed by more than 500 people. Aldana wonders why the officer didn&amp;#039;t use his Taser if he felt he was in danger and there were many people, including children, playing close to where the dog was shot. The officer had his gun pointed more toward the ground, but had any of the shots flown above of the dog someone on the porch could have been hit, Aldana said. &amp;quot;He just didn&amp;#039;t even think. Just boom, boom,&amp;quot; Aldana said. LaPorte police Capt. Tom Heath said Tuesday no disciplinary action has been taken against the officer, but the matter is under review. Heath declined to make any preliminary judgements of the officer&amp;#039;s actions, but said, &amp;quot;contrary to how it&amp;#039;s been represented in social media, most of us down here do have pets just like everyone else.&amp;quot; &amp;quot;It&amp;#039;s unfortunate you have to do things you really don&amp;#039;t want to do. At some point you do have to defend yourself,&amp;quot; Heath said.</text:p>
          </table:table-cell>
          <table:table-cell office:value-type="string">
            <text:p>http://www.nwitimes.com/news/local/laporte/city-of-laporte/laporte-police-review-fatal-shooting-of-dog/article_a15235f4-56d5-54b7-965d-d805a429ca61.html</text:p>
          </table:table-cell>
          <table:table-cell office:value-type="string">
            <text:p>Nero</text:p>
          </table:table-cell>
          <table:table-cell office:value-type="string">
            <text:p>Christopher Schoof</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68">
            <text:p>868</text:p>
          </table:table-cell>
          <table:table-cell office:value-type="string">
            <text:p>2014-08-27</text:p>
          </table:table-cell>
          <table:table-cell office:value-type="string">
            <text:p>Texas</text:p>
          </table:table-cell>
          <table:table-cell office:value-type="string">
            <text:p>Waxahachie</text:p>
          </table:table-cell>
          <table:table-cell office:value-type="string">
            <text:p>Waxahachi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Emu</text:p>
          </table:table-cell>
          <table:table-cell office:value-type="string">
            <text:p>A blocks-long chase of a stray emu ended with police having to put the animal down for attacking a human. <text:s/>It happened last Wednesday in southeast Waxahachie when the animal suddenly appeared in a residential neighborhood. <text:s/>Feathers on the ground are a mute reminder of where the bird met its end in Malcolm Brigman&amp;rsquo;s yard. &amp;ldquo;First thing I saw was that durn thing coming,&amp;rdquo; <text:s/>90-year-old Malcolm Brigman told CBS 11 News. He faced German soldiers in the Ardennes in World War II&amp;mdash;and then a very tall challenge again last Wednesday in his own yard. &amp;ldquo;It scared me, you know, when it come out,&amp;rdquo; he said of the animal. Brigman was caught in the climax of a blocks-long chase of a stray emu. Fully grown emus can be 6-feet tall, weigh 150-pounds and run 55 miles an hour. &amp;ldquo;These animals are extremely powerful,&amp;rdquo; animal control officer Warren Howell told CBS 11 News. Howell, who had handled emus in the early 1990s, <text:s/>had the animal under control once by sneaking up behind it. &amp;ldquo;You always want to approach them from the rear. Because emus have hinged knees that lift up to the front they cannot strike hard to the rear.&amp;rdquo; But he couldn&amp;rsquo;t get it into his truck&amp;rsquo;s dog-sized cage. &amp;ldquo;It had different ideas about going into the truck. I lost my grip on it when it pushed off the tailgate.&amp;rdquo; Howell and six other police and animal control officers tried herding and corralling it again when Brigman suddenly entered a danger zone. &amp;ldquo;He stepped out of the shed directly in the path of the emu and there was nobody between him and the emu,&amp;rdquo; Howell recalled. &amp;quot;He &amp;lsquo;rassled him and threw him down, but he couldn&amp;rsquo;t hold him,&amp;rdquo; Brigman said of Howell and the emu adding, &amp;ldquo;And it kicked him upside the head, I think, and down his eye. And his stomach, arms.&amp;rdquo; Howell picked up the story. &amp;ldquo;There are 6-inch talons that come out the end of those feet and if those get into you they can cause serious damage,&amp;rdquo; he said. He knew he and a fellow animal control officer were losing their battle to sit on and tie down the emu. Brigman feels Howell and the others had to act. &amp;ldquo;And he knew that bird was fixing to get up from there, so he just stood there and told the police, &amp;lsquo;Shoot him, shoot him.&amp;#039;&amp;rdquo; Police fired twice at Howell&amp;rsquo;s instructions. &amp;ldquo;The Waxahachie police officer needed to fire two shots to field euthanize the animal.&amp;rdquo; Howell insists the choice <text:s/>was either the emu or Brigman. &amp;ldquo;Yes. We tried everything we could. It&amp;rsquo;s a very beautiful, majestic animal. We wanted to do everything we could to secure the animal as best we could. But once the citizen was introduced into the situation it changed everything about the dynamics.&amp;rdquo; No one knows who owned the emu.</text:p>
          </table:table-cell>
          <table:table-cell office:value-type="string">
            <text:p>http://dfw.cbslocal.com/2014/09/03/waxahachie-police-officer-shoots-emu-to-save-elderly-man/</text:p>
          </table:table-cell>
          <table:table-cell office:value-type="string">
            <text:p>Unknown</text:p>
          </table:table-cell>
          <table:table-cell office:value-type="string">
            <text:p>Warren Howell and unknown police and animal control (6)</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9">
          <table:table-cell office:value-type="float" office:value="869">
            <text:p>869</text:p>
          </table:table-cell>
          <table:table-cell office:value-type="string">
            <text:p>2014-08-16</text:p>
          </table:table-cell>
          <table:table-cell office:value-type="string">
            <text:p>Minnesota</text:p>
          </table:table-cell>
          <table:table-cell office:value-type="string">
            <text:p>Atwater</text:p>
          </table:table-cell>
          <table:table-cell office:value-type="string">
            <text:p>Atwater Police Department-Patrol Bureau</text:p>
          </table:table-cell>
          <table:table-cell table:number-columns-repeated="2" office:value-type="float" office:value="1">
            <text:p>1</text:p>
          </table:table-cell>
          <table:table-cell office:value-type="float" office:value="0">
            <text:p>0</text:p>
          </table:table-cell>
          <table:table-cell office:value-type="string">
            <text:p>Chicken</text:p>
          </table:table-cell>
          <table:table-cell office:value-type="string">
            <text:p>An Atwater woman has filed a formal complaint against the Atwater Police Chief for trespassing on her property and killing her young son&amp;rsquo;s pet chicken &amp;ndash; leaving the hen&amp;rsquo;s decapitated head just feet from the backyard chicken coop. Ashley Turnbull said she knows she violated the city&amp;rsquo;s ordinance that prohibits fowl and acknowledges she was told Aug. 7 by police to remove the three chickens and two ducks. But she said Police Chief Trevor Berger went too far when he came onto her property about a week later, when nobody was home, and clubbed, killed and decapitated a small, red hen with a shovel. &amp;ldquo;The chicken was like a puppy dog to my son,&amp;rdquo; said Turnbull. &amp;ldquo;You wouldn&amp;rsquo;t do that to a puppy.&amp;rdquo; Berger said he was simply enforcing the city ordinance that has been on the books since 1960 and was responding to a &amp;ldquo;frustrated&amp;rsquo; neighbor&amp;rsquo;s repeated complaints, including a report on Aug. 16 that one of Turnbull&amp;rsquo;s chickens was running loose in the residential area near the elementary school. &amp;ldquo;I&amp;rsquo;m sorry it had to happen that way,&amp;rdquo; said Berger, adding that he didn&amp;rsquo;t intend to leave the severed chicken head in the yard to send a message to the homeowners. Berger said he thought the head was still attached to the chicken when he carried the carcass away.</text:p>
            <text:p>Berger said killing the chicken was justified. &amp;ldquo;It&amp;rsquo;s against city ordinance for a chicken to be in the city and running around in people&amp;rsquo;s yards,&amp;rdquo; he said. Turnbull said Berger didn&amp;rsquo;t handle the situation professionally. &amp;ldquo;I still feel he owes my son an apology and he owes us a chicken, said Turnbull, who filed a written complaint with the Atwater Police Commissioner on Aug. 20. She has not yet heard a response, but the issue is expected to be addressed Wednesday during the Atwater City Council meeting when, ironically, Berger said he intends to present a proposed ordinance to allow chickens in the city, that the council asked him to prepare earlier this year.</text:p>
            <text:p>The situation started this spring when Turnball&amp;rsquo;s five-year-old son, Phoenix, was given baby chickens and ducks as a birthday gift. &amp;ldquo;He takes care of them,&amp;rdquo; said Turnbull. &amp;ldquo;He plays with them.&amp;rdquo; Turnbull said she wasn&amp;rsquo;t aware at the time the city didn&amp;rsquo;t allow poultry. In May, another Atwater family who also had chickens, asked the city council to change the ordinance. City Clerk Goldie Smith said she was in the process of researching chicken ordinances when Turnbull&amp;rsquo;s neighbor, Dick Rierson, brought pictures of Turnbull&amp;rsquo;s muddy poultry pen to the August city council meeting.</text:p>
            <text:p>Smith said the council decided at that point to inform Turnbull, and other residents who had chickens, to remove them. In an interview with the West Central Tribune, Rierson said he was concerned about having chickens in town living &amp;ldquo;in filth like that&amp;rdquo; and that he feared it would attract rats. Rierson said the chickens &amp;ldquo;were probably nice pets, but you have to keep it clean.&amp;rdquo; He seemed surprised to learn that the police chief had killed one of the chickens. &amp;ldquo;I&amp;rsquo;m not for mistreating any animal,&amp;rdquo; he said. &amp;ldquo;I&amp;rsquo;m not for killing a chicken for the sake of killing a chicken.&amp;rdquo;</text:p>
            <text:p>But Rierson said the ordinance prohibiting livestock was put in place for a reason and if killing the chicken was the only way for the police chief to address the problem, &amp;ldquo;then I&amp;rsquo;d say he&amp;rsquo;s doing his job.&amp;rdquo; Berger said when he got the call on Aug. 16, he saw the chicken in a yard next to Turnbull&amp;rsquo;s house. He said he tried for 10-15 minutes to catch the chicken or chase it back into the pen. &amp;ldquo;I feel like I made a good effort to get it back in,&amp;rdquo; he said. But when the other two chickens and two ducks in the fenced pen started to get out, Berger said he closed the door that he&amp;rsquo;d opened, grabbed a shovel leaning against Turnbull&amp;rsquo;s garage and &amp;ldquo;dispatched&amp;rdquo; the chicken. Since there were children playing in the adjacent yard, Berger said he didn&amp;rsquo;t want to use his gun to kill the chicken and the shovel was the &amp;ldquo;safest way to dispatch it.&amp;rdquo; When asked why it was necessary to kill the young chicken instead of letting it be, Berger said the family was &amp;ldquo;not supposed to have them in the first place&amp;rdquo; and that he wanted to give the aggrieved neighbor &amp;ldquo;some results.&amp;rdquo; It was the same process he would use if there was a report of a skunk, he said. &amp;ldquo;I guess I don&amp;rsquo;t regret it, because it&amp;rsquo;s like taking care of any rodent in town,&amp;rdquo; he said. Turnbull said she doesn&amp;rsquo;t understand that logic. &amp;ldquo;I couldn&amp;rsquo;t perceive a chicken being a threat to anybody,&amp;rdquo; said Turnbull. Turnbull&amp;rsquo;s neighbor, Jason Shoutz, said he saw Berger walked up to the chicken by the coop and swing the shovel &amp;ldquo;up and down.&amp;rdquo; His young daughter was in the yard at the time and saw the officer kill the chicken. Berger said he left no note on the door and although he intended to initiate contact the family after killing the chicken, he did not. Shoutz informed Turnbull and her fianc&amp;eacute;, Chris Gordon, about what happened. Gordon said he called the police chief later that day. &amp;ldquo;I said, so you came to our home and killed our chicken with our shovel?&amp;rdquo; said Gordon, retelling the <text:s/>conversation. &amp;ldquo;He said, &amp;lsquo;Yup. Any questions?&amp;rsquo; That&amp;rsquo;s the thing that makes me mad.&amp;rdquo; The situation has been the talk of the town for a while, but Berger said &amp;ldquo;most of the people think it&amp;rsquo;s rather silly.&amp;rdquo; When asked what was silly, he responded, &amp;ldquo;That there&amp;rsquo;s such uproar about a chicken.&amp;rdquo; Berger said that after advising city council members what had happened, he was instructed not to take immediate action regarding Turnbull&amp;rsquo;s remaining poultry. Turnbull is upset with the police chief but she also blames herself for not taking the city&amp;rsquo;s initial warning seriously. She said she discounted the verbal warning, in part because she never received anything in writing about removing the animals and because of the upcoming vote on the ordinance. She said it didn&amp;rsquo;t make sense to move the animals to a farm for a couple weeks with the possibility they could eventually be legal in town. Berger said he believes the other families who had poultry in town removed their animals after being instructed to do so. Atwater Mayor Mark Olson declined to comment for the story. He said both sides of the issue, which he called the &amp;ldquo;chicken fiasco&amp;rdquo;, would be discussed at the council meeting this Wednesday. Turnbull said she intends to be at that meeting and is still hoping the council agrees to adopt an ordinance so her son can keep his remaining chickens and ducks.</text:p>
          </table:table-cell>
          <table:table-cell office:value-type="string">
            <text:p>http://www.azcentral.com/story/news/weird/2014/09/02/officer-decapitates-pet-chicken/14979133/</text:p>
          </table:table-cell>
          <table:table-cell office:value-type="string">
            <text:p>Unknown</text:p>
          </table:table-cell>
          <table:table-cell office:value-type="string">
            <text:p>Police Chief Trevor Berger</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870">
            <text:p>870</text:p>
          </table:table-cell>
          <table:table-cell office:value-type="string">
            <text:p>2012-07-31</text:p>
          </table:table-cell>
          <table:table-cell office:value-type="string">
            <text:p>California</text:p>
          </table:table-cell>
          <table:table-cell office:value-type="string">
            <text:p>Colton</text:p>
          </table:table-cell>
          <table:table-cell office:value-type="string">
            <text:p>Colton Police Department, San Bernardino Sheriff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n July 31, 2012, the Los Angeles stations didn&amp;rsquo;t have their choppers flying anywhere near enough to San Bernardino County to catch the police pursuit that began in Colton. If they had, there&amp;rsquo;s a strong chance they&amp;rsquo;d have caught another chase that ended badly, this time for 21-year-old Trevor Michael Taylor. Colton Police Sgt. Steve Davis was running a regular patrol when he spotted a green Honda Civic just before 11:15am, near the intersection of 9th and H streets. Knowing that Civics get stolen quite a bit in California and just about everywhere else, Davis radioed dispatchers to see if the car was stolen. The Civic came back stolen, the day before from Rancho Cucamonga, according to a report released by the San Bernardino County District Attorney&amp;rsquo;s Office. Davis called for backup as he continued to trail the car. Two officers&amp;mdash;Sgt. Lou Gamache and Officer Todd Smith&amp;mdash;fell in behind Davis, following the Civic as it traveled on Auto Plaza Way, over the 215 Freeway into San Bernardino. Davis tried to pull the car over as it reached E Street, heading east. That&amp;rsquo;s when the pursuit began. The officers chased the car for 21 minutes, according to the prosecutors&amp;rsquo; report. The driver of the Civic pushed the small car as fast as 80 mph down city surface streets. Prosecutors allege the car almost struck an elderly, cane-wielding pedestrian. Davis tried to use a PIT maneuver four times to stop the Civic, to no avail. He lost control of his patrol car after the fourth try, with Smith taking over the lead role in the chase. As the Civic sped south on San Francisco Street, Smith tried a PIT maneuver, this time with success. The Civic spun around and the officers boxed it in with their patrol cars. Gamache saw straight into the Civic&amp;rsquo;s driver&amp;rsquo;s side window as it aligned with his own and he got a look at the driver for the first time&amp;mdash;it was Taylor. Smith got out of his patrol car and approached the Civic with his gun drawn. He ordered Taylor take his foot off the gas and keep his hands in plain sight. Gamache, still looking at Taylor through his open window, also had his gun trained on the man. Gamache told investigators that he saw Taylor mouth, &amp;ldquo;OK,&amp;rdquo; as he held his hands in the air. Suddenly, Taylor dropped his hands and quickly leaned forward. Gamache thought Taylor was going for a gun. So did Smith. Both officers fired a barrage of shots at almost the same time, according to prosecutors. Taylor slumped over in his seat, dead. A search of the Civic revealed he had no weapon. Instead, officers found a large dog in the car. The animal sustained a gunshot wound to the paw. As is common for many police departments, Colton elected to have the county sheriff&amp;rsquo;s department investigate the officer-involved shooting as a homicide, to avoid any possible accusations of conflicts of interest. Detective Mauricio Hurtado handled the investigation for the San Bernardino County Sheriff&amp;rsquo;s Department. Hurtado took statements from at least three witnesses, none of whom felt the officers used unnecessary force in shooting Taylor. One witness told Hurtado that she felt the officers gave Taylor every opportunity to surrender without being shot. An autopsy report showed that Taylor was struck by 13 bullets fired from two different guns. Many of them struck him in the head and chest. Toxicology reports showed he had amphetamine and methamphetamine in his system when he died. The District Attorney&amp;rsquo;s Office cleared Gamache and Smith of any wrongdoing, saying both officers acted in self-defense. A year after the shooting, Taylors parents brought a Federal lawsuit against the police officers involved, the police chief, and the city. Taylor et al, v City of Colton Case Number 5&amp;#58;13&amp;#45;cv&amp;#45;01330&amp;#45;PSG&amp;#45;AJW. City officials agreed to pay &amp;#36;490,000 to settle the suit.</text:p>
          </table:table-cell>
          <table:table-cell office:value-type="string">
            <text:p>http://www.scribd.com/doc/238599279/Taylor-et-al-v-City-of-Colton</text:p>
          </table:table-cell>
          <table:table-cell office:value-type="string">
            <text:p>Unknown</text:p>
          </table:table-cell>
          <table:table-cell office:value-type="string">
            <text:p>Officer Todd Smith, Sergeant Lou Gamache, Sergeant Steve Davis, Lieutenant Chuck Dedianous, Lieutenant Joe Gonzales, Detective Ray Mendez, Detective Jack Morenberg, Chief Steve Ward, and 9 Unknown Polic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871">
            <text:p>871</text:p>
          </table:table-cell>
          <table:table-cell office:value-type="string">
            <text:p>2012-08-05</text:p>
          </table:table-cell>
          <table:table-cell office:value-type="string">
            <text:p>Alabama</text:p>
          </table:table-cell>
          <table:table-cell office:value-type="string">
            <text:p>Madison</text:p>
          </table:table-cell>
          <table:table-cell office:value-type="string">
            <text:p>Madison Ci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Madison Police responded to a shooting on Westscott Drive. Officers received a domestic violence call around 4:30 a.m Sunday. The police officer said when he arrived on the scene and approached the home, the dog jumped at him. The dog was shot once. It was taken to the veterinarian to be treated. The domestic violence call is still under investigation. Officials said both parties had weapons. No arrests have been made at this time.</text:p>
          </table:table-cell>
          <table:table-cell office:value-type="string">
            <text:p>http://www.waff.com/story/19198364/dog-shot-during-domestic-violence-call</text:p>
          </table:table-cell>
          <table:table-cell table:number-columns-repeated="2" office:value-type="string">
            <text:p>Unknown</text:p>
          </table:table-cell>
          <table:table-cell table:number-columns-repeated="3"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72">
            <text:p>872</text:p>
          </table:table-cell>
          <table:table-cell office:value-type="string">
            <text:p>2014-08-18</text:p>
          </table:table-cell>
          <table:table-cell office:value-type="string">
            <text:p>Michigan</text:p>
          </table:table-cell>
          <table:table-cell office:value-type="string">
            <text:p>Harper Woods</text:p>
          </table:table-cell>
          <table:table-cell office:value-type="string">
            <text:p>Harper Woods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police officer shot another officer while trying to kill a stray dog. The following is based entirely on police reports: Two Harper Woods police officers were trying to capture two &amp;quot;vicious pit bulls&amp;quot; this morning, when one dog charged an officer. Police say the officer shot the pit bull in the head and the bullet shattered. The bullet fragment bounced off the sidewalk and hit the second officer in the arm. Police say the wounded officer received treatment at St. John Hospital and was released. They say the dogs were taken to a veterinarian. News outlets did not bother confirming any details with the veterinarian or attempting to locate the dogs&amp;#039; owners.</text:p>
          </table:table-cell>
          <table:table-cell office:value-type="string">
            <text:p>http://detroit.cbslocal.com/2014/08/18/separate-pit-bull-attacks-injure-police-officer-grand-rapids-boy/</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table:number-columns-repeated="4" office:value-type="float" office:value="2">
            <text:p>2</text:p>
          </table:table-cell>
          <table:table-cell table:number-columns-repeated="2" office:value-type="float" office:value="0">
            <text:p>0</text:p>
          </table:table-cell>
        </table:table-row>
        <table:table-row table:style-name="ro1">
          <table:table-cell office:value-type="float" office:value="873">
            <text:p>873</text:p>
          </table:table-cell>
          <table:table-cell office:value-type="string">
            <text:p>2013-12-30</text:p>
          </table:table-cell>
          <table:table-cell office:value-type="string">
            <text:p>California</text:p>
          </table:table-cell>
          <table:table-cell office:value-type="string">
            <text:p>Perris</text:p>
          </table:table-cell>
          <table:table-cell office:value-type="string">
            <text:p>Riverside Sheriff&amp;#039;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erris man who was last seen walking the family pit bull one morning and was later found dead in an open field had been publicly identified by coroners. Jose Apreza, 53, was the man who sheriff&amp;#039;s deputies found Dec. 29 in the field about 240 yards southwest of Orange Avenue and Evans Road in Perris, according to the Riverside County coroner&amp;#039;s office. Apreza had been reported missing when he failed to return home several hours after walking the pit bull. A sheriff&amp;#039;s deputy who discovered Apreza&amp;#039;s body was reportedly attacked by the animal that the deputy shot and killed in self-defense, sheriff&amp;#039;s officials had reported.</text:p>
          </table:table-cell>
          <table:table-cell office:value-type="string">
            <text:p>http://www.myvalleynews.com/story/68771/</text:p>
          </table:table-cell>
          <table:table-cell table:number-columns-repeated="2"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74">
            <text:p>874</text:p>
          </table:table-cell>
          <table:table-cell office:value-type="string">
            <text:p>2013-11-03</text:p>
          </table:table-cell>
          <table:table-cell office:value-type="string">
            <text:p>Louisiana</text:p>
          </table:table-cell>
          <table:table-cell office:value-type="string">
            <text:p>Carenco</text:p>
          </table:table-cell>
          <table:table-cell office:value-type="string">
            <text:p>Lafayette Parish Sheriff&amp;#039;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German Shepherd mix</text:p>
          </table:table-cell>
          <table:table-cell office:value-type="string">
            <text:p>A Lafayette Sheriff&amp;#039;s Deputy is under investigation, after shooting and killing a family&amp;#039;s dog. It happened over the weekend in Carencro when a woman called 911, to report someone trespassing on her property. The family says, a breakdown in communication could be to blame for the dog&amp;#039;s death. After 11 years, Bonnie Boudreaux never expected to lose her guard dog, Paddy, like this: Shot and killed in her front yard. &amp;quot;We were thick as thieves, the two of us. He was my buddy,&amp;quot; said Boudreaux. It all happened Sunday morning, Boudreaux says she heard gunshots nearby, somewhere on her 32 acres of land, and called 9-1-1. &amp;quot;I said, well you don&amp;#039;t need to come to my house because I have a dog that&amp;#039;s protective and won&amp;#039;t let you get out of your car,&amp;quot; said Boudreaux. Boudreaux wanted deputies to search the property, not her home. But not getting that message, a deputy came to her house, and got out of his car, despite the signs in the driveway. &amp;quot;I went out there and I said back up and get into your car. Get back in your car,&amp;quot; said Boudreaux. But it was too late.... &amp;quot;I was headed in his direction when he shot the dog. Had I been two, or three, steps closer I would have gotten it too. It took seconds from the the time the dog barked and I went out there to see about it and he killed him,&amp;quot; said Boudreaux. Boudreaux&amp;#039;s daughter rushed over when she heard what happened. &amp;quot;paddy was lying on the ground and the officer just about 5 feet, 6 feet, from Paddy just fixed to the spot,&amp;quot; said Boudreaux&amp;#039;s daughter, Amy Fisher. &amp;quot;He&amp;#039;s never bitten anybody, he&amp;#039;s just done his job and did his job that day too.&amp;quot; Deputies are launching an internal investigation to determine if the shooting was justified. &amp;quot;If we know we&amp;#039;re going to a home where there&amp;#039;s a situation, typically a catch pole is deployed, and we&amp;#039;ve got that out before we pull into the drive,&amp;quot; said Captain Kip Judice with the Lafayette Parish Sheriff&amp;#039;s Office. &amp;quot;Under these circumstances, I don&amp;#039;t think that the deputy really had a clear picture of what he was driving into when he did.&amp;quot;</text:p>
          </table:table-cell>
          <table:table-cell office:value-type="string">
            <text:p>http://www.katc.com/news/deputy-under-investigation-for-shooting-killing-dog/</text:p>
          </table:table-cell>
          <table:table-cell office:value-type="string">
            <text:p>Paddy</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9">
          <table:table-cell office:value-type="float" office:value="875">
            <text:p>875</text:p>
          </table:table-cell>
          <table:table-cell office:value-type="string">
            <text:p>2014-01-17</text:p>
          </table:table-cell>
          <table:table-cell office:value-type="string">
            <text:p>Louisiana</text:p>
          </table:table-cell>
          <table:table-cell office:value-type="string">
            <text:p>Jennings</text:p>
          </table:table-cell>
          <table:table-cell office:value-type="string">
            <text:p>Jefferson Davis Parish Sheriff&amp;rsquo;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man from Jennings says there is no reason that one of his pit bulls should have been put to death by a deputy who works for the Jefferson Davis Parish Sheriff&amp;rsquo;s Office.</text:p>
            <text:p>The Jeff Davis Parish Sheriff Ivy Woods says the deputy who responded to a complain in that area is a K-9 officer who says he felt threatened by the dog, and he felt justified in shooting the dog.</text:p>
            <text:p>A call came in out neighbors complaining in Jacob Authement&amp;rsquo;s neighborhood about four-wheelers being driven in that area of the neighborhood.</text:p>
            <text:p>Authement says the dog that was shot was only barking, and he was not a threat.</text:p>
            <text:p>The sheriff says says the deputy will remain on the job while they are investigating this incident. </text:p>
          </table:table-cell>
          <table:table-cell office:value-type="string">
            <text:p>http://kpel965.com/jennings-resident-says-dog-was-shot-for-no-reason/</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76">
            <text:p>876</text:p>
          </table:table-cell>
          <table:table-cell office:value-type="string">
            <text:p>2010-04-28</text:p>
          </table:table-cell>
          <table:table-cell office:value-type="string">
            <text:p>California</text:p>
          </table:table-cell>
          <table:table-cell office:value-type="string">
            <text:p>Vallejo</text:p>
          </table:table-cell>
          <table:table-cell office:value-type="string">
            <text:p>Solano County Sheriff&amp;#039;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Solano County Sheriff deputy shot and killed a brown male pit bull about 7:20 a.m. Wednesday in the 900 block of Alameda Street after the canine approached him in an aggressive manner, officials said. The dog that its owners named Goone, had previously chased a woman who fended him off with an umbrella, and advanced toward a man who held up a jacket, Sheriff&amp;#039;s Sgt. Walt Gilliam said. The dog did not bite anybody, Benicia Vallejo Humane Society Director of Animal Services David Sidie said. Neither the woman nor the man required medical treatment, officers said. The woman flagged down a deputy driving by at the time, Gilliam said. After the dog growled and advanced toward the deputy, he shot and killed the animal, he added. Animal control officers took the dog&amp;#039;s body away, and cited pet owner Eli Perez for violating the city&amp;#039;s &amp;quot;dog at large&amp;quot; code which requires canines be restrained, Sidie said. The humane society had one prior complaint about the pit bull roaming around the neighborhood on March 26, Sidie added. Perez said Goone was friendly, and not aggressive. He said his pet got out of the first floor level of his family&amp;#039;s house by breaking through a screen on a window that had been left open. &amp;quot;We thought he was downstairs the whole time,&amp;quot; Perez said. &amp;quot;I called to him and when he didn&amp;#039;t answer I came outside and saw all the police officers&amp;quot; in the street. Perez and his wife Lidia have owned the dog for about six months.</text:p>
          </table:table-cell>
          <table:table-cell office:value-type="string">
            <text:p>http://www.timesheraldonline.com/ci_14977806</text:p>
          </table:table-cell>
          <table:table-cell office:value-type="string">
            <text:p>Goone</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77">
            <text:p>877</text:p>
          </table:table-cell>
          <table:table-cell office:value-type="string">
            <text:p>2014-06-11</text:p>
          </table:table-cell>
          <table:table-cell office:value-type="string">
            <text:p>Louisiana</text:p>
          </table:table-cell>
          <table:table-cell office:value-type="string">
            <text:p>Baton Rouge</text:p>
          </table:table-cell>
          <table:table-cell office:value-type="string">
            <text:p>East Baton Rouge Parish Sheriff&amp;#039;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Two dogs are being held in the East Baton Rouge Animal Shelter after an attack that resulted in the death of two dogs. According to the East Baton Rouge Parish Sheriff&amp;#039;s Office, the incident happened shortly after 9 a.m. at a home located on Metairie Ave. A deputy was patrolling when he saw two German shepherd roaming the area. &amp;quot;[They were] aggressively chasing a cat through the neighborhood,&amp;quot; said Casey Hicks, EBRSO. &amp;quot;The cat was able to elude the two dogs and the deputy asked residents of the area if they knew who owned the dogs&amp;hellip;The owner could not be located, so the deputy called Animal Control to respond to take custody of the dogs.&amp;quot; Before Animal Control officers arrived, the deputy witnessed the two dogs attacking a small poodle that was chained in the backyard of a home. &amp;quot;The deputy yelled at the dogs and the larger of the two charged at [him],&amp;quot; Hicks explained. &amp;quot;The deputy shot the dog once and the dog fell. The dog was able to get up and again charged at the deputy who shot the dog a second time, which the dog fell to the ground deceased.&amp;quot; The deputy was not injured.</text:p>
            <text:p>The poodle survived the attack, but was seriously injured. It was transported to the EBR Animal Shelter. &amp;quot;[The poodle] had a punctured lung, broken leg and its throat was totally mauled,&amp;quot; said Hilton Cole, director of EBR Animal Control &amp;amp; Rescue. &amp;quot;It was humanly euthanized. Its injuries were too severe.&amp;quot; The second dog involved in the attack was later located with its owners. Investigators determined that the three dogs were in the yard unattended prior to the incident. &amp;quot;The dogs had the capability of hitting the handle of the gate and unlatching it. They knew how to open the gate like a human,&amp;quot; Cole explained. &amp;quot;It takes a very smart dog to determine how to unlatch a gate like that. The owner claims that he knew one dog had that ability, but not the other one.&amp;quot; The surviving dogs were transported to the shelter for evaluation. &amp;quot;The dog that did the mauling was declared dangerous,&amp;quot; Cole explained. &amp;quot;The one that never escaped the yard is declared potentially dangerous.&amp;quot; Cole noted that the owner can take the potentially dangerous dog home, but the one listed as dangerous could be euthanized. &amp;quot;The owner has ten days to appeal the decision,&amp;quot; Cole explained. &amp;quot;If the owner appeals the decision, then that appeal is heard at the parish attorney&amp;#039;s office.&amp;quot; Cole noted that the owner is being &amp;quot;cooperative&amp;quot; and the dogs were properly registered. The owner will only be responsible for fines issued by the shelter.</text:p>
          </table:table-cell>
          <table:table-cell office:value-type="string">
            <text:p>http://www.wafb.com/story/25751455/officials-deputy-forced-to-shoot-kill-dog-after-attack</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78">
            <text:p>878</text:p>
          </table:table-cell>
          <table:table-cell office:value-type="string">
            <text:p>2013-08-16</text:p>
          </table:table-cell>
          <table:table-cell office:value-type="string">
            <text:p>Arizona</text:p>
          </table:table-cell>
          <table:table-cell office:value-type="string">
            <text:p>Hot Springs</text:p>
          </table:table-cell>
          <table:table-cell office:value-type="string">
            <text:p>Garland County Sheriff&amp;#039;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police reports: A <text:s/>&amp;ldquo;vicious dog&amp;rdquo; was shot and killed by a Garland County Sheriff&amp;rsquo;s deputy after the dog &amp;ldquo;lunged toward him.&amp;rdquo; That&amp;rsquo;s according to the Garland County Sheriff&amp;rsquo;s report. Sheila R. Adams, 46, of Bull Bayou Road was issued a citation for Vicious Animal and Rabies Vaccination Records after the incident. According to the report, A caller to the sheriff&amp;rsquo;s department stated that while he was jogging with his dog, <text:s/>a white and tan colored dog ran out of it&amp;rsquo;s yard and bit his dog and then bit him on the leg. Upon arrival, Garland County deputy Wharton attempted to make contact with the animals owner, when according to the report, &amp;ldquo;The dog came towards me in an aggressive manner showing teeth, growling, and lunged toward me.&amp;rdquo; Deputy Wharton shot the dog with the department issue handgun, which killed the dog. The victim of the bite did not require medical treatment. There is no information as to the status of his dog. Hot Springs Animal Control responded and removed the animal. The dog&amp;rsquo;s owner was issued the citation. The officer who shot the dog, Matthew Wharton, had previously completely totaled his police car by driving it into a building December, 2011. Amazingly, Wharton was not disciplined in any way for his reckless driving, despite destroying his police car and the entire front facade of a local business http://www.arkansasonline.com/news/2011/dec/25/deputy-wrecks-way-call-garland-county/ </text:p>
          </table:table-cell>
          <table:table-cell office:value-type="string">
            <text:p>http://hotspringsdaily.com/garland-county-deputy-shoots-and-kills-vicious-dog-after-attack-on-jogger/</text:p>
          </table:table-cell>
          <table:table-cell office:value-type="string">
            <text:p>Unknown</text:p>
          </table:table-cell>
          <table:table-cell office:value-type="string">
            <text:p>Matthew Wharto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79">
            <text:p>879</text:p>
          </table:table-cell>
          <table:table-cell office:value-type="string">
            <text:p>2013-01-07</text:p>
          </table:table-cell>
          <table:table-cell office:value-type="string">
            <text:p>Louisiana</text:p>
          </table:table-cell>
          <table:table-cell office:value-type="string">
            <text:p>Lafayette</text:p>
          </table:table-cell>
          <table:table-cell office:value-type="string">
            <text:p>Lafayette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Shepherd mix 15yo</text:p>
          </table:table-cell>
          <table:table-cell office:value-type="string">
            <text:p>A Lafayette family&amp;rsquo;s 15 year old pet dog was shot inside their fenced backyard today by Lafayette Police. Officers were dispatched when the Sonnier family&amp;rsquo;s house alarm was set off because a door was not properly closed when they left the house this morning. According to the Sonniers, when the alarm went off, the monitoring company called the contact list, including Michelle Sonnier, a nurse practitioner who was with a patient at the time. Her husband Matt was also unable to answer, so they called Michelle&amp;rsquo;s mother, next on the list. She then called Matt &amp;ndash; he was able to answer this time &amp;ndash; who called the alarm company and told them it was a false alarm- all of this happened within 9 minutes time. About thirty minutes later, Michelle arrived at home, coming in through the garage <text:s/>entrance in back, and saw the commotion outside. She went out to get the mail and that&amp;rsquo;s when police asked where she came from and told her that they had shot their dog inside their fenced backyard.</text:p>
            <text:p>A statement from Lafayette Police reads: On Monday, January 7, 2013, at approximately 12:20 pm, Lafayette Police responded to a residence in the 200 block of Montauban Drive regarding an alarm activation at a residence. Two Lafayette Police Officers arrived on the scene and began checking the perimeter of the residence. The two officers entered into the backyard that was surrounded by a fence. As officers moved in the direction of the back of the home, a large dog approached them in an aggressive manner. Both officers fired one shot, killing the dog. The officers were not injured during the incident. The incident is being investigated by the Lafayette Police Department&amp;rsquo;s Internal Affairs Section, which is standard procedure when an officer discharges a firearm.</text:p>
          </table:table-cell>
          <table:table-cell office:value-type="string">
            <text:p>http://999ktdy.com/family-pet-shot-in-lafayette-backyard-by-police-on-house-alarm-call/</text:p>
          </table:table-cell>
          <table:table-cell office:value-type="string">
            <text:p>Jean</text:p>
          </table:table-cell>
          <table:table-cell office:value-type="string">
            <text:p>Two Unknown Police</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80">
            <text:p>880</text:p>
          </table:table-cell>
          <table:table-cell office:value-type="string">
            <text:p>2011-12-22</text:p>
          </table:table-cell>
          <table:table-cell office:value-type="string">
            <text:p>Louisiana</text:p>
          </table:table-cell>
          <table:table-cell office:value-type="string">
            <text:p>Lafayette</text:p>
          </table:table-cell>
          <table:table-cell office:value-type="string">
            <text:p>Lafayette Parish Sheriff&amp;#039;s Office</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The Lafayette Parish Sheriff&amp;#039;s Office says a dog bit a deputy who was investigating a report that a dog had bitten an 8-year-old boy. Authorities said neither injury was serious. Capt. Kip Judice, a sheriff&amp;#039;s office spokesman, says the Youngsville-area boy was playing with three boxers when one bit him on the shoulder. After the deputy arrived, a dog came up behind him and bit him in the arm. The deputy shot that dog in the leg, but it ran off. Investigators don&amp;#039;t know whether it was the same dog that bit the boy, or which dog bit the child. The other two dogs were impounded. Judice says the owner may be cited for violating the leash law or face a negligent injury charge.</text:p>
          </table:table-cell>
          <table:table-cell office:value-type="string">
            <text:p>http://www.nola.com/crime/index.ssf/2011/12/dog_bites_lfayette_parish_depu.html</text:p>
          </table:table-cell>
          <table:table-cell table:number-columns-repeated="2" office:value-type="string">
            <text:p>Unknown</text:p>
          </table:table-cell>
          <table:table-cell table:number-columns-repeated="3"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7">
          <table:table-cell office:value-type="float" office:value="881">
            <text:p>881</text:p>
          </table:table-cell>
          <table:table-cell office:value-type="string">
            <text:p>2007-11-12</text:p>
          </table:table-cell>
          <table:table-cell office:value-type="string">
            <text:p>Idaho</text:p>
          </table:table-cell>
          <table:table-cell office:value-type="string">
            <text:p>Felt</text:p>
          </table:table-cell>
          <table:table-cell office:value-type="string">
            <text:p>Teton Count Sheriff&amp;#039;s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Labrador mix 5yo</text:p>
          </table:table-cell>
          <table:table-cell office:value-type="string">
            <text:p>Idaho police officer Joseph W. Gutierrez forced the Barboza family to tie their labrador mix Bobby to a pole in their front yard. Gutierrez then proceeded to shoot Bobby three times with a rifle retrieved from his squad car. Gutierrez killed the dog in front of the Barboza&amp;#039;s three year old daughter, as well as several children who looked on from their school bus stop directly in front of the Barboza family home. Gutierrez justified the killing based on three complaints filed by a neighbor of the Barbozas in five days, who police describe as &amp;quot;mentally disabled.&amp;quot; The neighbor&amp;#039;s first two reports allege that Bobby broke into the neighbor&amp;#039;s home and &amp;quot;ripped a shirt&amp;quot;. The neighbor stated that she knew it was the labrador despite the fact she had not witnessed any such events. When police failed to act based on the neighbor&amp;#039;s outlandish claims, she escalated - instead of saying the Bobby had ripped a shirt, the third complaint alleged that Bobby was in fact a &amp;quot;vicious pit bull&amp;quot; that &amp;quot;went after&amp;quot; her daughter. 45 minutes after receiving this last fanciful allegation, Gutierrez was killing Bobby in front of a pack of children. Two weeks after the shooting, the Barboza family has filed a quarter million dollar lawsuit and Gutierrez is suspended from the police force. Here is how Jackson Hole News &amp;amp; Guide reports the events: <text:s/>Bobby, the dog shot three times 14 days ago by a Teton County, Idaho, Sheriff&amp;#039;s Deputy and the center of a lawsuit, is currently at the veterinarian and may undergo surgery today. &amp;quot;We hope the vet will be able to sew up his wounds,&amp;quot; said Joshua A. Garner, attorney for the dog&amp;#039;s owner, the Barboza family of Felt, Idaho.</text:p>
            <text:p>The shooting, which drew national and regional attention, occurred when deputy Joseph W. Gutierrez responded to a call from a neighbor accusing the 5-year-old mutt of vicious behavior Nov. 12. The Barboza family alleges that Gutierrez arrived with the express purpose of killing their dog. Gutierrez has been suspended, pending a completed investigation. The Barbozas filed a civil tort claim for $250,000, the cap for non-economic damages, against Teton County on Nov. 21. &amp;quot;The Deputy&amp;#039;s actions were cruel, inhumane, outrageous and unlawful,&amp;quot; the claim says. &amp;quot;More than anything, we are looking for accountability as well as an apology from the sheriff&amp;#039;s office,&amp;quot; Garner said. In a press release, the sheriff&amp;#039;s office justified Gutierrez&amp;#039;s actions according to a county ordinance that says if a vicious animal cannot be safely impounded, then it may be destroyed. The press release referenced details from several reports made by a neighbor who alleged misbehavior and attacks by the dog.</text:p>
            <text:p>The release also labeled Bobby a dangerous breed that the Barbozas failed to register and restrain within their yard. &amp;quot;This is an unfortunate event which has occurred. Teton County Sheriff&amp;#039;s Office is considering it a learning experience that we can learn from and improved policy and procedures in deal [sic] vicious animals,&amp;quot; the release says. The attorney for the Barboza family disagreed. &amp;quot;They are trying to spin this and make it look like the dog owner&amp;#039;s fault,&amp;quot; Garner said, &amp;quot;when in reality you have a deputy who shot this dog three times without proof and no warrant.&amp;quot; The release, issued Monday, said the shooting was in accordance with Section 8 and 11.4 of the Teton County Ordinances. According to the release, Section 8 says &amp;quot;that if any vicious animal so found at large cannot be safely taken up and impounded, such dog may be destroyed by the Animal Care and Control Officer or Teton County Sheriff&amp;#039;s Office.&amp;quot; The release&amp;#039;s reasoning included references to the dog as a pitbull - a breed deemed too dangerous to be accepted by the Idaho Humane Society - and previous allegations of aggression, all made by a neighbor. It also highlighted the Barboza family&amp;#039;s response to the shooting. Garner was outraged by the statement. &amp;quot;I don&amp;#039;t think the Teton County Sheriff&amp;#039;s Office is taking this seriously,&amp;quot; he said. The Teton County Sheriff&amp;#039;s Office logged three incident reports all made by the same neighbor against Bobby within five days. The sheriff&amp;#039;s office press release described the neighbor as &amp;quot;mentally disabled.&amp;quot; The first, filed Nov. 8, reported: &amp;quot;neighbor&amp;#039;s dog ripped shirt.&amp;quot; Deputy Tim Scheer arrived in Felt at 3:52 p.m. and left at 4:09 p.m. Two days later, the same resident filed a claim that she returned home to find a ripped shirt. &amp;quot;The dog next door did it,&amp;quot; the report reads, &amp;quot;[the reporting party] did not witness this.&amp;quot; The shooting occurred Nov. 12. The report, filed at 2:55 p.m., details that a &amp;quot;vicious pit bull went after [reporting party&amp;#039;s] daughter.&amp;quot; The daughter made it inside, unharmed. Gutierrez was dispatched at 3 p.m. and arrived on the scene at 3:38 p.m. Ten minutes later, he logged: &amp;quot;Shots fired. Dog is dead.&amp;quot; He cleared the scene at 4:07 p.m. The tort claim offers the following account of events from Leo Barboza&amp;#039;s point of view: Gutierrez demanded to see Bobby, saying he was there to kill him and did not need to provide proof that the dog had bitten or attacked anyone. He instructed Barboza to bring Bobby outside and tie him to a pole, while he retrieved his rifle from his vehicle. Barboza pleaded for his dog&amp;#039;s life. Gutierrez fired three shots, one through the dog&amp;#039;s neck and two in his head. Barboza&amp;#039;s father-in-law, wife and 3-year-old son witnessed the event. According to reports, a school bus unloaded a group of children moments before the shooting. They all stood on the street and witnessed it. Barboza moved Bobby to the dog&amp;#039;s usual hideout under the trailer, Garner said. The Nov. 12 incident report continued with three entries the following night, when Barboza&amp;#039;s father-in-law suffered an anxiety attack, deemed stress-induced by his doctor. An ambulance was called, with a request made for a reporting officer other than Gutierrez. The family returned <text:s/>Nov. 14 to find Bobby alive. The sheriff&amp;#039;s office press release highlights the Barbozas&amp;#039; delayed treatment of their dog as negligent. Cooke declined to discuss details of the incident because it was under investigation, but he echoed the press release by saying that the county must learn from the shooting. &amp;quot;The problem is going to continue to grow,&amp;quot; he said, &amp;quot;the county is going to have to step up and make some changes.&amp;quot; Among the reforms, he said, they will examine deputies&amp;#039; training on handling aggressive animals. The sheriff&amp;#039;s office recruited Gutierrez from out-of-state for his bilingual skills less than a year ago, prior to his certification, said Teton County Sheriff Kim Cooke. Cooke said Gutierrez had just returned from Peace Officer Standards and Training as a Detention Officer in Boise, Idaho. Cooke said Gutierrez had been a Marine. Gutierrez has been suspended following the shooting, the second recent suspension of a Teton County deputy. There are currently six active deputies. &amp;quot;It puts us down a bit,&amp;quot; Cooke said. &amp;quot;We need more help.&amp;quot; He said the high cost of living made recruitment and retention of deputies difficult in Teton County.</text:p>
            <text:p>The Teton County Sheriff&amp;#039;s Office has received multiple threats following the incident. KIDK, a CBS affiliate in Idaho Falls, Idaho, broke the story with video of Bobby&amp;#039;s gaping wounds Nov. 20, igniting public indignation nationwide. Reports ran on CNN and The Drudge Report, among other media sources. &amp;quot;There&amp;#039;s so many people who think they know the story,&amp;quot; Cooke said. &amp;quot;It&amp;#039;s pretty easy to make a decision when you don&amp;#039;t have to make them.&amp;quot;</text:p>
          </table:table-cell>
          <table:table-cell office:value-type="string">
            <text:p>http://www.jhnewsandguide.com/archives/idaho-dog-survives-shots-fired-by-sheriff-s-deputy/article_e4962057-9c41-55eb-aac8-42ce400d1f01.html</text:p>
          </table:table-cell>
          <table:table-cell office:value-type="string">
            <text:p>Bobby</text:p>
          </table:table-cell>
          <table:table-cell office:value-type="string">
            <text:p>Joseph W. Gutierrez</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882">
            <text:p>882</text:p>
          </table:table-cell>
          <table:table-cell office:value-type="string">
            <text:p>2013-12-30</text:p>
          </table:table-cell>
          <table:table-cell office:value-type="string">
            <text:p>Illinois</text:p>
          </table:table-cell>
          <table:table-cell office:value-type="string">
            <text:p>Harvey</text:p>
          </table:table-cell>
          <table:table-cell office:value-type="string">
            <text:p>Harvey City Police Department</text:p>
          </table:table-cell>
          <table:table-cell table:number-columns-repeated="2" office:value-type="float" office:value="1">
            <text:p>1</text:p>
          </table:table-cell>
          <table:table-cell office:value-type="float" office:value="0">
            <text:p>0</text:p>
          </table:table-cell>
          <table:table-cell office:value-type="string">
            <text:p>Unconfirmed Puppy 3 months old</text:p>
          </table:table-cell>
          <table:table-cell office:value-type="string">
            <text:p>Harvey police killed a 14 week old puppy owned by a young woman who witnessed police shooting an unarmed man. When asked why he shot the helpless puppy, the shooter replied: &amp;ldquo;Yeah, I shot the dog. What the fuck you gonna do about it?&amp;rdquo; The cop&amp;#039;s question was answered recently with two lawsuits against the city of Harvey and its police in relation to the incident. Here is how the events were reported: The city of Harvey is currently facing two lawsuits from a December incident in which officers shot a man in the leg without cause, shot and killed a witness&amp;rsquo;s puppy, and threatened a witness. Harvey, a far south suburb of Chicago, has a median income and home value of about half the statewide median. The population is 90 percent black and Latino. Paul Manning claims officers in a squad car followed him as he walked down a street on December 30. As described in the lawsuit, the officers stopped their car and told Manning to &amp;ldquo;come here&amp;rdquo;; Manning, however, who was unarmed and had done nothing wrong, kept walking. As he kept walking away from the squad car, Manning slipped and fell. When he tried to get up, one of the officers shot Manning in the back of the leg. After Manning fell yet again, the officers fired still more shots at him. While Manning was lying on the ground, one of the officers stood on the man&amp;rsquo;s back and handcuffed him. A nearby witness tried to record the incident on his cell phone. The officer, however, grabbed the witness&amp;rsquo;s cell phone and threw it while, as Manning describes in the lawsuit, saying, &amp;ldquo;You touch the phone, I will shoot the shit out of you.&amp;rdquo; Meanwhile, Karnischa Miller heard gunshots and opened the back door to witness, as she claims, &amp;ldquo;a young man, Paul Manning, lying on the ground after having been shot. He was screaming and asking for an ambulance.&amp;rdquo; Her 14-week puppy Nemo ran out through the open door. An officer yelled to Miller&amp;rsquo;s boyfriend to come get the dog, but as LeShon Wright advanced to follow the order, an officer raised his gun towards Wright and the dog. Wright stopped in his tracks, but the dog kept walking towards the officer. Although Nemo &amp;ldquo;did not growl, bark, or act aggressively in any way&amp;rdquo;, the officer shot the puppy. The city of Harvey has admitted that the officers shot Miller&amp;rsquo;s dog. Miller claims that the officer&amp;rsquo;s response was, &amp;ldquo;Yeah, I shot the dog. What the fuck you gonna do about it?&amp;rdquo; Miller claims that she and her children were so disturbed by Nemo&amp;rsquo;s brutal murder, and from &amp;ldquo;being forced to helplessly watch him die&amp;rdquo;, that they moved from Harvey to Wisconsin. She is now suing the city of Harvey, Officer James Sinnot, and Officer Davres on the grounds of excessive force, illegal seizure, failure to intervene, and emotional distress. Manning, who has sued the city of Harvey, Officer Sinnot, and Officer O&amp;rsquo;Shea, is seeking punitive damages for excessive force, battery, and emotional distress.</text:p>
          </table:table-cell>
          <table:table-cell office:value-type="string">
            <text:p>http://www.opposingviews.com/i/society/harvey-ill-police-shoot-unarmed-man-threaten-shoot-shit-out-witness</text:p>
          </table:table-cell>
          <table:table-cell office:value-type="string">
            <text:p>Nemo</text:p>
          </table:table-cell>
          <table:table-cell office:value-type="string">
            <text:p>James Sinnot, Davres and O&amp;rsquo;Shea</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883">
            <text:p>883</text:p>
          </table:table-cell>
          <table:table-cell office:value-type="string">
            <text:p>2012-09-02</text:p>
          </table:table-cell>
          <table:table-cell table:number-columns-repeated="2" office:value-type="string">
            <text:p>New York</text:p>
          </table:table-cell>
          <table:table-cell office:value-type="string">
            <text:p>NYPD</text:p>
          </table:table-cell>
          <table:table-cell table:number-columns-repeated="2" office:value-type="float" office:value="1">
            <text:p>1</text:p>
          </table:table-cell>
          <table:table-cell office:value-type="float" office:value="0">
            <text:p>0</text:p>
          </table:table-cell>
          <table:table-cell office:value-type="string">
            <text:p>Parakeet</text:p>
          </table:table-cell>
          <table:table-cell office:value-type="string">
            <text:p>A situation propagated by NYPD police escalated to violent levels for Evelyn Lugo&amp;#039;s family on September 2, 2012 - an event that is now the center of a lawsuit in Brooklyn Federal Court. Ortega et al v. City of New York et al Case Number 1:2013cv06646 Filed November 29, 2013 New York Eastern District Court. Evelyn is pictured above. Despite the focus of the title, this unnecessary event is all around tragic for its violence and destruction towards an innocent family. The Staten Island mom of 10 recounts the Labor Day barbecue gathering among some of her grown children. Lugo&amp;#039;s son Edwin Avellanet, age 26, was taking garbage out when cops did a &amp;#039;stop-and-question&amp;#039; about an orange cone nearby to reserve a parking spot for family members. They demanded to see identification and he refused saying he had done nothing wrong. A cop grabbed him by the arm but he retracted his arm and went into the house. City cops busted several windows. When Lugo opened the door to see what was happening, cops barged into her home, busting the door - no warrant of course - and beat up her family and their friends, using batons on the victims&amp;#039; faces. Grandchildren were among the victims traumatized by the pepper spray used in the St. George home. A daughter allegedly had an asthma attack from the plume. The pet parakeet was ejected from its cage after commotion from the cops knocked it off a dresser. Lugo&amp;#039;s daughter, Anna Febles, says she screamed &amp;quot;The bird!&amp;quot; when the officer said &amp;quot;F--- the bird&amp;quot; and stepped on it, killing it. Lugo says: &amp;quot;They threw me like a piece of garbage on the floor.&amp;quot; Backup cops arrived to barge in and look for Avellanet. As per the usual MO, the victims were arrested and initially faced criminal charges. Then those charges were dropped but there has been no retribution for the family, nor disciplinary action towards the cops involved. Evelyn reports being sick, depressed and heartbroken since the incident. Their attorney, Jason Leventhal, helping them in the suit alleging unlawful search and seizure, excessive force and malicious prosecution, said: &amp;quot;It was completely uncalled for.&amp;quot; Evelyn pulls it all into perspective when she says: &amp;quot;They [the police] don&amp;rsquo;t care about us as humans, they&amp;rsquo;re going to care about the bird?&amp;quot;</text:p>
          </table:table-cell>
          <table:table-cell office:value-type="string">
            <text:p>http://www.nydailynews.com/new-york/nypd-killed-parakeet-staten-island-mom-article-1.1541112</text:p>
          </table:table-cell>
          <table:table-cell office:value-type="string">
            <text:p>Tito</text:p>
          </table:table-cell>
          <table:table-cell office:value-type="string">
            <text:p>Charles Drobness, Ralph Conde, Thomas Nigro, Mary Gillespie and Unknown Police</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table:number-columns-repeated="2"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3">
          <table:table-cell office:value-type="float" office:value="884">
            <text:p>884</text:p>
          </table:table-cell>
          <table:table-cell office:value-type="string">
            <text:p>2013-09-27</text:p>
          </table:table-cell>
          <table:table-cell office:value-type="string">
            <text:p>Tennessee</text:p>
          </table:table-cell>
          <table:table-cell office:value-type="string">
            <text:p>Mountain City</text:p>
          </table:table-cell>
          <table:table-cell office:value-type="string">
            <text:p>Mountain City Police Force</text:p>
          </table:table-cell>
          <table:table-cell table:number-columns-repeated="2" office:value-type="float" office:value="1">
            <text:p>1</text:p>
          </table:table-cell>
          <table:table-cell office:value-type="float" office:value="0">
            <text:p>0</text:p>
          </table:table-cell>
          <table:table-cell office:value-type="string">
            <text:p>Squirrel</text:p>
          </table:table-cell>
          <table:table-cell office:value-type="string">
            <text:p>It sounds nuts, but a Tennessee police officer has been kicked off the force after a run-in with a squirrel. Jody Putnam was fired from the Mountain City Police Force after a Sept. 27 incident where he shot his gun at the unnamed squirrel, which had found its way into the Dollar General store. Animal control was called to help get rid of the rascally rodent, but when that officer was unavailable, Putnam answered the call of duty instead. Putnam tried to apprehend his squirrelly suspect by shooting his gun inside the store, according to property owner Carl Duffield.</text:p>
            <text:p>&amp;quot;Shooting back there, of course that should not have been, that should not have happened. Then they began to spray it with mace and pepper spray.&amp;quot; Duffield told WJHL-TV. &amp;quot;There was a lot of people that come out and just like me they came out and they were coughing and a hacking. It was comical, but I&amp;#039;m sure they didn&amp;#039;t feel that way, the customers that came out.&amp;quot; It is unknown how many shots Putnam fired, and Dollar General store officials have refused to release the surveillance tape. When bystanders were allowed back in the store, they saw the dead squirrel pinned under his shoe, the Mountain City Tomahawk reported. In Mountain City, officers are required to make a written statement to their supervisor whenever they fire a weapon.</text:p>
            <text:p>Putnam, an officer with nearly two decades of experience, refused to explain his squirrel shooting, so he was fired by the town&amp;#039;s Board of Mayor and Alderman, according to WBIR. &amp;quot;The decision the City Council made on this incident speaks for itself,&amp;rdquo; Mountain City Mayor Lawrence Keeble told the Tomahawk. A year after the incident, not only has Jody Putnam not suffered any criminal penalties for recklessly endangering a store full of people, he had the audacity to run for Johnson County Sheriff in the August 7th, 2014 elections. Fortunately, he lost the race to Dexter Lunceford.</text:p>
          </table:table-cell>
          <table:table-cell office:value-type="string">
            <text:p>http://www.huffingtonpost.com/2013/10/21/jody-putnam-police-cop-squirrel-shooting_n_4136986.html</text:p>
          </table:table-cell>
          <table:table-cell office:value-type="string">
            <text:p>Unknown</text:p>
          </table:table-cell>
          <table:table-cell office:value-type="string">
            <text:p>Jody Putnam</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style-name="ro1">
          <table:table-cell office:value-type="float" office:value="885">
            <text:p>885</text:p>
          </table:table-cell>
          <table:table-cell office:value-type="string">
            <text:p>2010-04-25</text:p>
          </table:table-cell>
          <table:table-cell office:value-type="string">
            <text:p>Washington</text:p>
          </table:table-cell>
          <table:table-cell office:value-type="string">
            <text:p>Columbia City</text:p>
          </table:table-cell>
          <table:table-cell office:value-type="string">
            <text:p>Seattle Police Department South Precinc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is is the police report directly from the blotter. Its relationship to reality is dubious: On April 25th just before midnight, two South Precinct bicycle officers were contacting several people in an alley behind a tavern (4900 Block Rainier Ave. South) when an intoxicated male approached them and began interferring with their investigation. At one point the suspect grabbed one of the officer&amp;rsquo;s bike in an attempt to distract them. When the officer responded toward the suspect, who is described as 6&amp;rsquo;06&amp;Prime;, 300 pounds, took up a fighting stance and said, &amp;ldquo;Let&amp;rsquo;s fight!&amp;rdquo; <text:s/>Officers immediately ordered the suspect to the ground. He refused, and thrust his hands into his pockets. The officer then attempted to use pepper spray on the suspect and take him into custody. The suspect was able to shake off the officer and run up a flight of stairs into an apartment. <text:s/>The officers requested additional officers respond to the scene. At that point, the officers were still out with the four individuals in the alley. They made the decision to release those individuals and began to move toward the stairs. At that point, the suspect began throwing metal items at them from above, nearly striking the officers and people below. <text:s/>The officers approached the suspect&amp;rsquo;s apartment to where they could hear a dog barking/growling on the other side of the door. The officers announced their presence and told the suspect to secure his dog. The suspect then sent the dog into the hallway at the officers. The dog subsequently retreated back into the apartment and the officers told the suspect to secure the dog yet again. At that point the officers heard the suspect tell the dog to &amp;ldquo;get &amp;lsquo;em!&amp;rdquo; and the dog charged them. <text:s/>One of the officers was not able to retreat any further due to the size of the landing. <text:s/>When the dog got close enough to bite him, the officer had no other option but to fire two shots at the dog, killing it. The officers then ordered the suspect onto the ground. The suspect refused and was tased by one of the officers. The suspect was then taken into custody. The suspect was later taken to Harborview Medical Center for evaluation due to his intoxication. The 42 year old suspect will be booked later into the King County Jail for Investigation of Assault and Investigation of Harassment. Animal Control took custody of the deceased dog.</text:p>
          </table:table-cell>
          <table:table-cell office:value-type="string">
            <text:p>http://spdblotter.seattle.gov/2010/04/26/officers-shoot-kill-dog-in-columbia-city/</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886">
            <text:p>886</text:p>
          </table:table-cell>
          <table:table-cell office:value-type="string">
            <text:p>2007-01-03</text:p>
          </table:table-cell>
          <table:table-cell office:value-type="string">
            <text:p>Ohio</text:p>
          </table:table-cell>
          <table:table-cell office:value-type="string">
            <text:p>Eastlake</text:p>
          </table:table-cell>
          <table:table-cell office:value-type="string">
            <text:p>Eastlak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responding to an unconfirmed report of a dog attacking a young boy kill a family dog. The owner, Jodie Kirkpatrick, cursed at the police who had shot her dog. In response, she was arrested for disorderly conduct. Kirkpatrick denied the charge and went to trial, eventually losing her case in the 11th Appellate Circuit Court.</text:p>
          </table:table-cell>
          <table:table-cell office:value-type="string">
            <text:p>https://puppycidedb.com/docs/jodie-kirkpatrick_v_city-of-eastlake-11th-district-appellate.pdf</text:p>
          </table:table-cell>
          <table:table-cell office:value-type="string">
            <text:p>Unknown</text:p>
          </table:table-cell>
          <table:table-cell office:value-type="string">
            <text:p>Lawrence Edward Reik and Unknown Police</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87">
            <text:p>887</text:p>
          </table:table-cell>
          <table:table-cell office:value-type="string">
            <text:p>2013-11-08</text:p>
          </table:table-cell>
          <table:table-cell office:value-type="string">
            <text:p>California</text:p>
          </table:table-cell>
          <table:table-cell office:value-type="string">
            <text:p>Antioch</text:p>
          </table:table-cell>
          <table:table-cell office:value-type="string">
            <text:p>Antioch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arrested two men and shot and killed a dog after a domestic violence call led to a chaotic standoff between the suspects and officers in an Antioch home on Friday, police said Saturday. Around 4:10 p.m., an anonymous caller told police that a man was beating his girlfriend in a house in the 5000 block of Bridle Way and had threatened to shoot the victim if she called 911, according to police. Officers arrived on the scene and entered the home&amp;rsquo;s open garage to find two men, identified as Rocco Moore, 34, of Concord and 28-year-old Richard Jobe, police said. Police said Moore reached for his waistband and hid behind a mattress while Jobe refused to follow the officers&amp;rsquo; commands and began fighting with them. According to police, a dog in the garage charged toward the officers, who shot and killed the animal. At some point Moore stopped hiding and complied with police. Police said the officers were able to subdue Jobe, who was taken to a hospital with injuries he suffered during his struggle with the officers. The female victim told police that Moore had beaten her and held her against her will, police said. Both suspects were arrested on suspicion of multiple crimes and taken to county jail in Martinez.</text:p>
          </table:table-cell>
          <table:table-cell office:value-type="string">
            <text:p>http://sanfrancisco.cbslocal.com/2013/11/09/antioch-police-arrest-2-shoot-kill-dog-after-domestic-violence-call/</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888">
            <text:p>888</text:p>
          </table:table-cell>
          <table:table-cell office:value-type="string">
            <text:p>2013-10-28</text:p>
          </table:table-cell>
          <table:table-cell office:value-type="string">
            <text:p>Missouri</text:p>
          </table:table-cell>
          <table:table-cell office:value-type="string">
            <text:p>Belleville</text:p>
          </table:table-cell>
          <table:table-cell office:value-type="string">
            <text:p>Unknown</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n officer fatally shot a dog in Belleville after a woman told police she and her children were chased by aggressive canines on Oct. 28. Police say an officer responded to the 1800 block of Raab Ave. around 6:50 p.m. and talked to a woman who said two dogs chased her and the kids into their house. Authorities say the woman told officers the dogs had also followed them earlier in the day. Police say the officer searched the area and found one of the dogs. The dog charged the officer, who tried to get the animal to stop. Authorities say the animal did not halt and the officer shot and killed the dog.</text:p>
            <text:p>The other dog was never located. </text:p>
          </table:table-cell>
          <table:table-cell office:value-type="string">
            <text:p>http://www.kmov.com/news/local/Belleville-officer-shoots-kills-dog-after-aggressive-canines-chase-family-23083858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89">
            <text:p>889</text:p>
          </table:table-cell>
          <table:table-cell office:value-type="string">
            <text:p>2013-11-04</text:p>
          </table:table-cell>
          <table:table-cell office:value-type="string">
            <text:p>New Jersey</text:p>
          </table:table-cell>
          <table:table-cell office:value-type="string">
            <text:p>Vineland</text:p>
          </table:table-cell>
          <table:table-cell office:value-type="string">
            <text:p>Vinelan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Vineland police officer shot a pit bull on Monday after the animal allegedly tried to attack him, according to city authorities. <text:s/>The dog survived the shooting, which occurred shortly after 8 a.m., police said. Police said security officials at Vineland High School South told Det. Brad Marchesano that the pit bull was running loose on school property. The dog was eventually found on a property in the 300 block of South Brewster Road, and Animal Control Officer James Branin was contacted to retrieve the dog, they said. The dog &amp;ldquo;aggressively&amp;rdquo; lunged at Marchesano as he tried to help Branin get the dog at a property in the 400 block of South Brewster Road, police said. The dog repeatedly tried to attack Marchesano, who then wounded the animal in the mouth with one shot from his service weapon, they said. Branin took the dog to a veterinarian for treatment, police said. Police eventually notified the dog&amp;rsquo;s owner, Sabash Badger, of the incident. Badger lives at the property where the dog was shot, police said.</text:p>
          </table:table-cell>
          <table:table-cell office:value-type="string">
            <text:p>http://www.pressofatlanticcity.com/news/breaking/vineland-police-shoot-attacking-pit-bull/article_5824681a-4888-11e3-bc58-0019bb2963f4.html</text:p>
          </table:table-cell>
          <table:table-cell office:value-type="string">
            <text:p>Unknown</text:p>
          </table:table-cell>
          <table:table-cell office:value-type="string">
            <text:p>Detective Brad Marchesano and Animal Control Officer James Branin</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90">
            <text:p>890</text:p>
          </table:table-cell>
          <table:table-cell office:value-type="string">
            <text:p>2013-10-26</text:p>
          </table:table-cell>
          <table:table-cell office:value-type="string">
            <text:p>Florida</text:p>
          </table:table-cell>
          <table:table-cell office:value-type="string">
            <text:p>Fort Pierce</text:p>
          </table:table-cell>
          <table:table-cell office:value-type="string">
            <text:p>Fort Pierc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Police officers fatally shot a 90-pound pit bull dog that lunged at them while they were answering a 911 call Saturday at a home, according to police reports. Several shots were fired by the officers, including one that hit the residence. No people were injured during the incident at 4 p.m. in the 100 block of North 12th Street.</text:p>
            <text:p>According to Officer Robert Jaques&amp;#039; report, officers were at the home about an injury when the dog broke a restraining chain and ran at him with teeth bared. When the dog was 10 feet away, Jaques fired three .45-caliber bullets at the animal, which veered away and ran at two other officers who then fired. The dog died of one gunshot wound and reports state that it was unclear which officer&amp;#039;s bullet hit the dog. Under police department policy, the shooting is undergoing a review that could take two weeks to complete.</text:p>
          </table:table-cell>
          <table:table-cell office:value-type="string">
            <text:p>http://www.wptv.com/news/region-st-lucie-county/fort-pierce/officers-say-they-shot-lunging-dog-to-death-in-fort-pierce</text:p>
          </table:table-cell>
          <table:table-cell office:value-type="string">
            <text:p>Unknown</text:p>
          </table:table-cell>
          <table:table-cell office:value-type="string">
            <text:p>Robert Jaques and 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891">
            <text:p>891</text:p>
          </table:table-cell>
          <table:table-cell office:value-type="string">
            <text:p>2013-10-31</text:p>
          </table:table-cell>
          <table:table-cell office:value-type="string">
            <text:p>North Carolina</text:p>
          </table:table-cell>
          <table:table-cell office:value-type="string">
            <text:p>Moyock</text:p>
          </table:table-cell>
          <table:table-cell office:value-type="string">
            <text:p>Currituck County Sheriff</text:p>
          </table:table-cell>
          <table:table-cell office:value-type="float" office:value="2">
            <text:p>2</text:p>
          </table:table-cell>
          <table:table-cell office:value-type="float" office:value="1">
            <text:p>1</text:p>
          </table:table-cell>
          <table:table-cell office:value-type="float" office:value="0">
            <text:p>0</text:p>
          </table:table-cell>
          <table:table-cell office:value-type="string">
            <text:p>capuchin monkey</text:p>
          </table:table-cell>
          <table:table-cell office:value-type="string">
            <text:p>One man was injured after four pet Capuchin monkeys escaped in Moyock, North Carolina Thursday afternoon. According to Currituck County Sheriff Susan Johnson, the monkeys escaped their enclosure at a home in Wedgewood Lakes around 11:30 a.m. and attacked a man. The victim drove himself to the hospital but will probably need stitches, Johnson said. The homeowner told police the monkeys would become vicious if they were cornered. Police captured two of the monkeys. <text:s/>One monkey was tranquilized and later died. <text:s/>The fourth monkey was shot by a sheriff&amp;#039;s deputy but is still alive, Johnson said. The three monkeys are now in custody of Animal Control and the investigation continues. The public in the area received a reverse 911 call to be cautious and report any sightings. The school was also notified. Johnson doesn&amp;#039;t believe the homeowner will face any charges. Rick Story was bitten as he helped owner Richard Shiflett get some of the monkeys back to the garage where they&amp;#039;re kept. &amp;quot;It really did a number on my thumb. It ripped it right here, and right here .. Tried to rip it right off I think,&amp;quot; he said. Shiflett says he&amp;#039;s owned the monkeys for several years, but he&amp;#039;ll give them up. &amp;quot;I&amp;#039;m pretty much getting older now and they need to be in a sanctuary. It&amp;#039;s just something that happens, it&amp;#039;s like a dog getting loose or something else,&amp;quot; he said. The surviving monkeys are under a 10-day quarantine. The deceased monkey is being tested for rabies.</text:p>
          </table:table-cell>
          <table:table-cell office:value-type="string">
            <text:p>http://www.wvec.com/news/Man-attacked-in-OBX-by-escaped-monkey-23008389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892">
            <text:p>892</text:p>
          </table:table-cell>
          <table:table-cell office:value-type="string">
            <text:p>2013-05-18</text:p>
          </table:table-cell>
          <table:table-cell office:value-type="string">
            <text:p>Ohio</text:p>
          </table:table-cell>
          <table:table-cell office:value-type="string">
            <text:p>Neville</text:p>
          </table:table-cell>
          <table:table-cell office:value-type="string">
            <text:p>Clermont County Sheriff&amp;#039;s Department and Ohio Department of Natural Resources</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Monkey</text:p>
          </table:table-cell>
          <table:table-cell office:value-type="string">
            <text:p>A monkey on the loose in Clermont County was shot from its post in a tree on Saturday. Clermont County Sheriff&amp;#039;s Department along with the Ohio Department of Natural Resources were notified of a loose monkey in the area on Saturday afternoon. Authorities were called to the 300 block of Main Street in Neville, Ohio. A small monkey was later discovered in a tree. Authorities tried to get the monkey down from the tree without any luck. The Ohio Department of Natural Resources said that due to new Ohio laws regulating dangerous animals, the monkey could not remain in the tree. The Ohio Department of Natural Resources was forced to shoot the monkey to get it down. The monkey&amp;#039;s body was sent to the Ohio Department of Agriculture for analysis.</text:p>
            <text:p>The Ohio Department of Natural Resources has not received any report of a missing monkey. They are unsure where the monkey came from.</text:p>
          </table:table-cell>
          <table:table-cell office:value-type="string">
            <text:p>http://www.fox19.com/story/22289253/loose-monkey-shot-from-tree-in-clermont-county</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93">
            <text:p>893</text:p>
          </table:table-cell>
          <table:table-cell office:value-type="string">
            <text:p>2012-07-12</text:p>
          </table:table-cell>
          <table:table-cell office:value-type="string">
            <text:p>Nevada</text:p>
          </table:table-cell>
          <table:table-cell office:value-type="string">
            <text:p>Las Vegas</text:p>
          </table:table-cell>
          <table:table-cell office:value-type="string">
            <text:p>Las Vegas Metropolitan Police Department</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Chimpanzee</text:p>
          </table:table-cell>
          <table:table-cell office:value-type="string">
            <text:p>Metro Police shot two chimpanzees that had escaped Thursday morning from their enclosure at a northwest Las Vegas home, killing one and tranquilizing the other. Metro spokesman Officer Marcus Martin said the chimp that was killed was shot by an officer after it appeared the chimp was headed toward residents, including children, who had come outside to watch the chase. A 911 call at 10:13 a.m. alerted officers to the escaped chimpanzees near Ann Road and Jones Boulevard. Live-streamed video of the ensuing chase showed multiple Metro Police and animal control units involved in the hunt for the chimps, each of which weighed upwards of 170 pounds. The chimpanzees, one male and one female, had escaped from a residence on the 5700 block of Rowland Avenue, Martin said. Neighbors said the chimpanzees appeared agitated and felt they were going to be attacked. One of the chimpanzees climbed on top of a woman&amp;rsquo;s car and tried to open her door. At one point, one of the chimps had climbed onto a police car and was banging on it, Martin said. When one chimpanzee &amp;mdash; the male &amp;mdash; was about to enter a neighborhood area where neighbors and children were outside, it was shot and killed by one of the officers. The other chimpanzee was continuing on Rowland Avenue, where it was tranquilized shortly before 11:45 a.m. &amp;ldquo;When you see the size of these animals, we think reasonable people would understand (to stay away),&amp;rdquo; said Martin. The owners of the chimpanzees, David and Sheri Potochan, had been approved by the county for keeping exotic animals, Clark County spokesman Dan Kulin said. Martin said the female chimp had been returned to its owners. Metro Police public information officer Bill Cassell said reinforcements were made to the chimp&amp;rsquo;s holding area before its return. He could not specify whether those adjustments were mandatory or a personal decision by the owner.</text:p>
          </table:table-cell>
          <table:table-cell office:value-type="string">
            <text:p>http://www.lasvegassun.com/news/2012/jul/12/chimps-escape/</text:p>
          </table:table-cell>
          <table:table-cell office:value-type="string">
            <text:p>CJ and Buddy</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94">
            <text:p>894</text:p>
          </table:table-cell>
          <table:table-cell office:value-type="string">
            <text:p>2009-02-16</text:p>
          </table:table-cell>
          <table:table-cell office:value-type="string">
            <text:p>Connecticut</text:p>
          </table:table-cell>
          <table:table-cell office:value-type="string">
            <text:p>Stamford</text:p>
          </table:table-cell>
          <table:table-cell office:value-type="string">
            <text:p>Stamford Police Department and Connecticut Department of Environmental Protection</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himpanzee</text:p>
          </table:table-cell>
          <table:table-cell office:value-type="string">
            <text:p>A Connecticut woman pleaded for police to &amp;quot;please hurry&amp;quot; to save a friend from an attack by a pet chimpanzee, according to emotional 911 recordings released Tuesday by Stamford police. &amp;quot;He&amp;#039;s ripping her apart,&amp;quot; Sandra Herold, 70, tells dispatchers about her pet, Travis. With the chimp squealing in the background, Herold cries out, &amp;quot;He&amp;#039;s killed my friend!&amp;quot; The victim, Charla Nash, 55, remains hospitalized with life-threatening injuries after the chimp, once featured in television commercials for Coca-Cola and Old Navy, attacked her Monday afternoon, police said. Nash had just arrived at Herold&amp;#039;s house when Travis jumped on her and began biting and mauling her, causing serious injuries to her face, neck and hands, according to Stamford Police Capt. Rich Conklin. Conklin said the attack was unprovoked, but he described it as &amp;quot;brutal and lengthy.&amp;quot; Herold had called Nash to her house to help get 14-year-old Travis back inside after he used a key to escape. While her friend was being attacked, Herold was unable to pull the primate off. She then called 911 before stabbing the chimp with a butcher knife and hitting him with a shovel. Neither fazed Travis, who police said had been like a child to Herold. A Stamford police officer later shot the chimp multiple times after the primate went after him inside a police cruiser, Conklin said. Travis returned to the house, where police found him dead. Conklin estimated that Travis weighed close to 200 pounds. Conklin couldn&amp;#039;t confirm media reports that the chimp had Lyme disease, though he did say investigators were taking their time with the case to determine what may have provoked Travis to attack Nash. Animals often do not exhibit symptoms of Lyme disease, caused by the bite of certain types of ticks, although aggression is a possible symptom, according to the Centers for Disease Control and Prevention. Conklin said Nash had recently gotten a haircut that changed her appearance significantly. Conklin said the chimp had been acting &amp;quot;rambunctious&amp;quot; earlier, prompting Herold to put Xanax in a cup of tea for him to drink. He did not know if the animal had been prescribed the medicine or if Herold had ever given her pet such a mixture before. Conklin added that his department is not used to dealing with cases such as this, and they were trying to familiarize themselves with laws and regulations before deciding if charges will be filed. Conklin said this isn&amp;#039;t the first interaction his officers have had with Travis. The chimp, who was well known and liked in the community, escaped in 2003 and &amp;quot;wreaked havoc&amp;quot; on the streets of Stamford for a couple of hours, Conklin said. Travis&amp;#039; body was removed from the home and taken to two locations: His head was taken to the state lab for a rabies test and the body was taken to the University of Connecticut for an animal autopsy. Conklin said this is standard procedure. The chimp, who was known to walk around town, sometimes without a leash, also liked to surf on the Internet and was able to change the TV channel with a remote, according to a Stamford Advocate article. The paper also reported that Travis watered plants, was able to feed hay to his owner&amp;#039;s horses, ate at a table with the rest of the family and sometimes drank wine from a stemmed glass. Charla Nash has since sued twice - the first lawsuit against the estate of Sandra Herold, the now-deceased former owner of Travis the chimp. Nash&amp;#039;s second lawsuit was against the city of Stamford Connecticut, and alleged that the Department of Environmental protection neglected its duties by granting Herold an exotic animal license for Travis, allowing him to be kept in the home. This latter suit sought $150 million dollars in damages. In 2013, the courts dismissed Nash&amp;#039;s suit against the city. Her legal team pressed on, seeking help from the state Judiciary Committee. May of 2014 the Committee voted against granting Nash relief, preventing her from moving forward with her latter lawsuit. Connecticut grants itself sovereign immunity in almost all torts, forcing those who wish to sue the state to request permission from the state to do so, in the form of the state claims commissioner. As one might expect, claims against the state are few and far between as a result.</text:p>
          </table:table-cell>
          <table:table-cell office:value-type="string">
            <text:p>http://content.time.com/time/health/article/0,8599,1880229,00.html</text:p>
          </table:table-cell>
          <table:table-cell office:value-type="string">
            <text:p>Travis</text:p>
          </table:table-cell>
          <table:table-cell office:value-type="string">
            <text:p>Frank Chiafari</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895">
            <text:p>895</text:p>
          </table:table-cell>
          <table:table-cell office:value-type="string">
            <text:p>2014-05-02</text:p>
          </table:table-cell>
          <table:table-cell office:value-type="string">
            <text:p>Montana</text:p>
          </table:table-cell>
          <table:table-cell office:value-type="string">
            <text:p>Chillicothe</text:p>
          </table:table-cell>
          <table:table-cell office:value-type="string">
            <text:p>Chillicothe Police Department</text:p>
          </table:table-cell>
          <table:table-cell table:number-columns-repeated="2" office:value-type="float" office:value="1">
            <text:p>1</text:p>
          </table:table-cell>
          <table:table-cell office:value-type="float" office:value="0">
            <text:p>0</text:p>
          </table:table-cell>
          <table:table-cell office:value-type="string">
            <text:p>capuchin monkey</text:p>
          </table:table-cell>
          <table:table-cell office:value-type="string">
            <text:p>Friday night there was peace and calm in Chillicothe after an escaped monkey eluded police for hours and had neighbors scrambling for cover. The monkey was shot and killed by authorities in the city located in Livingston County, about 97 miles northeast of Kansas City. Police said they ran out of tranquilizer darts and had no choice but to use deadly force because they believed it would have been a threat to others. Chopper 5 was rolling when the creature was spotted running on the property of M&amp;amp;L Trucking and Repair about 4 p.m. The monkey was running full speed and then stopped and collapsed. Later someone placed a blanket over it. The white-headed capuchin monkey escaped from Johnston Rental Center about 8:30 a.m. The creature got out of its cage and escaped through a vent. Police say the owner, Bill Johnston, is a licensed breeder by the United States Department of Agriculture and has about 30 of them, but the one that escaped Friday couldn&amp;#039;t be contained. It had been sighted all around the city of 10,000 people, but mostly in the southern or southeast part of the city. &amp;quot;We seen a bunch of cops, happened to look over and seen this monkey running through the yard and it took off running and the cops took off after it,&amp;quot; William Johnson said. &amp;quot;I think it was more scared than anything with everybody chasing it, but it was a fast little monkey,&amp;quot; Nicole Irving said. Fast, free and elusive. These neighbors said the primate spent part of the day hiding in a garage on Herriford and Violet streets, directly across from the Garrison Elementary School which had to go on lockdown. &amp;quot;We had preschoolers here at the building. We kept them safe. We did stay inside on this nice day, but everybody was kept safe,&amp;quot; said teacher Kari Keller.</text:p>
            <text:p>Just before 4 p.m. there was another sighting at a metal shop, just a few blocks away, near International Road and McCormick Street. Attempts to sedate the money failed after the owner ran out of darts. That&amp;#039;s when police said they were forced to shoot it. &amp;quot;There was a fear that if we did not get the monkey caught, it could be a danger to someone,&amp;quot; said Police Chief Richard Knouse. It was a fate neighbors were hoping would be avoided. &amp;quot;It was kind of cute,&amp;quot; Johnson said. Police say the owner of the monkey is Bill Johnston. Police say Johnston is not under arrest and they&amp;#039;ll meet with the prosecutor before they decide to pursue any charges.</text:p>
          </table:table-cell>
          <table:table-cell office:value-type="string">
            <text:p>http://www.kltv.com/story/25415598/authorities-warn-of-missing-possibly-dangerous-monkey</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96">
            <text:p>896</text:p>
          </table:table-cell>
          <table:table-cell office:value-type="string">
            <text:p>2009-03-30</text:p>
          </table:table-cell>
          <table:table-cell office:value-type="string">
            <text:p>Missouri</text:p>
          </table:table-cell>
          <table:table-cell office:value-type="string">
            <text:p>Winston</text:p>
          </table:table-cell>
          <table:table-cell office:value-type="string">
            <text:p>Daviess County Sheriff&amp;#039;s Office and Missouri Department of Agricultur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himpanzee</text:p>
          </table:table-cell>
          <table:table-cell office:value-type="string">
            <text:p>A chimpanzee was shot and killed by a sheriff&amp;#039;s deputy when the animal opened the door to the deputy&amp;#039;s patrol car, grabbed his leg and tried to hit him, the Daviess County sheriff&amp;#039;s office said Wednesday. It happened Monday outside Winston, about 60 miles north of Kansas City. Deputies were called to help corral the 9-year-old male chimp named Timmy about 6:30 p.m. Monday. Authorities then searched the home where the chimp lived and allegedly found 200 dogs and three monkeys. But when the Humane Society of Missouri arrived, only 15 dogs and two cats were found, the group said. A $3,000 reward is being offered for information that leads to the recovery of the missing animals. The Missouri Department of Agriculture has found the three other primates, the Humane Society said. Three people from Winston were charged Wednesday with running an illegal breeding facility, animal abuse, illegally disposing of dead animals, animal neglect, and with keeping wild animals without property registering them.</text:p>
          </table:table-cell>
          <table:table-cell office:value-type="string">
            <text:p>http://www.stltoday.com/news/deputy-shoots-kills-loose-chimpanzee-public-safety/article_c25b23c6-f125-529c-9cef-b222da9305e5.html</text:p>
          </table:table-cell>
          <table:table-cell office:value-type="string">
            <text:p>Timmy</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897">
            <text:p>897</text:p>
          </table:table-cell>
          <table:table-cell office:value-type="string">
            <text:p>2004-03-19</text:p>
          </table:table-cell>
          <table:table-cell office:value-type="string">
            <text:p>Texas</text:p>
          </table:table-cell>
          <table:table-cell office:value-type="string">
            <text:p>Dallas</text:p>
          </table:table-cell>
          <table:table-cell office:value-type="string">
            <text:p>Dallas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Gorilla</text:p>
          </table:table-cell>
          <table:table-cell office:value-type="string">
            <text:p>Dallas Zoo officials said they can&amp;rsquo;t explain how a 300-pound gorilla escaped from his enclosure, injuring four people before he was shot to death. Police evacuated an estimated 300 people from the zoo compound Thursday and killed Jabari, a 13-year-old male western lowland gorilla, after he charged at officers. Zoo workers armed with tranquilizer guns had pursued the animal through the forested jungles of the Wilds of Africa exhibit for about 40 minutes, but could not gain a clear shot, officials said.</text:p>
            <text:p>&amp;ldquo;It tried to charge two of our officers, so we had to shoot it,&amp;rdquo; Deputy Police Chief Daniel Garcia said. &amp;ldquo;You can imagine the pandemonium we had out here when he got loose. We felt terrible we had to put this animal down.&amp;rdquo; The injured included a mother and her toddler son. Rivers Noah, 3, was in fair condition at Children&amp;rsquo;s Medical Center with multiple bites to his head and chest. His mother, Keisha Heard, 26, who was bitten on the legs, and Cheryl Reichert, who suffered arm injuries, were treated at hospitals and released. &amp;ldquo;I was like, &amp;rsquo;This is not happening, this is so unreal,&amp;rsquo; cause he just came out of nowhere,&amp;rdquo; Heard said Friday on NBC&amp;rsquo;s Today show. &amp;ldquo;I&amp;rsquo;m watching this gorilla. He has my son in his mouth, he&amp;rsquo;s attacking him, and I tried to help him and there wasn&amp;rsquo;t really anything that I could do. ... He slings me back across the concrete area where we are. So it was really scary.&amp;rdquo; The fourth injured person, a child, was treated at the scene. Jabari was in the award-winning gorilla-conservation area, two acres surrounded by a 16-foot concave wall, before the attack around 5 p.m. Some youths had reportedly teased Jabari shortly before.</text:p>
            <text:p>&amp;ldquo;He had to have scaled the wall,&amp;rdquo; said zoo director Rich Buickerood. But &amp;ldquo;this habitat is among the best in the country. This blows our minds.&amp;rdquo; He said he did not know why zoo employees, who were armed with pepper spray, did not use it on the gorilla. Some zoo-goers hid inside a restaurant and the monorail surrounding the Wilds of Africa exhibit. The gorilla darted in and out of thick bamboo and trees before officers spotted him on a nature trail. He was holding a pair of white children&amp;rsquo;s sandals when he came within 15 feet of two officers who shot him, police Lt. Anthony Williams said. The 114-year-old zoo has been in financial straits and the nonprofit Dallas Zoological Society recently proposed a county takeover. Buickerood said last month that the zoo staff had been cut and maintenance postponed because of the fund shortage.</text:p>
          </table:table-cell>
          <table:table-cell office:value-type="string">
            <text:p>http://www.nbcnews.com/id/4558461/ns/us_news/t/gorillas-escape-violent-rampage-stun-zoo-officials/#.VBsJtvldXGA</text:p>
          </table:table-cell>
          <table:table-cell office:value-type="string">
            <text:p>Jabari</text:p>
          </table:table-cell>
          <table:table-cell office:value-type="string">
            <text:p>Two Unknown Police</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4" office:value-type="float" office:value="0">
            <text:p>0</text:p>
          </table:table-cell>
        </table:table-row>
        <table:table-row table:style-name="ro4">
          <table:table-cell office:value-type="float" office:value="898">
            <text:p>898</text:p>
          </table:table-cell>
          <table:table-cell office:value-type="string">
            <text:p>2008-03-12</text:p>
          </table:table-cell>
          <table:table-cell office:value-type="string">
            <text:p>Texas</text:p>
          </table:table-cell>
          <table:table-cell office:value-type="string">
            <text:p>Bastrop</text:p>
          </table:table-cell>
          <table:table-cell office:value-type="string">
            <text:p>University of Texas at Houston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himpanzee</text:p>
          </table:table-cell>
          <table:table-cell office:value-type="string">
            <text:p>An 18-year-old research chimpanzee was shot and killed after he escaped from an enclosure at the M.D. Anderson Cancer Center facility in Bastrop. A team that specializes in safe animal capture tried to catch the chimp, named Tony, for 45 minutes after he escaped Wednesday. They used &amp;quot;at least one tranquilizer dart&amp;quot; before a 5-year-veteran of the police department fatally shot the animal, said assistant Police Chief Thomas Engells with the University of Texas M.D. Anderson Cancer Center in Houston. It was the second time in five months that a chimp has escaped from the Michale E. Keeling Center for Comparative Medicine and Research. In November, a 17-year-old chimpanzee named Jake escaped from his enclosure and had to be sedated after a search lasting several hours on the 381-acre property. Jake was returned safely to his enclosed area. The animal rights group People for the Ethical Treatment of Animals has filed a formal complaint with the U.S. Department of Agriculture, alleging failure to ensure structurally sound housing and qualified personnel to care for the animals. &amp;quot;Chimpanzees are intelligent, sensitive, and resourceful -- they shouldn&amp;#039;t be incarcerated in laboratories in the first place,&amp;quot; said Debra Durham, a PETA primate specialist. &amp;quot;Research on chimpanzees is banned in many countries. The very least that this laboratory can do is ensure that these animals have safe living spaces.&amp;quot; Christian Abee, director of the center, said standard operating procedures were followed after the escape. &amp;quot;A chimpanzee escape is an extraordinarily rare event in most circumstances,&amp;quot; he said. &amp;quot;We are taking statements to determine what happened.&amp;quot; Counselors will be available at the center for the center&amp;#039;s 120 employees.</text:p>
            <text:p>&amp;quot;A tragic event of this type takes its toll on our caregivers,&amp;quot; Abee said. The police department will investigate the incident, standard procedure when an officer discharges a weapon.</text:p>
          </table:table-cell>
          <table:table-cell office:value-type="string">
            <text:p>http://abc13.com/archive/6018837/</text:p>
          </table:table-cell>
          <table:table-cell office:value-type="string">
            <text:p>Tony</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table:number-columns-repeated="2" office:value-type="float" office:value="1">
            <text:p>1</text:p>
          </table:table-cell>
          <table:table-cell table:number-columns-repeated="3" office:value-type="float" office:value="0">
            <text:p>0</text:p>
          </table:table-cell>
        </table:table-row>
        <table:table-row table:style-name="ro1">
          <table:table-cell office:value-type="float" office:value="899">
            <text:p>899</text:p>
          </table:table-cell>
          <table:table-cell office:value-type="string">
            <text:p>2014-01-05</text:p>
          </table:table-cell>
          <table:table-cell office:value-type="string">
            <text:p>Idaho</text:p>
          </table:table-cell>
          <table:table-cell office:value-type="string">
            <text:p>Boise</text:p>
          </table:table-cell>
          <table:table-cell office:value-type="string">
            <text:p>Bois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ustralian Bandog 5yo</text:p>
          </table:table-cell>
          <table:table-cell office:value-type="string">
            <text:p>The dog, named Scrappy Doo, was wounded in the shoulder and neck but survived and came home from the vet Monday, owner Russell Lortz said. Boise police say the 75-pound dog ran aggressively toward officers as they walked up to Lortz&amp;rsquo;s trailer home on Patricia Lane. One officer fired five shots. Three bullets hit Lortz&amp;rsquo;s Subaru, flattening both tires on the passenger side and hitting a door handle, he said. &amp;ldquo;They shot my dog and killed my car,&amp;rdquo; said Lortz, who described the dog as a 5-year-old Australian Bandog. The incident began about 10:15 a.m. Sunday when a neighbor called police, saying it sounded like a fight was going on and someone may be hurt. Lortz said his wife was having a panic attack related to her medication, had been crying out in the yard and then came back inside. Accounts from Lortz and the police differ, principally about whether the gate leading to Lortz&amp;rsquo;s yard was open or shut when police arrived. Lortz said his wife had just been next to the gate and was sure it was closed. Officers reported it was open and the dog ran through it before they reached the gate. Lortz, who was inside the trailer, didn&amp;rsquo;t see what happened but &amp;ldquo;heard gunshots go off in my driveway and my dog screaming.&amp;rdquo; From what police told him and evidence at the scene, he said he believes one officer opened the gate and startled Scrappy Doo, which in turn startled the officer, who ran toward the back of the Subaru. &amp;ldquo;When he ran, the dog gave barking chase, his partner saw it and opened fire,&amp;rdquo; Lortz said. Here&amp;rsquo;s what Boise police say: Officers arrived, parked nearby and heard yelling inside the trailer as they walked toward it, police spokeswoman Lynn Hightower said. The Subaru was parked close to the gate, and as officers walked along the Subaru&amp;rsquo;s passenger side, a large dog ran out of the yard. &amp;ldquo;The officers described the dog as growling and baring its teeth ... charging toward them and within just a couple feet of them both,&amp;rdquo; she said. &amp;ldquo;Both officers felt the dog was attacking them and about to bite them. Both pulled their firearms to defend themselves. &amp;ldquo;One officer began to run and turned away,&amp;rdquo; she said, adding that the officer has trained with the BPD&amp;rsquo;s canine unit, including wearing a &amp;ldquo;bite suit&amp;rdquo; for training, and &amp;ldquo;knows when a dog is about to bite.&amp;rdquo; &amp;ldquo;The second officer, also just feet away and seeing the threat to both himself and the other officer, immediately fired at the dog.&amp;rdquo; Police reported that the dog was shot twice, and Lortz said that&amp;rsquo;s what he initially thought. But, he said, it now appears one bullet struck a bell on the gate, knocking it into the dog&amp;rsquo;s neck and causing a 2-inch cut. &amp;ldquo;He was saved by the bell,&amp;rdquo; Lortz said. &amp;ldquo;There was blood on the bell.&amp;rdquo; Police gave Lortz a restitution form to fill out, and Lortz said his initial impression is that he will likely be reimbursed for damage to the car but not for the veterinarian bills, which run about $400 so far. Hightower said no such determination has been made, and the city&amp;rsquo;s insurer will decide which damages will be covered. Lortz said Scrappy Doo still has a bullet near his ribcage but is recovering well and in good spirits, something he called &amp;ldquo;miraculous.&amp;rdquo; He said he doesn&amp;rsquo;t blame the officers. &amp;ldquo;They didn&amp;rsquo;t come here to kill my dog. They thought my wife was in danger,&amp;rdquo; he said. &amp;ldquo;The officer who shot my dog did it to save his partner&amp;rsquo;s life. How could I be mad about any of it?&amp;rdquo;</text:p>
          </table:table-cell>
          <table:table-cell office:value-type="string">
            <text:p>http://www.idahostatesman.com/2014/01/06/2959975/shot-by-police-boise-dog-is-recovering.html</text:p>
          </table:table-cell>
          <table:table-cell office:value-type="string">
            <text:p>Scrappy Doo</text:p>
          </table:table-cell>
          <table:table-cell office:value-type="string">
            <text:p>Two Unknown Police</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900">
            <text:p>900</text:p>
          </table:table-cell>
          <table:table-cell office:value-type="string">
            <text:p>2013-10-20</text:p>
          </table:table-cell>
          <table:table-cell office:value-type="string">
            <text:p>Idaho</text:p>
          </table:table-cell>
          <table:table-cell office:value-type="string">
            <text:p>Boise</text:p>
          </table:table-cell>
          <table:table-cell office:value-type="string">
            <text:p>Bois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text:p>
          </table:table-cell>
          <table:table-cell office:value-type="string">
            <text:p>Boise police officers were investigating a theft in the area of North 28th Street and Woodlawn Avenue on Sunday when Kita, a 2 1/2-year-old lab and pit bull mix, started barking. Owner Gabrielle Stropkai said she had let the dog out to use the bathroom as she sat outside her apartment with neighbors. Stropkai said the dog had become more wary of strangers since giving birth two weeks ago. &amp;ldquo;She barks at people she really doesn&amp;rsquo;t know,&amp;rdquo; Stropkai said. Police claim that Kita charged toward the officers, snarling and acting aggressively. One officer shot the animal in the back of the head when she was less than 3 feet away. Stropkai contested the police account. She said Kita was walking back toward the entrance of Stropkai&amp;rsquo;s ground-level apartment when she began to bark at the officers, but did not charge or act aggressively toward them. The officer asked Stropkai and her friends to whom the dog belonged. Then, according to Stropkai, he immediately pulled his weapon and fired, killing the dog in front of her 2-year-old son. Stropkai and her neighbors tried to staunch the bleeding, but it was too late. Kita never made it to the vet. &amp;ldquo;I ran towards her and grabbed her face, but you could already tell,&amp;rdquo; Stropkai said. &amp;ldquo;I felt her take her last breath, and she was dead.&amp;rdquo; Police spokesman Charles McClure said the officer was within his rights to use lethal force to protect himself if he felt the dog was somehow a threat to him. &amp;ldquo;As with every citizen, a person has a right to defend themselves,&amp;rdquo; he said. The pet was running loose in front of the apartment, a violation of the city ordinance that requires dogs to be leashed, he said. Stropkai was not cited. McClure said there&amp;rsquo;s no indication the shooting was inappropriate, and he noted that independent witnesses to the shooting said they saw the dog acting aggressively. Stropkai said Kita had never bit anyone and was not a threat to the officer. Stropkai said she had the dog since it was 5 weeks old, and Kita had always displayed an even temperament. Stropkai also said that if Kita had been charging, she would have been shot in the face or chest. Instead, the bullet entered the back of the dog&amp;rsquo;s head and exited through her stomach. An investigation into the shooting is ongoing, McClure said. Officials plan to conduct a review of the use of force policy, as is typical in this type of incident, he said. McClure said there&amp;rsquo;s no estimated date for the investigation to be completed. Neighbor Kenny Taylor was outside with Stropkai when the shooting occurred. He said Kita began to bark after the officer asked about the dog&amp;rsquo;s owner. &amp;ldquo;I was already headed down the sidewalk, and boom,&amp;rdquo; he said. &amp;ldquo;There was no time to get the dog, nothing.&amp;rdquo; On Monday morning, Stropkai&amp;rsquo;s 2-year-old son rode his bicycle around the small parking lot in front of the apartments, circling past the spot where Kita&amp;rsquo;s bloodstains were still visible on the pavement. Inside, six puppies slept together in a crate. Stropkai said she has to bottle-feed them every few hours. All of the puppies have been claimed, she said, but they are too young to go to their new homes. For now, Stropkai and her friends are just trying to keep the 2-week-old dogs alive and healthy. Pete Ritter, Boise&amp;#039;s deputy police chief, called Kita&amp;rsquo;s death &amp;ldquo;unfortunate.&amp;rdquo; &amp;ldquo;Officers never want to harm an animal,&amp;rdquo; he said in a statement. &amp;ldquo;The dog came upon the officers quickly and they felt it was about to bite them. This is a very dog-friendly community. Many officers have dogs. We work with dogs. Dogs running loose are a safety risk, for people and for the dogs. This was a very unfortunate situation for everyone involved.&amp;rdquo; Stropkai asked why the officer, if he truly felt threatened, didn&amp;rsquo;t deploy a Taser or pepper spray rather than lethal force. &amp;ldquo;You could have kicked my dog away from you and she would still be here,&amp;rdquo; she said. &amp;ldquo;She could have a broken rib or something, and I would take care of her, but she would still be here. He didn&amp;rsquo;t have to kill her.&amp;rdquo; </text:p>
          </table:table-cell>
          <table:table-cell office:value-type="string">
            <text:p>http://www.idahostatesman.com/2013/10/22/2827538/boise-police-say-dogs-shooting.html</text:p>
          </table:table-cell>
          <table:table-cell office:value-type="string">
            <text:p>Kita</text:p>
          </table:table-cell>
          <table:table-cell office:value-type="string">
            <text:p>Unknown</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01">
            <text:p>901</text:p>
          </table:table-cell>
          <table:table-cell office:value-type="string">
            <text:p>2014-02-27</text:p>
          </table:table-cell>
          <table:table-cell office:value-type="string">
            <text:p>Idaho</text:p>
          </table:table-cell>
          <table:table-cell office:value-type="string">
            <text:p>Nampa</text:p>
          </table:table-cell>
          <table:table-cell office:value-type="string">
            <text:p>Namp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Nampa police serving a drug search warrant at a South Cassia Street home last week encountered aggressive dogs and ultimately shot one of them, police reported Monday.</text:p>
            <text:p>The incident happened last Thursday, and ended with the arrest of five people, police said. Officers were trying to take a male suspect into custody when a dog attacked and bit one of the officers. Other officers were able to get the dog contained in a secure room in the residence, police said. As officers began searching other rooms of the house they encountered another dog that was acting very aggressively, police said. Officers tased the dog in an attempt to subdue it, but the dog got and attacked the officers again. An officer then shot and wounded the dog so officers could exit the without getting bit, police said. Animal Control was brought to the residence to help the dogs, and the injured dog was put into a crate and take to a veterinarian for medical assistance. Two other dogs were removed from the residence and transported to the Canyon County Animal Shelter. Further information on the bitten officer&amp;#039;s injury was not immediately available. Drugs, paraphernalia and a firearm were located at the residence and five Nampa residents were arrested. Misty Wade, 46, was charged with felony possession of a controlled substance. Caleb Hollaway, 27, was charged with felony possession of a controlled substance with intent to deliver and possession of drug paraphernalia. Cruz Barfuss, 24. was charged with misdemeanor possession of a controlled substance and frequenting a house where illegal drugs are used. Joshua Reyes and Jordan Reyes, ages 25 and 23, were charged with frequenting a house where illegal drugs are used.</text:p>
          </table:table-cell>
          <table:table-cell office:value-type="string">
            <text:p>http://www.idahostatesman.com/2014/03/03/3060384_nampa-police-tase-then-shoot-dog.html?rh=1</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row>
        <table:table-row table:style-name="ro3">
          <table:table-cell office:value-type="float" office:value="902">
            <text:p>902</text:p>
          </table:table-cell>
          <table:table-cell office:value-type="string">
            <text:p>2012-09-24</text:p>
          </table:table-cell>
          <table:table-cell office:value-type="string">
            <text:p>Idaho</text:p>
          </table:table-cell>
          <table:table-cell office:value-type="string">
            <text:p>Nampa</text:p>
          </table:table-cell>
          <table:table-cell office:value-type="string">
            <text:p>Namp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Mastiff and Pit Bull mix</text:p>
          </table:table-cell>
          <table:table-cell office:value-type="string">
            <text:p>Police Department officials released video footage of the officer who shot a dog Monday evening. Police were called to the home to check on the welfare of two children, Deputy Chief Craig Kingsbury said at a press conference Wednesday. Upon knocking on the slightly-ajar door, two dogs attacked one of the officers.</text:p>
            <text:p>The videos shows the officer firing his weapon three times at close range, severely injuring the dog, Junior. Police transported the animal to a veterinary hospital, but the dog died en route. Larry Carver, brother-in-law of the dog&amp;rsquo;s owner Anthony O&amp;rsquo;Hare, said the first gunshot hit Junior in the leg, dropping him to the ground.</text:p>
            <text:p>Two more shots were fired, one in the dog&amp;rsquo;s stomach, which killed him. The Idaho Press-Tribune requested comment from O&amp;rsquo;Hare, but did not receive a reply Wednesday evening. &amp;ldquo;I can tell you he&amp;rsquo;s not heartless,&amp;rdquo; Kingsbury said of the officer who shot the dog. &amp;ldquo;This bothered him, and it bothered several other members of this agency. A lot of us are dog lovers.&amp;rdquo; The second dog fled when the shots were fired, Sgt. Tim Randall said. Officers don&amp;rsquo;t know if it has since returned to the home. A dog was barking inside the residence Wednesday evening when the Press-Tribune spoke with Carver. The welfare check was otherwise routine, Kingsbury said, and the caller&amp;rsquo;s concerns, when investigated, were unfounded. Carver, who ran outside just after shots were fired, believes the situation could have been handled differently. He questioned why the police didn&amp;rsquo;t use the &amp;ldquo;mace&amp;rdquo; they had on them on the dog instead. &amp;ldquo;I just didn&amp;rsquo;t understand that and they were here to do a welfare check, and they&amp;rsquo;re firing guns,&amp;rdquo; Carver said. Pepper spray from the belt of the officer who shot the dog was punctured by apparent bite marks. Randall said that while it&amp;rsquo;s acceptable to have dogs for protection, it&amp;rsquo;s important to understand the liability that goes along with it. &amp;ldquo;They need to be careful to make sure that the dog doesn&amp;rsquo;t come into contact with the wrong person,&amp;rdquo; Randall said. &amp;ldquo;Whether that&amp;rsquo;s keeping the door locked, or a good fenced yard, a secure yard that&amp;rsquo;s well-signed.&amp;rdquo; The two videos were taken by the officers&amp;rsquo; CopVu cameras, small devices that clip to their uniforms shirts and are activated with a simple slide motion. All Nampa patrol officers are required to wear the cameras and activate them any time they interact with members of the public.</text:p>
          </table:table-cell>
          <table:table-cell office:value-type="string">
            <text:p>http://www.idahopress.com/members/nampa-police-release-footage-of-dog-shooting/article_763d8774-0864-11e2-b894-001a4bcf887a.html</text:p>
          </table:table-cell>
          <table:table-cell office:value-type="string">
            <text:p>Junio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03">
            <text:p>903</text:p>
          </table:table-cell>
          <table:table-cell office:value-type="string">
            <text:p>2014-03-08</text:p>
          </table:table-cell>
          <table:table-cell office:value-type="string">
            <text:p>Kentucky</text:p>
          </table:table-cell>
          <table:table-cell office:value-type="string">
            <text:p>Georgetown</text:p>
          </table:table-cell>
          <table:table-cell office:value-type="string">
            <text:p>Lexington-Fayette Urban County Division of Police</text:p>
          </table:table-cell>
          <table:table-cell office:value-type="float" office:value="5">
            <text:p>5</text:p>
          </table:table-cell>
          <table:table-cell office:value-type="float" office:value="50">
            <text:p>50</text:p>
          </table:table-cell>
          <table:table-cell office:value-type="float" office:value="0">
            <text:p>0</text:p>
          </table:table-cell>
          <table:table-cell office:value-type="string">
            <text:p>Labrador 12yo and 4 Unconfirmed Dogs</text:p>
          </table:table-cell>
          <table:table-cell office:value-type="string">
            <text:p>A Lexington police officer resigned after he killed a total of 5 dogs while off-duty for allegedly attacking his chickens. The incident which happened Saturday has caused quite a stir in the Sterling Drive neighborhood in Georgetown. The owners of that 12-year-old Labrador say she was shot at the end of the officer&amp;#039;s property. &amp;quot;He took one of my family member&amp;#039;s away,&amp;quot; said Brian Geary. Brian Geary is still upset after he says his neighbor, Lexington police officer Jeff Brangers, shot and killed his family&amp;#039;s black Lab, Angel, whom they&amp;#039;ve raised with chickens of their own since she was a pup. The incident happened at Branger&amp;#039;s home Saturday after he says he thought the dog was going to kill his chickens. &amp;quot;I asked him if he actually saw her attack the chickens and he said, &amp;#039;no, but I don&amp;#039;t know what she did when I went in the house to get the gun&amp;#039;,&amp;quot; Geary said. &amp;quot;He shot her when she was walking away...shot in the back.&amp;quot; Officer Brangers declined to talk on camera, but did say he&amp;#039;s remorseful for what happened, and in the future plans to better enclose his chickens. He says the past year, neighborhood dogs have killed 15 of his 19 chickens and that he&amp;#039;s shot at five dogs. He says he&amp;#039;ll shoot again if animals threaten them. Geary says Brangers shot and killed those five dogs. Geary reported his incident to authorities. As far as the Scott County Sheriff&amp;#039;s Office is concerned, the case is closed. The KRS says that given the fact the shooter, in this case the Lexington police officer, had the right to shoot to protect his chickens. &amp;quot;The most disturbing thing I heard him say was that he is going to eliminate the threat before it becomes a threat,&amp;quot; Geary said.</text:p>
            <text:p>The Scott County Attorney&amp;#039;s Office is now reviewing the case to see if any laws were broken. A spokesman from the Lexington Police Department says this is not a police matter, which was blatantly untrue. Brangers faced a charge of second degree animal cruelty and it was only after a mediation session between Brangers, his neighbors, and an assistant district attorney that the DAs office officially declined to press charges.</text:p>
          </table:table-cell>
          <table:table-cell office:value-type="string">
            <text:p>http://www.lex18.com/news/owner-upset-after-officer-kills-family-dog/</text:p>
          </table:table-cell>
          <table:table-cell office:value-type="string">
            <text:p>Angel and 4 Unknown Dogs</text:p>
          </table:table-cell>
          <table:table-cell office:value-type="string">
            <text:p>Jeff Brangers</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Plain Clothes</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row>
        <table:table-row table:style-name="ro7">
          <table:table-cell office:value-type="float" office:value="904">
            <text:p>904</text:p>
          </table:table-cell>
          <table:table-cell office:value-type="string">
            <text:p>1992-08-21</text:p>
          </table:table-cell>
          <table:table-cell office:value-type="string">
            <text:p>Idaho</text:p>
          </table:table-cell>
          <table:table-cell office:value-type="string">
            <text:p>Ruby Ridge</text:p>
          </table:table-cell>
          <table:table-cell office:value-type="string">
            <text:p>FBI, US Marshalls Service, the Bureau of Alcohol, Tobacco, Firearms and Explosives, and the United States Attorney&amp;#039;s Office for Idaho</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1yo</text:p>
          </table:table-cell>
          <table:table-cell office:value-type="string">
            <text:p>The Ruby Ridge assault, siege and murders are a complex topic - too complex to address here. It is not the place of this website to do so. What is of interest is the killing of the Weaver family dog, Striker. Below we will outline just the events that lead to Striker&amp;#039;s killing. Its of interest that Striker was the first casualty of Ruby Ridge. The following excerpt is from Wikipedia, reproduced 9-18-2014 at 2:19 PM EST: Operation &amp;quot;Northern Exposure&amp;quot; was suspended for three months due to the confirmation hearings for USMS Director Henry E. Hudson.The Weavers noticed the lack of USMS activity and began to believe the USMS had dropped the case. On August 21, 1992, six marshals were sent to scout the area to determine suitable places away from the cabin to ambush and arrest Weaver. The marshals, dressed in camouflage, were equipped with night-vision goggles and M16 rifles. DUSMs Art Roderick, Larry Cooper and Bill Degan formed the reconnaissance (Recon) team, while DUSMs David Hunt, Joseph Thomas and Frank Norris formed an observation post (OP) team on the ridge north of the cabin. At one point, Roderick threw two rocks at the Weaver cabin to test the reaction of the dogs. The dogs became alerted, and Weaver&amp;#039;s friend Kevin Harris, and Weaver&amp;#039;s 14 year old son, Samuel, emerged and followed the dog Striker to investigate. Harris and the younger Weaver were hoping that the dog had noticed a game animal since the cabin was out of meat. Sammy Weaver told his father he believed the dogs had sensed either a large animal or a man in the woods. The Recon team marshals (Roderick, Cooper and Degan) initially retreated through the woods in radio contact with the OP team, but later took up hidden defensive positions. Later the OP team marshals and the Weavers both claimed the Weaver dogs were alerted to the Recon team marshals in the woods after neighbors at the foot of the mountain started their pickup truck. The Recon team marshals retreated through the woods to the &amp;quot;Y&amp;quot; juncture in the trails 500 yards west of the cabin, out of sight of the cabin. Sammy and Harris followed the dog Striker on foot through the woods while Randy also on foot took a separate logging trail. Vicki, Sara, Rachel, and baby Elisheba remained at the cabin, at first appearing anxious to the OP team, but later appearing relaxed. Randy encountered the marshals at the &amp;quot;Y&amp;quot;; Roderick claimed to have yelled, &amp;quot;Back off! U.S. Marshal!&amp;quot; upon sighting Weaver, and Cooper said he had shouted, &amp;quot;Stop! U.S. Marshal!&amp;quot; Later statements by Roderick, Cooper and Randy agreed that Randy responded by cursing and retreating from the marshals. About a minute later the dog and the boys came out of the woods and a firefight erupted between the marshals and Sammy and Harris.</text:p>
            <text:p>Accounts differ at this point as to who first opened fire but agree that DUSM Roderick shot and killed Weaver&amp;#039;s dog and that Samuel Weaver returned fire at Roderick. After the Federal agents began firing, 14 year old Samuel Weaver was shot in the back while retreating, and DUSM Degan was shot and killed by Harris.</text:p>
            <text:p>The version of the firefight told by DUSMs Roderick and Cooper was that the dog, followed by Harris then Sammy, came out of the woods. DUSM Degan challenged Harris, who turned and shot Degan dead without Degan firing a single shot. Roderick then shot the dog once, Sammy fired at Roderick twice, and Roderick fired once again. Roderick and Cooper heard multiple gunshots from the Weaver party. Cooper fired two three-shot bursts at Harris and Cooper saw Harris fall &amp;quot;like a sack of potatoes&amp;quot;. An impact caused leaves to fly up in front of Cooper who then sought cover. Cooper saw Sammy run away. Cooper radioed to OP team Dave Hunt that he had wounded or killed Harris.</text:p>
            <text:p>Harris&amp;#039; version was that, when the dog followed by Sammy then Harris came out of the woods, the dog ran up to Cooper and danced about as he did in playing with the children. The dog then ran to Roderick, who shot the dog in front of Sammy, who cursed Roderick and shot at him. Degan came out of the woods firing his M16 and hit Sammy in the arm. Harris then fired and hit Degan in the chest knocking him down. Cooper fired at Harris who ducked for cover. Cooper fired again and Sammy was hit in the back and fell. Harris fired about 6 feet in front of Cooper and forced him to take cover. Cooper announced that he was a US Marshal. Harris checked Sammy&amp;#039;s body, found him dead, and ran to the cabin.</text:p>
          </table:table-cell>
          <table:table-cell office:value-type="string">
            <text:p>http://mag.newsweek.com/1995/08/27/the-echoes-of-ruby-ridge.html</text:p>
          </table:table-cell>
          <table:table-cell office:value-type="string">
            <text:p>Striker</text:p>
          </table:table-cell>
          <table:table-cell office:value-type="string">
            <text:p>US Marshalls Art Roderick, Larry Cooper, Bill Degan, Lon Horiuchi, David Hunt, Joseph Thomas, Frank Norris et al</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row>
        <table:table-row table:style-name="ro4">
          <table:table-cell office:value-type="float" office:value="905">
            <text:p>905</text:p>
          </table:table-cell>
          <table:table-cell office:value-type="string">
            <text:p>2013-05-27</text:p>
          </table:table-cell>
          <table:table-cell office:value-type="string">
            <text:p>Idaho</text:p>
          </table:table-cell>
          <table:table-cell office:value-type="string">
            <text:p>Idaho Falls</text:p>
          </table:table-cell>
          <table:table-cell office:value-type="string">
            <text:p>Idaho Fall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merican Bulldog mix</text:p>
          </table:table-cell>
          <table:table-cell office:value-type="string">
            <text:p>Idaho Falls police shot and killed a dog Monday night while they were serving a warrant. Officers said an American Bulldog mix ran aggressively toward them as they were approaching a home on the 1100 block of Irving Street. Police reports show this is only the third time in the last few years where officers had to shoot a dog to protect themselves; but they said using deadly force is always a last resort. Idaho Falls Police say they deal with dogs on a regular basis and every so often, they&amp;#039;ll come across what appears to be an aggressive dog. &amp;quot;Usually we&amp;#039;ll meet them at the door and we&amp;#039;ll tell them they have to put their dog away,&amp;quot; said Capt. Royce Clements with IFPD. &amp;quot;...but those are situations where we have time to deal with it.&amp;quot; Capt. Clements said the officer who shot the dog Monday night had no other option, but neighbor Wade Mitchell says he didn&amp;#039;t think the dog was an aggressive dog. &amp;quot;I&amp;#039;ve seen the dog and the dog has always seemed fine to me,&amp;quot; said Mitchell. &amp;quot;There&amp;#039;s kids always out playing and the dog hasn&amp;#039;t seemed to be aggressive to anybody before.&amp;quot; Police said in a situation where an officer is being attacked, there&amp;#039;s limited time to react and they&amp;#039;re trained to use the most effective option they have. &amp;quot;You don&amp;#039;t have the option of trying pepper spray and if the wind catches it and blows it away then I&amp;#039;ll go to my taser but if I miss then I&amp;#039;ll try something else,&amp;quot; said Clements.</text:p>
            <text:p>Ultimately though, the responsibility lies with the dog owners. &amp;quot;We encourage people to definitely take proper care and precautions, know their animals and be responsible pet owners,&amp;quot; Clements. Anytime deadly force is used to put down an animal, officers said a thorough investigation takes place to see if protocol was followed and if the officer&amp;#039;s actions are justified. Sometimes forensic investigators will even re-construct the crime scene to help determine that. Police say the owner of the dog that was shot will most likely get cited for having a &amp;quot;dog at large.&amp;quot;</text:p>
          </table:table-cell>
          <table:table-cell office:value-type="string">
            <text:p>http://www.localnews8.com/news/police-shoot-kill-aggressive-dog-while-serving-a-warrant/20335156</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06">
            <text:p>906</text:p>
          </table:table-cell>
          <table:table-cell office:value-type="string">
            <text:p>2012-10-30</text:p>
          </table:table-cell>
          <table:table-cell office:value-type="string">
            <text:p>Idaho</text:p>
          </table:table-cell>
          <table:table-cell office:value-type="string">
            <text:p>Idaho Falls</text:p>
          </table:table-cell>
          <table:table-cell office:value-type="string">
            <text:p>Idaho Fall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In Idaho Falls, a police officer reportedly shot and wounded a dog for the second time, after the pit bull ran toward him in an aggressive manner. According to the Idaho Falls Post-Register, the animal wounded by officer Malin Reynolds was later euthanized. Police spokeswoman Joelyn Hansen reportedly told the Post-Register that Reynolds shot the dog shortly before noon Oct. 30, while investigating reports of a homeless couple camping near the Snake River. Hansen confirmed the police department will not even pretend to investigate the shooting. This is not the first time Reynolds has fired his weapon. In January, Reynolds shot and killed a pit bull when two dogs charged him and another officer. In a July 2011 officer-involved shooting, Reynolds also shot Douglas Walters after Walters shot at Reynolds, but the bullet struck the officer&amp;#039;s ballistic vest. A fight ensued and Reynolds fired two shots at Walters&amp;#039; neck and shoulder, according to previous reports. Walters, who was shot six times by law enforcement officers, including Reynolds, died from a self-inflicted gunshot wound to the head, according to an investigation into the incident. And on June 16, 1998, Reynolds shot and wounded Daniel W. Wilcox after the man pointed a gun at another police officer.</text:p>
          </table:table-cell>
          <table:table-cell office:value-type="string">
            <text:p>http://www.postregister.com/story.php?accnum=1070-11022012&amp;amp;today=2012-11-02%2000:00:00</text:p>
          </table:table-cell>
          <table:table-cell office:value-type="string">
            <text:p>Unknown</text:p>
          </table:table-cell>
          <table:table-cell office:value-type="string">
            <text:p>Malin Reynolds</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907">
            <text:p>907</text:p>
          </table:table-cell>
          <table:table-cell office:value-type="string">
            <text:p>2012-01-06</text:p>
          </table:table-cell>
          <table:table-cell office:value-type="string">
            <text:p>Idaho</text:p>
          </table:table-cell>
          <table:table-cell office:value-type="string">
            <text:p>Idaho Falls</text:p>
          </table:table-cell>
          <table:table-cell office:value-type="string">
            <text:p>Idaho Fall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In early January, Malin Reynolds filed a report alleging that two pit bulls charged Reynolds and Officer Dustin Howell. Reynolds fired two rounds into one of the dogs. Howell fired one round but missed. They were responding to reports of a garage door that kept opening and closing on East 11th Street in Idaho Falls (police declined to mention in press releases why such an incident should have anything to do with the police). When they got to the reported address, a pit bull allegedly charged them. The dog did not die at the scene and was taken to a veterinarian. This was the third of at least five shootings Reynolds has been involved in. 10 months after this shooting, Reynolds shot and killed another dog that belonged to an alleged &amp;quot;homeless&amp;quot; couple camping in a park. In a July 2011 officer-involved shooting, Reynolds also shot Douglas Walters after Walters shot at Reynolds, but the bullet struck the officer&amp;#039;s ballistic vest. A fight ensued and Reynolds fired two shots at Walters&amp;#039; neck and shoulder, according to previous reports. Walters, who was shot six times by law enforcement officers, including Reynolds, died from a self-inflicted gunshot wound to the head, according to an investigation into the incident. On June 16, 1998, Reynolds shot and wounded Daniel W. Wilcox after the man pointed a gun at another police officer, according to previous reports. November 2013, Malin Reynolds was part of the team that shot Douglas J. Walters, who fled from police over an outstanding misdemeanor warrant.</text:p>
          </table:table-cell>
          <table:table-cell office:value-type="string">
            <text:p>http://www.postregister.com/story.php?accnum=1070-11022012&amp;amp;today=2012-11-02%2000:00:00</text:p>
          </table:table-cell>
          <table:table-cell office:value-type="string">
            <text:p>Unknown</text:p>
          </table:table-cell>
          <table:table-cell office:value-type="string">
            <text:p>Malin Reynolds and Dustin Howell</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908">
            <text:p>908</text:p>
          </table:table-cell>
          <table:table-cell office:value-type="string">
            <text:p>2014-05-01</text:p>
          </table:table-cell>
          <table:table-cell office:value-type="string">
            <text:p>Pennsylvania</text:p>
          </table:table-cell>
          <table:table-cell office:value-type="string">
            <text:p>Lower Windsor Township</text:p>
          </table:table-cell>
          <table:table-cell office:value-type="string">
            <text:p>Pennsylvania State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 7yo</text:p>
          </table:table-cell>
          <table:table-cell office:value-type="string">
            <text:p>A Pennsylvania man is accusing a state trooper of excessive force after his dog was shot and killed outside his grandson&amp;rsquo;s bedroom window late last week. Jeff Blitz, who let his dog Ace out early Thursday morning, detailed the moment he heard gun shots while sitting inside his garage. &amp;ldquo;They shot the dog and then came to the garage. The dog came around to me and he (the trooper) said &amp;lsquo;you better calm down,&amp;rsquo;&amp;rdquo; Blitz told ABC 27. &amp;ldquo;I said, &amp;lsquo;calm down? You just killed my dog.&amp;rsquo;&amp;rdquo; Blitz&amp;rsquo;s neighbor, William Maynes, who heard the entire altercation from his home across the street, gave even greater insight into the trooper&amp;rsquo;s actions. &amp;ldquo;There was a lady running down the road saying &amp;lsquo;don&amp;rsquo;t shoot the dog, don&amp;rsquo;t shoot the dog,&amp;rsquo;&amp;rdquo; Maynes recalled. &amp;ldquo;&amp;hellip; So I got up, looked out the window and all the sudden I heard bang, bang, bang&amp;hellip;&amp;rdquo; According to police, several local and federal law enforcement agencies were attempting to issue an arrest warrant for Blitz&amp;rsquo;s daughter when the dog was shot. When researching for the arrest, the agencies failed to discover that Blitz&amp;rsquo;s daughter had long since moved from the residence. Even worse, Blitz&amp;rsquo;s 5-year-old grandson Dane was only feet away inside his room as the trooper wildly shot twice into the lawn before hitting the dog. &amp;ldquo;They walked away when I pointed it out, I said &amp;lsquo;you already took one part of my family and there&amp;rsquo;s a second one in there watching TV,&amp;rsquo;&amp;rdquo; Blitz said. &amp;ldquo;He could of got it too.&amp;rdquo; Despite Ace being shot in the side, which leads Blitz to believe his dog was not being a threat to officers, Pennsylvania State Police spokesperson Rob Hicks defended the shooting, arguing that the offending trooper was likely keeping people safe. &amp;ldquo;Every once in a while we get thrown into a situation where we have to protect either ourselves or somebody else and this is one of those situations,&amp;rdquo; Hicks said. Blitz says the hardest part has been explaining the situation to his grandson, who watched Ace get buried in the backyard as police stood around in the front. &amp;ldquo;He was just out there sitting talking to him a while ago,&amp;rdquo; Blitz explained. &amp;ldquo;He asked me, &amp;lsquo;Pappy, can I go talk to Ace?.&amp;rsquo;&amp;rdquo; Although an investigation has been opened into the matter, few expect the trooper to be held accountable for shooting a dog outside the wrong home. &amp;ldquo;The investigation is going to look at the whole picture, but the biggest point of the investigation is to be looking at whether the use of force was warranted in this situation,&amp;rdquo; Hicks added.</text:p>
          </table:table-cell>
          <table:table-cell office:value-type="string">
            <text:p>http://www.abc27.com/story/25416604/trooper-shoots-kills-york-county-mans-dog</text:p>
          </table:table-cell>
          <table:table-cell office:value-type="string">
            <text:p>Ac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09">
            <text:p>909</text:p>
          </table:table-cell>
          <table:table-cell office:value-type="string">
            <text:p>2013-09-01</text:p>
          </table:table-cell>
          <table:table-cell office:value-type="string">
            <text:p>Utah</text:p>
          </table:table-cell>
          <table:table-cell office:value-type="string">
            <text:p>Saint George</text:p>
          </table:table-cell>
          <table:table-cell office:value-type="string">
            <text:p>Saint George Police Department and Washington County Sheriff&amp;rsquo;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olice shooting of a dog named Loki last Sunday remains under investigation by both the St. George Police Department and the Washington County Sheriff&amp;rsquo;s Office. The St. George Animal Shelter and family have addressed placement of excess dogs that had been kept in addition to Loki at the owners&amp;rsquo; home. In addition, Best Friends Animal Society has stepped in to accept Loki and tend to his medical needs and care. The history of the family involved, their dogs and neighbors reveals a pattern of similar incidents, including dogs biting people, dogs allowed to roam free of constraint and an excessive number of dogs maintained at their residences. While not all neighbors agree, neighbor concerns and complaints over the family&amp;rsquo;s dogs, both at this residence and previous ones is not new. A St. George Police officer responded to the neighborhood of 1500 West and 1400 North last Sunday, when dogs were reported running loose and causing concern to neighbors. The officer observed four dogs and shot at one of them three times when the dog aggressively charged him, according to police statements. Resident Sherrill Brinkerhoff, who said she owns Loki, has lived at 1563 West 1400 North in the neighborhood for 13 years. <text:s/>It is a a quaint, but by no means quiet neighborhood, in St. George. She is not the only dog owner there. Three &amp;ldquo;Beware of Dog&amp;rdquo; signs can be seen hanging on fences around yards throughout the neighborhood and dogs can be heard barking from inside neighboring homes and backyards. Brinkerhoff&amp;rsquo;s residence is home to extended family from time to time as well as many dogs. A U-haul trailer was still attached to a truck parked in front of Brinkerhoff&amp;rsquo;s house, Wednesday, evidencing the move her son Kolten Winder had just made to come live with her. Winder had arrived the <text:s/>day before with his fianc&amp;eacute; Chelsea Chiacchiera, two children and a dog, Dexter. The City of St. George has a two-dog limit on residences and includes provision for dog owners to apply for a kennel license if they wish to maintain more than two dogs at a given residence. This family of dog owners tends to watch each other&amp;rsquo;s dogs and considers them all one in the family, Chiacchiera said, accounting for some confusion in who owns what dog. As of Sunday, there were eight dogs at the house. None of the dogs are licensed with the City of St. George. This is not a new or isolated incident with this family. City Attorney Shawn Guzman said that citations have previously been issued for too many dogs in that home. According to a statement issued earlier this week, neighbors told police that the dogs have acted aggressively towards them in the past. Records kept by the City of St. George include multiple criminal citations against members of this family. Between 1999 and 2006, Brinkerhoff, then named Winder, was cited five times for animal-at-large / attack / cruelty, and four times for two license violations each, at various other addresses. In 2007, Chiacchiera was cited at a different address when Angela Billmire was bitten by Chiacchier&amp;rsquo;s pit bull on the upper left leg, on the back side by her butt. According to the incident report, &amp;ldquo;The owner of the dog Chelsea stated the dog was getting aggressive and had bitten two other people the previous week. She turned the dog over to animal control.&amp;rdquo; In June 2012, Brinkerhoff&amp;rsquo;s dog, Sebastian (identified as Sabastain in the police report), bit neighbor Jim Brey on the back of his calf one night while Brey was on the sidewalk in front of her home. The dog was quarantined because animal control found Brinkerhoff&amp;rsquo;s yard not secure enough to ensure home quarantine. Winder and <text:s/>his family told St. George News about Sebastian. They said he was vicious and they had to put him down.</text:p>
            <text:p>In October 2012, neighbors Shanna and Kyle Crosby complained about the dogs at the current Brinkerhoff home. According to the incident report, the Crosbys said: &amp;ldquo;As people started walking close to the residence the dogs would start barking and run out into the street after the people.&amp;rdquo; On investigation, officers identified one each of the following breeds at the home: sheltie, hound mix, black lab, German short hair mix, little mix-breed, and an extremely large pit bull / mastiff mix. There were also two puppies in the residence. A door was accidentally left open due to the move, Chiacchiera said. She said she had been sleeping and Loki and Dexter let themselves out and began wandering the yard and the street area in front of the home. St. George Police said there were four dogs loose when they arrived. &amp;ldquo;I woke up to three gun shots,&amp;rdquo; Chiacchiera said, consistent with the police statement that three shots were fired when the dog charged the officer. &amp;ldquo;I don&amp;rsquo;t think the cop should have shot the dog,&amp;rdquo; neighbor Irma Gonzalez said. &amp;ldquo;What I saw was the cop near the truck and the dog was far away. Three shots is excessive.&amp;rdquo; &amp;ldquo;I went into our kitchen, and there was blood everywhere,&amp;rdquo; Chiacchiera said. She walked into Brinkerhoff&amp;rsquo;s bedroom and found Loki bleeding and immediately rushed him to a veterinary clinic; the City of St. George paid the bill, she said. Neighbor Irma Gonzalez said the dogs have never been aggressive with her or her own dogs. She said she questions why police responded to an animal control issue and fears how this was handled and is keeping a watchful eye on her own pets. The officer used a hand gun in self defense, St. George Police Sgt. Sam Despain said; &amp;ldquo;the officer was protecting himself at that point, the outcome was what it was, he really was just protecting himself.&amp;rdquo; Chiacchiera did not witness the shooting and has only heard secondhand stories from neighbors. But she said one story she was told was that an elderly couple was taking a walk Sunday morning, when they saw her dogs they crossed the street as a precaution and called the police because the dogs seemed unattended and are widely known as an aggressive breed. Loki, the dog involved in the current shooting incident, is a 15-pound, medium-size blue heeler/pit bull mix, a &amp;ldquo;friendly and curious dog,&amp;rdquo; Chiacchiera said, as the family gathered around three of their other dogs Wednesday.NOTE: The weight claimed here along with the combination of breed claimed makes no sense, particularly when considered along with pictures of Loki. The breed and weight remain unconfirmed until issued by Best Friends Animal Society. While his daughter, Jasmine, kissed their pit bull Dexter, egging him on for a friendly wrestling match in the front yard on Wednesday, Winder watched. He wouldn&amp;rsquo;t have vicious animals around his 9-month-old baby and his 5-year-old daughter, he said, and related the story of Sebastian who the family previously owned and had to put down because he was vicious. On Wednesday, Chiacchiera said that Loki was in critical condition and still needed surgery for a wounded front right paw and rear left paw. He was hit by three bullets, one of which grazed his lip after going through his nose, she said. The family needed to come up with $2,000 for the dog or decide to have him euthanized (no requirement to euthanize the dog has been imposed by authorities) and the family was seeking donations to cover the surgery. St. George Animal Shelter&amp;rsquo;s manager, St. George Police Sgt. Ivor Fuller, said Loki was not in critical condition and had not been sedated. He had been given pain pills to keep him comfortable. &amp;ldquo;The injuries were to his legs,&amp;rdquo; Fuller said, &amp;ldquo;he had casts on and was able to move around and did not act like he was in any pain at all.&amp;rdquo; (NOTE-Since Fuller is a police officer, he has every reason to downplay the extent of Loki&amp;#039;s injuries. Fullers credibility is additionally compromised when we consider that as soon as St George handed custody of the dog to Best Friends Animal Society, they rushed him into surgery.) Loki has since been taken into the care of Best Friends Animal Society.&amp;ldquo;The owners released the animal to us, and we released the animal to Best Friends, who now has custody of Loki and is taking care of all his medical needs and they will place him in their facility,&amp;rdquo; Fuller said. Today, Loki is in Las Vegas in surgery, Best Friends Media Representative Barbara Williamson said. &amp;ldquo;We did accept the dog,&amp;rdquo; Williamson said, &amp;ldquo;and as part of the dog being accepted to Best Friends we agreed that he will not be adopted into St George or Washington County.&amp;rdquo; She said such stipulations are not unusual. Brinkerhoff has yet to be charged with anything. Chiaccheria has been charged with failure to control a vicious animal, dog at large and failure to license.</text:p>
          </table:table-cell>
          <table:table-cell office:value-type="string">
            <text:p>http://www.stgeorgeutah.com/news/archive/2013/09/06/sai-officer-involved-dog-shooting-family-patterns-best-friends-steps-in-for-loki/#.VBs7rPldXGA</text:p>
          </table:table-cell>
          <table:table-cell office:value-type="string">
            <text:p>Loki</text:p>
          </table:table-cell>
          <table:table-cell office:value-type="string">
            <text:p>Unknown</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10">
            <text:p>910</text:p>
          </table:table-cell>
          <table:table-cell office:value-type="string">
            <text:p>2011-03-21</text:p>
          </table:table-cell>
          <table:table-cell office:value-type="string">
            <text:p>Utah</text:p>
          </table:table-cell>
          <table:table-cell office:value-type="string">
            <text:p>Santaquin</text:p>
          </table:table-cell>
          <table:table-cell office:value-type="string">
            <text:p>Utah County Sheriff&amp;#039;s Office and Orem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Josh Boren, the police officer who shot and killed his wife, two young children and mother-in-law before taking his own life, was once disciplined for shooting at a stray dog while he was on duty rather than taking it to the shelter. According to a report obtained by the Deseret News through a public records request, Boren was suspended without pay for 36 hours in 2011 while he was working for the Utah County Sheriff&amp;#039;s Office. On March 21, 2011, Boren called his supervisor to report that he was &amp;quot;in trouble.&amp;quot; He had picked up stray dog that appeared to be abandoned, took it to a remote area of Keigly Quarry near Santaquin, and fired at least three rounds at the dog with a .22 rifle in an attempt to kill the animal, the report states. It was unknown if any of the rounds actually hit the dog. However, one of the rounds did strike the passenger door of his patrol car, according to the report. Boren &amp;mdash; who once worked as an animal control officer &amp;mdash; later admitted he did not follow the department&amp;#039;s protocols. &amp;quot;Instead of booking the dog into the South County Animal Shelter in accordance with policy, you attempted to destroy the animal on your own,&amp;quot; the report states. &amp;quot;Although Orem Police Department did not find enough evidence to support criminal charges, your misconduct rises to the level of a serious behavior problem as defined (by the department&amp;#039;s code book),&amp;quot; the report states. &amp;quot;Your misconduct has caused serious discredit to your credibility as a peace officer and to the Utah County Sheriff&amp;#039;s Office.&amp;quot; Boren, 34, graduated from Peace Officer Standards and Training in 2006. He worked at the Utah County Jail and as an animal control officer during his time with the sheriff&amp;#039;s office. Boren had taken a job last fall as an officer with the Lindon Police Department. He was selected from a field of 70 candidates. His 2011 suspension was the only disciplinary action taken against him from either department. After Boren failed to report to work on Jan. 16, he and his family &amp;mdash; wife Kelly Boren, 32; children Joshua &amp;ldquo;Jaden&amp;rdquo; Boren, 7, and Haley Boren, 5; and mother-in-law Marie King, 55 &amp;mdash; were found dead inside their home at 37 N. 630 West in Spanish Fork. Friends and police say Josh and Kelly Boren had been having marital problems and were living apart. Kelly Boren was reportedly ready to begin divorce proceedings, according to some friends. A single funeral service was held Wednesday in Layton for Kelly, Jaden and Haley Boren and Marie King. A funeral service for Josh Boren was held in Spanish Fork on Thursday. Many of Josh Boren&amp;#039;s friends and co-workers described him as a big teddy bear whom they wouldn&amp;#039;t expect to lash out with such violence. But RiRi Whiting, one of Kelly Boren&amp;#039;s best friends, believes there was more happening with her friend&amp;#039;s marriage than what appeared on the surface. Just hours before her body was found, Whiting said she texted Kelly Boren who was headed home after work. In their exchange of text messages, Kelly seemed to indicate she was done with the marriage, Whiting said. She then used the word &amp;quot;rage&amp;quot; when referring to her estranged husband.</text:p>
          </table:table-cell>
          <table:table-cell office:value-type="string">
            <text:p>http://www.deseretnews.com/article/865594756/Officer-who-killed-family-was-once-disciplined-for-shooting-at-dog-report-says.html?pg=all</text:p>
          </table:table-cell>
          <table:table-cell office:value-type="string">
            <text:p>Unknown</text:p>
          </table:table-cell>
          <table:table-cell office:value-type="string">
            <text:p>Josh Boren</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table:number-columns-repeated="3" office:value-type="float" office:value="0">
            <text:p>0</text:p>
          </table:table-cell>
        </table:table-row>
        <table:table-row table:style-name="ro4">
          <table:table-cell office:value-type="float" office:value="911">
            <text:p>911</text:p>
          </table:table-cell>
          <table:table-cell office:value-type="string">
            <text:p>2014-07-23</text:p>
          </table:table-cell>
          <table:table-cell office:value-type="string">
            <text:p>Utah</text:p>
          </table:table-cell>
          <table:table-cell office:value-type="string">
            <text:p>Ogden</text:p>
          </table:table-cell>
          <table:table-cell office:value-type="string">
            <text:p>Ogde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1yo</text:p>
          </table:table-cell>
          <table:table-cell office:value-type="string">
            <text:p>A family is outraged after Ogden police shot their dog in its own yard early Wednesday morning. Police say the dog was ordered to attack them and was shot in self-defense. However, the dog&amp;rsquo;s owners dispute police&amp;rsquo;s claims that the dog was aggressive and that there was no reason to put it down. A woman called police earlier to conduct a welfare check on her brother whom she hadn&amp;#039;t heard from in three days, Lt. Tim Scott said. She was worried that he may be in danger of gang violence. At about 1 a.m. Wednesday two officers responded to the address on the 2900 block of Monroe Boulevard, Scott said. The officers rattled a chain-link fence around the home to check for a dog, but got no response, he said. The fence has a No Trespassing sign and Beware of Dog sign attached to it. They knocked on the door several times to make contact with the subject of the welfare check before they saw the man come from the back of the home with a baseball bat. Officers attempted to explain the situation to the man, who refused to cooperate and shouted expletives at them, Scott said. The man told officers that he would sic his dog on them, at which point he brought out a pit bull from behind the home. Officers say the man commanded the dog to &amp;ldquo;get him,&amp;rdquo; prompting the dog to move toward police in an aggressive manner. The officer closest to the pit bull drew his gun and fired at the dog, killing it in self-defense, Scott said. Mia Mendiola said the house that police responded to is her parents&amp;rsquo; home. The parents are the dog&amp;rsquo;s owners. &amp;quot;Chuva wasn&amp;rsquo;t just our dog, she was family,&amp;ldquo; Mendiola said. The 11-year-old pit bull was given to her mother as a Mother&amp;rsquo;s Day gift, and has since been a very gentle dog, Mendiola said. Mendiola, who lives next door to her parents, said she was awakened by multiple gunshots outside. She went outside and saw her mother, 58-year-old Barbara Sustaipa, in a panic after seeing her dog dead. </text:p>
            <text:p>Sustaipa had to be taken to the hospital and was found to have suffered a heart attack, Mendiola said. The man police were there to see was Mendiola&amp;rsquo;s sister&amp;rsquo;s boyfriend, Victor Rosa, she said. She said she doubts police officers&amp;rsquo; account that he was threatening them with a baseball bat and the dog. No arrests were made at the scene. However, the Weber County Attorney&amp;rsquo;s Office is screening charges against the man for assault on police, Scott said. With family members outside and upset, the officers opted not to make an arrest and left the scene to deescalate the situation, although the officers had enough probable cause to arrest Rosa, Scott said. Police said the man has a prior criminal history including simple assault, assault against a police officer and protective order violations. Scott said an internal investigation into the officers&amp;rsquo; actions is being conducted alongside the criminal investigation into Rosa. Ogden Animal Services said they have had multiple calls of animal abuse at that home, but have never been able to make contact with the owners or the dog. Mendiola said Chuva was very loved among the family and that she has never been vicious. &amp;quot;They could have done a lot of things differently,&amp;rdquo; she said. &amp;ldquo;There was absolutely no reason for her to die.&amp;rdquo; Scott said the officers did not want to shoot the animal, but when faced with an attacking dog, police protocol calls for them to put the dog down quickly. The dog&amp;rsquo;s remains are with Animal Services and will likely be returned to the owners.</text:p>
          </table:table-cell>
          <table:table-cell office:value-type="string">
            <text:p>http://www.standard.net/Police/2014/07/23/Utah-family-outraged-by-police-shooting-pit-bull.html</text:p>
          </table:table-cell>
          <table:table-cell office:value-type="string">
            <text:p>Chula</text:p>
          </table:table-cell>
          <table:table-cell office:value-type="string">
            <text:p>Two Unknown Police</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12">
            <text:p>912</text:p>
          </table:table-cell>
          <table:table-cell office:value-type="string">
            <text:p>2010-07-01</text:p>
          </table:table-cell>
          <table:table-cell office:value-type="string">
            <text:p>Florida</text:p>
          </table:table-cell>
          <table:table-cell office:value-type="string">
            <text:p>Orlando</text:p>
          </table:table-cell>
          <table:table-cell office:value-type="string">
            <text:p>Orange County Sheriff&amp;#039;s Office SWA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range County, Fla. sheriff&amp;#039;s officers forced their way in to a home, killed the pet dog as it hid in a closet and shot a teenage girl without justification, apparently while looking for someone else, the family claims in court. Juanita Cruz and Jennifer Seda sued Orange County Sheriff Jerry Demings on Monday in Superior Court. They claim a sheriff&amp;#039;s SWAT team kicked in their door, shot their dog to death and shot Seda three times in the legs. She was 17. Cruz rented the home and shared it with Seda and her dog. The sheriff&amp;#039;s office obtained a warrant to search the property in July 2010 on the basis of probable cause based on previous police encounters with a Christopher Seda, the complaint states. &amp;quot;Upon entering the premises, a member of the Orange County SWAT team shot Plaintiff Jennifer Seda three times in the legs and threw her face down on the ground,&amp;quot; according to the lawsuit. &amp;quot;A member of the SWAT team then restrained plaintiff Jennifer Seda and forced his knee into her back and began hitting her and telling her to be quiet.&amp;quot; The women say the officers shot the dog to death although the animal showed no aggression against them and was actually hiding in the closet. Seda was unarmed and weighed about 100 pounds. &amp;quot;The Orange County SWAT team detained plaintiff Jennifer Seda in her own home, where she was held against her will, interrogated, and denied medical treatment for approximately four to five hours,&amp;quot; the lawsuit states. The women say the raid was reckless and excessive, that at no time before the forced entry did the sheriff&amp;#039;s office contact them to try to find out if Christopher Seda lived there, which he did not. They seeks damages for negligence, property damage, excessive force, battery, assault, false imprisonment and violation of Florida&amp;#039;s Knock and Announce law. The Knock and Announce law requires law enforcement to knock and allow a reasonable opportunity to permit a peaceful entry. The women claim they have been embarrassed and emotionally distressed, and had no choice but to move after the incident that made their family a &amp;quot;public scandal.&amp;quot; They are represented by Darylaine Hernandez, of Orlando. <text:s text:c="2"/>Hernandez did not respond to requests for comment by press time. The Orange County Sheriff&amp;#039;s Office declined to comment. </text:p>
          </table:table-cell>
          <table:table-cell office:value-type="string">
            <text:p>http://www.courthousenews.com/2014/07/17/69571.htm</text:p>
          </table:table-cell>
          <table:table-cell office:value-type="string">
            <text:p>Unknown</text:p>
          </table:table-cell>
          <table:table-cell office:value-type="string">
            <text:p>Unknown SWAT team</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913">
            <text:p>913</text:p>
          </table:table-cell>
          <table:table-cell office:value-type="string">
            <text:p>2012-10-16</text:p>
          </table:table-cell>
          <table:table-cell office:value-type="string">
            <text:p>Utah</text:p>
          </table:table-cell>
          <table:table-cell office:value-type="string">
            <text:p>Cottonwood Heights</text:p>
          </table:table-cell>
          <table:table-cell office:value-type="string">
            <text:p>Cottonwood Height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it bull owner Nova Guymon is getting her dog back from the veterinary hospital today, and she&amp;rsquo;s determined to make police pay the $3,200 bill. &amp;ldquo;You don&amp;rsquo;t come onto a dog&amp;rsquo;s property and shoot it,&amp;rdquo; Guymon, a 46-year-old United Parcel Service employee, told the Los Angeles Times. She said the dog, named Rednose, was shot once in the shoulder and has required extensive surgery. Police in Cottonwood Heights, Utah, say a border collie was being walked by its owner on a sidewalk when the pit bull attacked it. An officer responding to the scene tried to break up the dogs by kicking the pit bull and using a Taser. The officer eventually shot the pit bull, which then let go of the collie. But Guymon says Rednose was minding her own business when an off-leash dog wandered into her territory. She said Rednose was defending her turf. &amp;ldquo;She&amp;rsquo;s a little sweetie,&amp;rdquo; Guymon said of the nearly 2-year-old dog. &amp;ldquo;She loves people. But she just doesn&amp;rsquo;t like other dogs, especially when they trespass on her property. She even kissed the vet when he treated her. The police were wrong for using their gun, and now they&amp;rsquo;ve got to pay for it.&amp;rdquo; Cottonwood Heights Police Sgt. Gary Young told The Times that Guymon has previously been cited for having a dog at large and for having a vicious animal. In this case, &amp;ldquo;the officer couldn&amp;rsquo;t get the pit bull off the other dog. It had a death grip. He used his Taser and finally shot the thing,&amp;rdquo; Young said. &amp;ldquo;We&amp;rsquo;re not paying for anybody&amp;rsquo;s vet bill,&amp;rdquo; he said.</text:p>
          </table:table-cell>
          <table:table-cell office:value-type="string">
            <text:p>http://articles.latimes.com/2012/oct/16/nation/la-na-nn-utah-pitbull-shooting-20121016</text:p>
          </table:table-cell>
          <table:table-cell office:value-type="string">
            <text:p>Rednose</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9">
          <table:table-cell office:value-type="float" office:value="914">
            <text:p>914</text:p>
          </table:table-cell>
          <table:table-cell office:value-type="string">
            <text:p>2014-03-04</text:p>
          </table:table-cell>
          <table:table-cell office:value-type="string">
            <text:p>South Carolina</text:p>
          </table:table-cell>
          <table:table-cell office:value-type="string">
            <text:p>Rock Hill</text:p>
          </table:table-cell>
          <table:table-cell office:value-type="string">
            <text:p>York County Sheriff&amp;rsquo;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9yo</text:p>
          </table:table-cell>
          <table:table-cell office:value-type="string">
            <text:p>Cop Jonathan Reed shoots a leashed 9 year old labrador in the head while performing a &amp;quot;welfare check&amp;quot; on an elderly mother. Alice Renee McGlone says her cats Rhett Butler and Tara will have to go on without Scarlett &amp;ndash;&amp;ndash; her 9-year-old Labrador retriever &amp;ndash;&amp;ndash; after a York County Sheriff&amp;rsquo;s Office deputy shot and killed the dog when, he says, it charged him aggressively on Tuesday. McGlone&amp;rsquo;s friend Ron Montana buried Scarlett on Wednesday afternoon in her backyard, under a tree, on Clara Street in Rock Hill. Montana and McGlone say they&amp;rsquo;re outraged that the deputy used lethal force. But, sheriff&amp;rsquo;s officials say the deputy had no choice but to protect himself from the dog.</text:p>
            <text:p>&amp;ldquo;He hated to have done what he did but we teach our officers that they need to protect themselves in all situations,&amp;rdquo; said Capt. Allen Brandon. &amp;ldquo;It&amp;rsquo;s regrettable what happened.&amp;rdquo; Scarlett was a friendly dog and warmed to strangers easily, McGlone said. After adopting the dog from a shelter at six weeks old, she and Scarlett were &amp;ldquo;inseparable.&amp;rdquo; On Wednesday, Scarlett&amp;rsquo;s body was covered by a teal blanket in McGlone&amp;rsquo;s yard. Before Montana buried the dog, McGlone knelt beside Scarlett and held her paw. Montana and McGlone say they don&amp;rsquo;t understand how a deputy felt so threatened by Scarlett that he shot her. On Tuesday, two deputies went to McGlone&amp;rsquo;s house just before 4 p.m. after McGlone&amp;rsquo;s daughter called police to say she hadn&amp;rsquo;t heard from her mother since Feb. 26. McGlone had been sick, she explained, and her phone was dead on Sunday night when her daughter in Virginia tried to call. When deputies arrived for a routine welfare check, no one was home. There were no cars in the driveway and deputies noticed a broken window screen, pulled away from a window on the side of McGlone&amp;rsquo;s house. They tried knocking on McGlone&amp;rsquo;s front door first but got no response, according to a sheriff&amp;rsquo;s office report. As one deputy, Jonathan Reed, knocked on a window at the rear of McGlone&amp;rsquo;s house, he saw her dog &amp;ldquo;charging&amp;rdquo; and &amp;ldquo;snarling with bared teeth,&amp;rdquo; with its head lowered, the report states. As Reed &amp;ldquo;retreated,&amp;rdquo; he saw that the dog was on a leash, he wrote in the report. &amp;ldquo;However, I saw that the leash was long enough to allow the dog to reach me before I could get away.&amp;rdquo; With no time to &amp;ldquo;yell at the dog or use a less lethal deterrent,&amp;rdquo; Reed wrote, &amp;ldquo;I instinctively drew my handgun and fired once, striking the dog in the top of the head.&amp;rdquo; The one shot killed Scarlett. Reed was not injured during the incident.</text:p>
            <text:p>The sheriff&amp;rsquo;s office has reviewed the audio from Reed&amp;rsquo;s body microphone, which was worn while he was at McGlone&amp;rsquo;s home. The time in which Reed had to retreat or avoid injury by the dog, Brandon said, was just seconds. When Reed turned the corner of the back of the house to knock on a window, there were no signs of a dog in the backyard, Brandon said. It&amp;rsquo;s possible that Scarlett was in her doghouse on the other end of the yard when Reed turned the corner. Reed has been with the sheriff&amp;rsquo;s office for at least five years, Brandon said. It&amp;rsquo;s rare, he said, that any deputy would have to resort to killing an animal while on duty. But, in the course of nearly 70,000 calls for service a year, he said, law enforcement officials face a lot of unknowns when arriving on scene. During property or welfare checks like the one at McGlone&amp;rsquo;s house, dispatcher workers and deputies often are not told by family members that a dog or other animal will be on scene. But, Brandon said, &amp;ldquo;that&amp;rsquo;s good information to have.&amp;rdquo;</text:p>
            <text:p>It helps keep animals and officers safer, he said, when more information is given to dispatch and relayed to officers. Scarlett usually protected the house by barking when someone pulled in the driveway, McGlone said, but the dog had never shown signs of aggression. Typically, Scarlett stayed inside with McGlone. When deputies arrived on Tuesday, Scarlett was on a leash or a tie-out, attached to a run line strung between two poles in the backyard. Even if her dog was aggressive toward the deputy, McGlone said, she thinks the deputy would have had enough room and time to back away.</text:p>
            <text:p>And, Montana said, he thinks the deputy should have realized there was a dog in the backyard before proceeding to the back window. He pointed out that the leash was not fully extended and, based on where Scarlett was killed, it appeared the deputy had shot at &amp;ldquo;point blank range.&amp;rdquo; A sign that reads &amp;ldquo;Bad Dog&amp;rdquo; was attached to Scarlett&amp;rsquo;s doghouse in the yard. Montana says the sign was put there as a joke by one of McGlone&amp;rsquo;s relatives. After Tuesday&amp;rsquo;s shooting, one neighbor told Reed on Tuesday that Scarlett had tried in the past to bite his niece, causing him to call Animal Control, the report states. The Herald could not reach that neighbor on Wednesday. York County Animal Control officials told The Herald that the department has no record of a call regarding an aggressive animal at McGlone&amp;rsquo;s residence or the neighbor who talked with Reed. It&amp;rsquo;s possible that the neighbor complained about the dog to another agency, thinking he was calling Animal Control, said Steve Suber, the agency&amp;rsquo;s director. Police records show that a warning was issued in January at the home for a leash law violation for the dog running loose, Brandon said. McGlone said sometimes Scarlett would get off her leash but that another neighborhood dog often ran loose and some people would blame her dog for those problems. A neighbor across the street from McGlone&amp;rsquo;s house said she was shocked at the news because she thought Scarlett &amp;ldquo;was a sweetheart dog,&amp;rdquo; said Shana Renzema. She didn&amp;rsquo;t see or hear Tuesday&amp;rsquo;s incident. She and her children sometimes had helped take care of McGlone&amp;rsquo;s dog while she was away. She&amp;rsquo;d never noticed aggression or behavior problems with Scarlett. After McGlone was notified on Tuesday that a deputy had killed her dog, a sheriff&amp;rsquo;s office supervisor met with her at her home. The sergeant seemed &amp;ldquo;compassionate&amp;rdquo; about the loss of Scarlett, McGlone said. He offered to have Animal Control remove Scarlett from her yard. McGlone says she can&amp;rsquo;t even think about replacing Scarlett. Her grandmother &amp;ndash; who died in December &amp;ndash; had helped pick Scarlett out from the shelter. She adopted Scarlett and her two cats Rhett Butler and Tara around the same time. &amp;ldquo;She just attached herself to us. It was love ever since,&amp;rdquo; McGlone said. As Montana dug a hole in the yard for Scarlett&amp;rsquo;s burial, McGlone sat inside her home, looking at pictures of Scarlett, as her cats meandered around the yard and onto the porch. McGlone was still in disbelief, she said, and wished she&amp;rsquo;d done things differently before leaving the house on Tuesday. &amp;ldquo;Something told me to just bring Scarlett in and I didn&amp;rsquo;t. And I beat myself up for that.&amp;rdquo; </text:p>
          </table:table-cell>
          <table:table-cell office:value-type="string">
            <text:p>http://www.heraldonline.com/2014/03/05/5742510_officer-shoots-kills-dog-in-york.html?rh=1</text:p>
          </table:table-cell>
          <table:table-cell office:value-type="string">
            <text:p>Scarlett</text:p>
          </table:table-cell>
          <table:table-cell office:value-type="string">
            <text:p>Jonathan Reed</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15">
            <text:p>915</text:p>
          </table:table-cell>
          <table:table-cell office:value-type="string">
            <text:p>2014-06-21</text:p>
          </table:table-cell>
          <table:table-cell office:value-type="string">
            <text:p>Alaska</text:p>
          </table:table-cell>
          <table:table-cell office:value-type="string">
            <text:p>Juneau</text:p>
          </table:table-cell>
          <table:table-cell office:value-type="string">
            <text:p>Juneau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lack Bear</text:p>
          </table:table-cell>
          <table:table-cell office:value-type="string">
            <text:p>Alaska authorities say they have shot and killed a black bear that lumbered through the front door of a home in the state&amp;rsquo;s capital while people were inside. Juneau police say in statement Saturday that the residents were on the first floor, the same level where officers spotted the bear in the two-story home in the city&amp;rsquo;s downtown.</text:p>
            <text:p>Police say the bear appeared briefly in a doorway, and an officer fired a shotgun twice at the animal. It ran behind the home and was later found dead. Investigators determined the animal came in through the front door. The doorknob didn&amp;rsquo;t work, so the door could be pushed open easily. Last week, a bear tried to break into a kitchen in Sitka, south of Juneau, after the homeowner baked a pizza.</text:p>
          </table:table-cell>
          <table:table-cell office:value-type="string">
            <text:p>http://www.salon.com/2014/06/22/police_shoot_and_kill_bear_inside_alaska_home/</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4">
          <table:table-cell office:value-type="float" office:value="916">
            <text:p>916</text:p>
          </table:table-cell>
          <table:table-cell office:value-type="string">
            <text:p>2010-02-02</text:p>
          </table:table-cell>
          <table:table-cell office:value-type="string">
            <text:p>Alaska</text:p>
          </table:table-cell>
          <table:table-cell office:value-type="string">
            <text:p>Houston</text:p>
          </table:table-cell>
          <table:table-cell office:value-type="string">
            <text:p>Houston Police Department and Alaska State Troopers</text:p>
          </table:table-cell>
          <table:table-cell office:value-type="float" office:value="8">
            <text:p>8</text:p>
          </table:table-cell>
          <table:table-cell office:value-type="float" office:value="2">
            <text:p>2</text:p>
          </table:table-cell>
          <table:table-cell office:value-type="float" office:value="0">
            <text:p>0</text:p>
          </table:table-cell>
          <table:table-cell office:value-type="string">
            <text:p>4 Cats and 4 Dogs</text:p>
          </table:table-cell>
          <table:table-cell office:value-type="string">
            <text:p>The animal shelter run by the town of Houston, Alaska, says its eight residents &amp;mdash; four dogs and four cats &amp;mdash; were just too difficult to adopt out. So, according to police Sgt. Charlie Seidl, under orders, he shot them all. Seidl said some of the animals had been at the city&amp;rsquo;s &amp;ldquo;Animal Protection and Safety Shelter&amp;rdquo; since November &amp;mdash; unclaimed and unadopted. &amp;ldquo;We stretched out as long as we could,&amp;rdquo; Seidl said. &amp;ldquo;At one point in time, we were completely full. So we were able to adopt out the animals that we could adopt out, but with these ones that were left we weren&amp;rsquo;t able to do that. And like I said, we can&amp;rsquo;t hang on to them indefinitely.&amp;rdquo; Even in Alaska &amp;mdash; a state with, to put it nicely, different sensibilities &amp;mdash; the event sparked outrage.</text:p>
            <text:p>&amp;ldquo;This is barbaric,&amp;rdquo; said shelter volunteer Evelyn Rohr. &amp;ldquo;I think there are better ways to handle it.&amp;rdquo; Rohr told the Anchorage Daily News she managed to get six or seven cats out before the culling and planned to deliver them to rescue facilities in Anchorage, about 30 miles south. The Alaska Society for the Prevention of Cruelty to Animals said it would have tried to help find homes for the animals, but Houston animal control hadn&amp;rsquo;t contacted the agency. &amp;ldquo;There are more humane ways of killing animals than taking them out and shooting them,&amp;rdquo; said Cindy Liggett, who operates Kitty and K-9 Connection animal rescue in Anchorage &amp;ldquo;We are not a poor society. We are not a backwoods community. There is a vet clinic there.&amp;rdquo; Rohr said Mayor Roger Purcell ordered police to kill the animals after an officer at the shelter refused to do it, and police Sgt. Seidl said he carried out the shootings under the mayor&amp;rsquo;s orders. Purcell denied issuing any such order. &amp;ldquo;Animal control keeps them for three to five days and then they&amp;rsquo;re disposed of in a legal way. But I don&amp;rsquo;t get told when they dispose of dogs,&amp;rdquo; he said. &amp;ldquo;I know our officers try really hard to find homes and we keep dogs longer than any other.&amp;rdquo; Purcell said the city was working to have its animal control officer licensed by the state to euthanize animals by lethal injection rather than having a veterinarian do it at greater cost. He said euthanizing by gun is common in rural areas around the state. Sally Clampitt, executive director of the Alaska SPCA, said lethal injections are for more humane than is terminating a dog&amp;rsquo;s life by gunshot. &amp;ldquo;I think that&amp;rsquo;s really horrible, frankly,&amp;rdquo; she said. &amp;ldquo;Our position is that euthanasia done by a licensed veterinarian is the preferred and most humane way.&amp;rdquo;</text:p>
          </table:table-cell>
          <table:table-cell office:value-type="string">
            <text:p>http://www.adn.com/article/20100202/killing-shelter-animals-raises-uproar</text:p>
          </table:table-cell>
          <table:table-cell office:value-type="string">
            <text:p>Unknown</text:p>
          </table:table-cell>
          <table:table-cell office:value-type="string">
            <text:p>Charlie Seidl, Charley McAnally, Mayor Roger Purcell</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Not Sure</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17">
            <text:p>917</text:p>
          </table:table-cell>
          <table:table-cell office:value-type="string">
            <text:p>2014-06-14</text:p>
          </table:table-cell>
          <table:table-cell office:value-type="string">
            <text:p>Ohio</text:p>
          </table:table-cell>
          <table:table-cell office:value-type="string">
            <text:p>Dayton</text:p>
          </table:table-cell>
          <table:table-cell office:value-type="string">
            <text:p>Day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Pit Bull Puppy 4 months old</text:p>
          </table:table-cell>
          <table:table-cell office:value-type="string">
            <text:p>Saturday night, the 100 block of McReynolds Street became the scene of an active investigation after witnesses said an officer wrongly shot a puppy. Dayton police officers originally responded to the east side area to address three adult dogs, including a white pit bull, that witnesses said were on the loose after attacking another neighborhing pit bull. Jenah Pearson and her husband, Curtis Gifford told 2NEWS that while chasing a dog an officer opened fire on Tike, their 4-month-old pit bull puppy. The bullet hit the tri-colored pit bull in his left hind leg, sending him to the vet according to the owners. Saturday they said they want justice for their pit bull. However, police officials had a different story. Officials said Officer Jason Olson tried to secure one loose dog in the alley when the puppy charged towards him, causing him to open fire. But Pearson and Gifford deny that version. The two own a licensed kennel, Roscoe&amp;rsquo;s House of Blues, and said their $5,000 show dog was trained to stay on their property; in fact, they allege Tike was inside their gate going to the bathroom when they said the officer attacked. &amp;ldquo;I heard my neighbor screaming, &amp;lsquo;They shot your dog, they shot your dog&amp;rsquo; and then when I went out there I found my puppy laying in a pool of blood,&amp;rdquo; said Gifford. Moments after the shooting, two of the three dogs were caught and taken away by Montgomery County Animal Resource Center. At least eight police cruisers responded to the scene, as growing crowd surrounded the neighborhood. One man, Gifford&amp;rsquo;s brother, was later arrested after jaywalking and refusing to provide his identification. Following this incident and a family member&amp;rsquo;s arrest, the owners said they want an apology and for Officer Olson to be held accountable. &amp;ldquo;Right now, I feel the police department should be sued for my medical bills and for two they should be sued for the fact that my dog will never be able to placed in a show again,&amp;rdquo; said the owner. Saturday&amp;rsquo;s incident is not the first time Dayton police have shot a pit bull; however, Sergeant Steven Bauer believes the breed is not the problem. &amp;ldquo;I don&amp;rsquo;t think it&amp;rsquo;s just a pit bull problem that we have. I think it&amp;rsquo;s a problem where the dogs aren&amp;rsquo;t socialized with other people and other animals from being kept outside on chains 24 hours a day 7 days a week,&amp;rdquo; he said. Bauer told 2NEWS he will be conducting an administrative investigation; officials said they are still on the lookout for one loose dog.</text:p>
          </table:table-cell>
          <table:table-cell office:value-type="string">
            <text:p>http://wdtn.com/2014/06/14/dog-owners-say-dayton-pd-shot-wrong-dog/</text:p>
          </table:table-cell>
          <table:table-cell office:value-type="string">
            <text:p>Tike</text:p>
          </table:table-cell>
          <table:table-cell office:value-type="string">
            <text:p>Jason Olso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18">
            <text:p>918</text:p>
          </table:table-cell>
          <table:table-cell office:value-type="string">
            <text:p>2013-02-19</text:p>
          </table:table-cell>
          <table:table-cell office:value-type="string">
            <text:p>Ohio</text:p>
          </table:table-cell>
          <table:table-cell office:value-type="string">
            <text:p>Dayton</text:p>
          </table:table-cell>
          <table:table-cell office:value-type="string">
            <text:p>Dayto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Drug unit officers shot one dog dead and wounded another Tuesday night during a raid on a duplex prompted by complaints from neighborhood residents about illegal drug activity. Two Dayton police officers, whose names have not been released, separately shot two of three dogs that approached officers as they entered the address on Boltin Street at about 7:30 p.m. One of the dogs was shot dead, a second was wounded and a third ran off, said Sgt. John Sullivan of the drug unit. Two of them were a pit bull-type breed, the third was a Labrador mix, he said. Officers with the Montgomery County Animal Resource Center took both dogs. Police are still investigating how many shots were discharged, Sullivan said. Officers were searching the residence. One woman has been taken into custody, but that was on an outstanding warrant and it wasn&amp;rsquo;t clear whether the warrant was drug related, Sullivan said. &amp;ldquo;This is basically a house that&amp;rsquo;s been used as a flop house where a lot of junkies come here and purchase little amounts of heroin. It&amp;rsquo;s bad for the neighborhood,&amp;rdquo; Sullivan said.</text:p>
          </table:table-cell>
          <table:table-cell office:value-type="string">
            <text:p>http://www.whio.com//news/news/crime-law/police-shoot-2-dogs-1-fatally-in-drug-raid/nWS3p/</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Not Sure</text:p>
          </table:table-cell>
          <table:table-cell table:number-columns-repeated="2" office:value-type="float" office:value="2">
            <text:p>2</text:p>
          </table:table-cell>
          <table:table-cell table:number-columns-repeated="4" office:value-type="float" office:value="0">
            <text:p>0</text:p>
          </table:table-cell>
        </table:table-row>
        <table:table-row table:style-name="ro3">
          <table:table-cell office:value-type="float" office:value="919">
            <text:p>919</text:p>
          </table:table-cell>
          <table:table-cell office:value-type="string">
            <text:p>2012-11-17</text:p>
          </table:table-cell>
          <table:table-cell office:value-type="string">
            <text:p>Alaska</text:p>
          </table:table-cell>
          <table:table-cell office:value-type="string">
            <text:p>Sand Lake</text:p>
          </table:table-cell>
          <table:table-cell office:value-type="string">
            <text:p>Anchorag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Anchorage police officer shot an aggressive dog Friday night while trying to arrest its owner at his Sand Lake home, a police spokesman said. The dog, a pit bull named Blue, was later euthanized, police spokesman Lt. Dave Parker said. A woman called police dispatchers about 6:20 p.m. saying Lydell Butler, 22, had sent her a text message, violating a domestic violence restraining order she&amp;#039;d filed against him, Parker said. Two officers drove to Butler&amp;#039;s home in the 7300 block of Bearfoot Circle when they learned he had warrants for his arrest on outstanding burglary, assault and criminal mischief charges, the police spokesman said. &amp;quot;They identified him, they talked to him. He&amp;#039;d tell them that he was coming out, but he wouldn&amp;#039;t come out,&amp;quot; Parker said. &amp;quot;Ultimately, he released the pit bull out the back door, and he said, &amp;#039;Here, have my dog.&amp;#039; &amp;quot; An officer closest to the door was worried about the brown pit bull biting her, and another officer moved in to help, Parker said. That officer put out his hand for the dog to smell, but it snapped at him, Parker said.</text:p>
            <text:p>&amp;quot;It lunged at the officer with its mouth open and attempted to bite the officer two times before the officer decided to shoot the dog, to avoid injury to himself and his fellow officer,&amp;quot; Parker said. &amp;quot;The dog was located, bleeding heavily on a neighbor&amp;#039;s porch. The officers took it immediately to Pet Emergency, and it had to be euthanized.&amp;quot; Two other officers talked Butler out of the home about 7:30 p.m. and arrested him for the warrants and on additional charges of assault, resisting arrest and violating a domestic violence restraining order. His bail was set at $5,000 cash.</text:p>
            <text:p>As is normal with any officer firing a weapon in the line of duty, the name of the officer who shot the dog will be released three days after the incident, Parker said. (NOTE: The officer&amp;#039;s name was not published) UPDATE The shooter has been identified as Bryan Heinz. Heinz graduated from the police academy in April 2012, a mere 8 months prior to this shooting. This is at least the second time that Heinz has killed an unarmed target in that brief 8 months. Heinz was one of two officers <text:s/>with shotguns who shot and killed Harry Smith in a July standoff at Smiths Jewel Lake house, at that point four months after Heinz had graduated from the police academy. Police reported that Smiths only weapon was a harmless air pistol. The state Department of Laws Office of Special Prosecutions and Appeals deemed the fatal shooting justified.</text:p>
          </table:table-cell>
          <table:table-cell office:value-type="string">
            <text:p>http://www.adn.com/article/20121117/police-shoot-dog-while-trying-arrest-its-owner</text:p>
          </table:table-cell>
          <table:table-cell office:value-type="string">
            <text:p>Blue</text:p>
          </table:table-cell>
          <table:table-cell office:value-type="string">
            <text:p>Bryan Heinz and Unknown Police</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920">
            <text:p>920</text:p>
          </table:table-cell>
          <table:table-cell office:value-type="string">
            <text:p>2014-04-29</text:p>
          </table:table-cell>
          <table:table-cell office:value-type="string">
            <text:p>Ohio</text:p>
          </table:table-cell>
          <table:table-cell office:value-type="string">
            <text:p>Toledo</text:p>
          </table:table-cell>
          <table:table-cell office:value-type="string">
            <text:p>Toledo Police Department SWA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12yo</text:p>
          </table:table-cell>
          <table:table-cell office:value-type="string">
            <text:p>Police shot a dog Tuesday in North Toledo while executing a search warrant with the SWAT team. Gregory Schrecongost, 26, of 1868 Chase St. was arrested on three drug-related charges after police searched his home. People at the scene said officers shot Schrecongost&amp;rsquo;s 12-year-old male &amp;ldquo;pit bull&amp;rdquo; that had been inside the fenced yard when police arrived. Police allegedly shot the dog &amp;mdash; which onlookers said was not lunging, growling, or barking &amp;mdash; from the sidewalk in front of the house before entering the gate. Police officials could not be reached for comment later Tuesday, but department policy states, &amp;ldquo;Officers may use a firearm to destroy a dangerous animal that poses an immediate threat to the officer or others.&amp;rdquo; The dog did not die on the scene, but people there said it was shot twice with a shotgun and suffered significant jaw and shoulder injuries. The dog was taken to a veterinary hospital to be euthanized and was then buried in the yard with neighbors&amp;rsquo; help. </text:p>
          </table:table-cell>
          <table:table-cell office:value-type="string">
            <text:p>http://www.toledoblade.com/Police-Fire/2014/04/30/Toledo-police-shoot-dog-in-yard-during-search.html#dYr6DVaT9l5OCxg4.99</text:p>
          </table:table-cell>
          <table:table-cell office:value-type="string">
            <text:p>RooRoo</text:p>
          </table:table-cell>
          <table:table-cell office:value-type="string">
            <text:p>Unknown SWAT team</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21">
            <text:p>921</text:p>
          </table:table-cell>
          <table:table-cell office:value-type="string">
            <text:p>2014-01-12</text:p>
          </table:table-cell>
          <table:table-cell office:value-type="string">
            <text:p>Connecticut</text:p>
          </table:table-cell>
          <table:table-cell office:value-type="string">
            <text:p>Stonington</text:p>
          </table:table-cell>
          <table:table-cell office:value-type="string">
            <text:p>Stonington Department of Police Services and Groton Town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tonington police say an officer was forced to shoot a pit bull when it attacked him after biting a woman inside a hotel in Mystic. Authorities say the dog seriously injured the woman Sunday afternoon in a second-floor hallway at the Marriott Residence Inn. When the officer arrived to help, the pit bull bit him in the hand and arm and he shot the animal. The woman was taken to a local hospital for treatment. Her condition hasn&amp;rsquo;t been released. The officer received medical attention for minor injuries. Their names weren&amp;rsquo;t released. The dog was taken to a veterinarian for treatment. Another woman at the hotel was the dog&amp;rsquo;s caretaker. Police say it&amp;rsquo;s not clear if the two women knew each other. </text:p>
          </table:table-cell>
          <table:table-cell office:value-type="string">
            <text:p>http://www.washingtontimes.com/news/2014/jan/13/conn-police-shoot-dog-after-attack-on-woman/</text:p>
          </table:table-cell>
          <table:table-cell office:value-type="string">
            <text:p>Unknown</text:p>
          </table:table-cell>
          <table:table-cell office:value-type="string">
            <text:p>Unknown Police and Animal Control Officer Christina Donova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22">
            <text:p>922</text:p>
          </table:table-cell>
          <table:table-cell office:value-type="string">
            <text:p>2012-10-12</text:p>
          </table:table-cell>
          <table:table-cell office:value-type="string">
            <text:p>Delaware</text:p>
          </table:table-cell>
          <table:table-cell office:value-type="string">
            <text:p>Stanton</text:p>
          </table:table-cell>
          <table:table-cell office:value-type="string">
            <text:p>Delaware State Troopers</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reproduced from a police press release: Delaware State Troopers responded to reports of two dogs attacking people in Stanton today. On October 12th at approximately 4:15 p.m., a Trooper responded to the area of Argonne Avenue and Main Street (St .Rt. 4) in Stanton for reports of two dogs attacking a mail carrier and citizens who were attempting to help him. When the Trooper arrived at the scene, he observed the two dogs attacking a smaller dog being walked by a 51-year-old Newport woman. In order to end the attack, the Trooper fired his Divisional issued handgun, striking one of the dogs, ending the attack. The mail carrier, a 55-year-old male from New Castle, was transported to Christiana Hospital to be treated for multiple wounds from the dog bites. The 51-year-old woman from Newport refused treatment at the scene for a dog bite to her upper body. Both dogs involved in the attacks were captured by the Kent County SPCA and provided with veterinary treatment. The dog that was attacked remained with its owner. The Kent County SPCA is investigating the attacks. All questions about the status of the dogs and the possibility of criminal charges should be directed to the Kent County SPCA.</text:p>
          </table:table-cell>
          <table:table-cell office:value-type="string">
            <text:p>http://dsp.delaware.gov/news%20release/October%202012/10122012troopersrespondtodogattack.shtml</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23">
            <text:p>923</text:p>
          </table:table-cell>
          <table:table-cell office:value-type="string">
            <text:p>2013-08-13</text:p>
          </table:table-cell>
          <table:table-cell office:value-type="string">
            <text:p>Pennsylvania</text:p>
          </table:table-cell>
          <table:table-cell office:value-type="string">
            <text:p>Manayunk</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n investigation is underway this morning, after a Philadelphia police officer fires his weapon, shooting a dog. The incident <text:s/>happened late Monday night on the 6100 of Ridge Avenue in Manayunk. According to police, an officer discharged their gun, and shot a dog in the paw. It&amp;#039;s unclear what led to the shooting. The condition of the animal is unknown.</text:p>
          </table:table-cell>
          <table:table-cell office:value-type="string">
            <text:p>http://www.myfoxphilly.com/story/23122266/police-officer-shoots-dog-in-manayunk</text:p>
          </table:table-cell>
          <table:table-cell table:number-columns-repeated="2" office:value-type="string">
            <text:p>Unknown</text:p>
          </table:table-cell>
          <table:table-cell table:number-columns-repeated="7"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924">
            <text:p>924</text:p>
          </table:table-cell>
          <table:table-cell office:value-type="string">
            <text:p>2012-10-12</text:p>
          </table:table-cell>
          <table:table-cell office:value-type="string">
            <text:p>Delaware</text:p>
          </table:table-cell>
          <table:table-cell office:value-type="string">
            <text:p>Stanton</text:p>
          </table:table-cell>
          <table:table-cell office:value-type="string">
            <text:p>Delaware State Troopers</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Robert Rochester loved his job as a mailman. But what happened last Friday is a part of the job that every mail carrier hates: A vicious dog with its sights set on Rochester and his uniform. &amp;quot;He started running in between the cars, the dog was just trying to attack him,&amp;quot; Adreanna Cruz told Fox 29. Cruz witnessed the attack. Another witness, Victor Hartnett, said Rochester &amp;quot;was scared to death, I mean he looked pale white. He was petrified.&amp;quot; It happened just past 4 p.m. as Rochester collected mail from a postal bin on Main Street in Stanton, New Castle County. Rochester told his family the dog came out of nowhere. He tried to escape, stopping traffic on the busy road, but no driver would offer him shelter. &amp;quot;He was saying, let me in, let me in,&amp;quot; Hartnett said. &amp;quot;He was being attacked for 25 minutes out there.&amp;quot; But Cruz explained, &amp;quot;No cars would open the door for him, no cars, everybody was just beeping.&amp;quot; Cruz said the drivers appeared to be scared of the dog as well. &amp;quot;A lady in truck finally opened her door,&amp;quot; Cruz said, and drove Rochester to the hospital. The dog bit the postal carrier on both legs, one arm, and his stomach. He had been home recovering since Friday, when his wife of more than 30-years said he began having chest pains Wednesday night, before passing away. On Thursday, federal officials from the Postal Service and Occupational Safety went to the scene on what they called a fact-finding mission. As for the dog&amp;#039;s owner, he did not answer his door. A Delaware SPCA official told Fox 29 the German Shepherd and another dog had been in the fenced yard behind the home when they both got out. State police finally shot the shepherd, but it survived and is now in quarantine.No charges have been filed against the owner, but Fox 29 has learned they are coming. Investigators are waiting for autopsy results so they can figure out exactly what charges to file.</text:p>
          </table:table-cell>
          <table:table-cell office:value-type="string">
            <text:p>http://www.myfoxphilly.com/story/19857677/posta</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3">
          <table:table-cell office:value-type="float" office:value="925">
            <text:p>925</text:p>
          </table:table-cell>
          <table:table-cell office:value-type="string">
            <text:p>2006-12-23</text:p>
          </table:table-cell>
          <table:table-cell office:value-type="string">
            <text:p>Delaware</text:p>
          </table:table-cell>
          <table:table-cell office:value-type="string">
            <text:p>Fruitland</text:p>
          </table:table-cell>
          <table:table-cell office:value-type="string">
            <text:p>Fruit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and Chow mix</text:p>
          </table:table-cell>
          <table:table-cell office:value-type="string">
            <text:p>A month after her dog died, Dorothy Huffington still wonders what exactly happened. On Dec. 23, Fruitland police officers were looking for two juveniles they spotted while fleeing a burglary scene. During their search, police said Huffington&amp;#039;s dog, Bear -- a black labrador-chow chow mix -- fought with the police dog and lunged at officers, forcing a Fruitland police officer to shoot it. Weeks later, Huffington still harbors confusion about the incident. &amp;quot;I&amp;#039;m disappointed about what happened and I&amp;#039;m disappointed that I lost my dog,&amp;quot; she said. Huffington said on the day of the shooting, she walked outside of her home with an unrestrained Bear. The Fruitland resident said she and her dog were surprised to see police in and around their yard. &amp;quot;I saw the police dog, but not before Bear,&amp;quot; she said. &amp;quot;I couldn&amp;#039;t hold (Bear) -- they just charged at each other.&amp;quot; Bear went after the police dog on instinct, Huffington said. &amp;quot;No other dog is usually in my yard,&amp;quot; she said. &amp;quot;He was just protecting his property.&amp;quot; The two dogs fought until a police officer fired his gun in the air, Huffington said. Bear than stopped fighting and turned to go back inside with his owner. Police said during the fight, the police dog suffered minor injuries.</text:p>
            <text:p>As she turned her back to the officers to go inside her house with her dog, police shot Bear, Huffington said. &amp;quot;He died on the steps,&amp;quot; she said. Police said they felt like Bear -- whose name was due to its large size -- was still a threat to them. The officer did apologize and other members of the Fruitland Police Department followed up with Huffington about the incident a few days later. Fruitland police said they did eventually find the two burglary suspects they were looking for and charged them.</text:p>
            <text:p>However, Huffington believes her dog did not have to die. &amp;quot;I was upset because it was unnecessary,&amp;quot; she said. Fruitland police Capt. George Truitt said recently that they are reviewing the incident, but declined to comment on a specific details.</text:p>
          </table:table-cell>
          <table:table-cell office:value-type="string">
            <text:p>http://archive.delmarvanow.com/article/20070122/NEWS01/701220301/Fatal-shooting-dog-by-police-questioned</text:p>
          </table:table-cell>
          <table:table-cell office:value-type="string">
            <text:p>Bear</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26">
            <text:p>926</text:p>
          </table:table-cell>
          <table:table-cell office:value-type="string">
            <text:p>2014-01-31</text:p>
          </table:table-cell>
          <table:table-cell office:value-type="string">
            <text:p>Kansas</text:p>
          </table:table-cell>
          <table:table-cell office:value-type="string">
            <text:p>Arma</text:p>
          </table:table-cell>
          <table:table-cell office:value-type="string">
            <text:p>Arm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rma, Kansas resident Casandra Ogdean reflects on an incident that occurred yesterday at the home she shares with her boyfriend Bryan Sawyer and their two children. Sawyer had visited City Hall to work out a payment plan for their electric bill. When this proved to be unsuccessful, both he and Ogdean said he &amp;quot;made a big deal about it.&amp;quot;</text:p>
            <text:p>&amp;quot;Things got out of hand,&amp;quot; said Mayor Marvin Bualle. &amp;quot;That&amp;#039;s when police got involved and it became a police incident.&amp;quot; According to Ogdean, a city utilities official and police officer visited the family&amp;#039;s home to shut off their electricity due to late payment. What ensued was allegedly fatal to the family&amp;#039;s dog who was chained to the electric pole in the back yard. &amp;quot;He told me to take my dog off the chain so he wouldn&amp;#039;t shoot him so they could turn off my electricity,&amp;quot; said Ogdean. &amp;quot;So I took him off and they shot him anyways.&amp;quot; Ogdean says the officer shot the dog twice in the back yard, but did not kill him. This concerned her boyfriend Sawyer. &amp;quot;I said he&amp;#039;s got two gun shots in him that&amp;#039;s inhuman&amp;quot; said Sawyer. &amp;quot;Put him down. And he eventually put him down.&amp;quot; Mayor Bualle confirms reports have been made and that Arma Chief Of Police has contacted the county attorney to investigate the situation. &amp;quot;This hurts us to have an animal die,&amp;quot; said Bualle. &amp;quot;And we were involved in that death. So, that&amp;#039;s a concern. We want to do right.&amp;quot;</text:p>
          </table:table-cell>
          <table:table-cell office:value-type="string">
            <text:p>http://www.koamtv.com/story/24606316/alleged-dog-shooting-in-arma-under-investigation</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27">
            <text:p>927</text:p>
          </table:table-cell>
          <table:table-cell office:value-type="string">
            <text:p>2014-07-07</text:p>
          </table:table-cell>
          <table:table-cell office:value-type="string">
            <text:p>Maryland</text:p>
          </table:table-cell>
          <table:table-cell office:value-type="string">
            <text:p>North East</text:p>
          </table:table-cell>
          <table:table-cell office:value-type="string">
            <text:p>Maryland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Maryland state trooper shot and killed a pit bull that was charging him south of North East, police reported Monday. It was the second pit bull killed by a trooper on the Eastern Shore in as many days. The incident happened about 2:30 p.m. in the first block of Plum Shore Road as police were investigating a report of an aggressive dog on the loose. The dog, growling and barking, had earlier charged at a woman trying to get from her car to her home. While investigating that complaint, two troopers were shown the unfenced house where the dog belonged and discovered a sliding glass door open with damage around the wooden door frame. A television was audible from inside the home. Thinking a burglary might be underway, the troopers searched the house but found no one inside, police spokesman Greg Shipley said in a news release. The troopers, who were not identified, then spotted the large pit bull across the street.</text:p>
            <text:p>&amp;ldquo;The dog took an aggressive stance and then ran directly toward both troopers. The dog stopped about five feet away and was growling and barking viciously. The dog then lunged toward one of the troopers. In fear for his safety, the trooper fired his state-police issued .40 caliber pistol, fatally wounding the dog and ending the threat,&amp;rdquo; Shipley said. He said neighbors who witnessed the attack reported the dog had charged them on earlier occasions. </text:p>
          </table:table-cell>
          <table:table-cell office:value-type="string">
            <text:p>http://www.delawareonline.com/story/news/local/2014/07/08/maryland-troopers-shoot-kill-charging-pit-bull/12351215/</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28">
            <text:p>928</text:p>
          </table:table-cell>
          <table:table-cell office:value-type="string">
            <text:p>2014-07-06</text:p>
          </table:table-cell>
          <table:table-cell office:value-type="string">
            <text:p>Maryland</text:p>
          </table:table-cell>
          <table:table-cell office:value-type="string">
            <text:p>Centreville</text:p>
          </table:table-cell>
          <table:table-cell office:value-type="string">
            <text:p>Maryland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Sunday, Trooper Robert Isabelle shot and killed another pit bull in Centreville that had assaulted a 64-year-old woman in her home. The woman, Doris N. Airey, was taken to Queen Anne&amp;rsquo;s Emergency Medical Center for treatment. Police said Isabelle arrived about 8 a.m. to find two dogs fighting inside the home. Airey was trying to break up the fight and had already been bitten by the aggressor dog, a full-grown pit bull mix. Isabelle first used pepper spray and the pit bull backed away, but then aggressively charged toward Airey. &amp;ldquo;Moments later, the dog aggressively charged toward the victim with what appeared to be the intention of attacking her again,&amp;rdquo; police said in a news release. &amp;ldquo;In fear for the life of the woman, the trooper discharged one round from his department-issued .40 caliber pistol and fatally wounded the dog when it was about three feet from the woman.&amp;rdquo; The trooper was not injured and the second dog involved presented no threat, police said. Airey&amp;rsquo;s daughter witnessed the incident but was not injured. </text:p>
          </table:table-cell>
          <table:table-cell office:value-type="string">
            <text:p>http://www.delawareonline.com/story/news/local/2014/07/08/maryland-troopers-shoot-kill-charging-pit-bull/12351215/</text:p>
          </table:table-cell>
          <table:table-cell office:value-type="string">
            <text:p>Unknown</text:p>
          </table:table-cell>
          <table:table-cell office:value-type="string">
            <text:p>Robert Isabelle</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4">
          <table:table-cell office:value-type="float" office:value="929">
            <text:p>929</text:p>
          </table:table-cell>
          <table:table-cell office:value-type="string">
            <text:p>2014-07-16</text:p>
          </table:table-cell>
          <table:table-cell office:value-type="string">
            <text:p>South Dakota</text:p>
          </table:table-cell>
          <table:table-cell office:value-type="string">
            <text:p>Sioux Falls</text:p>
          </table:table-cell>
          <table:table-cell office:value-type="string">
            <text:p>Sioux Fall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Sioux Falls Police officer shot and killed a dog in central Sioux Falls.</text:p>
            <text:p>Police say the animal charged the officer when he responded to a domestic assault on South Second Avenue. Authorities say the officer backed out of the yard and attempted to close the gate, but it didn&amp;#039;t stop the animal from attacking, which forced the officer to use his weapon. The officer&amp;#039;s injuries are minor. Authorities have not released information on the dog&amp;#039;s breed.</text:p>
          </table:table-cell>
          <table:table-cell office:value-type="string">
            <text:p>http://www.keloland.com/newsdetail.cfm/police-dog-killed-after-charging-officer/?id=167047</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930">
            <text:p>930</text:p>
          </table:table-cell>
          <table:table-cell office:value-type="string">
            <text:p>2010-09-28</text:p>
          </table:table-cell>
          <table:table-cell office:value-type="string">
            <text:p>Texas</text:p>
          </table:table-cell>
          <table:table-cell office:value-type="string">
            <text:p>Victoria</text:p>
          </table:table-cell>
          <table:table-cell office:value-type="string">
            <text:p>Victori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2yo</text:p>
          </table:table-cell>
          <table:table-cell office:value-type="string">
            <text:p>Bella the pit bull&amp;#039;s tan dog bed now sits empty. Lying on a garage floor sprinkled with blood splatter, the empty bed reminds the Guzman family that Bella was shot and killed by a Victoria police officer on Monday night. &amp;quot;My dog died doing what she was supposed to do, protecting me and my babies,&amp;quot; Jacob Guzman, one of the dog&amp;#039;s owners, said Tuesday. Two-year-old Bella was shot when a Victoria police officer entered the Guzmans&amp;#039; garage at 1710 E. Rosebud Ave. while searching for a discarded gun. At 7:16 p.m., officers were dispatched to the Guzmans&amp;#039; neighborhood to look for a man who was reportedly walking down the street with a gun in his right pocket, said Victoria Police Chief Bruce Ure. &amp;quot;Police confirmed there had been several acts of criminal mischief in the area where a pistol shaped like a BB gun had been used,&amp;quot; Ure said. &amp;quot;If someone carries an object that is designed to look like a handgun, our officers will treat that as a real gun.&amp;quot; Upon locating the suspect, the first officer on the scene witnessed the suspect take something out of his pocket and throw it toward a garage door that was partially open. After a second officer arrived, one officer detained the 18-year-old suspect while the other officer went to look for the possibly discarded gun. The officers&amp;#039; names were not released. While searching for the gun, the officer peered underneath the partially open garage door and saw Jacob Guzman and the gun, which at first glance, appeared to be a Sig semi-automatic handgun, according to the officer&amp;#039;s report. He also heard a dog barking loudly. The Guzman family described the gun owner as a family acquaintance, but said they did not know why he chose to throw the gun in their garage. After the garage door was lifted, the officer saw Bella attached to a dumbbell weight in the middle of the floor and visibly upset. He instructed Jacob Guzman to put the barking Bella inside the house.</text:p>
            <text:p>Guzman followed the officer&amp;#039;s instructions, but soon after, a 7-year-old family member inadvertently opened the house door, enabling Bella to re-enter the garage, The officer&amp;#039;s report indicated Guzman was unable to restrain Bella, who came charging toward the officer growling and snarling with her head twisted sideways in an attempt to bite. The officer shot Bella, who was within inches of biting him. Six children, ranging in ages from 1 to 8, witnessed the shooting from inside the Guzman house.</text:p>
            <text:p>&amp;quot;They are traumatized, wanting to know why she was shot in the garage,&amp;quot; said Maria Guzman, one of Bella&amp;#039;s owners. &amp;quot;We certainly wish that the Guzman&amp;#039;s dog hadn&amp;#039;t got shot. Unfortunately, our officer was left without any options,&amp;quot; said Ure, adding that animals are occasionally harmed while officers investigate crimes. &amp;quot;You have to remedy these situations quickly and safely.&amp;quot; The family and neighbors said the officer shot Bella a total of three times. After being shot, Bella ran to her front porch and clawed to get inside, Jacob Guzman said. She died shortly afterward on the porch. Ure contends the officer followed correct procedure in handling the situation.</text:p>
            <text:p>The Guzman family, who raised Bella since she was 2 days old, was upset over the officer&amp;#039;s actions. &amp;quot;She&amp;#039;s aggressive, but she was on her own property,&amp;quot; said Maria Guzman. &amp;quot;He shot her for protecting her family.&amp;quot; Maria said the problems could have been avoided by not going into the garage in the first place. &amp;quot;There should have been a different type of procedure,&amp;quot; said Maria Guzman, who cried as she held Bella&amp;#039;s brown collar. &amp;quot;If he heard her barking, why not just come to the front door?&amp;quot; Her son expressed similar sentiments. By all accounts, the Guzmans described Bella as a loving, well-mannered dog that loved children and never attacked anyone. The Guzmans said they are not looking for compensation from the police department for their loss, but providing another dog would be a nice and welcomed gesture. The BB gun owner was not arrested and was released at the scene. </text:p>
          </table:table-cell>
          <table:table-cell office:value-type="string">
            <text:p>http://www.victoriaadvocate.com/news/2010/sep/28/gp_pitbull_092810_112831/?news</text:p>
          </table:table-cell>
          <table:table-cell office:value-type="string">
            <text:p>Bella</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931">
            <text:p>931</text:p>
          </table:table-cell>
          <table:table-cell office:value-type="string">
            <text:p>2013-10-27</text:p>
          </table:table-cell>
          <table:table-cell office:value-type="string">
            <text:p>Wyoming</text:p>
          </table:table-cell>
          <table:table-cell office:value-type="string">
            <text:p>Lander</text:p>
          </table:table-cell>
          <table:table-cell office:value-type="string">
            <text:p>Lander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order Collie and Shepherd mix</text:p>
          </table:table-cell>
          <table:table-cell office:value-type="string">
            <text:p>At 10:26 a.m. on Sunday, Carey said an officer was called to the 100 block of Valley View Drive for a report of a collie/shepherd mix at large. Upon arrival the caller advised police the dog was very aggressive. The caller led the officer to the dog, which then attempted to attack the caller, snapping and chomping, Carey said. The dog then ran out of site around a corner of a building. Since the officer was unable to get a look at the tags to call the owner, he sent the caller back inside with the rest of the family. He then moved away from the area where the dog was to call in back-up for help subduing it. Carey said while he was calling the dog reappeared and charged the officer. While the officer was backing away he fired five close-range shots into the animal. Carey said the first couple shots did not slow the dog. The collie/shepherd mix was killed, the officer was uninjured, and Carey called the whole incident unfortunate. He said it was clear the dog was a threat to area residents. Citation is pending against the dog&amp;rsquo;s owner. Carey said the last time an LPD officer had to lethally shoot a dog was in 2006.</text:p>
          </table:table-cell>
          <table:table-cell office:value-type="string">
            <text:p>http://county10.com/2013/10/28/police-blotter-arrests-lpd-lethally-shoots-attacking-dog-threat-suspect-arrested-man-reportedly-points-gun-grandchildren/</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932">
            <text:p>932</text:p>
          </table:table-cell>
          <table:table-cell office:value-type="string">
            <text:p>2014-04-18</text:p>
          </table:table-cell>
          <table:table-cell office:value-type="string">
            <text:p>Pennsylvania</text:p>
          </table:table-cell>
          <table:table-cell office:value-type="string">
            <text:p>Ashville</text:p>
          </table:table-cell>
          <table:table-cell office:value-type="string">
            <text:p>Pennsylvania State Pol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Labrador</text:p>
          </table:table-cell>
          <table:table-cell office:value-type="string">
            <text:p>A woman said state police shot a dog unprovoked Sunday while she was trying to rescue it. Ellen Whited of Gallitzin Township said she was driving home Sunday afternoon about 4:30 p.m. when she saw two men and a dog standing along Route 36. Whited said she stopped her car because the dog looked like hers, but the men yelled at her to keep away because the dog - which Whited said looked like a black Lab mix &amp;quot;followed me right to my car&amp;quot; and stuck its head through the window. Soon after, a state police officer from Ebensburg arrived, she said, and told her to leave. &amp;quot;I sat there. The dog was fine as long as everybody left it alone. There was no aggression. There was no growling. There was ... nothing,&amp;quot; she said, but the officer threatened to arrest her if she didn&amp;#039;t drive away. &amp;quot;I pulled away. Biggest mistake of my life. And the cop shot the dog. ... And [two state troopers] whipped it over in the bushes,&amp;quot; she said. &amp;quot;The minute I pulled away, he shot it.&amp;quot; She said the officer told her a dog warden had been called and was en route, but said she doesn&amp;#039;t think they ever called one.</text:p>
            <text:p>Whited has since contacted state police, who she said told her the dog &amp;quot;turned&amp;quot; on the officer. &amp;quot;The cop said [the dog] was aggressive, and he had to shoot it because there was a visible wound,&amp;quot; she said police told her, but when she retrieved the dog&amp;#039;s body to bury it, she couldn&amp;#039;t see any. &amp;quot;There&amp;#039;s nothing. The only wound that&amp;#039;s on the dog is a bullet hole,&amp;quot; she said. State police public information officers did</text:p>
            <text:p>not return calls for comment. State police answering the phone at Ebensburg said supervisors were unavailable for comment. Whited said she doesn&amp;#039;t think the officer who shot the dog will be disciplined but said she&amp;#039;s hoping to at least find its owner to tell them what happened, and that she has its body. &amp;quot;It had a collar on it - a black collar, just like my dog,&amp;quot; she said. &amp;quot;I would&amp;#039;ve brought the dog home, and I would&amp;#039;ve taken care of it ... if [the officer] had just given me 30 seconds.&amp;quot;</text:p>
          </table:table-cell>
          <table:table-cell office:value-type="string">
            <text:p>http://www.altoonamirror.com/page/content.detail/id/582683.html</text:p>
          </table:table-cell>
          <table:table-cell table:number-columns-repeated="2" office:value-type="string">
            <text:p>Unknown</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33">
            <text:p>933</text:p>
          </table:table-cell>
          <table:table-cell office:value-type="string">
            <text:p>2011-07-05</text:p>
          </table:table-cell>
          <table:table-cell office:value-type="string">
            <text:p>South Carolina</text:p>
          </table:table-cell>
          <table:table-cell office:value-type="string">
            <text:p>Fort Mill</text:p>
          </table:table-cell>
          <table:table-cell office:value-type="string">
            <text:p>Fort Mill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merican Bulldog 18 months old </text:p>
          </table:table-cell>
          <table:table-cell office:value-type="string">
            <text:p><text:s/>A Fort Mill police officer investigating a complaint about a dog terrorizing the neighborhood shot and killed the animal, according to a report. Police were called to a home on Gilmore Street at 5:41 p.m. Tuesday in response to a complaint from a resident who said a neighbor&amp;#039;s dog had chased him the day before &amp;quot;and three or four times prior to that,&amp;quot; the report states. The police report listed the dog as a pit bull, but the owner&amp;#039;s roommate, Natalie Macias, said he&amp;#039;s a 75-pound American Bulldog named Whitey. The neighbor complained that Whitey attacked his own dog, which was chained in his yard, as well as other people in the neighborhood. Police said they spoke with other neighbors who told them the dog had chased them. The officer who responded was able to reach the dog&amp;#039;s owner by phone. The owner said he was on his way home from Charlotte. While officers waited at the home with animal control, Whitey charged the fence and later escaped through a hole. The dog then charged the police officer, who &amp;quot;defended himself from the advancing [dog] by discharging his firearm at the [dog],&amp;quot; which died as a result of his injuries, according to the report. Macias believes the use of deadly force was unnecessary, and said the neighbors&amp;#039; accounts of the dog&amp;#039;s viciousness were exaggerated. &amp;quot;They could&amp;#039;ve subdued the dog with a tranquilizer. Shooting and killing him is just outrageous,&amp;quot; said Macias. &amp;quot;Whitey was great with kids and never hurt anyone. Too many dogs are killed for no reason these days and it&amp;#039;s just sad.&amp;quot; Macias also said Whitey&amp;#039;s heightened aggression Tuesday evening could been attributed to a female dog being in heat. The dog&amp;#039;s owner was issued a ticket by animal control for alleged violation of the county leash law. The dog was hit with eight bullets, and three shots missed the dog. Fort Mill Police have yet to release a statement about the incident.</text:p>
          </table:table-cell>
          <table:table-cell office:value-type="string">
            <text:p>http://www.wcnc.com/story/news/local/2014/06/26/10531782/</text:p>
          </table:table-cell>
          <table:table-cell office:value-type="string">
            <text:p>Whitey</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3"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34">
            <text:p>934</text:p>
          </table:table-cell>
          <table:table-cell office:value-type="string">
            <text:p>2011-09-19</text:p>
          </table:table-cell>
          <table:table-cell office:value-type="string">
            <text:p>Delaware</text:p>
          </table:table-cell>
          <table:table-cell office:value-type="string">
            <text:p>Ellendale</text:p>
          </table:table-cell>
          <table:table-cell office:value-type="string">
            <text:p>Delaware State Troopers</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entirely from a police press release: The Delaware State Police are currently investigating a dog attack in which a 74 year old woman was seriously injured this afternoon. The incident occurred at approximately 12:05 p.m. today, Monday, as a 74 year old Ellendale woman went to visit her daughter at a residence located in the 20000 block of Saw Mill Road in Ellendale, DE. The daughter was the owner of a Pit Bull dog which she had put away prior to the victim entering the residence for the visit. After a period of time, the victim advised her daughter that she was leaving and in fact left the residence. However, the victim had left something behind and re-entered the home. The daughter, not knowing that the victim had come back into the house, released the dog from the room it had been in. The dog then attacked the victim causing serious injuries to her. The dog owner was unable to subdue the animal as this was occurring. As responding Troopers arrived, the dog, which had not stopped its attack on the victim, became aggressive towards them, and had to be put down. Its body was turned over to the SPCA. The victim was transported by helicopter to the Beebe Medical Center where she was stabilized. She was then flown to the Christiana Hospital in Newark, where he was admitted. Her condition is unknown at this time. There were no other injuries. This incident remains under investigation. </text:p>
          </table:table-cell>
          <table:table-cell office:value-type="string">
            <text:p>http://dsp.delaware.gov/news%20release/Sept%202011/09192011womanseriouslyinjuredindogattack.s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4">
          <table:table-cell office:value-type="float" office:value="935">
            <text:p>935</text:p>
          </table:table-cell>
          <table:table-cell office:value-type="string">
            <text:p>2009-11-11</text:p>
          </table:table-cell>
          <table:table-cell office:value-type="string">
            <text:p>Delaware</text:p>
          </table:table-cell>
          <table:table-cell office:value-type="string">
            <text:p>Brandywine Hundred</text:p>
          </table:table-cell>
          <table:table-cell office:value-type="string">
            <text:p>New Castle County Police Department and Delaware Department of Just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 Police K-9</text:p>
          </table:table-cell>
          <table:table-cell office:value-type="string">
            <text:p>Police were called to the apartment complex of Eric Weit&amp;#039;s girlfriend after they received a call from her alleging Weit had threatened to kill her. Police claim that they sent a K-9 unit, Diablo, into the woods surrounding the complex, that Weit shot Diablo, and that they returned fire and shot Weit. Evidence suggests, however, that the police opened fire first, shooting both Weit and Diablo in the process. The Delaware Department of Justice investigated the shooting - their investigation was headed by the head of the DOJ&amp;#039;s SIU Thomas Penoza and supervised by Deputy Attorney General Tim Mullaney. The investigation determined that the police shot first, and that Weit had in fact never fired his weapon. Despite proving that the police had lied to the media and mischarged Weit, the DOJ relieved all police involved of any criminal culpability. Here is how ABC reported it: </text:p>
            <text:p>&amp;quot;The man who, police say, shot Diablo was himself shot by police.&amp;quot; - ABC</text:p>
            <text:p>http://abc30.com/archive/7115208/</text:p>
            <text:p>&amp;quot;A Wilmington man who&amp;#039;s accused of shooting at officers and a police dog is out of the hospital and in jail.&amp;quot; - WDEL 1150AM http://wdel.com/story.php?id=23596</text:p>
            <text:p>&amp;quot;As the officers approached, they heard several gunshots. The suspect pointed his handgun toward them and fired several shots. Three officers returned fire, striking Weit several times, police said.&amp;quot; Daily Times </text:p>
            <text:p>http://www.delcotimes.com/general-news/20091112/k-9-shot-during-standoff-in-delaware</text:p>
            <text:p>Here is how the DOJ investigation reports it (this report was only covered by one local media outlet, an outlet whose followup story now leads to a 404 error on their website. The same outlet&amp;#039;s initial story parroting the lies of police is still available on their website.) :</text:p>
            <text:p>&amp;quot;There is no evidence that Weit fired any rounds from his weapon.&amp;quot;</text:p>
          </table:table-cell>
          <table:table-cell office:value-type="string">
            <text:p>https://puppycidedb.com/docs/Delaware-DOJ_UOF_Investigation-Eric_Weit-Diablo-Shooting.pdf</text:p>
          </table:table-cell>
          <table:table-cell office:value-type="string">
            <text:p>Diablo</text:p>
          </table:table-cell>
          <table:table-cell office:value-type="string">
            <text:p>Ryan Foti, Christopher Sarnecky, Eric Sherkey and Mark Tobin</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row>
        <table:table-row table:style-name="ro3">
          <table:table-cell office:value-type="float" office:value="936">
            <text:p>936</text:p>
          </table:table-cell>
          <table:table-cell office:value-type="string">
            <text:p>2014-09-17</text:p>
          </table:table-cell>
          <table:table-cell office:value-type="string">
            <text:p>Virginia</text:p>
          </table:table-cell>
          <table:table-cell office:value-type="string">
            <text:p>Fairfax</text:p>
          </table:table-cell>
          <table:table-cell office:value-type="string">
            <text:p>Fairfax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copied entirely from the police report: A pit bull was shot by a police officer during a robbery arrest after the dog charged towards officers, Fairfax County police said. Police were making an arrest in the 4100 block of Morrisons Way in connection with a robbery. When the robbery suspect came outside to surrender, the pit bull came out of the house and charged the officers, police said.</text:p>
            <text:p>Officers took the dog to a local veterinarian clinic. The dog is expected to recover.</text:p>
            <text:p>Police were arresting a suspect for a Sept. 17 robbery in the 1500 block of Fairfax Station Road. This case remains under active investigation at this time.</text:p>
          </table:table-cell>
          <table:table-cell office:value-type="string">
            <text:p>http://www.wusa9.com/story/news/local/fairfax/2014/09/17/robbery-arrest-pit-bull-dog-shot-fairfax-county/15770489/</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937">
            <text:p>937</text:p>
          </table:table-cell>
          <table:table-cell office:value-type="string">
            <text:p>2014-09-17</text:p>
          </table:table-cell>
          <table:table-cell office:value-type="string">
            <text:p>Pennsylvania</text:p>
          </table:table-cell>
          <table:table-cell office:value-type="string">
            <text:p>Millcreek</text:p>
          </table:table-cell>
          <table:table-cell office:value-type="string">
            <text:p>Millcreek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ull Mastiff</text:p>
          </table:table-cell>
          <table:table-cell office:value-type="string">
            <text:p>The following is based entirely on police blotter: A dog shot by Millcreek Police officers Wednesday could possibly have been rabid. The Bullmastiff was seen Wednesday afternoon running behind the Kmart plaza in Millcreek. A captain with the Millcreek Police Department says they have received several calls over the past few weeks of an aggressive dog who appeared sickly and was running loose. Police add that animal enforcement tried unsuccessfully to catch the dog. While it was behind Kmart, police were able to set up a perimeter. The dog was aggressive and they made the decision to shoot. They suspect the dog could have been rabid, and made the decision to put it down for safety reasons.</text:p>
          </table:table-cell>
          <table:table-cell office:value-type="string">
            <text:p>http://www.yourerie.com/news/news-article/d/story/dog-shot-by-millcreek-police-may-have-been-rabid/29915/lwB2Jzk120y_76DshJGqnw</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7">
          <table:table-cell office:value-type="float" office:value="939">
            <text:p>939</text:p>
          </table:table-cell>
          <table:table-cell office:value-type="string">
            <text:p>2014-09-18</text:p>
          </table:table-cell>
          <table:table-cell office:value-type="string">
            <text:p>Oklahoma</text:p>
          </table:table-cell>
          <table:table-cell office:value-type="string">
            <text:p>Tulsa</text:p>
          </table:table-cell>
          <table:table-cell office:value-type="string">
            <text:p>Tulsa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wo pit bulls attacked a north Tulsa man and one of those dogs was shot to death.</text:p>
            <text:p>It happened near 49th and Frankfurt Thursday afternoon. The victim told FOX23 he was walking to work, like he does every day, when two pit bulls running around attacked him. Just feet away a police officer heard his cries for help. FOX23 was there as animal control loaded up one of the pit bulls. &amp;ldquo;Had to throw down right out here, got hit in the face,&amp;rdquo; said Leon Crawley, the victim. He had injured on his jaw and was also bit on the arms and legs. As Crawley tried to fend off the dog, a police officer heard his cries for help. The officer was parked nearby on his lunch break and drove over to help. &amp;ldquo;I drove down to the area and the dog had him on the ground, when I drove up he told me to &amp;lsquo;shoot it, shoot it, shoot it,&amp;rdquo; said Officer Robert Roseboro.</text:p>
            <text:p>Roseboro said he knew he had to help. &amp;ldquo;I looked up and one dog was on his back, I believe that was the one that bit him on the jaw,&amp;rdquo; said Roseboro. &amp;ldquo;I tried to separate the dogs from him but the dogs attacked him and I had to shoot from my car,&amp;rdquo; he said. One of the dogs died and the other was injured. &amp;ldquo;If I hadn&amp;rsquo;t been there, it probably would have been a very serious injury,&amp;rdquo; said Roseboro. Crawley told FOX23 he was lucky and that something needs to be done. &amp;ldquo;They need to have control of these dogs out here -- pit bulls just running around from here to there,&amp;rdquo; said Crawley.</text:p>
            <text:p>Police said Animal Control would determine if a citation will be issued. Neighbors told us that stray and vicious dogs in the area are a growing problem.</text:p>
          </table:table-cell>
          <table:table-cell office:value-type="string">
            <text:p>http://www.fox23.com/news/news/local/tulsa-police-shoot-kill-dog-attacking-man-north-tu/nhP9r/</text:p>
          </table:table-cell>
          <table:table-cell office:value-type="string">
            <text:p>Unknown</text:p>
          </table:table-cell>
          <table:table-cell office:value-type="string">
            <text:p>Robert Roseboro</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40">
            <text:p>940</text:p>
          </table:table-cell>
          <table:table-cell office:value-type="string">
            <text:p>2014-01-28</text:p>
          </table:table-cell>
          <table:table-cell office:value-type="string">
            <text:p>California</text:p>
          </table:table-cell>
          <table:table-cell office:value-type="string">
            <text:p>San Francisco</text:p>
          </table:table-cell>
          <table:table-cell office:value-type="string">
            <text:p>San Francisco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uthorities in San Francisco say one pit bull has been killed and a second captured after mauling one man and also injuring their owner. Police say the incident occurred Tuesday night in Golden Gate Park after the dog&amp;#039;s owner went to the store and left them with a friend near the park&amp;#039;s entrance. When the owner came back, one of his dogs attacked him. After animal control and police arrived and could not corral the dogs Tuesday night, officers shot and killed one dog while the other dog ran away.</text:p>
            <text:p>Animal Control officials say the second dog was captured Wednesday morning near the park. A hearing will be held to determine that dog&amp;#039;s fate. Authorities say the first man attacked is hospitalized in stable condition; the dog&amp;#039;s owner refused treatment.</text:p>
          </table:table-cell>
          <table:table-cell office:value-type="string">
            <text:p>http://www.santacruzsentinel.com/soquel/ci_25018886/sf-police-shoot-and-kill-dog-that-mauled</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41">
            <text:p>941</text:p>
          </table:table-cell>
          <table:table-cell office:value-type="string">
            <text:p>2013-12-20</text:p>
          </table:table-cell>
          <table:table-cell office:value-type="string">
            <text:p>Virginia</text:p>
          </table:table-cell>
          <table:table-cell office:value-type="string">
            <text:p>Newport News</text:p>
          </table:table-cell>
          <table:table-cell office:value-type="string">
            <text:p>Newport News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shot and killed a dog that charged at them this morning in the 1100 block of 73rd St. About 7 a.m., police were called on a report that two pit bulls had jumped a fence and were attacking a resident&amp;rsquo;s cat, according to a police news release. The dogs were in a yard next door when officers arrived. As they approached, one of the dogs charged and was shot. The other dog ran away and was located by a resident on 73rd Street. Animal Control officers took the second dog. The cat that was attacked was taken to a veterinarian, but died. The dogs were not wearing collars and officers were trying to locate the owner.</text:p>
          </table:table-cell>
          <table:table-cell office:value-type="string">
            <text:p>http://hamptonroads.com/2013/12/newport-news-police-shoot-kill-dog-73rd-street</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42">
            <text:p>942</text:p>
          </table:table-cell>
          <table:table-cell office:value-type="string">
            <text:p>2014-02-19</text:p>
          </table:table-cell>
          <table:table-cell office:value-type="string">
            <text:p>Kentucky</text:p>
          </table:table-cell>
          <table:table-cell office:value-type="string">
            <text:p>West Van Lear</text:p>
          </table:table-cell>
          <table:table-cell office:value-type="string">
            <text:p>Johnson County Sheriffs Office and Kentucky State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Great Dane 4yo</text:p>
          </table:table-cell>
          <table:table-cell office:value-type="string">
            <text:p>An Eastern Kentucky woman is outraged after she allegedly watched a Kentucky State Police trooper shoot her dog right in front of her. But was the trooper defending himself or being careless? A blood stain outside of Becky Pelfrey&amp;rsquo;s home in West Van Lear is a reminder of what she watch unfold early Monday morning. &amp;ldquo;It was pop, pop, pop, pop, pop. Just five shots right in a row,&amp;rdquo; Pelfrey said. She says she woke up to a Kentucky State Police trooper and a Johnson County Sheriff&amp;rsquo;s deputy knocking on her door at 1:30 in the morning to serve a warrant for someone that no longer lives at her house. Two other KSP troopers pulled up just as her 4 year old Great Dane named Boss got out. &amp;ldquo;He ran past a sheriff&amp;rsquo;s deputy and a state trooper that was on the porch. He went down the steps on my sidewalk and he was out maybe five seconds, and then I heard gunfire,&amp;rdquo; Pelfrey said, &amp;ldquo;I looked out and Boss was lying in the road. And I said, &amp;lsquo;Did you shoot my dog?&amp;rsquo; and [the trooper] said, &amp;lsquo;Yes ma&amp;rsquo;am I did, he was charging at me.&amp;rsquo;&amp;rdquo; But Pelfrey questions the troopers&amp;rsquo; claim, asking why he felt the need to shoot five times, if he was standing in the road and when Boss walked right by the deputy and trooper standing at her front door. &amp;ldquo;They could have tazed him, they could have pepper sprayed him, I know they carry batons. They could have taken other precautions instead of drawing your weapon and firing,&amp;rdquo; Pelfrey added. Boss returned home from the vet Wednesday after being treated for four gunshot wounds. The vet says Boss could lose one of his legs. Kentucky State Police are explaining what they say happened as troopers assisted the Johnson County Sheriffs Office on the execution of a felony arrest warrant for William Cliff Pelfrey. Police say the Sheriff&amp;#039;s Office had information that this was the home where Pelfrey was staying. Trooper Shaun Little says, &amp;quot;As the door opened to the residence, the dog came out barking and charging toward one of the troopers. The trooper made attempts to avoid contact with the dog and then as a last resort to prevent a dog attack he pulled and discharged his service weapon. It has been under review by supervision here at the Kentucky State Police Post and the trooper did not violate any policies from the Kentucky State Police or any violations of law.&amp;quot; The 4-year-old great dane did survive. Police say William Cliff Pelfrey was arrested at a different location.</text:p>
          </table:table-cell>
          <table:table-cell office:value-type="string">
            <text:p>http://www.wkyt.com/wymt/home/headlines/Woman-outraged-after-trooper-allegedly-shoots-her-dog--246235601.html</text:p>
          </table:table-cell>
          <table:table-cell office:value-type="string">
            <text:p>Boss</text:p>
          </table:table-cell>
          <table:table-cell office:value-type="string">
            <text:p>Unknown</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43">
            <text:p>943</text:p>
          </table:table-cell>
          <table:table-cell office:value-type="string">
            <text:p>2013-09-18</text:p>
          </table:table-cell>
          <table:table-cell office:value-type="string">
            <text:p>Virginia</text:p>
          </table:table-cell>
          <table:table-cell office:value-type="string">
            <text:p>Suffolk</text:p>
          </table:table-cell>
          <table:table-cell office:value-type="string">
            <text:p>Newport News Police Department and Suffolk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internal police documents: On September 18, 2013, an officer was at his residence trimming the grass around the inner-perimeter of his backyard with a weed eater when two vicious pit bulls approached the exterior of his six foot wooden privacy fence. The two dogs were growling and biting at his fence trying to get at him and his own 13 year old dog. The officer was armed with his personal weapon at the time. The involved officer thought the owners of the dogs were in the vicinity so he began to yell, &amp;quot;come get your dogs.&amp;rdquo; The dogs were acting so aggressively, that they began fighting each other while trying to get into the officer&amp;#039;s yard. The officer made several attempts to discourage the dogs and get them to move away from his property &amp;ndash; this only seemed to make the dogs even more aggressive. The two dogs continued to chew and tear through the officer&amp;rsquo;s fence, allowing one of the dogs to get his head and leg though. At this point, the officer fired one shot into the head of the pit bull - striking it in the mouth. The pit bull immediately ceased its aggressive actions and sat down on the ground. The second pit bull turned and ran back home. The officer immediately notified the Suffolk Police Department of his actions.</text:p>
          </table:table-cell>
          <table:table-cell office:value-type="string">
            <text:p>http://www.nngov.com/police/chiefoffice/ia/annual-reports/2013psdreport</text:p>
          </table:table-cell>
          <table:table-cell table:number-columns-repeated="2" office:value-type="string">
            <text:p>Unknown</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44">
            <text:p>944</text:p>
          </table:table-cell>
          <table:table-cell office:value-type="string">
            <text:p>2013-03-20</text:p>
          </table:table-cell>
          <table:table-cell office:value-type="string">
            <text:p>Virginia</text:p>
          </table:table-cell>
          <table:table-cell office:value-type="string">
            <text:p>Newport News</text:p>
          </table:table-cell>
          <table:table-cell office:value-type="string">
            <text:p>Newport New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copied from internal police documents: On March 20, 2013, Officers responded to the 1000 block of 28th Street to a report of children having been bitten by a pit bull. The involved officer was the first officer on scene and observed a pit bull in the rear of a house in the 1000 block of 28th Street running free. The officer walked around to the front of the house to put some distance between himself and the dog. The dog followed him to the front of the house and then charged towards him while barking and showing his teeth. The officer attempted to retreat, but was unable. He removed his duty firearm from the holster and fired three rounds. Only one round struck the dog, causing it to turn and flee to the 2700 block of Roanoke Avenue. The dog was subsequently found and taken for medical treatment. The dog was euthanized due to its injuries. Prior to arriving on scene, the dog had bitten a nine year old female in the abdomen and her six year-old brother on the thigh. The injuries were not serious and did not require medical treatment.</text:p>
          </table:table-cell>
          <table:table-cell office:value-type="string">
            <text:p>https://puppycidedb.com/docs/City-of-Newport-News_2013_psdreport.pdf</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9">
          <table:table-cell office:value-type="float" office:value="945">
            <text:p>945</text:p>
          </table:table-cell>
          <table:table-cell office:value-type="string">
            <text:p>2010-05-12</text:p>
          </table:table-cell>
          <table:table-cell office:value-type="string">
            <text:p>Wisconsin</text:p>
          </table:table-cell>
          <table:table-cell office:value-type="string">
            <text:p>Milwaukee</text:p>
          </table:table-cell>
          <table:table-cell office:value-type="string">
            <text:p>Milwaukee Police Department and Milwaukee County Sheriff&amp;#039;s Office</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Tibetan mastiff</text:p>
          </table:table-cell>
          <table:table-cell office:value-type="string">
            <text:p>In a fruitless search of a home for an alligator and wolves, Milwaukee police shot to death two Tibetan mastiffs, the most valuable dog in the world, which recently set a record of more than $1 million for a single puppy, the dogs&amp;#039; owner claims in court.</text:p>
            <text:p>Jane Flint sued Milwaukee, Milwaukee County, six police officers and a sheriff&amp;#039;s deputy, in Federal Court. The suit is Jane Flint v. City of Milwaukee et al Case Number: 2:2014cv00333. Filed: March 25, 2014 in Wisconsin Eastern District Court.</text:p>
            <text:p>Flint claims Milwaukee police shot to death two of her four friendly dogs while searching her house for dangerous animals - and all they found were turtles. Flint says it happened like this: In May 2010 she was living in a home owned by her boss, nonparty Terry Cullen. According to the 19-page lawsuit, Cullen bred and rehabilitated reptiles, including crocodiles, snakes and alligators, for zoos and humane societies. On May 7, 2010, police Det. Phil Simmert and another officer took a complaint from an informant who claimed that while considering an internship with Cullen, &amp;quot;he treated her in a sexually inappropriate manner, and that he was illegally handling and keeping various reptiles, including alligators, in various locations,&amp;quot; Flint says in the lawsuit. The informant also claimed that Cullen took her to Flint&amp;#039;s home, according to the complaint. &amp;quot;The informant then informed Detective Simmert that when she and Mr. Cullen entered Ms. Flint&amp;#039;s residence, she was introduced to four dogs which were claimed to be Tibetan wolves. The informant told Detective Simmert that the &amp;#039;wolves&amp;#039; were &amp;#039;somehow tamed and trained.&amp;#039; &amp;quot;The potential presence of four wolves in a Milwaukee residence was of interest to law enforcement, but somehow between May 7 and May 10, 2010, it was established that the animals originally described as Tibetan wolves by the informant were, in fact, Tibetan mastiffs. After they were learned to be Tibetan mastiffs, they were no longer of investigatory concern,&amp;quot; the lawsuit states. Flint claims that on May 10, 2010, Det. Simmert contacted her and she told him that she was responsible for the care of the Tibetan mastiffs only, and was not in charge of any animals while Cullen was away.</text:p>
            <text:p>Simmert applied for and received a search warrant for Flint&amp;#039;s residence. The warrant stated that Simmert was investigating the possibility of a threatened or endangered species and that Flint&amp;#039;s residence had four purported Tibetan wolves, according to the complaint. Flint claims Simmert contacted a conservation warden from the Wisconsin Department of Natural Resources to assist him in the search, because he believed that there would be a Chinese alligator in Flint&amp;#039;s residence. Two days later, on May 12, Flint says, one of Cullen&amp;#039;s employees called and told her that Simmert was executing a search warrant for her property. &amp;quot;Ms. Flint immediately called Detective Simmert and told him she would leave work, and get home as soon as she could,&amp;quot; the complaint states. &amp;quot;Ms. Flint asked Detective Simmert to please wait so that she could have the opportunity to either confine her dogs or have a friend come and pick the dogs up so that the dogs would not be present during the search.&amp;quot;</text:p>
            <text:p>Ignoring Flint&amp;#039;s plea, Simmert executed the search warrant before she could retrieve her dogs. &amp;quot;Ms. Flint&amp;#039;s dogs were barking, but they did not approach the officers, they did not growl or show teeth, and they were wagging their tails,&amp;quot; Flint claims. The conservation warden, nonparty Blankenheim, entered the house after it was cleared by Milwaukee police and saw some turtles in a glass cage, and heard a police officer yelling at Flint&amp;#039;s dogs to lie down. &amp;quot;After several minutes in the house, Warden Blankenheim heard the MPD tactical officer yelling for the dogs to get back. Warden Blankenheim heard several shots from an assault rifle and heard MPD officers saying two dogs were down,&amp;quot; the complaint states. Flint says that when her dogs were shot, they were in a retreating position. When Flint finally arrived, she was told that the defendants had already shot two of her dogs. She was arrested for an &amp;quot;on-the-scene determination&amp;quot; that she had violated two state animal laws. Flint claims she was held and shuffled around jail as the defendants tried to concoct trumped-up felony charges to keep her there. &amp;quot;Milwaukee Police Department records indicate that Ms. Flint was arrested on-view on May 14, 2010, at 5:13 p.m. and booked at 5:25 p.m. for felony charges of Viol/Endang/Threat S 29.604 [629 9MU] and Intentionally Mistreat 951.02 [620 1MA] However, Ms. Flint had already been arrested and held for more than 48 hours at this point,&amp;quot; the complaint states. Flint was released from jail on May 15, 2010. Charges against her were dismissed; she was allowed to retrieve her two remaining living dogs for a fee and was issued two citations for possessing two midland painting turtles and seven common snapping turtles without a license. She seeks punitive damages for constitutional violations. She is represented by Jeff Olson, of Madison. A Chinese businessman last week paid $1.9 million for a single Tibetan mastiff puppy. It&amp;#039;s believed to be the highest price ever paid for a dog. The enormous dog with a long coat can grow to 3 feet at the shoulders and weigh more than 160 lbs. http://www.courthousenews.com/2014/03/27/66517.htm</text:p>
          </table:table-cell>
          <table:table-cell office:value-type="string">
            <text:p>http://www.jsonline.com/news/crime/woman-involved-in-terry-cullen-exotic-animal-case-files-lawsuit-b99235488z1-252984571.html</text:p>
          </table:table-cell>
          <table:table-cell office:value-type="string">
            <text:p>Kong and Pogo</text:p>
          </table:table-cell>
          <table:table-cell office:value-type="string">
            <text:p>Phillip Simmert, Jaimie Hewitt, Kenneth Daugherty, Paul Felician, Gregory Colker, Deputy Jonas and Andrew Mourty</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Not Sure</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946">
            <text:p>946</text:p>
          </table:table-cell>
          <table:table-cell office:value-type="string">
            <text:p>2014-06-02</text:p>
          </table:table-cell>
          <table:table-cell office:value-type="string">
            <text:p>Massachusetts</text:p>
          </table:table-cell>
          <table:table-cell office:value-type="string">
            <text:p>Taunton</text:p>
          </table:table-cell>
          <table:table-cell office:value-type="string">
            <text:p>Taun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Pitbull</text:p>
          </table:table-cell>
          <table:table-cell office:value-type="string">
            <text:p>Taunton Police kicked in the door of an apartment looking for a potential shooting suspect. <text:s/>The tenants were not home but their dog was. <text:s/>The dog barked at the intruders (police) so they shot it to death.</text:p>
          </table:table-cell>
          <table:table-cell office:value-type="string">
            <text:p>http://www.tauntongazette.com/article/20140602/NEWS/140609443/</text:p>
          </table:table-cell>
          <table:table-cell office:value-type="string">
            <text:p>Diamond</text:p>
          </table:table-cell>
          <table:table-cell office:value-type="string">
            <text:p>Detective Mike Bonenfant was for the shooting present but may not have been the shooter... undisclosed.</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48">
            <text:p>948</text:p>
          </table:table-cell>
          <table:table-cell office:value-type="string">
            <text:p>2014-09-19</text:p>
          </table:table-cell>
          <table:table-cell office:value-type="string">
            <text:p>Michigan</text:p>
          </table:table-cell>
          <table:table-cell office:value-type="string">
            <text:p>Midland</text:p>
          </table:table-cell>
          <table:table-cell office:value-type="string">
            <text:p>Midland Police Department and Midland Count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Bull Terrier and Labrador mix, 15 months old</text:p>
          </table:table-cell>
          <table:table-cell office:value-type="string">
            <text:p>The Midland Police Department has released a statement about shooting a dog Friday, Sept. 19, in the city. At 7:48 p.m. on Friday, officers responded to a report of a possible vicious dog in the 700 block of State. The dog was observed going through trash in the area and became aggressive toward the complainant, ultimately going after him, the release said. The complainant made it to his home before the dog could reach him. Upon arrival the officer observed the dog near a residence on State. The dog was positioned near the porch of the residence and the resident was feeding the animal breadsticks, the released stated. The officer noticed the dog had a collar and tags and decided to approach to try to read the tags in attempt to reunite it with its owner. During the attempt, the dog became aggressive and came at the officer biting at his legs, the release said. &amp;quot;The officer drew his weapon but was able to fend off this first attack by kicking at the dog and moving backward; however, the dog charged the officer a second time and the officer used his firearm, shooting once, to stop the attack,&amp;quot; the release said. &amp;quot;The circumstances and the result of this incident are unfortunate,&amp;quot; the release said. &amp;quot;The owner of the dog, in some manner, lost control, such that it was able to roam the neighborhood and the Midland Police Department was called to respond. Ultimately, the officer had to take action to protect himself as well as the community.&amp;quot; The officer did have contact with the owner after the incident and at the owner&amp;#039;s request, Midland police transported the deceased dog to the Humane Society, according to police. A call to the Midland County Police Department was not immediately returned. Attempts to reach the dog&amp;#039;s owners were unsuccessful. Police did not say what breed the dog was.</text:p>
          </table:table-cell>
          <table:table-cell office:value-type="string">
            <text:p>http://www.mlive.com/news/saginaw/index.ssf/2014/09/midland_police_shoot_dog.html</text:p>
          </table:table-cell>
          <table:table-cell office:value-type="string">
            <text:p>Yo-Yo</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949">
            <text:p>949</text:p>
          </table:table-cell>
          <table:table-cell office:value-type="string">
            <text:p>2014-01-28</text:p>
          </table:table-cell>
          <table:table-cell office:value-type="string">
            <text:p>California</text:p>
          </table:table-cell>
          <table:table-cell office:value-type="string">
            <text:p>Red Bluff</text:p>
          </table:table-cell>
          <table:table-cell office:value-type="string">
            <text:p>Williams California Highway Patrol, Red Bluff California Highway Patrol and Tehama County Sheriff&amp;rsquo;s Office</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Bulldog</text:p>
          </table:table-cell>
          <table:table-cell office:value-type="string">
            <text:p>Two dogs were shot and killed on Tuesday in Red Bluff by an off-duty Highway Patrol Officer. According to Tehama County Sheriff&amp;rsquo;s Office the CHP officer, Matt Nelson said he was running in the area and the two dogs came after him.</text:p>
            <text:p>But the owners said that&amp;rsquo;s not what happened. The Torres family said they are devastated that their two, eight-month-old dogs were shot and killed. &amp;ldquo;We were looking in on the house that&amp;#039;s in front of us and we heard six consecutive gun shots,&amp;quot; said Alex Torres. Torres said his family let the dogs out for a couple of minutes. He said they then started to worry when they couldn&amp;rsquo;t find them. While they were calling for them, Torres said he heard gun shots. &amp;quot;My mom was telling me to take me over there where we heard the gun shots,&amp;rdquo; said Torres. Torres said he drove to the other side of his house and that&amp;rsquo;s were they found his puppies on the ground, with gun shot wounds. Torres said he saw CHP Officer Matt Nelson standing over his dogs.</text:p>
            <text:p>&amp;ldquo;My first reaction, obviously I was telling him why did he do that, and he just put his hand up to me like don&amp;#039;t talk to me,&amp;quot;said Torres. Both parties called Tehama County Sheriff&amp;rsquo;s Office, who came out and took a report. And to the dismay of the Torres family there was no further investigation. Torres said he can&amp;#039;t understand why the off-duty officer would shoot his pups since they were friendly dogs. &amp;quot;Everyone knew them in this area,&amp;quot; said Torres. We tried getting more information but officials at the Williams CHP Office, the office Nelson patrols from, refused to comment. The Tehama County Sheriff&amp;rsquo;s Office said it wasn&amp;#039;t their investigation and referred us to the Red Bluff CHP. But Red Bluff CHP won&amp;#039;t own this investigation either.</text:p>
            <text:p>The Torres family said they still have questions and can&amp;#039;t believe they can&amp;#039;t get any answers from the different agencies. The Torres family said what the Williams CHP officer took from them is irreplaceable and that the pain of losing their dogs is almost too much to bear. &amp;quot;We can&amp;rsquo;t get them back just something we&amp;#039;ll never get back again,&amp;quot; said Torres.</text:p>
          </table:table-cell>
          <table:table-cell office:value-type="string">
            <text:p>http://m.krcrtv.com/offduty-chp-officer-shoots-dogs-owners-call-for-investigation/24210556#.UusZ1lR5GqQ.facebook</text:p>
          </table:table-cell>
          <table:table-cell office:value-type="string">
            <text:p>Unknown</text:p>
          </table:table-cell>
          <table:table-cell office:value-type="string">
            <text:p>Matt Nelso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Plain Clothes</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50">
            <text:p>950</text:p>
          </table:table-cell>
          <table:table-cell office:value-type="string">
            <text:p>2012-12-04</text:p>
          </table:table-cell>
          <table:table-cell office:value-type="string">
            <text:p>Wisconsin</text:p>
          </table:table-cell>
          <table:table-cell office:value-type="string">
            <text:p>Milwaukee</text:p>
          </table:table-cell>
          <table:table-cell office:value-type="string">
            <text:p>Milwaukee Police Department and Milwaukee Fire and Police Commission</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Dalmation, 7yo</text:p>
          </table:table-cell>
          <table:table-cell office:value-type="string">
            <text:p>Sonja and Vaughn Schroeder are upset after a Milwaukee police officer shot and killed their seven-year-old Dalmatian dog. However, a Milwaukee Police Department spokeswoman says there is more to this situation than what the Schroeders allege. Sonja Schroeder told FOX6 News her husband had just arrived home from the hospital early Tuesday morning, December 4th. She saw his cab arrive from her upstairs window, and let their dog Shandar down the stairs into their narrow hallway to greet Vaughn &amp;mdash; as the dog always did. &amp;ldquo;I didn&amp;rsquo;t know there was a cop in the hallway,&amp;rdquo; Sonja said. Vaughn heard the shots as he stepped onto the porch. &amp;ldquo;I just see the cop standing there and my dog laying there all bloody. I just said &amp;lsquo;you killed my dog,&amp;rsquo; and he didn&amp;rsquo;t say nothing,&amp;rdquo; Vaughn said. A Milwaukee Police Department spokeswoman sent FOX6 News a statement saying the veteran officer was at the home to do a welfare check on Vaughn because Sonja had called earlier about him having inhaled glue. When the officer arrived, he knocked on the door, and announced he was a police officer, before he heard barking and went back down the stairs. The statement goes on to say the officer: &amp;ldquo;shouted for Sonja to grab the dog. The dog charged down the stairs, tail down, showing teeth and gums and growled at the officer, coming straight toward him. Officers are trained to stop the threat. The officer had no means of escape, and fearing for his safety, discharged his gun until the threat was stopped.&amp;rdquo; Waukesha County Technical College Dean of Criminal Justice Brian Dorow says officers only have a split second to react in these types of situations. &amp;ldquo;If they perceive that threat, they are justified to take actions and protect themselves,&amp;rdquo; Dorow said. Sonja said she never heard anyone downstairs. Vaughn says the glue situation was a mistake he is embarrassed about. Both of the Schroeders feel it has nothing to do with how Shandar died. &amp;ldquo;I just don&amp;rsquo;t understand. There couldn&amp;rsquo;t have been some other course of action he could have taken?&amp;rdquo; Sonja said. &amp;ldquo;They killed my dog. That&amp;rsquo;s all I have to say,&amp;rdquo; Vaughn said. The Milwaukee Fire and Police Commission is processing an official complaint about this incident. </text:p>
            <text:p>According to police reports, the most common instance of Milwaukee police officers using their weapons in recent years has been when they&amp;rsquo;ve encountered dogs.</text:p>
          </table:table-cell>
          <table:table-cell office:value-type="string">
            <text:p>http://fox6now.com/2012/12/11/milwaukee-police-officer-shoots-kills-seven-year-old-dalmatian/</text:p>
          </table:table-cell>
          <table:table-cell office:value-type="string">
            <text:p>Shandar</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51">
            <text:p>951</text:p>
          </table:table-cell>
          <table:table-cell office:value-type="string">
            <text:p>2014-06-25</text:p>
          </table:table-cell>
          <table:table-cell office:value-type="string">
            <text:p>Wisconsin</text:p>
          </table:table-cell>
          <table:table-cell office:value-type="string">
            <text:p>Sheboygan</text:p>
          </table:table-cell>
          <table:table-cell office:value-type="string">
            <text:p>Sheboyga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ext:s/>A Sheboygan police officer shot at a dog Wednesday evening after it &amp;quot;approached the officer in an aggressive manner.&amp;quot; According to the Sheboygan Police Department, the officer responded to a report of a white pit bull type dog that had been aggressive toward a passerby near N 4th Street and Superior Avenue. Once the dog was located, police said the officer defended himself by firing one round from his service weapon at close range. The dog was struck and retreated. The dog&amp;#039;s owner was located and the dog was taken in for medical treatment. The officer received a minor injury.</text:p>
          </table:table-cell>
          <table:table-cell office:value-type="string">
            <text:p>http://www.620wtmj.com/news/local/Sheboygan-police-officer-shoots-at-aggressive-dog-264724331.html</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52">
            <text:p>952</text:p>
          </table:table-cell>
          <table:table-cell office:value-type="string">
            <text:p>2013-09-13</text:p>
          </table:table-cell>
          <table:table-cell office:value-type="string">
            <text:p>Wisconsin</text:p>
          </table:table-cell>
          <table:table-cell office:value-type="string">
            <text:p>Milwaukee</text:p>
          </table:table-cell>
          <table:table-cell office:value-type="string">
            <text:p>Milwauke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Milwaukee police say an officer killed a dog that bit one man and then tried to bite the officer. A Milwaukee man called police Friday afternoon and said he&amp;#039;d been bitten by a dog outside a home. An officer found the dog and tried to contain it but it allegedly tried to bite him as well. Police say the officer shot the dog out of fear for the safety of himself and others. The dog died at the scene. </text:p>
          </table:table-cell>
          <table:table-cell office:value-type="string">
            <text:p>http://www.jrn.com/tmj4/news/Milwaukee-police-shoot-22375562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53">
            <text:p>953</text:p>
          </table:table-cell>
          <table:table-cell office:value-type="string">
            <text:p>2012-10-3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off-duty police officer shot and killed a pit bull that attacked another dog Wednesday in the Logan Square neighborhood on the Northwest Side. The pit bull attacked a German shepherd near the intersection of Milwaukee and Armitage avenues, police said. An off-duty officer saw the attack and tried to physically get the pit bull off of the German shepherd, police said. When those efforts failed, the officer maced the pit bull, police said, and when that didn&amp;rsquo;t work the officer took out his gun and shot the pit bull. It was not immediately known if the dog&amp;rsquo;s owner was present during the shooting. A police source said the German shepherd&amp;rsquo;s injuries were not believed to be life-threatening. Officers with the Chicago Police Department&amp;rsquo;s News Affairs office did not immediately have any information on the attack.</text:p>
          </table:table-cell>
          <table:table-cell office:value-type="string">
            <text:p>http://www.suntimes.com/news/metro/16084456-418/police-shoot-kill-pit-bull-that-attacked-another-dog-on-nw-side.html#.VCLScfldXGA</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54">
            <text:p>954</text:p>
          </table:table-cell>
          <table:table-cell office:value-type="string">
            <text:p>2008-09-15</text:p>
          </table:table-cell>
          <table:table-cell office:value-type="string">
            <text:p>Texas</text:p>
          </table:table-cell>
          <table:table-cell office:value-type="string">
            <text:p>Haltom City</text:p>
          </table:table-cell>
          <table:table-cell office:value-type="string">
            <text:p>Haltom City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Jack Russell Terrier</text:p>
          </table:table-cell>
          <table:table-cell office:value-type="string">
            <text:p>A police sergeant who fatally shot a Jack Russell terrier last month while serving a search warrant has been exonerated in the shooting, according to an internal police investigation. Sgt. Chris Reed, who was not suspended, remained on duty, police said. The internal investigation was completed Tuesday, almost a month after the dog, Willy, was shot by Reed. Owners of the dog could not be reached Wednesday. But in an interview last month, family members had said that the overweight dog never attacked the officer.</text:p>
            <text:p>Don Burns, 85, of Haltom City, said last month that Willy was sitting in a chair, jumped down when the door was busted open and stood in front of the officer when he was shot. Burns noted that another dog in the room, a pit bull terrier named Janie, ran to a bedroom when she heard the gunshot. Police had said that the dog was aggressive when officers entered the house on Sept. 15 in the 5300 block of McQuade Street. Just days before Willy was shot, police had arrested Dustin Keeble at the house on suspicion of stealing a car, evading arrest and possession of a controlled substance.</text:p>
            <text:p>Officers were back at the house for additional evidence. Police had responded 65 times to the house since March 2003, according to Haltom City police reports. Haltom City police were involved in another dog shooting in June. Kevin Valenzuela was shot by a Haltom City police officer&amp;rsquo;s stray bullet intended for his dog. Officers had gone to Valenzuela&amp;rsquo;s North Richland Hills house in the 3400 block of Willowcrest Drive to arrest his friend, Jaime Moreno, on suspicion of burglary, police have said. Mark Anthony Limones fired two shots at Valenzuela&amp;rsquo;s 80-pound pit bull terrier when the dog charged at him, officials have said. The dog was grazed, and Valenzuela was shot in his left leg and grazed on his right. An internal investigation exonerated Limones in the shooting, police said. North Richland Hills police presented the shooting of Valenzuela to the Tarrant County District Attorney&amp;rsquo;s office, but they decided not to present it to a grand jury, authorities said.</text:p>
          </table:table-cell>
          <table:table-cell office:value-type="string">
            <text:p>http://www.star-telegram.com/2008/10/15/976401/haltom-city-officer-cleared-in.html</text:p>
          </table:table-cell>
          <table:table-cell office:value-type="string">
            <text:p>Willy</text:p>
          </table:table-cell>
          <table:table-cell office:value-type="string">
            <text:p>Chris Reed and Unknown Police Officer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55">
            <text:p>955</text:p>
          </table:table-cell>
          <table:table-cell office:value-type="string">
            <text:p>2008-06-06</text:p>
          </table:table-cell>
          <table:table-cell office:value-type="string">
            <text:p>Texas</text:p>
          </table:table-cell>
          <table:table-cell office:value-type="string">
            <text:p>Haltom City</text:p>
          </table:table-cell>
          <table:table-cell office:value-type="string">
            <text:p>Haltom City Police Department and North Richland Hills Pol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 17-year-old and his dog were recuperating at home Friday evening, hours after being shot by a Haltom City police officer. Kevin Valenzuela was in his back yard with two friends getting ready to lift weights at about 3:30 p.m. when two policemen came up the driveway toward them, he said.</text:p>
            <text:p>&amp;quot;My dog ran up to the police officer barking, and he shot two times,&amp;quot; Valenzuela said. &amp;quot;After he shot, the dog ran in the house and I looked down, and my legs were bleeding.&amp;quot; Valenzuela said he was about 15 to 20 feet from the dog, an 80-pound pitbull named King, when he was shot. A bullet grazed his right leg and lodged in his left. He said the officer ordered him onto the ground, then apologized and tried to calm him by asking about his favorite football team while calling for paramedics. Valenzuela was flown to John Peter Smith Hospital in Fort Worth, where doctors stapled the wound on his right leg and said it was best not to remove the bullet from his left leg. The police were not even there for young Valenzuela. The Haltom City officers had notified North Richland Hills police that they were going to the home in the 3400 block of Willowcrest drive to detain a juvenile, said Investigator Larry Irving, a North Richland Hills police spokesman. Both departments are investigating the incident, officials said. Officers had gone to Valenzuela&amp;rsquo;s North Richland Hills house in the 3400 block of Willowcrest Drive to arrest his friend, Jaime Moreno, on suspicion of burglary, police have said. Mark Anthony Limones fired two shots at Valenzuela&amp;rsquo;s 80-pound pit bull terrier when the dog charged at him, officials have said. The dog was grazed, and Valenzuela was shot in his left leg and grazed on his right. An internal investigation exonerated Limones in the shooting, police said. North Richland Hills police presented the shooting of Valenzuela to the Tarrant County District Attorney&amp;rsquo;s office, but they decided not to present it to a grand jury, authorities said. On February 23, 2010, Valenzuela filed a Federal lawsuit against the city of Haltom City - Kevin Valenzuela v. City of Haltom City Case Number 4:2010cv00127. The case is before Terry R Means in the 5th Circuit.</text:p>
          </table:table-cell>
          <table:table-cell office:value-type="string">
            <text:p>http://www.star-telegram.com/2008/06/06/v-print/687077/haltom-city-officer-shoots-at.html</text:p>
          </table:table-cell>
          <table:table-cell office:value-type="string">
            <text:p>King</text:p>
          </table:table-cell>
          <table:table-cell office:value-type="string">
            <text:p>Mark Anthony Limones and Unknown Police Officer</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956">
            <text:p>956</text:p>
          </table:table-cell>
          <table:table-cell office:value-type="string">
            <text:p>2008-06-07</text:p>
          </table:table-cell>
          <table:table-cell office:value-type="string">
            <text:p>Ohio</text:p>
          </table:table-cell>
          <table:table-cell office:value-type="string">
            <text:p>Medina</text:p>
          </table:table-cell>
          <table:table-cell office:value-type="string">
            <text:p>Medin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A female police officer for the Medina city police, of Ohio, shot and killed a harmless family pet on 6/7/08 at 6:50 p.m. after responding to a disturbance call for loud music. The officer stopped at the dog owners neighbors house before parking in street and approaching the dog owners residence. As the officer walked the drive way, the dog went to greet the officer, without warning the officer drawled her weapon and fired three rounds, two of which were fired as the dog was running away. All three rounds hit the dog, which was an AKC-registered boxer and a new mother with four puppies five weeks earlier, killing her after the officers did nothing to help and the dog died 40 min. later. The owners name is Allen Senz. The officer responsible was exonerated of any claim of wrongdoing by an internal investigation lead by Law Director Greg Huber and confirmed by Police Chief Dennis Hanwell. The finding of the investigation was released before the completion of a necropsy report by Ohio State University Veterinarian School. Michael Medley, a neighboring resident on South Court Street, said what he found most disturbing about the incident was the first response of the officer was to reach for her firearm and shoot the dog in a crowded residential neighborhood with kids instead of reaching for pepper spray.</text:p>
          </table:table-cell>
          <table:table-cell office:value-type="string">
            <text:p>http://ireport.cnn.com/docs/DOC-32804</text:p>
          </table:table-cell>
          <table:table-cell office:value-type="string">
            <text:p>Karma</text:p>
          </table:table-cell>
          <table:table-cell office:value-type="string">
            <text:p>Unknown Female Officer</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57">
            <text:p>957</text:p>
          </table:table-cell>
          <table:table-cell office:value-type="string">
            <text:p>2008-01-06</text:p>
          </table:table-cell>
          <table:table-cell office:value-type="string">
            <text:p>Illinois</text:p>
          </table:table-cell>
          <table:table-cell office:value-type="string">
            <text:p>Rockford</text:p>
          </table:table-cell>
          <table:table-cell office:value-type="string">
            <text:p>Rockfor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entirely from police reports: Rockford Police are backing the decision to shoot a family dog last night. They arrested the owners during a gun bust. The owners say they will now file a complaint against police for shooting their pregnant dog, for what they call no good reason. They say police misunderstood their pitbull&amp;#039;s signals, and acted rashly when shooting her twice. The owners say last night&amp;#039;s ordeal started when strangers showed up in their backyard and teased their dogs. Owner Marcus Staff fired a shot into the air to drive them away. Police showed up and searched Staff. That&amp;#039;s when an officer opened the door of the house and let the pitbull run loose in the backyard. Staff says the dog wasn&amp;#039;t threatening the officers. But police tell us, the dog could have endangered an officer.</text:p>
          </table:table-cell>
          <table:table-cell office:value-type="string">
            <text:p>http://www.mystateline.com/story/d/story/rockford-police-shoot-dog/22026/_ss-dXQhD06jJ9cPmq06uQ</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58">
            <text:p>958</text:p>
          </table:table-cell>
          <table:table-cell office:value-type="string">
            <text:p>2013-08-07</text:p>
          </table:table-cell>
          <table:table-cell office:value-type="string">
            <text:p>Illinois</text:p>
          </table:table-cell>
          <table:table-cell office:value-type="string">
            <text:p>Waterloo</text:p>
          </table:table-cell>
          <table:table-cell office:value-type="string">
            <text:p>Waterloo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llan Hale is mourning the loss of part of his family. &amp;quot;These dogs is my everything. They family, like my other kid,&amp;quot; said Hale. Allan and his wife, Amy Hale owned their dog, Hennie, for two and a half years. She was two weeks from giving birth, but is now buried in the back yard. &amp;quot;Hennie was like a child to me. I mean all of our dogs are. And to see my husband in that much pain really hurt,&amp;quot; said Amy Hale. &amp;quot;I&amp;#039;m in a situation now when I just got one of my kids taken away from for honestly no reason that makes sense,&amp;quot; said Allan Hale. That&amp;#039;s what Hale is trying to do, make sense of what happened Wednesday night that led a Waterloo Police officer to kill Hennie. Waterloo Police say an officer on routine patrol was flagged down near the 600 block of Dawson Street just before seven Wednesday night. The Hale&amp;#039;s were gone at the time, but witnesses told police there was a dog fight. &amp;quot;There was one dog attacking another dog and the third dog was basically taking an aggressive stance towards the officers and to the other people who gathered around to see what was going on,&amp;quot; said Captain Tim Pillack, Waterloo Police Department. When officers arrived they say one of the dogs had another dog by the neck That&amp;#039;s when the officer pulled his gun.</text:p>
            <text:p>&amp;quot;I mean I&amp;#039;m looking at my dog right now, his face is swollen, but like they told me that&amp;#039;s going to heal up. From looking at him right now. I honestly see no reason why the cop had to use deadly force on my female,&amp;quot; said Hale.</text:p>
            <text:p>Waterloo police said they called animal control as soon as they got to the home. Captain Pillack says he supports the officers judgement call.</text:p>
          </table:table-cell>
          <table:table-cell office:value-type="string">
            <text:p>http://www.wrex.com/story/23088038/2013/08/08/dog-owners-question-waterloo-police-about-shooting-dog</text:p>
          </table:table-cell>
          <table:table-cell office:value-type="string">
            <text:p>Hennie</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59">
            <text:p>959</text:p>
          </table:table-cell>
          <table:table-cell office:value-type="string">
            <text:p>2008-06-04</text:p>
          </table:table-cell>
          <table:table-cell office:value-type="string">
            <text:p>Illinois</text:p>
          </table:table-cell>
          <table:table-cell office:value-type="string">
            <text:p>Rockford</text:p>
          </table:table-cell>
          <table:table-cell office:value-type="string">
            <text:p>Rockford Police Department and Winnebago County Animal Services</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ar Pei and Rhodesian Ridgeback mix</text:p>
          </table:table-cell>
          <table:table-cell office:value-type="string">
            <text:p>A Rockford dog owner says police took discipline too far when they shot and killed his dog. The dog was running loose in Rockford&amp;#039;s Rolling Green neighborhood, near the corner of Oregon and Utah Streets. Neighbors say it&amp;#039;s happened before. But this time they took action. &amp;quot;It was all over,&amp;quot; says Shelley Whitley, who called Winnebago County Animal Services. &amp;quot;It was just in everybody&amp;#039;s yard running loose.&amp;quot; With two bus stops and lots of children nearby, she didn&amp;#039;t want to find out if the loose dog without a collar was friendly or not. &amp;quot;Because if it were to get any of my school kids, i would be petrified,&amp;quot; she says. Whitley called Winnebago County Animal Services and described what she thought was a pit bull. The dog&amp;#039;s owner, Michael Zgudzinskyj, says he&amp;#039;s a Shar Pei, Rhodesian Ridgeback mix named &amp;quot;Collie&amp;quot;. He didn&amp;#039;t always put a collar on him because the dog would scratch his neck in discomfort. When Animal Services found Collie, they shot him with a tranquilizer dart. When that wore off, the dog got agitated. That&amp;#039;s when Rockford Police stepped in. &amp;quot;They put maybe five or six shots into the dog&amp;#039;s head,&amp;quot; Zgudzinskyj says. &amp;quot;And he was laying there still wagging his tail, trying to say goodbye.&amp;quot; Then Zgudzinskyj says police came up to him. &amp;quot;He grabbed me by the neck, pushed me against the fence, and put the handcuffs on me and said you&amp;#039;re going to jail.&amp;quot; Police gave him a ticket for obstructing a police officer. His court date is next month. But he wants justice for his dog, who he says never bit anyone in his life. &amp;quot;He didn&amp;#039;t have to shoot the dog. He was just standing there barking at the policeman.&amp;quot; Gary Longanecker, the Director of Winnebago County Animal Services says it&amp;#039;s crucial that owners keep their dogs confined and identified. He says animals running loose is a growing problem in the area. Rockford Police wouldn&amp;#039;t give details of the incident. Deputy Chief Greg Lindmark says from what he can tell from the paperwork filed, the situation was handled appropriately.</text:p>
          </table:table-cell>
          <table:table-cell office:value-type="string">
            <text:p>http://www.wrex.com/story/8426674/dog-owner-police-telling-different-stories-in-shooting</text:p>
          </table:table-cell>
          <table:table-cell office:value-type="string">
            <text:p>Coll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60">
            <text:p>960</text:p>
          </table:table-cell>
          <table:table-cell office:value-type="string">
            <text:p>2010-11-06</text:p>
          </table:table-cell>
          <table:table-cell office:value-type="string">
            <text:p>New Jersey</text:p>
          </table:table-cell>
          <table:table-cell office:value-type="string">
            <text:p>Trenton</text:p>
          </table:table-cell>
          <table:table-cell office:value-type="string">
            <text:p>Trento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Following is the account of the shooting from the Trentonian newspaper: Police shot and killed a loose pit bull after two of the beasts attacked and almost killed a little mongrel -- and bit a citizen&amp;#039;s hand -- in normally peaceful Columbus Park in Chambersburg on Saturday night. Good Samaritan citizens attempted to get the attackers off the little dog but were put in danger along with small children and other adults in the park. Police tried to pepper-spray the worst of the two, but when it made its third return to attack the helpless prey, Patrol Officer Mark Bunting put a bullet from his .40-caliber Glock pistol behind its right ear, reported Detective Sgt. Pedro Medina, Trenton police spokesman. Animal Control Officer Jason Riley disposed of the remains. Nobody in authority could tell The Trentonian what happened to the second pit bull. A police report did not identify the owner of the dogs or say whether charges are forthcoming. The owners of the little dog, Michelle Williams, 51, and Charles Page, were said by a neighbor and friend to have been unable to pay the $1,000-a-night fee for treatment at a veterinary hospital and are trying to bring it back to health at home. Medina said the animal bled profusely from bites on its head, facial area and three of its limbs. Another human victim, Michael Levine, was bitten on the right hand after the pit bull broke free from his grip. Medina said Levine refused hospital treatment. Witnesses called and told The Trentonian that the pit bulls &amp;quot;attacked another dog and ripped him apart&amp;quot; in the incident. High-visibility police patrols in the 400 block of Hamilton Avenue were flagged down by Michelle Williams in the first block of Division Street, waving her arms and crying hysterically in the middle of the street, screaming, &amp;quot;Hurry, please help!&amp;quot; Medina said. &amp;quot;At that time, the officers saw there were several citizens gathered in a group, and when they (the officers) exited their car, they saw two pit bull dogs attacking a smaller dog, with several citizens attempting to pull the two aggressive dogs off the small dog,&amp;quot; Medina said. &amp;quot;As they approached the group, the citizens were able to successfully separate the dogs,&amp;quot; he said. &amp;quot;Michael Levine picked up one of the pit bulls and started walking toward Division Street, and an unidentified black juvenile was directed by Levine to grab the other pit bull by the leash and was struggling to pull the dog away toward Division Street. &amp;quot;Charles Page was kneeling by the victim dog when suddenly one of the pit bulls broke loose by biting Levine&amp;#039;s right hand and running directly at Page and the smaller dog and began biting it again as Page was still holding it.&amp;quot; Police tried a burst of department-issue pepper spray, but it had no effect on the raging beasts; &amp;quot;they continued to bite at the smaller dog&amp;#039;s neck,&amp;quot; Medina said. Incredibly, the smaller dog broke free from the killer and ran for safety, &amp;quot;but the pit bull quickly started chasing the smaller dog through several small children and citizens who were in the park,&amp;quot; he said. &amp;quot;Citizens became frightened and several then ran in the opposite direction. The pit bull then caught the small dog for the third time and began to attack it in a more aggressive manner. And with no other means available, Officer (Mark) Bunting discharged a single round from his department issue Glock. Killed the dog.&amp;quot; Medina said the small dog ran back to its home on Conrad Street where it resides with Williams and Page.</text:p>
          </table:table-cell>
          <table:table-cell office:value-type="string">
            <text:p>http://www.trentonian.com/article/TT/20101108/NEWS/311089984</text:p>
          </table:table-cell>
          <table:table-cell office:value-type="string">
            <text:p>Unknown</text:p>
          </table:table-cell>
          <table:table-cell office:value-type="string">
            <text:p>Police Officer Michael Bunting and Animal Control Officer Jason Riley</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61">
            <text:p>961</text:p>
          </table:table-cell>
          <table:table-cell office:value-type="string">
            <text:p>2014-08-21</text:p>
          </table:table-cell>
          <table:table-cell office:value-type="string">
            <text:p>Arkansas</text:p>
          </table:table-cell>
          <table:table-cell office:value-type="string">
            <text:p>Alexander</text:p>
          </table:table-cell>
          <table:table-cell office:value-type="string">
            <text:p>Alexander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n Alexander woman&amp;#039;s dog was shot by a police chief but both parties are telling different stories. According to the police report, Chief Jackson said when he arrived at the property, a dog started barking aggressively. Jackson said his life was in danger when he shot the dog. According to the dog&amp;#039;s owner, he left the dog in the middle of the yard for her to put down fully. Jackson issued citations for a vicious animal and violation of the leash law. The dog&amp;#039;s owner filed a complaint with the police department. This was the second of two dogs shot by Alexander police on the same day.</text:p>
          </table:table-cell>
          <table:table-cell office:value-type="string">
            <text:p>http://littlerock.thv11.com/news/news/496043-alexander-police-chief-shoots-dog-defense</text:p>
          </table:table-cell>
          <table:table-cell office:value-type="string">
            <text:p>Unknown</text:p>
          </table:table-cell>
          <table:table-cell office:value-type="string">
            <text:p>Police Chief Derrick Jackson</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Not Sure</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62">
            <text:p>962</text:p>
          </table:table-cell>
          <table:table-cell office:value-type="string">
            <text:p>2013-11-26</text:p>
          </table:table-cell>
          <table:table-cell office:value-type="string">
            <text:p>Arkansas</text:p>
          </table:table-cell>
          <table:table-cell office:value-type="string">
            <text:p>Benton</text:p>
          </table:table-cell>
          <table:table-cell office:value-type="string">
            <text:p>Benton Police Department and Benton Animal Control</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either Mastiff or Doberman)</text:p>
          </table:table-cell>
          <table:table-cell office:value-type="string">
            <text:p>Animal Control and police responded to a vicious dog attack Tuesday, which ended with one dog being shot and later euthanized. Now the dog&amp;#039;s owner, Randy Ward, is speaking out against police, saying they should&amp;#039;ve handled the situation differently and is looking for answers. Ward said he wasn&amp;#039;t home when his neighbor called 911 to report his four dogs were fighting, three of them specifically attacking and seriously injuring the other dog. &amp;quot;It&amp;#039;s like somebody just came in and shot one of my kids,&amp;quot; Ward said. &amp;quot;I&amp;#039;m upset, I think it could&amp;#039;ve been handled in a more professional way, and he wouldn&amp;#039;t have had to shoot my dog.&amp;quot; <text:s/>Benton Police said they went to Ward&amp;#039;s home after a 911 call came in about his four dogs, a mastiff and three dobermans, fighting in the front yard. When police tried to separate the injured dog from the others, police said one of the dogs started to attack the Animal Control Officers. &amp;quot;The officer had no choice but to discharge his weapon toward the dog, one time,&amp;quot; said Lt. Kevin Russell, Benton Police Department. &amp;quot;If they hadn&amp;#039;t come into the yard, they could&amp;#039;ve used a tranquilizer gun, or if they would&amp;#039;ve just had some way of calling the fire department and spray water on them,&amp;quot; Ward said. It&amp;#039;s one of the ways Ward says works when breaking up a fight between his dogs. Ward&amp;#039;s neighbor Theresa Dennie has seen the dogs fight before, but not to this extent. So she picked up the phone and called 911. &amp;quot;It was very bad. It was something from a Stephen King Cujo movie,&amp;quot; Dennie said. &amp;quot;His mouth was clamped on his throat and then he started draggin him through the yard.&amp;quot; While the injured dog is now back home, he&amp;#039;s still recovering from puncture wounds and cuts. While it&amp;#039;s proof it&amp;#039;s not playful, Ward assures his dogs are not vicious.</text:p>
            <text:p>&amp;quot;These dogs have never showed any aggression to any people. People come by and pet them and give them treats,&amp;quot; Ward said. Ward plans on talking to police soon.</text:p>
          </table:table-cell>
          <table:table-cell office:value-type="string">
            <text:p>http://www.arkansasmatters.com/story/susanne-brunner/d/story/I0XJvlLwo0mUOrO8fCuRiQ</text:p>
          </table:table-cell>
          <table:table-cell table:number-columns-repeated="2" office:value-type="string">
            <text:p>Unknown</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63">
            <text:p>963</text:p>
          </table:table-cell>
          <table:table-cell office:value-type="string">
            <text:p>2013-06-08</text:p>
          </table:table-cell>
          <table:table-cell office:value-type="string">
            <text:p>New York</text:p>
          </table:table-cell>
          <table:table-cell office:value-type="string">
            <text:p>Syracuse</text:p>
          </table:table-cell>
          <table:table-cell office:value-type="string">
            <text:p>Syracus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officers investigating a report of a burglary in progress Saturday afternoon were forced to shoot a pit bull after it attacked a police dog, authorities said. Officers responded to 608 Carbon St. at about 1:30 p.m. after receiving a report of a possible burglary in progress, Syracuse police said. Officers had responded to the address Friday night for a possible burglary in progress, but couldn&amp;#039;t confirm a burglary had taken place or find the homeowner. A K-9 officer, his dog and another officer arrived at the scene and began checking the outside of the house for signs of forced entry. They found a basement door that was open. The K-9 officer stood near the door with his leashed dog and announced himself. While the officers were still outside the house, a pit bull came through the basement door and attacked the police dog, police said. The officers unsuccessfully tried to get the pit bull to release its bite on the police dog, police said. At the same time, a man armed with an AR-15 rifle came out another door of the house and walked toward the officers. They drew their weapons and ordered the man to drop the rifle, which he did. He was briefly detained. Then the officers immediately turned their attention back to the pit bull, which still had a grip on the police dog. After several more tries to get the pit bull to let go of the police dog, the K-9 officer shot the pit bull once, police said. The pit bull held onto the police dog for about a minute after being shot, but finally released its grip, police said. The pit bull died at the scene. The police dog sustained what appeared to be minor injuries, but will have a veterinary check on Monday. The man who approached with the rifle was identified as Gaetano Colozzi, 23. Police said Colozzi lives at 608 Carbon St. and was not charged in the incident. Nicholas Bartell, who shares the house at 608 Carbon St. with Colozzi, said he owns the pit bull that was killed Saturday. He said Colozzi had earlier invited two women over, who used the basement door to enter the house. Reached by phone on vacation, Bartell said a neighbor who witnessed the incident called him to tell him his 10-month-old pit bull was dead. Bartell said neighbors told him that the police dog attacked his pit bull, not the other way around, and that his dog tried to get away from the police dog. He said the pit bull is very tame and hasn&amp;#039;t bit anyone in the past. Officers later determined that there was not a burglary in progress, but did secure the AR-15 and another rifle for safekeeping because the owner could not be immediately found, police said. Neither the officers or Colozzi were injured.</text:p>
          </table:table-cell>
          <table:table-cell office:value-type="string">
            <text:p>http://www.syracuse.com/news/index.ssf/2013/06/syracuse_police_dog_shoot.html</text:p>
          </table:table-cell>
          <table:table-cell office:value-type="string">
            <text:p>Unknown</text:p>
          </table:table-cell>
          <table:table-cell office:value-type="string">
            <text:p>Two Unknown Police and Unknown Police K-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64">
            <text:p>964</text:p>
          </table:table-cell>
          <table:table-cell office:value-type="string">
            <text:p>2014-03-26</text:p>
          </table:table-cell>
          <table:table-cell office:value-type="string">
            <text:p>Ohio</text:p>
          </table:table-cell>
          <table:table-cell office:value-type="string">
            <text:p>Toledo</text:p>
          </table:table-cell>
          <table:table-cell office:value-type="string">
            <text:p>Toledo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Toledo Police say one of their officers shot and killed a dog in south Toledo Wednesday evening. Police say they were called to the intersection of Beechem Street and Spencer Street on an animal complaint. When they arrived they say they found a dog attacking another dog. <text:s/>Officers shot the attacking dog, killing it, according to police. The dog that was being attacked also had to be put down because of its injuries.</text:p>
          </table:table-cell>
          <table:table-cell office:value-type="string">
            <text:p>http://www.cbs46.com/story/25084285/police-shoot-kill-dog-in-south-toledo</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65">
            <text:p>965</text:p>
          </table:table-cell>
          <table:table-cell office:value-type="string">
            <text:p>2014-01-20</text:p>
          </table:table-cell>
          <table:table-cell office:value-type="string">
            <text:p>Arkansas</text:p>
          </table:table-cell>
          <table:table-cell office:value-type="string">
            <text:p>Texarkana</text:p>
          </table:table-cell>
          <table:table-cell office:value-type="string">
            <text:p>Texarkan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Texarkana Arkansas police officer Monday was forced to shoot and kill a dog after it attacked another dog. It happened in the 1000 block of Draughn Street in Texarkana, Ark., after two pit bulls got away from their home. One of the pit bulls attacked a beagle that was on a leash in its owner&amp;rsquo;s yard. The police officer first used pepper spray and tried to physically pull the pit bull off the beagle using his baton, but when that didn&amp;rsquo;t work; he pulled out his gun and shot the pit bull, killing him. Beagle owner, Christina Anzaldua, immediately took her dog &amp;ndash; two-year-old Tucker &amp;ndash; to the veterinarian with what could have been life-threatening injuries. Tucker, however, pulled through and will be fine. Anzaldua said she has been contacted by the owner of the pit bulls, who &amp;ldquo;felt terrible&amp;rdquo; about the incident, and offered to pay all veteran bills. The second pit bull was not involved, and has been returned to its owner.</text:p>
          </table:table-cell>
          <table:table-cell office:value-type="string">
            <text:p>http://www.arklatexhomepage.com/story/d/story/tapd-officer-rescues-family-pet-from-pit-bull-atta/15295/BBAwCBt8PUmmdC9rqejNWQ</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66">
            <text:p>966</text:p>
          </table:table-cell>
          <table:table-cell office:value-type="string">
            <text:p>2013-09-27</text:p>
          </table:table-cell>
          <table:table-cell office:value-type="string">
            <text:p>Oklahoma</text:p>
          </table:table-cell>
          <table:table-cell office:value-type="string">
            <text:p>Pocola</text:p>
          </table:table-cell>
          <table:table-cell office:value-type="string">
            <text:p>Pocol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in Pocola shot and killed a dog they said was dangerous to the public. Officers told 40/29 News it was their only option. The owner says the dog wasn&amp;#039;t vicious and wants answers from police. The following is a transcript of the TV News station who covered the shooting (the only news outlet to do so): &amp;quot;Police tell me they received two calls from residents in this neighborhood who were trapped inside their homes by a vicious dog, but that dog&amp;#039;s owner tells me that police didn&amp;#039;t have to kill it&amp;quot; &amp;quot;she would not harm anybody, she was a big baby, the most she would do is knock you down and lick you to death&amp;quot; TEASHA CARLTON SAYS HER DOG &amp;quot;LOLA&amp;quot; GOT OUT OF THE FAMILIES BACK YARD IN POCOLA. CARLTON SAYS SHE NEVER EXPECTED POLICE TO KILL HER PET. &amp;quot;I want to know why, what gives him the right to shoot my dog&amp;quot; &amp;quot;that was the only option that I saw available at that time&amp;quot; POCOLA POLICE CHIEF STEVE HOWARD SAYS TWO RESIDENTS CALLED, REPORTING THEY WERE TRAPPED INSIDE THEIR HOME BY A VICIOUS DOG. &amp;quot;when I went to get out of my vehicle the black dog became aggressive towards me, growling, barking, had the hair on the back of its neck and back standing up&amp;quot; HOWARD SAYS IN ORDER TO PROTECT THE PUBLIC THEY KILLED THE DOG, BUT IT&amp;#039;S OWNER SAYS THAT WASN&amp;#039;T NECESSARY. &amp;quot;what it boils down to is they couldn&amp;#039;t catch her so they got tired and they shot her&amp;quot; &amp;quot;the police chief tells me that while they don&amp;#039;t have a full time animal control officer they do have ordinances that prohibit dogs from running the streets and as of right now as far as he&amp;#039;s concerned the case is closed. Reporting tonight Brett Rains 40/29 news&amp;quot; THE DOG&amp;#039;S OWNER WASN&amp;#039;T ISSUED ANY CITATIONS. SHE SAYS SHE WILL NOTIFY ANIMAL RIGHTS ACTIVISTS TO HOPEFULLY PREVENT THIS FROM HAPPENING TO SOMEONE ELSE&amp;#039;S PET.</text:p>
          </table:table-cell>
          <table:table-cell office:value-type="string">
            <text:p>http://www.4029tv.com/news/arkansas/Family-seeks-answers-after-dog-shot-by-police/22154204</text:p>
          </table:table-cell>
          <table:table-cell office:value-type="string">
            <text:p>Lola</text:p>
          </table:table-cell>
          <table:table-cell office:value-type="string">
            <text:p>Police Chief Steve Howard and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67">
            <text:p>967</text:p>
          </table:table-cell>
          <table:table-cell office:value-type="string">
            <text:p>2013-07-16</text:p>
          </table:table-cell>
          <table:table-cell office:value-type="string">
            <text:p>Oregon</text:p>
          </table:table-cell>
          <table:table-cell office:value-type="string">
            <text:p>Portland</text:p>
          </table:table-cell>
          <table:table-cell office:value-type="string">
            <text:p>Portland Police Bureau and Multnomah County Animal Contr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ortland police officer shot and killed a pit bull named Villain that police said was attacking a smaller dog Tuesday afternoon. Officers responded to a call about a large dog attacking a smaller dog near Southeast 136th Avenue and Holgate Boulevard. They arrived to find a pit bull shaking a small dog in its mouth. Sgt. Pete Simpson said people were hitting the pit bull, trying to get him to drop the small dog. An officer used pepper spray on the dog, but it had no effect. &amp;ldquo;Fearing the pit bull was about to kill the tiny dog, and that the pit bull was a danger to the bystanders trying to help, an officer shot the pit bull one time, killing it instantly,&amp;rdquo; Simpson said in a news release. Villain&amp;#039;s owner told KATU that he was old and friendly and he was trying to protect his friend, a dog named Princess that lived in the same house. The smaller dog, named Simba, survived and was taken to a veterinarian for treatment. Simba&amp;#039;s owner told KATU that Villain went after her dog unprovoked. Multnomah County Animal Control took custody of Villain&amp;rsquo;s body.</text:p>
          </table:table-cell>
          <table:table-cell office:value-type="string">
            <text:p>http://www.katu.com/news/local/Portland-police-officer-shoots-kills-pit-bull-attacking-smaller-dog-215754241.html</text:p>
          </table:table-cell>
          <table:table-cell office:value-type="string">
            <text:p>Villain</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7">
          <table:table-cell office:value-type="float" office:value="968">
            <text:p>968</text:p>
          </table:table-cell>
          <table:table-cell office:value-type="string">
            <text:p>2011-08-24</text:p>
          </table:table-cell>
          <table:table-cell office:value-type="string">
            <text:p>Oregon</text:p>
          </table:table-cell>
          <table:table-cell office:value-type="string">
            <text:p>Portland</text:p>
          </table:table-cell>
          <table:table-cell office:value-type="string">
            <text:p>Portland Police Bureau</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og described by neighbors as docile but deemed aggressive by police was shot and killed by a transit officer at a north Portland bus stop. Police say they were called at about 4:30 p.m. Wednesday about an intoxicated person trying to board a bus with an aggressive pit bull at the corner of North Lombard and Interstate. Officers heading to the scene were told the dog tried to attack a person in the area. Shortly after police arrived, the pit bull charged an officer and was fatally shot, authorities say. Jennifer Conway was working at a nearby gas station when she witnessed the shooting. &amp;quot;I was inside the store helping a customer and I turned around and the doors to the store were open and I heard two shots. All I saw was the dog sitting there flinching and the officer had his gun, holding it over the dog,&amp;quot; she said. Police identified the dog&amp;#039;s owner as Richard Cook, 61. He is described as a transient who frequents the area. Cook was arrested on suspicion of reckless endangering, interfering with a peace officer, menacing and disorderly conduct in the second-degree. &amp;quot;I&amp;#039;ve been working here for 14 months. So, I&amp;#039;ve known the dog for 14 months, as well. We feed the dog and we give the dog water every time it comes in and he&amp;#039;s super friendly. He&amp;#039;s never been aggressive toward anyone,&amp;quot; Conway says. Police say the shooting is unfortunate and that even good dogs can be unpredictable. But people familiar with the dog are outraged. &amp;quot;That just seems extreme and it&amp;#039;s unfortunate because he was like a poodle, unfortunately, in a pit bull body and that is where it went wrong,&amp;quot; says Deborah Sampson, who knew the dog. The use of force will be investigated internally, but the officer will not be put on leave. The dog shot by police bit two people late last year in Southeast Portland, including a 2-year-old girl and a skateboarder.</text:p>
            <text:p>In a third incident in June, Multnomah County Animal Services advised the dog&amp;#039;s owner, 61-year-old Richard Cook, <text:s/>to keep the dog muzzled at all times, but he refused and was cited. Wednesday&amp;#039;s shooting unfolded shortly after an apparently intoxicated transient, later identified as Cook, tried to board a bus with the pit bull about 4:30 p.m. at North Lombard Street and Interstate Avenue. As officers headed to the scene, they heard the dog had tried to attack someone, said Lt. Robert King, a Police Bureau spokesman.</text:p>
            <text:p>When they arrived at 4:40 p.m., the pit bull went after Officer Aaron Dauchy, who evaded it without injury, King said. When it charged again, Dauchy, a 12-year Police Bureau veteran, shot it dead. Cook was arrested and lodged at the Justice Center Jail on four misdemeanor counts: reckless endangerment, interfering with an officer, menacing and disorderly conduct. His bail was set at $9,000. King said under Police Bureau guidelines a supervisor will review the shooting to see if it followed bureau policy.</text:p>
            <text:p>Thursday, the Police Bureau released the dog&amp;#039;s history. All three incidents occurred at Southeast 38th Avenue and Hawthorne Boulevard: Nov. 10, 2010: Police responded to a report of a pit bull that had bitten a 2-year-old girl. Cook was booked into jail on an outstanding warrant and his dog was taken by Multnomah County Animal Services. Dec. 15, 2010: Police responded to a report of a pit bull that had bitten a skateboarder. Police again arrested Cook on an outstanding warrant and the dog again was taken by Animal Services. During this call, police said they learned that the pit bull had been trained as a fighting dog. June 2: Police were called to assist Animal Services officers handling a report of an aggressive dog. Animal Services told Cook that because of the two previous incidents, the pit bull was required to wear a muzzle at all times. Cook refused and was cited for a dog that was a public nuisance. People who knew Cook and the pit bull, named Buddy, said they were regulars in the Hawthorne neighborhood and frequently spent their days sitting at Southeast Hawthorne Boulevard and 38th Avenue. Some people placed flowers on the corner Thursday as a memorial. Peter de Garmo, the owner of Pastaworks on Hawthorne, said Cook liked to read on the corner, encouraged other transients to keep the street clean and rarely panhandled. De Garmo noted he had never seen Buddy act aggressively. Pastaworks employees regularly petted Buddy and gave him water and treats. A Pastaworks employee said people who worked in the area broke down in tears when they heard Buddy had been killed. They were not critical of the officer&amp;#039;s decision to shoot the dog, just upset the incident had happened. De Garmo said Cook and his pet were inseparable. &amp;quot;It&amp;#039;s just a tragedy,&amp;quot; he said. &amp;quot;Here&amp;#039;s a guy who is down on his luck and the one relationship that seemed to sustain him was Buddy.&amp;quot;</text:p>
          </table:table-cell>
          <table:table-cell office:value-type="string">
            <text:p>http://www.kptv.com/story/15328677/officer-shoots-kills-dog-at-n-portland-max-stop</text:p>
          </table:table-cell>
          <table:table-cell office:value-type="string">
            <text:p>Buddy</text:p>
          </table:table-cell>
          <table:table-cell office:value-type="string">
            <text:p>Aaron Dauchy</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69">
            <text:p>969</text:p>
          </table:table-cell>
          <table:table-cell office:value-type="string">
            <text:p>2010-05-31</text:p>
          </table:table-cell>
          <table:table-cell office:value-type="string">
            <text:p>Oregon</text:p>
          </table:table-cell>
          <table:table-cell office:value-type="string">
            <text:p>Portland</text:p>
          </table:table-cell>
          <table:table-cell office:value-type="string">
            <text:p>Portland Police Bureau</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rtland police say they shot a pit bull to death Monday morning after the dog mauled a man and bit a woman. The Police Bureau says in a news release that officers responded to the southeast Portland neighborhood and found the dog atop the man. The man asked them to shoot at it, and the dog fled after an officer fired a shot. As medical responders treated the man, a second officer followed the dog. When the animal turned on him, he fired and killed it. Police say the man is at a hospital with severe but not life-threatening injuries. A woman suffered puncture wounds but did not go to the hospital.</text:p>
          </table:table-cell>
          <table:table-cell office:value-type="string">
            <text:p>http://seattletimes.com/html/localnews/2011999921_dogmauling01.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970">
            <text:p>970</text:p>
          </table:table-cell>
          <table:table-cell office:value-type="string">
            <text:p>2013-09-03</text:p>
          </table:table-cell>
          <table:table-cell office:value-type="string">
            <text:p>Oregon</text:p>
          </table:table-cell>
          <table:table-cell office:value-type="string">
            <text:p>Portland</text:p>
          </table:table-cell>
          <table:table-cell office:value-type="string">
            <text:p>Portland Police Bureau</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Portland police shot and killed a dog that attacked a neighbor Monday evening. It happened just after 5 p.m. on Northeast Wygant Street near 106th Avenue. Police said the German Shepherd dog got out of the house and attacked a neighbor. It then attacked a police officer who tried to use a Taser on the animal, police said. Once the effects of the Taser wore off, the dog attacked a second officer, who shot it, according to police. Police said the dog then ran off and eventually died. Paramedics treated the neighbor at the scene.</text:p>
            <text:p>Police did not comment on the condition of the officers involved.</text:p>
          </table:table-cell>
          <table:table-cell office:value-type="string">
            <text:p>http://www.wsmv.com/story/23324900/portland-police-killed-attacking-dog</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971">
            <text:p>971</text:p>
          </table:table-cell>
          <table:table-cell office:value-type="string">
            <text:p>2005-06-05</text:p>
          </table:table-cell>
          <table:table-cell office:value-type="string">
            <text:p>Oregon</text:p>
          </table:table-cell>
          <table:table-cell office:value-type="string">
            <text:p>Portland</text:p>
          </table:table-cell>
          <table:table-cell office:value-type="string">
            <text:p>Portland Police Bureau</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A healthy 50-pound male pit bull died last month after Portland cops shot it repeatedly with taser stun-guns, the city&amp;#039;s first canine fatality involving the weapons. Police insist the tasers didn&amp;#039;t kill the dog; rather, they say it died from &amp;quot;over-excitement&amp;quot; after multiple 50,000-volt zaps.</text:p>
            <text:p>Police tangled with the dog when two officers responded to a call to a Northwest Naito Parkway apartment on the night of June 5. Tenant Aaron Palfoss wasn&amp;#039;t home, so police used a janitor&amp;#039;s key to enter. Police spokesman Sgt. Brian Schmautz says the pit bull attacked an officer, who responded by shooting the dog with his taser. Though the initial shock knocked the dog to the floor, it got up and continued to attack the officers, Schmautz says. The cops hit the dog with at least two more taser darts before it collapsed and died. Minutes later, Palfoss returned with a friend, Taylor Brotherton, who says the apartment was strewn with feces from the frightened dog. Palfoss could not be reached for comment. Taser International, the publicly traded Arizona company that manufactures the popular &amp;quot;non-lethal&amp;quot; stun guns, largely bases claims that its product poses no danger to human life on tests performed on pigs and dogs. Edward Jackson, a Washington, D.C.-based taser expert for Amnesty International, says the human-rights group has documented more than 100 taser-related human deaths, though none in Oregon. The Portland Police Bureau owns 270 taser guns, one for every on-duty officer. Oregon State University&amp;#039;s veterinary lab performed a necropsy on the dog. A preliminary report concludes the pit bull died from circulatory collapse but reaches no judgment on whether repeated taser shocks killed it. To Jackson, the idea that a healthy dog just happened to die after being tasered is tough to swallow. &amp;quot;If you can&amp;#039;t say definitively that it played no role, then you have to say that you can&amp;#039;t rule it out,&amp;quot; Jackson says. &amp;quot;You can&amp;#039;t say the dog died of stress when the 800-pound gorilla in the room is what caused the stress.&amp;quot; Police will not release the incident report on the visit to Palfoss&amp;#039; apartment, citing privacy restrictions. Taser International did not respond to several requests for comment.</text:p>
          </table:table-cell>
          <table:table-cell office:value-type="string">
            <text:p>http://www.wweek.com/portland/article-4587-dog_dies_after_taser_shocks.html</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972">
            <text:p>972</text:p>
          </table:table-cell>
          <table:table-cell office:value-type="string">
            <text:p>2013-04-15</text:p>
          </table:table-cell>
          <table:table-cell office:value-type="string">
            <text:p>Oregon</text:p>
          </table:table-cell>
          <table:table-cell office:value-type="string">
            <text:p>Gladstone</text:p>
          </table:table-cell>
          <table:table-cell office:value-type="string">
            <text:p>Gladston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Gladstone police say officers were forced to shoot a pit bull that charged them when they arrived at a mobile home park Monday afternoon, responding to a report of an aggressive dog. The dog ran off but was located Monday night and treated at an animal hospital for minor injuries. Police are talking with the owners.</text:p>
          </table:table-cell>
          <table:table-cell office:value-type="string">
            <text:p>http://www.columbian.com/news/2013/apr/16/pit-bull-dog-survives-shooting-by-gladstone-police/</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73">
            <text:p>973</text:p>
          </table:table-cell>
          <table:table-cell office:value-type="string">
            <text:p>2009-06-27</text:p>
          </table:table-cell>
          <table:table-cell office:value-type="string">
            <text:p>Tennessee</text:p>
          </table:table-cell>
          <table:table-cell office:value-type="string">
            <text:p>Kingsport</text:p>
          </table:table-cell>
          <table:table-cell office:value-type="string">
            <text:p>Kingspor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was shot by Kingsport police Saturday after it reportedly trapped a woman in her car and then charged police. The dog was treated for injuries and is expected to survive, while the animal&amp;rsquo;s owners may face charges in the incident. According to Kingsport Police Department Deputy Chief David Quillin, the incident began Saturday about 8:20 p.m. Central Dispatch received a call of a vicious pit bull having a woman trapped in an automobile outside her home, 1661 Ridgeway Drive. When KPD Officer Seth Brumfield arrived at the scene, the dog had wandered away from the woman&amp;rsquo;s car, and she was able to gain access into her home through the garage. Police said Brumfield encountered the dog in the vicinity of the incident, and animal control was dispatched to come pick up the dog. However, Quillin said that before animal control arrived, the dog became very aggressive, lunging at the officer and then backing away numerous times. When a second officer, Matt Pendleton, arrived at the scene, the dog reportedly became more aggressive and charged police, forcing them to fire at the animal.</text:p>
            <text:p>Quillin said the dog&amp;rsquo;s owners could not be located at the time, and the dog was transported to Airport Pet Emergency Clinic in Blountville. &amp;ldquo;My understanding this morning is that the dog will probably live,&amp;rdquo; Quillin said Monday. The dog&amp;rsquo;s owners were later identified as Joyce Epps, 30, and Brandon Johnson, 28, both of 1669 Ridgeway Drive. Quillin said an investigation of the incident is continuing, and the two could face charges.</text:p>
            <text:p>The dog&amp;rsquo;s owners had the animal admitted to Indian Ridge Animal Hospital in Kingsport. According to Dr. Michael Bunch, the dog has facial injuries and lacerations to one side, but is otherwise doing well. &amp;ldquo;It&amp;rsquo;s unfortunate that it happened, but the officers clearly didn&amp;rsquo;t have any other choice,&amp;rdquo; Quillin said. &amp;ldquo;I&amp;rsquo;m just grateful there were not any small children or anyone playing (in the area) or this could be a very different story.&amp;rdquo; The incident marks the second time in less than a week that Kingsport police have shot a pit bull. Quillin said this weekend&amp;rsquo;s case is not expected to be handed over to the district attorney&amp;rsquo;s office. He added that besides the two officers at the scene, numerous other residents witnessed the incident and the dog&amp;rsquo;s aggressive actions. </text:p>
          </table:table-cell>
          <table:table-cell office:value-type="string">
            <text:p>http://www.timesnews.net/article/9014873/kingsport-police-shoot-pit-bull-after-it-traps-woman-in-car-charges-officers</text:p>
          </table:table-cell>
          <table:table-cell office:value-type="string">
            <text:p>Unknown</text:p>
          </table:table-cell>
          <table:table-cell office:value-type="string">
            <text:p>Seth Brumfield and Matt Pendleto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3">
          <table:table-cell office:value-type="float" office:value="974">
            <text:p>974</text:p>
          </table:table-cell>
          <table:table-cell office:value-type="string">
            <text:p>2009-06-21</text:p>
          </table:table-cell>
          <table:table-cell office:value-type="string">
            <text:p>Tennessee</text:p>
          </table:table-cell>
          <table:table-cell office:value-type="string">
            <text:p>Kingsport</text:p>
          </table:table-cell>
          <table:table-cell office:value-type="string">
            <text:p>Kingsport Police Department and Tennessee Bureau of Investig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unday, June 21, at about 7 p.m. KPD Officer Darrell Johnson shot a pit bull at Carrington Court while searching for a suspect. Police say Johnson Johnson stepped over a low wire fence on Derwood Court, and was &amp;quot;charged by three pit bull/bulldog-type dogs.&amp;rdquo; &amp;ldquo;Those dogs charged at him in a very aggressive manner,&amp;rdquo; Quillin said. &amp;ldquo;(Johnson) tried to retreat, but he did not have that opportunity. They continued to charge at him in a very aggressive manner, and that&amp;rsquo;s when he was forced to fire. As a result, one of the pit bulls died.&amp;rdquo; However, the dog&amp;#039;s owner -- and at least two neighbor&amp;#039;s who allegedly witnessed the events -- immediately and vehemently contradicted the KPD&amp;#039;s version of what had occurred. Richie Hammonds, 1005 Derwood Court, No. 4, owned his dog &amp;ldquo;Mace&amp;rdquo; for three years. Contrary to what police reported, he says there were not three dogs in his back yard when Officer Johnson stepped over his fence, but only Mace; his other two dogs remained on the back porch. And while Johnson&amp;rsquo;s report on the incident states he traveled about 20 feet into the fenced-in yard when he encountered the dogs, the alleged witnesses have told the Times-News that he only placed one foot over the fence. &amp;ldquo;He put his foot back outside the fence, pulled out his weapon and shot him,&amp;rdquo; said Jonathan Suit, Hammonds&amp;rsquo; neighbor. &amp;ldquo;There wasn&amp;rsquo;t a noise made, the dog wasn&amp;rsquo;t running. It was just walking toward him.&amp;rdquo; &amp;ldquo;The officer stepped over the fence,&amp;rdquo; said Amanda Bellamy, another of Hammonds&amp;rsquo; neighbors. &amp;ldquo;Mace came out of his doghouse, was walking up to (Johnson) to smell him. The officer stepped back out of the fence, pulled his weapon and shot that dog. That dog would not have come out of that fence. It&amp;rsquo;s an electric fence. They&amp;rsquo;re scared to death of it. The dog walked up to him wagging his tail.&amp;rdquo; Hammonds claims that after the shooting, Johnson said &amp;ldquo;I hate pit bulls.&amp;rdquo; Bellamy and Suit told the Times-News that Johnson remarked he, &amp;ldquo;didn&amp;rsquo;t like those damn pit bulls anyway.&amp;rdquo; Another point of contention for those living in the apartment complex is that police say they were chasing a suspect. Witnesses told the Times-News that responding officers warned children playing outside to get back; that they were looking for two suspicious black males. Following the shooting of the dog, Joe Shupe, 27, a white male that lived in one of the apartments, was arrested and charged with resisting and evading arrest. According to the incident report filed by Johnson, police were called to the area after a report of a suspicious person. While that person &amp;mdash; or persons &amp;mdash; was not apprehended, Shupe &amp;ldquo;looked in my direction then proceeded in a fast walk away from me,&amp;rdquo; according to Johnson&amp;rsquo;s report. Johnson says he broadcast a description of Shupe over his radio and was proceeding in the direction Shupe had gone when he stepped into Hammonds&amp;rsquo; fenced-in yard. According to the police report, Shupe was detained by another officer at nearby Carrington Court when the officer &amp;ldquo;observed a male subject running down the hill towards him.&amp;rdquo; Shupe, according to the report, claimed &amp;ldquo;he was running because he was trying to hide from officers and thought there was a warrant out for him.&amp;rdquo; He was arrested and charged with resisting and evading arrest.</text:p>
            <text:p>&amp;ldquo;They said they were chasing after two black guys,&amp;rdquo; Hammonds said. &amp;ldquo;They just arrested (Shupe) to make themselves look good.&amp;rdquo; Bellamy says Shupe went up the hill behind his apartment where an officer then asked what he was doing. &amp;ldquo;I guess they decided they better take somebody to jail,&amp;quot; Bellamy said. &amp;quot;They got him for resisting and evading arrest. He didn&amp;rsquo;t resist nothing. They didn&amp;rsquo;t chase him.&amp;rdquo; &amp;ldquo;If he was in pursuit of somebody, and the dog was going to try and bite him, he should have shot the dog and went on after who he was going after instead of standing there,&amp;rdquo; Hammonds said. &amp;ldquo;He stood there and said &amp;lsquo;The reason I shot him was because I hate pit bulls.&amp;rsquo; That was his exact words. It took everything I had not to hit that guy.&amp;rdquo;</text:p>
            <text:p>Less than two months after the incident at Carrington Court, Officer Johnson fatally shot another pit bull. On Aug. 6, following a call of possible drug activity in the parking lot of Wal-Mart on West Stone Drive, police responded to 2425 Jennings Drive. According to KPD Sgt. David Moore, Johnson fired a single round at a pit bull that cornered him and two other officers on the carport of a home. Ultimately, no one at the residence was charged with any offense. Following the killing, KPD handed its reports on the situation over to Sullivan County District Attorney Greeley Wells. Wells then requested the Tennessee Bureau of Investigation look into the incident. Agent Brian Pritchard was responsible for the TBI investigation and provided a report to DA Wells. Wells referred the matter to a Sullivan County grand jury in December 2009 who ultimately declined to press charges against Johnson. When Pritchard testified before the grand jury he critiqued witness statements that contradicted Darrell Johnson&amp;#039;s version of events, calling them self-contradictory. Pritchard did not elaborate on why witnesses contradicted themselves. He also did not explain why every witness statement taken contradicted Johnson&amp;#039;s story. The grand jury was not also not told that Johnson killed another dig two months after the shooting related to their indictment. &amp;ldquo;The officer&amp;rsquo;s actions were reasonable under all of the circumstances,&amp;rdquo; said the district attorney responsible for prosecuting Johnson.</text:p>
          </table:table-cell>
          <table:table-cell office:value-type="string">
            <text:p>http://www.timesnews.net/article/9014873/kingsport-police-shoot-pit-bull-after-it-traps-woman-in-car-charges-officers</text:p>
          </table:table-cell>
          <table:table-cell office:value-type="string">
            <text:p>Mace</text:p>
          </table:table-cell>
          <table:table-cell office:value-type="string">
            <text:p>Darrell Johnson TBI Agent Brian Pritchard and Sullivan County District Attorney Greeley Wells</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75">
            <text:p>975</text:p>
          </table:table-cell>
          <table:table-cell office:value-type="string">
            <text:p>2009-08-08</text:p>
          </table:table-cell>
          <table:table-cell office:value-type="string">
            <text:p>Tennessee</text:p>
          </table:table-cell>
          <table:table-cell office:value-type="string">
            <text:p>Kingsport</text:p>
          </table:table-cell>
          <table:table-cell office:value-type="string">
            <text:p>Kingspor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Aug. 6, following a call of possible drug activity in the parking lot of Wal-Mart on West Stone Drive, police responded to 2425 Jennings Drive. According to KPD Sgt. David Moore, Johnson fired a single round at a pit bull that cornered him and two other officers on the carport of a home. Ultimately, no one at the residence was charged with any offense. This was the second time in as many months that Darrell Johnson shot and killed a dog. Johnson faced a grand jury for the prior shooting, who declined to press charges. That grand jury was not informed of the August 6th killing.</text:p>
          </table:table-cell>
          <table:table-cell office:value-type="string">
            <text:p>http://www.timesnews.net/article/9018744/article.php?id=9015853</text:p>
          </table:table-cell>
          <table:table-cell office:value-type="string">
            <text:p>Unknown</text:p>
          </table:table-cell>
          <table:table-cell office:value-type="string">
            <text:p>Darrell Johnso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9">
          <table:table-cell office:value-type="float" office:value="976">
            <text:p>976</text:p>
          </table:table-cell>
          <table:table-cell office:value-type="string">
            <text:p>2011-12-09</text:p>
          </table:table-cell>
          <table:table-cell office:value-type="string">
            <text:p>California</text:p>
          </table:table-cell>
          <table:table-cell office:value-type="string">
            <text:p>Huntington Beach</text:p>
          </table:table-cell>
          <table:table-cell office:value-type="string">
            <text:p>Huntington Beach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mix 3yo</text:p>
          </table:table-cell>
          <table:table-cell office:value-type="string">
            <text:p>Casey Conger, sleeping late in his parents&amp;rsquo; Huntington Beach mobile home, ignored the knocking. But when he heard the sound of a window sliding open, the 24-year-old got up. Conger&amp;rsquo;s 100-pound pit-bull mix, Cupid, slid into the living room ahead of him. Moments later, the black and white dog was dead, shot by Huntington Beach police officers who had entered the rose-covered double-wide without a warrant. As Cupid turned the corner, making his way toward the noise, Conger said he heard what sounded like three gunshots. He rushed to the scene where he was met with three police officers, his dog lying in a corner. &amp;ldquo;It really didn&amp;rsquo;t make any sense to me,&amp;rdquo; Conger said. Huntington Beach police were unavailable for comment at the time of publication. He added that he did not remember hearing a bark when Cupid went ahead of him into the living room. Had he known police were in the house, Conger said, he would have kept the dog in the bedroom.</text:p>
            <text:p>&amp;ldquo;Before he got out into the living room the dog was shot and killed,&amp;rdquo; said Conger&amp;rsquo;s father, Robert Conger. &amp;ldquo;And the police officers had gone into the house.&amp;rdquo; Police threw him on the ground and handcuffed him, Casey Conger said. Conger was told that he was under arrest for sicking the dog on the cops, who later un-cuffed then re-cuffed him. Conger told NBCLA.com that he sat in the police car for about an hour and a half before being released.</text:p>
            <text:p>Casey Conger raised the 3-year-old dog since it was a puppy and said Cupid was attached to him wherever he went. Cupid would bark at strangers, but never physically attacked anyone, Conger added. &amp;ldquo;I can handle what they do to me, but I love that dog,&amp;rdquo; Casey Conger said. &amp;ldquo;What do you expect a dog to do when you come in through the window?&amp;rdquo; Police came in through a plexiglass window, which, Casey Conger said, would be easy to jimmy open but was definitely locked. &amp;ldquo;My heater&amp;rsquo;s broken, so the night before I went through the house and made sure all the windows were closed and locked,&amp;rdquo; he said.</text:p>
            <text:p>Neighbor Vince Ransom said he came home to find four police cars and several undercover officers at the scene. A month earlier, he said, officers had threatened to shoot Casey Conger&amp;#039;s dog. &amp;quot;A month earlier they came out to the house, and they said, &amp;#039;Why don&amp;#039;t we just shoot the dog?&amp;#039;&amp;quot; Ransom said. &amp;quot;Then yesterday, they came out and they shot the dog.&amp;quot; The Huntington Beach police department, which is investigating the incident, said in a press release that officers had responded to reports that transients were living in an abandoned trailer at the Ocean View Estates Mobile Home Park. &amp;ldquo;Police officers knocked on the doors and windows and yelled inside, but received no response,&amp;rdquo; Lt. Russell Reinhard said in the press release. &amp;ldquo;They entered the trailer and were charged by a pit-bull terrier dog that weighed about 100 pounds. The police officers feared for their safety and one police officer fired his handgun, striking the dog and killing it.&amp;rdquo; Reinhard repeatedly referred to the property as abandoned, and made a reference to Robert Conger as its former owner. Along with the police was an investigator for the city of Huntington Beach, which in an unusual arrangement actually owns the mobile home park. Huntington Beach Lt. John Cottriel, reached by telephone on Friday, said the police department was investigating the incident. He would not comment further. Ransom, the family&amp;#039;s longtime neighbor, said the home was well-kept, and that no one stayed there when Casey Conger was away.</text:p>
            <text:p>Robert Conger said he and his wife have owned the mobile home in the park for twelve years. They rent the plot where it is located from the city. The family is behind on its $314 monthly rent to the city, but just by one month, Conger said. The elder Congers moved to Sacramento three years ago, but their son continued to live there, Robert Conger said, with the full knowledge of neighbors and the local police. Far from being abandoned, Robert Conger said, the property has a barbecue out front. Over Thanksgiving, he drove down from Sacramento, trimming roses and helping a neighbor put up Christmas lights. His son, Conger said, has had some difficulties, including teen-age drug issues and an encounter with police last month. But that didn&amp;rsquo;t give officers the right to climb in through Casey&amp;rsquo;s window and shoot his dog. &amp;ldquo;My son didn&amp;rsquo;t deserve this,&amp;rdquo; Conger said.</text:p>
          </table:table-cell>
          <table:table-cell office:value-type="string">
            <text:p>http://www.nbclosangeles.com/news/local/Police-Kill-Pit-Bull-135318658.html</text:p>
          </table:table-cell>
          <table:table-cell office:value-type="string">
            <text:p>Cupid</text:p>
          </table:table-cell>
          <table:table-cell office:value-type="string">
            <text:p>Three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77">
            <text:p>977</text:p>
          </table:table-cell>
          <table:table-cell office:value-type="string">
            <text:p>2011-12-12</text:p>
          </table:table-cell>
          <table:table-cell office:value-type="string">
            <text:p>Mississippi</text:p>
          </table:table-cell>
          <table:table-cell office:value-type="string">
            <text:p>Gulfport</text:p>
          </table:table-cell>
          <table:table-cell office:value-type="string">
            <text:p>Gulfpor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Monday afternoon, one family&amp;#039;s Pit bull was shot and killed in his own yard. According to the Sun Herald, a Gulfport Police spokesperson confirmed that an officer shot the dog on Monday - that dog was chained at the time.</text:p>
            <text:p>Narcotics officers were at the 20th Street home that day to execute a search warrant. According to the dog&amp;#039;s owner, Christa Turner, Spook was a gentle inside dog but was outside on a chain while relatives were outside. Clark was inside when she heard the commotion. &amp;ldquo;If the officer felt threatened by my dog, he had time to back off. I kept hearing my child saying over and over, &amp;lsquo;Please don&amp;rsquo;t shoot my dog,&amp;rsquo;&amp;rdquo; Clark said. &amp;ldquo;My dog was my best friend,&amp;rdquo; she said. Clark&amp;rsquo;s daughter, Christa Turner, 25, said several police vehicles drove up quickly and officers jumped out. &amp;ldquo;The dog started barking and my 3-year-old daughter ran toward the dog,&amp;rdquo; Turner said. &amp;ldquo;An officer pulled out a gun and I started yelling over and over, &amp;lsquo;Please don&amp;rsquo;t shoot my dog.&amp;rsquo;&amp;rdquo; Turner said she and her child were about three feet from the dog when the officer shot it in the leg. According to the Sun Herald report, this is the second time that a Gulfport Police officer and shot and killed a chained dog in 2011.</text:p>
          </table:table-cell>
          <table:table-cell office:value-type="string">
            <text:p>http://www.freerepublic.com/focus/chat/2822895/posts</text:p>
          </table:table-cell>
          <table:table-cell office:value-type="string">
            <text:p>Spook</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978">
            <text:p>978</text:p>
          </table:table-cell>
          <table:table-cell office:value-type="string">
            <text:p>2011-03-22</text:p>
          </table:table-cell>
          <table:table-cell office:value-type="string">
            <text:p>Mississippi</text:p>
          </table:table-cell>
          <table:table-cell office:value-type="string">
            <text:p>Gulfport</text:p>
          </table:table-cell>
          <table:table-cell office:value-type="string">
            <text:p>Gulfport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Unconfirmed 11yo</text:p>
          </table:table-cell>
          <table:table-cell office:value-type="string">
            <text:p>Samuel Lovato is still in shock as he recalls the terrible moment when he lost his beloved pet, Melmo, in an instant. Police were called to a possible break-in at the house next door in the Brentwood subdivision. &amp;quot;I&amp;#039;m coming out of the house, I just got out of the shower, to go get my dog and I&amp;#039;m opening my door and I see a female cop. And she shot between five and six rounds at my dog,&amp;quot; Lovato remembered. &amp;quot;I looked at her and I was shocked. And I said, &amp;#039;I can&amp;#039;t believe you just shot my dog,&amp;#039; and I proceeded to go back in the house.&amp;quot; Melmo was a big dog, more than 120 pounds, but the animal was on a chain in Lovato&amp;#039;s back yard. Lovato questioned the use of deadly force. &amp;quot;The officer was standing approximately right about here, about 30 feet away from where the chain ends.&amp;quot; After the shooting, the dog&amp;#039;s obviously distraught owner brought the animal for treatment at the Gulfport Veterinary Hospital, but it was too late. The wounds were too severe and the animal could not be saved. Dr. Jerry Spears is the veterinarian who treated Melmo. &amp;quot;From the wounds that I examined, it looks like it had a spinal injury which paralyzed him from the hind legs,&amp;quot; Dr. Spears said. &amp;quot;Profuse bleeding from his mouth, plus some internal injuries, both of which led us to euthanize the animal.&amp;quot; Police are looking into the incident, according to Lt. Craig Petersen with the Gulfport Police Department. &amp;quot;First, we need to conduct our internal investigation,&amp;quot; Lt. Petersen said. <text:s/>&amp;quot;I feel really bad for the gentleman and the loss of his dog, but we&amp;#039;ll conduct the internal investigation.&amp;quot; He also said that officers have to make life and death decisions in an instant, including assessing threats from animals. &amp;quot;The officer has discretion in how to protect themselves in these situations, totally up to the officer based on the facts and circumstances of that particular case.&amp;quot; But this case has left a hole in Lovato&amp;#039;s heart that won&amp;#039;t heal anytime soon. &amp;quot;I&amp;#039;ve had her for 11 years. Eleven years. She was a great dog, a good dog and she was just in her yard doing her job and just being a dog.&amp;quot; There is no timetable for when the investigation will be completed. <text:s/>The officer involved in the shooting remains on active duty.</text:p>
          </table:table-cell>
          <table:table-cell office:value-type="string">
            <text:p>http://www.wlox.com/story/14300415/police-use-deadly-force-on-dog-owner-wonders-why</text:p>
          </table:table-cell>
          <table:table-cell office:value-type="string">
            <text:p>Melmo</text:p>
          </table:table-cell>
          <table:table-cell office:value-type="string">
            <text:p>Unknown Female Officer</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3">
          <table:table-cell office:value-type="float" office:value="979">
            <text:p>979</text:p>
          </table:table-cell>
          <table:table-cell office:value-type="string">
            <text:p>2011-03-26</text:p>
          </table:table-cell>
          <table:table-cell office:value-type="string">
            <text:p>Pennsylvania</text:p>
          </table:table-cell>
          <table:table-cell office:value-type="string">
            <text:p>Harrisburg</text:p>
          </table:table-cell>
          <table:table-cell office:value-type="string">
            <text:p>Harrisburg Police Bureau</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n March 26, 2011 Harrisburg City Police responded to a call of two loose pit bulls. It was reported that these dogs had killed a cat, had menaced some children, and one individual jumped on the hood of his car when he saw the dogs running loose. When the Police arrived on scene, they snared the dogs, placed them in the back of a van commonly used to transport prisoners, took them to a remote location near the City&amp;#039;s incinerator. Once they arrived at the incinerator, the dogs were removed from the van, each dog was then shot in the head, and their bodies are believed to have been thrown into the City&amp;#039;s incinerator.The dog&amp;#039;s owner had left them in his yard, which was enclosed in a 6 foot wooden fence, while he went to work for the day.</text:p>
            <text:p>When he returned home, he noticed that the gate was open and his dogs were gone. He immediately called 911 to report them missing and then set about making a flier and posting it throughout the Midtown and Uptown areas of Harrisburg. For the next several days, the owner continually called the City Police to see if his dogs and been located and scoured the City looking for his dogs. Sometime the following Tuesday, the story about what had happened to the dogs was leaked to the Media. After the story broke, that City of Harrisburg Police contacted the dogs owner to tell them that they had &amp;quot;euthanized&amp;quot; his dogs. The owner was told the information provided above and when he asked where his dogs bodies were, he was denied an answer. </text:p>
            <text:p>The owner distraught and frustrated, went to the media and subsequently found himself arrested on an old warrant from 2008. The warrant was served and it should be noted that the owner had the same address and phone number and was unaware that the warrant was pending. The Harrisburg City Police then began a media campaign letting it be known that new charges were pending on the dogs owner for the City Police shooting his dogs. The charges alleged were that the dogs were not vaccinated-this later turned out to be untrue, that he had let us dogs run loose, and that they were not licensed with the City which is a $6.00 yearly fee. Pennsylvania state law requires all animals to be held for a period of 48 hours. The purpose of this is two-fold. One reason is so their rightful owner may have the time needed to locate them. The other reason is that a behavioral evaluation, by a trained specialist, could be conducted. This requirement also extends to animals deemed &amp;quot;dangerous&amp;quot;. The City could have made arrangements to house the animals with the following means: The Carriage House (a stable owned and operated by the City&amp;#039;s Animal Control Officer), one of the many K9&amp;#039;s units the City currently has in operation, placing a call to a local rescue, or contacting neighboring Police Department (Susquehanna Township) who has kennel space. There was never a mention the dogs attacking a human being.</text:p>
          </table:table-cell>
          <table:table-cell office:value-type="string">
            <text:p>https://www.facebook.com/pages/Justice-for-Eve-and-Ruckus-Two-Pit-Bulls-Wrongfully-Shot-Killed-by-Police/181787988536197?sk=info</text:p>
          </table:table-cell>
          <table:table-cell office:value-type="string">
            <text:p>Eve and Ruckus</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80">
            <text:p>980</text:p>
          </table:table-cell>
          <table:table-cell office:value-type="string">
            <text:p>2008-11-20</text:p>
          </table:table-cell>
          <table:table-cell office:value-type="string">
            <text:p>Ohio</text:p>
          </table:table-cell>
          <table:table-cell office:value-type="string">
            <text:p>Toledo</text:p>
          </table:table-cell>
          <table:table-cell office:value-type="string">
            <text:p>Toled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was shot and killed Thursday night by members of the Toledo Police Dept., outraging her owners and neighbors. The shooting took place late Thursday afternoon at 1840 Talbot in west Toledo. Sean Gillespie says the Toledo SWAT team showed up at his home to arrest a friend who was renting a room at the house. &amp;quot;He paid rent and that&amp;#039;s what we needed and that&amp;#039;s the only thing we were after was the rent money to help out,&amp;quot; Gillespie said. He says when three members of the SWAT team entered his home, his dog Jozie ran into the front yard. &amp;quot;It&amp;#039;s one thing that they may have to protect themselves but from what we&amp;#039;ve heard from the neighbors and stuff she was sitting there wagging her tail,&amp;quot; Gillespie said. Nina Williams also lives at the house and says two officers shot a total of five times into the dog. &amp;quot;I don&amp;#039;t feel it was a justified shooting of my dog because I feel she was shot because she was a pit bull,&amp;quot; Williams said. Randy Slater says he witnessed the whole thing and that the shooting &amp;quot;was very uncalled for.&amp;quot; &amp;quot;The dog came out and was standing at the end of the porch just looking around, wagging its tail and they opened fire on him,&amp;quot; Slater said.</text:p>
            <text:p>Slater says he and another neighbor asked why they shot Jozie. &amp;quot;They told us to get back up on the sidewalk or they were going to throw us in jail,&amp;quot; Slater said. The dog&amp;#039;s owners say the officers were even laughing after the shooting. &amp;quot;The one officer came in and said, &amp;#039;Yup, that&amp;#039;s the only good pit bull is a dead one,&amp;#039;&amp;quot; Gillespie said. News 11 talked with Police Chief Mike Navarre who says the shooting will be investigated by the officers&amp;#039; supervisors before the incident goes to the firearms review board.</text:p>
          </table:table-cell>
          <table:table-cell office:value-type="string">
            <text:p>http://www.toledonewsnow.com/Global/story.asp?S=9391185</text:p>
          </table:table-cell>
          <table:table-cell office:value-type="string">
            <text:p>Jozie</text:p>
          </table:table-cell>
          <table:table-cell office:value-type="string">
            <text:p>Unknown SWAT team</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981">
            <text:p>981</text:p>
          </table:table-cell>
          <table:table-cell office:value-type="string">
            <text:p>2011-09-03</text:p>
          </table:table-cell>
          <table:table-cell office:value-type="string">
            <text:p>District of Columbia</text:p>
          </table:table-cell>
          <table:table-cell office:value-type="string">
            <text:p>Washington D.C.</text:p>
          </table:table-cell>
          <table:table-cell office:value-type="string">
            <text:p>Washington DC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Blue is a three-year-old friendly pit bull, who may have suffered from repeated gun shots by an area policeman because of the dog&amp;#039;s breed and being off of his leash. Last weekend, Blue was shot and wounded in the shoulder and hip on the 900 Block of Crittenden Street, NW. According to the police report, an officer from the Fourth District was chasing a man on a bicycle. As the officer rode past the alley with his gun drawn, he came upon Tiffany Reynolds and her dog. The officer ordered Reynolds to secure her unleashed dog. Allegedly the dog looked back at the officer, when he opened fire. Reynolds and her neighbor Kathy Washington heard five shots; Washington was so scared she ran into her home. Reynolds stated she was scared for her life. After having been shot, Blue ran off and was found by a neighbor on Seventh and Shepherd Aves - a few blocks away from the incident. Reynolds took Blue to an animal clinic on NW Washington where he is expected to make a full recovery. Reynolds was cited for not having her dog on a leash. The fine is $100.</text:p>
          </table:table-cell>
          <table:table-cell office:value-type="string">
            <text:p>http://www.examiner.com/article/family-pet-dog-shot-by-dc-police-for-being-off-leash</text:p>
          </table:table-cell>
          <table:table-cell office:value-type="string">
            <text:p>Blue</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982">
            <text:p>982</text:p>
          </table:table-cell>
          <table:table-cell office:value-type="string">
            <text:p>2012-03-30</text:p>
          </table:table-cell>
          <table:table-cell office:value-type="string">
            <text:p>Oklahoma</text:p>
          </table:table-cell>
          <table:table-cell office:value-type="string">
            <text:p>Tulsa</text:p>
          </table:table-cell>
          <table:table-cell office:value-type="string">
            <text:p>Oklahoma Highway Patrol </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man who was attempting to cross Highway 75 just south of the downtown area is in a Tulsa hospital in critical condition after he was struck by a car Friday morning. The Oklahoma Highway Patrol identified the victim as Gregory Charles Sr., 48, of Tulsa. the man was in surgery Friday at about 10 a.m. and remains in critical condition. The incident occurred at about 5:30 a.m. in the southbound lanes of 75 just past the 21st Street exit. The Oklahoma Highway Patrol says Charles Sr. was walking across the highway when he was hit by a 1995 Honda Accord driven by Tracy Wallace of Tulsa. Wallace was not injured. The victim had a dog with him and that dog prevented the first police officer on the scene from giving aid to the man. The officer used his metal baton to protect himself from the dog, but ended up shooting and killing the dog so paramedics could treat the victim. Charles Sr. was taken to the hospital where he was in critical condition at last report. While crews were working this crash, a second crash involving two cars occurred in the southbound lanes, just north of where the man had been hit. Because of this crash, traffic was stopped for a time, causing traffic in both southbound and northbound lanes of U.S. Highway 75 to back up. No word if anyone from this crash was injured.</text:p>
          </table:table-cell>
          <table:table-cell office:value-type="string">
            <text:p>http://www.newson6.com/global/story.asp?s=17293358</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83">
            <text:p>983</text:p>
          </table:table-cell>
          <table:table-cell office:value-type="string">
            <text:p>2012-03-21</text:p>
          </table:table-cell>
          <table:table-cell office:value-type="string">
            <text:p>Vermont</text:p>
          </table:table-cell>
          <table:table-cell office:value-type="string">
            <text:p>Brattleboro</text:p>
          </table:table-cell>
          <table:table-cell office:value-type="string">
            <text:p>Brattlebor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March 21, two police officers responded to the area of the Crowell Lot on Western Avenue after the Brattleboro Police Department received a report of a stray dog. For several days, the police had been looking for the pit-bull-type canine after having received a number of complaints. When they arrived they found the dog, which appeared to be &amp;quot;dying on the ground,&amp;quot; at the Green Street School playground, according to a press release from the police department. &amp;quot;The officers used their years of training and experience and made a decision to put the dog down,&amp;quot; Chief Gene Wrinn told the Reformer on Wednesday. The officers had to shoot the dog twice to kill it. It was sent to a state lab for testing, which determined the dog was not rabid. Wrinn said the town&amp;#039;s animal control officer was not available at the time, so the officers had to use their best judgment. &amp;quot;If they didn&amp;#039;t take this action and if that dog had remained loose and had bit someone, who knows what might have happened?&amp;quot; But a resident of the neighborhood, who was on the playground at that time with her husband, their two children, a friend and two other children, believes the officers could have dealt with the situation in a better way. &amp;quot;I&amp;#039;m certainly not going to against the decision they made at the time,&amp;quot; said Isabel Matweecha, &amp;quot;but there could have been better communication between the officers and the people present.&amp;quot; Matweecha said for a number of days following the shooting she was angry and didn&amp;#039;t understand why the officers had to do what they did. Now, she said, she and her family just want to put the trauma of that day behind them. &amp;quot;We felt totally in the dark,&amp;quot; said Matweecha. &amp;quot;There was next to no communication about what was going on.&amp;quot; A few minutes before the shooting, Matweecha and her group were at the Crowell Lot, where the officers told them they were looking for the dog, which they described as not aggressive, but warned them not to approach it if they saw it. They then went down to the playground and the officers arrived shortly thereafter, said Matweecha, and drew their guns. Matweecha, her family and friends were leaving the playground when the shots rang out. &amp;quot;And after all that happened, neither officer came around front to check in on us or let us know what happened,&amp;quot; she said. &amp;quot;It just didn&amp;#039;t seem professional.&amp;quot; Wrinn confirmed that the people on the playground &amp;quot;self-evacuated&amp;quot; when the police arrived. &amp;quot;It&amp;#039;s obviously not ideal that it happened at the school, but that&amp;#039;s where the dog was,&amp;quot; he said. Matweecha said she hopes the police department uses this incident as an opportunity to train its officers in how to best respond to similar situations, including communicating with people in the vicinity and making better use of its animal control officer. &amp;quot;If they really felt and believed that this dog was a threat and could harm us, then they could have told us it was not a good time to go to the playground,&amp;quot; she said. &amp;quot;Things could have been done differently.&amp;quot; By town ordinance, dog owners are required to license their pets at the Town Clerk&amp;#039;s office on an annual basis. They are also required to have control of the dog at all times. Wrinn also urged dog owners to take advantage of the Windham County Humane Society&amp;#039;s micro-chipping program, which can help in the identification of stray dogs.</text:p>
          </table:table-cell>
          <table:table-cell office:value-type="string">
            <text:p>http://www.reformer.com/localnews/ci_20380104/police-release-results-dog-shooting-investigation</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984">
            <text:p>984</text:p>
          </table:table-cell>
          <table:table-cell office:value-type="string">
            <text:p>2014-08-19</text:p>
          </table:table-cell>
          <table:table-cell office:value-type="string">
            <text:p>Ohio</text:p>
          </table:table-cell>
          <table:table-cell office:value-type="string">
            <text:p>Dayton</text:p>
          </table:table-cell>
          <table:table-cell office:value-type="string">
            <text:p>Dayton Police Department and Montgomery County Animal Resource Center</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ayton police officer shot and killed a pit bull that apparently lunged at him during a traffic stop on I-75 north. According to a Dayton police supervisor, officers pulled over a motorist on a traffic stop near the exit to Stanley Avenue sometime about 6 p.m. and discovered there were outstanding warrants for his arrest. While police were taking the man into custody, a pit bull an officer estimated to be about 45 pounds jumped through an open window of the man&amp;#039;s sedan. The dog went out onto the interstate and then charged at the officer, who fired once from his service revolver. The shooting occurred before a crew from the Montgomery County Animal Resource Center arrived. The dog died, apparently while with the ARC crew. The name of the officer who fired the shot has not been released.</text:p>
          </table:table-cell>
          <table:table-cell office:value-type="string">
            <text:p>http://www.whio.com/news/news/crime-law/pit-bull-shot-killed-dayton-cop-traffic-stop/ng5kx/</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985">
            <text:p>985</text:p>
          </table:table-cell>
          <table:table-cell office:value-type="string">
            <text:p>2014-08-20</text:p>
          </table:table-cell>
          <table:table-cell office:value-type="string">
            <text:p>Texas</text:p>
          </table:table-cell>
          <table:table-cell office:value-type="string">
            <text:p>Austin</text:p>
          </table:table-cell>
          <table:table-cell office:value-type="string">
            <text:p>Travis County Sheriff&amp;#039;s Department and Austin Animal Contr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was shot Wednesday by a Travis County Sheriff&amp;#039;s deputy while serving a warrant, according to a statement for the Travis County Sheriff&amp;#039;s Office. Two deputies arrived at a home to serve a warrant around 1 p.m. in the 6000 block of South 1st Street, according to Roger Wade, a spokesperson for the sheriff&amp;#039;s office. One deputy went to the front door, while the other went around the house to the gate of the backyard, officials said. The pit bull attacked the deputy in the backyard, who shot the dog. Wade confirms the dog was shot through the snout, and that the deputy was taken to a nearby hospital for treatment on a bite. The pit bull was taken to Austin Animal Control. The dog is being quarantined for lack of proof for rabies vaccination. Erazno Flecha, the dog owner, tells a different story. He says the deputies did not show a warrant. Flecha said the dog was originally in the house, but the dog was moved to the backyard. Flecha did not realize the deputy was there. Flecha said he is angry that Travis County shot his dog, and that they are refusing to pay expenses for the dog&amp;#039;s treatment. The warrant in question was suppose to be served to Flecha&amp;#039;s brother. Flecha said his brother does not live at his home, but Travis County said that is his last known address.</text:p>
          </table:table-cell>
          <table:table-cell office:value-type="string">
            <text:p>http://www.kvue.com/story/news/local/2014/08/20/pit-bull-shot-by-deputies/14359759/</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86">
            <text:p>986</text:p>
          </table:table-cell>
          <table:table-cell office:value-type="string">
            <text:p>2011-09-09</text:p>
          </table:table-cell>
          <table:table-cell office:value-type="string">
            <text:p>Maine</text:p>
          </table:table-cell>
          <table:table-cell office:value-type="string">
            <text:p>Fryeburg</text:p>
          </table:table-cell>
          <table:table-cell office:value-type="string">
            <text:p>Fryeburg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The owner of the dog shot by police because he was suspected of carrying rabies said an officer used over a dozen rounds and prolonged the dog&amp;#039;s suffering. On Sept. 9, the Maine State Veterinarian Don Hoenig had Fryeburg police shoot Michelob, a young black Labrador retriever on suspicion the dog carried rabies. Over the summer, the dog had been in a fight with a skunk and began displaying unusual behavior like acting aggressive and biting.</text:p>
            <text:p>Michelob&amp;#039;s owner said a female police officer arrived to euthanize Michelob. The dogs owner, Jan Brown, who lives on Morningside Drive, said she remembers the police officer shot Michelob 13 times. Brown thinks authorities should have tried to tranquilize or quarantine Michelob.</text:p>
            <text:p>The bullets rang out in sets of three, six and four, according to Brown. Many of the bullets hit Michelob in the gut, instead of the heart. Brown believes the officer kept shooting after the dog died but before it stopped twitching from nerves. Since this ordeal, Brown said she&amp;#039;s suffered anxiety attacks. Brown said neighbors were drawn to the commotion thinking there might be a mass shooting going on in the neighborhood. Before the fight with the skunk Michelob was a loving dog, Brown said. &amp;quot;I&amp;#039;ve never seen anything so bad in my life,&amp;quot; said Brown who owned Michelob with her fiance, Jeff. &amp;quot;I constantly hear every shot in my mind.&amp;quot; Brown&amp;#039;s account differs from police chief Philip Weymouth&amp;#039;s version of the story. Weymouth said the officer probably only had six bullets. The officer couldn&amp;#039;t shoot Michelob in the head because the brain needed to be preserved for testing. Calls to Weymouth for this story were unreturned by press time. The test for rabies ultimately came up negative, meaning the dog did not have rabies, said Hoenig. Weymouth, a self-described animal lover, said the events that day were unfortunate and he hopes never to have that happen again. Since then, a new policy for handle such situations has been created that involves someone authorized to use a dart gun and tranquilizer. Brown said the dog&amp;#039;s previous owner told them that Michelob&amp;#039;s shots were up to date. Brown said records to verify that couldn&amp;#039;t be found.</text:p>
          </table:table-cell>
          <table:table-cell office:value-type="string">
            <text:p>http://www.conwaydailysun.com/newsx/local-news/4566-fryeburg-dog-owner-disputes-police-account-of-shooting</text:p>
          </table:table-cell>
          <table:table-cell office:value-type="string">
            <text:p>Michelob</text:p>
          </table:table-cell>
          <table:table-cell office:value-type="string">
            <text:p>Unknown Female Officer</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87">
            <text:p>987</text:p>
          </table:table-cell>
          <table:table-cell office:value-type="string">
            <text:p>2011-01-16</text:p>
          </table:table-cell>
          <table:table-cell office:value-type="string">
            <text:p>California</text:p>
          </table:table-cell>
          <table:table-cell office:value-type="string">
            <text:p>Santa Ana</text:p>
          </table:table-cell>
          <table:table-cell office:value-type="string">
            <text:p>Santa An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story was initially reported as follows: [begin transcript] A man and a dog are dead after an officer-involved shooting around 4 p.m. Sunday. Police did not identify the man who was shot, but a witness to part of the incident said it was Martin Ruiz, 18. Police and District Attorney investigators are on scene in the 1100 block of Shelton Street. The man ran from police after he was approached over a suspected probation violation, police said. He was shot and killed at a neighbor&amp;#039;s home, police said. Cpl. Anthony Bertagna of the Santa Ana Police Department said the man was on probation for a weapons violation. After officers approached him, he ran home and released a pit bull, Bertagna said. The dog attacked the officers, and the man ran off to another home four doors down, Bertagna said. Police shot the dog, and continued after the man, Bertagna said. There was an altercation at the neighbor&amp;#039;s home, shots were fired and the man was killed, Bertagna said. There was a weapon found next to the man&amp;#039;s body, Bertagna said, adding that he didn&amp;#039;t know what sort. No officers were injured in the shooting, police said. The number of shots fired and how many officers were involved has not yet been disclosed. Anabel Gil, 22, who lives in the neighborhood, said the man was her 18-year-old cousin, Martin Ruiz. She said she saw her cousin run but the dog did not provoke the officers. &amp;quot;The dog didn&amp;#039;t attack,&amp;quot; she said. &amp;quot;He was barking (because) the police just came inside.&amp;quot; Gil said her cousin ran from the police and jumped the fence into her neighbor&amp;#039;s yard. She said her cousin had nowhere to go and she heard shots being fired. &amp;quot;That&amp;#039;s what upsets me.... He was cornered and had no where to go,&amp;quot; she said. &amp;quot;They don&amp;#039;t want to give us any updates. They just keep pushing us back and that&amp;#039;s what makes me think that there was something wrong.&amp;quot; Gil said her neighborhood is swarming with police officers but her family has been given little information about the incident. Four hours after the shooting, Gil still did not have any information. Neighbors who lived on Shelton Street were told by police they would have to wait up to seven hours before re-entering their homes. A 19-year-old named Martin Ruiz is currently wanted on misdemeanor warrants for grafitti and possession of ammunition. [end of news transcript]</text:p>
            <text:p>Later, more details emerged. The teenager was approached by two Gang Suppression unit police who told him he had violated his probation. The teen ran. Chasing him to his house, they encountered the dog, which they shot. They continued chasing the boy, finally killing him four houses away from his own. The police claim to have found a knife next to his body. There was a lawsuit against the city, Police Chief Paul M Walter and the two un-named cops who were directly responsible for the killing. Lawyers for the estate of Martin Ruiz asserted in a federal civil rights lawsuit that cops attempted to arrest Ruiz &amp;quot;without reasonable suspicion or probable cause&amp;quot; and then repeatedly shot him in displays of &amp;quot;excessive deadly force.&amp;quot; City officials initially reacted to the December 2011 lawsuit filed at Orange County&amp;#039;s Ronald Reagan Federal Courthouse by denying any wrongdoing and declaring that officers have &amp;quot;complete immunity&amp;quot; to kill citizens. But that stance may not have prevailed after a thorough review of the evidence. January of 2013, the city agreed to a pre-trial settlement before a jury could hear the case in U.S. District Court Judge David O. Carter&amp;#039;s courtroom. Terms of the deal were not disclosed, and the two shooters remained anonymous. The case information is as follows: Martin Ruiz et al v. City of Los Santa Ana et al. <text:s/>California Central District Court before Judge David O. Carter. Docket Number: 8:11-cv-01859-DOC-AN Pacer Case Number: 518802</text:p>
          </table:table-cell>
          <table:table-cell office:value-type="string">
            <text:p>http://www.ocregister.com/news/police-284344-bertagna-officers.html?plckOnPage=2</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3">
            <text:p>3</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988">
            <text:p>988</text:p>
          </table:table-cell>
          <table:table-cell office:value-type="string">
            <text:p>2006-09-25</text:p>
          </table:table-cell>
          <table:table-cell office:value-type="string">
            <text:p>California</text:p>
          </table:table-cell>
          <table:table-cell office:value-type="string">
            <text:p>San Francisco </text:p>
          </table:table-cell>
          <table:table-cell office:value-type="string">
            <text:p>South San Francisc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rrier mix </text:p>
          </table:table-cell>
          <table:table-cell office:value-type="string">
            <text:p>A grieving dog lover has filed a federal civil-rights lawsuit against South San Francisco police, saying an off-duty sergeant wrongfully shot and killed his boxer named Angel after it grappled with the sergeant&amp;#039;s dog in a park last year. Ray Halteh, 28, said Sgt. Mike Remedios shot and killed Angel on Sept. 25, 2006, in Zamora Park after the dog was &amp;quot;engaged in aggressive playful interaction&amp;quot; with another dog named Buddy that happened to belong to the sergeant. Remedios was coming home from work and heard his wife screaming as she was walking Buddy, said Halteh&amp;#039;s attorney, Eric Safire. Halteh separated the dogs, and no one was in immediate danger, Safire said. But Remedios then identified himself as a South San Francisco police officer and said &amp;quot;step aside&amp;quot; before shooting Angel, the suit said. Remedios &amp;quot;instantly came to the conclusion that plaintiff&amp;#039;s dog was out of control and deadly force was initiated,&amp;quot; said Halteh&amp;#039;s lawsuit, filed last week in U.S. District Court in San Francisco. The sergeant&amp;#039;s dog, Buddy, received &amp;quot;little, if any, medical veterinary treatment and displayed no visual evidence of injury,&amp;quot; the suit said. Police Chief Mark Raffaelli and City Attorney Steven Mattas said Friday that the city conducted an internal investigation into the shooting and found no wrongdoing on the part of Remedios. The sergeant, Raffaelli and the city of South San Francisco are named as defendants in the suit. Raffaelli said another sergeant who was not involved in the case received a death threat as a result of the incident. The source of the threat, who hasn&amp;#039;t been identified, had mistaken that sergeant for Remedios, the chief said. Safire said Remedios overreacted. &amp;quot;If I came home and my dog was fighting with another dog and I happened to have a .45 in my pocket, I&amp;#039;d be in jail,&amp;quot; Safire said. &amp;quot;I think it&amp;#039;s an outrage.&amp;quot; Initially city officials launched an internal police investigation of the incident, but then turned the matter over to an independent investigator because of the shooting&amp;rsquo;s &amp;quot;unique&amp;quot; nature, given that an officer&amp;rsquo;s direct family and pet are involved, City Manager Barry Nagel said. The full name of the officer involved in the shooting has not been released by the city and was not reported by the San Francisco Examiner, despite the fact his name was published a month earlier by SFGate.Com and was available in public court documents. Councilmember Mike Addiego said he &amp;quot;cheered&amp;quot; the independent investigation because a third-party opinion should satisfy those &amp;quot;who are going to judge the officer.&amp;quot;</text:p>
          </table:table-cell>
          <table:table-cell office:value-type="string">
            <text:p>http://www.sfgate.com/bayarea/article/Off-duty-police-sergeant-sued-over-shooting-dog-2497381.php</text:p>
          </table:table-cell>
          <table:table-cell office:value-type="string">
            <text:p>Angel</text:p>
          </table:table-cell>
          <table:table-cell office:value-type="string">
            <text:p>Mike Remedios</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7">
          <table:table-cell office:value-type="float" office:value="989">
            <text:p>989</text:p>
          </table:table-cell>
          <table:table-cell office:value-type="string">
            <text:p>2005-07-27</text:p>
          </table:table-cell>
          <table:table-cell office:value-type="string">
            <text:p>California</text:p>
          </table:table-cell>
          <table:table-cell office:value-type="string">
            <text:p>Richmond</text:p>
          </table:table-cell>
          <table:table-cell office:value-type="string">
            <text:p>Richmond Police Department and Richmond Police Department&amp;rsquo;s Professional <text:s/>Standards Uni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8 months old</text:p>
          </table:table-cell>
          <table:table-cell office:value-type="string">
            <text:p>The city of Richmond has agreed to pay $225,000 to settle two federal civil rights lawsuits filed in connection with the controversial shooting death of a pit bull. Cynthia Peters and Mark Parr accused officers of acting in &amp;quot;reckless and callous disregard&amp;quot; of their constitutional rights when police shot their 1-1/2-year-old pit bull, Blu, on July 27, 2005. The Richmond City Council agreed to pay $210,000 to the couple and an additional $15,000 to Genevia Walker, a bystander who also sued the city in federal court, saying her neck was burned when three bullet casings fired by an officer hit her neck and left her temporarily unable to hear. &amp;quot;We&amp;#039;re happy with the way the case was resolved,&amp;quot; Karen Snell, an attorney for Peters and Parr, said today. Blu was in the couple&amp;#039;s fenced yard on Sixth Street when the officers opened the gate to pursue a suspect and shot the dog 11 times with pistols and a shotgun. When Parr ran up and asked the officers, &amp;quot;Why&amp;#039;d you shoot my dog?&amp;quot; police &amp;quot;pointed their guns at him, kicked and punched him and threw him to the ground,&amp;quot; according to the lawsuit filed by the couple in U.S. District Court in San Francisco. Police arrested Parr on suspicion of obstructing police officers, but no charges were filed. An internal investigation by the police department found no fault with the officers; the couple appealed. The Police Commission in February 2006 ruled in their favor and attributed Blu&amp;#039;s death to insufficient departmental guidelines for handling such situations. In court papers, the city said &amp;quot;the destruction&amp;quot; of Blu was necessary and therefore reasonable, that the force used against Parr was reasonable and that his arrest was lawful. In an unusual move, Richmond Police Chief Chris Magnus apologized to the couple. Magnus told The Chronicle last year that his apology doesn&amp;#039;t necessarily mean he doesn&amp;#039;t support his officers, but that owning up to Blu&amp;#039;s death was the right thing to do. &amp;quot;Being sorry that something happened doesn&amp;#039;t mean that your people acted in the wrong way,&amp;quot; Magnus said. Richmond police have since drafted a policy specifying when officers can use deadly force against dogs and provided training on how to deal with dogs in general. The city paid more than $500,000 in 1998 in connection with a lawsuit over another &amp;quot;unnecessary shooting&amp;quot; of a dog named Champ that belonged to James Fuller. Officers entered his yard in 1991 to speak with Fuller and shot the dog during the exchange. &amp;quot;They did nothing to change their policy until the new chief came along,&amp;quot; said Snell, who nevertheless applauded the city for outlining a policy that bars officers from shooting a dog &amp;quot;if there are nonlethal alternatives.&amp;quot; Attorneys for the city of Richmond did not immediately respond to requests for comment today. Richmond City Councilman Tom Butt said today, &amp;quot;It is regretful that the city was so slow to learn. The adage &amp;#039;once burned, twice shy&amp;#039; suggests that when someone has had a bad experience, he or she is likely to shy away from being in the same position again, having better learned to deal with similar situations. &amp;quot;Previous chiefs did not learn. Magnus made the correction to the policy. I think he did the right thing by apologizing.&amp;quot; Lawsuit information is as follows: </text:p>
            <text:p>CYNTHIA PETERS and MARK PARR vs CITY OF RICHMOND, ACTING CHIEF TERRY HUDSON, individually and in his official capacity; ACTING INTERIM CHIEF EUGENE MCBRIDE, individually and in his official capacity; CHIEF CHRIS MAGNUS, in </text:p>
            <text:p>his official capacity; SGT. HECTOR ESPARZA, individually; OFFICER LLAMAS, </text:p>
            <text:p>individually; OFFICER D. HARRIS, individually, LT. THREETS, individually, and DOES 1 through 50. UNITED STATES DISTRICT COURT NORTHERN DISTRICT OF CALIFORNIA. I was unable to locate Genevia Walker v Richmond</text:p>
          </table:table-cell>
          <table:table-cell office:value-type="string">
            <text:p>http://www.sfgate.com/bayarea/article/Richmond-pays-210K-to-owners-of-dog-shot-dead-by-2558050.php</text:p>
          </table:table-cell>
          <table:table-cell office:value-type="string">
            <text:p>Blu</text:p>
          </table:table-cell>
          <table:table-cell office:value-type="string">
            <text:p>Hector Esparza, Officer Llamas, D. Harris, Lieutenant Threets and Unknown Poli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5">
          <table:table-cell office:value-type="float" office:value="991">
            <text:p>991</text:p>
          </table:table-cell>
          <table:table-cell office:value-type="string">
            <text:p>1998-01-21</text:p>
          </table:table-cell>
          <table:table-cell office:value-type="string">
            <text:p>California</text:p>
          </table:table-cell>
          <table:table-cell office:value-type="string">
            <text:p>San Jose</text:p>
          </table:table-cell>
          <table:table-cell office:value-type="string">
            <text:p>San Jose Police Department, Santa Clara County Sheriff&amp;rsquo;s Office, Unidentified City of Capitola Agency and Federal Bureau of Investigation </text:p>
          </table:table-cell>
          <table:table-cell office:value-type="float" office:value="3">
            <text:p>3</text:p>
          </table:table-cell>
          <table:table-cell office:value-type="float" office:value="2">
            <text:p>2</text:p>
          </table:table-cell>
          <table:table-cell office:value-type="float" office:value="0">
            <text:p>0</text:p>
          </table:table-cell>
          <table:table-cell office:value-type="string">
            <text:p>Unconfirmed - Police described dogs as a Rottweiler and 2 Mastiffs</text:p>
          </table:table-cell>
          <table:table-cell office:value-type="string">
            <text:p>Newspapers described the illegal detention and dog killings as follows: </text:p>
            <text:p>&amp;quot;&amp;quot;A California county will pay nearly $1 million to settle a lawsuit brought by the Hells Angels Motorcycle Club after police shot and killed three guard dogs during raids of the group&amp;rsquo;s headquarters and suspected members&amp;rsquo; homes.&amp;rdquo; Santa Clara County supervisors okayed the $990,000 settlement &amp;ldquo;two months after the U.S. Supreme Court rejected the county&amp;rsquo;s arguments that sheriff&amp;rsquo;s deputies should be immune from liability in the case.&amp;rdquo; The city of San Jose has refused to settle and may go to trial as a defendant. &amp;ldquo;Lower court judges ruled that actions of the deputies and San Jose police officers during the January 1998 were unreasonable, most of the evidence obtained was unnecessary and the officers did nothing to avoid killing the animals. A lawyer for club members says a lot of property was destroyed in the raids and some evidence was kept for more than a year.&amp;rdquo; (AP/CNN, Feb. 7). &amp;ldquo;Although they had a week to plan for the raids and knew of the existence of guard dogs, including a Rottweiler, the San Jose police officers failed to do anything to find a non-lethal way of incapacitating the animals, the courts said.&amp;rdquo; (Barry Witt, &amp;ldquo;Hells Angels win nearly $1 million from Santa Clara County&amp;rdquo;, San Jose Mercury News, Feb. 6). More than half the settlement, $530,000, will go to the lawyers representing the club, with the remaining $460,000 to be divided up among victims of the raid.&amp;quot;&amp;quot; The Opinion filed by the 9th Circuit Court of Appeals in Case number CV-99-20022-JF (see puppycideDB&amp;#039;s FOIA documents section) is more detailed: &amp;quot;&amp;quot;On August 24, 1997, Kevin Sullivan was beaten to death at the Pink Poodle nightclub in San Jose. Linderman of the Santa Clara County Sheriff&amp;rsquo;s Office led the murder investigation. He ultimately determined that Steve Tausan, one of the</text:p>
            <text:p>nightclub&amp;rsquo;s bouncers and a member of the San Jose Charter of the Hells Angels Motorcycle Club (&amp;ldquo;SJHA&amp;rdquo;), committed the crime. Linderman also suspected other SJHA members and associates of concealing evidence of the murder. The District Attorney&amp;rsquo;s Office charged Tausan with the murder of Kevin Sullivan. On October 6, 1997, Linderman applied for a warrant to search the SJHA clubhouse and the residences of various individuals alleged to be affiliated with the Hells Angels. On the basis of Linderman&amp;rsquo;s 27-page affidavit and the testimony of confidential informants, Santa Clara County Superior Court Judge John Ball issued the search warrants on the same day, authorizing a search of the clubhouse and the individual residences for a security videotape depicting the beating of Sullivan, financial records connecting the Hells Angels to the Pink Poodle, and notes of a Hells Angels</text:p>
            <text:p>meeting held five nights after the killing. Police investigative officers recovered meeting minutes after several exhaustive searches, but failed to find the alleged videotape. In January 1998, the District Attorney&amp;rsquo;s Office sought a second set of search warrants for nine residences and the SJHA clubhouse. In support of the application for the second set of warrants, Linderman submitted a 24-page affidavit, which incorporated his October 6, 1997 affidavit. Judge Ball issued the warrants as requested on January 20, 1998. The ten warrants were substantially identical except for the location</text:p>
            <text:p>and the name of the resident. The second set of warrants again authorized the seizure of a copy of the security videotape, and notes or records of a Hells Angels meeting held on the Friday following the murder of Sullivan. Judge Ball also authorized a search for evidence that showed indicia of Hells Angels affiliation, including &amp;ldquo;any evidence of membership in, affiliation with, activity of, or identity of, any gang, including but not limited to, any reference to &amp;lsquo;Hells Angels.&amp;rsquo; &amp;rdquo; The purpose of this provision in the warrants was to obtain evidence supporting a street gang sentencing enhancement against Tausan under California Penal Code &amp;sect; 186.22 because, allegedly, the murder had been committed in furtherance of the criminal</text:p>
            <text:p>conduct of the Hells Angels &amp;ldquo;gang.&amp;rdquo; Prior to the January 1998 searches, the Sheriff&amp;rsquo;s Office had arranged for assistance from multiple law enforcement agencies, including the San Jose City Police Department. There were two types of law-enforcement teams that assisted with the execution of the warrants. First, &amp;ldquo;entry teams&amp;rdquo; composed of San Jose City police officers were used to enter the premises surrounding the residences and secure safe entry into the residences. Once the location was secured, &amp;ldquo;search teams&amp;rdquo; composed only of officers from the Sheriff&amp;rsquo;s Office were to conduct the searches and take possession of property covered by the warrant. Leaders of the entry teams were given approximately one-week advance notice of the action in order to prepare for the searches. At 7:00 a.m. on the morning of January 21, 1998, teams of law enforcement officers simultaneously served the search warrants at residences of members of the Hells Angels in various</text:p>
            <text:p>parts of Santa Clara and Santa Cruz counties. It is the conduct of the law enforcement personnel in carrying out these searches under the second set of warrants that gave rise to plaintiffs&amp;rsquo; claims. 1) Souza Residence - The entry operation at the Souza home was supervised by Sergeant Decena, who learned about the search a week prior to the operation. Officer Newman supervised the search of Souza&amp;rsquo;s residence. He obtained Souza&amp;rsquo;s arrest record, which revealed that Souza had been arrested for weapons and narcotics charges. The team also received background information which showed that there were two guard dogs, one which was a Rottweiler, at the Souza residence. During surveillance before the search, the SJPOs saw a sign on Souza&amp;rsquo;s side gate stating &amp;ldquo;Warning Property Protected By Guard Dog;&amp;rdquo; the officers also learned that Souza owned a Rottweiler that was known to attack without provocation. [...] The SJPOs planned either to isolate or to shoot the dogs, so they would not threaten the safety of the primary entry team. The officers had no plan to use non-lethal methods of incapacitation; nor did they have a specific plan for &amp;ldquo;isolating&amp;rdquo; the dogs or any intention of giving Souza the opportunity to isolate his Rottweiler himself. On the day of the search, the primary entry team entered through the front door of the main house while the secondary team unsuccessfully tried to cut the lock on the side gate with bolt cutters. The secondary team&amp;rsquo;s failure to gain entry through the gate caused them to enter the main house following the first team, at which point the secondary team informed the first team that they had failed to gain access to the backyard through the side gate. Although both teams were safely inside the house, the backyard remained unsecured and the dogs remained on the loose. We note, however, that because Souza was not home the teams could have conducted their search inside the house without hurriedly dealing with the dogs in the backyard. house, two of the officers proceeded to patrol the yard to look for the Rottweiler. Because misc objects and machinery strewn across the yard created obstacles to both motion and sight, the officers kept their firearms (MP-5) drawn. Then, according to Officer Manion: &amp;quot;[t]he [R]ottweiler suddenly appeared around the corner, approaching from the west at a distance of about ten to fifteen feet. It looked at me, gave a low growl, and started advancing toward me. I feared that the dog was going to attack me and I immediately discharged my firearm pulling the trigger twice.&amp;quot; Officer Manion&amp;rsquo;s shots killed the Rottweiler instantly. The SJPOs left unharmed a small white dog that was also present but was judged to pose no threat once the Rottweiler had been killed. 2) Vieira Residence - Sergeant Carney supervised the search operation for the Vieira residence and was given about a week to plan the</text:p>
            <text:p>search. Like Souza, the Vieiras had not been accused of any crime. Officer Messier, the team leader, conducted surveillance and gathered intelligence several days prior to the operation which revealed that: (1) Robert Vieira had prior weapons-related convictions; (2) the Vieira property included</text:p>
            <text:p>a residence and a junkyard completely encircled by a tall, padlocked, cyclone fence, and (3) there might be dogs, although the number and breed were unknown. Messier assigned Officer Nieves the task of handling any dogs that might be present. The plan for entering the property was to cut the lock on the outer fence, approach the house, give knock-notice, then enter and secure the house. At the Santa Clara Sheriff&amp;rsquo;s Office briefing on the morning of the operation, Sergeant Carney was told that the Vieira property, in particular, was guarded by three large dogs. Officer Nieves, who was assigned the duty of protecting the entry team, planned to deal with the dogs in the following manner: First, he hoped that the dogs would not appear at the gate. If they did, he planned to poke them through the fence with his</text:p>
            <text:p>shotgun and try to scare them. (Nieves carried a shotgun specifically for dogs.) If that did not work, he planned to assess the situation and</text:p>
            <text:p>engage the dogs, to ensure the safety of the entry team. Because the SJPOs believed that they needed to secure quick entry to preserve an element of surprise and prevent the possible destruction of evidence, they had no intention of calling on the Vieiras to control their dogs. When the entry team approached the Vieiras&amp;rsquo; gate, three large dogs resembling Bullmastiffs emerged and ran toward the gate barking and growling. As the officers stuck their hands through the fence to cut the lock, one of the dogs jumped and snapped at their hands. Although the SJPOs were armed with pepper spray, no officer attempted to use the spray to subdue the dogs.8 Instead, Officer Nieves attempted to scare the dogs away by yelling at them and pushing one of the dogs back with the barrel of his shotgun. The dogs, however, would not retreat, and the persistent barking caused Officer Nieves to fear that the surprise of the mission might be compromised. Officer Nieves pointed his shotgun at one of the barking dogs and shot it. The first dog went down, but the second dog did not retreat. Officer Nieves shot at the second dog twice,</text:p>
            <text:p>critically wounding it, causing it and the third dog to retreat. Although he had already shot the first dog at point blank range, Officer Nieves testified that the dog &amp;ldquo;was apparently trying to get back up [a]nd in an effort to ensure that he wasn&amp;rsquo;t going to attack or be a problem for the team,&amp;rdquo; Officer Nieves fired a fourth shot at the dog&amp;rsquo;s head, killing it. The</text:p>
            <text:p>SJPOs left unharmed the third dog, which retreated to a hiding place away from the officers, and the fourth dog, which was chained in the backyard.</text:p>
            <text:p>Meanwhile, the noise outside awoke Robert Vieira. He emerged from the house at the second floor balcony just as the officers gained entry through the gate. The police instructed him to remain where he was with his hands up. An</text:p>
            <text:p>officer broke through the front door using a ram. When the SJPOs reached Robert Vieira, they located a firearm propped up against the bedroom window.&amp;quot;&amp;quot; The court documents go on to detail how everything with a Hells Angels logo on it was stolen, including the following: belts, jewelry, plaques, t-shirts, hats, watches, vests, calendars, clocks, sculptures, photographs, correspondence, motorcycles, a mailbox, a refrigerator</text:p>
            <text:p>door with decals, and a cement portion of the driveway in front of the clubhouse containing the signatures of Hells Angels members.</text:p>
          </table:table-cell>
          <table:table-cell office:value-type="string">
            <text:p>http://overlawyered.com/2006/02/hells-angels-get-990-k-for-dead-dogs/</text:p>
          </table:table-cell>
          <table:table-cell office:value-type="string">
            <text:p>Unknown</text:p>
          </table:table-cell>
          <table:table-cell office:value-type="string">
            <text:p>Sgt Decena, Sgt Opinion Carney, Ofcr Messier, Ofcr Nieves, Ofcr Michael Fernandez, Ofcr William Manion, Ofcr D. Newman, Ofcr Knox, Ofcr Keith Little, Ofcr Jorge Gil-Blanco, Dpty Charles Gillingham, Dpty Mark Tracy, Special Agent M. Laplant, City of Capitola Donald Braunton</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float" office:value="1">
            <text:p>1</text:p>
          </table:table-cell>
          <table:table-cell office:value-type="string">
            <text:p>Not Sure</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993">
            <text:p>993</text:p>
          </table:table-cell>
          <table:table-cell office:value-type="string">
            <text:p>2014-09-21</text:p>
          </table:table-cell>
          <table:table-cell office:value-type="string">
            <text:p>Florida</text:p>
          </table:table-cell>
          <table:table-cell office:value-type="string">
            <text:p>Hollywood</text:p>
          </table:table-cell>
          <table:table-cell office:value-type="string">
            <text:p>Hollywood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 Hollywood family is outraged with how their city&amp;#039;s police officers handled a reported domestic disturbance in their home Sunday, which ended in the death of one of their dogs. Officers arrived at the Brown family&amp;#039;s home on Fletcher Court Sunday for a domestic dispute. Ebony Hall Brown, the owner of the dog, said police shot and killed her pit bull without being provoked. &amp;quot;These officers are killing innocent dogs that aren&amp;#039;t doing anything,&amp;quot; said Brown, who claims police used excessive force. &amp;quot;The officer who was standing over here shot [the dog] and shot her again two more times. The force pushed her, and that&amp;#039;s when she landed right over there with me.&amp;quot; Shortly after, a neighbor pulled out his cellphone and recorded the rest of the incident. That was when Ebony&amp;#039;s husband, Andre Brown, came home. Police said he became aggressive and was arrested. The police report stated, &amp;quot;At this point, the arrestee stated that he intended to release his dog, a large, gray, aggressive looking pit bull into the front yard.&amp;quot; Halfway through the cellphone video, the front gate falls down, and an officer draws his weapon.</text:p>
            <text:p>The report goes on to say, &amp;quot;Only after more continuous verbal commands did the arrestee remove himself and the aggressive pit bull from the crime scene and place the dog back into the fenced-off backyard.&amp;quot; After several minutes of yelling, police placed several family members in patrol cars, although only Andre was arrested. The family and their attorney said their dog did not deserve to be shot. &amp;quot;This is a case of excessive force and, the unfortunate part is, it&amp;#039;s to a dog,&amp;quot; said attorney Danise Ponton. &amp;quot;It&amp;#039;s a family pet.&amp;quot; They said the police went too far twice: when they arrested Andre and when they shot the innocent dog.</text:p>
          </table:table-cell>
          <table:table-cell office:value-type="string">
            <text:p>http://www.wsvn.com/story/26631174/hollywood-police-shoot-family-dog-arrest-owner</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94">
            <text:p>994</text:p>
          </table:table-cell>
          <table:table-cell office:value-type="string">
            <text:p>2014-09-24</text:p>
          </table:table-cell>
          <table:table-cell office:value-type="string">
            <text:p>Colorado</text:p>
          </table:table-cell>
          <table:table-cell office:value-type="string">
            <text:p>Commerce City </text:p>
          </table:table-cell>
          <table:table-cell office:value-type="string">
            <text:p>Commerce City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Mastiff and Labrador mix</text:p>
          </table:table-cell>
          <table:table-cell office:value-type="string">
            <text:p>Police across Colorado will learn how to deal with aggressive dogs and other animals next week as part of training mandated by state law. In 2013, the Colorado Legislature passed the Dog Protection Act, which requires law enforcement officers to receive training on differentiating aggressive and non-threatening behavior and how to employ non-lethal means of subduing an animal. The training comes after a Commerce City officer fatally shot a dog Wednesday when the dog bit the officer&amp;rsquo;s leg and wouldn&amp;rsquo;t release. The officers arrived at the house to look for a suspect in a child abuse case.</text:p>
            <text:p>The dog&amp;rsquo;s owner said the officer didn&amp;rsquo;t need to shoot. &amp;ldquo;The other cop had told him he should have Tasered the dog or something first instead of shooting him,&amp;rdquo; Nikkol Hopkins, the dog&amp;rsquo;s owner, said. But Chief Troy Smith said his officer was justified. &amp;ldquo;The dog immediately attacked one of the officers, biting him on the lower leg. The officer was unable to get the dog to disengage,&amp;rdquo; Smith said. The dog, named Bugs, was a mastiff-lab mix and weighed approximately 40-50 pounds. The officer, who hasn&amp;rsquo;t been identified, was treated at a hospital. An investigation is ongoing. Commerce City police have killed dogs in four other incidents since 2009, including the infamous Chloe case that sparked protests and led to increased training for the city&amp;rsquo;s police. Smith said officers&amp;rsquo; training includes the &amp;ldquo;identification of vicious animals, the examples of animal body language, the reasons animals bite&amp;rdquo; and other factors. &amp;ldquo;I&amp;rsquo;m happy to report that the task force has nearly complete their duties and the training will be up and running next week,&amp;rdquo; Diane Balkin, of the Animal Legal Defense Fund said.</text:p>
          </table:table-cell>
          <table:table-cell office:value-type="string">
            <text:p>http://denver.cbslocal.com/2014/09/25/after-another-dog-killed-animal-training-begins-for-police/</text:p>
          </table:table-cell>
          <table:table-cell office:value-type="string">
            <text:p>Bugs</text:p>
          </table:table-cell>
          <table:table-cell office:value-type="string">
            <text:p>Unknown</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95">
            <text:p>995</text:p>
          </table:table-cell>
          <table:table-cell office:value-type="string">
            <text:p>2014-08-02</text:p>
          </table:table-cell>
          <table:table-cell office:value-type="string">
            <text:p>Texas</text:p>
          </table:table-cell>
          <table:table-cell office:value-type="string">
            <text:p>New Braunfels</text:p>
          </table:table-cell>
          <table:table-cell office:value-type="string">
            <text:p>New Braunfel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taken from a media report based solely on police statements: Police in New Braunfels say they were forced to shoot an aggressive dog as its owner was attempting to trespass on private property. It happened yesterday around 7 p.m. in the 1800 block of South Seguin Street. Officers responded to a report of a suspicious woman possibly walking on private property. When they arrived, they found a 40-year-old New Braunfels resident. As the officers were walking toward the woman, they said her dog, that was not on a leash, began charging at them. As the dog got closer to them, they said they were forced to shoot the animal. The dog died on the scene. The woman could face charges related to having an unrestrained animal, as well as criminal trespassing.</text:p>
          </table:table-cell>
          <table:table-cell office:value-type="string">
            <text:p>http://www.ksat.com/content/pns/ksat/news/2014/08/02/new-braunfels-aggressive-dog.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2">
            <text:p>2</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96">
            <text:p>996</text:p>
          </table:table-cell>
          <table:table-cell office:value-type="string">
            <text:p>2014-07-16</text:p>
          </table:table-cell>
          <table:table-cell office:value-type="string">
            <text:p>Kansas</text:p>
          </table:table-cell>
          <table:table-cell office:value-type="string">
            <text:p>Wichita</text:p>
          </table:table-cell>
          <table:table-cell office:value-type="string">
            <text:p>Wichit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4yo</text:p>
          </table:table-cell>
          <table:table-cell office:value-type="string">
            <text:p>The 2300 block of Rita in south Wichita was quiet Wednesday afternoon, but neighbors say they&amp;#039;re still shaken up from the what happened there the day before. Police say someone called 911 Tuesday to report a vicious dog on the loose. Police say the caller told them a black lab had chased a young boy up a tree. When the first officer arrived he talked to the boy and says he could see marks on the boy from the dog. The officer says the dog charged him, and that is when he fired three times, hitting the dog twice. Eyewitness news talked to the boy&amp;#039;s mom. She says the dog did not bite her son, but did chase him when he was on his bike. The mom says her son is distraught about what happened and walked over to check on the dog&amp;#039;s owner Tuesday night. Dustin Cranston owns the black lab &amp;quot;Echo.&amp;quot; He says his dog has never been aggressive and doesn&amp;#039;t know how the dog got out of his fenced in backyard. &amp;quot;Echo is the sweetest dog there is. My favorite memories with her are going on hikes in Colorado, I was in a beautiful place with a beautiful dog,&amp;quot; Cranston said. Cranston works overnights and woke up when he heard police shooting at his dog. Cranston says the 4-year-old lab ran into the house covered in blood. &amp;quot;She was shaking and must of used the last of her strength to get back home,&amp;quot; Cranston said. Cranston is angry with police for using what he calls &amp;quot;excessive force&amp;quot; but he&amp;#039;s also upset that the officer&amp;#039;s bullets hit his fence and home. &amp;quot;I mean bullets can ricochet, there were people out here watching everything going on and anyone could have been hit,&amp;quot; Cranston said. Police say they will open an investigation, as they do whenever an officer discharges a firearm. A spokesperson for the Wichita Police Department says officers took photos of the scene and will look into whether any policies were violated. Neighbors like Garrett Rae saw the incident and say they don&amp;#039;t think police needed to use such force. &amp;quot;It just makes me upset when you see someone in that position abuse their power,&amp;quot; Rae said. &amp;quot; That dog was whimpering on the ground and he took another shot.&amp;quot; The dog&amp;#039;s owner says he was surprised to find out Wednesday afternoon that his dog was still alive. He hopes to reunite with his dog soon but don&amp;#039;t know if that will happen. &amp;quot;I know I&amp;#039;ve learned one thing for sure. I will make sure every gate is locked and I&amp;#039;m keeping my dog inside so there is no way someone can let her out,&amp;quot; Cranston said. Cranston is fighting to get his dog back home and started this facebook page to get support.</text:p>
          </table:table-cell>
          <table:table-cell office:value-type="string">
            <text:p>http://www.kwch.com/news/local-news/police-shoot-dog-hit-home/26989400</text:p>
          </table:table-cell>
          <table:table-cell office:value-type="string">
            <text:p>Echo</text:p>
          </table:table-cell>
          <table:table-cell office:value-type="string">
            <text:p>Unknown</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97">
            <text:p>997</text:p>
          </table:table-cell>
          <table:table-cell office:value-type="string">
            <text:p>2014-09-27</text:p>
          </table:table-cell>
          <table:table-cell office:value-type="string">
            <text:p>New York</text:p>
          </table:table-cell>
          <table:table-cell office:value-type="string">
            <text:p>Lockport</text:p>
          </table:table-cell>
          <table:table-cell office:value-type="string">
            <text:p>Lockport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pit bull was shot and killed by two Lockport police officers who said it attacked them while they were investigating a trespassing complaint on South Street over the weekend. Officer Michael R. Wasik and Lt. Marshall K. Belling responded to a call about suspicious activity at 335 South St. about 3:30 p.m. Saturday. The call was placed by a neighborhood resident. While the officers were in the front yard of 335 South, looking over the vacant premises, the dog entered the backyard &amp;quot;and made a beeline for the officers,&amp;quot; Chief Larry Eggert said Sunday. The dog broke through a locked gate between the front and back yards, tearing out several fasteners as it did, then jumped at one of the officers and tried to bite his face. Mace was sprayed at the dog and officers said it had no effect, as the attack continued, Eggert said. The other officer drew his weapon and shot the dog at least once, possibly twice. The dog then turned on that officer, sinking its teeth into the officer&amp;#039;s bulletproof vest and tearing it. One or two more shots were fired and the dog was killed. Both officers ended up shooting the dog to protect themselves and each other, according to Eggert.</text:p>
            <text:p>&amp;quot;It was a pretty violent attack,&amp;quot; he said. &amp;quot;There was no stopping that dog.&amp;quot;</text:p>
            <text:p>Some neighborhood residents were upset with the officers after the shooting, but initial investigation of the incident supports the officers&amp;#039; actions, the chief said. &amp;quot;On our first look at this, it seems like the officers did what they were trained to do. They were being attacked,&amp;quot; he said. The department&amp;#039;s inquiry into the circumstances surrounding the shooting will pick up again today. Among facts to be confirmed is the number of times the dog was shot &amp;mdash; the department is required to account for all bullets, so the dog is being autopsied &amp;mdash; and the identity of the dog&amp;#039;s owner. On Saturday, city animal control officer Joanie Black responded to the scene and determined that the dog was not licensed. Because without licensing there is no proof the dog received rabies vaccination, the dog has to be tested for rabies. One of the officers suffered a superficial scratch while being attacked by the dog, Eggert said.</text:p>
          </table:table-cell>
          <table:table-cell office:value-type="string">
            <text:p>http://www.eastniagarapost.com/2014/09/police-shoot-kill-dog-on-south-street.html</text:p>
          </table:table-cell>
          <table:table-cell office:value-type="string">
            <text:p>Junior</text:p>
          </table:table-cell>
          <table:table-cell office:value-type="string">
            <text:p>Michael R. Wasik, Marshall K. Belling and Animal Control Officer Joanie Black</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98">
            <text:p>998</text:p>
          </table:table-cell>
          <table:table-cell office:value-type="string">
            <text:p>2014-09-20</text:p>
          </table:table-cell>
          <table:table-cell office:value-type="string">
            <text:p>Massachusetts</text:p>
          </table:table-cell>
          <table:table-cell office:value-type="string">
            <text:p>Marshfield</text:p>
          </table:table-cell>
          <table:table-cell office:value-type="string">
            <text:p>Wood County Sheriffs Department and Marshfiel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espite a bullet wound that tore open her mouth, Carley, a 6-year-old pit bull dog, wants to snuggle with visitors and lick hands that reach to pet her. The bullet that went through Carley&amp;#039;s cheek remains embedded in her shoulder. While the shoulder wound gapes open, Carley&amp;#039;s face is swathed in bandages to provide pressure to prevent additional bleeding. Her owner, Ashley Seidel, 29, of Marshfield can&amp;#039;t afford the medical care her dog needs after it was shot by a Wood County Sheriff&amp;#039;s Department deputy. The deputy had responded along with Marshfield Police Department officers to a report that a woman was unconscious and lying on the sidewalk at 5:57 a.m. Sept. 20. When Seidel talked about her dog and the events that led up to Carley being shot, she started to cry. &amp;quot;It&amp;#039;s all my fault,&amp;quot; Seidel says between sobs as she explained that she inadvertently double-dosed herself with over-the-counter sleeping and allergy medication at about 5 a.m. Sept. 20. A week of family tragedy &amp;mdash; her grandmother had died and her boyfriend&amp;#039;s mother was near death &amp;mdash; had pushed her to exhaustion. After she took the sleeping and allergy pills, Seidel says she thought a quick walk outside with her dog would help her sleep. Seidel says she remembers stepping out of her house with Carley on a leash and starting to walk down the sidewalk. &amp;quot;I started feeling drowsy. I didn&amp;#039;t walk far,&amp;quot; she says. What happened next she&amp;#039;s not sure, but Seidel says she felt wide awake when she heard a car door slam. &amp;quot;The next thing I remember is I heard a car door slam and it kind of snapped me out of it. I was sitting on the sidewalk. I must have dropped my phone because it was in my hand but the case was broken, and I wasn&amp;#039;t holding Carley&amp;#039;s leash. I must have been sitting there awhile. &amp;quot;I looked to my side, and I saw there were squad cars and a lot of police. I didn&amp;#039;t hear them say anything and they were walking towards me. I stood up and saw Carley run up. I said, &amp;#039;That&amp;#039;s my dog. Can I get her?&amp;#039; They said, &amp;#039;No.&amp;#039; Then I heard a loud bang, and I said, &amp;#039;Did you shoot my dog?&amp;#039; I couldn&amp;#039;t believe what was happening,&amp;quot; Seidel says. Authorities say the dog was going to attack them, says Lt. Shawn Becker of the sheriff&amp;#039;s department. The deputy, Shannon Tollefson, who has been with the department for six years, fired one round, Becker says. &amp;quot;The dog came out running at the officers. It was justifiable in these circumstances,&amp;quot; Becker says about the shooting. Officers are trained to respond with the force appropriate for the situation, Becker says. The deputy responded to the report because he was close to the area at the intersection of East Fifth Street and South Cedar Avenue. Tollefson was the first officer on scene and was talking with Seidel while she was sitting on the sidewalk, says Marshfield Police Chief Rick Gramza. According to the reports filed by the three responding MPD officers, Seidel was crying because Tollefson had told her she would be arrested for a warrant because she had outstanding fines she hadn&amp;#039;t paid, says Gramza. As the officers walked towards Tollefson and Seidel, they heard a dog growling and saw it running towards them with teeth bared. The dog leaped at one of the Marshfield officers, who backed up to avoid being bitten, and the dog veered and headed for Tollefson, says Gramza. &amp;quot;A - none of the officers knew whose dog it was. B - they needed to protect Seidel and themselves,&amp;quot; says Gramza.</text:p>
            <text:p>None of the reports document that Seidel told the responding officers that the dog was her&amp;#039;s prior to it being shot, says Gramza. &amp;quot;No one was aware the dog was her&amp;#039;s. I feel bad this happened. I know our officers have to protect themselves and the community. When something like this happens, there isn&amp;#039;t a whole lot of time to react when a dog is charging you,&amp;quot; says Gramza. After she was shot, Carley ran toward home yelping and barking, which brought Seidel&amp;#039;s boyfriend to the couple&amp;#039;s front door. &amp;quot;I opened the door, and Carley ran in, and there was blood all over the place,&amp;quot; says John Gates, who added he initially wanted to let the dog back outside in order to clean the dog to find out why she was bleeding. &amp;quot;But there were officers right there at the door yelling at me to not let her out because they would shoot her if I did,&amp;quot; Gates says. Gates said he was dumbfounded as he learned a sheriff&amp;#039;s deputy had shot his beloved pet, and Seidel was being arrested for a warrant related to unpaid fines. &amp;quot;Why didn&amp;#039;t they use a Taser or pepper spray? They didn&amp;#039;t need to shoot her like that,&amp;quot; says Gates. While Seidel was in custody, Gates used every towel he could find in the house to bundle Carley and protect her head while he drove to a veterinarian&amp;#039;s office open for emergencies on a Saturday morning. As the couple describes what happened, Carley sleeps, but it is labored because of the pressure wrap around her head. Her breaths are punctuated with tiny whines and yelps from the pain.</text:p>
            <text:p>&amp;quot;She&amp;#039;s really a good dog. She&amp;#039;s never been the kind of dog to be barking at other dogs or people walking by the house. I always walk her on a leash, and she&amp;#039;s really obedient. She&amp;#039;d never want to hurt anyone,&amp;quot; says Seidel. The initial visit to clean the wounds, bandage Carley&amp;#039;s head and provide pain medication for the dog, along with a series of antibiotics cost $550. For complete care to mend Carley&amp;#039;s mouth, remove the bullet and repair her shoulder was estimated at the most to cost $3,000, Gates says. Gates says he took Carley home that day without paying the bill. Two days later, on Sept. 22, he took the dog back to the veterinarian&amp;#039;s office to check that her wounds weren&amp;#039;t infected and was told the dog would not be seen until the previous bill was paid. &amp;quot;I had enough money to pay for that day&amp;#039;s bill, but they wouldn&amp;#039;t see her unless I paid off the other bill,&amp;quot; Gates says. The couple is working to keep Carley&amp;#039;s mouth clean while also feeding her dog food that won&amp;#039;t stress her mouth. &amp;quot;It&amp;#039;s so important to make sure there isn&amp;#039;t any food stuck in her teeth because it could cause an infection,&amp;quot; says Seidel. Carley&amp;#039;s head bandages also are changed daily while they make sure she swallows all of her medication. &amp;quot;We&amp;#039;re worried. She needs medical. But I&amp;#039;m back in school, and there&amp;#039;s no extra money,&amp;quot; says Seidel.</text:p>
          </table:table-cell>
          <table:table-cell office:value-type="string">
            <text:p>http://www.marshfieldnewsherald.com/story/news/local/2014/09/29/owner-dog-shot-police-afford-vet-bills/16451461/</text:p>
          </table:table-cell>
          <table:table-cell office:value-type="string">
            <text:p>Carley</text:p>
          </table:table-cell>
          <table:table-cell office:value-type="string">
            <text:p>Shannon Tollefso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999">
            <text:p>999</text:p>
          </table:table-cell>
          <table:table-cell office:value-type="string">
            <text:p>2014-04-18</text:p>
          </table:table-cell>
          <table:table-cell office:value-type="string">
            <text:p>Texas</text:p>
          </table:table-cell>
          <table:table-cell office:value-type="string">
            <text:p>Austin</text:p>
          </table:table-cell>
          <table:table-cell office:value-type="string">
            <text:p>Aust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East Austin family forced to bury their pit bull Friday night wants to know why Austin police officers shot and killed their pet, instead of using non-lethal force. The Austin Police Department is investigating after it confirms two officers shot and killed a pit bull on Prock Lane, after they say the dog charged at police. According to the APD watch commander, police were responding to an auto theft call on the 4000 block of Prock Lane, just off of Springdale Road around 8:30 pm. According to police, the officers shot and killed the dog from the street after it charged. [The owner] says the dog was retreating into the house when it was shot a second time, ultimately dying on the front stoop. Alicia Guerrero, whose family owned the dog, disputes that narrative. She says the dog was being restrained by a family member when officers arrived, but the man let the dog go when he saw police draw their weapons. &amp;quot;I guess when the cops arrived he was all offensive. He wasn&amp;#039;t ready to attack, but he was ready to bark,&amp;quot; said Guerrero, who also said the pet had never been aggressive toward people before. Guerrero says when the family member holding on to the dog let go, officers shot the animal in the head. She says the dog was retreating to the house when it was shot a second time, ultimately dying on the front stoop. KVUE could not reach APD Saturday for comment on those allegations. &amp;quot;I think they should have used something other than a gun honestly,&amp;quot; said Guerrero. &amp;quot;If he had bite him, then yes I would understand, but he didn&amp;#039;t bite him.&amp;quot;</text:p>
            <text:p>Julian Reyes, whose dog &amp;#039;Shiner Bock&amp;#039; was shot and killed while APD responded to a call last year, agreed with Guerrero.</text:p>
            <text:p/>
            <text:p>&amp;quot;They&amp;#039;re supposed to use an escalation of force,&amp;quot; said Reyes, who has since become an activist trying to increase accountability for officers accused of shooting pets.</text:p>
          </table:table-cell>
          <table:table-cell office:value-type="string">
            <text:p>http://austin.culturemap.com/news/city-life/04-20-14-east-austin-apd-officers-shoot-kill-dog/</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00">
            <text:p>1000</text:p>
          </table:table-cell>
          <table:table-cell office:value-type="string">
            <text:p>2014-06-28</text:p>
          </table:table-cell>
          <table:table-cell office:value-type="string">
            <text:p>California</text:p>
          </table:table-cell>
          <table:table-cell office:value-type="string">
            <text:p>Bonita</text:p>
          </table:table-cell>
          <table:table-cell office:value-type="string">
            <text:p>National City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Great Dane 3yo</text:p>
          </table:table-cell>
          <table:table-cell office:value-type="string">
            <text:p>Deputies are investigating after an off-duty National City police officer shot a dog in Bonita. The incident occurred at about 12:19 p.m. Saturday at the Sweetwater Summit Campgrounds at 3218 Summit Meadow Rd. An off-duty officer was walking with his wife and three dogs &amp;ndash; two of which were Chihuahuas and the other a larger dog. A 3-year-old Great Dane broke free from her chain and went over to one of the little dogs. It is unclear if the dog bit the Chihuahua. The off-duty officer then shot the dog. The brother-in-law of the dog&amp;#039;s owner says the officer fired five shots. &amp;quot;I thought they were blanks, but actually when she came over here and laid down, I kind of realized she got shot,&amp;quot; said Luis Alarcon. &amp;quot;After he shot the first shot, I saw the dog running back, and he continued to shoot.&amp;quot; The dog began to retreat back to a home but died. Deputies say the shooting was justified.</text:p>
          </table:table-cell>
          <table:table-cell office:value-type="string">
            <text:p>http://www.10news.com/news/off-duty-national-city-police-officer-shoots-dog-in-bonita-06282014</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01">
            <text:p>1001</text:p>
          </table:table-cell>
          <table:table-cell office:value-type="string">
            <text:p>2014-06-20</text:p>
          </table:table-cell>
          <table:table-cell office:value-type="string">
            <text:p>Ohio</text:p>
          </table:table-cell>
          <table:table-cell office:value-type="string">
            <text:p>Cincinnati</text:p>
          </table:table-cell>
          <table:table-cell office:value-type="string">
            <text:p>Cincinnati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Cincinnati police shot and killed a dog and helped capture another that had menaced a man. Police said the man was mowing a yard on Dalewood Place on Friday morning when the two pit bulls approached and tried to attack him. A neighbor saw what was happening and called 911. When officers arrived, they said the dogs behaved aggressively toward them. An officer shot and killed one dog, and the officers kept the second contained in a yard until animal control arrived. No one was injured in the incident. Police don&amp;#039;t know if the dogs belonged to anyone.</text:p>
          </table:table-cell>
          <table:table-cell office:value-type="string">
            <text:p>http://www.wlwt.com/news/police-shoot-aggressive-dog-capture-another/26590862</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02">
            <text:p>1002</text:p>
          </table:table-cell>
          <table:table-cell office:value-type="string">
            <text:p>2011-08-25</text:p>
          </table:table-cell>
          <table:table-cell office:value-type="string">
            <text:p>Mississippi</text:p>
          </table:table-cell>
          <table:table-cell office:value-type="string">
            <text:p>Richland</text:p>
          </table:table-cell>
          <table:table-cell office:value-type="string">
            <text:p>Rich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4yo</text:p>
          </table:table-cell>
          <table:table-cell office:value-type="string">
            <text:p>Some Richland residents are outraged over the shooting of their pet German Shepherd. Several people posted on WLBT&amp;#039;s Facebook page, angry about the developments. So we took a closer look. The 4-year-old dog named Roscoe was shot once in the face last night by a police officer at a home on Richland East Circle. According to the owner, Roscoe managed to get out of his fenced enclosure. A neighbor called police saying a vicious dog was on the loose. According to witnesses, five officers responded. Adam Harrison said he was coming out the garage door and saw officers with weapons drawn, as they walked onto the property. Harrison admits his 95 pound dog responded aggressively. &amp;quot;I don&amp;#039;t blame him for responding the way that he did. If it had just been him to tell me that my dog was out and tried to attack him alone, but there were five officers on the scene. Five cop cars here blocking everything in. <text:s/>He was obviously scared and the elevation that it reached. It never should have gotten to that point. It should have been one officer possibly animal control to come say hey, your dog is out.&amp;quot; Richland&amp;#039;s Police Chief tells us they were justified by shooting Roscoe. Harrison says this was only the second time Roscoe had gotten out of his enclosure in 4 years. His family is upset that Richland Animal Control showed up after the dog was shot. And that a police officer reportedly told him to drag the dog out from the carport so he could quote &amp;quot;shoot the injured dog again and end it.&amp;quot; Roscoe died at a local Veterinary hospital a short time later.</text:p>
          </table:table-cell>
          <table:table-cell office:value-type="string">
            <text:p>http://www.msnewsnow.com/story/15334547/richland-police-shoot-and-kill-german-shepard-pet</text:p>
          </table:table-cell>
          <table:table-cell office:value-type="string">
            <text:p>Roscoe</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03">
            <text:p>1003</text:p>
          </table:table-cell>
          <table:table-cell office:value-type="string">
            <text:p>2014-04-28</text:p>
          </table:table-cell>
          <table:table-cell office:value-type="string">
            <text:p>Florida</text:p>
          </table:table-cell>
          <table:table-cell office:value-type="string">
            <text:p>Ormond Beach</text:p>
          </table:table-cell>
          <table:table-cell office:value-type="string">
            <text:p>Ormond Beach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Ormond Beach police officer was bitten on the arm and neck Monday morning by a pit bull that was later shot and killed, officials said. The officer, David Labrie, was responding to a report of a dog that had a cat in its mouth near 14A Byron Ellinor Drive, said Ormond Beach police spokesman Keith Walker. Labrie tried helping the dog&amp;rsquo;s owner, June Davisworth, 83, get the cat from the dog&amp;rsquo;s mouth but was unsuccessful. When the canine saw the officer, it lunged onto him and bit his arm and the back of his neck before the officer was able to wrestle him away. A second officer, Stephen Mills, shot the dog twice in the head. Labrie needed three stitches but is doing fine, Walker said. The pit bull, a 5-year-old male named Tank, had been responsible for killing three dogs recently and had attacked another person before Monday&amp;rsquo;s incident, Walker said. The cat it attacked this morning was also killed, Walker said. Davisworth will be cited for not following a quarantine order that required the dog be kept on a leash.</text:p>
          </table:table-cell>
          <table:table-cell office:value-type="string">
            <text:p>http://www.news-journalonline.com/article/20140428/NEWS/140429478</text:p>
          </table:table-cell>
          <table:table-cell office:value-type="string">
            <text:p>Tank</text:p>
          </table:table-cell>
          <table:table-cell office:value-type="string">
            <text:p>Stephen Mills and David Labri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04">
            <text:p>1004</text:p>
          </table:table-cell>
          <table:table-cell office:value-type="string">
            <text:p>2012-08-12</text:p>
          </table:table-cell>
          <table:table-cell office:value-type="string">
            <text:p>Ohio</text:p>
          </table:table-cell>
          <table:table-cell office:value-type="string">
            <text:p>Cleveland</text:p>
          </table:table-cell>
          <table:table-cell office:value-type="string">
            <text:p>Cleve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 and Labrador mix</text:p>
          </table:table-cell>
          <table:table-cell office:value-type="string">
            <text:p>A family is suing the City of Cleveland for at least $2.5 million in damages related to a 2012 shooting in which a police officer killed a family dog and &amp;quot;recklessly&amp;quot; injured its owner. Lisa Maclin was hit in the head with a large pellet from a 12-gauge shotgun shell that a Cleveland officer fired at her dog, Dirt, a 3-year-old Rottweiler/Labrador mix, according to the lawsuit filed yesterday. (See lawsuit below in document viewer or here on a mobile device.) The lawsuit names a Lt. Michael Butler as the officer who fired the shots. However, Butler contacted The Plain Dealer Monday and said that is incorrect. Butler, a supervisor in the department&amp;#039;s 5th District, said he was the supervisor on scene, not the officer who fired a weapon. Cleveland police spokeswoman Sgt. Jennifer Ciaccia said an incident did take place but the lawsuit was incorrect in naming Butler. According to the suit, Maclin and her husband, Michael, were walking their two dogs on leashes near E. 140th and Rugby Avenue on Aug. 12, 2012 when Dirt broke free to protect the family&amp;#039;s other dog, Gordo, from an unleashed poodle that was acting aggressively. An officer pulled up in his cruiser and shot three times at Dirt, killing the dog, the suit said. Lisa Maclin, was hit with one of the pellets, which was later removed from her brain at University Hospitals, according to the lawsuit filed in Cuyahoga County Common Pleas Court. Attorney Daniel Roth, who represents the Maclins, said the city has hidden information on the incident from the family, including the identity of the officer involved in the shooting. &amp;quot;The city has done everything they could to prevent any information on this coming out,&amp;quot; Roth said. Reached Monday night, Roth said he had to try and find out who the officer was through other channels because the city would not tell him who fired the shotgun or give him any information on the incident. Roth later provided The Plain Dealer with correspondence between his office and city officials dating back to 2012 in which he requested reports on the incident, including the name of the shooter. According to the letters Roth provided, he was told that because the case was open the records were &amp;quot;unobtainable.&amp;quot; Roth said detectives wanted to interview his client but he would not allow it because they city refused to turn over basic information on the shooting. Cleveland Communications Director Maureen Harper declined to comment earlier in the day because the litigation is pending. Cleveland Sgt. Ali Pillow earlier in the day confirmed Butler was a supervisor in the 5th District and said he would forward a reporter&amp;#039;s request for information on the incident and Butler. In an email to The Plain Dealer Butler said he informed the city of the incorrect information in the lawsuit. The lawsuit names Butler, Mayor Frank G. Jackson and former Police Chief Michael McGrath. The suit accuses an officer of using excessive force recklessly in an urban area. Roth said Lisa Maclin has had ongoing medical and psychological issues related to the shooting. He said the pellet removed from her brain was the size of a .32-caliber bullet and was part of one of three shotgun rounds fired at the dog to kill it. Lawsuit details: Lisa Maclin, et al. v City of Cleveland, et al. Judge W. Collier Date Filed February 24, 2014 Case Number 822384</text:p>
            <text:p>There is controversy surrounding the name of the shooter, whom the police are currently refusing to identify. The Plain Dealer identified the shooter as Baepler here: http://www.cleveland.com/court-justice/index.ssf/2014/05/cleveland_police_officers_kill.html</text:p>
          </table:table-cell>
          <table:table-cell office:value-type="string">
            <text:p>http://www.cleveland.com/court-justice/index.ssf/2014/02/family_sues_cleveland_over_201.html</text:p>
          </table:table-cell>
          <table:table-cell office:value-type="string">
            <text:p>Dirty Red AKA Dirt</text:p>
          </table:table-cell>
          <table:table-cell office:value-type="string">
            <text:p>Paul Baeppler, Michael Butler and Unknown Poli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row>
        <table:table-row table:style-name="ro4">
          <table:table-cell office:value-type="float" office:value="1005">
            <text:p>1005</text:p>
          </table:table-cell>
          <table:table-cell office:value-type="string">
            <text:p>2014-05-13</text:p>
          </table:table-cell>
          <table:table-cell office:value-type="string">
            <text:p>New Jersey</text:p>
          </table:table-cell>
          <table:table-cell office:value-type="string">
            <text:p>Trenton</text:p>
          </table:table-cell>
          <table:table-cell office:value-type="string">
            <text:p>New Jersey State Police and Mercer County Prosecutor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Cane Corso 1yo</text:p>
          </table:table-cell>
          <table:table-cell office:value-type="string">
            <text:p>Oweeta Derry received a call from a neighbor telling her that the family&amp;rsquo;s Cane Corso was outside of her gate in the backyard chasing a cat. What happened next shocked her. &amp;ldquo;When I got there, a cop said they shot her,&amp;rdquo; Derry said Wednesday afternoon, a day after Poodie was killed.&amp;ldquo;They shot her once in the chest because a police officer said she jumped at him,&amp;rdquo; Derry said of the 1-year-old dog. &amp;ldquo;But why would you then shoot her again twice again in the back?&amp;rdquo; she questioned. &amp;ldquo;What was the purpose of that? You had already hit her in the chest.&amp;rdquo; A New Jersey State Police trooper and a member of the Mercer County Prosecutor&amp;rsquo;s Office were executing an arrest warrant at 12:30 p.m. Tuesday in an alleyway on the first block of West End Avenue near Derry&amp;rsquo;s home when Poodie appeared, according NJSP Capt. Stephen Jones. &amp;ldquo;This very large dog ran out from behind from a backyard area where there was a fence that wasn&amp;rsquo;t secured,&amp;rdquo; Jones said Wednesday. &amp;ldquo;It ran out of the yard of an abandoned property and charged at the trooper and officer. They both discharged rounds striking the dog and the dog ran away.&amp;rdquo; The officers later found the dog dead in the rear parking lot of Cadwalader Elementary School. &amp;ldquo;It&amp;rsquo;s very sad when this type of thing has to happen,&amp;rdquo; Jones said. &amp;ldquo;It unfortunately comes down to protecting life and limb there when you&amp;rsquo;re dealing with a large aggressive animal.&amp;rdquo; But Derry said Poodie was anything but aggressive. &amp;ldquo;She&amp;rsquo;s a big baby,&amp;rdquo; said Derry, who just tied the knot last Monday. &amp;ldquo;Of course she&amp;rsquo;s a big dog, but she was a really sweet, humble-type dog. She was very friendly and playful.&amp;rdquo; Derry&amp;rsquo;s husband, Dwayne, said cops came onto the scene with their guns drawn. &amp;ldquo;Why are they going in the back with their guns drawn from the beginning?&amp;rdquo; he questioned. &amp;ldquo;What is your purpose of going in the back of someone&amp;rsquo;s house with your gun drawn?&amp;rdquo; Dwayne Derry said they could have ordered Poodie to stop. &amp;ldquo;She likes to play,&amp;rdquo; he said. &amp;ldquo;When she sees people, she jumps up wanting to play because she&amp;rsquo;s a playful dog, but shooting her three times was unnecessary.&amp;rdquo;</text:p>
            <text:p>The Derrys suggested cops could have pepper-strayed Poodie or shot in the air. &amp;ldquo;They claimed she came at him, but even if that&amp;rsquo;s the case, he could have shot in the air or shot her in the leg,&amp;rdquo; Oweeda Derry said. &amp;ldquo;Why shoot her in her chest and shoot her twice times in the back?&amp;rdquo; Describing proper procedure, Jones explained when a dog is charging, they often move fast. &amp;ldquo;If a situation is occurring and shots are fired within a second, it&amp;rsquo;s not a matter of knowing that you hit a dog and that&amp;rsquo;s the end of it,&amp;rdquo; he said. &amp;ldquo;You got to stop the threat.&amp;rdquo; Jones ruled out other possible uses of force against the animal. The captain said neither officer was carrying a Taser, but it wouldn&amp;rsquo;t have mattered anyway. &amp;ldquo;That&amp;rsquo;s generally not too effective on a charging animal,&amp;rdquo; Jones said. &amp;ldquo;Pepper spray is clearly not effective on most dogs.&amp;rdquo; In the end, Jones said situations like this are a matter of officer safety. &amp;ldquo;If they&amp;rsquo;re there legally serving a warrant on the premises and somebody has a dog that is not controlled, it might be a situation where it&amp;rsquo;s just simply a matter of officer safety,&amp;rdquo; he said. As of Wednesday night, the Derrys said they were still awaiting a call back from the state trooper on the scene to obtain a police report.</text:p>
          </table:table-cell>
          <table:table-cell office:value-type="string">
            <text:p>http://www.trentonian.com/general-news/20140514/police-shoot-trenton-familys-dog-3-times-killing-poodie</text:p>
          </table:table-cell>
          <table:table-cell office:value-type="string">
            <text:p>Pood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06">
            <text:p>1006</text:p>
          </table:table-cell>
          <table:table-cell office:value-type="string">
            <text:p>2014-03-05</text:p>
          </table:table-cell>
          <table:table-cell office:value-type="string">
            <text:p>District of Columbia</text:p>
          </table:table-cell>
          <table:table-cell office:value-type="string">
            <text:p>Washington DC</text:p>
          </table:table-cell>
          <table:table-cell office:value-type="string">
            <text:p>Washington DC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hot and killed a dog in Northeast Washington Wednesday afternoon after it allegedly bit a teenage girl. Crews responded to the 4900 block of Hayes Street NE just before 3 p.m. for a dog attack. Neighbors told News4 the dog was a pit bull breed.</text:p>
          </table:table-cell>
          <table:table-cell office:value-type="string">
            <text:p>http://www.nbcwashington.com/news/local/Police-Shoot-Dog-in-Northeast-After-It-Bites-Teen-248615921.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4" office:value-type="float" office:value="0">
            <text:p>0</text:p>
          </table:table-cell>
        </table:table-row>
        <table:table-row table:style-name="ro4">
          <table:table-cell office:value-type="float" office:value="1007">
            <text:p>1007</text:p>
          </table:table-cell>
          <table:table-cell office:value-type="string">
            <text:p>2014-06-26</text:p>
          </table:table-cell>
          <table:table-cell office:value-type="string">
            <text:p>New York</text:p>
          </table:table-cell>
          <table:table-cell office:value-type="string">
            <text:p>Menands</text:p>
          </table:table-cell>
          <table:table-cell office:value-type="string">
            <text:p>Menand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fatally shot a dog at the Mohawk Hudson Humane Society Thursday after it bit four staff members, sending them to the hospital, a shelter official said. The incident unfolded just before 3 p.m., shortly after a veterinarian and a staff member had given the dog, which was being boarded at the shelter after having bitten someone else, a rabies shot, executive director Brad Shear said. Shear, who is out of town on business, said he was not at the facility off Broadway when the incident happened so he did not have full details. But he said the dog had been muzzled for the procedure. Menands police were not immediately available to provide details about the attack.</text:p>
            <text:p>&amp;quot;They followed normal safety protocols, and in removing the muzzle, I think the dog attacked,&amp;quot; he said, adding that three of the victims were injured after coming to the aid of another staff member. Two of the staffers had been treated at Albany Medical Center Hospital for their injuries and released by Thursday evening, while two more were still being evaluated, he said. The extent of their injuries was not immediately clear. The veterinarian was not among those hurt, he said. The age and sex of the dog were not immediately known, but Shear said the animal had been brought to the facility by an animal control officer for a so-called bite quarantine &amp;mdash; typically a 10-day hold after a dog has bitten someone during which it is watched for signs of aggression. He said the most seriously injured staffer is an experienced former animal control officer. Somehow the dog found its way outside, where responding police officers shot it, Shear said. Shear said the shelter will fully investigate the chain of events that led up to the attack in the coming days. &amp;quot;It&amp;#039;s surprising that it would happen,&amp;quot; he said. &amp;quot;We follow some pretty strict safety protocols to avoid this.&amp;quot;</text:p>
          </table:table-cell>
          <table:table-cell office:value-type="string">
            <text:p>http://www.timesunion.com/local/article/Police-shoot-dog-after-it-injures-4-at-Menands-5582786.php</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string">
            <text:p>Uniform</text:p>
          </table:table-cell>
          <table:table-cell table:number-columns-repeated="2" office:value-type="float" office:value="1">
            <text:p>1</text:p>
          </table:table-cell>
          <table:table-cell table:number-columns-repeated="4" office:value-type="float" office:value="0">
            <text:p>0</text:p>
          </table:table-cell>
        </table:table-row>
        <table:table-row table:style-name="ro4">
          <table:table-cell office:value-type="float" office:value="1008">
            <text:p>1008</text:p>
          </table:table-cell>
          <table:table-cell office:value-type="string">
            <text:p>2014-07-04</text:p>
          </table:table-cell>
          <table:table-cell office:value-type="string">
            <text:p>Idaho</text:p>
          </table:table-cell>
          <table:table-cell office:value-type="string">
            <text:p>Nampa</text:p>
          </table:table-cell>
          <table:table-cell office:value-type="string">
            <text:p>Nampa Police Department and Canyon County Prosecutor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Nampa Police says one of its officers had to shoot an aggressive dog over the July 4 weekend. The pooch was later put down. Nampa PD says an officer was called out to 17th Avenue North and 2nd Street for a call of illegal fireworks. The officer spotted a 1-year-old boy in the street alone. While waiting for the child&amp;#039;s father to come out of the child&amp;#039;s house, police say two dogs ran toward the officer and chased him into the street. Nampa PD says one of the dogs lunged at the officer, prompting him to shoot the dog.</text:p>
            <text:p>Neighbors say they heard three shots, another neighbor says he heard two. Several other people said they couldn&amp;#039;t tell because there were fireworks going off at around 9 pm when the officer shot his weapon. The dog was later euthanized at the owner&amp;#039;s request, police say. &amp;quot;The use of lethal force by an officer is always a last option,&amp;quot; said Chief Craig Kingsbury. &amp;quot;We do not want to hurt or kill any animals. NPD says it will conduct an investigation and forward it to the Canyon County Prosecutor&amp;#039;s Office. The officer is on active duty. Police say no audio or video was taken of the incident using body cameras.</text:p>
          </table:table-cell>
          <table:table-cell office:value-type="string">
            <text:p>http://www.kboi2.com/news/local/Nampa-Police-officer-shoots-lunging-dog--266313011.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09">
            <text:p>1009</text:p>
          </table:table-cell>
          <table:table-cell office:value-type="string">
            <text:p>2013-07-25</text:p>
          </table:table-cell>
          <table:table-cell office:value-type="string">
            <text:p>Texas</text:p>
          </table:table-cell>
          <table:table-cell office:value-type="string">
            <text:p>Westworth Village</text:p>
          </table:table-cell>
          <table:table-cell office:value-type="string">
            <text:p>Westworth Village Police Department and Fort Worth Animal Control</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bulldog mix</text:p>
          </table:table-cell>
          <table:table-cell office:value-type="string">
            <text:p>Police officers shot and killed a dog in the backyard of a Westworth Village home Thursday, a move that police say was justified but one that was criticized by the dog&amp;rsquo;s owner. John Cavazos said he held Pookie in his arms as the dog died. &amp;ldquo;They shot my dog multiple times and left it for dead,&amp;rdquo; Cavazos said. &amp;ldquo;I had to call them back out to euthanize him.&amp;rdquo; Westworth Village police Lt. Glenn Lippertt said that officers responding to a 911 call Thursday found a bulldog mix killing another large dog in the back yard of a home in the 5800 block of Straley Avenue. The officers reported that the bulldog had broken a steel-cable tether and attacked the other dog, which was still tethered, Lippertt said. The officers shot the bulldog twice with a Tazer and twice with beanbag rounds from a shotgun, trying to get it off the other dog, Lippertt said. When that failed, they shot it with a 45-caliber pistol. Cavazos said he was at work when he got a call from his fiance, who told him he needed to come home because his dog had been shot. He said he arrived about 1:30 p.m. to find the bulldog &amp;ldquo;covered in a blanket, kicking and screaming.&amp;rdquo; Cavazos said Pookie was an American bulldog mix and his other dog is a German shepherd mix named Dino. He said the dogs had a habit of getting into fights. &amp;ldquo;They&amp;rsquo;ve been together for five years and they just get into it every few months,&amp;rdquo; he said. &amp;ldquo;We just have to hose them down and they separate.&amp;rdquo; That&amp;rsquo;s what Cavazos&amp;rsquo; son, Kameran Jordan, 7, and nephew, Jeremiah Smith, 12, and his father, Johnny Cavazos, were trying to do when the officers arrived. The 911 call that summoned them was made by former Westworth Village Mayor Jim Parnell, who lives next door. Parnell said that he saw Jordan, Smith and the elder Cavazos trying to separate the dogs, and that he even tried spraying water on the dogs himself from the safety of his yard. &amp;ldquo;The pit bull had Dino where he couldn&amp;rsquo;t get loose and was killing him,&amp;rdquo; Parnell said. &amp;ldquo;I knew Dino was going to die, so I called 911.&amp;rdquo; Officers responded within moments, Parnell said, and were communicating with Johnny Cavazos. &amp;ldquo;The police officer was saying, &amp;lsquo;What do you want me to do?&amp;rsquo; &amp;rdquo; Parnell said. &amp;ldquo;The man told the kids to go inside. I saw the officer pull his gun. He told me to get inside, because I was in the line of fire. I got my wife into the house and heard a pop. A little later I heard a pop-pop, and looked outside again. The pit bull was walking around, then he went after Dino again.&amp;rdquo; Lippert said that what happened then was unlike anything he&amp;rsquo;s seen in his 18 years with Westworth Village police. After the Tazer and beanbag rounds failed to make the bulldog release his grip on the other dog&amp;rsquo;s throat, the officers said the older Cavazos asked them to shoot it, Lippert said. &amp;ldquo;One officer shot the pit bull once with a 45-caliber and it broke off from the other dog,&amp;rdquo; he said. &amp;ldquo;But then it rushed back in and attacked the other dog again. The officer shot the pit bull a second time, and it let go and laid down.&amp;rdquo; About then, Lippert arrived at the scene and saw that the bulldog was down with two gunshots to its body, but not dead. He said that because the bulldog was suffering, he told one of the officers to shoot it again. The officer fired one round into the dog&amp;rsquo;s head, Lippert said, and when the bulldog stopped moving, the officers thought it was dead and left. When Cavazos called Westover police back to the yard, Lippert said he was shocked to see that the bulldog was still breathing. &amp;ldquo;We called Fort Worth Animal Control, and they used four injections before it finally died,&amp;rdquo; he said. Audio recorded by police during the incident confirms everything the officers reported, Lippert said. The two officers involved will not be identified until the reports are released Monday or Tuesday, he said. Cavazos believes none of the police measures were necessary. &amp;ldquo;My son knows how to deal with the dogs and had they not intervened with such disgustingly brutal force my dog would still be alive,&amp;rdquo; Cavazos said. &amp;ldquo;They took matters into their own hands. I held my dog in my arms as he died.&amp;quot;</text:p>
          </table:table-cell>
          <table:table-cell office:value-type="string">
            <text:p>http://www.star-telegram.com/2013/07/26/5032778/westworth-police-fatally-shoot.html</text:p>
          </table:table-cell>
          <table:table-cell office:value-type="string">
            <text:p>Pook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10">
            <text:p>1010</text:p>
          </table:table-cell>
          <table:table-cell office:value-type="string">
            <text:p>2014-05-24</text:p>
          </table:table-cell>
          <table:table-cell office:value-type="string">
            <text:p>Pennsylvania</text:p>
          </table:table-cell>
          <table:table-cell office:value-type="string">
            <text:p>Hatboro</text:p>
          </table:table-cell>
          <table:table-cell office:value-type="string">
            <text:p>Hatbor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and Mastiff mix 3yo</text:p>
          </table:table-cell>
          <table:table-cell office:value-type="string">
            <text:p>Police shot and wounded a dog &amp;mdash; described by various people as &amp;ldquo;loving,&amp;rdquo; &amp;ldquo;energetic,&amp;rdquo; and &amp;ldquo;dangerous and vicious,&amp;rdquo; &amp;mdash; after an incident in a neighborhood along County Line Road in Hatboro on Saturday evening. Lola, a 3-year-old boxer mastiff, is awaiting surgery at the Veterinary and Specialty Emergency Center in Middletown. Owner Milena Arena, of Hatboro, said the dog has a serious leg fracture from the bullet wound, but is stable.</text:p>
          </table:table-cell>
          <table:table-cell office:value-type="string">
            <text:p>http://www.theintell.com/news/local/pet-recovers-after-being-shot-by-hatboro-police/article_e9b03c57-329e-54d6-b1cf-17404e5dd0b5.html</text:p>
          </table:table-cell>
          <table:table-cell office:value-type="string">
            <text:p>Lola</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011">
            <text:p>1011</text:p>
          </table:table-cell>
          <table:table-cell office:value-type="string">
            <text:p>2014-02-20</text:p>
          </table:table-cell>
          <table:table-cell office:value-type="string">
            <text:p>Florida</text:p>
          </table:table-cell>
          <table:table-cell office:value-type="string">
            <text:p>Tampa</text:p>
          </table:table-cell>
          <table:table-cell office:value-type="string">
            <text:p>Tampa Police Department School Resource Officer Program Robinson High Scho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 news report: Tampa police say a school resource officer opened fire on a dog this morning after it was terrorizing a neighborhood near MacDill Air Force Base in South Tampa. Police say it happened on Mango Street and Grady Avenue South, right down the road from Robinson High School. Video shot by one of the neighbors showed the dog before the shooting. It appeared to be unattended and aggressively barking at children as they walked to school. According to investigators, the dog broke from a chain and attacked an adult and child. A passing motorist saw the attack and stopped, grabbing a rake to help hold the dog off. Those victims, identified as 44-year-old Michelle Bennett and 14-year-old Alen Velic, were taken to the hospital with bite wounds to their legs. Velic was on his way to school, but never made it there. &amp;quot;It just came out of nowhere and started attacking us,&amp;quot; he said. Velic and other kids were cornered by a pit bull mix on Mango Avenue in south Tampa. &amp;quot;I didn&amp;#039;t even know that thing was coming at us until I look over and I just saw it charging at us,&amp;quot; Velic said. The 14 year old was bitten in the left leg, and so was a mother who was driving by. She stopped to help and was also attacked. &amp;quot;She decided to defend us with a rake she found in owners yard. I thought that was pretty brave of her,&amp;quot; Velic said. A school resource officer from Robinson High School heard what was going on and rushed over. The dog charged at him, so he shot the dog in the leg. Neighbor Yelena Botto heard it all. &amp;quot;I heard the gun shot and the dog a little bit crying,&amp;quot; Botto said.</text:p>
            <text:p>Investigators they haven&amp;#039;t been able to reach the owners of the dog. It was taken to a vet clinic for treatment. Alen is now home recovering, but waiting to hear if he&amp;#039;ll need rabies shots. It&amp;#039;s not exactly how he wanted to spend a day off from school. &amp;quot;Geez, I don&amp;#039;t like getting attacked by dogs. It&amp;#039;s not fun,&amp;quot; Velic said.</text:p>
          </table:table-cell>
          <table:table-cell office:value-type="string">
            <text:p>http://www.myfoxtampabay.com/story/24774377/2014/02/20/police-officers-shoot-dog-after-attack</text:p>
          </table:table-cell>
          <table:table-cell table:number-columns-repeated="2" office:value-type="string">
            <text:p>Unknown</text:p>
          </table:table-cell>
          <table:table-cell table:number-columns-repeated="4"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12">
            <text:p>1012</text:p>
          </table:table-cell>
          <table:table-cell office:value-type="string">
            <text:p>2014-03-31</text:p>
          </table:table-cell>
          <table:table-cell office:value-type="string">
            <text:p>Texas</text:p>
          </table:table-cell>
          <table:table-cell office:value-type="string">
            <text:p>League City</text:p>
          </table:table-cell>
          <table:table-cell office:value-type="string">
            <text:p>League Ci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og attacked a mother and her 2-year-old daughter at the family&amp;#039;s League City apartment early Monday before police were able to shoot the animal. Police said Chelsi Camp, 23, was watching after the pit bull for her boyfriend when the animal suddenly turned on them about 8:45 a.m. at their home in the Avana at South Shore apartments, 2800 East League City Parkway.</text:p>
            <text:p>&amp;quot;It&amp;#039;s just a horrible incident,&amp;quot; said Condy Hammer, who lives at the complex. League City police said the &amp;quot;very aggressive&amp;quot; pit bull was mauling the child and Camp when they arrived. An officer shot the dog to stop the attack, police said. A Life Flight medical helicopter flew the child to Memorial Hermann Hospital. The girl had severe injuries to her head and face, police said. Camp was taken by ambulance to the same hospital with injuries to her arms and hands. She was in good condition at the hospital later Monday. Her daughter&amp;#039;s condition wasn&amp;#039;t known. Jody LeVrier recently moved into the apartments. LeVrier said she has seen Camp walking the dog in the area. &amp;quot;He didn&amp;#039;t seem aggressive at all,&amp;quot; she said. Also a dog owner, LeVrier said she doesn&amp;#039;t object to people owning pit bulls. &amp;quot;As long as they&amp;#039;re on a leash, I don&amp;#039;t have a problem with it,&amp;quot; she said. Cody Hammer said he has owned pit bulls in the past and acknowledged they can be aggressive. &amp;quot;It&amp;#039;s just the way people train them. You have to know how to do it,&amp;quot; he said. League City police said it wasn&amp;#039;t clear what might have prompted the attack.</text:p>
          </table:table-cell>
          <table:table-cell office:value-type="string">
            <text:p>http://www.chron.com/neighborhood/bayarea/article/League-City-police-shoot-dog-as-it-mauls-mother-5363390.php</text:p>
          </table:table-cell>
          <table:table-cell table:number-columns-repeated="2" office:value-type="string">
            <text:p>Unknown</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4">
          <table:table-cell office:value-type="float" office:value="1013">
            <text:p>1013</text:p>
          </table:table-cell>
          <table:table-cell office:value-type="string">
            <text:p>2011-04-12</text:p>
          </table:table-cell>
          <table:table-cell office:value-type="string">
            <text:p>Texas</text:p>
          </table:table-cell>
          <table:table-cell office:value-type="string">
            <text:p>Durham</text:p>
          </table:table-cell>
          <table:table-cell office:value-type="string">
            <text:p>Durham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Did a member of a Durham police SWAT team go too far when he shot and killed a dog during a raid in April? Some say it was unnecessary force. ABC11 cameras captured the incident at a home on Dunstan Avenue April 12. Officers were looking for Pete Moses and Vania Sisk. According to search warrants, Moses is a suspect in the disappearance of a woman and a 5-year-old boy. Sisk is the boy&amp;#039;s mother. While they&amp;#039;ve not been charged in the disappearances, the SWAT team arrested the pair on other charges at the Dunstan Avenue home after surrounding it the evening of April 12. After the people in the home surrendered, the SWAT team approached to make sure no one else was inside. As ABC11 cameras recorded, the lead officer went up the front steps and then turned and fired at a dog three times - killing it. The dog doesn&amp;#039;t appear to be vicious and doesn&amp;#039;t appear to lunge at officers. In the video, you can see a man sitting on the stoop of a home next door and others standing on the next porch as the three high-powered rounds were fired in their direction. The bystanders were not hurt. Eighteen-year-old Deshawn Porter told ABC11 the dog - a lab named Sheba - was his best friend.</text:p>
            <text:p>&amp;quot;I didn&amp;#039;t know what to say,&amp;quot; he said. &amp;quot;My neighbor says they shot my dog several times.&amp;quot; Porter said he asked police why the dog was killed. &amp;quot;He said the dog was getting vicious and ready to attack,&amp;quot; said Porter. But that&amp;#039;s not how others saw it. ABC11 asked the Durham Police Department about the incident. It said the officers were making a high-risk entry and the dog appeared to growl and make aggressive moves. We showed the video to Kimberly Alboum, state director for the Humane Society. &amp;quot;That&amp;#039;s devastating,&amp;quot; she said. &amp;quot;Wow, that&amp;#039;s absolutely devastating. That&amp;#039;s just shocking.&amp;quot; Alboum said she sees in the video a SWAT team that needs to be trained in dealing with dogs. &amp;quot;The way it appears on this footage, is that it was just a dog standing up watching them come up on the stairs,&amp;quot; she said. Porter told ABC11 he&amp;#039;s sad, angry, and lonely without Sheba around. Porter said he didn&amp;#039;t witness the shooting because he was among those in the house that night who were detained. He is not charged with any crime. After the standoff, he said police did not apologize and took his dog&amp;#039;s body with them when they left the scene. He doesn&amp;#039;t know what was done with it. ABC11 offered to show Durham police officials the video and to also ask if it was appropriate to discharge an automatic weapon so close to innocent civilians. They declined. The Humane Society told us it plans to reach out to the department to offer free training on how to deal with pets in emergency situations.</text:p>
          </table:table-cell>
          <table:table-cell office:value-type="string">
            <text:p>http://abc11.com/archive/8140686/</text:p>
          </table:table-cell>
          <table:table-cell office:value-type="string">
            <text:p>Sheba</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14">
            <text:p>1014</text:p>
          </table:table-cell>
          <table:table-cell office:value-type="string">
            <text:p>2013-11-02</text:p>
          </table:table-cell>
          <table:table-cell office:value-type="string">
            <text:p>Texas</text:p>
          </table:table-cell>
          <table:table-cell office:value-type="string">
            <text:p>Corpus Christi</text:p>
          </table:table-cell>
          <table:table-cell office:value-type="string">
            <text:p>Corpus Christi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ay around nine Saturday morning, a man called for help saying a dog tried to attack him while he was on a walk. The man told the officers where the dog&amp;#039;s owners live. When officers try to talk with the owner, police say the pit bull charged at one of the cops. That officer pulled out his gun and shot the dog in the face. It laid down for a few minutes, then got up and ran away. Officers were able to track the dog down and hold it until animal control arrived. Its owner was taken to jail for outstanding warrants. He was also cited for not having his dog on a leash. No one was seriously hurt.</text:p>
          </table:table-cell>
          <table:table-cell office:value-type="string">
            <text:p>http://www.kristv.com/news/police-shoot-dog-after-he-charges-at-officer/</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015">
            <text:p>1015</text:p>
          </table:table-cell>
          <table:table-cell office:value-type="string">
            <text:p>2014-02-07</text:p>
          </table:table-cell>
          <table:table-cell table:number-columns-repeated="2" office:value-type="string">
            <text:p>New York</text:p>
          </table:table-cell>
          <table:table-cell office:value-type="string">
            <text:p>NYPD</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lice shot a dog who bit an officer&amp;#039;s thigh while they were arresting its owner in the St. Nicholas Houses Friday morning, an NYPD spokesman said.</text:p>
            <text:p>Police were inside 217 West 127th St., near Adam Clayton Powell Boulevard, to arrest someone on a warrant, but then shot the canine in its shoulder as it lunged at an officer about 6:30 a.m., the spokesman said. The officer was taken to St. Luke&amp;#039;s Hospital and treated for minor injuries, police said. The dog received medical attention after the shooting and was listed in stable condition, an NYPD spokesman said.</text:p>
          </table:table-cell>
          <table:table-cell office:value-type="string">
            <text:p>http://www.dnainfo.com/new-york/20140207/central-harlem/police-shoot-dog-that-bit-officers-thigh-during-arrest-nypd-says</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16">
            <text:p>1016</text:p>
          </table:table-cell>
          <table:table-cell office:value-type="string">
            <text:p>2014-01-07</text:p>
          </table:table-cell>
          <table:table-cell office:value-type="string">
            <text:p>Nevada</text:p>
          </table:table-cell>
          <table:table-cell office:value-type="string">
            <text:p>Las Vegas</text:p>
          </table:table-cell>
          <table:table-cell office:value-type="string">
            <text:p>Las Vegas Metropolita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Las Vegas police officer fired his gun multiple times Tuesday after a dog began attacking people in west Las Vegas. The dog, described as a pit bull-type breed, is now dead. The City of Las Vegas confirmed the dog was euthanized on Tuesday afternoon, because of its gunshot injuries. Police said they began shooting after the dog attacked two people and then lunged for an officer. It was around 10:15 a.m. when police said they received a call from a man claiming he had just been attacked by a dog near C and Monroe Streets, but managed to escape. When police arrived, they said the dog was in the midst of attacking an elderly woman. That woman was able to jump on top of the police car, before the dog turned its attention to the officer. All Las Vegas officers go through some type of training dealing with aggressive animals. It will now be up to Animal Control to continue the investigation and determine whether charges will be filed.</text:p>
          </table:table-cell>
          <table:table-cell office:value-type="string">
            <text:p>http://www.jrn.com/ktnv/news/Las-Vegas-police-shoot-dog-during-attack-dog-euthanized-23918187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17">
            <text:p>1017</text:p>
          </table:table-cell>
          <table:table-cell office:value-type="string">
            <text:p>2013-07-09</text:p>
          </table:table-cell>
          <table:table-cell office:value-type="string">
            <text:p>Washington</text:p>
          </table:table-cell>
          <table:table-cell office:value-type="string">
            <text:p>Seattle</text:p>
          </table:table-cell>
          <table:table-cell office:value-type="string">
            <text:p>Seattl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Staffordshire terrier mix 4yo</text:p>
          </table:table-cell>
          <table:table-cell office:value-type="string">
            <text:p>The following is reproduced from a media report with a number of issues. The wording of the report obfuscates the exact date of the shooting. The report states as fact a police claim that the same report explains is contested and was made without evidence in a graph after the jump. Lazy errors like this are a common feature of Puppycide reporting: When Mary and Rickey Brown heard barking in their yard Monday afternoon, they never imagined they were in danger. That quickly changed when they realized four aggressive dogs were confronting the men painting their house. &amp;ldquo;One of them ran into our house,&amp;rdquo; Mary Brown said. &amp;ldquo;My daughter was frightened and then another dog, a pit bull, ran around back and bit our painter on the arm,&amp;rdquo; she said. The dogs had somehow escaped their home next door, and entered through a hole in the Brown&amp;rsquo;s fence. Mary&amp;rsquo;s husband told her to call 9-1-1. &amp;ldquo;The pit bull was really aggressive, and even foaming at the mouth,&amp;rdquo; he said. Seattle firefighters and paramedics parked their vehicles directly in the driveway of the home where the dogs live. The Browns watched as the paramedics and firefighters were surrounded by the aggressive dogs. &amp;ldquo;They couldn&amp;rsquo;t get to the wounded man because of the dogs,&amp;rdquo; she said. Seattle police officers shot and killed a mixed-pitbull terrier Tuesday after it bit a man in the arm, drawing blood. A dog from the same home bit a Seattle Police Officer last August. Tuesday officers were called to the same home just after 1 p.m. because a man painting a home nearby had been bitten in the arm. When firefighters tried to give the bite victim medical aid the dog and three others barked and lunged, so firefighters called police. The dog, 4-year old Aries, is described as a mixed-breed American Staffordshire terrier which is a type of pit bull. Kim Pace lives with Aries&amp;#039; owner and says something must have provoked him. &amp;quot;It&amp;#039;s their property,&amp;quot; Pace said, &amp;quot;They probably felt threatened and felt like they needed to defend their area. If an animal of any breed feels like they are backed into a corner, they will defend themselves; it has nothing to do with the fact that they are pit bulls.&amp;quot; Witt says officers and firefighters tried many methods to get the loose dogs, described as three pit bulls and one smaller dog, to retreat with no success: &amp;quot;One of the firefighters used a clipboard to throw at the dogs, and he tried to kick them but they continued to advance on the firefighters, and then the officers also used a fire extinguisher, they used pepper spray and none of that worked.&amp;quot; Officers felt threatened enough for one of them to open fire. But neighbors say they have never had any trouble with Aries or any of the other dogs who live with Kim Pace. &amp;quot;I&amp;#039;ve had pit bulls before. I&amp;#039;m very comfortable with them. I think they&amp;#039;re misunderstood a lot,&amp;quot; said neighbor Felicia Saephan. &amp;quot;Honestly I don&amp;#039;t know what to think,&amp;quot; said neighbor Demetria Ahlquist, &amp;quot;because I told them the owners were coming and if they just waited they could have gotten him safely and this wouldn&amp;#039;t have happened.&amp;quot; The officer who fired the fatal shot is on paid administrative leave while the SPD&amp;#039;s Firearms Review Board conducts its investigation into the shooting. The dogs&amp;rsquo; owner also wanted to clarify a claim made by Seattle Police on Tuesday. Officer Renee Witt told reporters the dog police shot was the same Pit Bull that bit an officer on the hand inside a home last August. Witt said the officer had entered the home to perform a welfare check on the dogs&amp;rsquo; owner. The owner tells KIRO-7, two different dogs were involved in each incident.</text:p>
          </table:table-cell>
          <table:table-cell office:value-type="string">
            <text:p>http://www.kirotv.com/news/news/police-shoot-pit-bull-seattle/nYkH6/</text:p>
          </table:table-cell>
          <table:table-cell office:value-type="string">
            <text:p>Aries</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office:value-type="float" office:value="1">
            <text:p>1</text:p>
          </table:table-cell>
          <table:table-cell table:number-columns-repeated="3" office:value-type="float" office:value="2">
            <text:p>2</text:p>
          </table:table-cell>
        </table:table-row>
        <table:table-row table:style-name="ro1">
          <table:table-cell office:value-type="float" office:value="1018">
            <text:p>1018</text:p>
          </table:table-cell>
          <table:table-cell office:value-type="string">
            <text:p>2013-08-01</text:p>
          </table:table-cell>
          <table:table-cell office:value-type="string">
            <text:p>Montana</text:p>
          </table:table-cell>
          <table:table-cell office:value-type="string">
            <text:p>Bozeman</text:p>
          </table:table-cell>
          <table:table-cell office:value-type="string">
            <text:p>Bozeman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Bozeman police shot a dog in the Peet&amp;#039;s Hill area Thursday morning. Initial reports indicate the dog survived the shooting, but the owner told us it had to be put down because it had a broken back. Seattle resident Kaelan Holmes is now searching for his other dog, Wolfie. He&amp;#039;s already lost one dog. He tells NBC Montana Wolfie got scared and ran off at the sound of gunshots. &amp;quot;When everybody&amp;#039;s gone, my dogs are the only thing that I have and they keep me company and they keep me sane and they&amp;#039;re good,&amp;quot; says Holmes. Holmes says he never saw officers as they neared his camp. &amp;quot;I just heard her bark twice and then two gun shots...but I was right here and I know she didn&amp;#039;t attack them. She barks at people sometimes. It&amp;#039;s something she does,&amp;quot; explains Holmes. When we asked about Sadie, Holmes became emotional. &amp;quot;She&amp;#039;s been my companion, my daughter...Sadie&amp;#039;s never harmed anybody. She&amp;#039;s around children, vulnerable situations and people all the time and she&amp;#039;s great. She&amp;#039;s loving and she loves people that love her,&amp;quot; says Holmes. He tells me he doesn&amp;#039;t understand why police didn&amp;#039;t use non-lethal force to subdue his dog. &amp;quot;They killed her. They shot to kill her,&amp;quot; says Holmes. Police say when officers approached Holmes&amp;#039; camp, Sadie charged them, growling and barking. They say they feel fortunate it was two officers approaching the camp and not two children. &amp;quot;He&amp;#039;s going to receive some citations for having a vicious dog and a dog off-leash and he&amp;#039;s going to move his camp,&amp;quot; says Bozeman Patrol Captain Dave McManis. We asked officers how they make the decision to use deadly force. They said if an officer feels threatened at the time, he has the right to defend himself. But whenever such force is used, Captain Dave McManis says there&amp;#039;s always an internal review. &amp;quot;We&amp;#039;ll thoroughly investigate it and see if -- number one -- any policies or common sense violations occurred during the incident and is there any training points that we could learn from it,&amp;quot; explains McManis. One thing Holmes has learned... &amp;quot;If I could have replayed it right, I would have tied her to my leg,&amp;quot; says Holmes. Holmes says he has contacted his attorney.</text:p>
          </table:table-cell>
          <table:table-cell office:value-type="string">
            <text:p>http://www.nbcmontana.com/news/police-shoot-dog-near-popular-bozeman-park/21300404</text:p>
          </table:table-cell>
          <table:table-cell office:value-type="string">
            <text:p>Sadie and Wolfie</text:p>
          </table:table-cell>
          <table:table-cell office:value-type="string">
            <text:p>Two Unknown Police</text:p>
          </table:table-cell>
          <table:table-cell table:number-columns-repeated="6" office:value-type="float" office:value="0">
            <text:p>0</text:p>
          </table:table-cell>
          <table:table-cell office:value-type="float" office:value="1">
            <text:p>1</text:p>
          </table:table-cell>
          <table:table-cell office:value-type="string">
            <text:p>Uniform</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1019">
            <text:p>1019</text:p>
          </table:table-cell>
          <table:table-cell office:value-type="string">
            <text:p>2014-01-29</text:p>
          </table:table-cell>
          <table:table-cell office:value-type="string">
            <text:p>California</text:p>
          </table:table-cell>
          <table:table-cell office:value-type="string">
            <text:p>Pasadena</text:p>
          </table:table-cell>
          <table:table-cell office:value-type="string">
            <text:p>Pasadena Police Department</text:p>
          </table:table-cell>
          <table:table-cell office:value-type="float" office:value="3">
            <text:p>3</text:p>
          </table:table-cell>
          <table:table-cell office:value-type="float" office:value="50">
            <text:p>50</text:p>
          </table:table-cell>
          <table:table-cell office:value-type="float" office:value="1">
            <text:p>1</text:p>
          </table:table-cell>
          <table:table-cell office:value-type="string">
            <text:p>1 Pit Bull and 2 Unconfirmed Dogs</text:p>
          </table:table-cell>
          <table:table-cell office:value-type="string">
            <text:p>Less than 48 hours after the City Council tabled a proposed ordinance that would have required all pit bulls in the city to be spayed and neutered, an officer killed one pit bull mix and wounded two others. Reportedly, the trio of dogs has attacked a man earlier Wednesday morning. Lt. Tracey Ibarra said the man, 37-year-old Andrew Ross of Pasadena, suffered slight puncture wounds to his left leg and scrapes to his knee but declined medical treatment. The dog that was killed was a female pit bull or pit bull mix less than a year old, according to Ricky Whitman, spokesperson for the Pasadena Humane Society and SPCA. Whitman said the dog wasn&amp;rsquo;t spayed and looked like it was in heat. She didn&amp;rsquo;t know yet the breed of the injured dogs. Police identified all three dogs as pit bulls or pit bull mixes. The incident happened shortly after 5 a.m. Wednesday in the 1400 block of Fair Oaks Avenue. Ross was walking his bicycle southbound when the dogs charged him from across the street, according to Ibarra. She said Ross tried to put the bike between himself and dogs that were trying to bite his legs. One bit him. Ross dropped his bicycle and jumped onto the hood of a parked car, Ibarra said. Police found out about the incident when a woman called and said dogs were attacking a man on the sidewalk on Fair Oaks Avenue. &amp;ldquo;The witness reported that the man was being dragged by the dogs, that he was able to break free and take refuge on top of a parked vehicle,&amp;rdquo; Ibarra said.</text:p>
            <text:p>Police were told the dogs were still in the area. Two officers found Ross, who was still perched on the car. He pointed out the three dogs north of the vehicle and standing on the sidewalk. Ibarra said it was still dark. The officers used the spotlight on the dogs. The canines trotted south and past Ross. The officers got out of the unit and were now adjacent to the vehicle, Ibarra said. She said the dogs turned around and walked back towards the officers. They were growling and barking as they neared the police, she added. One of the officers fired a shotgun multiple times. &amp;ldquo;The lead dog goes down to the ground,&amp;rdquo; Ibarra said. The two other dogs, which were injured, ran southbound. They were later found and taken by an animal control officer. Ibarra said the dogs had no tags and police don&amp;rsquo;t know who owns the dogs. Ross didn&amp;rsquo;t return a phone call seeking comment. Steve McNall, president and CEO of the Pasadena Humane Society and SPCA, said the two wounded dogs were being treated at an animal emergency center in South Pasadena. A necropsy will be done on the dead dog to find out if it had rabies, he added. McNall said police reached the dogs before an animal control officer, who was in Glendale when the call came in. Councilman Steve Madison, who proposed the mandatory spay/neuter ordinance for pit bull breeds, posted on Facebook about the attack. &amp;ldquo;Pit bulls viciously attacked a cyclist in Pasadena this morning. A witness calling 9-1-1 reported that the dogs were dragging the cyclist down the street. When officers responded the cyclist was up on a car. The pits charged the officers and were shot with a shotgun,&amp;rdquo; Madison wrote. &amp;ldquo;Coincidentally, 36 hours ago my colleagues on the City Council rejected my proposed ordinance that would have called for mandatory spay and neuter of pit bulls. Not a ban, mind you, or even a limit on the number one can own, just spay and neuter to control the overpopulation of this breed. One of my colleagues, Terry Tornek, stated that the &amp;lsquo;evidence&amp;rsquo; did not support the ordinance.&amp;rdquo; When reached by phone, Madison said he wasn&amp;rsquo;t surprised by Wednesday&amp;rsquo;s incident. He has pushed to ban pit bulls in Pasadena for the past two years. Bans on the animals are prohibited by state law, &amp;ldquo;This is going to happen, that was the whole point of my work on this issue over the last couple of years,&amp;rdquo; Madison said. &amp;ldquo;They are just a time bomb. They are killing machines.&amp;rdquo; Madison said he found out about the alleged attack from an e-mail that Police Chief Phillip Sanchez sent to all council members. He said he did not know Ross. Pit bull advocate Josh Liddy of Pasadena said the attack was a problem of circumstance and owner neglect, not breed. He also doubted the identification of the dogs as pit bulls. &amp;ldquo;Just because a police officer claims a dog is a pit bull doesn&amp;rsquo;t mean it is. Even the Humane Society said they don&amp;rsquo;t know how to identify dogs,&amp;rdquo; Liddy said. &amp;ldquo;Even if it was three pit bulls it&amp;rsquo;s still three loose dogs. The breed is irrelevant. You can&amp;rsquo;t demonize every pit bull in Pasadena because three loose dogs attacked a cyclist. It just doesn&amp;rsquo;t make sense.&amp;rdquo; In a statement, Chief Sanchez said it was very fortunate the victim was not badly injured by the attacking dogs. &amp;ldquo;If the animals had been properly secured, this might not have happened. In this instance the officer&amp;rsquo;s quick actions prevented anyone else from being harmed,&amp;rdquo; Sanchez said. The police department isn&amp;rsquo;t conducting a criminal or internal affairs investigation on the shooting. &amp;ldquo;(Due to the) circumstances of the situation, we felt that his actions were not only reasonable but necessary for public safety,&amp;rdquo; Ibarra said. She said the dogs were growling and barking as they approached the officer and had already attacked a man. Any use of force results in a review of department policy and procedure, Ibarra said. A use-of-force report is done which gets reviewed at a later date, she added. At this time, she said the department is not releasing the name of the officer who shot the dog.</text:p>
            <text:p>&amp;ldquo;There will be an administrative review on the use of force,&amp;rdquo; she said. Under the officer&amp;rsquo;s bill of rights, Ibarra said the officer has the right not to have his name released.</text:p>
          </table:table-cell>
          <table:table-cell office:value-type="string">
            <text:p>http://www.pasadenastarnews.com/general-news/20140129/pasadena-police-fatally-shoot-pit-bull-after-attack-injure-two-other-dogs</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20">
            <text:p>1020</text:p>
          </table:table-cell>
          <table:table-cell office:value-type="string">
            <text:p>2010-09-22</text:p>
          </table:table-cell>
          <table:table-cell office:value-type="string">
            <text:p>Maryland</text:p>
          </table:table-cell>
          <table:table-cell office:value-type="string">
            <text:p>Landover</text:p>
          </table:table-cell>
          <table:table-cell office:value-type="string">
            <text:p>Prince Georges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 mix 4yo</text:p>
          </table:table-cell>
          <table:table-cell office:value-type="string">
            <text:p>Two men armed with guns attempted to rob a familys house. The family defended themselves with a gun, resulting in a brief shoot-out. The robbers fled. The family immediately called police. On arrival, the police beat one of the family members while detaining his elderly mother in the home and forcing her not to use her own bathroom. While five police held the man down and punched him in the face, a female police officer shot and killed his dog. Neighbors witnessing these events confirmed the dog did not attack anyone and was merely present in the front yard. Police then charged and arrested the man for a host of charges, including insulting an officer. The police made no attempt to pursue the men who robbed the home. Local news described the event as follows: Family members claim they called police for help Wednesday morning, but when officers arrived, they were treated like criminals and an officer shot and killed their family dog. It all unfolded in the 1100 block of Fiji Lane in Landover. Four-year-old Mercedes, a Rottweiler mix, is the latest dog shot and killed by police in Prince George&amp;#039;s County. Dog owner Sterling Barlow said about Mercedes, &amp;quot;Cold blood... Shot in the head for no reason.&amp;quot; The problem started when owner Sterling Barlow&amp;#039;s brother pulled into the family driveway after work early Wednesday morning. The family claims two men immediately approached, armed with a gun and demanding his car. The brother managed to fight them off, ran into the house and came back out firing his gun. &amp;quot;If somebody did that to your family you will retaliate the best way you know how,&amp;quot; said Barlow. After a shootout with the alleged robbers, the two brothers called police. When police arrived, Barlow says things got out of hand with the officers and his innocent dog paid the tragic price. Barlow said, &amp;quot;One grabs me in the head lock and starts punching me in the face.&amp;quot; Mother Dwana Barlow said, &amp;quot;The police officer wouldn&amp;#039;t even let me go to the bathroom... and held me hostage in my own house.&amp;quot; While being wrestled to the ground by five different cops, Barlow and witnesses in the neighborhood tell us a female Prince George&amp;#039;s County officer shot the dog in the head. Barlow stated, &amp;quot;While this was going on I said &amp;#039;please, don&amp;#039;t point a gun at my dog.&amp;#039; I begged her. She didn&amp;#039;t need to be involved in this. She was in the yard.&amp;quot; But Barlow was arrested and charged with multiple crimes, including insulting an officer. Police say the officer acted appropriately when shooting the dog. Neighbor Barbara Wells said, &amp;quot;The dog did not attack anyone. He never approached anyone. Even as the officers grabbed Sterling the dog didn&amp;#039;t do anything.&amp;quot; Police spent hours Wednesday searching for the full police report. Around 10:30 p.m. Wednesday, police called ABC 7 News on the phone and confirmed that an officer did shoot and kill the dog out of self defense. There will be a police investigation but that officer will not be placed on administrative leave. The alleged robbers have not been found.</text:p>
          </table:table-cell>
          <table:table-cell office:value-type="string">
            <text:p>http://www.tbd.com/articles/2010/09/family-outraged-after-officer-shoots-dog-13692.html</text:p>
          </table:table-cell>
          <table:table-cell office:value-type="string">
            <text:p>Mercedes</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21">
            <text:p>1021</text:p>
          </table:table-cell>
          <table:table-cell office:value-type="string">
            <text:p>2013-12-06</text:p>
          </table:table-cell>
          <table:table-cell office:value-type="string">
            <text:p>Texas</text:p>
          </table:table-cell>
          <table:table-cell office:value-type="string">
            <text:p>Forth Worth</text:p>
          </table:table-cell>
          <table:table-cell office:value-type="string">
            <text:p>Forth Worth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Fort Worth police shot and killed a dog early Friday to protect an 18-year-old man it was attacking. Police responded to a call about a dog attack around 1 a.m. at a house in the 3800 block of Avenue M, south of Rosedale Street in east Fort Worth. The officers arrived to find two dogs attacking a man. One was later quarantined, according to a police report. Animal services issued citations for the owner of the dogs. The victim&amp;rsquo;s condition was not reported. The attack is the second in a week. On Tuesday, Police fatally shot three pit bulls that were attacking another dog and a man and his daughter. The man was seriously injured. He and his daughter were taken to a local hospital. Police have not located the owner of the three dogs.</text:p>
          </table:table-cell>
          <table:table-cell office:value-type="string">
            <text:p>http://thescoopblog.dallasnews.com/2013/12/police-shoot-kill-dog-in-second-dog-attack-in-a-week.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022">
            <text:p>1022</text:p>
          </table:table-cell>
          <table:table-cell office:value-type="string">
            <text:p>2013-12-03</text:p>
          </table:table-cell>
          <table:table-cell office:value-type="string">
            <text:p>Texas</text:p>
          </table:table-cell>
          <table:table-cell office:value-type="string">
            <text:p>Fort Worth</text:p>
          </table:table-cell>
          <table:table-cell office:value-type="string">
            <text:p>Fort Worth Police Departmen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Fort Worth man was mauled while trying to separate his dog from a pack of strays early this morning. Officers responded to the attack shortly after midnight in the 3300 block of Crump Street and killed the three pit bull mixes to rescue the man, police said. Police say the 45-year-old victim was looking for his lost dog with his two adult daughters when they saw the dogs fighting in a back yard. He tried to stop the fight, but the strays turned on him, biting him repeatedly as he lay defenseless on the ground. One of the man&amp;rsquo;s daughters tried to help, but she, too, was bitten. A neighbor called 911, and a police officer ended the attack by shooting the dogs. He shot them again when they ran toward him, police said. The man and his daughter were taken to a hospital, where he was listed in serious condition. His name was not released. The victim&amp;rsquo;s dog, also a pit bull, fled after the shooting. The Fort Worth Star-Telegram reports that another dead dog was found nearby, and authorities were investigating whether it was the family&amp;rsquo;s animal. Police don&amp;rsquo;t know whom the pit bulls belong to but said they appeared to be well taken care of.</text:p>
          </table:table-cell>
          <table:table-cell office:value-type="string">
            <text:p>http://www.star-telegram.com/2013/12/03/5386839/two-pit-bulls-maul-man-in-fort.html#my-headlines-default?rh=1</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23">
            <text:p>1023</text:p>
          </table:table-cell>
          <table:table-cell office:value-type="string">
            <text:p>2013-12-16</text:p>
          </table:table-cell>
          <table:table-cell office:value-type="string">
            <text:p>Iowa</text:p>
          </table:table-cell>
          <table:table-cell office:value-type="string">
            <text:p>Charles City</text:p>
          </table:table-cell>
          <table:table-cell office:value-type="string">
            <text:p>Charles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8yo</text:p>
          </table:table-cell>
          <table:table-cell office:value-type="string">
            <text:p>Danielle Tiemessen says her boxer, Jixxer, wasn&amp;rsquo;t just a pet but also a part of the family. <text:s/>On Monday, Tiemessen says the eight year old boxer slipped out of the house. Around 2:44 in the afternoon, Charles City Police responded to a call of a dog running loose in the area of the 1400 Block of North Grand Avenue says Captain Hugh Anderson of the Charles City Police Department. Tiemessen says she was looking for Jixxer at the time he was loose, unaware that he was near Washington Elementary School. She says Jixxer was a loving dog. Anderson says the caller who reported the loose dog was concerned about children getting released from school around the same time the dog was loose. Tiemessen says she has heard conflicting reports from witnesses on what actually happened. Tiemessen, a resident of New Hampton, was visiting family in Charles City with Jixxer.</text:p>
          </table:table-cell>
          <table:table-cell office:value-type="string">
            <text:p>http://northiowatoday.com/2013/12/18/charles-city-police-shoot-dog-near-elementary-school/</text:p>
          </table:table-cell>
          <table:table-cell office:value-type="string">
            <text:p>Jixxe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24">
            <text:p>1024</text:p>
          </table:table-cell>
          <table:table-cell office:value-type="string">
            <text:p>2011-04-06</text:p>
          </table:table-cell>
          <table:table-cell office:value-type="string">
            <text:p>Kentucky</text:p>
          </table:table-cell>
          <table:table-cell office:value-type="string">
            <text:p>Louisville</text:p>
          </table:table-cell>
          <table:table-cell office:value-type="string">
            <text:p>Metro Animal Services</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Doberman 6yo</text:p>
          </table:table-cell>
          <table:table-cell office:value-type="string">
            <text:p>Police officers chased a home invasion suspect on foot through a neighborhood, but also ended up shooting and killing a dog in its own back yard. Police said the dog attacked an officer, but the dog&amp;#039;s owner said that explanation is ridiculous. &amp;quot;It&amp;#039;s heartbreaking. It&amp;#039;s killing me,&amp;quot; said Michelle Damron, the dog&amp;#039;s owner. &amp;quot;I just think shooting a dog and letting it suffer to its death because you&amp;#039;re too scared to get bit was wrong -- especially when you came in his yard.&amp;quot; Damron said she raised Rocco since he was just three days old. But on Wednesday, the 6-year-old full-sized Doberman found himself caught in the middle of a police pursuit -- right outside his own cage. Police said officers were chasing a home invasion suspect through Damron&amp;#039;s neighborhood on Madelon Court around 6 p.m. when the suspect darted into her back yard. &amp;quot;I got up to see what was going on because the dog was raising a fit, just barking, and I saw somebody else come as I was getting to the door, and as soon as I opened the door, I heard two gunshots,&amp;quot; Damron said. &amp;quot;I looked over and my dog was hollering and there was blood everywhere, and he went inside of his dog house and eventually died.&amp;quot; &amp;quot;He went back in there crying and screaming and eventually died. He suffered,&amp;quot; Damron continued. &amp;quot;They were chasing an armed robber and I guess he feared he was going to get bit. That dog wouldn&amp;#039;t have bit.&amp;quot; Police said the Doberman jumped on the suspect and then attacked an officer. They said the officer had to shoot the dog in self-defense and to protect the suspect. Still, Damron is unconvinced. &amp;quot;It did not give them the right to shoot my dog. I mean, a dog is going to bark. That&amp;#039;s his job. He&amp;#039;s in his yard. You come in his yard, he&amp;#039;s going to bark,&amp;quot; Damron said. Metro Animal Services came to remove the dog from the scene. Damron said she wants more. &amp;quot;I think something ought to be done other than an apology. An apology doesn&amp;#039;t stop his hurt. It doesn&amp;#039;t stop my hurt. It doesn&amp;#039;t bring back my dog,&amp;quot; Damron said. Police are calling it a horrible situation. But they said that doesn&amp;#039;t change the fact that police officers have the right to defend themselves when they&amp;#039;re being attacked, whether by a human or by an animal. Police said the department is working with the dog&amp;#039;s owner and her family to help with the situation. Police said the home invasion suspect was Dijon Barlow, 24. He was handcuffed and taken into custody shortly after the dog was shot. He&amp;#039;s being charged with fleeing or evading police, resisting arrest and third-degree criminal trespass. Apparently the polices attempts to work with Ms Damron failed, because she and her son Austin Pike sued the officer responsible for the killing, Joseph Pence. The lawsuit was filed in April of 2012 in Jefferson County Circuit Court, case number 12-CI-001942 PIKE, AUSTIN, A MINOR, <text:s/>ET AL VS. PENCE, JOSEPH. This is not the first time that Joseph Pence has had and outburst of extreme violence and used his badge to avoid the consequences. A grand jury indicted Pence on charges of wanton endangerment, official misconduct and driving under the influence. Pence was off duty and driving a car with a woman named Veronica Zeigler in the passenger seat. Both Pence and Zeigler testified that Pence followed a group of men to an apartment complex after one of the men threw something at his blue Mazda and cursed at a stoplight on Bardstown Road in the Hikes Point area where the men surrounded the car and punched the officer through his window. But Sgt. Rick Polin, who investigated the incident, told the grand jury on Feb. 20 that Pence and Zeigler initially lied to police, saying Zeigler was driving. Instead, Polin said, Pence was intoxicated and, according to witnesses, drove his car at the men, intentionally striking Jason Taylor, rolling him onto the hood and into the windshield. The grand jury believed Polin, and indicted.</text:p>
          </table:table-cell>
          <table:table-cell office:value-type="string">
            <text:p>http://www.wlky.com/Police-Shoot-Kill-Dog-During-Foot-Chase/9793390</text:p>
          </table:table-cell>
          <table:table-cell office:value-type="string">
            <text:p>Rocco</text:p>
          </table:table-cell>
          <table:table-cell office:value-type="string">
            <text:p>Joseph Pen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1025">
            <text:p>1025</text:p>
          </table:table-cell>
          <table:table-cell office:value-type="string">
            <text:p>2012-11-02</text:p>
          </table:table-cell>
          <table:table-cell office:value-type="string">
            <text:p>Florida</text:p>
          </table:table-cell>
          <table:table-cell office:value-type="string">
            <text:p>Fort Lauderdale</text:p>
          </table:table-cell>
          <table:table-cell office:value-type="string">
            <text:p>Fort Lauderdal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4 yo Dog</text:p>
          </table:table-cell>
          <table:table-cell office:value-type="string">
            <text:p>The owners of a pit bull who was shot by an officer in Fort Lauderdale after police said it attacked a K-9 Friday morning said they think the killing could have been avoided. The incident happened in the 1500 block of Northwest 24th Avenue, when officers responded to an in-progress burglary at a nearby business, Fort Lauderdale Police spokeswoman Det. DeAnna Garcia said. When the officers arrived, the suspects fled into the yard where the dog was, Garcia said. The officers were trying to catch the suspects when the dog attacked the K-9. An officer tried several times to free the K-9 from the other dog but it didn&amp;#039;t work, Garcia said. &amp;quot;The officer, who was in fear for his and his K-9 partner&amp;rsquo;s safety, used lethal force to free his K-9 partner from the other dog&amp;rsquo;s mouth,&amp;quot; Garcia said in a statement. She didn&amp;#039;t say whether any suspects were taken into custody. Antonio Spann, the pit bull&amp;#039;s owner, said he had warned police about the dog and told them not to open the fence, which was chained and had a sign reading &amp;quot;Beware of The Dog.&amp;quot; &amp;quot;I hear one shot. &amp;#039;Boom.&amp;#039; Then two shots, &amp;#039;boom, boom&amp;#039;,&amp;quot; Spann said. &amp;quot;That means he was shot again when he already down.&amp;quot; Spann&amp;#039;s father, Anthony Sinkfield, said he tried to stop the officers. &amp;quot;When they opened the gate, the dog rushed out and the officer ran out and before I could get outside to tell the dogs to go back, they shot and killed my dog,&amp;quot; Sinkfield said.</text:p>
            <text:p>Sinkfield said he&amp;#039;d had the pit bull, a 4-year-old named U-law, since he was a puppy. &amp;quot;We raised them since they were puppies, they were like part of the family,&amp;quot; he said. Spann said to make matters worse, officers just left the dog laying on the ground. &amp;quot;They left my dog there all night long, you&amp;#039;re talking about cruelty to animals,&amp;quot; Spann said. &amp;quot;They didn&amp;#039;t do anything, they just left my dog on the ground and left, didn&amp;#039;t say anything to us, picked up the shell casings and just left,&amp;quot; Sinkfield said. A police department spokesperson said officers on scene offered to help with the removal of the animal, but the owner would not allow it. Garcia said the K-9 was taken to an animal hospital and treated for wounds sustained in the attack. Spann said he spent the early morning burying the dog before his children woke up. &amp;quot;Of course I&amp;#039;m upset...he was doing his job, to protect the property,&amp;quot; Spann said.</text:p>
          </table:table-cell>
          <table:table-cell office:value-type="string">
            <text:p>http://www.nbcmiami.com/news/Pit-Bull-Owners-Upset-After-Police-Shoot-Dog-in-Fort-Lauderdale-176963501.html</text:p>
          </table:table-cell>
          <table:table-cell office:value-type="string">
            <text:p>U-law</text:p>
          </table:table-cell>
          <table:table-cell office:value-type="string">
            <text:p>Unknown</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2">
            <text:p>2</text:p>
          </table:table-cell>
        </table:table-row>
        <table:table-row table:style-name="ro1">
          <table:table-cell office:value-type="float" office:value="1026">
            <text:p>1026</text:p>
          </table:table-cell>
          <table:table-cell office:value-type="string">
            <text:p>2014-01-13</text:p>
          </table:table-cell>
          <table:table-cell office:value-type="string">
            <text:p>Ohio</text:p>
          </table:table-cell>
          <table:table-cell office:value-type="string">
            <text:p>Lorain</text:p>
          </table:table-cell>
          <table:table-cell office:value-type="string">
            <text:p>Lorain Police Department</text:p>
          </table:table-cell>
          <table:table-cell table:number-columns-repeated="2" office:value-type="float" office:value="2">
            <text:p>2</text:p>
          </table:table-cell>
          <table:table-cell office:value-type="float" office:value="1">
            <text:p>1</text:p>
          </table:table-cell>
          <table:table-cell office:value-type="string">
            <text:p>Labrador and Unconfirmed</text:p>
          </table:table-cell>
          <table:table-cell office:value-type="string">
            <text:p>A pit bull attacked a 6-year-old boy just before 4 p.m. Monday outside a home at 675 W. 13th St. Lorain Police Sgt. Marty Carreon said the pit bull came out of a house at 688 W. 13th St. and attacked the boy &amp;mdash; whom the Morning Journal is not naming at this time &amp;mdash; who was playing across the street with a group of children. The boy&amp;rsquo;s family members ran out of the house to pull the pit bull off of the boy when the family&amp;rsquo;s black Labrador retriever began fighting with the pit bull, Carreon said. &amp;ldquo;Once the black dog was tazed, it started to walk back up the porch to the house when the other followed,&amp;rdquo; Carreon recalled. As the family tried to save the boy, neighbors also ran into the street to assist, he said. &amp;ldquo;It was chaotic for a while,&amp;rdquo; Carreon said. When police arrived on scene, they used a Taser on both dogs before an officer shot the pit bull to death. Carreon said police used the Taser on the pit bull four times before they had to shoot it. The boy&amp;rsquo;s aunt, Kristen Tucker, 27, said her nephew suffered a gash on his leg. She said the pit bull had her nephew by the leg when she and other relatives ran to pull the dog off. &amp;ldquo;We thought he was going to go for his throat,&amp;rdquo; the boy&amp;rsquo;s grandmother, Liz Ellis, said. &amp;ldquo;I started hollering we needed help because they weren&amp;rsquo;t getting their dog off the kid.&amp;rdquo; Two neighbor girls also ran to the porch to help the boy, Ellis said. One girl took a chair and hit the pit bull, she said. Ellis said she&amp;rsquo;s seen the pit bull tied up in the neighbor&amp;rsquo;s yard at 688 W. 13th St., but the neighbor is denying ownership of the dog. &amp;ldquo;If you&amp;rsquo;ve got a dog and you know it bites, you&amp;rsquo;ve got to keep it locked down,&amp;rdquo; Ellis said. When the alleged owner of the pit bull attempted to intervene, the man suffered a hand injury. Lorain Police Capt. Roger Watkins said the man &amp;ldquo;may or may not lose his finger.&amp;rdquo; LifeCare put the boy on a stretcher before transporting him to the hospital. &amp;ldquo;He&amp;rsquo;s gashed up,&amp;rdquo; Ellis said. &amp;ldquo;His leg is wide open.&amp;rdquo; The Labrador retriever retreated into the house with the family, who has lived on West 13th Street for less than four months. Tucker said she was relieved the Labrador retriever wasn&amp;rsquo;t shot, too. &amp;ldquo;My dog&amp;rsquo;s like my kid,&amp;rdquo; she said. &amp;ldquo;He&amp;rsquo;s got a Taser stuck in his back and a tear on his head. If my dog wouldn&amp;rsquo;t have came out, my nephew would be dead right now.&amp;rdquo; </text:p>
          </table:table-cell>
          <table:table-cell office:value-type="string">
            <text:p>http://www.morningjournal.com/general-news/20140114/lorain-police-shoot-pit-bull-that-attacked-6-year-old-boy-family-dog-saves-child-with-video</text:p>
          </table:table-cell>
          <table:table-cell office:value-type="string">
            <text:p>Unknown</text:p>
          </table:table-cell>
          <table:table-cell office:value-type="string">
            <text:p>Corey Middlebrooks</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027">
            <text:p>1027</text:p>
          </table:table-cell>
          <table:table-cell office:value-type="string">
            <text:p>2010-05-08</text:p>
          </table:table-cell>
          <table:table-cell office:value-type="string">
            <text:p>Ohio</text:p>
          </table:table-cell>
          <table:table-cell office:value-type="string">
            <text:p>Westlake</text:p>
          </table:table-cell>
          <table:table-cell office:value-type="string">
            <text:p>Westlak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Steven Cooke concedes his dog probably ran barking at police officers who came into his back yard. He can&amp;#039;t understand why an officer shot the dog dead. Cooke&amp;#039;s yellow Labrador retriever Callaway was shot once in the head by officer Mark Morales near the back door to Cooke&amp;#039;s house about 4:30 p.m. Saturday. Cooke said he was away at Mass when his burglar alarm went off. Officers responded and started to check the back door to see if anyone had broken in. The dog ran at Morales in a &amp;quot;full aggressive charge,&amp;quot; the officer wrote in a preliminary report, and posed an &amp;quot;imminent threat of physical harm.&amp;quot; Cooke, a dentist, noted that Morales was not bitten or scratched by the dog. He said Morales should have either kicked the dog away or used his Taser or pepper spray. &amp;quot;He could have done any number of things, other than shoot the dog,&amp;quot; Cooke said. &amp;quot;I don&amp;#039;t think any family should have to endure this.&amp;quot; Police took Callaway, named after the golf equipment, to the West Park Animal Hospital and notified Cooke and his family. Cooke said he agreed to euthanize the dog. News of the shooting made its way through animal rights e-mail lists Sunday and Monday. Most of those e-mails did not mention the dog charging the officer, only that it barked. By late Monday, police and Westlake Mayor Dennis Clough received several calls and e-mails angry over the shooting. &amp;quot;I am mortified,&amp;quot; wrote resident Linda Stacks. Resident and dog owner Jessica Monnolly called the shooting &amp;quot;shocking&amp;quot; in an e-mail. &amp;quot;I am rightly concerned about my own dog&amp;#039;s well-being should something like this (house alarm, etc.) happen at my home,&amp;quot; she wrote. &amp;quot;What are the regulations that protect us and our dogs from the same fate!?&amp;quot; The Animal Protective League in Cleveland plans to review the incident, said director Sharon Harvey. The group needs to know more facts before reaching any conclusions, she said. Clough cannot remember any previous incidents of officers shooting pets at homes in his more than 20 years as mayor. He said he would wait for a full report before making further comment. &amp;quot;We&amp;#039;re sorry about the dog being shot,&amp;quot; he said. &amp;quot;It&amp;#039;s an unfortunate incident at this point.&amp;quot; Police spokesman Ray Arcuri said officers do not believe any neighbors were home at the time of the shooting and urged any witnesses to come forward. He said supervisors will talk with Morales, but the standards for how police respond to the shooting of an animal differ from the shooting of a person. Morales has been on the force four years and has never fired his gun on duty before. He will continue working during the investigation, Arcuri said. Police and Cooke agree on the events that brought police to the house: Cooke said he keeps his two retrievers in his garage while away from the house and that the dogs probably pushed open the garage&amp;#039;s back door, setting off the alarm. A third dog belonging to his daughter was also there.</text:p>
            <text:p>Arcuri said the home has had four false alarms since the start of December and had a few earlier last year. Cooke said the dogs would naturally bark and approach officers and bark or growl since the officers are strangers on the dogs&amp;#039; territory. But he insists the dogs do not bite and pose no real threat. Arcuri said one dog trotted toward Morales barking but Callaway ran past the other at the officer. Morales backed away and yelled at Callaway to stop, but he did not. The dog was shot three to four feet from where the officer was standing. &amp;quot;He didn&amp;#039;t have the option to go to things less than lethal,&amp;quot; Arcuri said. Cooke said Morales could have taken shelter behind yard furniture near the door or gone around a fence. In the calls and e-mails to the city, others questioned training they said should have had the officer better prepared. U.S. Postal Service carriers deal with dogs on their routes all the time, but carry only pepper spray, said spokesman Victor Dubina. But in coming through the same areas regularly, they learn the dogs and behaviors and know which ones to watch out for. Even so, 18 carriers were bitten last year in the Greater Cleveland area, which includes most of Cuyahoga County. Another seven were injured evading dogs.</text:p>
          </table:table-cell>
          <table:table-cell office:value-type="string">
            <text:p>http://blog.cleveland.com/metro/2010/03/owner_animal_advocates_questio.html</text:p>
          </table:table-cell>
          <table:table-cell office:value-type="string">
            <text:p>Callaway</text:p>
          </table:table-cell>
          <table:table-cell office:value-type="string">
            <text:p>Mark Morales</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28">
            <text:p>1028</text:p>
          </table:table-cell>
          <table:table-cell office:value-type="string">
            <text:p>2011-01-12</text:p>
          </table:table-cell>
          <table:table-cell office:value-type="string">
            <text:p>Washington</text:p>
          </table:table-cell>
          <table:table-cell office:value-type="string">
            <text:p>Seattle</text:p>
          </table:table-cell>
          <table:table-cell office:value-type="string">
            <text:p>Seattle Police Department West Precinc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 Seattle police officer responding to a report of domestic violence shot a dog Wednesday in West Seattle. The shooting occurred in the 3400 block of 44th Avenue Southwest about 1:15 p.m. Wednesday afternoon as officers were responding to a domestic violence call. Police reported hearing hysterical screams from a woman and growling dogs inside the home. Officers entered through an unlocked front door and saw two dogs on top of a woman, according to investigators. Officers found blood on the mouths of the two dogs and blood on the clothing and hands of the woman, a department spokesman said. After the woman broke free, police said the dogs attacked each other. When one of the dogs reportedly charged at the officers, both were shot. One dog died, the other survived. The woman was arrested after it was suspected she assaulted her brother at the home. The man, 59, was not injured, police said. The woman, 55, was booked into King County Jail. Both dogs are in the Seattle Animal Shelter&amp;rsquo;s custody. Police say the investigation is ongoing.</text:p>
          </table:table-cell>
          <table:table-cell office:value-type="string">
            <text:p>http://blog.seattlepi.com/seattle911/2011/01/12/police-shoot-dog-in-west-seattle/</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1029">
            <text:p>1029</text:p>
          </table:table-cell>
          <table:table-cell office:value-type="string">
            <text:p>2009-04-05</text:p>
          </table:table-cell>
          <table:table-cell office:value-type="string">
            <text:p>Ohio</text:p>
          </table:table-cell>
          <table:table-cell office:value-type="string">
            <text:p>Youngstown</text:p>
          </table:table-cell>
          <table:table-cell office:value-type="string">
            <text:p>Youngstown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Akita puppy 7 months old</text:p>
          </table:table-cell>
          <table:table-cell office:value-type="string">
            <text:p>Curtis Moses said he understands that police officers have a job to do, but he said one Youngstown officer went too far. Moses&amp;rsquo; 7-month-old Akita dog, Diva, was shot 13 times and killed April 5 during police pursuit of juveniles who&amp;rsquo;d been driving down South Side streets and shooting. But Youngstown&amp;rsquo;s police chief says the situation called for a quick decision to protect police officers. The driver of the 1998 Pontiac had fled from police, and pulled into a front yard on Lucius Avenue. There, officers chased the five suspects on foot, a police report states. One of the five was followed into the East Lucius Avenue home of Moses and Darcel Gilmore. Officers were met inside the house by the couple&amp;rsquo;s 42-pound dog. The teenager ran down the basement stairs to hide. When officers opened the basement door from the kitchen, &amp;ldquo;the dog approached Officer [Ryan] Laatsch in an aggressive manner,&amp;rdquo; the police report states. There were three officers in the house. &amp;ldquo;Officer Laatsch, who already had service weapon drawn due to the circumstances of the situation, shot approximately five to six times striking the dog ... then shot the dog approximately five to six more times ...then shot the dog one more time directly in the top of his head from only a few inches away,&amp;rdquo; the report stated. &amp;ldquo;I know you have to do your job, but they overdid it,&amp;rdquo; said Moses, who has no relationship to the teenager who ran into the house. One of the other juveniles was Gilmore&amp;rsquo;s son, but does not live at the East Lucius Avenue residence, Moses said. When the basement door was opened, Diva had been trained to come upstairs to be let outside. The dog never had any problems with the neighbors nor any history of aggressiveness, he said. &amp;ldquo;She was still a puppy &amp;mdash; still playful,&amp;rdquo; Moses said. &amp;ldquo;If she was so vicious, why wouldn&amp;rsquo;t she attack the stranger who ran into the basement?&amp;rdquo; he asked. Akitas can weigh about 100 pounds when fully grown. Dave Nelson, Mahoning County deputy dog warden, said they are generally a breed to use caution around. Akitas are generally protective of their family and property, he said. Police Chief Jimmy Hughes said officers had few options. &amp;ldquo;For the most part, the [situation] came about in fast succession, within close quarters and the officers had little place to go,&amp;rdquo; Hughes said. The kitchen where the dog was shot is about 7 feet by 15 feet, Moses estimated. &amp;ldquo;The dog was coming after the officer and he was in fear for his life and the lives of the other officers,&amp;rdquo; Hughes said. Officers are taught to use force when necessary and Laatsch didn&amp;rsquo;t have much room or time to defend himself, he said. &amp;ldquo;It&amp;rsquo;s unfortunate that it was as many rounds as it was, but he fired until the dog ceased to attack,&amp;rdquo; Hughes said. The suspect hiding in the basement was arrested on obstructing official business charges. Officers found a box of live ammunition, as well as a scale and a bag of suspected cocaine near the suspect&amp;rsquo;s hiding place, the report states. The items were collected as evidence, but no one is charged in connection with the items. Moses and Gilmore said their dog and home were innocent bystanders to the episode that left their dog dead and kitchen with seven bullet holes in the floor, as well damage to their walls and refrigerator.</text:p>
            <text:p>&amp;ldquo;That was a daughter,&amp;rdquo; Gilmore said of Diva. &amp;ldquo;I&amp;rsquo;m messed up; we raised her since she was 5 weeks old,&amp;rdquo; Moses added. Officers should have used a different kind of force, such as pepper spray, the couple said. &amp;ldquo;It was just a senseless killing,&amp;rdquo; Moses said. &amp;ldquo;I don&amp;rsquo;t know if restitution is in order at this time&amp;rdquo; for the dog and house owners, Hughes said. Taser guns may have been an alternative to shooting the animal, but officers aren&amp;rsquo;t equipped with that kind of weapon, he said. &amp;ldquo;I don&amp;rsquo;t encourage officers to shoot their guns unless it&amp;rsquo;s a life-threatening situation,&amp;rdquo; Hughes said. &amp;ldquo;In this case, they felt it was life-threatening.&amp;rdquo;</text:p>
          </table:table-cell>
          <table:table-cell office:value-type="string">
            <text:p>http://www.vindy.com/news/2009/apr/14/youngstown-police-shoot-8216aggressive8217/</text:p>
          </table:table-cell>
          <table:table-cell office:value-type="string">
            <text:p>Diva</text:p>
          </table:table-cell>
          <table:table-cell office:value-type="string">
            <text:p>Ryan Laatsch and Two Unknown Polic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table:number-columns-repeated="2" office:value-type="float" office:value="0">
            <text:p>0</text:p>
          </table:table-cell>
          <table:table-cell table:number-columns-repeated="4" office:value-type="float" office:value="2">
            <text:p>2</text:p>
          </table:table-cell>
        </table:table-row>
        <table:table-row table:style-name="ro1">
          <table:table-cell office:value-type="float" office:value="1030">
            <text:p>1030</text:p>
          </table:table-cell>
          <table:table-cell office:value-type="string">
            <text:p>2013-09-23</text:p>
          </table:table-cell>
          <table:table-cell office:value-type="string">
            <text:p>Arizona</text:p>
          </table:table-cell>
          <table:table-cell office:value-type="string">
            <text:p>Kingman</text:p>
          </table:table-cell>
          <table:table-cell office:value-type="string">
            <text:p>Kingma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Police shot a dog while it was restrained on a choke pole. The following is a media account taken solely from police reports: Police officers shot and killed an &amp;quot;unusually aggressive&amp;quot; dog after the animal attacked its owner shortly after midnight on Monday. Kingman Police officers responded to the 3400 block of Stockton Hill Road at about 12:20 a.m. to find the dog attacking a 66-year-old Flagstaff man. One officer shot the dog with a taser, according to Deputy Police Chief Rusty Cooper, which allowed another officer to use a catch pole to take hold of the German Shepherd. &amp;quot;The dog continued to be aggressive and uncontrollable,&amp;quot; said Cooper in an email. &amp;quot;It was necessary to shoot and kill the dog at the scene.&amp;quot; The victim was subsequently identified as the dog&amp;#039;s owner. The dog reportedly had been acting &amp;quot;unusually aggressive&amp;quot; toward its owner and others earlier on Sunday. Witnesses told police the dog dragged the man across the parking lot. The man was transported to Kingman Regional Medical Center with serious but non-life-threatening injuries to his face and upper body. Police are investigating the cause of the dog&amp;#039;s aggressive behavior and lab results are pending. According to Cooper, the man is uncertain if the dog was up to date on its shots. &amp;quot;Testing needs to be done,&amp;quot; said Cooper.</text:p>
          </table:table-cell>
          <table:table-cell office:value-type="string">
            <text:p>http://kdminer.com/main.asp?SectionID=1&amp;amp;subsectionID=797&amp;amp;articleID=58088</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31">
            <text:p>1031</text:p>
          </table:table-cell>
          <table:table-cell office:value-type="string">
            <text:p>2011-10-17</text:p>
          </table:table-cell>
          <table:table-cell office:value-type="string">
            <text:p>New York</text:p>
          </table:table-cell>
          <table:table-cell office:value-type="string">
            <text:p>Merrick</text:p>
          </table:table-cell>
          <table:table-cell office:value-type="string">
            <text:p>Nassau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Nassau County police believe they have shot and killed the dog they have been hunting for 19 days since it mauled a 62-year-old woman at a school in North Merrick. A police spokesman said officers spotted the tan pit bull with a white belly near Southern State Parkway and chased it to Merrick Avenue, then Jerusalem Avenue where they fatally shot the dog outside of a preschool at about 3 p.m. Police had been hunting for the dog since Sept. 29, when it and another pit bull attacked the victim who had been jogging at a school and senior center on Meadowbrook Road. Officers shot and killed one of the dogs at the scene but the other ran away. They had shot the missing dog when the search intensified two weeks ago before it escaped police a second time. The woman is recovering from deep wounds to her legs and arms.</text:p>
          </table:table-cell>
          <table:table-cell office:value-type="string">
            <text:p>http://archive.longislandpress.com/2011/10/17/police-fatally-shoot-dog-suspected-in-merrick-attack/</text:p>
          </table:table-cell>
          <table:table-cell table:number-columns-repeated="2" office:value-type="string">
            <text:p>Unknown</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32">
            <text:p>1032</text:p>
          </table:table-cell>
          <table:table-cell office:value-type="string">
            <text:p>2011-09-30</text:p>
          </table:table-cell>
          <table:table-cell office:value-type="string">
            <text:p>New York</text:p>
          </table:table-cell>
          <table:table-cell office:value-type="string">
            <text:p>Merrick</text:p>
          </table:table-cell>
          <table:table-cell office:value-type="string">
            <text:p>Nassau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62-year-old woman is in critical but stable condition after being mauled by two dogs while Nassau County police hunt the one that got away after they killed the other in North Merrick on Thursday. The victim is in an induced coma at Nassau University Medical Center. Officers fatally shot one of the dogs near a senior center and school where the victim was jogging on Meadowbrook Road when she was attacked. Police said the second dog, which they described as a tan pit bull with a white belly, remained on the loose. Police scoured the area in patrol cars and helicopters on Friday. They also planned to post officers near schools at dismissal time. The woman was cut and bruised on her head and face. She also suffered deep cuts on her left arm and both legs. Her name was not released.</text:p>
          </table:table-cell>
          <table:table-cell office:value-type="string">
            <text:p>http://archive.longislandpress.com/2011/09/30/cops-hunt-dog-that-mauled-woman-in-north-merrick/</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33">
            <text:p>1033</text:p>
          </table:table-cell>
          <table:table-cell office:value-type="string">
            <text:p>2011-10-04</text:p>
          </table:table-cell>
          <table:table-cell office:value-type="string">
            <text:p>New York</text:p>
          </table:table-cell>
          <table:table-cell office:value-type="string">
            <text:p>Merrick</text:p>
          </table:table-cell>
          <table:table-cell office:value-type="string">
            <text:p>Nassau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a media report of an ongoing police search for a dog that had allegedly attacked a woman: Authorities ordered two nearby schools locked down while the hunt intensified Tuesday for a dog that mauled a woman last week in North Merrick. A Nassau County police spokeswoman said it was too early to tell if it was the same dog that officers were pursuing near Meadowbrook Road, not far from where the attack took place Thursday morning. Old Mill Road and Fayette elementary schools were on lockdown shortly before dismissal time, according to the North Merrick School District. &amp;ldquo;The community is certainly trying to help,&amp;rdquo; said Detective Lt. Kevin Smith, a police spokesman. He said Town of Hempstead workers have set traps in the area but one dog caught Tuesday morning turned out not to be the one they were looking for. Drivers reported seeing police helicopters circling the area and police officers combing the brush on the side of Southern State Parkway near the junction with Meadowbrook State Parkway as the evening rush hour got underway. Police described the dog they are hunting as a tan pit bull with a white belly. That dog and a second just like it attacked a 62-year-old woman who was jogging. She suffered deep lacerations and was in an induced coma at Nassau University Medical Center. An update on her condition was not immediately available. Officers shot and killed one of the dogs at the scene before the other got away. http://archive.longislandpress.com/2011/10/04/schools-locked-down-amid-north-merrick-dog-hunt/ The report fails to mention that police shot and wounded the second dog before it escaped them a second time on October 4th. Police claim the same dog was shot and killed a second time on October 11th. No evidence to corroborate police statements has been provided, for example a necropsy confirming that the dog killed on October 17th had been previously shot. It is likely that the police shot a dog on October 4th, that dog died after escaping, and then police subsequently killed a second unrelated dog.</text:p>
          </table:table-cell>
          <table:table-cell office:value-type="string">
            <text:p>http://archive.longislandpress.com/2011/10/17/police-fatally-shoot-dog-suspected-in-merrick-attack/</text:p>
          </table:table-cell>
          <table:table-cell table:number-columns-repeated="2" office:value-type="string">
            <text:p>Unknown</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34">
            <text:p>1034</text:p>
          </table:table-cell>
          <table:table-cell office:value-type="string">
            <text:p>2013-02-05</text:p>
          </table:table-cell>
          <table:table-cell office:value-type="string">
            <text:p>Pennsylvania</text:p>
          </table:table-cell>
          <table:table-cell office:value-type="string">
            <text:p>Salisbury Township or Allentown</text:p>
          </table:table-cell>
          <table:table-cell office:value-type="string">
            <text:p>Salisbury Township Police Administr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alisbury Township police Monday shot and killed a pit bull that attacked two people and small dog. Police said they responded to the 1400 block of Pearl Avenue after receiving a 911 call about a woman screaming for help.</text:p>
            <text:p>Officers found a woman who&amp;#039;d been bitten and knocked to the ground by a stray pit bull in her front yard, police said. The dog ran away after the attack; a second stray pit bull was present but did not behave aggressively, police said. Township animal control and the Lehigh County Humane Society were called in to assist officers, police said. A short time later, officers learned that a 73-year-old man walking his dog in the area had been attacked by the first pit bull, which then ran away, police said. The man&amp;#039;s dog was critically injured in the attack, suffering broken bones as well as internal injuries police said. The small dog was taken to an animal hospital for emergency surgery; the dog&amp;#039;s owner and the woman required medical treatment, too, police said. The first pit bull returned to the scene of the second attack while officers were still there, police said. The dog aggressively approached the officers and they shot it, police said. The second pit bull remains on the loose, but did not participate in either of the attacks, police said. Authorities have identified the first pit bull&amp;#039;s owner, but did not name him in a news release. They did not name the victims either. The attacks remain under investigation, but charges are pending, police said. Fountain Hill officers assisted township officers at the scene, police said.</text:p>
          </table:table-cell>
          <table:table-cell office:value-type="string">
            <text:p>http://www.lehighvalleylive.com/lehigh-county/index.ssf/2013/02/salisbury_township_police_shoo.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35">
            <text:p>1035</text:p>
          </table:table-cell>
          <table:table-cell office:value-type="string">
            <text:p>1991-08-14</text:p>
          </table:table-cell>
          <table:table-cell office:value-type="string">
            <text:p>Pennsylvania</text:p>
          </table:table-cell>
          <table:table-cell office:value-type="string">
            <text:p>Bethlehem</text:p>
          </table:table-cell>
          <table:table-cell office:value-type="string">
            <text:p>Bethlehem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a media report of the killing taken entirely from police statements: Bethlehem police shot a mixed Doberman pinscher last night while they arrested its owner on what they later discovered was an expired state police warrant. Patrolman William McCauley reported that while he was checking an area where cars are often stripped next to the Lehigh River off E. Market Street, he came across a man who was walking his dog and had no identification, gave two dates for his birth and no address. McCauley requested a warrant check on the man, who gave the name Isreal Rosario, 46 or 47, and was told first there were no warrants for Rosario, then that the state Probation Office issued a warrant for possession with the intent to deliver drugs. McCauley said he had already let Rosario go, but called after him to secure his dog, drop a duffle bag he was carrying and approach the officer to be arrested. According to McCauley&amp;#039;s report, Rosario was handcuffed, and the dog broke free and charged toward the officer menacingly. McCauley reported he placed Rosario between himself and the charging dog when the suspect did nothing to stop the dog&amp;#039;s progress. McCauley said he raised his shotgun to shoot the dog, when a backup officer, David Cimera, fired his service revolver. Cimera reported he fired three shots and the dog may have been hit on one of its rear paws. Rosario ordered the dog to stop after the shooting, police said. McCauley reported he and other officers tried to catch the dog, but it ran toward Freemansburg.</text:p>
            <text:p>Bethlehem police alerted Lower Saucon Police about the dog, but there was no report that the possibly wounded dog had been found last night. Bethlehem police said representatives from the state Probation Office came for Rosario and said they would still act on the warrant. Probation officer Larry Polgar told Bethlehem police the warrant had expired in July, but they had not removed it from the crime computer police access for warrant information.</text:p>
          </table:table-cell>
          <table:table-cell office:value-type="string">
            <text:p>http://articles.mcall.com/1991-08-14/news/2813281_1_warrant-information-probation-office-warrant-check</text:p>
          </table:table-cell>
          <table:table-cell office:value-type="string">
            <text:p>Unknown</text:p>
          </table:table-cell>
          <table:table-cell office:value-type="string">
            <text:p>David Cimera, William McCauley and Unknown Police</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36">
            <text:p>1036</text:p>
          </table:table-cell>
          <table:table-cell office:value-type="string">
            <text:p>2001-10-31</text:p>
          </table:table-cell>
          <table:table-cell office:value-type="string">
            <text:p>California</text:p>
          </table:table-cell>
          <table:table-cell office:value-type="string">
            <text:p>Burbank</text:p>
          </table:table-cell>
          <table:table-cell office:value-type="string">
            <text:p>Burbank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13yo</text:p>
          </table:table-cell>
          <table:table-cell office:value-type="string">
            <text:p>Max, a 13-year-old boxer, was shot and killed by a Burbank police officer Halloween night, the third officer-related shooting in 15 months in which dogs were the victims. Responding to complaints of loud music, three Burbank police officers arrived at the hilltop home of Avis Gyandzhyan, in the 2500 block of East Elmwood Avenue, just as the combination Halloween-birthday party was ending and people were gathered on the front lawn saying their good nights around 11 p.m. Wednesday. Max, the family&amp;#039;s beloved boxer, who was dressed in a cowboy costume for the party, barked and ran out to the entrance of the courtyard on the Gyandzhyan property to greet the officers, one of whom then removed his gun from his holster and shot the dog in the head with one bullet, said Alisa Abelian, one of the dog&amp;#039;s owners. &amp;quot;Instead of saying, &amp;#039;Please, hold your dog,&amp;#039; he just takes out his gun and shoots him in the head, not in the leg, in the head,&amp;quot; said Abelian, 27, who had helped raise Max since he was a puppy. Present during the shooting were Abelian&amp;#039;s two young children, one of whom had just celebrated his fourth birthday. The boy started to scream hysterically as the dog fell to the ground and quivered as it died, Abelian said. Officers then began to escort the witnesses to different secluded locations around the courtyard and began questioning them as another officer removed the body of the dog which was taken to a shelter, she said. In a press release, police wrote that in an effort to befriend the dog, one of the officers extended his hand to the animal, which lunged at the officer. When the dog continued his attack, another officer intervened and shot the dog to protect the officer from injury,&amp;quot; according to the statement. In the past 15 months, officers have been involved in two other dog shootings. Burbank Police Capt. Larry Koch said the department will investigate the actions of the officer, whose name has not been released, and that another shooting inquiry board will be formed to investigate the incident.</text:p>
          </table:table-cell>
          <table:table-cell office:value-type="string">
            <text:p>http://articles.burbankleader.com/2001-11-03/news/export12161_1_shooting-inquiry-board-third-officer-related-labrador-retriever</text:p>
          </table:table-cell>
          <table:table-cell office:value-type="string">
            <text:p>Max</text:p>
          </table:table-cell>
          <table:table-cell office:value-type="string">
            <text:p>Three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37">
            <text:p>1037</text:p>
          </table:table-cell>
          <table:table-cell office:value-type="string">
            <text:p>2001-07-13</text:p>
          </table:table-cell>
          <table:table-cell office:value-type="string">
            <text:p>California</text:p>
          </table:table-cell>
          <table:table-cell office:value-type="string">
            <text:p>Burbank</text:p>
          </table:table-cell>
          <table:table-cell office:value-type="string">
            <text:p>Burbank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9yo</text:p>
          </table:table-cell>
          <table:table-cell office:value-type="string">
            <text:p>On July 13, 2001, Burbank Police Officer Anthony Valento fired two bullets that hit and wounded a 9-year-old Labrador retriever, Whoopie. On Aug. 16, a Burbank Police Department shooting inquiry board found Valento&amp;#039;s actions during the shooting were &amp;quot;within department policy.&amp;quot;</text:p>
          </table:table-cell>
          <table:table-cell office:value-type="string">
            <text:p>http://articles.burbankleader.com/2001-11-03/news/export12161_1_shooting-inquiry-board-third-officer-related-labrador-retriever</text:p>
          </table:table-cell>
          <table:table-cell office:value-type="string">
            <text:p>Whoopie</text:p>
          </table:table-cell>
          <table:table-cell office:value-type="string">
            <text:p>Anthony Valento</text:p>
          </table:table-cell>
          <table:table-cell table:number-columns-repeated="7" office:value-type="float" office:value="2">
            <text:p>2</text:p>
          </table:table-cell>
          <table:table-cell office:value-type="string">
            <text:p>Not Sure</text:p>
          </table:table-cell>
          <table:table-cell table:number-columns-repeated="3"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1038">
            <text:p>1038</text:p>
          </table:table-cell>
          <table:table-cell office:value-type="string">
            <text:p>2000-08-09</text:p>
          </table:table-cell>
          <table:table-cell office:value-type="string">
            <text:p>California</text:p>
          </table:table-cell>
          <table:table-cell office:value-type="string">
            <text:p>Burbank</text:p>
          </table:table-cell>
          <table:table-cell office:value-type="string">
            <text:p>Burbank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 7yo</text:p>
          </table:table-cell>
          <table:table-cell office:value-type="string">
            <text:p>In August 2000, Burbank Police Officer Chris Robarts shot and killed a </text:p>
            <text:p>7-year-old Rottweiler, Rocky. The following month, a review board found </text:p>
            <text:p>Robarts to be within department policy, because the dog was 18 inches </text:p>
            <text:p>from the officer and was growling.</text:p>
          </table:table-cell>
          <table:table-cell office:value-type="string">
            <text:p>http://www.thefreelibrary.com/POLICE+CONDONE+OFFICER&amp;#039;S+SHOOTING+OF+DOG.-a083402026</text:p>
          </table:table-cell>
          <table:table-cell office:value-type="string">
            <text:p>Rocky</text:p>
          </table:table-cell>
          <table:table-cell office:value-type="string">
            <text:p>Chris Robarts</text:p>
          </table:table-cell>
          <table:table-cell table:number-columns-repeated="2" office:value-type="float" office:value="0">
            <text:p>0</text:p>
          </table:table-cell>
          <table:table-cell office:value-type="float" office:value="1">
            <text:p>1</text:p>
          </table:table-cell>
          <table:table-cell table:number-columns-repeated="4" office:value-type="float" office:value="2">
            <text:p>2</text:p>
          </table:table-cell>
          <table:table-cell office:value-type="string">
            <text:p>Not Sur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39">
            <text:p>1039</text:p>
          </table:table-cell>
          <table:table-cell office:value-type="string">
            <text:p>2012-04-25</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media report is based solely on police statements: An off-duty Philadelphia police officer was walking his personal dog today in the city&amp;rsquo;s Fernhill section when it was attacked by two other dogs. The off-duty officer flagged down a passing on-duty officer, according to police. One of the attacking dogs lunged at the on-duty officer, who then fired his gun, killing the dog. The other dog fled. Police say the incident occurred about 10 a.m. on the 4000 block of McKean Street. It was not immediately known if the owner of the attacking dogs faces charges. </text:p>
          </table:table-cell>
          <table:table-cell office:value-type="string">
            <text:p>http://articles.philly.com/2012-04-25/news/31399417_1_dog-pet-police</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4">
          <table:table-cell office:value-type="float" office:value="1040">
            <text:p>1040</text:p>
          </table:table-cell>
          <table:table-cell office:value-type="string">
            <text:p>2012-10-04</text:p>
          </table:table-cell>
          <table:table-cell office:value-type="string">
            <text:p>Washington</text:p>
          </table:table-cell>
          <table:table-cell office:value-type="string">
            <text:p>Seattle</text:p>
          </table:table-cell>
          <table:table-cell office:value-type="string">
            <text:p>Seattl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Seattle police reported yesterday that an officer shot and wounded a dog in the South Park neighborhood Thursday afternoon after it bit a 12-year-old girl. Medics were called to the scene to treat the girl. She wasn&amp;#039;t hospitalized. The dog, identified as a pit bull-lab mix, attacked the girl near 10th Avenue S. and S. Henderson Street shortly after 3:30 pm Thursday.</text:p>
            <text:p>After officers arrived at the scene, they found two dogs roaming around the area. They speculated that the dogs had gotten loose from a yard in the neighborhood. One of the dogs charged an officer, who opened fire and wounded it. Officers turned the wounded dog over to the Seattle Animal Shelter and captured the second dog. The report didn&amp;#039;t mention if the dog that the officer shot was the one that bit the girl, nor did it say if the second dog was turned over to the Shelter. The dogs&amp;#039; owner arrived on scene during the incident, and was cited. That&amp;#039;s all the information currently available. I&amp;#039;ll let you know if I hear anything else.</text:p>
          </table:table-cell>
          <table:table-cell office:value-type="string">
            <text:p>http://www.seattledogspot.com/blog/dog-blog/post/seattle-police-shoot-dog-that-bit-12-year-old-girl-in-south-park</text:p>
          </table:table-cell>
          <table:table-cell table:number-columns-repeated="2" office:value-type="string">
            <text:p>Unknown</text:p>
          </table:table-cell>
          <table:table-cell table:number-columns-repeated="3"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41">
            <text:p>1041</text:p>
          </table:table-cell>
          <table:table-cell office:value-type="string">
            <text:p>2011-03-10</text:p>
          </table:table-cell>
          <table:table-cell office:value-type="string">
            <text:p>Florida</text:p>
          </table:table-cell>
          <table:table-cell office:value-type="string">
            <text:p>Lauderhill</text:p>
          </table:table-cell>
          <table:table-cell office:value-type="string">
            <text:p>Lauderhill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Lauderhill police were investigating a shooting Thursday afternoon in which one of their officers fatally shot a dog, WSVN-Ch.7 reported. The shooting happened in the 5300 block of Northwest 24th Street shortly before 5 p.m.</text:p>
            <text:p>According to early reports, no officers were injured. Details on the circumstances of the shooting were not immediately available.</text:p>
          </table:table-cell>
          <table:table-cell office:value-type="string">
            <text:p>http://articles.sun-sentinel.com/2011-03-10/news/fl-lauderhill-police-shoot-dog-20110310_1_lauderhill-police-shooting-thursday-afternoon-dog</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2">
            <text:p>2</text:p>
          </table:table-cell>
          <table:table-cell office:value-type="string">
            <text:p>Not Sure</text:p>
          </table:table-cell>
          <table:table-cell table:number-columns-repeated="6" office:value-type="float" office:value="2">
            <text:p>2</text:p>
          </table:table-cell>
        </table:table-row>
        <table:table-row table:style-name="ro1">
          <table:table-cell office:value-type="float" office:value="1042">
            <text:p>1042</text:p>
          </table:table-cell>
          <table:table-cell office:value-type="string">
            <text:p>2009-04-21</text:p>
          </table:table-cell>
          <table:table-cell office:value-type="string">
            <text:p>Virginia</text:p>
          </table:table-cell>
          <table:table-cell office:value-type="string">
            <text:p>Suffolk</text:p>
          </table:table-cell>
          <table:table-cell office:value-type="string">
            <text:p>Suffolk Police Department and Suffolk Animal Control</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Labrador and Boxer</text:p>
          </table:table-cell>
          <table:table-cell office:value-type="string">
            <text:p>Suffolk police officers shot and wounded a dog Tuesday night after the animal charged at them. After being shot, the dog ran away from police and has yet to be found. Animal control officers were called to the 4400 block of Anderson Ave. on Tuesday night by residents who were concerned about dogs running loose in the neighborhood, according to Suffolk spokeswoman Debbie George. When they arrived, the animal control officers were trapped in their vehicle by two dogs, a boxer and a black Labrador, which charged the vehicle every time officers attempted to leave the vehicle, she said. They soon called for police backup. When police officers arrived on the scene, George said both animals &amp;ldquo;acted in an aggressive manner&amp;rdquo; to the officers. The police officers attempted to use their tasers on the dogs, but they were unsuccessful. The dogs still kept charging at the officers, until officers shot at them, George said on Tuesday. The boxer ran away and was not found until late Wednesday morning. After being shot at the first time, the Labrador retriever, according to George, charged again at the officers. The officers than shot again at the dog, this time hitting the animal, which ran away to the nearby woods, limping. Police officers and animal control officers could not find the dog Tuesday. As of press time Wednesday, the dog has not been found. The owners of the boxer was charged with allowing a dog to run at large. The owner of the missing lab, Tiffanie Garner, also was charged with allowing a dog to run at large, along with not having a city license for the animal, according to George. George added that the officers acted well within their rights to shoot at the dogs. &amp;ldquo;Officers do have the authority to euthanize an animal if they feel it is a danger to someone else or the officers themselves,&amp;rdquo; she said. &amp;ldquo;Every situation is handled on a case-by-case basis. If you have the time to use lesser force, you do that. A lot of times you don&amp;rsquo;t have time to go through that process.&amp;rdquo; Phone calls to the dog&amp;rsquo;s owner&amp;rsquo;s residence were not returned, but friends of the family were outraged by police action. Susan Wendt, a friend of the family, said the Labrador that was shot was a gentle dog that was adopted from the Virginia Beach Animal Control. &amp;ldquo;My 3-year-old would sit on him,&amp;rdquo; Wendt said. &amp;ldquo;He was phenomenal. I do not see any reason why this dog could be labeled as a malicious dog. I&amp;rsquo;ve seen him run on my 25 aces of lane with horses, cows and chickens, and he has never tried anything. This is ridiculous.&amp;rdquo;</text:p>
          </table:table-cell>
          <table:table-cell office:value-type="string">
            <text:p>http://www.suffolknewsherald.com/2009/04/21/police-shoot-dog-dog-missing/</text:p>
          </table:table-cell>
          <table:table-cell table:number-columns-repeated="2" office:value-type="string">
            <text:p>Unknown</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43">
            <text:p>1043</text:p>
          </table:table-cell>
          <table:table-cell office:value-type="string">
            <text:p>2014-03-05</text:p>
          </table:table-cell>
          <table:table-cell office:value-type="string">
            <text:p>North Carolina</text:p>
          </table:table-cell>
          <table:table-cell office:value-type="string">
            <text:p>Wilmington</text:p>
          </table:table-cell>
          <table:table-cell office:value-type="string">
            <text:p>Wilming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Wilmington police shot and killed a dog Wednesday after it attacked its owner and a woman. Officers responded to the 300 block of Greendale Drive in the Tide Water condos at 6:48 p.m. Wednesday, according to Wilmington Police Department Spokeswoman Cpl. Leslie Irving. When they arrived, officers found the dog attacking a man on the ground, Irving said. When police tried help the man, the dog charged the officer. Police shot and killed the dog, Irving said. The man suffered injuries to his hand, arm and face, and the woman suffered injuries to her arm. They were both taken to the hospital for treatment. The owner said he adopted the dog about a month ago, Irving said. The night before the attack, the dog started showing signs of aggression. The dog was reportedly large, but the breed is unknown by police. </text:p>
          </table:table-cell>
          <table:table-cell office:value-type="string">
            <text:p>http://portcitydaily.com/2014/03/06/police-shoot-dog-after-dog-attacks-owner-charges-police/</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44">
            <text:p>1044</text:p>
          </table:table-cell>
          <table:table-cell office:value-type="string">
            <text:p>2008-05-21</text:p>
          </table:table-cell>
          <table:table-cell office:value-type="string">
            <text:p>Washington</text:p>
          </table:table-cell>
          <table:table-cell office:value-type="string">
            <text:p>Federal Way</text:p>
          </table:table-cell>
          <table:table-cell office:value-type="string">
            <text:p>Federal Wa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taken from the police &amp;quot;information log&amp;quot;: <text:s/>At 4:07 p.m. May 21, police responded to a report of a possibly aggressive dog at 4231 S.W. 328th Court. Police located and shot the dog, killing it, after the animal aggressively lunged at an officer.</text:p>
          </table:table-cell>
          <table:table-cell office:value-type="string">
            <text:p>http://www.federalwaymirror.com/news/19216804.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1045">
            <text:p>1045</text:p>
          </table:table-cell>
          <table:table-cell office:value-type="string">
            <text:p>2012-12-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English Bull Terrier</text:p>
          </table:table-cell>
          <table:table-cell office:value-type="string">
            <text:p>At approximately 3pm yesterday afternoon, a 20 pound English Bull Terrier [UU Note: An English Bull Terrier is not what is commonly thought of as a pit bull. Imagine Spuds Mackenzie. <text:s/>Imagine Target&amp;#039;s mascot. <text:s/>That&amp;#039;s the breed of dog we&amp;#039;re talking about in this case] belonging to Al and Barb Phillips of West Buena (they own World Gym) was shot by a Chicago Policeman. The dog had 6 hours of surgery and is still alive. At approximately 3pm yesterday, [Al] noticed that a policeman was writing a parking ticket on his vehicle that was parked in front of his own driveway. He came out to talk to the policeman and his dog followed him through the gate, and according to Al, made no threatening gestures. At that point, the policeman pulled out his 9mm and fired two shots severely injuring the dog and then went back to writing the ticket. Apparently there were 10 or so witnesses. Other police showed up shortly and when Al reported what happened, the one in charge indicated that the policeman who fired was following proper procedure.</text:p>
          </table:table-cell>
          <table:table-cell office:value-type="string">
            <text:p>http://www.uptownupdate.com/2012/12/buena-park-dog-shot-by-police-officer.html</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3">
          <table:table-cell office:value-type="float" office:value="1046">
            <text:p>1046</text:p>
          </table:table-cell>
          <table:table-cell office:value-type="string">
            <text:p>2001-11-19</text:p>
          </table:table-cell>
          <table:table-cell office:value-type="string">
            <text:p>Arizona</text:p>
          </table:table-cell>
          <table:table-cell office:value-type="string">
            <text:p>Mesa</text:p>
          </table:table-cell>
          <table:table-cell office:value-type="string">
            <text:p>Mes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was shot by a Mesa police officer after its owner ordered the dog to attack his neighbors and allowed it to chase police officers, police said. Dog owner Thomas Goetz, 29, faces a charge of assault with a vicious animal. Police said Goetz told one neighbor who had a gun that he would go to prison for life if he shot the dog because it was a &amp;ldquo;Secret Service dog.&amp;rdquo;</text:p>
            <text:p>Frank Garcia was working on his car Sunday night when Goetz&amp;rsquo;s dog lunged at Garcia&amp;rsquo;s leg, according to the police report. Garcia jumped on his car and used a cellphone to get help. Neighbors said Goetz told the dog, &amp;ldquo;Get him.&amp;rdquo;</text:p>
            <text:p>The dog eventually ran off. When police arrived early yesterday, the dog growled and got within a couple feet of the officers as Goetz looked on from his garage while laughing, the officers wrote in a report. Officer Mark Warren, fearing for his safety and a second officer, fired a round that struck the dog&amp;rsquo;s neck. Goetz told officers he had been drinking and had snorted methamphetamine.</text:p>
          </table:table-cell>
          <table:table-cell office:value-type="string">
            <text:p>http://tucsoncitizen.com/morgue2/2001/11/20/55868-police-shoot-pit-bull-after-dog-attacks-neighbor/</text:p>
          </table:table-cell>
          <table:table-cell office:value-type="string">
            <text:p>Unknown</text:p>
          </table:table-cell>
          <table:table-cell office:value-type="string">
            <text:p>Mark Warren</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047">
            <text:p>1047</text:p>
          </table:table-cell>
          <table:table-cell office:value-type="string">
            <text:p>2009-10-07</text:p>
          </table:table-cell>
          <table:table-cell office:value-type="string">
            <text:p>California</text:p>
          </table:table-cell>
          <table:table-cell office:value-type="string">
            <text:p>San Diego</text:p>
          </table:table-cell>
          <table:table-cell office:value-type="string">
            <text:p>San Dieg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fficers and supervisors huddle after the fatal police shooting of a pit bull along Newport Avenue in Ocean Beach during the OB Farmers Market on Oct. 7. Police said they were forced to kill the animal after it attacked a woman and bit an officer around 5 p.m. near Bacon Street. The officer suffered minor injuries and was treated and released shortly after, according to police officials. Witnesses said the attack was not the first involving this particular dog, adding that the pit bull had previously attacked other dogs in the same area and that it had lunged at people. While police confirm it, witnesses also said the dog had been taken away from the owner on at least one other occasion.</text:p>
          </table:table-cell>
          <table:table-cell office:value-type="string">
            <text:p>http://www.sdnews.com/view/full_story/3989971/article-Police-fatally-shoot-attacking-dog-in-OB</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48">
            <text:p>1048</text:p>
          </table:table-cell>
          <table:table-cell office:value-type="string">
            <text:p>2014-06-20</text:p>
          </table:table-cell>
          <table:table-cell office:value-type="string">
            <text:p>Kansas</text:p>
          </table:table-cell>
          <table:table-cell office:value-type="string">
            <text:p>Topeka</text:p>
          </table:table-cell>
          <table:table-cell office:value-type="string">
            <text:p>Topek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Staffordshire Bull Terrier</text:p>
          </table:table-cell>
          <table:table-cell office:value-type="string">
            <text:p>A Topeka woman said she is seeking answers after a police officer opened fire and shot her family&amp;rsquo;s 3-year-old pit bull dog in the early hours of Friday morning behind her home in central Topeka. Paula Rodecap said Friday afternoon she had been told by a Topeka animal control officer that the dog would recover from its wounds. But she is angry that officials won&amp;rsquo;t tell her where the dog is being held after being treated by a local veterinarian, and even angrier that she can&amp;rsquo;t retrieve the animal until appearing in municipal court to answer charges related to maintaining a dangerous dog. The incident was reported around 1:30 a.m. Friday in an alley behind a residence at 1532 S.W. Central Park as two police officers were responding to a call. Police Lt. Chuck Haggard said a dog &amp;ldquo;charged&amp;rdquo; toward one of the officers from the backyard of a residence. The officer responded by shooting the dog. Rodecap, 44, said the staffordshire pit bull terrier named Jackson Smore suffered at least one gunshot wound to his right hind-quarter. She said Jackson Smore is a registered companion dog to her husband, Rick Rodecap, 56, who is disabled, and that his personal care attendant had let the dog out the back door to relieve itself around 1:30 a.m. Friday. She said the dog encountered a pair of Topeka police officers who she said were doing &amp;ldquo;foot patrol&amp;rdquo; in the alley. She was inside her home watching television, she said, when she heard gunfire behind her house. She said police told her the dog was shot after it charged at them. &amp;ldquo;I don&amp;rsquo;t doubt the dog came at the officers,&amp;rdquo; Rodecap said, &amp;ldquo;but not in an aggressive manner.&amp;rdquo; Rodecap said her backyard doesn&amp;rsquo;t have a fence and the dog wasn&amp;rsquo;t on a cable because it was only outside for a few minutes to go to the bathroom. She said her pit bull wasn&amp;rsquo;t aggressive and that it was known as a friendly animal to residents of the Central Park neighborhood and at her former residence, Knightsbridge Manor, 501 S.W. Franklin, where she and her husband formerly lived. She said she found four spent shell casings in her backyard and questioned why officers had to shoot the dog, which she believes was moving away from officers when it was wounded. After the dog was shot, Rodecap said, it came back inside her residence where he &amp;ldquo;bled all over the place.&amp;rdquo; Bloodstains could be seen behind her home and inside her kitchen, living room, staircase and upstairs. Rodecap said she called for the police shift supervisor to come to her house after the incident because she was so upset. She said the supervisor did come to her home. However, she said, some officers at her residence left shortly before 2 a.m. to respond to a shooting in the 600 block of S.W. Tyler that turned out to be the city&amp;rsquo;s fourth homicide of the year. Police cited Rodecap in connection with dog at large and dangerous dog violations.</text:p>
          </table:table-cell>
          <table:table-cell office:value-type="string">
            <text:p>http://cjonline.com/news/2014-06-20/woman-upset-after-police-shoot-dog</text:p>
          </table:table-cell>
          <table:table-cell office:value-type="string">
            <text:p>Jackson Smore</text:p>
          </table:table-cell>
          <table:table-cell office:value-type="string">
            <text:p>Two Unknown Police</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4">
          <table:table-cell office:value-type="float" office:value="1049">
            <text:p>1049</text:p>
          </table:table-cell>
          <table:table-cell office:value-type="string">
            <text:p>2014-06-20</text:p>
          </table:table-cell>
          <table:table-cell office:value-type="string">
            <text:p>Texas</text:p>
          </table:table-cell>
          <table:table-cell office:value-type="string">
            <text:p>San Antonio</text:p>
          </table:table-cell>
          <table:table-cell office:value-type="string">
            <text:p>San Antoni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media report is based entirely on statements from police: </text:p>
            <text:p>Police officers say they were forced to open fire on a dog during a bust Friday in a west San Antonio neighborhood. Law enforcement officials told KENS 5 they received a tip about possible stolen goods inside a duplex in the 7200 block of Timbercreek Dr., near W. Military Drive. Police obtained a warrant and showed up at the residence around 4:30 p.m. A dog reportedly came out to protect the home and charged at the officers. That&amp;#039;s when, police said, they opened fire on the animal, killing the pit bull. Investigators then entered the home and discovered drugs, cash and weapons inside, according to the San Antonio Police Department. A stolen vehicle was also recovered. There were also three children found inside the house, said SAPD officer Douglas Greene. Officers are going to be contacting CPS in regards to those three young children. Two people were arrested at the scene. Investigators are still looking for a few people who fled the home when officers arrived. Police believe they know where the missing suspects can be found. Details about injuries were not immediately available.</text:p>
          </table:table-cell>
          <table:table-cell office:value-type="string">
            <text:p>http://www.kens5.com/story/news/local/2014/07/08/11147862/</text:p>
          </table:table-cell>
          <table:table-cell office:value-type="string">
            <text:p>Unknown</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50">
            <text:p>1050</text:p>
          </table:table-cell>
          <table:table-cell office:value-type="string">
            <text:p>2013-01-30</text:p>
          </table:table-cell>
          <table:table-cell office:value-type="string">
            <text:p>Pennsylvania</text:p>
          </table:table-cell>
          <table:table-cell office:value-type="string">
            <text:p>Chester</text:p>
          </table:table-cell>
          <table:table-cell office:value-type="string">
            <text:p>City of Chester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dog fight ended with a hail of bullets in a Philadelphia suburb, leaving residents shocked and looking for answers. The incident started on Friday at around noon when a stray dog got into a pickup truck at a red light in Chester, Pa., and began fighting with another pooch, NBCPhiladelphia.com reported. Cops were called when the dogs couldn&amp;#039;t be separated, and when they arrived, witnesses were stunned at the reaction. One officer shot at the dogs five times with a pistol, then another fired one blast from a shotgun. Both dogs were killed. And this all went down right in front of Chester High School. Tehran Freeman, a dog owner himself who lives down the block from the shooting, captured the incident on video with his cell phone and was outraged at the handling of the situation. &amp;quot;I don&amp;#039;t care how bad they try to make Chester seem, this is not a war zone, you don&amp;#039;t do things like that,&amp;quot; he told NBCPhiladelphia.com. &amp;quot;I thought them as the police should be held to a higher standard and would have some type of procedure for breaking it up than actually pulling out your pistols in front of the high school.&amp;quot; Freeman told NBCNews.com that the bigger, more aggressive dog seemed to be a pit bull and had a leash, but the other smaller dog didn&amp;#039;t. It was unclear who the owners were. He said when he saw the police the &amp;quot;last thing that I thought would happen&amp;quot; is that they would open fire with their guns. &amp;quot;It wasn&amp;#039;t secure at all, I know bullets can ricochet and anything else -- you&amp;#039;re trying to shoot two animals in the back of a metal vehicle, that bullet can go anywhere.&amp;quot; Chester police told NBCPhiladelphia.com that the incident was under investigation and at the time the animal control officer in the city was unavailable. Freeman added that some of the cops involved seemed as upset as anyone. &amp;quot;One of the officers actually looked very, very shaken up about it,&amp;quot; he said. The shooting was caught on video and went international, published in the UK by the Daily Mail. </text:p>
          </table:table-cell>
          <table:table-cell office:value-type="string">
            <text:p>http://usnews.nbcnews.com/_news/2013/01/29/16758026-cops-shoot-dogs-in-front-of-pennsylvania-high-school?lite</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51">
            <text:p>1051</text:p>
          </table:table-cell>
          <table:table-cell office:value-type="string">
            <text:p>2013-04-17</text:p>
          </table:table-cell>
          <table:table-cell office:value-type="string">
            <text:p>Illinois</text:p>
          </table:table-cell>
          <table:table-cell office:value-type="string">
            <text:p>Granite City</text:p>
          </table:table-cell>
          <table:table-cell office:value-type="string">
            <text:p>Granite Ci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media report is based solely on police statements. Note how the reporter begs the question immediately through the use of &amp;quot;Police were forced to shoot&amp;quot; in the lied and throughout the story: Granite City Police were forced to shoot and kill a pit bull terrier Wednesday afternoon after the dog attacked a man who was walking his dog on Nameoki Road near Illinois Route 162. Police say around 3:15 p.m. Wednesday they received a call of a dog mauling a smaller dog to death and attacking its owner. <text:s/>A witness who was driving by stopped to assist the man who was being attacked. The 38-year-old victim suffered severe bites to his hands and lower arms in the attack. <text:s/>When the witness tried to help, the dog turned toward the second man who struck the attacking dog with a brick and a broken piece of asphalt to no avail. Police and paramedics arrived on scene and within seconds the dog turned towards one of the EMT&amp;#039;s who fled for cover in the ambulance. Two Granite City Police officers tried to contain the attacking dog after witnessing the dogs resistance even after being struck with the brick. When the pit bull lunged towards the officers one shot was fired and the dog retreated for a moment, only to take a second chance at the officers who were forced to shoot a second time, fatally injuring the animal. The 21-year-old owner of the attacking dog was cited for keeping an at-large animal.</text:p>
          </table:table-cell>
          <table:table-cell office:value-type="string">
            <text:p>http://archive.ksdk.com/news/article/376017/147/Dog-killed-by-police-after-mauling-of-man-another-dog</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table:number-columns-repeated="4"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52">
            <text:p>1052</text:p>
          </table:table-cell>
          <table:table-cell office:value-type="string">
            <text:p>2014-08-14</text:p>
          </table:table-cell>
          <table:table-cell office:value-type="string">
            <text:p>Kentucky</text:p>
          </table:table-cell>
          <table:table-cell office:value-type="string">
            <text:p>Kevil</text:p>
          </table:table-cell>
          <table:table-cell office:value-type="string">
            <text:p>McCracken County Sheriffs Department and Marshall County Sheriffs Departments <text:s/></text:p>
          </table:table-cell>
          <table:table-cell office:value-type="float" office:value="5">
            <text:p>5</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dog was shot, and two Paducah men were taken into custody after police executed a search warrant early Thursday morning at a Kevil home. At around 6:00 am Thursday, deputies with the McCracken and Marshall County Sheriff&amp;rsquo;s Departments executed a search warrant at 11710 Woodville Road in the Kevil area. Police said when they went into the home, a deputy shot a dog that lunged and tried to bite him. Detectives said there were four adults, one child and four other dogs inside the home. Animal control arrived and took the dogs from the property before deputies searched the home. During the search, detectives said they found and seized marijuana, scales, drug packaging materials, a loaded shotgun, ammunition and more than $10,000 they believed to be proceeds of illegal drug sales. Detectives arrested 21-year-old Corey Leonard and 23-year-old Caleb Scronce, both of Paducah. They are both charged with firearm enhanced 2nd offense trafficking in marijuana, possession of firearm by a convicted felon, possession of marijuana, drug paraphernalia and harboring a vicious animal. They were taken to McCracken County Jail. The child was released to a family member. Police said Leonard and Scronce had been involved in the sale of marijuana for the past 2-3 months. Scronce was on felony parole at the time of his arrest.</text:p>
          </table:table-cell>
          <table:table-cell office:value-type="string">
            <text:p>http://www.westkentuckystar.com/News/Local-Regional/McCracken-County/Police-Shoot-Dog-Bust-Paducah-Men-on-Drug-Charges.aspx</text:p>
          </table:table-cell>
          <table:table-cell office:value-type="string">
            <text:p>Unknown</text:p>
          </table:table-cell>
          <table:table-cell office:value-type="string">
            <text:p>Unknown SWAT team</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53">
            <text:p>1053</text:p>
          </table:table-cell>
          <table:table-cell office:value-type="string">
            <text:p>2014-07-03</text:p>
          </table:table-cell>
          <table:table-cell office:value-type="string">
            <text:p>Illinois</text:p>
          </table:table-cell>
          <table:table-cell office:value-type="string">
            <text:p>Alton</text:p>
          </table:table-cell>
          <table:table-cell office:value-type="string">
            <text:p>Al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Alton Police officer shot and killed an aggressive dog last week after the owner was unable to properly restrain it. The incident took place when the officer was responding to a separate call at an apartment in the 2900 block of College Avenue, and encountered a barking and growling pit bull. <text:s/>The owners of the dog call the action profiling. A police spokesman says during the incident on July 3 the officer asked several times for the dog to be taken inside the owner&amp;rsquo;s apartment and when the dog was not restrained the officer felt the dog was becoming more aggressive and the dog was shot. <text:s/>One of the owners of the dog, Antoinette Skelton, says she was trying to get the dog inside but it got out. She questioned the police action because at the time of the shooting she was near the officer while holding her four-year-old son. Police say the pit bull was becoming aggressive and the shooting was necessary to protect the officer and others.</text:p>
          </table:table-cell>
          <table:table-cell office:value-type="string">
            <text:p>http://www.riverbender.com/news/details/police-shoot-dog-in-alton--134984.cfm</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3">
          <table:table-cell office:value-type="float" office:value="1054">
            <text:p>1054</text:p>
          </table:table-cell>
          <table:table-cell office:value-type="string">
            <text:p>2012-10-25</text:p>
          </table:table-cell>
          <table:table-cell office:value-type="string">
            <text:p>Florida</text:p>
          </table:table-cell>
          <table:table-cell office:value-type="string">
            <text:p>Lake City</text:p>
          </table:table-cell>
          <table:table-cell office:value-type="string">
            <text:p>Lake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The following media account is again based solely on police reports: An officer with the Lake City Police Department shot and killed an &amp;quot;attack dog&amp;quot; after they say it was released by a man fleeing cops. The incident started when police tried to pull over a vehicle for trying to run another vehicle off the road shortly after 11 p.m. Thursday, according to a news release from Lake City Police Department. Police say a 26-year-old man called 911 Thursday night to report a truck was driving recklessly behind him and trying to run him off the road. When police got to the intersection of U.S. 90 and S.W. Baya <text:s/>Drive, they allegedly watched as both vehicles drove by and noted that the truck did not have its headlights on. Officers tried to pull the truck being driven by 47-year-old Timothy Schultz over, but Schultz reportedly did not stop for police. Schultz drove the speed limit as officers pursued, but he kept slamming on his brakes for an unknown reason. He continued driving until he reached his home in the 500 block of N.E. Jacksonville Loop where police saw him drive into his yard. Once out of his truck, Schultz stood and stared at the officers, before being ordered to get onto the ground several times. At that point Schultz reportedly opened the door to the back seat of his truck, releasing his dog, a German Shepherd. Once out of the truck, the dog ran aggressively toward police.</text:p>
            <text:p>One of the officers then shot the dog, which then ran from the area. Officers then turned their attention back to dealing with Schultz, who was still not obeying officers&amp;#039; commands. Police used a Taser on Schultz, but there was no effect. In fact, officers said Schultz even tried to remove the prongs from the Taser. A second officer used his Taser on Schultz, this time causing him to fall to the ground. As police attempted to handcuff Schultz, he allegedly continued to fight with officers until they finally subdued him. Officers contacted the animal shelter to treat the wounded German Shepherd. Schultz&amp;#039;s injuries were treated by paramedics with Lifeguard EMS.</text:p>
            <text:p>Schultz was arrested and taken to the Columbia County Jail. While at the jail, corrections officers tried to get Schultz to give relevant samples, since police suspected him of DUI. <text:s/>Schultz refused the test, resulting in his driver&amp;#039;s license being automatically suspended for 12 months due to his refusal. As the investigation continued, police learned that Schultz&amp;#039;s German Shepherd was receiving training to become a &amp;quot;personal protection&amp;quot; K-9 at Von Seestadt Kennels located in Lake City. [...] (Here the newspaper recounts a prior arrest of Schultz that is irrelevant to our records) From his most recent run-in with the Lake City Police Department, Schultz is facing numerous charges; Schultz was booked on charges of reckless driving, fleeing and eluding, aggravated assault with a deadly weapon, aggravated assault with intent to commit a felony, cruelty to animals, resisting an officer without violence, DUI and refusal to submit to a test. Steve Shaw, Public Information Officer with the Lake City Police Department said the dog did not die and is recovering from it gunshot wound.</text:p>
          </table:table-cell>
          <table:table-cell office:value-type="string">
            <text:p>http://origin.tampabays10.com/news/article/279841/82/Police-shoot-attack-dog-tase-and-arrest-owner</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55">
            <text:p>1055</text:p>
          </table:table-cell>
          <table:table-cell office:value-type="string">
            <text:p>2014-05-23</text:p>
          </table:table-cell>
          <table:table-cell office:value-type="string">
            <text:p>Michigan</text:p>
          </table:table-cell>
          <table:table-cell office:value-type="string">
            <text:p>Grand Rapids</text:p>
          </table:table-cell>
          <table:table-cell office:value-type="string">
            <text:p>Unknow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media account is based solely on police statements: A five month old infant is recovering after being attacked by a dog. It happened on Diamond Avenue Southeast in Grand Rapids around 10 p.m. Friday. Police say they got a report that the dog was attacking a baby. When police arrived, they tried to catch the dog, but it started attacking officers. Police on scene shot and killed the dog. Officials told 24 Hour News 8 that the dog was a family pet. Police did not know the infant&amp;rsquo;s current condition, but it is believed the infant had non-life threatening injuries.</text:p>
          </table:table-cell>
          <table:table-cell office:value-type="string">
            <text:p>http://woodtv.com/2014/05/24/police-shoot-kill-dog-that-mauled-infant/</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056">
            <text:p>1056</text:p>
          </table:table-cell>
          <table:table-cell office:value-type="string">
            <text:p>2014-04-07</text:p>
          </table:table-cell>
          <table:table-cell office:value-type="string">
            <text:p>New Jersey</text:p>
          </table:table-cell>
          <table:table-cell office:value-type="string">
            <text:p>Jersey City</text:p>
          </table:table-cell>
          <table:table-cell office:value-type="string">
            <text:p>Jersey City Police Department and Hudson County Prosecutor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hot and killed a dog inside a Jersey City apartment yesterday after it attacked and bit an officer, authorities said. Jersey City Police were conducting a search warrant in an apartment at 1162 Summit Ave. at around noon Monday, according to Hudson County assistant prosecutor Gene Rubino. When the officers entered the third-floor apartment, they were confronted and chased by a pit bull, Rubino said. The pit bull attacked, biting one officer on the leg, Rubino said, adding that the officer then shot the dog.</text:p>
            <text:p>The wounded pit bull then cornered another officer, whom Rubino said had no choice but to shoot the dog again. &amp;quot;With no avenue of escape, the officer fired his service weapon striking the dog again,&amp;quot; Rubino said. The dog eventually died at the scene, Rubino confirmed. The two officers were transported to Jersey City Medical Center, where they were treated and then released, Rubino said. The investigation of the shooting is being handled by the Hudson County Prosecutor&amp;#039;s Office, as is the protocol whenever police officers discharge their firearms. Rubino said the officers&amp;#039; appear to have been justified in shooting the dog. &amp;quot;Based on a preliminary review, the officers&amp;rsquo; actions appear to have been an appropriate response to the threat posed,&amp;quot; Rubino said. <text:s/>A tenant living in the building, who declined to give his name, said he heard seven gunshots come from the third floor. &amp;quot;It sounded like a war zone,&amp;quot; the tenant said on Monday. &amp;quot;I didn&amp;#039;t know where to go.&amp;quot; The tenant said he was aware there were large dogs in the third-floor apartment where police conducted the search warrant, but the dogs have never to caused any problems in the past.</text:p>
          </table:table-cell>
          <table:table-cell office:value-type="string">
            <text:p>http://www.nj.com/hudson/index.ssf/2014/04/police_shoot_kill_pit_bull_during_warrant_search_jersey_city_hudson_county_prosecutors_office_crime.html</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57">
            <text:p>1057</text:p>
          </table:table-cell>
          <table:table-cell office:value-type="string">
            <text:p>2011-04-13</text:p>
          </table:table-cell>
          <table:table-cell office:value-type="string">
            <text:p>Minnesota</text:p>
          </table:table-cell>
          <table:table-cell office:value-type="string">
            <text:p>Minneapolis</text:p>
          </table:table-cell>
          <table:table-cell office:value-type="string">
            <text:p>Minneapolis Police Department</text:p>
          </table:table-cell>
          <table:table-cell office:value-type="float" office:value="2">
            <text:p>2</text:p>
          </table:table-cell>
          <table:table-cell office:value-type="float" office:value="30">
            <text:p>30</text:p>
          </table:table-cell>
          <table:table-cell office:value-type="float" office:value="1">
            <text:p>1</text:p>
          </table:table-cell>
          <table:table-cell office:value-type="string">
            <text:p>German Shepherd and Pit Bull mix</text:p>
          </table:table-cell>
          <table:table-cell office:value-type="string">
            <text:p>The following is a media report of a 225K dollar lawsuit settlement provided to a family whose two dogs were killed during a SWAT team raid of their home. Note how in the lied the report claims that both dogs killed were pit bulls, while later the same article claims that one dog was a german shepherd and the other a pit bull mix: The city of Minneapolis has settled a lawsuit stemming from an incident two years ago in which city cops shot two pit bulls &amp;mdash; one of which was so close to 3-year-old girl it splattered blood on her pajamas &amp;mdash; in a North Minneapolis home. The City Council agreed to pay James and Aisha Keten $225,000 on March 29, a few weeks after U.S. District Judge Donovan Frank wrote that he would not dismiss several counts of a complaint filed in 2011. Most notably, Frank wrote that a reasonable juror could conclude that a Minneapolis police officer acted unreasonably when he fired multiple shots into small kitchen with a young girl nearby. According to court documents: Officers on April 13 were conducting a search warrant, looking for an assault rifle they believed was used by James Keten&amp;rsquo;s brother Lamont to shoot a woman eight days earlier. Officers were warned that four potentially aggressive pit bulls were in the home, and also that children would be present. First, one officer shot a 60-pound pit bill mix named Kano. The officer testified that the dog charged him. Keten alleges that officers hand-tied him and beat him, but a hospital could find no bruises or injuries to Keten. Another officer, Chad Fuchs, went into the kitchen where the couple&amp;rsquo;s 3-year-old daughter was eating breakfast. The Kenten&amp;rsquo;s allege that Fuchs fired several shots close to the girl, including ones that killed a 40-pound pit bull-German Shepard mix named Remy. Remy was sitting near the feet of the girl. Remy&amp;rsquo;s blood splattered on the girl&amp;rsquo;s pajamas, and the girl has since been diagnosed with post-traumatic stress disorder. She regularly sees the therapist. Aisha Keten attempted to rush into the kitchen to grab her daughter, but police restrained her in the bathroom, where she had been getting ready for work. Fuchs claims the dog was threatening, but the girl and Aisha Keten say the dog did not bark or growl. The family also says officers damaged several of their belongings. The gun was not found in the home, and Aisha and James were not arrested. City Attorney Susan Segal has not responded to request for comment this morning on possible punishment for any of the officers. The lawsuit identification information is as follows: Keten et al v. Does 1-15 et al | Plaintiffs: James Keten and Aisha Keten | Defendants: John Does 1-15 and The City of Minneapolis | Case Number: 0:2011cv01520 | Filed: June 9, 2011 | Court: Minnesota District Court | Office: DMN Office | County: Hennepin | Presiding Judge: Donovan W. Frank | Referring Judge: Janie S. Mayeron</text:p>
          </table:table-cell>
          <table:table-cell office:value-type="string">
            <text:p>http://www.journalmpls.com/news-feed/minneapolis-pit-bull-shooting-results-in-225k-in-settlement</text:p>
          </table:table-cell>
          <table:table-cell office:value-type="string">
            <text:p>Kano and Remy</text:p>
          </table:table-cell>
          <table:table-cell office:value-type="string">
            <text:p>Chad Fuchs, Todd Babekuhl, Mark Beaupre, Sergeant Kendal Chambers, Scott Creighton, Chris Garbisch, Mark Kaspszak, Steven Lynch, Aaron Morrison, Sergeant Steven Mosey, Sergeant Mark Osland, George Peltz, Lucas Peterson, Joshua Rick, Nick Rowe and Peter Rud</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table:number-columns-repeated="3" office:value-type="float" office:value="2">
            <text:p>2</text:p>
          </table:table-cell>
          <table:table-cell office:value-type="float" office:value="1">
            <text:p>1</text:p>
          </table:table-cell>
          <table:table-cell office:value-type="float" office:value="0">
            <text:p>0</text:p>
          </table:table-cell>
        </table:table-row>
        <table:table-row table:style-name="ro3">
          <table:table-cell office:value-type="float" office:value="1058">
            <text:p>1058</text:p>
          </table:table-cell>
          <table:table-cell office:value-type="string">
            <text:p>2010-02-11</text:p>
          </table:table-cell>
          <table:table-cell office:value-type="string">
            <text:p>Florida</text:p>
          </table:table-cell>
          <table:table-cell office:value-type="string">
            <text:p>Manatee</text:p>
          </table:table-cell>
          <table:table-cell office:value-type="string">
            <text:p>Manatee County Sheriff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6yo</text:p>
          </table:table-cell>
          <table:table-cell office:value-type="string">
            <text:p>A family is looking to meet with Manatee County Sheriff&amp;rsquo;s Office officials after a deputy shot and killed their dog. The dog was killed Feb. 11 by a deputy who had gone to a residence in the 300 block of 20th Street East in Palmetto looking for 20-year-old Raphael J. Houston, who was wanted on grand theft and burglary charges. When a 13-year-old girl let the dog out a side door, a deputy looking for Houston shot and killed the dog. Now the family, who has retained an attorney, is considering a lawsuit. Tiffany Summerall, 13, who resides at the residence with her parents, Raphael O. Houston and Christina Summerall, and five younger siblings, said she let the family dog out not knowing deputies were in her yard. Brooklyn, a 6-year-old brown and white dog, normally was let out at the time the deputies were at the residence, according to family members. Tiffany heard a man&amp;rsquo;s voice telling her to come and get the dog. &amp;ldquo;I called the dog three times and then walked over,&amp;rdquo; she said. &amp;ldquo;(The deputy) was swinging a walkie talkie at the dog. He then pulled out a gun. I said, &amp;lsquo;Please don&amp;rsquo;t shoot him. He&amp;rsquo;s not going to bite.&amp;rsquo;&amp;rdquo; Tiffany called the dog one last time and the dog started to walk toward her, she said. &amp;ldquo;He started walking toward me and he shot him,&amp;rdquo; she said. &amp;ldquo;I started screaming, &amp;lsquo;Why did you shoot my dog?&amp;rsquo;&amp;rdquo; According to a sheriff&amp;rsquo;s office internal affairs report, the deputy told investigators, &amp;ldquo;The dog was barking and/or growling and bearing it&amp;rsquo;s (sic) teeth. I began back peddling (sic) and the dog continued charging toward me and lunged toward me with its front legs leaving the ground. I swung my radio at the dog in an attempt to avoid being bitten.&amp;rdquo; The sheriff&amp;rsquo;s office classified the dog as a pit bull in reports, while the family said the dog was not a pit bull, but rather a mixed breed. The deputy told investigators Brooklyn lunged at him a several times before he fired. The dog sustained a gunshot wound to its right side and later died. Sheriff&amp;rsquo;s office policy allows deputies to shoot dogs if they fear for their personal safety or the safety of others. The deputy was exonerated, according to the internal affairs report. &amp;ldquo;Due to the fact the dog was aggressively pursuing (the deputy) with the apparent intention of inflicting physical harm, coupled with the fact that no one in the residence had any control over the animal whatsoever, (he) was only left with the options of being attacked by the dog or resorting to lethal force to terminate the attack,&amp;rdquo; the reports states. Raphael J. Houston was not arrested, but he was picked up the next day.</text:p>
            <text:p>Houston&amp;rsquo;s father lives at the residence, but Houston hasn&amp;rsquo;t lived there in almost five years, according to family members. According to the sheriff&amp;rsquo;s office, when deputies go to pick up people on warrants, they usually check the person&amp;rsquo;s driver&amp;rsquo;s license and latest arrest report and talk with their probation officer to determine their whereabouts. They look up relatives and known associates. Sometimes, they do surveillance on properties before making contact, according to authorities. According to the internal affairs report on the shooting, authorities relied upon the address on Raphael J. Houston&amp;rsquo;s driver&amp;rsquo;s license. &amp;ldquo;His relatives live there. We had every reason to believe he might be there,&amp;rdquo; said sheriff&amp;rsquo;s spokesman Dave Bristow. Bristow said the family never filed a complaint with the sheriff&amp;rsquo;s office</text:p>
            <text:p>Houston said his son was recently in jail. Had authorities checked with a probation officer or arrest reports, they would have had the correct address, he said &amp;ldquo;If they had investigated, my dog would be alive today,&amp;rdquo; Raphael O. Houston said. &amp;ldquo;I would love to do whatever is necessary for justice even though it can&amp;rsquo;t bring my dog back.&amp;rdquo; Mark Lipinski, who is representing the family, said a letter will be sent to the sheriff&amp;rsquo;s office this week requesting a meeting. He said the dog had no prior complaints with Manatee County Animal Services. &amp;ldquo;The fact of the matter is he overreacted. He didn&amp;rsquo;t do what he should have done which is retreat,&amp;rdquo; Lipinski said. &amp;ldquo;As a result, we have a family that isn&amp;rsquo;t complete.&amp;rdquo; This incident is one of three dog-related shootings this year with deputies at the sheriff&amp;rsquo;s office.</text:p>
          </table:table-cell>
          <table:table-cell office:value-type="string">
            <text:p>http://www.bradenton.com/2010/03/22/2147192_family-seeks-answers-in-dogs-death.html?rh=1</text:p>
          </table:table-cell>
          <table:table-cell office:value-type="string">
            <text:p>Brooklyn</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1059">
            <text:p>1059</text:p>
          </table:table-cell>
          <table:table-cell office:value-type="string">
            <text:p>2014-06-05</text:p>
          </table:table-cell>
          <table:table-cell office:value-type="string">
            <text:p>New Jersey</text:p>
          </table:table-cell>
          <table:table-cell office:value-type="string">
            <text:p>Beverly</text:p>
          </table:table-cell>
          <table:table-cell office:value-type="string">
            <text:p>Beverly Police Department, Edgewater Park Police Department and Delanco Police Department </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 former city councilman was charged with disorderly conduct and obstruction earlier this month in connection with an incident involving a loose dog that was eventually shot by a police officer. Luis Crespo, 54, is scheduled to appear in Mansfield Municipal Court on Thursday for a hearing on the charges, which stem from a June 5 case involving a 1 year old German shepherd named Thor that ran off after a freak accident in which a woman’s finger was amputated after it got caught in the dog’s harness. The dogs owner, Thomas Lockhart, said his fiancée, Patricia Adams, was walking the dog down stairs when a ring on her pinkie got caught in its harness. The finger was cut off when the dog pulled away from her. It took half her finger off, Lockhart said in an interview, adding that the dog did bite Adams other hand as she tried to free herself. Responding police from Beverly and Edgewater Park believed the dog had bitten Adams finger off, and the animal was shot after it allegedly approached the officers in an aggressive manner in a vacant lot off Perkins Lane. The dog was shot three times in the neck and chest, but survived after being treated at a veterinary hospital. The dog was returned to Lockhart on Thursday after being quarantined at the Burlington County Animal Shelter in Westampton. A follow up investigation with doctors confirmed that Adams injury was not consistent with a dog bite, and was more consistent with having the finger separated via pulling action, Public Safety Director Richard Wolbert said. Crespo was at the scene of the shooting and was charged with obstruction and disorderly conduct for allegedly failing to follow officers directions to stay away from the dog, Wolbert said. Crespo is also accused of ignoring officers instructions by chasing the dog after it was shot and of allegedly trying to grab the snare of an animal control officer after she arrived on the scene, he said. The case has been assigned to Mansfields municipal court because Crespo is a former member of the City Council. He served for about seven years, but was defeated first in the Democratic primary in June 2012 and later in the 2013 general election after he was reappointed to fill an unexpired term. Reached Friday, Crespo said he would contest the charges. He denied trying to take the animal control officers snare, and said he complied with officers instructions as soon as it was safe for him to do so. Crespo said he became involved in the incident after seeing the dog run loose along Warren Street. He said he initially believed the dog belonged to a friend, but he followed it into the vacant lot because he was worried it might injure a bystander. Crespo said the dog acted petrified in the lot, began growling and snarling at him when he approached, and moved toward him when he tried to back away. He said officers from Beverly and Edgewater Park arrived and came from behind him with their service weapons drawn. They yelled for me to get behind them, but the dog wouldnt let me move. He was growling and snarling and clearly petrified, Crespo said. I didnt feel safe moving. I didnt want to turn my back on him, because I was afraid Id get mauled. He said he was eventually able to retreat behind an Edgewater Park officer, who then shot the dog. I didnt interfere with officers. The only order I was given was to get behind them, Crespo said, adding that he did chase the dog after it was shot because he was afraid it might attack another bystander. Crespo said that he did not believe the animal needed to be shot and that he did not see it charge aggressively at any officers. I heard the officer say, If the dog comes any closer, Im taking it down. Then they shot it in the field, he said. Wolbert has said the shooting is under investigation. The identity of the officer who shot the dog has not been released. Crespo is no stranger to controversy in this small riverfront town. He was previously named in a sexual harassment lawsuit filed by a former female police officer and another female employee. The city paid a $200,000 settlement to the officer last year and a $75,000 settlement to the other employee in 2012. In April 2010, police responded to a bomb scare involving Crespos truck, but an investigation revealed there was no evidence that a third party was involved. In a letter obtained by the Burlington County Times, an assistant prosecutor with the Burlington County Prosecutors Office said there was evidence to suggest Crespo may have attached an inoperable device to his own truck for unknown reasons.</text:p>
          </table:table-cell>
          <table:table-cell office:value-type="string">
            <text:p>http://www.burlingtoncountytimes.com/news/local/former-beverly-councilman-charged-with-obstruction-in-dog-shooting/article_57eedac6-65d6-578a-beeb-a260f543fce8.html</text:p>
          </table:table-cell>
          <table:table-cell office:value-type="string">
            <text:p>Thor</text:p>
          </table:table-cell>
          <table:table-cell office:value-type="string">
            <text:p>Unknow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60">
            <text:p>1060</text:p>
          </table:table-cell>
          <table:table-cell office:value-type="string">
            <text:p>2010-04-10</text:p>
          </table:table-cell>
          <table:table-cell office:value-type="string">
            <text:p>Massachusetts</text:p>
          </table:table-cell>
          <table:table-cell office:value-type="string">
            <text:p>Beverly</text:p>
          </table:table-cell>
          <table:table-cell office:value-type="string">
            <text:p>Beverl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English Bull Terrier</text:p>
          </table:table-cell>
          <table:table-cell office:value-type="string">
            <text:p>Beverly Police shot an English bull terrier to stop its attack on a 4-month-old border collie, which later had to be euthanized, Saturday, April 10. The terrier was euthanized as well. According to Beverly Police, the incident occurred at 10 a.m. near Bay and Lothrop streets, where a man was walking his border collie. Without warning, the dog was attacked by an unleashed bull terrier as the collie&amp;rsquo;s owner tried unsuccessfully to kick the dog away. The terrier&amp;rsquo;s owner, who tried to restrain her dog, told police the dog &amp;ldquo;suddenly got loose from her house&amp;rdquo; and was roaming unattended through the neighborhood. The responding officer ordered both owners to clear the area and discharged pepper spray at the terrier several times. When the dog didn&amp;rsquo;t react to the spray and continued to attack the upper body and neck of the collie, the officer decided the dog was an &amp;ldquo;obvious danger to other animals and people in the area&amp;rdquo; and shot one round into the terrier&amp;rsquo;s shoulder at close range. &amp;ldquo;It was a pretty vicious attack, and the service officer had to use his weapon to subdue the dog,&amp;rdquo; Beverly Police Public Information Officer April Clarizia said. The terrier finally stopped its attack, and both dogs were transported to Beverly Animal Hospital. A spokesperson for the hospital said one dog had to be euthanized. The other dog, she said, was taken to an emergency hospital, where it had to be euthanized later in the day. Although Beverly has a leash law, Animal Control Officer Jim Lindley said it is unlikely the owner of the bull terrier will be cited in the incident. The dog had gotten loose but was not intentionally without a leash. Lindley said it is possible for the border collie&amp;rsquo;s owner to take the bull terrier&amp;rsquo;s owner to civil court, but he believes the two owners have come to an agreement on covering veterinary costs. &amp;ldquo;Based on preliminary reports, the dog got out of the house through a faulty door,&amp;rdquo; Lindley said &amp;ldquo;The owner was out looking for the dog at the time.&amp;rdquo; Clarizia said that in recent years there haven&amp;rsquo;t been any similar attacks in which an officer had to shoot a dog to subdue it, although there have been smaller attacks. &amp;ldquo;There has been nothing of this magnitude in the last few years,&amp;rdquo; she said. Although English bull terriers are not closely related to the pit bull breed, which is considered to be a more aggressive type of dog, Lindley said he could not verify for certain the actual breed without seeing the dog himself. &amp;ldquo;I don&amp;rsquo;t know if that&amp;rsquo;s what it actually was,&amp;rdquo; he said. &amp;ldquo;Sometimes, people play games with the naming of the animal to avoid using the pit bull label.&amp;rdquo; </text:p>
          </table:table-cell>
          <table:table-cell office:value-type="string">
            <text:p>http://www.wickedlocal.com/article/20100413/News/304139741</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61">
            <text:p>1061</text:p>
          </table:table-cell>
          <table:table-cell office:value-type="string">
            <text:p>2014-06-04</text:p>
          </table:table-cell>
          <table:table-cell office:value-type="string">
            <text:p>Oklahoma</text:p>
          </table:table-cell>
          <table:table-cell office:value-type="string">
            <text:p>Tulsa</text:p>
          </table:table-cell>
          <table:table-cell office:value-type="string">
            <text:p>Tuls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eople at one north Tulsa apartment complex are upset after Tulsa police shot and killed a dog Wednesday night. They said this happened in front of several residents and children. FOX23&amp;rsquo;s Angela Hong spoke with neighbors and police about the incident. FOX23 found out from police that a call came into 911 for a dog that was acting vicious. Right now the shooting is being reviewed as all officer-involved shootings are, but neighbors said this shouldn&amp;rsquo;t have happened. Around 9:30 p.m. Wednesday night, the security at the Comanche Park Apartments tried to get the dog under control. Cell phone video showed the pit bull mix barking. Security pepper sprayed the dog three times, but it wouldn&amp;rsquo;t calm down. Some neighbors told FOX23 the dog was likely scared and said it was anything but vicious. &amp;ldquo;My kids were playing with it earlier in the day. My kids were outside when it was outside and it never once tried to attack any of my kids,&amp;rdquo; said Tawny Glenn, a witness to the shooting. But the Tulsa Police Department said someone felt this dog was dangerous enough to call police. &amp;ldquo;The dog might have been a friendly dog at one point but again, we were called to that location for a vicious dog,&amp;rdquo; said Officer Leland Ashley with Tulsa police. When two Tulsa police officers got to the scene they found the dog on a porch after a few minutes of more barking neighbors heard three shots fired. &amp;ldquo;They could have put a sheet over the dog and pinned it down. They could have brought a pole out and caught it with a breaker pole. There are a million of other things they could have done instead of shoot it in front of people,&amp;rdquo; said Glenn. Some of the neighbors are upset that the dog was shot in front of young children, they say without warning. &amp;ldquo;They here three to four shots and they bust out crying, wondering why it&amp;rsquo;s happening,&amp;rdquo; said Daniel Bass who also witnessed the shooting. But TPD said the officers did what they had to do for safety. &amp;quot;Actions were taken at that point that officers felt needed to be taken. And unfortunately, if someone viewed it who didn&amp;rsquo;t wish to view it, that&amp;rsquo;s unfortunate, but as an officer you&amp;rsquo;re first thinking of your safety and the safety of others,&amp;rdquo; said Ashley. Neighbors told FOX23 they tried to tell security and officers they could get the dog to calm down but were repeatedly told to stay away. FOX23 also found out Tulsa animal control was not dispatched to the scene.</text:p>
          </table:table-cell>
          <table:table-cell office:value-type="string">
            <text:p>http://www.fox23.com/news/news/breaking-news/tulsa-police-shoot-and-kill-dog-at-north-tulsa-apa/ngHRm/</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062">
            <text:p>1062</text:p>
          </table:table-cell>
          <table:table-cell office:value-type="string">
            <text:p>2013-05-18</text:p>
          </table:table-cell>
          <table:table-cell office:value-type="string">
            <text:p>New Jersey</text:p>
          </table:table-cell>
          <table:table-cell office:value-type="string">
            <text:p>Plainfield</text:p>
          </table:table-cell>
          <table:table-cell office:value-type="string">
            <text:p>Plainfield Police Division</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American Bulldog 5yo</text:p>
          </table:table-cell>
          <table:table-cell office:value-type="string">
            <text:p>The video is brief but disturbing: A woman, lying defenseless on a Plainfield street, pleads for help as two large dogs bite her relentlessly and onlookers scream in horror. One woman acts as a human shield, lying atop of the victim, while a bystander drags the dogs away by their hind legs and another uses a large stick to try and keep them at bay. But the animals continue to break free and lunge at the victim, until police officers show up and draw their pistols. Then, just as a car rolls into the frame, a series of loud gunshots ring out. Plainfield police officers shot and killed the two dogs Saturday on the 1000 block of West 7th Street, according to Police Director Martin Hellwig. The 5-year-old American bulldogs, which police and neighbors say did not have a history of violence, escaped from their backyard around 6 p.m. and attacked a woman walking down the street. &amp;quot;These were very powerful dogs, and they were intent on doing damage,&amp;quot; Hellwig said. The victim, whom police identified as a 55-year-old Plainfield resident, was semi-conscious and bleeding when officers arrived and found one dog with its teeth around her head. The officers shot and killed the first dog, and when the second dog ran toward the victim again, police killed it as well, Hellwig said. &amp;ldquo;I think the officers displayed calmness and courage in the situation,&amp;quot; he said. &amp;quot;I&amp;#039;m very proud of them.&amp;quot; The victim is in stable condition Tuesday at Robert Wood Johnson University Hospital, police said. She sustained numerous bites from both dogs. Shannon Gwynn was driving her boyfriend and cousin down West 7th Street when she saw the commotion. &amp;ldquo;At first it looked like they were playing with her,&amp;rdquo; Gwynn, 19, said. &amp;ldquo;But I just stopped the car and I started screaming. They were on a mission &amp;mdash; they just wanted to get at her.&amp;rdquo; Gwynn, who took video of the ordeal and posted it to YouTube, said she tried to turn the car across the street in an attempt to hit the dogs, but there were too many people around. She wouldn&amp;rsquo;t allow her boyfriend or cousin to get out of the car, either, because of how menacing the dogs looked as they returned again and again, biting the woman on the ground. &amp;ldquo;I&amp;rsquo;ve never seen anything like it,&amp;rdquo; Gwynn, of Edison, said. &amp;ldquo;It was so gruesome.&amp;rdquo; Neighbor Kashif Davis, 20, who witnessed the attack, said the dogs&amp;rsquo; owner was the woman in the video using herself as a shield to protect the victim. &amp;quot;The owner was lying on top of the lady to cover her,&amp;quot; Davis said. His 24-year-old brother was the man in the video who used the large stick to keep the dogs back, he said. <text:s/>Davis said police arrived quickly, and, realizing the victim was losing blood, were forced to act quickly. &amp;quot;It took a lot to take them dogs out. After three shots, they were still running,&amp;quot; Davis said. He said police shot the two dogs a total of 10 times as the owner stood by, watching sadly. &amp;quot;It&amp;#039;s tragic what happened, all the way around. Obviously no one wants to see the dogs killed, but they had to do what they had to do,&amp;quot; Hellwig said. The dogs had been released into their backyard like any other day, Hellwig said, but the owner was unaware that her gate was left open. The dogs were able to get through the gate and into the front yard, where they attacked the victim. That gate was shut tight Tuesday, and a sign hanging from it read: &amp;ldquo;Beware of Dogs.&amp;rdquo; The dogs&amp;#039; owner &amp;mdash; who was not identified by police or neighbors &amp;mdash; could not be reached for comment. None of the neighbors had ever complained about the dogs, Hellwig said, and an eyewitness told police they even appeared friendly just before the attack started. &amp;ldquo;They were very nice dogs. I pet them through the gate,&amp;quot; Davis said. The owner of the dogs, who Hellwig said does not have any history of problems with animals, was issued two summonses under a vicious dog ordinance and another two for violation of leash laws.</text:p>
          </table:table-cell>
          <table:table-cell office:value-type="string">
            <text:p>http://www.nj.com/union/index.ssf/2013/05/plainfield_police_shoot_2_dogs.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1063">
            <text:p>1063</text:p>
          </table:table-cell>
          <table:table-cell office:value-type="string">
            <text:p>2002-08-22</text:p>
          </table:table-cell>
          <table:table-cell office:value-type="string">
            <text:p>Minnesota</text:p>
          </table:table-cell>
          <table:table-cell office:value-type="string">
            <text:p>Minneapolis</text:p>
          </table:table-cell>
          <table:table-cell office:value-type="string">
            <text:p>Minneapoli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inneapolis police shot a 11 year old boy boy named Julius Powell while trying to kill a dog during a drug raid. The surrounding community was outraged, leading to demonstrations and riots. Both police and journalists were attacked. The boy was hospitalized, but survived his injuries. The story went national, covered by CBS, NPR and others. United Press International described the events as follows: Dozens of people shouted at police officers and attacked reporters late Thursday after 11-year-old boy was wounded from a bullet that ricocheted from a police officer&amp;#039;s gun, a police spokeswoman said. The officer was shooting at a pit bull dog that had been turned loose on police who were trying to serve a search warrant on a house suspected of narcotics activity. The child, who lives at the house, was struck after the officer shot and killed the pit bull, but the bullet ricocheted off the street and struck him. The boy wounded in the drug raid was taken to a local hospital, said police spokesman Cyndi Barrington. His wounds did not appear to be life-threatening, she said. One person inside the house was taken into custody before the disturbance began, police said. While the police raid occurred at 7:30 p.m., tensions throughout the suburban Minneapolis community grew later as TV news crews arrived to cover the incident. Barrington said around 75 to 100 people gathered in the neighborhood and began to shout at police and journalists. Windows were broken out of one news van and a city bus, the police spokeswoman said. Two reporters from the Star Tribune of Minneapolis, a photographer for the St. Paul Pioneer Press and a reporter for WCCO-TV were hurt. The Star Tribune reported that a KMSP-TV, Channel 9, news van was burned. There were no other reports of other bystanders or police officer being injured.</text:p>
          </table:table-cell>
          <table:table-cell office:value-type="string">
            <text:p>http://articles.latimes.com/2002/aug/24/nation/na-tension24</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Not Sure</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64">
            <text:p>1064</text:p>
          </table:table-cell>
          <table:table-cell office:value-type="string">
            <text:p>2011-04-18</text:p>
          </table:table-cell>
          <table:table-cell office:value-type="string">
            <text:p>Oregon</text:p>
          </table:table-cell>
          <table:table-cell office:value-type="string">
            <text:p>Salem</text:p>
          </table:table-cell>
          <table:table-cell office:value-type="string">
            <text:p>Salem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Salem police shot and killed a dangerous dog Monday and officers warned they believe there&amp;#039;s another one on the loose. Police say they started getting complaints late last week about the two stray animals in Northeast Salem. By Sunday, one cat was dead and another cat was injured. It&amp;#039;s a sad story, you know, because you&amp;#039;d like to be able to have your animals out in the front yard without them being attacked by some crazy dog, said Peter Strauhal. Strauhal&amp;#039;s cat is on antibiotics and pain medication after being mauled by the dogs. This morning, neighbors spotted the dogs again. Officers were able to corner the dogs. The dogs would not let officers approach them, at which point the officers had to shoot one of the dogs, said Lt. Dave Okada from Salem Police Department. Officers don&amp;#039;t have a good description of the dog that got away. Animal control is warning residents to stay away from stray dogs in the area.</text:p>
          </table:table-cell>
          <table:table-cell office:value-type="string">
            <text:p>http://www.kgw.com/story/news/2014/07/22/11915050/</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65">
            <text:p>1065</text:p>
          </table:table-cell>
          <table:table-cell office:value-type="string">
            <text:p>2013-11-22</text:p>
          </table:table-cell>
          <table:table-cell office:value-type="string">
            <text:p>Alabama</text:p>
          </table:table-cell>
          <table:table-cell office:value-type="string">
            <text:p>Rabun</text:p>
          </table:table-cell>
          <table:table-cell office:value-type="string">
            <text:p>Baldwin County Sheriffs Off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6yo</text:p>
          </table:table-cell>
          <table:table-cell office:value-type="string">
            <text:p>A Rabun family wants answers after their 16-year-old dog was shot by a deputy. On Friday, four deputies with the Baldwin County Sheriff&amp;#039;s Office were serving a warrant at a home on Stacey Drive. A spokesperson with the sheriff&amp;#039;s office said the dog came after the deputy and that&amp;#039;s when Belle was shot. The family however says that&amp;#039;s not the case. In the hills near the Hadley&amp;#039;s family homes, the pit bull is more like family than a four-legged friend. Angel Fretwell said Belle is old, toothless and hardly gets around anymore. She&amp;#039;s lived to see generations of the Hadley&amp;#039;s grow up, now Fretwell hopes she will live through this. &amp;quot;She&amp;#039;s gentle, she has a caring soul, she wouldn&amp;#039;t hurt anything and she never has, we&amp;#039;ve never had this problem ever,&amp;quot; Fretwell said. According to Fretwell, when deputies arrived, Belle ran before she was shot in the shoulder. &amp;quot;Somebody entered her home unannounced, I think she was just truly shocked, she didn&amp;#039;t know what to do,&amp;quot; she said, &amp;quot;they have to be cautious, you know, I just think that maybe if they would have announced themselves or give it some kind of warning or anything at that point I think it would&amp;#039;ve helped this situation a lot.&amp;quot; She says after Belle was shot, deputies didn&amp;#039;t allow them to go near the home or the dog for another hour. After the ordeal was over, Belle was taken to the Bay Minette Animal Clinic for surgery. According to Fretwell, veterinarians say it could cost as much as a $1,000. If Belle survives, she will lose her leg. Baldwin County Sheriff&amp;#039;s Office is investigating the case. Fretwell&amp;#039;s brother is still on the run.</text:p>
          </table:table-cell>
          <table:table-cell office:value-type="string">
            <text:p>http://webcache.googleusercontent.com/search?q=cache:-zNY4gyF-tMJ:www.local15tv.com/news/features/featured/stories/baldwin-county-deputy-shoots-dog-2386.shtml+&amp;amp;cd=1&amp;amp;hl=en&amp;amp;ct=clnk&amp;amp;gl=us</text:p>
          </table:table-cell>
          <table:table-cell office:value-type="string">
            <text:p>Belle</text:p>
          </table:table-cell>
          <table:table-cell office:value-type="string">
            <text:p>Unknown</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66">
            <text:p>1066</text:p>
          </table:table-cell>
          <table:table-cell office:value-type="string">
            <text:p>2014-05-08</text:p>
          </table:table-cell>
          <table:table-cell office:value-type="string">
            <text:p>Michigan</text:p>
          </table:table-cell>
          <table:table-cell office:value-type="string">
            <text:p>Detroit</text:p>
          </table:table-cell>
          <table:table-cell office:value-type="string">
            <text:p>Detroit Police Department and Detroit Animal Control</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etroit animal control workers on Thursday dragged three limp and bleeding pit bulls, one with organs exposed, across Pembroke and heaved the carcasses into a transport vehicle. Other living dogs could be heard barking inside the truck. Neighbors were sympathetic to police shooting the large dogs during a drug raid that occurred nearly an hour earlier, but wished the bodies weren&amp;#039;t removed so crudely, especially with at least four children watching it all from neighboring homes and porch steps. &amp;quot;What can you do?&amp;quot; said neighbor Albert Garrett Jr. who watched the ordeal from across the street with his 3-year-old son. &amp;quot;If you&amp;#039;ve got three dogs in there and you know these dogs are killers, because they are going to go for your throat, no, I don&amp;#039;t blame them&amp;quot; for shooting the dogs. Garrett took his son, who rode a small bike with training wheels, down the street after he saw the dead dogs being brought out. &amp;quot;He&amp;#039;ll forget about it in time,&amp;quot; said Garrett, but &amp;quot;I was kind of amazed. They should have backed up to the house or something, rather than just drag the dogs across the street. &amp;quot;They could have put them in bags.&amp;quot; Another neighbor, she asked not to be named, said she heard the shots and police came over to tell her the dogs were shot. &amp;quot;That&amp;#039;s a shame,&amp;quot; she said as the first body was loaded into the Animal Control truck. The neighbor had seen at least one of the three dogs in the backyard prior to Thursday but she couldn&amp;#039;t gauge its demeanor. &amp;quot;Unfortunately, with a lot of these drug houses, once you make entry, a lot of them do have pit bulls or any type of dog that will serve as guard dogs and that is their purpose, that is why they have them,&amp;quot; said Detroit Police Officer Adam Madera of the Public Information Office. &amp;quot;Officers should be cognizant of children in the area and not drag them out in front of them. This is not something we want children to see.&amp;quot; Detroit Police Sgt. Michael Woody said narcotics, guns and a young baby were also in the house when police in riot gear entered the home with a search warrant about 1:30 p.m. Thursday. Jacqueline Banks, 52, who lives two doors to the west of the targeted home, said she saw one male resident placed under arrest. There was a lot of activity and noise at the residence, but Banks said she wasn&amp;#039;t aware there was drug dealing going on. Detroit Police on Thursday served between five and eight search warrants at residences suspected of drug dealing and sought 35 individuals with outstanding warrants for drug dealing, carjacking, probation violations and other crimes. It was all part of the most recent large-scale raid named Operation Cherry Blossom, one of an ongoing series of publicized raids under Operation Restore Order. The last raid, April Showers, was conducted just two weeks ago. &amp;quot;People think they can time us, every four weeks, every three weeks; we&amp;#039;re going to always be there.&amp;quot; said Detroit Police Chief James Craig from the 12th Precinct before the operation commenced. &amp;quot;You come to Detroit, it&amp;#039;s not going to work here. &amp;quot;Everything we are doing now is very strategic and we are responding to the problem and we will continue to do that.&amp;quot;</text:p>
          </table:table-cell>
          <table:table-cell office:value-type="string">
            <text:p>http://www.mlive.com/news/detroit/index.ssf/2014/05/onlookers_disturbed_by_crude_r.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67">
            <text:p>1067</text:p>
          </table:table-cell>
          <table:table-cell office:value-type="string">
            <text:p>2010-06-25</text:p>
          </table:table-cell>
          <table:table-cell office:value-type="string">
            <text:p>Wyoming</text:p>
          </table:table-cell>
          <table:table-cell office:value-type="string">
            <text:p>Cheyenne</text:p>
          </table:table-cell>
          <table:table-cell office:value-type="string">
            <text:p>Cheyenn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new report is based solely on police reports: Cheyenne police shot and killed a dog after a report that it was chasing a pedestrian. Cheyenne police and animal control officers responded to a complaint about the dog on Friday morning. The dog aggressively charged officers and it was shot to death within feet of them. Cheyenne Police and animal control continue to investigate the matter.</text:p>
          </table:table-cell>
          <table:table-cell office:value-type="string">
            <text:p>http://billingsgazette.com/news/state-and-regional/wyoming/cheyenne-police-shoot-vicious-dog/article_2bf06fba-80cb-11df-8e84-001cc4c03286.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68">
            <text:p>1068</text:p>
          </table:table-cell>
          <table:table-cell office:value-type="string">
            <text:p>2014-01-19</text:p>
          </table:table-cell>
          <table:table-cell office:value-type="string">
            <text:p>Wyoming</text:p>
          </table:table-cell>
          <table:table-cell office:value-type="string">
            <text:p>Cheyenne</text:p>
          </table:table-cell>
          <table:table-cell office:value-type="string">
            <text:p>Laramie County Sheriffs Department and Cheyenne Animal Shelter</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pit bull that was shot and killed by a Laramie County Sheriff&amp;#039;s deputy last weekend &amp;quot;would never hurt a soul,&amp;quot; the dog&amp;#039;s owner said Friday. The purebred blue nose pit bull named Buddy was shot by police last Sunday after he and his sister, Star, escaped Amanda Stephens&amp;#039; yard by burrowing under a fence. &amp;quot;They have never run away (before),&amp;quot; Stephens said. &amp;ldquo;They are well-maintained, well-trained dogs. They are just the most amazing dogs.&amp;rdquo; Stephens said she plans to file a lawsuit against the sheriff&amp;rsquo;s department and the Cheyenne Animal Shelter, which oversees the city and county&amp;rsquo;s Animal Control officers. Bob Fecht, director of the animal shelter, said Animal Control Officer Myra Pacheco responded to a report of &amp;ldquo;two dogs at large&amp;rdquo; near College Drive, north of Laramie County Community College. When she arrived on the scene and exited her vehicle, Pacheco did not immediately see any dogs, Fecht said. &amp;ldquo;Then they appeared and came full speed at her,&amp;rdquo; Fecht said. &amp;ldquo;She pulled out her baton to keep them at arm&amp;rsquo;s length and backed up. Then she got back in her vehicle.&amp;rdquo; The dogs then began to circle her vehicle. Pacheco called the sheriff&amp;rsquo;s department for back-up, Fecht said. Soon after, two sheriff&amp;rsquo;s deputies arrived on the scene, Fecht said. Gerry Luce, spokesman for the sheriff&amp;rsquo;s department, identified the deputies as David Stevens and Heidi Koehler. Fecht, a former Cheyenne Police chief, said he knows Stevens personally. &amp;ldquo;You are talking about a pretty experienced officer,&amp;rdquo; he said. Luce said Stevens exited the police car while Koehler remained in the vehicle. &amp;ldquo;He didn&amp;rsquo;t get two steps out of the car before the dogs charged,&amp;rdquo; Fecht said. Luce said, &amp;ldquo;Deputy Stevens first tried to get the dogs to leave the area and retreat by yelling at them.&amp;rdquo; The dogs continued to act in &amp;ldquo;an extremely aggressive manor,&amp;rdquo; and Stevens was forced to fire his service weapon and kill the dog, Luce said. After the incident, Star showed up on the nearby doorstep of Rica Robinson. Robinson described the year-and-a-half-old pit bull as &amp;ldquo;kind and loving.&amp;rdquo; &amp;ldquo;She was just the sweetest thing,&amp;rdquo; Robinson said. &amp;ldquo;She got along with my dog, my cat, everyone.&amp;rdquo; Robinson added, &amp;ldquo;If they showed any aggression, it is probably because the Animal Control officer came at them with a (baton).&amp;rdquo; She added, &amp;ldquo;If (Buddy and Star) were anything alike, they were raised and trained to be very sweet.&amp;rdquo; Robinson never had any contact with Buddy. Fecht said all dog breeds have innate character traits, like aggressiveness. &amp;ldquo;But you can enhance or diminish those traits through training,&amp;rdquo; Fecht said. &amp;ldquo;(The Cheyenne Animal Shelter) can connect dog owners with trainers that can help dogs curtail or control those natural tendencies (like aggressiveness).&amp;rdquo; Pit bulls are known to be a breed prone to aggressiveness. But that does not mean that all pit bulls are aggressive. It simply means they must be properly trained, Fecht said.</text:p>
          </table:table-cell>
          <table:table-cell office:value-type="string">
            <text:p>http://www.wyomingnews.com/articles/2014/01/25/news/01top_01-25-14.txt#.VC6T1fldXGA</text:p>
          </table:table-cell>
          <table:table-cell office:value-type="string">
            <text:p>Buddy</text:p>
          </table:table-cell>
          <table:table-cell office:value-type="string">
            <text:p>Deputy David Stevens, Deputy Heidi Koehler and Animal Control Officer Myra Pacheco </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4">
          <table:table-cell office:value-type="float" office:value="1069">
            <text:p>1069</text:p>
          </table:table-cell>
          <table:table-cell office:value-type="string">
            <text:p>2014-10-02</text:p>
          </table:table-cell>
          <table:table-cell office:value-type="string">
            <text:p>Texas</text:p>
          </table:table-cell>
          <table:table-cell office:value-type="string">
            <text:p>El Paso</text:p>
          </table:table-cell>
          <table:table-cell office:value-type="string">
            <text:p>El Paso Police Department and El Paso Environmental Service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El Paso Police Department said an officer shot a dog after that dog reportedly bit an animal control officer. The incident happened at Queens Mobile Home Estates in Northeast El Paso. The dog&amp;#039;s owner said the dog was not running lose at the time of the attack. The owner did not want to give her name or show her face on camera, but she told KFOX14 her two pit bulls were in a kennel in her fenced yard and that she called animal control to pick them up Thursday morning. &amp;quot;I&amp;#039;ve been noticing that the dogs were getting kind of weird and violent, and so I&amp;#039;ve been trying to find homes for them,&amp;quot; the owner said. She said she did not want them around her young kids, and she said she has been taking care of them for a couple of months after her ex-boyfriend left them with her. The owner also said there was only one woman animal control officer who came to pick the dogs up, and the owner said her male pit bull bit the officer when the animal control officer opened the cage. &amp;quot;I feel bad for her. I hope she&amp;#039;s OK. I just can&amp;#039;t believe that this is happening. This is what I wanted to prevent,&amp;quot; the owner said.</text:p>
            <text:p>The El Paso Environmental Services Department said police arrived after that, and a police officer shot the dog that attacked. The owner said she also has a third husky dog that was in the yard at the time, and she is hoping to get that dog back. Investigators have not released the condition of the animal control officer.</text:p>
          </table:table-cell>
          <table:table-cell office:value-type="string">
            <text:p>http://www.kfoxtv.com/news/features/top-stories/stories/Police-investigate-officer-involved-shooting-after-dog-bites-animal-control-officer-45165.shtml#.VDFcXfldXGA</text:p>
          </table:table-cell>
          <table:table-cell table:number-columns-repeated="2" office:value-type="string">
            <text:p>Unknow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070">
            <text:p>1070</text:p>
          </table:table-cell>
          <table:table-cell office:value-type="string">
            <text:p>2014-10-02</text:p>
          </table:table-cell>
          <table:table-cell office:value-type="string">
            <text:p>Michigan</text:p>
          </table:table-cell>
          <table:table-cell office:value-type="string">
            <text:p>Detroit</text:p>
          </table:table-cell>
          <table:table-cell office:value-type="string">
            <text:p>Detroit Police Department</text:p>
          </table:table-cell>
          <table:table-cell office:value-type="float" office:value="12">
            <text:p>12</text:p>
          </table:table-cell>
          <table:table-cell office:value-type="float" office:value="2">
            <text:p>2</text:p>
          </table:table-cell>
          <table:table-cell office:value-type="float" office:value="1">
            <text:p>1</text:p>
          </table:table-cell>
          <table:table-cell office:value-type="string">
            <text:p>Eight unconfirmed dogs and Four unconfirmed puppies</text:p>
          </table:table-cell>
          <table:table-cell office:value-type="string">
            <text:p>The dogs made no sound that Andrew Sims could hear as he walked onto his front porch. But a faint cry for help brought the 68-year-old Detroit man to the horrible realization that a pack of dogs on his darkened east side street Thursday night had a man pinned on the ground, attacking him, just a few houses away. &amp;quot;I heard someone whimpering, yelling for help,&amp;quot; Sims said Friday, standing on the porch where he witnessed something more gruesome than anything he remembered during a tour in Vietnam. &amp;quot;I couldn&amp;#039;t see him. All I could see was a pack of dogs. &amp;hellip; They was aggressive. They didn&amp;#039;t stop. I could just see them tugging, you know, pulling at him.&amp;quot; The victim, an unidentified man who was naked when police and emergency workers got to him, lost his hands and feet in the attack in the 4500 block of Pennsylvania, between East Warren and Mack avenues, according to Police Detective Michael Pacteles, who was investigating Friday at the house where the dogs lived. Before the attack, which some accounts put as early as 9:25 or as late as 10:10 p.m., the dogs are believed to have escaped through a side door of the house. The dogs were so aggressive emergency workers were forced to remain in their vehicle until police arrived and started shooting the dogs, said Sims, who praised what he considered a speedy response time. At least one dog was fatally shot, as officers then lured the others into the house and locked them inside. When officers arrived, &amp;quot;the man was kind of pinned down. That&amp;#039;s why they had to do what they had to do, because his life was in jeopardy,&amp;quot; said Detroit Police spokesman Sgt. Michael Woody, noting that the officers tried to draw the dogs away to get to the man and had to shoot one. The dogs&amp;#039; owner, identified by a family member as Derrick Felton, was not home at the time of the attack, but Friday morning he was escorted away by police. He could face felony criminal charges, including harboring vicious animals, Woody said, but added, &amp;quot;There&amp;#039;s a lot more to it that we still have to get to the bottom of it.&amp;quot; He is currently being held on an unrelated warrant for failure to pay child support and could be arraigned within days. Pacteles said the victim&amp;#039;s hands and feet were &amp;quot;chewed off&amp;quot; in the attack. Woody noted in a startling revelation that all 12 dogs that had been in the home, including four puppies, were involved in the attack. Earlier reports had put the number as high as seven. None of the dogs was licensed, Woody said. &amp;quot;Because of the viciousness of the attack, the remaining pit bulls will be euthanized,&amp;quot; Woody said, noting that all would be tested for rabies. Police have been unable to identify the injured man, who is believed to be 40 to 50 years old. He was taken to Detroit Receiving Hospital after the attack, where he was listed in critical condition, but he has been unconscious because of his injuries, Woody said, noting that he lost a lot of blood. The man could speak, barely, when police and emergency workers got to him, but he was unable to provide his name. It&amp;#039;s unclear why he was naked or if the dogs had ripped his clothes off, and it&amp;#039;s unclear what led to the attack or why the man was in the area. Detective Pacteles said the dogs that were seized Friday were thin and looked malnourished. He called the condition of the home, which had ample clutter visible through an open front door, &amp;quot;deplorable. ... I took one step in and it smelled pretty bad.&amp;quot; The attack comes less than three months after 46-year-old Craig Sytsma of Livonia was mauled to death by two Cane Corsos while he was jogging in rural Lapeer County. Those dogs had bitten people in previous attacks, and the dogs&amp;#039; owners, Sebastiano Quagliata, 45, and his wife, Valbona Lucaj, 44, have been charged with second-degree murder. In echoes of the events leading up to that attack in July, neighbors on Pennsylvania offered disturbing descriptions of the dogs regularly running loose and chasing people. Wanda Webb, 70, said she had told Felton that his dogs were a problem and had called animal control numerous times to complain. &amp;quot;My grandkids can&amp;#039;t go outside because the dogs (are always) chasing them,&amp;quot; she said. &amp;quot;Nobody walks up and down this street without having something in their hands&amp;quot; to keep the dogs away. Several neighbors said police and animal control had responded at times, but the dogs would usually just hide, and nothing was done about them. Despite their concerns, neighbors spoke generally favorably about Felton, a man who, according to his nephew Meldanaldo Murchison, is a &amp;quot;good guy.&amp;quot; Murchison, who was preparing to lock up the house, which had been left open after the dogs were seized, said his uncle had worked at a number of locations, detailing cars. Murchison said he had no idea his uncle had more than perhaps four dogs, but insisted that the dogs were not being bred for any particular purpose, that they were just dogs having puppies. &amp;quot;I feel sorry for the man, (but) I don&amp;#039;t want my uncle to do any time. My uncle ain&amp;#039;t no bad guy,&amp;quot; Murchison said.</text:p>
          </table:table-cell>
          <table:table-cell office:value-type="string">
            <text:p>http://www.freep.com/story/news/local/michigan/detroit/2014/10/03/man-loses-hands-feet-dog-attack-detroit/16678829/</text:p>
          </table:table-cell>
          <table:table-cell office:value-type="string">
            <text:p>Unknown</text:p>
          </table:table-cell>
          <table:table-cell office:value-type="string">
            <text:p>Detective Michael Pacteles and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071">
            <text:p>1071</text:p>
          </table:table-cell>
          <table:table-cell office:value-type="string">
            <text:p>2014-10-03</text:p>
          </table:table-cell>
          <table:table-cell office:value-type="string">
            <text:p>Illinois</text:p>
          </table:table-cell>
          <table:table-cell office:value-type="string">
            <text:p>Berkeley</text:p>
          </table:table-cell>
          <table:table-cell office:value-type="string">
            <text:p>Village of Berkele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ther in Berkeley, Illinois was given a citation after police shot her dog in front of her two young children. Gina Marie Stone told WMAQ that the shooting happened while her children, ages 4 and 5, were playing outside on Friday. &amp;ldquo;When I was putting daughter&amp;rsquo;s clothes away I heard like a noise,&amp;rdquo; she recalled. &amp;ldquo;The kids came in running like &amp;lsquo;The cops shot Rayleigh, they killed Rayleigh.&amp;rsquo;&amp;rdquo; Neighbor Wanda Williams said that she was shocked that Berkeley police would shoot a dog with children nearby. &amp;ldquo;What startled me even more is that these babies were right there by the cops,&amp;rdquo; Williams explained. Berkeley police spokesperson Sgt. Justin Patti insisted that the officer was forced to shoot the animal because it &amp;ldquo;lunged at him.&amp;rdquo; &amp;ldquo;It was reported by one of the callers that called our station that [the children] were using conduit pipe, sticks, chasing after the dog and hitting it,&amp;rdquo; Patti said. &amp;ldquo;The dog actually became aggressive towards the officer, lunged at him, got within close proximity and the officer had to protect himself,&amp;rdquo; he added. Rayleigh survived the shooting, and was recovering after police reportedly transported the dog to a nearby animal hospital. As of Sunday, vet bills had already reached $350. Stone was given a citation for having a &amp;ldquo;vicious dog at large without tags.&amp;rdquo; Officials said that additional charges were possible. The story was broken by local NBC affiliate WMAQ, and broadcast Oct. 6, 2014.</text:p>
          </table:table-cell>
          <table:table-cell office:value-type="string">
            <text:p>http://www.nbcchicago.com/news/local/Woman-Cited-After-Cops-Shoot-Dog-In-Front-of-Children-278178291.html</text:p>
          </table:table-cell>
          <table:table-cell office:value-type="string">
            <text:p>Rayleigh</text:p>
          </table:table-cell>
          <table:table-cell office:value-type="string">
            <text:p>Unknown</text:p>
          </table:table-cell>
          <table:table-cell table:number-columns-repeated="3"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072">
            <text:p>1072</text:p>
          </table:table-cell>
          <table:table-cell office:value-type="string">
            <text:p>2013-02-11</text:p>
          </table:table-cell>
          <table:table-cell office:value-type="string">
            <text:p>Kentucky</text:p>
          </table:table-cell>
          <table:table-cell office:value-type="string">
            <text:p>Covington</text:p>
          </table:table-cell>
          <table:table-cell office:value-type="string">
            <text:p>Coving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Kentucky police chief shot a dog that was attacking a man.Covington Police Chief Spike Jones said he was driving on Madison Avenue on Monday night when he saw the attack. He said a dog was mauling a man. Jones said he first drove his car at the dog to try to scare it off but it didn&amp;rsquo;t work. Jones said he jumped out of the car to help the man and the dog charged at him. That is when he said he took out his gun and shot the dog. A neighbor, Bryan Golsby, said he was grateful for the chief&amp;rsquo;s actions. &amp;ldquo;That could have been anybody. (It) could have been a kid (or) an older woman. A lot of people walk up and down this area,&amp;rdquo; he said. A witness said the dog belonged to new neighbors and he had a leash dangling from his neck at the time of the attack.</text:p>
          </table:table-cell>
          <table:table-cell office:value-type="string">
            <text:p>http://rcnky.com/articles/2013/02/11/dog-bites-man-chief-shoots-dog</text:p>
          </table:table-cell>
          <table:table-cell office:value-type="string">
            <text:p>Unknown</text:p>
          </table:table-cell>
          <table:table-cell office:value-type="string">
            <text:p>Covington Police Chief Spike Jones</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73">
            <text:p>1073</text:p>
          </table:table-cell>
          <table:table-cell office:value-type="string">
            <text:p>2011-06-18</text:p>
          </table:table-cell>
          <table:table-cell office:value-type="string">
            <text:p>Kentucky</text:p>
          </table:table-cell>
          <table:table-cell office:value-type="string">
            <text:p>Shelbyville</text:p>
          </table:table-cell>
          <table:table-cell office:value-type="string">
            <text:p>Shelby County Sheriff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Unconfirmed likely golden retriever lab mix</text:p>
          </table:table-cell>
          <table:table-cell office:value-type="string">
            <text:p>A Shelbyville woman is heartbroken and upset. She says her family dog was shot and killed over the weekend by a Shelby County Sheriff&amp;#039;s Deputy after he responded to a burglary alarm at their home. &amp;quot;We adopted Daisy about four years ago,&amp;quot; said Renee Lewis. &amp;quot;She became a part of our family immediately.&amp;quot;</text:p>
            <text:p>Renee Lewis and her family have been going through pictures and remembering the good times they had with their dog Daisy. &amp;quot;It&amp;#039;s painful to loose a pet anytime but, they way she died is so senseless,&amp;quot; said Lewis. On Saturday, Lewis says she was with her family at her daughter&amp;#039;s softball game in Lexington. She got a phone call around 8:00 a.m. that her security alarm had gone off at her home on Eagle Pass Road in Shelbyville. The security alarm company asked if she wanted police to check it out. &amp;quot;We had recent burglary in the neighborhood so, I said yeah send somebody out,&amp;quot; said Lewis. Lewis says a Shelby County Deputy responded to the home and that&amp;#039;s when the deputy ran into Daisy. &amp;quot;He walked in the backyard and then they had a face off and he shot her,&amp;quot; said Lewis. &amp;quot;She was protecting our home.&amp;quot; &amp;quot;It&amp;#039;s a tragic situation no one got up that morning wanting to hurt a dog,&amp;quot; said Shelby County Sheriff Mike Armstrong. Sheriff Armstrong says his deputy had no other option than to shoot Daisy. He says Daisy was acting aggressive and his deputy had to make a quick decision. WAVE 3 asked why the deputy didn&amp;#039;t use pepper spray or a taser. &amp;quot;Yes, there are options that he had available on his belt but, it takes longer to retrieve those pieces of equipment,&amp;quot; said Sheriff Armstrong. &amp;quot;She has never lunged at anyone or bitten anyone,&amp;quot; said Lewis. Lewis&amp;#039;s 12-year-old Daughter Jenna, who was the closest to Daisy, felt she had to do something. &amp;quot;I wrote a letter to the Sheriff about my dog and my memories of her and her personality,&amp;quot; said Jenna Lewis. &amp;quot;I don&amp;#039;t feel that it&amp;#039;s right and I don&amp;#039;t think she should have died like that.&amp;quot; Lewis says there were no signs of a break in and doesn&amp;#039;t know exactly why her alarm went off that morning. She&amp;#039;s just hopes it doesn&amp;#039;t happen again. &amp;quot;We encounter dogs in the course of the year, very seldom does something like this happen,&amp;quot; said Sheriff Armstrong. &amp;quot;I&amp;#039;m sorry it did happen and I wish it didn&amp;#039;t.&amp;quot; Sheriff Armstrong says his department is investigating the incident. He adds that as tragic as this situation is, he hopes something good will come out of it. Armstrong says it can be helpful if dog owners post a sign that a dog is on property and even let your security alarm company know that a dog is present if police are responding to a home.</text:p>
          </table:table-cell>
          <table:table-cell office:value-type="string">
            <text:p>http://www.wave3.com/story/14943897/shelbyville-woman-says-her-dog-was-shot-by-sheriffs-deputy</text:p>
          </table:table-cell>
          <table:table-cell office:value-type="string">
            <text:p>Daisy</text:p>
          </table:table-cell>
          <table:table-cell office:value-type="string">
            <text:p>Unknow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74">
            <text:p>1074</text:p>
          </table:table-cell>
          <table:table-cell office:value-type="string">
            <text:p>2014-07-23</text:p>
          </table:table-cell>
          <table:table-cell office:value-type="string">
            <text:p>Kentucky</text:p>
          </table:table-cell>
          <table:table-cell office:value-type="string">
            <text:p>Keavy</text:p>
          </table:table-cell>
          <table:table-cell office:value-type="string">
            <text:p>Laurel County Sheriffs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Unconfirmed</text:p>
          </table:table-cell>
          <table:table-cell office:value-type="string">
            <text:p>Members of the Laurel County Fiscal Court, Sheriff John Root and Deputy Kevin Berry have been named as defendants in a lawsuit concerning the shooting of a woman&amp;rsquo;s dog. Corbin attorney David O. Smith filed the suit on Friday, Aug. 15, and includes deputy Kevin Berry, Laurel County Sheriff John Root, and the Laurel County Fiscal Court, including County Judge-Executive David Westerfield and all six magistrates as defendants in the case. Although the lawsuit is directed toward Berry and the sheriff&amp;rsquo;s office, it includes the fiscal court which is the entity that oversees Root&amp;#039;s office. Michael Joseph Swanson, Kyla Byrge and a minor are suing the defendants for &amp;ldquo;gross negligence, recklessness, ill will, and oppression, and total disregard for the property rights of the plaintiffs,&amp;rdquo; according to the law suit filed by Attorney David O. Smith on Aug. 15. The first count of the suit states, &amp;ldquo;The officer, Kevin Berry, intentionally, willfully, negligently, and recklessly, and without provocation or privilege to do so, destroyed the plaintiff&amp;rsquo;s dog, &amp;lsquo;Bella&amp;rsquo;, by shooting Bella with a handgun, without justification, in an inhumane manner, resulting in her slow, painful death.&amp;rdquo; Further counts in the law suit claim the minor was inflicted with severe emotion distress following the shooting and that Kayla Byrge was verbally harassed, intimidated and threatened. The suit also claims that the Laurel County Sheriff Department failed to properly train Deputy Berry and was negligent in his hiring. Sheriff Root said that on July 23 Deputy Berry responded to a complaint of a vicious dog that had attacked a smaller dog earlier in the day. Berry was investigating the matter when he noticed a small child in a house seemingly alone. Berry eventually made contact with an adult in the home and, as he was leaving, spotted a dog charging toward him. Root said the dog tried to bite Berry and it was then that the dog, Bella, was shot. &amp;ldquo;We hate that it happened, but (Berry) did what he had to do,&amp;rdquo; Root said during a July interview. Now, the law suit is requesting repayment of &amp;ldquo;compensatory, consequential and special damages,&amp;rdquo; along with punitive damages in excess of $5,000. Attorney David O. Smith declined to comment on the law suit. Laurel County Attorney J.L. Albright was not available for comment at press time.</text:p>
          </table:table-cell>
          <table:table-cell office:value-type="string">
            <text:p>http://www.thetimestribune.com/news/article_7f92b1a6-28c8-11e4-90c3-0019bb2963f4.html</text:p>
          </table:table-cell>
          <table:table-cell office:value-type="string">
            <text:p>Bella</text:p>
          </table:table-cell>
          <table:table-cell office:value-type="string">
            <text:p>Deputy Kevin Berry and Sergeant Josh Gaylor</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3"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1075">
            <text:p>1075</text:p>
          </table:table-cell>
          <table:table-cell office:value-type="string">
            <text:p>2010-04-27</text:p>
          </table:table-cell>
          <table:table-cell office:value-type="string">
            <text:p>Kentucky</text:p>
          </table:table-cell>
          <table:table-cell office:value-type="string">
            <text:p>Louisville</text:p>
          </table:table-cell>
          <table:table-cell office:value-type="string">
            <text:p>Louisville Metro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11yo</text:p>
          </table:table-cell>
          <table:table-cell office:value-type="string">
            <text:p>The following is a newspaper article about the incident: Police say that the incident has already been thoroughly investigated and it has been determined that officers did nothing wrong. But it&amp;rsquo;s somewhat a case of whose story do you believe&amp;hellip; a pet owner who says he lost his medical assistance dog, or police who say they did what they had to while responding to a call. An attorney has now been contacted, and it&amp;rsquo;s likely that the court system could sort it all out in the future. Snoopy Dott and her owner Mike Birk were inseparable for many years, until the afternoon of April 27. &amp;ldquo;My dog had to be put to sleep. I&amp;#039;m stuck with a vet bill,&amp;rdquo; said Birk. &amp;ldquo;I have bi-polar depression and that was my medical dog. It&amp;#039;s kind of like shooting a man&amp;#039;s seeing-eye dog.&amp;rdquo; Police shot Snoopy Dott multiple times while in Birk&amp;rsquo;s neighborhood looking for a fleeing burglary suspect. A witness reportedly told police that the man ran towards Birk&amp;#039;s house. &amp;ldquo;They went to that house to find out more information and as they were doing so, knocking on the door, the dog was at a window barking,&amp;rdquo; LMPD Spokesperson Officer Carey Klain said. &amp;ldquo;When I opened up my door and stepped out, they already had their guns drawn and were ready to shoot,&amp;rdquo; Birk said. &amp;ldquo;He came out aggressively towards the officers, barking and showing his teeth,&amp;rdquo; Klain said. &amp;ldquo;The officers asked the resident there to please get control of the dog and the officers began backing into the yard.&amp;rdquo; &amp;ldquo;They hit her three times,&amp;rdquo; said Birk, who described hearing a barrage of gunfire. Birk said his dog never attacked. &amp;ldquo;Never, never. The whole 11 years that I&amp;#039;ve known her,&amp;rdquo; he said. &amp;ldquo;She&amp;#039;s never attacked one person Birk says a hole on his porch, a shell casing and a 9 millimeter bullet are the lingering reminders of the day he had to have Snoopy Dott put to sleep. &amp;ldquo;It has been cleared and looked into and it appeared that they followed procedures,&amp;rdquo; said Klain. Birk now has a new aid dog, but he says his nightmares haven&amp;#039;t stopped. &amp;ldquo;Seeing her face when she walked into the house, she looked back at me like &amp;lsquo;daddy, did I do something wrong?&amp;rsquo; and &amp;lsquo;I&amp;#039;m sorry.&amp;rsquo;&amp;rdquo; Police say their policy allows them to use deadly force against any animals which poses a danger to an officer or the public. Officers say that the suspect they were seeking was never found or charged. Birk says that he has plenty of witnesses who will say the dog was not threatening anyone when she was shot, if this matter winds up in court.</text:p>
          </table:table-cell>
          <table:table-cell office:value-type="string">
            <text:p>http://www.whas11.com/news/Man-Says-Police-Wrongly-Shot-Medical-Aid-Dog-95143604.html</text:p>
          </table:table-cell>
          <table:table-cell office:value-type="string">
            <text:p>Snoopy Dott</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76">
            <text:p>1076</text:p>
          </table:table-cell>
          <table:table-cell office:value-type="string">
            <text:p>2007-11-16</text:p>
          </table:table-cell>
          <table:table-cell office:value-type="string">
            <text:p>Maryland</text:p>
          </table:table-cell>
          <table:table-cell office:value-type="string">
            <text:p>Accokeek</text:p>
          </table:table-cell>
          <table:table-cell office:value-type="string">
            <text:p>Prince Georges County Sheriff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5yo</text:p>
          </table:table-cell>
          <table:table-cell office:value-type="string">
            <text:p>The Washington Post printed the following: &amp;quot;An attorney came forward yesterday to allege a possible pattern of animal abuse by the sheriff&amp;#039;s department. Michael Winkleman said he is representing another family whose dog was shot by sheriff&amp;#039;s deputies in November, along with a woman who is suing the department for searching her home without a warrant and threatening to shoot her dog. In the first case, Winkleman said, sheriff&amp;#039;s deputies arrived at the Accokeek home of Frank and Pamela Myers with a warrant for another house on their street. After the couple informed the deputies of their error, they continued to question the couple and looked around their home. As they spoke, the couple&amp;#039;s 5-year-old German boxer began barking in a yard, out of sight. Soon after, according to Winkleman, the couple heard gunshots, and they found the dog shot to death. He said the family is preparing to file suit.&amp;quot; The story was broken by local affiliate WJLA.</text:p>
          </table:table-cell>
          <table:table-cell office:value-type="string">
            <text:p>http://web.archive.org/web/20071121035835/http://www.wjla.com/news/stories/1107/474003.html</text:p>
          </table:table-cell>
          <table:table-cell office:value-type="string">
            <text:p>Pearl</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077">
            <text:p>1077</text:p>
          </table:table-cell>
          <table:table-cell office:value-type="string">
            <text:p>2008-01-18</text:p>
          </table:table-cell>
          <table:table-cell office:value-type="string">
            <text:p>Maryland</text:p>
          </table:table-cell>
          <table:table-cell office:value-type="string">
            <text:p>Columbia</text:p>
          </table:table-cell>
          <table:table-cell office:value-type="string">
            <text:p>Howard County Police Department SWA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Rottweiler and Labrador Mix 10 yo</text:p>
          </table:table-cell>
          <table:table-cell office:value-type="string">
            <text:p>Columbia residents Kevin and Lisa Henderson filed a $5 million federal lawsuit, alleging Howard County police killed their &amp;quot;gentle, loving&amp;quot; 10-year-old mutt, Grunt, during a 2008 SWAT team raid. The suit was filed in U.S. District Court in Baltimore July 27, 2009, &amp;quot;alleg[ing] assault, battery, state and federal constitutional violations and malicious prosecution&amp;quot; against Howard County and three of its officers, who mistakenly raided their home and apparently purposely killed their dog on January 18, 2008, as local news outlets WBAL and the Maryland Daily Record reported. Although the &amp;quot;suit says police had a warrant that indicated they suspected drug dealing or gang activity&amp;quot; on the Hendersons&amp;#039; premises, the raid&amp;#039;s victims disagree. They &amp;quot;claim the visit from the county SWAT team was &amp;#039;suspect&amp;#039; because a nearby house the police raided later that evening more closely matched the warrant&amp;#039;s description, and contained marijuana, a pair of scales and large sums of money.&amp;quot; However, as the Daily Record states, &amp;quot;Unlike the white woman who lived in that house [...], the Hendersons, who are black, were charged with drug possession - even though a visitor to their house confessed to owning the paraphernalia found on their coffee table and the marijuana found in [the visitor&amp;#039;s own] jacket.&amp;quot; According to the Hendersons&amp;rsquo; suit, at 10:15 the night of the raid, the SWAT team entered the family&amp;rsquo;s unlocked door without announcing themselves, tapped on the door to entice the Hendersons&amp;rsquo; dogs, Grunt and Smidget, to run to them, and shot Grunt, a rottweiler-labrador mix, according to the lawsuit. The suit alleged that an officer assaulted Kevin Henderson, throwing him to the floor and roughed up Lisa Henderson, allegedly picking her up, while handcuffed, and dragging her across the floor. Their visitor was &amp;quot;immediately arrested,&amp;quot; but &amp;quot;the Hendersons were charged only after Lisa Henderson called to complain about the raid,&amp;quot; contends the attorney representing the family, Jimmy A. Bell. Neither of the printed reports discuss the nature of the charges police brought against the family. Judge Marvin Garbis dismissed the suit after county attorneys argued that the members of the SWAT team had probable cause to search the house and the officer accused of excessive force couldn&amp;#039;t have believably committed the acts. &amp;ldquo;I&amp;rsquo;m ecstatic for the officers,&amp;rdquo; said Howard County Senior Assistant County Solicitor Louis Ruzzi. <text:s text:c="2"/>The case was appealed and affirmed on the side of the police. As such the police involved and their department has suffered no consequences for the killing of Pearl and the beating of the Hendersons.</text:p>
          </table:table-cell>
          <table:table-cell office:value-type="string">
            <text:p>http://archives.explorehoward.com/news/71877/judge-dismisses-5-million-suit-against-swat-team/</text:p>
          </table:table-cell>
          <table:table-cell office:value-type="string">
            <text:p>Grunt</text:p>
          </table:table-cell>
          <table:table-cell office:value-type="string">
            <text:p>Clate Jackson, Joshua Lapier and Unidentified SWAT team</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table:number-columns-repeated="3"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078">
            <text:p>1078</text:p>
          </table:table-cell>
          <table:table-cell office:value-type="string">
            <text:p>2007-09-01</text:p>
          </table:table-cell>
          <table:table-cell office:value-type="string">
            <text:p>Maryland</text:p>
          </table:table-cell>
          <table:table-cell office:value-type="string">
            <text:p>Ellicott City</text:p>
          </table:table-cell>
          <table:table-cell office:value-type="string">
            <text:p>Howard Coun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10yo</text:p>
          </table:table-cell>
          <table:table-cell office:value-type="string">
            <text:p>Karen Thomas, a Howard County resident, testified before a <text:s/>Senate Judicial Proceedings Committee of an early morning police raid on her home in which police shot and killed her 10-year-old dog and forced her to lie on the floor at gunpoint. &amp;ldquo;In my mind, terrorists had just killed my son and they were going to kill me next,&amp;rdquo; she told committee members. They were looking for her son, who was not home at the time. No drugs were found in the home. Thomas&amp;#039;s son was later charged with selling one gram of marijuana to an undercover police officer and sentenced to two years&amp;#039; probation, Thomas told the committee.</text:p>
          </table:table-cell>
          <table:table-cell office:value-type="string">
            <text:p>http://www.washingtonpost.com/wp-dyn/content/article/2009/03/03/AR2009030303455.html</text:p>
          </table:table-cell>
          <table:table-cell office:value-type="string">
            <text:p>Unknown</text:p>
          </table:table-cell>
          <table:table-cell office:value-type="string">
            <text:p>Unknown SWAT team</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079">
            <text:p>1079</text:p>
          </table:table-cell>
          <table:table-cell office:value-type="string">
            <text:p>2014-09-29</text:p>
          </table:table-cell>
          <table:table-cell office:value-type="string">
            <text:p>Texas</text:p>
          </table:table-cell>
          <table:table-cell office:value-type="string">
            <text:p>Fort Worth</text:p>
          </table:table-cell>
          <table:table-cell office:value-type="string">
            <text:p>Fort Worth Police Department and Tarrant County Sheriffs Office</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German Shepherd and Pit Bull</text:p>
          </table:table-cell>
          <table:table-cell office:value-type="string">
            <text:p>A Fort Worth police deputy chief who fatally shot a German shepherd after the dog reportedly mauled his cat to death was arrested Monday on a warrant accusing him of cruelty to an animal. Deputy Chief Kenneth Flynn, who was off duty when he shot the dog named Bentley, surrendered at the Tarrant County Jail Monday night and was immediately released on a $1,000 bond. A woman present during the dog&amp;rsquo;s shooting said she&amp;rsquo;s upset that Fort Worth officers who initially responded to her 911 call didn&amp;rsquo;t make a police report. The woman, who asked not to be identified for fear of retaliation, said the investigation into the deputy chief&amp;rsquo;s conduct did not begin until after she called back three hours after the shooting and asked dispatchers for a report number, only to learn that the officers had not made one. &amp;ldquo;I want to understand why they didn&amp;rsquo;t file that report,&amp;rdquo; the woman said in a recent interview with the Star-Telegram. &amp;ldquo;Were they intimidated by this man&amp;rsquo;s rank?&amp;rdquo; The shooting occurred on the evening of Sept. 29 in the 1300 block of Oak Grove Road East, not far from Flynn&amp;rsquo;s home. Monday night, Robert Rogers, Flynn&amp;rsquo;s attorney, said: &amp;ldquo;Deputy Chief Flynn has protected and served this community for over 30 years. His actions against a dangerous dog that had just mauled his pet cat were completely legal in Texas. This arrest reeks of politics, not a well thought out application of Texas law.&amp;rdquo; But Bentley&amp;rsquo;s owner, who asked to be identified only by his first name, Bryan, said Monday night that Bentley was a 2-year-old who was never aggressive to humans. He said Bentley and his 9-year-old pit bull, B.B., escaped from his enclosed back yard after a roommate let them out Monday morning, not realizing that the gate had accidentally been left unlatched. &amp;ldquo;He was not vicious or dangerous. He was a puppy,&amp;rdquo; Bryan said. &amp;ldquo;He would be more likely to run up and lick you and run away than do anything else. He was just a big teddy bear.&amp;rdquo; Fort Worth police officials confirmed last week that Flynn, who has been with the department since 1984, had been stripped of his gun and badge and placed on desk duty while under investigation for shooting the dog. On Monday, Cpl. Tracey Knight, a police spokeswomen, said Flynn, 61, has now been placed on &amp;ldquo;detached duty,&amp;rdquo; meaning he is also not allowed to go into the office and must check in daily with a supervising assistant chief. Police officials would not comment Monday on whether the three officers are also under investigation for not initially filing a police report on the shooting, nor would the officials release the officers&amp;rsquo; identities. &amp;ldquo;This continues to be an open investigation,&amp;rdquo; Knight said. &amp;ldquo;All aspects of this incident will be thoroughly investigated by Internal Affairs detectives.&amp;rdquo; Cruelty to an animal is a state-jail felony punishable by up to two years in a state jail and a $10,000 fine. The woman said she was driving home from work shortly before 6 p.m. Sept. 29 when she noticed a brown and white pit bull roaming on the south side of Oak Grove East. The woman said she turned around her car, stopped and put her flashers on, to see if she could coax the pit bull toward her. By that time, a black SUV with a side spotlight pulled into a nearby driveway and the driver got out. She said the man started waving her off. &amp;ldquo;I don&amp;rsquo;t know who this guy is,&amp;rdquo; she said. &amp;ldquo;He said, &amp;lsquo;I&amp;rsquo;m going to shoot the dog. He killed my cat,&amp;rsquo; &amp;rdquo; she recalled. &amp;ldquo;I realized all of a sudden that he&amp;rsquo;s talking about the dog that is closer to him ... a black German shepherd.&amp;rdquo; The woman said the man then pulled out a gun, which scared her, but also prompted her to try to talk him out of his plan. &amp;ldquo;Look, sir, I have dogs and cats. I know it&amp;rsquo;s horrible thing to go through. I would be upset too,&amp;rdquo; she said, retelling her conversation. She said the man got back inside his SUV, called her a &amp;ldquo;stupid&amp;rdquo; or &amp;ldquo;dumb b----,&amp;rdquo; then backed up to drive away. &amp;ldquo;The dog is trying to get away,&amp;rdquo; she said. &amp;ldquo;The dog is not trying to attack anybody. He&amp;rsquo;s trying to get away. He&amp;rsquo;s trying to go home.&amp;rdquo; The woman, who had turned back to the pit bull, heard four or five gunshots. &amp;ldquo;He was down the road about three-tenths of a mile when he fired the shots,&amp;rdquo; she said. &amp;ldquo;There were no other vehicles around.&amp;rdquo; The woman said she called 911, describing the fleeing SUV and the man with a gun to dispatchers. She then drove to the house closest to where the SUV had stopped, where she talked to another woman who had witnessed the shooting. The witness told her the German shepherd had run off but believed it had been hit &amp;ldquo;because it yelped.&amp;rdquo; &amp;ldquo;You&amp;rsquo;re not supposed to shoot an animal unless it&amp;rsquo;s on your property and it&amp;rsquo;s endangering you or your animal,&amp;rdquo; the woman said. &amp;ldquo;He was hunting [this dog] down. They were not on his property. He was not being rational.&amp;rdquo; The woman said three Fort Worth officers and a Tarrant County sheriff&amp;rsquo;s deputy responded to her 911 call, interviewed both women, then took off in search of the black SUV. The deputy returned a few minutes later to tell the women that Fort Worth police would be handling the case because they had jurisdiction, she said. &amp;ldquo;He said the officers has made contact with the man. He works for Fort Worth PD. He said the dog killed his cat and he did nothing wrong,&amp;rdquo; the woman said. &amp;ldquo;I said, &amp;lsquo;He fired shots, sir. This is the city limits. He was not on his property.&amp;rsquo; &amp;rdquo; About 9 p.m., concerned that she had not heard from any Fort Worth officers, the woman said she called 911 again and asked dispatchers for the report number in regard to the shooting. Dispatchers located her earlier call to 911 but told the woman that no police report had been made. &amp;ldquo;I said, &amp;lsquo;Sir, shots were fired by this man,&amp;rsquo; &amp;rdquo; the woman said. Surprised that no report had been made, the woman said she expressed her concerns to a dispatch supervisor. By midnight, a Fort Worth lieutenant had left a message on the woman&amp;rsquo;s cellphone, asking for her to return the call. They talked about 4 a.m. and later that morning, investigators came to the woman&amp;rsquo;s house, interviewing her and asking her to pick the shooter out of photo line-up. &amp;ldquo;If I had not followed up, none of this would have happened,&amp;rdquo; the woman said. Bryan, a college student, said he immediately began searching for his dogs after returning home Monday afternoon and finding them missing. &amp;ldquo;I went to six different dog pounds and animal control locations looking for them but they weren&amp;rsquo;t there,&amp;rdquo; Bryan said. &amp;ldquo;I looked all through Fort Worth, Crowley and Burleson.&amp;rdquo; The woman said she later learned that the German shepherd was found dead in the area the day after the shooting, and its body was picked up by animal control. She said she kept the pit bull at her house, posting signs in the neighborhood in an attempt to find her owner. On Wednesday, she got a phone call from Bryan. &amp;ldquo;I was actually on my way out the door to search some more when one my roommates had called and said that he saw a sign that said &amp;lsquo;found brown and white pit bull,&amp;rsquo; &amp;rdquo; Bryan said. &amp;ldquo;I called the number.&amp;rdquo; The woman informed him that the pit bull was safe at her house. She said she then delivered the bad news about his German shepherd. &amp;ldquo;I said, I am sorry to tell you, but he&amp;rsquo;s been shot dead by an off-duty officer,&amp;rdquo; she said. Bryan said Bentley had killed only small possums in the past. &amp;ldquo;The neighborhood kids used to ride him around like a pony,&amp;rdquo; Bryan said. &amp;ldquo;I&amp;rsquo;ve never seen him growl or bare his teeth at anything.&amp;rdquo; He said he doesn&amp;rsquo;t know whether Bentley attacked and killed Flynn&amp;rsquo;s cat. &amp;ldquo;I don&amp;rsquo;t know. I wasn&amp;rsquo;t there,&amp;rdquo; Bryan said. &amp;ldquo;All I know is if I did what he did, I would be in jail right now. &amp;ldquo;If the dog was in his yard and actually killed his cat, then maybe he would have had the right to shoot it,&amp;rdquo; Bryan said. &amp;ldquo;But the fact that he chased him down in his truck and shot him and drove away and didn&amp;rsquo;t report it, that makes it a completely different thing.&amp;rdquo; A grand jury was convened to review charges against Deputy Police Chief Kenneth Flynn. The grand jury failed to indict Flynn</text:p>
          </table:table-cell>
          <table:table-cell office:value-type="string">
            <text:p>http://www.star-telegram.com/2014/10/06/6179644/fort-worth-police-official-who.html</text:p>
          </table:table-cell>
          <table:table-cell office:value-type="string">
            <text:p>Bentley and BB</text:p>
          </table:table-cell>
          <table:table-cell office:value-type="string">
            <text:p>Deputy Chief Kenneth Flynn, Three Unknown Fort Worth Police and One Tarrant County Deputy</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row>
        <table:table-row table:style-name="ro1">
          <table:table-cell office:value-type="float" office:value="1080">
            <text:p>1080</text:p>
          </table:table-cell>
          <table:table-cell office:value-type="string">
            <text:p>2014-10-07</text:p>
          </table:table-cell>
          <table:table-cell office:value-type="string">
            <text:p>Connecticut</text:p>
          </table:table-cell>
          <table:table-cell office:value-type="string">
            <text:p>East Haven</text:p>
          </table:table-cell>
          <table:table-cell office:value-type="string">
            <text:p>East Have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East Haven Police officer shot a dog early Tuesday morning, according to police. The police said an officer was on patrol around 2:45 a.m. near Oceanview Towing on Coe Avenue when he observed a roaming dog near the street. <text:s/>When the officer got out of his vehicle to investigate he was attacked by the dog, which police described as a pit-bull mix. Police said the officer was forced to shoot the dog. The officer was not injured, and the <text:s/>dog is still alive according to police. The incident was recorded on the officer&amp;rsquo;s body camera. The owner of the dog was notified as well as East Haven Animal Control. Police said the <text:s/>initial review of the incident showed an unprovoked attack by the dog on the officer.</text:p>
          </table:table-cell>
          <table:table-cell office:value-type="string">
            <text:p>http://foxct.com/2014/10/07/east-haven-officer-shoots-dog-after-being-attacked/</text:p>
          </table:table-cell>
          <table:table-cell office:value-type="string">
            <text:p>Tucker</text:p>
          </table:table-cell>
          <table:table-cell office:value-type="string">
            <text:p>Police Officer Gregory Borer and Animal Control Officer Owen Little</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4">
          <table:table-cell office:value-type="float" office:value="1081">
            <text:p>1081</text:p>
          </table:table-cell>
          <table:table-cell office:value-type="string">
            <text:p>2014-10-07</text:p>
          </table:table-cell>
          <table:table-cell office:value-type="string">
            <text:p>Georgia</text:p>
          </table:table-cell>
          <table:table-cell office:value-type="string">
            <text:p>Covington</text:p>
          </table:table-cell>
          <table:table-cell office:value-type="string">
            <text:p>Covington Police Department and Newton County Animal Control</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dog was shot twice after it had bitten a neighbor and then charged at a police officer. The Covington police were called to a home near Ellen Court and Monticello Street Saturday evening when the medium-sized mixed breed dog bit a man on the ankle. The victim requested to be transported to Newton Medical Center for his injuries, according to the incident report filed by the Covington Police Department. One of the responding officers went to speak with the dog&amp;rsquo;s owner to get information for the report. The wife went to open the fence to get her husband, who had put the dog up by this point.</text:p>
            <text:p>&amp;ldquo;When she opened the fence, the dog pushed its way through the gate and charged at the officer,&amp;rdquo; said CPD Officer Allan Seebaran. &amp;ldquo;When the dog got within 2 feet of the officer, he shot the dog twice &amp;mdash; once in the face and once in the side.&amp;rdquo; Seebaran said the dog was turned over to Newton County Animal Control, but has since been returned to its owners. He said that no charges are pending with the CPD.</text:p>
          </table:table-cell>
          <table:table-cell office:value-type="string">
            <text:p>http://www.newtoncitizen.com/news/2014/oct/07/police-shoot-dog-that-bit-neighbor-and-charged-at/</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082">
            <text:p>1082</text:p>
          </table:table-cell>
          <table:table-cell office:value-type="string">
            <text:p>2014-06-18</text:p>
          </table:table-cell>
          <table:table-cell office:value-type="string">
            <text:p>Michigan</text:p>
          </table:table-cell>
          <table:table-cell office:value-type="string">
            <text:p>Flint</text:p>
          </table:table-cell>
          <table:table-cell office:value-type="string">
            <text:p>Michigan Department of Corrections </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15yo</text:p>
          </table:table-cell>
          <table:table-cell office:value-type="string">
            <text:p>A pair of dog owners in Flint have filed a federal lawsuit against a state investigator, alleging he shot their 15-year-old dog in the face while raiding the wrong house. According to the lawsuit, a team of officers was trying to catch a fugitive but ended up at the wrong house, with an innocent bystander getting shot: an old mixed-breed pooch named Chloe. Chloe survived, but has had three surgeries and lost part of her tongue and one canine tooth. Her breed is not known. Her owners claim their constitutional rights were violated: the officers unreasonably destroyed or seized their property, in this case, Chloe, which is prohibited under the Fourth Amendment. Here, according to the lawsuit filed Oct. 3 in U.S. District Court, is what triggered the suit. Flint residents Erica Morena and Katti Putnam were sitting in their house on June 18 when their home was suddenly raided by police. They were looking for a fugitive, who was actually next door. A Michigan Department of Corrections investigator went in their backyard. Chloe the dog heard commotion and came down the stairs of the house and ventured out the back door, which was open, and made her way to the backyard. That&amp;#039;s when the investigator shot her right below the nose, according to a neighbor who witnessed the shooting. She had on a collar. She wasn&amp;#039;t barking. And she has no history of biting anyone. Chloe&amp;#039;s owners heard the shot and ran to her rescue. They also heard the troopers say they were at the wrong house. The officers told Chloe&amp;#039;s owners to take her to the vet and said, &amp;quot;We&amp;#039;ll take care of this.&amp;quot; The owners went to the vet, then got a lawyer: Royal Oak attorney Christopher Olson, who has filed several similar dog shooting lawsuits. &amp;quot;They really had no right to be there,&amp;quot; Olson said of the officers. &amp;quot;The police went to the wrong house and shot these folks dog in their own back yard. They turned the situation into a violent one.&amp;quot; And, he added, &amp;quot;they recognized there was a mistake.&amp;quot; MDOC officials were not available for comment. Olson, who is seeking unspecified punitive and compensatory damages, said this is not an isolated incident. He has several dog injury lawsuits pending against police, including one that wound up in Time Magazine. Police nationwide are mishandling dog encounters because they have &amp;quot;zero training&amp;quot; in this area, he said, noting such video training is available for free online. &amp;quot;Had they followed the protocols in these training videos, this would not have happened,&amp;quot; Olson said of Chloe&amp;#039;s shooting. &amp;quot;It&amp;#039;s too bad not only for my clients and the dog ... but this is something that is a nationwide epidemic. It&amp;#039;s a big problem and it&amp;#039;s something that doesn&amp;#039;t necessarily have to happen.&amp;quot; In Chloe&amp;#039;s case, he said: &amp;quot;There was time, and when there&amp;#039;s time, you need to isolate the dog.&amp;quot; Olson also said the officers have not made good on their promise to &amp;quot;take care of this.&amp;quot; He said Chloe&amp;#039;s veterinary bill still has not been covered. And when his clients call the police or state officials about it, he said, no one returns their calls. June 18 proved to be a tough day for Chloe&amp;#039;s owners on a number of levels. Olson noted that when they drove Chloe to the vet, they got pulled over by a state trooper for speeding. They avoided a ticket, however. And the trooper gave them an escort to the vet clinic.</text:p>
          </table:table-cell>
          <table:table-cell office:value-type="string">
            <text:p>http://www.usatoday.com/story/news/nation/2014/10/08/dog-shot-police-suit/16904333/</text:p>
          </table:table-cell>
          <table:table-cell office:value-type="string">
            <text:p>Chloe</text:p>
          </table:table-cell>
          <table:table-cell office:value-type="string">
            <text:p>Department of Corrections officer Michael Hughes and Unknown SWAT team</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0">
            <text:p>0</text:p>
          </table:table-cell>
          <table:table-cell table:number-columns-repeated="3" office:value-type="float" office:value="2">
            <text:p>2</text:p>
          </table:table-cell>
          <table:table-cell office:value-type="float" office:value="1">
            <text:p>1</text:p>
          </table:table-cell>
          <table:table-cell office:value-type="float" office:value="0">
            <text:p>0</text:p>
          </table:table-cell>
        </table:table-row>
        <table:table-row table:style-name="ro1">
          <table:table-cell office:value-type="float" office:value="1083">
            <text:p>1083</text:p>
          </table:table-cell>
          <table:table-cell office:value-type="string">
            <text:p>2014-10-09</text:p>
          </table:table-cell>
          <table:table-cell office:value-type="string">
            <text:p>New York</text:p>
          </table:table-cell>
          <table:table-cell office:value-type="string">
            <text:p>Hartland</text:p>
          </table:table-cell>
          <table:table-cell office:value-type="string">
            <text:p>Niagara County Sheriffs Office</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is a media report from the Buffalo News. Note how in the report, the newspaper states plainly that the dogs kill the farm animals. However, the police &amp;quot;neutralize&amp;quot; the dogs, who are later either found deceased or euthanized; as though the connection between neutralization and death is tenuous: Two pit bulls killed four alpacas this week at the Creek Edge Alpaca Farm on Ridge Road, an employee told Niagara County sheriff&amp;rsquo;s deputies. Deputies arrived at the farm at 9011 Ridge Road just after 9 a.m. on Wednesday and confirmed that three alpacas had already been killed and saw two pit bulls actively pursuing a fourth in the enclosure. Deputies acted to &amp;ldquo;neutralize&amp;rdquo; the attacking dogs using a short rifle, which caused them to run off. One dog was found deceased in a field and the other, which had been shot in the leg, returned home and was taken by the owner to a veterinarian to be euthanized. The owner confirmed both dogs were his and had gotten loose. The alpaca farm employee later found a fourth alpaca dead on the property. He told deputies the dogs had been an ongoing problem but this was the first time they managed to kill the animals. The alpacas had all been for sale and were valued at a total of $2,800.</text:p>
          </table:table-cell>
          <table:table-cell office:value-type="string">
            <text:p>http://www.buffalonews.com/city-region/police-blotter/four-alpacas-killed-by-pit-bulls-at-hartland-farm-20141009</text:p>
          </table:table-cell>
          <table:table-cell table:number-columns-repeated="2" office:value-type="string">
            <text:p>Unknown</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84">
            <text:p>1084</text:p>
          </table:table-cell>
          <table:table-cell office:value-type="string">
            <text:p>2011-08-01</text:p>
          </table:table-cell>
          <table:table-cell office:value-type="string">
            <text:p>Nebraska</text:p>
          </table:table-cell>
          <table:table-cell office:value-type="string">
            <text:p>Lincoln</text:p>
          </table:table-cell>
          <table:table-cell office:value-type="string">
            <text:p>Lincol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newspaper article is based entirely on police statements: A Lincoln police officer fired six shots at a pit bull Monday afternoon while trying to arrest a man on a warrant, police say. The officer was driving by the house at 5327 Cleveland Ave. just before 6:30 p.m. when he saw a man whom he knew had an arrest warrant, Capt. David Beggs said. The man went into his garage when the officer approached, and an unleashed pit bull advanced toward the officer in a menacing way, Beggs said. The officer fired, hitting the dog at least once, Beggs said. Police arrested Shawn W. VanDyke, 34, on a misdemeanor theft warrant. He also was cited on suspicion of failure to comply, police said. His wife took the dog, which was able to jump into her SUV on its own, to a veterinarian. The vet told police the dog was expected to survive, Beggs said.</text:p>
          </table:table-cell>
          <table:table-cell office:value-type="string">
            <text:p>http://journalstar.com/news/local/crime-and-courts/dog-shot-by-police-officer/article_30e1d92c-e110-5c6f-b2d5-b29df887a492.html</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85">
            <text:p>1085</text:p>
          </table:table-cell>
          <table:table-cell office:value-type="string">
            <text:p>2013-11-13</text:p>
          </table:table-cell>
          <table:table-cell office:value-type="string">
            <text:p>Nebraska</text:p>
          </table:table-cell>
          <table:table-cell office:value-type="string">
            <text:p>McCook</text:p>
          </table:table-cell>
          <table:table-cell office:value-type="string">
            <text:p>McCook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news article was based entirely on police statements: Several people were bit by a local dog before it directed its aggression at a responding police officer and was ultimately shot during an incident on East Sixth Street last Wednesday. The McCook Police Department was contacted by several residents just after three in the afternoon, reporting two vicious dogs attacking a woman and a small dog near the intersection of East Sixth and H Street. Responding officers found three victims that had been bitten by one of the dogs and required medical attention, as well as a woman with a small dog that had her clothing torn but was uninjured. Officers subsequently located the two dogs at 803 East Sixth Street and after one of the dogs attacked responding officers it was shot and killed. The second dog was captured and isolated in the owner&amp;#039;s yard. Neither dog had been vaccinated for rabies, prompting officers to submit the deceased animal to be tested for rabies. Rabies tests subsequently came back negative. Appropriate criminal charges will be lodged against the owners of the animals, according to the McCook Police Department.</text:p>
          </table:table-cell>
          <table:table-cell office:value-type="string">
            <text:p>http://www.mccookgazette.com/story/2025964.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086">
            <text:p>1086</text:p>
          </table:table-cell>
          <table:table-cell office:value-type="string">
            <text:p>2013-08-13</text:p>
          </table:table-cell>
          <table:table-cell office:value-type="string">
            <text:p>Nebraska</text:p>
          </table:table-cell>
          <table:table-cell office:value-type="string">
            <text:p>Omaha</text:p>
          </table:table-cell>
          <table:table-cell office:value-type="string">
            <text:p>City of Omah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5yo</text:p>
          </table:table-cell>
          <table:table-cell office:value-type="string">
            <text:p>On Tuesday, an Omaha Police officer shot a family dog near 25th and Burdette Streets. Police said the dog, named Katie, came at them when they were investigating a call, so they shot her. Dontae&amp;#039; Franklin, the dog owner&amp;#039;s brother, lives at the home with Katie. &amp;quot;I heard pop, pop pop, pop, pop, pop,&amp;quot; said Franklin. &amp;quot;I&amp;#039;m like, &amp;#039;Are there kids outside playing with balloons or something?&amp;#039;&amp;quot; What Franklin found was much worse. &amp;quot;I wake up because I hear somebody yell, and I look out the window, and (Katie) was lying on the ground,&amp;quot; said Franklin. &amp;quot;The cops were just standing there.&amp;quot; Katie is 5-year-old German Shepherd. Police said it started Tuesday morning when a neighbor called 911. He said two dogs were loose and trying to attack him. &amp;quot;He&amp;#039;s screaming, basically, over the phone, that he got pinned up against the fence by these dogs,&amp;quot; said OPD Sgt. Harold Scott. Franklin said that is impossible because the fence surrounds his backyard. &amp;quot;The fence is actually secured in the back,&amp;quot; he said. &amp;quot;We make sure it&amp;#039;s secure. We push on it just to make sure that it won&amp;#039;t come out because we prepare for stuff like this. We just got this kennel done.&amp;quot; Police said when officers arrived, Katie and her male companion came out of the front fence and went after police. An officer opened fire, and shot at Katie several times. She was hit in the head. Franklin said Katie had eight puppies less than two months ago. All the dogs stay outside and are well trained. &amp;quot;(This has) never happened, at all,&amp;quot; said Franklin. &amp;quot;They don&amp;#039;t even come out of the yard because they know what&amp;#039;s going to happen. If they come out of the yard, they&amp;#039;ll be in trouble.&amp;quot; Franklin said if Katie went after officers, she was doing what any animal would do to protect its babies. &amp;quot;She&amp;#039;s protecting her family that she created,&amp;quot; he said. &amp;quot;This is like a human. We&amp;#039;re going to fight for our lives and our youngins, just like a dog is.&amp;quot; Katie was put to sleep Tuesday afternoon at The Nebraska Humane Society. The agency cited the dog&amp;#039;s owner, Eric Orduna, 28, for improper restraint and menacing dog behavior.</text:p>
          </table:table-cell>
          <table:table-cell office:value-type="string">
            <text:p>http://www.jrn.com/kmtv/news/Dog-Shot-By-Police-Put-To-Sleep-Owner-Cited-219485021.html</text:p>
          </table:table-cell>
          <table:table-cell office:value-type="string">
            <text:p>Katie</text:p>
          </table:table-cell>
          <table:table-cell office:value-type="string">
            <text:p>Unknown</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87">
            <text:p>1087</text:p>
          </table:table-cell>
          <table:table-cell office:value-type="string">
            <text:p>2014-09-22</text:p>
          </table:table-cell>
          <table:table-cell office:value-type="string">
            <text:p>North Carolina</text:p>
          </table:table-cell>
          <table:table-cell office:value-type="string">
            <text:p>Beulaville</text:p>
          </table:table-cell>
          <table:table-cell office:value-type="string">
            <text:p>Duplin County Sheriffs Office</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Boxer 8yo and Unconfirmed</text:p>
          </table:table-cell>
          <table:table-cell office:value-type="string">
            <text:p>A Duplin County deputy shot and killed a dog while trying to serve an arrest warrant, but the sheriff said the dog was aggressive and the deputy had &amp;quot;no choice.&amp;quot; Sheriff Blake Wallace said Cpl. Edward Johnson was attempting to serve an arrest warrant at a home on Hermitage Estates Lane, just north of Beulaville, early Saturday afternoon. When no one came to the door, Cpl. Johnson walked next door to see if neighbors knew anything about the person he was looking for, said Sheriff Wallace. As Cpl. Johnson approached the neighboring home, an 8-year-old registered brindle boxer named &amp;quot;Cyrus&amp;quot; started showing aggression, Sheriff Wallace said. Johnson began to back away, but a second dog named &amp;quot;Little Bit&amp;quot; approached him from behind and was growling, Wallace explained. Johnson was backing away from both dogs when he slipped in mud and fell, said Sheriff Wallace. Wallace said Cyrus continued to advance and then charged at Johnson. A report from the Sheriff&amp;#039;s Office states that the dog owner saw Cyrus moving very quickly toward Johnson. Johnson shot and killed Cyrus in self defense, Sheriff Wallace said. &amp;quot;The deputy didn&amp;#039;t have any choice. He was protecting himself and clearly the dog was aggressive and was a danger to not only to the deputy but to the other neighbors as well,&amp;quot; said Wallace. &amp;quot;He slipped and fell in the mud. Cpl. Johnson had no choice but to pull the service weapon and fire one shot.&amp;quot; Cyrus&amp;#039; owner was away at work on Monday and couldn&amp;#039;t meet for an interview. But NewsChannel 12 talked with his brother, Troy Baker. &amp;quot;I mean, [Cyrus] was protecting his yard. It made me mad because I&amp;#039;ve got some feelings for the dog. He&amp;#039;s been around here a long damn time. I kind of feel like it was messed up that he shot the dog in my opinion,&amp;quot; said Baker. Baker said he was across the street at his parent&amp;#039;s house when he heard the gunshot. He said when he ran to the yard, he saw Cpl. Johnson standing and firing two more shots. &amp;quot;He could&amp;#039;ve maced him or done something besides what he&amp;#039;d done because the dog wasn&amp;#039;t that aggressive,&amp;quot; said Baker. Sheriff Wallace said Cpl. Johnson will not be disciplined and the case is not an active investigation. Baker is the owner of &amp;quot;Little Bit,&amp;quot; the other dog on the property. But Baker said his dog might be taken away. He said Animal Control is asking that he turn &amp;quot;Little Bit&amp;quot; in by Monday night. Sheriff Wallace said Animal Control had dealt with Cyrus (the dog shot and killed) eight times previously for running loose around the neighborhood and aggressive behavior. But Baker said he has never seen any of the dogs act aggressively.</text:p>
          </table:table-cell>
          <table:table-cell office:value-type="string">
            <text:p>http://www.wcti12.com/news/sheriff-duplin-co-deputy-shoots-kills-aggressive-dog/28193052</text:p>
          </table:table-cell>
          <table:table-cell office:value-type="string">
            <text:p>Cyrus and Little Bit</text:p>
          </table:table-cell>
          <table:table-cell office:value-type="string">
            <text:p>Edward Johnso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6">
          <table:table-cell office:value-type="float" office:value="1088">
            <text:p>1088</text:p>
          </table:table-cell>
          <table:table-cell office:value-type="string">
            <text:p>1999-03-31</text:p>
          </table:table-cell>
          <table:table-cell office:value-type="string">
            <text:p>Wisconsin</text:p>
          </table:table-cell>
          <table:table-cell office:value-type="string">
            <text:p>Racine</text:p>
          </table:table-cell>
          <table:table-cell office:value-type="string">
            <text:p>Racin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 3yo</text:p>
          </table:table-cell>
          <table:table-cell office:value-type="string">
            <text:p><text:s/>Although the Wisconsin Supreme Court ruled Tuesday that a Racine woman, whose pet dog was fatally shot by an off-duty police officer, cannot file suit for emotional distress, the decision allows her to sue for loss of companionship, her attorney said. Julie L. Radibeau&amp;#039;s dog, Dakota, was shot after it crossed Sheridan Road and strayed into the yard of Officer Thomas Jacobi in March 1999. Dakota was taken to a veterinarian but died two days later. When Radibeau learned of her 3&amp;frac12; year-old Rottweiler&amp;#039;s death, Radibeau collapsed and needed medical treatment, according to court documents. Circuit Judge Allan Torhorst interpreted Rabideau&amp;#039;s suit as claims for intentional and negligent infliction of emotional distress and dismissed it, saying only the loss of a spouse, child, parent, sibling or grandparent would allow Radibeau to bring such a suit. Torhorst was upheld last year on appeal, but the Wisconsin Supreme Court gave the case another interpretation and returned it for more consideration, giving Rabideau&amp;#039;s attorney Alan Eisenberg, of Milwaukee, what he called the &amp;quot;most profound&amp;quot; victory in his well publicized 35-year career. &amp;quot;The case was plain and simple about property damages, and animal rights had nothing to do with it. It had to do with human rights. Dakota was Julie&amp;#039;s property and family,&amp;quot; Eisenberg said. In writing the unanimous decision, Justice William Bablitch stated that the court is &amp;quot;uncomfortable with the characterization of a dog, such as Dakota, as mere property.&amp;quot; Calling a dog property in the legal sense fails to embrace the role canines have played for centuries in human experience, Bablitch wrote. In their long association with humans, Bablitch noted that dogs have herded animals, provided assistance to law enforcement, the blind, security and &amp;quot;devoted friendship.&amp;quot;</text:p>
            <text:p/>
            <text:p>&amp;quot;A companion dog is not a living room sofa or dining room furniture. This term inadequately and inaccurately describes the relationship between a human and a dog,&amp;quot; Bablitch wrote in the 21-page opinion.</text:p>
            <text:p/>
            <text:p>Eisenberg said he did not think of seeking loss of companionship until he received a phone call from an Oregon attorney while Eisenberg was driving to Madison to argue the case before the state&amp;#039;s high court.</text:p>
            <text:p/>
            <text:p>Tuesday&amp;#039;s opinion did not address the companionship issue but in her concurring opinion, Chief Justice Shirely Abrahamson said the state of Tennessee allows victims to collect up to $4,000 for loss of companionship when their pet dog is negligently killed.</text:p>
            <text:p/>
            <text:p>Because the case was returned for consideration of whether Jacobi was entitled to shoot Dakota, Eisenberg said he can amend the suit and add the loss of companionship claim.</text:p>
            <text:p/>
            <text:p>Racine Assistant City Attorney William Scott Lewis who argued the case before the Wisconsin Supreme Court was unavailable for comment Tuesday.</text:p>
            <text:p/>
            <text:p>City Attorney Daniel Wright also was unavailable.</text:p>
            <text:p/>
            <text:p>Eisenberg will ask for another judge to hear the case which will determine if Jacobi shot Dakota to protect his daughter and Jacobi&amp;#039;s Chesapeake Bay retriever, Jed.</text:p>
            <text:p/>
            <text:p>In a deposition, Jacobi said that the Rotweiler&amp;#039;s jumping out of Rabideau&amp;#039;s truck, crossing the street and approacing his dog and daughter caused him to fear for their safety. Jacobi drew his service revolver and hit Dakota with the third shot he fired, according to court documents.</text:p>
            <text:p/>
            <text:p>State law allows someone to kill a dog only if the person is threatend with serious bodily harm and immediate action is necessary.</text:p>
            <text:p/>
            <text:p>A police officer can kill a dog in the lawful performance of his duties.</text:p>
            <text:p/>
            <text:p>A person who violated the law is liable for double damages.</text:p>
            <text:p/>
            <text:p>Neither the police department or the district attorney&amp;#039;s office disciplined Jacobi in connection with the shooting, Eisenberg said.</text:p>
            <text:p/>
            <text:p>Rabideau and other witnesses will testify that Dakota was not threatening Jed or Jacobi&amp;#039;s daughter, Eisenberg said.</text:p>
          </table:table-cell>
          <table:table-cell office:value-type="string">
            <text:p>http://journaltimes.com/news/local/court-racine-woman-can-sue-for-dog-s-death/article_264d9f96-5712-5967-ae84-d7933434236d.html</text:p>
          </table:table-cell>
          <table:table-cell office:value-type="string">
            <text:p>Dakota</text:p>
          </table:table-cell>
          <table:table-cell office:value-type="string">
            <text:p>Thomas Jacobi</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089">
            <text:p>1089</text:p>
          </table:table-cell>
          <table:table-cell office:value-type="string">
            <text:p>1990-10-20</text:p>
          </table:table-cell>
          <table:table-cell office:value-type="string">
            <text:p>Minnesota</text:p>
          </table:table-cell>
          <table:table-cell office:value-type="string">
            <text:p>Minneapolis</text:p>
          </table:table-cell>
          <table:table-cell office:value-type="string">
            <text:p>Minneapoli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Jon Soucek was the owner of a one-and-a-half-year-old shepherd-mix dog. The dog was an obedience-trained family pet known in the neighborhood to be gentle. The dog got along well with family, friends, and neighbors, including children. At approximately 11:30 p.m. on October 20, 1990, the dog accidentally got loose from respondent&amp;#039;s back yard. At around the same time on the same night, the Minneapolis police dispatcher received calls from two different people identifying what they believed to be a &amp;quot;wolf.&amp;quot; At approximately 2:26 a.m., Officer Banham spotted the animal near Third Street and Second Avenue in downtown Minneapolis. Less than two minutes later, Officer Banham ordered that the animal be &amp;quot;taken.&amp;quot; Within one-and-a-half minutes, the animal had been shot between seven and fifteen times by three different officers. Shortly thereafter, Laura Reavis, a warden of the Minneapolis Animal Control, arrived on the scene, but the dog was already dead. The animal was transported to the Minneapolis Animal Control facility. Respondent Soucek did not find out about the death of his dog until the next day. According to Soucek, when he discovered the dog had gotten loose on the night of the incident, he went looking for it from approximately 12:45 a.m. until 3:30 a.m. Unsuccessful in his search, he went to bed. The following morning, when he saw that the dog had not returned home, he telephoned the dog pound and was told a dog similar in description had been shot and killed the night before. When respondent asked why they did not call him, he was told the dog had no identification tags on it. This relieved respondent&amp;#039;s fears somewhat because his dog wore a collar and I.D. tags. Respondent, accompanied by his roommate and a friend, went to the dog pound. When they arrived at the pound, respondent was taken to a metal shack in the back of the building. On the floor of the shack was a dog that was &amp;quot;shot up.&amp;quot; Respondent turned the dog over and recognized it as his dog. Respondent cried as he held the dead animal. He told his friend to get his roommate back so she would not see the dog. Respondent&amp;#039;s description includes graphic details of the scene. Eventually, after some difficulty because of the large amount of blood, respondent got the body of his dog into the trunk of his car. While at the pound, respondent was told that although the dog had not done anything wrong, the dog was shot because the police thought it was a wolf. In his deposition testimony, Banham said he believed the animal was a wolf when he shot at it. Banham testified that when he first saw the animal at 2:25 a.m., it was on the sidewalk along Third Avenue. Banham drove parallel with the animal and was within ten feet of it. In an attempt to ascertain whether it was a dog, Banham called and whistled to it. The animal continued walking or trotting in the same direction. It did not come toward Banham nor did it shy away. When Banham first saw it, it was trotting on the sidewalk of either Washington or Third Avenue. It moved into the street at one point, then back toward the sidewalk. Banham claimed he did not see a collar on the animal. According to Banham, although the animal took no aggressive action toward him, he decided to shoot at what he believed to be a wolf for reasons of public safety. After he fired four shots, the animal collapsed but was still alive. Banham then told Officer Hamilton to shoot the animal with a shotgun for humane purposes. Hamilton did so. Officer Banham then approached the animal and, because it was still alive, shot it again. Banham also stated that Officer Hedberg took &amp;quot;a bunch of shots.&amp;quot; Banham stated that upon the arrival of the animal warden, Laura Reavis, two of his officers helped her load the animal onto a truck. Soucek brought an action against the officers and the city of Minneapolis alleging negligence per se, intentional infliction of emotional distress, negligent infliction of emotional distress, and negligent supervision. Soucek presented to the court at the summary judgment hearing several affidavits by eyewitnesses directly contradicting the official or police version of the facts, including from city animal control employees. Animal Control Warden Laura Reavis described the scene as follows: &amp;quot;I told them to hold off shooting him because I was almost there. Upon arrival, the dog was already dead. There was a great deal of happiness and celebration by the police. They were laughing and saying, &amp;quot;We got the dog, we got the dog.&amp;quot; It was clear they knew it wasn&amp;#039;t a wolf. At first they said to me, sarcastically, I felt, &amp;quot;Get back? It&amp;#039;s still alive!&amp;quot; I told them it was dead. They said, &amp;quot;It should be we blasted it enough.&amp;quot; 3. When I attempted to load the dog into my truck I was pushed out of the way so the police could take pictures. They took turns posing over the dog as if they were bounty hunters. They would put one foot on the dog and hold a rifle while another cop would take a picture. One officer with dark hair and a mustache came up to me with a big grin and said, &amp;quot;Nice looking `wolf&amp;#039;, huh?&amp;quot; In a tone of voice emphasizing he knew it wasn&amp;#039;t a wolf, but that he would pretend it was.&amp;quot; She went on to describe how her supervisors lied to the courts and threatened her job in order to keep her silent: &amp;quot;Also, every time Mr. Soucek tried to contact me about what I saw, my supervisors lied to him about my not being in town or out on call when they had actually been keeping me busy in the back of the shelter. 7. They also told me that I&amp;#039;d better not talk to Soucek or his lawyers. I was afraid for my job at that time, but now that I don&amp;#039;t work there anymore, I feel I can come forward with what I saw.&amp;quot; The claims for emotional distress were later dismissed. Soucek moved to amend his complaint to include a claim for punitive damages. The trial court initially granted Soucek&amp;#039;s motion. Shortly after the trial court&amp;#039;s decision, however, the supreme court issued its opinion in Independent School District No. 622 v. Keene Corp., 511 N.W.2d 728 (Minn.1994). In light of the Keene opinion, respondents brought a motion for reconsideration of the trial court&amp;#039;s decision permitting the punitive damages claim. The trial court determined that Keene precluded punitive damages and reversed its decision. Soucek also requested that the measure of compensatory damages include the intrinsic value of his dog as a pet. The trial court ruled that compensatory damages were limited to the replacement cost of the dog, which the parties had stipulated was no greater than $1500. Soucek was awarded $1500. The lawsuit moved to appellate, where the court overturned the prior logic of Wilson v. City of Eagan and decided that Soucek cannot recover punitive damages for the loss of his pet because he only suffered property damage. Compensatory damages for the loss of Soucek&amp;#039;s pet are limited to the fair market value of the animal. Judge Lansing notably dissented from the decision. Lansing pointed out that the decision the court used to justify siding with the killers of the Soucek&amp;#039;s dog, Independent School Dist. No. 622 v. Keene Corp., only limits punitive damages for product-related damages. Only by reading the decision out of its obvious context can one hold that the same rules apply to the destruction of inanimate property and the murder of living companion animals.</text:p>
          </table:table-cell>
          <table:table-cell office:value-type="string">
            <text:p>http://law.justia.com/cases/minnesota/court-of-appeals/1993/c2-92-2466.html</text:p>
          </table:table-cell>
          <table:table-cell office:value-type="string">
            <text:p>Mack</text:p>
          </table:table-cell>
          <table:table-cell office:value-type="string">
            <text:p>Donald Banham, Jr., Dennis Hamilton, Kim Hedberg and mulitiple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table:number-columns-repeated="2" office:value-type="float" office:value="1">
            <text:p>1</text:p>
          </table:table-cell>
        </table:table-row>
        <table:table-row table:style-name="ro1">
          <table:table-cell office:value-type="float" office:value="1090">
            <text:p>1090</text:p>
          </table:table-cell>
          <table:table-cell office:value-type="string">
            <text:p>2014-10-08</text:p>
          </table:table-cell>
          <table:table-cell office:value-type="string">
            <text:p>Alabama</text:p>
          </table:table-cell>
          <table:table-cell office:value-type="string">
            <text:p>Montgomery</text:p>
          </table:table-cell>
          <table:table-cell office:value-type="string">
            <text:p>Montgomery Police Department, U.S. Attorneys Office and Federal Bureau of Investig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Montgomery neighborhood is demanding answers after officers shot and killed a dog during a major bust last week. The FBI and the Montgomery Police Department raided an area known as the &amp;quot;Vineyard&amp;quot; last week, arresting suspected gang members and drug distributors. In the process, a pit bull inside one of the homes was killed. &amp;ldquo;The community is hurt about this dog, my kids are hurt, other kids are hurt,&amp;rdquo; said Sukita Hamilton, who is a self-professed animal lover. &amp;ldquo;I love all kind of dogs, I love cats, I love dogs, if a squirrel in the middle of the street, I will stop and blow the horn, we did that this morning.&amp;rdquo; Striker, who lived down the street, was special to Hamilton and her family. They say he regularly played with her children, was known for helping neighbors with their groceries, and even picked up trash up and down the street. Striker was lying in the doorway of one of the homes Wednesday when officers approached, executing a warrant to arrest his owner. &amp;ldquo;He said y&amp;#039;all can come in, I got my dog right here, he shot the dog, and he begged him not to shoot the dog, begged him not to shoot the dog, said he was crying, then he shot him 3 more times and threw him down on the bed,&amp;rdquo; Hamilton explained about the day of the raid. &amp;ldquo;They was hollering Striker&amp;#039;s name, and everybody was wondering about Striker.&amp;quot; The U.S. Attorney&amp;#039;s Office says agents typically try not to involve pets in their arrest, unless they become aggressive toward agents. Hamilton and her family believe the agents should have been better prepared. The arrest warrants were the result of an FBI Safe Streets Task Force and Montgomery police investigation that started back in 2010. &amp;ldquo;I feel like the dog was discriminated against just because of his breed,&amp;rdquo; Hamilton said. &amp;quot;Investigating him for four years, so I think they should have known he had a dog if they was investigating him for four years.&amp;quot; Hamilton and other neighbors held two candlelight vigils in memory of Striker. Striker&amp;#039;s owner is out of jail on bond but declined an on-camera interview. &amp;ldquo;I think the task force owe this community a huge apology about that dog,&amp;quot; Hamilton said.</text:p>
          </table:table-cell>
          <table:table-cell office:value-type="string">
            <text:p>http://www.wsfa.com/story/26776612/dog-shot-and-killed-during-montgomery-raid</text:p>
          </table:table-cell>
          <table:table-cell office:value-type="string">
            <text:p>Striker</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4">
          <table:table-cell office:value-type="float" office:value="1091">
            <text:p>1091</text:p>
          </table:table-cell>
          <table:table-cell office:value-type="string">
            <text:p>2014-10-05</text:p>
          </table:table-cell>
          <table:table-cell office:value-type="string">
            <text:p>New Mexico</text:p>
          </table:table-cell>
          <table:table-cell office:value-type="string">
            <text:p>Peralta</text:p>
          </table:table-cell>
          <table:table-cell office:value-type="string">
            <text:p>Bosque Farm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German Shepherd <text:s/>and Red Heeler mix</text:p>
          </table:table-cell>
          <table:table-cell office:value-type="string">
            <text:p>A Peralta family is mourning the loss of a four-legged friend after police shot and killed their German shepherd red heeler mix in their frontyard two weeks ago. Ernest Rael, who called the dog his companion and best friend, said he owned Lucky for five years. &amp;ldquo;What upsets me most is that they can kill my dog and just walk away. We had a bond; he was that dog that was one in a million,&amp;rdquo; Rael said. On Sunday, Oct. 5, Rael came back to his mother&amp;rsquo;s house on Don Jacobo, where he lives, after spending the morning at church. When he noticed there was blood on the ground, he asked his mother, Mary Ann Garcia, what happened. Rael said she told him someone called the Bosque Farms Police Department and one of the responding officers had shot his dog.</text:p>
            <text:p>Rael wasn&amp;rsquo;t home at the time of the shooting, but Garcia alleged that this was just another incident of BFPD trying to violate her Fourth Amendment rights, which protects citizens from unreasonable searches and seizures, as well as arbitrary arrests. &amp;ldquo;They had come to harass me and hospitalize me,&amp;rdquo; Garcia said. &amp;ldquo;They said they were called to do a welfare check.&amp;rdquo; Garcia said the officers &amp;mdash; Richard Pries and Jermaine Wilkins &amp;mdash; had their hands on their guns as they approached her home. &amp;ldquo;I was like, &amp;lsquo;Hands up, don&amp;rsquo;t shoot.&amp;rsquo; I wouldn&amp;rsquo;t come out; I said I was doing fine,&amp;rdquo; she said. Garcia said Wilkins was being &amp;ldquo;forceful on the door,&amp;rdquo; when Pries shot and killed the animal. She alleges Wilkins told her the dog was shot because she would not come out of the house. The dog was barking at the officers, unrestrained in the yard, Garcia said. &amp;ldquo;Last time I went to court, they said they had been (to her house) 45 times; they knew I have a dog,&amp;rdquo; she said. &amp;ldquo;They wanted to seize me again and have me arrested and hospitalized. &amp;ldquo;It takes two officers to say I&amp;rsquo;m incompetent and hospitalize me. They said they were going to file a criminal complaint against me for having a vicious dog on the property. They are taking advantage of their power.&amp;rdquo; Capt. David Gallegos, the Bosque Farms Police Department&amp;rsquo;s public information officer, said the officers were dispatched to Garcia&amp;rsquo;s address due to an ongoing neighbor dispute. &amp;ldquo;There is a long history with that address,&amp;rdquo; Gallegos said. The lieutenant said when officers initially knocked on the door, there was no answer. At some point, he said, a woman opened the door and said something, which was when one or two dogs came out of the house. &amp;ldquo;The dog was probably doing its job, saw a stranger and was barking. I wouldn&amp;rsquo;t say it was initially aggressive,&amp;rdquo; Gallegos said. He said the officer attempted to push the dog away with his foot and it became more aggressive. &amp;ldquo;The officer was afraid he was going to be attacked. He fired one round and killed the dog,&amp;rdquo; he said. As far as Garcia&amp;rsquo;s contention that the shooting was an attempt to get her out of the house, Gallegos said he had no reason or information to believe that was the case. &amp;ldquo;I wouldn&amp;rsquo;t say any of our officers would do that, especially this officer who is a big animal lover,&amp;rdquo; Gallegos said. &amp;ldquo;I have not received any complaints from anyone making that allegation. If she believes that, she is welcome to file a complaint and it will be looked into.&amp;rdquo; Gallegos said Pries&amp;rsquo; sergeant, Dawne Roberto, was instructed to review the incident to make sure everything was done properly. &amp;ldquo;I have not been notified of anything negative. I think it is fair to say the officer used the amount of force he thought necessary to stop the dog from attacking,&amp;rdquo; he said. &amp;ldquo;I certainly feel for the family as a dog owner myself.&amp;rdquo; Rael said Lucky was part of the family. &amp;ldquo;He knew tricks, was obedient, a very smart dog,&amp;rdquo; he said. &amp;ldquo;What I want most is just to shine a light on the wrong doing; they knew they did wrong. I just want them to know they did wrong and for people around here to know.&amp;rdquo;</text:p>
          </table:table-cell>
          <table:table-cell office:value-type="string">
            <text:p>http://www.news-bulletin.com/2014/10/15/news/bf-officer-shoots-kills-family-dog.html</text:p>
          </table:table-cell>
          <table:table-cell office:value-type="string">
            <text:p>Lucky</text:p>
          </table:table-cell>
          <table:table-cell office:value-type="string">
            <text:p>Richard Pries and Jermaine Wilkin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92">
            <text:p>1092</text:p>
          </table:table-cell>
          <table:table-cell office:value-type="string">
            <text:p>2014-10-16</text:p>
          </table:table-cell>
          <table:table-cell office:value-type="string">
            <text:p>Maryland</text:p>
          </table:table-cell>
          <table:table-cell office:value-type="string">
            <text:p>Silver Spring</text:p>
          </table:table-cell>
          <table:table-cell office:value-type="string">
            <text:p>Montgomery County Department of Police</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Terrier Mix</text:p>
          </table:table-cell>
          <table:table-cell office:value-type="string">
            <text:p>The following is reproduced from the Washington Post: A Montgomery County police officer shot a dog to death on Thursday when it attacked and severely injured a woman. Police said that the woman, who suffered serious facial injuries, was a relative of the dog&amp;rsquo;s owner. She was caring for the dog while the owner was out of town. She was hospitalized with injuries that were not life-threatening, a police spokeswoman said. The dog, which Police Lt. Chuck Carafano said was a 40-pound terrier mix, was shot at a residence on the 4300 block of Garrett Park Road in Silver Spring. Police said that they received a 911 call from the victim, which was disconnected, and neighbors told them that they had heard a woman screaming. Officers then heard screams themselves and entered the home, where they found the dog attacking the woman. Officers found up to 10 other dogs in the home and were deciding whether to remove them, police say. Sue Tucker, a Montgomery County spokeswoman, said the house was condemned after the dog attack because of unsanitary conditions and a strong smell. It also had no working smoke alarms and no safe exit, Tucker said.The animal service’s division is conducting an investigation into the owners of the house, said Officer Nicole Gamard, a county police spokeswoman. State property records show that the house is owned by William E. and Dona Dwyer.</text:p>
          </table:table-cell>
          <table:table-cell office:value-type="string">
            <text:p>http://www.washingtonpost.com/local/police-shoot-and-kill-dog-that-was-attacking-woman/2014/10/16/bebb0eec-5559-11e4-809b-8cc0a295c773_story.html</text:p>
          </table:table-cell>
          <table:table-cell office:value-type="string">
            <text:p>Unknown</text:p>
          </table:table-cell>
          <table:table-cell office:value-type="string">
            <text:p>Kevin Correa, Sherry Law and David Schram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093">
            <text:p>1093</text:p>
          </table:table-cell>
          <table:table-cell office:value-type="string">
            <text:p>2014-10-16</text:p>
          </table:table-cell>
          <table:table-cell office:value-type="string">
            <text:p>Texas</text:p>
          </table:table-cell>
          <table:table-cell office:value-type="string">
            <text:p>San Angelo</text:p>
          </table:table-cell>
          <table:table-cell office:value-type="string">
            <text:p>San Angelo Police Department and San Angelo Animal Control</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San Angelo police officer shot a dog that attempted to attack him and an Animal Control officer during a call at a northeast San Angelo neighborhood this morning. Just before 10:30 a.m., San Angelo police were dispatched to the 700 block of Veck Street for the report of a vicious animal problem where two dogs attempted to attack a man as he exited his vehicle. Animal Control officials were also dispatched to the scene. Once on scene, a San Angelo police officer spoke with the complainant who pointed out two dogs that were in front of a nearby residence. The man told police the dogs charged him as he exited his pickup truck and narrowly avoided the attack by jumping into the truck&amp;rsquo;s bed. Police attempts to locate the dogs&amp;rsquo; owner was unsuccessful. Once Animal Control arrived, the officers attempted to locate the dogs, which were no longer in sight. When the officers attempted to locate the dogs behind a residence, one dog aggressively charged towards the officers from an adjacent yard, forcing the Animal Control officer to strike the dog on its head with a catch pole. After being struck, the dog circled around a vehicle and aggressively charged the patrol officer at which point the officer drew his service weapon and fired two rounds at the dog. <text:s/>After the shots were fired, the dog ran away. Attempts to locate the dog were unsuccessful and it was unknown at the time if the two rounds made contact with the dog. The second dog was later located hiding underneath a porch, unharmed. The officers were not injured during the incident. Animal Control officials contacted the owners and requested their presence at the residence. Upon their arrival, they found their dog had returned to the residence and was suffering from a gunshot wound to the face. Animal Control officials released the dog to the owner and the dog was transported to Los Caballos Veterinary Clinic for treatment. The dog is reportedly undergoing surgery at this time. Prior to today&amp;rsquo;s incident, San Angelo Police and Animal Control officials have responded to the location multiple times regarding the dogs. Police believe the dogs were able to leave their yard through a breach in the fence.</text:p>
          </table:table-cell>
          <table:table-cell office:value-type="string">
            <text:p>http://sanangelolive.com/news/2014-10-16/police-shoot-dog-vicious-animal-call</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2">
            <text:p>2</text:p>
          </table:table-cell>
        </table:table-row>
        <table:table-row table:style-name="ro1">
          <table:table-cell office:value-type="float" office:value="1094">
            <text:p>1094</text:p>
          </table:table-cell>
          <table:table-cell office:value-type="string">
            <text:p>2013-03-05</text:p>
          </table:table-cell>
          <table:table-cell office:value-type="string">
            <text:p>California</text:p>
          </table:table-cell>
          <table:table-cell office:value-type="string">
            <text:p>Modesto</text:p>
          </table:table-cell>
          <table:table-cell office:value-type="string">
            <text:p>Modest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6yo</text:p>
          </table:table-cell>
          <table:table-cell office:value-type="string">
            <text:p>Jayme Kathleen Francis was drowsing off in her bedroom one evening last spring, when a swarm of cops mistook her duplex for the scene of a fight and entered. Wrapped in her arms was Copper, a 6-year-old boxer who liked to dance on his hind legs and wave his nub in the air. Informed of the officers&amp;rsquo; presence, Francis roused from her sleep to put her dog into the backyard before dealing with the confusion. He never made it that far. As Copper padded a few feet in front of her, Francis heard a loud crack and saw what looked like crimson glitter wisp through the air. A veteran Modesto Police Department officer had fired a bullet into Copper&amp;rsquo;s face. The dog would later die on a veterinarian&amp;rsquo;s table, another four-legged victim of a police shooting&amp;mdash;something critics say is a needlessly routine occurrence. &amp;ldquo;Once I looked into it, I realized how common it was,&amp;rdquo; Francis told SN&amp;amp;R. &amp;ldquo;It turned my stomach.&amp;rdquo; Modesto police acknowledge they entered the wrong duplex. According to a police incident summary, officers entered through a sliding glass door after announcing their presence. They say a suspicious male retreated to the back while refusing to identify himself. &amp;ldquo;While trying to get to the male, an officer was confronted by an aggressive dog,&amp;rdquo; the summary reads. &amp;ldquo;The male was asked to take control of the dog. The dog continued to chase the officer. The dog was shot by the officer.&amp;rdquo; Francis contends otherwise. As she led Copper toward the backyard&amp;rsquo;s glass-panel door, she said she heard a man&amp;rsquo;s voice call out, &amp;ldquo;Dog! Dog!&amp;rdquo; And then the gunshot. She said there were several signs that animals resided there&amp;mdash;including leashes near the front porch, an unlocked security screen that provided a clear view into the residence and a literal sign by the door saying there were dogs inside. &amp;ldquo;They had to walk through their potty area,&amp;rdquo; she added. Francis consulted a lawyer a few months later, but didn&amp;rsquo;t pursue it. &amp;ldquo;It&amp;rsquo;s not going to bring my Copper back.&amp;rdquo; Her daughter did file an official complaint with the Modesto Police Department. In a response letter dated August 13, 2013, police Chief Galen Carroll wrote that the involved officer was &amp;ldquo;exonerated&amp;rdquo; of wrongdoing following &amp;ldquo;an extensive investigation.&amp;rdquo; Francis said no one interviewed her or any of the other people inside her home who witnessed the shooting. Citing pending litigation, Modesto police spokeswoman Heather Graves declined to release details of the investigation. &amp;ldquo;I can say, however, that our hearts go out to the family for their loss, as we understand pets are often a member of the family,&amp;rdquo; she wrote in an email. The incident left its troubling imprint. Francis finds herself wondering whether police deliberately entered her home to kill the dog she referred to as her &amp;ldquo;grandson.&amp;rdquo; She also worries about the special-needs son who witnessed the bloody aftermath and has been unable to process the loss. &amp;ldquo;Now he will absolutely &amp;hellip; hate cops,&amp;rdquo; Francis said of her 10-year-old.</text:p>
          </table:table-cell>
          <table:table-cell office:value-type="string">
            <text:p>http://www.newsreview.com/sacramento/paws-up-dont-shoot-activists/content?oid=15220991</text:p>
          </table:table-cell>
          <table:table-cell office:value-type="string">
            <text:p>Copper</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95">
            <text:p>1095</text:p>
          </table:table-cell>
          <table:table-cell office:value-type="string">
            <text:p>2014-01-22</text:p>
          </table:table-cell>
          <table:table-cell office:value-type="string">
            <text:p>California</text:p>
          </table:table-cell>
          <table:table-cell office:value-type="string">
            <text:p>Oceanside</text:p>
          </table:table-cell>
          <table:table-cell office:value-type="string">
            <text:p>Oceanside Police Department and San Diego Juvenile Prob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county probation officer shot and killed a dog that lunged at her in an aggressive manner Wednesday night in the backyard of an Oceanside house, police said. The officer was accompanied by two Oceanside police officers when she went to the residence on Dubuque Street, near Holly Street, shortly after 8 p.m. She was conducting what is known as a Fourth waiver search on a 16-year-old probationer, meaning he had waived his Fourth Amendment rights to demand a search warrant as a condition of his probation. When the officers were setting up around the house to begin the search, the probationer stuck his head around the corner of the residence and fled, said Oceanside police Lt. George Darrah. The probation officer went into the backyard, where the pit bull-mix came after her, the lieutenant said. She shot the dog to protect herself, he said. The teenager, who was on probation for assault with a deadly weapon, was caught and arrested on a probation violation, Darrah said. The probation officer was not injured.</text:p>
          </table:table-cell>
          <table:table-cell office:value-type="string">
            <text:p>http://www.utsandiego.com/news/2014/jan/22/dog-lunged-pit-bull-probation-officer-oceanside/</text:p>
          </table:table-cell>
          <table:table-cell office:value-type="string">
            <text:p>Unknown</text:p>
          </table:table-cell>
          <table:table-cell office:value-type="string">
            <text:p>Two Unknown Police and One Unknown Probation Officer</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96">
            <text:p>1096</text:p>
          </table:table-cell>
          <table:table-cell office:value-type="string">
            <text:p>2013-05-30</text:p>
          </table:table-cell>
          <table:table-cell office:value-type="string">
            <text:p>California</text:p>
          </table:table-cell>
          <table:table-cell office:value-type="string">
            <text:p>Carmichael</text:p>
          </table:table-cell>
          <table:table-cell office:value-type="string">
            <text:p>California Highway Patrol</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Husky</text:p>
          </table:table-cell>
          <table:table-cell office:value-type="string">
            <text:p>A pet owner says his two huskies were killed by a California Highway Patrol officer in a case of mistaken identity. The CHP tells CBS13 they killed one animal over what it did. Paul Tolle says his huskies, Slush and Buck, escaped from his apartment on Saturday after someone broke into his place. &amp;ldquo;Our dogs chased them out, jumped over the fence and went after them,&amp;rdquo; he said. For the next two days he looked for his pets, even making signs. Then he heard through friends that his dogs had been found and shot by a CHP officer. The CHP says it received a call Tuesday night of two wolves attacking a deer in Carmichael. Not long after, another call came about two wolves running into people&amp;rsquo;s yards. When the officer arrived, CHP says the animals were aggressive. Out of concern for people in the neighborhood, the officer admits he shot one of the dogs and accidentally ran him over. Paul says his huskies were never violent. He thinks they were shot because they looked like wolves. &amp;ldquo;Our dogs are friendly,&amp;rdquo; he said. &amp;ldquo;They don&amp;rsquo;t bite anybody. They&amp;rsquo;re not vicious. They can walk up to the dog, pet them, and they know commands.&amp;rdquo; Paul believes what the officer did was unfair and the officer needs to be held accountable.</text:p>
          </table:table-cell>
          <table:table-cell office:value-type="string">
            <text:p>http://sacramento.cbslocal.com/2013/05/30/husky-owner-says-chp-wrongfully-shot-dogs/</text:p>
          </table:table-cell>
          <table:table-cell office:value-type="string">
            <text:p>Slush and Buck</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3">
          <table:table-cell office:value-type="float" office:value="1097">
            <text:p>1097</text:p>
          </table:table-cell>
          <table:table-cell office:value-type="string">
            <text:p>2012-11-07</text:p>
          </table:table-cell>
          <table:table-cell office:value-type="string">
            <text:p>California</text:p>
          </table:table-cell>
          <table:table-cell office:value-type="string">
            <text:p>Sacramento</text:p>
          </table:table-cell>
          <table:table-cell office:value-type="string">
            <text:p>Sacrament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acramento police officers shot an aggressive dog while they were serving a search warrant on Wednesday morning. Officers went to a home in the 1000 block of Los Robles Boulevard off Rio Linda Boulevard in Del Paso Heights and encountered the pit bull, which was taken to a local animal hospital after being shot. Once inside the residence, they seized a handgun and drugs.</text:p>
            <text:p>One of the three adults in the house was arrested and a child was taken into protective custody, according to department spokesman Officer Doug Morse.</text:p>
            <text:p>The name of the man arrested wasn&amp;rsquo;t released.</text:p>
          </table:table-cell>
          <table:table-cell office:value-type="string">
            <text:p>http://sacramento.cbslocal.com/2012/11/07/dog-shot-during-search-of-sacramento-home/</text:p>
          </table:table-cell>
          <table:table-cell table:number-columns-repeated="2" office:value-type="string">
            <text:p>Unknown</text:p>
          </table:table-cell>
          <table:table-cell table:number-columns-repeated="2" office:value-type="float" office:value="2">
            <text:p>2</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3">
          <table:table-cell office:value-type="float" office:value="1098">
            <text:p>1098</text:p>
          </table:table-cell>
          <table:table-cell office:value-type="string">
            <text:p>2012-05-29</text:p>
          </table:table-cell>
          <table:table-cell office:value-type="string">
            <text:p>California</text:p>
          </table:table-cell>
          <table:table-cell office:value-type="string">
            <text:p>Oak Park</text:p>
          </table:table-cell>
          <table:table-cell office:value-type="string">
            <text:p>Sacramento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 Sacramento police officer shot and killed two dogs who reportedly charged at him aggressively Tuesday afternoon in the backyard of an Oak Park home.</text:p>
            <text:p>Sacramento Police officers showed up at a house at 42nd and Y streets, across the street from UC Davis Medical Center, investigating a drug case. One of the officers went into the backyard of the home and three dogs reportedly started charging him. An officer shot two of those dogs. One died at the scene and a second at a vet hospital. The third dog wasn&amp;rsquo;t injured.</text:p>
            <text:p>One neighbor says she&amp;rsquo;s never seen the dogs be aggressive. &amp;ldquo;That breaks my heart,&amp;rdquo; Heidi Wehmeyer said. &amp;ldquo;I loved that dog. I&amp;rsquo;ve never seen him do something bad to anybody.&amp;rdquo; Two male suspects were taken into custody during the incident and woman was taken to an area hospital for what was believed to be injuries stemming from domestic violence.</text:p>
          </table:table-cell>
          <table:table-cell office:value-type="string">
            <text:p>http://sacramento.cbslocal.com/2012/05/29/sacramento-police-kill-two-dogs-at-oak-park-home/</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1099">
            <text:p>1099</text:p>
          </table:table-cell>
          <table:table-cell office:value-type="string">
            <text:p>2012-03-18</text:p>
          </table:table-cell>
          <table:table-cell office:value-type="string">
            <text:p>California</text:p>
          </table:table-cell>
          <table:table-cell office:value-type="string">
            <text:p>Modesto</text:p>
          </table:table-cell>
          <table:table-cell office:value-type="string">
            <text:p>Modesto Police Department SWAT and Stanislaus County Sheriffs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The following is reproduced from an interview published by Modesto Anarcho. The same event was published by the Modesto Bee, which is based entirely on police statements and fails to mention the use of less-lethal weaponry against dogs toward a house filled with children; the Bee also fails to mention that the case against the teenagers arrested appears to be entirely without merit based on eyewitness testimony of the shooters and negative gun powder residue tests: Greg and Anthony&amp;#039;s family, who pride themselves on getting their kids to and from school every day and on their work in the contracting business, were relaxing on a Monday evening when they heard gun shots. They became aware of the gravity of the situation as they saw two young men running through their yard. The family&amp;#039;s neighbor then alerted them that one of the runners had dropped a hand gun in their yard. Greg, a contractor who was only a few days away from getting off parole on a DUI charge, didn&amp;rsquo;t want a gun in his yard nor want it around children and went to go get the handgun while his girlfriend, Kenny Nunez and her two boys, Anthony and Thomas, waved the police over to the house, thinking that they could hand them the gun and get on with their evening. When police quickly arrived to the scene however, the families&amp;rsquo; dogs began barking and one even jumped over the fence to meet the cops head on. Police then began firing on the dog with rubber bullets while Kenny attempted to get the dog back inside the gate without being shot herself. Once Kenny had taken the dogs inside the house, police entered the yard in droves and began detaining those on the property. Greg was arrested after he attempted to give the police the firearm that was left in his yard. Police would later claim he was trying to &amp;ldquo;wipe off the fingerprints&amp;rdquo; on the gun. Police then proceeded to detain the entire family outside including Kenny, her daughter, and her two twin sons, one of which was Anthony. According to Kenny in her interviews, Anthony verbally stood up to the cops and told them how he felt about the situation and what the police were doing to his family, resulting in the police setting upon him with a barrage of questioning. Anthony remained clear in his resolve that he was not involved in the shooting and had not left his house during the evening. Police also took this time to insult Anthony, calling him repeatedly a &amp;quot;pussy.&amp;quot; Anthony was then arrested by police and put into a cop car. Kenny said that she wanted to speak with him before he was taken anywhere or interviewed by police. She also explained to the police over and over again that all of her children were inside the house with her and had not left the house since they returned home from school - and that they were not involved with the shooting. Police insisted that Anthony was the driver of the car that was involved in the drive-by shooting and told Kenny they were going to take him in for questioning. It should be noted that neither of Kenny&amp;rsquo;s twins know how to drive, or have drivers&amp;#039; licenses (they are both are 17). By this point, the police had entered and ransacked the house looking for evidence connecting the family to the shooting. They found nothing. Although police told Kenny that they would not question or leave with Anthony before talking to her, they proceeded to shut the cop car doors and drive off, with Anthony on his way to the Modesto Police Station and then Juvenile Hall. Anthony&amp;rsquo;s family was then left to survey the destruction that the police had left. Two of their dogs had been shot with rubber bullets. Several of the windows of their home had been broken out. They also found several burn marks on the ground which they believe to be the remnants of flash or smoke grenades (before the police left, they were reminding each other to &amp;lsquo;pick up the canisters.&amp;rsquo;) Almost two weeks have passed since the arrest of Greg and Anthony, and both remain in custody. Greg, although his charges have been dropped, is waiting to finish with the parole board and be released. Anthony faces multiple felony charges, even though police have tested (swabbed) him for gunpowder residue, and the results have come up negative. After the arrest, Kenny and a neighbor who witnessed the event visited the Modesto Police station in an attempt to explain that the men they saw running did not include, nor look anything like Anthony. Despite eye-witnesses&amp;#039; and Anthony&amp;#039;s family&amp;#039;s testimony, the police are sure that they have their man.</text:p>
          </table:table-cell>
          <table:table-cell office:value-type="string">
            <text:p>http://www.modestoanarcho.org/2012/03/modesto-police-terrorize-family-in-west.html</text:p>
          </table:table-cell>
          <table:table-cell table:number-columns-repeated="2" office:value-type="string">
            <text:p>Unknown</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00">
            <text:p>1100</text:p>
          </table:table-cell>
          <table:table-cell office:value-type="string">
            <text:p>2014-10-14</text:p>
          </table:table-cell>
          <table:table-cell office:value-type="string">
            <text:p>California</text:p>
          </table:table-cell>
          <table:table-cell office:value-type="string">
            <text:p>Modesto</text:p>
          </table:table-cell>
          <table:table-cell office:value-type="string">
            <text:p>Stanislaus County Sheriffs Department</text:p>
          </table:table-cell>
          <table:table-cell office:value-type="float" office:value="4">
            <text:p>4</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report was first published by AP: A central California man has died after he and his 77-year-old mother were mauled by a pack of pit bulls owned by his neighbors, sheriff&amp;#039;s officials said Wednesday. The 59-year-old man died of multiple traumatic injuries suffered in Tuesday&amp;#039;s attack at his home in the city of Modesto, Stanislaus County Sheriff Adam Christianson said. His mother remained hospitalized in critical condition. Investigators determined that the dogs were owned by the victims&amp;#039; neighbors and got into the victims&amp;#039; yard through a common fence, Christianson said. He did not identify the owners. They have not been arrested, though Christianson said the investigation into the attack was continuing. &amp;quot;There is still a lot of work to do,&amp;quot; he said. &amp;quot;We have to be able to finish the investigation to determine what happened that led up to this tragedy.&amp;quot; To charge the dog owners criminally, Christianson said authorities would have to show they were negligent. Investigators will be looking to see whether the animals had any contact with animal control officers prior to the attack over bites or vicious behavior. Deputies responding to several 911 calls found the man being mauled by three pit bulls in the backyard of his home and a fourth pit bull circling him. Deputies shot and killed two of the dogs. The other two ran off to an adjacent yard but were later shot to death when they charged deputies trying to capture them, sheriff&amp;#039;s officials said. The mother was found inside the home suffering from bite wounds and told deputies she, too, had been attacked by the dogs. Both victims, who were not identified, were taken to a hospital.</text:p>
          </table:table-cell>
          <table:table-cell office:value-type="string">
            <text:p>http://abc30.com/news/man-dies-woman-in-critical-condition-after-pit-bull-attack-in-modesto/351776/</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2">
            <text:p>2</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101">
            <text:p>1101</text:p>
          </table:table-cell>
          <table:table-cell office:value-type="string">
            <text:p>2010-07-02</text:p>
          </table:table-cell>
          <table:table-cell office:value-type="string">
            <text:p>California</text:p>
          </table:table-cell>
          <table:table-cell office:value-type="string">
            <text:p>Modesto</text:p>
          </table:table-cell>
          <table:table-cell office:value-type="string">
            <text:p>Modest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the Modesto Bee: A Modesto police officer shot and killed a pit bull that was loose in a north Modesto neighborhood Friday about a block from the animal&amp;#039;s home. Sgt. Tim Helton said two officers responded to a report of a vicious dog on the loose at the intersection of Peppermint Drive and Tiki Court about 4:30 p.m. They picked up a snare at the police station, and one officer tried to lure the animal into the trap. The dog turned away from that officer and lunged at another officer, who shot the animal. The shooting caught the attention of the neighborhood. About 20 people reportedly were outside just afterward. Several were distraught by the scene. &amp;quot;There was no reason for them to kill my dog and they did,&amp;quot; said Leticia Andrade, 44. &amp;quot;I&amp;#039;ve had that dog eight years and it&amp;#039;s never attacked anybody. Now they&amp;#039;re picking it up in a bag.&amp;quot; Another witness told police that the officer didn&amp;#039;t have a choice. &amp;quot;If we let it run loose and it gets a 4-year-old, then we&amp;#039;re at the other end of the spectrum,&amp;quot; Helton said.</text:p>
          </table:table-cell>
          <table:table-cell office:value-type="string">
            <text:p>http://www.modbee.com/2010/07/02/1237480/modesto-police-shoot-pit-bull.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102">
            <text:p>1102</text:p>
          </table:table-cell>
          <table:table-cell office:value-type="string">
            <text:p>2014-03-14</text:p>
          </table:table-cell>
          <table:table-cell office:value-type="string">
            <text:p>Alabama</text:p>
          </table:table-cell>
          <table:table-cell office:value-type="string">
            <text:p>Mobile</text:p>
          </table:table-cell>
          <table:table-cell office:value-type="string">
            <text:p>Mobile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On Monday afternoon police revealed the officer who fatally shot a family dog while police were searching for a trespassing suspect near Murphy High School on Friday is the same officer who was involved in a February shooting. Officer Kevin Kelly, a six-year veteran of the department, was found justified in the shooting of 23-year-old Shawn Ephisian Taylor, who suffered a single wound to his buttocks following a confrontation with Kelly. On Friday, Kelly walked into the backyard of a home on Clearmont Street in an attempt to find suspects who were accused of trespassing and running from police, said Mobile Police Department spokeswoman Ashley Rains. Confronted by two dogs, Kelly fatally shot one dog and injured another while their owners, Lynn and Mark Yeager, watched from inside the house. The Yeager family, who has lived in their home on Clearmont Street for 22 years, had recently finished renovations to their home necessitated by the 2012 Christmas Day tornado. &amp;quot;It was awful,&amp;quot; said Lynn Yeager, who noted that she had not seen the officer before. &amp;quot;My feeling is, they could have knocked on the door.&amp;quot; At the time, Rains said police were not sure whether or not the suspects were armed. &amp;quot;My husband and I both understand that they were trying to do their job,&amp;quot; Lynn Yeager said. She said she can understand an officer reacting &amp;quot;in the heat of the moment,&amp;quot; but she and her husband are now worried about the safety of citizens. &amp;quot;When you think about it, children couldve been back there,&amp;quot; she said. &amp;quot;We couldve been back there.&amp;quot; She said the dogs, Alfred and Bovidea, were sleeping on the porch when Kelly walked into the backyard. She said the dogs ran up to the officer, barking as most dogs do when they don&amp;#039;t recognize a stranger. Kelly pulled out his gun and got off two shots, one killing Alfred and a second which struck Bovidea in his ear. The investigation into the shooting is ongoing.</text:p>
          </table:table-cell>
          <table:table-cell office:value-type="string">
            <text:p>http://blog.al.com/live/2014/03/mobile_police_officer_who_shot.html</text:p>
          </table:table-cell>
          <table:table-cell office:value-type="string">
            <text:p>Alfred and Bovidea</text:p>
          </table:table-cell>
          <table:table-cell office:value-type="string">
            <text:p>Kevin Kelly</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104">
            <text:p>1104</text:p>
          </table:table-cell>
          <table:table-cell office:value-type="string">
            <text:p>2014-08-10</text:p>
          </table:table-cell>
          <table:table-cell office:value-type="string">
            <text:p>Texas</text:p>
          </table:table-cell>
          <table:table-cell office:value-type="string">
            <text:p>Cleburne</text:p>
          </table:table-cell>
          <table:table-cell office:value-type="string">
            <text:p>Cleburne Police Department and Cleburne Animal Services</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Puppy 7 months old</text:p>
          </table:table-cell>
          <table:table-cell office:value-type="string">
            <text:p>The following is reproduced from a local ABC affiliate news report: Amanda Henderson and her husband [Quinton Tatum] have three dogs. They used to have one more, until he was shot and killed by Cleburne police. &amp;quot;I see a murder,&amp;quot; Henderson said. &amp;quot;I see him murdering my puppy, our family... our dog.&amp;quot; It was August when police responded to a report of Henderson&amp;#039;s pit bulls aggressively roaming the neighborhood. They&amp;#039;d escaped from her fenced-in backyard. One was captured nearly immediately. A police report says when an officer located the other two, they were friendly at first and wagging their tails, until 7-month-old Maximus started growling and coming towards the officer. The officer then shot him. The story didn&amp;#039;t make sense to Henderson, because she says Max was so friendly. So she requested the video from the lapel camera worn by the officer. What she saw horrified her. &amp;quot;Never once did Max stop wagging his tail. Never once do you hear a growl, an aggressive anything,&amp;quot; Henderson said. Cleburne police are now investigating, but say the short video clip of the dog being shot doesn&amp;#039;t tell the whole story. &amp;quot;The city is obviously concerned about the video showing an officer shooting a dog,&amp;quot; said police spokeswoman Kelly Summey. A statement Summey provided said the dog was indeed being aggressive before he was shot. But Henderson said no amount of video will make what happened right. &amp;quot;This officer should not have done that, and he knows better,&amp;quot; she said. &amp;quot;You didn&amp;#039;t give this puppy a chance. He&amp;#039;s alive, as much as you are.&amp;quot; Summey wouldn&amp;#039;t tell News 8 if the officer in question is on leave during the investigation, or how long the investigation will take. Summey also didn&amp;#039;t know how many dogs have been fatally shot by police in Cleburne in recent years. Information not included in reports: although ABC and CBS were unable to get the shooter&amp;#039;s name, the PuppycideDB Project has ID&amp;#039;d the shooter as Kevin Dupre. The second police officer in the video has been ID&amp;#039;d as Officer Carmac, also of Cleburne police department. In total there were three dogs present at the shooting. In addition to Maximus, the other dogs names are Coco and DoBoy. Video of the killing is widely distributed and available at the link provided as a source for this entry.</text:p>
          </table:table-cell>
          <table:table-cell office:value-type="string">
            <text:p>http://www.cleburnetimesreview.com/news/longer-video-of-dog-shooting-incident-released/article_dc7881c8-5a2f-11e4-ace4-ab48eeb735dc.html</text:p>
          </table:table-cell>
          <table:table-cell office:value-type="string">
            <text:p>Maximus</text:p>
          </table:table-cell>
          <table:table-cell office:value-type="string">
            <text:p>Kevin Dupre, Officer Carmac, Unidentified Animal Control Employe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table:number-columns-repeated="3" office:value-type="float" office:value="2">
            <text:p>2</text:p>
          </table:table-cell>
        </table:table-row>
        <table:table-row table:style-name="ro1">
          <table:table-cell office:value-type="float" office:value="1105">
            <text:p>1105</text:p>
          </table:table-cell>
          <table:table-cell office:value-type="string">
            <text:p>2014-10-18</text:p>
          </table:table-cell>
          <table:table-cell office:value-type="string">
            <text:p>Pennsylvania</text:p>
          </table:table-cell>
          <table:table-cell office:value-type="string">
            <text:p>Upper Darby Township</text:p>
          </table:table-cell>
          <table:table-cell office:value-type="string">
            <text:p>Upper Darby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had to shoot a pit bull during a vicious attack on another dog Saturday night in the Bywood section. Percy, a Pekinese breed belonging to a township woman, died as a result of injuries. &amp;ldquo;I&amp;rsquo;m just broken-hearted about my dog,&amp;rdquo; Donna Strattus said. &amp;ldquo;The injuries were too bad. The attack was awful. I witnessed the whole thing. On top of that, I had to witness police shooting the pit bull. I&amp;rsquo;m a dog lover, but I have a thing against pit bulls. We have too many in this neighborhood.&amp;rdquo; Police received a report of a pit bull maiming and biting a small dog at about 7:30 p.m. Saturday at Bayard and Madeira roads. &amp;ldquo;Officer Michael Scott responded and saw a woman trying to pull the pit bull off her dog,&amp;rdquo; police Superintendent Michael Chitwood said. &amp;ldquo;The pit bull wouldn&amp;rsquo;t let go. Scott got out of his car and attempted to separate the two dogs, but couldn&amp;rsquo;t. The pit bull was out of control. For his safety and the safety of others, he shot the dog. He fired one shot and hit the pit bull in the left side. That pit bull was never domesticated. It was kept in the basement. The dog did not die from the gunshot wound. He was put down.&amp;rdquo; According to Chitwood, Animal Control Officer Fred Eckman also responded to the call and told the owner of the black and white female pit bull named Shady he would have to put the dog down. Percy was transported to Keystone Animal Hospital in Havertown for treatment of a bite wound on his head and numerous bites over his body. He later died. &amp;ldquo;The pit bull was euthanized this morning,&amp;rdquo; Chitwood said Monday. &amp;ldquo;The owner of the dog was not charged because he agreed to put the dog down.&amp;rdquo; Strattus was walking her dog on a leash when the pit bull charged and was not on a leash. &amp;ldquo;That pit bull came running after my dog,&amp;rdquo; Strattus said. &amp;ldquo;I smacked him and I was screaming for help. It was so frustrating. I saw the dog coming towards us without a leash and nobody with the dog. I grabbed my dog and put him on top of a car, but the pit bull jumped up on top of the car and got my dog. He kept going. My dog got under the car and the pit bull kept going after him and pulling him out from under the car. He was shaking him like a rag doll. I&amp;rsquo;m just devastated. When the officer took out his gun to shoot the pit bull, he told everyone to stand away. I do understand why he had to shoot the pit bull. There were other people there, but nobody helped. I understand why they didn&amp;rsquo;t. &amp;ldquo;I&amp;rsquo;m just devastated by the whole thing. On Saturday, I didn&amp;rsquo;t cry. Today, I can&amp;rsquo;t stop crying. They were going to operate on Percy, but he died before they could do anything.&amp;rdquo;</text:p>
          </table:table-cell>
          <table:table-cell office:value-type="string">
            <text:p>http://www.delcotimes.com/general-news/20141021/police-pit-bull-put-down-after-devastating-attack-on-dog</text:p>
          </table:table-cell>
          <table:table-cell office:value-type="string">
            <text:p>Percy and Unknown Dog</text:p>
          </table:table-cell>
          <table:table-cell office:value-type="string">
            <text:p>Michael Scott</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06">
            <text:p>1106</text:p>
          </table:table-cell>
          <table:table-cell office:value-type="string">
            <text:p>2014-10-20</text:p>
          </table:table-cell>
          <table:table-cell office:value-type="string">
            <text:p>Texas</text:p>
          </table:table-cell>
          <table:table-cell office:value-type="string">
            <text:p>Amarillo</text:p>
          </table:table-cell>
          <table:table-cell office:value-type="string">
            <text:p>Amarillo Police Department, Amarillo Animal Management and Welfar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round 11 a.m. today, Amarillo Police responded to a report <text:s/>that a pit bull jumped a fence and bit a man and had tried to attack a juvenile female in the 300 block of N. Virginia. A motorcycle officer arrived first, when he started to approach the house, the pit bull attempted to jump over an approximately three foot fence marked with a &amp;ldquo;beware of dog&amp;rdquo; sign to attack the officer. When the officer saw the dog coming over the fence at him, he fired one shot. The dog fell back but again tried to get over the fence at the officer. The officer fired a second shot which also hit the dog. <text:s/>The dog went to a dog house behind the home. Animal Management and Welfare arrived and took custody of the first dog. Officers spoke the original bite victim. The victim told officers that he and a friend were walking by the home when the same brown dog started barking at them. The dog then jumped the fence, ran straight at him, and bit him on the arm. The dog then ran back to the yard. This victim was treated for a dog bite on the arm at a local hospital and released. Animal Welfare has advised that the dog was transported to a veterinarian and the owner was contacted. As is standard procedure in all cases of an officer discharging a firearm for any reason in the course of duty, the APD Internal Affairs Investigator is investigating this incident.</text:p>
          </table:table-cell>
          <table:table-cell office:value-type="string">
            <text:p>http://www.myhighplains.com/story/d/story/amarillo-police-shoot-pit-bull-dog-bites-one-man-a/12726/L8fANxrYs06HJ6SLzXrDow</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07">
            <text:p>1107</text:p>
          </table:table-cell>
          <table:table-cell office:value-type="string">
            <text:p>2014-10-21</text:p>
          </table:table-cell>
          <table:table-cell office:value-type="string">
            <text:p>Wisconsin</text:p>
          </table:table-cell>
          <table:table-cell office:value-type="string">
            <text:p>Racine</text:p>
          </table:table-cell>
          <table:table-cell office:value-type="string">
            <text:p>Racin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ext:s/>Police shot and killed a pit bull terrier Tuesday morning at North Beach that had injured another dog and bitten its owner. Racine Police Department spokeswoman Sgt. Jessie Metoyer said the owner of the two pit bulls called for help because they were fighting, and he could not separate them. When a police officer and community service officers responded at 10:05 a.m., the dogs were still fighting, Metoyer said. One was on the ground injured, and the other was on top, still attacking. Unable to get the dogs to separate safely, the officer fired his weapon, striking and killing the more aggressive dog, Metoyer said. During the fracas, the owner was bitten in the upper leg but declined medical treatment. The injured dog was taken to the Wisconsin Humane Society&amp;rsquo;s Racine campus, 2706 Chicory Road. Further information about that dog was not available.</text:p>
          </table:table-cell>
          <table:table-cell office:value-type="string">
            <text:p>http://journaltimes.com/news/local/crime-and-courts/police-shoot-dog-at-north-beach/article_96e6334f-fd3a-5ce6-8ad2-64622c4bca80.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08">
            <text:p>1108</text:p>
          </table:table-cell>
          <table:table-cell office:value-type="string">
            <text:p>2014-10-20</text:p>
          </table:table-cell>
          <table:table-cell office:value-type="string">
            <text:p>California</text:p>
          </table:table-cell>
          <table:table-cell office:value-type="string">
            <text:p>Oceanside</text:p>
          </table:table-cell>
          <table:table-cell office:value-type="string">
            <text:p>Oceansid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summary is a media report reproduced from a local ABC affiliate. The report is based entirely on police statements: Officers responding to a disturbance call shot and killed a dog early Monday morning outside an Oceanside home. According to Oceanside police, the incident began at about 2:45 a.m. when a homeowner found a man sitting on a chair in front of his house in the 700 block of Morse Street. The man also had a dog, a pit bull-terrier mix, that was not on a leash. Responding officers tried to talk to the man, but he would not cooperate. At one point, the dog charged officers and was tased. However, it had no effect on the dog and when it charged them again, they shot and killed it. The man, who police say was under the influence of drugs, was arrested on obstruction charges.</text:p>
          </table:table-cell>
          <table:table-cell office:value-type="string">
            <text:p>http://www.10news.com/news/police-shoot-kill-dog-in-oceanside-after-owners-bizarre-behavior</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09">
            <text:p>1109</text:p>
          </table:table-cell>
          <table:table-cell office:value-type="string">
            <text:p>2014-10-22</text:p>
          </table:table-cell>
          <table:table-cell office:value-type="string">
            <text:p>Kentucky</text:p>
          </table:table-cell>
          <table:table-cell office:value-type="string">
            <text:p>Lexington</text:p>
          </table:table-cell>
          <table:table-cell office:value-type="string">
            <text:p>Lexington-Fayette Urban County Division of Pol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The following media report from a local CNN affiliate is based entirely on police statements: Lexington Police say an officer has shot and killed a dog after the canine attacked him. The incident happened just after midnight Wednesday when officers responded to a disorder at a home. Officers told WKYT-TV in Lexington that a 100-pound German Shepard ran out of the home and charged at an officer several times. Police Lt. Clayton Roberts says the dog charged the officer several times, despite attempts by the officer to get away. Roberts says the dog bit the officer on the leg and the officer was forced to shoot him. The dog did not survive. Police say no charges were filed against the dog&amp;#039;s owners. The officer suffered a minor injury.</text:p>
          </table:table-cell>
          <table:table-cell office:value-type="string">
            <text:p>http://www.wlky.com/news/Lexington-police-shoot-kill-dog-after-attack/29271526</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1110">
            <text:p>1110</text:p>
          </table:table-cell>
          <table:table-cell office:value-type="string">
            <text:p>2002-01-09</text:p>
          </table:table-cell>
          <table:table-cell office:value-type="string">
            <text:p>Washington</text:p>
          </table:table-cell>
          <table:table-cell office:value-type="string">
            <text:p>Seattle</text:p>
          </table:table-cell>
          <table:table-cell office:value-type="string">
            <text:p>Seattle Police Department and Seattle Animal Control</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Staffordshire Terrier 18 months old</text:p>
          </table:table-cell>
          <table:table-cell office:value-type="string">
            <text:p>It began one afternoon early last year, when two Seattle police officers rushed into a West Seattle apartment, looking for young men who had just beaten up a man on the street. Instead the officers found Princess, an 18-month-old American Staffordshire terrier, which, they said, charged at them. They shot the animal dead. An internal departmental review later said they were justified. But now Princess&amp;#039; owners have filed a federal lawsuit against the Seattle Police Department and the officers, alleging they had no right to shoot their beloved pet. They are demanding payment for emotional stress and mental anguish. The police won&amp;#039;t comment specifically on the lawsuit, but they say officers have the right to protect themselves from aggressive dogs. Still, they say, dog shootings are not common given the volume of cases they handle. Seattle police have typically shot two or three dogs a year in recent years, according to internal records. A review of more than 350 Seattle police shootings since 1975 shows that officers have shot about 42 dogs or other animals in the past three decades. About half were pit bulls or breeds that police listed as pit bulls. Every animal shooting since 1975 has been ruled justified by departmental review. John and Stephanie Brace and their preschooler daughter Marissa filed suit this week in U.S. District Court in Seattle, demanding a jury trial but not specifying how much money they want. The lawsuit alleges that Officers Chris Hairston and Mike Waters overreacted by killing Princess; a witness disputes the officers&amp;#039; accounts that the dog attacked. The suit alleges that the Police Department has &amp;quot;reckless&amp;quot; policies that allow officers to shoot dogs. &amp;quot;In this case, I don&amp;#039;t think they had a right to be on the property to begin with,&amp;quot; said the Braces&amp;#039; attorney, Adam Karp of Seattle, who specializes in animal-rights cases. &amp;quot;They were illegal trespassers.&amp;quot; Hairston and Waters were called to the beating on Southwest Holden Street in the Westwood neighborhood in January 2002. A witness said the young men had run into an apartment, which turned out to be the Braces&amp;#039; unit. They were not home at the time. Hairston and Waters said they found the apartment door ajar and went inside to search for the attackers, reports say. When Hairston entered a bedroom, Princess ran at him, going for his legs, he told investigators. He fired once, grazing the dog. Hairston fired four more times as Princess ran toward Waters, who fired three times, dropping the dog, the police reports said. In their lawsuit, the Braces point out that the officers had no warrant and had not seen the assault suspects enter. The Braces also say Princess was not a violent dog, and they allege Waters and Hairston &amp;quot;have a reputation&amp;quot; for fatally shooting pit-bull dogs. Staffordshire terriers are so closely related to stockier pit-bull terriers that they are often generically called pit bulls. They also often are classified together with pit bulls as an aggressive breed. According to police records, Hairston fatally shot a pit bull in the same neighborhood in November 2001. But records show the dog had attacked a 13-year-old girl, and Hairston shot the dog after he, Waters and another officer had tried to subdue it with pepper spray and an electric stun gun. &amp;quot;In general, officers have been forced to shoot dogs to protect themselves or to protect someone else,&amp;quot; said police spokesman Duane Fish. &amp;quot;We respond to hundreds of thousands of calls a year and there have been very few animals we&amp;#039;ve had to shoot.&amp;quot; Police also said that if they have reasonable evidence that dangerous criminals have fled into someone&amp;#039;s home, they are allowed to chase after them to protect other people. &amp;quot;If you&amp;#039;re inside of a home for a legitimate purpose, it&amp;#039;s the owner&amp;#039;s duty to control the dog,&amp;quot; Fish said. Additional Notes: Seattle Animal Control seized the corpse, returning it to the victim&amp;#039;s owners in a garbage bag that leaked blood. The Brace lawsuit is identified with the following information: <text:s/>Brace, et al v. City of Seattle, et al <text:s/>Case No.: umber 2:03-cv-01071-MJP Assigned to Judge Marsha J. Pechman Date Filed: 05/12/2003 Date Terminated: 04/05/2004</text:p>
          </table:table-cell>
          <table:table-cell office:value-type="string">
            <text:p>http://community.seattletimes.nwsource.com/archive/?date=20030515&amp;amp;slug=doglawsuit15m0</text:p>
          </table:table-cell>
          <table:table-cell office:value-type="string">
            <text:p>Princess</text:p>
          </table:table-cell>
          <table:table-cell office:value-type="string">
            <text:p>Chris Hairston and Mike Waters</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row>
        <table:table-row table:style-name="ro1">
          <table:table-cell office:value-type="float" office:value="1111">
            <text:p>1111</text:p>
          </table:table-cell>
          <table:table-cell office:value-type="string">
            <text:p>2001-11-01</text:p>
          </table:table-cell>
          <table:table-cell office:value-type="string">
            <text:p>Washington</text:p>
          </table:table-cell>
          <table:table-cell office:value-type="string">
            <text:p>Seattle</text:p>
          </table:table-cell>
          <table:table-cell office:value-type="string">
            <text:p>Seattl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ccording to Seattle police records, Chris Hairston fatally shot a pit bull in <text:s/>the Westwood neighborhood in November 2001. The police claim the dog had attacked a 13-year-old girl. Hairston stated that he shot the dog after he, Waters and another officer had tried to subdue it with pepper spray and an electric stun gun. Month and year are confirmed, exact day has yet to be confirmed.</text:p>
          </table:table-cell>
          <table:table-cell office:value-type="string">
            <text:p>http://community.seattletimes.nwsource.com/archive/?date=20030515&amp;amp;slug=doglawsuit15m0</text:p>
          </table:table-cell>
          <table:table-cell office:value-type="string">
            <text:p>Unknown</text:p>
          </table:table-cell>
          <table:table-cell office:value-type="string">
            <text:p>Chris Hairston, Mike Waters and One Unidentified Police</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112">
            <text:p>1112</text:p>
          </table:table-cell>
          <table:table-cell office:value-type="string">
            <text:p>2010-01-24</text:p>
          </table:table-cell>
          <table:table-cell office:value-type="string">
            <text:p>Washington</text:p>
          </table:table-cell>
          <table:table-cell office:value-type="string">
            <text:p>Moses Lake</text:p>
          </table:table-cell>
          <table:table-cell office:value-type="string">
            <text:p>Grant County Sheriffs Department and Chelan County Sheriffs Office</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Mixed Breed 7yo</text:p>
          </table:table-cell>
          <table:table-cell office:value-type="string">
            <text:p>The following is reproduced from a Seattle Times story a year after the killing: Police departments are perennially accused of excessive force--the poignant SPD shooting of Native American carver John Williams being just the latest example. Usually, however, the victims are human beings. Not so in an excessive-force case recently filed in federal court, which details the fatal shooting of a Labrador retriever mixed-breed dog named Slyder, allegedly for doing little more than sniffing the butt of a police dog. That is the picture painted by attorney Adam Karp in his lawsuit filed last week on behalf of a Grant County man named Nicholas Criscuolo. Karp is the Bellingham attorney whose relentless quest for four-legged justice we wrote about in September. According to the complaint, Criscuolo was letting his two dogs, including Slyder, have a little off-leash fun in a Moses Lake park last January when Grant County Sheriff&amp;#039;s deputies proceeded to make a drug bust nearby. One of the deputies was Beau Lamens, who brought his police dog, Maddox, to search a car that contained some suspected meth. Slyder took off after Maddox, giving rise to the alleged butt-sniffing. The deputy kicked Slyder, according to the complaint, causing the dog to run back toward his owner--&amp;quot;tail between his legs, not charging Lamens or Maddox or any other officer.&amp;quot; Nevertheless, the complaint says, Lamens followed Slyder and shot the dog three times, killing him. A prior investigation conducted by the Chelan County Sheriff&amp;#039;s Office, however, offers a different version of events. Ruling the shooting justified, the office concluded that Slyder and Maddox had been fighting, and that it seemed to Lamens as though Criscuolo&amp;#039;s dog was returning for another round. Grant County Undersheriff Dave Ponozzo declines further comment on behalf of Lamens and his department, saying it hasn&amp;#039;t had a chance to look at the lawsuit yet. The case allows Karp another opportunity to press his view that pets should be treated as more than mere property. Criscuolo saw Slyder as &amp;quot;an immediate family member,&amp;quot; the suit notes, expanding at length upon studies that document the bond people have with their pets and the grief experienced when an animal dies. Karp and his client are therefore asking not only for damages amounting to the value of Slyder but for unspecified emotional-distress damages, something the lawyer has also sought in veterinary malpractice cases. These claims are based on a variety of Constitutional arguments, including that Criscuolo was deprived of due process. Not included in the news report: Identifying information for the lawsuit is as follows: Nicholas Criscuolo v. Grant County, et al, Case No. 12-35335 Nicholas Criscuolo won his case handily. six-person federal jury in Spokane unanimously found that former Grant County Sheriff&amp;rsquo;s Office Deputy Beau Lamens willfully killed Nicholas Criscuolo&amp;rsquo;s dog, Slyder, without lawful justification when he shot him three times at Neppel Park in Moses Lake. As the magazine Seattle Dog Spot (http://www.seattledogspot.com/blog/dog-blog/post/landmark-decision-holds-former-grant-county-deputy-accountable-for-killing-dog-in-moses-lake) described it: This judgment in favor of Mr. Criscuolo against Grant County and Beau Lamens represents the culmination of four years of litigation that set various judicial milestones. First, Mr. Criscuolo challenged the City of Moses Lake&amp;rsquo;s Hazardous Dog Law as unconstitutional in its categorically defining purebred and crossbred American Pit Bull Terriers, Staffordshire Bull Terriers, American Staffordshire Terriers, Rottweilers, and Presa Canarios as &amp;ldquo;hazardous.&amp;rdquo; On the eve of a summary judgment motion brought by Mr. Criscuolo to invalidate the law, the City repealed the Act and paid Mr. Criscuolo $14,000 in fees. As a result, Dymond and dozens of other dogs deemed &amp;ldquo;hazardous&amp;rdquo; in Moses Lake solely due to their appearance (not their behavior), were liberated from that adverse status. Second, the Ninth Circuit Court ruled in a unanimous decision that federal Judge Lonny Suko erred in dismissing the suit against Lamens, the former deputy who killed Slyder. Upon remand of the case from the Ninth Circuit, Judge Suko recused. Judge Thomas O. Rice then took over the case. Third, Judge Rice rejected the arguments of the defendants, Grant County and Beau Lamens, asking him to dismiss all of Mr. Criscuolo&amp;rsquo;s state claims and to limit his damages to market value only. He also rejected their argument to immunize Lamens under RCW 16.08.030 and RCW 4.24.410. RCW 4.24.410 states that a police dog handler &amp;ldquo;who uses a police dog in the line of duty in good faith is immune from civil action for damages arising out of such use of the police dog.&amp;rdquo; Lamens argued that the shooting of Slyder arose from his use of the police dog. Judge Rice rejected this position, finding that the killing arose from the use of Lamens&amp;rsquo;s Glock, not the police dog. Judge Rice&amp;rsquo;s Feb. 10, 2014 order was the first in Washington to interpret RCW 4.24.410 where the dog handler (not the handler&amp;rsquo;s police dog) inflicts the injury. RCW 16.08.030 provides that it &amp;ldquo;shall be the duty of the sheriff or any deputy sheriff to kill any dog found running at large (after the first day of August of any year and before the first day of March in the following year) without a metal identification tag.&amp;rdquo; Lamens argued that Slyder was not wearing a metal identification dog and was running at large, and for that reason only, compelled Lamens to shoot and kill Slyder. Judge Rice rejected this position as well, finding that Slyder &amp;ldquo;was not roaming unattended or &amp;lsquo;at large&amp;rsquo; within the meaning of the statute,&amp;rdquo; and that Slyder&amp;rsquo;s rabies tag and microchip tag sufficed. Judge Rice&amp;rsquo;s Feb. 10, 2014 order was the first in Washington to interpret RCW 16.08.030. Furthermore, Lamens argued that no reasonable jury could conclude that he maliciously injured Slyder, that he recklessly inflicted emotional distress, or that he converted Slyder. Judge Rice rejected all these arguments and allowed those claims to go to the jury. Chelan County Sheriff&amp;#039;s Office performed the criminal investigation of the shooting, which exonerated Lamens of any criminal wrong-doing. Local media completely misrepresented the results of the jury trial. The Spokesman-Review reprinted their Sheriff&amp;#039;s Press Release nearly word-for-word, claiming that the case was a hands-down win for the police, despite the judge rejecting claims of immunity, assigning personal liability to a police officer, and applying a law originally written for police dogs to a police human for the first time ever.</text:p>
          </table:table-cell>
          <table:table-cell office:value-type="string">
            <text:p>http://www.seattleweekly.com/home/936101-129/animals</text:p>
          </table:table-cell>
          <table:table-cell office:value-type="string">
            <text:p>Slyder</text:p>
          </table:table-cell>
          <table:table-cell office:value-type="string">
            <text:p>Beau Lamens and Kevin Dobso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113">
            <text:p>1113</text:p>
          </table:table-cell>
          <table:table-cell office:value-type="string">
            <text:p>2014-10-22</text:p>
          </table:table-cell>
          <table:table-cell office:value-type="string">
            <text:p>Texas</text:p>
          </table:table-cell>
          <table:table-cell office:value-type="string">
            <text:p>Corpus Christi</text:p>
          </table:table-cell>
          <table:table-cell office:value-type="string">
            <text:p>Corpus Christi Police Department, Corpus Christi Animal Care Services and Vector Contr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 local WorldNow news affiliate: A Corpus Christi police officer was forced to shoot a full-breed bluenose pit bull in the 2600 block of Brawner Parkway, near Devon, after noticing that the dog had chased a man and pinned him on top of an electrical box just after 9 a.m. Wednesday. The officer said he tried to scare the dog away with his car, but it didn&amp;#039;t work. [The shooter claims that] when he got out of his vehicle, the dog charged the officer, causing him to draw his weapon and shoot twice, striking the job once in the jaw. The dog ran off, and Animal Care Services tracked it down and took it into custody. Animal Care Services discovered that the dog was microchipped and were able to contact its owner. The owner of the dog, which goes by the name Egore, took it to a local veterinarian where it underwent surgery. The owner said the bullet had gone into Egore&amp;#039;s jaw and the casing had to be removed, but the bullet did not hit anything vital.</text:p>
          </table:table-cell>
          <table:table-cell office:value-type="string">
            <text:p>http://www.kiiitv.com/story/26864050/police-officer-shoots-dog-threatening-pedestrian-on-brawner-parkway</text:p>
          </table:table-cell>
          <table:table-cell office:value-type="string">
            <text:p>Egore</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14">
            <text:p>1114</text:p>
          </table:table-cell>
          <table:table-cell office:value-type="string">
            <text:p>2013-06-27</text:p>
          </table:table-cell>
          <table:table-cell office:value-type="string">
            <text:p>North Carolina</text:p>
          </table:table-cell>
          <table:table-cell office:value-type="string">
            <text:p>Winston-Salem</text:p>
          </table:table-cell>
          <table:table-cell office:value-type="string">
            <text:p>Winston-Salem Police Department, North Carolina State Bureau of Investigation and Forsyth County North Carolina Animal Control</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mix</text:p>
          </table:table-cell>
          <table:table-cell office:value-type="string">
            <text:p>The following is reproduced from the Winston-Salem Journal. The CDC statistics cited in the report are wrong: The Forsyth County District Attorney&amp;rsquo;s office has determined that Acting Police Chief Barry Rountree&amp;rsquo;s use of lethal force was justified in Wednesday&amp;rsquo;s shooting in an incident on Jackson Avenue in which a woman and her dog were wounded. The State Bureau of Investigation determined that Rountree &amp;ldquo;acted to protect himself and to protect the lives of others,&amp;rdquo; the district attorney&amp;rsquo;s office said in a statement Friday. The SBI findings clear the way for Rountree to be sworn as Winston-Salem&amp;rsquo;s next police chief Sunday at City Hall. The SBI interviewed officers and witnesses and then met with District Attorney Jim O&amp;rsquo;Neill to discuss the case. O&amp;rsquo;Neill declined to comment on the case. Derwin Montgomery, a member of the Winston-Salem City Council, represents the East Ward where the shooting occurred. Montgomery said he supports Rountree. &amp;ldquo;I believe his actions were justified,&amp;rdquo; Montgomery said. The shooting occurred after Winston-Salem police received a 911 call that a man armed with a two-barreled gun was standing on a porch at 124 N. Jackson Ave. and pointing the gun at someone, police said. As of Friday, no arrests had been made in connection with the report of an armed man. Officer Mohammed Khan arrived on the scene, and Rountree responded to assist him, police said. Khan and Rountree then took cover behind Khan&amp;rsquo;s vehicle. Before they could search for the man, Assistant Chief David Clayton said, a medium-sized boxer or boxer-mix dog ran from behind a house at 114 N. Jackson Ave. toward Rountree and Khan. Clayton said the dog charged Rountree, who fired a bullet from his service handgun at the dog. The bullet apparently hit the dog, then struck the driveway&amp;rsquo;s pavement and ricocheted. Bullet fragments struck the homeowner, Tamara Whitt, in her upper left leg. Whitt said that her dog, LeBron, wasn&amp;rsquo;t actively aggressively toward Rountree and the other officer. Rountree was placed on administrative duty until the SBI completed its investigation. Since 2011, Forsyth County has had 806 cases of pet animals biting people, said Tim Jennings, the director of Forsyth County Animal Control. Most cases involve dogs, but cats also bite humans, he said. Over the past 48 years, there have been 30 dog bite-related fatalities in North Carolina, according to the National Canine Research Council, which monitors human-canine relations in the country. About 4.5 million people are bitten by dogs each year, according to statistics complied by the federal Centers for Disease Control and Prevention. An animal-rights advocacy group recommends that police officers use caution in dealing with dogs when they respond on emergency calls. &amp;ldquo;The more police officers are familiar with dogs, the less likely they will drawn their weapons and fire,&amp;rdquo; said Donald Cleary, a spokesman for the National Canine Research Council in Amenia, N.Y. &amp;ldquo;The goal is to keep the officer, the dog and civilians safe.&amp;rdquo; Not mentioned in the article: Police seized the animal and placed it under &amp;quot;quarantine&amp;quot; in the <text:s/>Forsyth County Animal Shelter. At the time of its arrival it was still alive. The human victim, 33 year old Tamara Whitt, was in the company of her three young children when she was shot by Rountree.</text:p>
          </table:table-cell>
          <table:table-cell office:value-type="string">
            <text:p>http://www.journalnow.com/news/local/article_f06a7500-e042-11e2-be20-001a4bcf6878.html</text:p>
          </table:table-cell>
          <table:table-cell office:value-type="string">
            <text:p>LeBron</text:p>
          </table:table-cell>
          <table:table-cell office:value-type="string">
            <text:p>Acting Police Chief Barry Rountree and Mohammed Khan</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Not Sure</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15">
            <text:p>1115</text:p>
          </table:table-cell>
          <table:table-cell office:value-type="string">
            <text:p>2014-10-21</text:p>
          </table:table-cell>
          <table:table-cell office:value-type="string">
            <text:p>Georgia</text:p>
          </table:table-cell>
          <table:table-cell office:value-type="string">
            <text:p>Buford</text:p>
          </table:table-cell>
          <table:table-cell office:value-type="string">
            <text:p>Gwinnett County Police Department and Gwinnett County Animal Shelter</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Siberian Husky 2yo and Boxer</text:p>
          </table:table-cell>
          <table:table-cell office:value-type="string">
            <text:p>Kira, a 2-year-old Siberian husky from Buford, is expected to survive after being shot by a Gwinnett County police officer &amp;mdash; but her owner wants to know why it happened at all. Melody Hixson told the Daily Post that Kira and her roommate&amp;rsquo;s boxer, Shiva, got out of their yard on Jimmy Dodd Road Monday after a landscaper failed to replace a stone blocking a hole underneath their fence. They searched for the dogs all day Monday but couldn&amp;rsquo;t find them. On Tuesday, they went to the Gwinnett County animal shelter and got the bad news. Kira had been shot. &amp;ldquo;I&amp;rsquo;m in shock at that point,&amp;rdquo; Hixson said. &amp;ldquo;(The animal control officer) said, &amp;lsquo;She lunged at my face so we had to shoot her.&amp;rsquo;&amp;rdquo; The official incident report repeatedly described Kira as &amp;ldquo;aggressive.&amp;rdquo; Hixson said that&amp;rsquo;s not the loving, friendly dog that she knows. Gwinnett County police spokesman Cpl. Edwin Ritter said a complainant on Little Mill Road &amp;mdash; one street over from Hixson&amp;rsquo;s home &amp;mdash; called dispatch multiple times Tuesday morning to report two dogs &amp;ldquo;active aggressively in his yards at times.&amp;rdquo; The complainant asked for the dogs to be removed quickly &amp;ldquo;or he may have to shoot them.&amp;rdquo; An animal control officer responded to the scene at about 10 a.m. before asking for assistance from police. A senior police officer responded and was told that Kira had &amp;ldquo;already charged&amp;rdquo; at the animal control officer once. The police officer wrote in his report that Kira &amp;ldquo;began barking and making aggressive movements&amp;rdquo; when he arrived. The animal control officer reportedly made three attempts to capture her. &amp;ldquo;On all three attempts, the husky made aggressive movements towards me and the animal control officer,&amp;rdquo; the report said. &amp;ldquo;After the third attempt, it appeared as if the husky breed canine was making a full sprint towards us both. I feared for the safety of both myself and the animal control officer.&amp;rdquo; &amp;ldquo;I drew my department issued firearm,&amp;rdquo; it continued, &amp;ldquo;and shot the canine once in the chest. The dog dropped to the ground and began crying.&amp;rdquo; It&amp;rsquo;s believed that Shiva, Hixson&amp;rsquo;s roommate&amp;rsquo;s boxer, then ran away and into the street, where its foot was run over by a car. Both dogs were taken to an animal hospital, the officer wrote. The bullet that struck Kira went into her chest and out of her front shoulder, missing her vital organs. She is expected to survive. Hixson, though, is distraught. She said she&amp;rsquo;s received multiple conflicting stories about what happened that day &amp;mdash; and said that, if anyone should know how to handle such a situation without having to shoot a dog, it&amp;rsquo;s animal control officers. &amp;ldquo;I want to know what really happened, because I know she&amp;rsquo;s not a vicious dog,&amp;rdquo; Hixson said. &amp;ldquo;Everything they say in the report is very contrary to her normal character. It just doesn&amp;rsquo;t make sense to me.&amp;rdquo; &amp;ldquo;Police shouldn&amp;rsquo;t just shoot dogs,&amp;rdquo; she added. &amp;ldquo;It just shouldn&amp;rsquo;t happen. There are so many other ways &amp;hellip; It just seems like there&amp;rsquo;s just such a disregard for life in general.&amp;rdquo;</text:p>
          </table:table-cell>
          <table:table-cell office:value-type="string">
            <text:p>http://www.gwinnettdailypost.com/news/2014/oct/24/buford-woman8217s-dog-shot-by-gwinnett-county/</text:p>
          </table:table-cell>
          <table:table-cell office:value-type="string">
            <text:p>Kira and Hiva</text:p>
          </table:table-cell>
          <table:table-cell office:value-type="string">
            <text:p>Unknown police officer and unknown animal control officer</text:p>
          </table:table-cell>
          <table:table-cell table:number-columns-repeated="2"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16">
            <text:p>1116</text:p>
          </table:table-cell>
          <table:table-cell office:value-type="string">
            <text:p>2014-06-09</text:p>
          </table:table-cell>
          <table:table-cell office:value-type="string">
            <text:p>Tennessee</text:p>
          </table:table-cell>
          <table:table-cell office:value-type="string">
            <text:p>Milan</text:p>
          </table:table-cell>
          <table:table-cell office:value-type="string">
            <text:p>Mila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shot and killed in Milan on Monday is stirring up controversy. Police say the dog was vicious, but the dog&amp;#039;s owner, Andrew Newtson, says the police officer who shot his dog could have went about the situation in a different way. Newtson says rather than killing the dog, the officer could have waited for animal control to respond. &amp;quot;I would understand if my dog had someone pinned up against the house or he was mauling someone,&amp;quot; Newtson said. &amp;quot;Yes, shoot my dog. I&amp;#039;d rather a human being have their life than my dog.&amp;quot; Milan Police say they were called to the home because the dog had charged someone on the street. &amp;quot;The dog displayed itself in an aggressive manner,&amp;quot; Milan Police Chief Bobby Sellers said. &amp;quot;[It was] showing its teeth, growling, and started toward him and then he had to shoot the dog.&amp;quot; Newtson says his dog has never done anything like this before. &amp;quot;I can take him anywhere,&amp;quot; Newtson said. &amp;quot;I&amp;#039;ve taken him to my neighbors, they&amp;#039;ve pet him. Two or three times a week I take him for walks. I let kids pet him.&amp;quot; Witness to the event Mary Dennie says the dog was ready to attack when police arrived. &amp;quot;The police shot that dog right there at the mailbox,&amp;quot; Dennie said. &amp;quot;Because that dog was after them.&amp;quot; Chief Sellers says he would have shot the dog as well if he was in the same position. &amp;quot;I stand behind him 100 percent,&amp;quot; Chief Sellers said. &amp;quot;I&amp;#039;ve been in that situation when a dog was trying to attack me and I&amp;#039;ve had to use my pistol to defend myself.&amp;quot; Another witness at the scene said the dog was just defending his territory and the police officer used excessive force. <text:s/>Milan police have not been called to any incidents involving this dog before. They have cited the dog&amp;#039;s owner for owning a vicious dog and he is set to appear in court July 2.</text:p>
          </table:table-cell>
          <table:table-cell office:value-type="string">
            <text:p>http://www.wbbjtv.com/news/local/Dog-Shooting-Controversy--26261689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17">
            <text:p>1117</text:p>
          </table:table-cell>
          <table:table-cell office:value-type="string">
            <text:p>2014-08-15</text:p>
          </table:table-cell>
          <table:table-cell office:value-type="string">
            <text:p>Tennessee</text:p>
          </table:table-cell>
          <table:table-cell office:value-type="string">
            <text:p>Lebanon</text:p>
          </table:table-cell>
          <table:table-cell office:value-type="string">
            <text:p>Leban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news report is reproduced from the Lebanon Democrat. The report is based entirely on the reports of police despite a multitude of alternate witnesses and defendants (at least five of which were children). The killing occurred during the arrest of a number of teenagers for marijuana and one teenager for weapons possession. The dog and the dogs owner was completely unrelated to the children who were arrested. : Lebanon police charged several unidentified suspects with various drug and weapons charges Friday night after an officer patrolling a gate at the Wilson County Fair reported gunfire on Tennessee Boulevard. A Lebanon Public Safety officer also shot a dog during a search for the shooters. Officer Tim Kelley heard at least two shots fired in the area while patrolling at the Tennessee Boulevard gate at the fair Friday night, according to police reports. Kelley left his post and walked to Tennessee Boulevard, where he saw people scatter and point north. Kelley then called for additional officers and started a search of the area. He found the unidentified victim, who said he didn&amp;rsquo;t know why someone was shooting at him. At that point, Officer Jeff Scott responded and said he saw a suspicious group of men in the area. Scott interviewed the suspects and found two bags of white powder, which police believe was cocaine, on the ground at their feet. Officer J.P. Tuggle responded with his drug dog Rush. Tuggle took Rush to the car the group was standing around. Rush then alerted officers to the presence of drugs in the car, and officers found about &amp;frac12; ounces of marijuana, pre-rolled joints and hash oil during a search. During an interview with the suspects, officers said the suspects told them four other suspicious men were in the car behind them on the opposite side of the street. The suspects told officers the suspicious men ran to the car after the shooting. Officers went to the car and found fogged windows and four men leaning over in the seats hiding. After they got out of the car, a gun was found in plain view in the back seat. Officers found two other guns, including one reported stolen from Smith County, along with a small amount of marijuana during a search of the car. Officers did a follow-up interview with the victim in front of the suspects, but he failed to identify who shot at him. &amp;ldquo;The reason that we have officers working the gates is to identify any problems like these in hopes of keeping them outside of the fairgrounds,&amp;rdquo; police Chief Scott Bowen said. &amp;ldquo;In this case it worked perfectly. Field Training Officer Kelley reacted very quickly in identifying a dangerous situation, and our officers responded appropriately. After interviewing the victim we believe he knows more about the incident than he is willing to share. Our No. 1 priority is the safety of our fairgoers. We do not believe that this incident is connected to the fair in any way. It just happened to occur on Tennessee Boulevard.&amp;rdquo; All of the adult suspects were booked in at the Wilson County Jail just before midnight. James Dylan Craighead, 19, of Watertown, was charged with possession or manufacture of drugs with intent for resale. Bond for Craighead was set at $3,000. Devin Allen Lee Olinger, 18, of Lebanon, was charged with possession or manufacture of drugs with intent for resale. Bond for Olinger was set at $3,000. Javonte Desheun Richardson, 18, of Lebanon, was charged with three counts of possession or manufacture of drugs with intent for resale. Bond for Richardson was set at $3,000. Cortavious Deshawn Sydnor, 20, of Lebanon, was charged with possession or manufacture of drugs with intent for resale. Bond was set at $3,000. Christopher Lamar Robinson, 18, of Lebanon, was charged with theft of property and unlawful carry and possession of a weapon. Bond was set at $14,000. Shawn Davon Jones, 19, of Lebanon, was charged with unlawful carry and possession of a weapon. Bond was set at $3,500. Each of the suspects remained in jail Saturday, and each has an Oct. 21 court date. Five suspects under 18 were taken to Lebanon Police Department. Youth services officers decided to release the underage suspects to their parents, and juvenile petitions would be issued Monday. &amp;ldquo;It&amp;#039;s very disturbing the number of young people that were involved in this incident,&amp;rdquo; Bowen said. During a search for the shooters, Lebanon Public Safety officers were sent to different areas around the fairgrounds to look for suspects to avoid suspects&amp;rsquo; attempts to enter the fair to try and escape. Public Safety officer Thomas Douglas was sent to an area around the Wilson County Health Department, which is used to house fair employees during the fair. While there, Douglas ran into a dog running loose. Douglas said in the police report the dog growled at him when he passed the dog the first time. Douglas came in contact with the dog a second time during his search. He said this time the dog growled, showed his teeth and came toward him. Douglas said he stopped, and the dog stopped and eventually turned away. Douglas said he saw two suspicious men walking around the health department, and his attention was on the men when he heard grass rustling behind him. Douglas said he turned to see the same dog charging him. He said the dog showed his teeth, his hair was raised and his tail was straight. Douglas backpedaled away from the dog but came upon a fence that blocked his path. Douglas said the dog continued to run at him, so he drew his gun and shot the dog once with a single shot. Lebanon animal control officers were called to the scene and found the dog still alive. The dog&amp;rsquo;s owner, a fair vendor from North Carolina, also arrived. The dog&amp;rsquo;s owner and Public Safety Officer David Bryant administered first aid on the dog. The dog was taken to a local veterinarian, and the owner went with him. The dog was later taken to an animal hospital in Murfreesboro. &amp;ldquo;The officer&amp;rsquo;s intent was to get back to his golf cart and leave,&amp;rdquo; said Public Safety Director Mike Justice. &amp;ldquo;When he got to within about 75 feet of the golf cart the dog got between him and the golf cart.&amp;rdquo; Justice said the dog appeared to be a blue healer mix. &amp;ldquo;As I understand it at about noon today, the dog was still alive but was in serious condition,&amp;rdquo; said Public Safety Director Mike Justice. &amp;ldquo;As far as I&amp;rsquo;m concerned, it is unfortunate, but the officer gave every option to get away from the dog. If he would have had any other option, I&amp;rsquo;m sure he wouldn&amp;rsquo;t have shot the dog.&amp;rdquo;</text:p>
          </table:table-cell>
          <table:table-cell office:value-type="string">
            <text:p>http://www.lebanondemocrat.com/article/crime/453331</text:p>
          </table:table-cell>
          <table:table-cell office:value-type="string">
            <text:p>Unknown</text:p>
          </table:table-cell>
          <table:table-cell office:value-type="string">
            <text:p>Public Safety Officer David Bryant - shooter, Police Tim Kelley, Jeff Scott, J.P. Tuggle and unidentified Youth Services officers</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18">
            <text:p>1118</text:p>
          </table:table-cell>
          <table:table-cell office:value-type="string">
            <text:p>2014-05-28</text:p>
          </table:table-cell>
          <table:table-cell office:value-type="string">
            <text:p>South Carolina</text:p>
          </table:table-cell>
          <table:table-cell office:value-type="string">
            <text:p>Simpsonville</text:p>
          </table:table-cell>
          <table:table-cell office:value-type="string">
            <text:p>Simpsonvill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article is reproduced by local ABC affiliate WATE, which reports un-corroborated statements from police as fact, buries a single conflicting sentence from the dogs owner at the end of the article and refused to publish the name of the shooter: The Simpsonville Police Chief is defending his officer&amp;#039;s action of shooting and killing a dog. The incident happened Monday on Hudders Creek Way. Authorities say they had received calls about a large dog chasing and scaring people in the community. They say when an officer responded to the scene, the dog lunged at him. The officer tried to fight the dog off, but the officer had to pull his weapon and shoot the dog. Simpsonville Police Chief Keith Grounsell says, &amp;quot;The officer tried to retreat, which he&amp;#039;s not required to do so, by running backwards. When he was losing his balance, he pulled out his Asp Baton and tried to ward off the dog by swinging the Asp Baton at the dog. That didn&amp;#039;t stop the dog.&amp;quot; Chief Grounsell says his officer felt the threat was imminent and it was going to do harm to him. That&amp;#039;s when the officer said he shot the dog in self-defense. The owner of the dog, Blake Davenport, says she had never bit anyone before and never growled aggressively at anyone. Police Chief Grounsell says if anything can be learned from this situation, it&amp;#039;s to make sure if you have a larger dog that could be aggressive at times, to try and keep them contained.</text:p>
          </table:table-cell>
          <table:table-cell office:value-type="string">
            <text:p>http://www.wate.com/story/25626384/simpsonville-police-officer-shoots-kills-dog</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19">
            <text:p>1119</text:p>
          </table:table-cell>
          <table:table-cell office:value-type="string">
            <text:p>2012-05-10</text:p>
          </table:table-cell>
          <table:table-cell office:value-type="string">
            <text:p>Kentucky</text:p>
          </table:table-cell>
          <table:table-cell office:value-type="string">
            <text:p>Louisville</text:p>
          </table:table-cell>
          <table:table-cell office:value-type="string">
            <text:p>Louisville Metro Police Department and Metro Animal Services</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Louisville Metro Police Officer shot and killed a dog Thursday after the dog attacked a mail carrier in the Fincastle neighborhood. It happened on Loudoun Trace near Westport Road. &amp;quot;The way that animal was throwing her around, the poor lady didn&amp;#039;t have a chance,&amp;quot; said a witness who didn&amp;#039;t want her identity known. The stained sidewalks are a harsh reminder of a brutal attack that took place. &amp;quot;I went back in, I got the phone, I called 911,&amp;quot; said the witness. &amp;quot;I mean I&amp;#039;m sorry, I was hysterical.&amp;quot; Police say two dogs, a pit bull mix and a rat terrier beagle mix, starting biting the woman mail carrier on both arms. A nearby LMPD officer was able to quickly respond. &amp;quot;At that point in time the officer felt that the only thing he could do was to try to disengage the pit bull and he had to put the pit bull down,&amp;quot; said Lt. Rob Davis, LMPD. &amp;quot;It wouldn&amp;#039;t let go of the mail carrier. It kept chewing on her.&amp;quot; The police officer shot and killed the 80 pound dog. &amp;quot;He possibly saved her life, with nobody else around to help her, he was the first one on the scene and he was really able to stop the threat and stop the attack of the animal,&amp;quot; said Davis. The postal worker&amp;#039;s injuries appeared serious. Police say she may have been bitten in the head. &amp;quot;I ran back in I got a towel, her right arm was just mangled beyond recognition and I didn&amp;#039;t want her to see it,&amp;quot; said the witness. She was rushed to the hospital. The owner of both dogs is, 51-year-old Samuel Just, he was arrested on Thursday on an outstanding warrant for writing cold checks. He told officers he has no idea how his dogs got out. &amp;quot;We don&amp;#039;t want to hurt your animal, but when he is actively and aggressively attacking someone, especially a poor mail carrier, we are going to have to stop this aggressive attack,&amp;quot; said Davis. The dog owner was also cited by Metro Animal Services. He faces three charges, failure to provide shots and license, failure to control dogs, and having a dangerous animal. The other dog is now in quarantine.</text:p>
          </table:table-cell>
          <table:table-cell office:value-type="string">
            <text:p>http://www.wmcactionnews5.com/story/18272709/police-shoot-and-kill-dog-who-attacked-mail-carrier</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3">
          <table:table-cell office:value-type="float" office:value="1120">
            <text:p>1120</text:p>
          </table:table-cell>
          <table:table-cell office:value-type="string">
            <text:p>2012-11-08</text:p>
          </table:table-cell>
          <table:table-cell office:value-type="string">
            <text:p>Tennessee</text:p>
          </table:table-cell>
          <table:table-cell office:value-type="string">
            <text:p>Memphis</text:p>
          </table:table-cell>
          <table:table-cell office:value-type="string">
            <text:p>Memphis Police Department Organized Crime Unit and Memphis Animal Services</text:p>
          </table:table-cell>
          <table:table-cell office:value-type="float" office:value="4">
            <text:p>4</text:p>
          </table:table-cell>
          <table:table-cell office:value-type="float" office:value="50">
            <text:p>50</text:p>
          </table:table-cell>
          <table:table-cell office:value-type="float" office:value="1">
            <text:p>1</text:p>
          </table:table-cell>
          <table:table-cell office:value-type="string">
            <text:p>Three Cane Corsos and One Pit Bull, </text:p>
          </table:table-cell>
          <table:table-cell office:value-type="string">
            <text:p>The following is reproduced from an article in the Memphis Commercial Appeal. The article is based entirely on uncorroborated police statements: A Memphis police officer was shot and critically injured Thursday afternoon by a second officer who was aiming at a dog, officials said Thursday afternoon. Willie Bryant, a 32-year-old member of the Organized Crime Unit, was taken to the Regional Medical Center at Memphis in stable condition, but was later downgraded to critical. He was taken into surgery Thursday afternoon, Memphis Police Department Director Toney Armstrong said. The incident began about 12:45 p.m. at 589 Arrington near Thomas in North Memphis. A multi-jurisdictional gang unit task force was serving a warrant at that location. When police entered the home, two dogs &amp;mdash; a pit bull and a Cane Corso &amp;mdash; were inside, according to James Rogers administrator Memphis Animal Services. The Corso was loose and the pit bull was in a kennel. According to police, the loose dog charged, leading the officer to fire his weapon. The shot missed the dog and hit Bryant &amp;mdash; who was wearing a protective vest &amp;mdash; in the back. Bryant, who has been on the force for nine years, was rushed by ambulance to The Med, accompanied by a police escort. Officers blocked off city streets for the ambulance, then swarmed The Med in a show of support. Police cordoned off the area surrounding Arrington at Danny Thomas, where more than two dozen MPD units responded. Officers directed motorists around the scene as a cluster of investigators gathered outside the house in an empty lot. Across the street on Thomas, groups of neighbors and other bystanders watched as MPD personnel and news crews surveyed the area. Animal control found two more Cane Corsos in the backyard, as well as a dozen fish inside the house. Memphis Animal Services took all four dogs. Police released no other details about the incident, including the name, age or length of service of the officer who shot Bryant. They also did not say whether there were any people in the home, but no one else was injured. The last shooting that wounded a police officer came in April, when an officer and a carjacking suspect shot each other after a brief struggle near Raleigh. That officer, 30-year-old Josh Shearer, was wearing a protective vest and wasn&amp;#039;t seriously injured. On July 3, 2011, MPD officer Tim Warren was shot and killed in a Downtown hotel. Alexander Haydel was charged with first-degree murder in the death of Warren, 39, and another man in that incident. A followup story leaked the shooters name as Byron Willis, who joined MPD in July 2007: http://www.commercialappeal.com/news/local-news/wounded-memphis-police-officer-is-iraq-war-still - Disciplinary records for Willis are as follows: Willis was suspended for one day in March 2010 after striking another vehicle with his squad car for the second time that year. In that accident, he rolled into a parked vehicle in a private driveway after forgetting to engage his parking brake. In the other accident, he struck the rear of a fellow officer&amp;#039;s squad car while the two were responding to a call. Minor damage occurred in each collision, and no injuries were reported. Willis was among the OCU officers involved in the February raid of a Memphis lingerie party in which six juveniles and 10 adults &amp;mdash; including a registered sex offender &amp;mdash; were arrested. He was given a written reprimand in the incident after a witness recorded him grabbing a 16-year-old suspect by the neck and throwing the boy against a vehicle. The video was posted to YouTube, but has since been removed.</text:p>
            <text:p/>
            <text:p>Two men were arrested inside the home. Lazarus Johnson, 33, and Charles Cross, 37, are charged with possession of cocaine, marijuana and a firearm with intent to commit a felony. Cross also is charged with resisting official detention. Johnson was held on $40,000 bond. Cross made his $90,000 bond and was released.</text:p>
          </table:table-cell>
          <table:table-cell office:value-type="string">
            <text:p>http://www.commercialappeal.com/news/local-news/memphis-police-officer-shot-north-memphis</text:p>
          </table:table-cell>
          <table:table-cell office:value-type="string">
            <text:p>Unknown</text:p>
          </table:table-cell>
          <table:table-cell office:value-type="string">
            <text:p>Byron Willis - shooter, Willie Bryant - injured by friendly fir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row>
        <table:table-row table:style-name="ro1">
          <table:table-cell office:value-type="float" office:value="1121">
            <text:p>1121</text:p>
          </table:table-cell>
          <table:table-cell office:value-type="string">
            <text:p>2013-03-05</text:p>
          </table:table-cell>
          <table:table-cell office:value-type="string">
            <text:p>Tennessee</text:p>
          </table:table-cell>
          <table:table-cell office:value-type="string">
            <text:p>Memphis</text:p>
          </table:table-cell>
          <table:table-cell office:value-type="string">
            <text:p>Memphis Police Department Organized Crime Uni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news report is reproduced from a local Nexstar Broadcasting affiliate. The report is based solely on uncorroborated police statements: <text:s/>For the second time in six months, a Memphis police officer was wounded by friendly fire on Tuesday, March 5. The details of the incident were strangely similar to the first, involving drugs, dogs and guns. It happened about 3:30 in the afternoon; several officers attempting to serve a drug warrant were attacked by pit bulls. The officer left outside was the one who took the friendly fire. &amp;quot;All search warrants are dangerous,&amp;quot; said Memphis Police Director Toney Armstrong, &amp;quot;no matter what the circumstances are.&amp;quot; 45-year-old MPD officer Calvin Taylor found that out the hard way, while helping serve a drug warrant at 4047 Berkshire in the Nutbush area. &amp;ldquo;His assignment while executing the search warrant was to secure the perimeter of the residence,&amp;rdquo; Armstrong told abc24.com. When other officers went inside, investigators say they were attacked by three pit bulls and opened fire with a shotgun. &amp;ldquo;Several pellets penetrated a door, striking him in the leg,&amp;rdquo; Armstrong said. Officer Taylor was taken to The MED in non-critical condition, but neighbors were shaken up. &amp;ldquo;It&amp;rsquo;s crazy,&amp;rdquo; said Kayla Moore, &amp;ldquo;we shouldn&amp;rsquo;t have to deal with this, kids are out here all day long.&amp;rdquo; While the wounded officer was shocking, drug activity in the neighborhood came as no surprise. &amp;ldquo;There are drugs all around,&amp;rdquo; said Moore, &amp;ldquo;you really can&amp;rsquo;t avoid them.&amp;rdquo; &amp;ldquo;We&amp;rsquo;re just grateful that he&amp;rsquo;s going to be okay,&amp;rdquo; said Armstrong, &amp;ldquo;he&amp;rsquo;s upbeat; never lost consciousness, knows exactly what&amp;rsquo;s going on. He does not appear to be in a terrible amount of pain.&amp;rdquo; This was the second time in six months an MPD officer was hit by friendly fire. In November 2012, Officer Willie Bryant was shot by fellow officer Byron Willis while serving a drug warrant. Willis was aiming for a dog on the attack. &amp;ldquo;You never know what you are going on face on the other side of the door,&amp;rdquo; said Armstrong, &amp;ldquo;whether it is an armed suspect, or some dogs trained to attack you.&amp;rdquo; &amp;ldquo;Nobody has any self respect for anything, anymore.&amp;rdquo; commented Moore on the entire situation. Officer Taylor has been with the MPD since 1998, and on the Organized Crime Unit since 2011. Several suspects were arrested on the scene; charges are pending. Also, two of the three dogs that attacked the officers were shot and killed.</text:p>
          </table:table-cell>
          <table:table-cell office:value-type="string">
            <text:p>http://www2.localmemphis.com/news/local/story/Another-MPD-Officer-Wounded-by-Friendly-Fire/tdMpawYyJkOgtVrKy20g3w.cspx</text:p>
          </table:table-cell>
          <table:table-cell office:value-type="string">
            <text:p>Unknown</text:p>
          </table:table-cell>
          <table:table-cell office:value-type="string">
            <text:p>Multiple Unknown Police and Calvin Taylor - injured by friendly fir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22">
            <text:p>1122</text:p>
          </table:table-cell>
          <table:table-cell office:value-type="string">
            <text:p>2012-11-01</text:p>
          </table:table-cell>
          <table:table-cell office:value-type="string">
            <text:p>Tennessee</text:p>
          </table:table-cell>
          <table:table-cell office:value-type="string">
            <text:p>Memphis</text:p>
          </table:table-cell>
          <table:table-cell office:value-type="string">
            <text:p>Memphis Police Department and Memphis Animal Services</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Pit Bull puppy 6 months old</text:p>
          </table:table-cell>
          <table:table-cell office:value-type="string">
            <text:p>A North Memphis family said owners were not informed their pit bull puppy was euthanized at the Memphis Animal Shelter until two weeks after it happened. &amp;quot;My heart is broken, because this is like my child. And they killed it. And that hurts, because we love our animals like they&amp;rsquo;re our children,&amp;rdquo; said Kerah Siggers. On Nov. 1, police were called to the 2800 block of Laredo Street. Terron Siggers had called them after he got in a heated argument with his mother at her house. Police reports indicate they tried to calm him down, but Siggers continued cursing and yelling. The affidavit stated that Siggers had taken a door knob off the door to trap police in the house. But the MPD incident report does not mention that, only saying the officers were chased by the pit bull when it was released on them. The Siggers family tells a very different story. They said Terron Siggers had calmed down, and that their puppy, just shy of six months old, came out the front door. They said &amp;ldquo;Spider,&amp;rdquo; otherwise known as &amp;ldquo;Fat Puppy,&amp;rdquo; didn&amp;rsquo;t bark or chase anyone. Police reports do not state that the dog injured anyone, but police did draw their weapons on the dog. Memphis police then called Memphis Animal Services to pick up the dog. Terron Siggers was taken to 201 Poplar, charged with disorderly conduct and aggravated assault. That week, Siggers&amp;rsquo; wife called the animal shelter to get their puppy back. &amp;ldquo;I was told we needed $200 and then $15 for every day the dog was there,&amp;rdquo; said Kerah Siggers. They also warned of other charges should the dog have any diseases they would need to treat. Siggers said she didn&amp;rsquo;t have the money for that. The day before Thanksgiving, she called again. &amp;ldquo;At that point in time, they couldn&amp;rsquo;t give us any information on the dog. They couldn&amp;rsquo;t tell us anything, even though I had been in contact with them several times before that.&amp;rdquo; On Nov. 28, the family finally found out &amp;ldquo;Fat Puppy&amp;rdquo; was euthanized on Nov. 14. The city of Memphis released a statement, saying &amp;ldquo;shelter staff made every attempt to reconnect the pit bull with the owner.&amp;rdquo; A city spokesperson also said that the shelter staff informed the family that the dog would be put down. While there&amp;rsquo;s debate over the dog, there&amp;rsquo;s also debate over the actual incident leading up to the dog being taken from the home in the first place. Terron Siggers&amp;rsquo; mother, Gladys Williams, said that her son has been in trouble before. She has generally confronted him whenever he has done wrong, but this time, she said she&amp;rsquo;s lost faith in police. &amp;ldquo;The statements they made were false, they were never trapped inside the house, they were never chased down the street,&amp;rdquo; Williams said. No matter who&amp;rsquo;s telling the truth, a dog is dead, and a family grieves.</text:p>
          </table:table-cell>
          <table:table-cell office:value-type="string">
            <text:p>http://wreg.com/2012/11/28/family-says-they-werent-told-puppy-was-euthanized/</text:p>
          </table:table-cell>
          <table:table-cell office:value-type="string">
            <text:p>Spider AKA Fat Puppy</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23">
            <text:p>1123</text:p>
          </table:table-cell>
          <table:table-cell office:value-type="string">
            <text:p>2005-02-16</text:p>
          </table:table-cell>
          <table:table-cell office:value-type="string">
            <text:p>California</text:p>
          </table:table-cell>
          <table:table-cell office:value-type="string">
            <text:p>Los Angeles</text:p>
          </table:table-cell>
          <table:table-cell office:value-type="string">
            <text:p>Los Angele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n article in the LA Times: Feb. 16 LAPD Officer Gina Iglesias shot and killed Teri, a pit bull in downtown Los Angeles. Teri was the pride of animal lovers who find homes for stray dogs, and had been featured in a calendar put out by the organization Downtown Dog Rescue. According to police, Teri bared her teeth and seemed on the verge of attacking Iglesias and other officers who were on bike patrol and riding in an alley off 7th Place. Local volunteers who rescue dogs and workers in the industrial neighborhood on the eastern edge of downtown condemned the shooting as unnecessary.</text:p>
          </table:table-cell>
          <table:table-cell office:value-type="string">
            <text:p>http://articles.latimes.com/2005/mar/12/local/me-dogs12</text:p>
          </table:table-cell>
          <table:table-cell office:value-type="string">
            <text:p>Teri</text:p>
          </table:table-cell>
          <table:table-cell office:value-type="string">
            <text:p>Gina Iglesias and Unknown Police Officers on Bicycle Patrol</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24">
            <text:p>1124</text:p>
          </table:table-cell>
          <table:table-cell office:value-type="string">
            <text:p>2000-06-27</text:p>
          </table:table-cell>
          <table:table-cell office:value-type="string">
            <text:p>California</text:p>
          </table:table-cell>
          <table:table-cell office:value-type="string">
            <text:p>Los Angeles</text:p>
          </table:table-cell>
          <table:table-cell office:value-type="string">
            <text:p>Los Angele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10 yo</text:p>
          </table:table-cell>
          <table:table-cell office:value-type="string">
            <text:p>The following is an excerpt from a Los Angeles Times article: Edgar Javier, 20, saw police shoot his neighbor&amp;#039;s 10-year-old German shepherd, Lady, on June 27, 2000. He said Lady barked at the officer but did not advance out an open gate in the front yard. Javier said the officer could have pulled the gate shut if he thought Lady was a threat. &amp;quot;Did he have a right to shoot her? No,&amp;quot; Javier said.</text:p>
          </table:table-cell>
          <table:table-cell office:value-type="string">
            <text:p>http://articles.latimes.com/2005/mar/12/local/me-dogs12/2</text:p>
          </table:table-cell>
          <table:table-cell office:value-type="string">
            <text:p>Lady</text:p>
          </table:table-cell>
          <table:table-cell office:value-type="string">
            <text:p>Unknown</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125">
            <text:p>1125</text:p>
          </table:table-cell>
          <table:table-cell office:value-type="string">
            <text:p>2014-10-05</text:p>
          </table:table-cell>
          <table:table-cell office:value-type="string">
            <text:p>Michigan</text:p>
          </table:table-cell>
          <table:table-cell office:value-type="string">
            <text:p>Wyandotte</text:p>
          </table:table-cell>
          <table:table-cell office:value-type="string">
            <text:p>Wyandotte Police Department and Wyandotte Animal Control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 local newspaper, the News-Herald. The story fails to name the shooter, however the Puppycide Database Project has obtained the last name of the shooter through an anonymous source: Officer Sabo. The article follows: A police officer shot and killed what was described as a &amp;ldquo;vicious&amp;rdquo; pit bull that charged at him shortly after noon Sunday. The incident occurred while the officer was investigating a dog-at-large complaint in the area of 18th Street and Antoine. Upon arriving to the area, a man flagged down the officer and yelled out &amp;ldquo;Are you lookin&amp;rsquo; for a brown pit bull?&amp;rdquo; The officer replied that he was, so the man informed him that the dog ran south in the city alley between 18th and 19th streets, just south of Antoine. As the officer turned off Antoine and into the alley, he saw a large tan and white pit bull along a yard&amp;rsquo;s cyclone fence, highly agitated and barking at dogs contained within the yard. The officer radioed other patrol cars of the dog&amp;rsquo;s whereabouts as he exited his patrol vehicle. &amp;ldquo;The vicious pit bull charged directly at me,&amp;rdquo; the officer stated in his report. &amp;ldquo;While the dog was about 8 feet away from me, I discharged my firearm and dispatched the dog.&amp;rdquo; The officer notified dispatchers and other units that shots were fired and the dog was down. A few minutes later, an 18th Street resident appeared in her backyard, looking in to the alley. The officer asked if she knew where the dog belonged. &amp;ldquo;It&amp;rsquo;s mine officer,&amp;rdquo; the woman replied. &amp;ldquo;I&amp;rsquo;m sorry, it gets out all the time.&amp;rdquo; The officer told her the dog charged him and was subsequently put down. The woman told the officer the dog was not licensed or registered with the city. He then pointed to another dog in her yard, a dog she said also was not licensed. The woman apologized, saying that the dog was very protective, but &amp;ldquo;fine&amp;rdquo; with her family. An animal control officer said he would follow up with violations for dog at large, vicious dog, unlicensed dog and no shot records. Police Chief Daniel Grant said his department has received some calls about this incident, but there is no indication that the officer acted improperly. &amp;ldquo;If a dog is charging an officer they do not have to wait for it to grab a hold of them or bite prior to discharging a firearm,&amp;rdquo; Grant said. &amp;ldquo;They would also take into account the size of the dog, what the dog was doing prior to the encounter, and if it is taking an aggressive action.&amp;rdquo;</text:p>
          </table:table-cell>
          <table:table-cell office:value-type="string">
            <text:p>http://www.thenewsherald.com/articles/2014/10/07/news/doc54344d614dce9881660118.txt?viewmode=fullstory</text:p>
          </table:table-cell>
          <table:table-cell office:value-type="string">
            <text:p>Buster</text:p>
          </table:table-cell>
          <table:table-cell office:value-type="string">
            <text:p>Steve Sabo</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26">
            <text:p>1126</text:p>
          </table:table-cell>
          <table:table-cell office:value-type="string">
            <text:p>2014-04-25</text:p>
          </table:table-cell>
          <table:table-cell office:value-type="string">
            <text:p>New York</text:p>
          </table:table-cell>
          <table:table-cell office:value-type="string">
            <text:p>Buffalo</text:p>
          </table:table-cell>
          <table:table-cell office:value-type="string">
            <text:p>Buffal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13yo</text:p>
          </table:table-cell>
          <table:table-cell office:value-type="string">
            <text:p>The following is reproduced from an AP story, with the source linked to a Fox News affiliate from Detroit: Police have seized 20 dogs and shot one during dogfighting raids in the Buffalo area. The raids began early Friday at seven locations in Buffalo and Grand Island. Police said five people were arrested and at least one more arrest was expected. Authorities removed the dogs from the homes they raided. Officials said the animals would be cared for by the SPCA. A resident of the house where a dog was killed said the dog was a 13-year-old boxer. The woman denied that there was a dogfighting operation at the house. But authorities said the houses they raided were full of animals that were chained and drugged. Buffalo Police Commissioner Daniel Derenda said the dog that was shot must have attacked officers.</text:p>
          </table:table-cell>
          <table:table-cell office:value-type="string">
            <text:p>http://www.myfoxdetroit.com/story/25349351/police-seize-20-dogs-kill-1-in-ny-dogfight-raid</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27">
            <text:p>1127</text:p>
          </table:table-cell>
          <table:table-cell office:value-type="string">
            <text:p>2009-03-28</text:p>
          </table:table-cell>
          <table:table-cell office:value-type="string">
            <text:p>New York</text:p>
          </table:table-cell>
          <table:table-cell office:value-type="string">
            <text:p>Buffalo</text:p>
          </table:table-cell>
          <table:table-cell office:value-type="string">
            <text:p>Buffalo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One Pit Bull and One Pit Bull-Boxer mix</text:p>
          </table:table-cell>
          <table:table-cell office:value-type="string">
            <text:p>A South Buffalo family wants answers after police shot and killed two of their dogs during a raid Saturday, leaving blood puddled on a living-room carpet and speckled on the wall. Police, who were looking for a drug suspect and narcotics, left the Indian Church Road home without finding any evidence or arresting anyone, according to residents of the house. The incident has left the family distraught and angry over the loss of the dogs, Essy and Moosey. &amp;quot;It was just the most traumatizing, horrible thing,&amp;quot; said Rita M. Patterson, 27, who lives in the house with her 68-year-old father, Daniel J. Patterson. Rita Patterson&amp;#039;s boyfriend, William F. Hanavan, 32, paroled last year after serving eight months in prison on a drug charge, was home but was not taken into custody Saturday. However, Hanavan was arrested on a felony assault charge Sunday afternoon, Buffalo police reported. When police stormed the house on Indian Church Road, near Seneca Street, at about 5:30 p.m. Saturday, Daniel Patterson was on the couch, watching the news. &amp;quot;They shot the dogs for no reason at all,&amp;quot; he told The Buffalo News on Sunday. Rita Patterson said she was cooking dinner in the kitchen when she heard loud noises at the side door. Hanavan was upstairs taking a nap, and at first she thought he may have fallen out of bed. Before she knew what was happening, police wearing masks and helmets and carrying automatic weapons had broken through the door. They tied her hands with a zip tie and put her on the floor. Her father pleaded with police not to shoot the dogs, but they wouldn&amp;#039;t allow him to grab the dogs and put them in another room, Patterson said. One of the officers started firing a shotgun at the two dogs, one a pit bull and the other a pit bull-boxer mix. One of the dogs was shot three times: once in the throat, once in the back and the last time in the leg while trying to run away, Rita Patterson said. The other dog was cowering behind a table. Neither was a threat to the police, the residents said. The police had a warrant for the home, but it named no suspects. It said only that investigators were looking for a white male and Hydrocodone. Information that led to the warrant, according to the warrant itself, came partly from an informant, Rita Patterson said. Hanavan was paroled in February 2008 after he served more than eight months of a one- to three-year sentence for fifth-degree criminal possession of a controlled substance, a Class D felony. Hanavan was arrested Sunday following an assault at about 3:30 p.m. on Indian Church Road near the site of the raid. Hanavan and a second suspect are accused of pinning down a man and punching and kicking him repeatedly, said Buffalo police spokesman Michael J. DeGeorge. The man suffered numerous injuries and was taken to Mercy Hospital. It&amp;#039;s not known how or if the incident is connected to the previous day&amp;#039;s raid, DeGeorge said. Police did have a warrant for the address, DeGeorge said, though he would not comment on who the target may have been or what police were looking for. &amp;quot;It&amp;#039;s part of an ongoing undercover operation,&amp;quot; DeGeorge said. Rita Patterson said she will be talking with a lawyer today. &amp;quot;There&amp;#039;s not even a word to describe the pain I feel,&amp;quot; she said. DeGeorge, the police spokesman, said the Pattersons have a right to request an investigation through the department&amp;#039;s Professional Standards Division. DeGeorge did point to the inherent danger police generally face when raiding a home. &amp;quot;Executing a search warrant, police never know what they&amp;#039;re going to find on the other side of that door,&amp;quot; DeGeorge said. &amp;quot;In most cases, these can be life and death situations.&amp;quot;</text:p>
          </table:table-cell>
          <table:table-cell office:value-type="string">
            <text:p>http://buffalonews.com/article/20090330/CITYANDREGION/303309987</text:p>
          </table:table-cell>
          <table:table-cell office:value-type="string">
            <text:p>Essy and Moosey</text:p>
          </table:table-cell>
          <table:table-cell office:value-type="string">
            <text:p>Unknown SWAT team</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28">
            <text:p>1128</text:p>
          </table:table-cell>
          <table:table-cell office:value-type="string">
            <text:p>2009-08-12</text:p>
          </table:table-cell>
          <table:table-cell office:value-type="string">
            <text:p>California</text:p>
          </table:table-cell>
          <table:table-cell office:value-type="string">
            <text:p>Los Angeles</text:p>
          </table:table-cell>
          <table:table-cell office:value-type="string">
            <text:p>Drug Enforcement Administration, Federal Bureau of Investigation, Internal Revenue Service, Los Angeles County Sheriffs Department, Los Angeles Police Department, Torrance Police Department and Culver City Police Department </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the LA Times: Federal authorities and local police agencies today raided two Westside marijuana dispensaries as well as the residence of the owners. The raids occurred at a facility on Washington Boulevard in Culver City and on Overland Avenue in Los Angeles. Authorities recovered undisclosed items and are continuing their investigation, according to a Drug Enforcement Administration spokesman. The names of the owners whose homes were searched were not immediately available. During one of the raids, officers shot a dog believed to be a pit bull, but the circumstances of the shooting remain unclear, a law enforcement spokesman said. The Drug Enforcement Administration, Federal Bureau of Investigation, Internal Revenue Service, Los Angeles County Sheriff&amp;#039;s Department, Los Angeles Police Department, Torrance Police Department and Culver City Police Department took part in the raids. Law enforcement agencies have been cracking down on pot dispensaries for some time, but officials did not immediately say what prompted these raids. Officials said they reported 200 plants, 100 pounds of marajuana, $100,000 cash and made one arrest. The dog that was shot by authorities was treated by a vet and expected to make a full recovery.</text:p>
          </table:table-cell>
          <table:table-cell office:value-type="string">
            <text:p>http://latimesblogs.latimes.com/lanow/2009/08/dea-fbi-irs-raids-two-westside-pot-dispensaries-shoots-a-dog.html</text:p>
          </table:table-cell>
          <table:table-cell office:value-type="string">
            <text:p>Unknown</text:p>
          </table:table-cell>
          <table:table-cell office:value-type="string">
            <text:p>Unknown SWAT team</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29">
            <text:p>1129</text:p>
          </table:table-cell>
          <table:table-cell office:value-type="string">
            <text:p>2002-10-29</text:p>
          </table:table-cell>
          <table:table-cell office:value-type="string">
            <text:p>Kentucky</text:p>
          </table:table-cell>
          <table:table-cell office:value-type="string">
            <text:p>Hebron</text:p>
          </table:table-cell>
          <table:table-cell office:value-type="string">
            <text:p>Cincinnati-Northern Kentucky International Airport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Schnauzer</text:p>
          </table:table-cell>
          <table:table-cell office:value-type="string">
            <text:p>A schnauzer who escaped from a travel kennel was shot as it ran across the runway at Cincinnati/Northern Kentucky International Airport Tuesday night. The dog got out of its kennel, ran on the ramp and then out onto the runway about 5:20 p.m., said Ted Bushelman, director of communications for the airport. &amp;quot;We did everything to try to catch him,&amp;quot; he said. &amp;quot;He was running toward the runway. We just can&amp;#039;t let it out on the runway. That was our heaviest time for take-offs.&amp;quot; Planes cannot take off when objects are on the runway because the engines tend to suck up everything around the plane. &amp;quot;The headlines could have read: `Because airport police didn&amp;#039;t shoot dog, 120 people died last night,&amp;#039; &amp;quot; Mr. Bushelman said. &amp;quot;That&amp;#039;s a sad situation,&amp;quot; Nick Miller, spokesman for Comair said Thursday. &amp;quot;We&amp;#039;re still trying to determine how the dog was able to get out of its kennel box.&amp;quot; He said the cause needs to be determined so that it doesn&amp;#039;t happen again. A Tennessee breeding service company flew the dog out of the Tri-City Airport in North East Tennessee. &amp;quot;The animal had a final destination of Des Moines, Iowa,&amp;quot; Mr. Miller said. &amp;quot;The dog was not with a family.&amp;quot;</text:p>
          </table:table-cell>
          <table:table-cell office:value-type="string">
            <text:p>http://articles.chicagotribune.com/2002-11-02/news/0211020247_1_airport-police-runway-dog</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30">
            <text:p>1130</text:p>
          </table:table-cell>
          <table:table-cell office:value-type="string">
            <text:p>2009-12-07</text:p>
          </table:table-cell>
          <table:table-cell office:value-type="string">
            <text:p>Tennessee</text:p>
          </table:table-cell>
          <table:table-cell office:value-type="string">
            <text:p>Murfreesboro</text:p>
          </table:table-cell>
          <table:table-cell office:value-type="string">
            <text:p>Cumberland Bail Bonds, Rutherford County Pets Adoption and Welfare Services and Rutherford County Sheriff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aggravated assault charge is pending against a man who turned his pit bull dog onto a bondsman trying to serve warrants on the man&amp;rsquo;s brothers Monday on Old Woodbury Highway, a sheriff&amp;rsquo;s deputy reported. Bondsman Edward Lee Parker Jr. of Cumberland Bail Bonds said he shot the dog in self-defense, Deputy Trent Givens reported. He shot the dog through the jowl with the round passing through the dog&amp;rsquo;s bottom jaw. The owner put the dog on its chain. When Givens arrived, he called Animal Control officers to check on the dog&amp;rsquo;s welfare. Parker said when he arrived to serve the warrants, the brother cursed Parker and threatened to release the dog on him. The dog was chained in the back yard. The brother unchained the dog and antagonized the animal, encouraging it to attack Parker who warned he would shoot the dog. &amp;ldquo;At this point, the dog ran full speed towards Mr. Parker,&amp;rdquo; Givens reported. &amp;ldquo;As the dog was running toward him, he was braking and acting very aggressively.&amp;rdquo; Parker fired two rounds from his Glock handgun, striking the dog. The bondsman indicated he would obtain arrest warrants against the brother to charge him with aggravated assault.</text:p>
          </table:table-cell>
          <table:table-cell office:value-type="string">
            <text:p>http://www.murfreesboropost.com/bondsman-shoots-attacking-pit-bull-cms-20817</text:p>
          </table:table-cell>
          <table:table-cell office:value-type="string">
            <text:p>Unknown</text:p>
          </table:table-cell>
          <table:table-cell office:value-type="string">
            <text:p>Bondsman Edward Lee Parker Jr</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Plain Clothes</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31">
            <text:p>1131</text:p>
          </table:table-cell>
          <table:table-cell office:value-type="string">
            <text:p>2014-01-15</text:p>
          </table:table-cell>
          <table:table-cell office:value-type="string">
            <text:p>California</text:p>
          </table:table-cell>
          <table:table-cell office:value-type="string">
            <text:p>Sun Valley</text:p>
          </table:table-cell>
          <table:table-cell office:value-type="string">
            <text:p>Los Angele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Mix 4yo</text:p>
          </table:table-cell>
          <table:table-cell office:value-type="string">
            <text:p>Expectant mother Jessica Cabrera now has a new reason to hate Mondays. Two weeks ago, the gate to her backyard in Sun Valley, Calif. was somehow left open, and her dogs got out. The dogs, being dogs, enjoyed the freedom of not being &amp;ldquo;gated&amp;rdquo; but quickly came back to their home. Cabrera&amp;rsquo;s 4-year-old mixed Pit bull Drake, probably should have stayed away. Drake was shot in the head by the LAPD before his owners even knew the gate was open. A neighbor must have called the police about the dogs being outside. The LAPD never attempted to contact Cabrera, who was right inside the house watching her 16-month-old daughter. According to the police, when they found the dogs on Cabrera&amp;rsquo;s property, one of the dogs &amp;ldquo;ran away&amp;rdquo; from the approaching LAPD. Drake, who had been playing with Cabrera&amp;rsquo;s daughter since she was an infant, &amp;ldquo;walked&amp;rdquo; towards the police. There was no mention of Drake acting aggressively, barking, or even growling, just &amp;ldquo;walking&amp;rdquo;. The &amp;ldquo;walking&amp;rdquo; was apparently too much for the two officers, and one of them shot Drake in the eye, most likely expecting the dog to be killed. Edwin Ayala, Cabrera&amp;rsquo;s husband, was just coming home from work. He pulled into his driveway to the sound of gunshots and saw two police officers in the back driveway. &amp;ldquo;He was three seconds too late,&amp;rdquo; Cabrera told the Examiner. Cabrera rushed Drake to the veterinarian, and they were able to save his life, at a cost. Cabrera described the wounds on GoFundMe, a crowdsourcing website she&amp;rsquo;s using to try to pay the thousands of dollars it will cost to keep Drake alive. &amp;ldquo;Our dog has suffered severe trauma to his head and eye, and will now be disabled for the remainder of his life. The vet had to remove his eye, which was completely ruptured, he has brain damage and shattered bones all in his face. His nasal cavity has also been destroyed. The vet could not believe the damage that this all did, she said if it happened to a human we would be dead because the impact was so hard it destroyed all the muscles and nerves in his face.&amp;rdquo; Cabrera does not understand why the LAPD didn&amp;rsquo;t approach the situation differently. The two officers never knocked on her door, or let her know they were there. &amp;ldquo;They could have approached him in a friendly manner,&amp;rdquo; she explained. &amp;ldquo;They didn&amp;rsquo;t have to shot him.&amp;rdquo; Cabrera, who is six months pregnant, explained that Drake is currently doing well. His stitches were just taken out, although he&amp;rsquo;ll never look the same. &amp;ldquo;It is disgusting and so wrong that this happened to him,&amp;rdquo; she said on her fundraising page. Her pictures of Drake were taken down from the site, they were considered &amp;ldquo;too gruesome&amp;rdquo;. Drake will probably never understand why he came so close to death, but Cabrera doesn&amp;rsquo;t understand why it happened either. Cabrera asked for help on GoFundMe, &amp;ldquo;We are asking for help in guidance with this unfortunate event, we don&amp;#039;t know what direction to take as far as receiving help for these crazy vet bills or with filing against LAPD for the brutal force used against our dog.&amp;rdquo; Additional Note: The GoFundMe Site mentioned in this article has been completely removed. Puppycide Database Project is attempting to discover why that occurred, particularly in light of previous complaints by GoFundMe that the picture of Drake after having been shot in the face by police were &amp;quot;too gruesome&amp;quot; for their site.</text:p>
          </table:table-cell>
          <table:table-cell office:value-type="string">
            <text:p>http://www.examiner.com/article/police-shoot-pregnant-mother-s-dog-her-own-driveway</text:p>
          </table:table-cell>
          <table:table-cell office:value-type="string">
            <text:p>Drake</text:p>
          </table:table-cell>
          <table:table-cell office:value-type="string">
            <text:p>Two Unknown Police</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132">
            <text:p>1132</text:p>
          </table:table-cell>
          <table:table-cell office:value-type="string">
            <text:p>2012-10-27</text:p>
          </table:table-cell>
          <table:table-cell office:value-type="string">
            <text:p>Alaska</text:p>
          </table:table-cell>
          <table:table-cell office:value-type="string">
            <text:p>Desert Hot Springs</text:p>
          </table:table-cell>
          <table:table-cell office:value-type="string">
            <text:p>Desert Hot Spring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iguel Preciado, a Desert Hot Springs officer killed a supposedly aggressive dog in October 2012, and then shot and killed a suspected car thief in August 2013. Preciado&amp;#039;s involvement in both shootings remained secret until published by the Desert Sun newspaper in August 2014, following a California Supreme Court decision forcing police departments to reveal the names of police who open fire in public. While the month and year of the shooting are known, the exact date and all other details of the shooting remain a mystery. Preciado has a K-9 unit during this period, named Zeus: http://en.occa.mard.gov.vn/Crawl-Content/New-dog-joins-Desert-Hot-Springs-Police-Department-The-Desert-Sun/2011/4/20/46555.news</text:p>
          </table:table-cell>
          <table:table-cell office:value-type="string">
            <text:p>http://www.desertsun.com/story/news/investigations/2014/08/17/pulling-trigger-duty/14191107/</text:p>
          </table:table-cell>
          <table:table-cell office:value-type="string">
            <text:p>Unknown</text:p>
          </table:table-cell>
          <table:table-cell office:value-type="string">
            <text:p>Miguel Preciado and Unknown Police Officer</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table:number-columns-repeated="3"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33">
            <text:p>1133</text:p>
          </table:table-cell>
          <table:table-cell office:value-type="string">
            <text:p>2012-07-18</text:p>
          </table:table-cell>
          <table:table-cell office:value-type="string">
            <text:p>Pennsylvania</text:p>
          </table:table-cell>
          <table:table-cell office:value-type="string">
            <text:p>Nanticoke</text:p>
          </table:table-cell>
          <table:table-cell office:value-type="string">
            <text:p>Nanticok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local news outlet &amp;quot;CitizensVoice.Com&amp;quot;: Police shot two pit bulls, one fatally, outside 696 Front St. in Nanticoke on Wednesday, according to police. An officer responding to a complaint of two pit bulls on the loose was attacked by both dogs and bitten on the upper right leg by one shortly after getting out of his car, police said. The officer then shot each dog once in self-defense, police said. One dog survived and was returned to the owner, while the other pit bull suffered a fatal wound. Charges are pending against the owner of the pit bulls, whose name has not been released. Police said the officer will possibly undergo shots for his health. Police would not release the officer&amp;#039;s name.</text:p>
          </table:table-cell>
          <table:table-cell office:value-type="string">
            <text:p>http://m.citizensvoice.com/news/nanticoke-cop-attacked-by-two-pit-bulls-shoots-both-1.1345538</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34">
            <text:p>1134</text:p>
          </table:table-cell>
          <table:table-cell office:value-type="string">
            <text:p>2011-03-23</text:p>
          </table:table-cell>
          <table:table-cell office:value-type="string">
            <text:p>Wyoming</text:p>
          </table:table-cell>
          <table:table-cell office:value-type="string">
            <text:p>Cody</text:p>
          </table:table-cell>
          <table:table-cell office:value-type="string">
            <text:p>Wyoming Game and Fish Department Cody Regional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lue Heeler and Shepherd mix 2yo</text:p>
          </table:table-cell>
          <table:table-cell office:value-type="string">
            <text:p>The following is an excerpt from local newspaper &amp;quot;The Cody Enterprise&amp;quot;. Note that the Enterprise has removed the entire article from their website. Coverage of Sax&amp;#039;s retirement and subsequent DUI remain on the site, as do articles dating before the shooting. This behavior is consistent with behavior the Puppycide Database Project has noted - local media outlets routinely self-censor their own coverage, removing stories of police shootings shortly after initial publication: A game warden shot and killed a dog that was harassing elk Saturday on the upper North Fork. &amp;quot;It&amp;#039;s my fault and my responsibility,&amp;quot; said Mike Neff, operations manager at Sleeping Giant Ski Area. His two-year-old female heeler/shepherd mix, &amp;quot;Bama,&amp;quot; was shot by warden Craig Sax. Dogs must be kept under control in the national forest. Neff said he let his two dogs out of his cabin at Shoshone Lodge early that morning, and they ran off. He could not find either and had to go to work at the ski area across the highway. Later, Sax came across Bama barking and harassing an elk along the river about two miles east of the ski area and shot it, Neff said. &amp;quot;I don&amp;#039;t blame anyone but myself,&amp;quot; he added. &amp;quot;The dog was not under my control.&amp;quot; He said Sax came to the ski area and explained what had happened and wrote him a warning ticket. G&amp;amp;F regional wildlife supervisor Brian Nesvik said Monday cases where dogs have to be shot at or removed are rare. &amp;quot;It&amp;#039;s one of the worst things we have to do,&amp;quot; he said. State statute allows any peace officer to remove a dog that is harassing wildlife, although Nesvik said it&amp;#039;s only done as an &amp;quot;absolute last resort.&amp;quot; He said that while there are numerous calls about a dog harassing wildlife, most often they are resolved by the time a warden can get there. &amp;quot;In this case, the elk were held at bay by two dogs for more than four hours,&amp;quot; he said. G&amp;amp;F received multiple reports from drivers who saw the incident from the highway. Although when Sax arrived there was one elk, several reports stated there were two at one time, Nesvik said. The second dog ran off after the first was removed, he added. &amp;quot;It&amp;#039;s a rare situation,&amp;quot; he said. &amp;quot;In my career of 15 years, I&amp;#039;ve only had two situations where I&amp;#039;ve had to shoot or shoot at a dog.&amp;quot; Not mentioned in the article: Note that Craig Sax mentions that he killed one or perhaps two additional dogs in his capacity as a game warden. No coverage of these killings is readily available. Craig Sax retired almost immediately after the shooting in August 2011; four months after the killing. According to news reports, this was merely a coincidence. http://www.highbeam.com/doc/1G1-263925564.html Following his retirement, Sax was hired as a community enforcement officer part time. In that capacity Sax spent a good deal of time issuing fines to people for their dogs barking too loudly. The community enforcement team in 2012 kept Sax and one other officer on as part-time staff, apparently due to financial issues: http://www.codyenterprise.com/news/local/article_2bbb5502-2798-11e2-9f7e-001a4bcf887a.html Two years after the killing, on May 6 2013, Sax was arrested for a DUI: http://www.codyenterprise.com/news/local/article_169dc712-b691-11e2-a29a-001a4bcf887a.html A month after his arrest, Sax quit his position with the police department as a community enforcement officer: http://www.codyenterprise.com/news/local/article_da329ade-d925-11e2-8cec-0019bb2963f4.html</text:p>
          </table:table-cell>
          <table:table-cell office:value-type="string">
            <text:p>https://web.archive.org/web/20110326205321/http://www.codyenterprise.com/news/local/article_5fe1ebfe-559c-11e0-a82f-001cc4c002e0.html</text:p>
          </table:table-cell>
          <table:table-cell office:value-type="string">
            <text:p>Bama</text:p>
          </table:table-cell>
          <table:table-cell office:value-type="string">
            <text:p>Game Warden Craig Sax</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35">
            <text:p>1135</text:p>
          </table:table-cell>
          <table:table-cell office:value-type="string">
            <text:p>2014-10-28</text:p>
          </table:table-cell>
          <table:table-cell office:value-type="string">
            <text:p>Texas</text:p>
          </table:table-cell>
          <table:table-cell office:value-type="string">
            <text:p>Amarillo</text:p>
          </table:table-cell>
          <table:table-cell office:value-type="string">
            <text:p>Amarill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 family is mourning the loss of their chocolate lab after he was shot by an Amarillo police officer during a chase Monday night. Police were running after Ashleigh Daniels who had been reportedly driving a stolen Honda Civic from Dumas when Daniels fled on foot and hopped the fence of a backyard in the 200 block of North Virginia. The lab attacked the police officer who followed Daniels into the yard. The officer fired two rounds to stop the attack, killing the dog. The owner of the lab understands why the officer had to shoot their family&amp;#039;s pet, but he is still upset it happened at all. &amp;quot;I was upset,&amp;quot; said Billy McClure. &amp;quot;The dog was doing his job protecting the yard. Anyone that doesn&amp;#039;t belong back there, he would probably get them. He&amp;#039;s not an aggressive dog at all. It&amp;#039;s a chocolate lab, not a pit bull. He&amp;#039;s not mean.&amp;quot; Daniels was booked into the Potter County Jail on two evading charges, two warrants for endangering a child and another traffic warrant. Police said three male suspects who were also riding in the stolen car escaped on foot.</text:p>
          </table:table-cell>
          <table:table-cell office:value-type="string">
            <text:p>http://www.newschannel10.com/story/27085640/stolen-car-found-and-one-person-arrested-three-on-the-loose</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36">
            <text:p>1136</text:p>
          </table:table-cell>
          <table:table-cell office:value-type="string">
            <text:p>2014-10-30</text:p>
          </table:table-cell>
          <table:table-cell office:value-type="string">
            <text:p>Ohio</text:p>
          </table:table-cell>
          <table:table-cell office:value-type="string">
            <text:p>Toledo</text:p>
          </table:table-cell>
          <table:table-cell office:value-type="string">
            <text:p>Toledo Police Department Gang Suppression Uni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 story in the Toledo Blade, which in turn relied entirely on uncorroborated police reports. Quotations are from the story and were not added by PDB: Two Toledo police gang-unit officers shot and killed a &amp;ldquo;pitbull&amp;rdquo; that was reportedly attacking a woman Thursday evening. According to a police incident report, Officers Keith Hurst and Darnell Peters were on routine patrol in North Toledo when they saw a dog attacking a woman in the 1500 block of North Ontario Street at 4:45 p.m. Police said the dog then took off northbound on Ontario and chased after other pedestrians. The officers got out of their vehicle and the dog turned toward them and reportedly charged at Officer Hurst. Officer Hurst shot the dog twice with his department-issued handgun causing the dog to, briefly, go to the ground. As the dog tried to get back up, Officer Peters fired a single shot from his shotgun killing the dog, police said. Police said the dog, who was owned by Denise Johnson of North Ontario Street, had attacked small children belonging to the woman who was being attacked when officers first saw the animal. NOT MENTIONED IN ARTICLE Toledo News Now reported that the dog was attacking a young boy, and not a woman. It is unclear which report is true at this time.</text:p>
          </table:table-cell>
          <table:table-cell office:value-type="string">
            <text:p>http://www.toledoblade.com/Police-Fire/2014/10/31/Police-shoot-kill-dog-that-reportedly-attacked-woman.html</text:p>
          </table:table-cell>
          <table:table-cell office:value-type="string">
            <text:p>Unknown</text:p>
          </table:table-cell>
          <table:table-cell office:value-type="string">
            <text:p>Keith Hurst and Darnell Peter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37">
            <text:p>1137</text:p>
          </table:table-cell>
          <table:table-cell office:value-type="string">
            <text:p>2014-10-31</text:p>
          </table:table-cell>
          <table:table-cell office:value-type="string">
            <text:p>Missouri</text:p>
          </table:table-cell>
          <table:table-cell office:value-type="string">
            <text:p>Saint Louis</text:p>
          </table:table-cell>
          <table:table-cell office:value-type="string">
            <text:p>City of Saint Louis Metropolita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man and two dogs were fatally shot in the parking lot of a Subway in the 1200 block of Hampton Avenue around 5:30 p.m. Friday. The man, 34, was shot in the neck. He was transported by ambulance to an area hospital were he was pronounced dead, said St. Louis Police Lt. Clifford States. States said the investigation is <text:s/>ongoing. Police said a pit bull was fatally shot and second one was injured. The dog was taken from the scene to an animal hospital, where he later died. States said that the suspected shooter was last seen fleeing north on Hampton in a vehicle. A video from a liquor store next door to where the man was shot showed three men running and crouching behind an ice box at the time of the shooting. A gold sedan was then seen fleeing <text:s/>the Subway parking lot. An employee of Subway said she saw the victim walking on Hampton with his dog shortly before the shooting. She said a family seated near a window <text:s/>overlooking the parking lot called the police following the shooting. </text:p>
          </table:table-cell>
          <table:table-cell office:value-type="string">
            <text:p>http://www.stltoday.com/news/local/crime-and-courts/man-fatally-shot-in-subway-parking-lot-in-st-louis/article_7bb7e696-66c4-5048-a546-860b0517574b.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3">
            <text:p>3</text:p>
          </table:table-cell>
          <table:table-cell office:value-type="string">
            <text:p>Not Sure</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138">
            <text:p>1138</text:p>
          </table:table-cell>
          <table:table-cell office:value-type="string">
            <text:p>2014-11-01</text:p>
          </table:table-cell>
          <table:table-cell office:value-type="string">
            <text:p>Wisconsin</text:p>
          </table:table-cell>
          <table:table-cell office:value-type="string">
            <text:p>Racine</text:p>
          </table:table-cell>
          <table:table-cell office:value-type="string">
            <text:p>Racine Police Department SWA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reproduced from the local newspaper Racine County Eye. The story is based on police reports and a video of the raid that was leaked to Youtube and is at least currently available at https://www.youtube.com/watch?v=bv1MkfMfDGk and is also reachable on the PuppycideDB website at https://puppycidedb.com/videos.html : A Racine man is in custody Saturday after causing a stand-off situation that ended with the man in custody and police shooting his dog. Police scanner reports indicate that about noon Saturday a man in the 4000 block of Victory Avenue was threatening neighbors with a knife after chasing someone walking a dog. When officers arrived, the man refused to come out of the house and a perimeter was established. The scene remained an active tactical situation for several hours. Racine Police Chief Art Howell said the man made threats against police, including shooting them with a cross bow, and those comments prompted the tactical response. Police blocked off the area and residents were advised to stay in their homes. For reasons unknown, the man let his dog out of the house. Witnesses told Racine County Eye the dog walked toward officers but turned around to go back to the house, and that is when it was shot by police. After shooting the dog police stormed the house and took the man into custody. Howell said he was not prepared to comment on the situation further until he spoke with his officers and supervisors on duty. We will update this story as more details become available. The following are updates posted by the Racine County Eye to their original article: &amp;ldquo;On a personal level, I am saddened over the loss of a domestic pet that more than likely, had no malice against anyone. As more information is released however, members of the public will have a better understanding of nature of the dilemma officers faced as this incident unfolded. &amp;ldquo;During this standoff, the dog owner threatened to use a body armor piercing crossbow to kill officers, and this subject threatened to use his dog as a weapon against officers as well. After several hours of dialogue with crisis negotiators, the barricaded subject ultimately made good on his threat to introduce the dog into the active standoff. &amp;ldquo;After the dog was released, the dynamics of this encounter changed. Officers, who for over three hours were focused on peacefully resolving this crisis through dialogue, were now forced to deal with the distraction and unpredictability of having the subject&amp;rsquo;s dog moving through the scene of this active encounter at a critical time. &amp;ldquo;Additional review is in order; however, judgement relative to the actions taken should be reserved until the matter has been thoroughly reviewed and all facts are known and considered. &amp;ldquo;Please know that our policy is such that, all use of force incidents are reviewed internally. In the event our review process exposes misconduct, or if we find that additional training could have resulted in a better outcome, we will take appropriate action as dictated by our findings.&amp;rdquo;</text:p>
          </table:table-cell>
          <table:table-cell office:value-type="string">
            <text:p>http://racinecountyeye.com/2014/11/01/stand-suspect-custody-police-shoot-dog/</text:p>
          </table:table-cell>
          <table:table-cell office:value-type="string">
            <text:p>Angel</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4">
          <table:table-cell office:value-type="float" office:value="1139">
            <text:p>1139</text:p>
          </table:table-cell>
          <table:table-cell office:value-type="string">
            <text:p>2014-10-19</text:p>
          </table:table-cell>
          <table:table-cell office:value-type="string">
            <text:p>West Virginia</text:p>
          </table:table-cell>
          <table:table-cell office:value-type="string">
            <text:p>Charleston</text:p>
          </table:table-cell>
          <table:table-cell office:value-type="string">
            <text:p>Charleston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Unconfirmed</text:p>
          </table:table-cell>
          <table:table-cell office:value-type="string">
            <text:p>The following is a news story first published by local CBS affiliate </text:p>
            <text:p>WOWKTV: On October 19th, officers with the Charleston Police Department (CPD) responded to several calls about two dogs terrorizing people in the Woodbridge Drive area. According to a police scanner report, callers said things like &amp;quot;I am trapped in my car because two vicious dogs are outside&amp;quot;, &amp;quot;The dogs just knocked over an elderly man&amp;quot;, and &amp;quot;The dogs are chasing my son&amp;quot;. The owner of the dogs, Rick Maddox, was out of town when his pets Betty Boop and Dozer left his home through their doggie door. He said they have always stayed on his property and never attacked anyone before. After CPD officers arrived on scene, they tracked the dogs back to Maddox&amp;#039;s property. Sgt. Paul Perdue with the Charleston Police Department said the officers on scene were trapped in their car by the dogs, so they called for backup. When the second cruiser arrived the dogs ran up to it, giving the other officers a chance to exit their vehicle. Additionally, Sgt. Perdue said the dogs then turned around and tried attacking both officers. He said his fellow officers had no choice but to shoot and kill both dogs. &amp;quot;I would never ask someone to put their life on the line to keep from getting bit by a dog&amp;quot; said Sgt. Perdue. After being shot, Betty Boop jumped into the police cruiser and died, Dozer ran back into Maddox&amp;#039;s home where police say they entered through an unlocked door. Sgt. Perdue said Dozer lost a lot of blood, so they called a humane officer to the scene to euthanize him. Rick Maddox still can&amp;#039;t believe that his dogs were capable of terrorizing and entire neighborhood. &amp;quot;They were both very friendly dogs...they knew no stranger. There wasn&amp;#039;t a vicious bone in either dog&amp;quot; says Maddox. Maddox said he got the news about his pets from his father after police stopped by his house. When Maddox returned home, he found blood all over his drive way and on the couch downstairs where Dozer was euthanized. He was told that the dogs bodies were collected by a humane officer, but when he called to get them he was told that they had already been destroyed. He added that he is struggling to find closure because he wasn&amp;#039;t there to know exactly what happened. &amp;quot;I couldn&amp;#039;t take my dogs to the family farm and bury them with generations of other family pets&amp;quot; said Maddox. Officials with the Charleston Police Department also added that Maddox is facing charges of harboring vicious animals. However, Maddox said he isn&amp;#039;t worried about the charges because he doesn&amp;#039;t feel that the entire story is being told.</text:p>
          </table:table-cell>
          <table:table-cell office:value-type="string">
            <text:p>http://www.wowktv.com/story/27188783/dog-owner-confused-after-charleston-police-officers-shoot-and-kill-his-pets</text:p>
          </table:table-cell>
          <table:table-cell office:value-type="string">
            <text:p>Betty Boop and Doze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40">
            <text:p>1140</text:p>
          </table:table-cell>
          <table:table-cell office:value-type="string">
            <text:p>2014-11-03</text:p>
          </table:table-cell>
          <table:table-cell office:value-type="string">
            <text:p>Ohio</text:p>
          </table:table-cell>
          <table:table-cell office:value-type="string">
            <text:p>Woodville</text:p>
          </table:table-cell>
          <table:table-cell office:value-type="string">
            <text:p>Woodville Police Department </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5yo</text:p>
          </table:table-cell>
          <table:table-cell office:value-type="string">
            <text:p>The following is reproduced from the Toledo Blade. The story describes how a police officer shot a labrador in front of a two year old child, and how the police officer was cleared of any wrongdoing by a so-called &amp;quot;review panel&amp;quot; composed of members of the police department that employs the shooter and a pair of police chiefs from neighboring police departments. Multiple witnesses agree the officer fired immediately after pulling his gone and without providing the dog with an opportunity to respond to verbal commands. Witnesses further specify the dog was not dangerous, and even the shooter confirms that not only did the dog not bite anyone, but he did not even growl, bark or bear his teeth: A Woodville K-9 officer who on Monday shot a loose dog that approached the scene of a traffic stop has been cleared of wrongdoing, though witnesses to the incident have not yet been interviewed and the investigation is continuing. Officer Steve Gilkerson stopped a vehicle in front of Lockport Transportation at 875 E. Main St. for speeding at about 11:30 a.m. Police said a loose chocolate Labrador retriever ran directly at the officer, who was backing away, and the dog did not stop or change course when yelled at twice. &amp;ldquo;The officer, in fear for his safety and the safety of the two subjects who had exited their car, fired one round from his department-issued weapon, striking the dog thereby ending the threat,&amp;rdquo; police Chief Roy Whitehead said in a statement issued Tuesday afternoon. The Lab, named Moses, was struck in the right foreleg. Officer Gilkerson has been with the department for more than eight years, and has been a K-9 handler since February, 2013. He could not be reached by The Blade for comment. Moses&amp;rsquo; owner, Lauren Bischoff, of Woodville, works at Lockport Transportation and often brings the 5-year-old family dog with her. The dog greets trucks and other vehicles that enter the front gate, and Mrs. Bischoff said he likely went to greet the people at the traffic stop in the same manner because the vehicles were parked on the business&amp;rsquo; side of the road. Mrs. Bischoff did not witness the incident, but said Officer Gilkerson told her Moses was not growling, barking, or acting aggressively in any manner. &amp;ldquo;He said it wasn&amp;rsquo;t enough evidence to tell him [Moses] wasn&amp;rsquo;t going to attack him or bite him,&amp;rdquo; Mrs. Bischoff said. Moses is being treated at West Suburban Animal Hospital in Sylvania Township and will undergo surgery today to place rods and pins in his leg. &amp;ldquo;The bullet shattered the two main bones in the forearm, and he had a fair bit of blood loss,&amp;rdquo; veterinarian Gary Thompson said. &amp;ldquo;He&amp;rsquo;s going to have a lot of hardware. It&amp;rsquo;s a mess.&amp;rdquo; Dr. Thompson said Moses should make a full recovery and has been a friendly and cooperative patient. &amp;ldquo;He&amp;rsquo;s wagging his tail and he&amp;rsquo;s happy,&amp;rdquo; he said. Robin Cook of Clyde was driving the vehicle that had been pulled over, and she consented to a search at the request of Officer Gilkerson. She and her boyfriend exited the car, leaving her 2-year-old daughter inside. She said Moses walked up to the scene with his tail wagging, sniffing the ground and her car tire. She said the officer pulled his weapon and pointed it at Moses, then yelled. She said the dog looked up only after being yelled at. The officer &amp;ldquo;just shot and didn&amp;#039;t give the dog a chance to do anything,&amp;rdquo; Ms. Cook said, estimating it was 6 or 7 seconds from the time the officer pulled his gun to the time he fired. &amp;ldquo;I was in shock.&amp;rdquo; Ms. Cook said Officer Gilkerson went back to his cruiser for about a minute, then returned and told the couple he would not search the vehicle. &amp;ldquo;He told us to leave,&amp;rdquo; she said, saying they stayed awhile because she was too emotional to drive. Her daughter also witnessed the event, and was talking about the dog being shot, bleeding, and needing to see a doctor. &amp;ldquo;She talked about it all day [Monday],&amp;rdquo; Ms. Cook said. &amp;ldquo;I just don&amp;rsquo;t want her to be traumatized. She loves animals. She was white and was breathing heavy, like she was scared and didn&amp;#039;t know what to do.&amp;rdquo; Joni Kryspin, an employee at Lockport Transportation, had been outside taking a smoke break when she saw Moses wandering up to the scene. She called him and was walking up to get him when he was shot, though her view of the incident itself was blocked by the vehicles. &amp;ldquo;I was pretty hysterical,&amp;rdquo; Mrs. Kryspin said. &amp;ldquo;He loves people. He wasn&amp;#039;t threatening.&amp;rdquo; Chief Whitehead said he convened a review panel consisting of himself and a sergeant who is the firearms instructor for the Woodville Police Department, as well as the chiefs of the Clyde, Gibsonburg, and Elmore police departments. The panel spoke with Officer Gilkerson; Mrs. Bischoff&amp;rsquo;s husband, Tom; and the dog wardens from Ottawa and Sandusky counties before determining the officer did not violate department policy or state law. &amp;ldquo;Officer Gilkerson has a tremendous love for animals,&amp;rdquo; Chief Whitehead said. &amp;ldquo;At no point in our careers as officers do we hope to pull a firearm and have to shoot anyone or anything. I hope people take into consideration that this is unfortunate for everybody involved, but it was a decision that officer had to make within a split second.&amp;rdquo; In April, 2013, Officer Gilkerson and his then-new K-9 partner, Raider, greeted members of the public. In response to a question, he told the crowd, &amp;ldquo;I have been afraid of dogs my whole life that I don&amp;rsquo;t know. I&amp;rsquo;m comfortable with dogs I do know.&amp;rdquo; Chief Whitehead said the officers do not receive training in how to deal with dogs they come across during the course of their duties. He said Officer Gilkerson has undergone extensive training with Raider and several other area K-9 units and has never shown any fear. &amp;ldquo;I don&amp;rsquo;t know if that&amp;rsquo;s a valid statement to bring up two years later with the extensive amount of training he&amp;rsquo;s received,&amp;rdquo; the chief said. &amp;ldquo;We deal with dogs on a weekly basis, and Officer Gilkerson has handled, I&amp;rsquo;m sure, several of those cases. And luckily, we&amp;#039;ve never had to harm any animals. Therefore, I can&amp;rsquo;t see that being a valid statement that he shouldn&amp;#039;t have a K-9 based on how he felt as a child.&amp;rdquo; Mrs. Bischoff said the entire incident &amp;ldquo;doesn&amp;rsquo;t make sense.&amp;rdquo; &amp;ldquo;There is no reason this should have happened,&amp;rdquo; she said. &amp;ldquo;We just don&amp;rsquo;t understand why [Officer Gilkerson] was so quick to use a gun. Cops are supposed to have pepper spray or Tasers. He was too quick to draw for his gun.&amp;rdquo; Mrs. Bischoff said she would like Officer Gilkerson to take responsibility for his actions and be formally disciplined. She also wants the department to receive training in dealing with dogs and would like to be compensated for the cost of Moses&amp;rsquo; care. ADDITIONAL INFORMATION: The original police report and statement filed by the shooter Steve Gilkerson is available at https://puppycidedb.com/datasets.html#documents</text:p>
          </table:table-cell>
          <table:table-cell office:value-type="string">
            <text:p>http://www.toledoblade.com/Police-Fire/2014/11/05/Woodville-officer-shoots-wounds-dog-at-traffic-stop.html</text:p>
          </table:table-cell>
          <table:table-cell office:value-type="string">
            <text:p>Moses</text:p>
          </table:table-cell>
          <table:table-cell office:value-type="string">
            <text:p>K9 Unit Steve Gilkerson</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41">
            <text:p>1141</text:p>
          </table:table-cell>
          <table:table-cell office:value-type="string">
            <text:p>2014-11-04</text:p>
          </table:table-cell>
          <table:table-cell office:value-type="string">
            <text:p>Maine</text:p>
          </table:table-cell>
          <table:table-cell office:value-type="string">
            <text:p>Lincoln</text:p>
          </table:table-cell>
          <table:table-cell office:value-type="string">
            <text:p>Lincoln Police Department, East Millinocket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Coyote</text:p>
          </table:table-cell>
          <table:table-cell office:value-type="string">
            <text:p>The following article is reproduced from the Bangor Daily News. The article fails to mention that this is the second animal that the shooter, Anthony Redmond, has attacked with deadly force in the last 90 days. Before this killing, Redmond shot a Labrador named Jake in Medway on August 9th, 2014. The prior shooting is event ID 119 in the Puppycide Database: Police warned residents to avoid coyotes Thursday after an officer was forced to shoot one near McDonald&amp;rsquo;s earlier this week. Coyotes and many other wild animals have lived on and near the paper mill property on Katahdin Avenue and in nearby woods for many years, police and Lincoln Paper and Tissue LLC paper mill officials said. The large mill parcel, adjoining wetlands and Lincoln&amp;rsquo;s rural character even within its West Broadway business strip have made them a common sight. But within the last week at least three reports to police have indicated that the coyotes are coming onto people&amp;rsquo;s properties and aren&amp;rsquo;t shying away from people, Lincoln&amp;rsquo;s public safety director Dan Summers said. &amp;ldquo;It looks like we have a bunch of coyotes running around. It&amp;rsquo;s the first time in my career that we have had so many complaints in residential and business areas,&amp;rdquo; Summers said Thursday. &amp;ldquo;Not only do we have problems with bears, we have them with coyotes.&amp;rdquo; &amp;ldquo;We are hearing they are not afraid of human beings or scared,&amp;rdquo; Summers added. Officer Anthony Redmond shot and killed a coyote near McDonald&amp;rsquo;s on Tuesday night. Several sightings also have been reported on Katahdin Avenue near the mill and on Evergreen Drive between Lee Road and Main Street, Summer said. One Katahdin Avenue resident complained that a coyote or dog had eaten several of her chickens, Summers said. Lincoln Town Council Chairman Steve Clay said that he followed a coyote from Main Street near Whitney Energy onto Depot Street near the mill Monday night before grazing it slightly with his truck. Councilor Curt Ring was with him. They had just left a council meeting, Clay said. &amp;ldquo;On Depot Street I saw what I thought was a dog at first,&amp;rdquo; Clay said. &amp;ldquo;Both of us said that&amp;rsquo;s not a dog, that&amp;rsquo;s a coyote. It ran in the middle of the road. The vehicle actually grazed him. It stunned him for sure.&amp;rdquo; Bill Peterson, personnel director and spokesman at the paper mill, confirmed that the mill last week had hired an animal control officer recommended by the Maine Warden Service to address the coyote problem. &amp;ldquo;We are not going to expose our employees to any form of attack or bite,&amp;rdquo; Peterson said. &amp;ldquo;We haven&amp;rsquo;t had anybody hurt but we are going to deal with it up front.&amp;rdquo; No one knows why the coyotes are making an incursion so far into human territory. State biologists maintain that there are at least 12,000 in Maine, according to a Maine Department of Inland Fisheries and Wildlife website page dedicated to the subject. Coyotes are described as medium-sized animals in the canine family, with pointed muzzles and long, bushy tails. Their coats are usually a mixture of tan, black and gray, but can range from black to strawberry blond. The average adult coyote weighs 30 to 35 pounds, with males being heavier than females. Large males only rarely will exceed 45 pounds, according to the page. They typically eat small animals, including snowshoe hare, mice, rats, woodchucks, beavers, squirrels, snakes, frogs, fish and animal carcasses. They mostly hunt at night. They avoid human contact and their attacks on humans are rare, according to the page. &amp;ldquo;To date, there have been no documented coyote attacks on humans in Maine. There are documented cases in other states. Often the animals responsible had become accustomed to the presence of people, were fed, and-or were targeting dogs that accompanied people,&amp;rdquo; the site states. A study of coyotes in southern California, the west&amp;rsquo;s most populated state, &amp;ldquo;found that from 1988 to 1997 there were 53 coyote attacks on humans resulting in 21 injuries,&amp;rdquo; the page states. Summers warned residents to avoid feeding or having other contact with coyotes and to call 911 to report their presence.</text:p>
          </table:table-cell>
          <table:table-cell office:value-type="string">
            <text:p>https://bangordailynews.com/2014/11/06/news/penobscot/coyotes-humans-collide-as-the-canines-intrude-on-residential-areas-of-lincoln/</text:p>
          </table:table-cell>
          <table:table-cell office:value-type="string">
            <text:p>Unknown</text:p>
          </table:table-cell>
          <table:table-cell office:value-type="string">
            <text:p>Anthony Redmond</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42">
            <text:p>1142</text:p>
          </table:table-cell>
          <table:table-cell office:value-type="string">
            <text:p>2003-11-12</text:p>
          </table:table-cell>
          <table:table-cell office:value-type="string">
            <text:p>Illinois</text:p>
          </table:table-cell>
          <table:table-cell office:value-type="string">
            <text:p>Brookfield</text:p>
          </table:table-cell>
          <table:table-cell office:value-type="string">
            <text:p>Brookfield Zoo Police Departmen</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Wolf, Northern Gray, 11yo</text:p>
          </table:table-cell>
          <table:table-cell office:value-type="string">
            <text:p>A northern gray wolf was shot to death at Brookfield Zoo after it seized the arm of a woman who jumped a fence to reach into its cage, the first time in the zoo&amp;#039;s 69-year history that an animal attacked a visitor, zoo officials said Thursday. Cinnamon Bear, an 11-year-old wolf born and raised at the zoo, was shot once in the chest Wednesday by a zoo police officer after the 100-pound animal clamped down on the woman&amp;#039;s arm--and refused to let go--when she apparently tried to pet him. The animal was the last of the zoo&amp;#039;s pack of northern gray wolves, dating to the mid-1950s, and was the only wolf on display at Brookfield Zoo, once a premier center for wolf research. The unaccompanied woman, identified only as 40 to 50 years old, apparently hopped a 3 1/2-foot fence and reached through a second 10-foot chain-link fence to touch the wolf, who was in a favorite sleeping corner of the outdoor pen, officials said Thursday. The wolf &amp;quot;had grabbed her arm and was tugging,&amp;quot; said Stuart D. Strahl, the zoo&amp;#039;s new director. The incident took place about 1 p.m. in the zoo&amp;#039;s remote northwest corner, on a cold and blustery day when total attendance was only about 1,100, said spokeswoman Sondra Katzen, who would not identify the woman. No other visitors saw the attack, she said. A zoo photographer driving a golf cart along a nearby access road heard the woman screaming, hurried to the scene and called police, officials said. A veteran officer arrived within two minutes and quickly determined that it would take too long to tranquilize the animal, Strahl said. The wolf would not release the woman&amp;#039;s arm, so the officer drew his .45-caliber pistol and fired point-blank. The zoo maintains its own force of 15 deputized police officers and emergency personnel. The woman was taken to Loyola University Medical Center in nearby Maywood for treatment of her injured forearm. Hospital officials would not release information about the woman, but Brookfield Zoo Police Chief George Hull said her injuries were similar to a severe dog bite. &amp;quot;You can imagine a dog bite,&amp;quot; Hull said. &amp;quot;This was a wolf bite.&amp;quot; Strahl said zoo staffers remained in shock Thursday. &amp;quot;I&amp;#039;ve been working in zoos since I was a kid and I&amp;#039;ve never seen anything like this,&amp;quot; he said. &amp;quot;We&amp;#039;ve never had a real attack at all. It&amp;#039;s also rare that anyone would put their arm in a cage, much less that of a carnivore.&amp;quot; Cinnamon Bear had been moved to the conservation barn in the zoo&amp;#039;s northwest corner, just south of 31st Street, a year ago when work began on a new Wolf Woods habitat. A group of five Mexican gray wolves, now in quarantine, will move into the exhibit in June. Officials had planned to leave Cinnamon Bear in his pen at the park&amp;#039;s edge for the rest of his life, said Ann Petric, the zoo&amp;#039;s curator of mammals. His last living brother died two years ago, and he had at most only a few years left to live. Wolves in captivity can live up to 15 years, while wild wolves typically live 6 to 8 years. It&amp;#039;s exceedingly unusual for wolves--captive or wild--to attack humans, experts said. &amp;quot;This is a rare thing. It is really an unfortunate incident all around,&amp;quot; said Jane Ballentine, spokeswoman for the American Zoo and Aquarium Association. &amp;quot;Wolves being what wolves are, they are generally skittish. The wolf was probably startled and surprised and was defending his territory from this `intruder.&amp;#039;&amp;quot; Though Brookfield Zoo has not had previous animal attacks, it has had its share of close encounters. In August 1996, a female gorilla rescued a 3-year-old boy who fell into the ape pit at the zoo&amp;#039;s Tropic World Asia exhibit. In 1969, a group of polar bears escaped from their pen across a flooded moat and headed straight for a nearby marshmallow stand. The bears were quickly rounded up and returned to their enclosure. In Wednesday&amp;#039;s attack, it would have been very difficult for zoo officials to persuade Cinnamon Bear to let go, said Rolf Peterson, an expert on wolf behavior who has studied wolves at Brookfield Zoo. He said wolves&amp;#039; jaws don&amp;#039;t lock, but they have an instinct to hang on. &amp;quot;Wolves are not built to let go of things they want to hang on to. A person cannot pull the jaws of a wolf apart. You are not going to be too successful beating it over the head,&amp;quot; said Peterson, a professor of wildlife biology at Michigan Technological University in Houghton. Brookfield Zoo, under former director George Rabb and his wife, Mary, became a leading research center in the 1960s and 1970s for studying wolves and their behaviors. &amp;quot;They were one of the pioneers of wolf research in this country. They discovered the mating strategies in wolves,&amp;quot; said Erich Klinghammer, director of the Wolf Park near Lafayette, Ind., where some of Cinnamon Bear&amp;#039;s descendants live. &amp;quot;They did some of the original work on wolf social behavior and, until this day, it is considered keynote work,&amp;quot; said Susan Lindsey, director of the Wild Canid Survival and Research Center, a wolf conservation, reproduction and research center in Missouri where Brookfield Zoo obtained its pack of Mexican wolves last month. Lindsey said that Cinnamon Bear&amp;#039;s age may have contributed to the way he reacted to a stranger&amp;#039;s arm. &amp;quot;Old animals, just like old people, don&amp;#039;t have all their faculties. There is the likelihood that it couldn&amp;#039;t see or hear or smell anymore,&amp;quot; she said. &amp;quot;Any of those things would cause the animal to be startled. I assume that it has never been touched like that.&amp;quot;</text:p>
          </table:table-cell>
          <table:table-cell office:value-type="string">
            <text:p>http://articles.chicagotribune.com/2003-11-14/news/0311140210_1_zoo-officials-brookfield-zoo-gray-wolves</text:p>
          </table:table-cell>
          <table:table-cell office:value-type="string">
            <text:p>Cinnamon Bear</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string">
            <text:p>Uniform</text:p>
          </table:table-cell>
          <table:table-cell table:number-columns-repeated="2"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43">
            <text:p>1143</text:p>
          </table:table-cell>
          <table:table-cell office:value-type="string">
            <text:p>2013-07-23</text:p>
          </table:table-cell>
          <table:table-cell office:value-type="string">
            <text:p>California</text:p>
          </table:table-cell>
          <table:table-cell office:value-type="string">
            <text:p>Riverside</text:p>
          </table:table-cell>
          <table:table-cell office:value-type="string">
            <text:p>Riverside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Wolf, Mixed breed</text:p>
          </table:table-cell>
          <table:table-cell office:value-type="string">
            <text:p>A mixed breed wolf had to be put down last night after being shot by a police officer during an early morning pursuit. A Riverside police officer was running information on two juveniles he had stopped when one of the teens, who had an outstanding warrant, fled from the scene on foot, according to police. Cops from Huber Heights, MetroParks and Wright-Patterson Air Force Base were called in as back up to help locate the individual. During the pursuit, one Riverside officer hopped a fence into a home&amp;rsquo;s backyard on Norman Boulevard where he had seen the teen enter. According to police, that&amp;rsquo;s when the officer came face-to-face with the pet wolf. The officer said the animal lunged at him, leaving him with no choice but to shoot. The pet was later euthanized, according to its owner. The fleeing juvenile, a 14-year-old male, was found hiding under a van in the back of the property. He was taken into custody and was transported to the Montgomery County Juvenile Detention Center. </text:p>
          </table:table-cell>
          <table:table-cell office:value-type="string">
            <text:p>http://www.whio.com//news/news/pet-wolf-shot-by-police-during-foot-chase/nYzc5/</text:p>
          </table:table-cell>
          <table:table-cell table:number-columns-repeated="2" office:value-type="string">
            <text:p>Unknown</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144">
            <text:p>1144</text:p>
          </table:table-cell>
          <table:table-cell office:value-type="string">
            <text:p>2014-07-31</text:p>
          </table:table-cell>
          <table:table-cell office:value-type="string">
            <text:p>California</text:p>
          </table:table-cell>
          <table:table-cell office:value-type="string">
            <text:p>bakersfield</text:p>
          </table:table-cell>
          <table:table-cell office:value-type="string">
            <text:p>kern county sheriffs probation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queensland heeler, queensland mix</text:p>
          </table:table-cell>
          <table:table-cell office:value-type="string">
            <text:p>Officer sillas came to my home entered my fenced yard without notice. When Dexter and Della ran out the doggey door he shot my Dexter 3 times killing him. He shot my Della who is only about 35 pounds once, after haveing surgery to remove the hollow poinoupt bullet that was lodged in her she thankfully survived.</text:p>
            <text:p>Mr sillas had a week prior, when I asked him to call ahead of time so I could secure them, said yes he would call. I asked him 3 times 3 times he said yes. But he lied.</text:p>
          </table:table-cell>
          <table:table-cell office:value-type="string">
            <text:p>http://bakersfieldnow.com probation officer shoots dog</text:p>
          </table:table-cell>
          <table:table-cell office:value-type="string">
            <text:p>dexter, &amp;amp; della</text:p>
          </table:table-cell>
          <table:table-cell office:value-type="string">
            <text:p>carlos sillas</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1145">
            <text:p>1145</text:p>
          </table:table-cell>
          <table:table-cell office:value-type="string">
            <text:p>2014-07-31</text:p>
          </table:table-cell>
          <table:table-cell office:value-type="string">
            <text:p>California</text:p>
          </table:table-cell>
          <table:table-cell office:value-type="string">
            <text:p>bakersfield</text:p>
          </table:table-cell>
          <table:table-cell office:value-type="string">
            <text:p>kern county sheriffs probation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queensland heeler, queensland mix</text:p>
          </table:table-cell>
          <table:table-cell office:value-type="string">
            <text:p>Officer sillas came to my home entered my fenced yard without notice. When Dexter and Della ran out the doggey door he shot my Dexter 3 times killing him. He shot my Della who is only about 35 pounds once, after haveing surgery to remove the hollow poinoupt bullet that was lodged in her she thankfully survived.</text:p>
            <text:p>Mr sillas had a week prior, when I asked him to call ahead of time so I could secure them, said yes he would call. I asked him 3 times 3 times he said yes. But he lied.</text:p>
          </table:table-cell>
          <table:table-cell office:value-type="string">
            <text:p>http://bakersfieldnow.com probation officer shoots dog</text:p>
          </table:table-cell>
          <table:table-cell office:value-type="string">
            <text:p>dexter, &amp;amp; della</text:p>
          </table:table-cell>
          <table:table-cell office:value-type="string">
            <text:p>carlos sillas</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146">
            <text:p>1146</text:p>
          </table:table-cell>
          <table:table-cell office:value-type="string">
            <text:p>2014-11-06</text:p>
          </table:table-cell>
          <table:table-cell office:value-type="string">
            <text:p>Michigan</text:p>
          </table:table-cell>
          <table:table-cell office:value-type="string">
            <text:p>Grand Rapids</text:p>
          </table:table-cell>
          <table:table-cell office:value-type="string">
            <text:p>Grand Rapid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 dog shot by police in Wood County has sparked controversy about whether the officer used excessive force. Sarah Wills of Wisconsin Rapids says Grand Rapids police unnecessarily shot her German shepherd. Chief Melvin Pedersen says his officer did it out of self-defense. Wills doesn&amp;#039;t believe her dog Miley would&amp;#039;ve ever attacked a police officer. &amp;quot;It was growling, showed its teeth and actually lunged at the officer,&amp;quot; said Pedersen. &amp;quot;Not my dog,&amp;quot; Wills said. &amp;quot;She could&amp;#039;ve been scared, she could&amp;#039;ve been anything but aggressive.&amp;quot; Authorities were responding to a call of a roaming dog last Thursday. They say while an officer tried to catch it, he was forced to shoot. &amp;quot;When the dog got within about three feet of him, it went into attack mode and my officer didn&amp;#039;t have any recourse but to shoot the animal to defend himself and also defend the community,&amp;quot; Pedersen said. An eyewitness who did not want to give a statement to the police told Wills a different story. &amp;quot;She started barking at him, the police officer then reached out to her and there&amp;#039;s no record of dog bite or anything,&amp;quot; said Wills. &amp;quot;The witness said he pulled his gun and that&amp;#039;s when he shot her the first time.&amp;quot; Wills says Miley was then shot again before crawling to the side of the road. &amp;quot;She somehow made it to the ditch where he proceeded to shoot her three more times,&amp;quot; Wills said. The witness told Wills that Miley was shot five times. Pedersen says that&amp;#039;s incorrect; it was three. He arrived on the scene shortly after the shooting. &amp;quot;I personally talked to three of the witnesses after they gave their written statement, and all three of them said the officer really didn&amp;#039;t have any other option,&amp;quot; said Pedersen. Wills says she&amp;#039;s actively pursuing justice for Miley. &amp;quot;I have an animal activist group that is going to be standing behind me. I have been talking to lawyers,&amp;quot; she said. Wills has filed an excessive force complaint with the police department. She also started a Facebook support group Saturday called &amp;quot;Justice 4 Miley.&amp;quot; It has more than 2,000 followers.</text:p>
          </table:table-cell>
          <table:table-cell office:value-type="string">
            <text:p>http://www.myfoxwausau.com/story/27381782/2014/11/13/was-officer-involved-dog-shooting-excessive-force</text:p>
          </table:table-cell>
          <table:table-cell office:value-type="string">
            <text:p>Miley</text:p>
          </table:table-cell>
          <table:table-cell office:value-type="string">
            <text:p>Cody Canov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47">
            <text:p>1147</text:p>
          </table:table-cell>
          <table:table-cell office:value-type="string">
            <text:p>2012-10-19</text:p>
          </table:table-cell>
          <table:table-cell office:value-type="string">
            <text:p>Texas</text:p>
          </table:table-cell>
          <table:table-cell office:value-type="string">
            <text:p>Houston</text:p>
          </table:table-cell>
          <table:table-cell office:value-type="string">
            <text:p>Houst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8yo</text:p>
          </table:table-cell>
          <table:table-cell office:value-type="string">
            <text:p>A couple has filed suit against the Houston police and two officers for allegedly shooting the family&amp;rsquo;s pet. Wesley Jones and Aisling Jones filed a complaint Sept. 23 in Galveston County District Court against the City of Houston, a municipal corporation, Police Chief Charles McClelland, officer Adrian Lopez and officer Saul Delacruz individually and officially, citing negligence and malicious intent. According to the complaint, officers Lopez and Delacruz went to the plaintiffs&amp;rsquo; home at 1339 Tulane St. in Houston on Oct. 19, 2012, to respond to a disturbance call made by a neighbor. The plaintiffs allege that as the officers approached the home, their dog Boss barked to alert their approach. According to the complaint, both officers then drew their weapons and fired at Boss, the family&amp;rsquo;s pet of 8 years. The plaintiffs state that Boss made no aggressive move toward the officers. When the initial shots were fired, Boss was allegedly still inside the home and the officers fired over the threshold of the home and hit Boss. According to the report filed, Boss then ran around to the side of the home to his toys and the officers chased him down and proceeded to continue to shoot. Boss bled to death due to several gunshot wounds, the suit states. Current Houston Police Department policies state that the on-duty supervisor attends to the investigation when a dog is shot by an officer. Prior to March 25, 2007, all discharges of a firearm were investigated by the Internal Affairs Division, but that procedure has changed to save time and money. The plaintiffs filed a complaint with the Houston Police Department who ruled the shooting of Boss was justified. The plaintiffs seek damages due to mental anguish, property damage, and court costs. The plaintiffs are represented by attorneys Mark A. Morasch and David J. Batton of Houston. Galveston County District Court case number: 4:14-CV-02728</text:p>
          </table:table-cell>
          <table:table-cell office:value-type="string">
            <text:p>http://setexasrecord.com/news/299903-couple-claims-houston-officers-shot-family-pet</text:p>
          </table:table-cell>
          <table:table-cell office:value-type="string">
            <text:p>Boss</text:p>
          </table:table-cell>
          <table:table-cell office:value-type="string">
            <text:p>Adrian Lopez and Saul Delacruz</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148">
            <text:p>1148</text:p>
          </table:table-cell>
          <table:table-cell office:value-type="string">
            <text:p>2014-11-20</text:p>
          </table:table-cell>
          <table:table-cell office:value-type="string">
            <text:p>California</text:p>
          </table:table-cell>
          <table:table-cell office:value-type="string">
            <text:p>Vallejo</text:p>
          </table:table-cell>
          <table:table-cell office:value-type="string">
            <text:p>Vallej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the Vallejo Times-Herald: Vallejo officers arrested a man and killed a pitbull Thursday morning after the dog attacked one of the officers, police said. The officers were in the area of Broadway and Lewis Brown Road at about 10:50 a.m. as part of SafeNet operations when saw a man &amp;quot;trespassing on state owned property which was fenced off and clearly marked as state property prohibiting subjects from trespassing,&amp;quot; according to a police press release. The area is known for being used as homeless encampments. The officers attempted to talk to the man, identified as Matthew Vallejos, 24, but he allegedly ran to evade the police into an encampment. The area is described as &amp;quot;a very densely populated area of thick brush on another part of the same property with several other homeless persons moving about.&amp;quot; The officers located Vallejos hiding in the brush and as they began to take Vallejos into custody, a pitbull came out from the encampment and attacked one of the officers, police said. The dog bit the officers and pulled him around, police added. The officer kicked the pitbull, but it continued to attack, which prompted the officer to shoot the dog once, police added. During the interviews with witnesses, police said Vallejos cut the dog&amp;#039;s line as he was running from the police. The dog&amp;#039;s owner, who was also living in the encampment, said Vallejos knew the dog would attack the police, according to the release. The bitten officer sustained moderate injuries to his right leg and was treated and released from a local hospital. Another officer sustained minor injuries from trying to take Vallejos into custody. Vallejos was arrested and booked into Solano County jail for allegedly trespassing, obstructing and delaying peace officer, violating his probation terms and cruelty to animals.</text:p>
          </table:table-cell>
          <table:table-cell office:value-type="string">
            <text:p>http://www.timesheraldonline.com/breaking_news/ci_26981984/dog-shot-after-attacking-vallejo-officers</text:p>
          </table:table-cell>
          <table:table-cell office:value-type="string">
            <text:p>Unknown</text:p>
          </table:table-cell>
          <table:table-cell office:value-type="string">
            <text:p>Two unknown officers</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7">
          <table:table-cell office:value-type="float" office:value="1149">
            <text:p>1149</text:p>
          </table:table-cell>
          <table:table-cell office:value-type="string">
            <text:p>2013-08-30</text:p>
          </table:table-cell>
          <table:table-cell office:value-type="string">
            <text:p>Colorado</text:p>
          </table:table-cell>
          <table:table-cell office:value-type="string">
            <text:p>Colorado Springs</text:p>
          </table:table-cell>
          <table:table-cell office:value-type="string">
            <text:p>Colorado Spring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 2yo</text:p>
          </table:table-cell>
          <table:table-cell office:value-type="string">
            <text:p>On Aug. 30, Josh Burch, an Army staff sergeant who reportedly suffers from post-traumatic stress disorder, was dozing in his southeast Colorado Springs driveway at 4 a.m. It was hot; Burch says he hadn&amp;#039;t been able to sleep, so he walked outside and lay down next to his dog, a young female pit bull. A police car pulled up, screeched to a halt, and two Colorado Springs officers jumped out. The dog, whether alarmed, friendly or curious, moved toward them. One officer drew her gun and squeezed off four rounds. Three of them hit the dog, killing her. One shot apparently ricocheted off the pavement into Burch&amp;#039;s house, piercing an upstairs window and narrowly missing Burch&amp;#039;s 1-year-old son. What happened subsequently is in dispute. Burch says that the two officers grabbed him, dragged him face-down to the police cruiser, and handcuffed him. After 10 minutes they released him. Later, he was cited for &amp;quot;failure to control&amp;quot; an animal. The officers involved say that the &amp;quot;staggering&amp;quot; Burch was asked to control his dog several times before the fatal shooting, but failed to do so. Asked about the incident, Police Chief Pete Carey tells Independent reporter Pam Zubeck that police were responding to a call for service in the street in front of that home, but he won&amp;#039;t specify what the call was. He does say, &amp;quot;Any time the Police Department uses lethal force, there&amp;#039;s an administrative review. I take that seriously.&amp;quot; He also acknowledges that people in various professions deal with &amp;quot;aggressive dog situations.&amp;quot; But, he says, &amp;quot;The mission of the Police Department might be different than someone delivering something. [Delivery people] might be able to back away and leave.&amp;quot; Unmentioned in this article: Inside of Mr Burch&amp;#039;s home was his two small children and wife. One of the bullet&amp;#039;s ricocheted and went through a window into the bedroom where his one year old son Levi was sleeping. Luckily, no one else was hurt. As Burch told KKTV: &amp;quot;I was torn up they killed my dog. But my biggest concern was they could have killed someone in my family.&amp;quot; The video of Burch&amp;#039;s interview with KKTV is available here: http://www.kktv.com/home/headlines/Emotional-Owner-Talks-To-11-News-After-Officer-Shoot-His-Dog-221798811.html Local newspaper The Gazette printed: &amp;quot;One-year-old Levi was asleep several feet from where the bullet struck the house.&amp;quot; available at http://gazette.com/dog-shot-killed-by-police-in-southeast-colorado-springs/article/1505581 The Gazette also interviewed multiple neighbors of the Burch family, all of whom stated that the dog, Cara, was friendly and non-violent. &amp;quot;She was always the type that if she saw you, she&amp;#039;d come fast, like a happy charge,&amp;quot; next-door neighbor Kim McDow said. Another neighbor, Jeff Hillstrom, also said the dog is friendly. Hillstrom said Cara was &amp;quot;like the neighborhood mascot.&amp;quot; The Gazette also reported that Colorado Springs Police used excessive force in detaining Burch, who again, was simply sitting in front of his own house when police pulled up and murdered his dog. Josh Burch said a male officer told him to lie face down. The soldier said he did and immediately the officer grabbed him around the neck and dragged him about 20 feet into the middle of Sandpiper Drive where he was placed in handcuffs.</text:p>
            <text:p/>
            <text:p>Burch showed abrasions on his foot and nose and red marks on his neck where he said the male officer &amp;quot;put his boot.&amp;quot; Josh and Danielle Burch said they asked the officers for their badge numbers and names but said the officers refused to share the information.</text:p>
            <text:p/>
            <text:p>In the release, police cited laws requiring animal owners to restrain their pets. The dog&amp;#039;s owners were not cited, pending the outcome of an investigation, police said. The incident report of the shooting as filed by the Colorado Springs Police Department is recorded as follows:</text:p>
            <text:p>August 30, 2013</text:p>
            <text:p>Incident Date</text:p>
            <text:p>3:45:00 AM</text:p>
            <text:p>Time</text:p>
            <text:p>Sand Creek -- Shift III</text:p>
            <text:p>Division</text:p>
            <text:p>Other</text:p>
            <text:p>Title</text:p>
            <text:p>1100 Sandpiper Drive</text:p>
            <text:p>Location</text:p>
            <text:p>Officers were in the 1100 block of Sandpiper Drive looking for suspects in a nearby burglary of a motor vehicle. Officers attempted to contact a male on Sandpiper Drive when an aggressive, full grown pit bull charged at the officers. Officers tried to get the dog to stop, but the dog continued to charge at them. An officer fired a gunshot at the dog to prevent officers from getting attacked, killing the dog. </text:p>
            <text:p>The investigation is on-going.</text:p>
            <text:p/>
            <text:p>***UPDATE****</text:p>
            <text:p>Officers fired four shots at the dog. One of the bullets ricocheted off the ground and entered a residence, causing damage to the house. No one inside that residence was injured.</text:p>
            <text:p>Summary</text:p>
            <text:p>None</text:p>
            <text:p>Adults </text:p>
            <text:p>Arrested</text:p>
            <text:p>Lt. Anderson - 444-7270</text:p>
            <text:p>PD Contact </text:p>
            <text:p>&amp;amp; Number</text:p>
            <text:p>The Police Department later released this statement for the press:</text:p>
            <text:p>On 08/30/2013 at approximately 0320 am, two uniformed Colorado Springs Police Department officers were looking for suspects who had been breaking into cars. As the officers were driving in a fully marked police car in the 1100 block of Sandpiper Drive they encountered a male lying on the ground. The male, later identified as the owner of the dog was on his back with his feet up on the west curb. He was laying outstretched so that his legs, back and head were on the blacktop of the road. As an officer approached to check the male&amp;rsquo;s welfare, the officer verbally identified themselves. They stated &amp;ldquo;Police&amp;rdquo; and requested the male show his hands. The male stood up and staggered towards the middle of the street. The male was noticeably intoxicated. The second officer noticed a large dog running towards the first officer. The first officer asked the male several times &amp;ldquo;Is this your dog?&amp;rdquo;, as they backed away from the rushing animal. The dog was charging aggressively, barking and growling. The dog moved forward from a distance of fifteen feet to within five feet of the officer. The officer fired a total of four shots at the dog. The dog succumbed to the injuries. Officers were contacted by a female due to a ricochet that had entered the window of a home. The female was identified as the wife of the male who was lying in the street. At the time of the incident the dog&amp;rsquo;s owners were not cited pending conclusion of the investigation. When officers from the Colorado Springs Police Department make the difficult decision to use a firearm in order to protect themselves from an animal attack, they are guided by General Orders and Operating Policies. General Order 720 states in partial that &amp;ldquo;Officers may use deadly force only to protect themselves or others from what the officers reasonably believe to be an immediate threat of death or serious bodily injury&amp;rdquo;. &amp;ldquo;The killing of an animal is justified to prevent substantial harm to the officer or another person, or when the animal is so badly injured that humanity requires its relief from further suffering.&amp;rdquo; </text:p>
          </table:table-cell>
          <table:table-cell office:value-type="string">
            <text:p>http://www.csindy.com/coloradosprings/four-bullets-and-a-pit-bull/Content?oid=2761354</text:p>
          </table:table-cell>
          <table:table-cell office:value-type="string">
            <text:p>Kara</text:p>
          </table:table-cell>
          <table:table-cell office:value-type="string">
            <text:p>Two Unknown Police, one male and one femal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50">
            <text:p>1150</text:p>
          </table:table-cell>
          <table:table-cell office:value-type="string">
            <text:p>2014-07-29</text:p>
          </table:table-cell>
          <table:table-cell office:value-type="string">
            <text:p>New York</text:p>
          </table:table-cell>
          <table:table-cell office:value-type="string">
            <text:p>West Seneca</text:p>
          </table:table-cell>
          <table:table-cell office:value-type="string">
            <text:p>Buffalo Police Department Narcotics Team and West Senec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yo</text:p>
          </table:table-cell>
          <table:table-cell office:value-type="string">
            <text:p>On the early morning of July 29, 2014, Buffalo Police assisted on a raid in West Seneca. Same scenario: executing a search warrant, digging for drugs. &amp;quot;I pretty much heard the two shots,&amp;quot; said Ronnie Raiser III, who had just awoken in his bedroom when the officers entered his home. &amp;quot;After the first shot, I heard the dog squeal.&amp;quot; During the raid, police killed Raiser&amp;#039;s one-year-old pit bull, Rocky. The department&amp;#039;s incident report once again described the dog as &amp;quot;aggressive.&amp;quot; Raiser has filed a formal complaint with the Buffalo Police Department and the West Seneca Police Department, alleging excessive force and civil rights violations. In the complaint, Raiser claims the officers raided the home looking for Ecstasy. Instead, he said officers only found a small stash of his roommate&amp;#039;s marijuana. &amp;quot;Not only did they not find any of the items listed in the warrant,&amp;quot; the complaint states, &amp;quot;they shot and killed my 15-month-old dog Rocky.&amp;quot; Raiser plans to eventually file a notice of claim. &amp;quot;I bawled my eyes out,&amp;quot; Raiser said. &amp;quot;It&amp;#039;s hard. It really is.&amp;quot; According to the use of force reports obtained by 2 On Your Side, the same police officer involved in the raid of Raiser&amp;#039;s home also shot Arroyo&amp;#039;s dog, Cindy, back in 2013. This is also the same officer who, as previously mentioned, shot 26 dogs in a three-and-a-half year span, more than any other officer in the department. Police Chief Richards explained that some officers act as the lead for the entry team during raids, which could place certain individuals in position to encounter aggressive dogs more often than others. &amp;quot;It&amp;#039;s a very dangerous job,&amp;quot; Richards said, &amp;quot;and per capita, the amount of work that we do, the amount of search warrants executed, the amount of calls answered by individual officers, I think the numbers are what the numbers are.&amp;quot; Twenty-five of the 26 dogs shot by this officer died. In fact, more than three-quarters of the dogs shot by Buffalo Police died from their wounds. In Cincinnati and New York City, fewer than half of the dog shootings resulted in death. Richards said he couldn&amp;#039;t explain the high percentage of fatalities. In Cincinnati, the police department&amp;#039;s policy explicitly directs officers not to take head shots at dogs, if possible. Additional information not contained in the article: Detective Marrano was not the shooter. Detective Shawn D. Adams and Detective Patrick O&amp;rsquo;Rourke requested and obtained the warrant authorizing the raid. </text:p>
          </table:table-cell>
          <table:table-cell office:value-type="string">
            <text:p>http://www.examiner.com/article/justice-for-rocky-dog-shot-and-killed-by-ny-police-during-july-29-drug-raid</text:p>
          </table:table-cell>
          <table:table-cell office:value-type="string">
            <text:p>Rocky</text:p>
          </table:table-cell>
          <table:table-cell office:value-type="string">
            <text:p>Detectives Marrano, Shawn D. Adams and Patrick Orourke</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51">
            <text:p>1151</text:p>
          </table:table-cell>
          <table:table-cell office:value-type="string">
            <text:p>2010-01-1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German Shepherd</text:p>
          </table:table-cell>
          <table:table-cell office:value-type="string">
            <text:p>The following is reproduced from an article in the Chicago Tribune: An off-duty Chicago police officer fatally shot an Edison Park family&amp;#039;s dog Monday in the 7200 block of West Palatine Avenue when it growled and lunged at her while she was walking her own dog, police said. Dog owner Laura Bravo, 42, said her German shepherd, Malachi, was in her gated yard but must have gotten out because the gate lock froze and didn&amp;#039;t close properly. Bravo and her children ran after the unleashed dog. Bravo said they found the dog dead down the street. She said her dog was large but not aggressive. Bravo said she believes the officer&amp;#039;s dog was not on a leash and Malachi was pursuing that dog, not the officer. But police said their report doesn&amp;#039;t indicate the officer&amp;#039;s dog was unleashed.</text:p>
          </table:table-cell>
          <table:table-cell office:value-type="string">
            <text:p>http://articles.chicagotribune.com/2010-01-12/news/1001110383_1_off-duty-dog-german-shepherd</text:p>
          </table:table-cell>
          <table:table-cell office:value-type="string">
            <text:p>Malachi</text:p>
          </table:table-cell>
          <table:table-cell office:value-type="string">
            <text:p>Unknown Female Officer</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152">
            <text:p>1152</text:p>
          </table:table-cell>
          <table:table-cell office:value-type="string">
            <text:p>2011-11-04</text:p>
          </table:table-cell>
          <table:table-cell office:value-type="string">
            <text:p>Florida</text:p>
          </table:table-cell>
          <table:table-cell office:value-type="string">
            <text:p>North Fort Myers</text:p>
          </table:table-cell>
          <table:table-cell office:value-type="string">
            <text:p>Lee County Sheriff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German Shepherd mix 1yo</text:p>
          </table:table-cell>
          <table:table-cell office:value-type="string">
            <text:p>A North Fort Myers family is mourning the loss of a loved one: their Labrador-mix, Shadow. Lee County Sheriff&amp;#039;s Office says a deputy had no choice but to open fire on the dog, after it lunged toward them. <text:s/>&amp;quot;She was just gentle. All she wanted to do was just stay by your side and be loved,&amp;quot; Shadow&amp;#039;s owner, Claudina Pinheiro said. Pinheiro is shocked by the death of her one-a-half year old Labrador mix. Lee County Sheriff&amp;#039;s deputies were called out to Pinheiro&amp;#039;s North Fort Myers neighborhood, after the pup got loose from its kennel and they received complaints it was tormenting neighbors. Deputies were able to catch and corral the dog. But they paint a different picture than Pinheiro, saying shadow was aggressive and even foaming at the mouth. They say the dog lunged at a deputy and they were forced to shoot. &amp;quot;We realize this is somebody&amp;#039;s pet. And we&amp;#039;re not in the business of going out there and shooting at people&amp;#039;s pets,&amp;quot; LCSO&amp;#039;s Sgt. Stephanie Eller said Monday. Pinheiro says her dog was only protecting her puppies and her property. The dog later had to be euthanized due to her injuries, shattering Pinheiro and her family. &amp;quot;He has a Taser gun. He has mace. He has a billy club. Why did he have to go shoot her? There was no need,&amp;quot; Pinheiro said Monday. Lee County Sheriff&amp;#039;s Office says they will not be reprimanding the officer involved. Lee County Animal Control says they have responded to seven complaints concerning Shadow, this year. NOTE: Shadow was with her three 4-month old puppies at the time of her killing.</text:p>
          </table:table-cell>
          <table:table-cell office:value-type="string">
            <text:p>http://www.winknews.com/Local-Florida/2011-11-09/Police-shoot-aggressive-dog-in-N-Ft-Myers</text:p>
          </table:table-cell>
          <table:table-cell office:value-type="string">
            <text:p>Shadow</text:p>
          </table:table-cell>
          <table:table-cell office:value-type="string">
            <text:p>Two Unknown Police</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53">
            <text:p>1153</text:p>
          </table:table-cell>
          <table:table-cell office:value-type="string">
            <text:p>2014-10-27</text:p>
          </table:table-cell>
          <table:table-cell office:value-type="string">
            <text:p>Texas</text:p>
          </table:table-cell>
          <table:table-cell office:value-type="string">
            <text:p>San Antonio</text:p>
          </table:table-cell>
          <table:table-cell office:value-type="string">
            <text:p>Bexar County Sheriffs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American Bully</text:p>
          </table:table-cell>
          <table:table-cell office:value-type="string">
            <text:p>The following is reproduced from San Antonio local affiliate KENS5: The shooting death of a family dog on the far west-side Monday has exposed staffing issues with Bexar County&amp;#039;s recently created Animal Control Services department. Yukio Jr., nicknamed &amp;quot;Y.J.&amp;quot;, was shot and killed by a Bexar County Sheriff&amp;#039;s deputy sometime after 7 p.m. Monday in front of a home in the 3400 block of Copper Rim. Y.J., an American Bully breed, along with a younger dog of the same breed dug a hole under a side gate at the home, eventually breaking through the gate and getting out. A woman then called 911 and told dispatchers the dogs were terrorizing the neighborhood. A deputy who arrived on scene said Y.J. was aggressive. &amp;quot;It is not a practice of our deputies to go out and just shoot dogs for no reason. Our deputy had a reason in this case,&amp;quot; said BCSO spokesman James Keith. &amp;quot;If we arrive on a scene and we feel an animal is causing a threat to public safety, our deputies have every right to take that scene under control. In some cases that means shooting the animal,&amp;quot; added Keith. The deputy called county animal control after shooting Y.J., only to be told the animal control officer on duty was unavailable to assist. The deputy then shot the dog again, presumably to put him out of his misery, and placed his body in a plastic bag. &amp;quot;No one&amp;#039;s ever had a problem with our dogs, its not the first time the dogs have gotten out. A dog&amp;#039;s going to get out,&amp;quot; said Y.J.&amp;#039;s owner King Kyle Lee. Lee pointed out the bloody paw prints and boot prints were all within a few feet of his house, indicating Y.J. was on his own property when he was shot. The American Bully Kennel Club, the official registry for the American Bully breed, lists the dog as being &amp;quot;gentle&amp;quot; and ideal for a family despite its stocky, muscular build. The deputy is unlikely to be disciplined for the shooting. A county spokeswoman said Wednesday the animal control office has only one officer on duty outside normal business hours, meaning one person is forced to cover the 1,257 square miles that make up the county&amp;#039;s jurisdiction. The county&amp;#039;s animal control office, established last year, consists of three officers. The county indicated Wednesday it is in the process of hiring more people for the department. &amp;quot;This has been a common situation for us. Ever since the county went over to its own system, we&amp;#039;ve had more circumstances like this. The staffing is not there,&amp;quot; said Keith.</text:p>
          </table:table-cell>
          <table:table-cell office:value-type="string">
            <text:p>http://www.kens5.com/story/news/investigations/i-team/2014/10/29/bcso-animal-control-county-dog-shot-american-bully/18134867/</text:p>
          </table:table-cell>
          <table:table-cell office:value-type="string">
            <text:p>Yukio Jr AKA YJ</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54">
            <text:p>1154</text:p>
          </table:table-cell>
          <table:table-cell office:value-type="string">
            <text:p>2014-11-19</text:p>
          </table:table-cell>
          <table:table-cell office:value-type="string">
            <text:p>Georgia</text:p>
          </table:table-cell>
          <table:table-cell office:value-type="string">
            <text:p>Americus</text:p>
          </table:table-cell>
          <table:table-cell office:value-type="string">
            <text:p>Americu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Georgia police officer has been charged with one count of aggravated cruelty to animals after investigators said he shot and killed a neighbor&amp;#039;s dog. Officer William Lamb, 31, of the Americus (Georgia) Police Department was out walking his own dog, a member of the K9 unit, on Wednesday when he saw his neighbor&amp;#039;s dog unleashed and on the street, according to Sumter County Sheriff&amp;rsquo;s Chief Deputy Col. Eric Bryant. Lamb took his own dog back inside and returned to the street with a .270 rifle, and then shot and killed the neighbor&amp;#039;s animal, Bryant said. Bryant said witnesses said they heard two shots, but only one shell casing was found. Lamb turned himself in and was released Thursday on a set a $5,000 bond. Laura Lee Bernstein, CEO of the city of Americus, said that Lamb was on family medical leave and would be placed on unpaid administrative leave when he returns.</text:p>
          </table:table-cell>
          <table:table-cell office:value-type="string">
            <text:p>http://www.washtimesherald.com/cnhi_network/k-officer-charged-with-shooting-neighbor-s-dog/article_bfcf9103-8a1b-546a-98fd-3ac4d7ca0b89.html</text:p>
          </table:table-cell>
          <table:table-cell office:value-type="string">
            <text:p>Unknown</text:p>
          </table:table-cell>
          <table:table-cell office:value-type="string">
            <text:p>William Lamb</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lain Clothes</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row>
        <table:table-row table:style-name="ro1">
          <table:table-cell office:value-type="float" office:value="1155">
            <text:p>1155</text:p>
          </table:table-cell>
          <table:table-cell office:value-type="string">
            <text:p>2009-11-07</text:p>
          </table:table-cell>
          <table:table-cell office:value-type="string">
            <text:p>Virginia</text:p>
          </table:table-cell>
          <table:table-cell office:value-type="string">
            <text:p>Chesterfield</text:p>
          </table:table-cell>
          <table:table-cell office:value-type="string">
            <text:p>Chesterfield Animal Control</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Beagle 10yo</text:p>
          </table:table-cell>
          <table:table-cell office:value-type="string">
            <text:p>A Chesterfield family wants answers after their 10 year old beagle was shot and killed by an Animal Control officer. The family said it happened right in front of their 13 year old daughter. Angie Davis wants the Chesterfield Animal Control officer to lose his job. She said not just for killing Clifford, their longtime family pet, but pulling the trigger twice just two feet from where they were standing. Her daughter, Ashley White, grew up with Clifford. On November 7, White said she watched him die. &amp;quot;I wish I could erase it but you kind of can&amp;#039;t,&amp;quot; said White. Her mother is livid. &amp;quot;How could you shoot two feet from human beings, and injure or kill one of us, because the dog is running around. I don&amp;#039;t think that&amp;#039;s very fair,&amp;quot; said Angie Davis. Davis said they returned home to find Clifford not in his dog house but out front near their home on Lost Forest Drive and underneath an Animal Control officer&amp;#039;s truck. White said she tried to get him back on his leash. &amp;quot;I almost had him and slipped out his head through it,&amp;quot; said White. Chesterfield police say an Animal Control officer was in the area and in the middle of putting a pit bull in his truck when Clifford came up to the officer. Davis said her dog has never bit a person or an animal. But Chesterfield Police Captain Steve Neal said Clifford was aggressive and attacked the pit bull. Attempts to separate the two said Neal were unsuccessful. &amp;quot;He never once tried to do anything with my dog other than kicking at him,&amp;quot; said Davis. Neal said the officer then used lethal force. &amp;quot;He made the decision. The dog had to be shot at that point,&amp;quot; said Neal. Not once but twice said Davis. &amp;quot;He pulled the gun out and shot the dog. Shot him in the hip. The dog fell in the street. He couldn&amp;#039;t get back up and then bent down, and put the gun to the dog&amp;#039;s head, up against his head, and pulled the trigger,&amp;quot; said Davis. Police said they&amp;#039;re sorry the family had to go through that. But an internal investigation is underway to determine whether the Animal Control officer, who&amp;#039;s been with the agency for about two years, followed the law and procedure. Davis said at the least, her daughter deserves an apology.</text:p>
          </table:table-cell>
          <table:table-cell office:value-type="string">
            <text:p>http://www.nbc12.com/story/11652395/beagle-shot-and-killed-by-chesterfield-animal-control-officer</text:p>
          </table:table-cell>
          <table:table-cell office:value-type="string">
            <text:p>Clifford</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56">
            <text:p>1156</text:p>
          </table:table-cell>
          <table:table-cell office:value-type="string">
            <text:p>2010-06-17</text:p>
          </table:table-cell>
          <table:table-cell office:value-type="string">
            <text:p>Maryland</text:p>
          </table:table-cell>
          <table:table-cell office:value-type="string">
            <text:p>Pasadena</text:p>
          </table:table-cell>
          <table:table-cell office:value-type="string">
            <text:p>Anne arundel county pd</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Mixed pit bull puppy</text:p>
          </table:table-cell>
          <table:table-cell office:value-type="string">
            <text:p>There was an incident and my husband was attacked in a fight. The police showed up and my puppy jumped thru our screen door to go help his daddy. My dog never bit attempted to bite or even looked threatening to the rookie cop. I was within ten feet of restraining him when the cop shot a bullet thru my dogs eye leaving him there to suffer in front of all of us. I was in shock..my daughter rushed him to an emergency vet where they said the bullet was lodged in his brain and they had to put him down. I have developed night terriers and PTSD from it all. Not to mention our baby dog is dead. </text:p>
          </table:table-cell>
          <table:table-cell office:value-type="string">
            <text:p>http://</text:p>
          </table:table-cell>
          <table:table-cell office:value-type="string">
            <text:p>Frankie</text:p>
          </table:table-cell>
          <table:table-cell office:value-type="string">
            <text:p>Officer Benner</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string">
            <text:p>Uniform</text:p>
          </table:table-cell>
          <table:table-cell table:number-columns-repeated="6" office:value-type="float" office:value="0">
            <text:p>0</text:p>
          </table:table-cell>
        </table:table-row>
        <table:table-row table:style-name="ro1">
          <table:table-cell office:value-type="float" office:value="1157">
            <text:p>1157</text:p>
          </table:table-cell>
          <table:table-cell office:value-type="string">
            <text:p>2010-06-17</text:p>
          </table:table-cell>
          <table:table-cell office:value-type="string">
            <text:p>Maryland</text:p>
          </table:table-cell>
          <table:table-cell office:value-type="string">
            <text:p>Pasadena</text:p>
          </table:table-cell>
          <table:table-cell office:value-type="string">
            <text:p>Anne arundel county pd</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Mixed pit bull puppy</text:p>
          </table:table-cell>
          <table:table-cell office:value-type="string">
            <text:p>There was an incident and my husband was attacked in a fight. The police showed up and my puppy jumped thru our screen door to go help his daddy. My dog never bit attempted to bite or even looked threatening to the rookie cop. I was within ten feet of restraining him when the cop shot a bullet thru my dogs eye leaving him there to suffer in front of all of us. I was in shock..my daughter rushed him to an emergency vet where they said the bullet was lodged in his brain and they had to put him down. I have developed night terriers and PTSD from it all. Not to mention our baby dog is dead. </text:p>
          </table:table-cell>
          <table:table-cell office:value-type="string">
            <text:p>http://</text:p>
          </table:table-cell>
          <table:table-cell office:value-type="string">
            <text:p>Frankie</text:p>
          </table:table-cell>
          <table:table-cell office:value-type="string">
            <text:p>Officer Benner</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string">
            <text:p>Uniform</text:p>
          </table:table-cell>
          <table:table-cell table:number-columns-repeated="6" office:value-type="float" office:value="0">
            <text:p>0</text:p>
          </table:table-cell>
        </table:table-row>
        <table:table-row table:style-name="ro4">
          <table:table-cell office:value-type="float" office:value="1158">
            <text:p>1158</text:p>
          </table:table-cell>
          <table:table-cell office:value-type="string">
            <text:p>2014-11-26</text:p>
          </table:table-cell>
          <table:table-cell office:value-type="string">
            <text:p>Nevada</text:p>
          </table:table-cell>
          <table:table-cell office:value-type="string">
            <text:p>Las Vegas</text:p>
          </table:table-cell>
          <table:table-cell office:value-type="string">
            <text:p>Clark County Sheriffs civil bureau</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was reproduced from the Las Vegas Review-Journal. Uncorroborated police statements are the only current sources for the story:</text:p>
            <text:p>An officer from the Clark County sheriff&amp;rsquo;s civil bureau shot a dog after being attacked near the intersection of West Flamingo Road and South Decatur Boulevard, Las Vegas police said Wednesday. Metro responded just before 1:20 p.m. to the 4700 block of Via San Andros after the officer shot the dog, officer Larry Hadfield said. It&amp;rsquo;s unclear what led up to the attack. The dog, a pit bull, was taken to an animal hospital, Hadfield said. Its condition wasn&amp;rsquo;t available. Officers in the sheriff&amp;rsquo;s civil bureau serve legal documents such as temporary restraining orders, stalking and harassment orders, bench warrants, subpoenas and summons among others.</text:p>
          </table:table-cell>
          <table:table-cell office:value-type="string">
            <text:p>http://www.reviewjournal.com/news/las-vegas/clark-county-sheriff-s-civil-bureau-officer-shoots-dog</text:p>
          </table:table-cell>
          <table:table-cell table:number-columns-repeated="2" office:value-type="string">
            <text:p>Unknown</text:p>
          </table:table-cell>
          <table:table-cell office:value-type="float" office:value="1">
            <text:p>1</text:p>
          </table:table-cell>
          <table:table-cell table:number-columns-repeated="6" office:value-type="float" office:value="2">
            <text:p>2</text:p>
          </table:table-cell>
          <table:table-cell office:value-type="string">
            <text:p>Not Sure</text:p>
          </table:table-cell>
          <table:table-cell table:number-columns-repeated="6" office:value-type="float" office:value="2">
            <text:p>2</text:p>
          </table:table-cell>
        </table:table-row>
        <table:table-row table:style-name="ro1">
          <table:table-cell office:value-type="float" office:value="1159">
            <text:p>1159</text:p>
          </table:table-cell>
          <table:table-cell office:value-type="string">
            <text:p>2014-11-28</text:p>
          </table:table-cell>
          <table:table-cell office:value-type="string">
            <text:p>Michigan</text:p>
          </table:table-cell>
          <table:table-cell office:value-type="string">
            <text:p>Jackson</text:p>
          </table:table-cell>
          <table:table-cell office:value-type="string">
            <text:p>Jacks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Pit Bull 4yo</text:p>
          </table:table-cell>
          <table:table-cell office:value-type="string">
            <text:p>The following article is reproduced from MLive. A week after his 4 year old pit bull was shot and killed by police in his girlfriends apartment, Eddie Harris said there are still plenty of signs of the dog in the home. A picture of the dog, Cane Lee Chaney, sits in a frame decorated with a red leash and collar on a table in the kitchen, and a large bloodstain where the animal took his last breath remains in the entryway. Harris said his girlfriend struggles to spend more than a few hours in the home since the shooting and he is still torn up over the loss. He aint just a dog, hes my son. You know what I mean? I looked at him like that. I was crying for three days straight, Harris said. He had a beautiful funeral. ... All dogs go to heaven. Harris, 20, said he, his girlfriend and a small group of friends buried Cane, who he had owned since he was weeks old, in the backyard of a friends home on Sunday, Nov. 30. He said the group held a candlelight vigil for the dog. It was only moments between the time he first heard footsteps in the entryway of his apartment, in the 500 block of S. Blackstone Street, and the gunshot around 4:30 p.m. on Nov. 28, he said. He said he and his girlfriends younger brother were upstairs in the apartment playing a game when they heard someone in the residence. Harris said Cane was next to him on the bed and suddenly charged downstairs growling when they heard the footsteps. He said he rushed down the stairs to see who was in the home to find a Jackson Police officer in the doorway. ...And then Boom! Shot him, right there, dead in the head, Harris said. So I instantly started going off on the police. ... You entered my home without permission? Why is you even here? And then you shoot my dog? Whyd you shoot my dog? Harris said the officer told him Cane bit him, but added it doesnt make sense. He called the pit bull harmless and said the officer laughed at him when he asked to see his bite wound. Like I told him you didnt have to shoot him in the head, you could have shot him in the body, Harris said. Clear as day if my dog was trying to bite you, or bit you, your partner would shoot my dog. You wouldnt have been able to shoot my dog because he would have been biting you and shaking you at the same time. You wouldnt have been able to aim or nothing. ... But no, he shot him point blank, period. Jackson Police Lt. Christopher Simpson said an internal investigation into the incident has been launched. The officers remain on active-duty during the investigation, Simpson said. Simpson said the officer reported being approached aggressively by the pit bull while in the area to execute a judge signed petition but Harris said he does not know the person of interest they were looking for. Harris said he has been in contact with Simpson and has been assured the incident will not be forgotten. He said he just wants justice for his pet. Shamsidden Brown, a friend of Harris, said he was sitting on the steps of the Jackson Interfaith Shelter, 414 S. Blackstone St., with a friend when he saw police go from an apartment in the center of the building and then to Harris girlfriends apartment. Before he even got to the door, I was like, They gonna shoot Eddies dog and as soon as I said it, thats when I heard the shot, Brown said. Brown said he has known Cane since he was a puppy and said the animal was gentle despite his size. Harris said he is awaiting reports from the Jackson Police Department before he determines how he will proceed. He said he has spoken with several lawyers. Now I keep the door closed, Harris said. If he wouldnt have shot my dog this wouldnt have been no big deal, but he entered my home and shot my dog dead and (the officer) shot him for protecting his home, what he is supposed to do, what he was trained to do.</text:p>
          </table:table-cell>
          <table:table-cell office:value-type="string">
            <text:p>http://www.mlive.com/news/jackson/index.ssf/2014/12/fatal_shooting_of_pit_bull_by.html</text:p>
          </table:table-cell>
          <table:table-cell office:value-type="string">
            <text:p>Cane Lee Chaney</text:p>
          </table:table-cell>
          <table:table-cell office:value-type="string">
            <text:p>Matt Peters badge number 013</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2">
            <text:p>2</text:p>
          </table:table-cell>
        </table:table-row>
        <table:table-row table:style-name="ro1">
          <table:table-cell office:value-type="float" office:value="1160">
            <text:p>1160</text:p>
          </table:table-cell>
          <table:table-cell office:value-type="string">
            <text:p>2014-11-25</text:p>
          </table:table-cell>
          <table:table-cell office:value-type="string">
            <text:p>California</text:p>
          </table:table-cell>
          <table:table-cell office:value-type="string">
            <text:p>Los Banos</text:p>
          </table:table-cell>
          <table:table-cell office:value-type="string">
            <text:p>Los Banos Police Department and Los Banos Animal Control</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known police claim German shepherd</text:p>
          </table:table-cell>
          <table:table-cell office:value-type="string">
            <text:p>The following article is reproduced from The Las Banos Enterprise: A police officer shot and killed a stray dog Tuesday evening in front of residents that had been playing with it hours earlier, sparking a debate of whether the animal was dangerous or mishandled by law enforcement. Cmdr. Jason Hedden said an officer responded to the 1100 block of Pinot Noir Street at 6:25 p.m. after receiving a report of a stray dog in the area. The officer, whose name is being withheld by law enforcement, attempted to take custody of the animal, a large German shepherd. Hedden said the dog bit the officer&amp;rsquo;s hand as he tried to lead it away. Hedden said the dog then attempted to jump on the officer&amp;rsquo;s back. The officer then shot and killed the dog, Hedden said. Laura Gomez, who lives on Pinot Noir Street and whose family takes care of strays, said the dog had roamed in the neighborhood and she was taking care of it. &amp;ldquo;The dog was playful,&amp;rdquo; she said. &amp;ldquo;We started giving him food and he played with the kids.&amp;rdquo; Gomez said earlier in the day she had planned to put the dog in the backyard, take a picture of it and post it on Facebook to find the owner. According to Gomez, she was then advised to contact Petco, which directed her to Los Banos Animal Control at the Police Department. Gomez said she believes the dog hopped over her fence while she was inside. She said the officer arrived and mishandled the dog. &amp;ldquo;He grabbed the dog from the neck. He kept grabbing the dog and the dog got mad,&amp;rdquo; she said, adding that she advised the officer to try to coax him into the vehicle by playing fetch. Gomez said the dog became aggressive and the officer shot it twice. &amp;ldquo;I don&amp;rsquo;t know why they would send someone out here who doesn&amp;rsquo;t know how to handle dogs,&amp;rdquo; she said. Hedden said the officer has not been placed on leave although the incident is being investigated. He said from the initial reports, he believes the officer acted appropriately. &amp;ldquo;We have a witness who saw the dog attack the officer,&amp;rdquo; Hedden said. &amp;ldquo;When he went to work, he didn&amp;rsquo;t expect to have a dog bite his hand or to have to shoot a dog. It boils down to an irresponsible pet owner.&amp;rdquo; Hedden said the dog&amp;rsquo;s body will be examined as part of the police investigation. He said police have been unable to find the dog&amp;rsquo;s owner.</text:p>
          </table:table-cell>
          <table:table-cell office:value-type="string">
            <text:p>http://www.losbanosenterprise.com/2014/12/01/222529/los-banos-cop-shoots-aggressive.html?sp=/99/100/&amp;amp;ihp=1</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row>
        <table:table-row table:style-name="ro1">
          <table:table-cell office:value-type="float" office:value="1161">
            <text:p>1161</text:p>
          </table:table-cell>
          <table:table-cell office:value-type="string">
            <text:p>2012-07-08</text:p>
          </table:table-cell>
          <table:table-cell office:value-type="string">
            <text:p>Minnesota</text:p>
          </table:table-cell>
          <table:table-cell office:value-type="string">
            <text:p>Aurora</text:p>
          </table:table-cell>
          <table:table-cell office:value-type="string">
            <text:p>St. Louis County Sheriffs Dep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Rugar was shot by Deputy Cazin, who had come to the rural home of Jason Jacobs and Angie Jarvis to serve civil papers. Cazin saw Rugar and the Jacobs&amp;rsquo; other dog, a boxer-like mixed breed, barking in front of his squad car as he drove the quarter-mile down the driveway just before 10 a.m. Once out of his car, Cazin states Rugar charged him repeatedly. Records show Cazin&amp;#039;s taser was fired 3 times in 14 seconds. Cazin states Rugar briefly retreated, then charged again, at which time Cazin fired one round with Rugar being approx. 2 ft from him. The owners said they weren&amp;#039;t home at the time, and no one from the department contacted them. Jason Jacobs later found Rugar in his yard gasping for breath; he had been shot in the nose, through the throat &amp;amp; into his paw. Jacobs had to end Rugar&amp;#039;s life himself. (Additional links: police reports https://www.facebook.com/notes/justice-for-rugar/police-report/502325649786649 &amp;amp; Dash Cam Video with overlay of phone conversation https://www.youtube.com/watch?v=N95eVl9dn80#t=98)</text:p>
          </table:table-cell>
          <table:table-cell office:value-type="string">
            <text:p>http://www.cartooncountymn.com/2012/07/21/the-dog-did-what-dogs-do-the-deputy-did-what-they-sometimes-have-to-do/</text:p>
          </table:table-cell>
          <table:table-cell office:value-type="string">
            <text:p>Rugar</text:p>
          </table:table-cell>
          <table:table-cell office:value-type="string">
            <text:p>Chris Cazi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5">
          <table:table-cell office:value-type="float" office:value="1162">
            <text:p>1162</text:p>
          </table:table-cell>
          <table:table-cell office:value-type="string">
            <text:p>2009-07-09</text:p>
          </table:table-cell>
          <table:table-cell office:value-type="string">
            <text:p>Minnesota</text:p>
          </table:table-cell>
          <table:table-cell office:value-type="string">
            <text:p>Minneapolis</text:p>
          </table:table-cell>
          <table:table-cell office:value-type="string">
            <text:p>Minneapolis Police Dept SWA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Darrell Williams and Cymonne Williams are a married couple residing in Minneapolis, Minnesota. Tierre Caldwell (&amp;quot;Caldwell&amp;quot;) is Cymonne Williams&amp;#039; son. <text:s/>In May 2009, Caldwell was a suspect in a gang-related shooting in Minneapolis. <text:s/>On May 19, 2009, Caldwell was detained and released during a vehicle stop by MPD officers. Based on Caldwell&amp;#039;s driver&amp;#039;s license address, a search warrant was obtained for the Williams&amp;#039; home.</text:p>
            <text:p/>
            <text:p>An investigation had also revealed that Caldwell was listed as a customer by the electric company at a different address, ten blocks away also on 12th Avenue South in South Minneapolis. A search warrant was obtained for that address as well. On July 9, 2009, at about 1:00 p.m., that warrant was executed by an MPD SWAT team. A firearm and ammunition were discovered in the first search.</text:p>
            <text:p/>
            <text:p>The MPD SWAT team next proceeded to the Williams&amp;#039; home to execute the warrant for their home at about 1:45 p.m. The parties strongly dispute what next occurred. Construing the facts in favor of the Williams, the SWAT team then entered the Williams&amp;#039; home without knocking and announcing their presence. <text:s/>At the time, both of the Williams were upstairs with their family dog. Hearing a commotion downstairs, Cymonne Williams followed the dog down the stairs to investigate. Darrell Williams followed shortly behind.</text:p>
            <text:p/>
            <text:p>The dog reached the bottom of the stairs first. As Cymonne Williams was heading down the stairs, she saw a flash. The flash was SWAT team gunfire aimed at the family dog. Officer Kitzerow fired four rounds at the dog, all four were recovered. The 10 month old puppy died at the scene.</text:p>
          </table:table-cell>
          <table:table-cell office:value-type="string">
            <text:p>http://mn.findacase.com/research/wfrmDocViewer.aspx/xq/fac.20110915_0001925.DMN.htm/qx</text:p>
          </table:table-cell>
          <table:table-cell office:value-type="string">
            <text:p>Obama</text:p>
          </table:table-cell>
          <table:table-cell office:value-type="string">
            <text:p>Brandon Kitzerow</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8">
          <table:table-cell office:value-type="float" office:value="1163">
            <text:p>1163</text:p>
          </table:table-cell>
          <table:table-cell office:value-type="string">
            <text:p>2010-07-13</text:p>
          </table:table-cell>
          <table:table-cell office:value-type="string">
            <text:p>Minnesota</text:p>
          </table:table-cell>
          <table:table-cell office:value-type="string">
            <text:p>Minneapolis</text:p>
          </table:table-cell>
          <table:table-cell office:value-type="string">
            <text:p>St Paul PD, Dakota County Drug Task Force, DEA, </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Dog</text:p>
          </table:table-cell>
          <table:table-cell office:value-type="string">
            <text:p>After breaking down doors and shooting the family dog, a drug task force forced handcuffed children &amp;quot;to sit next to the carcass of their dead and bloody pet for more than an hour,&amp;quot; and kept searching even after they knew they were raiding the wrong house, the family claims in Federal Court.</text:p>
            <text:p><text:s text:c="5"/>All nine occupants of the home, including three children, sued the officers, the state and Ramsey County in Federal Court.</text:p>
            <text:p><text:s text:c="5"/>Defendants include members of the Dakota County Drug Task Force, the St. Paul Police force, and a DEA agent.</text:p>
            <text:p><text:s text:c="5"/>Lead plaintiff Roberto Franco claims the task force raided the wrong house: that they should have gone next door.</text:p>
            <text:p><text:s text:c="5"/>Franco claims that Task Force Officer Shawn Scovill, who orchestrated the raid, &amp;quot;provided false information to a Minnesota District Court judge in order to obtain a search warrant. Defendant Scovill lied when he informed the District Court judge who reviewed Scovill&amp;#039;s search warrant application that Scovill had obtained information from the confidential informant that the plaintiffs&amp;#039; home was the properly targeted house and that the address and the identity of the individuals who resided therein were the plaintiffs.&amp;quot;</text:p>
            <text:p><text:s text:c="5"/>The complaint adds: The search warrant specifically named Rafael Ybarra as the intended target suspect. Plaintiff Roberto Franco was not named in the search warrant, nor was any person who lived in the raided house named in the search warrant.</text:p>
            <text:p><text:s text:c="5"/>There was never a mention of plaintiff, Roberto Franco, in any documents related to the raid search warrant. Franco, had never been discussed or considered a suspect by law enforcement, Scovill or any of the defendants directly involved or indirectly involved in the raid, relative to any alleged involvement by Franco in any distribution of contraband prior to the wrong house raid.</text:p>
            <text:p><text:s text:c="5"/>Ybarra lived next door, Franco says. He says Ybarra&amp;#039;s name, not his, was on the warrant.</text:p>
            <text:p><text:s text:c="5"/>But on the night of July 13, 2010, the task force broke down the Francos&amp;#039; doors, &amp;quot;negligently raided the home of plaintiffs, by raiding the wrong home and physically brutalizing all the above-named occupants of said house,&amp;quot; the complaint states.</text:p>
            <text:p><text:s text:c="5"/>Even after learning that they were in the wrong house, the complaint states, the drug busters stayed in the Francos&amp;#039; home and kept searching it.</text:p>
            <text:p><text:s text:c="5"/>They &amp;quot;handcuffed all of the inhabitants of the plaintiffs&amp;#039; home except plaintiff Analese Franco who was forced, virtually naked, from her bed onto the floor at gunpoint by officers of the St. Paul Police Department SWAT team and officers of the St. Paul Police Department.&amp;quot;</text:p>
            <text:p><text:s text:c="5"/>The complaint states: &amp;quot;Upon forcibly breaching the plaintiffs&amp;#039; home, defendants terrorized the plaintiffs at gun and rifle point.</text:p>
            <text:p><text:s text:c="5"/>&amp;quot;Each plaintiff was forced to the floor at gun and rifle point and handcuffed behind their backs.</text:p>
            <text:p><text:s text:c="5"/>&amp;quot;Defendants shot and killed the family dog and forced the handcuffed children to sit next to the carcass of their dead pet and bloody pet for more than an hour while defendants continued to search the plaintiffs&amp;#039; home.&amp;quot;</text:p>
            <text:p><text:s text:c="5"/>One child &amp;quot;was kicked in the side, handcuffed and searched at gunpoint,&amp;quot; the family says.</text:p>
            <text:p><text:s text:c="5"/>Another child, a girl, &amp;quot;a diabetic, was handcuffed at gunpoint and prevented by officer from obtaining and taking her medication, thus induced a diabetic episode as a result of low-blood sugar levels.&amp;quot;</text:p>
            <text:p><text:s text:c="5"/>During their illegal search, the officers found a .22 revolver in the basement bedroom of plaintiff Gilbert Castillo. The cops &amp;quot;improperly attributed the possession of said weapon to plaintiff Roberto Franco and arrested him.&amp;quot;</text:p>
            <text:p><text:s text:c="5"/>&amp;quot;Plaintiff Roberto Franco was wrongfully convicted of the alleged offense and is currently incarcerated with the Minnesota Department of Corrections,&amp;quot; the complaint states.</text:p>
            <text:p><text:s text:c="5"/>In summary, the complaint states: &amp;quot;Defendants improperly and illegally remained in the home of the plaintiffs searching and seizing items despite the fact that they had learned that they had raided the wrong home.</text:p>
            <text:p><text:s text:c="5"/>&amp;quot;Defendant, Shawn Scovill intentionally perjured himself in his sworn testimony on the witness stand at the suppression hearing and at the trial of plaintiff, Roberto Franco.</text:p>
            <text:p><text:s text:c="5"/>&amp;quot;Defendant, Shawn Scovill intentionally misrepresented the facts of the criminal case against Roberto Franco in all documents following the arrest of, plaintiff Roberto Franco.</text:p>
            <text:p><text:s text:c="5"/>&amp;quot;Defendant Shawn Scovill intentionally misrepresented the facts in the State&amp;#039;s criminal against plaintiff Gilbert Castillo when he said that Gilbert Castillo did not state that the confiscated weapon belonged to Gilbert Castillo.</text:p>
            <text:p><text:s text:c="5"/>&amp;quot;Defendant Shawn Scovill perjured himself when he testified in the suppression hearing and at the trial of plaintiff Roberto Franco that Scovill had received a text message from the confidential informant which stated the address of the house to be raided was the house address that Scovill had placed on the search warrant.</text:p>
            <text:p><text:s text:c="5"/>&amp;quot;Defendants had identified and raided the wrong house.&amp;quot;</text:p>
            <text:p><text:s text:c="5"/>The parents say the three children suffered traumatic emotional and personal injuries that require therapy.</text:p>
          </table:table-cell>
          <table:table-cell office:value-type="string">
            <text:p>http://www.courthousenews.com/2012/07/18/48482.htm</text:p>
          </table:table-cell>
          <table:table-cell office:value-type="string">
            <text:p>Unknown</text:p>
          </table:table-cell>
          <table:table-cell office:value-type="string">
            <text:p>Shawn Scovill, Steve Anderson, Patrick Chesier, Craig Gromek, Terry Ecker, Andy Gubash, Mike Heski, Rick Porras, Joe Robertson, Jeremiah Simonson, Tommy Booth, Jason Polinski and Chris Melton</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9">
          <table:table-cell office:value-type="float" office:value="1164">
            <text:p>1164</text:p>
          </table:table-cell>
          <table:table-cell office:value-type="string">
            <text:p>2012-03-30</text:p>
          </table:table-cell>
          <table:table-cell office:value-type="string">
            <text:p>Minnesota</text:p>
          </table:table-cell>
          <table:table-cell office:value-type="string">
            <text:p>Minneapolis</text:p>
          </table:table-cell>
          <table:table-cell office:value-type="string">
            <text:p>Minneapolis Police Dep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s, 8 months old</text:p>
          </table:table-cell>
          <table:table-cell office:value-type="string">
            <text:p>A North Side woman is suing the city of Minneapolis and two unknown police officers over the death of her eight-month-old pit bull.</text:p>
            <text:p>The officers shot Leah Anderson&amp;#039;s dog 10 times this spring while in pursuit of her brother, leaving Anderson with no choice but to euthanize the dog, according to the civil complaint.</text:p>
            <text:p/>
            <text:p>In the process, the officers accidentally shot one of their own, and about 30 vengeful officers showed up at Anderson&amp;#039;s house later that night to trash it, the lawsuit alleges.</text:p>
            <text:p/>
            <text:p>&amp;quot;They went through the house and started destroying things,&amp;quot; says Christopher Kuhlman, Anderson&amp;#039;s attorney in the federal civil rights case. &amp;quot;That&amp;#039;s what scares me the most. I think that&amp;#039;s a pretty clear civil rights violation. They&amp;#039;re searching in places where there&amp;#039;s no possible way a suspect could be hiding.&amp;quot;</text:p>
            <text:p/>
            <text:p>The Minneapolis city attorney&amp;#039;s office has received the suit, says a city spokesman, but hasn&amp;#039;t had time to review it, so wouldn&amp;#039;t comment.</text:p>
            <text:p/>
            <text:p>The dog suffered from 10 puncture wounds, according to a vet report.</text:p>
            <text:p>Here&amp;#039;s what the lawsuit alleges:</text:p>
            <text:p>Around 9:30 p.m. on March 30, Anderson was hosting a few guests in town for her mother&amp;#039;s funeral when her brother, Roosevelt Montgomery, showed up unannounced. Montgomery is a level-3 sex offender, and Anderson promptly turned him away from the house.</text:p>
            <text:p/>
            <text:p>A few minutes later, three Minneapolis police officers arrived in pursuit of Montgomery. Anderson&amp;#039;s husband met them in the yard, and said Montgomery had fled through the back door. One the family&amp;#039;s dogs appeared, and as Anderson&amp;#039;s husband tried to collect it, an officer shouted &amp;quot;pit bull,&amp;quot; and the three open fired. In the hail of gunfire, an officer was somehow shot in the leg.</text:p>
            <text:p/>
            <text:p>Later that night, about 30 officers showed up to Anderson&amp;#039;s house, apparently thinking someone living there shot their fellow officer. They handcuffed Anderson&amp;#039;s family, and began trashing the house. Among the items listed as destroyed or damaged: a flat-screen TV, several windows and doors, a pool table, and a fish tank -- killing the family&amp;#039;s fish and hermit crabs.</text:p>
            <text:p/>
            <text:p>The lawsuit also includes an autopsy report of the dog, performed by the University of Minnesota&amp;#039;s college of veterinary medicine. The report confirms the dog was put down March 31 and that it was &amp;quot;shot multiple times.&amp;quot; The dog suffered from a total of 10 puncture wounds, and had one slug and several fragments removed from its body.</text:p>
            <text:p/>
            <text:p>Leah Anderson v. City of Minneapolis, et al., United States District Court File No. 12-CV-1258 http://stmedia.startribune.com/documents/PitbullShootingSuit.pdf</text:p>
          </table:table-cell>
          <table:table-cell office:value-type="string">
            <text:p>http://blogs.citypages.com/blotter/2012/06/leah_anderson_sues_police_shooting_dog.php</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0">
            <text:p>0</text:p>
          </table:table-cell>
          <table:table-cell table:number-columns-repeated="3" office:value-type="float" office:value="2">
            <text:p>2</text:p>
          </table:table-cell>
          <table:table-cell office:value-type="float" office:value="1">
            <text:p>1</text:p>
          </table:table-cell>
          <table:table-cell office:value-type="float" office:value="2">
            <text:p>2</text:p>
          </table:table-cell>
        </table:table-row>
        <table:table-row table:style-name="ro20">
          <table:table-cell office:value-type="float" office:value="1165">
            <text:p>1165</text:p>
          </table:table-cell>
          <table:table-cell office:value-type="string">
            <text:p>2012-06-16</text:p>
          </table:table-cell>
          <table:table-cell office:value-type="string">
            <text:p>Minnesota</text:p>
          </table:table-cell>
          <table:table-cell office:value-type="string">
            <text:p>Columbia Heights</text:p>
          </table:table-cell>
          <table:table-cell office:value-type="string">
            <text:p>Columbia Heights Police Dep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t the end of May, a North Side woman filed suit against the city of Minneapolis and two police officers over the death of her young pit bull, who she had to put down after police shot the dog ten times. A few weeks later, police shot another pit bull in north Minneapolis, but this story has a happier ending.</text:p>
            <text:p/>
            <text:p>The dog, who Minneapolis Animal Care and Control (MACC) named Chance, was shot on June 16 around 8:30 p.m. in Columbia Heights. Rachel Mairose, the director of local rescue group Secondhand Hounds, met him last Thursday, when MACC made him available for rescue. The next day, she took him home to foster.</text:p>
            <text:p/>
            <text:p>One bullet traveled through Chance&amp;#039;s face, shattered his bottom teeth and exited his neck. &amp;quot;This was not a long range shot,&amp;quot; Mairose said. The dog also has a puncture wound in his front right shoulder that may be a second bullet, and that causes him to limp. Despite the shooting, Chance does not seem violent. &amp;quot;If there is any sort of aggressive history, MACC can&amp;#039;t release the dog for rescue,&amp;quot; Mairose said. &amp;quot;So we know there&amp;#039;s nothing recorded.&amp;quot;</text:p>
            <text:p/>
            <text:p>She adds that Chance passed a temperament test &amp;quot;with flying colors,&amp;quot; and fits in well with her two-year-old daughter and her two other dogs, one Havanese and one pit bull. &amp;quot;He&amp;#039;s a big marshmallow,&amp;quot; she said. &amp;quot;He&amp;#039;s been an easy dog to adjust.&amp;quot;</text:p>
            <text:p/>
            <text:p>According to Minneapolis police spokesman Sgt. Steve McCarty, the shooting happened after the dog was loose at a sporting event of about 160 people. An animal control agent came to round him up, but couldn&amp;#039;t catch him, so the agent called police. Still unable to secure the dog, police shot him.</text:p>
            <text:p/>
            <text:p>There is no report of an attack. &amp;quot;The background is hazy,&amp;quot; Mairose said. &amp;quot;And there&amp;#039;s a lot of people angry that this would happen, but most of the details are speculative. In general the police department has been great about bringing the dogs they find to MACC, so I want to give them the benefit of the doubt, but it seems like a weird situation that a dog this friendly and this people-oriented would have to be shot at.&amp;quot;</text:p>
            <text:p/>
            <text:p>Chance is scheduled for X-rays this week to check for a lodged bullet on his right side, and for any lingering bone or tooth fragments that require surgical removal. Mairose hopes to have him healthy enough for adoption by August.</text:p>
          </table:table-cell>
          <table:table-cell office:value-type="string">
            <text:p>http://blogs.citypages.com/blotter/2012/07/pit_bull_recovering_after_getting_shot_by_minneapolis_police.php#Comments</text:p>
          </table:table-cell>
          <table:table-cell office:value-type="string">
            <text:p>Chance</text:p>
          </table:table-cell>
          <table:table-cell office:value-type="string">
            <text:p>Unknown</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Not Sure</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66">
            <text:p>1166</text:p>
          </table:table-cell>
          <table:table-cell office:value-type="string">
            <text:p>2014-07-14</text:p>
          </table:table-cell>
          <table:table-cell office:value-type="string">
            <text:p>Pennsylvania</text:p>
          </table:table-cell>
          <table:table-cell office:value-type="string">
            <text:p>Arnold</text:p>
          </table:table-cell>
          <table:table-cell office:value-type="string">
            <text:p>City of Arnold Police Department, Arnold Animal Contr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local tv news affiliate WPXI. Note the immediate language in the lead rationalizing the shooting: The Anderson police chief was forced to shoot a pit bull Monday afternoon after the dog attacked him. Authorities said multiple dogs were hanging out of the window of a home near 17th and Fourth streets. When Chief Willie Weber arrived, one of the dogs jumped out of the window. According to Weber, the dog bit him in the leg and when he eventually shook the dog off, it showed its teeth and mauled him again. &amp;ldquo;They jumped out the window and came at me. The male bit me in the leg. I tried to shake him off, but he came back at me with his teeth showing. I had to shoot him,&amp;rdquo; Weber said. Weber told Channel 11&amp;rsquo;s Amy Marcinkiewicz that he had no choice but to shoot the dog. The dog died from the gunshot wound. Neighbors who live in the area told Marcinkiewicz they agree that Weber had no choice but to shoot the dog. &amp;ldquo;He got ahold of Willie&amp;rsquo;s leg and wouldn&amp;rsquo;t let go. He had to shoot him,&amp;rdquo; neighbor John Moffa said. Animal Control officers and the Fire Department came to the scene to make sure all of the windows in the house were closed because of the other dogs in the house. Marcinkiewicz reported the dog&amp;#039;s owner, Velvet Morris, wasn&amp;rsquo;t home at the time of the incident. When Morris returned, she cried as she told Marcinkiewicz that she doesn&amp;#039;t fault Weber. &amp;ldquo;I don&amp;rsquo;t fault the chief for doing what he did. I don&amp;rsquo;t want my dog to take nobody&amp;rsquo;s life. He had to save his own,&amp;rdquo; Morris said. Morris said if the chief felt his life was threatened, she understands why he shot her dog. &amp;ldquo;The dogs are my babies, but I don&amp;rsquo;t fault him,&amp;rdquo; Morris said.</text:p>
          </table:table-cell>
          <table:table-cell office:value-type="string">
            <text:p>http://www.wpxi.com/news/news/local/arnold-police-chief-shoots-dog-attacked-officer/ngfmF/</text:p>
          </table:table-cell>
          <table:table-cell office:value-type="string">
            <text:p>Unknown</text:p>
          </table:table-cell>
          <table:table-cell office:value-type="string">
            <text:p>Police Chief Willie Weber</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21">
          <table:table-cell office:value-type="float" office:value="1167">
            <text:p>1167</text:p>
          </table:table-cell>
          <table:table-cell office:value-type="string">
            <text:p>2012-07-05</text:p>
          </table:table-cell>
          <table:table-cell office:value-type="string">
            <text:p>Ohio</text:p>
          </table:table-cell>
          <table:table-cell office:value-type="string">
            <text:p>Aurora</text:p>
          </table:table-cell>
          <table:table-cell office:value-type="string">
            <text:p>Aurora Police Dep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Australian Shepherd, 6 yrs old</text:p>
          </table:table-cell>
          <table:table-cell office:value-type="string">
            <text:p>AURORA, Ohio - A Northeast Ohio woman says her dog was killed by a police officer during a traffic stop.</text:p>
            <text:p/>
            <text:p>Thomi West, 53, said she was pulled over on July 5 by Aurora police officer Chris Ryder. She said he followed her into her driveway. West had her dog, an Australian Shepard-mix named Pele, in the car. </text:p>
            <text:p/>
            <text:p>&amp;quot;I get out of the car, my window is rolled down, Pele jumps out of the car and kind of runs out of the car, I&amp;#039;m thinking maybe to relieve himself,&amp;quot; said West. </text:p>
            <text:p/>
            <text:p>She said the officer got out of his cruiser and started walking towards them. </text:p>
            <text:p/>
            <text:p>&amp;quot;He starts walking over this way towards Pele and then shoots him in the face,&amp;quot; said West. </text:p>
            <text:p/>
            <text:p>ONN-TV called, stopped by the Aurora Police Department and requested the police report, but never heard back from anyone regarding the incident. </text:p>
            <text:p/>
            <text:p>The 6-year-old dog died from the gunshot wound. </text:p>
            <text:p/>
            <text:p>The officer told West he pulled her over because someone had reported a car swerving. West has orange colored license plates on her car which means she&amp;#039;s had an OVI. </text:p>
            <text:p/>
            <text:p>&amp;quot;I have no problem with Officer Ryder pulling me over. He cannot, however, pull me over and then shoot my dog. He cannot,&amp;quot; she said. </text:p>
            <text:p/>
            <text:p>Thursday, officers cited West for driving left of center and driving under a suspended license something she said didn&amp;#039;t know. </text:p>
            <text:p/>
            <text:p>&amp;quot;I have to answer these charges and they came a week after the incident,&amp;quot; said West.</text:p>
            <text:p/>
            <text:p>West has to appear in court in Kent at 8:30 a.m. Monday.</text:p>
          </table:table-cell>
          <table:table-cell office:value-type="string">
            <text:p>http://www.newsnet5.com/news/local-news/oh-portage/woman-says-aurora-officer-shot-her-dog-during-traffic-stop</text:p>
          </table:table-cell>
          <table:table-cell office:value-type="string">
            <text:p>Pele</text:p>
          </table:table-cell>
          <table:table-cell office:value-type="string">
            <text:p>Chris Ryder</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1172">
            <text:p>1172</text:p>
          </table:table-cell>
          <table:table-cell office:value-type="string">
            <text:p>2014-12-04</text:p>
          </table:table-cell>
          <table:table-cell office:value-type="string">
            <text:p>Oklahoma</text:p>
          </table:table-cell>
          <table:table-cell office:value-type="string">
            <text:p>Tulsa</text:p>
          </table:table-cell>
          <table:table-cell office:value-type="string">
            <text:p>Tulsa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Mixed Breed</text:p>
          </table:table-cell>
          <table:table-cell office:value-type="string">
            <text:p>The following article is reproduced from the newspaper &amp;quot;Tulsa World&amp;quot;: A Tulsa police officer shot a loose dog outside a midtown home Thursday evening, leaving the animal&amp;rsquo;s owner questioning whether the shooting was necessary. Matthew Belanger and his wife were sitting in their home in the 1100 block of South Atlanta Place when an officer knocked on their door, saying police had shot a dog and asking them to see whether it belonged to them. &amp;ldquo;I thought, &amp;lsquo;Surely that&amp;rsquo;s not my dog,&amp;rsquo;&amp;rdquo; Belanger said. &amp;ldquo;But I went outside, and there he was.&amp;rdquo; Hank, a 35-pound mixed breed, had been in the backyard with their other dog when he somehow got out without anyone&amp;rsquo;s knowledge, Belanger said. The dog had been rescued as a puppy a few years ago by Belanger&amp;rsquo;s brother-in-law. Belanger and his wife took Hank in when his brother-in-law feared he could no longer care for the dog appropriately, he said. A police report on the shooting was filed Friday, Officer Leland Ashley said, although the report will not be available until next week, according to the department&amp;rsquo;s Records Division. Ashley said the report says a woman who was walking her dog in the neighborhood told police she pepper-sprayed Hank after he attacked her, which made the dog become aggressive.</text:p>
            <text:p>The woman reported the incident to police, who went to the area just before 6 p.m. Officer Don Chandler was standing outside his vehicle when the dog &amp;ldquo;became aggressive,&amp;rdquo; according to the report. Chandler, Ashley said, yelled at the dog to stop, and then shot him twice. Ashley said the report did not mention any injuries to the woman who reported being attacked. Belanger said the official retelling of the events is questionable, although he acknowledged that because he was inside at the time, he can&amp;rsquo;t say what happened. Hank, he said, was essentially a lap dog who mainly lived inside.</text:p>
            <text:p>&amp;ldquo;I just can&amp;rsquo;t believe my dog attacked someone. It goes against everything I&amp;rsquo;ve ever seen him do,&amp;rdquo; Belanger said. &amp;ldquo;I imagine he probably ran up to her because he wanted to get petted. That&amp;rsquo;s what he does. After he was pepper-sprayed, I don&amp;rsquo;t know what his reaction would be.&amp;rdquo; Belanger said he wants &amp;ldquo;justice,&amp;rdquo; but he said he couldn&amp;rsquo;t define what justice in the case would entail. If Hank really was attacking a police officer, he said, he hoped the officer would shoot him. &amp;ldquo;I understand that a human life is more valuable than my dog&amp;rsquo;s life. I completely understand that,&amp;rdquo; he said. &amp;ldquo;I trust the police. I trust that they&amp;rsquo;re here to protect us. It&amp;rsquo;s just hard for me to believe that this was the only option available &amp;mdash; to shoot a dog that had only loved people his entire life.&amp;rdquo; The officer will not face a review board for the shooting, Ashley said, as is mandatory when shots are fired at a human. The officer did have to explain in detail his decision to use deadly force, Ashley said.</text:p>
          </table:table-cell>
          <table:table-cell office:value-type="string">
            <text:p>http://www.tulsaworld.com/news/crimewatch/midtown-resident-befuddled-after-police-officer-kills-family-dog/article_9182f41d-90e1-5efd-a90a-7fe9e8fed121.html</text:p>
          </table:table-cell>
          <table:table-cell office:value-type="string">
            <text:p>Hank</text:p>
          </table:table-cell>
          <table:table-cell office:value-type="string">
            <text:p>Don Chandler</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73">
            <text:p>1173</text:p>
          </table:table-cell>
          <table:table-cell office:value-type="string">
            <text:p>2014-12-05</text:p>
          </table:table-cell>
          <table:table-cell office:value-type="string">
            <text:p>California</text:p>
          </table:table-cell>
          <table:table-cell office:value-type="string">
            <text:p>La Puente</text:p>
          </table:table-cell>
          <table:table-cell office:value-type="string">
            <text:p>LA County Sheriffs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 Pregnant</text:p>
          </table:table-cell>
          <table:table-cell office:value-type="string">
            <text:p>The following article is reproduced from the Greenville Dog Examiner while the source URL is for a Los Angeles County CBS affiliate: A pregnant family dog is dead in California, killed by police who disregarded a &amp;quot;beware of dog&amp;quot; sign leading into a fenced-in yard. CBS Los Angeles reported the story December 5. Rosaleen Banner of La Puente is mourning the loss of her beloved pit bull, Tata, after LA Sheriff&amp;#039;s deputies responded to a fight call between a woman and a man in the 500 block of Richburn Avenue Friday afternoon. Responding deputies went through a gate, ignoring the &amp;quot;beware of dog&amp;quot; sign. It was then investigators say Tata attacked one of the deputies. Captain Timothy Marakami with the LA County Sheriff&amp;#039;s Department stated &amp;ldquo;In order to stop the attack, they deployed (pepper) spray which didn&amp;rsquo;t stop the dog and when the dog charged again that&amp;rsquo;s when the deputy actually fired to stop the attack.&amp;quot; Rosaleen told CBX her dog was pregnant, and was due to give birth the day she was killed. The pit bull owner said she ran to her front yard after hearing the first two shots. She heard a third shot as she got to her house, and found Tata in a pool of blood. Brittney Hopper, reporter for KCAL9, spoke to Rosaleen Banner about the death of her dog &amp;ldquo;I know people have bad intentions toward pit bulls but it all depends on how you raise them. Not all of them are the same. And she was lovable. She was my heart, my baby, she was all I have.&amp;quot; Not only did police ignore the &amp;quot;beware of dog&amp;quot; warning, they were at the wrong address to begin with. One deputy was bitten on her arm, but the injury wasn&amp;#039;t serious. A social media page in memory of Tata can be found at Facebook: Justice4Tata.</text:p>
          </table:table-cell>
          <table:table-cell office:value-type="string">
            <text:p>http://losangeles.cbslocal.com/2014/12/05/deputies-fatally-shoot-womans-pregnant-pit-bull-after-going-to-wrong-la-puente-home/</text:p>
          </table:table-cell>
          <table:table-cell office:value-type="string">
            <text:p>Tata</text:p>
          </table:table-cell>
          <table:table-cell office:value-type="string">
            <text:p>Lizette F Aguilar Badge 149N2</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77">
            <text:p>1177</text:p>
          </table:table-cell>
          <table:table-cell office:value-type="string">
            <text:p>2014-10-01</text:p>
          </table:table-cell>
          <table:table-cell office:value-type="string">
            <text:p>Georgia</text:p>
          </table:table-cell>
          <table:table-cell office:value-type="string">
            <text:p>DeKalb County</text:p>
          </table:table-cell>
          <table:table-cell office:value-type="string">
            <text:p>Clayton County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Labrador Rhodesian mix</text:p>
          </table:table-cell>
          <table:table-cell office:value-type="string">
            <text:p>The following is reproduced from an Atlanta Fox affiliate: A DeKalb County man says his police officer neighbor shot and killed his dog last month. Jonathan Gaerlin says his dog Ari got out of his home and admits the animal wasn&amp;#039;t on a leash. &amp;ldquo;He definitely went too far,&amp;rdquo; said Gaerlin. Kayin Campbell is a Clayton County police officer and is now the subject of an internal affairs investigation from the incident. Gaerlin says Ari, a Lab Rhodesian mix, slipped out of the house during a party. The dog made it to the street where he encountered Campbell who was off duty and walking his own dog, a Jack Russell Terrier, according to a DeKalb County police report. The report says Campbell told DeKalb officers Ari was biting at the leg of his dog and that he was trying to pull his dog away from Ari. Gaerlin says he was calling the dog back, standing just feet from Campbell and the two dogs, when the officer opened fire. &amp;ldquo;When I had my dogs attention, that&amp;#039;s when he pulled the pistol and pointed it at my dinner guest and then turned the gun to my dog and shot him while he was facing me,&amp;rdquo; said Gaerlin. DeKalb County police were called, but have since found no evidence to charge Campbell with any wrongdoing and consider the case closed. Gaerlin was cited for failing to restrain his animal and having an animal at large. &amp;ldquo;I can certainly appreciate a man&amp;#039;s right to protect his property, protect his self, protect his family,&amp;rdquo; said Gaerlin. &amp;ldquo;This is not what that was.&amp;rdquo; A Clayton County police official tells FOX 5&amp;#039;s Trevor Shirley the internal affairs investigation was launched after Gaerlin&amp;#039;s dinner guest alleged that Campbell pointed his gun at her before firing on the dog. Beyond that, the official was unable to comment further citing the ongoing investigation.</text:p>
          </table:table-cell>
          <table:table-cell office:value-type="string">
            <text:p>http://www.myfoxatlanta.com/story/27382170/off-duty-clayton-officer-shoots-kills-dog</text:p>
          </table:table-cell>
          <table:table-cell office:value-type="string">
            <text:p>Ari</text:p>
          </table:table-cell>
          <table:table-cell office:value-type="string">
            <text:p>Kayin Campbell</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Plain Clothes</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1">
          <table:table-cell office:value-type="float" office:value="1178">
            <text:p>1178</text:p>
          </table:table-cell>
          <table:table-cell office:value-type="string">
            <text:p>2004-12-24</text:p>
          </table:table-cell>
          <table:table-cell office:value-type="string">
            <text:p>Georgia</text:p>
          </table:table-cell>
          <table:table-cell office:value-type="string">
            <text:p>Gainesville</text:p>
          </table:table-cell>
          <table:table-cell office:value-type="string">
            <text:p>Gwinnett County Sheriffs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Treeing Walker Coonhound, 3 yo</text:p>
          </table:table-cell>
          <table:table-cell office:value-type="string">
            <text:p>The following article is reproduced from the Gainesville Times. Note that the shooter, Michael Mustachio, was fired from the police force, settled a civil lawsuit with the victim&amp;#039;s family out of court, and was found guilty of felony aggravated cruelty to animals: After nearly two hours of deliberation, a White County jury found a former Gwinnett County Sheriff&amp;#039;s sergeant guilty of aggravated cruelty to animals in connection with the Christmas Eve 2004 shooting of a coon hound belonging to his mother&amp;#039;s neighbor. Michael Mustachio maliciously and knowingly shot and killed the dog, named Kate, on his mother&amp;#039;s Wauka Ridge Road property during a family gathering, the jury ruled Tuesday evening. Mustachio was sentenced to five years probation, 60 days of community service in an animal shelter and could be fined up to $15,000. He also must undergo anger management classes during his probationary period, Judge David Barrett ruled. White County Assistant District Attorney Kerry Banister, representing the state, had requested Mustachio receive five years in prison with a period served in a probation detention center, 30 days of community service and a fine. Dan Summer, Mustachio&amp;#039;s defense attorney, insisted that his client didn&amp;#039;t set out to do anything wrong the night the dog was shot. &amp;quot;He made a bad choice,&amp;quot; Summer said. &amp;quot;I would ask you have mercy on this man.&amp;quot; Summer asked that Barrett consider giving Mustachio a lighter sentence since it was his first offence, which Barrett denied. On the night in question, Stanley Barnes, along with friends Don Maney and Brent Thomas, had been out hunting with two female treeing Walkers when they heard shots fired 10 to 20 minutes later. Maney&amp;#039;s dog, Lady, was barking at something in a tree nearby, but Barnes couldn&amp;#039;t find Kate when he tried to use a tracking device attached to her collar. The dog was later found dead in the back of Mustachio&amp;#039;s truck under a bunch of trash bags. Her tracking collar, as well as its antenna, had been cut off. During the trial, several members of Mustachio&amp;#039;s family gave their accounts of what happened that Christmas Eve. Helen King, Mustachio&amp;#039;s aunt, said the family was exchanging gifts when they heard growling, snarling and yelping. They assumed it was wild animals. &amp;quot;It was scary,&amp;quot; she said, adding that the noise sounded like it was right on the front porch. Mustachio&amp;#039;s father, Ted, a retired Gwinnett County firefighter, said his son fired shots in order to scare the animals away. &amp;quot;We weren&amp;#039;t trying to kill anything,&amp;quot; he said. When the three hunters wouldn&amp;#039;t leave the Mustachios&amp;#039; property, Ted Mustachio suggested to his son that they might have hit a dog. After walking about 45 yards up the mountain from the house, Ted Mustachio said they saw a dog laying with its head on its paws. &amp;quot;My emotion was, &amp;#039;the poor animal,&amp;#039;&amp;quot; he said. He picked the dog up and carried it to the house, where Mustachio cut off its collar and he cut off the antenna. When Banister asked why he cut the collar, he replied, &amp;quot;We were afraid.&amp;quot; Officials with the White County Sheriff&amp;#039;s Office were called to the Mustachios&amp;#039; property twice that night within a period of about 30 minutes. Officer Jarrett Fry, who came to the property both times, said there was nothing to indicate that Mustachio knew a dog had been shot. Both Ted and June Mustachio said they weren&amp;#039;t aware an animal had been struck before Kate was found. They also didn&amp;#039;t see any visible signs of trauma on the dog. Barnes had an autopsy performed on Kate at the University of Georgia&amp;#039;s college of veterinary medicine. Elizabeth Howerth, head of the college&amp;#039;s pathology department, said based on the report that the dog had been shot through the neck. The bullet broke several bones and caused the lungs to hemorrhage. She said other than the gunshot wound, there was no other sign that the dog had been maimed or tortured in any way. In her closing arguments, Banister said that Mustachio knowingly and maliciously killed the dog because he tried to cover it up, and that a dog doesn&amp;#039;t have to be strung up to be maliciously killed. &amp;quot;It went looking for a coon and this is what it got in return,&amp;quot; she said. In his closing statement, Summer told the jury that doing something maliciously means mean-spirited, done with a black heart. &amp;quot;This is not maliciousness, folks,&amp;quot; he said, adding that there was no indication anyone knew the dog had been hit. Just before Mustachio&amp;#039;s sentencing, Barrett said that when someone straps on a .40-caliber pistol, they carry with them a certain amount of responsibility. At this point, Barrett told Mustachio, &amp;quot;Law enforcement&amp;#039;s not a career you need to be in.&amp;quot; Additional links:</text:p>
            <text:p/>
            <text:p>http://forums.ukcdogs.com/printthread.php?s=5e7e8dbab160a2b69388bc34c826c34f&amp;amp;threadid=234163</text:p>
            <text:p/>
            <text:p>http://gainesvillelegals.com/news/stories/20070918/localnews/197365.shtml</text:p>
            <text:p/>
            <text:p>http://www.accessnorthga.com/detail-pf.php?n=125434</text:p>
            <text:p/>
            <text:p>http://gainesvillelegals.com/news/stories/20070127/localnews/152493.shtml</text:p>
            <text:p/>
            <text:p>http://gainesvillelegals.com/news/stories/20050205/localnews/73801.shtml</text:p>
            <text:p/>
            <text:p>http://gainesvillelegals.com/news/stories/20050130/localnews/72359.shtml</text:p>
            <text:p/>
            <text:p>http://barkingdogs.net/newsgagainesville.shtml Michael Mustachio was involved with at least one other lawsuit involving misuse of force, Williams et al v Taser International et al, where it was alleged Mustachio tastered a man inappropriately causing severe injuries.</text:p>
          </table:table-cell>
          <table:table-cell office:value-type="string">
            <text:p>http://gainesvillelegals.com/news/stories/20070918/localnews/197365.shtml</text:p>
          </table:table-cell>
          <table:table-cell office:value-type="string">
            <text:p>Kate</text:p>
          </table:table-cell>
          <table:table-cell office:value-type="string">
            <text:p>Michael Mustachio</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4" office:value-type="float" office:value="1">
            <text:p>1</text:p>
          </table:table-cell>
        </table:table-row>
        <table:table-row table:style-name="ro1">
          <table:table-cell office:value-type="float" office:value="1179">
            <text:p>1179</text:p>
          </table:table-cell>
          <table:table-cell office:value-type="string">
            <text:p>2014-12-02</text:p>
          </table:table-cell>
          <table:table-cell office:value-type="string">
            <text:p>Georgia</text:p>
          </table:table-cell>
          <table:table-cell table:number-columns-repeated="2" office:value-type="string">
            <text:p>Gwinnett Coun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a statement from the victim&amp;#039;s owner. No media coverage currently exists of this attack, our records are based entirely on witness accounts and police records: &amp;quot;My boyfriend and I had a minor incident at quicktrip that caused the police to be called. When they arrived my boyfriend ran because he has a suspended license. My dog jumped out of our back window after my boyfriend. I ran after my dog and the police pulled their gun on me and told me to stop or they would shoot. I begged them to please not shoot my dog because she is my world. Then I heard 3 gun shots. I also told them that she doesn&amp;rsquo;t bite, she was just scared. Then I saw my dog Boosie walking towards me with 2 bullet wounds. I begged for help but nobody would help me carry her to my car so I could put pressure on her wounds. They finally called animal control to escort her to the nearest vet but took their time and made sure that got all the information they needed while she bled in my arms. --Ashley Jett&amp;quot;</text:p>
          </table:table-cell>
          <table:table-cell office:value-type="string">
            <text:p>https://www.facebook.com/justice4boosie</text:p>
          </table:table-cell>
          <table:table-cell office:value-type="string">
            <text:p>Boosie</text:p>
          </table:table-cell>
          <table:table-cell office:value-type="string">
            <text:p>Unknown</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cell table:number-columns-repeated="3"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180">
            <text:p>1180</text:p>
          </table:table-cell>
          <table:table-cell office:value-type="string">
            <text:p>2014-12-07</text:p>
          </table:table-cell>
          <table:table-cell office:value-type="string">
            <text:p>New Jersey</text:p>
          </table:table-cell>
          <table:table-cell office:value-type="string">
            <text:p>Atlantic City</text:p>
          </table:table-cell>
          <table:table-cell office:value-type="string">
            <text:p>Atlantic City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the Press of Atlantic City newspaper: An officer who was attacked Sunday by a pit bull type dog while responding to a call about two loose dogs was treated for his injuries and released from the hospital. Sgt. Monica McMenamin said Monday the officer, Brandon Andros, was bit on the nose and cheek, but has been treated and released from the hospital. A loose pit bull type dog which had been threatening people in the 1900 block of Grant Avenue was shot by police on Sunday at about 4:30 p.m., after it bit Andros in the face. Residents had reported two aggressive dogs were roaming the neighborhood. A second dog retreated to a porch, police said. The sister of the dogs&amp;rsquo; owner then came and retrieved it. Before the situation was under control, one officer said over the radio that both dogs were acting aggressively. &amp;ldquo;Both of these pit bulls are completely loose, people can&amp;rsquo;t even get out of their cars,&amp;rdquo; an officer reported. &amp;ldquo;They are literally attacking the car.&amp;rdquo; Moments later an officer reported that one dog was down, and the other was on the porch and its behavior &amp;ldquo;semi-contained.&amp;rdquo;</text:p>
          </table:table-cell>
          <table:table-cell office:value-type="string">
            <text:p>http://www.pressofatlanticcity.com/news/breaking/aggressive-dog-shot-after-biting-ac-cop-in-face/article_bdf8092e-7e5d-11e4-8581-b7043cbcfec5.html</text:p>
          </table:table-cell>
          <table:table-cell office:value-type="string">
            <text:p>Unknown</text:p>
          </table:table-cell>
          <table:table-cell office:value-type="string">
            <text:p>Brandon Andros</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81">
            <text:p>1181</text:p>
          </table:table-cell>
          <table:table-cell office:value-type="string">
            <text:p>2012-08-01</text:p>
          </table:table-cell>
          <table:table-cell office:value-type="string">
            <text:p>Ohio</text:p>
          </table:table-cell>
          <table:table-cell office:value-type="string">
            <text:p>Dayton</text:p>
          </table:table-cell>
          <table:table-cell office:value-type="string">
            <text:p>Day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Aug. 1, 2012, 53-year-old Tara Miller discovered a pit bull/Boxer mix outside her home on Rosemont Boulevard. Miller said the dog lacked tags, and she wanted to take it to be checked for a microchip. But the dog ran inside her home and attacked her cat. Miller said she grabbed the dog by the mouth to stop it from killing her pet. It bit her multiple times, and blood oozed from her wounds. She put her cat in the car to take it to a veterinarian, but the dog managed to get inside, and she restrained it with a seat belt and contacted police. Officers responded and tried shooting the dog with a Taser but missed. The dog jumped out of the car and ran down the driveway. Officer Joe Pence Jr. said the dog charged him, and he shot it twice in the chest with his handgun. The dog ran off again. It was killed after it charged another officer, who opened fire with a shotgun. Miller said she learned the dog had been terrorizing the neighborhood. She said the officers did the right thing. &amp;ldquo;It was necessary,&amp;rdquo; Miller said. &amp;ldquo;The dog was not stopping, that&amp;rsquo;s for sure.&amp;rdquo; Pence was one of 56 Dayton officers who have been involved in shootings of dogs since 2011, according to department records. In that time, officers have discharged their firearms at canines in 49 incidents. Police also shot a goose, raccoon and deer.</text:p>
          </table:table-cell>
          <table:table-cell office:value-type="string">
            <text:p>http://www.mydaytondailynews.com/news/news/crime-law/police-shoot-dozens-of-dogs-during-confrontations/njLxB/?source=ddn_skip_stub#26b1e339.3554830.735575</text:p>
          </table:table-cell>
          <table:table-cell office:value-type="string">
            <text:p>Unknown</text:p>
          </table:table-cell>
          <table:table-cell office:value-type="string">
            <text:p>Joe Pence Jr and second officer</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83">
            <text:p>1183</text:p>
          </table:table-cell>
          <table:table-cell office:value-type="string">
            <text:p>2014-12-03</text:p>
          </table:table-cell>
          <table:table-cell office:value-type="string">
            <text:p>Ohio</text:p>
          </table:table-cell>
          <table:table-cell office:value-type="string">
            <text:p>Findlay</text:p>
          </table:table-cell>
          <table:table-cell office:value-type="string">
            <text:p>Findla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The following article is reproduced from the Toledo Blade: Findlay police are seeking a minor misdemeanor charge in a case in which police say two loose dogs charged an officer, leading him to shoot and kill one of them. Police Chief Greg Horne said the charge will not be against the dogs&amp;rsquo; owner, Patricia Lammers, but against a man who lives with Ms. Lammers in her Putnam Street home. Chief Horne said Keith Thompson was responsible for the dogs when they escaped from the fenced backyard while Ms. Lammers was away last week. &amp;ldquo;It&amp;rsquo;s unfortunate that it happened,&amp;rdquo; the chief said. &amp;ldquo;You hate to be in that situation.&amp;rdquo; The chief said the request for the charge was forwarded to the city prosecutor&amp;rsquo;s office Monday. Findlay Municipal Court did not have record of a charge Tuesday night. According to a police report, Capt. Sean Young was off duty and on his way home at 5:18 p.m. Dec. 3 &amp;mdash; still in uniform and driving an unmarked city vehicle &amp;mdash; when he saw two loose dogs menacing a United Parcel Service deliveryman on foot in the 1000 block of West Sandusky Street. Joshua Launder, of Arlington, Ohio, said in his written witness statement that the dogs were &amp;ldquo;running aggressively toward me.&amp;rdquo; &amp;ldquo;One was barking at me and acted quite mean,&amp;rdquo; he said. When the dogs ran off, Captain Young requested an additional unit and continued to search for them, encountering resident Jonathan Anderson, who indicated the dogs were aggressive. Mr. Anderson walked out to Putnam Street to tell the officer, who had parked his car two houses down from Ms. Lammers&amp;rsquo; home, where he thought the dogs lived. The officer said the dogs ran at him from between houses across the street while barking. &amp;ldquo;Their heads were held low and they began to spread out as if to attack from two sides,&amp;rdquo; Captain Young wrote. &amp;ldquo;Both dogs were fixated on me and kept their eye on me.&amp;rdquo; After drawing his service weapon, Captain Young said one of the dogs, a black-and-white &amp;ldquo;pit bull&amp;rdquo; named Kirby, stopped. The officer said a tan boxer named Chase continued to approach, and he shot it twice at a distance of about 8 feet. The officer was on the radio again calling for assistance, and the shots can be heard on the recording. The department does not have cameras in its vehicles or body cameras for officers. Kirby retreated and fled to Ms. Lammers&amp;rsquo; home when called by Mr. Thompson, but Chase allegedly growled and was getting back up when the officer fired the third and fatal shot. Captain Young declined to comment. A review by Lt. Robert Ring of the Findlay Police Department that was completed Monday determined the captain did not violate any department policies. Chief Horne said because Captain Young, who owns dogs himself, is an administrative officer, he does not carry a baton, pepper spray, or a stun gun. Mr. Anderson said he had a clear view of the entire incident. &amp;ldquo;If that was me, I would have thought he was going to bite me,&amp;rdquo; Mr. Anderson said, referring to Chase. &amp;ldquo;Honestly, I think that officer had every right to do it. That dog was coming at him like he was going to do something.&amp;rdquo; Ms. Lammers said the dogs, who are properly licensed, have gotten loose a number of times by squeezing under the 4-foot-high chain-link fence. She has been using various materials to reinforce the fence, trying to prevent them from escaping. An electric wire runs through the fence, but shorted out and is not working. &amp;ldquo;I&amp;rsquo;ve tried everything,&amp;rdquo; Ms. Lammers said. &amp;ldquo;I honestly don&amp;rsquo;t know how they&amp;rsquo;re getting out.&amp;rdquo; Mr. Thompson said he had let the dogs out in the backyard to urinate. When he called them in about five minutes later, they did not return. So he went to the front door and saw Kirby crouched down on the sidewalk. &amp;ldquo;I knew something was wrong,&amp;rdquo; he said. &amp;ldquo;I told him to get his butt inside and he ran in.&amp;rdquo; Captain Young then informed him he had shot Chase. &amp;ldquo;I couldn&amp;rsquo;t believe he shot the dog,&amp;rdquo; Mr. Thompson said. &amp;ldquo;It upset me to no end and I&amp;rsquo;ve been upset ever since.&amp;rdquo; He said he did not see what happened or hear the shots. He said Kirby is skittish, but Chase is more forward. &amp;ldquo;He has a tendency to try to be boss,&amp;rdquo; Mr. Thompson said. &amp;ldquo;That&amp;rsquo;s just his personality. But he&amp;rsquo;s never bitten anyone.&amp;rdquo; Ms. Lammers said the dogs were pepper-sprayed by a mail carrier several months ago when they got out and approached her, with Chase getting the brunt of it. No report was filed in that incident, but Ms. Lammers said the woman was scared but not injured. Neither the Hancock County dog warden&amp;rsquo;s office nor the Findlay Police Department have reports or complaints about Chase or Kirby on file. The owner said she is focusing on trying to figure out what happened and on protecting Kirby. At this time, she does not plan to seek disciplinary action against Captain Young or the department, nor does she intend to file a lawsuit. &amp;ldquo;I just don&amp;rsquo;t want them to take Kirby,&amp;rdquo; Ms. Lammers said. &amp;ldquo;I don&amp;rsquo;t believe what happened to Chase is right, but I wouldn&amp;rsquo;t go after the town. I don&amp;rsquo;t believe in suing.&amp;rdquo; One of the department&amp;rsquo;s previous K-9 dogs, a Belgian Malinois named Flip, was shot and killed by a resident who felt threatened by him after the dog escaped from his handler&amp;rsquo;s home. &amp;ldquo;We know firsthand how that feels,&amp;rdquo; the chief said.</text:p>
          </table:table-cell>
          <table:table-cell office:value-type="string">
            <text:p>http://www.toledoblade.com/Police-Fire/2014/12/10/Findlay-police-accusing-caretaker-in-shot-dog-case.html</text:p>
          </table:table-cell>
          <table:table-cell office:value-type="string">
            <text:p>Chase</text:p>
          </table:table-cell>
          <table:table-cell office:value-type="string">
            <text:p>Sean Young</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20">
          <table:table-cell office:value-type="float" office:value="1184">
            <text:p>1184</text:p>
          </table:table-cell>
          <table:table-cell office:value-type="string">
            <text:p>2013-03-21</text:p>
          </table:table-cell>
          <table:table-cell office:value-type="string">
            <text:p>Ohio</text:p>
          </table:table-cell>
          <table:table-cell office:value-type="string">
            <text:p>Massillon</text:p>
          </table:table-cell>
          <table:table-cell office:value-type="string">
            <text:p>Stark County Deputy Dog Warde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Dog</text:p>
          </table:table-cell>
          <table:table-cell office:value-type="string">
            <text:p>A dog is recovering after being shot by a Stark County Deputy Dog Warden.</text:p>
            <text:p/>
            <text:p>Officials say on Thursday March 21, Deputy Dog Warden Sedlacko responded to a call in Massillon.</text:p>
            <text:p/>
            <text:p>Upon arrival, Deputy Sedlacko says he exited his vehicle onto the public roadway and was <text:s/>rushed by 3 American Bulldog Pit Bull type dogs who ran off of their owner&amp;#039;s property onto the roadway.</text:p>
            <text:p/>
            <text:p>Although these dogs were not the subject of the call that initiated the visit, Deputy Sedlacko says behavior of the dogs became so aggressive, he was forced to use his firearm in self-defense, wounding one of the dogs in the roadway.</text:p>
            <text:p/>
            <text:p>The deputy transported the wounded dog to a veterinary clinic where the dog was treated and is expected to make a full recovery.</text:p>
            <text:p/>
            <text:p>The owner of the dog was cited for failure to file application for registration of dog, failure to comply with rabies registration, and failure to keep dog under control.</text:p>
            <text:p/>
            <text:p>Stark County Dog Warden Reagan Tetreault says after a thorough and complete internal review of all the circumstances surrounding the incident, it has been conclusively found that Deputy Sedlacko properly followed all procedures, and properly acted in self-defense.</text:p>
          </table:table-cell>
          <table:table-cell office:value-type="string">
            <text:p>http://www.19actionnews.com/story/21769334/dog-shot-by-a-stark-county-deputy-dog-warden</text:p>
          </table:table-cell>
          <table:table-cell office:value-type="string">
            <text:p>Unknown</text:p>
          </table:table-cell>
          <table:table-cell office:value-type="string">
            <text:p>Deputy Phil Sedlacko</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row>
        <table:table-row table:style-name="ro22">
          <table:table-cell office:value-type="float" office:value="1185">
            <text:p>1185</text:p>
          </table:table-cell>
          <table:table-cell office:value-type="string">
            <text:p>2011-07-25</text:p>
          </table:table-cell>
          <table:table-cell office:value-type="string">
            <text:p>Ohio</text:p>
          </table:table-cell>
          <table:table-cell office:value-type="string">
            <text:p>Canton</text:p>
          </table:table-cell>
          <table:table-cell office:value-type="string">
            <text:p>StarStark County Dog Warden</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Dog</text:p>
          </table:table-cell>
          <table:table-cell office:value-type="string">
            <text:p>Several animal advocates addressed county commissioners over a dog which bled to death. They expressed their outrage over a YouTube video which shows the dog being hosed down before it died.</text:p>
            <text:p/>
            <text:p>&amp;quot;That was a living thing that was allowed to bleed to death,&amp;quot; said Ellen Shankle of Canton, who spoke to the Stark County Commissioners at the conclusion of their regular meeting on Wednesday.</text:p>
            <text:p/>
            <text:p>Shankle said responsibility for the Stark County Dog Warden&amp;#039;s office falls directly on the commissioners. <text:s/>She and other animal rights advocates were reacting to the video which has been played more than 4,000 times since it was posted online six days ago.</text:p>
            <text:p/>
            <text:p>Stark County officials say the incident took place on July 25, 2011, and that deputy dog warden Phil Sedlacko was disciplined after an investigation a few days later. Sedlacko had tranquilized and captured a dog which a caller had said was &amp;quot;insane and crazy.&amp;quot;</text:p>
            <text:p/>
            <text:p>When the sedated dog was brought to the Stark County dog pound, Sedlacko washed it down with a hose, while the dog lay tranquilized in a cage. The dog had been bleeding from the spot on its chest where the tranquilizer dart struck.</text:p>
            <text:p/>
            <text:p>Video shows the dog then being dragged out of the cage and onto the floor of the pound, where Dog Warden Reagan Tetreault and Sedlacko are seen examining the wound on the dog&amp;#039;s chest. What no one realized at the time, say county commissioners, was that the dart had nicked an artery and was causing internal bleeding.</text:p>
            <text:p/>
            <text:p>An official report of the incident says staff at the Dog Warden&amp;#039;s Department made frequent checks on the dog&amp;#039;s condition and called a veterinarian when the animal seemed to be too lethargic, too long.</text:p>
            <text:p/>
            <text:p>They were advised to keep the animal under observation, and reported back during the day. When the dog was still unresponsive in the evening, it was taken to the Emergency Veterinary Clinic, where it died while plans to euthanize the animal were being discussed.</text:p>
            <text:p/>
            <text:p>As part of the investigation, the prosecutor&amp;#039;s office examined what happened that day. &amp;quot;There was not sufficient evidence of any criminal activity,&amp;quot; assistant prosecutor Michael Bickis told WKYC, &amp;quot;and they were not going forward with criminal charges.&amp;quot;</text:p>
            <text:p/>
            <text:p>Sedlacko&amp;#039;s hosing down of the dog was found to be in violation of departmental regulations. He was also criticized by some for not seeking veterinary assistance faster.</text:p>
            <text:p/>
            <text:p>Stark County Commissioners on Wednesday heard passionate pleas from the animal rights activists who addressed them on the issue.</text:p>
            <text:p/>
            <text:p>&amp;quot;It makes me sick that my taxes go to pay this man&amp;#039;s salary,&amp;quot; Mackenzie Smith said, &amp;quot;when he let him die on a cold floor and hosed him down after he was sedated.&amp;quot;</text:p>
            <text:p/>
            <text:p>Bickis said the dog did not die on the floor of the dog pound, but later at the vet&amp;#039;s office. He and commissioners said the information posted with the YouTube video was incomplete and inaccurate.</text:p>
            <text:p/>
            <text:p>Still, the commissioners pledged to look at the incident once again, and review the activities and track record of the Dog Warden&amp;#039;s office.</text:p>
            <text:p/>
            <text:p>&amp;quot;There have been ongoing issues over there,&amp;quot; acknowledged Commissioner Tom Bernabei. &amp;quot;It&amp;#039;s an unfortunate set of events that occurred. The good that will come out of it is that we will pay additional and more attention to the Dog Warden&amp;#039;s office.&amp;quot;</text:p>
            <text:p/>
            <text:p>Stark County Administrator Michael Hanke plans to spend all day Friday looking into the Dog Warden&amp;#039;s office. He will observe and talk with personell, and may ride along with deputy wardens.</text:p>
          </table:table-cell>
          <table:table-cell office:value-type="string">
            <text:p>http://origin.wkyc.com/news/article/231955/3/canton-animal-advocates-address-dogs-death</text:p>
          </table:table-cell>
          <table:table-cell office:value-type="string">
            <text:p>Garfield</text:p>
          </table:table-cell>
          <table:table-cell office:value-type="string">
            <text:p>Phil Sedlacko</text:p>
          </table:table-cell>
          <table:table-cell office:value-type="float" office:value="2">
            <text:p>2</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2">
          <table:table-cell office:value-type="float" office:value="1186">
            <text:p>1186</text:p>
          </table:table-cell>
          <table:table-cell office:value-type="string">
            <text:p>2014-12-07</text:p>
          </table:table-cell>
          <table:table-cell office:value-type="string">
            <text:p>New Jersey</text:p>
          </table:table-cell>
          <table:table-cell office:value-type="string">
            <text:p>Atlantic City</text:p>
          </table:table-cell>
          <table:table-cell office:value-type="string">
            <text:p>Atlantic City Police Dep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Dog</text:p>
          </table:table-cell>
          <table:table-cell office:value-type="string">
            <text:p>An officer who was attacked Sunday by a pit bull type dog while responding to a call about two loose dogs was treated for his injuries and released from the hospital.</text:p>
            <text:p><text:s/>click here</text:p>
            <text:p>Sgt. Monica McMenamin said Monday the officer, Brandon Andros, was bit on the nose and cheek, but has been treated and released from the hospital.</text:p>
            <text:p>A loose pit bull type dog which had been threatening people in the 1900 block of Grant Avenue was shot by police on Sunday at about 4:30 p.m., after it bit Andros in the face.</text:p>
            <text:p>Residents had reported two aggressive dogs were roaming the neighborhood. A second dog retreated to a porch, police said. The sister of the dogs&amp;rsquo; owner then came and retrieved it.</text:p>
            <text:p>Before the situation was under control, one officer said over the radio that both dogs were acting aggressively.</text:p>
            <text:p>&amp;ldquo;Both of these pit bulls are completely loose, people can&amp;rsquo;t even get out of their cars,&amp;rdquo; an officer reported. &amp;ldquo;They are literally attacking the car.&amp;rdquo;</text:p>
            <text:p>Moments later an officer reported that one dog was down, and the other was on the porch and its behavior &amp;ldquo;semi-contained.&amp;rdquo;</text:p>
            <text:p>No other information is available at this time, check back for updates.</text:p>
          </table:table-cell>
          <table:table-cell office:value-type="string">
            <text:p>http://www.pressofatlanticcity.com/news/breaking/aggressive-dog-shot-after-biting-ac-cop-in-face/article_bdf8092e-7e5d-11e4-8581-b7043cbcfec5.html</text:p>
          </table:table-cell>
          <table:table-cell office:value-type="string">
            <text:p>Unknown</text:p>
          </table:table-cell>
          <table:table-cell office:value-type="string">
            <text:p>Brandon Andros</text:p>
          </table:table-cell>
          <table:table-cell table:number-columns-repeated="3"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8">
          <table:table-cell office:value-type="float" office:value="1187">
            <text:p>1187</text:p>
          </table:table-cell>
          <table:table-cell office:value-type="string">
            <text:p>2014-12-03</text:p>
          </table:table-cell>
          <table:table-cell office:value-type="string">
            <text:p>Georgia</text:p>
          </table:table-cell>
          <table:table-cell office:value-type="string">
            <text:p>Duluth</text:p>
          </table:table-cell>
          <table:table-cell office:value-type="string">
            <text:p>Gwinnett Count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Gwinnett woman is calling for changes after her dog was shot by a Gwinnett County police officer last week, the second such incident involving a GCPD officer in less than two months.</text:p>
            <text:p/>
            <text:p>Ashley Jett&amp;rsquo;s female buckskin pit bull, Boosie, was shot on Dec. 3 during a chaotic incident behind a Duluth-area gas station. She said the situation that initiated the police response was a misunderstanding, and the gunfire that left Boosie wounded was preventable.</text:p>
            <text:p/>
            <text:p>&amp;ldquo;What (my boyfriend) did has nothing to do with them pulling their gun out and shooting (Boosie),&amp;rdquo; Jett said. &amp;ldquo;They need to train their police officers or put in some type of rule that they need to pepper spray or Taser or do something like that before they shoot dogs.&amp;rdquo;</text:p>
            <text:p/>
            <text:p>According to Gwinnett County police incident reports, officers responded to the QuikTrip gas station at 2571 Satellite Blvd. that day after a passerby reported seeing Jett and her boyfriend exchanging blows. Jett said she was upset because she spilled tea in her lap and argued with her boyfriend, but things never got physical.</text:p>
            <text:p/>
            <text:p>Regardless, officers spotted their vehicle driving past the QuikTrip and initiated a traffic stop.</text:p>
            <text:p/>
            <text:p>The car, driven by Jett&amp;rsquo;s boyfriend, pulled back into the gas station and parked. Spurred by a suspended driver&amp;rsquo;s license, Jett&amp;rsquo;s boyfriend fled on foot. Officers gave chase.</text:p>
            <text:p/>
            <text:p>Somewhere in the confusion, Boosie got out of the car and began running as well. One incident report said the dog &amp;ldquo;growled and charged&amp;rdquo; at two officers several times &amp;ldquo;in a threatening manner.&amp;rdquo;</text:p>
            <text:p/>
            <text:p>Jett said she repeatedly asked the officers if she could attempt to wrangle Boosie. They eventually granted permission, but it was too late.</text:p>
            <text:p/>
            <text:p>A third police officer described the ensuing moments in a separate report.</text:p>
            <text:p/>
            <text:p>&amp;ldquo;While searching the (nearby) construction site the tan pitbull came out of the woodline about fifty yards from me,&amp;rdquo; the report said. &amp;ldquo;The pitbull looked directly at me and started running full speed towards me. I fired two rounds at the pitbull as it approached and one additional shot once the pitbull was within a couple feet of me. The pitbull then turned and ran off back into the woodline.&amp;rdquo;</text:p>
            <text:p/>
            <text:p>According to Jett, Boosie was shot in the rear shoulder and the bullet passed through her chest. She was taken to a veterinarian and is now recovering at home.</text:p>
            <text:p/>
            <text:p>&amp;ldquo;I (told one officer) that she doesn&amp;rsquo;t bite,&amp;rdquo; Jett said. &amp;ldquo;The officer said, &amp;lsquo;All dogs bite.&amp;rsquo;&amp;rdquo;</text:p>
            <text:p/>
            <text:p>Boosie is the second dog shot by a Gwinnett County police officer in about six weeks.</text:p>
          </table:table-cell>
          <table:table-cell office:value-type="string">
            <text:p>http://www.gwinnettdailypost.com/news/2014/dec/10/gwinnett-woman-asks-for-changes-after-dog-shot-by/</text:p>
          </table:table-cell>
          <table:table-cell office:value-type="string">
            <text:p>Boosie</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89">
            <text:p>1189</text:p>
          </table:table-cell>
          <table:table-cell office:value-type="string">
            <text:p>2014-12-11</text:p>
          </table:table-cell>
          <table:table-cell office:value-type="string">
            <text:p>North Carolina</text:p>
          </table:table-cell>
          <table:table-cell office:value-type="string">
            <text:p>Kinston</text:p>
          </table:table-cell>
          <table:table-cell office:value-type="string">
            <text:p>Kins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news report is reproduced from local news station WNCT: Kinston Police shoot a dog they say was trying to attack one of their K-9. WNCT was on scene and spoke to the owners of the dog. The dog became loose from a house on Tower Hill Road, near Adkin Street; the owners do not believe their dog was trying to hurt the officer&amp;#039;s dog. Tammy Yearwood says it was all a misunderstanding. &amp;quot;Un-beknowing to us, I guess the dog came out of the yard and he (the owner) was still fixing the fence, tightening it up and then all of a sudden, we just heard a shot.&amp;quot; Yearwood said. It is unknown why police were in the area at the time. The owners say they are not seeking any legal action. In North Carolina, K-9 are treated just as officers; if they feel threatened, officers can act in self-defense.</text:p>
          </table:table-cell>
          <table:table-cell office:value-type="string">
            <text:p>http://www.wnct.com/story/27610276/kinston-police-shoot-dog-say-they-acted-in-self-defense</text:p>
          </table:table-cell>
          <table:table-cell table:number-columns-repeated="2" office:value-type="string">
            <text:p>Unknown</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90">
            <text:p>1190</text:p>
          </table:table-cell>
          <table:table-cell office:value-type="string">
            <text:p>2014-12-10</text:p>
          </table:table-cell>
          <table:table-cell office:value-type="string">
            <text:p>Louisiana</text:p>
          </table:table-cell>
          <table:table-cell office:value-type="string">
            <text:p>Baton Rouge</text:p>
          </table:table-cell>
          <table:table-cell office:value-type="string">
            <text:p>East Baton Rouge Parish Animal Shelter</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report is reproduced from local CBS affiliate WAFB: An investigation into counterfeit money used to pay a pizza delivery driver ended with a family dog shot by a Baton Rouge police officer. &amp;quot;There was blood everywhere,&amp;quot; said Johnikkia Robinson, owner of the slain dog. &amp;quot;It&amp;#039;s still in my carpet. There&amp;#039;s blood on the walls and in my yard. And nobody apologized for killing my dog.&amp;quot; It all started around 10:30 p.m. on Wednesday, Dec. 10. Robinson had just placed her infant child in bed when she heard a knock at the door of her home located in the 1800 block of Spanish Town Road. &amp;quot;I had my dog inside with me because it was cold outside,&amp;quot; she recalled. &amp;quot;A pizza man came and knocked on my door. I cracked the door and told him I didn&amp;#039;t order any pizza.&amp;quot; The delivery driver left the house and Robinson went about turning in for the night. She says it was about 10 minutes later when there was another knock at her door. &amp;quot;The police came to the door and I cracked the door and had the dog on the chain,&amp;quot; she said. Police started questioning her about who lived in the home. She says they asked the father of Robinson&amp;#039;s child to come outside to talk to them. &amp;quot;When he stepped out, the dog stepped out, too, and was growling,&amp;quot; Robinson admitted. &amp;quot;And then they pulled out their guns and shot my dog in the face.&amp;quot; Robinson was inside when the shooting happened. She says she heard three gun shots. Her dog ran inside, tracking blood on the floor along the way. &amp;quot;It&amp;#039;s so hard for me to talk about because I had him since he was three weeks old,&amp;quot; Robinson said. &amp;quot;I watched him grow up big and to see him come back in the house coughing up blood, I just can&amp;#039;t believe it.&amp;quot; Animal Control officers were called to the scene after the shooting. Robinson signed a release form to allow the agency to take her 1-year-old pit bull to the shelter for treatment. &amp;quot;We brought the animal to the shelter, at which point the Companion Animal Alliance met the officer to examine the animal,&amp;quot; said Hilton Cole, director for the East Baton Rouge Parish Animal Shelter. &amp;quot;At that point they decided the animal should be euthanized.&amp;quot; Robinson said officers were at her home for roughly two hours from beginning to end. What she didn&amp;#039;t know, however, is that the whole thing started with a call from the pizza delivery driver. &amp;quot;Someone ordered a pizza that was supposed to be delivered to the address where the dog was located,&amp;quot; explained Cpl. L&amp;#039;Jean McKneely, Baton Rouge Police Department. &amp;quot;After the driver was sent away from the door, a male walked up to the delivery driver and claimed the pizzas were for him. That person paid for them with counterfeit money, so the driver called and reported it to police.&amp;quot; The manager on duty at the Domino&amp;#039;s Pizza located on Government Street confirmed that the order was placed and that the driver reported the incident to police. The manager tells us that the counterfeit money included six $20 bills. &amp;quot;It was a very large order,&amp;quot; the manager noted. The case regarding the counterfeit money is still under investigation. The shooting of Robinson&amp;#039;s dog, however, is considered a closed matter. &amp;quot;The officer was issued a drug test, which is standard procedure,&amp;quot; Cpl. McKneely noted. &amp;quot;The officer was not placed on paid administrative leave.&amp;quot; According to police as well as Animal Control investigators, the officer acted in self-defense. &amp;quot;The officer obviously felt he was in danger,&amp;quot; Cole noted. &amp;quot;The officer said there were no trees to hide behind and no way to avoid the dog,&amp;quot; Cpl. McKneely added.</text:p>
          </table:table-cell>
          <table:table-cell office:value-type="string">
            <text:p>http://www.wafb.com/story/27609323/police-shot-family-dog-during-counterfeit-money-investigation</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91">
            <text:p>1191</text:p>
          </table:table-cell>
          <table:table-cell office:value-type="string">
            <text:p>2014-06-27</text:p>
          </table:table-cell>
          <table:table-cell office:value-type="string">
            <text:p>Virginia</text:p>
          </table:table-cell>
          <table:table-cell office:value-type="string">
            <text:p>Farmville</text:p>
          </table:table-cell>
          <table:table-cell office:value-type="string">
            <text:p>Prince Edward County Sheriffs Office, Virginia State Pol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8yo</text:p>
          </table:table-cell>
          <table:table-cell office:value-type="string">
            <text:p>The following news report is reproduced from local CBS affiliate Channel 6 NOTE a necropsy, referenced in this article, is available on the Puppycide Database Datasets Page: PRINCE EDWARD COUNTY, Va. &amp;mdash; A Farmville family is searching for answers after a Prince Edward Deputy shot their eight-year-old Golden Retriever, named Party, ultimately killing him. &amp;ldquo;The dog was at the same level of the officer when he fired,&amp;rdquo; said homeowner Stephen Carwile, and indicated that the deputy was standing at the bottom of the deck. The incident happened June 27 while the family wasn&amp;rsquo;t home. <text:s/>A deputy was serving Carwile a civil warrant when he said he felt threatened by the dog. &amp;ldquo;I come home to blood all over the place all over my porch,&amp;rdquo; said Carwile. He called the sheriff&amp;rsquo;s office after he couldn&amp;rsquo;t find Party, then saw his blood stained deck and the warrant. &amp;ldquo;The lieutenant called me and stated that my dog had tried to attack the officer and the officer had shot my dog.&amp;rdquo; The Prince Edward Sheriff&amp;rsquo;s office put out the following press release: On June 27, 2014 a Prince Edward County Deputy was charged by a vicious dog at a residence while he was attempting civil paper service. The Deputy tried to get away from the dog but the animal lunged at him so he fired his weapon as required by training. Animal Control was notified seeking medical assistance for the dog, but the animal later died. The sheriff&amp;rsquo;s department said the incident was investigated by the Virginia State Police, however a state police spokeswoman said that was not the case. &amp;ldquo;The resident did speak with Sgt. King, who explained that the Virginia State Police cannot investigate an incident involving another law enforcement agency without that agency&amp;rsquo;s formal request, or the request of the Attorney General, commonwealth&amp;rsquo;s attorney, or grand jury,&amp;rdquo; said state police. &amp;ldquo;You will need to contact the sheriff&amp;rsquo;s office for details concerning the incident.&amp;rdquo; Party&amp;rsquo;s owner, Carwile&amp;rsquo;s 14-year-old stepson Prescott Stewart, said that&amp;rsquo;s not the dog he knew, and he can&amp;rsquo;t imagine the dog lunging at anyone. &amp;ldquo;It&amp;rsquo;s like a void that has been put inside of me I can&amp;rsquo;t describe it; he was just that kind of dog that if he could be human, he could be my brother &amp;mdash; it&amp;rsquo;s just hard,&amp;rdquo; Stewart said. A necropsy shows Party was shot twice, and died of blood loss. &amp;ldquo;Anything after the first shot the dog was disabled, the second shot he was just shooting to be cruel,&amp;rdquo; said Carwile. The Carwiles said Party suffered on their deck for more than an hour before before he died in the care of the dog warden. &amp;ldquo;I know he suffered, he was trying to get in the house,&amp;rdquo; he said. &amp;ldquo;He wanted one of us to open that door and let him him so he could be saved.&amp;rdquo; &amp;ldquo;I still have bullet holes in my house, blood on my porch and bullet casings laying in my yard that I have to look at everyday and it just keeps going through my mind without anybody doing anything about this,&amp;rdquo; he added. The Carwiles plan to file a civil suit. <text:s/>They want this case investigated and the deputy who killed their dog terminated. &amp;ldquo;I want to see him loose his job and never tow a firearm again,&amp;rdquo; said Carwile. &amp;ldquo;I just hope he thinks about it and realizes he did wrong,&amp;rdquo; said Stewart.</text:p>
          </table:table-cell>
          <table:table-cell office:value-type="string">
            <text:p>http://wtvr.com/2014/07/14/deputy-shoots-dog/</text:p>
          </table:table-cell>
          <table:table-cell office:value-type="string">
            <text:p>Party</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92">
            <text:p>1192</text:p>
          </table:table-cell>
          <table:table-cell office:value-type="string">
            <text:p>2014-10-01</text:p>
          </table:table-cell>
          <table:table-cell office:value-type="string">
            <text:p>Missouri</text:p>
          </table:table-cell>
          <table:table-cell office:value-type="string">
            <text:p>Walnut Grove</text:p>
          </table:table-cell>
          <table:table-cell office:value-type="string">
            <text:p>Walnut Grove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order Collie</text:p>
          </table:table-cell>
          <table:table-cell office:value-type="string">
            <text:p>The following report is reproduced from local ABC affiliate KSPR: A mayor in the Ozarks is under attack after he shot and killed a dog in his own town. Witnesses said the dog did nothing to deserve it, and now a petition is circulating online to force the mayor to resign. Mayor Jim Cole of Walnut Grove is the focus of that petition, after he shot and killed a Border Collie in October. It was a stray dog that the city attorney described as &amp;quot;vicious.&amp;quot; Witnesses, however, paint a different picture of what happened. Willard &amp;quot;JR&amp;quot; Mahurin owns and operates JR&amp;#039;s Garage. &amp;quot;Well I was standing on the front porch of my house and saw him out there with a shotgun. First thing I know, I heard a shot. [Cole] shot that dog...with a shotgun,&amp;quot; Mahurin explains. He said the dog was then thrown in the back of a truck. &amp;quot;Well I didn&amp;#039;t like it because they shot her. The dog wasn&amp;#039;t mine but it had a right to live same as anything else, you know...[Cole] said he could do what he wanted to because he was the mayor. I don&amp;#039;t think he&amp;#039;s any better than anybody else. I think he should do what the people who are going to vote him in want, or get somebody that will,&amp;quot; Mahurin said. City Attorney Ken Reynolds confirmed the shooting, but said the dog was vicious and &amp;quot;about to attack children.&amp;quot; But witnesses said that was not the case. &amp;quot;She had those eight pups,&amp;quot; Mahurin said. The puppies were said to be six-weeks old. &amp;quot;I&amp;#039;d probably be growling at somebody that was messing with my pups too...to keep them away from them,&amp;quot; Mahurin said. Another person who lives in Walnut Grove did not want to be identified for this report. &amp;quot;She was trying to protect her babies. That&amp;#039;s the only way to look at that...God didn&amp;#039;t put those animals here to be tortured. It&amp;#039;s had me all upset ever since it happened,&amp;quot; the person said. &amp;quot;I would not like for it to happen again,&amp;quot; Mahurin said. Lynn O&amp;#039;Toole of Walnut Grove started an online petition. &amp;quot;I knew the dog. I had been feeding it. It was a stray,&amp;quot; O&amp;#039;Toole explained. She said the petition has one goal. &amp;quot;For the mayor to resign. I don&amp;#039;t feel that it&amp;#039;s appropriate to have a mayor who would handle a situation in such a needlessly brutal manner,&amp;quot; O&amp;#039;Toole said. And as for the eight puppies, O&amp;#039;Toole said Mayor Cole tried to give them away at a convenience store. &amp;quot;He did take some of the puppies in there and said, &amp;#039;Would someone like these or should I kill them?&amp;#039;&amp;quot; O&amp;#039;Toole stated. She said there were many offers to take the adult Border Collie that had been around town for a year. &amp;quot;There were offers from rescues to take it, and I had offered to take it...I can&amp;#039;t imagine why he would have shot it,&amp;quot; O&amp;#039;Toole said. O&amp;#039;Toole is hoping the petition, which already has 888 signatures, will gain more attention. Attorney Reynolds told KSPR that a petition with signatures from out of state would not be valid, legally, to remove the mayor. But as O&amp;#039;Toole stated, the goal is to &amp;quot;show the city government that his actions were inhumane, and that he should resign.&amp;quot; &amp;quot;I have watched this dog look both ways before crossing a highway. There aren&amp;#039;t too many dogs that do this. She was exceptionally bright. I thought she was very special,&amp;quot; O&amp;#039;Toole said. KSPR learned that an investigation into this story is underway at this time. We stopped by Walnut Grove City Hall on Thursday and were told Mayor Jim Cole is out of town. KSPR asked if there is way to get in touch with him for his side of the story. We were told &amp;quot;no.&amp;quot;</text:p>
          </table:table-cell>
          <table:table-cell office:value-type="string">
            <text:p>http://www.kspr.com/news/local/mayor-kills-dog-in-walnut-grove/21051620_29855306</text:p>
          </table:table-cell>
          <table:table-cell office:value-type="string">
            <text:p>Unknown</text:p>
          </table:table-cell>
          <table:table-cell office:value-type="string">
            <text:p>Mayor Jim Cole, multiple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row>
        <table:table-row table:style-name="ro1">
          <table:table-cell office:value-type="float" office:value="1193">
            <text:p>1193</text:p>
          </table:table-cell>
          <table:table-cell office:value-type="string">
            <text:p>2011-03-10</text:p>
          </table:table-cell>
          <table:table-cell office:value-type="string">
            <text:p>Arizona</text:p>
          </table:table-cell>
          <table:table-cell office:value-type="string">
            <text:p>Laveen</text:p>
          </table:table-cell>
          <table:table-cell office:value-type="string">
            <text:p>Maricopa County Sheriffs Office SWAT, Maricopa County Board of Supervisors, Phoenix Police Department, City of Phoenix Police Department</text:p>
          </table:table-cell>
          <table:table-cell office:value-type="float" office:value="101">
            <text:p>101</text:p>
          </table:table-cell>
          <table:table-cell office:value-type="float" office:value="2">
            <text:p>2</text:p>
          </table:table-cell>
          <table:table-cell office:value-type="float" office:value="0">
            <text:p>0</text:p>
          </table:table-cell>
          <table:table-cell office:value-type="string">
            <text:p>Mixed breed puppy 11 months old, Roosters</text:p>
          </table:table-cell>
          <table:table-cell office:value-type="string">
            <text:p>The following report is reproduced from AVClub http://www.avclub.com/articles/youd-better-show-steven-seagal-a-photo-of-a-dead-p,61320/, who provided a better description of the incident and lawsuit than local newspapers did. The source link is to local news outlet AZ Central, which fails to menton the shooting death of the victim Jesus Llovera&amp;#039;s 11 month old puppy: Never one to go quietly, Steven Seagal is fighting back against recent allegations that he had a hand in killing the family dog of an Arizona man while filming a segment for his Steven Seagal: Lawman reality show. As you may recall, during a totally routine raid on the home of cockfighting suspect Jesus Llovera, Seagal captained a SWAT tank to lead dozens of officers in riot gear as they first set off explosives as a distraction, then knocked down Llovera&amp;rsquo;s fence and a surrounding wall, blew out the windows in his house, swarmed his family living room, and killed the approximately 100 or so chickens they found on the property. Caught in the fray, according to Llovera, was his family&amp;rsquo;s 11-month-old puppy, which Llovera claims was shot by police. After being presented with a notice outlining those events, as well as Llovera&amp;rsquo;s intention to file a lawsuit for the damages and demand for a written apology from Seagal to his children for the death of their puppy, both Seagal and Maricopa County Sheriff Joe Arpaio&amp;mdash;the star of his own mental maverick detective show where he probably imagines himself as the spitting image of James Garner&amp;mdash;have responded that the claim is &amp;ldquo;without merit,&amp;rdquo; with Seagal adding that he is &amp;ldquo;outraged.&amp;rdquo; Still, Arpaio and Seagal haven&amp;rsquo;t actually disputed anything related to the excessiveness of the raid or the resulting property damage&amp;mdash;only the dog-slaughter charge, to which Arpaio responded, &amp;ldquo;If my deputies&amp;mdash;or posse man Seagal for that matter&amp;mdash;had done something so awful like shooting a family dog, then where are the photos to prove it?&amp;rdquo; Of course, Llovera&amp;rsquo;s attorney pointed out that the letter does not explicitly accuse Seagal of personally shooting his dog, only that he wants an apology for orchestrating the events that led to his dog being killed in the ensuing destruction, all so Seagal&amp;rsquo;s reality TV show would have a properly exciting Arizona episode. But yeah, if Llovera really wanted that apology, why didn&amp;rsquo;t he think to take a photo of his murdered, bleeding puppy? That&amp;rsquo;s Arpaio&amp;rsquo;s posse man he&amp;rsquo;s slandering!</text:p>
          </table:table-cell>
          <table:table-cell office:value-type="string">
            <text:p>http://archive.azcentral.com/community/phoenix/articles/2012/03/01/20120301mcso-seagal-sued-arrest.html</text:p>
          </table:table-cell>
          <table:table-cell office:value-type="string">
            <text:p>Unknown</text:p>
          </table:table-cell>
          <table:table-cell office:value-type="string">
            <text:p>Unknown SWAT team, Steven Seagal, Sheriff Joe Arpaio, Dave Trombi</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194">
            <text:p>1194</text:p>
          </table:table-cell>
          <table:table-cell office:value-type="string">
            <text:p>2014-03-31</text:p>
          </table:table-cell>
          <table:table-cell office:value-type="string">
            <text:p>Tennessee</text:p>
          </table:table-cell>
          <table:table-cell office:value-type="string">
            <text:p>Knoxville</text:p>
          </table:table-cell>
          <table:table-cell office:value-type="string">
            <text:p>Knox County Sheriffs Off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5 months old</text:p>
          </table:table-cell>
          <table:table-cell office:value-type="string">
            <text:p>The following story is reproduced from the Knoxville News Sentinel: Knox County deputies checking a prowler call fired their weapons when charged by a pit bull, striking two windows, a door and a wall. The dog was not injured. Knox County Sheriff&amp;rsquo;s Office deputies at 9:27 p.m. Monday responded to a commercial building at 9133 Oak Ridge Highway on a prowler call, records show. The building is vacant. According to a report filed by Deputy Brian Rehg, deputies found &amp;ldquo;a vehicle parked behind the building and the back door to the building was standing open.&amp;rdquo; When the unspecified number of officers at the scene announced they were with the Sheriff&amp;rsquo;s Office, &amp;ldquo;a large pit bull came charging at the officers from around a corner,&amp;rdquo; Rehg wrote in the report. &amp;ldquo;Officers fired several times at the dog striking two windows, a door and a wall,&amp;rdquo; Rehg wrote. The dog&amp;rsquo;s owner, Henry Johnson Bright, 52, told officers the pit bull &amp;ldquo;only had a scratch&amp;rdquo; and was not hurt, according to Rehg&amp;rsquo;s report. Sheriff&amp;rsquo;s Office Capt. Tom Cox, who oversees the Office of Professional Standards, said the involved deputies were not required to file a firearms discharge report on the incident. Such reports, Cox said, are mandated only when an officer uses a firearm in a human confrontation. The discharge reports, Cox said, mainly are used by the FBI in compiling use of force data involving confrontations between law enforcement officers and the public. Cox was unsure, based on Rehg&amp;rsquo;s report, how many deputies fired their .40-caliber semi-automatic handguns or how many rounds were discharged. Rehg&amp;rsquo;s report states the shots did about $600 worth of damage to the building. It was unclear if the Sheriff&amp;rsquo;s Office will have to reimburse the property owner. Rehg has been with the Sheriff&amp;rsquo;s Office since 2003. He was placed in the patrol division in 2006. Knox County Sheriff Jimmy &amp;ldquo;J.J.&amp;rdquo; Jones stripped Rehg and four others of their police powers in October 2011 after the deputies engaged in a &amp;ldquo;dizzy bat&amp;rdquo; game with an alleged traffic offender. In that incident, Rehg initially made the 1 a.m. traffic stop on East Emory Road, accusing the 19-year-old driver of speeding, reckless driving and drag racing. Other deputies joined the traffic stop. Deputies decided if the driver could perform a &amp;ldquo;dizzy bat&amp;rdquo; prank, they would drop some of the charges. One deputy produced a baseball bat. The male driver put his forehead on the bat and ran around the bat until dizzy. Then the driver had to run around a deputy&amp;rsquo;s cruiser and touch its four corners. Authorities learned of the incident because the male driver has a relative employed by the Knoxville Police Department. Jones in April 2013 opted to reinstate the deputies&amp;rsquo; police powers, making them available for road patrol duties when an opening occurred. </text:p>
          </table:table-cell>
          <table:table-cell office:value-type="string">
            <text:p>http://www.knoxnews.com/news/watchful-eye/knox-deputies-aim-at-charging-pit-bull-shoot</text:p>
          </table:table-cell>
          <table:table-cell office:value-type="string">
            <text:p>Unknown</text:p>
          </table:table-cell>
          <table:table-cell office:value-type="string">
            <text:p>Brian Rehg and unknown police</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1195">
            <text:p>1195</text:p>
          </table:table-cell>
          <table:table-cell office:value-type="string">
            <text:p>0000-00-00</text:p>
          </table:table-cell>
          <table:table-cell office:value-type="string">
            <text:p>Georgia</text:p>
          </table:table-cell>
          <table:table-cell office:value-type="string">
            <text:p>Gwinnett County</text:p>
          </table:table-cell>
          <table:table-cell office:value-type="string">
            <text:p>Gwinnett County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reported as pit bull</text:p>
          </table:table-cell>
          <table:table-cell office:value-type="string">
            <text:p>My boyfriend and I had a minor incident at quicktrip that caused the police to be called. When they arrived my boyfriend ran because he has a suspended license. My dog jumped out of our back window after my boyfriend. I ran after my dog and the police pulled their gun on me and told me to stop or they would shoot. I begged them to please not shoot my dog because she is my world. Then I heard 3 gun shots. I also told them that she doesn&amp;rsquo;t bite, she was just scared. Then I saw my dog Boosie walking towards me with 2 bullet wounds. I begged for help but nobody would help me carry her to my car so I could put pressure on her wounds. They finally called animal control to escort her to the nearest vet but took their time and made sure that got all the information they needed while she bled in my arms.</text:p>
            <text:p>Ashley Jett</text:p>
            <text:p/>
          </table:table-cell>
          <table:table-cell office:value-type="string">
            <text:p>http://www.examiner.com/article/gwinnett-county-dog-is-recovering-after-being-shot-by-police?CID=examiner_alerts_article</text:p>
          </table:table-cell>
          <table:table-cell office:value-type="string">
            <text:p>Boosie</text:p>
          </table:table-cell>
          <table:table-cell office:value-type="string">
            <text:p>not known</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3" office:value-type="float" office:value="2">
            <text:p>2</text:p>
          </table:table-cell>
          <table:table-cell office:value-type="string">
            <text:p>Uniform</text:p>
          </table:table-cell>
          <table:table-cell office:value-type="float" office:value="3">
            <text:p>3</text:p>
          </table:table-cell>
          <table:table-cell table:number-columns-repeated="5" office:value-type="float" office:value="2">
            <text:p>2</text:p>
          </table:table-cell>
        </table:table-row>
        <table:table-row table:style-name="ro1">
          <table:table-cell office:value-type="float" office:value="1196">
            <text:p>1196</text:p>
          </table:table-cell>
          <table:table-cell office:value-type="string">
            <text:p>2014-06-16</text:p>
          </table:table-cell>
          <table:table-cell office:value-type="string">
            <text:p>Illinois</text:p>
          </table:table-cell>
          <table:table-cell office:value-type="string">
            <text:p>East Moline</text:p>
          </table:table-cell>
          <table:table-cell office:value-type="string">
            <text:p>Rock Island County Sheriff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text:p>
          </table:table-cell>
          <table:table-cell office:value-type="string">
            <text:p>A Rock Island County woman is raising questions after a dog was shot outside her home Monday morning. Shelby Gosa said her family called the Rock Island County Sheriff&amp;rsquo;s Department around 6:30 a.m. Monday after seeing two, unknown Rottweiler dogs trying to get into her next-door neighbor&amp;rsquo;s rabbit hutch. Gosa said she and her father led the deputy to the pair of dogs. One of the dogs had a collar, the other did not. She said she pet both of them, and neither one was growling while she was outside. &amp;ldquo;The officer managed to get the dog with the collar into his car pretty easily, but the other one was giving him some trouble. It was pacing around, it kept walking back to our neighbor&amp;rsquo;s rabbit hutch; it wouldn&amp;rsquo;t get in the car,&amp;rdquo; said Gosa. Still, Gosa said she assumed everything would be fine, and she and her father went back inside the house. &amp;ldquo;A couple minutes later, we heard a gunshot,&amp;rdquo; said Gosa. &amp;ldquo;When I came back outside and I saw the blood in the dog&amp;rsquo;s mouth, I immediately assumed it had bit the officer, but he told me that it didn&amp;rsquo;t, and I was really, really confused as to why this officer would think that shooting a dog is a good idea.&amp;rdquo; We don&amp;rsquo;t know exactly what happened while Gosa was inside the house. Tuesday afternoon, News Eight requested an incident report from the Sheriff&amp;rsquo;s Department. It is expected back sometime this week. Rock Island County Sheriff Jeff Boyd was out of town Tuesday, but he told News Eight that he believes the deputy acted within policy and that the dog was acting viciously at the time. Boyd said any such incident, though, raises questions, and it will be looked into further. Gosa hopes that follow-up will bring her more answers. &amp;ldquo;It was very heartbreaking, because we have a dog, and I can&amp;rsquo;t imagine her being shot and losing her, she&amp;rsquo;s part of our family,&amp;rdquo; said Gosa. Gosa said she plans to file an official complaint with the Sheriff&amp;rsquo;s Department. &amp;ldquo;We really wish they&amp;rsquo;d have another way to get a dog under control rather than putting a bullet in it,&amp;rdquo; said the dog&amp;rsquo;s owner, Kitty Smith. &amp;ldquo;We&amp;rsquo;re extremely hurt, he&amp;rsquo;s a family pet, he never caused anybody harm. It&amp;rsquo;s just wrong,&amp;rdquo; she said. Fisher was an 80-pound rottweiler who was shot by the deputy after a call over two dogs on the loose in rural East Moline. The caller said the dogs were attacking a rabbit hutch. His owners say Fisher was not mean. The deputy told higher-ups that the dog became aggressive while he was trying to corral him into his squad car. The Smiths say they don&amp;rsquo;t understand why Animal Control wasn&amp;rsquo;t called to handle the situation. &amp;ldquo;They let my dog lay there and bleed to death, instead of putting it out of his misery. Completely inhumane and cruel. It&amp;rsquo;s not possible he was aggressive. The owners of the home were playing with my dog, they were petting him. The cops just didn&amp;rsquo;t take the time to get him,&amp;rdquo; Smith said. But Capt. Gerry Bustos said the deputy said the dog became aggressive, and the deputy believed he was in real or perceived danger. Bustos said Animal Control wasn&amp;rsquo;t on duty at the time because it was early in the morning. Capt. Bustos said there is an internal investigation into a portion of the shooting. &amp;ldquo;We are doing an administrative review to find out why the animal wasn&amp;rsquo;t put down earlier than it was after the initial shot,&amp;rdquo; Bustos said. The following is the statement from the owner on their Facebook page https://www.facebook.com/justiceforfisher/info?tab=page_info: Justice For Fisher is a page that is dedicated to Fisher, a Rottweiler that was shot on June 16th, 2014 by Deputy Eric Shaver of the Rock Island County , Illinois Sheriffs Department. The deputy who shot Fisher was cleared within 24 hours by simply stating that the dog was acting aggressive. However, there is eye witness statements as well as video that clearly contradict the deputies claims. There is more to this as well. Not only was Fisher unjustly shot(which did not kill him) he was then taken to the local animal shelter and euthanized without consent nor medical help. Through this page we are trying to seek justice for the family as well as for Fisher. Also we are hoping that these senseless shootings stop claiming the lives of our family pets. Following are the videos that the eye witness recorded as well as the news coverage. Please support Justice For Fisher by donating as well as by signing the petition. </text:p>
          </table:table-cell>
          <table:table-cell office:value-type="string">
            <text:p>http://wqad.com/2014/06/18/dog-shooting-under-review/</text:p>
          </table:table-cell>
          <table:table-cell office:value-type="string">
            <text:p>Fisher</text:p>
          </table:table-cell>
          <table:table-cell office:value-type="string">
            <text:p>Eric Shaver</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97">
            <text:p>1197</text:p>
          </table:table-cell>
          <table:table-cell office:value-type="string">
            <text:p>2014-02-08</text:p>
          </table:table-cell>
          <table:table-cell office:value-type="string">
            <text:p>Missouri</text:p>
          </table:table-cell>
          <table:table-cell office:value-type="string">
            <text:p>Kansas City</text:p>
          </table:table-cell>
          <table:table-cell office:value-type="string">
            <text:p>Kansas Ci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report is reproduced from local TV news outlet KMBC. The report is based entirely on uncorroborated police statements: Police said they were forced to shoot a dog Saturday night while investigating a disturbance in Kansas City, Mo. Authorities said they were called to a disturbance in the 6000 block of East 12th Street about 8:45 p.m., and were looking for a person with an axe. When police arrived, they said they were attacked by the dog and had to shoot it. The dog died. No one is facing charges or citations in connection with the incident.</text:p>
          </table:table-cell>
          <table:table-cell office:value-type="string">
            <text:p>http://www.kmbc.com/news/kansas-city-police-shoot-dog-while-investigating-disturbance/24374118#mid=18206636</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98">
            <text:p>1198</text:p>
          </table:table-cell>
          <table:table-cell office:value-type="string">
            <text:p>2013-09-20</text:p>
          </table:table-cell>
          <table:table-cell office:value-type="string">
            <text:p>Oklahoma</text:p>
          </table:table-cell>
          <table:table-cell office:value-type="string">
            <text:p>Anadarko</text:p>
          </table:table-cell>
          <table:table-cell office:value-type="string">
            <text:p>Anadarko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following two reports are reproduced from a local Fox affiliate: ANADARKO - The Anadarko Police Department said it is investigating the shooting death of a pit bull Friday. Neighbors tell FOX 25 a police officer shot the dog to death for no reason, pointing the gun at it from inside the squad car. We first reported this case Saturday, when Carol Nix told us what she saw. She said the dog was not aggressive or bothering anyone when the officers came and killed it. &amp;quot;I said &amp;#039;you just shot him?&amp;#039; and he said &amp;#039;oh yeah,&amp;#039;&amp;quot; Nix said Saturday.While the internal investigation continues, the department told us it could not comment. But Chief David Edwards said not everyone in the neighborhood agreed with Nix&amp;#039;s account. There are only three other families that live on the block. We spoke with one of those families Monday. &amp;quot;Well, I started crying because it upset me,&amp;quot; Janie Pettit said. Pettit thinks she was the only one who saw the shooting first hand. Pettit said she watched from her front door as the squad car pulled up to confront the dog. Others came outside after the gun shot. &amp;quot;I thought he was going to try to talk to the dog or something but he didn&amp;#039;t he just shot the dog and the dog ran,&amp;quot; she said. Investigators questioned Pettit Monday morning. Pettit said she told police in her statement the shooting was not justified. &amp;quot;He shouldn&amp;#039;t have shot it. He shouldn&amp;#039;t have shot it because it didn&amp;#039;t pose a threat. It wasn&amp;#039;t threatening to anybody,&amp;quot; Pettit said. Animal rights group, Citizens Against Animal Cruelty, out of Norman, have found the dog&amp;#039;s owner, Jr. Ramos. &amp;quot;He&amp;#039;s devastated. He does not understand why they shot his dog,&amp;quot; the group&amp;#039;s director Jenny Patten said. Patten is upset too. &amp;quot;This is basically a breed-specific murder. If that had been a collie, a lab, that wouldn&amp;#039;t have happened, but being a pit bull, it was his death sentence,&amp;quot; she said. Patten hopes this investigation will lead to disciplinary action and change. She wants officers to receive training on how to deal with dogs at large. Patten and her group are also helping Ramos fight a citation officers issued to Ramos. He said he had just gotten off work on Friday to come home and discover his dog got loose. After searching around Anadarko for about an hour, he got to the neighborhood just in time to see his dog shot. While carrying his dead dog, he said officers lectured him about the breed, then wrote him ticket for having a dog at large. &amp;quot;We will go to court with him. There are three or four of us who will be in court with him and stand up for what happened to this dog. It&amp;#039;s wrong,&amp;quot; Patten said. Police said the investigation should be wrapped up by the end of the week. ANADARKO - The neighbors who live on one block in Anadarko are upset about the death of a dog on their street. They said police officers shot a pit bull that had gotten loose and roamed their block Friday afternoon. Carol Nix said she was home on Friday when her dogs started to bark. She checked outside and saw the pit bull laying by a dumpster at the end of the street. &amp;quot;I thought something must be wrong because he just kept staying in the same spot and wouldn&amp;#039;t leave. So I walked down to see what was going on,&amp;quot; she said. Nix said the dog was fine, but every time she tried to approach it, it would walk away. She said it was a sweet dog. &amp;quot;This dog was not aggressive. This dog gave you no reason to be afraid,&amp;quot; Nix said. Nix said she went back inside her house, checking on the dog every once in a while. &amp;quot;I was in the house, on the computer and I heard a loud gun shot out the front door and I just knew that someone had shot him,&amp;quot; Nix said. She said two Anadarko police officers in a squad car had pulled up and used a shotgun on the dog. She said she could see several exits wounds from the buck shots. &amp;quot;Senseless, you know? If the dog had attacked someone or acted aggressively than I think I maybe can understand that, but discharging a shotgun in a residential area for a dog that didn&amp;#039;t do anything except bark, and not at anyone in particular, is just ridiculous,&amp;quot; she said. Nix said the dog&amp;#039;s owner had been driving around looking for his dog when he arrived in front of her home, just a few minutes too late. She said the dog had already been shot and ran off behind an abandoned home when it&amp;#039;s owner drove up. &amp;quot;I heard him say &amp;#039;can I get my dog?&amp;#039; and he ran behind the house and in just a couple of minutes he came back carrying the dog and blood was just, it was gruesome. There was just blood everywhere,&amp;quot; she said. The dog died a short time later. Nix wants answers about why police would pull the trigger. &amp;quot;This man, who I don&amp;#039;t know, lost his dog, his pet, his friend, as he said his baby, for no reason.&amp;quot; The Anadarko Police Department said no one was available Saturday who could give a statement. We were told to talk with the police chief on Monday. </text:p>
          </table:table-cell>
          <table:table-cell office:value-type="string">
            <text:p>http://www.okcfox.com/story/23494788/neighbors-say-police-shot-a-dog-to-death-for-no-reason</text:p>
          </table:table-cell>
          <table:table-cell office:value-type="string">
            <text:p>Unknown</text:p>
          </table:table-cell>
          <table:table-cell office:value-type="string">
            <text:p>Two Unknown Police</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3">
          <table:table-cell office:value-type="float" office:value="1199">
            <text:p>1199</text:p>
          </table:table-cell>
          <table:table-cell office:value-type="string">
            <text:p>2013-03-05</text:p>
          </table:table-cell>
          <table:table-cell office:value-type="string">
            <text:p>California</text:p>
          </table:table-cell>
          <table:table-cell office:value-type="string">
            <text:p>Modesto</text:p>
          </table:table-cell>
          <table:table-cell office:value-type="string">
            <text:p>modesto police dep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ure boxer long nose</text:p>
          </table:table-cell>
          <table:table-cell office:value-type="string">
            <text:p>https://www.facebook.com/pages/Justice-4-Copper-in-Modesto/273243719541247</text:p>
            <text:p>on the second call of the day two and a half hours late. FOR A NEIGHBOURING ADDRESS the police department broke into my back yard into my sliding glass door as my house was quiet and dark as they were coming in the sliding glass door Copper and I went out of my bedroom and I HEAR DOG,DOOOG! Boooom a FLASH OF FIRE AND WHAT LOOKED LIKE RED GLITTER IN THE AIR a blast from the gun to his face I was three feet behind him the bullet lodged in my sons bedroom wall he lives he could have had surgery to live they would not help</text:p>
            <text:p>JOHN HEILMAN SHOULD HAVE NEVER BEEN AT WORK THAT NIGHT, AS HIS DAUGHTER WAS JUST RELEASED FROM EXTENSIVE HOSPITAL STAY THE DAY BEFORE AFTER NEARLY DYING</text:p>
          </table:table-cell>
          <table:table-cell office:value-type="string">
            <text:p>http://</text:p>
          </table:table-cell>
          <table:table-cell office:value-type="string">
            <text:p>Copper</text:p>
          </table:table-cell>
          <table:table-cell office:value-type="string">
            <text:p>john heilma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row>
        <table:table-row table:style-name="ro1">
          <table:table-cell office:value-type="float" office:value="1200">
            <text:p>1200</text:p>
          </table:table-cell>
          <table:table-cell office:value-type="string">
            <text:p>2008-08-17</text:p>
          </table:table-cell>
          <table:table-cell office:value-type="string">
            <text:p>Texas</text:p>
          </table:table-cell>
          <table:table-cell office:value-type="string">
            <text:p>San Marcos</text:p>
          </table:table-cell>
          <table:table-cell office:value-type="string">
            <text:p>San Marcos Police Department</text:p>
          </table:table-cell>
          <table:table-cell table:number-columns-repeated="2" office:value-type="float" office:value="1">
            <text:p>1</text:p>
          </table:table-cell>
          <table:table-cell office:value-type="float" office:value="0">
            <text:p>0</text:p>
          </table:table-cell>
          <table:table-cell office:value-type="string">
            <text:p>Teacup Poodle</text:p>
          </table:table-cell>
          <table:table-cell office:value-type="string">
            <text:p>A San Marcos, Texas, police officer has been accused of inappropriate behavior during a traffic stop which may have lead to a dog&amp;#039;s death. Officer Paul Stephens spotted driver Michael Gonzalez speeding down Interstate 35 and pulled him over for clocking 100 miles per hour. After a brief pursuit, Gonzalez pulled alongside the highway and emerged from his car, saying, &amp;quot;He&amp;#039;s dying.&amp;quot; &amp;quot;Who&amp;#039;s dying? Relax,&amp;quot; Stephens said as his cruiser&amp;#039;s dashboard camera captured the interaction. &amp;quot;My dog,&amp;quot; Gonzalez said during the Aug. 5 traffic stop.Gonzalez and his girlfriend said they were speeding because they were rushing their choking teacup poodle Missy to an emergency veterinary clinic for treatment. But on the video, Stephens sounded less than empathetic as he berated the driver for putting others&amp;#039; lives at risk as he sped down the highway. &amp;quot;You&amp;#039;re driving down the highway at 100 per hour,&amp;quot; he said sternly. &amp;quot;It&amp;#039;s a dog, it&amp;#039;s OK. You can get another one. Relax.&amp;quot; For 15 minutes, Stephens kept Gonzalez on the roadside. &amp;quot;He said, &amp;#039;You need to chill out. It&amp;#039;s just a dog.&amp;#039; And I said, &amp;#039;It&amp;#039;s not just a dog; it&amp;#039;s my family,&amp;#039;&amp;quot; Gonzalez said. Missy died as Gonzalez waited for the Stephens to issue a citation. Though Stephens&amp;#039; supervisors found him not guilty of misconduct, they did agree he handled the situation poorly. &amp;quot;His world was collapsing. And what the officer says to him, basically, is, &amp;#039;I don&amp;#039;t care,&amp;#039;&amp;quot; said San Marcos police department chief Howard Williams. Video of the incident is available from the Associated Press at Youtube video code kD1eOEItcmg</text:p>
          </table:table-cell>
          <table:table-cell office:value-type="string">
            <text:p>http://abcnews.go.com/GMA/story?id=5598075</text:p>
          </table:table-cell>
          <table:table-cell office:value-type="string">
            <text:p>Missy</text:p>
          </table:table-cell>
          <table:table-cell office:value-type="string">
            <text:p>Paul Stephens</text:p>
          </table:table-cell>
          <table:table-cell table:number-columns-repeated="6"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01">
            <text:p>1201</text:p>
          </table:table-cell>
          <table:table-cell office:value-type="string">
            <text:p>2021-12-02</text:p>
          </table:table-cell>
          <table:table-cell office:value-type="string">
            <text:p>California</text:p>
          </table:table-cell>
          <table:table-cell office:value-type="string">
            <text:p>Ramona</text:p>
          </table:table-cell>
          <table:table-cell office:value-type="string">
            <text:p>San Diego County Sheriff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mix 2yo</text:p>
          </table:table-cell>
          <table:table-cell office:value-type="string">
            <text:p>The owner of a dog who was killed by sheriff&amp;#039;s deputies last weekend is seeking legal action and new policies after what she says was an unnecessary death. The incident took place on Dec. 2 at the 15700 block of Brandiron Street when deputies were serving a warrant to 24-year-old Jared Smith for assault with a deadly weapon. Detective Lori-Ann Wells told Patch that deputies shot at the dog after it attacked, though no deputies were injured. Smith&amp;#039;s ex-girlfriend and co-owner of the dog, Brianna Fox, told Patch that the reports of an attack are false, saying that Jimbo, the 2-year-old pit bull mix, didn&amp;#039;t even &amp;quot;take two steps&amp;quot; toward the officers. &amp;quot;He didn&amp;#039;t bark or anything,&amp;quot; Fox told Patch. &amp;quot;He had a tennis ball in his mouth. It&amp;#039;s not like he ran out.&amp;quot; Fox said the deputies told her they can&amp;#039;t wait for &amp;quot;every dog to bite or lick,&amp;quot; which is why they shot without hesitation. According to Fox, Smith was inside a motorhome parked next to her house with a friend and the dog, Jimbo. She says she knew Smith, who was arrested on probable cause for the outstanding felony warrant, possession of a deadly weapon, spousal abuse and vandalism, was there and that the two raised the dog together. &amp;quot;There was a huge helicopter flying close ot the house... so we all came outside,&amp;quot; Fox said. &amp;quot;Jimbo stopped, looked at the officers and then back at Jared. And then they shot.&amp;quot; Fox&amp;#039;s adoptive mother, Goldie Charlene Fox, who goes by Charlene, witnessed the whole thing. &amp;quot;I got up and stuck my head out, opened the front door and to my right come two officers with shotguns, running as fast as they could,&amp;quot; Charlene said. &amp;quot;The shots just blew him over.&amp;quot; Charlene told Patch that deputies ran onto the property from all directions without warning. Though she couldn&amp;#039;t see Jimbo as he was being shot, she said he never barked or growled. &amp;quot;It&amp;#039;s an awful, awful thing,&amp;quot; Charlene said. &amp;quot;I know they&amp;#039;re doing their job, but they came in here like [Smith] was a mass murderer.&amp;quot; Charlene says she doesn&amp;#039;t know who made a phone call to the sheriff&amp;#039;s department to tip them off that Smith might be on her property. Detective Wells told Patch that deputies visited the home after receiving a call at 7:58 a.m. about a suspicious person. Charlene said Jimbo didn&amp;#039;t have an aggressive personality and was a &amp;quot;real character&amp;quot; that got along with her five dogs. &amp;quot;That dog would&amp;#039;ve never charged. He was the sweetest... absolutely the best dog,&amp;quot; she said. Fox got Jimbo cremated, at the urging of Charlene. &amp;quot;I took him to get cremated because he was not recognizable,&amp;quot; Fox said. &amp;quot;The vet that examined him said that he got shot at least five times... and that he was not facing [the deputies] when he got shot.&amp;quot; What do the Foxes hope to get out of this? Charlene said she wants animals to be &amp;quot;treated fairly&amp;quot; and Fox said she wants to see the department policy changed in the course of all of this. &amp;quot;I think it&amp;#039;s completely appropriate to tranquilize a dog,&amp;quot; Fox said, as opposed to shooting them to control situation. &amp;quot;Move them out of the way and move on to the suspect or whoever you&amp;#039;re dealing with. It will save a bunch of lives and a bunch of heartbreak.&amp;quot; Patch put an inquiry in to the sheriff&amp;#039;s department regarding their policy on handling dogs during these situations, but as of publication, has not received a response. Fox wants to pursue legal action for tighter restrictions and compensation on Jimbo&amp;#039;s cremation, but is having a hard time finding someone to be her ally. &amp;quot;I&amp;#039;m trying,&amp;quot; Fox said of finding a lawyer. &amp;quot;All of the attorneys that I&amp;#039;ve spoken to don&amp;#039;t want to deal with it.&amp;quot; Editor&amp;#039;s note: Pictures of Jimbo from the vet were posted to the original story here, but were deemed too graphic by the Ramona Patch editor and subsequently taken down.</text:p>
          </table:table-cell>
          <table:table-cell office:value-type="string">
            <text:p>http://patch.com/california/ramona/owner-of-killed-pitbull-mix-says-sheriff-s-department#photo-12464130</text:p>
          </table:table-cell>
          <table:table-cell office:value-type="string">
            <text:p>Jimbo</text:p>
          </table:table-cell>
          <table:table-cell office:value-type="string">
            <text:p>Unknown SWAT team</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1202">
            <text:p>1202</text:p>
          </table:table-cell>
          <table:table-cell office:value-type="string">
            <text:p>2012-12-06</text:p>
          </table:table-cell>
          <table:table-cell office:value-type="string">
            <text:p>California</text:p>
          </table:table-cell>
          <table:table-cell office:value-type="string">
            <text:p>Pico Rivera</text:p>
          </table:table-cell>
          <table:table-cell office:value-type="string">
            <text:p>Los Angeles County Sheriffs Department, LA Sheriffs Homicide Bureau</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eputy shot and killed a pit bull Thursday in a residential neighborhood, apparently grazing a fellow deputy with his gunfire, officials said.</text:p>
            <text:p>The incident was reported shortly after noon in the 8700 block of West Boulevard, Deputy Guillermina Saldana of the Los Angeles County Sheriff&amp;rsquo;s Headquarter&amp;rsquo;s Bureau said. Deputies were responding to a report of a possible gunshot victim when they encountered the animal, sheriff&amp;rsquo;s spokeswoman Nicole Nishida said. No gunshot victim was found. The the circumstances of what took place next remained under investigation, however at least one deputy opened fire on the dog, Nishida said. A bullet apparently nicked one of the deputies at the scene, she added.</text:p>
            <text:p>&amp;ldquo;One of the deputies had a very, very minor grazing wound,&amp;rdquo; she said.</text:p>
            <text:p>It was not immediately clear if the injured deputy was struck by a ricocheted bullet or direct fire. The Sheriff&amp;rsquo;s Homicide Bureau, which routinely investigated deputy- and officer-involved shootings in Los Angeles County, was called in to assist in the investigation.</text:p>
          </table:table-cell>
          <table:table-cell office:value-type="string">
            <text:p>http://www.insidesocal.com/sgvcrime/2012/12/06/deputy-shoots-dog-in-pico-rivera/</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1203">
            <text:p>1203</text:p>
          </table:table-cell>
          <table:table-cell office:value-type="string">
            <text:p>2014-08-02</text:p>
          </table:table-cell>
          <table:table-cell office:value-type="string">
            <text:p>Michigan</text:p>
          </table:table-cell>
          <table:table-cell office:value-type="string">
            <text:p>Buchanan</text:p>
          </table:table-cell>
          <table:table-cell office:value-type="string">
            <text:p>Berrien County Sheriffs Office, Berrien County Animal Control</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n officer shot and killed a pit bull that police say attacked a dog and cat over the weekend in Berrien County. A Buchanan city police officer was dispatched to the 300 block of Fulton Street at 7:38 a.m. Saturday on the report of two pit bulls attacking a cat, according to a news release from Police Chief Bill Marx. &amp;quot;When the officer arrived, the complainant showed the officer the remains of her pet cat and gave a description of the pit bulls,&amp;quot; Marx said. As the officer was taking the report, he saw the two pit bulls running across the street. The officers followed the dogs and found them attacking a smaller dog that appeared to be tied up. Marx said the smaller dog was killed in the attack. When the officer began yelling at the pit bulls, one of the dogs ran toward the officer. The officer then fired two shots with his service weapon and killed the dog. The dog was within five feet of the officer when the gun was fired, according to Marx. The other pit bull was secured. The incident remains under investigation by Berrien County Animal Control and the Berrien County Sheriff&amp;#039;s Office.</text:p>
          </table:table-cell>
          <table:table-cell office:value-type="string">
            <text:p>http://www.mlive.com/news/kalamazoo/index.ssf/2014/08/police_officer_shoots_kills_pi.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2">
            <text:p>2</text:p>
          </table:table-cell>
          <table:table-cell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204">
            <text:p>1204</text:p>
          </table:table-cell>
          <table:table-cell office:value-type="string">
            <text:p>2012-05-22</text:p>
          </table:table-cell>
          <table:table-cell office:value-type="string">
            <text:p>California</text:p>
          </table:table-cell>
          <table:table-cell office:value-type="string">
            <text:p>Santa Monica</text:p>
          </table:table-cell>
          <table:table-cell office:value-type="string">
            <text:p>Santa Monica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 3yo</text:p>
          </table:table-cell>
          <table:table-cell office:value-type="string">
            <text:p>Animal rights activists are demanding an investigation into the police decision to kill a mountain lion that wandered into Santa Monica&amp;#039;s bustling downtown area Tuesday. Some residents said the shooting was unnecessary, but others are coming to the defense of police, who say they had no choice but to fire because the animal was a public safety threat. &amp;ldquo;Basically, they agitated and frightened a cornered cat before they killed her,&amp;rdquo; <text:s/>Madeline Bernstein, president of the Society for the Prevention of Cruelty to Animals Los Angeles, told CBS2 News. &amp;ldquo;Deadly force should be used only as a last resort. The citizens and wildlife of California deserve better.&amp;rdquo; Others disagree. Madelyn Tarfman, 70, said she was sad the cat was killed but supported the shooting. The Santa Monica resident said she feared for the young children attending preschool across the street. &amp;quot;We feel bad,&amp;quot; she said. &amp;quot;But when there is a choice between an animal and people, then you have to make a decision.&amp;quot; With news choppers circling overhead, Santa Monica police managed to corner the 3-year-old lion in the courtyard of an office complex. Police said they made several attempts to contain what they described as an aggressive feline using tranquilizing darts, nonlethal bullets and a fire hose. When that failed to stop the lion from trying to escape, a police officer fatally shot the animal. Authorities defended the killing, saying the cat would have posed a public threat if it had managed to get back on the street. They noted that in addition to the children at the preschool, there were shoppers nearby. &amp;quot;A variety of means were used to try to keep the animal back in the courtyard,&amp;quot; said Santa Monica Police Lt. Robert Almada. &amp;quot;The animal continued to charge and attempted to flee. It was euthanized to protect the public safety.&amp;quot; But in a city known for its robust civic discord and love of causes, some were quick to protest. Bill Dyer, 78, said police are too quick to reach for their weapons when dealing with animals. &amp;quot;What was the rush?&amp;quot; asked Dyer, a regional director for In Defense of Animals, a nonprofit animal protection organization. &amp;quot;They should have taken their time. This land belongs to the animals, too. This is not just our land.&amp;quot; Santa Monica resident Synnove Naess was visibly shaken after learning that the cat was killed in the neighborhood where she attends art class. &amp;quot;Everybody is so devastated about this,&amp;quot; she said. &amp;quot;I&amp;#039;m just so sad. This could happen again. Are they going to shoot animals every time this happens?&amp;quot; California Department of Fish and Game officials said it was highly unusual for a mountain lion to wander into a largely populated, urban area. In fact, nobody in the department could recall ever before seeing one in Santa Monica.</text:p>
          </table:table-cell>
          <table:table-cell office:value-type="string">
            <text:p>http://latimesblogs.latimes.com/lanow/2012/05/police-shooting-of-mountain-lion-sparks-outrage-probe.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6">
          <table:table-cell office:value-type="float" office:value="1205">
            <text:p>1205</text:p>
          </table:table-cell>
          <table:table-cell office:value-type="string">
            <text:p>2004-05-17</text:p>
          </table:table-cell>
          <table:table-cell office:value-type="string">
            <text:p>California</text:p>
          </table:table-cell>
          <table:table-cell office:value-type="string">
            <text:p>Palo Alto</text:p>
          </table:table-cell>
          <table:table-cell office:value-type="string">
            <text:p>Palo Alto Police Department, California Department of Fish and Gam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 2yo</text:p>
          </table:table-cell>
          <table:table-cell office:value-type="string">
            <text:p>Police shot and killed a 108-pound mountain lion treed in the heart of Palo Alto on Monday, saying it posed an imminent threat to hundreds of children who were about to be released from two nearby schools. The male cat, estimated to be 2 to 3 years old, sparked alarm after it was first reported by early-morning dog walkers and a delivery man around Rinconada Park -- less than a mile from Highway 101 and far from the foothills that the big cats normally call home. Given the highly populated setting, police and wildlife officials said, a police officer was given the OK to shoot the cat at 1:09 p.m. Authorities stressed that attempting to subdue it with a tranquilizer dart would have been too risky because it can take half an hour for the drugs to take effect. &amp;quot;You&amp;#039;re just putting more people at risk if you tranquilize a lion and it takes off,&amp;quot; said state Department of Fish and Game spokesman Steve Martarano, whose agency approved a permit to kill the lion as a public safety threat. &amp;quot;It usually takes at least 20 or 30 minutes for the tranquilizing drugs to take effect. At that point, (the cougar) can be highly unpredictable,&amp;quot; Martarano said. &amp;quot;That&amp;#039;s why we don&amp;#039;t as a policy tranquilize lions to remove them.&amp;quot; He added simply: &amp;quot;Lions are very difficult to catch.&amp;quot; The animal &amp;quot;was a huge threat to public safety,&amp;quot; and what would happen if a tranquilizer was used was just too unpredictable, said Palo Alto police Detective Kara Apple. &amp;quot;It was lunchtime for nearby elementary schools, and students were going to be getting out shortly.&amp;quot;</text:p>
            <text:p>Duveneck and Walter Hays elementary schools are near popular Rinconada Park, which also includes the city&amp;#039;s community center and Junior Museum and Zoo.</text:p>
            <text:p>The lion killing capped a morning of anxious drama for suburban residents unused to big-game hunts. It began about 4:45 a.m. when a delivery man reported the puma on Coleridge Avenue in the city&amp;#039;s most exclusive neighborhood -- Old Palo Alto, which is home to former 49ers great Steve Young and Apple Computer founder Steve Jobs. Somehow, the wayward cat crossed busy Embarcadero Road, and an hour later a couple walking their dog reported a mountain lion &amp;quot;the size of a German shepherd walking down the sidewalk,&amp;quot; Detective Apple said, before it vanished into the bushes at Cedar Street and Parkinson Avenue. Palo Alto police called officers in on overtime, and a yard-by-yard search was conducted. Patrol officers from five surrounding communities helped out, and a California Highway Patrol plane buzzed overhead. Duveneck Elementary School Principal Ruth Malen was notified by the associate school superintendent at 6:15 a.m. that a mountain lion had been spotted in the neighborhood near the school. When she arrived at the school, a police officer and patrol car were parked in front, standing guard over the school grounds. At the direction of the police, Malen asked the staff to keep all of the children inside their classrooms for morning recess, and physical education classes were held in the school&amp;#039;s multipurpose room. At lunchtime, children were allowed to eat and play near their classrooms but were called back in after another sighting.</text:p>
            <text:p>The final chapter began just past noon, when gardeners entering the backyard of a home on Newell Road near Channing Avenue saw the cougar cut through the yard and leap a fence. About 20 minutes later, John and Linda Furrier&amp;#039;s 2-year-old son, Tyler, and 3-year-old daughter, Caroline, were playing in the backyard and open garage on Walter Hays Drive when their 11-year-old black Labrador retriever, Kelsey, began growling ferociously, making a noise the couple had never heard. Soon afterward, the Lab darted after something down the street. John Furrier followed the dog outside, where cruising animal-control officers warned: &amp;quot;Your dog&amp;#039;s out, and there&amp;#039;s a mountain lion loose in the neighborhood.&amp;quot; What no one realized at the time was that dog had driven the cougar up a tree in the next-door neighbor&amp;#039;s front yard.</text:p>
            <text:p>Nobody saw the mountain lion until 40 minutes later, when CBS 5 TV reporter Len Ramirez said he looked up in a 20-foot camphor tree and &amp;quot;saw this big cat sleeping peacefully in a tree, like something in a National Geographic special.&amp;quot; &amp;quot;In my calmest voice, I told my cameraman, &amp;#039;Bob, look up,&amp;#039; and pointed at the tree,&amp;quot; Ramirez recounted. The reporter then notified a patrol officer parked under the tree -- unaware that his quarry was overhead.</text:p>
            <text:p>&amp;quot;The cop looked up and had this surprised look, like &amp;#039;Oh!&amp;#039; -- and then he radioed it in,&amp;quot; Ramirez said. A police officer armed with an AR-15 rifled arrived within seconds as the lion appeared to stir, rising into a crouch. The officer, a woman police wouldn&amp;#039;t identify, fired one shot, hitting the cat in the midsection. &amp;quot;Oh, my God!&amp;quot; a neighbor screamed as the lion clung briefly to the limb before falling to the ground. It ran onto the front lawn of a neighboring home, then collapsed and died. In a surreal scene, neighbors spoke with a mixture of nervous humor and relief as the Furriers&amp;#039; toddlers played on a swing dangling from the tree where the cougar had been perched minutes earlier. &amp;quot;It&amp;#039;s very scary to have a mountain lion in a neighborhood with small kids. They&amp;#039;re helpless against an animal that size,&amp;quot; said John Furrier. Many residents recounted how they&amp;#039;d unwittingly walked beneath the tree where the cat was perched during the excitement of the search. &amp;quot;We were looking in the bushes on the ground. How stupid are we?&amp;quot; said Lisa Mellberg, who lives across the street. Everyone praised Kelsey the Lab as a hero. &amp;quot;Kelsey&amp;#039;s getting steak for dinner tonight,&amp;quot; said Linda Furrier. Apple said police, who initially were using the news media and patrols saturating neighborhoods to notify residents, were initiating a phone alert system when the lion was found and shot. Santa Clara County wildlife specialist Mike Phillips, who examined the dead lion, said it did not appear sick or hungry. Phillips suspected the young lion had been hunting along nearby San Francisquito Creek, which runs from the foothills to the bay, and probably &amp;quot;just got disoriented&amp;quot; and wandered into the neighborhood. A necropsy planned by Fish and Game scientists may determine whether this is the same lion that clawed and bit a horse last month in the hills behind Stanford University, Phillips said. Researchers will study the animal&amp;#039;s stomach contents and can even compare the lion&amp;#039;s claw and bite marks with the horse&amp;#039;s wounds. They could also use genetic analysis to match the lion&amp;#039;s DNA with tufts of cougar hair left on a barbed wire fence during the horse attack. </text:p>
          </table:table-cell>
          <table:table-cell office:value-type="string">
            <text:p>http://www.sfgate.com/bayarea/article/Palo-Alto-visit-fatal-to-cougar-Cop-shoots-cat-2776914.php</text:p>
          </table:table-cell>
          <table:table-cell office:value-type="string">
            <text:p>Unknown</text:p>
          </table:table-cell>
          <table:table-cell office:value-type="string">
            <text:p>Unknown Female Officer</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206">
            <text:p>1206</text:p>
          </table:table-cell>
          <table:table-cell office:value-type="string">
            <text:p>2011-04-15</text:p>
          </table:table-cell>
          <table:table-cell office:value-type="string">
            <text:p>Ohio</text:p>
          </table:table-cell>
          <table:table-cell office:value-type="string">
            <text:p>Newark</text:p>
          </table:table-cell>
          <table:table-cell office:value-type="string">
            <text:p>City of Newark Ohio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The following report is reproduced from the Associated Press: NEWARK &amp;mdash; An Ohio man is questioning a police officer&amp;rsquo;s decision to fatally shoot the family cat after it was struck by a car last month. Jeffery Pisula said the sound from the street woke him around 1 a.m. on April 15. He said Ralphie the cat was 20 feet from their front door in Newark in central Ohio and the officer should have tried to contact them. Pisula said the department should change its policy so a veterinarian makes the call on whether to put an animal down. Police told WBNS-TV of Columbus that officers usually shoot an injured animal as a last resort. Sgt. Scott Snow said animal control couldn&amp;rsquo;t be called because no one was working at that hour.</text:p>
          </table:table-cell>
          <table:table-cell office:value-type="string">
            <text:p>http://medinagazette.northcoastnow.com/2011/06/01/ohio-man-upset-that-police-shot-his-injured-cat/</text:p>
          </table:table-cell>
          <table:table-cell office:value-type="string">
            <text:p>Ralphie</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07">
            <text:p>1207</text:p>
          </table:table-cell>
          <table:table-cell office:value-type="string">
            <text:p>2002-09-30</text:p>
          </table:table-cell>
          <table:table-cell office:value-type="string">
            <text:p>Kansas</text:p>
          </table:table-cell>
          <table:table-cell office:value-type="string">
            <text:p>Baldwin City</text:p>
          </table:table-cell>
          <table:table-cell office:value-type="string">
            <text:p>Baldwin City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The following report is reproduced from the Baldwin City Signal: An officer with the Baldwin City Police Department was fired last week for shooting an injured cat in downtown Baldwin. Charles Woolsoncroft was fired Thursday after shooting a cat with his .40-caliber service revolver Monday night at Eighth and High streets. City Administrator Larry Paine said a special Baldwin City Council meeting had just adjourned and council members were leaving city hall when Woolsoncroft shot the cat, which had been mauled by a dog. &amp;quot;Woolsoncroft said &amp;#039;Hold your ears. I&amp;#039;ve got to destroy this animal,&amp;#039;&amp;quot; Paine said. City council members witnessed the shooting, but Paine said he was unsure if anyone else was present. He said BCPD supervisors Sgt. Colleen Larson and Cpl. Bill Dempsey were called and they immediately placed Woolsoncroft on paid administrative leave. &amp;quot;That is a normal course of action when there&amp;#039;s a discharge of a firearm,&amp;quot; Paine said of the administrative leave decision. Larson referred all questions to Paine. Paine said the decision to fire Woolsoncroft was made after it was discovered the three-year BCPD officer hadn&amp;#039;t followed proper procedure outlined in the police department policy manual regarding the discharge of firearms pertaining to animals. In the case of an injured animal, Paine said policy states the supervisor must be contacted, the animal must be taken to a veterinarian and, if necessary, the veterinarian will put the animal down. He wouldn&amp;#039;t say if Woolsoncroft followed any of the policy&amp;#039;s steps, but he did say the animal control truck was parked across the street and it was never used. He said he expects Woolsoncroft will appeal the termination. He has seven days from his termination to notify Paine in writing of the appeal, which will then go before the city council. He would not comment on whether Woolsoncroft had received other disciplinary action during his tenure with the BCPD or whether anything else led to the termination, but Woolsoncroft is part of a complaint filed against the city earlier this year by four BCPD officers as a result of the treatment they faced regarding disciplinary action taken against them. Woolsoncroft declined to comment but said he will appeal the termination. He referred all questions to his attorney, Dennis Hawver. Hawver said Woolsoncroft&amp;#039;s termination was not about shooting the cat. Instead, he said it stems from last year&amp;#039;s termination of former Baldwin officer G.H. Rhea that eventually led to an investigation of the entire police department. He said Woolsoncroft did receive a suspension earlier this year as part of the disciplinary action taken against BCPD officers. &amp;quot;This has been a long, tedious, heartbreaking process where the city administrator, the mayor and the city council decided they were going to terminate Chuck,&amp;quot; Hawver said. &amp;quot;Chuck is a good officer. I&amp;#039;m very angry with the way they&amp;#039;ve treated him.&amp;quot; He said Woolsoncroft acted properly when he shot the cat. &amp;quot;Chuck didn&amp;#039;t do anything wrong. He didn&amp;#039;t take out his nightstick and beat it to death,&amp;quot; he said. &amp;quot;He had to make an on-the-spot decision, which I think is a humane and reasonable decision. &amp;quot; Hawver said there is no written procedure to follow and Woolsoncroft felt he was making the best decision. &amp;quot;He faces circumstances that most of us don&amp;#039;t have to face,&amp;quot; he said. Paine said there is written procedure outline in the BCPD policy manual under the section regarding discharge of a firearm at an animal. In section 10.021 of the department&amp;#039;s manual it states: &amp;quot;In cases of seriously injured livestock, dogs and cats; all reasonable efforts should be made to locate the animal&amp;#039;s owner. If the owner cannot be located, arrangements should be made to have a veterinarian examine the animal and advise the appropriate action. Should an injured animal need to be destroyed, such action should be taken by a veterinarian whenever possible. Seriously injured wildlife may be destroyed if no other reasonable alternatives exist and a supervisor has authorized such action.&amp;quot; Hawver said Woolsoncroft did nothing that would require his termination. &amp;quot;I don&amp;#039;t think Chuck did anything wrong,&amp;quot; he said. &amp;quot;I do see that the city administrator did something wrong. I&amp;#039;m sure a jury will see it too.&amp;quot; Mayor Ken Hayes said he thought Woolsoncroft&amp;#039;s termination was the correct decision. &amp;quot;Discharging a fire arm into a planter box in downtown is unacceptable behavior from anyone, badge or no badge,&amp;quot; Hayes said. &amp;quot;The animal control vehicle and equipment was less than 150 feet away. The issue should have been dealt with in a more humane manner.&amp;quot; Paine said Woolsoncroft&amp;#039;s termination does not leave the police department short handed. Tara Craig, who had been sent to the police academy earlier this year, will be able to help with rotations. &amp;quot;For the moment, we&amp;#039;re able to fill the vacancy of the patrol officer without having the department have a lack of coverage,&amp;quot; he said. &amp;quot;The fact is, we&amp;#039;ve got all the shifts covered.&amp;quot; He said it&amp;#039;s too soon to know if another officer will be hired.</text:p>
          </table:table-cell>
          <table:table-cell office:value-type="string">
            <text:p>http://signal.baldwincity.com/news/2002/oct/09/baldwin_police_officer/?print</text:p>
          </table:table-cell>
          <table:table-cell office:value-type="string">
            <text:p>Unknown</text:p>
          </table:table-cell>
          <table:table-cell office:value-type="string">
            <text:p>Charles Woolsoncroft</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1">
            <text:p>1</text:p>
          </table:table-cell>
          <table:table-cell table:number-columns-repeated="2" office:value-type="float" office:value="0">
            <text:p>0</text:p>
          </table:table-cell>
        </table:table-row>
        <table:table-row table:style-name="ro4">
          <table:table-cell office:value-type="float" office:value="1208">
            <text:p>1208</text:p>
          </table:table-cell>
          <table:table-cell office:value-type="string">
            <text:p>2014-05-27</text:p>
          </table:table-cell>
          <table:table-cell office:value-type="string">
            <text:p>Colorado</text:p>
          </table:table-cell>
          <table:table-cell office:value-type="string">
            <text:p>Littleton</text:p>
          </table:table-cell>
          <table:table-cell office:value-type="string">
            <text:p>Littleton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Bobcat</text:p>
          </table:table-cell>
          <table:table-cell office:value-type="string">
            <text:p>The following is reproduced from the Littleton Independent: Littleton police shot a rabid bobcat, May 27, on New Estate Road after it attacked several farm animals on the property. According to Deputy Chief Matthew King, officer Brian Casey responded to a report that a bobcat was attacking a horse on 175 New Estate Road, around 5 p.m. The house has a garage with a barn in the back, containing three goats and a horse stable. When Casey arrived, he saw a &amp;quot;very large&amp;quot; bobcat acting aggressively in the front yard of the property. The bobcat ran to the side of the house and began scratching the door, trying to get into the residency. Although Casey was not aware at that point, the bobcat had bitten the family&amp;rsquo;s horse under its eye, to the point where the horse was almost blinded, according to King.</text:p>
            <text:p>After a radio call for further assistance, Officer Michael Crory and Sgt. Matthew Pinard arrived at the scene, and the two went on the opposite sides of the house, trying to find the bobcat. &amp;quot;We instantly knew something was wrong,&amp;quot; said Crory. &amp;quot;When the bobcat saw us, it should have been spooked, should have run away.&amp;quot; The two officers searched the garage and the perimeter of the house, but couldn&amp;rsquo;t find anything. &amp;quot;But the horse still looked spooked, so we knew the cat was still around,&amp;quot; said Crory. Crory said he checked the front entrance of the barn, which contained three goats, near the horse stalls, and at first didn&amp;rsquo;t see anything. But after he left the barn, Crory heard three growls that he described as &amp;quot;cat-like.&amp;quot; Two seconds later, he said, the 50-pound bobcat was standing around 10 feet away from the officers. &amp;quot;I said, &amp;lsquo;there it is,&amp;rsquo; and knew I needed to take a shot at it,&amp;quot; said Crory. &amp;quot;If I missed, it would have gotten away.&amp;quot; Crory proceeded to shoot and kill the bobcat, which he described as an adult, around four feet long. The officers called animal control and searched the perimeter for any further damage. They found that one of the goats had been bitten. King said the deceased bobcat tested positive for rabies. &amp;quot;In all my years in this town, I&amp;rsquo;ve never seen a bobcat act like that,&amp;quot; said King. &amp;quot;It was strange.&amp;quot; &amp;quot;There were children playing outside across the street and next door,&amp;quot; he added. According to King, the horse and goat have been quarantined and are under the care of veterinarians.</text:p>
          </table:table-cell>
          <table:table-cell office:value-type="string">
            <text:p>http://littleton.wickedlocal.com/article/20140529/News/140525768</text:p>
          </table:table-cell>
          <table:table-cell office:value-type="string">
            <text:p>Unknown</text:p>
          </table:table-cell>
          <table:table-cell office:value-type="string">
            <text:p>Brian Casey, Michael Crory, Matthew Pinard</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2">
            <text:p>2</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209">
            <text:p>1209</text:p>
          </table:table-cell>
          <table:table-cell office:value-type="string">
            <text:p>2013-12-02</text:p>
          </table:table-cell>
          <table:table-cell office:value-type="string">
            <text:p>Idaho</text:p>
          </table:table-cell>
          <table:table-cell office:value-type="string">
            <text:p>Boise</text:p>
          </table:table-cell>
          <table:table-cell office:value-type="string">
            <text:p>Boise Police Department, Idaho Department of Fish and Game </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Mountain Lion</text:p>
          </table:table-cell>
          <table:table-cell office:value-type="string">
            <text:p>The following report is reproduced from local TV station KTVB: A mountain lion that made its way through downtown Boise Monday has been shot and killed by police. Police say dispatch began receiving calls from citizens around 11:30 p.m. Monday that the cat was in the area north of Bronco Stadium near the Greenbelt. The Idaho Department of Fish and Game has been working to find the cat since Friday when it first appeared in the Warm Springs Mesa neighborhood. On Monday morning, a cyclist reported seeing the mountain lion on the Friendship Bridge over the Boise River near Julia Davis Park. Police found and shot the 70-pound juvenile male around midnight on Monday after it was seen feeding in a dumpster about 200 yards away from Bronco Stadium. They shot it as it was walking across the Greenbelt. Fish and Game officials believe this is the same cat that was seen picking at a deer carcass in the front yard of an east Boise home Friday night. Fish and Game officers now have the mountain lion&amp;#039;s body. I was disappointed at the outcome, but at the same time, when we have an ongoing situation like this, there was a sense of resolution that at least now people can use the Greenbelt, said Matt O&amp;#039;Connell, Senior Conservation Officer with Idaho Fish and Game. We&amp;#039;ve had a lot of concern from people wanting to know if the Greenbelt was safe. It was a mixed emotion. I feel bad for the animal. I never want to see an animal, especially a young one like this, dying. But some times it just has to happen. That is the reality of what we do.</text:p>
          </table:table-cell>
          <table:table-cell office:value-type="string">
            <text:p>http://www.ktvb.com/story/news/local/2014/06/30/11740979/</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210">
            <text:p>1210</text:p>
          </table:table-cell>
          <table:table-cell office:value-type="string">
            <text:p>2002-05-30</text:p>
          </table:table-cell>
          <table:table-cell office:value-type="string">
            <text:p>Minnesota</text:p>
          </table:table-cell>
          <table:table-cell office:value-type="string">
            <text:p>Bloomington</text:p>
          </table:table-cell>
          <table:table-cell office:value-type="string">
            <text:p>Bloomington Police Administration, Minnesota Department of Natural Resources</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text:p>
          </table:table-cell>
          <table:table-cell office:value-type="string">
            <text:p>The following report is reproduced from St. Paul Pioneer Press: Bloomington police shot and killed a 100-pound mountain lion Thursday evening after walkers on a popular trail came face-to-face with the snarling animal. Police were called at about 8:30 p.m. to the area near 112th and Queen Avenue near Nine Mile Creek, where officers saw the cougar lying in underbrush just off the trail, said Jim Ryan, a patrol commander for the Bloomington Police. &amp;quot;They threw some sticks and things at it,&amp;quot; Ryan said, trying to scare it off, &amp;quot;but it still doesn&amp;#039;t take off.&amp;quot; The cat&amp;#039;s standoffish attitude in a populated area prompted the officers to shoot it, Ryan said. They shot from about 30 yards away using a .223-caliber rifle. Thursday&amp;#039;s incident took place about 1&amp;frac12; miles from a spot south of the Minnesota River in Savage where a Cargill employee took several photos of a mountain lion in early April. Since 1999, Ryan said, Bloomington police have responded to about 10 mountain lion sightings. &amp;quot;We don&amp;#039;t run out and shoot every cougar that we see,&amp;quot; Ryan said. &amp;quot;What made this unique was the inaction by the cougar.&amp;quot; The Minnesota Department of Natural Resources picked up the animal for testing on Friday and transferred it to the University of Minnesota. Tests will be done to determine its age and health. A cursory exam by DNR personnel on Friday showed no obvious signs that the cat had been in captivity, said Ed Boggess, manager of the DNR&amp;#039;s wildlife resources division. The cat sported a full set of claws and still had its large canine teeth &amp;mdash; things that private owners sometimes have removed. Bill Berg, a retired DNR specialist on predators, said the researchers would likely analyze the animal&amp;#039;s stomach and fecal contents to see what it was eating. He added that he never heard of a cougar being shot in the Twin Cities area during his 30-year career. But he received 40 to 60 credible reports of cougar sightings statewide each year, he said. The Bloomington neighborhood where the cat was shot sits above Nine Mile Creek and the north side of the Minnesota River Valley. Cougars can swim and the Minnesota River wouldn&amp;#039;t have been an obstacle if it were the same cougar spotted in Savage in April, Berg said. Other Bloomington residents who live along the Minnesota River say the cougar had been in the area for at least a couple of weeks. On Monday night, Chris Fuller, who lives on the river bluffs five blocks south of the Mall of America, said he heard what he believes was a cougar killing a raccoon. The next morning Karen Fuller saw the cougar in their back yard from 15 feet away. She thinks the cat started making its appearances near their home a couple of weeks ago after she accidentally burned a pork loin. &amp;quot;I threw it off the deck, figuring some raccoons would get it. I think the next morning the cougar was here.&amp;quot; The cougar sighting is one more sign of the wilderness that remains in the Minnesota River Valley even as it cuts through the metro area. In the last year the Fullers have seen a bear, wild turkeys, a red fox &amp;mdash; and now a cougar &amp;mdash; in their yard. &amp;quot;We keep the camcorder handy all the time,&amp;quot; Karen Fuller said, although they didn&amp;#039;t capture the cougar on tape. Berg said he&amp;#039;s reluctant to pass judgment on the way Bloomington police handled the cougar Thursday night. Tranquilizing a cougar isn&amp;#039;t always a quick fix either, he said. In the early 1980s a 150-pound cougar was tranquilized near Worthington. &amp;quot;We didn&amp;#039;t really know what to do with it. We didn&amp;#039;t want to re-release it in the state because of liability problems,&amp;quot; he said. After the cat had boarded for a couple of months at a game facility, the state of Colorado reluctantly agreed to take it. &amp;quot;We didn&amp;#039;t do that cat any favor because once it&amp;#039;s in a strange area,&amp;quot; Berg said, &amp;quot;another cougar will come and kill it.&amp;quot;</text:p>
          </table:table-cell>
          <table:table-cell office:value-type="string">
            <text:p>http://www.cougarnet.org/minnesota6-2-02.htm</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7">
          <table:table-cell office:value-type="float" office:value="1211">
            <text:p>1211</text:p>
          </table:table-cell>
          <table:table-cell office:value-type="string">
            <text:p>2014-11-17</text:p>
          </table:table-cell>
          <table:table-cell office:value-type="string">
            <text:p>Oregon</text:p>
          </table:table-cell>
          <table:table-cell office:value-type="string">
            <text:p>Medford</text:p>
          </table:table-cell>
          <table:table-cell office:value-type="string">
            <text:p>Medford Police Department, Oregon State Police Fish and Wildlife Division</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lack Bear</text:p>
          </table:table-cell>
          <table:table-cell office:value-type="string">
            <text:p>An old black bear given a one-day chance to leave a southwest Medford neighborhood on its own was shot and killed by police Monday morning near a school because it was deemed a public-safety threat. It was the second bear this fall killed by police near grade schools in west Medford in what state wildlife biologists say is a busy year for local nuisance bears. Medford police shot a black bear under similar circumstances Sept. 25 near Washington Elementary School off Peach Street. The latest bear was discovered about 7 a.m. Sunday when Louise Abel&amp;#039;s neighbor knocked on her door to tell her there was a bear high in a pine tree in her backyard in the 1500 block of Jasper Street. Abel called Medford police, who, after consulting with Oregon State Police Fish and Wildlife Division troopers, decided to back off and keep the area clear in hopes the bear would wander away on its own, police said. &amp;quot;I opened up my gates and turned the back light off,&amp;quot; Abel said. The 180-pound female bear instead climbed down the tree and bedded down in backyard brush about 50 yards from a popular walking route to nearby Jefferson Elementary School, police said. The sow was discovered there by an officer at 4:30 a.m. Monday. After consultation with OSP troopers and an Oregon Department of Fish and Wildlife biologist, police considered the bear&amp;#039;s proximity to school too risky to leave there, police said. A Medford police sergeant shot and killed the bear at 5:30 a.m., and the carcass was given to ODFW biologists who will donate the meat to charity, police said. &amp;quot;The police were amazing,&amp;quot; Abel said. &amp;quot;They really didn&amp;#039;t want to shoot it.&amp;quot; Law enforcement officials have the discretion to shoot wildlife in city limits if the animal is deemed a threat, Vargas said.</text:p>
            <text:p><text:s/>&amp;quot;Their call was fine,&amp;quot; Vargas said. &amp;quot;I have no issues with the public-safety call they made.&amp;quot; Bears wandering into city limits is a rather common occurrence in Southern Oregon, often with the bears coming and going without anyone noticing. Those that stick around often end up with death sentences because tranquilizing and relocating bears has a poor track record, Vargas said. Relocated bears often exhibit the same behavior in their new haunts, so it just shifts any conflict from one community to another, he said. Or, the bears turn around and come back. The last time Vargas attempted to trap and relocate an urban bear was in 2009, when a young bear was discovered in a tree at the playground of Medford&amp;#039;s Lone Pine Elementary School just as kids entered their classrooms. That bear was tranquilized and trucked to far northeastern Klamath County. It then covered 78 air miles over the Cascade Mountains in 10 days before it was shot legally by a hunter about 1.5 miles from the east Medford school. &amp;quot;When we get the urban bears that are habituated to people, they come back,&amp;quot; Vargas said. &amp;quot;There&amp;#039;s no way around it. They come back.&amp;quot; Generally only injured or completely wayward cubs &amp;mdash; like the one found last month wandering the aisles of a Rite Aid store in Ashland &amp;mdash; are candidates for tranquilizing and relocating to zoos or other centers, Vargas said. Vargas said the bear shot Monday was an old female that could be as much as 10 years old based on how worn her teeth were.</text:p>
            <text:p>The female was not lactating, so it did not have any cubs, Vargas said. It also had healthy amounts of fat, he said. Abel said the bear could have been in her yard as early as Friday evening, when her normally night-roving cat Xeno refused to go outside. &amp;quot;The cat must have sensed it because he was pretty nervous,&amp;quot; she said. The bear could have followed irrigation canals into town, then wandered down an alley that stops near Abel&amp;#039;s back fence.</text:p>
            <text:p>Vargas said it is less than one aerial mile from the Pioneer Road area that is very bear-rich. Southern Oregon has some of the country&amp;#039;s highest black bear densities and human interactions with them are cyclic. This year seems to be a busy one, with nuisance complaints up, hunter-killed numbers high and a dozen road-killed bears, Vargas said.</text:p>
          </table:table-cell>
          <table:table-cell office:value-type="string">
            <text:p>http://www.mailtribune.com/article/20141117/News/141119669</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212">
            <text:p>1212</text:p>
          </table:table-cell>
          <table:table-cell office:value-type="string">
            <text:p>2014-09-25</text:p>
          </table:table-cell>
          <table:table-cell office:value-type="string">
            <text:p>Oregon</text:p>
          </table:table-cell>
          <table:table-cell office:value-type="string">
            <text:p>Medford</text:p>
          </table:table-cell>
          <table:table-cell office:value-type="string">
            <text:p>Medford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lack Bear</text:p>
          </table:table-cell>
          <table:table-cell office:value-type="string">
            <text:p>It was the second bear this fall killed by police near grade schools in west Medford in what state wildlife biologists say is a busy year for local nuisance bears. Medford police shot a black bear under similar circumstances Sept. 25 near Washington Elementary School off Peach Street.</text:p>
          </table:table-cell>
          <table:table-cell office:value-type="string">
            <text:p>http://www.mailtribune.com/article/20141117/News/141119669</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213">
            <text:p>1213</text:p>
          </table:table-cell>
          <table:table-cell office:value-type="string">
            <text:p>2009-12-30</text:p>
          </table:table-cell>
          <table:table-cell office:value-type="string">
            <text:p>Arizona</text:p>
          </table:table-cell>
          <table:table-cell office:value-type="string">
            <text:p>Prescott</text:p>
          </table:table-cell>
          <table:table-cell office:value-type="string">
            <text:p>Prescott Police Department, City of Prescott Animal Control</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Bobcat</text:p>
          </table:table-cell>
          <table:table-cell office:value-type="string">
            <text:p>Prescott police shot and killed a bobcat in the Prescott Lakes subdivision Wednesday morning that they suspect was rabid. The incident comes at the end of a year with a record number of wildlife rabies incidents in Arizona, with 16 cases in Yavapai County. The Arizona Game and Fish Department reported that Yavapai County had eight cases of known rabies in foxes and three in bobcats. &amp;quot;Animal control received the original call Tuesday night that there was a bobcat attacking vehicles in this same area,&amp;quot; Prescott Police Sgt. Tim Fletcher said. Prescott police and City of Prescott Animal Control officers Wednesday morning went to search the area across the street from The Cottages subdivision near The Daily Courier newspaper office. While they were checking along the parkway, they saw a bobcat walking toward them. &amp;quot;She walked toward us and stopped, and just stood there staring at us,&amp;quot; Fletcher said. &amp;quot;She never ran and didn&amp;#039;t act like she was healthy. She just stood there.&amp;quot; The cat eventually walked into a wooded area near Prescott Lakes Parkway and Willow Lake Road. Police and animal control officers followed the cat and found her sitting near a tree. Fletcher said that he decided to shoot the cat because it showed abnormal behavior by roaming in daylight, not showing fear of humans, and it appeared sickly, which are symptoms of rabies. No one could be sure if it is the same bobcat that attacked cars the night before, but based on the cat&amp;#039;s behavior and the fact police found it in the same area, it is likely the same one, Fletcher said. Officer Jeremy Brazell got within 15 yards of the cat and killed it with one shot from an AR-15 rifle. &amp;quot;We decided that was a safe place to do it because we had a good backdrop and it is in an unpopulated area,&amp;quot; Fletcher said. Scott Poppenberger, of the Arizona Game and Fish Department, said that he would send the carcass to a lab for &amp;quot;disease testing.&amp;quot; Poppenberger said that he should know the test results in about 24 hours. <text:s/>&amp;quot;The good thing is, as far as we know it had no known exposure to people or other animals,&amp;quot; Poppenberger said. &amp;quot;But, we need to determine if it is diseased based on its behavior and because it exhibited a number of signs that it is diseased.&amp;quot; Poppenberger added that bobcats are a &amp;quot;high risk for rabies&amp;quot; because of their interaction with other wildlife. The most recent case of a rabid bobcat encounter, and one of the most dramatic, occurred mid-December about four miles from Castle Hot Springs. James Gruver strangled to death a rabid bobcat after it lunged from under Gruver&amp;#039;s sand buggy trailer and attacked him. &amp;quot;People need to realize that we live in a rural area with a lot of wildlife around,&amp;quot; Fletcher said. &amp;quot;It&amp;#039;s one of the reasons that we live here, but we have to remember that they are wild animals.&amp;quot;</text:p>
          </table:table-cell>
          <table:table-cell office:value-type="string">
            <text:p>http://dcourier.com/main.asp?SectionID=1&amp;amp;subsectionID=1&amp;amp;articleID=76183</text:p>
          </table:table-cell>
          <table:table-cell office:value-type="string">
            <text:p>Unknown</text:p>
          </table:table-cell>
          <table:table-cell office:value-type="string">
            <text:p>Jeremy Brazell</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214">
            <text:p>1214</text:p>
          </table:table-cell>
          <table:table-cell office:value-type="string">
            <text:p>2014-10-18</text:p>
          </table:table-cell>
          <table:table-cell office:value-type="string">
            <text:p>Texas</text:p>
          </table:table-cell>
          <table:table-cell office:value-type="string">
            <text:p>Lubbock</text:p>
          </table:table-cell>
          <table:table-cell office:value-type="string">
            <text:p>Lubbock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Lubbock resident Marion Bowden said police shot and killed two dogs after they bit him on the arm and attacked another woman on the face early Saturday morning. &amp;ldquo;I was (inside) when this happened and I heard somebody screaming. I didn&amp;rsquo;t know what was going on out there at first. ... The dogs didn&amp;rsquo;t bark, they were busy trying to chew old people,&amp;rdquo; said Bowden, 74. &amp;ldquo;I went out and the dogs had this woman on the ground. They were pit bulls. We finally got her inside, but I didn&amp;rsquo;t get in there. The dogs got me on the porch and I got bit on the arm.&amp;rdquo; An official with the Lubbock Police Department confirmed the dogs were shot and said the incident occurred about 7 a.m. in the 2300 block of Auburn Street in Lubbock. The woman was transported to University Medical Center in Lubbock to receive treatment for lacerations and bleeding to her face and leg, Bowden said. &amp;ldquo;I guess she&amp;rsquo;s doing all right. She&amp;rsquo;s out of the hospital,&amp;rdquo; Bowden said Saturday evening, about 12 hours after the incident occurred. &amp;ldquo;(Her husband) talked to me a while ago and he congratulated me for helping her.&amp;rdquo; Bowden said after the deceased dogs were removed from the property, he went to Covenant Hospital to receive treatment and get a tetanus shot. Bowden said Saturday was the first time he saw the dogs who attacked him and the woman. &amp;ldquo;I&amp;rsquo;ve had some dogs that have killed cats around here,&amp;rdquo; Bowden said. &amp;ldquo;I&amp;rsquo;ve never seen those dogs before.&amp;rdquo; Bowden said the owner of the dogs lived in nearby housing and visited the scene of the incident to claim the dogs. It is unclear if the owner was issued a citation. Details of the official report were not available Saturday evening.</text:p>
          </table:table-cell>
          <table:table-cell office:value-type="string">
            <text:p>http://lubbockonline.com/filed-online/2014-10-18/police-shoot-dogs-after-attack-woman#.VIzV3ivF_W4</text:p>
          </table:table-cell>
          <table:table-cell table:number-columns-repeated="2" office:value-type="string">
            <text:p>Unknown</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4">
          <table:table-cell office:value-type="float" office:value="1215">
            <text:p>1215</text:p>
          </table:table-cell>
          <table:table-cell office:value-type="string">
            <text:p>2011-04-06</text:p>
          </table:table-cell>
          <table:table-cell office:value-type="string">
            <text:p>Texas</text:p>
          </table:table-cell>
          <table:table-cell office:value-type="string">
            <text:p>Mesquite</text:p>
          </table:table-cell>
          <table:table-cell office:value-type="string">
            <text:p>Mesquite Police Department</text:p>
          </table:table-cell>
          <table:table-cell table:number-columns-repeated="2" office:value-type="float" office:value="1">
            <text:p>1</text:p>
          </table:table-cell>
          <table:table-cell office:value-type="float" office:value="0">
            <text:p>0</text:p>
          </table:table-cell>
          <table:table-cell office:value-type="string">
            <text:p>Squirrel, infant</text:p>
          </table:table-cell>
          <table:table-cell office:value-type="string">
            <text:p>The following story is reproduced from a local CBS affiliate: Police in Mesquite are reviewing a case involving an officer who pepper sprayed a baby squirrel outside of Kimbrough Middle School. The incident happened Wednesday while several students watched in horror, and caught the situation on camera.</text:p>
            <text:p>Video of the incident &amp;ndash; posted here on YouTube https://www.youtube.com/watch?v=7eDhdEd8zrg &amp;ndash; shows a man identified as Officer Davis standing over the squirrel and using pepper spray to subdue the baby animal. According to Sgt. Wes Talley of the Mesquite Police Department, the squirrel had been behaving erratically in the moments before what is shown in the video.</text:p>
          </table:table-cell>
          <table:table-cell office:value-type="string">
            <text:p>http://dfw.cbslocal.com/2011/04/07/officer-pepper-sprays-squirrel-at-mesquite-school/</text:p>
          </table:table-cell>
          <table:table-cell office:value-type="string">
            <text:p>Unknown</text:p>
          </table:table-cell>
          <table:table-cell office:value-type="string">
            <text:p>Officer Davis</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1216">
            <text:p>1216</text:p>
          </table:table-cell>
          <table:table-cell office:value-type="string">
            <text:p>2014-06-13</text:p>
          </table:table-cell>
          <table:table-cell office:value-type="string">
            <text:p>Michigan</text:p>
          </table:table-cell>
          <table:table-cell office:value-type="string">
            <text:p>Holland Township</text:p>
          </table:table-cell>
          <table:table-cell office:value-type="string">
            <text:p>Ottawa County Sheriffs Office</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in western Michigan have shot and killed a pit bull that attacked a 61-year-old woman in her backyard. Ottawa County sheriff&amp;rsquo;s Capt. Lee Hoeksema tells MLive.com that one of two pit bulls attacked the woman&amp;rsquo;s leashed dog about 9 a.m. Friday in Holland Township. When she tried to stop the attack, a second pit bull attacked her. Neighbors turned a water hose on the dogs, but were unable to chase them away. Officers arrived and shot one pit bull which ran off. They shot and killed the second pit bull when it came at them. The woman suffered bites to her hands and arms. Her dog suffered a broken leg, bruised lungs and bites. The pit bulls&amp;rsquo; owner was ticketed and could face charges for not controlling them.</text:p>
          </table:table-cell>
          <table:table-cell office:value-type="string">
            <text:p>http://detroit.cbslocal.com/2014/06/13/pit-bull-shot-killed-during-attack-on-west-michigan-woman/</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217">
            <text:p>1217</text:p>
          </table:table-cell>
          <table:table-cell office:value-type="string">
            <text:p>2012-10-06</text:p>
          </table:table-cell>
          <table:table-cell office:value-type="string">
            <text:p>Michigan</text:p>
          </table:table-cell>
          <table:table-cell office:value-type="string">
            <text:p>Stockbridge Township</text:p>
          </table:table-cell>
          <table:table-cell office:value-type="string">
            <text:p>Ingham County Sheriff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uthorities say they have killed a pit bull that attacked a 6-year-old boy who was bitten while riding a bike in Stockbridge Township. Ingham County Sheriff&amp;rsquo;s Sgt. Jeff Weiss said officials were called to a Lansing-area home about 9:30 a.m. last Sunday after the boy was bitten in the leg. The boy was treated for a puncture wound and cut on his lower leg. Weiss and a deputy went to the home and attempted to make contact with the homeowner, but no one was home. He told the Lansing State Journal the dog was running freely in the yard and acting aggressively. Weiss says authorities fatally shot the dog because it &amp;ldquo;was a danger to the public.&amp;rdquo; He said deputies left a note for the homeowner, who has not yet called them back.</text:p>
          </table:table-cell>
          <table:table-cell office:value-type="string">
            <text:p>http://detroit.cbslocal.com/2012/10/06/deputies-kill-pit-bull-that-allegedly-attacked-boy-leave-note-for-dogs-owner/</text:p>
          </table:table-cell>
          <table:table-cell office:value-type="string">
            <text:p>Unknown</text:p>
          </table:table-cell>
          <table:table-cell office:value-type="string">
            <text:p>Jeff Weiss and unknown police</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219">
            <text:p>1219</text:p>
          </table:table-cell>
          <table:table-cell office:value-type="string">
            <text:p>2004-01-13</text:p>
          </table:table-cell>
          <table:table-cell office:value-type="string">
            <text:p>Michigan</text:p>
          </table:table-cell>
          <table:table-cell office:value-type="string">
            <text:p>Detroit</text:p>
          </table:table-cell>
          <table:table-cell office:value-type="string">
            <text:p>Detroit Police Department 5th Jefferson Precinc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Neapolitan Mastiff</text:p>
          </table:table-cell>
          <table:table-cell office:value-type="string">
            <text:p>The following article is reproduced from the Detroit Free Press: &amp;quot;Cops&amp;#039; gunfire draws questions and probe&amp;quot; BY BEN SCHMITT FREE PRESS STAFF WRITER March 15, 2004 - Kevin Claiborne&amp;#039;s 2-year-old daughter Kaila pointed to her front window in her east-side Detroit home in the pleasant East English Village neighborhood. &amp;quot;The police shoot the window,&amp;quot; she said. When her dad asked why, she replied: &amp;quot;They killed a dog.&amp;quot; It happened Jan. 13. The four-legged suspect, named Bugsy, was loose, and the cops said it attacked them. They nailed Bugsy after firing more than 20 shots. Their bullets also hit two houses and a plastic tank filled with gas. The Detroit Police Department&amp;#039;s internal affairs unit and Office of the Chief Investigator, which handles citizen complaints, are investigating the incident, involving three officers from the 5th (Jefferson) Precinct. Claiborne, who is a Detroit firefighter, is still livid when he talks about the officers running up and down his block on Harvard and firing their guns repeatedly. One of the shots went through his front window as he was holding his daughter in the kitchen, slamming into a wall several feet from them. &amp;quot;I still don&amp;#039;t really know how the bullet missed us,&amp;quot; Claiborne said. &amp;quot;There must have been an angel in the room.&amp;quot; His neighbors, Gerald and Candace Wheeler, surveyed the damage to their two-car garage in awe after the police killed Bugsy, a 1-year-old Neapolitan mastiff who died in an alley a block away at Grayton, near Chandler Park Drive. There are eight bullet holes in the garage. One bullet grazed the plastic handle of a full gas can inside the garage. &amp;quot;That gas can could have easily blown up,&amp;quot; said Gerald Wheeler. After the officers killed the dog, Wheeler said one of them approached him and nonchalantly uttered, &amp;quot;Wow, your garage looks like a piece of Swiss cheese.&amp;quot; &amp;quot;I asked him, &amp;#039;Who is going to pay for this?&amp;#039; &amp;quot; Wheeler said. &amp;quot;He told me to turn it in to my insurance company.&amp;quot; Then there&amp;#039;s the dog&amp;#039;s owner, Timothy Johnson, who lives on Grayton. He bought the dog as a family pet on Christmas Eve 2002 to surprise his 3-year-old daughter Jordan. Johnson said Bugsy, who was about 150 pounds, dug his way out of a kennel in the backyard while the family was out. &amp;quot;This was really unnecessary,&amp;quot; Johnson, 41, said. &amp;quot;I grew up in Detroit and Highland Park and I really don&amp;#039;t want to give the city a bad rap, but Bugsy was not a vicious dog. If the officers would have taken a little time, they could have easily found out who owned the dog.&amp;quot; Wheeler and Claiborne attended the Feb. 26 Board of Police Commissioners meeting to air their complaints. Assistant Chief Walter Shoulders said the matter is under investigation internally. The two men subsequently filed a complaint against the three officers with the department&amp;#039;s Office of the Chief Investigator. Arnold Sheard, the department&amp;#039;s interim chief investigator, would not release the officers&amp;#039; names Thursday because the investigation is ongoing. The Free Press learned one of the officers is Aaron Haley. He declined comment. Cmdr. Charles Barbieri of the 5th Precinct said the three officers were sent to a remedial firearms course after the incident, which he called standard procedure. The officers responded at 5 p.m. after a resident called police about the loose dog. &amp;quot;I don&amp;#039;t think it was a questionable shooting,&amp;quot; Barbieri said. &amp;quot;They had a vicious dog and they had to shoot it. It&amp;#039;s fairly common. I know it did take a few shots to put the dog down.&amp;quot; Wheeler and Claiborne counted more than 20 shell casings on the street and in their yards. &amp;quot;It was a dog, and there are bullet holes in my garage,&amp;quot; Candace Wheeler said. &amp;quot;A dog! It really doesn&amp;#039;t makes you feel too good about the police force.&amp;quot; Johnson, the owner, said he&amp;#039;s discussing the matter with an attorney and just wants the city to replace Bugsy. Lemuel Joyner, who lives around the corner on Grayton, said he questioned one of the officers after hearing a barrage of gunshots. &amp;quot;He said the dog had attacked him,&amp;quot; Joyner said. &amp;quot;I&amp;#039;m wondering how he was running after a dog down an alley, shooting his gun, if the dog was attacking him.&amp;quot; Joyner said the dog had been loose at least one other time but never had attacked anyone. &amp;quot;That dog did not have a violent bone in its body,&amp;quot; he said. Gerald Wheeler said he can&amp;#039;t help but wonder how this incident would have been handled in the suburbs. &amp;quot;These officers treated it like it was nothing,&amp;quot; he said. &amp;quot;We never heard from them again. It&amp;#039;s the attitude that left me with a bad feeling.&amp;quot; NOT MENTIONED IN ARTICLE: A transcript of Gerald Wheeler&amp;#039;s complaint before the Detroit Board of Police Commissioners is available on the PuppycideDB Datasets webpage here: https://s3-us-west-2.amazonaws.com/docs.puppycidedb.com/Detroit_Board_Police_Commissioners-Gerald_Wheeler-20040226.pdf</text:p>
          </table:table-cell>
          <table:table-cell office:value-type="string">
            <text:p>http://www.thehighroad.org/archive/index.php/t-71261.html</text:p>
          </table:table-cell>
          <table:table-cell office:value-type="string">
            <text:p>Bugsy</text:p>
          </table:table-cell>
          <table:table-cell office:value-type="string">
            <text:p>Aaron Haley </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220">
            <text:p>1220</text:p>
          </table:table-cell>
          <table:table-cell office:value-type="string">
            <text:p>1985-05-20</text:p>
          </table:table-cell>
          <table:table-cell office:value-type="string">
            <text:p>Florida</text:p>
          </table:table-cell>
          <table:table-cell office:value-type="string">
            <text:p>Hollywood</text:p>
          </table:table-cell>
          <table:table-cell office:value-type="string">
            <text:p>Hollywoo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2yo</text:p>
          </table:table-cell>
          <table:table-cell office:value-type="string">
            <text:p>A pit bull-labrador mixed breed was shot in the head after it lunged at a police officer Monday but ran away and had not been found Monday night. The noontime incident set off a scare at two nearby elementary schools. Police instructed the principals of St. Mark`s Lutheran School and Oakridge Elementary School to keep all students indoors for the rest of the day, police said. If still alive, Whiner, 2, is considered dangerous, authorities said. ``Any animal that`s injured is more of a threat, is more likely to bite,`` said Tim Keller, road supervisor for Broward County Animal Control. The owners, Susette and Tim Johnson, of 2715 Taylor St., were charged with violating the city`s leash law and ordered to appear before a county judge, police said. ``What`s worrying me is she might bite someone because she`s shot,`` Susette Johnson said. ``She wouldn`t bite anybody (before she was shot.) She`s a sweet puppy. She will threaten a man in uniform, she always has.`` Tim Johnson, who said police should not have shot his pet, planned to stay out all night looking for Whiner. The dog dug her way out of her electrified pen and jumped another fence to freedom before forcing a mail carrier into frozen submission at a neighbor`s door for 10 minutes, police said. The carrier, whom police identified as Don Woppert, was not attacked. He was rescued after a neighbor called police. The tortoise shell-colored dog jumped at a police officer who was trying to lure her into a squad car, outside the Johnsons` home, said Scott Johnson, spokesman for the Hollywood Police Department. ``We`ve had enough experience with pit bull attacks in this town that if one comes snapping and lunging at an officer he can`t be faulted for firing,`` said Tony Alderson, a spokesman for the Hollywood Police Department. The officer, who was not identified, fired once, police said. In December, Hollywood police killed two pit bulls after they killed a schnauzer. It was also in Hollywood that Michael Franklin ``Frankie`` Scarbrough was attacked by a pit bull in 1979, suffering face, ear and scalp injuries that required numerous operations. On Monday, police went to the two schools in the area to warn of the danger. At both schools, all students outside for physical education and recess were brought indoors and classroom doors closed.``At dismissal time, I told the kids to go directly home and to stay away from alleys and bushes where a dog could hide,`` said James Sweany, principal of Oakridge Elementary, about 1 1/2 miles north of where the dog wa shot. At St. Mark`s, all outdoor activities also were canceled for the day, said secretary Martha Rupprect. Students in the after school day-care program were restricted to play inside, she said. Whiner had escaped for the first time Sunday night by digging under a chain- link fence, Mrs. Johnson said. She said her husband built the fencing system around the house, which includes electrical wiring atop the fences to deter their dogs from jumping over. Besides Whiner, the Johnson`s own a pit bull, a labrador, a cat, a rabbit and two python snakes. Their pit bull, Husky, bit a next-door neighbor two years ago, she said, and they were sued. The case was settled with the Johnson`s insurance company, which dropped their homeowners insurance. She said they have been unable to get another company to cover them.</text:p>
          </table:table-cell>
          <table:table-cell office:value-type="string">
            <text:p>http://articles.sun-sentinel.com/1985-05-21/news/8501200435_1_pit-bull-police-officer-hollywood-police-department</text:p>
          </table:table-cell>
          <table:table-cell office:value-type="string">
            <text:p>Whiner</text:p>
          </table:table-cell>
          <table:table-cell office:value-type="string">
            <text:p>unknown</text:p>
          </table:table-cell>
          <table:table-cell table:number-columns-repeated="2" office:value-type="float" office:value="2">
            <text:p>2</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21">
            <text:p>1221</text:p>
          </table:table-cell>
          <table:table-cell office:value-type="string">
            <text:p>2013-10-07</text:p>
          </table:table-cell>
          <table:table-cell office:value-type="string">
            <text:p>Ohio</text:p>
          </table:table-cell>
          <table:table-cell office:value-type="string">
            <text:p>Goshen</text:p>
          </table:table-cell>
          <table:table-cell office:value-type="string">
            <text:p>Goshen Police Department</text:p>
          </table:table-cell>
          <table:table-cell office:value-type="float" office:value="3">
            <text:p>3</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article is reproduced from Cincinnati NBC affiliate WLWT: GOSHEN TOWNSHIP, Ohio &amp;mdash;Police are investigating an incident in Goshen Township. Police were called to an abandoned home in the 5800 block of Deerfield Road in Goshen Township Monday night on a report of squatters. When police arrived to the scene, they found a 13-year-old boy left alone with three dogs acting viciously. Neighbor Mark McDaniel said workers taking care of the house for the bank called police when they discovered people were living inside. According to authorities, the boy tried to keep hold of the dogs, but they got away, and one charged an officer. &amp;ldquo;When we stepped out the front door, we heard a gun go off. Then we heard a kid screaming, so we come up thinking someone had been shot and the officer said, &amp;#039;No, a canine had been shot,&amp;#039;&amp;rdquo; McDaniel said. The other dogs were handed over to the dog warden. The officer was not injured. No charges have been filed, but could be coming for parents. McDaniels said he wants to know why they were not arrested on the spot. &amp;ldquo;You break into a house, whether it&amp;#039;s a foreclosed house, empty house it&amp;#039;s breaking and entering. You should be arrested. You&amp;#039;re sending a bad signal to the rest of the community,&amp;rdquo; McDaniel said. No names have been released at this time. Police said the boy was handed over to Child Protective Services.</text:p>
          </table:table-cell>
          <table:table-cell office:value-type="string">
            <text:p>http://www.wlwt.com/news/local-news/clermont-county/police-officer-shootskills-dog-after-attack-in-goshen-township/22325182</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1222">
            <text:p>1222</text:p>
          </table:table-cell>
          <table:table-cell office:value-type="string">
            <text:p>2012-06-25</text:p>
          </table:table-cell>
          <table:table-cell office:value-type="string">
            <text:p>Texas</text:p>
          </table:table-cell>
          <table:table-cell office:value-type="string">
            <text:p>Mount Vernon</text:p>
          </table:table-cell>
          <table:table-cell office:value-type="string">
            <text:p>Mount Vern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Dallas-Fort Worth FOX news affiliate KDFW: Police shot a pit bull that attacked and mauled a man in Mount Vernon. It happened on Monday on a Union Avenue sidewalk. City officials say Jason McCrae, 29, was talking with someone when the dog came around the corner and attacked him. According to witnesses, the dog, named Mike, attacked McCrae unprovoked. Neighbors were unable to restrain the dog. When police arrived, they say the dog did not respond to commands so they shot it three times. &amp;quot;If the police did not shoot the dog, the victim would have suffered even more severe injury&amp;quot;, said Mayor Ernest D. Davis. &amp;quot;Witnesses reported that the dog was savagely working his way up the victim&amp;#039;s arm&amp;quot;. The brother of the dog owner tells a different story about the incident. He says the owner&amp;#039;s son was walking the dog when it playfully jumped on the owner&amp;#039;s son. <text:s/>The man says McCrae thought the dog was attacking the boy and hit it with a stick. <text:s/>The dog retaliated and attacked McCrae. McCare was taken to Jacobi Hospital in the Bronx with serious injuries to his hand and arm. Police say that the dog&amp;#039;s owner, Jamal McDowell, was issued various violations related to animal control. <text:s/>They say they have had previous contact with the dog and its owner but did not elaborate.</text:p>
          </table:table-cell>
          <table:table-cell office:value-type="string">
            <text:p>http://www.myfoxdfw.com/story/18883339/pitbull-shot-and-killed-after-attacking</text:p>
          </table:table-cell>
          <table:table-cell office:value-type="string">
            <text:p>Mike</text:p>
          </table:table-cell>
          <table:table-cell office:value-type="string">
            <text:p>Unknown</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223">
            <text:p>1223</text:p>
          </table:table-cell>
          <table:table-cell office:value-type="string">
            <text:p>2013-09-20</text:p>
          </table:table-cell>
          <table:table-cell office:value-type="string">
            <text:p>Michigan</text:p>
          </table:table-cell>
          <table:table-cell office:value-type="string">
            <text:p>Benzonia Township</text:p>
          </table:table-cell>
          <table:table-cell office:value-type="string">
            <text:p>Benzie County Sheriffs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WPBN-TV and is based entirely on uncorroborated police statements: BENZIE COUNTY -- A Benzie County man is behind bars after he opened fire inside his home early Friday morning after an argument with his roommate. At approximately 1:41a.m. officers from the Benzie County Sheriff&amp;#039;s office were dispatched to an assault at a home on Aylsworth Road in Benzonia Township. <text:s/>Officials report that 27-year-old Steven James Loope got into a verbal fight with his roommate and another mutual friend, retrieved a handgun and fired off multiple shots inside of his home. The two victims were able to escape the house without any injuries. When deputies arrived and ordered Loope out of the house, a pit bull attacked officers, and was shot and killed. Loope had two felony warrants out for his arrest for controlled substance-delivery and manufacture of Psilocybin (psychedelic mushrooms), and the delivery and manufacture of marijuana. During a search, a stolen .45 handgun was located, hidden in the suspect&amp;#039;s bedroom that matched the description of the weapon used during the assault. <text:s/>Spent .45 casings along with other evidence and narcotics were also located during the search. The Benzie County Prosecutor issued felony warrants for weapons-firearms-receiving and concealing, assault with a dangerous weapon, and firearm used during the commission of a felony. <text:s/>Bond has been set at $250,000. <text:s/>Additional drug charges are anticipated by the Traverse Narcotics Team.</text:p>
          </table:table-cell>
          <table:table-cell office:value-type="string">
            <text:p>http://www.mlive.com/news/grand-rapids/index.ssf/2013/09/benzie_county_deputy_shoots_ki.html</text:p>
          </table:table-cell>
          <table:table-cell table:number-columns-repeated="2" office:value-type="string">
            <text:p>Unknown</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224">
            <text:p>1224</text:p>
          </table:table-cell>
          <table:table-cell office:value-type="string">
            <text:p>2013-06-04</text:p>
          </table:table-cell>
          <table:table-cell office:value-type="string">
            <text:p>Michigan</text:p>
          </table:table-cell>
          <table:table-cell office:value-type="string">
            <text:p>Center Line</text:p>
          </table:table-cell>
          <table:table-cell office:value-type="string">
            <text:p>Center Lin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following article is reproduced from the Examiner: A Center Line pit bull dog with a litter of young puppies is dead after allegedly being shot by officers from the Center Line Police Department. Her crime: she had escaped out of her yard and come around to the front of her house. The incident happened on June 4 by the Knights of Columbus on Bernice in Center Line, Michigan, when a pit bull named Diamond made her escape. She came around to the front of the house to wait on her mom, Liz Urban, to get home from taking a few of the puppies to their new homes. Diamond wasn&amp;#039;t bothering anyone. She wasn&amp;#039;t wandering or acting aggressive as police claim. A neighbor, who witnessed the shooting, only called the police because she thought the dog might need help. She never dreamed the police were coming to murder a family dog I Heart Pits rescue in Detroit received a frantic call from a woman who saw the shooting take place. The witness says Diamond was laying down when CLPS arrived. She never got up and she didn&amp;#039;t charge the officers as they claim. One of the officers fired a shot at Diamond, who then let out a loud cry and continued to whimper as she laid her head on the ground, submitting to the gunfire and pain. While lying on the ground whimpering, CLPD proceeded to shoot Mama Diamond four more times ultimately ending poor Diamonds life in her very own yard. Mama Diamond&amp;#039;s babies are safe. They were in the home when their mother was killed, and have been crying for her ever since she left them and got out of her yard and was foolishly killed by CLPD. In all, five people witnessed the shooting. Police need to remember that just because a witness isn&amp;#039;t visible doesn&amp;#039;t mean they&amp;#039;re not watching from behind a curtain inside their home. Center Line Police Department officers allegedly made a return visit to the home after murdering the family dog. A friend to Liz was at the home, and officers repeatedly asked the friend whether she knew this dog. She kept insisting yes she did. She was also on the phone with with Diamond&amp;#039;s owner at the time and asked the officers whether they would like to speak to Diamond&amp;#039;s owner. According to the friend, the officer refused the phone when Liz asked to speak to him, telling the friend to be quiet so the owner on the other end of the phone could hear what they were about to say. Officer&amp;#039;s allegedly told Liz if she pursues charges she will be arrested on five felonies, which would be determined by the judge, and she will spend a guaranteed 30 days in jail. But if you say you don&amp;#039;t know this dog and that she was a stray you will have no problems. The family is hoping those who witnessed Diamond being shot will come forward and file a report against the Center Line Police Department. That&amp;#039;s a tough call to make, deciding to become involved against the local police department. Several recent cases where dogs were shot and killed by police report police harassment after the family got the media involved. Owner&amp;#039;s of dogs shot by police have suffered through everything from &amp;quot;midnight questioning&amp;quot; on their case to being followed in their vehicle to strangers snooping on their property. Going against police can definitely create problems, even if the person involved hasn&amp;#039;t broken any laws. In one case, the police department issued a citation for dog at large two weeks after police had shot and killed the family dog. It was thrown out by the judge because it wasn&amp;#039;t issued at the time the incident happened. This makes many witnesses very afraid to come forward. It also makes it difficult for a family to make the decision to file charges against a local police department who murdered a member of the family. Diamond&amp;#039;s family has already decided they will fight for justice in her murder. To follow Diamond&amp;#039;s story, a Facebook page has been set up in her memory. A candlelight vigil is also being planned, and details will be announced on their page. Unfortunately, a necropsy can&amp;#039;t be done because police destroyed the body, despite the wishes of the owner to have her cremated. Readers, what do you think of this case? Will police come up with the same old excuses for killing a family dog? If police were called out on a dog at large call, it could be considered negligence for officers not to have been prepared to deal with a potentially dangerous dog using a non-lethal method. That&amp;#039;s what happened in the Santa Clara vs Hells Angels case, where members of the motorcycle group received almost $1 million for the death of three family dogs. According to the Department of Justice report on The Problem of Dog-Related Incidents and Encounters, only an insufficiently trained officer finds it necessary to kill a family dog. Perhaps these officers failed to read the article published by Law Enforcement Today warning them they could be sued for killing a family dog. Failure to properly train officers is now costing cities across the country in large settlements created when the family of a slain family dog decided to sue. Unfortunately, this may be the only method that will end family dogs being shot by police. Please note this article is based on information provided by Diamond&amp;#039;s family and no wrong-doing by the Center Line police department has been determined at this point. UPDATED JUNE 10: A woman who read Diamond&amp;#039;s story contacted the Center Line Police Department this morning and was not allowed to speak with anyone in charge. She was told everything online is a lie, and that police have plenty of witnesses who saw the dog attack. The concerned dog advocate was also told if she called back she would be paid a &amp;quot;visit&amp;quot; by police in her area. This article does not dispute the fact that Diamond may have attacked. It deals with why deadly force was used as a first defense instead of a Taser, pepper spray or catch pole. It doesn&amp;#039;t dispute the dog may have been aggressive, as a mother dog may have been. People are more concerned on why the police saw fit to kill Diamond, then take her body, instead of coming prepared on a dog-at-large call As of yet no one has filed an official report against the department. Since an out of state caller has already been told she&amp;#039;ll be turned in to her local police, it may prevent any witnesses from coming forward.</text:p>
          </table:table-cell>
          <table:table-cell office:value-type="string">
            <text:p>http://www.examiner.com/article/center-line-michigan-police-kill-nursing-mama-dog-her-own-yard?cid=PROD-redesign-right-next</text:p>
          </table:table-cell>
          <table:table-cell office:value-type="string">
            <text:p>Diamond</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225">
            <text:p>1225</text:p>
          </table:table-cell>
          <table:table-cell office:value-type="string">
            <text:p>2014-08-31</text:p>
          </table:table-cell>
          <table:table-cell office:value-type="string">
            <text:p>Michigan</text:p>
          </table:table-cell>
          <table:table-cell office:value-type="string">
            <text:p>Livingston</text:p>
          </table:table-cell>
          <table:table-cell office:value-type="string">
            <text:p>Michigan State Police</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The following article is reproduced from the Livingston Daily and is based solely on uncorroborated police statements: Two dogs that charged an adult and teenager are dead after attempting to attack a Michigan State Police trooper investigating a complaint the dogs were killing livestock. The incident happened around 8:45 a.m. Aug. 31 in the 1100 block of West Cohoctah Road in Cohoctah Township. The trooper from the Brighton post was dispatched to the home on a complaint that two dogs were killing chickens, a sergeant said. While investigating, the trooper located the two dogs &amp;mdash; one lying next to a dead chicken and the other inside a chicken coop. The dogs, which were &amp;quot;barking and acting aggressive,&amp;quot; ran up to within 4 feet of the trooper, who drew his sidearm and yelled at the dogs, the sergeant said. The animals stopped and ran into another area. The sergeant said the trooper followed the dogs and found one attempting to enter another chicken coop from the ground level and the other dog on the chicken coop&amp;#039;s roof. The dog on the roof turned and leaped off the roof toward the trooper, who shot the dog dead, police said. The second dog left the chicken coop and ran at the trooper, who shot the dog. The dog was wounded and ran, but the trooper tracked the dog to a neighbor&amp;#039;s home, where it was located with a third dog. The wounded dog was taken by the neighbor to a veterinarian&amp;#039;s office, where it was put down. During the investigation it was discovered these dogs charged another adult and a teenager, the sergeant said. The owner of the dogs was located and informed of the dogs&amp;#039; deaths.</text:p>
          </table:table-cell>
          <table:table-cell office:value-type="string">
            <text:p>http://www.livingstondaily.com/story/news/crime/2014/09/08/dogs-dead-charging-people/15318281/</text:p>
          </table:table-cell>
          <table:table-cell office:value-type="string">
            <text:p>Two Unknown Dogs</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1226">
            <text:p>1226</text:p>
          </table:table-cell>
          <table:table-cell office:value-type="string">
            <text:p>2014-08-14</text:p>
          </table:table-cell>
          <table:table-cell office:value-type="string">
            <text:p>Mississippi</text:p>
          </table:table-cell>
          <table:table-cell office:value-type="string">
            <text:p>Jackson</text:p>
          </table:table-cell>
          <table:table-cell office:value-type="string">
            <text:p>Jackson Police Department and Jackson Police Animal Contr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JACKSON, MS (Mississippi News Now) - A Jackson woman is furious that police gunned down her child&amp;#039;s dog Thursday. A woman who identified herself as Jackie, said the dog was a harmless pet. This happened on West Silas Brown street around 11 Thursday morning. The city&amp;#039;s animal control unit came and dragged what appeared to be a small female Pit Bull from under a tree. The owner told us the dog was given a birthday present for her son last year. &amp;quot;They killed the dog for no reason. She was nothing but a pet,&amp;quot; said Jackie. &amp;quot;My baby got the dog for his birthday. And it&amp;#039;s killed. Then they don&amp;#039;t know why. Police, don&amp;#039;t trust the police, that&amp;#039;s why. How can we trust them? They shoot before they ask any questions. And that ain&amp;#039;t right,&amp;quot; Scores of lawmen were on the scene at the house. They had guns drawn as they searched the home, a storage unit and a red pick up truck. According to Jackie, her estranged husband, Eddie Jones, and his girlfriend Kim Stewart were taken into custody. No word on what was found on the property or what the charges are.</text:p>
          </table:table-cell>
          <table:table-cell office:value-type="string">
            <text:p>http://www.msnewsnow.com/story/26283468/jackson-police-shoot-and-kill-pit-bul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1227">
            <text:p>1227</text:p>
          </table:table-cell>
          <table:table-cell office:value-type="string">
            <text:p>2014-11-16</text:p>
          </table:table-cell>
          <table:table-cell office:value-type="string">
            <text:p>California</text:p>
          </table:table-cell>
          <table:table-cell office:value-type="string">
            <text:p>Fremont</text:p>
          </table:table-cell>
          <table:table-cell office:value-type="string">
            <text:p>Fremon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Fremont police officer shot and killed a pit bull Sunday after it attacked an 8-year-old boy and charged officers responding to the incident in the 600 block of South Clover Street, police reported. According to a police incident report, officers responded to a report of a juvenile being attacked by a dog around 2:18 p.m. Officers arrived and saw a brown pit bull on top of the juvenile, with the child screaming for help. The eight year-old boy was inside a fenced-in area with the dog, according to the report, with the animal actively dragging the boy around the yard. Officer Dustin Nowak went to jump over the fence, but the dog charged the fence aggressively and barked and growled at the officers. According to the report, the dog was yards away from the juvenile and Nowak had a clear shot at the dog. He fired one shot and killed the dog. The Sandusky County Health Department and Sandusky County Emergency Medical Service also responded to the scene.</text:p>
          </table:table-cell>
          <table:table-cell office:value-type="string">
            <text:p>http://www.thenews-messenger.com/story/news/local/2014/11/17/police-put-aggressive-dog/19200243/</text:p>
          </table:table-cell>
          <table:table-cell office:value-type="string">
            <text:p>Unknown</text:p>
          </table:table-cell>
          <table:table-cell office:value-type="string">
            <text:p>Dustin Nowak</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1228">
            <text:p>1228</text:p>
          </table:table-cell>
          <table:table-cell office:value-type="string">
            <text:p>2012-04-23</text:p>
          </table:table-cell>
          <table:table-cell office:value-type="string">
            <text:p>Pennsylvania</text:p>
          </table:table-cell>
          <table:table-cell office:value-type="string">
            <text:p>Aliquippa</text:p>
          </table:table-cell>
          <table:table-cell office:value-type="string">
            <text:p>Aliquipp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Pittsburgh TV news station WTAE: An Aliquippa resident said she&amp;#039;s upset her pit bull was shot by police Monday morning because the dog has never been a problem. &amp;quot;My dog is laying shot in the head in the middle of the street right in front of my house,&amp;quot; Manda Tyson told Channel 4 Action News&amp;#039; Sheldon Ingram. &amp;quot;He&amp;#039;s never been out of the yard, except for with the owner or in the ballpark, playing with the owner,&amp;quot; said neighbor Regina Falk. Tyson said she let Blue out in her family&amp;#039;s fenced-in back yard, but the dog got out and roamed the neighborhood, prompting a resident to call police. Tyson said while she was out looking for Blue, the dog returned home to find police there. Neighbors said the dog followed an officer off the porch and lunged at him. &amp;quot;The dog went towards the officer. The officer kept backing up. The dog cameagain; he kept lunging. The dog was about 18 inches from him, and the officer shot him. He had no choice but to shoot him,&amp;quot; said Falk. Tyson said the dog probably reacted that way because it felt threatened by the officer on the home&amp;#039;s porch. &amp;quot;Even if he was remotely aggressive, you&amp;#039;re on his property. That&amp;#039;s what a dog does. They protect their property,&amp;quot; said Tyson. Aliquippa&amp;#039;s police chief said it was an unfortunate incident, but the officer had to take immediate action. The department later released dash cam video of the incident. The police chief said officials showed the video to Tyson&amp;#039;s husband. The family is divided on whether the shooting was right or wrong. Family members said they want to know why the officer didn&amp;#039;t try to use a Taser or another option on the dog before resorting to deadly force.</text:p>
          </table:table-cell>
          <table:table-cell office:value-type="string">
            <text:p>http://www.wtae.com/Dog-Owner-Upset-Over-Police-Shooting-Pit-Bull/12277012</text:p>
          </table:table-cell>
          <table:table-cell office:value-type="string">
            <text:p>Blue</text:p>
          </table:table-cell>
          <table:table-cell office:value-type="string">
            <text:p>Unknown</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29">
            <text:p>1229</text:p>
          </table:table-cell>
          <table:table-cell office:value-type="string">
            <text:p>2012-03-19</text:p>
          </table:table-cell>
          <table:table-cell office:value-type="string">
            <text:p>Pennsylvania</text:p>
          </table:table-cell>
          <table:table-cell office:value-type="string">
            <text:p>Aliquippa</text:p>
          </table:table-cell>
          <table:table-cell office:value-type="string">
            <text:p>Aliquipp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10yo</text:p>
          </table:table-cell>
          <table:table-cell office:value-type="string">
            <text:p>aid her dog was shot unnecessarily on Saturday after an officer was called to her home to investigate a fire. The shooting happened at a home on Green Street. Angel Hankinson said her 10-year-old Lab-pit bull mix named Ice was shot by the officer. &amp;quot;I&amp;#039;m yelling at the top of my lungs so he would hear me because I knew my dog was coming out,&amp;quot; said Hankinson. &amp;quot;I heard two shots and I didn&amp;#039;t hear her.&amp;quot; Hankinson said she had a few people over and fire going in her back yard when police came to investigate. She said her dog is harmless and came around the house barking when police arrived. &amp;quot;She&amp;#039;s harmless. She&amp;#039;s just so loyal and lovable. You could pet her for hours,&amp;quot; Hankinson said. Hankinson said the dog survived, but a bullet cut the dog&amp;#039;s tongue and shattered her jaw. &amp;quot;Something&amp;#039;s oughta be done. You can&amp;#039;t just go in somebody&amp;#039;s yard without warning and start firing. You can&amp;#039;t. There are innocent people around,&amp;quot; said Hankinson. Aliquippa Police Chief Andre Davis said his officers had every right to be on Hankinson&amp;#039;s property since they were investigating reports of a possible fire. Davis said the officer felt the dog charged at him and fired the shots to protect himself. Davis said his officers take every effort to avoid these types of situations, but if an officer feels threatened they can do what&amp;#039;s necessary to protect themselves and those around them. Hankinson said she now has a $2,000 veterinarian bill that continues to grow. ALTERNATE STORY reproduced from lawreport.org ( http://www.lawreport.org/ViewStory.aspx?StoryID=8797 ) : A pet owner said an officer shot her dog and she wants the department to pay for her veterinary bills. Aliquippa resident Angel Hankinson said a police officer shot her dog fired three times at her yard. She said the veterinarian surgically pulled pieces of bullet from her dog&amp;#039;s jaw. Hankinson said her dog did not charge at the officer. &amp;quot;She was walking, trotting and barking. That&amp;#039;s all she did,&amp;quot; the dog owner said. Hankinson said her trust has been violated and that the police department owed her thousands of dollars. &amp;quot;I&amp;#039;m ashamed to live in this town under that police force,&amp;quot; Hankinson said. Aliquippa police said officers were called Friday night for reports of smoke. Hankinson said the smoke was from a small fire pit in her backyard. She said officers snuck up on her property without identifying themselves, and fired three shots when her dog approached them. &amp;quot;That could&amp;#039;ve been a child you&amp;#039;re shooting in the dark,&amp;quot; Hankinson said. Police said the officer felt threatened by the dog and fired for his own safety. Hankinson said, however, that it was reckless behavior that other residents should never have to endure. She said she plans to sue for the more than $2,000 in medical bills she&amp;#039;s paid so far. &amp;quot;These officers of the law are supposed to trust and protect us, but they&amp;#039;re running around shooting stupidly,&amp;quot; Hankinson said. The Aliquippa police chief said they are investigating the shooting, but has indicated that the officer was acting in self-defense.</text:p>
          </table:table-cell>
          <table:table-cell office:value-type="string">
            <text:p>http://www.wpxi.com/news/news/local/aliquippa-officer-shoots-dog-while-investigating-r/nLXTY/</text:p>
          </table:table-cell>
          <table:table-cell office:value-type="string">
            <text:p>Ice</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230">
            <text:p>1230</text:p>
          </table:table-cell>
          <table:table-cell office:value-type="string">
            <text:p>2010-09-01</text:p>
          </table:table-cell>
          <table:table-cell office:value-type="string">
            <text:p>Pennsylvania</text:p>
          </table:table-cell>
          <table:table-cell office:value-type="string">
            <text:p>Aliquippa</text:p>
          </table:table-cell>
          <table:table-cell office:value-type="string">
            <text:p>Aliquipp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reported as Akita and Coyote mix</text:p>
          </table:table-cell>
          <table:table-cell office:value-type="string">
            <text:p>The following article is reproduced from TV news affiliate KDKA: On Monday KDKA&amp;#039;s Mary Robb Jackson reported the story of two coyote sightings in Aliquippa. At the time it was believed it was the same animal. That has changed. Both sightings were recorded last Friday on Aliquippa Police cruiser dashcams. One animal was spotted in daylight trotting down Route 51 heading toward Baker Street. In the second sighting the animal was shot and wounded by a police officer who felt it was threatening his partner making a traffic stop on Route 51. &amp;quot;After more discussion, we kind of thought we were looking at two different animals,&amp;quot; says Aliquippa Chief Ralph Pallante. Police have been busy responding to calls all week. &amp;quot;Since the report aired on TV, we received numerous calls of coyotes-slash-dog sightings,&amp;quot; Pallante said. On Wednesday, a panicky call came from Baker Street in Logstown, a neighborhood surrounded by woods off Route 51. Ronda Carroll says it was a neighbor. &amp;quot;One of the neighbors had called and told them there was a coyote chasing her and attacking her,&amp;quot; she said. Near a yellow house, officers found a animal that might be an Akita-Coyote mix. &amp;quot;Now it didn&amp;#039;t lunge at them &amp;ndash; it didn&amp;#039;t attack them &amp;ndash; but it did become aggressive and the animal had to be put down,&amp;quot; Pallante said. Mrs. Carroll thinks it was someone&amp;#039;s pet. &amp;quot;We&amp;#039;re thinking that a guy back in Dicky Hollow owned it,&amp;quot; she said. Her daughter saw what happened. &amp;quot;And she was in tears. She was like, &amp;#039;Mom, they shot that dog. I can&amp;#039;t believe they shot that dog up there.&amp;#039;&amp;quot; The animal had no collar or tags. Police are worried because there are so many children the area. &amp;quot;Our main concern was the safety of children waiting for the bus,&amp;quot; Pallante said. Police also believe that the dog shot Wednesday is the same one spotted earlier last Friday. <text:s/>Carroll says she understands both sides. &amp;quot;It was sad. I hate to see any animal hurt or killed, but I guess they did what they had to do,&amp;quot; she said. According to the State Game Commission, there has been an ever-increasing coyote population in Beaver County.</text:p>
          </table:table-cell>
          <table:table-cell office:value-type="string">
            <text:p>http://www.liveleak.com/view?i=a75_1283620096</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3">
          <table:table-cell office:value-type="float" office:value="1231">
            <text:p>1231</text:p>
          </table:table-cell>
          <table:table-cell office:value-type="string">
            <text:p>2010-08-27</text:p>
          </table:table-cell>
          <table:table-cell office:value-type="string">
            <text:p>Pennsylvania</text:p>
          </table:table-cell>
          <table:table-cell office:value-type="string">
            <text:p>Aliquippa</text:p>
          </table:table-cell>
          <table:table-cell office:value-type="string">
            <text:p>Aliquippa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Coyote</text:p>
          </table:table-cell>
          <table:table-cell office:value-type="string">
            <text:p>The following article is reproduced from the Ellwood City Ledger: <text:s/>Douglas Edgell has been threatened plenty of times by two-legged wild things during his years as an Aliquippa police officer, but Friday night was his first close call with a four-legged one. Edgell, a sergeant, was attacked by what he believes was a large coyote during a traffic stop around 9:50 p.m. on Route 51 near the Aliquippa-Hopewell Township line. He credits fellow officer John Lane with saving his hide by shooting the animal through the open window of Lane&amp;#039;s cruiser. &amp;quot;If I&amp;#039;d have been down there by myself on that stop, it could have been really bad for me,&amp;quot; Edgell said. &amp;quot;It was just a little shorter than the guardrail, that&amp;#039;s how big that thing was.&amp;quot;</text:p>
            <text:p>The situation was bizarre, even by Aliquippa police standards. It began as Edgell, Lane and officer Ken Watkins were staked out along Route 51 at the Henry Mancini Memorial Bridge, looking for a suspect wanted by police in the Economy area. As the three officers were preparing to leave, a speeder zoomed by heading south. Edgell took off in pursuit. Meanwhile, a female driver stopped to tell Lane she had struck a deer minutes earlier somewhere in the area of the Ambridge-Aliquippa Bridge. She said she saw the animal flipping over on the road. Lane and Watkins headed south to back up Edgell. Lane said he was driving slowly, looking for the deer. It never occurred to him that the &amp;quot;deer&amp;quot; might have been the coyote reported earlier that day to Aliquippa police, who had received a report that morning of the animal feeding on a deer carcass in the vicinity of Baker Street and the Mancini Bridge. Officers spotted it, but it escaped by running behind a church on Baker Street. &amp;quot;It was a concern because there&amp;#039;s a lot of kids living up there on Baker Street,&amp;quot; Lane said. As Lane and Watkins drove toward South Heights, Edgell had caught the speeder and was busy issuing him a warning. Both he and the driver, a young man, were standing on the roadside, completely unaware of what was happening just north of them. Lane and Watkins, who were approaching in separate cruisers, spotted the coyote charging toward Edgell and began yelling at him over their radios. Other motorists in both lanes of Route 51 also saw the animal and began stopping.</text:p>
            <text:p>&amp;quot;They were yelling at me - &amp;#039;Get out of the way! Get out of the way!&amp;#039; - and I couldn&amp;#039;t figure out what they were talking about,&amp;quot; Edgell said. &amp;quot;I couldn&amp;#039;t see any cars coming.&amp;quot; Edgell and the driver finally saw it. &amp;quot;It was a dead gallop, like coming straight at me,&amp;quot; Edgell said. &amp;quot;That thing could have been on me before I knew it.&amp;quot; Edgell said he pulled his weapon and told the driver to get back into his car. &amp;quot;There were so many cars stopping,&amp;quot; he said. &amp;quot;I didn&amp;#039;t have a shot.&amp;quot; At that moment, Lane pulled up at an angle and shot the animal through his window. &amp;quot;It yelped and reared back, then ran up into the woods,&amp;quot; Lane said. The officers were unable to find it afterward. Edgell said he didn&amp;#039;t have time to think of the danger while it was <text:s/>happening, but afterward he realized that he could have been badly hurt - possibly killed - if not for Lane. &amp;quot;It was only about three car lengths away from me before he shot it,&amp;quot; Edgell said. </text:p>
          </table:table-cell>
          <table:table-cell office:value-type="string">
            <text:p>http://www.ellwoodcityledger.com/news/local_news/coyote-vs-cop/article_4dc498db-3149-5661-b4ad-d5ce29e504be.html</text:p>
          </table:table-cell>
          <table:table-cell office:value-type="string">
            <text:p>Unknown</text:p>
          </table:table-cell>
          <table:table-cell office:value-type="string">
            <text:p>John Lane and Douglas Edgell</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232">
            <text:p>1232</text:p>
          </table:table-cell>
          <table:table-cell office:value-type="string">
            <text:p>1974-03-22</text:p>
          </table:table-cell>
          <table:table-cell office:value-type="string">
            <text:p>Florida</text:p>
          </table:table-cell>
          <table:table-cell office:value-type="string">
            <text:p>Ocala</text:p>
          </table:table-cell>
          <table:table-cell office:value-type="string">
            <text:p>Ocala Police Department, Marion County Pound</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n officer of the Ocala Police Department and an employee of the Marion County Pound killed two dogs that they mistakenly believed had attacked a young boy. The two dogs belonged to Roy Whigham and Mamie Kovacs. The cop and dog catcher entered Whigham&amp;#039;s back yard without a warrant, where they shot one dog and injected the other dog with a lethal drug overdose.</text:p>
          </table:table-cell>
          <table:table-cell office:value-type="string">
            <text:p>https://puppycidedb.com/datasets.html#ocala_whigham</text:p>
          </table:table-cell>
          <table:table-cell office:value-type="string">
            <text:p>Unknown</text:p>
          </table:table-cell>
          <table:table-cell office:value-type="string">
            <text:p>Unknown police officer and Unknown pound employe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3">
          <table:table-cell office:value-type="float" office:value="1233">
            <text:p>1233</text:p>
          </table:table-cell>
          <table:table-cell office:value-type="string">
            <text:p>2014-08-12</text:p>
          </table:table-cell>
          <table:table-cell office:value-type="string">
            <text:p>Oregon</text:p>
          </table:table-cell>
          <table:table-cell office:value-type="string">
            <text:p>Springfield</text:p>
          </table:table-cell>
          <table:table-cell office:value-type="string">
            <text:p>Springfiel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ABC affiliate KEVI: Questions are swirling and frustrations building, as residents wonder why a police officer shot a pit bull. It happened Tuesday evening near the intersection of S. 41st and Camellia Street. Springfield police say the officer responded to calls of an aggressive dog. The officer then tried to get the dog to come to him. That&amp;rsquo;s when police say the dog made an aggressive move towards the officer in the middle of the street. With little time to react, the officer pulled his gun and shot the dog which was just feet away. Witnesses, who didn&amp;rsquo;t want to go on camera, offered a different report of what happened.</text:p>
            <text:p>They say the dog was barking in her yard as the officer approached. He knelt down and that&amp;rsquo;s when the dog started coming towards the officer. She said at no time did the dog show any signs of aggression, she was just barking.</text:p>
            <text:p>Everyone we talked with says they&amp;rsquo;re not upset with the fact that force was used, they&amp;rsquo;re mad about the choice of weapon. &amp;ldquo;That was definitely overkill in this situation,&amp;rdquo; said neighbor Brenda Brick. &amp;ldquo;I don&amp;rsquo;t feel like that dog was that big of a threat at all. I live right across the street and I&amp;rsquo;ve only had positive interactions with that dog.&amp;rdquo; &amp;ldquo;The officer wishes he wasn&amp;rsquo;t put in that position, but he was,&amp;rdquo; said Sgt. Richard Lewis. &amp;ldquo;That&amp;rsquo;s unfortunate for the dog.&amp;rdquo; Sgt. Lewis says there was reports that at one point a driver used his car to block the dog from someone on the street and told the person to get in. The dog&amp;rsquo;s owners say Quila was a rescue pit bull. Her owner say she was in critical condition at an area veterinarian&amp;rsquo;s office Tuesday night and the bullet was lodged in her head. Sgt. Lewis says from his evaluation of what happened this was justified and no disciplinary action will be taken against the officer. Police will eventually give all of the investigation information to animal control to see if any citations will be issued to the owner.</text:p>
          </table:table-cell>
          <table:table-cell office:value-type="string">
            <text:p>http://www.kezi.com/officer-shoots-dog-residents-furious/</text:p>
          </table:table-cell>
          <table:table-cell office:value-type="string">
            <text:p>Quila</text:p>
          </table:table-cell>
          <table:table-cell office:value-type="string">
            <text:p>Unknown</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34">
            <text:p>1234</text:p>
          </table:table-cell>
          <table:table-cell office:value-type="string">
            <text:p>2007-08-04</text:p>
          </table:table-cell>
          <table:table-cell office:value-type="string">
            <text:p>Ohio</text:p>
          </table:table-cell>
          <table:table-cell office:value-type="string">
            <text:p>Oregon</text:p>
          </table:table-cell>
          <table:table-cell office:value-type="string">
            <text:p>Oregon Police Department, Lucas County Dog Warden</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7yo</text:p>
          </table:table-cell>
          <table:table-cell office:value-type="string">
            <text:p>The Oregon Ohio police department shot and killed a Boxer named Mason after it attacked its owner, David Kimbrell. Kimbrell was treated at South Bay Community Hospital for wounds to his hands, legs and arms. The Lucas County Dog Warden took possession of the dog&amp;#039;s corpse. The Kimbrell family had taken custody of Mason six months before the killing. The attack occurred when David Kimbrell was &amp;quot;disciplining&amp;quot; his 13 year old daughter. It is unclear from news or police reports what this &amp;quot;disciplining&amp;quot; consisted of - if it included a beating, Mason&amp;#039;s &amp;quot;attack&amp;quot; may have been a legitimate act of defense on behalf of Kimbrell&amp;#039;s daughter. When police were called and arrived on scene, they initially attempted to hold the dog down. Mason got a second wind. The police then tried shooting Mason with a taser and missed. They finally shot the dog twice at close range. Apparently no one thought to simply place the dog in a room or outside while it calmed down. In addition to the source link to a Google News scan of the Toledo Blade article that forms the basis of this story, this article is also available from the Puppycide Database Project&amp;#039;s Datasets webpage here: https://s3-us-west-2.amazonaws.com/docs.puppycidedb.com/ToledoBlade-Oregon-Mason-20070806.GIF</text:p>
          </table:table-cell>
          <table:table-cell office:value-type="string">
            <text:p>http://news.google.com/newspapers?nid=1350&amp;amp;dat=20070806&amp;amp;id=23JPAAAAIBAJ&amp;amp;sjid=rQQEAAAAIBAJ&amp;amp;pg=4842,1459588</text:p>
          </table:table-cell>
          <table:table-cell office:value-type="string">
            <text:p>Mason</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235">
            <text:p>1235</text:p>
          </table:table-cell>
          <table:table-cell office:value-type="string">
            <text:p>0000-00-00</text:p>
          </table:table-cell>
          <table:table-cell office:value-type="string">
            <text:p>California</text:p>
          </table:table-cell>
          <table:table-cell table:number-columns-repeated="2" office:value-type="string">
            <text:p>Vallejo</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 mixed</text:p>
          </table:table-cell>
          <table:table-cell office:value-type="string">
            <text:p>Cop walked onto our property, he said and 11 year old lab and 14 year old border collie attacked him so he shot the lab in the head, point blank range instead of going back out the gate he came in.</text:p>
          </table:table-cell>
          <table:table-cell office:value-type="string">
            <text:p>http://</text:p>
          </table:table-cell>
          <table:table-cell office:value-type="string">
            <text:p>Belle</text:p>
          </table:table-cell>
          <table:table-cell office:value-type="string">
            <text:p>Chase Calhoun</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3">
          <table:table-cell office:value-type="float" office:value="1236">
            <text:p>1236</text:p>
          </table:table-cell>
          <table:table-cell office:value-type="string">
            <text:p>2004-06-25</text:p>
          </table:table-cell>
          <table:table-cell office:value-type="string">
            <text:p>Alaska</text:p>
          </table:table-cell>
          <table:table-cell office:value-type="string">
            <text:p>Skagway</text:p>
          </table:table-cell>
          <table:table-cell office:value-type="string">
            <text:p>Skagway City Police</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Stratfordshire bull terrier</text:p>
          </table:table-cell>
          <table:table-cell office:value-type="string">
            <text:p>The following article is reproduced from Skagway News: Death of dog concerns some citizens By GREY HUDDLESTON Some Skagway residents are asking whether the June 25 shooting of an agressive dog by a local police officer was necessary, while police claim the shooting was both legal and justifiable.</text:p>
            <text:p>The victim of the shooting was Maggie, a black and white Stratfordshire bull terrier owned by TEMSCO dock worker Dan Fangmeier. A police report states that officer Hoyt Stepp was patrolling near the ball field at 3 a.m. when he saw the dog running loose. When Stepp followed the dog into the ball field in an attempt to impound it, he noticed Fangmeier sleeping along the field&amp;rsquo;s east fence near the dugout. As Stepp attempted to wake Fangmeier, the dog attacked him twice, prompting him to pull his sidearm and deliver two fatal shots, according to the report &amp;ldquo;When I woke up, my dog had been shot twice and was bleeding to death,&amp;rdquo; said Fangmeier. The incident prompted a police investigation, and has raised the hackles of some community members who aren&amp;rsquo;t sure that Stepp&amp;rsquo;s actions were justified. The police report states the dog has been aggressive towards other animals in the past, but Fangmeier said he didn&amp;rsquo;t know where the police got that information. He said that while his dog has barked and growled at other dogs, it has never resulted in injury. &amp;ldquo;She has never been aggressive toward a human, even in situations when I&amp;rsquo;ve been threatened, and she&amp;rsquo;s never injured another dog, period,&amp;rdquo; Fangmeier said. &amp;ldquo;I find it hard to believe that she was aggressive to the point where gunshots were necessary.&amp;rdquo; Some think Stepp should have employed a less-lethal option. &amp;ldquo;It is unsettling to know that a trained animal control officer with other methods of restraint available shot a dog twice and let it bleed to death. This is an unfortunate incident, and it is my hope that other methods will be used before an officer draws his gun,&amp;rdquo; said Paws and Claws president Katherine Mosely in a written statement to the News. But Dennis Spurrier, chief of police when the incident occurred, said using a gun may have been Stepp&amp;rsquo;s only alternative. &amp;ldquo;The officers do carry less lethal tools, but those tools are not guaranteed to neutralize a threat. The tasers have not been designed for use on animals, and some dogs don&amp;rsquo;t react to pepper spray,&amp;rdquo; Spurrier said. Spurrier&amp;rsquo;s investigation into the incident found that Stepp had not violated any departmental policies or state statutes concerning the use of a firearm. &amp;ldquo;This incident was not even remotely in violation of any of these laws,&amp;rdquo; he said. Spurrier said Stepp&amp;rsquo;s actions were justified, and that it was frustrating to hear community members second-guess the actions of an officer. &amp;ldquo;There was only one person that knows what happened in the ball field that night, and I support his decision 110 percent. Given the circumstances, I would have done the same thing myself,&amp;rdquo; Spurrier said. Though Fangmeier was in violation of city leash laws, he was not charged. Both Spurrier and Mosely said the incident could have been avoided had the dog been properly secured. &amp;ldquo;This is a sad reminder to keep your dog under control at all times,&amp;rdquo; Mosely said.</text:p>
            <text:p>Fangmeier said he has received an outpouring of kindness from local citizens following the shooting. &amp;ldquo;I&amp;rsquo;m extremely thankful for all the people in the community that offered their kind words of support,&amp;rdquo; he said.</text:p>
          </table:table-cell>
          <table:table-cell office:value-type="string">
            <text:p>http://www.skagwaynews.com/070904stories.html</text:p>
          </table:table-cell>
          <table:table-cell office:value-type="string">
            <text:p>Maggie</text:p>
          </table:table-cell>
          <table:table-cell office:value-type="string">
            <text:p>Hoyt Stepp</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37">
            <text:p>1237</text:p>
          </table:table-cell>
          <table:table-cell office:value-type="string">
            <text:p>2010-08-26</text:p>
          </table:table-cell>
          <table:table-cell office:value-type="string">
            <text:p>Alaska</text:p>
          </table:table-cell>
          <table:table-cell office:value-type="string">
            <text:p>Seward</text:p>
          </table:table-cell>
          <table:table-cell office:value-type="string">
            <text:p>Seward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lack Bear</text:p>
          </table:table-cell>
          <table:table-cell office:value-type="string">
            <text:p>The following article is reproduced from Alaska Dispatch News: A shotgun round fired by Seward police to kill a black bear Thursday night pierced the animal, ricocheted and hit a bystander in the abdomen, police say. The bear died. The person? Merely bruised, City Manager Phillip Oates said Friday. &amp;quot;It didn&amp;#039;t even penetrate the skin. ... We&amp;#039;re very lucky in that case.&amp;quot; The encounter was the first of at least three bear sightings in Seward that night. The city&amp;#039;s swarming with them, residents said. Thursday&amp;#039;s trouble began with reports of a black bear near the small boat harbor at about 10 p.m., according to Seward police. Officers tried and failed to shoo the bear away, police said. A crowd gathered and the bear, which apparently had been hiding, ran out, Oates said. Police shot it once with a shotgun. Soon it was running again, Oates said. The second shot killed the animal but the round didn&amp;#039;t stop there. &amp;quot;I think it went through his ear and maybe out one side of his head. And then, like I say, it ricocheted off something and then hit the bystander,&amp;quot; Oates said. Oates wasn&amp;#039;t at the scene, he said, but received a report on the shooting. The chief of police couldn&amp;#039;t be reached for comment Friday and an employee at the police department said no one was available to talk about the encounter. The city manager said he didn&amp;#039;t know the identity of the young man hit by the slug. Police didn&amp;#039;t identify the victim in a brief news release describing what happened. Oates said the man, who had been standing about 125 feet away at the time of the shooting, was examined and released from Providence Seward Medical Center. The department&amp;#039;s statement said police fired on the bear for public safety reasons. &amp;quot;I think they had full cause to shoot the bear, because they were very, very concerned about the actions of the bear and the threat to people down there,&amp;quot; Oates said. One police officer said he saw as many as seven bears while on patrol on a recent night in Seward, Oates said. Seward Mayor Willard Dunham hadn&amp;#039;t heard about the shooting Friday but said this is an &amp;quot;unbelievable&amp;quot; year for bear traffic in the Kenai Peninsula city of 2,600 people. One&amp;#039;s been hanging around his house, he said. It&amp;#039;s got three legs and runs off when it sees people. &amp;quot;He&amp;#039;s a cutie,&amp;quot; Dunham said. Others are getting bold, according to police. After shooting the bear by the boat harbor, police fielded two more bear calls Thursday night, the department says. According to a statement from police, one bear damaged a screen door, while another &amp;quot;entered a residence to eat the dog&amp;#039;s food.&amp;quot;</text:p>
          </table:table-cell>
          <table:table-cell office:value-type="string">
            <text:p>http://www.adn.com/article/20100827/seward-police-shoot-bear-hit-bystander</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238">
            <text:p>1238</text:p>
          </table:table-cell>
          <table:table-cell office:value-type="string">
            <text:p>2011-09-08</text:p>
          </table:table-cell>
          <table:table-cell office:value-type="string">
            <text:p>Alaska</text:p>
          </table:table-cell>
          <table:table-cell office:value-type="string">
            <text:p>Soldotna</text:p>
          </table:table-cell>
          <table:table-cell office:value-type="string">
            <text:p>City of Soldotna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rown Bear</text:p>
          </table:table-cell>
          <table:table-cell office:value-type="string">
            <text:p>The following report is reproduced from Alaska Dispatch News: A police officer in Soldotna shot and killed a large brown bear in a busy residential area Thursday after the animal charged him, police said. Police Chief John Lucking said Officer Victor Dillon spotted the bear crossing into a yard Thursday afternoon. Dillon thought it was likely an injured one that had been reported scavenging in the area for several days. The officer went looking for the bear on foot, armed with a shotgun, the chief said in a written account distributed to news media Friday. &amp;quot;The animal temporarily disappeared from sight near an outbuilding as the officer approached. Officer Dillon was stopped near a car parked in the driveway when he again observed the bear from a distance of about 25 yards. When the bear saw him, it charged straight on for a distance of about 14 yards at which time it quartered slightly away. Officer Dillon took that opportunity to step away from the parked vehicle and fire a single shot, dropping the animal.&amp;quot; The chief said the bear likely was attracted by a fresh caribou head within a few feet of where the bear was shot. Lucking says someone apparently had just butchered the caribou and the smell and head attracted the bear. The bear was first noticed in Soldotna on Sunday &amp;quot;when it tore the lid off a chest freezer at a residence on South Fireweed.&amp;quot; It was seen raiding garbage bins in town, and later charged two officers, police said. They weren&amp;#039;t able to fire at the animal, though, &amp;quot;because of low visibility and nearby residences.&amp;quot; The animal was seen several more times around Soldotna after that, police said. &amp;quot;It was unfortunate that the bear had to be destroyed, but the animal could easily have attacked someone and badly injured or killed them,&amp;quot; the police chief said.</text:p>
          </table:table-cell>
          <table:table-cell office:value-type="string">
            <text:p>http://www.adn.com/article/20110909/soldotna-officer-kills-bear-residential-area</text:p>
          </table:table-cell>
          <table:table-cell office:value-type="string">
            <text:p>Unknown</text:p>
          </table:table-cell>
          <table:table-cell office:value-type="string">
            <text:p>Victor Dillon </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239">
            <text:p>1239</text:p>
          </table:table-cell>
          <table:table-cell office:value-type="string">
            <text:p>2002-11-16</text:p>
          </table:table-cell>
          <table:table-cell office:value-type="string">
            <text:p>Alaska</text:p>
          </table:table-cell>
          <table:table-cell office:value-type="string">
            <text:p>Juneau</text:p>
          </table:table-cell>
          <table:table-cell office:value-type="string">
            <text:p>Juneau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Black Bear</text:p>
          </table:table-cell>
          <table:table-cell office:value-type="string">
            <text:p>Police officers shot and killed a black bear in the Lemon Creek area Saturday night after trying to coax the sickly animal away from homes for more than an hour. Police first responded to calls about a bear lying in an alley near the Northwood Condos at 5:42 p.m. They decided to leave the animal alone, hoping it would go away, but continued to get calls. The bear wasn&amp;#039;t acting normally and appeared to be sick, Police Capt. Tom Porter said. Officers returned at 7:43 p.m. to find the bear lying in a carport with &amp;quot;labored and heavy breathing.&amp;quot; When the bear stood up, it had to lean on the building for support, police said. After an hour, they directed the full-grown adult animal to a ditch near Super Kmart and shot it, Porter said. The bear&amp;#039;s carcass was incinerated. &amp;quot;We waited. It was between a storage shed and a side of a house and the animal did finally get up and start moving and when it did we were able to direct it into an area that was open,&amp;quot; he said. Police usually contact the Alaska Department of Fish and Game in such situations, but were unable to reach local biologists, Porter said. &amp;quot;I don&amp;#039;t know of any people that were immediately threatened, but the factors were such that the animal wasn&amp;#039;t showing fear or apprehension of people or officers in a highly populated area. Children live in that area and it appeared to be sick, which was a concern for us,&amp;quot; he said. &amp;quot;The fact that we couldn&amp;#039;t contact anyone from Fish and Game left us with very few choices.&amp;quot; Police have been getting calls about a bear rummaging through trash in the area for the past three weeks and are fairly certain it is the same animal, he said. The incident Saturday tied up three of five officers on duty for several hours, Porter said. Polly Hessing, assistant area wildlife management biologist for Fish and Game, said she and her co-worker Neil Barten were out of town this weekend. Bears do get sick, although Hessing said she couldn&amp;#039;t make a judgment on the situation without having seen what happened. &amp;quot;The biggest mortality for bears is humans and other bears once they make it to adulthood, but other things can happen,&amp;quot; she said. Rebecca Van Keuren, who was eating dinner with her boyfriend across the street from the shooting Saturday, said she was surprised to hear a siren and gunshots. &amp;quot;We called the police and they said it was a bear, they had just killed a bear,&amp;quot; she said. &amp;quot;It was kind of scary, though, just not knowing why there were gunshots (earlier).&amp;quot; Van Keuren said she hadn&amp;#039;t seen the bear earlier that evening and didn&amp;#039;t notice any people standing by when the animal was shot. &amp;quot;There tend to be a lot of bears in the area. I just thought they would trap it,&amp;quot; she said. &amp;quot;It was just sad, it was a very tiny bear.&amp;quot; Meanwhile, police plan to contact Fish and Game about another bear getting into garbage in the Lemon Creek area, Porter said.</text:p>
          </table:table-cell>
          <table:table-cell office:value-type="string">
            <text:p>http://juneauempire.com/stories/111802/loc_sicklybear.s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240">
            <text:p>1240</text:p>
          </table:table-cell>
          <table:table-cell office:value-type="string">
            <text:p>2012-03-04</text:p>
          </table:table-cell>
          <table:table-cell office:value-type="string">
            <text:p>Alaska</text:p>
          </table:table-cell>
          <table:table-cell office:value-type="string">
            <text:p>Homer</text:p>
          </table:table-cell>
          <table:table-cell office:value-type="string">
            <text:p>Homer Police Department, Alaska Department of Fish and Gam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ose</text:p>
          </table:table-cell>
          <table:table-cell office:value-type="string">
            <text:p>The following report is reproduced from Homer Alaska News: &amp;quot;Police shoot aggressive moose at high school&amp;quot; By Michael Armstrong, Staff Writer. An aggressive moose hanging out at the entrance to Homer High School about 12:30 p.m. Sunday charged several people leaving services of The Church On the Rock, held in the Alice Witte Gym at the school. No one was injured, but Homer Police eventually killed the moose after it later attacked a police officer. From 400 to 450 people typically attend services on Sunday, said Jared Baker, office administrator of the nondenominational church that rents the gym. Some people were trapped inside the school. One leader chased the moose off with a shovel. Unfortunately, the moose continued to be aggressive and threatened Homer Police Officer Ryan Browning. Police had made an earlier call on Saturday because of an aggressive moose, thought to be the same animal, said Homer Police Chief Mark Robl. Browning was not injured. On Sunday, police tried to lure the moose away with food, and tried to scare it away with bullhorns and sirens. They also tried to pepper spray and user a Taser on the moose. None of that worked. &amp;quot;An officer was endangered, almost getting stomped and barely managed to get out of the way,&amp;quot; Robl said. &amp;quot;We decided we had to put the moose down.&amp;quot; Police consulted with Thomas McDonough, a wildlife biologist with the Alaska Department of Fish and Game, and he agreed killing the moose was the best option, Robl said. Police shot the moose near the front entrance area of the high school. A charity salvaged the moose meat. </text:p>
          </table:table-cell>
          <table:table-cell office:value-type="string">
            <text:p>http://homernews.com/stories/030712/news_moose.shtml</text:p>
          </table:table-cell>
          <table:table-cell office:value-type="string">
            <text:p>Unknown</text:p>
          </table:table-cell>
          <table:table-cell office:value-type="string">
            <text:p>Officer Ryan Browning, Police Chief Mark Robl and Fish &amp;amp; Wildlife Thomas McDonough</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241">
            <text:p>1241</text:p>
          </table:table-cell>
          <table:table-cell office:value-type="string">
            <text:p>2012-05-19</text:p>
          </table:table-cell>
          <table:table-cell office:value-type="string">
            <text:p>Pennsylvania</text:p>
          </table:table-cell>
          <table:table-cell office:value-type="string">
            <text:p>Easton</text:p>
          </table:table-cell>
          <table:table-cell office:value-type="string">
            <text:p>Eas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Black Bear, cub</text:p>
          </table:table-cell>
          <table:table-cell office:value-type="string">
            <text:p>Easton police shot and killed a black bear late Saturday night in a wooded area off North Fifth Street after they were unable to sedate the animal with tranquilizers. The bear, which appeared to be a cub, was first spotted by residents about noon Saturday on North Seventh and Bushkill streets, Easton police Capt. Scott Casterline said. Officers investigated the initial reports, but could not locate the bear. Another round of calls to police about bear sightings started coming in shortly after 10 p.m. These calls placed the bear in the area of North Fifth and North Sixth streets, near the Easton Area Public Library. Some of the callers were reporting that the bear was rummaging through trashcans, Casterline said. Officers went back out and this time tracked down the bear in the wooded area, Casterline said. &amp;quot;We made several attempts to tranquilize the bear, from what I&amp;#039;m told,&amp;quot; the captain said, adding the department also reached out to the Pennsylvania Game Commission for assistance, but the commission was unable to respond. The officers then decided to put the bear down, Casterline said. He said he did not know how many shots were discharged, but noted that he believes officers handled the incident appropriately given the circumstances. The captain did not know the size or age of the bear. He said the remains are being kept on city property for the time being. The department plans to contact the game commission again on Monday. Often times, Casterline said, the commission will come out to inspect a dead bear. Saturday night&amp;#039;s incident marks the second time this month that Easton police were called out to investigate bear sightings. Last week, several South Side residents reported seeing a bear roaming around near Madison Street. That bear disappeared after running into a wooded area, Casterline said. &amp;quot;It&amp;#039;s not that unusual,&amp;quot; he said of black bears turning up within city limits. He said his guess is that they often travel around waterways; many past bear sightings occurred near the city&amp;#039;s rivers and creeks. The captain said he does not recall another incident in recent years where city officers had to put down a black bear.</text:p>
          </table:table-cell>
          <table:table-cell office:value-type="string">
            <text:p>http://www.lehighvalleylive.com/easton/index.ssf/2012/05/easton_police_shoot_kill_black.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242">
            <text:p>1242</text:p>
          </table:table-cell>
          <table:table-cell office:value-type="string">
            <text:p>2014-02-25</text:p>
          </table:table-cell>
          <table:table-cell office:value-type="string">
            <text:p>Oregon</text:p>
          </table:table-cell>
          <table:table-cell office:value-type="string">
            <text:p>Hillsboro</text:p>
          </table:table-cell>
          <table:table-cell office:value-type="string">
            <text:p>Washington County Animal Services, Hillsboro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report is reproduced from FOX News Oregon Affiliate KPTV: Man&amp;#039;s best friend may have been beaten by an animal control officer. A local dog owner says he came home to a badly injured pet and a notice on the door pointing him to the man he thinks is at fault. &amp;quot;She is more than just a service animal. She is more than just a family member. She&amp;#039;s been through highs and lows with me that I can&amp;#039;t explain,&amp;quot; the dog&amp;#039;s owner, Marlin Starr said. For nine years, Dojie has been his best friend. She&amp;#039;s trained as a rescue dog to help out on whitewater rafting trips, and trained to see when someone needs help. Now, she might not see at all. &amp;quot;The officer brutally and viciously beat my dog to the point where she will lose her eye,&amp;quot; Starr said. He says, earlier this week, the wind blew open his gate. Someone called Washington County Animal Control to report the dog, Dojie, barking in the street. Witnesses tell him she looked scared when officers got there and barked and ran to Starr&amp;#039;s backyard. Starr says Officer Hoyt Stepp followed. No one saw what came next, but Starr has his suspicions. &amp;quot;They beat my dog and drove away leaving an injured animal to fend for itself, not knowing when the owner would return,&amp;quot; he said. The only indication of what happened was a notice on his door that warned &amp;quot;Your dog may have been injured.&amp;quot; Below it, the officer had written his name. It&amp;#039;s the same name that made headlines in Skagway, AK, 10 years ago. Those headlines in the Skagway News read: &amp;quot;Death of dog concerns some citizens,&amp;quot; and &amp;quot;Dog shooting continues to divide community.&amp;quot; In that incident, and subsequent police investigation, Officer Stepp allegedly shot a dog twice while its owner slept nearby. Again, there were questions of why. The animal shelter there wrote to the paper that there was no proof Stepp was attacked. The articles say the police department stood behind its officer and claimed his actions were justified. In both cases, the dogs were not properly secured. Hillsboro police are investigating the local case. Washington County Animal Control said the officer was on desk duty Thursday. The agency released a statement Friday. It says: Washington County Animal Services does not tolerate animal abuse in any form. We care deeply about the well-being of animals and the well-being of our community. As with any incident that involves injury to an animal, we are reviewing the situation and looking at all the facts surrounding the incident. We urge people to remember that the initial report indicates that the dog&amp;#039;s owner was not at home when the dogs were at large and the incident occurred. This incident is being investigated separately and independently by the Hillsboro Police Department. We will not be making any comments about the incident until after the police report. </text:p>
          </table:table-cell>
          <table:table-cell office:value-type="string">
            <text:p>http://www.kptv.com/story/24847785/pet-owner-claims-animal-control-officer-beat-dog</text:p>
          </table:table-cell>
          <table:table-cell office:value-type="string">
            <text:p>Dojie</text:p>
          </table:table-cell>
          <table:table-cell office:value-type="string">
            <text:p>Hoyt Stepp</text:p>
          </table:table-cell>
          <table:table-cell table:number-columns-repeated="2" office:value-type="float" office:value="1">
            <text:p>1</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2">
            <text:p>2</text:p>
          </table:table-cell>
        </table:table-row>
        <table:table-row table:style-name="ro1">
          <table:table-cell office:value-type="float" office:value="1243">
            <text:p>1243</text:p>
          </table:table-cell>
          <table:table-cell office:value-type="string">
            <text:p>2013-05-21</text:p>
          </table:table-cell>
          <table:table-cell office:value-type="string">
            <text:p>Virginia</text:p>
          </table:table-cell>
          <table:table-cell office:value-type="string">
            <text:p>Hampton</text:p>
          </table:table-cell>
          <table:table-cell office:value-type="string">
            <text:p>Hampt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The following article was reproduced from New Channel 3: A dog was shot in the neck after police say it attacked an officer in Hampton on Tuesday night. Police were called out to West Pembroke Avenue to respond to a dispute between two roommates. As the officers were talking to people outside about the incident, they say an 80-pound boxer got out of the back door and charged toward the officers. The officers ran away and the dog bit one of the officers on the ankle. That&amp;rsquo;s when the officer shot the dog in the neck. Police say the dog&amp;rsquo;s injuries are non-life threatening. Charges are pending against the owner of the dog.</text:p>
          </table:table-cell>
          <table:table-cell office:value-type="string">
            <text:p>http://wtkr.com/2013/05/22/dog-shot-after-attacking-hampton-officer/</text:p>
          </table:table-cell>
          <table:table-cell office:value-type="string">
            <text:p>Unknown</text:p>
          </table:table-cell>
          <table:table-cell office:value-type="string">
            <text:p>Two Unknown Police</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1244">
            <text:p>1244</text:p>
          </table:table-cell>
          <table:table-cell office:value-type="string">
            <text:p>2011-10-27</text:p>
          </table:table-cell>
          <table:table-cell office:value-type="string">
            <text:p>Virginia</text:p>
          </table:table-cell>
          <table:table-cell office:value-type="string">
            <text:p>Newport News</text:p>
          </table:table-cell>
          <table:table-cell office:value-type="string">
            <text:p><text:s/>Newport News Sheriff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officers on Thursday afternoon shot to death a dog that attacked them while they were executing a search warrant. As part of the investigation, a &amp;ldquo;controlled&amp;rdquo; delivery of marijuana &amp;mdash; a transaction often used as part of undercover drug investigations &amp;mdash; was made at the house in the 300 block of 71st Street. One of the home&amp;rsquo;s occupants came to the door and accepted the package, said police spokesman Lou Thurston. Soon afterward, Thurston said, a search warrant team knocked on the door, but there was no answer. Officers &amp;ldquo;breached&amp;rdquo; the door about 1:50 p.m., he said, and called out. &amp;ldquo;Nobody responded except for the dog,&amp;rdquo; Thurston said. &amp;ldquo;It was a pretty good-sized pit bull that attacked one of the detectives in the groin area. Fortunately he had some protective gear on.&amp;rdquo; Two officers &amp;mdash; the officer being attacked and another officer &amp;mdash; fired, killing the dog. Two men and a woman were detained and were being questioned by police in the incident, Thurston said. Late Thursday evening the Newport News Sheriff&amp;rsquo;s Office said that one man at the residence, Tywana D. Holley, 26, has been charged with possession of marijuana with intent to distribute. He is being held at the Newport News City Jail. The other two individuals at the home were released. </text:p>
          </table:table-cell>
          <table:table-cell office:value-type="string">
            <text:p>http://articles.dailypress.com/2011-10-27/news/dp-nws-dog-shot-20111027_1_search-warrant-pit-bull-police-officers</text:p>
          </table:table-cell>
          <table:table-cell office:value-type="string">
            <text:p>Unknown</text:p>
          </table:table-cell>
          <table:table-cell office:value-type="string">
            <text:p>Two Unknown Police, Unknown SWAT team</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245">
            <text:p>1245</text:p>
          </table:table-cell>
          <table:table-cell office:value-type="string">
            <text:p>2010-05-11</text:p>
          </table:table-cell>
          <table:table-cell office:value-type="string">
            <text:p>Virginia</text:p>
          </table:table-cell>
          <table:table-cell office:value-type="string">
            <text:p>Newport News</text:p>
          </table:table-cell>
          <table:table-cell office:value-type="string">
            <text:p>Newport News Police Department, Newport News Animal Services</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report is reproduced from the Daily Press: A pit bull was shot and killed by police Tuesday after becoming aggressive toward two police officers, authorities said. At about 4:15 p.m. officers were called out to a report of vicious dogs in the 800 block of 20th Street. When the two officers arrived they saw a pit bull attacking and subsequently killing another pit bull in the yard, according to Lou Thurston, a spokesman for the Newport News police department. There was also a third pit bull in the yard that the first dog also began to attack. The first dog became aggressive toward the officers at which time one of the officers shot and killed the first dog, Thurston said. The third dog was turned over to Animal Services. The officers found out that the first dog which attacked the other two had come onto the property from an unknown location and began attacking the dogs, police said. Neighbors were outside during the incident and were at risk of being injured, according to Thurston. The owner of the dog that was killed, Oshea Lamar Humphrey, was detained and later released on summonses for dog at large, no rabies shot and no dog license. Humphrey, 20, lives in the 2100 block of Madison Avenue. There were no injuries to officers or citizens. There will be an administrative investigation into the circumstances surrounding this incident, Thurston said. The officer will remain on regular duty during the investigation. </text:p>
          </table:table-cell>
          <table:table-cell office:value-type="string">
            <text:p>http://articles.dailypress.com/2010-05-11/news/dp-nws-pit-bull-killed-ak-20100511_1_pit-bull-dog-license-report-of-vicious-dogs</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row>
        <table:table-row table:style-name="ro1">
          <table:table-cell office:value-type="float" office:value="1246">
            <text:p>1246</text:p>
          </table:table-cell>
          <table:table-cell office:value-type="string">
            <text:p>2010-01-31</text:p>
          </table:table-cell>
          <table:table-cell office:value-type="string">
            <text:p>Virginia</text:p>
          </table:table-cell>
          <table:table-cell office:value-type="string">
            <text:p>Newport News</text:p>
          </table:table-cell>
          <table:table-cell office:value-type="string">
            <text:p>Newport News Police Department, Newport News Animal Services</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the Daily Press: A Newport News police officer responding to a domestic disturbance on Sunday was attacked by a pit bull and then by the dog&amp;#039;s owner. The officer, whose name was not released to the media, was treated for injuries that were not considered to be life-threatening. The dog&amp;#039;s owner, 46-year-old Willie James Sims, was arrested and charged with assault of a law enforcement officer, disorderly conduct while intoxicated, drunk in public, obstruction of justice, assault and battery on a family member, and having a dangerous or vicious dog. Police spokesman Harold Eley said officers responded around noon Sunday to a home in the 4600 block of Madison Avenue after receiving a call reporting a domestic disturbance between a married couple. When the woman opened the door for the officers, an adult male pit bull charged through the door and bit an officer on the left hand and forearm. The officer drew his gun and fired two shots, striking the dog. At that point, Eley said, Sims ran out of the house and began attacking the injured officer. The officer used pepper spray to stop him. Animal Control was called to take care of the injured dog. Sims is being held without bond. Eley said the police department is investigating the incident because it involved an officer discharging his weapon. </text:p>
          </table:table-cell>
          <table:table-cell office:value-type="string">
            <text:p>http://articles.dailypress.com/2010-02-01/news/dp-now-pit-bull.f1_1_pit-bull-vicious-officer-used-pepper-spray</text:p>
          </table:table-cell>
          <table:table-cell table:number-columns-repeated="2" office:value-type="string">
            <text:p>Unknown</text:p>
          </table:table-cell>
          <table:table-cell office:value-type="float" office:value="1">
            <text:p>1</text:p>
          </table:table-cell>
          <table:table-cell table:number-columns-repeated="4"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247">
            <text:p>1247</text:p>
          </table:table-cell>
          <table:table-cell office:value-type="string">
            <text:p>1998-11-14</text:p>
          </table:table-cell>
          <table:table-cell office:value-type="string">
            <text:p>Virginia</text:p>
          </table:table-cell>
          <table:table-cell office:value-type="string">
            <text:p>Hampton</text:p>
          </table:table-cell>
          <table:table-cell office:value-type="string">
            <text:p>Hampton Police Department, Peninsula SPCA, Hampton Division of Fire &amp;amp; Rescu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Hampton police officer shot a pit bull after the dog attacked a man Friday morning. Ernest Lynn said he was putting Hulk, a five-year-old pit bull, on a chain at Import Village, an auto repair shop and salvage yard at 1220 W. Pembroke Ave., about 9:30 a.m. when the dog charged him. ``He growled and snapped at my hands,&amp;#039;&amp;#039; Lynn, 56, recounted. As he tried to fight off the animal, the dog mauled him, biting him in the lower left cheek, right shoulder and left hand, Lynn said. A pit terrier that was loose distracted the pit bull, and when the other dog lunged at Hulk, Lynn ran about 100 feet into the garage. He immediately dialed 911 for help. When Lynn looked back, he said, the pit bull and terrier were still fighting. Two police officers and several firefighter/paramedics found Hulk at the entrance of the building when they arrived minutes later, said Cpl. Jeff Walden. The officers distracted the pit bull long enough for the paramedics to reach the building and escort Lynn to an ambulance. He was taken to Sentara Hampton General Hospital for treatment. About five minutes after the attack, Sgt. Larry Stovall and a Peninsula SPCA officer pulled up at Lynn&amp;#039;s business, Walden said. As Stovall stepped from his patrol car, the pit bull charged him. ``The officer tried to jump out of the way, but the dog continued toward him,&amp;#039;&amp;#039; Walden said. Stovall drew his .45-caliber pistol and fired at least three shots at the dog. One of the bullets passed through the chest and the other two each hit an upper hind leg. Stovall was about 2 feet from the dog when he fired, an SPCA official said. ``Even after the bullets hit the dog, they still had to chase him around the yard. He was still kicking when they caught him,&amp;#039;&amp;#039; the SPCA source said. The animal control officer took the wounded animal to a veterinary hospital on North Armistead Avenue, where it was euthanized. Lynn said the other dog was in good shape. Lynn received 36 stitches, ``28 in one place and eight in the other,&amp;#039;&amp;#039; he said. He said Hulk belonged to his brother, who also works at Import Village. Lynn said he was surprised by the attack because Hulk never showed any signs of viciousness. ``I thought he was gentle, mild-mannered dog, but then again my brother handled him most of the time,&amp;#039;&amp;#039; he said. Lynn says he is not upset with the officer&amp;#039;s action. ``The dog cannot be trusted anymore. If he attacked me, I believe he&amp;#039;ll attack somebody else.&amp;#039;&amp;#039; Walden said the department&amp;#039;s Office of Professional Standards is reviewing the shooting, which is customary anytime an officer fires his weapon.</text:p>
          </table:table-cell>
          <table:table-cell office:value-type="string">
            <text:p>http://articles.dailypress.com/1998-11-14/news/9811140134_1_pit-bull-dog-mauled-ernest-lynn</text:p>
          </table:table-cell>
          <table:table-cell office:value-type="string">
            <text:p>Hulk</text:p>
          </table:table-cell>
          <table:table-cell office:value-type="string">
            <text:p>Larry Stovall</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Uniform</text:p>
          </table:table-cell>
          <table:table-cell office:value-type="float" office:value="1">
            <text:p>1</text:p>
          </table:table-cell>
          <table:table-cell table:number-columns-repeated="3" office:value-type="float" office:value="2">
            <text:p>2</text:p>
          </table:table-cell>
          <table:table-cell table:number-columns-repeated="2" office:value-type="float" office:value="0">
            <text:p>0</text:p>
          </table:table-cell>
        </table:table-row>
        <table:table-row table:style-name="ro1">
          <table:table-cell office:value-type="float" office:value="1248">
            <text:p>1248</text:p>
          </table:table-cell>
          <table:table-cell office:value-type="string">
            <text:p>2011-12-21</text:p>
          </table:table-cell>
          <table:table-cell office:value-type="string">
            <text:p>Virginia</text:p>
          </table:table-cell>
          <table:table-cell office:value-type="string">
            <text:p>Roanoke</text:p>
          </table:table-cell>
          <table:table-cell office:value-type="string">
            <text:p>Roanok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Roanoke police say an officer shot and killed two pit bulls after they attacked a woman. Police tell media outlets that the incident occurred Tuesday afternoon. Officer C.T. Fike saw the dogs biting the woman&amp;#039;s hands as he was driving on Melrose Avenue. The dogs then bit the woman&amp;#039;s clothing and pulled her to ground. Fike stopped his vehicle and shot the dogs. One dog died at the scene and the other ran. It later died. Police say an initial investigation indicates that Fire had clear shots at the dogs. The 51-year-old woman told police she did not know the dogs. Fike remains on duty. An internal investigation will be conducted.</text:p>
          </table:table-cell>
          <table:table-cell office:value-type="string">
            <text:p>http://articles.dailypress.com/2011-12-21/news/dp-nws-ap-dog-attacks-20111221_1_pit-bulls-roanoke-officer-roanoke-police</text:p>
          </table:table-cell>
          <table:table-cell office:value-type="string">
            <text:p>Unknown</text:p>
          </table:table-cell>
          <table:table-cell office:value-type="string">
            <text:p>C.T. Fik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49">
            <text:p>1249</text:p>
          </table:table-cell>
          <table:table-cell office:value-type="string">
            <text:p>2010-05-21</text:p>
          </table:table-cell>
          <table:table-cell office:value-type="string">
            <text:p>Virginia</text:p>
          </table:table-cell>
          <table:table-cell office:value-type="string">
            <text:p>Newport News</text:p>
          </table:table-cell>
          <table:table-cell office:value-type="string">
            <text:p>Newport New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report is reproduced from the Daily Press: Officers and detectives from the Newport News Police Department shot and killed a pit bull who they observed attacking a 12-year-old boy on Friday. Police spokesman Lou Thurston said detectives &amp;quot;made the decision to protect the child and others in the area.&amp;quot; No injuries were reported. The incident happened around 8:35 p.m. Friday in the 4400 block of Baughman Court. The officers saw the dog attempting to knock the boy down and bite him, at which point they shot the dog. The dog died at the scene. At the time of the incident, the dog was with a man who was not the dog&amp;#039;s owner. The owner has since been located. Thurston said no charges have been filed at this point. The case remains under review, and all of the officers and detectives involved remain on regular duty.</text:p>
          </table:table-cell>
          <table:table-cell office:value-type="string">
            <text:p>http://articles.dailypress.com/2010-05-24/news/dp-nws-nn-pit-bull-0523-20100524_1_police-kill-pit-bull-dog-s-owner-block-of-baughman-court</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50">
            <text:p>1250</text:p>
          </table:table-cell>
          <table:table-cell office:value-type="string">
            <text:p>2008-05-10</text:p>
          </table:table-cell>
          <table:table-cell office:value-type="string">
            <text:p>Virginia</text:p>
          </table:table-cell>
          <table:table-cell office:value-type="string">
            <text:p>Newport News</text:p>
          </table:table-cell>
          <table:table-cell office:value-type="string">
            <text:p>Newport New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report is reproduced from the Daily Press: A Newport News police officer shot and killed a male pit bull early Saturday. The dog attacked the officer at a town home complex in the 400 block of Eureka Loop, just off Jefferson Avenue in the Francisco Village area, police said. The officer responded to a call about 3:30 a.m. regarding the pit bull chasing people. The officer fired several shots at the dog, police said. The officer wasn&amp;#039;t injured and will not be disciplined, police said. It&amp;#039;s unknown how the dog got loose from a fenced-in backyard nearby, police said.</text:p>
          </table:table-cell>
          <table:table-cell office:value-type="string">
            <text:p>http://articles.dailypress.com/2008-05-11/news/0805100071_1_pit-bull-police-officer-shot-block</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2">
            <text:p>2</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51">
            <text:p>1251</text:p>
          </table:table-cell>
          <table:table-cell office:value-type="string">
            <text:p>2011-07-26</text:p>
          </table:table-cell>
          <table:table-cell office:value-type="string">
            <text:p>Florida</text:p>
          </table:table-cell>
          <table:table-cell office:value-type="string">
            <text:p>Palm Bay</text:p>
          </table:table-cell>
          <table:table-cell office:value-type="string">
            <text:p>Palm Bay Police Department, Florida Department of Children and Families, Florida Department of Law Enforce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WFTV: A Palm Bay police officer is on administrative leave after he shot a dog, and the bullet hit and injured a man. The officer and a Department of Children and Families worker were checking on Charles Huggett&amp;#039;s 3-year-old grandson when a pit bull in the house charged Tuesday night. The officer shot the dog in the paw, and bullet fragments struck Huggett in the arm. ?The officer used his weapon in self-defense of himself and the DCF worker,? said Capt. Steve Shytle, of the Palm Bay Police Department. Huggett and an unidentified woman were arrested after he returned from getting treatment at the hospital. Officers haven&amp;#039;t said why the pair was taken into custody. But, Huggett told WFTV the dog never charged. &amp;quot;I just think it was going to just jump up on him, it&amp;#039;s a very playful dog,&amp;quot; he said. Huggett said he&amp;#039;s upset the officer opened fire, because he knows him personally. &amp;quot;Mad, very mad you know?&amp;quot; he told WFTV. Huggett&amp;#039;s grandson was inside the house at the time of the shooting, but wasn?t hurt, officials said. The pit bull, named Jewels, is now in the custody of animal control. Jewels&amp;#039; owner, Mike Olds, told WFTV the dog isn?t vicious. ?It?s a very beautiful dog. Nice, very tame, take him for a walk all the time. Take him to the park,? said Olds. The Florida Department of Law Enforcement is investigating. The officer who was involved with the shooting has been placed on administrative leave, which is standard procedure. NOT MENTIONED IN THE ARTICLE: A. Officer Bob Rama of the Palm Bay Police Department was responding to 2862 Landry Ave. about 5 p.m. to assist with an investigation by the Florida Department of Children and Families. &amp;quot;A pit bull came after the officer in an aggressive manner,&amp;quot; said Yvonne Martinez, the police department&amp;#039;s spokeswoman. B. Charles Huggett was charged with child neglect. Officers claimed in interviews with Florida Today that they had a warrant to search the residence, at which time they &amp;quot;found the house reeking of urine and dog feces&amp;quot;. It is unclear whether that warrant was obtained before or after the shooting. It is clear that Huggett was arrested as soon as he was released from the hospital following having been shot by the police. </text:p>
          </table:table-cell>
          <table:table-cell office:value-type="string">
            <text:p>http://www.wftv.com/news/news/police-officer-shoots-pit-bull-bullet-hits-man/nDK2g/</text:p>
          </table:table-cell>
          <table:table-cell office:value-type="string">
            <text:p>Jewels</text:p>
          </table:table-cell>
          <table:table-cell office:value-type="string">
            <text:p>Bob Rama</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2">
            <text:p>2</text:p>
          </table:table-cell>
        </table:table-row>
        <table:table-row table:style-name="ro3">
          <table:table-cell office:value-type="float" office:value="1252">
            <text:p>1252</text:p>
          </table:table-cell>
          <table:table-cell office:value-type="string">
            <text:p>2011-07-24</text:p>
          </table:table-cell>
          <table:table-cell office:value-type="string">
            <text:p>Illinois</text:p>
          </table:table-cell>
          <table:table-cell office:value-type="string">
            <text:p>Pekin</text:p>
          </table:table-cell>
          <table:table-cell office:value-type="string">
            <text:p>Pekin Police Departmen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the JournalStar: When three snarling dogs got loose from their owners&amp;#039; Pekin house Sunday morning, a scenario unfolded that left a city police officer with a bullet fragment in his face. The officer was back at work Monday. The dogs&amp;#039; owners have their animals back in their Sheridan Road home, including one shot by police through its right foreleg, but they face a citation and potential tight restrictions if their pets are determined to be vicious dogs, police said. The Pekin Police Department will investigate the case in which one officer, reporting he acted in self-defense, fired a shot that passed through the dog&amp;#039;s leg, ricocheted to hit a parked SUV&amp;#039;s taillight and apparently sent a splintered fragment into a second officer&amp;#039;s right cheek. The officer, whose name was not released, required stitches but no further medical treatment, said department Public Information Officer Don Jolly. Jody Wilson said Monday she&amp;#039;s scared for her 7-month-old son&amp;#039;s life and feels trapped in her and husband Alan&amp;#039;s home at 809 Sheridan. &amp;quot;We don&amp;#039;t feel safe in our house anymore,&amp;quot; she said. Shortly before 10:20 a.m. Sunday, police were summoned to the driveway of the Wilsons&amp;#039; home. Her visiting aunt and uncle were trapped in their SUV in the driveway by three large and aggressive dogs that had escaped through an open side door of an attached garage of the home next to the Wilsons&amp;#039; home and were circling the SUV with snarls and bared teeth, Jolly said. &amp;quot;When my uncle opened the (vehicle) door they just came at him,&amp;quot; said Jody Wilson. &amp;quot;I told them to stay inside, and I called the police.&amp;quot;</text:p>
            <text:p>The first officer to arrive saw the three dogs - a large, mixed black lab-pit bull, a medium brown pit bull and a large German shepherd - retreat back to the garage, Jolly said. When a second officer arrived, one of the dogs emerged from the garage and growled, but retreated again. The second officer walked to the SUV as the first stood guard. Two of the dogs charged from the garage &amp;quot;and came directly at the first officer,&amp;quot; Jolly said, &amp;quot;barking, baring teeth and running viciously,&amp;quot; according to the officer&amp;#039;s report.</text:p>
            <text:p>The officer pulled his service weapon and fired one shot. It penetrated the leg of the lab-pit bull mix, which then yelped and ran off, dragging its wounded leg. The second dog followed, Jolly said. Blood began streaming down the second officer&amp;#039;s face. While the SUV&amp;#039;s taillight was shattered, it wasn&amp;#039;t plastic that cut the second officer, Jolly said. &amp;quot;A piece of the bullet was extracted from his face.&amp;quot; The dogs&amp;#039; owners were out of town at the time, Jolly said. While the pets were being watched by someone else, the owners were issued a citation for allowing dogs to roam &amp;quot;at large,&amp;quot; Jolly said. Deborah Brooks, 46, and her son, Danny Joe Pherigo, 25, also may be required to keep their dogs tethered and muzzled whenever they&amp;#039;re outside of their home at 811 Sheridan. That would be among the restrictions imposed if the dogs are determined by the city to be vicious, Jolly said.</text:p>
          </table:table-cell>
          <table:table-cell office:value-type="string">
            <text:p>http://www.pjstar.com/x1510862177/Pekin-police-officer-shoots-vicious-dog</text:p>
          </table:table-cell>
          <table:table-cell office:value-type="string">
            <text:p>Unknown</text:p>
          </table:table-cell>
          <table:table-cell office:value-type="string">
            <text:p>Two Unknown Police</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23">
          <table:table-cell office:value-type="float" office:value="1253">
            <text:p>1253</text:p>
          </table:table-cell>
          <table:table-cell office:value-type="string">
            <text:p>2011-07-21</text:p>
          </table:table-cell>
          <table:table-cell office:value-type="string">
            <text:p>Texas</text:p>
          </table:table-cell>
          <table:table-cell office:value-type="string">
            <text:p>Dayton</text:p>
          </table:table-cell>
          <table:table-cell office:value-type="string">
            <text:p>Harris County Sheriffs Office, Liberty County Sheriff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4yo</text:p>
          </table:table-cell>
          <table:table-cell office:value-type="string">
            <text:p>The following is reproduced from ABC 13 Eyewitness News: Residents in a Dayton neighborhood say they are still in shock after hearing that someone shot and killed a dog that was loved by nearly everyone.</text:p>
            <text:p>The incident is a real blow to residents. Fred -- a four-year-old black Labrador -- had a family, but it seems everyone in this close-knit community loved him.</text:p>
            <text:p/>
            <text:p>Hope Havard was Fred&amp;#039;s owner, but he wasn&amp;#039;t just her pet. Fred was known to roam the streets of the neighborhood, and Havard said her neighbors treated him like a member of their own families, too.</text:p>
            <text:p/>
            <text:p>&amp;quot;He was a really good dog. He liked playing fetch a lot,&amp;quot; Havard said. &amp;quot;Everybody loved him and, like, everybody knew him and he knew that he was going to protect everybody.&amp;quot;</text:p>
            <text:p/>
            <text:p>Last Thursday, the unthinkable happened.</text:p>
            <text:p/>
            <text:p>Neighbor Virginia Lewis was inside her home when she heard what sounded like a shotgun blast.</text:p>
            <text:p/>
            <text:p>She went outside to investigate and was horrified when she saw Fred lying in the street.</text:p>
            <text:p/>
            <text:p>&amp;quot;I was just down here petting him and rubbing him, crying like a baby,&amp;quot; Lewis said.</text:p>
            <text:p/>
            <text:p>Lewis would soon learn that Fred had been shot by a man whom her neighbors identified as an off-duty Harris County Sheriff&amp;#039;s Office deputy who&amp;#039;d been riding his bicycle through the neighborhood.</text:p>
            <text:p/>
            <text:p>According to Lewis, the off-duty law officer claimed he got scared because Fred started nipping at his heels while he was riding his bike.</text:p>
            <text:p/>
            <text:p>&amp;quot;Fred would protect you, but he wouldn&amp;#039;t hurt you,&amp;quot; Lewis said.</text:p>
            <text:p/>
            <text:p>Liberty County Sheriff&amp;#039;s Office investigators say the deputy told them the dog tried to attack him, so he shot it in self-defense. Lewis isn&amp;#039;t buying it.</text:p>
            <text:p/>
            <text:p>&amp;quot;If he&amp;#039;s been in this neighborhood before, he should have known what kind of dog Fred was. He&amp;#039;s not going to hurt anybody -- kids, neighbors ride their bikes all the time [and] four-wheelers. He doesn&amp;#039;t bother anybody,&amp;quot; Lewis said.</text:p>
            <text:p/>
            <text:p>While the last few days haven&amp;#039;t been easy for grieving residents, they have been especially difficult for Havard -- a 13-year old-girl who is now without her best friend.</text:p>
            <text:p/>
            <text:p>&amp;quot;What are you going to miss most about him?&amp;quot; we asked.</text:p>
            <text:p/>
            <text:p>&amp;quot;Him always being there when I&amp;#039;m alone and stuff,&amp;quot; she replied.</text:p>
            <text:p/>
            <text:p>No charges have been filed and Liberty County Sheriff&amp;#039;s Office investigators said marks on the officer&amp;#039;s shoes seem to match up with his story.</text:p>
          </table:table-cell>
          <table:table-cell office:value-type="string">
            <text:p>http://abc13.com/archive/8269979/</text:p>
          </table:table-cell>
          <table:table-cell office:value-type="string">
            <text:p>Fred</text:p>
          </table:table-cell>
          <table:table-cell office:value-type="string">
            <text:p>Unknown Off-duty</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8">
          <table:table-cell office:value-type="float" office:value="1254">
            <text:p>1254</text:p>
          </table:table-cell>
          <table:table-cell office:value-type="string">
            <text:p>2011-10-09</text:p>
          </table:table-cell>
          <table:table-cell office:value-type="string">
            <text:p>Pennsylvania</text:p>
          </table:table-cell>
          <table:table-cell office:value-type="string">
            <text:p>Clairton</text:p>
          </table:table-cell>
          <table:table-cell office:value-type="string">
            <text:p>City of Clair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warrant remains active for a Clairton woman even as council members, at the advice of the city manager, approved a settlement in a 2011 case where her dog was killed by city police. Manager Howard Bednar said the settlement was for economic reasons, saving the town money in legal fees. &amp;ldquo;The city does not believe the officer did anything wrong,&amp;rdquo; Bednar said. &amp;ldquo;The insurance company for the city has decided that paying a minimal amount is going to cost less than going to court. This will put it to rest once and for all.&amp;rdquo; Michelle Leonard, of N. Sixth Street, was seeking more than $25,000 for the loss of Zeus, her 17-year-old pit bull, according to court documents filed in March 2012 in Allegheny County Court of Common Pleas Civil Division. The suit stated that on Oct. 9, 2011, around 5 p.m., Zeus slipped out of Leonard&amp;#039;s residence and was loose in the neighborhood. A resident along the 600 block of N. State Street saw the dog walking on the street. According to the suit, the dog was calm and presented no danger.</text:p>
            <text:p>Two Clairton officers, one of whom was Sgt. James Carozza, arrived in a police van approximately 50 feet from where the resident was, and she watched officers shoot the dog, the suit stated. Carozza allegedly shot the dog twice while in the police vehicle, and another officer who was outside the vehicle shot it again. Another resident reported he heard three gunshots come from outside his house. The suit stated that resident noticed the dog was shot, and knew it to be friendly and mild-mannered. The suit claimed Carozza shot and killed Zeus without due cause, provocation or justification. It also claimed Carozza failed to seize, detain or restrain the dog with nonviolent measures. It alleged Carozza discharged a firearm in a residential neighborhood without any warning. Leonard was found guilty of letting the dog run loose in connection with the incident at a summary trial on Feb. 13, 2012, according to court documents from Glassport Magisterial District Judge Armand A. Martin&amp;#039;s office. At the same trial, Leonard was found not guilty of failure to keep dog licenses and failure to have the dog vaccinated. The judge ordered Leonard to pay $369.50 and a $25 payment was made on April 13, 2012. A warrant was issued for her arrest on June 8, 2012, for failure to pay the remaining $344.50. Judge&amp;#039;s office officials said on Wednesday that amount has yet to be paid, and the warrant remains active.</text:p>
            <text:p>Bednar said he could not disclose the amount of the settlement because Leonard has yet to sign the document. &amp;ldquo;You need two to tango,&amp;rdquo; Bednar said. &amp;ldquo;We&amp;#039;re saying we&amp;#039;ll dance.&amp;rdquo; Councilors approved the agreement at Tuesday night&amp;#039;s meeting in a 3-0 vote. Councilman Terry Julian and Councilwoman Kathy Tachoir were absent. Police Chief Robert Hoffman declined to comment. LAWSUIT INFORMATION IS AS FOLLOWS: </text:p>
            <text:p>LEONARD v. CITY OF CLAIRTON et al</text:p>
            <text:p>Defendant: RICHARD LATTANZI, CITY OF CLAIRTON-MUNICIPAL COUNCIL, CITY OF CLAIRTON POLICE DEPARTMENT, ROBERT HOFFMAN, JAMES R. CARROZA and CITY OF CLAIRTON </text:p>
            <text:p>Plaintiff: MICHELLE LEONARD </text:p>
            <text:p>Case Number: 2:2012cv00722</text:p>
            <text:p>Filed: May 31, 2012</text:p>
            <text:p>Court: Pennsylvania Western District Court</text:p>
            <text:p>Office: Pittsburgh Office</text:p>
            <text:p>County:<text:tab/>Allegheny</text:p>
            <text:p>Presiding Judge: Mark R. Hornak</text:p>
          </table:table-cell>
          <table:table-cell office:value-type="string">
            <text:p>http://triblive.com/neighborhoods/yourmckeesport/yourmckeesportmore/4183663-74/dog-leonard-suit#axzz2W8LzEIve</text:p>
          </table:table-cell>
          <table:table-cell office:value-type="string">
            <text:p>Zeus</text:p>
          </table:table-cell>
          <table:table-cell office:value-type="string">
            <text:p>James Carozza, Richard Lattanzi, Robert Hoffma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3">
          <table:table-cell office:value-type="float" office:value="1255">
            <text:p>1255</text:p>
          </table:table-cell>
          <table:table-cell office:value-type="string">
            <text:p>2004-05-13</text:p>
          </table:table-cell>
          <table:table-cell office:value-type="string">
            <text:p>California</text:p>
          </table:table-cell>
          <table:table-cell office:value-type="string">
            <text:p>Costa Mesa</text:p>
          </table:table-cell>
          <table:table-cell office:value-type="string">
            <text:p>Costa Mes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Shar Pei mix, 3</text:p>
          </table:table-cell>
          <table:table-cell office:value-type="string">
            <text:p>Costa Mesa officials have agreed to pay $225,000 to a local family to settle a lawsuit over the family&amp;#039;s dog, which was shot by police. Wendy-Jo Mansfield and her two sons, William Donald Holst and Cody Ryan Holst, all of Costa Mesa, sued the city after their pit bull was shot by police in 2004. The financial settlement was finalized Friday, according to a statement from Mansfield&amp;#039;s attorney, Jerry Steering. In Steering&amp;#039;s account of the May 2004 incident, Costa Mesa police shot the dog in Mansfield&amp;#039;s backyard after it approached an officer. Officers were in the yard looking for two of William Holst&amp;#039;s friends after they fled from officers attempting to give them tickets, according to Steering. ALTERNATE COVERAGE ( http://www.ocregister.com/articles/mansfield-41456-dog-officers.html ): Wendy-Jo Mansfield drove home from work nearly three years ago and discovered her two sons in handcuffs, her Shar-Pei-pit bull shot to death and police surrounding her home. &amp;quot;It reminded me of a war zone,&amp;quot; Mansfield said Thursday. After the shooting, Mansfield sued Costa Mesa, alleging that police were wrong to shoot her dog. On Wednesday, the city agreed to pay the family $225,000 to settle the case. The home tucked in a quiet cul-de-sac in a Costa Mesa neighborhood became a nightmare she&amp;#039;s hoping to move away from with the settlement money. Officers shot Paul on May 13, 2004, after they chased two boys through Mansfield&amp;#039;s back yard. The boys were friends with the family, and police said they had run away from officers who tried to cite them for riding bicycles without helmets. &amp;quot;The officers did absolutely nothing wrong,&amp;quot; said Harold Potter, the assistant city attorney. &amp;quot;Based on the circumstances of the case, we thought it was prudent to settle.&amp;quot; Potter declined to share the circumstances; however, he said that &amp;quot;the case was more complex than a dead dog.&amp;quot; Mansfield said her sons, Billy, then 18, and Cody, then 16, are still traumatized after watching an officer shoot their dog more than a dozen times. &amp;quot;They altered our lives,&amp;quot; Mansfield said. &amp;quot;They took my children&amp;#039;s childhoods.&amp;quot; Mansfield&amp;#039;s attorney, Jerry Steering, said Billy and Cody had begged the officers to allow them to put the dog away because they feared the police would get scared by Paul and shoot him. The police officers refused, according to Steering, and two officers jumped into the back yard after pointing a gun at Billy, telling him to freeze. Whether the dog attacked the officer or simply tried to smell him is unknown. What&amp;#039;s clear is that soon after, one officer shot the dog as Billy watched. &amp;quot;They came into our yards like terrorists,&amp;quot; Mansfield said. &amp;quot;I&amp;#039;m sure my dog felt that my sons were under attack.&amp;quot; She said suing the city was her only recourse. &amp;quot;They make you play in that money arena,&amp;quot; Mansfield said. &amp;quot;They never apologized or showed any remorse.&amp;quot; She said Paul, who was 3, was more than an animal who suffered from rickets after someone rescued him from a trash bin, he was a family member. Mansfield said her other dog, Kali, is still shaken from what happened. &amp;quot;She&amp;#039;s a little nervous if you come to the door in a dark-blue uniform,&amp;quot; Mansfield said. Mansfield hopes to settle in rural Northern California. She has no plans to adopt a new dog. &amp;quot;It&amp;#039;s bad enough to lose them to illness or old age, but to lose them like this?&amp;quot; LAWSUIT INFORMATION:</text:p>
            <text:p>Mansfield v. City of Costa Mesa, </text:p>
            <text:p>Case Number: SACV 05-133 CJC (RNBx) </text:p>
          </table:table-cell>
          <table:table-cell office:value-type="string">
            <text:p>http://articles.latimes.com/2006/sep/28/local/me-dogshot28</text:p>
          </table:table-cell>
          <table:table-cell office:value-type="string">
            <text:p>Paul</text:p>
          </table:table-cell>
          <table:table-cell office:value-type="string">
            <text:p>Eric Wisener, Jeff Graham</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24">
          <table:table-cell office:value-type="float" office:value="1256">
            <text:p>1256</text:p>
          </table:table-cell>
          <table:table-cell office:value-type="string">
            <text:p>1991-09-03</text:p>
          </table:table-cell>
          <table:table-cell office:value-type="string">
            <text:p>Virginia</text:p>
          </table:table-cell>
          <table:table-cell office:value-type="string">
            <text:p>Richmond</text:p>
          </table:table-cell>
          <table:table-cell office:value-type="string">
            <text:p>Richmond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Labrador and Great Dane mix, 11 yo</text:p>
          </table:table-cell>
          <table:table-cell office:value-type="string">
            <text:p>Champ was the kind of dog that might have looked menacing to anyone who didn&amp;#039;t know him: a mixed-breed Labrador and Great Dane with black-and-tan markings like a German shepherd. When two Richmond police officers with their guns drawn startled Champ from his favorite nap spot alongside his home on Reid Court seven years ago, they shot him dead -- a killing that a San Francisco federal jury agreed violated the dog owner&amp;#039;s rights to the tune of $255,000. &amp;quot;He was harmless,&amp;quot; said Champs&amp;#039; owner James Fuller of Richmond. &amp;quot;He was a big gentle thing. He&amp;#039;d never bitten anybody.&amp;quot; San Francisco civil rights lawyer Kirk Boyd argued that the killing of Champ was unconstitutional under the Fourth Amendment&amp;#039;s protection against illegal searches and seizures of personal property. &amp;quot;The dog was a personal effect,&amp;quot; Boyd said. Richmond police had entered Fuller&amp;#039;s side yard, where Champ was sleeping, with their guns drawn while searching for a suspect they believed to be hiding nearby. Police said Champ posed a threat and lunged through the air at them -- even after being shot in the chest the first time with a .357 Magnum. But Fuller and his son, who witnessed the shooting, say the dog never lunged at the officers but rather was fixed in a stare-down with them when he was shot the first time. &amp;quot;I told them, &amp;#039;Don&amp;#039;t shoot my dog -- I can control my dog,&amp;#039; &amp;quot; Fuller said. &amp;quot;One policeman ordered the other to shoot, and he shot my dog, and then he shot him again, and I couldn&amp;#039;t believe it. They had no right to do that.&amp;quot; Fuller said he would not have pursued legal action had the two officers involved in the shooting apologized to him and his family. Police Captain Bob Becker said the department is sorry the family lost its pet but also disappointed in the jury&amp;#039;s verdict. &amp;quot;I&amp;#039;ve never heard of a verdict where there were punitive damages awarded in a case involving the dispatching of an animal that&amp;#039;s charging an officer,&amp;quot; Becker said. During the two-week trial that ended December 18, testimony on behalf of Champ came from Fuller and some of his family, neighbors and friends and the dog&amp;#039;s veterinarian, who told the jury that the 11- year-old dog had severe arthritis and probably could not have lunged through the air as officers said. Mayor Rosemary Corbin said that as a dog owner she sympathizes with the Fuller family but cautioned that police must be allowed to do their jobs too. &amp;quot;In a police situation like that, where a decision has to be made in a split-second, it&amp;#039;s hard to second- guess afterwards,&amp;quot; Corbin said. Boyd, Fuller&amp;#039;s lawyer, said that to his knowledge, this was the first case that used the Fourth Amendment to compensate someone whose dog was shot by police. He said he believes that the city spent several hundred thousand dollars over the years to fight the case. &amp;quot;To me, that&amp;#039;s the shocking part of this case,&amp;quot; Boyd said. &amp;quot;I don&amp;#039;t believe the people in Richmond wanted their lawyers to spend hundreds of thousands of dollars trying to undermine constitutional rights.&amp;quot; </text:p>
            <text:p>Lawsuit Information: </text:p>
            <text:p>James FULLER, Sr.; James Fuller, Jr., et al., v. Officer VINES, et al.</text:p>
            <text:p>Case No. 93-15098.</text:p>
            <text:p>United States Court of Appeals, Ninth Circuit.</text:p>
            <text:p>Argued and Submitted June 17, 1994.</text:p>
            <text:p>Decided Sept. 16, 1994.</text:p>
            <text:p>Federal Court decision: http://njlaw.rutgers.edu/collections/resource.org/fed_reporter/F3/36/36.F3d.65.html</text:p>
            <text:p>NOT MENTIONED IN THE ARTICLE: The police threatened James Fuller by pointing a pistol at his head, cocking back the hammer, and telling him that he would be killed if he protested the murder of his dog: At approximately noon on September 3, 1991, police officers were investigating a matter when they passed by the Fullers&amp;#039; front yard. The Fullers were in the yard, along with their pet dog, &amp;quot;Champ.&amp;quot; The Fullers allege that, as the officers approached, Champ merely stood up from where he had been lying. The officers, on the other hand, contend that Champ charged them, barking and growling. James Fuller, Sr. contends that he pleaded with the officers not to shoot his dog and told them that he could control him. Nonetheless, the officers shot Champ twice, and Champ died shortly thereafter. After the shooting, James Jr. was upset and was &amp;quot;wrestled to the ground by his friend out of fear of further confrontation&amp;quot; with the officers. The Fullers allege that one of the officers then pointed his gun at James Jr.&amp;#039;s head, drew back the hammer, and threatened to kill him, despite the fact that James Jr. was a &amp;quot;considerable distance&amp;quot; from the officers. The officers contend that James Jr. charged at them, and that a weapon was pointed at him in order to subdue him. The confrontation ended without further incident. The Fullers filed suit in federal district court alleging that the shooting of Champ and the threat of force against James Jr. constituted violations of their civil rights pursuant to 42 U.S.C. Sec. 1983. The complaint alleged that the officers violated the Fullers&amp;#039; procedural and substantive due process rights. The complaint included claims against the City of Richmond for failure to properly train and supervise its officers. The complaint also asserted state law claims for negligent and intentional infliction of emotional distress, assault, and destruction of property. Based on the original complaint, the defendants moved for summary judgment. The Fullers filed an opposition to the summary judgment motion, including a motion for leave to amend their complaint. The proposed amendment would have added allegations that the officers unlawfully &amp;quot;seized&amp;quot; the Fullers&amp;#039; property when they killed Champ and unlawfully &amp;quot;seized&amp;quot; James Jr. when an officer pointed a gun at him, both in violation of the Fourth Amendment. The district court heard argument on the motions on October 16, 1992. On November 3, 1992, the court entered a memorandum opinion and order. In the order, the court granted the defendants&amp;#039; motion for summary judgment, finding as a matter of law that the Fullers could not establish that the officers&amp;#039; actions deprived them of any due process rights guaranteed by the Constitution. The court then dismissed the pendent state law claims. The district court also denied the motion to amend, finding that the proposed amendment would not cure the deficiencies in the complaint. The Fullers then moved for reconsideration under Fed.R.Civ.P. 60(b) claiming that the court should address their Fourth Amendment seizure claims. The court denied the motion under Rule 60 stating that the Fullers failed to plead a cause of action under the Fourth Amendment in their original complaint.</text:p>
            <text:p>ALTERNATE ACCOUNT INCLUDING OFFICERS&amp;#039; NAMES: http://news.google.com/newspapers?nid=1310&amp;amp;dat=19981231&amp;amp;id=JldWAAAAIBAJ&amp;amp;sjid=oOsDAAAAIBAJ&amp;amp;pg=4856,8256662</text:p>
          </table:table-cell>
          <table:table-cell office:value-type="string">
            <text:p>http://www.sfgate.com/bayarea/article/Federal-Jury-Awards-Richmond-Owner-of-Slain-Dog-2970304.php</text:p>
          </table:table-cell>
          <table:table-cell office:value-type="string">
            <text:p>Champ,</text:p>
          </table:table-cell>
          <table:table-cell office:value-type="string">
            <text:p>Keith Vines, Unknown Second Cop</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3" office:value-type="float" office:value="2">
            <text:p>2</text:p>
          </table:table-cell>
          <table:table-cell office:value-type="float" office:value="1">
            <text:p>1</text:p>
          </table:table-cell>
          <table:table-cell office:value-type="float" office:value="0">
            <text:p>0</text:p>
          </table:table-cell>
        </table:table-row>
        <table:table-row table:style-name="ro1">
          <table:table-cell office:value-type="float" office:value="1257">
            <text:p>1257</text:p>
          </table:table-cell>
          <table:table-cell office:value-type="string">
            <text:p>2012-11-16</text:p>
          </table:table-cell>
          <table:table-cell office:value-type="string">
            <text:p>New Jersey</text:p>
          </table:table-cell>
          <table:table-cell office:value-type="string">
            <text:p>Trenton</text:p>
          </table:table-cell>
          <table:table-cell office:value-type="string">
            <text:p>Tren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gun-toting man who threatened police officers for killing his pit bull was caught Monday after officers responded to a burglary call, police said. Police said Amir Glover, 22, had threatened Detective Jason Astbury and his supervisor Sgt. Tony Manzo in the death of the animal. Astbury had shot the dog after it was thrown at him by at-large suspect Tony Butler in an incident Friday night at West Hanover Street. On Monday night, police responded to a burglary in progress call on the 400 block of West Hanover and found Glover by chance. &amp;ldquo;We went to stop him and he took off running,&amp;rdquo; Sgt. Brian Cipoloni said. Officer Edward Leopardi, who was working with his K-9 partner Stryder, pursued Glover on foot down West Hanover. Glover was able to cross the canal over a bridge, and was crouching by a tin shed when Leopardi spotted him with the aid of a flashlight. Glover, who was armed, threw away his gun, which bounced off a tree in mid-flight and fell in the shallow end of the water, Cipoloni said. The foot chase continued, and Glover was finally captured on the first block of Camden Street. The Trenton Fire Department put its dive team in the canal Tuesday morning and was able to recover the .38 caliber snub-nose revolver Glover had thrown in, Cipoloni said. Glover was charged with unlawful possession of a weapon, improper behavior, obstructing the administration of law, and resisting arrest.</text:p>
          </table:table-cell>
          <table:table-cell office:value-type="string">
            <text:p>http://www.nj.com/mercer/index.ssf/2012/11/trenton_police_arrest_man_who.html</text:p>
          </table:table-cell>
          <table:table-cell office:value-type="string">
            <text:p>Unknown</text:p>
          </table:table-cell>
          <table:table-cell office:value-type="string">
            <text:p>Detective Jason Astbury, Sgt Tony Manzo</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Not Sure</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58">
            <text:p>1258</text:p>
          </table:table-cell>
          <table:table-cell office:value-type="string">
            <text:p>2014-12-15</text:p>
          </table:table-cell>
          <table:table-cell office:value-type="string">
            <text:p>Ohio</text:p>
          </table:table-cell>
          <table:table-cell office:value-type="string">
            <text:p>Bryan</text:p>
          </table:table-cell>
          <table:table-cell office:value-type="string">
            <text:p>Bryan Police Department, Williams County Sheriff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Bryan police officers and Williams County Sheriff&amp;rsquo;s deputies converged at East Butler and South Emmett Streets Monday afternoon in response to a vicious dog complaint. The animal was dispatched at the scene, Bryan Police Chief Mike Willis said.</text:p>
          </table:table-cell>
          <table:table-cell office:value-type="string">
            <text:p>http://bryantimes.com/image_b57b7a83-6c80-5715-ab96-07d97b2203aa.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8">12/18/2014</text:date>, <text:time>11:16: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411" meta:object-count="0"/>
    <meta:generator>OpenOffice/4.1.1$Win32 OpenOffice.org_project/411m6$Build-9775</meta:generator>
  </office:meta>
</office:document-meta>
</file>